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1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59.71pt"/>
    </style:style>
    <style:style style:name="co5" style:family="table-column">
      <style:table-column-properties fo:break-before="auto" style:column-width="315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ll_BP_loadings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erm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</table:table-row>
        <table:table-row table:style-name="ro1">
          <table:table-cell office:value-type="string" calcext:value-type="string">
            <text:p>GO_0043087</text:p>
          </table:table-cell>
          <table:table-cell office:value-type="float" office:value="-0.207434076967852" calcext:value-type="float">
            <text:p>-0.207434077</text:p>
          </table:table-cell>
          <table:table-cell office:value-type="float" office:value="-0.0470081171931645" calcext:value-type="float">
            <text:p>-0.0470081172</text:p>
          </table:table-cell>
        </table:table-row>
        <table:table-row table:style-name="ro1">
          <table:table-cell office:value-type="string" calcext:value-type="string">
            <text:p>GO_0009307</text:p>
          </table:table-cell>
          <table:table-cell office:value-type="float" office:value="0.193647372610221" calcext:value-type="float">
            <text:p>0.1936473726</text:p>
          </table:table-cell>
          <table:table-cell office:value-type="float" office:value="-0.0130910362704643" calcext:value-type="float">
            <text:p>-0.0130910363</text:p>
          </table:table-cell>
        </table:table-row>
        <table:table-row table:style-name="ro1">
          <table:table-cell office:value-type="string" calcext:value-type="string">
            <text:p>GO_0006571</text:p>
          </table:table-cell>
          <table:table-cell office:value-type="float" office:value="0.158692842627531" calcext:value-type="float">
            <text:p>0.1586928426</text:p>
          </table:table-cell>
          <table:table-cell office:value-type="float" office:value="-0.00227040310184135" calcext:value-type="float">
            <text:p>-0.0022704031</text:p>
          </table:table-cell>
        </table:table-row>
        <table:table-row table:style-name="ro1">
          <table:table-cell office:value-type="string" calcext:value-type="string">
            <text:p>GO_0034314</text:p>
          </table:table-cell>
          <table:table-cell office:value-type="float" office:value="-0.252849311679516" calcext:value-type="float">
            <text:p>-0.2528493117</text:p>
          </table:table-cell>
          <table:table-cell office:value-type="float" office:value="0.010126252219727" calcext:value-type="float">
            <text:p>0.0101262522</text:p>
          </table:table-cell>
        </table:table-row>
        <table:table-row table:style-name="ro1">
          <table:table-cell office:value-type="string" calcext:value-type="string">
            <text:p>GO_0000105</text:p>
          </table:table-cell>
          <table:table-cell office:value-type="float" office:value="0.147969094135593" calcext:value-type="float">
            <text:p>0.1479690941</text:p>
          </table:table-cell>
          <table:table-cell office:value-type="float" office:value="-0.00360584618638813" calcext:value-type="float">
            <text:p>-0.0036058462</text:p>
          </table:table-cell>
        </table:table-row>
        <table:table-row table:style-name="ro1">
          <table:table-cell office:value-type="string" calcext:value-type="string">
            <text:p>GO_0010833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</table:table-row>
        <table:table-row table:style-name="ro1">
          <table:table-cell office:value-type="string" calcext:value-type="string">
            <text:p>GO_0043461</text:p>
          </table:table-cell>
          <table:table-cell office:value-type="float" office:value="0.196246470786725" calcext:value-type="float">
            <text:p>0.1962464708</text:p>
          </table:table-cell>
          <table:table-cell office:value-type="float" office:value="-0.0350061887576249" calcext:value-type="float">
            <text:p>-0.0350061888</text:p>
          </table:table-cell>
        </table:table-row>
        <table:table-row table:style-name="ro1">
          <table:table-cell office:value-type="string" calcext:value-type="string">
            <text:p>GO_0006376</text:p>
          </table:table-cell>
          <table:table-cell office:value-type="float" office:value="-0.258507998674351" calcext:value-type="float">
            <text:p>-0.2585079987</text:p>
          </table:table-cell>
          <table:table-cell office:value-type="float" office:value="-0.097416955007513" calcext:value-type="float">
            <text:p>-0.097416955</text:p>
          </table:table-cell>
        </table:table-row>
        <table:table-row table:style-name="ro1">
          <table:table-cell office:value-type="string" calcext:value-type="string">
            <text:p>GO_0006631</text:p>
          </table:table-cell>
          <table:table-cell office:value-type="float" office:value="0.11936091244601" calcext:value-type="float">
            <text:p>0.1193609124</text:p>
          </table:table-cell>
          <table:table-cell office:value-type="float" office:value="-0.0134582312680844" calcext:value-type="float">
            <text:p>-0.0134582313</text:p>
          </table:table-cell>
        </table:table-row>
        <table:table-row table:style-name="ro1">
          <table:table-cell office:value-type="string" calcext:value-type="string">
            <text:p>GO_0000122</text:p>
          </table:table-cell>
          <table:table-cell office:value-type="float" office:value="-0.150734748225001" calcext:value-type="float">
            <text:p>-0.1507347482</text:p>
          </table:table-cell>
          <table:table-cell office:value-type="float" office:value="-0.0867632975843771" calcext:value-type="float">
            <text:p>-0.0867632976</text:p>
          </table:table-cell>
        </table:table-row>
        <table:table-row table:style-name="ro1">
          <table:table-cell office:value-type="string" calcext:value-type="string">
            <text:p>GO_0009395</text:p>
          </table:table-cell>
          <table:table-cell office:value-type="float" office:value="-0.090535584168494" calcext:value-type="float">
            <text:p>-0.0905355842</text:p>
          </table:table-cell>
          <table:table-cell office:value-type="float" office:value="-0.146032357390633" calcext:value-type="float">
            <text:p>-0.1460323574</text:p>
          </table:table-cell>
        </table:table-row>
        <table:table-row table:style-name="ro1">
          <table:table-cell office:value-type="string" calcext:value-type="string">
            <text:p>GO_0051726</text:p>
          </table:table-cell>
          <table:table-cell office:value-type="float" office:value="-0.248895997563002" calcext:value-type="float">
            <text:p>-0.2488959976</text:p>
          </table:table-cell>
          <table:table-cell office:value-type="float" office:value="-0.192388812618358" calcext:value-type="float">
            <text:p>-0.1923888126</text:p>
          </table:table-cell>
        </table:table-row>
        <table:table-row table:style-name="ro1">
          <table:table-cell office:value-type="string" calcext:value-type="string">
            <text:p>GO_0016226</text:p>
          </table:table-cell>
          <table:table-cell office:value-type="float" office:value="0.0515800115008207" calcext:value-type="float">
            <text:p>0.0515800115</text:p>
          </table:table-cell>
          <table:table-cell office:value-type="float" office:value="0.0454502246162556" calcext:value-type="float">
            <text:p>0.0454502246</text:p>
          </table:table-cell>
        </table:table-row>
        <table:table-row table:style-name="ro1">
          <table:table-cell office:value-type="string" calcext:value-type="string">
            <text:p>GO_0043419</text:p>
          </table:table-cell>
          <table:table-cell office:value-type="float" office:value="0.152599507711148" calcext:value-type="float">
            <text:p>0.1525995077</text:p>
          </table:table-cell>
          <table:table-cell office:value-type="float" office:value="0.00874975711293926" calcext:value-type="float">
            <text:p>0.0087497571</text:p>
          </table:table-cell>
        </table:table-row>
        <table:table-row table:style-name="ro1">
          <table:table-cell office:value-type="string" calcext:value-type="string">
            <text:p>GO_0045132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</table:table-row>
        <table:table-row table:style-name="ro1">
          <table:table-cell office:value-type="string" calcext:value-type="string">
            <text:p>GO_0019402</text:p>
          </table:table-cell>
          <table:table-cell office:value-type="float" office:value="0.0832164739428086" calcext:value-type="float">
            <text:p>0.0832164739</text:p>
          </table:table-cell>
          <table:table-cell office:value-type="float" office:value="0.0501065422145505" calcext:value-type="float">
            <text:p>0.0501065422</text:p>
          </table:table-cell>
        </table:table-row>
        <table:table-row table:style-name="ro1">
          <table:table-cell office:value-type="string" calcext:value-type="string">
            <text:p>GO_0009847</text:p>
          </table:table-cell>
          <table:table-cell office:value-type="float" office:value="0.0650566388406814" calcext:value-type="float">
            <text:p>0.0650566388</text:p>
          </table:table-cell>
          <table:table-cell office:value-type="float" office:value="-0.00447501906766464" calcext:value-type="float">
            <text:p>-0.0044750191</text:p>
          </table:table-cell>
        </table:table-row>
        <table:table-row table:style-name="ro1">
          <table:table-cell office:value-type="string" calcext:value-type="string">
            <text:p>GO_0009228</text:p>
          </table:table-cell>
          <table:table-cell office:value-type="float" office:value="0.121053241815314" calcext:value-type="float">
            <text:p>0.1210532418</text:p>
          </table:table-cell>
          <table:table-cell office:value-type="float" office:value="0.00422228328652734" calcext:value-type="float">
            <text:p>0.0042222833</text:p>
          </table:table-cell>
        </table:table-row>
        <table:table-row table:style-name="ro1">
          <table:table-cell office:value-type="string" calcext:value-type="string">
            <text:p>GO_0098655</text:p>
          </table:table-cell>
          <table:table-cell office:value-type="float" office:value="-0.253677856782035" calcext:value-type="float">
            <text:p>-0.2536778568</text:p>
          </table:table-cell>
          <table:table-cell office:value-type="float" office:value="-0.223124553880406" calcext:value-type="float">
            <text:p>-0.2231245539</text:p>
          </table:table-cell>
        </table:table-row>
        <table:table-row table:style-name="ro1">
          <table:table-cell office:value-type="string" calcext:value-type="string">
            <text:p>GO_0009113</text:p>
          </table:table-cell>
          <table:table-cell office:value-type="float" office:value="0.171918122656816" calcext:value-type="float">
            <text:p>0.1719181227</text:p>
          </table:table-cell>
          <table:table-cell office:value-type="float" office:value="-0.0100068130200774" calcext:value-type="float">
            <text:p>-0.010006813</text:p>
          </table:table-cell>
        </table:table-row>
        <table:table-row table:style-name="ro1">
          <table:table-cell office:value-type="string" calcext:value-type="string">
            <text:p>GO_0016117</text:p>
          </table:table-cell>
          <table:table-cell office:value-type="float" office:value="0.0349866841125915" calcext:value-type="float">
            <text:p>0.0349866841</text:p>
          </table:table-cell>
          <table:table-cell office:value-type="float" office:value="0.050709707201189" calcext:value-type="float">
            <text:p>0.0507097072</text:p>
          </table:table-cell>
        </table:table-row>
        <table:table-row table:style-name="ro1">
          <table:table-cell office:value-type="string" calcext:value-type="string">
            <text:p>GO_0039694</text:p>
          </table:table-cell>
          <table:table-cell office:value-type="float" office:value="-0.264758747337102" calcext:value-type="float">
            <text:p>-0.2647587473</text:p>
          </table:table-cell>
          <table:table-cell office:value-type="float" office:value="0.0340172934620048" calcext:value-type="float">
            <text:p>0.0340172935</text:p>
          </table:table-cell>
        </table:table-row>
        <table:table-row table:style-name="ro1">
          <table:table-cell office:value-type="string" calcext:value-type="string">
            <text:p>GO_0032775</text:p>
          </table:table-cell>
          <table:table-cell office:value-type="float" office:value="0.200699713180743" calcext:value-type="float">
            <text:p>0.2006997132</text:p>
          </table:table-cell>
          <table:table-cell office:value-type="float" office:value="-0.0119519492514416" calcext:value-type="float">
            <text:p>-0.0119519493</text:p>
          </table:table-cell>
        </table:table-row>
        <table:table-row table:style-name="ro1">
          <table:table-cell office:value-type="string" calcext:value-type="string">
            <text:p>GO_0006182</text:p>
          </table:table-cell>
          <table:table-cell office:value-type="float" office:value="0.114925173250362" calcext:value-type="float">
            <text:p>0.1149251733</text:p>
          </table:table-cell>
          <table:table-cell office:value-type="float" office:value="-0.0332904681336129" calcext:value-type="float">
            <text:p>-0.0332904681</text:p>
          </table:table-cell>
        </table:table-row>
        <table:table-row table:style-name="ro1">
          <table:table-cell office:value-type="string" calcext:value-type="string">
            <text:p>GO_0042256</text:p>
          </table:table-cell>
          <table:table-cell office:value-type="float" office:value="0.0565595065714217" calcext:value-type="float">
            <text:p>0.0565595066</text:p>
          </table:table-cell>
          <table:table-cell office:value-type="float" office:value="-0.0234664781519818" calcext:value-type="float">
            <text:p>-0.0234664782</text:p>
          </table:table-cell>
        </table:table-row>
        <table:table-row table:style-name="ro1">
          <table:table-cell office:value-type="string" calcext:value-type="string">
            <text:p>GO_0042246</text:p>
          </table:table-cell>
          <table:table-cell office:value-type="float" office:value="-0.161782573276248" calcext:value-type="float">
            <text:p>-0.1617825733</text:p>
          </table:table-cell>
          <table:table-cell office:value-type="float" office:value="-0.042336321215484" calcext:value-type="float">
            <text:p>-0.0423363212</text:p>
          </table:table-cell>
        </table:table-row>
        <table:table-row table:style-name="ro1">
          <table:table-cell office:value-type="string" calcext:value-type="string">
            <text:p>GO_0006505</text:p>
          </table:table-cell>
          <table:table-cell office:value-type="float" office:value="0.147858295778949" calcext:value-type="float">
            <text:p>0.1478582958</text:p>
          </table:table-cell>
          <table:table-cell office:value-type="float" office:value="-0.0191152713410596" calcext:value-type="float">
            <text:p>-0.0191152713</text:p>
          </table:table-cell>
        </table:table-row>
        <table:table-row table:style-name="ro1">
          <table:table-cell office:value-type="string" calcext:value-type="string">
            <text:p>GO_0006402</text:p>
          </table:table-cell>
          <table:table-cell office:value-type="float" office:value="-0.091735570308238" calcext:value-type="float">
            <text:p>-0.0917355703</text:p>
          </table:table-cell>
          <table:table-cell office:value-type="float" office:value="0.051032590823743" calcext:value-type="float">
            <text:p>0.0510325908</text:p>
          </table:table-cell>
        </table:table-row>
        <table:table-row table:style-name="ro1">
          <table:table-cell office:value-type="string" calcext:value-type="string">
            <text:p>GO_0019363</text:p>
          </table:table-cell>
          <table:table-cell office:value-type="float" office:value="0.210517147156371" calcext:value-type="float">
            <text:p>0.2105171472</text:p>
          </table:table-cell>
          <table:table-cell office:value-type="float" office:value="-0.016322801649025" calcext:value-type="float">
            <text:p>-0.0163228016</text:p>
          </table:table-cell>
        </table:table-row>
        <table:table-row table:style-name="ro1">
          <table:table-cell office:value-type="string" calcext:value-type="string">
            <text:p>GO_0006904</text:p>
          </table:table-cell>
          <table:table-cell office:value-type="float" office:value="-0.15550624859837" calcext:value-type="float">
            <text:p>-0.1555062486</text:p>
          </table:table-cell>
          <table:table-cell office:value-type="float" office:value="-0.0226919260659153" calcext:value-type="float">
            <text:p>-0.0226919261</text:p>
          </table:table-cell>
        </table:table-row>
        <table:table-row table:style-name="ro1">
          <table:table-cell office:value-type="string" calcext:value-type="string">
            <text:p>GO_0019634</text:p>
          </table:table-cell>
          <table:table-cell office:value-type="float" office:value="0.163598493099386" calcext:value-type="float">
            <text:p>0.1635984931</text:p>
          </table:table-cell>
          <table:table-cell office:value-type="float" office:value="0.000202219805500397" calcext:value-type="float">
            <text:p>0.0002022198</text:p>
          </table:table-cell>
        </table:table-row>
        <table:table-row table:style-name="ro1">
          <table:table-cell office:value-type="string" calcext:value-type="string">
            <text:p>GO_0006004</text:p>
          </table:table-cell>
          <table:table-cell office:value-type="float" office:value="0.0354117044458644" calcext:value-type="float">
            <text:p>0.0354117044</text:p>
          </table:table-cell>
          <table:table-cell office:value-type="float" office:value="0.00919913245657999" calcext:value-type="float">
            <text:p>0.0091991325</text:p>
          </table:table-cell>
        </table:table-row>
        <table:table-row table:style-name="ro1">
          <table:table-cell office:value-type="string" calcext:value-type="string">
            <text:p>GO_0000001</text:p>
          </table:table-cell>
          <table:table-cell office:value-type="float" office:value="0.0671967033310343" calcext:value-type="float">
            <text:p>0.0671967033</text:p>
          </table:table-cell>
          <table:table-cell office:value-type="float" office:value="-0.186401789845544" calcext:value-type="float">
            <text:p>-0.1864017898</text:p>
          </table:table-cell>
        </table:table-row>
        <table:table-row table:style-name="ro1">
          <table:table-cell office:value-type="string" calcext:value-type="string">
            <text:p>GO_0051304</text:p>
          </table:table-cell>
          <table:table-cell office:value-type="float" office:value="0.162805754372141" calcext:value-type="float">
            <text:p>0.1628057544</text:p>
          </table:table-cell>
          <table:table-cell office:value-type="float" office:value="-0.00743077296169422" calcext:value-type="float">
            <text:p>-0.007430773</text:p>
          </table:table-cell>
        </table:table-row>
        <table:table-row table:style-name="ro1">
          <table:table-cell office:value-type="string" calcext:value-type="string">
            <text:p>GO_0006820</text:p>
          </table:table-cell>
          <table:table-cell office:value-type="float" office:value="-0.195861822389365" calcext:value-type="float">
            <text:p>-0.1958618224</text:p>
          </table:table-cell>
          <table:table-cell office:value-type="float" office:value="-0.0286232069934685" calcext:value-type="float">
            <text:p>-0.028623207</text:p>
          </table:table-cell>
        </table:table-row>
        <table:table-row table:style-name="ro1">
          <table:table-cell office:value-type="string" calcext:value-type="string">
            <text:p>GO_0006031</text:p>
          </table:table-cell>
          <table:table-cell office:value-type="float" office:value="0.0791978139091981" calcext:value-type="float">
            <text:p>0.0791978139</text:p>
          </table:table-cell>
          <table:table-cell office:value-type="float" office:value="0.081720307390808" calcext:value-type="float">
            <text:p>0.0817203074</text:p>
          </table:table-cell>
        </table:table-row>
        <table:table-row table:style-name="ro1">
          <table:table-cell office:value-type="string" calcext:value-type="string">
            <text:p>GO_0032784</text:p>
          </table:table-cell>
          <table:table-cell office:value-type="float" office:value="0.131115959007166" calcext:value-type="float">
            <text:p>0.131115959</text:p>
          </table:table-cell>
          <table:table-cell office:value-type="float" office:value="0.00460423565253297" calcext:value-type="float">
            <text:p>0.0046042357</text:p>
          </table:table-cell>
        </table:table-row>
        <table:table-row table:style-name="ro1">
          <table:table-cell office:value-type="string" calcext:value-type="string">
            <text:p>GO_0006334</text:p>
          </table:table-cell>
          <table:table-cell office:value-type="float" office:value="-0.266476326748079" calcext:value-type="float">
            <text:p>-0.2664763267</text:p>
          </table:table-cell>
          <table:table-cell office:value-type="float" office:value="-0.0852838836139246" calcext:value-type="float">
            <text:p>-0.0852838836</text:p>
          </table:table-cell>
        </table:table-row>
        <table:table-row table:style-name="ro1">
          <table:table-cell office:value-type="string" calcext:value-type="string">
            <text:p>GO_0006359</text:p>
          </table:table-cell>
          <table:table-cell office:value-type="float" office:value="-0.176412595813054" calcext:value-type="float">
            <text:p>-0.1764125958</text:p>
          </table:table-cell>
          <table:table-cell office:value-type="float" office:value="-0.225552240051243" calcext:value-type="float">
            <text:p>-0.2255522401</text:p>
          </table:table-cell>
        </table:table-row>
        <table:table-row table:style-name="ro1">
          <table:table-cell office:value-type="string" calcext:value-type="string">
            <text:p>GO_0006817</text:p>
          </table:table-cell>
          <table:table-cell office:value-type="float" office:value="0.0680609102773675" calcext:value-type="float">
            <text:p>0.0680609103</text:p>
          </table:table-cell>
          <table:table-cell office:value-type="float" office:value="-0.0409139138818057" calcext:value-type="float">
            <text:p>-0.0409139139</text:p>
          </table:table-cell>
        </table:table-row>
        <table:table-row table:style-name="ro1">
          <table:table-cell office:value-type="string" calcext:value-type="string">
            <text:p>GO_0010468</text:p>
          </table:table-cell>
          <table:table-cell office:value-type="float" office:value="0.211293984392382" calcext:value-type="float">
            <text:p>0.2112939844</text:p>
          </table:table-cell>
          <table:table-cell office:value-type="float" office:value="-0.00390748542984075" calcext:value-type="float">
            <text:p>-0.0039074854</text:p>
          </table:table-cell>
        </table:table-row>
        <table:table-row table:style-name="ro1">
          <table:table-cell office:value-type="string" calcext:value-type="string">
            <text:p>GO_0006537</text:p>
          </table:table-cell>
          <table:table-cell office:value-type="float" office:value="0.151286517953516" calcext:value-type="float">
            <text:p>0.151286518</text:p>
          </table:table-cell>
          <table:table-cell office:value-type="float" office:value="-0.00440581485480549" calcext:value-type="float">
            <text:p>-0.0044058149</text:p>
          </table:table-cell>
        </table:table-row>
        <table:table-row table:style-name="ro1">
          <table:table-cell office:value-type="string" calcext:value-type="string">
            <text:p>GO_0019079</text:p>
          </table:table-cell>
          <table:table-cell office:value-type="float" office:value="-0.269573314626731" calcext:value-type="float">
            <text:p>-0.2695733146</text:p>
          </table:table-cell>
          <table:table-cell office:value-type="float" office:value="0.0116196858617343" calcext:value-type="float">
            <text:p>0.0116196859</text:p>
          </table:table-cell>
        </table:table-row>
        <table:table-row table:style-name="ro1">
          <table:table-cell office:value-type="string" calcext:value-type="string">
            <text:p>GO_0043547</text:p>
          </table:table-cell>
          <table:table-cell office:value-type="float" office:value="-0.0154060054414651" calcext:value-type="float">
            <text:p>-0.0154060054</text:p>
          </table:table-cell>
          <table:table-cell office:value-type="float" office:value="-0.0616946734110482" calcext:value-type="float">
            <text:p>-0.0616946734</text:p>
          </table:table-cell>
        </table:table-row>
        <table:table-row table:style-name="ro1">
          <table:table-cell office:value-type="string" calcext:value-type="string">
            <text:p>GO_0006024</text:p>
          </table:table-cell>
          <table:table-cell office:value-type="float" office:value="-0.134241809129676" calcext:value-type="float">
            <text:p>-0.1342418091</text:p>
          </table:table-cell>
          <table:table-cell office:value-type="float" office:value="-0.100567460206034" calcext:value-type="float">
            <text:p>-0.1005674602</text:p>
          </table:table-cell>
        </table:table-row>
        <table:table-row table:style-name="ro1">
          <table:table-cell office:value-type="string" calcext:value-type="string">
            <text:p>GO_0016480</text:p>
          </table:table-cell>
          <table:table-cell office:value-type="float" office:value="-0.232955216026257" calcext:value-type="float">
            <text:p>-0.232955216</text:p>
          </table:table-cell>
          <table:table-cell office:value-type="float" office:value="-0.140131090013192" calcext:value-type="float">
            <text:p>-0.14013109</text:p>
          </table:table-cell>
        </table:table-row>
        <table:table-row table:style-name="ro1">
          <table:table-cell office:value-type="string" calcext:value-type="string">
            <text:p>GO_0042981</text:p>
          </table:table-cell>
          <table:table-cell office:value-type="float" office:value="-0.229398654405126" calcext:value-type="float">
            <text:p>-0.2293986544</text:p>
          </table:table-cell>
          <table:table-cell office:value-type="float" office:value="-0.0830267140352884" calcext:value-type="float">
            <text:p>-0.083026714</text:p>
          </table:table-cell>
        </table:table-row>
        <table:table-row table:style-name="ro1">
          <table:table-cell office:value-type="string" calcext:value-type="string">
            <text:p>GO_0006809</text:p>
          </table:table-cell>
          <table:table-cell office:value-type="float" office:value="-0.228684990742842" calcext:value-type="float">
            <text:p>-0.2286849907</text:p>
          </table:table-cell>
          <table:table-cell office:value-type="float" office:value="-0.0180539798755909" calcext:value-type="float">
            <text:p>-0.0180539799</text:p>
          </table:table-cell>
        </table:table-row>
        <table:table-row table:style-name="ro1">
          <table:table-cell office:value-type="string" calcext:value-type="string">
            <text:p>GO_0019684</text:p>
          </table:table-cell>
          <table:table-cell office:value-type="float" office:value="-0.268950491236054" calcext:value-type="float">
            <text:p>-0.2689504912</text:p>
          </table:table-cell>
          <table:table-cell office:value-type="float" office:value="0.0247794112371765" calcext:value-type="float">
            <text:p>0.0247794112</text:p>
          </table:table-cell>
        </table:table-row>
        <table:table-row table:style-name="ro1">
          <table:table-cell office:value-type="string" calcext:value-type="string">
            <text:p>GO_0032259</text:p>
          </table:table-cell>
          <table:table-cell office:value-type="float" office:value="0.140978759141745" calcext:value-type="float">
            <text:p>0.1409787591</text:p>
          </table:table-cell>
          <table:table-cell office:value-type="float" office:value="-0.00837682001685315" calcext:value-type="float">
            <text:p>-0.00837682</text:p>
          </table:table-cell>
        </table:table-row>
        <table:table-row table:style-name="ro1">
          <table:table-cell office:value-type="string" calcext:value-type="string">
            <text:p>GO_0017000</text:p>
          </table:table-cell>
          <table:table-cell office:value-type="float" office:value="0.179680001340467" calcext:value-type="float">
            <text:p>0.1796800013</text:p>
          </table:table-cell>
          <table:table-cell office:value-type="float" office:value="-0.0156239182738529" calcext:value-type="float">
            <text:p>-0.0156239183</text:p>
          </table:table-cell>
        </table:table-row>
        <table:table-row table:style-name="ro1">
          <table:table-cell office:value-type="string" calcext:value-type="string">
            <text:p>GO_0015833</text:p>
          </table:table-cell>
          <table:table-cell office:value-type="float" office:value="0.150007985172267" calcext:value-type="float">
            <text:p>0.1500079852</text:p>
          </table:table-cell>
          <table:table-cell office:value-type="float" office:value="-0.00517175978273574" calcext:value-type="float">
            <text:p>-0.0051717598</text:p>
          </table:table-cell>
        </table:table-row>
        <table:table-row table:style-name="ro1">
          <table:table-cell office:value-type="string" calcext:value-type="string">
            <text:p>GO_0015740</text:p>
          </table:table-cell>
          <table:table-cell office:value-type="float" office:value="-0.0346996840475494" calcext:value-type="float">
            <text:p>-0.034699684</text:p>
          </table:table-cell>
          <table:table-cell office:value-type="float" office:value="0.145333403936413" calcext:value-type="float">
            <text:p>0.1453334039</text:p>
          </table:table-cell>
        </table:table-row>
        <table:table-row table:style-name="ro1">
          <table:table-cell office:value-type="string" calcext:value-type="string">
            <text:p>GO_0006810</text:p>
          </table:table-cell>
          <table:table-cell office:value-type="float" office:value="0.0979931158130043" calcext:value-type="float">
            <text:p>0.0979931158</text:p>
          </table:table-cell>
          <table:table-cell office:value-type="float" office:value="0.00365324127023269" calcext:value-type="float">
            <text:p>0.0036532413</text:p>
          </table:table-cell>
        </table:table-row>
        <table:table-row table:style-name="ro1">
          <table:table-cell office:value-type="string" calcext:value-type="string">
            <text:p>GO_0000103</text:p>
          </table:table-cell>
          <table:table-cell office:value-type="float" office:value="0.0975262725005114" calcext:value-type="float">
            <text:p>0.0975262725</text:p>
          </table:table-cell>
          <table:table-cell office:value-type="float" office:value="0.00517831669818871" calcext:value-type="float">
            <text:p>0.0051783167</text:p>
          </table:table-cell>
        </table:table-row>
        <table:table-row table:style-name="ro1">
          <table:table-cell office:value-type="string" calcext:value-type="string">
            <text:p>GO_0032297</text:p>
          </table:table-cell>
          <table:table-cell office:value-type="float" office:value="-0.225434289974707" calcext:value-type="float">
            <text:p>-0.22543429</text:p>
          </table:table-cell>
          <table:table-cell office:value-type="float" office:value="-0.0624651213128884" calcext:value-type="float">
            <text:p>-0.0624651213</text:p>
          </table:table-cell>
        </table:table-row>
        <table:table-row table:style-name="ro1">
          <table:table-cell office:value-type="string" calcext:value-type="string">
            <text:p>GO_0046677</text:p>
          </table:table-cell>
          <table:table-cell office:value-type="float" office:value="0.0470406968804291" calcext:value-type="float">
            <text:p>0.0470406969</text:p>
          </table:table-cell>
          <table:table-cell office:value-type="float" office:value="-0.0473111549032221" calcext:value-type="float">
            <text:p>-0.0473111549</text:p>
          </table:table-cell>
        </table:table-row>
        <table:table-row table:style-name="ro1">
          <table:table-cell office:value-type="string" calcext:value-type="string">
            <text:p>GO_0006897</text:p>
          </table:table-cell>
          <table:table-cell office:value-type="float" office:value="-0.217112834587848" calcext:value-type="float">
            <text:p>-0.2171128346</text:p>
          </table:table-cell>
          <table:table-cell office:value-type="float" office:value="0.104831938457876" calcext:value-type="float">
            <text:p>0.1048319385</text:p>
          </table:table-cell>
        </table:table-row>
        <table:table-row table:style-name="ro1">
          <table:table-cell office:value-type="string" calcext:value-type="string">
            <text:p>GO_0000921</text:p>
          </table:table-cell>
          <table:table-cell office:value-type="float" office:value="0.235666904111588" calcext:value-type="float">
            <text:p>0.2356669041</text:p>
          </table:table-cell>
          <table:table-cell office:value-type="float" office:value="-0.0268708229138585" calcext:value-type="float">
            <text:p>-0.0268708229</text:p>
          </table:table-cell>
        </table:table-row>
        <table:table-row table:style-name="ro1">
          <table:table-cell office:value-type="string" calcext:value-type="string">
            <text:p>GO_0000917</text:p>
          </table:table-cell>
          <table:table-cell office:value-type="float" office:value="0.133757034749366" calcext:value-type="float">
            <text:p>0.1337570347</text:p>
          </table:table-cell>
          <table:table-cell office:value-type="float" office:value="0.00689225276356221" calcext:value-type="float">
            <text:p>0.0068922528</text:p>
          </table:table-cell>
        </table:table-row>
        <table:table-row table:style-name="ro1">
          <table:table-cell office:value-type="string" calcext:value-type="string">
            <text:p>GO_0010508</text:p>
          </table:table-cell>
          <table:table-cell office:value-type="float" office:value="-0.00919630027954495" calcext:value-type="float">
            <text:p>-0.0091963003</text:p>
          </table:table-cell>
          <table:table-cell office:value-type="float" office:value="0.13487412001392" calcext:value-type="float">
            <text:p>0.13487412</text:p>
          </table:table-cell>
        </table:table-row>
        <table:table-row table:style-name="ro1">
          <table:table-cell office:value-type="string" calcext:value-type="string">
            <text:p>GO_0016055</text:p>
          </table:table-cell>
          <table:table-cell office:value-type="float" office:value="-0.240529123714991" calcext:value-type="float">
            <text:p>-0.2405291237</text:p>
          </table:table-cell>
          <table:table-cell office:value-type="float" office:value="-0.174356285159666" calcext:value-type="float">
            <text:p>-0.1743562852</text:p>
          </table:table-cell>
        </table:table-row>
        <table:table-row table:style-name="ro1">
          <table:table-cell office:value-type="string" calcext:value-type="string">
            <text:p>GO_0019299</text:p>
          </table:table-cell>
          <table:table-cell office:value-type="float" office:value="0.0847615849070596" calcext:value-type="float">
            <text:p>0.0847615849</text:p>
          </table:table-cell>
          <table:table-cell office:value-type="float" office:value="-0.000201031852722598" calcext:value-type="float">
            <text:p>-0.0002010319</text:p>
          </table:table-cell>
        </table:table-row>
        <table:table-row table:style-name="ro1">
          <table:table-cell office:value-type="string" calcext:value-type="string">
            <text:p>GO_0006259</text:p>
          </table:table-cell>
          <table:table-cell office:value-type="float" office:value="0.196008944779598" calcext:value-type="float">
            <text:p>0.1960089448</text:p>
          </table:table-cell>
          <table:table-cell office:value-type="float" office:value="-0.0144315683237964" calcext:value-type="float">
            <text:p>-0.0144315683</text:p>
          </table:table-cell>
        </table:table-row>
        <table:table-row table:style-name="ro1">
          <table:table-cell office:value-type="string" calcext:value-type="string">
            <text:p>GO_0009451</text:p>
          </table:table-cell>
          <table:table-cell office:value-type="float" office:value="0.162987176438529" calcext:value-type="float">
            <text:p>0.1629871764</text:p>
          </table:table-cell>
          <table:table-cell office:value-type="float" office:value="-0.00797562371298629" calcext:value-type="float">
            <text:p>-0.0079756237</text:p>
          </table:table-cell>
        </table:table-row>
        <table:table-row table:style-name="ro1">
          <table:table-cell office:value-type="string" calcext:value-type="string">
            <text:p>GO_0019915</text:p>
          </table:table-cell>
          <table:table-cell office:value-type="float" office:value="-0.154710027594587" calcext:value-type="float">
            <text:p>-0.1547100276</text:p>
          </table:table-cell>
          <table:table-cell office:value-type="float" office:value="-0.273757862273473" calcext:value-type="float">
            <text:p>-0.2737578623</text:p>
          </table:table-cell>
        </table:table-row>
        <table:table-row table:style-name="ro1">
          <table:table-cell office:value-type="string" calcext:value-type="string">
            <text:p>GO_0044781</text:p>
          </table:table-cell>
          <table:table-cell office:value-type="float" office:value="-0.0825126159532239" calcext:value-type="float">
            <text:p>-0.082512616</text:p>
          </table:table-cell>
          <table:table-cell office:value-type="float" office:value="0.00118385681576836" calcext:value-type="float">
            <text:p>0.0011838568</text:p>
          </table:table-cell>
        </table:table-row>
        <table:table-row table:style-name="ro1">
          <table:table-cell office:value-type="string" calcext:value-type="string">
            <text:p>GO_0046411</text:p>
          </table:table-cell>
          <table:table-cell office:value-type="float" office:value="-0.260316973986442" calcext:value-type="float">
            <text:p>-0.260316974</text:p>
          </table:table-cell>
          <table:table-cell office:value-type="float" office:value="0.103890890428" calcext:value-type="float">
            <text:p>0.1038908904</text:p>
          </table:table-cell>
        </table:table-row>
        <table:table-row table:style-name="ro1">
          <table:table-cell office:value-type="string" calcext:value-type="string">
            <text:p>GO_0010038</text:p>
          </table:table-cell>
          <table:table-cell office:value-type="float" office:value="0.114886496388033" calcext:value-type="float">
            <text:p>0.1148864964</text:p>
          </table:table-cell>
          <table:table-cell office:value-type="float" office:value="-0.00486525419505847" calcext:value-type="float">
            <text:p>-0.0048652542</text:p>
          </table:table-cell>
        </table:table-row>
        <table:table-row table:style-name="ro1">
          <table:table-cell office:value-type="string" calcext:value-type="string">
            <text:p>GO_0019627</text:p>
          </table:table-cell>
          <table:table-cell office:value-type="float" office:value="0.187602158565621" calcext:value-type="float">
            <text:p>0.1876021586</text:p>
          </table:table-cell>
          <table:table-cell office:value-type="float" office:value="-0.020061175824085" calcext:value-type="float">
            <text:p>-0.0200611758</text:p>
          </table:table-cell>
        </table:table-row>
        <table:table-row table:style-name="ro1">
          <table:table-cell office:value-type="string" calcext:value-type="string">
            <text:p>GO_0006397</text:p>
          </table:table-cell>
          <table:table-cell office:value-type="float" office:value="-0.250697112673635" calcext:value-type="float">
            <text:p>-0.2506971127</text:p>
          </table:table-cell>
          <table:table-cell office:value-type="float" office:value="-0.012044758987716" calcext:value-type="float">
            <text:p>-0.012044759</text:p>
          </table:table-cell>
        </table:table-row>
        <table:table-row table:style-name="ro1">
          <table:table-cell office:value-type="string" calcext:value-type="string">
            <text:p>GO_1901031</text:p>
          </table:table-cell>
          <table:table-cell office:value-type="float" office:value="-0.241085728307975" calcext:value-type="float">
            <text:p>-0.2410857283</text:p>
          </table:table-cell>
          <table:table-cell office:value-type="float" office:value="-0.112544811099406" calcext:value-type="float">
            <text:p>-0.1125448111</text:p>
          </table:table-cell>
        </table:table-row>
        <table:table-row table:style-name="ro1">
          <table:table-cell office:value-type="string" calcext:value-type="string">
            <text:p>GO_0001510</text:p>
          </table:table-cell>
          <table:table-cell office:value-type="float" office:value="-0.0517238623946468" calcext:value-type="float">
            <text:p>-0.0517238624</text:p>
          </table:table-cell>
          <table:table-cell office:value-type="float" office:value="-0.0175612079169485" calcext:value-type="float">
            <text:p>-0.0175612079</text:p>
          </table:table-cell>
        </table:table-row>
        <table:table-row table:style-name="ro1">
          <table:table-cell office:value-type="string" calcext:value-type="string">
            <text:p>GO_0006545</text:p>
          </table:table-cell>
          <table:table-cell office:value-type="float" office:value="0.164872672259503" calcext:value-type="float">
            <text:p>0.1648726723</text:p>
          </table:table-cell>
          <table:table-cell office:value-type="float" office:value="-0.00520288038634995" calcext:value-type="float">
            <text:p>-0.0052028804</text:p>
          </table:table-cell>
        </table:table-row>
        <table:table-row table:style-name="ro1">
          <table:table-cell office:value-type="string" calcext:value-type="string">
            <text:p>GO_0071766</text:p>
          </table:table-cell>
          <table:table-cell office:value-type="float" office:value="0.244604607280928" calcext:value-type="float">
            <text:p>0.2446046073</text:p>
          </table:table-cell>
          <table:table-cell office:value-type="float" office:value="0.0114260920296281" calcext:value-type="float">
            <text:p>0.011426092</text:p>
          </table:table-cell>
        </table:table-row>
        <table:table-row table:style-name="ro1">
          <table:table-cell office:value-type="string" calcext:value-type="string">
            <text:p>GO_0006313</text:p>
          </table:table-cell>
          <table:table-cell office:value-type="float" office:value="0.19933149080168" calcext:value-type="float">
            <text:p>0.1993314908</text:p>
          </table:table-cell>
          <table:table-cell office:value-type="float" office:value="-0.0179761300288619" calcext:value-type="float">
            <text:p>-0.01797613</text:p>
          </table:table-cell>
        </table:table-row>
        <table:table-row table:style-name="ro1">
          <table:table-cell office:value-type="string" calcext:value-type="string">
            <text:p>GO_0006807</text:p>
          </table:table-cell>
          <table:table-cell office:value-type="float" office:value="0.124136130954883" calcext:value-type="float">
            <text:p>0.124136131</text:p>
          </table:table-cell>
          <table:table-cell office:value-type="float" office:value="0.00137909699016089" calcext:value-type="float">
            <text:p>0.001379097</text:p>
          </table:table-cell>
        </table:table-row>
        <table:table-row table:style-name="ro1">
          <table:table-cell office:value-type="string" calcext:value-type="string">
            <text:p>GO_0000398</text:p>
          </table:table-cell>
          <table:table-cell office:value-type="float" office:value="-0.252427717338333" calcext:value-type="float">
            <text:p>-0.2524277173</text:p>
          </table:table-cell>
          <table:table-cell office:value-type="float" office:value="-0.0112388514702189" calcext:value-type="float">
            <text:p>-0.0112388515</text:p>
          </table:table-cell>
        </table:table-row>
        <table:table-row table:style-name="ro1">
          <table:table-cell office:value-type="string" calcext:value-type="string">
            <text:p>GO_0006139</text:p>
          </table:table-cell>
          <table:table-cell office:value-type="float" office:value="0.147539113158144" calcext:value-type="float">
            <text:p>0.1475391132</text:p>
          </table:table-cell>
          <table:table-cell office:value-type="float" office:value="-0.00437797946467807" calcext:value-type="float">
            <text:p>-0.0043779795</text:p>
          </table:table-cell>
        </table:table-row>
        <table:table-row table:style-name="ro1">
          <table:table-cell office:value-type="string" calcext:value-type="string">
            <text:p>GO_0031167</text:p>
          </table:table-cell>
          <table:table-cell office:value-type="float" office:value="0.19401218630468" calcext:value-type="float">
            <text:p>0.1940121863</text:p>
          </table:table-cell>
          <table:table-cell office:value-type="float" office:value="-0.020500244869495" calcext:value-type="float">
            <text:p>-0.0205002449</text:p>
          </table:table-cell>
        </table:table-row>
        <table:table-row table:style-name="ro1">
          <table:table-cell office:value-type="string" calcext:value-type="string">
            <text:p>GO_0015995</text:p>
          </table:table-cell>
          <table:table-cell office:value-type="float" office:value="-0.0684650977935053" calcext:value-type="float">
            <text:p>-0.0684650978</text:p>
          </table:table-cell>
          <table:table-cell office:value-type="float" office:value="0.0611104395086577" calcext:value-type="float">
            <text:p>0.0611104395</text:p>
          </table:table-cell>
        </table:table-row>
        <table:table-row table:style-name="ro1">
          <table:table-cell office:value-type="string" calcext:value-type="string">
            <text:p>GO_0006520</text:p>
          </table:table-cell>
          <table:table-cell office:value-type="float" office:value="0.106546565516512" calcext:value-type="float">
            <text:p>0.1065465655</text:p>
          </table:table-cell>
          <table:table-cell office:value-type="float" office:value="-0.0168290482736344" calcext:value-type="float">
            <text:p>-0.0168290483</text:p>
          </table:table-cell>
        </table:table-row>
        <table:table-row table:style-name="ro1">
          <table:table-cell office:value-type="string" calcext:value-type="string">
            <text:p>GO_0000079</text:p>
          </table:table-cell>
          <table:table-cell office:value-type="float" office:value="-0.203028043954853" calcext:value-type="float">
            <text:p>-0.203028044</text:p>
          </table:table-cell>
          <table:table-cell office:value-type="float" office:value="-0.0970147496489368" calcext:value-type="float">
            <text:p>-0.0970147496</text:p>
          </table:table-cell>
        </table:table-row>
        <table:table-row table:style-name="ro1">
          <table:table-cell office:value-type="string" calcext:value-type="string">
            <text:p>GO_0009435</text:p>
          </table:table-cell>
          <table:table-cell office:value-type="float" office:value="0.14630010421205" calcext:value-type="float">
            <text:p>0.1463001042</text:p>
          </table:table-cell>
          <table:table-cell office:value-type="float" office:value="-0.00417623686894141" calcext:value-type="float">
            <text:p>-0.0041762369</text:p>
          </table:table-cell>
        </table:table-row>
        <table:table-row table:style-name="ro1">
          <table:table-cell office:value-type="string" calcext:value-type="string">
            <text:p>GO_0001514</text:p>
          </table:table-cell>
          <table:table-cell office:value-type="float" office:value="0.176169923742301" calcext:value-type="float">
            <text:p>0.1761699237</text:p>
          </table:table-cell>
          <table:table-cell office:value-type="float" office:value="-0.0408449100968723" calcext:value-type="float">
            <text:p>-0.0408449101</text:p>
          </table:table-cell>
        </table:table-row>
        <table:table-row table:style-name="ro1">
          <table:table-cell office:value-type="string" calcext:value-type="string">
            <text:p>GO_0033539</text:p>
          </table:table-cell>
          <table:table-cell office:value-type="float" office:value="0.135463058910004" calcext:value-type="float">
            <text:p>0.1354630589</text:p>
          </table:table-cell>
          <table:table-cell office:value-type="float" office:value="-0.024333756722399" calcext:value-type="float">
            <text:p>-0.0243337567</text:p>
          </table:table-cell>
        </table:table-row>
        <table:table-row table:style-name="ro1">
          <table:table-cell office:value-type="string" calcext:value-type="string">
            <text:p>GO_0009190</text:p>
          </table:table-cell>
          <table:table-cell office:value-type="float" office:value="0.193809361640768" calcext:value-type="float">
            <text:p>0.1938093616</text:p>
          </table:table-cell>
          <table:table-cell office:value-type="float" office:value="-0.0199724689767037" calcext:value-type="float">
            <text:p>-0.019972469</text:p>
          </table:table-cell>
        </table:table-row>
        <table:table-row table:style-name="ro1">
          <table:table-cell office:value-type="string" calcext:value-type="string">
            <text:p>GO_0015031</text:p>
          </table:table-cell>
          <table:table-cell office:value-type="float" office:value="0.098891293735493" calcext:value-type="float">
            <text:p>0.0988912937</text:p>
          </table:table-cell>
          <table:table-cell office:value-type="float" office:value="0.00934261743523194" calcext:value-type="float">
            <text:p>0.0093426174</text:p>
          </table:table-cell>
        </table:table-row>
        <table:table-row table:style-name="ro1">
          <table:table-cell office:value-type="string" calcext:value-type="string">
            <text:p>GO_0006040</text:p>
          </table:table-cell>
          <table:table-cell office:value-type="float" office:value="0.194648149030551" calcext:value-type="float">
            <text:p>0.194648149</text:p>
          </table:table-cell>
          <table:table-cell office:value-type="float" office:value="-0.0183816294260221" calcext:value-type="float">
            <text:p>-0.0183816294</text:p>
          </table:table-cell>
        </table:table-row>
        <table:table-row table:style-name="ro1">
          <table:table-cell office:value-type="string" calcext:value-type="string">
            <text:p>GO_0007005</text:p>
          </table:table-cell>
          <table:table-cell office:value-type="float" office:value="0.0537377257489173" calcext:value-type="float">
            <text:p>0.0537377257</text:p>
          </table:table-cell>
          <table:table-cell office:value-type="float" office:value="-0.123029388747687" calcext:value-type="float">
            <text:p>-0.1230293887</text:p>
          </table:table-cell>
        </table:table-row>
        <table:table-row table:style-name="ro1">
          <table:table-cell office:value-type="string" calcext:value-type="string">
            <text:p>GO_0030908</text:p>
          </table:table-cell>
          <table:table-cell office:value-type="float" office:value="0.20146415009662" calcext:value-type="float">
            <text:p>0.2014641501</text:p>
          </table:table-cell>
          <table:table-cell office:value-type="float" office:value="0.000781904272203836" calcext:value-type="float">
            <text:p>0.0007819043</text:p>
          </table:table-cell>
        </table:table-row>
        <table:table-row table:style-name="ro1">
          <table:table-cell office:value-type="string" calcext:value-type="string">
            <text:p>GO_0031554</text:p>
          </table:table-cell>
          <table:table-cell office:value-type="float" office:value="0.0277080367876078" calcext:value-type="float">
            <text:p>0.0277080368</text:p>
          </table:table-cell>
          <table:table-cell office:value-type="float" office:value="0.0365489796290623" calcext:value-type="float">
            <text:p>0.0365489796</text:p>
          </table:table-cell>
        </table:table-row>
        <table:table-row table:style-name="ro1">
          <table:table-cell office:value-type="string" calcext:value-type="string">
            <text:p>GO_0043085</text:p>
          </table:table-cell>
          <table:table-cell office:value-type="float" office:value="-0.180632549561927" calcext:value-type="float">
            <text:p>-0.1806325496</text:p>
          </table:table-cell>
          <table:table-cell office:value-type="float" office:value="-0.205888606979675" calcext:value-type="float">
            <text:p>-0.205888607</text:p>
          </table:table-cell>
        </table:table-row>
        <table:table-row table:style-name="ro1">
          <table:table-cell office:value-type="string" calcext:value-type="string">
            <text:p>GO_0007067</text:p>
          </table:table-cell>
          <table:table-cell office:value-type="float" office:value="0.0764564123158644" calcext:value-type="float">
            <text:p>0.0764564123</text:p>
          </table:table-cell>
          <table:table-cell office:value-type="float" office:value="-0.0735482196903115" calcext:value-type="float">
            <text:p>-0.0735482197</text:p>
          </table:table-cell>
        </table:table-row>
        <table:table-row table:style-name="ro1">
          <table:table-cell office:value-type="string" calcext:value-type="string">
            <text:p>GO_0006879</text:p>
          </table:table-cell>
          <table:table-cell office:value-type="float" office:value="-0.0895375845414947" calcext:value-type="float">
            <text:p>-0.0895375845</text:p>
          </table:table-cell>
          <table:table-cell office:value-type="float" office:value="-0.0208924463937283" calcext:value-type="float">
            <text:p>-0.0208924464</text:p>
          </table:table-cell>
        </table:table-row>
        <table:table-row table:style-name="ro1">
          <table:table-cell office:value-type="string" calcext:value-type="string">
            <text:p>GO_0048511</text:p>
          </table:table-cell>
          <table:table-cell office:value-type="float" office:value="-0.142242657683055" calcext:value-type="float">
            <text:p>-0.1422426577</text:p>
          </table:table-cell>
          <table:table-cell office:value-type="float" office:value="0.189449371738342" calcext:value-type="float">
            <text:p>0.1894493717</text:p>
          </table:table-cell>
        </table:table-row>
        <table:table-row table:style-name="ro1">
          <table:table-cell office:value-type="string" calcext:value-type="string">
            <text:p>GO_0010498</text:p>
          </table:table-cell>
          <table:table-cell office:value-type="float" office:value="0.166140035145318" calcext:value-type="float">
            <text:p>0.1661400351</text:p>
          </table:table-cell>
          <table:table-cell office:value-type="float" office:value="-0.00746448111336098" calcext:value-type="float">
            <text:p>-0.0074644811</text:p>
          </table:table-cell>
        </table:table-row>
        <table:table-row table:style-name="ro1">
          <table:table-cell office:value-type="string" calcext:value-type="string">
            <text:p>GO_0009098</text:p>
          </table:table-cell>
          <table:table-cell office:value-type="float" office:value="0.135068631121171" calcext:value-type="float">
            <text:p>0.1350686311</text:p>
          </table:table-cell>
          <table:table-cell office:value-type="float" office:value="0.00156924250046188" calcext:value-type="float">
            <text:p>0.0015692425</text:p>
          </table:table-cell>
        </table:table-row>
        <table:table-row table:style-name="ro1">
          <table:table-cell office:value-type="string" calcext:value-type="string">
            <text:p>GO_0046688</text:p>
          </table:table-cell>
          <table:table-cell office:value-type="float" office:value="0.196841625406585" calcext:value-type="float">
            <text:p>0.1968416254</text:p>
          </table:table-cell>
          <table:table-cell office:value-type="float" office:value="-0.0141796413337368" calcext:value-type="float">
            <text:p>-0.0141796413</text:p>
          </table:table-cell>
        </table:table-row>
        <table:table-row table:style-name="ro1">
          <table:table-cell office:value-type="string" calcext:value-type="string">
            <text:p>GO_0045905</text:p>
          </table:table-cell>
          <table:table-cell office:value-type="float" office:value="-0.0592659780779471" calcext:value-type="float">
            <text:p>-0.0592659781</text:p>
          </table:table-cell>
          <table:table-cell office:value-type="float" office:value="0.0120196126351221" calcext:value-type="float">
            <text:p>0.0120196126</text:p>
          </table:table-cell>
        </table:table-row>
        <table:table-row table:style-name="ro1">
          <table:table-cell office:value-type="string" calcext:value-type="string">
            <text:p>GO_0009117</text:p>
          </table:table-cell>
          <table:table-cell office:value-type="float" office:value="0.151138123574813" calcext:value-type="float">
            <text:p>0.1511381236</text:p>
          </table:table-cell>
          <table:table-cell office:value-type="float" office:value="-0.00392539818702865" calcext:value-type="float">
            <text:p>-0.0039253982</text:p>
          </table:table-cell>
        </table:table-row>
        <table:table-row table:style-name="ro1">
          <table:table-cell office:value-type="string" calcext:value-type="string">
            <text:p>GO_0006493</text:p>
          </table:table-cell>
          <table:table-cell office:value-type="float" office:value="0.171154803111626" calcext:value-type="float">
            <text:p>0.1711548031</text:p>
          </table:table-cell>
          <table:table-cell office:value-type="float" office:value="-0.014391983373815" calcext:value-type="float">
            <text:p>-0.0143919834</text:p>
          </table:table-cell>
        </table:table-row>
        <table:table-row table:style-name="ro1">
          <table:table-cell office:value-type="string" calcext:value-type="string">
            <text:p>GO_0019281</text:p>
          </table:table-cell>
          <table:table-cell office:value-type="float" office:value="0.168267213271574" calcext:value-type="float">
            <text:p>0.1682672133</text:p>
          </table:table-cell>
          <table:table-cell office:value-type="float" office:value="-0.0109780206095375" calcext:value-type="float">
            <text:p>-0.0109780206</text:p>
          </table:table-cell>
        </table:table-row>
        <table:table-row table:style-name="ro1">
          <table:table-cell office:value-type="string" calcext:value-type="string">
            <text:p>GO_0042128</text:p>
          </table:table-cell>
          <table:table-cell office:value-type="float" office:value="0.125047548156456" calcext:value-type="float">
            <text:p>0.1250475482</text:p>
          </table:table-cell>
          <table:table-cell office:value-type="float" office:value="-0.00138984845523375" calcext:value-type="float">
            <text:p>-0.0013898485</text:p>
          </table:table-cell>
        </table:table-row>
        <table:table-row table:style-name="ro1">
          <table:table-cell office:value-type="string" calcext:value-type="string">
            <text:p>GO_0015708</text:p>
          </table:table-cell>
          <table:table-cell office:value-type="float" office:value="-0.267527898470893" calcext:value-type="float">
            <text:p>-0.2675278985</text:p>
          </table:table-cell>
          <table:table-cell office:value-type="float" office:value="0.0804774901811513" calcext:value-type="float">
            <text:p>0.0804774902</text:p>
          </table:table-cell>
        </table:table-row>
        <table:table-row table:style-name="ro1">
          <table:table-cell office:value-type="string" calcext:value-type="string">
            <text:p>GO_0005992</text:p>
          </table:table-cell>
          <table:table-cell office:value-type="float" office:value="0.123848788471771" calcext:value-type="float">
            <text:p>0.1238487885</text:p>
          </table:table-cell>
          <table:table-cell office:value-type="float" office:value="-0.0168821554708167" calcext:value-type="float">
            <text:p>-0.0168821555</text:p>
          </table:table-cell>
        </table:table-row>
        <table:table-row table:style-name="ro1">
          <table:table-cell office:value-type="string" calcext:value-type="string">
            <text:p>GO_0000256</text:p>
          </table:table-cell>
          <table:table-cell office:value-type="float" office:value="0.179685324143998" calcext:value-type="float">
            <text:p>0.1796853241</text:p>
          </table:table-cell>
          <table:table-cell office:value-type="float" office:value="-0.00953240535286699" calcext:value-type="float">
            <text:p>-0.0095324054</text:p>
          </table:table-cell>
        </table:table-row>
        <table:table-row table:style-name="ro1">
          <table:table-cell office:value-type="string" calcext:value-type="string">
            <text:p>GO_0019475</text:p>
          </table:table-cell>
          <table:table-cell office:value-type="float" office:value="0.170071640645742" calcext:value-type="float">
            <text:p>0.1700716406</text:p>
          </table:table-cell>
          <table:table-cell office:value-type="float" office:value="-0.0142131027495586" calcext:value-type="float">
            <text:p>-0.0142131027</text:p>
          </table:table-cell>
        </table:table-row>
        <table:table-row table:style-name="ro1">
          <table:table-cell office:value-type="string" calcext:value-type="string">
            <text:p>GO_0006412</text:p>
          </table:table-cell>
          <table:table-cell office:value-type="float" office:value="-0.0894949076454827" calcext:value-type="float">
            <text:p>-0.0894949076</text:p>
          </table:table-cell>
          <table:table-cell office:value-type="float" office:value="0.052582157547785" calcext:value-type="float">
            <text:p>0.0525821575</text:p>
          </table:table-cell>
        </table:table-row>
        <table:table-row table:style-name="ro1">
          <table:table-cell office:value-type="string" calcext:value-type="string">
            <text:p>GO_0034453</text:p>
          </table:table-cell>
          <table:table-cell office:value-type="float" office:value="-0.166183400295849" calcext:value-type="float">
            <text:p>-0.1661834003</text:p>
          </table:table-cell>
          <table:table-cell office:value-type="float" office:value="-0.18818883779473" calcext:value-type="float">
            <text:p>-0.1881888378</text:p>
          </table:table-cell>
        </table:table-row>
        <table:table-row table:style-name="ro1">
          <table:table-cell office:value-type="string" calcext:value-type="string">
            <text:p>GO_0016310</text:p>
          </table:table-cell>
          <table:table-cell office:value-type="float" office:value="0.0521143600267146" calcext:value-type="float">
            <text:p>0.05211436</text:p>
          </table:table-cell>
          <table:table-cell office:value-type="float" office:value="-0.0178273957048951" calcext:value-type="float">
            <text:p>-0.0178273957</text:p>
          </table:table-cell>
        </table:table-row>
        <table:table-row table:style-name="ro1">
          <table:table-cell office:value-type="string" calcext:value-type="string">
            <text:p>GO_0000723</text:p>
          </table:table-cell>
          <table:table-cell office:value-type="float" office:value="0.132292603752205" calcext:value-type="float">
            <text:p>0.1322926038</text:p>
          </table:table-cell>
          <table:table-cell office:value-type="float" office:value="-0.0180611108533382" calcext:value-type="float">
            <text:p>-0.0180611109</text:p>
          </table:table-cell>
        </table:table-row>
        <table:table-row table:style-name="ro1">
          <table:table-cell office:value-type="string" calcext:value-type="string">
            <text:p>GO_0048544</text:p>
          </table:table-cell>
          <table:table-cell office:value-type="float" office:value="-0.055447292573126" calcext:value-type="float">
            <text:p>-0.0554472926</text:p>
          </table:table-cell>
          <table:table-cell office:value-type="float" office:value="0.155979267235606" calcext:value-type="float">
            <text:p>0.1559792672</text:p>
          </table:table-cell>
        </table:table-row>
        <table:table-row table:style-name="ro1">
          <table:table-cell office:value-type="string" calcext:value-type="string">
            <text:p>GO_0009253</text:p>
          </table:table-cell>
          <table:table-cell office:value-type="float" office:value="0.154457281388838" calcext:value-type="float">
            <text:p>0.1544572814</text:p>
          </table:table-cell>
          <table:table-cell office:value-type="float" office:value="-0.0070957159261961" calcext:value-type="float">
            <text:p>-0.0070957159</text:p>
          </table:table-cell>
        </table:table-row>
        <table:table-row table:style-name="ro1">
          <table:table-cell office:value-type="string" calcext:value-type="string">
            <text:p>GO_0015886</text:p>
          </table:table-cell>
          <table:table-cell office:value-type="float" office:value="0.177647211585812" calcext:value-type="float">
            <text:p>0.1776472116</text:p>
          </table:table-cell>
          <table:table-cell office:value-type="float" office:value="-0.0144552466404766" calcext:value-type="float">
            <text:p>-0.0144552466</text:p>
          </table:table-cell>
        </table:table-row>
        <table:table-row table:style-name="ro1">
          <table:table-cell office:value-type="string" calcext:value-type="string">
            <text:p>GO_0051782</text:p>
          </table:table-cell>
          <table:table-cell office:value-type="float" office:value="0.23921218231111" calcext:value-type="float">
            <text:p>0.2392121823</text:p>
          </table:table-cell>
          <table:table-cell office:value-type="float" office:value="-0.0352214206935793" calcext:value-type="float">
            <text:p>-0.0352214207</text:p>
          </table:table-cell>
        </table:table-row>
        <table:table-row table:style-name="ro1">
          <table:table-cell office:value-type="string" calcext:value-type="string">
            <text:p>GO_0050909</text:p>
          </table:table-cell>
          <table:table-cell office:value-type="float" office:value="-0.137438059318305" calcext:value-type="float">
            <text:p>-0.1374380593</text:p>
          </table:table-cell>
          <table:table-cell office:value-type="float" office:value="-0.0206855815928968" calcext:value-type="float">
            <text:p>-0.0206855816</text:p>
          </table:table-cell>
        </table:table-row>
        <table:table-row table:style-name="ro1">
          <table:table-cell office:value-type="string" calcext:value-type="string">
            <text:p>GO_0030259</text:p>
          </table:table-cell>
          <table:table-cell office:value-type="float" office:value="0.171458045579446" calcext:value-type="float">
            <text:p>0.1714580456</text:p>
          </table:table-cell>
          <table:table-cell office:value-type="float" office:value="-0.0139268178001871" calcext:value-type="float">
            <text:p>-0.0139268178</text:p>
          </table:table-cell>
        </table:table-row>
        <table:table-row table:style-name="ro1">
          <table:table-cell office:value-type="string" calcext:value-type="string">
            <text:p>GO_0002143</text:p>
          </table:table-cell>
          <table:table-cell office:value-type="float" office:value="-0.132900485043145" calcext:value-type="float">
            <text:p>-0.132900485</text:p>
          </table:table-cell>
          <table:table-cell office:value-type="float" office:value="0.0040932543376664" calcext:value-type="float">
            <text:p>0.0040932543</text:p>
          </table:table-cell>
        </table:table-row>
        <table:table-row table:style-name="ro1">
          <table:table-cell office:value-type="string" calcext:value-type="string">
            <text:p>GO_0009772</text:p>
          </table:table-cell>
          <table:table-cell office:value-type="float" office:value="-0.269078395218624" calcext:value-type="float">
            <text:p>-0.2690783952</text:p>
          </table:table-cell>
          <table:table-cell office:value-type="float" office:value="0.0233011165788652" calcext:value-type="float">
            <text:p>0.0233011166</text:p>
          </table:table-cell>
        </table:table-row>
        <table:table-row table:style-name="ro1">
          <table:table-cell office:value-type="string" calcext:value-type="string">
            <text:p>GO_0006887</text:p>
          </table:table-cell>
          <table:table-cell office:value-type="float" office:value="-0.116294100307239" calcext:value-type="float">
            <text:p>-0.1162941003</text:p>
          </table:table-cell>
          <table:table-cell office:value-type="float" office:value="-0.0434055647190994" calcext:value-type="float">
            <text:p>-0.0434055647</text:p>
          </table:table-cell>
        </table:table-row>
        <table:table-row table:style-name="ro1">
          <table:table-cell office:value-type="string" calcext:value-type="string">
            <text:p>GO_0032324</text:p>
          </table:table-cell>
          <table:table-cell office:value-type="float" office:value="0.169561125110286" calcext:value-type="float">
            <text:p>0.1695611251</text:p>
          </table:table-cell>
          <table:table-cell office:value-type="float" office:value="-0.0170038166165512" calcext:value-type="float">
            <text:p>-0.0170038166</text:p>
          </table:table-cell>
        </table:table-row>
        <table:table-row table:style-name="ro1">
          <table:table-cell office:value-type="string" calcext:value-type="string">
            <text:p>GO_0035023</text:p>
          </table:table-cell>
          <table:table-cell office:value-type="float" office:value="-0.23168643577102" calcext:value-type="float">
            <text:p>-0.2316864358</text:p>
          </table:table-cell>
          <table:table-cell office:value-type="float" office:value="-0.0544589346965683" calcext:value-type="float">
            <text:p>-0.0544589347</text:p>
          </table:table-cell>
        </table:table-row>
        <table:table-row table:style-name="ro1">
          <table:table-cell office:value-type="string" calcext:value-type="string">
            <text:p>GO_0019354</text:p>
          </table:table-cell>
          <table:table-cell office:value-type="float" office:value="0.180919178325856" calcext:value-type="float">
            <text:p>0.1809191783</text:p>
          </table:table-cell>
          <table:table-cell office:value-type="float" office:value="-0.0173535707000538" calcext:value-type="float">
            <text:p>-0.0173535707</text:p>
          </table:table-cell>
        </table:table-row>
        <table:table-row table:style-name="ro1">
          <table:table-cell office:value-type="string" calcext:value-type="string">
            <text:p>GO_0009231</text:p>
          </table:table-cell>
          <table:table-cell office:value-type="float" office:value="0.156472273159726" calcext:value-type="float">
            <text:p>0.1564722732</text:p>
          </table:table-cell>
          <table:table-cell office:value-type="float" office:value="-0.00332148102580599" calcext:value-type="float">
            <text:p>-0.003321481</text:p>
          </table:table-cell>
        </table:table-row>
        <table:table-row table:style-name="ro1">
          <table:table-cell office:value-type="string" calcext:value-type="string">
            <text:p>GO_0006308</text:p>
          </table:table-cell>
          <table:table-cell office:value-type="float" office:value="0.152486312462167" calcext:value-type="float">
            <text:p>0.1524863125</text:p>
          </table:table-cell>
          <table:table-cell office:value-type="float" office:value="-0.00788466326610507" calcext:value-type="float">
            <text:p>-0.0078846633</text:p>
          </table:table-cell>
        </table:table-row>
        <table:table-row table:style-name="ro1">
          <table:table-cell office:value-type="string" calcext:value-type="string">
            <text:p>GO_0009405</text:p>
          </table:table-cell>
          <table:table-cell office:value-type="float" office:value="0.0304227565948153" calcext:value-type="float">
            <text:p>0.0304227566</text:p>
          </table:table-cell>
          <table:table-cell office:value-type="float" office:value="0.0155480733353928" calcext:value-type="float">
            <text:p>0.0155480733</text:p>
          </table:table-cell>
        </table:table-row>
        <table:table-row table:style-name="ro1">
          <table:table-cell office:value-type="string" calcext:value-type="string">
            <text:p>GO_0030488</text:p>
          </table:table-cell>
          <table:table-cell office:value-type="float" office:value="0.151281714902157" calcext:value-type="float">
            <text:p>0.1512817149</text:p>
          </table:table-cell>
          <table:table-cell office:value-type="float" office:value="-0.0202138987318234" calcext:value-type="float">
            <text:p>-0.0202138987</text:p>
          </table:table-cell>
        </table:table-row>
        <table:table-row table:style-name="ro1">
          <table:table-cell office:value-type="string" calcext:value-type="string">
            <text:p>GO_0006414</text:p>
          </table:table-cell>
          <table:table-cell office:value-type="float" office:value="0.00951390044963107" calcext:value-type="float">
            <text:p>0.0095139004</text:p>
          </table:table-cell>
          <table:table-cell office:value-type="float" office:value="0.0290766811748941" calcext:value-type="float">
            <text:p>0.0290766812</text:p>
          </table:table-cell>
        </table:table-row>
        <table:table-row table:style-name="ro1">
          <table:table-cell office:value-type="string" calcext:value-type="string">
            <text:p>GO_0022904</text:p>
          </table:table-cell>
          <table:table-cell office:value-type="float" office:value="-0.151644345186132" calcext:value-type="float">
            <text:p>-0.1516443452</text:p>
          </table:table-cell>
          <table:table-cell office:value-type="float" office:value="0.00187607002035721" calcext:value-type="float">
            <text:p>0.00187607</text:p>
          </table:table-cell>
        </table:table-row>
        <table:table-row table:style-name="ro1">
          <table:table-cell office:value-type="string" calcext:value-type="string">
            <text:p>GO_0031221</text:p>
          </table:table-cell>
          <table:table-cell office:value-type="float" office:value="-0.0513946560895788" calcext:value-type="float">
            <text:p>-0.0513946561</text:p>
          </table:table-cell>
          <table:table-cell office:value-type="float" office:value="-0.0359848191780417" calcext:value-type="float">
            <text:p>-0.0359848192</text:p>
          </table:table-cell>
        </table:table-row>
        <table:table-row table:style-name="ro1">
          <table:table-cell office:value-type="string" calcext:value-type="string">
            <text:p>GO_0006827</text:p>
          </table:table-cell>
          <table:table-cell office:value-type="float" office:value="0.145740340315961" calcext:value-type="float">
            <text:p>0.1457403403</text:p>
          </table:table-cell>
          <table:table-cell office:value-type="float" office:value="0.00367989239650264" calcext:value-type="float">
            <text:p>0.0036798924</text:p>
          </table:table-cell>
        </table:table-row>
        <table:table-row table:style-name="ro1">
          <table:table-cell office:value-type="string" calcext:value-type="string">
            <text:p>GO_0009086</text:p>
          </table:table-cell>
          <table:table-cell office:value-type="float" office:value="0.177356582936815" calcext:value-type="float">
            <text:p>0.1773565829</text:p>
          </table:table-cell>
          <table:table-cell office:value-type="float" office:value="-0.0114352218563847" calcext:value-type="float">
            <text:p>-0.0114352219</text:p>
          </table:table-cell>
        </table:table-row>
        <table:table-row table:style-name="ro1">
          <table:table-cell office:value-type="string" calcext:value-type="string">
            <text:p>GO_0009089</text:p>
          </table:table-cell>
          <table:table-cell office:value-type="float" office:value="0.161406911482629" calcext:value-type="float">
            <text:p>0.1614069115</text:p>
          </table:table-cell>
          <table:table-cell office:value-type="float" office:value="-0.00896294922929524" calcext:value-type="float">
            <text:p>-0.0089629492</text:p>
          </table:table-cell>
        </table:table-row>
        <table:table-row table:style-name="ro1">
          <table:table-cell office:value-type="string" calcext:value-type="string">
            <text:p>GO_0042546</text:p>
          </table:table-cell>
          <table:table-cell office:value-type="float" office:value="0.242063746344345" calcext:value-type="float">
            <text:p>0.2420637463</text:p>
          </table:table-cell>
          <table:table-cell office:value-type="float" office:value="-0.0146255666339587" calcext:value-type="float">
            <text:p>-0.0146255666</text:p>
          </table:table-cell>
        </table:table-row>
        <table:table-row table:style-name="ro1">
          <table:table-cell office:value-type="string" calcext:value-type="string">
            <text:p>GO_0046685</text:p>
          </table:table-cell>
          <table:table-cell office:value-type="float" office:value="-0.171780837736106" calcext:value-type="float">
            <text:p>-0.1717808377</text:p>
          </table:table-cell>
          <table:table-cell office:value-type="float" office:value="0.0208208091196461" calcext:value-type="float">
            <text:p>0.0208208091</text:p>
          </table:table-cell>
        </table:table-row>
        <table:table-row table:style-name="ro1">
          <table:table-cell office:value-type="string" calcext:value-type="string">
            <text:p>GO_0008616</text:p>
          </table:table-cell>
          <table:table-cell office:value-type="float" office:value="0.173225549946968" calcext:value-type="float">
            <text:p>0.1732255499</text:p>
          </table:table-cell>
          <table:table-cell office:value-type="float" office:value="-0.0120697139916923" calcext:value-type="float">
            <text:p>-0.012069714</text:p>
          </table:table-cell>
        </table:table-row>
        <table:table-row table:style-name="ro1">
          <table:table-cell office:value-type="string" calcext:value-type="string">
            <text:p>GO_0006228</text:p>
          </table:table-cell>
          <table:table-cell office:value-type="float" office:value="0.024400652639243" calcext:value-type="float">
            <text:p>0.0244006526</text:p>
          </table:table-cell>
          <table:table-cell office:value-type="float" office:value="0.00151323815285502" calcext:value-type="float">
            <text:p>0.0015132382</text:p>
          </table:table-cell>
        </table:table-row>
        <table:table-row table:style-name="ro1">
          <table:table-cell office:value-type="string" calcext:value-type="string">
            <text:p>GO_0019722</text:p>
          </table:table-cell>
          <table:table-cell office:value-type="float" office:value="-0.196888290581179" calcext:value-type="float">
            <text:p>-0.1968882906</text:p>
          </table:table-cell>
          <table:table-cell office:value-type="float" office:value="-0.25068885921685" calcext:value-type="float">
            <text:p>-0.2506888592</text:p>
          </table:table-cell>
        </table:table-row>
        <table:table-row table:style-name="ro1">
          <table:table-cell office:value-type="string" calcext:value-type="string">
            <text:p>GO_0005993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</table:table-row>
        <table:table-row table:style-name="ro1">
          <table:table-cell office:value-type="string" calcext:value-type="string">
            <text:p>GO_0006366</text:p>
          </table:table-cell>
          <table:table-cell office:value-type="float" office:value="-0.176236329417743" calcext:value-type="float">
            <text:p>-0.1762363294</text:p>
          </table:table-cell>
          <table:table-cell office:value-type="float" office:value="-0.071490642034865" calcext:value-type="float">
            <text:p>-0.071490642</text:p>
          </table:table-cell>
        </table:table-row>
        <table:table-row table:style-name="ro1">
          <table:table-cell office:value-type="string" calcext:value-type="string">
            <text:p>GO_0006109</text:p>
          </table:table-cell>
          <table:table-cell office:value-type="float" office:value="-0.0268155126346527" calcext:value-type="float">
            <text:p>-0.0268155126</text:p>
          </table:table-cell>
          <table:table-cell office:value-type="float" office:value="0.0369437041902493" calcext:value-type="float">
            <text:p>0.0369437042</text:p>
          </table:table-cell>
        </table:table-row>
        <table:table-row table:style-name="ro1">
          <table:table-cell office:value-type="string" calcext:value-type="string">
            <text:p>GO_0019290</text:p>
          </table:table-cell>
          <table:table-cell office:value-type="float" office:value="0.240135755696258" calcext:value-type="float">
            <text:p>0.2401357557</text:p>
          </table:table-cell>
          <table:table-cell office:value-type="float" office:value="-0.00772236544211516" calcext:value-type="float">
            <text:p>-0.0077223654</text:p>
          </table:table-cell>
        </table:table-row>
        <table:table-row table:style-name="ro1">
          <table:table-cell office:value-type="string" calcext:value-type="string">
            <text:p>GO_0019646</text:p>
          </table:table-cell>
          <table:table-cell office:value-type="float" office:value="0.0633669723353698" calcext:value-type="float">
            <text:p>0.0633669723</text:p>
          </table:table-cell>
          <table:table-cell office:value-type="float" office:value="-0.00764037240304853" calcext:value-type="float">
            <text:p>-0.0076403724</text:p>
          </table:table-cell>
        </table:table-row>
        <table:table-row table:style-name="ro1">
          <table:table-cell office:value-type="string" calcext:value-type="string">
            <text:p>GO_0006468</text:p>
          </table:table-cell>
          <table:table-cell office:value-type="float" office:value="0.0946233000492543" calcext:value-type="float">
            <text:p>0.0946233</text:p>
          </table:table-cell>
          <table:table-cell office:value-type="float" office:value="-0.0173800020036377" calcext:value-type="float">
            <text:p>-0.017380002</text:p>
          </table:table-cell>
        </table:table-row>
        <table:table-row table:style-name="ro1">
          <table:table-cell office:value-type="string" calcext:value-type="string">
            <text:p>GO_0015774</text:p>
          </table:table-cell>
          <table:table-cell office:value-type="float" office:value="0.0960132854214567" calcext:value-type="float">
            <text:p>0.0960132854</text:p>
          </table:table-cell>
          <table:table-cell office:value-type="float" office:value="0.00737207508952171" calcext:value-type="float">
            <text:p>0.0073720751</text:p>
          </table:table-cell>
        </table:table-row>
        <table:table-row table:style-name="ro1">
          <table:table-cell office:value-type="string" calcext:value-type="string">
            <text:p>GO_0016573</text:p>
          </table:table-cell>
          <table:table-cell office:value-type="float" office:value="-0.253875474960614" calcext:value-type="float">
            <text:p>-0.253875475</text:p>
          </table:table-cell>
          <table:table-cell office:value-type="float" office:value="-0.0318720881261786" calcext:value-type="float">
            <text:p>-0.0318720881</text:p>
          </table:table-cell>
        </table:table-row>
        <table:table-row table:style-name="ro1">
          <table:table-cell office:value-type="string" calcext:value-type="string">
            <text:p>GO_0007049</text:p>
          </table:table-cell>
          <table:table-cell office:value-type="float" office:value="0.110360578181232" calcext:value-type="float">
            <text:p>0.1103605782</text:p>
          </table:table-cell>
          <table:table-cell office:value-type="float" office:value="-0.00587982203073688" calcext:value-type="float">
            <text:p>-0.005879822</text:p>
          </table:table-cell>
        </table:table-row>
        <table:table-row table:style-name="ro1">
          <table:table-cell office:value-type="string" calcext:value-type="string">
            <text:p>GO_0042916</text:p>
          </table:table-cell>
          <table:table-cell office:value-type="float" office:value="0.190537154643155" calcext:value-type="float">
            <text:p>0.1905371546</text:p>
          </table:table-cell>
          <table:table-cell office:value-type="float" office:value="-0.0392697572658256" calcext:value-type="float">
            <text:p>-0.0392697573</text:p>
          </table:table-cell>
        </table:table-row>
        <table:table-row table:style-name="ro1">
          <table:table-cell office:value-type="string" calcext:value-type="string">
            <text:p>GO_0009403</text:p>
          </table:table-cell>
          <table:table-cell office:value-type="float" office:value="0.116057044489209" calcext:value-type="float">
            <text:p>0.1160570445</text:p>
          </table:table-cell>
          <table:table-cell office:value-type="float" office:value="-0.00849786884387011" calcext:value-type="float">
            <text:p>-0.0084978688</text:p>
          </table:table-cell>
        </table:table-row>
        <table:table-row table:style-name="ro1">
          <table:table-cell office:value-type="string" calcext:value-type="string">
            <text:p>GO_0006418</text:p>
          </table:table-cell>
          <table:table-cell office:value-type="float" office:value="0.150554623888919" calcext:value-type="float">
            <text:p>0.1505546239</text:p>
          </table:table-cell>
          <table:table-cell office:value-type="float" office:value="-0.00655307068967889" calcext:value-type="float">
            <text:p>-0.0065530707</text:p>
          </table:table-cell>
        </table:table-row>
        <table:table-row table:style-name="ro1">
          <table:table-cell office:value-type="string" calcext:value-type="string">
            <text:p>GO_0006260</text:p>
          </table:table-cell>
          <table:table-cell office:value-type="float" office:value="-0.0957643679322174" calcext:value-type="float">
            <text:p>-0.0957643679</text:p>
          </table:table-cell>
          <table:table-cell office:value-type="float" office:value="-0.00732730904998078" calcext:value-type="float">
            <text:p>-0.007327309</text:p>
          </table:table-cell>
        </table:table-row>
        <table:table-row table:style-name="ro1">
          <table:table-cell office:value-type="string" calcext:value-type="string">
            <text:p>GO_0006284</text:p>
          </table:table-cell>
          <table:table-cell office:value-type="float" office:value="0.201181768635663" calcext:value-type="float">
            <text:p>0.2011817686</text:p>
          </table:table-cell>
          <table:table-cell office:value-type="float" office:value="-0.016419518739639" calcext:value-type="float">
            <text:p>-0.0164195187</text:p>
          </table:table-cell>
        </table:table-row>
        <table:table-row table:style-name="ro1">
          <table:table-cell office:value-type="string" calcext:value-type="string">
            <text:p>GO_0006488</text:p>
          </table:table-cell>
          <table:table-cell office:value-type="float" office:value="0.0042319440484128" calcext:value-type="float">
            <text:p>0.004231944</text:p>
          </table:table-cell>
          <table:table-cell office:value-type="float" office:value="0.0590594432334823" calcext:value-type="float">
            <text:p>0.0590594432</text:p>
          </table:table-cell>
        </table:table-row>
        <table:table-row table:style-name="ro1">
          <table:table-cell office:value-type="string" calcext:value-type="string">
            <text:p>GO_0009264</text:p>
          </table:table-cell>
          <table:table-cell office:value-type="float" office:value="0.194267978938117" calcext:value-type="float">
            <text:p>0.1942679789</text:p>
          </table:table-cell>
          <table:table-cell office:value-type="float" office:value="-0.0154767272991309" calcext:value-type="float">
            <text:p>-0.0154767273</text:p>
          </table:table-cell>
        </table:table-row>
        <table:table-row table:style-name="ro1">
          <table:table-cell office:value-type="string" calcext:value-type="string">
            <text:p>GO_0017009</text:p>
          </table:table-cell>
          <table:table-cell office:value-type="float" office:value="-0.231106090119959" calcext:value-type="float">
            <text:p>-0.2311060901</text:p>
          </table:table-cell>
          <table:table-cell office:value-type="float" office:value="0.216237902372845" calcext:value-type="float">
            <text:p>0.2162379024</text:p>
          </table:table-cell>
        </table:table-row>
        <table:table-row table:style-name="ro1">
          <table:table-cell office:value-type="string" calcext:value-type="string">
            <text:p>GO_0030416</text:p>
          </table:table-cell>
          <table:table-cell office:value-type="float" office:value="0.110902742274787" calcext:value-type="float">
            <text:p>0.1109027423</text:p>
          </table:table-cell>
          <table:table-cell office:value-type="float" office:value="0.000291165956277731" calcext:value-type="float">
            <text:p>0.000291166</text:p>
          </table:table-cell>
        </table:table-row>
        <table:table-row table:style-name="ro1">
          <table:table-cell office:value-type="string" calcext:value-type="string">
            <text:p>GO_0006071</text:p>
          </table:table-cell>
          <table:table-cell office:value-type="float" office:value="0.0730826105942647" calcext:value-type="float">
            <text:p>0.0730826106</text:p>
          </table:table-cell>
          <table:table-cell office:value-type="float" office:value="0.0111684787526497" calcext:value-type="float">
            <text:p>0.0111684788</text:p>
          </table:table-cell>
        </table:table-row>
        <table:table-row table:style-name="ro1">
          <table:table-cell office:value-type="string" calcext:value-type="string">
            <text:p>GO_0006432</text:p>
          </table:table-cell>
          <table:table-cell office:value-type="float" office:value="0.13531031064518" calcext:value-type="float">
            <text:p>0.1353103106</text:p>
          </table:table-cell>
          <table:table-cell office:value-type="float" office:value="-0.00145553270265981" calcext:value-type="float">
            <text:p>-0.0014555327</text:p>
          </table:table-cell>
        </table:table-row>
        <table:table-row table:style-name="ro1">
          <table:table-cell office:value-type="string" calcext:value-type="string">
            <text:p>GO_0006541</text:p>
          </table:table-cell>
          <table:table-cell office:value-type="float" office:value="0.12882439084501" calcext:value-type="float">
            <text:p>0.1288243908</text:p>
          </table:table-cell>
          <table:table-cell office:value-type="float" office:value="-0.00673570555413296" calcext:value-type="float">
            <text:p>-0.0067357056</text:p>
          </table:table-cell>
        </table:table-row>
        <table:table-row table:style-name="ro1">
          <table:table-cell office:value-type="string" calcext:value-type="string">
            <text:p>GO_0006282</text:p>
          </table:table-cell>
          <table:table-cell office:value-type="float" office:value="0.179061516007414" calcext:value-type="float">
            <text:p>0.179061516</text:p>
          </table:table-cell>
          <table:table-cell office:value-type="float" office:value="-0.0113662993243844" calcext:value-type="float">
            <text:p>-0.0113662993</text:p>
          </table:table-cell>
        </table:table-row>
        <table:table-row table:style-name="ro1">
          <table:table-cell office:value-type="string" calcext:value-type="string">
            <text:p>GO_0016598</text:p>
          </table:table-cell>
          <table:table-cell office:value-type="float" office:value="0.144573227798526" calcext:value-type="float">
            <text:p>0.1445732278</text:p>
          </table:table-cell>
          <table:table-cell office:value-type="float" office:value="-0.0148844579014036" calcext:value-type="float">
            <text:p>-0.0148844579</text:p>
          </table:table-cell>
        </table:table-row>
        <table:table-row table:style-name="ro1">
          <table:table-cell office:value-type="string" calcext:value-type="string">
            <text:p>GO_0034968</text:p>
          </table:table-cell>
          <table:table-cell office:value-type="float" office:value="-0.162964239620657" calcext:value-type="float">
            <text:p>-0.1629642396</text:p>
          </table:table-cell>
          <table:table-cell office:value-type="float" office:value="-0.0593514725636537" calcext:value-type="float">
            <text:p>-0.0593514726</text:p>
          </table:table-cell>
        </table:table-row>
        <table:table-row table:style-name="ro1">
          <table:table-cell office:value-type="string" calcext:value-type="string">
            <text:p>GO_0006426</text:p>
          </table:table-cell>
          <table:table-cell office:value-type="float" office:value="0.16375445405656" calcext:value-type="float">
            <text:p>0.1637544541</text:p>
          </table:table-cell>
          <table:table-cell office:value-type="float" office:value="-0.0123736410939239" calcext:value-type="float">
            <text:p>-0.0123736411</text:p>
          </table:table-cell>
        </table:table-row>
        <table:table-row table:style-name="ro1">
          <table:table-cell office:value-type="string" calcext:value-type="string">
            <text:p>GO_0071107</text:p>
          </table:table-cell>
          <table:table-cell office:value-type="float" office:value="0.239139874338128" calcext:value-type="float">
            <text:p>0.2391398743</text:p>
          </table:table-cell>
          <table:table-cell office:value-type="float" office:value="-0.0171865780621703" calcext:value-type="float">
            <text:p>-0.0171865781</text:p>
          </table:table-cell>
        </table:table-row>
        <table:table-row table:style-name="ro1">
          <table:table-cell office:value-type="string" calcext:value-type="string">
            <text:p>GO_0010024</text:p>
          </table:table-cell>
          <table:table-cell office:value-type="float" office:value="-0.255016999309054" calcext:value-type="float">
            <text:p>-0.2550169993</text:p>
          </table:table-cell>
          <table:table-cell office:value-type="float" office:value="0.135975364567916" calcext:value-type="float">
            <text:p>0.1359753646</text:p>
          </table:table-cell>
        </table:table-row>
        <table:table-row table:style-name="ro1">
          <table:table-cell office:value-type="string" calcext:value-type="string">
            <text:p>GO_0046413</text:p>
          </table:table-cell>
          <table:table-cell office:value-type="float" office:value="0.241307236008111" calcext:value-type="float">
            <text:p>0.241307236</text:p>
          </table:table-cell>
          <table:table-cell office:value-type="float" office:value="-0.0166135735653805" calcext:value-type="float">
            <text:p>-0.0166135736</text:p>
          </table:table-cell>
        </table:table-row>
        <table:table-row table:style-name="ro1">
          <table:table-cell office:value-type="string" calcext:value-type="string">
            <text:p>GO_0000271</text:p>
          </table:table-cell>
          <table:table-cell office:value-type="float" office:value="0.189863723112581" calcext:value-type="float">
            <text:p>0.1898637231</text:p>
          </table:table-cell>
          <table:table-cell office:value-type="float" office:value="-0.0132434072767033" calcext:value-type="float">
            <text:p>-0.0132434073</text:p>
          </table:table-cell>
        </table:table-row>
        <table:table-row table:style-name="ro1">
          <table:table-cell office:value-type="string" calcext:value-type="string">
            <text:p>GO_0030071</text:p>
          </table:table-cell>
          <table:table-cell office:value-type="float" office:value="-0.108817200969398" calcext:value-type="float">
            <text:p>-0.108817201</text:p>
          </table:table-cell>
          <table:table-cell office:value-type="float" office:value="0.0299904283976485" calcext:value-type="float">
            <text:p>0.0299904284</text:p>
          </table:table-cell>
        </table:table-row>
        <table:table-row table:style-name="ro1">
          <table:table-cell office:value-type="string" calcext:value-type="string">
            <text:p>GO_0006633</text:p>
          </table:table-cell>
          <table:table-cell office:value-type="float" office:value="0.114841783110631" calcext:value-type="float">
            <text:p>0.1148417831</text:p>
          </table:table-cell>
          <table:table-cell office:value-type="float" office:value="-0.000938472106522965" calcext:value-type="float">
            <text:p>-0.0009384721</text:p>
          </table:table-cell>
        </table:table-row>
        <table:table-row table:style-name="ro1">
          <table:table-cell office:value-type="string" calcext:value-type="string">
            <text:p>GO_0019605</text:p>
          </table:table-cell>
          <table:table-cell office:value-type="float" office:value="-0.236651844252307" calcext:value-type="float">
            <text:p>-0.2366518443</text:p>
          </table:table-cell>
          <table:table-cell office:value-type="float" office:value="0.0546753980267379" calcext:value-type="float">
            <text:p>0.054675398</text:p>
          </table:table-cell>
        </table:table-row>
        <table:table-row table:style-name="ro1">
          <table:table-cell office:value-type="string" calcext:value-type="string">
            <text:p>GO_0030041</text:p>
          </table:table-cell>
          <table:table-cell office:value-type="float" office:value="-0.253367091656271" calcext:value-type="float">
            <text:p>-0.2533670917</text:p>
          </table:table-cell>
          <table:table-cell office:value-type="float" office:value="0.0208130564559694" calcext:value-type="float">
            <text:p>0.0208130565</text:p>
          </table:table-cell>
        </table:table-row>
        <table:table-row table:style-name="ro1">
          <table:table-cell office:value-type="string" calcext:value-type="string">
            <text:p>GO_0036065</text:p>
          </table:table-cell>
          <table:table-cell office:value-type="float" office:value="0.00934568933303339" calcext:value-type="float">
            <text:p>0.0093456893</text:p>
          </table:table-cell>
          <table:table-cell office:value-type="float" office:value="-0.0316727666755343" calcext:value-type="float">
            <text:p>-0.0316727667</text:p>
          </table:table-cell>
        </table:table-row>
        <table:table-row table:style-name="ro1">
          <table:table-cell office:value-type="string" calcext:value-type="string">
            <text:p>GO_0009306</text:p>
          </table:table-cell>
          <table:table-cell office:value-type="float" office:value="0.0741378528202822" calcext:value-type="float">
            <text:p>0.0741378528</text:p>
          </table:table-cell>
          <table:table-cell office:value-type="float" office:value="0.00676410914789916" calcext:value-type="float">
            <text:p>0.0067641091</text:p>
          </table:table-cell>
        </table:table-row>
        <table:table-row table:style-name="ro1">
          <table:table-cell office:value-type="string" calcext:value-type="string">
            <text:p>GO_0071805</text:p>
          </table:table-cell>
          <table:table-cell office:value-type="float" office:value="0.202835669141313" calcext:value-type="float">
            <text:p>0.2028356691</text:p>
          </table:table-cell>
          <table:table-cell office:value-type="float" office:value="-0.0288349502933403" calcext:value-type="float">
            <text:p>-0.0288349503</text:p>
          </table:table-cell>
        </table:table-row>
        <table:table-row table:style-name="ro1">
          <table:table-cell office:value-type="string" calcext:value-type="string">
            <text:p>GO_0009394</text:p>
          </table:table-cell>
          <table:table-cell office:value-type="float" office:value="0.162112676370462" calcext:value-type="float">
            <text:p>0.1621126764</text:p>
          </table:table-cell>
          <table:table-cell office:value-type="float" office:value="0.000763920008942375" calcext:value-type="float">
            <text:p>0.00076392</text:p>
          </table:table-cell>
        </table:table-row>
        <table:table-row table:style-name="ro1">
          <table:table-cell office:value-type="string" calcext:value-type="string">
            <text:p>GO_0006378</text:p>
          </table:table-cell>
          <table:table-cell office:value-type="float" office:value="-0.248629708545691" calcext:value-type="float">
            <text:p>-0.2486297085</text:p>
          </table:table-cell>
          <table:table-cell office:value-type="float" office:value="0.0311914887936861" calcext:value-type="float">
            <text:p>0.0311914888</text:p>
          </table:table-cell>
        </table:table-row>
        <table:table-row table:style-name="ro1">
          <table:table-cell office:value-type="string" calcext:value-type="string">
            <text:p>GO_0015936</text:p>
          </table:table-cell>
          <table:table-cell office:value-type="float" office:value="0.125522580974999" calcext:value-type="float">
            <text:p>0.125522581</text:p>
          </table:table-cell>
          <table:table-cell office:value-type="float" office:value="-0.0137267507572258" calcext:value-type="float">
            <text:p>-0.0137267508</text:p>
          </table:table-cell>
        </table:table-row>
        <table:table-row table:style-name="ro1">
          <table:table-cell office:value-type="string" calcext:value-type="string">
            <text:p>GO_0006106</text:p>
          </table:table-cell>
          <table:table-cell office:value-type="float" office:value="0.17033038134382" calcext:value-type="float">
            <text:p>0.1703303813</text:p>
          </table:table-cell>
          <table:table-cell office:value-type="float" office:value="-0.0216503335067343" calcext:value-type="float">
            <text:p>-0.0216503335</text:p>
          </table:table-cell>
        </table:table-row>
        <table:table-row table:style-name="ro1">
          <table:table-cell office:value-type="string" calcext:value-type="string">
            <text:p>GO_0006241</text:p>
          </table:table-cell>
          <table:table-cell office:value-type="float" office:value="0.024400652639243" calcext:value-type="float">
            <text:p>0.0244006526</text:p>
          </table:table-cell>
          <table:table-cell office:value-type="float" office:value="0.00151323815285502" calcext:value-type="float">
            <text:p>0.0015132382</text:p>
          </table:table-cell>
        </table:table-row>
        <table:table-row table:style-name="ro1">
          <table:table-cell office:value-type="string" calcext:value-type="string">
            <text:p>GO_0009271</text:p>
          </table:table-cell>
          <table:table-cell office:value-type="float" office:value="0.0770352657759923" calcext:value-type="float">
            <text:p>0.0770352658</text:p>
          </table:table-cell>
          <table:table-cell office:value-type="float" office:value="-0.029925841271753" calcext:value-type="float">
            <text:p>-0.0299258413</text:p>
          </table:table-cell>
        </table:table-row>
        <table:table-row table:style-name="ro1">
          <table:table-cell office:value-type="string" calcext:value-type="string">
            <text:p>GO_0006165</text:p>
          </table:table-cell>
          <table:table-cell office:value-type="float" office:value="0.024400652639243" calcext:value-type="float">
            <text:p>0.0244006526</text:p>
          </table:table-cell>
          <table:table-cell office:value-type="float" office:value="0.00151323815285502" calcext:value-type="float">
            <text:p>0.0015132382</text:p>
          </table:table-cell>
        </table:table-row>
        <table:table-row table:style-name="ro1">
          <table:table-cell office:value-type="string" calcext:value-type="string">
            <text:p>GO_0007205</text:p>
          </table:table-cell>
          <table:table-cell office:value-type="float" office:value="-0.197907581213377" calcext:value-type="float">
            <text:p>-0.1979075812</text:p>
          </table:table-cell>
          <table:table-cell office:value-type="float" office:value="-0.122299280753761" calcext:value-type="float">
            <text:p>-0.1222992808</text:p>
          </table:table-cell>
        </table:table-row>
        <table:table-row table:style-name="ro1">
          <table:table-cell office:value-type="string" calcext:value-type="string">
            <text:p>GO_0045040</text:p>
          </table:table-cell>
          <table:table-cell office:value-type="float" office:value="0.198952296639769" calcext:value-type="float">
            <text:p>0.1989522966</text:p>
          </table:table-cell>
          <table:table-cell office:value-type="float" office:value="-0.0569037270838235" calcext:value-type="float">
            <text:p>-0.0569037271</text:p>
          </table:table-cell>
        </table:table-row>
        <table:table-row table:style-name="ro1">
          <table:table-cell office:value-type="string" calcext:value-type="string">
            <text:p>GO_0008218</text:p>
          </table:table-cell>
          <table:table-cell office:value-type="float" office:value="0.194695781225683" calcext:value-type="float">
            <text:p>0.1946957812</text:p>
          </table:table-cell>
          <table:table-cell office:value-type="float" office:value="-0.00793542332597394" calcext:value-type="float">
            <text:p>-0.0079354233</text:p>
          </table:table-cell>
        </table:table-row>
        <table:table-row table:style-name="ro1">
          <table:table-cell office:value-type="string" calcext:value-type="string">
            <text:p>GO_0050708</text:p>
          </table:table-cell>
          <table:table-cell office:value-type="float" office:value="-0.0870138144316742" calcext:value-type="float">
            <text:p>-0.0870138144</text:p>
          </table:table-cell>
          <table:table-cell office:value-type="float" office:value="-0.0176787267098208" calcext:value-type="float">
            <text:p>-0.0176787267</text:p>
          </table:table-cell>
        </table:table-row>
        <table:table-row table:style-name="ro1">
          <table:table-cell office:value-type="string" calcext:value-type="string">
            <text:p>GO_0006013</text:p>
          </table:table-cell>
          <table:table-cell office:value-type="float" office:value="0.00160984264980997" calcext:value-type="float">
            <text:p>0.0016098426</text:p>
          </table:table-cell>
          <table:table-cell office:value-type="float" office:value="-0.0367486981996781" calcext:value-type="float">
            <text:p>-0.0367486982</text:p>
          </table:table-cell>
        </table:table-row>
        <table:table-row table:style-name="ro1">
          <table:table-cell office:value-type="string" calcext:value-type="string">
            <text:p>GO_0006725</text:p>
          </table:table-cell>
          <table:table-cell office:value-type="float" office:value="0.160427883574926" calcext:value-type="float">
            <text:p>0.1604278836</text:p>
          </table:table-cell>
          <table:table-cell office:value-type="float" office:value="-0.00528745438074573" calcext:value-type="float">
            <text:p>-0.0052874544</text:p>
          </table:table-cell>
        </table:table-row>
        <table:table-row table:style-name="ro1">
          <table:table-cell office:value-type="string" calcext:value-type="string">
            <text:p>GO_0006487</text:p>
          </table:table-cell>
          <table:table-cell office:value-type="float" office:value="-0.0648717606898057" calcext:value-type="float">
            <text:p>-0.0648717607</text:p>
          </table:table-cell>
          <table:table-cell office:value-type="float" office:value="-0.143197085943307" calcext:value-type="float">
            <text:p>-0.1431970859</text:p>
          </table:table-cell>
        </table:table-row>
        <table:table-row table:style-name="ro1">
          <table:table-cell office:value-type="string" calcext:value-type="string">
            <text:p>GO_0019083</text:p>
          </table:table-cell>
          <table:table-cell office:value-type="float" office:value="0.242612844564667" calcext:value-type="float">
            <text:p>0.2426128446</text:p>
          </table:table-cell>
          <table:table-cell office:value-type="float" office:value="-0.0075023332104821" calcext:value-type="float">
            <text:p>-0.0075023332</text:p>
          </table:table-cell>
        </table:table-row>
        <table:table-row table:style-name="ro1">
          <table:table-cell office:value-type="string" calcext:value-type="string">
            <text:p>GO_0043248</text:p>
          </table:table-cell>
          <table:table-cell office:value-type="float" office:value="0.0124725293642355" calcext:value-type="float">
            <text:p>0.0124725294</text:p>
          </table:table-cell>
          <table:table-cell office:value-type="float" office:value="-0.0512568998361604" calcext:value-type="float">
            <text:p>-0.0512568998</text:p>
          </table:table-cell>
        </table:table-row>
        <table:table-row table:style-name="ro1">
          <table:table-cell office:value-type="string" calcext:value-type="string">
            <text:p>GO_0000042</text:p>
          </table:table-cell>
          <table:table-cell office:value-type="float" office:value="-0.210769372114346" calcext:value-type="float">
            <text:p>-0.2107693721</text:p>
          </table:table-cell>
          <table:table-cell office:value-type="float" office:value="0.0772855013543768" calcext:value-type="float">
            <text:p>0.0772855014</text:p>
          </table:table-cell>
        </table:table-row>
        <table:table-row table:style-name="ro1">
          <table:table-cell office:value-type="string" calcext:value-type="string">
            <text:p>GO_0006605</text:p>
          </table:table-cell>
          <table:table-cell office:value-type="float" office:value="-0.0252037374975489" calcext:value-type="float">
            <text:p>-0.0252037375</text:p>
          </table:table-cell>
          <table:table-cell office:value-type="float" office:value="0.0395055686975288" calcext:value-type="float">
            <text:p>0.0395055687</text:p>
          </table:table-cell>
        </table:table-row>
        <table:table-row table:style-name="ro1">
          <table:table-cell office:value-type="string" calcext:value-type="string">
            <text:p>GO_0071436</text:p>
          </table:table-cell>
          <table:table-cell office:value-type="float" office:value="0.0274645570139089" calcext:value-type="float">
            <text:p>0.027464557</text:p>
          </table:table-cell>
          <table:table-cell office:value-type="float" office:value="0.069466429318383" calcext:value-type="float">
            <text:p>0.0694664293</text:p>
          </table:table-cell>
        </table:table-row>
        <table:table-row table:style-name="ro1">
          <table:table-cell office:value-type="string" calcext:value-type="string">
            <text:p>GO_0019064</text:p>
          </table:table-cell>
          <table:table-cell office:value-type="float" office:value="0.244604607280928" calcext:value-type="float">
            <text:p>0.2446046073</text:p>
          </table:table-cell>
          <table:table-cell office:value-type="float" office:value="0.0114260920296281" calcext:value-type="float">
            <text:p>0.011426092</text:p>
          </table:table-cell>
        </table:table-row>
        <table:table-row table:style-name="ro1">
          <table:table-cell office:value-type="string" calcext:value-type="string">
            <text:p>GO_0030833</text:p>
          </table:table-cell>
          <table:table-cell office:value-type="float" office:value="-0.252531327237269" calcext:value-type="float">
            <text:p>-0.2525313272</text:p>
          </table:table-cell>
          <table:table-cell office:value-type="float" office:value="0.00356316048768674" calcext:value-type="float">
            <text:p>0.0035631605</text:p>
          </table:table-cell>
        </table:table-row>
        <table:table-row table:style-name="ro1">
          <table:table-cell office:value-type="string" calcext:value-type="string">
            <text:p>GO_0015813</text:p>
          </table:table-cell>
          <table:table-cell office:value-type="float" office:value="0.162932965517725" calcext:value-type="float">
            <text:p>0.1629329655</text:p>
          </table:table-cell>
          <table:table-cell office:value-type="float" office:value="-0.0148799264082194" calcext:value-type="float">
            <text:p>-0.0148799264</text:p>
          </table:table-cell>
        </table:table-row>
        <table:table-row table:style-name="ro1">
          <table:table-cell office:value-type="string" calcext:value-type="string">
            <text:p>GO_0045892</text:p>
          </table:table-cell>
          <table:table-cell office:value-type="float" office:value="0.138157625341248" calcext:value-type="float">
            <text:p>0.1381576253</text:p>
          </table:table-cell>
          <table:table-cell office:value-type="float" office:value="-0.0130187550326736" calcext:value-type="float">
            <text:p>-0.013018755</text:p>
          </table:table-cell>
        </table:table-row>
        <table:table-row table:style-name="ro1">
          <table:table-cell office:value-type="string" calcext:value-type="string">
            <text:p>GO_0009291</text:p>
          </table:table-cell>
          <table:table-cell office:value-type="float" office:value="0.15441626328032" calcext:value-type="float">
            <text:p>0.1544162633</text:p>
          </table:table-cell>
          <table:table-cell office:value-type="float" office:value="-0.0146911433162396" calcext:value-type="float">
            <text:p>-0.0146911433</text:p>
          </table:table-cell>
        </table:table-row>
        <table:table-row table:style-name="ro1">
          <table:table-cell office:value-type="string" calcext:value-type="string">
            <text:p>GO_0006659</text:p>
          </table:table-cell>
          <table:table-cell office:value-type="float" office:value="-0.265348036455023" calcext:value-type="float">
            <text:p>-0.2653480365</text:p>
          </table:table-cell>
          <table:table-cell office:value-type="float" office:value="-0.0811785826901086" calcext:value-type="float">
            <text:p>-0.0811785827</text:p>
          </table:table-cell>
        </table:table-row>
        <table:table-row table:style-name="ro1">
          <table:table-cell office:value-type="string" calcext:value-type="string">
            <text:p>GO_0006368</text:p>
          </table:table-cell>
          <table:table-cell office:value-type="float" office:value="-0.254487954697415" calcext:value-type="float">
            <text:p>-0.2544879547</text:p>
          </table:table-cell>
          <table:table-cell office:value-type="float" office:value="-0.117988547662685" calcext:value-type="float">
            <text:p>-0.1179885477</text:p>
          </table:table-cell>
        </table:table-row>
        <table:table-row table:style-name="ro1">
          <table:table-cell office:value-type="string" calcext:value-type="string">
            <text:p>GO_0002949</text:p>
          </table:table-cell>
          <table:table-cell office:value-type="float" office:value="0.181107150989628" calcext:value-type="float">
            <text:p>0.181107151</text:p>
          </table:table-cell>
          <table:table-cell office:value-type="float" office:value="-0.0133579699288976" calcext:value-type="float">
            <text:p>-0.0133579699</text:p>
          </table:table-cell>
        </table:table-row>
        <table:table-row table:style-name="ro1">
          <table:table-cell office:value-type="string" calcext:value-type="string">
            <text:p>GO_0046034</text:p>
          </table:table-cell>
          <table:table-cell office:value-type="float" office:value="-0.122483255440039" calcext:value-type="float">
            <text:p>-0.1224832554</text:p>
          </table:table-cell>
          <table:table-cell office:value-type="float" office:value="0.0412372709590104" calcext:value-type="float">
            <text:p>0.041237271</text:p>
          </table:table-cell>
        </table:table-row>
        <table:table-row table:style-name="ro1">
          <table:table-cell office:value-type="string" calcext:value-type="string">
            <text:p>GO_0008152</text:p>
          </table:table-cell>
          <table:table-cell office:value-type="float" office:value="0.142796438710345" calcext:value-type="float">
            <text:p>0.1427964387</text:p>
          </table:table-cell>
          <table:table-cell office:value-type="float" office:value="-0.0106438615080494" calcext:value-type="float">
            <text:p>-0.0106438615</text:p>
          </table:table-cell>
        </table:table-row>
        <table:table-row table:style-name="ro1">
          <table:table-cell office:value-type="string" calcext:value-type="string">
            <text:p>GO_0033227</text:p>
          </table:table-cell>
          <table:table-cell office:value-type="float" office:value="-0.233315446609063" calcext:value-type="float">
            <text:p>-0.2333154466</text:p>
          </table:table-cell>
          <table:table-cell office:value-type="float" office:value="-0.181461885642068" calcext:value-type="float">
            <text:p>-0.1814618856</text:p>
          </table:table-cell>
        </table:table-row>
        <table:table-row table:style-name="ro1">
          <table:table-cell office:value-type="string" calcext:value-type="string">
            <text:p>GO_0046168</text:p>
          </table:table-cell>
          <table:table-cell office:value-type="float" office:value="0.160987550661131" calcext:value-type="float">
            <text:p>0.1609875507</text:p>
          </table:table-cell>
          <table:table-cell office:value-type="float" office:value="-0.0147915914729797" calcext:value-type="float">
            <text:p>-0.0147915915</text:p>
          </table:table-cell>
        </table:table-row>
        <table:table-row table:style-name="ro1">
          <table:table-cell office:value-type="string" calcext:value-type="string">
            <text:p>GO_0018193</text:p>
          </table:table-cell>
          <table:table-cell office:value-type="float" office:value="0.14641228466056" calcext:value-type="float">
            <text:p>0.1464122847</text:p>
          </table:table-cell>
          <table:table-cell office:value-type="float" office:value="-0.0243629254915963" calcext:value-type="float">
            <text:p>-0.0243629255</text:p>
          </table:table-cell>
        </table:table-row>
        <table:table-row table:style-name="ro1">
          <table:table-cell office:value-type="string" calcext:value-type="string">
            <text:p>GO_0015977</text:p>
          </table:table-cell>
          <table:table-cell office:value-type="float" office:value="-0.206803964811699" calcext:value-type="float">
            <text:p>-0.2068039648</text:p>
          </table:table-cell>
          <table:table-cell office:value-type="float" office:value="0.0247156348594573" calcext:value-type="float">
            <text:p>0.0247156349</text:p>
          </table:table-cell>
        </table:table-row>
        <table:table-row table:style-name="ro1">
          <table:table-cell office:value-type="string" calcext:value-type="string">
            <text:p>GO_0035435</text:p>
          </table:table-cell>
          <table:table-cell office:value-type="float" office:value="0.243940686375507" calcext:value-type="float">
            <text:p>0.2439406864</text:p>
          </table:table-cell>
          <table:table-cell office:value-type="float" office:value="0.00511661694959139" calcext:value-type="float">
            <text:p>0.0051166169</text:p>
          </table:table-cell>
        </table:table-row>
        <table:table-row table:style-name="ro1">
          <table:table-cell office:value-type="string" calcext:value-type="string">
            <text:p>GO_0043631</text:p>
          </table:table-cell>
          <table:table-cell office:value-type="float" office:value="-0.2500216011166" calcext:value-type="float">
            <text:p>-0.2500216011</text:p>
          </table:table-cell>
          <table:table-cell office:value-type="float" office:value="-0.0855492342770124" calcext:value-type="float">
            <text:p>-0.0855492343</text:p>
          </table:table-cell>
        </table:table-row>
        <table:table-row table:style-name="ro1">
          <table:table-cell office:value-type="string" calcext:value-type="string">
            <text:p>GO_0017148</text:p>
          </table:table-cell>
          <table:table-cell office:value-type="float" office:value="-0.081059047534356" calcext:value-type="float">
            <text:p>-0.0810590475</text:p>
          </table:table-cell>
          <table:table-cell office:value-type="float" office:value="0.20730600956376" calcext:value-type="float">
            <text:p>0.2073060096</text:p>
          </table:table-cell>
        </table:table-row>
        <table:table-row table:style-name="ro1">
          <table:table-cell office:value-type="string" calcext:value-type="string">
            <text:p>GO_0034508</text:p>
          </table:table-cell>
          <table:table-cell office:value-type="float" office:value="0.238064022843132" calcext:value-type="float">
            <text:p>0.2380640228</text:p>
          </table:table-cell>
          <table:table-cell office:value-type="float" office:value="-0.0578749900986571" calcext:value-type="float">
            <text:p>-0.0578749901</text:p>
          </table:table-cell>
        </table:table-row>
        <table:table-row table:style-name="ro1">
          <table:table-cell office:value-type="string" calcext:value-type="string">
            <text:p>GO_0016106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</table:table-row>
        <table:table-row table:style-name="ro1">
          <table:table-cell office:value-type="string" calcext:value-type="string">
            <text:p>GO_0005991</text:p>
          </table:table-cell>
          <table:table-cell office:value-type="float" office:value="0.0392763496629489" calcext:value-type="float">
            <text:p>0.0392763497</text:p>
          </table:table-cell>
          <table:table-cell office:value-type="float" office:value="-0.00781424240891928" calcext:value-type="float">
            <text:p>-0.0078142424</text:p>
          </table:table-cell>
        </table:table-row>
        <table:table-row table:style-name="ro1">
          <table:table-cell office:value-type="string" calcext:value-type="string">
            <text:p>GO_0006878</text:p>
          </table:table-cell>
          <table:table-cell office:value-type="float" office:value="0.140708669704514" calcext:value-type="float">
            <text:p>0.1407086697</text:p>
          </table:table-cell>
          <table:table-cell office:value-type="float" office:value="0.018852833270457" calcext:value-type="float">
            <text:p>0.0188528333</text:p>
          </table:table-cell>
        </table:table-row>
        <table:table-row table:style-name="ro1">
          <table:table-cell office:value-type="string" calcext:value-type="string">
            <text:p>GO_0045490</text:p>
          </table:table-cell>
          <table:table-cell office:value-type="float" office:value="0.165511603683723" calcext:value-type="float">
            <text:p>0.1655116037</text:p>
          </table:table-cell>
          <table:table-cell office:value-type="float" office:value="-0.0210150788716326" calcext:value-type="float">
            <text:p>-0.0210150789</text:p>
          </table:table-cell>
        </table:table-row>
        <table:table-row table:style-name="ro1">
          <table:table-cell office:value-type="string" calcext:value-type="string">
            <text:p>GO_0016255</text:p>
          </table:table-cell>
          <table:table-cell office:value-type="float" office:value="-0.131357746534662" calcext:value-type="float">
            <text:p>-0.1313577465</text:p>
          </table:table-cell>
          <table:table-cell office:value-type="float" office:value="-0.0679278864033501" calcext:value-type="float">
            <text:p>-0.0679278864</text:p>
          </table:table-cell>
        </table:table-row>
        <table:table-row table:style-name="ro1">
          <table:table-cell office:value-type="string" calcext:value-type="string">
            <text:p>GO_0006784</text:p>
          </table:table-cell>
          <table:table-cell office:value-type="float" office:value="0.171590874453518" calcext:value-type="float">
            <text:p>0.1715908745</text:p>
          </table:table-cell>
          <table:table-cell office:value-type="float" office:value="-0.0121031332331157" calcext:value-type="float">
            <text:p>-0.0121031332</text:p>
          </table:table-cell>
        </table:table-row>
        <table:table-row table:style-name="ro1">
          <table:table-cell office:value-type="string" calcext:value-type="string">
            <text:p>GO_0006729</text:p>
          </table:table-cell>
          <table:table-cell office:value-type="float" office:value="0.156272815832353" calcext:value-type="float">
            <text:p>0.1562728158</text:p>
          </table:table-cell>
          <table:table-cell office:value-type="float" office:value="-0.00210489248408867" calcext:value-type="float">
            <text:p>-0.0021048925</text:p>
          </table:table-cell>
        </table:table-row>
        <table:table-row table:style-name="ro1">
          <table:table-cell office:value-type="string" calcext:value-type="string">
            <text:p>GO_0007166</text:p>
          </table:table-cell>
          <table:table-cell office:value-type="float" office:value="-0.253681421384249" calcext:value-type="float">
            <text:p>-0.2536814214</text:p>
          </table:table-cell>
          <table:table-cell office:value-type="float" office:value="-0.226032799972111" calcext:value-type="float">
            <text:p>-0.2260328</text:p>
          </table:table-cell>
        </table:table-row>
        <table:table-row table:style-name="ro1">
          <table:table-cell office:value-type="string" calcext:value-type="string">
            <text:p>GO_0006351</text:p>
          </table:table-cell>
          <table:table-cell office:value-type="float" office:value="-0.0212987982988029" calcext:value-type="float">
            <text:p>-0.0212987983</text:p>
          </table:table-cell>
          <table:table-cell office:value-type="float" office:value="0.0540298836483853" calcext:value-type="float">
            <text:p>0.0540298836</text:p>
          </table:table-cell>
        </table:table-row>
        <table:table-row table:style-name="ro1">
          <table:table-cell office:value-type="string" calcext:value-type="string">
            <text:p>GO_0009082</text:p>
          </table:table-cell>
          <table:table-cell office:value-type="float" office:value="0.0629897870383578" calcext:value-type="float">
            <text:p>0.062989787</text:p>
          </table:table-cell>
          <table:table-cell office:value-type="float" office:value="0.0251296009042794" calcext:value-type="float">
            <text:p>0.0251296009</text:p>
          </table:table-cell>
        </table:table-row>
        <table:table-row table:style-name="ro1">
          <table:table-cell office:value-type="string" calcext:value-type="string">
            <text:p>GO_0006323</text:p>
          </table:table-cell>
          <table:table-cell office:value-type="float" office:value="0.228404880752423" calcext:value-type="float">
            <text:p>0.2284048808</text:p>
          </table:table-cell>
          <table:table-cell office:value-type="float" office:value="-0.0144251722385213" calcext:value-type="float">
            <text:p>-0.0144251722</text:p>
          </table:table-cell>
        </table:table-row>
        <table:table-row table:style-name="ro1">
          <table:table-cell office:value-type="string" calcext:value-type="string">
            <text:p>GO_0051603</text:p>
          </table:table-cell>
          <table:table-cell office:value-type="float" office:value="-0.000194422760043542" calcext:value-type="float">
            <text:p>-0.0001944228</text:p>
          </table:table-cell>
          <table:table-cell office:value-type="float" office:value="0.000158656303936699" calcext:value-type="float">
            <text:p>0.0001586563</text:p>
          </table:table-cell>
        </table:table-row>
        <table:table-row table:style-name="ro1">
          <table:table-cell office:value-type="string" calcext:value-type="string">
            <text:p>GO_0002098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</table:table-row>
        <table:table-row table:style-name="ro1">
          <table:table-cell office:value-type="string" calcext:value-type="string">
            <text:p>GO_0009245</text:p>
          </table:table-cell>
          <table:table-cell office:value-type="float" office:value="0.120968854061184" calcext:value-type="float">
            <text:p>0.1209688541</text:p>
          </table:table-cell>
          <table:table-cell office:value-type="float" office:value="0.000773205161373354" calcext:value-type="float">
            <text:p>0.0007732052</text:p>
          </table:table-cell>
        </table:table-row>
        <table:table-row table:style-name="ro1">
          <table:table-cell office:value-type="string" calcext:value-type="string">
            <text:p>GO_0019295</text:p>
          </table:table-cell>
          <table:table-cell office:value-type="float" office:value="0.0581844252650941" calcext:value-type="float">
            <text:p>0.0581844253</text:p>
          </table:table-cell>
          <table:table-cell office:value-type="float" office:value="0.0268923227636092" calcext:value-type="float">
            <text:p>0.0268923228</text:p>
          </table:table-cell>
        </table:table-row>
        <table:table-row table:style-name="ro1">
          <table:table-cell office:value-type="string" calcext:value-type="string">
            <text:p>GO_0009411</text:p>
          </table:table-cell>
          <table:table-cell office:value-type="float" office:value="-0.126651654006758" calcext:value-type="float">
            <text:p>-0.126651654</text:p>
          </table:table-cell>
          <table:table-cell office:value-type="float" office:value="0.168152290045064" calcext:value-type="float">
            <text:p>0.16815229</text:p>
          </table:table-cell>
        </table:table-row>
        <table:table-row table:style-name="ro1">
          <table:table-cell office:value-type="string" calcext:value-type="string">
            <text:p>GO_0071704</text:p>
          </table:table-cell>
          <table:table-cell office:value-type="float" office:value="0.142085903196647" calcext:value-type="float">
            <text:p>0.1420859032</text:p>
          </table:table-cell>
          <table:table-cell office:value-type="float" office:value="-0.00825913605484287" calcext:value-type="float">
            <text:p>-0.0082591361</text:p>
          </table:table-cell>
        </table:table-row>
        <table:table-row table:style-name="ro1">
          <table:table-cell office:value-type="string" calcext:value-type="string">
            <text:p>GO_0006438</text:p>
          </table:table-cell>
          <table:table-cell office:value-type="float" office:value="0.160299384277739" calcext:value-type="float">
            <text:p>0.1602993843</text:p>
          </table:table-cell>
          <table:table-cell office:value-type="float" office:value="-0.00771629515790022" calcext:value-type="float">
            <text:p>-0.0077162952</text:p>
          </table:table-cell>
        </table:table-row>
        <table:table-row table:style-name="ro1">
          <table:table-cell office:value-type="string" calcext:value-type="string">
            <text:p>GO_0016567</text:p>
          </table:table-cell>
          <table:table-cell office:value-type="float" office:value="-0.207708257888779" calcext:value-type="float">
            <text:p>-0.2077082579</text:p>
          </table:table-cell>
          <table:table-cell office:value-type="float" office:value="-0.0515550049656715" calcext:value-type="float">
            <text:p>-0.051555005</text:p>
          </table:table-cell>
        </table:table-row>
        <table:table-row table:style-name="ro1">
          <table:table-cell office:value-type="string" calcext:value-type="string">
            <text:p>GO_0034755</text:p>
          </table:table-cell>
          <table:table-cell office:value-type="float" office:value="-0.191060372426228" calcext:value-type="float">
            <text:p>-0.1910603724</text:p>
          </table:table-cell>
          <table:table-cell office:value-type="float" office:value="0.0521830580453705" calcext:value-type="float">
            <text:p>0.052183058</text:p>
          </table:table-cell>
        </table:table-row>
        <table:table-row table:style-name="ro1">
          <table:table-cell office:value-type="string" calcext:value-type="string">
            <text:p>GO_0015979</text:p>
          </table:table-cell>
          <table:table-cell office:value-type="float" office:value="-0.26579610725605" calcext:value-type="float">
            <text:p>-0.2657961073</text:p>
          </table:table-cell>
          <table:table-cell office:value-type="float" office:value="0.0537802142224826" calcext:value-type="float">
            <text:p>0.0537802142</text:p>
          </table:table-cell>
        </table:table-row>
        <table:table-row table:style-name="ro1">
          <table:table-cell office:value-type="string" calcext:value-type="string">
            <text:p>GO_0044780</text:p>
          </table:table-cell>
          <table:table-cell office:value-type="float" office:value="0.00261027125375595" calcext:value-type="float">
            <text:p>0.0026102713</text:p>
          </table:table-cell>
          <table:table-cell office:value-type="float" office:value="0.0326413733312975" calcext:value-type="float">
            <text:p>0.0326413733</text:p>
          </table:table-cell>
        </table:table-row>
        <table:table-row table:style-name="ro1">
          <table:table-cell office:value-type="string" calcext:value-type="string">
            <text:p>GO_0034227</text:p>
          </table:table-cell>
          <table:table-cell office:value-type="float" office:value="-0.0465248476342872" calcext:value-type="float">
            <text:p>-0.0465248476</text:p>
          </table:table-cell>
          <table:table-cell office:value-type="float" office:value="-0.151941691754584" calcext:value-type="float">
            <text:p>-0.1519416918</text:p>
          </table:table-cell>
        </table:table-row>
        <table:table-row table:style-name="ro1">
          <table:table-cell office:value-type="string" calcext:value-type="string">
            <text:p>GO_0006338</text:p>
          </table:table-cell>
          <table:table-cell office:value-type="float" office:value="-0.208909481008294" calcext:value-type="float">
            <text:p>-0.208909481</text:p>
          </table:table-cell>
          <table:table-cell office:value-type="float" office:value="-0.0993045520884699" calcext:value-type="float">
            <text:p>-0.0993045521</text:p>
          </table:table-cell>
        </table:table-row>
        <table:table-row table:style-name="ro1">
          <table:table-cell office:value-type="string" calcext:value-type="string">
            <text:p>GO_0030153</text:p>
          </table:table-cell>
          <table:table-cell office:value-type="float" office:value="0.0901080583836389" calcext:value-type="float">
            <text:p>0.0901080584</text:p>
          </table:table-cell>
          <table:table-cell office:value-type="float" office:value="-0.00447706325007846" calcext:value-type="float">
            <text:p>-0.0044770633</text:p>
          </table:table-cell>
        </table:table-row>
        <table:table-row table:style-name="ro1">
          <table:table-cell office:value-type="string" calcext:value-type="string">
            <text:p>GO_0042158</text:p>
          </table:table-cell>
          <table:table-cell office:value-type="float" office:value="0.172322423472887" calcext:value-type="float">
            <text:p>0.1723224235</text:p>
          </table:table-cell>
          <table:table-cell office:value-type="float" office:value="-0.00808602871901073" calcext:value-type="float">
            <text:p>-0.0080860287</text:p>
          </table:table-cell>
        </table:table-row>
        <table:table-row table:style-name="ro1">
          <table:table-cell office:value-type="string" calcext:value-type="string">
            <text:p>GO_0015672</text:p>
          </table:table-cell>
          <table:table-cell office:value-type="float" office:value="0.116399151573343" calcext:value-type="float">
            <text:p>0.1163991516</text:p>
          </table:table-cell>
          <table:table-cell office:value-type="float" office:value="-0.0210797633803334" calcext:value-type="float">
            <text:p>-0.0210797634</text:p>
          </table:table-cell>
        </table:table-row>
        <table:table-row table:style-name="ro1">
          <table:table-cell office:value-type="string" calcext:value-type="string">
            <text:p>GO_0006672</text:p>
          </table:table-cell>
          <table:table-cell office:value-type="float" office:value="0.192561444824171" calcext:value-type="float">
            <text:p>0.1925614448</text:p>
          </table:table-cell>
          <table:table-cell office:value-type="float" office:value="-0.0244474682402472" calcext:value-type="float">
            <text:p>-0.0244474682</text:p>
          </table:table-cell>
        </table:table-row>
        <table:table-row table:style-name="ro1">
          <table:table-cell office:value-type="string" calcext:value-type="string">
            <text:p>GO_0006523</text:p>
          </table:table-cell>
          <table:table-cell office:value-type="float" office:value="0.0301604794171281" calcext:value-type="float">
            <text:p>0.0301604794</text:p>
          </table:table-cell>
          <table:table-cell office:value-type="float" office:value="0.0280595197687003" calcext:value-type="float">
            <text:p>0.0280595198</text:p>
          </table:table-cell>
        </table:table-row>
        <table:table-row table:style-name="ro1">
          <table:table-cell office:value-type="string" calcext:value-type="string">
            <text:p>GO_0006525</text:p>
          </table:table-cell>
          <table:table-cell office:value-type="float" office:value="0.165023315243116" calcext:value-type="float">
            <text:p>0.1650233152</text:p>
          </table:table-cell>
          <table:table-cell office:value-type="float" office:value="-0.00621813498334085" calcext:value-type="float">
            <text:p>-0.006218135</text:p>
          </table:table-cell>
        </table:table-row>
        <table:table-row table:style-name="ro1">
          <table:table-cell office:value-type="string" calcext:value-type="string">
            <text:p>GO_0006011</text:p>
          </table:table-cell>
          <table:table-cell office:value-type="float" office:value="0.235666904111588" calcext:value-type="float">
            <text:p>0.2356669041</text:p>
          </table:table-cell>
          <table:table-cell office:value-type="float" office:value="-0.0268708229138585" calcext:value-type="float">
            <text:p>-0.0268708229</text:p>
          </table:table-cell>
        </table:table-row>
        <table:table-row table:style-name="ro1">
          <table:table-cell office:value-type="string" calcext:value-type="string">
            <text:p>GO_0006527</text:p>
          </table:table-cell>
          <table:table-cell office:value-type="float" office:value="0.174103951131417" calcext:value-type="float">
            <text:p>0.1741039511</text:p>
          </table:table-cell>
          <table:table-cell office:value-type="float" office:value="-0.0116214653499736" calcext:value-type="float">
            <text:p>-0.0116214653</text:p>
          </table:table-cell>
        </table:table-row>
        <table:table-row table:style-name="ro1">
          <table:table-cell office:value-type="string" calcext:value-type="string">
            <text:p>GO_0006084</text:p>
          </table:table-cell>
          <table:table-cell office:value-type="float" office:value="-0.132686288990534" calcext:value-type="float">
            <text:p>-0.132686289</text:p>
          </table:table-cell>
          <table:table-cell office:value-type="float" office:value="-0.0312008984637032" calcext:value-type="float">
            <text:p>-0.0312008985</text:p>
          </table:table-cell>
        </table:table-row>
        <table:table-row table:style-name="ro1">
          <table:table-cell office:value-type="string" calcext:value-type="string">
            <text:p>GO_0055085</text:p>
          </table:table-cell>
          <table:table-cell office:value-type="float" office:value="0.116010684779558" calcext:value-type="float">
            <text:p>0.1160106848</text:p>
          </table:table-cell>
          <table:table-cell office:value-type="float" office:value="-0.0089487408834441" calcext:value-type="float">
            <text:p>-0.0089487409</text:p>
          </table:table-cell>
        </table:table-row>
        <table:table-row table:style-name="ro1">
          <table:table-cell office:value-type="string" calcext:value-type="string">
            <text:p>GO_0007094</text:p>
          </table:table-cell>
          <table:table-cell office:value-type="float" office:value="-0.00693117210166084" calcext:value-type="float">
            <text:p>-0.0069311721</text:p>
          </table:table-cell>
          <table:table-cell office:value-type="float" office:value="0.0104521098591082" calcext:value-type="float">
            <text:p>0.0104521099</text:p>
          </table:table-cell>
        </table:table-row>
        <table:table-row table:style-name="ro1">
          <table:table-cell office:value-type="string" calcext:value-type="string">
            <text:p>GO_0006198</text:p>
          </table:table-cell>
          <table:table-cell office:value-type="float" office:value="0.13748278663297" calcext:value-type="float">
            <text:p>0.1374827866</text:p>
          </table:table-cell>
          <table:table-cell office:value-type="float" office:value="-0.0340892475449405" calcext:value-type="float">
            <text:p>-0.0340892475</text:p>
          </table:table-cell>
        </table:table-row>
        <table:table-row table:style-name="ro1">
          <table:table-cell office:value-type="string" calcext:value-type="string">
            <text:p>GO_0006629</text:p>
          </table:table-cell>
          <table:table-cell office:value-type="float" office:value="0.100882677313131" calcext:value-type="float">
            <text:p>0.1008826773</text:p>
          </table:table-cell>
          <table:table-cell office:value-type="float" office:value="-0.00731779012486702" calcext:value-type="float">
            <text:p>-0.0073177901</text:p>
          </table:table-cell>
        </table:table-row>
        <table:table-row table:style-name="ro1">
          <table:table-cell office:value-type="string" calcext:value-type="string">
            <text:p>GO_0042545</text:p>
          </table:table-cell>
          <table:table-cell office:value-type="float" office:value="-0.12641900561023" calcext:value-type="float">
            <text:p>-0.1264190056</text:p>
          </table:table-cell>
          <table:table-cell office:value-type="float" office:value="-0.2454531780478" calcext:value-type="float">
            <text:p>-0.245453178</text:p>
          </table:table-cell>
        </table:table-row>
        <table:table-row table:style-name="ro1">
          <table:table-cell office:value-type="string" calcext:value-type="string">
            <text:p>GO_0015948</text:p>
          </table:table-cell>
          <table:table-cell office:value-type="float" office:value="0.106279880390463" calcext:value-type="float">
            <text:p>0.1062798804</text:p>
          </table:table-cell>
          <table:table-cell office:value-type="float" office:value="-0.0183523022025304" calcext:value-type="float">
            <text:p>-0.0183523022</text:p>
          </table:table-cell>
        </table:table-row>
        <table:table-row table:style-name="ro1">
          <table:table-cell office:value-type="string" calcext:value-type="string">
            <text:p>GO_0006364</text:p>
          </table:table-cell>
          <table:table-cell office:value-type="float" office:value="0.135699691651038" calcext:value-type="float">
            <text:p>0.1356996917</text:p>
          </table:table-cell>
          <table:table-cell office:value-type="float" office:value="-0.00632352290151767" calcext:value-type="float">
            <text:p>-0.0063235229</text:p>
          </table:table-cell>
        </table:table-row>
        <table:table-row table:style-name="ro1">
          <table:table-cell office:value-type="string" calcext:value-type="string">
            <text:p>GO_0051301</text:p>
          </table:table-cell>
          <table:table-cell office:value-type="float" office:value="0.180196920430979" calcext:value-type="float">
            <text:p>0.1801969204</text:p>
          </table:table-cell>
          <table:table-cell office:value-type="float" office:value="-0.0138049908230386" calcext:value-type="float">
            <text:p>-0.0138049908</text:p>
          </table:table-cell>
        </table:table-row>
        <table:table-row table:style-name="ro1">
          <table:table-cell office:value-type="string" calcext:value-type="string">
            <text:p>GO_0006836</text:p>
          </table:table-cell>
          <table:table-cell office:value-type="float" office:value="0.131710303287522" calcext:value-type="float">
            <text:p>0.1317103033</text:p>
          </table:table-cell>
          <table:table-cell office:value-type="float" office:value="-0.0261055234146609" calcext:value-type="float">
            <text:p>-0.0261055234</text:p>
          </table:table-cell>
        </table:table-row>
        <table:table-row table:style-name="ro1">
          <table:table-cell office:value-type="string" calcext:value-type="string">
            <text:p>GO_0006413</text:p>
          </table:table-cell>
          <table:table-cell office:value-type="float" office:value="-0.0668462108808031" calcext:value-type="float">
            <text:p>-0.0668462109</text:p>
          </table:table-cell>
          <table:table-cell office:value-type="float" office:value="0.0486167339768" calcext:value-type="float">
            <text:p>0.048616734</text:p>
          </table:table-cell>
        </table:table-row>
        <table:table-row table:style-name="ro1">
          <table:table-cell office:value-type="string" calcext:value-type="string">
            <text:p>GO_0006890</text:p>
          </table:table-cell>
          <table:table-cell office:value-type="float" office:value="-0.143305494605467" calcext:value-type="float">
            <text:p>-0.1433054946</text:p>
          </table:table-cell>
          <table:table-cell office:value-type="float" office:value="-0.115537850836343" calcext:value-type="float">
            <text:p>-0.1155378508</text:p>
          </table:table-cell>
        </table:table-row>
        <table:table-row table:style-name="ro1">
          <table:table-cell office:value-type="string" calcext:value-type="string">
            <text:p>GO_0006760</text:p>
          </table:table-cell>
          <table:table-cell office:value-type="float" office:value="0.154149634019093" calcext:value-type="float">
            <text:p>0.154149634</text:p>
          </table:table-cell>
          <table:table-cell office:value-type="float" office:value="-0.0052955249734703" calcext:value-type="float">
            <text:p>-0.005295525</text:p>
          </table:table-cell>
        </table:table-row>
        <table:table-row table:style-name="ro1">
          <table:table-cell office:value-type="string" calcext:value-type="string">
            <text:p>GO_0006811</text:p>
          </table:table-cell>
          <table:table-cell office:value-type="float" office:value="-0.0111249558096546" calcext:value-type="float">
            <text:p>-0.0111249558</text:p>
          </table:table-cell>
          <table:table-cell office:value-type="float" office:value="-0.0243622922005587" calcext:value-type="float">
            <text:p>-0.0243622922</text:p>
          </table:table-cell>
        </table:table-row>
        <table:table-row table:style-name="ro1">
          <table:table-cell office:value-type="string" calcext:value-type="string">
            <text:p>GO_0006310</text:p>
          </table:table-cell>
          <table:table-cell office:value-type="float" office:value="0.188286707180169" calcext:value-type="float">
            <text:p>0.1882867072</text:p>
          </table:table-cell>
          <table:table-cell office:value-type="float" office:value="-0.0178970932184343" calcext:value-type="float">
            <text:p>-0.0178970932</text:p>
          </table:table-cell>
        </table:table-row>
        <table:table-row table:style-name="ro1">
          <table:table-cell office:value-type="string" calcext:value-type="string">
            <text:p>GO_0009767</text:p>
          </table:table-cell>
          <table:table-cell office:value-type="float" office:value="-0.267559416741322" calcext:value-type="float">
            <text:p>-0.2675594167</text:p>
          </table:table-cell>
          <table:table-cell office:value-type="float" office:value="0.0418407329723991" calcext:value-type="float">
            <text:p>0.041840733</text:p>
          </table:table-cell>
        </table:table-row>
        <table:table-row table:style-name="ro1">
          <table:table-cell office:value-type="string" calcext:value-type="string">
            <text:p>GO_1902209</text:p>
          </table:table-cell>
          <table:table-cell office:value-type="float" office:value="-0.0717976496406273" calcext:value-type="float">
            <text:p>-0.0717976496</text:p>
          </table:table-cell>
          <table:table-cell office:value-type="float" office:value="-0.110875434687024" calcext:value-type="float">
            <text:p>-0.1108754347</text:p>
          </table:table-cell>
        </table:table-row>
        <table:table-row table:style-name="ro1">
          <table:table-cell office:value-type="string" calcext:value-type="string">
            <text:p>GO_0008608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</table:table-row>
        <table:table-row table:style-name="ro1">
          <table:table-cell office:value-type="string" calcext:value-type="string">
            <text:p>GO_0045454</text:p>
          </table:table-cell>
          <table:table-cell office:value-type="float" office:value="0.0281189385044841" calcext:value-type="float">
            <text:p>0.0281189385</text:p>
          </table:table-cell>
          <table:table-cell office:value-type="float" office:value="0.0106085031730637" calcext:value-type="float">
            <text:p>0.0106085032</text:p>
          </table:table-cell>
        </table:table-row>
        <table:table-row table:style-name="ro1">
          <table:table-cell office:value-type="string" calcext:value-type="string">
            <text:p>GO_0030255</text:p>
          </table:table-cell>
          <table:table-cell office:value-type="float" office:value="0.108264248661565" calcext:value-type="float">
            <text:p>0.1082642487</text:p>
          </table:table-cell>
          <table:table-cell office:value-type="float" office:value="-0.000837025943838255" calcext:value-type="float">
            <text:p>-0.0008370259</text:p>
          </table:table-cell>
        </table:table-row>
        <table:table-row table:style-name="ro1">
          <table:table-cell office:value-type="string" calcext:value-type="string">
            <text:p>GO_0006000</text:p>
          </table:table-cell>
          <table:table-cell office:value-type="float" office:value="-0.194631452288149" calcext:value-type="float">
            <text:p>-0.1946314523</text:p>
          </table:table-cell>
          <table:table-cell office:value-type="float" office:value="0.0247012437497515" calcext:value-type="float">
            <text:p>0.0247012437</text:p>
          </table:table-cell>
        </table:table-row>
        <table:table-row table:style-name="ro1">
          <table:table-cell office:value-type="string" calcext:value-type="string">
            <text:p>GO_0005978</text:p>
          </table:table-cell>
          <table:table-cell office:value-type="float" office:value="-0.025258317176652" calcext:value-type="float">
            <text:p>-0.0252583172</text:p>
          </table:table-cell>
          <table:table-cell office:value-type="float" office:value="-0.0535059122433434" calcext:value-type="float">
            <text:p>-0.0535059122</text:p>
          </table:table-cell>
        </table:table-row>
        <table:table-row table:style-name="ro1">
          <table:table-cell office:value-type="string" calcext:value-type="string">
            <text:p>GO_0046488</text:p>
          </table:table-cell>
          <table:table-cell office:value-type="float" office:value="-0.20463115972664" calcext:value-type="float">
            <text:p>-0.2046311597</text:p>
          </table:table-cell>
          <table:table-cell office:value-type="float" office:value="-0.0146823826396095" calcext:value-type="float">
            <text:p>-0.0146823826</text:p>
          </table:table-cell>
        </table:table-row>
        <table:table-row table:style-name="ro1">
          <table:table-cell office:value-type="string" calcext:value-type="string">
            <text:p>GO_0006269</text:p>
          </table:table-cell>
          <table:table-cell office:value-type="float" office:value="0.188670694373465" calcext:value-type="float">
            <text:p>0.1886706944</text:p>
          </table:table-cell>
          <table:table-cell office:value-type="float" office:value="-0.0343049067071221" calcext:value-type="float">
            <text:p>-0.0343049067</text:p>
          </table:table-cell>
        </table:table-row>
        <table:table-row table:style-name="ro1">
          <table:table-cell office:value-type="string" calcext:value-type="string">
            <text:p>GO_0008360</text:p>
          </table:table-cell>
          <table:table-cell office:value-type="float" office:value="0.180086119739612" calcext:value-type="float">
            <text:p>0.1800861197</text:p>
          </table:table-cell>
          <table:table-cell office:value-type="float" office:value="-0.00664353815120921" calcext:value-type="float">
            <text:p>-0.0066435382</text:p>
          </table:table-cell>
        </table:table-row>
        <table:table-row table:style-name="ro1">
          <table:table-cell office:value-type="string" calcext:value-type="string">
            <text:p>GO_0006098</text:p>
          </table:table-cell>
          <table:table-cell office:value-type="float" office:value="0.0507033862378602" calcext:value-type="float">
            <text:p>0.0507033862</text:p>
          </table:table-cell>
          <table:table-cell office:value-type="float" office:value="0.00476273682219742" calcext:value-type="float">
            <text:p>0.0047627368</text:p>
          </table:table-cell>
        </table:table-row>
        <table:table-row table:style-name="ro1">
          <table:table-cell office:value-type="string" calcext:value-type="string">
            <text:p>GO_0000902</text:p>
          </table:table-cell>
          <table:table-cell office:value-type="float" office:value="0.0867059242237185" calcext:value-type="float">
            <text:p>0.0867059242</text:p>
          </table:table-cell>
          <table:table-cell office:value-type="float" office:value="0.0145299636260796" calcext:value-type="float">
            <text:p>0.0145299636</text:p>
          </table:table-cell>
        </table:table-row>
        <table:table-row table:style-name="ro1">
          <table:table-cell office:value-type="string" calcext:value-type="string">
            <text:p>GO_0051775</text:p>
          </table:table-cell>
          <table:table-cell office:value-type="float" office:value="0.121391226183819" calcext:value-type="float">
            <text:p>0.1213912262</text:p>
          </table:table-cell>
          <table:table-cell office:value-type="float" office:value="-0.013538934862836" calcext:value-type="float">
            <text:p>-0.0135389349</text:p>
          </table:table-cell>
        </table:table-row>
        <table:table-row table:style-name="ro1">
          <table:table-cell office:value-type="string" calcext:value-type="string">
            <text:p>GO_0000226</text:p>
          </table:table-cell>
          <table:table-cell office:value-type="float" office:value="-0.16898193833984" calcext:value-type="float">
            <text:p>-0.1689819383</text:p>
          </table:table-cell>
          <table:table-cell office:value-type="float" office:value="-0.0708663033934807" calcext:value-type="float">
            <text:p>-0.0708663034</text:p>
          </table:table-cell>
        </table:table-row>
        <table:table-row table:style-name="ro1">
          <table:table-cell office:value-type="string" calcext:value-type="string">
            <text:p>GO_0009166</text:p>
          </table:table-cell>
          <table:table-cell office:value-type="float" office:value="0.0978984411861321" calcext:value-type="float">
            <text:p>0.0978984412</text:p>
          </table:table-cell>
          <table:table-cell office:value-type="float" office:value="0.008624505749203" calcext:value-type="float">
            <text:p>0.0086245057</text:p>
          </table:table-cell>
        </table:table-row>
        <table:table-row table:style-name="ro1">
          <table:table-cell office:value-type="string" calcext:value-type="string">
            <text:p>GO_0006189</text:p>
          </table:table-cell>
          <table:table-cell office:value-type="float" office:value="0.163956228643561" calcext:value-type="float">
            <text:p>0.1639562286</text:p>
          </table:table-cell>
          <table:table-cell office:value-type="float" office:value="-0.00671398369529208" calcext:value-type="float">
            <text:p>-0.0067139837</text:p>
          </table:table-cell>
        </table:table-row>
        <table:table-row table:style-name="ro1">
          <table:table-cell office:value-type="string" calcext:value-type="string">
            <text:p>GO_0042254</text:p>
          </table:table-cell>
          <table:table-cell office:value-type="float" office:value="-0.0558623659593153" calcext:value-type="float">
            <text:p>-0.055862366</text:p>
          </table:table-cell>
          <table:table-cell office:value-type="float" office:value="0.0364639220683937" calcext:value-type="float">
            <text:p>0.0364639221</text:p>
          </table:table-cell>
        </table:table-row>
        <table:table-row table:style-name="ro1">
          <table:table-cell office:value-type="string" calcext:value-type="string">
            <text:p>GO_0006813</text:p>
          </table:table-cell>
          <table:table-cell office:value-type="float" office:value="0.162714741330934" calcext:value-type="float">
            <text:p>0.1627147413</text:p>
          </table:table-cell>
          <table:table-cell office:value-type="float" office:value="-0.0157984564604279" calcext:value-type="float">
            <text:p>-0.0157984565</text:p>
          </table:table-cell>
        </table:table-row>
        <table:table-row table:style-name="ro1">
          <table:table-cell office:value-type="string" calcext:value-type="string">
            <text:p>GO_0006824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</table:table-row>
        <table:table-row table:style-name="ro1">
          <table:table-cell office:value-type="string" calcext:value-type="string">
            <text:p>GO_0006452</text:p>
          </table:table-cell>
          <table:table-cell office:value-type="float" office:value="-0.0592659780779471" calcext:value-type="float">
            <text:p>-0.0592659781</text:p>
          </table:table-cell>
          <table:table-cell office:value-type="float" office:value="0.0120196126351221" calcext:value-type="float">
            <text:p>0.0120196126</text:p>
          </table:table-cell>
        </table:table-row>
        <table:table-row table:style-name="ro1">
          <table:table-cell office:value-type="string" calcext:value-type="string">
            <text:p>GO_0000390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</table:table-row>
        <table:table-row table:style-name="ro1">
          <table:table-cell office:value-type="string" calcext:value-type="string">
            <text:p>GO_0006303</text:p>
          </table:table-cell>
          <table:table-cell office:value-type="float" office:value="0.109159016996945" calcext:value-type="float">
            <text:p>0.109159017</text:p>
          </table:table-cell>
          <table:table-cell office:value-type="float" office:value="0.00944563085357341" calcext:value-type="float">
            <text:p>0.0094456309</text:p>
          </table:table-cell>
        </table:table-row>
        <table:table-row table:style-name="ro1">
          <table:table-cell office:value-type="string" calcext:value-type="string">
            <text:p>GO_0007017</text:p>
          </table:table-cell>
          <table:table-cell office:value-type="float" office:value="-0.269606079726224" calcext:value-type="float">
            <text:p>-0.2696060797</text:p>
          </table:table-cell>
          <table:table-cell office:value-type="float" office:value="-0.088342756590878" calcext:value-type="float">
            <text:p>-0.0883427566</text:p>
          </table:table-cell>
        </table:table-row>
        <table:table-row table:style-name="ro1">
          <table:table-cell office:value-type="string" calcext:value-type="string">
            <text:p>GO_0006547</text:p>
          </table:table-cell>
          <table:table-cell office:value-type="float" office:value="-0.14366220254334" calcext:value-type="float">
            <text:p>-0.1436622025</text:p>
          </table:table-cell>
          <table:table-cell office:value-type="float" office:value="-0.318184838642367" calcext:value-type="float">
            <text:p>-0.3181848386</text:p>
          </table:table-cell>
        </table:table-row>
        <table:table-row table:style-name="ro1">
          <table:table-cell office:value-type="string" calcext:value-type="string">
            <text:p>GO_0016560</text:p>
          </table:table-cell>
          <table:table-cell office:value-type="float" office:value="0.0671243953580524" calcext:value-type="float">
            <text:p>0.0671243954</text:p>
          </table:table-cell>
          <table:table-cell office:value-type="float" office:value="-0.168366947214135" calcext:value-type="float">
            <text:p>-0.1683669472</text:p>
          </table:table-cell>
        </table:table-row>
        <table:table-row table:style-name="ro1">
          <table:table-cell office:value-type="string" calcext:value-type="string">
            <text:p>GO_0006742</text:p>
          </table:table-cell>
          <table:table-cell office:value-type="float" office:value="0.210517147156371" calcext:value-type="float">
            <text:p>0.2105171472</text:p>
          </table:table-cell>
          <table:table-cell office:value-type="float" office:value="-0.016322801649025" calcext:value-type="float">
            <text:p>-0.0163228016</text:p>
          </table:table-cell>
        </table:table-row>
        <table:table-row table:style-name="ro1">
          <table:table-cell office:value-type="string" calcext:value-type="string">
            <text:p>GO_0042619</text:p>
          </table:table-cell>
          <table:table-cell office:value-type="float" office:value="0.015493172105907" calcext:value-type="float">
            <text:p>0.0154931721</text:p>
          </table:table-cell>
          <table:table-cell office:value-type="float" office:value="-0.0489522905034881" calcext:value-type="float">
            <text:p>-0.0489522905</text:p>
          </table:table-cell>
        </table:table-row>
        <table:table-row table:style-name="ro1">
          <table:table-cell office:value-type="string" calcext:value-type="string">
            <text:p>GO_0070475</text:p>
          </table:table-cell>
          <table:table-cell office:value-type="float" office:value="0.118705762337495" calcext:value-type="float">
            <text:p>0.1187057623</text:p>
          </table:table-cell>
          <table:table-cell office:value-type="float" office:value="-0.0108918792780139" calcext:value-type="float">
            <text:p>-0.0108918793</text:p>
          </table:table-cell>
        </table:table-row>
        <table:table-row table:style-name="ro1">
          <table:table-cell office:value-type="string" calcext:value-type="string">
            <text:p>GO_0019288</text:p>
          </table:table-cell>
          <table:table-cell office:value-type="float" office:value="0.117766393112252" calcext:value-type="float">
            <text:p>0.1177663931</text:p>
          </table:table-cell>
          <table:table-cell office:value-type="float" office:value="0.00488538093338004" calcext:value-type="float">
            <text:p>0.0048853809</text:p>
          </table:table-cell>
        </table:table-row>
        <table:table-row table:style-name="ro1">
          <table:table-cell office:value-type="string" calcext:value-type="string">
            <text:p>GO_0019439</text:p>
          </table:table-cell>
          <table:table-cell office:value-type="float" office:value="0.183056292887688" calcext:value-type="float">
            <text:p>0.1830562929</text:p>
          </table:table-cell>
          <table:table-cell office:value-type="float" office:value="-0.0179267572437424" calcext:value-type="float">
            <text:p>-0.0179267572</text:p>
          </table:table-cell>
        </table:table-row>
        <table:table-row table:style-name="ro1">
          <table:table-cell office:value-type="string" calcext:value-type="string">
            <text:p>GO_0015703</text:p>
          </table:table-cell>
          <table:table-cell office:value-type="float" office:value="0.184220691538546" calcext:value-type="float">
            <text:p>0.1842206915</text:p>
          </table:table-cell>
          <table:table-cell office:value-type="float" office:value="-0.0188472602667513" calcext:value-type="float">
            <text:p>-0.0188472603</text:p>
          </table:table-cell>
        </table:table-row>
        <table:table-row table:style-name="ro1">
          <table:table-cell office:value-type="string" calcext:value-type="string">
            <text:p>GO_0009052</text:p>
          </table:table-cell>
          <table:table-cell office:value-type="float" office:value="0.148360326168171" calcext:value-type="float">
            <text:p>0.1483603262</text:p>
          </table:table-cell>
          <table:table-cell office:value-type="float" office:value="-0.00181251444459208" calcext:value-type="float">
            <text:p>-0.0018125144</text:p>
          </table:table-cell>
        </table:table-row>
        <table:table-row table:style-name="ro1">
          <table:table-cell office:value-type="string" calcext:value-type="string">
            <text:p>GO_0009308</text:p>
          </table:table-cell>
          <table:table-cell office:value-type="float" office:value="0.178865938845366" calcext:value-type="float">
            <text:p>0.1788659388</text:p>
          </table:table-cell>
          <table:table-cell office:value-type="float" office:value="-0.0177892970543322" calcext:value-type="float">
            <text:p>-0.0177892971</text:p>
          </table:table-cell>
        </table:table-row>
        <table:table-row table:style-name="ro1">
          <table:table-cell office:value-type="string" calcext:value-type="string">
            <text:p>GO_0006051</text:p>
          </table:table-cell>
          <table:table-cell office:value-type="float" office:value="0.0184593498118359" calcext:value-type="float">
            <text:p>0.0184593498</text:p>
          </table:table-cell>
          <table:table-cell office:value-type="float" office:value="0.0399030328899387" calcext:value-type="float">
            <text:p>0.0399030329</text:p>
          </table:table-cell>
        </table:table-row>
        <table:table-row table:style-name="ro1">
          <table:table-cell office:value-type="string" calcext:value-type="string">
            <text:p>GO_0006835</text:p>
          </table:table-cell>
          <table:table-cell office:value-type="float" office:value="0.163784382940619" calcext:value-type="float">
            <text:p>0.1637843829</text:p>
          </table:table-cell>
          <table:table-cell office:value-type="float" office:value="-0.0154790682714943" calcext:value-type="float">
            <text:p>-0.0154790683</text:p>
          </table:table-cell>
        </table:table-row>
        <table:table-row table:style-name="ro1">
          <table:table-cell office:value-type="string" calcext:value-type="string">
            <text:p>GO_0051276</text:p>
          </table:table-cell>
          <table:table-cell office:value-type="float" office:value="0.0672292613676223" calcext:value-type="float">
            <text:p>0.0672292614</text:p>
          </table:table-cell>
          <table:table-cell office:value-type="float" office:value="0.00297180512362449" calcext:value-type="float">
            <text:p>0.0029718051</text:p>
          </table:table-cell>
        </table:table-row>
        <table:table-row table:style-name="ro1">
          <table:table-cell office:value-type="string" calcext:value-type="string">
            <text:p>GO_0046938</text:p>
          </table:table-cell>
          <table:table-cell office:value-type="float" office:value="-0.115898836840485" calcext:value-type="float">
            <text:p>-0.1158988368</text:p>
          </table:table-cell>
          <table:table-cell office:value-type="float" office:value="-0.0349386470802801" calcext:value-type="float">
            <text:p>-0.0349386471</text:p>
          </table:table-cell>
        </table:table-row>
        <table:table-row table:style-name="ro1">
          <table:table-cell office:value-type="string" calcext:value-type="string">
            <text:p>GO_0009312</text:p>
          </table:table-cell>
          <table:table-cell office:value-type="float" office:value="-0.19345546436176" calcext:value-type="float">
            <text:p>-0.1934554644</text:p>
          </table:table-cell>
          <table:table-cell office:value-type="float" office:value="0.00596735340559815" calcext:value-type="float">
            <text:p>0.0059673534</text:p>
          </table:table-cell>
        </table:table-row>
        <table:table-row table:style-name="ro1">
          <table:table-cell office:value-type="string" calcext:value-type="string">
            <text:p>GO_0015992</text:p>
          </table:table-cell>
          <table:table-cell office:value-type="float" office:value="-0.0444390272261843" calcext:value-type="float">
            <text:p>-0.0444390272</text:p>
          </table:table-cell>
          <table:table-cell office:value-type="float" office:value="0.0254772616909305" calcext:value-type="float">
            <text:p>0.0254772617</text:p>
          </table:table-cell>
        </table:table-row>
        <table:table-row table:style-name="ro1">
          <table:table-cell office:value-type="string" calcext:value-type="string">
            <text:p>GO_0006465</text:p>
          </table:table-cell>
          <table:table-cell office:value-type="float" office:value="-0.250117700071765" calcext:value-type="float">
            <text:p>-0.2501177001</text:p>
          </table:table-cell>
          <table:table-cell office:value-type="float" office:value="0.0248939506683131" calcext:value-type="float">
            <text:p>0.0248939507</text:p>
          </table:table-cell>
        </table:table-row>
        <table:table-row table:style-name="ro1">
          <table:table-cell office:value-type="string" calcext:value-type="string">
            <text:p>GO_0009298</text:p>
          </table:table-cell>
          <table:table-cell office:value-type="float" office:value="-0.161844672441397" calcext:value-type="float">
            <text:p>-0.1618446724</text:p>
          </table:table-cell>
          <table:table-cell office:value-type="float" office:value="-0.048096590434642" calcext:value-type="float">
            <text:p>-0.0480965904</text:p>
          </table:table-cell>
        </table:table-row>
        <table:table-row table:style-name="ro1">
          <table:table-cell office:value-type="string" calcext:value-type="string">
            <text:p>GO_0032065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</table:table-row>
        <table:table-row table:style-name="ro1">
          <table:table-cell office:value-type="string" calcext:value-type="string">
            <text:p>GO_0016070</text:p>
          </table:table-cell>
          <table:table-cell office:value-type="float" office:value="-0.133509114349069" calcext:value-type="float">
            <text:p>-0.1335091143</text:p>
          </table:table-cell>
          <table:table-cell office:value-type="float" office:value="0.0072248566280884" calcext:value-type="float">
            <text:p>0.0072248566</text:p>
          </table:table-cell>
        </table:table-row>
        <table:table-row table:style-name="ro1">
          <table:table-cell office:value-type="string" calcext:value-type="string">
            <text:p>GO_0006032</text:p>
          </table:table-cell>
          <table:table-cell office:value-type="float" office:value="-0.00939928655451774" calcext:value-type="float">
            <text:p>-0.0093992866</text:p>
          </table:table-cell>
          <table:table-cell office:value-type="float" office:value="-0.00325470109392499" calcext:value-type="float">
            <text:p>-0.0032547011</text:p>
          </table:table-cell>
        </table:table-row>
        <table:table-row table:style-name="ro1">
          <table:table-cell office:value-type="string" calcext:value-type="string">
            <text:p>GO_0015727</text:p>
          </table:table-cell>
          <table:table-cell office:value-type="float" office:value="0.176711252354456" calcext:value-type="float">
            <text:p>0.1767112524</text:p>
          </table:table-cell>
          <table:table-cell office:value-type="float" office:value="-0.00933429816463234" calcext:value-type="float">
            <text:p>-0.0093342982</text:p>
          </table:table-cell>
        </table:table-row>
        <table:table-row table:style-name="ro1">
          <table:table-cell office:value-type="string" calcext:value-type="string">
            <text:p>GO_0006302</text:p>
          </table:table-cell>
          <table:table-cell office:value-type="float" office:value="-0.0995399610361145" calcext:value-type="float">
            <text:p>-0.099539961</text:p>
          </table:table-cell>
          <table:table-cell office:value-type="float" office:value="-0.0410266267566768" calcext:value-type="float">
            <text:p>-0.0410266268</text:p>
          </table:table-cell>
        </table:table-row>
        <table:table-row table:style-name="ro1">
          <table:table-cell office:value-type="string" calcext:value-type="string">
            <text:p>GO_0032328</text:p>
          </table:table-cell>
          <table:table-cell office:value-type="float" office:value="0.149148064478157" calcext:value-type="float">
            <text:p>0.1491480645</text:p>
          </table:table-cell>
          <table:table-cell office:value-type="float" office:value="-0.00352975646575009" calcext:value-type="float">
            <text:p>-0.0035297565</text:p>
          </table:table-cell>
        </table:table-row>
        <table:table-row table:style-name="ro1">
          <table:table-cell office:value-type="string" calcext:value-type="string">
            <text:p>GO_0006370</text:p>
          </table:table-cell>
          <table:table-cell office:value-type="float" office:value="-0.0463905577027579" calcext:value-type="float">
            <text:p>-0.0463905577</text:p>
          </table:table-cell>
          <table:table-cell office:value-type="float" office:value="-0.014663579323776" calcext:value-type="float">
            <text:p>-0.0146635793</text:p>
          </table:table-cell>
        </table:table-row>
        <table:table-row table:style-name="ro1">
          <table:table-cell office:value-type="string" calcext:value-type="string">
            <text:p>GO_0006850</text:p>
          </table:table-cell>
          <table:table-cell office:value-type="float" office:value="-0.210732554061103" calcext:value-type="float">
            <text:p>-0.2107325541</text:p>
          </table:table-cell>
          <table:table-cell office:value-type="float" office:value="0.0287677931461592" calcext:value-type="float">
            <text:p>0.0287677931</text:p>
          </table:table-cell>
        </table:table-row>
        <table:table-row table:style-name="ro1">
          <table:table-cell office:value-type="string" calcext:value-type="string">
            <text:p>GO_0048278</text:p>
          </table:table-cell>
          <table:table-cell office:value-type="float" office:value="-0.0701947182901451" calcext:value-type="float">
            <text:p>-0.0701947183</text:p>
          </table:table-cell>
          <table:table-cell office:value-type="float" office:value="-0.0804203697296912" calcext:value-type="float">
            <text:p>-0.0804203697</text:p>
          </table:table-cell>
        </table:table-row>
        <table:table-row table:style-name="ro1">
          <table:table-cell office:value-type="string" calcext:value-type="string">
            <text:p>GO_0007156</text:p>
          </table:table-cell>
          <table:table-cell office:value-type="float" office:value="-0.00274709741046936" calcext:value-type="float">
            <text:p>-0.0027470974</text:p>
          </table:table-cell>
          <table:table-cell office:value-type="float" office:value="-0.0196945629134977" calcext:value-type="float">
            <text:p>-0.0196945629</text:p>
          </table:table-cell>
        </table:table-row>
        <table:table-row table:style-name="ro1">
          <table:table-cell office:value-type="string" calcext:value-type="string">
            <text:p>GO_0006450</text:p>
          </table:table-cell>
          <table:table-cell office:value-type="float" office:value="0.117323247002655" calcext:value-type="float">
            <text:p>0.117323247</text:p>
          </table:table-cell>
          <table:table-cell office:value-type="float" office:value="0.00987400874304115" calcext:value-type="float">
            <text:p>0.0098740087</text:p>
          </table:table-cell>
        </table:table-row>
        <table:table-row table:style-name="ro1">
          <table:table-cell office:value-type="string" calcext:value-type="string">
            <text:p>GO_0030261</text:p>
          </table:table-cell>
          <table:table-cell office:value-type="float" office:value="0.114473846350226" calcext:value-type="float">
            <text:p>0.1144738464</text:p>
          </table:table-cell>
          <table:table-cell office:value-type="float" office:value="0.0541116646658472" calcext:value-type="float">
            <text:p>0.0541116647</text:p>
          </table:table-cell>
        </table:table-row>
        <table:table-row table:style-name="ro1">
          <table:table-cell office:value-type="string" calcext:value-type="string">
            <text:p>GO_0007186</text:p>
          </table:table-cell>
          <table:table-cell office:value-type="float" office:value="-0.155031091260071" calcext:value-type="float">
            <text:p>-0.1550310913</text:p>
          </table:table-cell>
          <table:table-cell office:value-type="float" office:value="-0.0398712057672495" calcext:value-type="float">
            <text:p>-0.0398712058</text:p>
          </table:table-cell>
        </table:table-row>
        <table:table-row table:style-name="ro1">
          <table:table-cell office:value-type="string" calcext:value-type="string">
            <text:p>GO_0051090</text:p>
          </table:table-cell>
          <table:table-cell office:value-type="float" office:value="0.0724970758238147" calcext:value-type="float">
            <text:p>0.0724970758</text:p>
          </table:table-cell>
          <table:table-cell office:value-type="float" office:value="0.0629242964065846" calcext:value-type="float">
            <text:p>0.0629242964</text:p>
          </table:table-cell>
        </table:table-row>
        <table:table-row table:style-name="ro1">
          <table:table-cell office:value-type="string" calcext:value-type="string">
            <text:p>GO_0007219</text:p>
          </table:table-cell>
          <table:table-cell office:value-type="float" office:value="-0.106205451822906" calcext:value-type="float">
            <text:p>-0.1062054518</text:p>
          </table:table-cell>
          <table:table-cell office:value-type="float" office:value="-0.137547201511009" calcext:value-type="float">
            <text:p>-0.1375472015</text:p>
          </table:table-cell>
        </table:table-row>
        <table:table-row table:style-name="ro1">
          <table:table-cell office:value-type="string" calcext:value-type="string">
            <text:p>GO_0000077</text:p>
          </table:table-cell>
          <table:table-cell office:value-type="float" office:value="0.0684964057606689" calcext:value-type="float">
            <text:p>0.0684964058</text:p>
          </table:table-cell>
          <table:table-cell office:value-type="float" office:value="-0.0650054833975966" calcext:value-type="float">
            <text:p>-0.0650054834</text:p>
          </table:table-cell>
        </table:table-row>
        <table:table-row table:style-name="ro1">
          <table:table-cell office:value-type="string" calcext:value-type="string">
            <text:p>GO_0006304</text:p>
          </table:table-cell>
          <table:table-cell office:value-type="float" office:value="0.193535575763931" calcext:value-type="float">
            <text:p>0.1935355758</text:p>
          </table:table-cell>
          <table:table-cell office:value-type="float" office:value="-0.0129467845024103" calcext:value-type="float">
            <text:p>-0.0129467845</text:p>
          </table:table-cell>
        </table:table-row>
        <table:table-row table:style-name="ro1">
          <table:table-cell office:value-type="string" calcext:value-type="string">
            <text:p>GO_0019748</text:p>
          </table:table-cell>
          <table:table-cell office:value-type="float" office:value="0.234414119977892" calcext:value-type="float">
            <text:p>0.23441412</text:p>
          </table:table-cell>
          <table:table-cell office:value-type="float" office:value="-0.0256271154191373" calcext:value-type="float">
            <text:p>-0.0256271154</text:p>
          </table:table-cell>
        </table:table-row>
        <table:table-row table:style-name="ro1">
          <table:table-cell office:value-type="string" calcext:value-type="string">
            <text:p>GO_0006276</text:p>
          </table:table-cell>
          <table:table-cell office:value-type="float" office:value="0.0634390898848936" calcext:value-type="float">
            <text:p>0.0634390899</text:p>
          </table:table-cell>
          <table:table-cell office:value-type="float" office:value="-0.0533568246171241" calcext:value-type="float">
            <text:p>-0.0533568246</text:p>
          </table:table-cell>
        </table:table-row>
        <table:table-row table:style-name="ro1">
          <table:table-cell office:value-type="string" calcext:value-type="string">
            <text:p>GO_0009966</text:p>
          </table:table-cell>
          <table:table-cell office:value-type="float" office:value="-0.13586717324427" calcext:value-type="float">
            <text:p>-0.1358671732</text:p>
          </table:table-cell>
          <table:table-cell office:value-type="float" office:value="-0.0163739104876696" calcext:value-type="float">
            <text:p>-0.0163739105</text:p>
          </table:table-cell>
        </table:table-row>
        <table:table-row table:style-name="ro1">
          <table:table-cell office:value-type="string" calcext:value-type="string">
            <text:p>GO_0006419</text:p>
          </table:table-cell>
          <table:table-cell office:value-type="float" office:value="0.14153404682699" calcext:value-type="float">
            <text:p>0.1415340468</text:p>
          </table:table-cell>
          <table:table-cell office:value-type="float" office:value="-0.00426299499090156" calcext:value-type="float">
            <text:p>-0.004262995</text:p>
          </table:table-cell>
        </table:table-row>
        <table:table-row table:style-name="ro1">
          <table:table-cell office:value-type="string" calcext:value-type="string">
            <text:p>GO_0045227</text:p>
          </table:table-cell>
          <table:table-cell office:value-type="float" office:value="0.172048190076624" calcext:value-type="float">
            <text:p>0.1720481901</text:p>
          </table:table-cell>
          <table:table-cell office:value-type="float" office:value="-0.0228190057317614" calcext:value-type="float">
            <text:p>-0.0228190057</text:p>
          </table:table-cell>
        </table:table-row>
        <table:table-row table:style-name="ro1">
          <table:table-cell office:value-type="string" calcext:value-type="string">
            <text:p>GO_0006480</text:p>
          </table:table-cell>
          <table:table-cell office:value-type="float" office:value="-0.113133356891943" calcext:value-type="float">
            <text:p>-0.1131333569</text:p>
          </table:table-cell>
          <table:table-cell office:value-type="float" office:value="-0.112132294636776" calcext:value-type="float">
            <text:p>-0.1121322946</text:p>
          </table:table-cell>
        </table:table-row>
        <table:table-row table:style-name="ro1">
          <table:table-cell office:value-type="string" calcext:value-type="string">
            <text:p>GO_0007608</text:p>
          </table:table-cell>
          <table:table-cell office:value-type="float" office:value="0.0549178240943154" calcext:value-type="float">
            <text:p>0.0549178241</text:p>
          </table:table-cell>
          <table:table-cell office:value-type="float" office:value="-0.0216979783635706" calcext:value-type="float">
            <text:p>-0.0216979784</text:p>
          </table:table-cell>
        </table:table-row>
        <table:table-row table:style-name="ro1">
          <table:table-cell office:value-type="string" calcext:value-type="string">
            <text:p>GO_0007423</text:p>
          </table:table-cell>
          <table:table-cell office:value-type="float" office:value="0.0553731963461705" calcext:value-type="float">
            <text:p>0.0553731963</text:p>
          </table:table-cell>
          <table:table-cell office:value-type="float" office:value="-0.0963653404077817" calcext:value-type="float">
            <text:p>-0.0963653404</text:p>
          </table:table-cell>
        </table:table-row>
        <table:table-row table:style-name="ro1">
          <table:table-cell office:value-type="string" calcext:value-type="string">
            <text:p>GO_0001558</text:p>
          </table:table-cell>
          <table:table-cell office:value-type="float" office:value="0.160188685793227" calcext:value-type="float">
            <text:p>0.1601886858</text:p>
          </table:table-cell>
          <table:table-cell office:value-type="float" office:value="-0.0107655702545556" calcext:value-type="float">
            <text:p>-0.0107655703</text:p>
          </table:table-cell>
        </table:table-row>
        <table:table-row table:style-name="ro1">
          <table:table-cell office:value-type="string" calcext:value-type="string">
            <text:p>GO_0034229</text:p>
          </table:table-cell>
          <table:table-cell office:value-type="float" office:value="0.214140782894221" calcext:value-type="float">
            <text:p>0.2141407829</text:p>
          </table:table-cell>
          <table:table-cell office:value-type="float" office:value="-0.0183392471707578" calcext:value-type="float">
            <text:p>-0.0183392472</text:p>
          </table:table-cell>
        </table:table-row>
        <table:table-row table:style-name="ro1">
          <table:table-cell office:value-type="string" calcext:value-type="string">
            <text:p>GO_0006874</text:p>
          </table:table-cell>
          <table:table-cell office:value-type="float" office:value="-0.0319134464068682" calcext:value-type="float">
            <text:p>-0.0319134464</text:p>
          </table:table-cell>
          <table:table-cell office:value-type="float" office:value="-0.170861619556711" calcext:value-type="float">
            <text:p>-0.1708616196</text:p>
          </table:table-cell>
        </table:table-row>
        <table:table-row table:style-name="ro1">
          <table:table-cell office:value-type="string" calcext:value-type="string">
            <text:p>GO_0006952</text:p>
          </table:table-cell>
          <table:table-cell office:value-type="float" office:value="-0.231480565832114" calcext:value-type="float">
            <text:p>-0.2314805658</text:p>
          </table:table-cell>
          <table:table-cell office:value-type="float" office:value="-0.0150858855171396" calcext:value-type="float">
            <text:p>-0.0150858855</text:p>
          </table:table-cell>
        </table:table-row>
        <table:table-row table:style-name="ro1">
          <table:table-cell office:value-type="string" calcext:value-type="string">
            <text:p>GO_0031124</text:p>
          </table:table-cell>
          <table:table-cell office:value-type="float" office:value="-0.16105700502143" calcext:value-type="float">
            <text:p>-0.161057005</text:p>
          </table:table-cell>
          <table:table-cell office:value-type="float" office:value="0.105083741571266" calcext:value-type="float">
            <text:p>0.1050837416</text:p>
          </table:table-cell>
        </table:table-row>
        <table:table-row table:style-name="ro1">
          <table:table-cell office:value-type="string" calcext:value-type="string">
            <text:p>GO_0035556</text:p>
          </table:table-cell>
          <table:table-cell office:value-type="float" office:value="0.191222508035912" calcext:value-type="float">
            <text:p>0.191222508</text:p>
          </table:table-cell>
          <table:table-cell office:value-type="float" office:value="-0.0202577354990809" calcext:value-type="float">
            <text:p>-0.0202577355</text:p>
          </table:table-cell>
        </table:table-row>
        <table:table-row table:style-name="ro1">
          <table:table-cell office:value-type="string" calcext:value-type="string">
            <text:p>GO_0030245</text:p>
          </table:table-cell>
          <table:table-cell office:value-type="float" office:value="-0.153935577522523" calcext:value-type="float">
            <text:p>-0.1539355775</text:p>
          </table:table-cell>
          <table:table-cell office:value-type="float" office:value="0.0291604236972762" calcext:value-type="float">
            <text:p>0.0291604237</text:p>
          </table:table-cell>
        </table:table-row>
        <table:table-row table:style-name="ro1">
          <table:table-cell office:value-type="string" calcext:value-type="string">
            <text:p>GO_0016192</text:p>
          </table:table-cell>
          <table:table-cell office:value-type="float" office:value="-0.241404669411029" calcext:value-type="float">
            <text:p>-0.2414046694</text:p>
          </table:table-cell>
          <table:table-cell office:value-type="float" office:value="-0.0163150354115529" calcext:value-type="float">
            <text:p>-0.0163150354</text:p>
          </table:table-cell>
        </table:table-row>
        <table:table-row table:style-name="ro1">
          <table:table-cell office:value-type="string" calcext:value-type="string">
            <text:p>GO_0030435</text:p>
          </table:table-cell>
          <table:table-cell office:value-type="float" office:value="-0.0386851078092158" calcext:value-type="float">
            <text:p>-0.0386851078</text:p>
          </table:table-cell>
          <table:table-cell office:value-type="float" office:value="0.0172255299294883" calcext:value-type="float">
            <text:p>0.0172255299</text:p>
          </table:table-cell>
        </table:table-row>
        <table:table-row table:style-name="ro1">
          <table:table-cell office:value-type="string" calcext:value-type="string">
            <text:p>GO_0006479</text:p>
          </table:table-cell>
          <table:table-cell office:value-type="float" office:value="-0.13375294765867" calcext:value-type="float">
            <text:p>-0.1337529477</text:p>
          </table:table-cell>
          <table:table-cell office:value-type="float" office:value="-0.0809422276822887" calcext:value-type="float">
            <text:p>-0.0809422277</text:p>
          </table:table-cell>
        </table:table-row>
        <table:table-row table:style-name="ro1">
          <table:table-cell office:value-type="string" calcext:value-type="string">
            <text:p>GO_0055070</text:p>
          </table:table-cell>
          <table:table-cell office:value-type="float" office:value="0.12690076553212" calcext:value-type="float">
            <text:p>0.1269007655</text:p>
          </table:table-cell>
          <table:table-cell office:value-type="float" office:value="0.00473495316593631" calcext:value-type="float">
            <text:p>0.0047349532</text:p>
          </table:table-cell>
        </table:table-row>
        <table:table-row table:style-name="ro1">
          <table:table-cell office:value-type="string" calcext:value-type="string">
            <text:p>GO_0008643</text:p>
          </table:table-cell>
          <table:table-cell office:value-type="float" office:value="-0.25664843421429" calcext:value-type="float">
            <text:p>-0.2566484342</text:p>
          </table:table-cell>
          <table:table-cell office:value-type="float" office:value="0.0602651027133319" calcext:value-type="float">
            <text:p>0.0602651027</text:p>
          </table:table-cell>
        </table:table-row>
        <table:table-row table:style-name="ro1">
          <table:table-cell office:value-type="string" calcext:value-type="string">
            <text:p>GO_0048280</text:p>
          </table:table-cell>
          <table:table-cell office:value-type="float" office:value="-0.0417616082086974" calcext:value-type="float">
            <text:p>-0.0417616082</text:p>
          </table:table-cell>
          <table:table-cell office:value-type="float" office:value="-0.018687242550039" calcext:value-type="float">
            <text:p>-0.0186872426</text:p>
          </table:table-cell>
        </table:table-row>
        <table:table-row table:style-name="ro1">
          <table:table-cell office:value-type="string" calcext:value-type="string">
            <text:p>GO_0006508</text:p>
          </table:table-cell>
          <table:table-cell office:value-type="float" office:value="0.0790703245436276" calcext:value-type="float">
            <text:p>0.0790703245</text:p>
          </table:table-cell>
          <table:table-cell office:value-type="float" office:value="-0.00669740479388066" calcext:value-type="float">
            <text:p>-0.0066974048</text:p>
          </table:table-cell>
        </table:table-row>
        <table:table-row table:style-name="ro1">
          <table:table-cell office:value-type="string" calcext:value-type="string">
            <text:p>GO_0042262</text:p>
          </table:table-cell>
          <table:table-cell office:value-type="float" office:value="-0.190882414695164" calcext:value-type="float">
            <text:p>-0.1908824147</text:p>
          </table:table-cell>
          <table:table-cell office:value-type="float" office:value="0.151136084515586" calcext:value-type="float">
            <text:p>0.1511360845</text:p>
          </table:table-cell>
        </table:table-row>
        <table:table-row table:style-name="ro1">
          <table:table-cell office:value-type="string" calcext:value-type="string">
            <text:p>GO_0006383</text:p>
          </table:table-cell>
          <table:table-cell office:value-type="float" office:value="-0.0392425091212081" calcext:value-type="float">
            <text:p>-0.0392425091</text:p>
          </table:table-cell>
          <table:table-cell office:value-type="float" office:value="-0.150261056626487" calcext:value-type="float">
            <text:p>-0.1502610566</text:p>
          </table:table-cell>
        </table:table-row>
        <table:table-row table:style-name="ro1">
          <table:table-cell office:value-type="string" calcext:value-type="string">
            <text:p>GO_0006281</text:p>
          </table:table-cell>
          <table:table-cell office:value-type="float" office:value="0.158873250542455" calcext:value-type="float">
            <text:p>0.1588732505</text:p>
          </table:table-cell>
          <table:table-cell office:value-type="float" office:value="-0.0106918206420891" calcext:value-type="float">
            <text:p>-0.0106918206</text:p>
          </table:table-cell>
        </table:table-row>
        <table:table-row table:style-name="ro1">
          <table:table-cell office:value-type="string" calcext:value-type="string">
            <text:p>GO_0009297</text:p>
          </table:table-cell>
          <table:table-cell office:value-type="float" office:value="-0.0565752720142262" calcext:value-type="float">
            <text:p>-0.056575272</text:p>
          </table:table-cell>
          <table:table-cell office:value-type="float" office:value="-0.0877711705643199" calcext:value-type="float">
            <text:p>-0.0877711706</text:p>
          </table:table-cell>
        </table:table-row>
        <table:table-row table:style-name="ro1">
          <table:table-cell office:value-type="string" calcext:value-type="string">
            <text:p>GO_0015711</text:p>
          </table:table-cell>
          <table:table-cell office:value-type="float" office:value="0.00991003261847487" calcext:value-type="float">
            <text:p>0.0099100326</text:p>
          </table:table-cell>
          <table:table-cell office:value-type="float" office:value="0.181797940346535" calcext:value-type="float">
            <text:p>0.1817979403</text:p>
          </table:table-cell>
        </table:table-row>
        <table:table-row table:style-name="ro1">
          <table:table-cell office:value-type="string" calcext:value-type="string">
            <text:p>GO_0015878</text:p>
          </table:table-cell>
          <table:table-cell office:value-type="float" office:value="0.161261868542244" calcext:value-type="float">
            <text:p>0.1612618685</text:p>
          </table:table-cell>
          <table:table-cell office:value-type="float" office:value="-0.00493708944636256" calcext:value-type="float">
            <text:p>-0.0049370894</text:p>
          </table:table-cell>
        </table:table-row>
        <table:table-row table:style-name="ro1">
          <table:table-cell office:value-type="string" calcext:value-type="string">
            <text:p>GO_0030244</text:p>
          </table:table-cell>
          <table:table-cell office:value-type="float" office:value="-0.0680779320145778" calcext:value-type="float">
            <text:p>-0.068077932</text:p>
          </table:table-cell>
          <table:table-cell office:value-type="float" office:value="0.0201762000964399" calcext:value-type="float">
            <text:p>0.0201762001</text:p>
          </table:table-cell>
        </table:table-row>
        <table:table-row table:style-name="ro1">
          <table:table-cell office:value-type="string" calcext:value-type="string">
            <text:p>GO_0010207</text:p>
          </table:table-cell>
          <table:table-cell office:value-type="float" office:value="-0.259773720765539" calcext:value-type="float">
            <text:p>-0.2597737208</text:p>
          </table:table-cell>
          <table:table-cell office:value-type="float" office:value="0.0661517988682227" calcext:value-type="float">
            <text:p>0.0661517989</text:p>
          </table:table-cell>
        </table:table-row>
        <table:table-row table:style-name="ro1">
          <table:table-cell office:value-type="string" calcext:value-type="string">
            <text:p>GO_0019370</text:p>
          </table:table-cell>
          <table:table-cell office:value-type="float" office:value="0.113846782191408" calcext:value-type="float">
            <text:p>0.1138467822</text:p>
          </table:table-cell>
          <table:table-cell office:value-type="float" office:value="-0.00700058664603642" calcext:value-type="float">
            <text:p>-0.0070005866</text:p>
          </table:table-cell>
        </table:table-row>
        <table:table-row table:style-name="ro1">
          <table:table-cell office:value-type="string" calcext:value-type="string">
            <text:p>GO_0006777</text:p>
          </table:table-cell>
          <table:table-cell office:value-type="float" office:value="0.149443839519384" calcext:value-type="float">
            <text:p>0.1494438395</text:p>
          </table:table-cell>
          <table:table-cell office:value-type="float" office:value="-0.00471105325443985" calcext:value-type="float">
            <text:p>-0.0047110533</text:p>
          </table:table-cell>
        </table:table-row>
        <table:table-row table:style-name="ro1">
          <table:table-cell office:value-type="string" calcext:value-type="string">
            <text:p>GO_0042549</text:p>
          </table:table-cell>
          <table:table-cell office:value-type="float" office:value="-0.266141322790008" calcext:value-type="float">
            <text:p>-0.2661413228</text:p>
          </table:table-cell>
          <table:table-cell office:value-type="float" office:value="0.0387409958592655" calcext:value-type="float">
            <text:p>0.0387409959</text:p>
          </table:table-cell>
        </table:table-row>
        <table:table-row table:style-name="ro1">
          <table:table-cell office:value-type="string" calcext:value-type="string">
            <text:p>GO_0006379</text:p>
          </table:table-cell>
          <table:table-cell office:value-type="float" office:value="0.107170964382412" calcext:value-type="float">
            <text:p>0.1071709644</text:p>
          </table:table-cell>
          <table:table-cell office:value-type="float" office:value="-0.00439102151739082" calcext:value-type="float">
            <text:p>-0.0043910215</text:p>
          </table:table-cell>
        </table:table-row>
        <table:table-row table:style-name="ro1">
          <table:table-cell office:value-type="string" calcext:value-type="string">
            <text:p>GO_0006546</text:p>
          </table:table-cell>
          <table:table-cell office:value-type="float" office:value="0.133864851942789" calcext:value-type="float">
            <text:p>0.1338648519</text:p>
          </table:table-cell>
          <table:table-cell office:value-type="float" office:value="-0.00656017506985617" calcext:value-type="float">
            <text:p>-0.0065601751</text:p>
          </table:table-cell>
        </table:table-row>
        <table:table-row table:style-name="ro1">
          <table:table-cell office:value-type="string" calcext:value-type="string">
            <text:p>GO_0006555</text:p>
          </table:table-cell>
          <table:table-cell office:value-type="float" office:value="0.122831283179875" calcext:value-type="float">
            <text:p>0.1228312832</text:p>
          </table:table-cell>
          <table:table-cell office:value-type="float" office:value="-0.0142984970385299" calcext:value-type="float">
            <text:p>-0.014298497</text:p>
          </table:table-cell>
        </table:table-row>
        <table:table-row table:style-name="ro1">
          <table:table-cell office:value-type="string" calcext:value-type="string">
            <text:p>GO_2001256</text:p>
          </table:table-cell>
          <table:table-cell office:value-type="float" office:value="-0.197832202253705" calcext:value-type="float">
            <text:p>-0.1978322023</text:p>
          </table:table-cell>
          <table:table-cell office:value-type="float" office:value="0.0685644817143642" calcext:value-type="float">
            <text:p>0.0685644817</text:p>
          </table:table-cell>
        </table:table-row>
        <table:table-row table:style-name="ro1">
          <table:table-cell office:value-type="string" calcext:value-type="string">
            <text:p>GO_0006486</text:p>
          </table:table-cell>
          <table:table-cell office:value-type="float" office:value="-0.00926796603763497" calcext:value-type="float">
            <text:p>-0.009267966</text:p>
          </table:table-cell>
          <table:table-cell office:value-type="float" office:value="-0.034559430878706" calcext:value-type="float">
            <text:p>-0.0345594309</text:p>
          </table:table-cell>
        </table:table-row>
        <table:table-row table:style-name="ro1">
          <table:table-cell office:value-type="string" calcext:value-type="string">
            <text:p>GO_0043065</text:p>
          </table:table-cell>
          <table:table-cell office:value-type="float" office:value="-0.0393509710806809" calcext:value-type="float">
            <text:p>-0.0393509711</text:p>
          </table:table-cell>
          <table:table-cell office:value-type="float" office:value="-0.123208792679373" calcext:value-type="float">
            <text:p>-0.1232087927</text:p>
          </table:table-cell>
        </table:table-row>
        <table:table-row table:style-name="ro1">
          <table:table-cell office:value-type="string" calcext:value-type="string">
            <text:p>GO_0007160</text:p>
          </table:table-cell>
          <table:table-cell office:value-type="float" office:value="-0.169772207410186" calcext:value-type="float">
            <text:p>-0.1697722074</text:p>
          </table:table-cell>
          <table:table-cell office:value-type="float" office:value="0.0714691593997114" calcext:value-type="float">
            <text:p>0.0714691594</text:p>
          </table:table-cell>
        </table:table-row>
        <table:table-row table:style-name="ro1">
          <table:table-cell office:value-type="string" calcext:value-type="string">
            <text:p>GO_0009236</text:p>
          </table:table-cell>
          <table:table-cell office:value-type="float" office:value="0.191685897213364" calcext:value-type="float">
            <text:p>0.1916858972</text:p>
          </table:table-cell>
          <table:table-cell office:value-type="float" office:value="-0.0184008200274183" calcext:value-type="float">
            <text:p>-0.01840082</text:p>
          </table:table-cell>
        </table:table-row>
        <table:table-row table:style-name="ro1">
          <table:table-cell office:value-type="string" calcext:value-type="string">
            <text:p>GO_0051260</text:p>
          </table:table-cell>
          <table:table-cell office:value-type="float" office:value="-0.17850599916242" calcext:value-type="float">
            <text:p>-0.1785059992</text:p>
          </table:table-cell>
          <table:table-cell office:value-type="float" office:value="-0.0374355714585209" calcext:value-type="float">
            <text:p>-0.0374355715</text:p>
          </table:table-cell>
        </table:table-row>
        <table:table-row table:style-name="ro1">
          <table:table-cell office:value-type="string" calcext:value-type="string">
            <text:p>GO_0009611</text:p>
          </table:table-cell>
          <table:table-cell office:value-type="float" office:value="-0.221292343374921" calcext:value-type="float">
            <text:p>-0.2212923434</text:p>
          </table:table-cell>
          <table:table-cell office:value-type="float" office:value="-0.0292774499850077" calcext:value-type="float">
            <text:p>-0.02927745</text:p>
          </table:table-cell>
        </table:table-row>
        <table:table-row table:style-name="ro1">
          <table:table-cell office:value-type="string" calcext:value-type="string">
            <text:p>GO_0009056</text:p>
          </table:table-cell>
          <table:table-cell office:value-type="float" office:value="0.173947034806814" calcext:value-type="float">
            <text:p>0.1739470348</text:p>
          </table:table-cell>
          <table:table-cell office:value-type="float" office:value="-0.00454756388975547" calcext:value-type="float">
            <text:p>-0.0045475639</text:p>
          </table:table-cell>
        </table:table-row>
        <table:table-row table:style-name="ro1">
          <table:table-cell office:value-type="string" calcext:value-type="string">
            <text:p>GO_0018149</text:p>
          </table:table-cell>
          <table:table-cell office:value-type="float" office:value="-0.166192152187084" calcext:value-type="float">
            <text:p>-0.1661921522</text:p>
          </table:table-cell>
          <table:table-cell office:value-type="float" office:value="0.145502024652116" calcext:value-type="float">
            <text:p>0.1455020247</text:p>
          </table:table-cell>
        </table:table-row>
        <table:table-row table:style-name="ro1">
          <table:table-cell office:value-type="string" calcext:value-type="string">
            <text:p>GO_0006400</text:p>
          </table:table-cell>
          <table:table-cell office:value-type="float" office:value="0.180901197677971" calcext:value-type="float">
            <text:p>0.1809011977</text:p>
          </table:table-cell>
          <table:table-cell office:value-type="float" office:value="-0.0107684618933384" calcext:value-type="float">
            <text:p>-0.0107684619</text:p>
          </table:table-cell>
        </table:table-row>
        <table:table-row table:style-name="ro1">
          <table:table-cell office:value-type="string" calcext:value-type="string">
            <text:p>GO_0006526</text:p>
          </table:table-cell>
          <table:table-cell office:value-type="float" office:value="0.142030494112282" calcext:value-type="float">
            <text:p>0.1420304941</text:p>
          </table:table-cell>
          <table:table-cell office:value-type="float" office:value="-0.00378258009724787" calcext:value-type="float">
            <text:p>-0.0037825801</text:p>
          </table:table-cell>
        </table:table-row>
        <table:table-row table:style-name="ro1">
          <table:table-cell office:value-type="string" calcext:value-type="string">
            <text:p>GO_0008380</text:p>
          </table:table-cell>
          <table:table-cell office:value-type="float" office:value="-0.221759672892808" calcext:value-type="float">
            <text:p>-0.2217596729</text:p>
          </table:table-cell>
          <table:table-cell office:value-type="float" office:value="-0.0465195043374856" calcext:value-type="float">
            <text:p>-0.0465195043</text:p>
          </table:table-cell>
        </table:table-row>
        <table:table-row table:style-name="ro1">
          <table:table-cell office:value-type="string" calcext:value-type="string">
            <text:p>GO_0045747</text:p>
          </table:table-cell>
          <table:table-cell office:value-type="float" office:value="-0.25915720934068" calcext:value-type="float">
            <text:p>-0.2591572093</text:p>
          </table:table-cell>
          <table:table-cell office:value-type="float" office:value="-0.0401924419387599" calcext:value-type="float">
            <text:p>-0.0401924419</text:p>
          </table:table-cell>
        </table:table-row>
        <table:table-row table:style-name="ro1">
          <table:table-cell office:value-type="string" calcext:value-type="string">
            <text:p>GO_0006570</text:p>
          </table:table-cell>
          <table:table-cell office:value-type="float" office:value="0.0900770788290906" calcext:value-type="float">
            <text:p>0.0900770788</text:p>
          </table:table-cell>
          <table:table-cell office:value-type="float" office:value="-0.0277649614429392" calcext:value-type="float">
            <text:p>-0.0277649614</text:p>
          </table:table-cell>
        </table:table-row>
        <table:table-row table:style-name="ro1">
          <table:table-cell office:value-type="string" calcext:value-type="string">
            <text:p>GO_0006221</text:p>
          </table:table-cell>
          <table:table-cell office:value-type="float" office:value="0.10245157233254" calcext:value-type="float">
            <text:p>0.1024515723</text:p>
          </table:table-cell>
          <table:table-cell office:value-type="float" office:value="0.00392693734285421" calcext:value-type="float">
            <text:p>0.0039269373</text:p>
          </table:table-cell>
        </table:table-row>
        <table:table-row table:style-name="ro1">
          <table:table-cell office:value-type="string" calcext:value-type="string">
            <text:p>GO_0016998</text:p>
          </table:table-cell>
          <table:table-cell office:value-type="float" office:value="0.0677664725789967" calcext:value-type="float">
            <text:p>0.0677664726</text:p>
          </table:table-cell>
          <table:table-cell office:value-type="float" office:value="0.00385500627910117" calcext:value-type="float">
            <text:p>0.0038550063</text:p>
          </table:table-cell>
        </table:table-row>
        <table:table-row table:style-name="ro1">
          <table:table-cell office:value-type="string" calcext:value-type="string">
            <text:p>GO_0009235</text:p>
          </table:table-cell>
          <table:table-cell office:value-type="float" office:value="-0.238825840610524" calcext:value-type="float">
            <text:p>-0.2388258406</text:p>
          </table:table-cell>
          <table:table-cell office:value-type="float" office:value="-0.0757381605062084" calcext:value-type="float">
            <text:p>-0.0757381605</text:p>
          </table:table-cell>
        </table:table-row>
        <table:table-row table:style-name="ro1">
          <table:table-cell office:value-type="string" calcext:value-type="string">
            <text:p>GO_0022900</text:p>
          </table:table-cell>
          <table:table-cell office:value-type="float" office:value="-0.0882172078490834" calcext:value-type="float">
            <text:p>-0.0882172078</text:p>
          </table:table-cell>
          <table:table-cell office:value-type="float" office:value="0.0223469603537654" calcext:value-type="float">
            <text:p>0.0223469604</text:p>
          </table:table-cell>
        </table:table-row>
        <table:table-row table:style-name="ro1">
          <table:table-cell office:value-type="string" calcext:value-type="string">
            <text:p>GO_0006506</text:p>
          </table:table-cell>
          <table:table-cell office:value-type="float" office:value="-0.111612234638718" calcext:value-type="float">
            <text:p>-0.1116122346</text:p>
          </table:table-cell>
          <table:table-cell office:value-type="float" office:value="-0.0358375765067224" calcext:value-type="float">
            <text:p>-0.0358375765</text:p>
          </table:table-cell>
        </table:table-row>
        <table:table-row table:style-name="ro1">
          <table:table-cell office:value-type="string" calcext:value-type="string">
            <text:p>GO_0042919</text:p>
          </table:table-cell>
          <table:table-cell office:value-type="float" office:value="0.203710027491842" calcext:value-type="float">
            <text:p>0.2037100275</text:p>
          </table:table-cell>
          <table:table-cell office:value-type="float" office:value="-0.0299871904695281" calcext:value-type="float">
            <text:p>-0.0299871905</text:p>
          </table:table-cell>
        </table:table-row>
        <table:table-row table:style-name="ro1">
          <table:table-cell office:value-type="string" calcext:value-type="string">
            <text:p>GO_0042819</text:p>
          </table:table-cell>
          <table:table-cell office:value-type="float" office:value="0.124987215885674" calcext:value-type="float">
            <text:p>0.1249872159</text:p>
          </table:table-cell>
          <table:table-cell office:value-type="float" office:value="-0.0148766858705386" calcext:value-type="float">
            <text:p>-0.0148766859</text:p>
          </table:table-cell>
        </table:table-row>
        <table:table-row table:style-name="ro1">
          <table:table-cell office:value-type="string" calcext:value-type="string">
            <text:p>GO_0009439</text:p>
          </table:table-cell>
          <table:table-cell office:value-type="float" office:value="-0.0542093167703371" calcext:value-type="float">
            <text:p>-0.0542093168</text:p>
          </table:table-cell>
          <table:table-cell office:value-type="float" office:value="0.0917269737126653" calcext:value-type="float">
            <text:p>0.0917269737</text:p>
          </table:table-cell>
        </table:table-row>
        <table:table-row table:style-name="ro1">
          <table:table-cell office:value-type="string" calcext:value-type="string">
            <text:p>GO_0006950</text:p>
          </table:table-cell>
          <table:table-cell office:value-type="float" office:value="-0.090392292966284" calcext:value-type="float">
            <text:p>-0.090392293</text:p>
          </table:table-cell>
          <table:table-cell office:value-type="float" office:value="-0.0468655079227572" calcext:value-type="float">
            <text:p>-0.0468655079</text:p>
          </table:table-cell>
        </table:table-row>
        <table:table-row table:style-name="ro1">
          <table:table-cell office:value-type="string" calcext:value-type="string">
            <text:p>GO_0007021</text:p>
          </table:table-cell>
          <table:table-cell office:value-type="float" office:value="-0.242991618292739" calcext:value-type="float">
            <text:p>-0.2429916183</text:p>
          </table:table-cell>
          <table:table-cell office:value-type="float" office:value="-0.187769365330346" calcext:value-type="float">
            <text:p>-0.1877693653</text:p>
          </table:table-cell>
        </table:table-row>
        <table:table-row table:style-name="ro1">
          <table:table-cell office:value-type="string" calcext:value-type="string">
            <text:p>GO_0031145</text:p>
          </table:table-cell>
          <table:table-cell office:value-type="float" office:value="-0.12963581604568" calcext:value-type="float">
            <text:p>-0.129635816</text:p>
          </table:table-cell>
          <table:table-cell office:value-type="float" office:value="-0.102996257476935" calcext:value-type="float">
            <text:p>-0.1029962575</text:p>
          </table:table-cell>
        </table:table-row>
        <table:table-row table:style-name="ro1">
          <table:table-cell office:value-type="string" calcext:value-type="string">
            <text:p>GO_0031388</text:p>
          </table:table-cell>
          <table:table-cell office:value-type="float" office:value="0.181575777132279" calcext:value-type="float">
            <text:p>0.1815757771</text:p>
          </table:table-cell>
          <table:table-cell office:value-type="float" office:value="-0.0182934332774489" calcext:value-type="float">
            <text:p>-0.0182934333</text:p>
          </table:table-cell>
        </table:table-row>
        <table:table-row table:style-name="ro1">
          <table:table-cell office:value-type="string" calcext:value-type="string">
            <text:p>GO_0006064</text:p>
          </table:table-cell>
          <table:table-cell office:value-type="float" office:value="0.114064757242517" calcext:value-type="float">
            <text:p>0.1140647572</text:p>
          </table:table-cell>
          <table:table-cell office:value-type="float" office:value="0.000252438978826123" calcext:value-type="float">
            <text:p>0.000252439</text:p>
          </table:table-cell>
        </table:table-row>
        <table:table-row table:style-name="ro1">
          <table:table-cell office:value-type="string" calcext:value-type="string">
            <text:p>GO_0009636</text:p>
          </table:table-cell>
          <table:table-cell office:value-type="float" office:value="-0.0135566899047418" calcext:value-type="float">
            <text:p>-0.0135566899</text:p>
          </table:table-cell>
          <table:table-cell office:value-type="float" office:value="0.0886733985950629" calcext:value-type="float">
            <text:p>0.0886733986</text:p>
          </table:table-cell>
        </table:table-row>
        <table:table-row table:style-name="ro1">
          <table:table-cell office:value-type="string" calcext:value-type="string">
            <text:p>GO_0071918</text:p>
          </table:table-cell>
          <table:table-cell office:value-type="float" office:value="-0.0639808669477897" calcext:value-type="float">
            <text:p>-0.0639808669</text:p>
          </table:table-cell>
          <table:table-cell office:value-type="float" office:value="-0.144496959264585" calcext:value-type="float">
            <text:p>-0.1444969593</text:p>
          </table:table-cell>
        </table:table-row>
        <table:table-row table:style-name="ro1">
          <table:table-cell office:value-type="string" calcext:value-type="string">
            <text:p>GO_0006535</text:p>
          </table:table-cell>
          <table:table-cell office:value-type="float" office:value="0.090601861244711" calcext:value-type="float">
            <text:p>0.0906018612</text:p>
          </table:table-cell>
          <table:table-cell office:value-type="float" office:value="0.00472195339518165" calcext:value-type="float">
            <text:p>0.0047219534</text:p>
          </table:table-cell>
        </table:table-row>
        <table:table-row table:style-name="ro1">
          <table:table-cell office:value-type="string" calcext:value-type="string">
            <text:p>GO_0042710</text:p>
          </table:table-cell>
          <table:table-cell office:value-type="float" office:value="-0.1377525402517" calcext:value-type="float">
            <text:p>-0.1377525403</text:p>
          </table:table-cell>
          <table:table-cell office:value-type="float" office:value="0.272822891299677" calcext:value-type="float">
            <text:p>0.2728228913</text:p>
          </table:table-cell>
        </table:table-row>
        <table:table-row table:style-name="ro1">
          <table:table-cell office:value-type="string" calcext:value-type="string">
            <text:p>GO_0006935</text:p>
          </table:table-cell>
          <table:table-cell office:value-type="float" office:value="0.108284908128355" calcext:value-type="float">
            <text:p>0.1082849081</text:p>
          </table:table-cell>
          <table:table-cell office:value-type="float" office:value="-0.00753865274848364" calcext:value-type="float">
            <text:p>-0.0075386527</text:p>
          </table:table-cell>
        </table:table-row>
        <table:table-row table:style-name="ro1">
          <table:table-cell office:value-type="string" calcext:value-type="string">
            <text:p>GO_0051205</text:p>
          </table:table-cell>
          <table:table-cell office:value-type="float" office:value="0.138695326239495" calcext:value-type="float">
            <text:p>0.1386953262</text:p>
          </table:table-cell>
          <table:table-cell office:value-type="float" office:value="0.0127557721440101" calcext:value-type="float">
            <text:p>0.0127557721</text:p>
          </table:table-cell>
        </table:table-row>
        <table:table-row table:style-name="ro1">
          <table:table-cell office:value-type="string" calcext:value-type="string">
            <text:p>GO_0001522</text:p>
          </table:table-cell>
          <table:table-cell office:value-type="float" office:value="0.165088044067968" calcext:value-type="float">
            <text:p>0.1650880441</text:p>
          </table:table-cell>
          <table:table-cell office:value-type="float" office:value="-0.0097577814649121" calcext:value-type="float">
            <text:p>-0.0097577815</text:p>
          </table:table-cell>
        </table:table-row>
        <table:table-row table:style-name="ro1">
          <table:table-cell office:value-type="string" calcext:value-type="string">
            <text:p>GO_0016485</text:p>
          </table:table-cell>
          <table:table-cell office:value-type="float" office:value="-0.198578709488934" calcext:value-type="float">
            <text:p>-0.1985787095</text:p>
          </table:table-cell>
          <table:table-cell office:value-type="float" office:value="-0.112228441553657" calcext:value-type="float">
            <text:p>-0.1122284416</text:p>
          </table:table-cell>
        </table:table-row>
        <table:table-row table:style-name="ro1">
          <table:table-cell office:value-type="string" calcext:value-type="string">
            <text:p>GO_0006812</text:p>
          </table:table-cell>
          <table:table-cell office:value-type="float" office:value="0.165211045806333" calcext:value-type="float">
            <text:p>0.1652110458</text:p>
          </table:table-cell>
          <table:table-cell office:value-type="float" office:value="-0.0150184184422949" calcext:value-type="float">
            <text:p>-0.0150184184</text:p>
          </table:table-cell>
        </table:table-row>
        <table:table-row table:style-name="ro1">
          <table:table-cell office:value-type="string" calcext:value-type="string">
            <text:p>GO_0051321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</table:table-row>
        <table:table-row table:style-name="ro1">
          <table:table-cell office:value-type="string" calcext:value-type="string">
            <text:p>GO_0006231</text:p>
          </table:table-cell>
          <table:table-cell office:value-type="float" office:value="0.161945853694303" calcext:value-type="float">
            <text:p>0.1619458537</text:p>
          </table:table-cell>
          <table:table-cell office:value-type="float" office:value="-0.00983742741891841" calcext:value-type="float">
            <text:p>-0.0098374274</text:p>
          </table:table-cell>
        </table:table-row>
        <table:table-row table:style-name="ro1">
          <table:table-cell office:value-type="string" calcext:value-type="string">
            <text:p>GO_0007059</text:p>
          </table:table-cell>
          <table:table-cell office:value-type="float" office:value="0.0750021809452111" calcext:value-type="float">
            <text:p>0.0750021809</text:p>
          </table:table-cell>
          <table:table-cell office:value-type="float" office:value="0.0609329306426002" calcext:value-type="float">
            <text:p>0.0609329306</text:p>
          </table:table-cell>
        </table:table-row>
        <table:table-row table:style-name="ro1">
          <table:table-cell office:value-type="string" calcext:value-type="string">
            <text:p>GO_0006461</text:p>
          </table:table-cell>
          <table:table-cell office:value-type="float" office:value="0.15839224608857" calcext:value-type="float">
            <text:p>0.1583922461</text:p>
          </table:table-cell>
          <table:table-cell office:value-type="float" office:value="-0.0102188257040675" calcext:value-type="float">
            <text:p>-0.0102188257</text:p>
          </table:table-cell>
        </table:table-row>
        <table:table-row table:style-name="ro1">
          <table:table-cell office:value-type="string" calcext:value-type="string">
            <text:p>GO_0009972</text:p>
          </table:table-cell>
          <table:table-cell office:value-type="float" office:value="0.168525092361843" calcext:value-type="float">
            <text:p>0.1685250924</text:p>
          </table:table-cell>
          <table:table-cell office:value-type="float" office:value="-0.0248890466444355" calcext:value-type="float">
            <text:p>-0.0248890466</text:p>
          </table:table-cell>
        </table:table-row>
        <table:table-row table:style-name="ro1">
          <table:table-cell office:value-type="string" calcext:value-type="string">
            <text:p>GO_0005996</text:p>
          </table:table-cell>
          <table:table-cell office:value-type="float" office:value="0.075337665293357" calcext:value-type="float">
            <text:p>0.0753376653</text:p>
          </table:table-cell>
          <table:table-cell office:value-type="float" office:value="0.033015436651748" calcext:value-type="float">
            <text:p>0.0330154367</text:p>
          </table:table-cell>
        </table:table-row>
        <table:table-row table:style-name="ro1">
          <table:table-cell office:value-type="string" calcext:value-type="string">
            <text:p>GO_0006855</text:p>
          </table:table-cell>
          <table:table-cell office:value-type="float" office:value="0.195621431158542" calcext:value-type="float">
            <text:p>0.1956214312</text:p>
          </table:table-cell>
          <table:table-cell office:value-type="float" office:value="-0.0197557643107803" calcext:value-type="float">
            <text:p>-0.0197557643</text:p>
          </table:table-cell>
        </table:table-row>
        <table:table-row table:style-name="ro1">
          <table:table-cell office:value-type="string" calcext:value-type="string">
            <text:p>GO_0030001</text:p>
          </table:table-cell>
          <table:table-cell office:value-type="float" office:value="0.114835495953647" calcext:value-type="float">
            <text:p>0.114835496</text:p>
          </table:table-cell>
          <table:table-cell office:value-type="float" office:value="-0.00544050160106337" calcext:value-type="float">
            <text:p>-0.0054405016</text:p>
          </table:table-cell>
        </table:table-row>
        <table:table-row table:style-name="ro1">
          <table:table-cell office:value-type="string" calcext:value-type="string">
            <text:p>GO_0006865</text:p>
          </table:table-cell>
          <table:table-cell office:value-type="float" office:value="0.180792191552951" calcext:value-type="float">
            <text:p>0.1807921916</text:p>
          </table:table-cell>
          <table:table-cell office:value-type="float" office:value="-0.0138709385561688" calcext:value-type="float">
            <text:p>-0.0138709386</text:p>
          </table:table-cell>
        </table:table-row>
        <table:table-row table:style-name="ro1">
          <table:table-cell office:value-type="string" calcext:value-type="string">
            <text:p>GO_0015689</text:p>
          </table:table-cell>
          <table:table-cell office:value-type="float" office:value="-0.0382704396258098" calcext:value-type="float">
            <text:p>-0.0382704396</text:p>
          </table:table-cell>
          <table:table-cell office:value-type="float" office:value="-0.0270279399161973" calcext:value-type="float">
            <text:p>-0.0270279399</text:p>
          </table:table-cell>
        </table:table-row>
        <table:table-row table:style-name="ro1">
          <table:table-cell office:value-type="string" calcext:value-type="string">
            <text:p>GO_0006808</text:p>
          </table:table-cell>
          <table:table-cell office:value-type="float" office:value="0.0312915905552568" calcext:value-type="float">
            <text:p>0.0312915906</text:p>
          </table:table-cell>
          <table:table-cell office:value-type="float" office:value="0.0536666066706753" calcext:value-type="float">
            <text:p>0.0536666067</text:p>
          </table:table-cell>
        </table:table-row>
        <table:table-row table:style-name="ro1">
          <table:table-cell office:value-type="string" calcext:value-type="string">
            <text:p>GO_0006030</text:p>
          </table:table-cell>
          <table:table-cell office:value-type="float" office:value="-0.265961336989444" calcext:value-type="float">
            <text:p>-0.265961337</text:p>
          </table:table-cell>
          <table:table-cell office:value-type="float" office:value="0.00190557549374414" calcext:value-type="float">
            <text:p>0.0019055755</text:p>
          </table:table-cell>
        </table:table-row>
        <table:table-row table:style-name="ro1">
          <table:table-cell office:value-type="string" calcext:value-type="string">
            <text:p>GO_0006888</text:p>
          </table:table-cell>
          <table:table-cell office:value-type="float" office:value="-0.236726320425695" calcext:value-type="float">
            <text:p>-0.2367263204</text:p>
          </table:table-cell>
          <table:table-cell office:value-type="float" office:value="-0.00193678684260943" calcext:value-type="float">
            <text:p>-0.0019367868</text:p>
          </table:table-cell>
        </table:table-row>
        <table:table-row table:style-name="ro1">
          <table:table-cell office:value-type="string" calcext:value-type="string">
            <text:p>GO_0006597</text:p>
          </table:table-cell>
          <table:table-cell office:value-type="float" office:value="-0.0634440334161489" calcext:value-type="float">
            <text:p>-0.0634440334</text:p>
          </table:table-cell>
          <table:table-cell office:value-type="float" office:value="-0.00302071568604266" calcext:value-type="float">
            <text:p>-0.0030207157</text:p>
          </table:table-cell>
        </table:table-row>
        <table:table-row table:style-name="ro1">
          <table:table-cell office:value-type="string" calcext:value-type="string">
            <text:p>GO_0046653</text:p>
          </table:table-cell>
          <table:table-cell office:value-type="float" office:value="0.166945443220214" calcext:value-type="float">
            <text:p>0.1669454432</text:p>
          </table:table-cell>
          <table:table-cell office:value-type="float" office:value="-0.00280525095471722" calcext:value-type="float">
            <text:p>-0.002805251</text:p>
          </table:table-cell>
        </table:table-row>
        <table:table-row table:style-name="ro1">
          <table:table-cell office:value-type="string" calcext:value-type="string">
            <text:p>GO_0006021</text:p>
          </table:table-cell>
          <table:table-cell office:value-type="float" office:value="0.00967428711215934" calcext:value-type="float">
            <text:p>0.0096742871</text:p>
          </table:table-cell>
          <table:table-cell office:value-type="float" office:value="0.00232819164558141" calcext:value-type="float">
            <text:p>0.0023281916</text:p>
          </table:table-cell>
        </table:table-row>
        <table:table-row table:style-name="ro1">
          <table:table-cell office:value-type="string" calcext:value-type="string">
            <text:p>GO_0009404</text:p>
          </table:table-cell>
          <table:table-cell office:value-type="float" office:value="0.239139874338128" calcext:value-type="float">
            <text:p>0.2391398743</text:p>
          </table:table-cell>
          <table:table-cell office:value-type="float" office:value="-0.0171865780621703" calcext:value-type="float">
            <text:p>-0.0171865781</text:p>
          </table:table-cell>
        </table:table-row>
        <table:table-row table:style-name="ro1">
          <table:table-cell office:value-type="string" calcext:value-type="string">
            <text:p>GO_0006614</text:p>
          </table:table-cell>
          <table:table-cell office:value-type="float" office:value="0.11543211348686" calcext:value-type="float">
            <text:p>0.1154321135</text:p>
          </table:table-cell>
          <table:table-cell office:value-type="float" office:value="0.00199924997313603" calcext:value-type="float">
            <text:p>0.00199925</text:p>
          </table:table-cell>
        </table:table-row>
        <table:table-row table:style-name="ro1">
          <table:table-cell office:value-type="string" calcext:value-type="string">
            <text:p>GO_0016125</text:p>
          </table:table-cell>
          <table:table-cell office:value-type="float" office:value="0.218240511442151" calcext:value-type="float">
            <text:p>0.2182405114</text:p>
          </table:table-cell>
          <table:table-cell office:value-type="float" office:value="-0.00109907638424601" calcext:value-type="float">
            <text:p>-0.0010990764</text:p>
          </table:table-cell>
        </table:table-row>
        <table:table-row table:style-name="ro1">
          <table:table-cell office:value-type="string" calcext:value-type="string">
            <text:p>GO_0015696</text:p>
          </table:table-cell>
          <table:table-cell office:value-type="float" office:value="-0.0778698082707257" calcext:value-type="float">
            <text:p>-0.0778698083</text:p>
          </table:table-cell>
          <table:table-cell office:value-type="float" office:value="0.088833753699786" calcext:value-type="float">
            <text:p>0.0888337537</text:p>
          </table:table-cell>
        </table:table-row>
        <table:table-row table:style-name="ro1">
          <table:table-cell office:value-type="string" calcext:value-type="string">
            <text:p>GO_0015940</text:p>
          </table:table-cell>
          <table:table-cell office:value-type="float" office:value="0.14985818787767" calcext:value-type="float">
            <text:p>0.1498581879</text:p>
          </table:table-cell>
          <table:table-cell office:value-type="float" office:value="-0.00719072483101554" calcext:value-type="float">
            <text:p>-0.0071907248</text:p>
          </table:table-cell>
        </table:table-row>
        <table:table-row table:style-name="ro1">
          <table:table-cell office:value-type="string" calcext:value-type="string">
            <text:p>GO_0009058</text:p>
          </table:table-cell>
          <table:table-cell office:value-type="float" office:value="0.148169492689186" calcext:value-type="float">
            <text:p>0.1481694927</text:p>
          </table:table-cell>
          <table:table-cell office:value-type="float" office:value="-0.00916903987448712" calcext:value-type="float">
            <text:p>-0.0091690399</text:p>
          </table:table-cell>
        </table:table-row>
        <table:table-row table:style-name="ro1">
          <table:table-cell office:value-type="string" calcext:value-type="string">
            <text:p>GO_0044341</text:p>
          </table:table-cell>
          <table:table-cell office:value-type="float" office:value="-0.012255679533219" calcext:value-type="float">
            <text:p>-0.0122556795</text:p>
          </table:table-cell>
          <table:table-cell office:value-type="float" office:value="-0.0383081616141224" calcext:value-type="float">
            <text:p>-0.0383081616</text:p>
          </table:table-cell>
        </table:table-row>
        <table:table-row table:style-name="ro1">
          <table:table-cell office:value-type="string" calcext:value-type="string">
            <text:p>GO_0033198</text:p>
          </table:table-cell>
          <table:table-cell office:value-type="float" office:value="-0.253677856782035" calcext:value-type="float">
            <text:p>-0.2536778568</text:p>
          </table:table-cell>
          <table:table-cell office:value-type="float" office:value="-0.223124553880406" calcext:value-type="float">
            <text:p>-0.2231245539</text:p>
          </table:table-cell>
        </table:table-row>
        <table:table-row table:style-name="ro1">
          <table:table-cell office:value-type="string" calcext:value-type="string">
            <text:p>GO_0030036</text:p>
          </table:table-cell>
          <table:table-cell office:value-type="float" office:value="-0.191900876377645" calcext:value-type="float">
            <text:p>-0.1919008764</text:p>
          </table:table-cell>
          <table:table-cell office:value-type="float" office:value="-0.25340696688877" calcext:value-type="float">
            <text:p>-0.2534069669</text:p>
          </table:table-cell>
        </table:table-row>
        <table:table-row table:style-name="ro1">
          <table:table-cell office:value-type="string" calcext:value-type="string">
            <text:p>GO_0005976</text:p>
          </table:table-cell>
          <table:table-cell office:value-type="float" office:value="0.149089286182504" calcext:value-type="float">
            <text:p>0.1490892862</text:p>
          </table:table-cell>
          <table:table-cell office:value-type="float" office:value="0.00370466943508586" calcext:value-type="float">
            <text:p>0.0037046694</text:p>
          </table:table-cell>
        </table:table-row>
        <table:table-row table:style-name="ro1">
          <table:table-cell office:value-type="string" calcext:value-type="string">
            <text:p>GO_0006355</text:p>
          </table:table-cell>
          <table:table-cell office:value-type="float" office:value="0.0744263424532383" calcext:value-type="float">
            <text:p>0.0744263425</text:p>
          </table:table-cell>
          <table:table-cell office:value-type="float" office:value="0.00679132230420621" calcext:value-type="float">
            <text:p>0.0067913223</text:p>
          </table:table-cell>
        </table:table-row>
        <table:table-row table:style-name="ro1">
          <table:table-cell office:value-type="string" calcext:value-type="string">
            <text:p>GO_0017004</text:p>
          </table:table-cell>
          <table:table-cell office:value-type="float" office:value="0.123903792039005" calcext:value-type="float">
            <text:p>0.123903792</text:p>
          </table:table-cell>
          <table:table-cell office:value-type="float" office:value="0.00141271783515711" calcext:value-type="float">
            <text:p>0.0014127178</text:p>
          </table:table-cell>
        </table:table-row>
        <table:table-row table:style-name="ro1">
          <table:table-cell office:value-type="string" calcext:value-type="string">
            <text:p>GO_0019441</text:p>
          </table:table-cell>
          <table:table-cell office:value-type="float" office:value="0.167438262197009" calcext:value-type="float">
            <text:p>0.1674382622</text:p>
          </table:table-cell>
          <table:table-cell office:value-type="float" office:value="-0.0113398203923612" calcext:value-type="float">
            <text:p>-0.0113398204</text:p>
          </table:table-cell>
        </table:table-row>
        <table:table-row table:style-name="ro1">
          <table:table-cell office:value-type="string" calcext:value-type="string">
            <text:p>GO_0034194</text:p>
          </table:table-cell>
          <table:table-cell office:value-type="float" office:value="0.185222902322774" calcext:value-type="float">
            <text:p>0.1852229023</text:p>
          </table:table-cell>
          <table:table-cell office:value-type="float" office:value="0.00908388801424109" calcext:value-type="float">
            <text:p>0.009083888</text:p>
          </table:table-cell>
        </table:table-row>
        <table:table-row table:style-name="ro1">
          <table:table-cell office:value-type="string" calcext:value-type="string">
            <text:p>GO_0007264</text:p>
          </table:table-cell>
          <table:table-cell office:value-type="float" office:value="-0.212457504385053" calcext:value-type="float">
            <text:p>-0.2124575044</text:p>
          </table:table-cell>
          <table:table-cell office:value-type="float" office:value="-0.00946720104713848" calcext:value-type="float">
            <text:p>-0.009467201</text:p>
          </table:table-cell>
        </table:table-row>
        <table:table-row table:style-name="ro1">
          <table:table-cell office:value-type="string" calcext:value-type="string">
            <text:p>GO_0000290</text:p>
          </table:table-cell>
          <table:table-cell office:value-type="float" office:value="-0.192002477381055" calcext:value-type="float">
            <text:p>-0.1920024774</text:p>
          </table:table-cell>
          <table:table-cell office:value-type="float" office:value="-0.20566066150269" calcext:value-type="float">
            <text:p>-0.2056606615</text:p>
          </table:table-cell>
        </table:table-row>
        <table:table-row table:style-name="ro1">
          <table:table-cell office:value-type="string" calcext:value-type="string">
            <text:p>GO_0006353</text:p>
          </table:table-cell>
          <table:table-cell office:value-type="float" office:value="0.0680386466483791" calcext:value-type="float">
            <text:p>0.0680386466</text:p>
          </table:table-cell>
          <table:table-cell office:value-type="float" office:value="0.0186255755172217" calcext:value-type="float">
            <text:p>0.0186255755</text:p>
          </table:table-cell>
        </table:table-row>
        <table:table-row table:style-name="ro1">
          <table:table-cell office:value-type="string" calcext:value-type="string">
            <text:p>GO_0008652</text:p>
          </table:table-cell>
          <table:table-cell office:value-type="float" office:value="0.139181231811398" calcext:value-type="float">
            <text:p>0.1391812318</text:p>
          </table:table-cell>
          <table:table-cell office:value-type="float" office:value="-0.00145853356026435" calcext:value-type="float">
            <text:p>-0.0014585336</text:p>
          </table:table-cell>
        </table:table-row>
        <table:table-row table:style-name="ro1">
          <table:table-cell office:value-type="string" calcext:value-type="string">
            <text:p>GO_0006529</text:p>
          </table:table-cell>
          <table:table-cell office:value-type="float" office:value="0.14530610256716" calcext:value-type="float">
            <text:p>0.1453061026</text:p>
          </table:table-cell>
          <table:table-cell office:value-type="float" office:value="-0.0197524700668116" calcext:value-type="float">
            <text:p>-0.0197524701</text:p>
          </table:table-cell>
        </table:table-row>
        <table:table-row table:style-name="ro1">
          <table:table-cell office:value-type="string" calcext:value-type="string">
            <text:p>GO_0051302</text:p>
          </table:table-cell>
          <table:table-cell office:value-type="float" office:value="-0.175551446541813" calcext:value-type="float">
            <text:p>-0.1755514465</text:p>
          </table:table-cell>
          <table:table-cell office:value-type="float" office:value="-0.0175239156288816" calcext:value-type="float">
            <text:p>-0.0175239156</text:p>
          </table:table-cell>
        </table:table-row>
        <table:table-row table:style-name="ro1">
          <table:table-cell office:value-type="string" calcext:value-type="string">
            <text:p>GO_0045017</text:p>
          </table:table-cell>
          <table:table-cell office:value-type="float" office:value="0.146085521400808" calcext:value-type="float">
            <text:p>0.1460855214</text:p>
          </table:table-cell>
          <table:table-cell office:value-type="float" office:value="-0.0266560482041035" calcext:value-type="float">
            <text:p>-0.0266560482</text:p>
          </table:table-cell>
        </table:table-row>
        <table:table-row table:style-name="ro1">
          <table:table-cell office:value-type="string" calcext:value-type="string">
            <text:p>GO_0009432</text:p>
          </table:table-cell>
          <table:table-cell office:value-type="float" office:value="0.0643515283962005" calcext:value-type="float">
            <text:p>0.0643515284</text:p>
          </table:table-cell>
          <table:table-cell office:value-type="float" office:value="0.0169986154996818" calcext:value-type="float">
            <text:p>0.0169986155</text:p>
          </table:table-cell>
        </table:table-row>
        <table:table-row table:style-name="ro1">
          <table:table-cell office:value-type="string" calcext:value-type="string">
            <text:p>GO_0006814</text:p>
          </table:table-cell>
          <table:table-cell office:value-type="float" office:value="0.145104833021319" calcext:value-type="float">
            <text:p>0.145104833</text:p>
          </table:table-cell>
          <table:table-cell office:value-type="float" office:value="-0.00925719867833324" calcext:value-type="float">
            <text:p>-0.0092571987</text:p>
          </table:table-cell>
        </table:table-row>
        <table:table-row table:style-name="ro1">
          <table:table-cell office:value-type="string" calcext:value-type="string">
            <text:p>GO_0051056</text:p>
          </table:table-cell>
          <table:table-cell office:value-type="float" office:value="-0.235217666602862" calcext:value-type="float">
            <text:p>-0.2352176666</text:p>
          </table:table-cell>
          <table:table-cell office:value-type="float" office:value="-0.0160523354056759" calcext:value-type="float">
            <text:p>-0.0160523354</text:p>
          </table:table-cell>
        </table:table-row>
        <table:table-row table:style-name="ro1">
          <table:table-cell office:value-type="string" calcext:value-type="string">
            <text:p>GO_0019988</text:p>
          </table:table-cell>
          <table:table-cell office:value-type="float" office:value="0.0393891796437248" calcext:value-type="float">
            <text:p>0.0393891796</text:p>
          </table:table-cell>
          <table:table-cell office:value-type="float" office:value="-0.0268055664569045" calcext:value-type="float">
            <text:p>-0.0268055665</text:p>
          </table:table-cell>
        </table:table-row>
        <table:table-row table:style-name="ro1">
          <table:table-cell office:value-type="string" calcext:value-type="string">
            <text:p>GO_0010124</text:p>
          </table:table-cell>
          <table:table-cell office:value-type="float" office:value="0.108248271331627" calcext:value-type="float">
            <text:p>0.1082482713</text:p>
          </table:table-cell>
          <table:table-cell office:value-type="float" office:value="-0.0340064004988769" calcext:value-type="float">
            <text:p>-0.0340064005</text:p>
          </table:table-cell>
        </table:table-row>
        <table:table-row table:style-name="ro1">
          <table:table-cell office:value-type="string" calcext:value-type="string">
            <text:p>GO_0009073</text:p>
          </table:table-cell>
          <table:table-cell office:value-type="float" office:value="0.146342877716202" calcext:value-type="float">
            <text:p>0.1463428777</text:p>
          </table:table-cell>
          <table:table-cell office:value-type="float" office:value="-0.00284448972919516" calcext:value-type="float">
            <text:p>-0.0028444897</text:p>
          </table:table-cell>
        </table:table-row>
        <table:table-row table:style-name="ro1">
          <table:table-cell office:value-type="string" calcext:value-type="string">
            <text:p>GO_0006096</text:p>
          </table:table-cell>
          <table:table-cell office:value-type="float" office:value="0.0527926935462307" calcext:value-type="float">
            <text:p>0.0527926935</text:p>
          </table:table-cell>
          <table:table-cell office:value-type="float" office:value="-0.010989755586219" calcext:value-type="float">
            <text:p>-0.0109897556</text:p>
          </table:table-cell>
        </table:table-row>
        <table:table-row table:style-name="ro1">
          <table:table-cell office:value-type="string" calcext:value-type="string">
            <text:p>GO_0015628</text:p>
          </table:table-cell>
          <table:table-cell office:value-type="float" office:value="0.115520148406463" calcext:value-type="float">
            <text:p>0.1155201484</text:p>
          </table:table-cell>
          <table:table-cell office:value-type="float" office:value="-0.00392242647407519" calcext:value-type="float">
            <text:p>-0.0039224265</text:p>
          </table:table-cell>
        </table:table-row>
        <table:table-row table:style-name="ro1">
          <table:table-cell office:value-type="string" calcext:value-type="string">
            <text:p>GO_0042823</text:p>
          </table:table-cell>
          <table:table-cell office:value-type="float" office:value="0.124987215885674" calcext:value-type="float">
            <text:p>0.1249872159</text:p>
          </table:table-cell>
          <table:table-cell office:value-type="float" office:value="-0.0148766858705386" calcext:value-type="float">
            <text:p>-0.0148766859</text:p>
          </table:table-cell>
        </table:table-row>
        <table:table-row table:style-name="ro1">
          <table:table-cell office:value-type="string" calcext:value-type="string">
            <text:p>GO_0071816</text:p>
          </table:table-cell>
          <table:table-cell office:value-type="float" office:value="-0.113827408694145" calcext:value-type="float">
            <text:p>-0.1138274087</text:p>
          </table:table-cell>
          <table:table-cell office:value-type="float" office:value="-0.0140666550849207" calcext:value-type="float">
            <text:p>-0.0140666551</text:p>
          </table:table-cell>
        </table:table-row>
        <table:table-row table:style-name="ro1">
          <table:table-cell office:value-type="string" calcext:value-type="string">
            <text:p>GO_0015803</text:p>
          </table:table-cell>
          <table:table-cell office:value-type="float" office:value="0.15765415693438" calcext:value-type="float">
            <text:p>0.1576541569</text:p>
          </table:table-cell>
          <table:table-cell office:value-type="float" office:value="-0.049074190351818" calcext:value-type="float">
            <text:p>-0.0490741904</text:p>
          </table:table-cell>
        </table:table-row>
        <table:table-row table:style-name="ro1">
          <table:table-cell office:value-type="string" calcext:value-type="string">
            <text:p>GO_0015684</text:p>
          </table:table-cell>
          <table:table-cell office:value-type="float" office:value="0.128381345562558" calcext:value-type="float">
            <text:p>0.1283813456</text:p>
          </table:table-cell>
          <table:table-cell office:value-type="float" office:value="-0.00238470854194327" calcext:value-type="float">
            <text:p>-0.0023847085</text:p>
          </table:table-cell>
        </table:table-row>
        <table:table-row table:style-name="ro1">
          <table:table-cell office:value-type="string" calcext:value-type="string">
            <text:p>GO_0006007</text:p>
          </table:table-cell>
          <table:table-cell office:value-type="float" office:value="0.132865609592738" calcext:value-type="float">
            <text:p>0.1328656096</text:p>
          </table:table-cell>
          <table:table-cell office:value-type="float" office:value="-0.0013968087295821" calcext:value-type="float">
            <text:p>-0.0013968087</text:p>
          </table:table-cell>
        </table:table-row>
        <table:table-row table:style-name="ro1">
          <table:table-cell office:value-type="string" calcext:value-type="string">
            <text:p>GO_0006190</text:p>
          </table:table-cell>
          <table:table-cell office:value-type="float" office:value="-0.191014564248241" calcext:value-type="float">
            <text:p>-0.1910145642</text:p>
          </table:table-cell>
          <table:table-cell office:value-type="float" office:value="-0.00148675434444381" calcext:value-type="float">
            <text:p>-0.0014867543</text:p>
          </table:table-cell>
        </table:table-row>
        <table:table-row table:style-name="ro1">
          <table:table-cell office:value-type="string" calcext:value-type="string">
            <text:p>GO_0016052</text:p>
          </table:table-cell>
          <table:table-cell office:value-type="float" office:value="0.16151583823556" calcext:value-type="float">
            <text:p>0.1615158382</text:p>
          </table:table-cell>
          <table:table-cell office:value-type="float" office:value="-0.0102560703247983" calcext:value-type="float">
            <text:p>-0.0102560703</text:p>
          </table:table-cell>
        </table:table-row>
        <table:table-row table:style-name="ro1">
          <table:table-cell office:value-type="string" calcext:value-type="string">
            <text:p>GO_0051156</text:p>
          </table:table-cell>
          <table:table-cell office:value-type="float" office:value="0.138600340221745" calcext:value-type="float">
            <text:p>0.1386003402</text:p>
          </table:table-cell>
          <table:table-cell office:value-type="float" office:value="-0.00859749646963832" calcext:value-type="float">
            <text:p>-0.0085974965</text:p>
          </table:table-cell>
        </table:table-row>
        <table:table-row table:style-name="ro1">
          <table:table-cell office:value-type="string" calcext:value-type="string">
            <text:p>GO_0007165</text:p>
          </table:table-cell>
          <table:table-cell office:value-type="float" office:value="0.136562060251503" calcext:value-type="float">
            <text:p>0.1365620603</text:p>
          </table:table-cell>
          <table:table-cell office:value-type="float" office:value="-0.0149064278900286" calcext:value-type="float">
            <text:p>-0.0149064279</text:p>
          </table:table-cell>
        </table:table-row>
        <table:table-row table:style-name="ro1">
          <table:table-cell office:value-type="string" calcext:value-type="string">
            <text:p>GO_0006333</text:p>
          </table:table-cell>
          <table:table-cell office:value-type="float" office:value="-0.259045632084423" calcext:value-type="float">
            <text:p>-0.2590456321</text:p>
          </table:table-cell>
          <table:table-cell office:value-type="float" office:value="0.024527749148683" calcext:value-type="float">
            <text:p>0.0245277491</text:p>
          </table:table-cell>
        </table:table-row>
        <table:table-row table:style-name="ro1">
          <table:table-cell office:value-type="string" calcext:value-type="string">
            <text:p>GO_0009165</text:p>
          </table:table-cell>
          <table:table-cell office:value-type="float" office:value="0.112026336715793" calcext:value-type="float">
            <text:p>0.1120263367</text:p>
          </table:table-cell>
          <table:table-cell office:value-type="float" office:value="0.00819889208941548" calcext:value-type="float">
            <text:p>0.0081988921</text:p>
          </table:table-cell>
        </table:table-row>
        <table:table-row table:style-name="ro1">
          <table:table-cell office:value-type="string" calcext:value-type="string">
            <text:p>GO_0043401</text:p>
          </table:table-cell>
          <table:table-cell office:value-type="float" office:value="-0.258006161317794" calcext:value-type="float">
            <text:p>-0.2580061613</text:p>
          </table:table-cell>
          <table:table-cell office:value-type="float" office:value="-0.068640523752051" calcext:value-type="float">
            <text:p>-0.0686405238</text:p>
          </table:table-cell>
        </table:table-row>
        <table:table-row table:style-name="ro1">
          <table:table-cell office:value-type="string" calcext:value-type="string">
            <text:p>GO_0070588</text:p>
          </table:table-cell>
          <table:table-cell office:value-type="float" office:value="-0.264321014849325" calcext:value-type="float">
            <text:p>-0.2643210148</text:p>
          </table:table-cell>
          <table:table-cell office:value-type="float" office:value="-0.220113676171727" calcext:value-type="float">
            <text:p>-0.2201136762</text:p>
          </table:table-cell>
        </table:table-row>
        <table:table-row table:style-name="ro1">
          <table:table-cell office:value-type="string" calcext:value-type="string">
            <text:p>GO_0006621</text:p>
          </table:table-cell>
          <table:table-cell office:value-type="float" office:value="-0.24934579005871" calcext:value-type="float">
            <text:p>-0.2493457901</text:p>
          </table:table-cell>
          <table:table-cell office:value-type="float" office:value="-0.0207689705294081" calcext:value-type="float">
            <text:p>-0.0207689705</text:p>
          </table:table-cell>
        </table:table-row>
        <table:table-row table:style-name="ro1">
          <table:table-cell office:value-type="string" calcext:value-type="string">
            <text:p>GO_0046080</text:p>
          </table:table-cell>
          <table:table-cell office:value-type="float" office:value="0.140304914135634" calcext:value-type="float">
            <text:p>0.1403049141</text:p>
          </table:table-cell>
          <table:table-cell office:value-type="float" office:value="-0.00820622852705784" calcext:value-type="float">
            <text:p>-0.0082062285</text:p>
          </table:table-cell>
        </table:table-row>
        <table:table-row table:style-name="ro1">
          <table:table-cell office:value-type="string" calcext:value-type="string">
            <text:p>GO_0070206</text:p>
          </table:table-cell>
          <table:table-cell office:value-type="float" office:value="0.0809984923537014" calcext:value-type="float">
            <text:p>0.0809984924</text:p>
          </table:table-cell>
          <table:table-cell office:value-type="float" office:value="0.0212797635549627" calcext:value-type="float">
            <text:p>0.0212797636</text:p>
          </table:table-cell>
        </table:table-row>
        <table:table-row table:style-name="ro1">
          <table:table-cell office:value-type="string" calcext:value-type="string">
            <text:p>GO_0032968</text:p>
          </table:table-cell>
          <table:table-cell office:value-type="float" office:value="-0.197463610493283" calcext:value-type="float">
            <text:p>-0.1974636105</text:p>
          </table:table-cell>
          <table:table-cell office:value-type="float" office:value="-0.169969676156467" calcext:value-type="float">
            <text:p>-0.1699696762</text:p>
          </table:table-cell>
        </table:table-row>
        <table:table-row table:style-name="ro1">
          <table:table-cell office:value-type="string" calcext:value-type="string">
            <text:p>GO_0006401</text:p>
          </table:table-cell>
          <table:table-cell office:value-type="float" office:value="0.111045044306797" calcext:value-type="float">
            <text:p>0.1110450443</text:p>
          </table:table-cell>
          <table:table-cell office:value-type="float" office:value="-0.00807017717878157" calcext:value-type="float">
            <text:p>-0.0080701772</text:p>
          </table:table-cell>
        </table:table-row>
        <table:table-row table:style-name="ro1">
          <table:table-cell office:value-type="string" calcext:value-type="string">
            <text:p>GO_0015991</text:p>
          </table:table-cell>
          <table:table-cell office:value-type="float" office:value="-0.137234212369494" calcext:value-type="float">
            <text:p>-0.1372342124</text:p>
          </table:table-cell>
          <table:table-cell office:value-type="float" office:value="0.0333013635141346" calcext:value-type="float">
            <text:p>0.0333013635</text:p>
          </table:table-cell>
        </table:table-row>
        <table:table-row table:style-name="ro1">
          <table:table-cell office:value-type="string" calcext:value-type="string">
            <text:p>GO_0019538</text:p>
          </table:table-cell>
          <table:table-cell office:value-type="float" office:value="-0.00390716173664824" calcext:value-type="float">
            <text:p>-0.0039071617</text:p>
          </table:table-cell>
          <table:table-cell office:value-type="float" office:value="-0.0016089582098396" calcext:value-type="float">
            <text:p>-0.0016089582</text:p>
          </table:table-cell>
        </table:table-row>
        <table:table-row table:style-name="ro1">
          <table:table-cell office:value-type="string" calcext:value-type="string">
            <text:p>GO_0071973</text:p>
          </table:table-cell>
          <table:table-cell office:value-type="float" office:value="-0.075738923094066" calcext:value-type="float">
            <text:p>-0.0757389231</text:p>
          </table:table-cell>
          <table:table-cell office:value-type="float" office:value="0.0210500161427674" calcext:value-type="float">
            <text:p>0.0210500161</text:p>
          </table:table-cell>
        </table:table-row>
        <table:table-row table:style-name="ro1">
          <table:table-cell office:value-type="string" calcext:value-type="string">
            <text:p>GO_0006481</text:p>
          </table:table-cell>
          <table:table-cell office:value-type="float" office:value="0.157256501730233" calcext:value-type="float">
            <text:p>0.1572565017</text:p>
          </table:table-cell>
          <table:table-cell office:value-type="float" office:value="-0.0162981680260939" calcext:value-type="float">
            <text:p>-0.016298168</text:p>
          </table:table-cell>
        </table:table-row>
        <table:table-row table:style-name="ro1">
          <table:table-cell office:value-type="string" calcext:value-type="string">
            <text:p>GO_0006779</text:p>
          </table:table-cell>
          <table:table-cell office:value-type="float" office:value="0.122021176924406" calcext:value-type="float">
            <text:p>0.1220211769</text:p>
          </table:table-cell>
          <table:table-cell office:value-type="float" office:value="-0.0150587759516332" calcext:value-type="float">
            <text:p>-0.015058776</text:p>
          </table:table-cell>
        </table:table-row>
        <table:table-row table:style-name="ro1">
          <table:table-cell office:value-type="string" calcext:value-type="string">
            <text:p>GO_0015996</text:p>
          </table:table-cell>
          <table:table-cell office:value-type="float" office:value="0.0553008883731887" calcext:value-type="float">
            <text:p>0.0553008884</text:p>
          </table:table-cell>
          <table:table-cell office:value-type="float" office:value="-0.0783304977763727" calcext:value-type="float">
            <text:p>-0.0783304978</text:p>
          </table:table-cell>
        </table:table-row>
        <table:table-row table:style-name="ro1">
          <table:table-cell office:value-type="string" calcext:value-type="string">
            <text:p>GO_0042147</text:p>
          </table:table-cell>
          <table:table-cell office:value-type="float" office:value="-0.241113506021947" calcext:value-type="float">
            <text:p>-0.241113506</text:p>
          </table:table-cell>
          <table:table-cell office:value-type="float" office:value="-0.0498808269020248" calcext:value-type="float">
            <text:p>-0.0498808269</text:p>
          </table:table-cell>
        </table:table-row>
        <table:table-row table:style-name="ro1">
          <table:table-cell office:value-type="string" calcext:value-type="string">
            <text:p>GO_0032012</text:p>
          </table:table-cell>
          <table:table-cell office:value-type="float" office:value="-0.244682949066274" calcext:value-type="float">
            <text:p>-0.2446829491</text:p>
          </table:table-cell>
          <table:table-cell office:value-type="float" office:value="-0.0396273610377138" calcext:value-type="float">
            <text:p>-0.039627361</text:p>
          </table:table-cell>
        </table:table-row>
        <table:table-row table:style-name="ro1">
          <table:table-cell office:value-type="string" calcext:value-type="string">
            <text:p>GO_0006471</text:p>
          </table:table-cell>
          <table:table-cell office:value-type="float" office:value="-0.219120743101333" calcext:value-type="float">
            <text:p>-0.2191207431</text:p>
          </table:table-cell>
          <table:table-cell office:value-type="float" office:value="-0.090716995764135" calcext:value-type="float">
            <text:p>-0.0907169958</text:p>
          </table:table-cell>
        </table:table-row>
        <table:table-row table:style-name="ro1">
          <table:table-cell office:value-type="string" calcext:value-type="string">
            <text:p>GO_0008615</text:p>
          </table:table-cell>
          <table:table-cell office:value-type="float" office:value="0.162244690236593" calcext:value-type="float">
            <text:p>0.1622446902</text:p>
          </table:table-cell>
          <table:table-cell office:value-type="float" office:value="-0.0119617531378903" calcext:value-type="float">
            <text:p>-0.0119617531</text:p>
          </table:table-cell>
        </table:table-row>
        <table:table-row table:style-name="ro1">
          <table:table-cell office:value-type="string" calcext:value-type="string">
            <text:p>GO_0046854</text:p>
          </table:table-cell>
          <table:table-cell office:value-type="float" office:value="0.16969562775946" calcext:value-type="float">
            <text:p>0.1696956278</text:p>
          </table:table-cell>
          <table:table-cell office:value-type="float" office:value="-0.011616347802925" calcext:value-type="float">
            <text:p>-0.0116163478</text:p>
          </table:table-cell>
        </table:table-row>
        <table:table-row table:style-name="ro1">
          <table:table-cell office:value-type="string" calcext:value-type="string">
            <text:p>GO_0008295</text:p>
          </table:table-cell>
          <table:table-cell office:value-type="float" office:value="0.0578177325325739" calcext:value-type="float">
            <text:p>0.0578177325</text:p>
          </table:table-cell>
          <table:table-cell office:value-type="float" office:value="0.00374294968039677" calcext:value-type="float">
            <text:p>0.0037429497</text:p>
          </table:table-cell>
        </table:table-row>
        <table:table-row table:style-name="ro1">
          <table:table-cell office:value-type="string" calcext:value-type="string">
            <text:p>GO_0016311</text:p>
          </table:table-cell>
          <table:table-cell office:value-type="float" office:value="0.192914709562322" calcext:value-type="float">
            <text:p>0.1929147096</text:p>
          </table:table-cell>
          <table:table-cell office:value-type="float" office:value="-0.0158229141668639" calcext:value-type="float">
            <text:p>-0.0158229142</text:p>
          </table:table-cell>
        </table:table-row>
        <table:table-row table:style-name="ro1">
          <table:table-cell office:value-type="string" calcext:value-type="string">
            <text:p>GO_0015012</text:p>
          </table:table-cell>
          <table:table-cell office:value-type="float" office:value="-0.246902810537269" calcext:value-type="float">
            <text:p>-0.2469028105</text:p>
          </table:table-cell>
          <table:table-cell office:value-type="float" office:value="-0.147852596030751" calcext:value-type="float">
            <text:p>-0.147852596</text:p>
          </table:table-cell>
        </table:table-row>
        <table:table-row table:style-name="ro1">
          <table:table-cell office:value-type="string" calcext:value-type="string">
            <text:p>GO_0015074</text:p>
          </table:table-cell>
          <table:table-cell office:value-type="float" office:value="0.207035294637011" calcext:value-type="float">
            <text:p>0.2070352946</text:p>
          </table:table-cell>
          <table:table-cell office:value-type="float" office:value="-0.0206971675911864" calcext:value-type="float">
            <text:p>-0.0206971676</text:p>
          </table:table-cell>
        </table:table-row>
        <table:table-row table:style-name="ro1">
          <table:table-cell office:value-type="string" calcext:value-type="string">
            <text:p>GO_0046373</text:p>
          </table:table-cell>
          <table:table-cell office:value-type="float" office:value="0.00156263341393187" calcext:value-type="float">
            <text:p>0.0015626334</text:p>
          </table:table-cell>
          <table:table-cell office:value-type="float" office:value="0.0248606978102931" calcext:value-type="float">
            <text:p>0.0248606978</text:p>
          </table:table-cell>
        </table:table-row>
        <table:table-row table:style-name="ro1">
          <table:table-cell office:value-type="string" calcext:value-type="string">
            <text:p>GO_0008033</text:p>
          </table:table-cell>
          <table:table-cell office:value-type="float" office:value="0.1526874559056" calcext:value-type="float">
            <text:p>0.1526874559</text:p>
          </table:table-cell>
          <table:table-cell office:value-type="float" office:value="-0.00704621877877565" calcext:value-type="float">
            <text:p>-0.0070462188</text:p>
          </table:table-cell>
        </table:table-row>
        <table:table-row table:style-name="ro1">
          <table:table-cell office:value-type="string" calcext:value-type="string">
            <text:p>GO_0009712</text:p>
          </table:table-cell>
          <table:table-cell office:value-type="float" office:value="0.148390424009137" calcext:value-type="float">
            <text:p>0.148390424</text:p>
          </table:table-cell>
          <table:table-cell office:value-type="float" office:value="0.00917212982595909" calcext:value-type="float">
            <text:p>0.0091721298</text:p>
          </table:table-cell>
        </table:table-row>
        <table:table-row table:style-name="ro1">
          <table:table-cell office:value-type="string" calcext:value-type="string">
            <text:p>GO_0005975</text:p>
          </table:table-cell>
          <table:table-cell office:value-type="float" office:value="0.0976551229140949" calcext:value-type="float">
            <text:p>0.0976551229</text:p>
          </table:table-cell>
          <table:table-cell office:value-type="float" office:value="-0.00377742323700847" calcext:value-type="float">
            <text:p>-0.0037774232</text:p>
          </table:table-cell>
        </table:table-row>
        <table:table-row table:style-name="ro1">
          <table:table-cell office:value-type="string" calcext:value-type="string">
            <text:p>GO_0015693</text:p>
          </table:table-cell>
          <table:table-cell office:value-type="float" office:value="-0.224002925550949" calcext:value-type="float">
            <text:p>-0.2240029256</text:p>
          </table:table-cell>
          <table:table-cell office:value-type="float" office:value="-0.000378891402339007" calcext:value-type="float">
            <text:p>-0.0003788914</text:p>
          </table:table-cell>
        </table:table-row>
        <table:table-row table:style-name="ro1">
          <table:table-cell office:value-type="string" calcext:value-type="string">
            <text:p>GO_0006099</text:p>
          </table:table-cell>
          <table:table-cell office:value-type="float" office:value="0.111010323195807" calcext:value-type="float">
            <text:p>0.1110103232</text:p>
          </table:table-cell>
          <table:table-cell office:value-type="float" office:value="0.00171791752968249" calcext:value-type="float">
            <text:p>0.0017179175</text:p>
          </table:table-cell>
        </table:table-row>
        <table:table-row table:style-name="ro1">
          <table:table-cell office:value-type="string" calcext:value-type="string">
            <text:p>GO_0009452</text:p>
          </table:table-cell>
          <table:table-cell office:value-type="float" office:value="-0.0517238623946468" calcext:value-type="float">
            <text:p>-0.0517238624</text:p>
          </table:table-cell>
          <table:table-cell office:value-type="float" office:value="-0.0175612079169485" calcext:value-type="float">
            <text:p>-0.0175612079</text:p>
          </table:table-cell>
        </table:table-row>
        <table:table-row table:style-name="ro1">
          <table:table-cell office:value-type="string" calcext:value-type="string">
            <text:p>GO_0006886</text:p>
          </table:table-cell>
          <table:table-cell office:value-type="float" office:value="-0.16944108281992" calcext:value-type="float">
            <text:p>-0.1694410828</text:p>
          </table:table-cell>
          <table:table-cell office:value-type="float" office:value="-0.00320179469113506" calcext:value-type="float">
            <text:p>-0.0032017947</text:p>
          </table:table-cell>
        </table:table-row>
        <table:table-row table:style-name="ro1">
          <table:table-cell office:value-type="string" calcext:value-type="string">
            <text:p>GO_0017003</text:p>
          </table:table-cell>
          <table:table-cell office:value-type="float" office:value="0.103649196140692" calcext:value-type="float">
            <text:p>0.1036491961</text:p>
          </table:table-cell>
          <table:table-cell office:value-type="float" office:value="-0.00733105182315898" calcext:value-type="float">
            <text:p>-0.0073310518</text:p>
          </table:table-cell>
        </table:table-row>
        <table:table-row table:style-name="ro1">
          <table:table-cell office:value-type="string" calcext:value-type="string">
            <text:p>GO_0009254</text:p>
          </table:table-cell>
          <table:table-cell office:value-type="float" office:value="0.192027443582222" calcext:value-type="float">
            <text:p>0.1920274436</text:p>
          </table:table-cell>
          <table:table-cell office:value-type="float" office:value="-0.0181669488342641" calcext:value-type="float">
            <text:p>-0.0181669488</text:p>
          </table:table-cell>
        </table:table-row>
        <table:table-row table:style-name="ro1">
          <table:table-cell office:value-type="string" calcext:value-type="string">
            <text:p>GO_0019058</text:p>
          </table:table-cell>
          <table:table-cell office:value-type="float" office:value="-0.0223489742092966" calcext:value-type="float">
            <text:p>-0.0223489742</text:p>
          </table:table-cell>
          <table:table-cell office:value-type="float" office:value="-0.0485171288082019" calcext:value-type="float">
            <text:p>-0.0485171288</text:p>
          </table:table-cell>
        </table:table-row>
        <table:table-row table:style-name="ro1">
          <table:table-cell office:value-type="string" calcext:value-type="string">
            <text:p>GO_0009159</text:p>
          </table:table-cell>
          <table:table-cell office:value-type="float" office:value="0.0852643695290015" calcext:value-type="float">
            <text:p>0.0852643695</text:p>
          </table:table-cell>
          <table:table-cell office:value-type="float" office:value="-0.0202232673229534" calcext:value-type="float">
            <text:p>-0.0202232673</text:p>
          </table:table-cell>
        </table:table-row>
        <table:table-row table:style-name="ro1">
          <table:table-cell office:value-type="string" calcext:value-type="string">
            <text:p>GO_0043683</text:p>
          </table:table-cell>
          <table:table-cell office:value-type="float" office:value="0.14915979941778" calcext:value-type="float">
            <text:p>0.1491597994</text:p>
          </table:table-cell>
          <table:table-cell office:value-type="float" office:value="-0.016823672554415" calcext:value-type="float">
            <text:p>-0.0168236726</text:p>
          </table:table-cell>
        </table:table-row>
        <table:table-row table:style-name="ro1">
          <table:table-cell office:value-type="string" calcext:value-type="string">
            <text:p>GO_0019645</text:p>
          </table:table-cell>
          <table:table-cell office:value-type="float" office:value="0.173943539680772" calcext:value-type="float">
            <text:p>0.1739435397</text:p>
          </table:table-cell>
          <table:table-cell office:value-type="float" office:value="-0.0250164425645005" calcext:value-type="float">
            <text:p>-0.0250164426</text:p>
          </table:table-cell>
        </table:table-row>
        <table:table-row table:style-name="ro1">
          <table:table-cell office:value-type="string" calcext:value-type="string">
            <text:p>GO_0006635</text:p>
          </table:table-cell>
          <table:table-cell office:value-type="float" office:value="-0.00230608914757432" calcext:value-type="float">
            <text:p>-0.0023060891</text:p>
          </table:table-cell>
          <table:table-cell office:value-type="float" office:value="-0.0294635220995641" calcext:value-type="float">
            <text:p>-0.0294635221</text:p>
          </table:table-cell>
        </table:table-row>
        <table:table-row table:style-name="ro1">
          <table:table-cell office:value-type="string" calcext:value-type="string">
            <text:p>GO_0046907</text:p>
          </table:table-cell>
          <table:table-cell office:value-type="float" office:value="-0.25590169252172" calcext:value-type="float">
            <text:p>-0.2559016925</text:p>
          </table:table-cell>
          <table:table-cell office:value-type="float" office:value="-0.0696528682338874" calcext:value-type="float">
            <text:p>-0.0696528682</text:p>
          </table:table-cell>
        </table:table-row>
        <table:table-row table:style-name="ro1">
          <table:table-cell office:value-type="string" calcext:value-type="string">
            <text:p>GO_0009820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</table:table-row>
        <table:table-row table:style-name="ro1">
          <table:table-cell office:value-type="string" calcext:value-type="string">
            <text:p>GO_0009186</text:p>
          </table:table-cell>
          <table:table-cell office:value-type="float" office:value="0.0092588182800383" calcext:value-type="float">
            <text:p>0.0092588183</text:p>
          </table:table-cell>
          <table:table-cell office:value-type="float" office:value="0.0331020947409081" calcext:value-type="float">
            <text:p>0.0331020947</text:p>
          </table:table-cell>
        </table:table-row>
        <table:table-row table:style-name="ro1">
          <table:table-cell office:value-type="string" calcext:value-type="string">
            <text:p>GO_0009249</text:p>
          </table:table-cell>
          <table:table-cell office:value-type="float" office:value="0.172322423472887" calcext:value-type="float">
            <text:p>0.1723224235</text:p>
          </table:table-cell>
          <table:table-cell office:value-type="float" office:value="-0.00808602871901073" calcext:value-type="float">
            <text:p>-0.0080860287</text:p>
          </table:table-cell>
        </table:table-row>
        <table:table-row table:style-name="ro1">
          <table:table-cell office:value-type="string" calcext:value-type="string">
            <text:p>GO_0018189</text:p>
          </table:table-cell>
          <table:table-cell office:value-type="float" office:value="-0.155202866666141" calcext:value-type="float">
            <text:p>-0.1552028667</text:p>
          </table:table-cell>
          <table:table-cell office:value-type="float" office:value="0.128481236579114" calcext:value-type="float">
            <text:p>0.1284812366</text:p>
          </table:table-cell>
        </table:table-row>
        <table:table-row table:style-name="ro1">
          <table:table-cell office:value-type="string" calcext:value-type="string">
            <text:p>GO_0016032</text:p>
          </table:table-cell>
          <table:table-cell office:value-type="float" office:value="-0.267071490462663" calcext:value-type="float">
            <text:p>-0.2670714905</text:p>
          </table:table-cell>
          <table:table-cell office:value-type="float" office:value="-0.073250894045395" calcext:value-type="float">
            <text:p>-0.073250894</text:p>
          </table:table-cell>
        </table:table-row>
        <table:table-row table:style-name="ro1">
          <table:table-cell office:value-type="string" calcext:value-type="string">
            <text:p>GO_0046439</text:p>
          </table:table-cell>
          <table:table-cell office:value-type="float" office:value="0.100145811099373" calcext:value-type="float">
            <text:p>0.1001458111</text:p>
          </table:table-cell>
          <table:table-cell office:value-type="float" office:value="-0.0214709422066412" calcext:value-type="float">
            <text:p>-0.0214709422</text:p>
          </table:table-cell>
        </table:table-row>
        <table:table-row table:style-name="ro1">
          <table:table-cell office:value-type="string" calcext:value-type="string">
            <text:p>GO_0015969</text:p>
          </table:table-cell>
          <table:table-cell office:value-type="float" office:value="0.170062570329922" calcext:value-type="float">
            <text:p>0.1700625703</text:p>
          </table:table-cell>
          <table:table-cell office:value-type="float" office:value="-0.00934795861597369" calcext:value-type="float">
            <text:p>-0.0093479586</text:p>
          </table:table-cell>
        </table:table-row>
        <table:table-row table:style-name="ro1">
          <table:table-cell office:value-type="string" calcext:value-type="string">
            <text:p>GO_0006801</text:p>
          </table:table-cell>
          <table:table-cell office:value-type="float" office:value="-0.0912895721642724" calcext:value-type="float">
            <text:p>-0.0912895722</text:p>
          </table:table-cell>
          <table:table-cell office:value-type="float" office:value="0.0767461862188159" calcext:value-type="float">
            <text:p>0.0767461862</text:p>
          </table:table-cell>
        </table:table-row>
        <table:table-row table:style-name="ro1">
          <table:table-cell office:value-type="string" calcext:value-type="string">
            <text:p>GO_0017038</text:p>
          </table:table-cell>
          <table:table-cell office:value-type="float" office:value="0.102367571454951" calcext:value-type="float">
            <text:p>0.1023675715</text:p>
          </table:table-cell>
          <table:table-cell office:value-type="float" office:value="0.00745798914375182" calcext:value-type="float">
            <text:p>0.0074579891</text:p>
          </table:table-cell>
        </table:table-row>
        <table:table-row table:style-name="ro1">
          <table:table-cell office:value-type="string" calcext:value-type="string">
            <text:p>GO_0007018</text:p>
          </table:table-cell>
          <table:table-cell office:value-type="float" office:value="-0.244351454845555" calcext:value-type="float">
            <text:p>-0.2443514548</text:p>
          </table:table-cell>
          <table:table-cell office:value-type="float" office:value="-0.0731139283019426" calcext:value-type="float">
            <text:p>-0.0731139283</text:p>
          </table:table-cell>
        </table:table-row>
        <table:table-row table:style-name="ro1">
          <table:table-cell office:value-type="string" calcext:value-type="string">
            <text:p>GO_0006457</text:p>
          </table:table-cell>
          <table:table-cell office:value-type="float" office:value="-0.0681163105094783" calcext:value-type="float">
            <text:p>-0.0681163105</text:p>
          </table:table-cell>
          <table:table-cell office:value-type="float" office:value="0.0182076504275984" calcext:value-type="float">
            <text:p>0.0182076504</text:p>
          </table:table-cell>
        </table:table-row>
        <table:table-row table:style-name="ro1">
          <table:table-cell office:value-type="string" calcext:value-type="string">
            <text:p>GO_0015888</text:p>
          </table:table-cell>
          <table:table-cell office:value-type="float" office:value="0.2392483362976" calcext:value-type="float">
            <text:p>0.2392483363</text:p>
          </table:table-cell>
          <table:table-cell office:value-type="float" office:value="-0.0442388420092838" calcext:value-type="float">
            <text:p>-0.044238842</text:p>
          </table:table-cell>
        </table:table-row>
        <table:table-row table:style-name="ro1">
          <table:table-cell office:value-type="string" calcext:value-type="string">
            <text:p>GO_0009229</text:p>
          </table:table-cell>
          <table:table-cell office:value-type="float" office:value="0.175987485020498" calcext:value-type="float">
            <text:p>0.175987485</text:p>
          </table:table-cell>
          <table:table-cell office:value-type="float" office:value="-0.02428014414527" calcext:value-type="float">
            <text:p>-0.0242801441</text:p>
          </table:table-cell>
        </table:table-row>
        <table:table-row table:style-name="ro1">
          <table:table-cell office:value-type="string" calcext:value-type="string">
            <text:p>GO_0006744</text:p>
          </table:table-cell>
          <table:table-cell office:value-type="float" office:value="0.159875648133544" calcext:value-type="float">
            <text:p>0.1598756481</text:p>
          </table:table-cell>
          <table:table-cell office:value-type="float" office:value="-0.0124645043207273" calcext:value-type="float">
            <text:p>-0.0124645043</text:p>
          </table:table-cell>
        </table:table-row>
        <table:table-row table:style-name="ro1">
          <table:table-cell office:value-type="string" calcext:value-type="string">
            <text:p>GO_0007283</text:p>
          </table:table-cell>
          <table:table-cell office:value-type="float" office:value="-0.13953671019638" calcext:value-type="float">
            <text:p>-0.1395367102</text:p>
          </table:table-cell>
          <table:table-cell office:value-type="float" office:value="-0.015298728695836" calcext:value-type="float">
            <text:p>-0.0152987287</text:p>
          </table:table-cell>
        </table:table-row>
        <table:table-row table:style-name="ro1">
          <table:table-cell office:value-type="string" calcext:value-type="string">
            <text:p>GO_0006730</text:p>
          </table:table-cell>
          <table:table-cell office:value-type="float" office:value="-0.0360662223258307" calcext:value-type="float">
            <text:p>-0.0360662223</text:p>
          </table:table-cell>
          <table:table-cell office:value-type="float" office:value="0.0150563913541689" calcext:value-type="float">
            <text:p>0.0150563914</text:p>
          </table:table-cell>
        </table:table-row>
        <table:table-row table:style-name="ro1">
          <table:table-cell office:value-type="string" calcext:value-type="string">
            <text:p>GO_0007155</text:p>
          </table:table-cell>
          <table:table-cell office:value-type="float" office:value="0.0146546697330569" calcext:value-type="float">
            <text:p>0.0146546697</text:p>
          </table:table-cell>
          <table:table-cell office:value-type="float" office:value="0.0289628841508305" calcext:value-type="float">
            <text:p>0.0289628842</text:p>
          </table:table-cell>
        </table:table-row>
        <table:table-row table:style-name="ro1">
          <table:table-cell office:value-type="string" calcext:value-type="string">
            <text:p>GO_0050920</text:p>
          </table:table-cell>
          <table:table-cell office:value-type="float" office:value="0.0709817767387161" calcext:value-type="float">
            <text:p>0.0709817767</text:p>
          </table:table-cell>
          <table:table-cell office:value-type="float" office:value="0.00647798530853031" calcext:value-type="float">
            <text:p>0.0064779853</text:p>
          </table:table-cell>
        </table:table-row>
        <table:table-row table:style-name="ro1">
          <table:table-cell office:value-type="string" calcext:value-type="string">
            <text:p>GO_0015986</text:p>
          </table:table-cell>
          <table:table-cell office:value-type="float" office:value="-0.120241563455358" calcext:value-type="float">
            <text:p>-0.1202415635</text:p>
          </table:table-cell>
          <table:table-cell office:value-type="float" office:value="0.0384033303740449" calcext:value-type="float">
            <text:p>0.0384033304</text:p>
          </table:table-cell>
        </table:table-row>
        <table:table-row table:style-name="ro1">
          <table:table-cell office:value-type="string" calcext:value-type="string">
            <text:p>GO_0048870</text:p>
          </table:table-cell>
          <table:table-cell office:value-type="float" office:value="-0.262039945000842" calcext:value-type="float">
            <text:p>-0.262039945</text:p>
          </table:table-cell>
          <table:table-cell office:value-type="float" office:value="-0.161660487710563" calcext:value-type="float">
            <text:p>-0.1616604877</text:p>
          </table:table-cell>
        </table:table-row>
        <table:table-row table:style-name="ro1">
          <table:table-cell office:value-type="string" calcext:value-type="string">
            <text:p>GO_0005985</text:p>
          </table:table-cell>
          <table:table-cell office:value-type="float" office:value="-0.0839421227036627" calcext:value-type="float">
            <text:p>-0.0839421227</text:p>
          </table:table-cell>
          <table:table-cell office:value-type="float" office:value="0.031950755687338" calcext:value-type="float">
            <text:p>0.0319507557</text:p>
          </table:table-cell>
        </table:table-row>
        <table:table-row table:style-name="ro1">
          <table:table-cell office:value-type="string" calcext:value-type="string">
            <text:p>GO_0009294</text:p>
          </table:table-cell>
          <table:table-cell office:value-type="float" office:value="0.192834306492313" calcext:value-type="float">
            <text:p>0.1928343065</text:p>
          </table:table-cell>
          <table:table-cell office:value-type="float" office:value="-0.0194778051333231" calcext:value-type="float">
            <text:p>-0.0194778051</text:p>
          </table:table-cell>
        </table:table-row>
        <table:table-row table:style-name="ro1">
          <table:table-cell office:value-type="string" calcext:value-type="string">
            <text:p>GO_0009252</text:p>
          </table:table-cell>
          <table:table-cell office:value-type="float" office:value="0.153110188680133" calcext:value-type="float">
            <text:p>0.1531101887</text:p>
          </table:table-cell>
          <table:table-cell office:value-type="float" office:value="-0.0172405204779106" calcext:value-type="float">
            <text:p>-0.0172405205</text:p>
          </table:table-cell>
        </table:table-row>
        <table:table-row table:style-name="ro1">
          <table:table-cell office:value-type="string" calcext:value-type="string">
            <text:p>GO_1902604</text:p>
          </table:table-cell>
          <table:table-cell office:value-type="float" office:value="0.136880423986673" calcext:value-type="float">
            <text:p>0.136880424</text:p>
          </table:table-cell>
          <table:table-cell office:value-type="float" office:value="-0.00699357315909685" calcext:value-type="float">
            <text:p>-0.0069935732</text:p>
          </table:table-cell>
        </table:table-row>
        <table:table-row table:style-name="ro1">
          <table:table-cell office:value-type="string" calcext:value-type="string">
            <text:p>GO_0009446</text:p>
          </table:table-cell>
          <table:table-cell office:value-type="float" office:value="0.18029695693995" calcext:value-type="float">
            <text:p>0.1802969569</text:p>
          </table:table-cell>
          <table:table-cell office:value-type="float" office:value="-0.0171363506065427" calcext:value-type="float">
            <text:p>-0.0171363506</text:p>
          </table:table-cell>
        </table:table-row>
        <table:table-row table:style-name="ro1">
          <table:table-cell office:value-type="string" calcext:value-type="string">
            <text:p>GO_0035429</text:p>
          </table:table-cell>
          <table:table-cell office:value-type="float" office:value="0.155284514281567" calcext:value-type="float">
            <text:p>0.1552845143</text:p>
          </table:table-cell>
          <table:table-cell office:value-type="float" office:value="-0.0125044684534209" calcext:value-type="float">
            <text:p>-0.0125044685</text:p>
          </table:table-cell>
        </table:table-row>
        <table:table-row table:style-name="ro1">
          <table:table-cell office:value-type="string" calcext:value-type="string">
            <text:p>GO_0019700</text:p>
          </table:table-cell>
          <table:table-cell office:value-type="float" office:value="0.190537154643155" calcext:value-type="float">
            <text:p>0.1905371546</text:p>
          </table:table-cell>
          <table:table-cell office:value-type="float" office:value="-0.0392697572658256" calcext:value-type="float">
            <text:p>-0.0392697573</text:p>
          </table:table-cell>
        </table:table-row>
        <table:table-row table:style-name="ro1">
          <table:table-cell office:value-type="string" calcext:value-type="string">
            <text:p>GO_0006750</text:p>
          </table:table-cell>
          <table:table-cell office:value-type="float" office:value="0.14982441629031" calcext:value-type="float">
            <text:p>0.1498244163</text:p>
          </table:table-cell>
          <table:table-cell office:value-type="float" office:value="-0.0150852409152897" calcext:value-type="float">
            <text:p>-0.0150852409</text:p>
          </table:table-cell>
        </table:table-row>
        <table:table-row table:style-name="ro1">
          <table:table-cell office:value-type="string" calcext:value-type="string">
            <text:p>GO_0032957</text:p>
          </table:table-cell>
          <table:table-cell office:value-type="float" office:value="-0.211056230092124" calcext:value-type="float">
            <text:p>-0.2110562301</text:p>
          </table:table-cell>
          <table:table-cell office:value-type="float" office:value="-0.0997437952922142" calcext:value-type="float">
            <text:p>-0.0997437953</text:p>
          </table:table-cell>
        </table:table-row>
        <table:table-row table:style-name="ro1">
          <table:table-cell office:value-type="string" calcext:value-type="string">
            <text:p>GO_0006826</text:p>
          </table:table-cell>
          <table:table-cell office:value-type="float" office:value="0.0640898840274712" calcext:value-type="float">
            <text:p>0.064089884</text:p>
          </table:table-cell>
          <table:table-cell office:value-type="float" office:value="-0.02588200146344" calcext:value-type="float">
            <text:p>-0.0258820015</text:p>
          </table:table-cell>
        </table:table-row>
        <table:table-row table:style-name="ro1">
          <table:table-cell office:value-type="string" calcext:value-type="string">
            <text:p>GO_0045493</text:p>
          </table:table-cell>
          <table:table-cell office:value-type="float" office:value="0.210066230032292" calcext:value-type="float">
            <text:p>0.21006623</text:p>
          </table:table-cell>
          <table:table-cell office:value-type="float" office:value="-0.0314524958544216" calcext:value-type="float">
            <text:p>-0.0314524959</text:p>
          </table:table-cell>
        </table:table-row>
        <table:table-row table:style-name="ro1">
          <table:table-cell office:value-type="string" calcext:value-type="string">
            <text:p>GO_0007338</text:p>
          </table:table-cell>
          <table:table-cell office:value-type="float" office:value="0.100500854267261" calcext:value-type="float">
            <text:p>0.1005008543</text:p>
          </table:table-cell>
          <table:table-cell office:value-type="float" office:value="-0.0925178430078577" calcext:value-type="float">
            <text:p>-0.092517843</text:p>
          </table:table-cell>
        </table:table-row>
        <table:table-row table:style-name="ro1">
          <table:table-cell office:value-type="string" calcext:value-type="string">
            <text:p>GO_0050821</text:p>
          </table:table-cell>
          <table:table-cell office:value-type="float" office:value="-0.268863273659158" calcext:value-type="float">
            <text:p>-0.2688632737</text:p>
          </table:table-cell>
          <table:table-cell office:value-type="float" office:value="0.051045627261477" calcext:value-type="float">
            <text:p>0.0510456273</text:p>
          </table:table-cell>
        </table:table-row>
        <table:table-row table:style-name="ro1">
          <table:table-cell office:value-type="string" calcext:value-type="string">
            <text:p>GO_0006270</text:p>
          </table:table-cell>
          <table:table-cell office:value-type="float" office:value="0.0975502622579302" calcext:value-type="float">
            <text:p>0.0975502623</text:p>
          </table:table-cell>
          <table:table-cell office:value-type="float" office:value="0.00285378876041493" calcext:value-type="float">
            <text:p>0.0028537888</text:p>
          </table:table-cell>
        </table:table-row>
        <table:table-row table:style-name="ro1">
          <table:table-cell office:value-type="string" calcext:value-type="string">
            <text:p>GO_0006914</text:p>
          </table:table-cell>
          <table:table-cell office:value-type="float" office:value="-0.131413329235732" calcext:value-type="float">
            <text:p>-0.1314133292</text:p>
          </table:table-cell>
          <table:table-cell office:value-type="float" office:value="-0.147607876856269" calcext:value-type="float">
            <text:p>-0.1476078769</text:p>
          </table:table-cell>
        </table:table-row>
        <table:table-row table:style-name="ro1">
          <table:table-cell office:value-type="string" calcext:value-type="string">
            <text:p>GO_0019551</text:p>
          </table:table-cell>
          <table:table-cell office:value-type="float" office:value="0.160300893631966" calcext:value-type="float">
            <text:p>0.1603008936</text:p>
          </table:table-cell>
          <table:table-cell office:value-type="float" office:value="-0.00843563869694828" calcext:value-type="float">
            <text:p>-0.0084356387</text:p>
          </table:table-cell>
        </table:table-row>
        <table:table-row table:style-name="ro1">
          <table:table-cell office:value-type="string" calcext:value-type="string">
            <text:p>GO_0006821</text:p>
          </table:table-cell>
          <table:table-cell office:value-type="float" office:value="0.162396049698248" calcext:value-type="float">
            <text:p>0.1623960497</text:p>
          </table:table-cell>
          <table:table-cell office:value-type="float" office:value="-0.0174460467681236" calcext:value-type="float">
            <text:p>-0.0174460468</text:p>
          </table:table-cell>
        </table:table-row>
        <table:table-row table:style-name="ro1">
          <table:table-cell office:value-type="string" calcext:value-type="string">
            <text:p>GO_0007154</text:p>
          </table:table-cell>
          <table:table-cell office:value-type="float" office:value="0.0393216743240868" calcext:value-type="float">
            <text:p>0.0393216743</text:p>
          </table:table-cell>
          <table:table-cell office:value-type="float" office:value="0.00486668366981044" calcext:value-type="float">
            <text:p>0.0048666837</text:p>
          </table:table-cell>
        </table:table-row>
        <table:table-row table:style-name="ro1">
          <table:table-cell office:value-type="string" calcext:value-type="string">
            <text:p>GO_0009103</text:p>
          </table:table-cell>
          <table:table-cell office:value-type="float" office:value="0.0997771464011151" calcext:value-type="float">
            <text:p>0.0997771464</text:p>
          </table:table-cell>
          <table:table-cell office:value-type="float" office:value="0.0149758344270468" calcext:value-type="float">
            <text:p>0.0149758344</text:p>
          </table:table-cell>
        </table:table-row>
        <table:table-row table:style-name="ro1">
          <table:table-cell office:value-type="string" calcext:value-type="string">
            <text:p>GO_0090063</text:p>
          </table:table-cell>
          <table:table-cell office:value-type="float" office:value="-0.167758964681025" calcext:value-type="float">
            <text:p>-0.1677589647</text:p>
          </table:table-cell>
          <table:table-cell office:value-type="float" office:value="-0.0809109515138678" calcext:value-type="float">
            <text:p>-0.0809109515</text:p>
          </table:table-cell>
        </table:table-row>
        <table:table-row table:style-name="ro1">
          <table:table-cell office:value-type="string" calcext:value-type="string">
            <text:p>GO_0046782</text:p>
          </table:table-cell>
          <table:table-cell office:value-type="float" office:value="0.240794571092342" calcext:value-type="float">
            <text:p>0.2407945711</text:p>
          </table:table-cell>
          <table:table-cell office:value-type="float" office:value="-0.0189634839293199" calcext:value-type="float">
            <text:p>-0.0189634839</text:p>
          </table:table-cell>
        </table:table-row>
        <table:table-row table:style-name="ro1">
          <table:table-cell office:value-type="string" calcext:value-type="string">
            <text:p>GO_0000041</text:p>
          </table:table-cell>
          <table:table-cell office:value-type="float" office:value="-0.0984652716017535" calcext:value-type="float">
            <text:p>-0.0984652716</text:p>
          </table:table-cell>
          <table:table-cell office:value-type="float" office:value="0.0644709106981004" calcext:value-type="float">
            <text:p>0.0644709107</text:p>
          </table:table-cell>
        </table:table-row>
        <table:table-row table:style-name="ro1">
          <table:table-cell office:value-type="string" calcext:value-type="string">
            <text:p>GO_0045151</text:p>
          </table:table-cell>
          <table:table-cell office:value-type="float" office:value="0.162260897443484" calcext:value-type="float">
            <text:p>0.1622608974</text:p>
          </table:table-cell>
          <table:table-cell office:value-type="float" office:value="-0.0382940568479856" calcext:value-type="float">
            <text:p>-0.0382940568</text:p>
          </table:table-cell>
        </table:table-row>
        <table:table-row table:style-name="ro1">
          <table:table-cell office:value-type="string" calcext:value-type="string">
            <text:p>GO_0006207</text:p>
          </table:table-cell>
          <table:table-cell office:value-type="float" office:value="0.16100457089459" calcext:value-type="float">
            <text:p>0.1610045709</text:p>
          </table:table-cell>
          <table:table-cell office:value-type="float" office:value="-0.00748332881763257" calcext:value-type="float">
            <text:p>-0.0074833288</text:p>
          </table:table-cell>
        </table:table-row>
        <table:table-row table:style-name="ro1">
          <table:table-cell office:value-type="string" calcext:value-type="string">
            <text:p>GO_0015716</text:p>
          </table:table-cell>
          <table:table-cell office:value-type="float" office:value="0.1975383418153" calcext:value-type="float">
            <text:p>0.1975383418</text:p>
          </table:table-cell>
          <table:table-cell office:value-type="float" office:value="-0.0568459241429163" calcext:value-type="float">
            <text:p>-0.0568459241</text:p>
          </table:table-cell>
        </table:table-row>
        <table:table-row table:style-name="ro1">
          <table:table-cell office:value-type="string" calcext:value-type="string">
            <text:p>GO_0003333</text:p>
          </table:table-cell>
          <table:table-cell office:value-type="float" office:value="0.169212284293388" calcext:value-type="float">
            <text:p>0.1692122843</text:p>
          </table:table-cell>
          <table:table-cell office:value-type="float" office:value="-0.0254792088261063" calcext:value-type="float">
            <text:p>-0.0254792088</text:p>
          </table:table-cell>
        </table:table-row>
        <table:table-row table:style-name="ro1">
          <table:table-cell office:value-type="string" calcext:value-type="string">
            <text:p>GO_0006433</text:p>
          </table:table-cell>
          <table:table-cell office:value-type="float" office:value="0.112876231278589" calcext:value-type="float">
            <text:p>0.1128762313</text:p>
          </table:table-cell>
          <table:table-cell office:value-type="float" office:value="0.000612377222366763" calcext:value-type="float">
            <text:p>0.0006123772</text:p>
          </table:table-cell>
        </table:table-row>
        <table:table-row table:style-name="ro1">
          <table:table-cell office:value-type="string" calcext:value-type="string">
            <text:p>GO_0033014</text:p>
          </table:table-cell>
          <table:table-cell office:value-type="float" office:value="0.157177396679323" calcext:value-type="float">
            <text:p>0.1571773967</text:p>
          </table:table-cell>
          <table:table-cell office:value-type="float" office:value="-0.00574883404834202" calcext:value-type="float">
            <text:p>-0.005748834</text:p>
          </table:table-cell>
        </table:table-row>
        <table:table-row table:style-name="ro1">
          <table:table-cell office:value-type="string" calcext:value-type="string">
            <text:p>GO_0043043</text:p>
          </table:table-cell>
          <table:table-cell office:value-type="float" office:value="0.118688475946023" calcext:value-type="float">
            <text:p>0.1186884759</text:p>
          </table:table-cell>
          <table:table-cell office:value-type="float" office:value="0.00797946577000809" calcext:value-type="float">
            <text:p>0.0079794658</text:p>
          </table:table-cell>
        </table:table-row>
        <table:table-row table:style-name="ro1">
          <table:table-cell office:value-type="string" calcext:value-type="string">
            <text:p>GO_0009401</text:p>
          </table:table-cell>
          <table:table-cell office:value-type="float" office:value="0.0640289217946857" calcext:value-type="float">
            <text:p>0.0640289218</text:p>
          </table:table-cell>
          <table:table-cell office:value-type="float" office:value="0.0119154585469859" calcext:value-type="float">
            <text:p>0.0119154585</text:p>
          </table:table-cell>
        </table:table-row>
        <table:table-row table:style-name="ro1">
          <table:table-cell office:value-type="string" calcext:value-type="string">
            <text:p>GO_0006183</text:p>
          </table:table-cell>
          <table:table-cell office:value-type="float" office:value="0.024400652639243" calcext:value-type="float">
            <text:p>0.0244006526</text:p>
          </table:table-cell>
          <table:table-cell office:value-type="float" office:value="0.00151323815285502" calcext:value-type="float">
            <text:p>0.0015132382</text:p>
          </table:table-cell>
        </table:table-row>
        <table:table-row table:style-name="ro1">
          <table:table-cell office:value-type="string" calcext:value-type="string">
            <text:p>GO_0006464</text:p>
          </table:table-cell>
          <table:table-cell office:value-type="float" office:value="0.133632214817016" calcext:value-type="float">
            <text:p>0.1336322148</text:p>
          </table:table-cell>
          <table:table-cell office:value-type="float" office:value="-0.0230873781155976" calcext:value-type="float">
            <text:p>-0.0230873781</text:p>
          </table:table-cell>
        </table:table-row>
        <table:table-row table:style-name="ro1">
          <table:table-cell office:value-type="string" calcext:value-type="string">
            <text:p>GO_0006357</text:p>
          </table:table-cell>
          <table:table-cell office:value-type="float" office:value="-0.128627025278526" calcext:value-type="float">
            <text:p>-0.1286270253</text:p>
          </table:table-cell>
          <table:table-cell office:value-type="float" office:value="-0.0749424689961833" calcext:value-type="float">
            <text:p>-0.074942469</text:p>
          </table:table-cell>
        </table:table-row>
        <table:table-row table:style-name="ro1">
          <table:table-cell office:value-type="string" calcext:value-type="string">
            <text:p>GO_0051188</text:p>
          </table:table-cell>
          <table:table-cell office:value-type="float" office:value="0.201677185360749" calcext:value-type="float">
            <text:p>0.2016771854</text:p>
          </table:table-cell>
          <table:table-cell office:value-type="float" office:value="-0.0148300205723389" calcext:value-type="float">
            <text:p>-0.0148300206</text:p>
          </table:table-cell>
        </table:table-row>
        <table:table-row table:style-name="ro1">
          <table:table-cell office:value-type="string" calcext:value-type="string">
            <text:p>GO_0006568</text:p>
          </table:table-cell>
          <table:table-cell office:value-type="float" office:value="0.165357580648477" calcext:value-type="float">
            <text:p>0.1653575806</text:p>
          </table:table-cell>
          <table:table-cell office:value-type="float" office:value="-0.0105079525049517" calcext:value-type="float">
            <text:p>-0.0105079525</text:p>
          </table:table-cell>
        </table:table-row>
        <table:table-row table:style-name="ro1">
          <table:table-cell office:value-type="string" calcext:value-type="string">
            <text:p>GO_0006683</text:p>
          </table:table-cell>
          <table:table-cell office:value-type="float" office:value="-0.230163021972688" calcext:value-type="float">
            <text:p>-0.230163022</text:p>
          </table:table-cell>
          <table:table-cell office:value-type="float" office:value="0.0148608201547826" calcext:value-type="float">
            <text:p>0.0148608202</text:p>
          </table:table-cell>
        </table:table-row>
        <table:table-row table:style-name="ro1">
          <table:table-cell office:value-type="string" calcext:value-type="string">
            <text:p>GO_0002128</text:p>
          </table:table-cell>
          <table:table-cell office:value-type="float" office:value="0.229768638383588" calcext:value-type="float">
            <text:p>0.2297686384</text:p>
          </table:table-cell>
          <table:table-cell office:value-type="float" office:value="-0.0176438409408245" calcext:value-type="float">
            <text:p>-0.0176438409</text:p>
          </table:table-cell>
        </table:table-row>
        <table:table-row table:style-name="ro1">
          <table:table-cell office:value-type="string" calcext:value-type="string">
            <text:p>GO_0050992</text:p>
          </table:table-cell>
          <table:table-cell office:value-type="float" office:value="0.117766393112252" calcext:value-type="float">
            <text:p>0.1177663931</text:p>
          </table:table-cell>
          <table:table-cell office:value-type="float" office:value="0.00488538093338004" calcext:value-type="float">
            <text:p>0.0048853809</text:p>
          </table:table-cell>
        </table:table-row>
        <table:table-row table:style-name="ro1">
          <table:table-cell office:value-type="string" calcext:value-type="string">
            <text:p>GO_0017013</text:p>
          </table:table-cell>
          <table:table-cell office:value-type="float" office:value="0.175802365287657" calcext:value-type="float">
            <text:p>0.1758023653</text:p>
          </table:table-cell>
          <table:table-cell office:value-type="float" office:value="-0.0155594599657786" calcext:value-type="float">
            <text:p>-0.01555946</text:p>
          </table:table-cell>
        </table:table-row>
        <table:table-row table:style-name="ro1">
          <table:table-cell office:value-type="string" calcext:value-type="string">
            <text:p>GO_0019068</text:p>
          </table:table-cell>
          <table:table-cell office:value-type="float" office:value="0.185307968053355" calcext:value-type="float">
            <text:p>0.1853079681</text:p>
          </table:table-cell>
          <table:table-cell office:value-type="float" office:value="-0.0153473584008762" calcext:value-type="float">
            <text:p>-0.0153473584</text:p>
          </table:table-cell>
        </table:table-row>
        <table:table-row table:style-name="ro1">
          <table:table-cell office:value-type="string" calcext:value-type="string">
            <text:p>GO_0031047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</table:table-row>
        <table:table-row table:style-name="ro1">
          <table:table-cell office:value-type="string" calcext:value-type="string">
            <text:p>GO_0061024</text:p>
          </table:table-cell>
          <table:table-cell office:value-type="float" office:value="0.190164545956854" calcext:value-type="float">
            <text:p>0.190164546</text:p>
          </table:table-cell>
          <table:table-cell office:value-type="float" office:value="-0.0207476032691689" calcext:value-type="float">
            <text:p>-0.0207476033</text:p>
          </table:table-cell>
        </table:table-row>
        <table:table-row table:style-name="ro1">
          <table:table-cell office:value-type="string" calcext:value-type="string">
            <text:p>GO_0006979</text:p>
          </table:table-cell>
          <table:table-cell office:value-type="float" office:value="0.03436901662565" calcext:value-type="float">
            <text:p>0.0343690166</text:p>
          </table:table-cell>
          <table:table-cell office:value-type="float" office:value="0.0077939370849376" calcext:value-type="float">
            <text:p>0.0077939371</text:p>
          </table:table-cell>
        </table:table-row>
        <table:table-row table:style-name="ro1">
          <table:table-cell office:value-type="string" calcext:value-type="string">
            <text:p>GO_0019385</text:p>
          </table:table-cell>
          <table:table-cell office:value-type="float" office:value="-0.0901113550184727" calcext:value-type="float">
            <text:p>-0.090111355</text:p>
          </table:table-cell>
          <table:table-cell office:value-type="float" office:value="0.0617986573500447" calcext:value-type="float">
            <text:p>0.0617986574</text:p>
          </table:table-cell>
        </table:table-row>
        <table:table-row table:style-name="ro1">
          <table:table-cell office:value-type="string" calcext:value-type="string">
            <text:p>GO_0006606</text:p>
          </table:table-cell>
          <table:table-cell office:value-type="float" office:value="-0.214495484343579" calcext:value-type="float">
            <text:p>-0.2144954843</text:p>
          </table:table-cell>
          <table:table-cell office:value-type="float" office:value="-0.0771424413220115" calcext:value-type="float">
            <text:p>-0.0771424413</text:p>
          </table:table-cell>
        </table:table-row>
        <table:table-row table:style-name="ro1">
          <table:table-cell office:value-type="string" calcext:value-type="string">
            <text:p>GO_0044179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</table:table-row>
        <table:table-row table:style-name="ro1">
          <table:table-cell office:value-type="string" calcext:value-type="string">
            <text:p>GO_0043666</text:p>
          </table:table-cell>
          <table:table-cell office:value-type="float" office:value="-0.137131138835528" calcext:value-type="float">
            <text:p>-0.1371311388</text:p>
          </table:table-cell>
          <table:table-cell office:value-type="float" office:value="-0.0198547364433571" calcext:value-type="float">
            <text:p>-0.0198547364</text:p>
          </table:table-cell>
        </table:table-row>
        <table:table-row table:style-name="ro1">
          <table:table-cell office:value-type="string" calcext:value-type="string">
            <text:p>GO_0006953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</table:table-row>
        <table:table-row table:style-name="ro1">
          <table:table-cell office:value-type="string" calcext:value-type="string">
            <text:p>GO_0034258</text:p>
          </table:table-cell>
          <table:table-cell office:value-type="float" office:value="0.207753859605976" calcext:value-type="float">
            <text:p>0.2077538596</text:p>
          </table:table-cell>
          <table:table-cell office:value-type="float" office:value="-0.0200056850302768" calcext:value-type="float">
            <text:p>-0.020005685</text:p>
          </table:table-cell>
        </table:table-row>
        <table:table-row table:style-name="ro1">
          <table:table-cell office:value-type="string" calcext:value-type="string">
            <text:p>GO_0009733</text:p>
          </table:table-cell>
          <table:table-cell office:value-type="float" office:value="0.24169768086413" calcext:value-type="float">
            <text:p>0.2416976809</text:p>
          </table:table-cell>
          <table:table-cell office:value-type="float" office:value="-0.0193743889162764" calcext:value-type="float">
            <text:p>-0.0193743889</text:p>
          </table:table-cell>
        </table:table-row>
        <table:table-row table:style-name="ro1">
          <table:table-cell office:value-type="string" calcext:value-type="string">
            <text:p>GO_0017187</text:p>
          </table:table-cell>
          <table:table-cell office:value-type="float" office:value="0.191906573734226" calcext:value-type="float">
            <text:p>0.1919065737</text:p>
          </table:table-cell>
          <table:table-cell office:value-type="float" office:value="-0.00782223120425798" calcext:value-type="float">
            <text:p>-0.0078222312</text:p>
          </table:table-cell>
        </table:table-row>
        <table:table-row table:style-name="ro1">
          <table:table-cell office:value-type="string" calcext:value-type="string">
            <text:p>GO_0006858</text:p>
          </table:table-cell>
          <table:table-cell office:value-type="float" office:value="0.0754783956256619" calcext:value-type="float">
            <text:p>0.0754783956</text:p>
          </table:table-cell>
          <table:table-cell office:value-type="float" office:value="0.00231524109109185" calcext:value-type="float">
            <text:p>0.0023152411</text:p>
          </table:table-cell>
        </table:table-row>
        <table:table-row table:style-name="ro1">
          <table:table-cell office:value-type="string" calcext:value-type="string">
            <text:p>GO_0009877</text:p>
          </table:table-cell>
          <table:table-cell office:value-type="float" office:value="0.070231605744684" calcext:value-type="float">
            <text:p>0.0702316057</text:p>
          </table:table-cell>
          <table:table-cell office:value-type="float" office:value="0.0169555940750154" calcext:value-type="float">
            <text:p>0.0169555941</text:p>
          </table:table-cell>
        </table:table-row>
        <table:table-row table:style-name="ro1">
          <table:table-cell office:value-type="string" calcext:value-type="string">
            <text:p>GO_0035444</text:p>
          </table:table-cell>
          <table:table-cell office:value-type="float" office:value="0.154630389330204" calcext:value-type="float">
            <text:p>0.1546303893</text:p>
          </table:table-cell>
          <table:table-cell office:value-type="float" office:value="-0.00367821954163557" calcext:value-type="float">
            <text:p>-0.0036782195</text:p>
          </table:table-cell>
        </table:table-row>
        <table:table-row table:style-name="ro1">
          <table:table-cell office:value-type="string" calcext:value-type="string">
            <text:p>GO_0006955</text:p>
          </table:table-cell>
          <table:table-cell office:value-type="float" office:value="-0.231897295914231" calcext:value-type="float">
            <text:p>-0.2318972959</text:p>
          </table:table-cell>
          <table:table-cell office:value-type="float" office:value="-0.286658483199974" calcext:value-type="float">
            <text:p>-0.2866584832</text:p>
          </table:table-cell>
        </table:table-row>
        <table:table-row table:style-name="ro1">
          <table:table-cell office:value-type="string" calcext:value-type="string">
            <text:p>GO_0009116</text:p>
          </table:table-cell>
          <table:table-cell office:value-type="float" office:value="0.145349211161312" calcext:value-type="float">
            <text:p>0.1453492112</text:p>
          </table:table-cell>
          <table:table-cell office:value-type="float" office:value="-0.00729154052202664" calcext:value-type="float">
            <text:p>-0.0072915405</text:p>
          </table:table-cell>
        </table:table-row>
        <table:table-row table:style-name="ro1">
          <table:table-cell office:value-type="string" calcext:value-type="string">
            <text:p>GO_0007031</text:p>
          </table:table-cell>
          <table:table-cell office:value-type="float" office:value="-0.0203110640325064" calcext:value-type="float">
            <text:p>-0.020311064</text:p>
          </table:table-cell>
          <table:table-cell office:value-type="float" office:value="0.00161642556394821" calcext:value-type="float">
            <text:p>0.0016164256</text:p>
          </table:table-cell>
        </table:table-row>
        <table:table-row table:style-name="ro1">
          <table:table-cell office:value-type="string" calcext:value-type="string">
            <text:p>GO_0006298</text:p>
          </table:table-cell>
          <table:table-cell office:value-type="float" office:value="0.18402925037177" calcext:value-type="float">
            <text:p>0.1840292504</text:p>
          </table:table-cell>
          <table:table-cell office:value-type="float" office:value="-0.0144117451669637" calcext:value-type="float">
            <text:p>-0.0144117452</text:p>
          </table:table-cell>
        </table:table-row>
        <table:table-row table:style-name="ro1">
          <table:table-cell office:value-type="string" calcext:value-type="string">
            <text:p>GO_0051016</text:p>
          </table:table-cell>
          <table:table-cell office:value-type="float" office:value="-0.261101803966707" calcext:value-type="float">
            <text:p>-0.261101804</text:p>
          </table:table-cell>
          <table:table-cell office:value-type="float" office:value="-0.0311332717422185" calcext:value-type="float">
            <text:p>-0.0311332717</text:p>
          </table:table-cell>
        </table:table-row>
        <table:table-row table:style-name="ro1">
          <table:table-cell office:value-type="string" calcext:value-type="string">
            <text:p>GO_0009060</text:p>
          </table:table-cell>
          <table:table-cell office:value-type="float" office:value="-0.127358388491216" calcext:value-type="float">
            <text:p>-0.1273583885</text:p>
          </table:table-cell>
          <table:table-cell office:value-type="float" office:value="-0.0156235652867229" calcext:value-type="float">
            <text:p>-0.0156235653</text:p>
          </table:table-cell>
        </table:table-row>
        <table:table-row table:style-name="ro1">
          <table:table-cell office:value-type="string" calcext:value-type="string">
            <text:p>GO_0042157</text:p>
          </table:table-cell>
          <table:table-cell office:value-type="float" office:value="0.176346335520022" calcext:value-type="float">
            <text:p>0.1763463355</text:p>
          </table:table-cell>
          <table:table-cell office:value-type="float" office:value="-0.0115198729799974" calcext:value-type="float">
            <text:p>-0.011519873</text:p>
          </table:table-cell>
        </table:table-row>
        <table:table-row table:style-name="ro1">
          <table:table-cell office:value-type="string" calcext:value-type="string">
            <text:p>GO_0019752</text:p>
          </table:table-cell>
          <table:table-cell office:value-type="float" office:value="0.0643031671338538" calcext:value-type="float">
            <text:p>0.0643031671</text:p>
          </table:table-cell>
          <table:table-cell office:value-type="float" office:value="-0.0128721449440564" calcext:value-type="float">
            <text:p>-0.0128721449</text:p>
          </table:table-cell>
        </table:table-row>
        <table:table-row table:style-name="ro1">
          <table:table-cell office:value-type="string" calcext:value-type="string">
            <text:p>GO_0006788</text:p>
          </table:table-cell>
          <table:table-cell office:value-type="float" office:value="-0.236981814429545" calcext:value-type="float">
            <text:p>-0.2369818144</text:p>
          </table:table-cell>
          <table:table-cell office:value-type="float" office:value="0.156235359387379" calcext:value-type="float">
            <text:p>0.1562353594</text:p>
          </table:table-cell>
        </table:table-row>
        <table:table-row table:style-name="ro1">
          <table:table-cell office:value-type="string" calcext:value-type="string">
            <text:p>GO_0006511</text:p>
          </table:table-cell>
          <table:table-cell office:value-type="float" office:value="-0.202268904952662" calcext:value-type="float">
            <text:p>-0.202268905</text:p>
          </table:table-cell>
          <table:table-cell office:value-type="float" office:value="-0.0164446682505956" calcext:value-type="float">
            <text:p>-0.0164446683</text:p>
          </table:table-cell>
        </table:table-row>
        <table:table-row table:style-name="ro1">
          <table:table-cell office:value-type="string" calcext:value-type="string">
            <text:p>GO_0051382</text:p>
          </table:table-cell>
          <table:table-cell office:value-type="float" office:value="0.238064022843132" calcext:value-type="float">
            <text:p>0.2380640228</text:p>
          </table:table-cell>
          <table:table-cell office:value-type="float" office:value="-0.0578749900986571" calcext:value-type="float">
            <text:p>-0.0578749901</text:p>
          </table:table-cell>
        </table:table-row>
        <table:table-row table:style-name="ro1">
          <table:table-cell office:value-type="string" calcext:value-type="string">
            <text:p>GO_0006012</text:p>
          </table:table-cell>
          <table:table-cell office:value-type="float" office:value="0.130169153567608" calcext:value-type="float">
            <text:p>0.1301691536</text:p>
          </table:table-cell>
          <table:table-cell office:value-type="float" office:value="-0.0201310943914616" calcext:value-type="float">
            <text:p>-0.0201310944</text:p>
          </table:table-cell>
        </table:table-row>
        <table:table-row table:style-name="ro1">
          <table:table-cell office:value-type="string" calcext:value-type="string">
            <text:p>GO_0008645</text:p>
          </table:table-cell>
          <table:table-cell office:value-type="float" office:value="0.148093492866295" calcext:value-type="float">
            <text:p>0.1480934929</text:p>
          </table:table-cell>
          <table:table-cell office:value-type="float" office:value="0.000704126166502595" calcext:value-type="float">
            <text:p>0.0007041262</text:p>
          </table:table-cell>
        </table:table-row>
        <table:table-row table:style-name="ro1">
          <table:table-cell office:value-type="string" calcext:value-type="string">
            <text:p>GO_0006265</text:p>
          </table:table-cell>
          <table:table-cell office:value-type="float" office:value="0.12034572789733" calcext:value-type="float">
            <text:p>0.1203457279</text:p>
          </table:table-cell>
          <table:table-cell office:value-type="float" office:value="0.00238093281384487" calcext:value-type="float">
            <text:p>0.0023809328</text:p>
          </table:table-cell>
        </table:table-row>
        <table:table-row table:style-name="ro1">
          <table:table-cell office:value-type="string" calcext:value-type="string">
            <text:p>GO_0006213</text:p>
          </table:table-cell>
          <table:table-cell office:value-type="float" office:value="0.177547582636036" calcext:value-type="float">
            <text:p>0.1775475826</text:p>
          </table:table-cell>
          <table:table-cell office:value-type="float" office:value="-0.0108481708953405" calcext:value-type="float">
            <text:p>-0.0108481709</text:p>
          </table:table-cell>
        </table:table-row>
        <table:table-row table:style-name="ro1">
          <table:table-cell office:value-type="string" calcext:value-type="string">
            <text:p>GO_0006289</text:p>
          </table:table-cell>
          <table:table-cell office:value-type="float" office:value="0.191070022029232" calcext:value-type="float">
            <text:p>0.191070022</text:p>
          </table:table-cell>
          <table:table-cell office:value-type="float" office:value="-0.0152570401251244" calcext:value-type="float">
            <text:p>-0.0152570401</text:p>
          </table:table-cell>
        </table:table-row>
        <table:table-row table:style-name="ro1">
          <table:table-cell office:value-type="string" calcext:value-type="string">
            <text:p>GO_0071555</text:p>
          </table:table-cell>
          <table:table-cell office:value-type="float" office:value="0.104117931928724" calcext:value-type="float">
            <text:p>0.1041179319</text:p>
          </table:table-cell>
          <table:table-cell office:value-type="float" office:value="0.013322842632183" calcext:value-type="float">
            <text:p>0.0133228426</text:p>
          </table:table-cell>
        </table:table-row>
        <table:table-row table:style-name="ro1">
          <table:table-cell office:value-type="string" calcext:value-type="string">
            <text:p>GO_0071705</text:p>
          </table:table-cell>
          <table:table-cell office:value-type="float" office:value="0.161673848976175" calcext:value-type="float">
            <text:p>0.161673849</text:p>
          </table:table-cell>
          <table:table-cell office:value-type="float" office:value="-0.0206758001416052" calcext:value-type="float">
            <text:p>-0.0206758001</text:p>
          </table:table-cell>
        </table:table-row>
        <table:table-row table:style-name="ro1">
          <table:table-cell office:value-type="string" calcext:value-type="string">
            <text:p>GO_0051262</text:p>
          </table:table-cell>
          <table:table-cell office:value-type="float" office:value="0.101850828690034" calcext:value-type="float">
            <text:p>0.1018508287</text:p>
          </table:table-cell>
          <table:table-cell office:value-type="float" office:value="0.00685941568857725" calcext:value-type="float">
            <text:p>0.0068594157</text:p>
          </table:table-cell>
        </table:table-row>
        <table:table-row table:style-name="ro1">
          <table:table-cell office:value-type="string" calcext:value-type="string">
            <text:p>GO_0009758</text:p>
          </table:table-cell>
          <table:table-cell office:value-type="float" office:value="0.240297531080307" calcext:value-type="float">
            <text:p>0.2402975311</text:p>
          </table:table-cell>
          <table:table-cell office:value-type="float" office:value="-0.0139584964449409" calcext:value-type="float">
            <text:p>-0.0139584964</text:p>
          </table:table-cell>
        </table:table-row>
        <table:table-row table:style-name="ro1">
          <table:table-cell office:value-type="string" calcext:value-type="string">
            <text:p>GO_0006542</text:p>
          </table:table-cell>
          <table:table-cell office:value-type="float" office:value="0.032832578837034" calcext:value-type="float">
            <text:p>0.0328325788</text:p>
          </table:table-cell>
          <table:table-cell office:value-type="float" office:value="0.026873999291623" calcext:value-type="float">
            <text:p>0.0268739993</text:p>
          </table:table-cell>
        </table:table-row>
        <table:table-row table:style-name="ro1">
          <table:table-cell office:value-type="string" calcext:value-type="string">
            <text:p>GO_0007275</text:p>
          </table:table-cell>
          <table:table-cell office:value-type="float" office:value="-0.254141976188367" calcext:value-type="float">
            <text:p>-0.2541419762</text:p>
          </table:table-cell>
          <table:table-cell office:value-type="float" office:value="-0.0738539067407204" calcext:value-type="float">
            <text:p>-0.0738539067</text:p>
          </table:table-cell>
        </table:table-row>
        <table:table-row table:style-name="ro1">
          <table:table-cell office:value-type="string" calcext:value-type="string">
            <text:p>GO_0045901</text:p>
          </table:table-cell>
          <table:table-cell office:value-type="float" office:value="-0.0592659780779471" calcext:value-type="float">
            <text:p>-0.0592659781</text:p>
          </table:table-cell>
          <table:table-cell office:value-type="float" office:value="0.0120196126351221" calcext:value-type="float">
            <text:p>0.0120196126</text:p>
          </table:table-cell>
        </table:table-row>
        <table:table-row table:style-name="ro1">
          <table:table-cell office:value-type="string" calcext:value-type="string">
            <text:p>GO_0019478</text:p>
          </table:table-cell>
          <table:table-cell office:value-type="float" office:value="0.170447840329107" calcext:value-type="float">
            <text:p>0.1704478403</text:p>
          </table:table-cell>
          <table:table-cell office:value-type="float" office:value="-0.0153866127288138" calcext:value-type="float">
            <text:p>-0.0153866127</text:p>
          </table:table-cell>
        </table:table-row>
        <table:table-row table:style-name="ro1">
          <table:table-cell office:value-type="string" calcext:value-type="string">
            <text:p>GO_0006470</text:p>
          </table:table-cell>
          <table:table-cell office:value-type="float" office:value="-0.0621538488931753" calcext:value-type="float">
            <text:p>-0.0621538489</text:p>
          </table:table-cell>
          <table:table-cell office:value-type="float" office:value="-0.0223747618531836" calcext:value-type="float">
            <text:p>-0.0223747619</text:p>
          </table:table-cell>
        </table:table-row>
        <table:table-row table:style-name="ro1">
          <table:table-cell office:value-type="string" calcext:value-type="string">
            <text:p>GO_0006556</text:p>
          </table:table-cell>
          <table:table-cell office:value-type="float" office:value="0.0061397375236636" calcext:value-type="float">
            <text:p>0.0061397375</text:p>
          </table:table-cell>
          <table:table-cell office:value-type="float" office:value="0.00319730339499488" calcext:value-type="float">
            <text:p>0.0031973034</text:p>
          </table:table-cell>
        </table:table-row>
        <table:table-row table:style-name="ro1">
          <table:table-cell office:value-type="string" calcext:value-type="string">
            <text:p>GO_0018342</text:p>
          </table:table-cell>
          <table:table-cell office:value-type="float" office:value="-0.196664543693253" calcext:value-type="float">
            <text:p>-0.1966645437</text:p>
          </table:table-cell>
          <table:table-cell office:value-type="float" office:value="0.0613849376226003" calcext:value-type="float">
            <text:p>0.0613849376</text:p>
          </table:table-cell>
        </table:table-row>
        <table:table-row table:style-name="ro1">
          <table:table-cell office:value-type="string" calcext:value-type="string">
            <text:p>GO_0000413</text:p>
          </table:table-cell>
          <table:table-cell office:value-type="float" office:value="0.00357935069998451" calcext:value-type="float">
            <text:p>0.0035793507</text:p>
          </table:table-cell>
          <table:table-cell office:value-type="float" office:value="0.00646989603689866" calcext:value-type="float">
            <text:p>0.006469896</text:p>
          </table:table-cell>
        </table:table-row>
        <table:table-row table:style-name="ro1">
          <table:table-cell office:value-type="string" calcext:value-type="string">
            <text:p>GO_0006171</text:p>
          </table:table-cell>
          <table:table-cell office:value-type="float" office:value="0.130103741762605" calcext:value-type="float">
            <text:p>0.1301037418</text:p>
          </table:table-cell>
          <table:table-cell office:value-type="float" office:value="-0.00268730217158434" calcext:value-type="float">
            <text:p>-0.0026873022</text:p>
          </table:table-cell>
        </table:table-row>
        <table:table-row table:style-name="ro1">
          <table:table-cell office:value-type="string" calcext:value-type="string">
            <text:p>GO_0007076</text:p>
          </table:table-cell>
          <table:table-cell office:value-type="float" office:value="-0.25374125711831" calcext:value-type="float">
            <text:p>-0.2537412571</text:p>
          </table:table-cell>
          <table:table-cell office:value-type="float" office:value="-0.0541525130961697" calcext:value-type="float">
            <text:p>-0.0541525131</text:p>
          </table:table-cell>
        </table:table-row>
        <table:table-row table:style-name="ro1">
          <table:table-cell office:value-type="string" calcext:value-type="string">
            <text:p>GO_0000160</text:p>
          </table:table-cell>
          <table:table-cell office:value-type="float" office:value="0.10497120275367" calcext:value-type="float">
            <text:p>0.1049712028</text:p>
          </table:table-cell>
          <table:table-cell office:value-type="float" office:value="-0.00410245197927458" calcext:value-type="float">
            <text:p>-0.004102452</text:p>
          </table:table-cell>
        </table:table-row>
        <table:table-row table:style-name="ro1">
          <table:table-cell office:value-type="string" calcext:value-type="string">
            <text:p>GO_0032955</text:p>
          </table:table-cell>
          <table:table-cell office:value-type="float" office:value="-0.116416346589916" calcext:value-type="float">
            <text:p>-0.1164163466</text:p>
          </table:table-cell>
          <table:table-cell office:value-type="float" office:value="0.101006723362149" calcext:value-type="float">
            <text:p>0.1010067234</text:p>
          </table:table-cell>
        </table:table-row>
        <table:table-row table:style-name="ro1">
          <table:table-cell office:value-type="string" calcext:value-type="string">
            <text:p>GO_0019941</text:p>
          </table:table-cell>
          <table:table-cell office:value-type="float" office:value="0.166140035145318" calcext:value-type="float">
            <text:p>0.1661400351</text:p>
          </table:table-cell>
          <table:table-cell office:value-type="float" office:value="-0.00746448111336098" calcext:value-type="float">
            <text:p>-0.0074644811</text:p>
          </table:table-cell>
        </table:table-row>
        <table:table-row table:style-name="ro1">
          <table:table-cell office:value-type="string" calcext:value-type="string">
            <text:p>GO_0006352</text:p>
          </table:table-cell>
          <table:table-cell office:value-type="float" office:value="0.0501069887974238" calcext:value-type="float">
            <text:p>0.0501069888</text:p>
          </table:table-cell>
          <table:table-cell office:value-type="float" office:value="0.00713709043531616" calcext:value-type="float">
            <text:p>0.0071370904</text:p>
          </table:table-cell>
        </table:table-row>
        <table:table-row table:style-name="ro1">
          <table:table-cell office:value-type="string" calcext:value-type="string">
            <text:p>GO_0008272</text:p>
          </table:table-cell>
          <table:table-cell office:value-type="float" office:value="0.0963380032673695" calcext:value-type="float">
            <text:p>0.0963380033</text:p>
          </table:table-cell>
          <table:table-cell office:value-type="float" office:value="-0.00703813195584178" calcext:value-type="float">
            <text:p>-0.007038132</text:p>
          </table:table-cell>
        </table:table-row>
        <table:table-row table:style-name="ro1">
          <table:table-cell office:value-type="string" calcext:value-type="string">
            <text:p>GO_0008654</text:p>
          </table:table-cell>
          <table:table-cell office:value-type="float" office:value="0.138752001013697" calcext:value-type="float">
            <text:p>0.138752001</text:p>
          </table:table-cell>
          <table:table-cell office:value-type="float" office:value="-0.00902190412091231" calcext:value-type="float">
            <text:p>-0.0090219041</text:p>
          </table:table-cell>
        </table:table-row>
        <table:table-row table:style-name="ro1">
          <table:table-cell office:value-type="string" calcext:value-type="string">
            <text:p>GO_0042558</text:p>
          </table:table-cell>
          <table:table-cell office:value-type="float" office:value="0.142642056725089" calcext:value-type="float">
            <text:p>0.1426420567</text:p>
          </table:table-cell>
          <table:table-cell office:value-type="float" office:value="-0.0104526830033946" calcext:value-type="float">
            <text:p>-0.010452683</text:p>
          </table:table-cell>
        </table:table-row>
        <table:table-row table:style-name="ro1">
          <table:table-cell office:value-type="string" calcext:value-type="string">
            <text:p>GO_0051259</text:p>
          </table:table-cell>
          <table:table-cell office:value-type="float" office:value="0.153011990119055" calcext:value-type="float">
            <text:p>0.1530119901</text:p>
          </table:table-cell>
          <table:table-cell office:value-type="float" office:value="0.0090543829767585" calcext:value-type="float">
            <text:p>0.009054383</text:p>
          </table:table-cell>
        </table:table-row>
        <table:table-row table:style-name="ro1">
          <table:table-cell office:value-type="string" calcext:value-type="string">
            <text:p>GO_0009607</text:p>
          </table:table-cell>
          <table:table-cell office:value-type="float" office:value="-0.0452905350671226" calcext:value-type="float">
            <text:p>-0.0452905351</text:p>
          </table:table-cell>
          <table:table-cell office:value-type="float" office:value="-0.0332105749999566" calcext:value-type="float">
            <text:p>-0.033210575</text:p>
          </table:table-cell>
        </table:table-row>
        <table:table-row table:style-name="ro1">
          <table:table-cell office:value-type="string" calcext:value-type="string">
            <text:p>GO_0006006</text:p>
          </table:table-cell>
          <table:table-cell office:value-type="float" office:value="0.123336034302455" calcext:value-type="float">
            <text:p>0.1233360343</text:p>
          </table:table-cell>
          <table:table-cell office:value-type="float" office:value="-0.00433722550988675" calcext:value-type="float">
            <text:p>-0.0043372255</text:p>
          </table:table-cell>
        </table:table-row>
        <table:table-row table:style-name="ro1">
          <table:table-cell office:value-type="string" calcext:value-type="string">
            <text:p>GO_0042398</text:p>
          </table:table-cell>
          <table:table-cell office:value-type="float" office:value="0.154719255511388" calcext:value-type="float">
            <text:p>0.1547192555</text:p>
          </table:table-cell>
          <table:table-cell office:value-type="float" office:value="-0.0144394233610016" calcext:value-type="float">
            <text:p>-0.0144394234</text:p>
          </table:table-cell>
        </table:table-row>
        <table:table-row table:style-name="ro1">
          <table:table-cell office:value-type="string" calcext:value-type="string">
            <text:p>GO_0006306</text:p>
          </table:table-cell>
          <table:table-cell office:value-type="float" office:value="0.189529799150863" calcext:value-type="float">
            <text:p>0.1895297992</text:p>
          </table:table-cell>
          <table:table-cell office:value-type="float" office:value="-0.0126228504922529" calcext:value-type="float">
            <text:p>-0.0126228505</text:p>
          </table:table-cell>
        </table:table-row>
        <table:table-row table:style-name="ro1">
          <table:table-cell office:value-type="string" calcext:value-type="string">
            <text:p>GO_0001682</text:p>
          </table:table-cell>
          <table:table-cell office:value-type="float" office:value="-0.0127864693935187" calcext:value-type="float">
            <text:p>-0.0127864694</text:p>
          </table:table-cell>
          <table:table-cell office:value-type="float" office:value="-0.192914287945416" calcext:value-type="float">
            <text:p>-0.1929142879</text:p>
          </table:table-cell>
        </table:table-row>
        <table:table-row table:style-name="ro1">
          <table:table-cell office:value-type="string" calcext:value-type="string">
            <text:p>GO_0030328</text:p>
          </table:table-cell>
          <table:table-cell office:value-type="float" office:value="0.0892423172389815" calcext:value-type="float">
            <text:p>0.0892423172</text:p>
          </table:table-cell>
          <table:table-cell office:value-type="float" office:value="0.0340229460642961" calcext:value-type="float">
            <text:p>0.0340229461</text:p>
          </table:table-cell>
        </table:table-row>
        <table:table-row table:style-name="ro1">
          <table:table-cell office:value-type="string" calcext:value-type="string">
            <text:p>GO_0006388</text:p>
          </table:table-cell>
          <table:table-cell office:value-type="float" office:value="0.18889765828882" calcext:value-type="float">
            <text:p>0.1888976583</text:p>
          </table:table-cell>
          <table:table-cell office:value-type="float" office:value="-0.0162126162991794" calcext:value-type="float">
            <text:p>-0.0162126163</text:p>
          </table:table-cell>
        </table:table-row>
        <table:table-row table:style-name="ro1">
          <table:table-cell office:value-type="string" calcext:value-type="string">
            <text:p>GO_0016579</text:p>
          </table:table-cell>
          <table:table-cell office:value-type="float" office:value="-0.221787530606835" calcext:value-type="float">
            <text:p>-0.2217875306</text:p>
          </table:table-cell>
          <table:table-cell office:value-type="float" office:value="-0.0340376506342666" calcext:value-type="float">
            <text:p>-0.0340376506</text:p>
          </table:table-cell>
        </table:table-row>
        <table:table-row table:style-name="ro1">
          <table:table-cell office:value-type="string" calcext:value-type="string">
            <text:p>GO_0006783</text:p>
          </table:table-cell>
          <table:table-cell office:value-type="float" office:value="0.160615637150731" calcext:value-type="float">
            <text:p>0.1606156372</text:p>
          </table:table-cell>
          <table:table-cell office:value-type="float" office:value="-0.00901899896057235" calcext:value-type="float">
            <text:p>-0.009018999</text:p>
          </table:table-cell>
        </table:table-row>
        <table:table-row table:style-name="ro1">
          <table:table-cell office:value-type="string" calcext:value-type="string">
            <text:p>GO_0016051</text:p>
          </table:table-cell>
          <table:table-cell office:value-type="float" office:value="0.0816849710364904" calcext:value-type="float">
            <text:p>0.081684971</text:p>
          </table:table-cell>
          <table:table-cell office:value-type="float" office:value="0.0247608266855821" calcext:value-type="float">
            <text:p>0.0247608267</text:p>
          </table:table-cell>
        </table:table-row>
        <table:table-row table:style-name="ro1">
          <table:table-cell office:value-type="string" calcext:value-type="string">
            <text:p>GO_0006423</text:p>
          </table:table-cell>
          <table:table-cell office:value-type="float" office:value="0.190411087985458" calcext:value-type="float">
            <text:p>0.190411088</text:p>
          </table:table-cell>
          <table:table-cell office:value-type="float" office:value="-0.012271071266369" calcext:value-type="float">
            <text:p>-0.0122710713</text:p>
          </table:table-cell>
        </table:table-row>
        <table:table-row table:style-name="ro1">
          <table:table-cell office:value-type="string" calcext:value-type="string">
            <text:p>GO_0046417</text:p>
          </table:table-cell>
          <table:table-cell office:value-type="float" office:value="0.160776655663286" calcext:value-type="float">
            <text:p>0.1607766557</text:p>
          </table:table-cell>
          <table:table-cell office:value-type="float" office:value="-0.00972841838329718" calcext:value-type="float">
            <text:p>-0.0097284184</text:p>
          </table:table-cell>
        </table:table-row>
        <table:table-row table:style-name="ro1">
          <table:table-cell office:value-type="string" calcext:value-type="string">
            <text:p>GO_0006177</text:p>
          </table:table-cell>
          <table:table-cell office:value-type="float" office:value="0.150824565803402" calcext:value-type="float">
            <text:p>0.1508245658</text:p>
          </table:table-cell>
          <table:table-cell office:value-type="float" office:value="-0.00818924306304791" calcext:value-type="float">
            <text:p>-0.0081892431</text:p>
          </table:table-cell>
        </table:table-row>
        <table:table-row table:style-name="ro1">
          <table:table-cell office:value-type="string" calcext:value-type="string">
            <text:p>GO_0042176</text:p>
          </table:table-cell>
          <table:table-cell office:value-type="float" office:value="-0.249238885115863" calcext:value-type="float">
            <text:p>-0.2492388851</text:p>
          </table:table-cell>
          <table:table-cell office:value-type="float" office:value="-0.0168642915491218" calcext:value-type="float">
            <text:p>-0.0168642915</text:p>
          </table:table-cell>
        </table:table-row>
        <table:table-row table:style-name="ro1">
          <table:table-cell office:value-type="string" calcext:value-type="string">
            <text:p>GO_0015694</text:p>
          </table:table-cell>
          <table:table-cell office:value-type="float" office:value="0.218640103471321" calcext:value-type="float">
            <text:p>0.2186401035</text:p>
          </table:table-cell>
          <table:table-cell office:value-type="float" office:value="-0.0244389201386341" calcext:value-type="float">
            <text:p>-0.0244389201</text:p>
          </table:table-cell>
        </table:table-row>
        <table:table-row table:style-name="ro1">
          <table:table-cell office:value-type="string" calcext:value-type="string">
            <text:p>GO_0006097</text:p>
          </table:table-cell>
          <table:table-cell office:value-type="float" office:value="0.0932832455595256" calcext:value-type="float">
            <text:p>0.0932832456</text:p>
          </table:table-cell>
          <table:table-cell office:value-type="float" office:value="-0.017477406005728" calcext:value-type="float">
            <text:p>-0.017477406</text:p>
          </table:table-cell>
        </table:table-row>
        <table:table-row table:style-name="ro1">
          <table:table-cell office:value-type="string" calcext:value-type="string">
            <text:p>GO_0010033</text:p>
          </table:table-cell>
          <table:table-cell office:value-type="float" office:value="0.190164545956854" calcext:value-type="float">
            <text:p>0.190164546</text:p>
          </table:table-cell>
          <table:table-cell office:value-type="float" office:value="-0.0207476032691689" calcext:value-type="float">
            <text:p>-0.0207476033</text:p>
          </table:table-cell>
        </table:table-row>
        <table:table-row table:style-name="ro1">
          <table:table-cell office:value-type="string" calcext:value-type="string">
            <text:p>GO_0019069</text:p>
          </table:table-cell>
          <table:table-cell office:value-type="float" office:value="-0.270274936540679" calcext:value-type="float">
            <text:p>-0.2702749365</text:p>
          </table:table-cell>
          <table:table-cell office:value-type="float" office:value="-0.0128238001174102" calcext:value-type="float">
            <text:p>-0.0128238001</text:p>
          </table:table-cell>
        </table:table-row>
        <table:table-row table:style-name="ro1">
          <table:table-cell office:value-type="string" calcext:value-type="string">
            <text:p>GO_0006891</text:p>
          </table:table-cell>
          <table:table-cell office:value-type="float" office:value="-0.212742100376171" calcext:value-type="float">
            <text:p>-0.2127421004</text:p>
          </table:table-cell>
          <table:table-cell office:value-type="float" office:value="0.0591934322316972" calcext:value-type="float">
            <text:p>0.0591934322</text:p>
          </table:table-cell>
        </table:table-row>
        <table:table-row table:style-name="ro1">
          <table:table-cell office:value-type="string" calcext:value-type="string">
            <text:p>GO_0018279</text:p>
          </table:table-cell>
          <table:table-cell office:value-type="float" office:value="-0.259294882907022" calcext:value-type="float">
            <text:p>-0.2592948829</text:p>
          </table:table-cell>
          <table:table-cell office:value-type="float" office:value="-0.0325311377425748" calcext:value-type="float">
            <text:p>-0.0325311377</text:p>
          </table:table-cell>
        </table:table-row>
        <table:table-row table:style-name="ro1">
          <table:table-cell office:value-type="string" calcext:value-type="string">
            <text:p>GO_0046999</text:p>
          </table:table-cell>
          <table:table-cell office:value-type="float" office:value="0.155412849466447" calcext:value-type="float">
            <text:p>0.1554128495</text:p>
          </table:table-cell>
          <table:table-cell office:value-type="float" office:value="-0.0426209029538588" calcext:value-type="float">
            <text:p>-0.042620903</text:p>
          </table:table-cell>
        </table:table-row>
        <table:table-row table:style-name="ro1">
          <table:table-cell office:value-type="string" calcext:value-type="string">
            <text:p>GO_0009372</text:p>
          </table:table-cell>
          <table:table-cell office:value-type="float" office:value="-0.107278557063409" calcext:value-type="float">
            <text:p>-0.1072785571</text:p>
          </table:table-cell>
          <table:table-cell office:value-type="float" office:value="0.170471174665935" calcext:value-type="float">
            <text:p>0.1704711747</text:p>
          </table:table-cell>
        </table:table-row>
        <table:table-row table:style-name="ro1">
          <table:table-cell office:value-type="string" calcext:value-type="string">
            <text:p>GO_0016114</text:p>
          </table:table-cell>
          <table:table-cell office:value-type="float" office:value="0.132431317794917" calcext:value-type="float">
            <text:p>0.1324313178</text:p>
          </table:table-cell>
          <table:table-cell office:value-type="float" office:value="0.00131291790290768" calcext:value-type="float">
            <text:p>0.0013129179</text:p>
          </table:table-cell>
        </table:table-row>
        <table:table-row table:style-name="ro1">
          <table:table-cell office:value-type="string" calcext:value-type="string">
            <text:p>GO_0007010</text:p>
          </table:table-cell>
          <table:table-cell office:value-type="float" office:value="-0.259544999854045" calcext:value-type="float">
            <text:p>-0.2595449999</text:p>
          </table:table-cell>
          <table:table-cell office:value-type="float" office:value="-0.039418131751452" calcext:value-type="float">
            <text:p>-0.0394181318</text:p>
          </table:table-cell>
        </table:table-row>
        <table:table-row table:style-name="ro1">
          <table:table-cell office:value-type="string" calcext:value-type="string">
            <text:p>GO_0016973</text:p>
          </table:table-cell>
          <table:table-cell office:value-type="float" office:value="-0.055447292573126" calcext:value-type="float">
            <text:p>-0.0554472926</text:p>
          </table:table-cell>
          <table:table-cell office:value-type="float" office:value="0.155979267235606" calcext:value-type="float">
            <text:p>0.1559792672</text:p>
          </table:table-cell>
        </table:table-row>
        <table:table-row table:style-name="ro1">
          <table:table-cell office:value-type="string" calcext:value-type="string">
            <text:p>GO_0090305</text:p>
          </table:table-cell>
          <table:table-cell office:value-type="float" office:value="-0.0358780008541416" calcext:value-type="float">
            <text:p>-0.0358780009</text:p>
          </table:table-cell>
          <table:table-cell office:value-type="float" office:value="-0.113524547827685" calcext:value-type="float">
            <text:p>-0.1135245478</text:p>
          </table:table-cell>
        </table:table-row>
        <table:table-row table:style-name="ro1">
          <table:table-cell office:value-type="string" calcext:value-type="string">
            <text:p>GO_0006120</text:p>
          </table:table-cell>
          <table:table-cell office:value-type="float" office:value="0.119725044816803" calcext:value-type="float">
            <text:p>0.1197250448</text:p>
          </table:table-cell>
          <table:table-cell office:value-type="float" office:value="0.00503117242724543" calcext:value-type="float">
            <text:p>0.0050311724</text:p>
          </table:table-cell>
        </table:table-row>
        <table:table-row table:style-name="ro1">
          <table:table-cell office:value-type="string" calcext:value-type="string">
            <text:p>GO_0006396</text:p>
          </table:table-cell>
          <table:table-cell office:value-type="float" office:value="0.156073371687478" calcext:value-type="float">
            <text:p>0.1560733717</text:p>
          </table:table-cell>
          <table:table-cell office:value-type="float" office:value="-0.0124477879794753" calcext:value-type="float">
            <text:p>-0.012447788</text:p>
          </table:table-cell>
        </table:table-row>
        <table:table-row table:style-name="ro1">
          <table:table-cell office:value-type="string" calcext:value-type="string">
            <text:p>GO_0030163</text:p>
          </table:table-cell>
          <table:table-cell office:value-type="float" office:value="0.0772335130219545" calcext:value-type="float">
            <text:p>0.077233513</text:p>
          </table:table-cell>
          <table:table-cell office:value-type="float" office:value="0.0120225440824872" calcext:value-type="float">
            <text:p>0.0120225441</text:p>
          </table:table-cell>
        </table:table-row>
        <table:table-row table:style-name="ro1">
          <table:table-cell office:value-type="string" calcext:value-type="string">
            <text:p>GO_0035434</text:p>
          </table:table-cell>
          <table:table-cell office:value-type="float" office:value="-0.171081472669564" calcext:value-type="float">
            <text:p>-0.1710814727</text:p>
          </table:table-cell>
          <table:table-cell office:value-type="float" office:value="-0.069546703415136" calcext:value-type="float">
            <text:p>-0.0695467034</text:p>
          </table:table-cell>
        </table:table-row>
        <table:table-row table:style-name="ro1">
          <table:table-cell office:value-type="string" calcext:value-type="string">
            <text:p>GO_0000002</text:p>
          </table:table-cell>
          <table:table-cell office:value-type="float" office:value="-0.157413556947574" calcext:value-type="float">
            <text:p>-0.1574135569</text:p>
          </table:table-cell>
          <table:table-cell office:value-type="float" office:value="0.139999292510468" calcext:value-type="float">
            <text:p>0.1399992925</text:p>
          </table:table-cell>
        </table:table-row>
        <table:table-row table:style-name="ro1">
          <table:table-cell office:value-type="string" calcext:value-type="string">
            <text:p>GO_0006665</text:p>
          </table:table-cell>
          <table:table-cell office:value-type="float" office:value="-0.0317187980619351" calcext:value-type="float">
            <text:p>-0.0317187981</text:p>
          </table:table-cell>
          <table:table-cell office:value-type="float" office:value="0.0239213908414835" calcext:value-type="float">
            <text:p>0.0239213908</text:p>
          </table:table-cell>
        </table:table-row>
        <table:table-row table:style-name="ro1">
          <table:table-cell office:value-type="string" calcext:value-type="string">
            <text:p>GO_0034220</text:p>
          </table:table-cell>
          <table:table-cell office:value-type="float" office:value="0.0751632030461686" calcext:value-type="float">
            <text:p>0.075163203</text:p>
          </table:table-cell>
          <table:table-cell office:value-type="float" office:value="-0.0042995676356619" calcext:value-type="float">
            <text:p>-0.0042995676</text:p>
          </table:table-cell>
        </table:table-row>
        <table:table-row table:style-name="ro1">
          <table:table-cell office:value-type="string" calcext:value-type="string">
            <text:p>GO_0006694</text:p>
          </table:table-cell>
          <table:table-cell office:value-type="float" office:value="0.156474585463071" calcext:value-type="float">
            <text:p>0.1564745855</text:p>
          </table:table-cell>
          <table:table-cell office:value-type="float" office:value="-0.0180989527859112" calcext:value-type="float">
            <text:p>-0.0180989528</text:p>
          </table:table-cell>
        </table:table-row>
        <table:table-row table:style-name="ro1">
          <table:table-cell office:value-type="string" calcext:value-type="string">
            <text:p>GO_0055114</text:p>
          </table:table-cell>
          <table:table-cell office:value-type="float" office:value="0.101976655841377" calcext:value-type="float">
            <text:p>0.1019766558</text:p>
          </table:table-cell>
          <table:table-cell office:value-type="float" office:value="-0.00830000685897711" calcext:value-type="float">
            <text:p>-0.0083000069</text:p>
          </table:table-cell>
        </table:table-row>
        <table:table-row table:style-name="ro1">
          <table:table-cell office:value-type="string" calcext:value-type="string">
            <text:p>GO_0006928</text:p>
          </table:table-cell>
          <table:table-cell office:value-type="float" office:value="-0.0756376353061647" calcext:value-type="float">
            <text:p>-0.0756376353</text:p>
          </table:table-cell>
          <table:table-cell office:value-type="float" office:value="-0.0112536387028411" calcext:value-type="float">
            <text:p>-0.0112536387</text:p>
          </table:table-cell>
        </table:table-row>
        <table:table-row table:style-name="ro1">
          <table:table-cell office:value-type="string" calcext:value-type="string">
            <text:p>GO_0006415</text:p>
          </table:table-cell>
          <table:table-cell office:value-type="float" office:value="0.150291419360018" calcext:value-type="float">
            <text:p>0.1502914194</text:p>
          </table:table-cell>
          <table:table-cell office:value-type="float" office:value="-0.00308060335643422" calcext:value-type="float">
            <text:p>-0.0030806034</text:p>
          </table:table-cell>
        </table:table-row>
        <table:table-row table:style-name="ro1">
          <table:table-cell office:value-type="string" calcext:value-type="string">
            <text:p>GO_0009415</text:p>
          </table:table-cell>
          <table:table-cell office:value-type="float" office:value="-0.24286195275296" calcext:value-type="float">
            <text:p>-0.2428619528</text:p>
          </table:table-cell>
          <table:table-cell office:value-type="float" office:value="-0.028391133403219" calcext:value-type="float">
            <text:p>-0.0283911334</text:p>
          </table:table-cell>
        </table:table-row>
        <table:table-row table:style-name="ro1">
          <table:table-cell office:value-type="string" calcext:value-type="string">
            <text:p>GO_0009267</text:p>
          </table:table-cell>
          <table:table-cell office:value-type="float" office:value="0.185129892453346" calcext:value-type="float">
            <text:p>0.1851298925</text:p>
          </table:table-cell>
          <table:table-cell office:value-type="float" office:value="-0.0175939616141836" calcext:value-type="float">
            <text:p>-0.0175939616</text:p>
          </table:table-cell>
        </table:table-row>
        <table:table-row table:style-name="ro1">
          <table:table-cell office:value-type="string" calcext:value-type="string">
            <text:p>GO_0008299</text:p>
          </table:table-cell>
          <table:table-cell office:value-type="float" office:value="0.120834161341687" calcext:value-type="float">
            <text:p>0.1208341613</text:p>
          </table:table-cell>
          <table:table-cell office:value-type="float" office:value="0.00335034596782722" calcext:value-type="float">
            <text:p>0.003350346</text:p>
          </table:table-cell>
        </table:table-row>
        <table:table-row table:style-name="ro1">
          <table:table-cell office:value-type="string" calcext:value-type="string">
            <text:p>GO_0000272</text:p>
          </table:table-cell>
          <table:table-cell office:value-type="float" office:value="0.00155706979148165" calcext:value-type="float">
            <text:p>0.0015570698</text:p>
          </table:table-cell>
          <table:table-cell office:value-type="float" office:value="0.00961660509923268" calcext:value-type="float">
            <text:p>0.0096166051</text:p>
          </table:table-cell>
        </table:table-row>
        <table:table-row table:style-name="ro1">
          <table:table-cell office:value-type="string" calcext:value-type="string">
            <text:p>GO_0031204</text:p>
          </table:table-cell>
          <table:table-cell office:value-type="float" office:value="-0.249791895054407" calcext:value-type="float">
            <text:p>-0.2497918951</text:p>
          </table:table-cell>
          <table:table-cell office:value-type="float" office:value="-0.0176532142829424" calcext:value-type="float">
            <text:p>-0.0176532143</text:p>
          </table:table-cell>
        </table:table-row>
        <table:table-row table:style-name="ro1">
          <table:table-cell office:value-type="string" calcext:value-type="string">
            <text:p>GO_0016559</text:p>
          </table:table-cell>
          <table:table-cell office:value-type="float" office:value="-0.15963765247372" calcext:value-type="float">
            <text:p>-0.1596376525</text:p>
          </table:table-cell>
          <table:table-cell office:value-type="float" office:value="-0.0679357579663258" calcext:value-type="float">
            <text:p>-0.067935758</text:p>
          </table:table-cell>
        </table:table-row>
        <table:table-row table:style-name="ro1">
          <table:table-cell office:value-type="string" calcext:value-type="string">
            <text:p>GO_0042274</text:p>
          </table:table-cell>
          <table:table-cell office:value-type="float" office:value="0.0471103405927203" calcext:value-type="float">
            <text:p>0.0471103406</text:p>
          </table:table-cell>
          <table:table-cell office:value-type="float" office:value="0.0194554573934192" calcext:value-type="float">
            <text:p>0.0194554574</text:p>
          </table:table-cell>
        </table:table-row>
        <table:table-row table:style-name="ro1">
          <table:table-cell office:value-type="string" calcext:value-type="string">
            <text:p>GO_0043571</text:p>
          </table:table-cell>
          <table:table-cell office:value-type="float" office:value="0.0405326692382373" calcext:value-type="float">
            <text:p>0.0405326692</text:p>
          </table:table-cell>
          <table:table-cell office:value-type="float" office:value="-0.163840474567223" calcext:value-type="float">
            <text:p>-0.1638404746</text:p>
          </table:table-cell>
        </table:table-row>
        <table:table-row table:style-name="ro1">
          <table:table-cell office:value-type="string" calcext:value-type="string">
            <text:p>GO_0007034</text:p>
          </table:table-cell>
          <table:table-cell office:value-type="float" office:value="-0.0312910205342385" calcext:value-type="float">
            <text:p>-0.0312910205</text:p>
          </table:table-cell>
          <table:table-cell office:value-type="float" office:value="-0.0124619790447317" calcext:value-type="float">
            <text:p>-0.012461979</text:p>
          </table:table-cell>
        </table:table-row>
        <table:table-row table:style-name="ro1">
          <table:table-cell office:value-type="string" calcext:value-type="string">
            <text:p>GO_0061136</text:p>
          </table:table-cell>
          <table:table-cell office:value-type="float" office:value="0.218630991132746" calcext:value-type="float">
            <text:p>0.2186309911</text:p>
          </table:table-cell>
          <table:table-cell office:value-type="float" office:value="-0.0361823926053837" calcext:value-type="float">
            <text:p>-0.0361823926</text:p>
          </table:table-cell>
        </table:table-row>
        <table:table-row table:style-name="ro1">
          <table:table-cell office:value-type="string" calcext:value-type="string">
            <text:p>GO_0044238</text:p>
          </table:table-cell>
          <table:table-cell office:value-type="float" office:value="-0.0978038843962224" calcext:value-type="float">
            <text:p>-0.0978038844</text:p>
          </table:table-cell>
          <table:table-cell office:value-type="float" office:value="0.0397829134126149" calcext:value-type="float">
            <text:p>0.0397829134</text:p>
          </table:table-cell>
        </table:table-row>
        <table:table-row table:style-name="ro1">
          <table:table-cell office:value-type="string" calcext:value-type="string">
            <text:p>GO_0006367</text:p>
          </table:table-cell>
          <table:table-cell office:value-type="float" office:value="-0.201665834548646" calcext:value-type="float">
            <text:p>-0.2016658345</text:p>
          </table:table-cell>
          <table:table-cell office:value-type="float" office:value="-0.0656333885722492" calcext:value-type="float">
            <text:p>-0.0656333886</text:p>
          </table:table-cell>
        </table:table-row>
        <table:table-row table:style-name="ro1">
          <table:table-cell office:value-type="string" calcext:value-type="string">
            <text:p>GO_0019670</text:p>
          </table:table-cell>
          <table:table-cell office:value-type="float" office:value="0.210146968502781" calcext:value-type="float">
            <text:p>0.2101469685</text:p>
          </table:table-cell>
          <table:table-cell office:value-type="float" office:value="-0.0288870041930902" calcext:value-type="float">
            <text:p>-0.0288870042</text:p>
          </table:table-cell>
        </table:table-row>
        <table:table-row table:style-name="ro1">
          <table:table-cell office:value-type="string" calcext:value-type="string">
            <text:p>GO_0019217</text:p>
          </table:table-cell>
          <table:table-cell office:value-type="float" office:value="-0.0485792516292248" calcext:value-type="float">
            <text:p>-0.0485792516</text:p>
          </table:table-cell>
          <table:table-cell office:value-type="float" office:value="0.0844491650665924" calcext:value-type="float">
            <text:p>0.0844491651</text:p>
          </table:table-cell>
        </table:table-row>
        <table:table-row table:style-name="ro1">
          <table:table-cell office:value-type="string" calcext:value-type="string">
            <text:p>GO_0006559</text:p>
          </table:table-cell>
          <table:table-cell office:value-type="float" office:value="0.0900770788290906" calcext:value-type="float">
            <text:p>0.0900770788</text:p>
          </table:table-cell>
          <table:table-cell office:value-type="float" office:value="-0.0277649614429392" calcext:value-type="float">
            <text:p>-0.0277649614</text:p>
          </table:table-cell>
        </table:table-row>
        <table:table-row table:style-name="ro1">
          <table:table-cell office:value-type="string" calcext:value-type="string">
            <text:p>GO_0045893</text:p>
          </table:table-cell>
          <table:table-cell office:value-type="float" office:value="0.0169451804960357" calcext:value-type="float">
            <text:p>0.0169451805</text:p>
          </table:table-cell>
          <table:table-cell office:value-type="float" office:value="0.022865171502589" calcext:value-type="float">
            <text:p>0.0228651715</text:p>
          </table:table-cell>
        </table:table-row>
        <table:table-row table:style-name="ro1">
          <table:table-cell office:value-type="string" calcext:value-type="string">
            <text:p>GO_0000746</text:p>
          </table:table-cell>
          <table:table-cell office:value-type="float" office:value="0.0908659569532168" calcext:value-type="float">
            <text:p>0.090865957</text:p>
          </table:table-cell>
          <table:table-cell office:value-type="float" office:value="-0.0446613695556672" calcext:value-type="float">
            <text:p>-0.0446613696</text:p>
          </table:table-cell>
        </table:table-row>
        <table:table-row table:style-name="ro1">
          <table:table-cell office:value-type="string" calcext:value-type="string">
            <text:p>GO_0006796</text:p>
          </table:table-cell>
          <table:table-cell office:value-type="float" office:value="-0.010231415339447" calcext:value-type="float">
            <text:p>-0.0102314153</text:p>
          </table:table-cell>
          <table:table-cell office:value-type="float" office:value="0.00223238762488605" calcext:value-type="float">
            <text:p>0.0022323876</text:p>
          </table:table-cell>
        </table:table-row>
        <table:table-row table:style-name="ro1">
          <table:table-cell office:value-type="string" calcext:value-type="string">
            <text:p>GO_0016042</text:p>
          </table:table-cell>
          <table:table-cell office:value-type="float" office:value="0.0905895204449592" calcext:value-type="float">
            <text:p>0.0905895204</text:p>
          </table:table-cell>
          <table:table-cell office:value-type="float" office:value="0.0380888837779848" calcext:value-type="float">
            <text:p>0.0380888838</text:p>
          </table:table-cell>
        </table:table-row>
        <table:table-row table:style-name="ro1">
          <table:table-cell office:value-type="string" calcext:value-type="string">
            <text:p>GO_0048013</text:p>
          </table:table-cell>
          <table:table-cell office:value-type="float" office:value="-0.19027350992052" calcext:value-type="float">
            <text:p>-0.1902735099</text:p>
          </table:table-cell>
          <table:table-cell office:value-type="float" office:value="0.0612789390336855" calcext:value-type="float">
            <text:p>0.061278939</text:p>
          </table:table-cell>
        </table:table-row>
        <table:table-row table:style-name="ro1">
          <table:table-cell office:value-type="string" calcext:value-type="string">
            <text:p>GO_0042773</text:p>
          </table:table-cell>
          <table:table-cell office:value-type="float" office:value="0.0655811893904713" calcext:value-type="float">
            <text:p>0.0655811894</text:p>
          </table:table-cell>
          <table:table-cell office:value-type="float" office:value="0.00966292063092105" calcext:value-type="float">
            <text:p>0.0096629206</text:p>
          </table:table-cell>
        </table:table-row>
        <table:table-row table:style-name="ro1">
          <table:table-cell office:value-type="string" calcext:value-type="string">
            <text:p>GO_0015700</text:p>
          </table:table-cell>
          <table:table-cell office:value-type="float" office:value="0.131388604391404" calcext:value-type="float">
            <text:p>0.1313886044</text:p>
          </table:table-cell>
          <table:table-cell office:value-type="float" office:value="-0.0147801746862178" calcext:value-type="float">
            <text:p>-0.0147801747</text:p>
          </table:table-cell>
        </table:table-row>
        <table:table-row table:style-name="ro1">
          <table:table-cell office:value-type="string" calcext:value-type="string">
            <text:p>GO_0007015</text:p>
          </table:table-cell>
          <table:table-cell office:value-type="float" office:value="-0.258239379690636" calcext:value-type="float">
            <text:p>-0.2582393797</text:p>
          </table:table-cell>
          <table:table-cell office:value-type="float" office:value="-0.0885656110635487" calcext:value-type="float">
            <text:p>-0.0885656111</text:p>
          </table:table-cell>
        </table:table-row>
        <table:table-row table:style-name="ro1">
          <table:table-cell office:value-type="string" calcext:value-type="string">
            <text:p>GO_0007623</text:p>
          </table:table-cell>
          <table:table-cell office:value-type="float" office:value="0.0218286367568271" calcext:value-type="float">
            <text:p>0.0218286368</text:p>
          </table:table-cell>
          <table:table-cell office:value-type="float" office:value="0.0988863755164602" calcext:value-type="float">
            <text:p>0.0988863755</text:p>
          </table:table-cell>
        </table:table-row>
        <table:table-row table:style-name="ro1">
          <table:table-cell office:value-type="string" calcext:value-type="string">
            <text:p>GO_0008612</text:p>
          </table:table-cell>
          <table:table-cell office:value-type="float" office:value="0.162533208946909" calcext:value-type="float">
            <text:p>0.1625332089</text:p>
          </table:table-cell>
          <table:table-cell office:value-type="float" office:value="-0.00613025900253686" calcext:value-type="float">
            <text:p>-0.006130259</text:p>
          </table:table-cell>
        </table:table-row>
        <table:table-row table:style-name="ro1">
          <table:table-cell office:value-type="string" calcext:value-type="string">
            <text:p>GO_0006066</text:p>
          </table:table-cell>
          <table:table-cell office:value-type="float" office:value="-0.090002791131117" calcext:value-type="float">
            <text:p>-0.0900027911</text:p>
          </table:table-cell>
          <table:table-cell office:value-type="float" office:value="0.164018992713669" calcext:value-type="float">
            <text:p>0.1640189927</text:p>
          </table:table-cell>
        </table:table-row>
        <table:table-row table:style-name="ro1">
          <table:table-cell office:value-type="string" calcext:value-type="string">
            <text:p>GO_0019491</text:p>
          </table:table-cell>
          <table:table-cell office:value-type="float" office:value="0.188247179282563" calcext:value-type="float">
            <text:p>0.1882471793</text:p>
          </table:table-cell>
          <table:table-cell office:value-type="float" office:value="-0.00822113017065851" calcext:value-type="float">
            <text:p>-0.0082211302</text:p>
          </table:table-cell>
        </table:table-row>
        <table:table-row table:style-name="ro1">
          <table:table-cell office:value-type="string" calcext:value-type="string">
            <text:p>GO_1902208</text:p>
          </table:table-cell>
          <table:table-cell office:value-type="float" office:value="0.151872056714435" calcext:value-type="float">
            <text:p>0.1518720567</text:p>
          </table:table-cell>
          <table:table-cell office:value-type="float" office:value="0.0292828927737488" calcext:value-type="float">
            <text:p>0.0292828928</text:p>
          </table:table-cell>
        </table:table-row>
        <table:table-row table:style-name="ro1">
          <table:table-cell office:value-type="string" calcext:value-type="string">
            <text:p>GO_0016570</text:p>
          </table:table-cell>
          <table:table-cell office:value-type="float" office:value="-0.252956163146296" calcext:value-type="float">
            <text:p>-0.2529561631</text:p>
          </table:table-cell>
          <table:table-cell office:value-type="float" office:value="-0.129323513601211" calcext:value-type="float">
            <text:p>-0.1293235136</text:p>
          </table:table-cell>
        </table:table-row>
        <table:table-row table:style-name="ro1">
          <table:table-cell office:value-type="string" calcext:value-type="string">
            <text:p>GO_0006164</text:p>
          </table:table-cell>
          <table:table-cell office:value-type="float" office:value="0.131838519612107" calcext:value-type="float">
            <text:p>0.1318385196</text:p>
          </table:table-cell>
          <table:table-cell office:value-type="float" office:value="-0.000681410365894902" calcext:value-type="float">
            <text:p>-0.0006814104</text:p>
          </table:table-cell>
        </table:table-row>
        <table:table-row table:style-name="ro1">
          <table:table-cell office:value-type="string" calcext:value-type="string">
            <text:p>GO_0043039</text:p>
          </table:table-cell>
          <table:table-cell office:value-type="float" office:value="0.148752983121641" calcext:value-type="float">
            <text:p>0.1487529831</text:p>
          </table:table-cell>
          <table:table-cell office:value-type="float" office:value="-0.00545063688852871" calcext:value-type="float">
            <text:p>-0.0054506369</text:p>
          </table:table-cell>
        </table:table-row>
        <table:table-row table:style-name="ro1">
          <table:table-cell office:value-type="string" calcext:value-type="string">
            <text:p>GO_0070072</text:p>
          </table:table-cell>
          <table:table-cell office:value-type="float" office:value="-0.0392425091212081" calcext:value-type="float">
            <text:p>-0.0392425091</text:p>
          </table:table-cell>
          <table:table-cell office:value-type="float" office:value="-0.150261056626487" calcext:value-type="float">
            <text:p>-0.1502610566</text:p>
          </table:table-cell>
        </table:table-row>
        <table:table-row table:style-name="ro1">
          <table:table-cell office:value-type="string" calcext:value-type="string">
            <text:p>GO_0030418</text:p>
          </table:table-cell>
          <table:table-cell office:value-type="float" office:value="0.244604607280928" calcext:value-type="float">
            <text:p>0.2446046073</text:p>
          </table:table-cell>
          <table:table-cell office:value-type="float" office:value="0.0114260920296281" calcext:value-type="float">
            <text:p>0.011426092</text:p>
          </table:table-cell>
        </table:table-row>
        <table:table-row table:style-name="ro1">
          <table:table-cell office:value-type="string" calcext:value-type="string">
            <text:p>GO_0006420</text:p>
          </table:table-cell>
          <table:table-cell office:value-type="float" office:value="0.177143246254657" calcext:value-type="float">
            <text:p>0.1771432463</text:p>
          </table:table-cell>
          <table:table-cell office:value-type="float" office:value="-0.0120229845016766" calcext:value-type="float">
            <text:p>-0.0120229845</text:p>
          </table:table-cell>
        </table:table-row>
        <table:table-row table:style-name="ro1">
          <table:table-cell office:value-type="string" calcext:value-type="string">
            <text:p>GO_0042742</text:p>
          </table:table-cell>
          <table:table-cell office:value-type="float" office:value="-0.107782829052202" calcext:value-type="float">
            <text:p>-0.1077828291</text:p>
          </table:table-cell>
          <table:table-cell office:value-type="float" office:value="0.0589111424930197" calcext:value-type="float">
            <text:p>0.0589111425</text:p>
          </table:table-cell>
        </table:table-row>
        <table:table-row table:style-name="ro1">
          <table:table-cell office:value-type="string" calcext:value-type="string">
            <text:p>GO_0009396</text:p>
          </table:table-cell>
          <table:table-cell office:value-type="float" office:value="0.117345819753833" calcext:value-type="float">
            <text:p>0.1173458198</text:p>
          </table:table-cell>
          <table:table-cell office:value-type="float" office:value="-0.014962588459871" calcext:value-type="float">
            <text:p>-0.0149625885</text:p>
          </table:table-cell>
        </table:table-row>
        <table:table-row table:style-name="ro1">
          <table:table-cell office:value-type="string" calcext:value-type="string">
            <text:p>GO_0044237</text:p>
          </table:table-cell>
          <table:table-cell office:value-type="float" office:value="0.155810050364394" calcext:value-type="float">
            <text:p>0.1558100504</text:p>
          </table:table-cell>
          <table:table-cell office:value-type="float" office:value="-0.0113069920934078" calcext:value-type="float">
            <text:p>-0.0113069921</text:p>
          </table:table-cell>
        </table:table-row>
        <table:table-row table:style-name="ro1">
          <table:table-cell office:value-type="string" calcext:value-type="string">
            <text:p>GO_0009246</text:p>
          </table:table-cell>
          <table:table-cell office:value-type="float" office:value="0.00934568933303339" calcext:value-type="float">
            <text:p>0.0093456893</text:p>
          </table:table-cell>
          <table:table-cell office:value-type="float" office:value="-0.0316727666755343" calcext:value-type="float">
            <text:p>-0.0316727667</text:p>
          </table:table-cell>
        </table:table-row>
        <table:table-row table:style-name="ro1">
          <table:table-cell office:value-type="string" calcext:value-type="string">
            <text:p>GO_0006749</text:p>
          </table:table-cell>
          <table:table-cell office:value-type="float" office:value="0.176980774345424" calcext:value-type="float">
            <text:p>0.1769807743</text:p>
          </table:table-cell>
          <table:table-cell office:value-type="float" office:value="-0.0153480128676971" calcext:value-type="float">
            <text:p>-0.0153480129</text:p>
          </table:table-cell>
        </table:table-row>
        <table:table-row table:style-name="ro1">
          <table:table-cell office:value-type="string" calcext:value-type="string">
            <text:p>GO_0040007</text:p>
          </table:table-cell>
          <table:table-cell office:value-type="float" office:value="-0.089620987273178" calcext:value-type="float">
            <text:p>-0.0896209873</text:p>
          </table:table-cell>
          <table:table-cell office:value-type="float" office:value="0.127661191156577" calcext:value-type="float">
            <text:p>0.1276611912</text:p>
          </table:table-cell>
        </table:table-row>
        <table:table-row table:style-name="ro1">
          <table:table-cell office:value-type="string" calcext:value-type="string">
            <text:p>GO_0009247</text:p>
          </table:table-cell>
          <table:table-cell office:value-type="float" office:value="-0.10998786305661" calcext:value-type="float">
            <text:p>-0.1099878631</text:p>
          </table:table-cell>
          <table:table-cell office:value-type="float" office:value="-0.0374916040459157" calcext:value-type="float">
            <text:p>-0.037491604</text:p>
          </table:table-cell>
        </table:table-row>
        <table:table-row table:style-name="ro1">
          <table:table-cell office:value-type="string" calcext:value-type="string">
            <text:p>GO_0009094</text:p>
          </table:table-cell>
          <table:table-cell office:value-type="float" office:value="0.17399831870087" calcext:value-type="float">
            <text:p>0.1739983187</text:p>
          </table:table-cell>
          <table:table-cell office:value-type="float" office:value="-0.00843800901776427" calcext:value-type="float">
            <text:p>-0.008438009</text:p>
          </table:table-cell>
        </table:table-row>
        <table:table-row table:style-name="ro1">
          <table:table-cell office:value-type="string" calcext:value-type="string">
            <text:p>GO_0046836</text:p>
          </table:table-cell>
          <table:table-cell office:value-type="float" office:value="-0.241507379127493" calcext:value-type="float">
            <text:p>-0.2415073791</text:p>
          </table:table-cell>
          <table:table-cell office:value-type="float" office:value="0.00875419099300689" calcext:value-type="float">
            <text:p>0.008754191</text:p>
          </table:table-cell>
        </table:table-row>
        <table:table-row table:style-name="ro1">
          <table:table-cell office:value-type="string" calcext:value-type="string">
            <text:p>GO_0009072</text:p>
          </table:table-cell>
          <table:table-cell office:value-type="float" office:value="0.0498119727115678" calcext:value-type="float">
            <text:p>0.0498119727</text:p>
          </table:table-cell>
          <table:table-cell office:value-type="float" office:value="-0.0234052355930675" calcext:value-type="float">
            <text:p>-0.0234052356</text:p>
          </table:table-cell>
        </table:table-row>
        <table:table-row table:style-name="ro1">
          <table:table-cell office:value-type="string" calcext:value-type="string">
            <text:p>GO_0043066</text:p>
          </table:table-cell>
          <table:table-cell office:value-type="float" office:value="-0.209751159995796" calcext:value-type="float">
            <text:p>-0.20975116</text:p>
          </table:table-cell>
          <table:table-cell office:value-type="float" office:value="-0.089664959127465" calcext:value-type="float">
            <text:p>-0.0896649591</text:p>
          </table:table-cell>
        </table:table-row>
        <table:table-row table:style-name="ro1">
          <table:table-cell office:value-type="string" calcext:value-type="string">
            <text:p>GO_0006275</text:p>
          </table:table-cell>
          <table:table-cell office:value-type="float" office:value="0.0773860184303213" calcext:value-type="float">
            <text:p>0.0773860184</text:p>
          </table:table-cell>
          <table:table-cell office:value-type="float" office:value="-0.00803821098250686" calcext:value-type="float">
            <text:p>-0.008038211</text:p>
          </table:table-cell>
        </table:table-row>
        <table:table-row table:style-name="ro1">
          <table:table-cell office:value-type="string" calcext:value-type="string">
            <text:p>GO_0006741</text:p>
          </table:table-cell>
          <table:table-cell office:value-type="float" office:value="0.165271708724643" calcext:value-type="float">
            <text:p>0.1652717087</text:p>
          </table:table-cell>
          <table:table-cell office:value-type="float" office:value="-0.0112896738666477" calcext:value-type="float">
            <text:p>-0.0112896739</text:p>
          </table:table-cell>
        </table:table-row>
        <table:table-row table:style-name="ro1">
          <table:table-cell office:value-type="string" calcext:value-type="string">
            <text:p>GO_0006650</text:p>
          </table:table-cell>
          <table:table-cell office:value-type="float" office:value="-0.176367463643673" calcext:value-type="float">
            <text:p>-0.1763674636</text:p>
          </table:table-cell>
          <table:table-cell office:value-type="float" office:value="-0.167341860219136" calcext:value-type="float">
            <text:p>-0.1673418602</text:p>
          </table:table-cell>
        </table:table-row>
        <table:table-row table:style-name="ro1">
          <table:table-cell office:value-type="string" calcext:value-type="string">
            <text:p>GO_0006188</text:p>
          </table:table-cell>
          <table:table-cell office:value-type="float" office:value="0.177129463586717" calcext:value-type="float">
            <text:p>0.1771294636</text:p>
          </table:table-cell>
          <table:table-cell office:value-type="float" office:value="-0.013472513535272" calcext:value-type="float">
            <text:p>-0.0134725135</text:p>
          </table:table-cell>
        </table:table-row>
        <table:table-row table:style-name="ro1">
          <table:table-cell office:value-type="string" calcext:value-type="string">
            <text:p>GO_0043165</text:p>
          </table:table-cell>
          <table:table-cell office:value-type="float" office:value="0.191762320814978" calcext:value-type="float">
            <text:p>0.1917623208</text:p>
          </table:table-cell>
          <table:table-cell office:value-type="float" office:value="-0.0202442823646059" calcext:value-type="float">
            <text:p>-0.0202442824</text:p>
          </table:table-cell>
        </table:table-row>
        <table:table-row table:style-name="ro1">
          <table:table-cell office:value-type="string" calcext:value-type="string">
            <text:p>GO_0006094</text:p>
          </table:table-cell>
          <table:table-cell office:value-type="float" office:value="0.0230993077454646" calcext:value-type="float">
            <text:p>0.0230993077</text:p>
          </table:table-cell>
          <table:table-cell office:value-type="float" office:value="-0.0191744182890482" calcext:value-type="float">
            <text:p>-0.0191744183</text:p>
          </table:table-cell>
        </table:table-row>
        <table:table-row table:style-name="ro1">
          <table:table-cell office:value-type="string" calcext:value-type="string">
            <text:p>GO_0008610</text:p>
          </table:table-cell>
          <table:table-cell office:value-type="float" office:value="0.120593913096824" calcext:value-type="float">
            <text:p>0.1205939131</text:p>
          </table:table-cell>
          <table:table-cell office:value-type="float" office:value="0.00500070285596723" calcext:value-type="float">
            <text:p>0.0050007029</text:p>
          </table:table-cell>
        </table:table-row>
        <table:table-row table:style-name="ro1">
          <table:table-cell office:value-type="string" calcext:value-type="string">
            <text:p>GO_0048193</text:p>
          </table:table-cell>
          <table:table-cell office:value-type="float" office:value="-0.19754574425316" calcext:value-type="float">
            <text:p>-0.1975457443</text:p>
          </table:table-cell>
          <table:table-cell office:value-type="float" office:value="-0.0938893286812041" calcext:value-type="float">
            <text:p>-0.0938893287</text:p>
          </table:table-cell>
        </table:table-row>
        <table:table-row table:style-name="ro1">
          <table:table-cell office:value-type="string" calcext:value-type="string">
            <text:p>GO_0015937</text:p>
          </table:table-cell>
          <table:table-cell office:value-type="float" office:value="0.14835680758164" calcext:value-type="float">
            <text:p>0.1483568076</text:p>
          </table:table-cell>
          <table:table-cell office:value-type="float" office:value="-0.0057826027226313" calcext:value-type="float">
            <text:p>-0.0057826027</text:p>
          </table:table-cell>
        </table:table-row>
        <table:table-row table:style-name="ro1">
          <table:table-cell office:value-type="string" calcext:value-type="string">
            <text:p>GO_0007009</text:p>
          </table:table-cell>
          <table:table-cell office:value-type="float" office:value="-0.253940396135696" calcext:value-type="float">
            <text:p>-0.2539403961</text:p>
          </table:table-cell>
          <table:table-cell office:value-type="float" office:value="-0.176378645822097" calcext:value-type="float">
            <text:p>-0.1763786458</text:p>
          </table:table-cell>
        </table:table-row>
        <table:table-row table:style-name="ro1">
          <table:table-cell office:value-type="string" calcext:value-type="string">
            <text:p>GO_0006885</text:p>
          </table:table-cell>
          <table:table-cell office:value-type="float" office:value="0.188369532495245" calcext:value-type="float">
            <text:p>0.1883695325</text:p>
          </table:table-cell>
          <table:table-cell office:value-type="float" office:value="-0.0120330693536578" calcext:value-type="float">
            <text:p>-0.0120330694</text:p>
          </table:table-cell>
        </table:table-row>
        <table:table-row table:style-name="ro1">
          <table:table-cell office:value-type="string" calcext:value-type="string">
            <text:p>GO_0019082</text:p>
          </table:table-cell>
          <table:table-cell office:value-type="float" office:value="-0.271675561222005" calcext:value-type="float">
            <text:p>-0.2716755612</text:p>
          </table:table-cell>
          <table:table-cell office:value-type="float" office:value="-0.0739379778732411" calcext:value-type="float">
            <text:p>-0.0739379779</text:p>
          </table:table-cell>
        </table:table-row>
        <table:table-row table:style-name="ro1">
          <table:table-cell office:value-type="string" calcext:value-type="string">
            <text:p>GO_0019310</text:p>
          </table:table-cell>
          <table:table-cell office:value-type="float" office:value="0.0118331047081045" calcext:value-type="float">
            <text:p>0.0118331047</text:p>
          </table:table-cell>
          <table:table-cell office:value-type="float" office:value="-0.0385565466346128" calcext:value-type="float">
            <text:p>-0.0385565466</text:p>
          </table:table-cell>
        </table:table-row>
        <table:table-row table:style-name="ro1">
          <table:table-cell office:value-type="string" calcext:value-type="string">
            <text:p>GO_0006869</text:p>
          </table:table-cell>
          <table:table-cell office:value-type="float" office:value="-0.256419050994633" calcext:value-type="float">
            <text:p>-0.256419051</text:p>
          </table:table-cell>
          <table:table-cell office:value-type="float" office:value="-0.0953174317510152" calcext:value-type="float">
            <text:p>-0.0953174318</text:p>
          </table:table-cell>
        </table:table-row>
        <table:table-row table:style-name="ro1">
          <table:table-cell office:value-type="string" calcext:value-type="string">
            <text:p>GO_0006075</text:p>
          </table:table-cell>
          <table:table-cell office:value-type="float" office:value="-0.237610889266433" calcext:value-type="float">
            <text:p>-0.2376108893</text:p>
          </table:table-cell>
          <table:table-cell office:value-type="float" office:value="0.0900104114089719" calcext:value-type="float">
            <text:p>0.0900104114</text:p>
          </table:table-cell>
        </table:table-row>
        <table:table-row table:style-name="ro1">
          <table:table-cell office:value-type="string" calcext:value-type="string">
            <text:p>GO_0070193</text:p>
          </table:table-cell>
          <table:table-cell office:value-type="float" office:value="-0.268580812800334" calcext:value-type="float">
            <text:p>-0.2685808128</text:p>
          </table:table-cell>
          <table:table-cell office:value-type="float" office:value="0.0757757257293318" calcext:value-type="float">
            <text:p>0.0757757257</text:p>
          </table:table-cell>
        </table:table-row>
        <table:table-row table:style-name="ro1">
          <table:table-cell office:value-type="string" calcext:value-type="string">
            <text:p>GO_0051289</text:p>
          </table:table-cell>
          <table:table-cell office:value-type="float" office:value="-0.292273196170458" calcext:value-type="float">
            <text:p>-0.2922731962</text:p>
          </table:table-cell>
          <table:table-cell office:value-type="float" office:value="-0.308400715182674" calcext:value-type="float">
            <text:p>-0.3084007152</text:p>
          </table:table-cell>
        </table:table-row>
        <table:table-row table:style-name="ro1">
          <table:table-cell office:value-type="string" calcext:value-type="string">
            <text:p>GO_0043934</text:p>
          </table:table-cell>
          <table:table-cell office:value-type="float" office:value="-0.222792779327717" calcext:value-type="float">
            <text:p>-0.2227927793</text:p>
          </table:table-cell>
          <table:table-cell office:value-type="float" office:value="0.371098213903551" calcext:value-type="float">
            <text:p>0.3710982139</text:p>
          </table:table-cell>
        </table:table-row>
        <table:table-row table:style-name="ro1">
          <table:table-cell office:value-type="string" calcext:value-type="string">
            <text:p>GO_0008203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</table:table-row>
        <table:table-row table:style-name="ro1">
          <table:table-cell office:value-type="string" calcext:value-type="string">
            <text:p>GO_0006384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</table:table-row>
        <table:table-row table:style-name="ro1">
          <table:table-cell office:value-type="string" calcext:value-type="string">
            <text:p>GO_0006122</text:p>
          </table:table-cell>
          <table:table-cell office:value-type="float" office:value="-0.270641148503465" calcext:value-type="float">
            <text:p>-0.2706411485</text:p>
          </table:table-cell>
          <table:table-cell office:value-type="float" office:value="-0.0423984055682947" calcext:value-type="float">
            <text:p>-0.0423984056</text:p>
          </table:table-cell>
        </table:table-row>
        <table:table-row table:style-name="ro1">
          <table:table-cell office:value-type="string" calcext:value-type="string">
            <text:p>GO_0050832</text:p>
          </table:table-cell>
          <table:table-cell office:value-type="float" office:value="-0.222792779327717" calcext:value-type="float">
            <text:p>-0.2227927793</text:p>
          </table:table-cell>
          <table:table-cell office:value-type="float" office:value="0.371098213903551" calcext:value-type="float">
            <text:p>0.3710982139</text:p>
          </table:table-cell>
        </table:table-row>
        <table:table-row table:style-name="ro1">
          <table:table-cell office:value-type="string" calcext:value-type="string">
            <text:p>GO_0019048</text:p>
          </table:table-cell>
          <table:table-cell office:value-type="float" office:value="-0.27109644025532" calcext:value-type="float">
            <text:p>-0.2710964403</text:p>
          </table:table-cell>
          <table:table-cell office:value-type="float" office:value="-0.011516583105727" calcext:value-type="float">
            <text:p>-0.0115165831</text:p>
          </table:table-cell>
        </table:table-row>
        <table:table-row table:style-name="ro1">
          <table:table-cell office:value-type="string" calcext:value-type="string">
            <text:p>GO_0031144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</table:table-row>
        <table:table-row table:style-name="ro1">
          <table:table-cell office:value-type="string" calcext:value-type="string">
            <text:p>GO_0009890</text:p>
          </table:table-cell>
          <table:table-cell office:value-type="float" office:value="-0.270177546067965" calcext:value-type="float">
            <text:p>-0.2701775461</text:p>
          </table:table-cell>
          <table:table-cell office:value-type="float" office:value="-0.39725466792046" calcext:value-type="float">
            <text:p>-0.3972546679</text:p>
          </table:table-cell>
        </table:table-row>
        <table:table-row table:style-name="ro1">
          <table:table-cell office:value-type="string" calcext:value-type="string">
            <text:p>GO_0019251</text:p>
          </table:table-cell>
          <table:table-cell office:value-type="float" office:value="-0.249413579388536" calcext:value-type="float">
            <text:p>-0.2494135794</text:p>
          </table:table-cell>
          <table:table-cell office:value-type="float" office:value="0.0671909653326282" calcext:value-type="float">
            <text:p>0.0671909653</text:p>
          </table:table-cell>
        </table:table-row>
        <table:table-row table:style-name="ro1">
          <table:table-cell office:value-type="string" calcext:value-type="string">
            <text:p>GO_0009584</text:p>
          </table:table-cell>
          <table:table-cell office:value-type="float" office:value="-0.247362054180551" calcext:value-type="float">
            <text:p>-0.2473620542</text:p>
          </table:table-cell>
          <table:table-cell office:value-type="float" office:value="0.254498627023677" calcext:value-type="float">
            <text:p>0.254498627</text:p>
          </table:table-cell>
        </table:table-row>
        <table:table-row table:style-name="ro1">
          <table:table-cell office:value-type="string" calcext:value-type="string">
            <text:p>GO_001588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O_0019236</text:p>
          </table:table-cell>
          <table:table-cell office:value-type="float" office:value="-0.266587376953991" calcext:value-type="float">
            <text:p>-0.266587377</text:p>
          </table:table-cell>
          <table:table-cell office:value-type="float" office:value="-0.0694662599611244" calcext:value-type="float">
            <text:p>-0.06946626</text:p>
          </table:table-cell>
        </table:table-row>
        <table:table-row table:style-name="ro1">
          <table:table-cell office:value-type="string" calcext:value-type="string">
            <text:p>GO_0051479</text:p>
          </table:table-cell>
          <table:table-cell office:value-type="float" office:value="-0.258331354382903" calcext:value-type="float">
            <text:p>-0.2583313544</text:p>
          </table:table-cell>
          <table:table-cell office:value-type="float" office:value="-0.205166447464457" calcext:value-type="float">
            <text:p>-0.2051664475</text:p>
          </table:table-cell>
        </table:table-row>
        <table:table-row table:style-name="ro1">
          <table:table-cell office:value-type="string" calcext:value-type="string">
            <text:p>GO_0016043</text:p>
          </table:table-cell>
          <table:table-cell office:value-type="float" office:value="-0.277423337812436" calcext:value-type="float">
            <text:p>-0.2774233378</text:p>
          </table:table-cell>
          <table:table-cell office:value-type="float" office:value="-0.137529589562816" calcext:value-type="float">
            <text:p>-0.1375295896</text:p>
          </table:table-cell>
        </table:table-row>
        <table:table-row table:style-name="ro1">
          <table:table-cell office:value-type="string" calcext:value-type="string">
            <text:p>GO_0030336</text:p>
          </table:table-cell>
          <table:table-cell office:value-type="float" office:value="-0.222792779327717" calcext:value-type="float">
            <text:p>-0.2227927793</text:p>
          </table:table-cell>
          <table:table-cell office:value-type="float" office:value="0.371098213903551" calcext:value-type="float">
            <text:p>0.3710982139</text:p>
          </table:table-cell>
        </table:table-row>
        <table:table-row table:style-name="ro1">
          <table:table-cell office:value-type="string" calcext:value-type="string">
            <text:p>GO_0030150</text:p>
          </table:table-cell>
          <table:table-cell office:value-type="float" office:value="-0.28096148800755" calcext:value-type="float">
            <text:p>-0.280961488</text:p>
          </table:table-cell>
          <table:table-cell office:value-type="float" office:value="-0.0526631727722286" calcext:value-type="float">
            <text:p>-0.0526631728</text:p>
          </table:table-cell>
        </table:table-row>
        <table:table-row table:style-name="ro1">
          <table:table-cell office:value-type="string" calcext:value-type="string">
            <text:p>GO_0035307</text:p>
          </table:table-cell>
          <table:table-cell office:value-type="float" office:value="-0.295256258545367" calcext:value-type="float">
            <text:p>-0.2952562585</text:p>
          </table:table-cell>
          <table:table-cell office:value-type="float" office:value="-0.159514561451382" calcext:value-type="float">
            <text:p>-0.1595145615</text:p>
          </table:table-cell>
        </table:table-row>
        <table:table-row table:style-name="ro1">
          <table:table-cell office:value-type="string" calcext:value-type="string">
            <text:p>GO_0052331</text:p>
          </table:table-cell>
          <table:table-cell office:value-type="float" office:value="-0.249595731669251" calcext:value-type="float">
            <text:p>-0.2495957317</text:p>
          </table:table-cell>
          <table:table-cell office:value-type="float" office:value="0.295914169966658" calcext:value-type="float">
            <text:p>0.29591417</text:p>
          </table:table-cell>
        </table:table-row>
        <table:table-row table:style-name="ro1">
          <table:table-cell office:value-type="string" calcext:value-type="string">
            <text:p>GO_0032439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</table:table-row>
        <table:table-row table:style-name="ro1">
          <table:table-cell office:value-type="string" calcext:value-type="string">
            <text:p>GO_0002218</text:p>
          </table:table-cell>
          <table:table-cell office:value-type="float" office:value="-0.31436884627295" calcext:value-type="float">
            <text:p>-0.3143688463</text:p>
          </table:table-cell>
          <table:table-cell office:value-type="float" office:value="-0.219546762444888" calcext:value-type="float">
            <text:p>-0.2195467624</text:p>
          </table:table-cell>
        </table:table-row>
        <table:table-row table:style-name="ro1">
          <table:table-cell office:value-type="string" calcext:value-type="string">
            <text:p>GO_004217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O_0019836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</table:table-row>
        <table:table-row table:style-name="ro1">
          <table:table-cell office:value-type="string" calcext:value-type="string">
            <text:p>GO_0048478</text:p>
          </table:table-cell>
          <table:table-cell office:value-type="float" office:value="-0.292273196170458" calcext:value-type="float">
            <text:p>-0.2922731962</text:p>
          </table:table-cell>
          <table:table-cell office:value-type="float" office:value="-0.308400715182674" calcext:value-type="float">
            <text:p>-0.3084007152</text:p>
          </table:table-cell>
        </table:table-row>
        <table:table-row table:style-name="ro1">
          <table:table-cell office:value-type="string" calcext:value-type="string">
            <text:p>GO_0007099</text:p>
          </table:table-cell>
          <table:table-cell office:value-type="float" office:value="-0.270177546067965" calcext:value-type="float">
            <text:p>-0.2701775461</text:p>
          </table:table-cell>
          <table:table-cell office:value-type="float" office:value="-0.39725466792046" calcext:value-type="float">
            <text:p>-0.3972546679</text:p>
          </table:table-cell>
        </table:table-row>
        <table:table-row table:style-name="ro1">
          <table:table-cell office:value-type="string" calcext:value-type="string">
            <text:p>GO_0071630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</table:table-row>
        <table:table-row table:style-name="ro1">
          <table:table-cell office:value-type="string" calcext:value-type="string">
            <text:p>GO_0031175</text:p>
          </table:table-cell>
          <table:table-cell office:value-type="float" office:value="-0.270177546067965" calcext:value-type="float">
            <text:p>-0.2701775461</text:p>
          </table:table-cell>
          <table:table-cell office:value-type="float" office:value="-0.39725466792046" calcext:value-type="float">
            <text:p>-0.3972546679</text:p>
          </table:table-cell>
        </table:table-row>
        <table:table-row table:style-name="ro1">
          <table:table-cell office:value-type="string" calcext:value-type="string">
            <text:p>GO_0019073</text:p>
          </table:table-cell>
          <table:table-cell office:value-type="float" office:value="-0.271452387466532" calcext:value-type="float">
            <text:p>-0.2714523875</text:p>
          </table:table-cell>
          <table:table-cell office:value-type="float" office:value="-0.0100411969699087" calcext:value-type="float">
            <text:p>-0.010041197</text:p>
          </table:table-cell>
        </table:table-row>
        <table:table-row table:style-name="ro1">
          <table:table-cell office:value-type="string" calcext:value-type="string">
            <text:p>GO_0030154</text:p>
          </table:table-cell>
          <table:table-cell office:value-type="float" office:value="-0.292273196170458" calcext:value-type="float">
            <text:p>-0.2922731962</text:p>
          </table:table-cell>
          <table:table-cell office:value-type="float" office:value="-0.308400715182674" calcext:value-type="float">
            <text:p>-0.3084007152</text:p>
          </table:table-cell>
        </table:table-row>
        <table:table-row table:style-name="ro1">
          <table:table-cell office:value-type="string" calcext:value-type="string">
            <text:p>GO_000751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O_0018298</text:p>
          </table:table-cell>
          <table:table-cell office:value-type="float" office:value="-0.274267630790847" calcext:value-type="float">
            <text:p>-0.2742676308</text:p>
          </table:table-cell>
          <table:table-cell office:value-type="float" office:value="-0.0286597664486094" calcext:value-type="float">
            <text:p>-0.0286597664</text:p>
          </table:table-cell>
        </table:table-row>
        <table:table-row table:style-name="ro1">
          <table:table-cell office:value-type="string" calcext:value-type="string">
            <text:p>GO_0006825</text:p>
          </table:table-cell>
          <table:table-cell office:value-type="float" office:value="-0.278779568459391" calcext:value-type="float">
            <text:p>-0.2787795685</text:p>
          </table:table-cell>
          <table:table-cell office:value-type="float" office:value="-0.10983936616175" calcext:value-type="float">
            <text:p>-0.1098393662</text:p>
          </table:table-cell>
        </table:table-row>
        <table:table-row table:style-name="ro1">
          <table:table-cell office:value-type="string" calcext:value-type="string">
            <text:p>GO_0032481</text:p>
          </table:table-cell>
          <table:table-cell office:value-type="float" office:value="-0.31436884627295" calcext:value-type="float">
            <text:p>-0.3143688463</text:p>
          </table:table-cell>
          <table:table-cell office:value-type="float" office:value="-0.219546762444888" calcext:value-type="float">
            <text:p>-0.2195467624</text:p>
          </table:table-cell>
        </table:table-row>
        <table:table-row table:style-name="ro1">
          <table:table-cell office:value-type="string" calcext:value-type="string">
            <text:p>GO_0051297</text:p>
          </table:table-cell>
          <table:table-cell office:value-type="float" office:value="-0.270177546067965" calcext:value-type="float">
            <text:p>-0.2701775461</text:p>
          </table:table-cell>
          <table:table-cell office:value-type="float" office:value="-0.39725466792046" calcext:value-type="float">
            <text:p>-0.3972546679</text:p>
          </table:table-cell>
        </table:table-row>
        <table:table-row table:style-name="ro1">
          <table:table-cell office:value-type="string" calcext:value-type="string">
            <text:p>GO_0019882</text:p>
          </table:table-cell>
          <table:table-cell office:value-type="float" office:value="-0.242894993583867" calcext:value-type="float">
            <text:p>-0.2428949936</text:p>
          </table:table-cell>
          <table:table-cell office:value-type="float" office:value="0.314710180950881" calcext:value-type="float">
            <text:p>0.314710181</text:p>
          </table:table-cell>
        </table:table-row>
        <table:table-row table:style-name="ro1">
          <table:table-cell office:value-type="string" calcext:value-type="string">
            <text:p>GO_0007029</text:p>
          </table:table-cell>
          <table:table-cell office:value-type="float" office:value="-0.31436884627295" calcext:value-type="float">
            <text:p>-0.3143688463</text:p>
          </table:table-cell>
          <table:table-cell office:value-type="float" office:value="-0.219546762444888" calcext:value-type="float">
            <text:p>-0.2195467624</text:p>
          </table:table-cell>
        </table:table-row>
        <table:table-row table:style-name="ro1">
          <table:table-cell office:value-type="string" calcext:value-type="string">
            <text:p>GO_0006974</text:p>
          </table:table-cell>
          <table:table-cell office:value-type="float" office:value="-0.292273196170458" calcext:value-type="float">
            <text:p>-0.2922731962</text:p>
          </table:table-cell>
          <table:table-cell office:value-type="float" office:value="-0.308400715182674" calcext:value-type="float">
            <text:p>-0.3084007152</text:p>
          </table:table-cell>
        </table:table-row>
        <table:table-row table:style-name="ro1">
          <table:table-cell office:value-type="string" calcext:value-type="string">
            <text:p>GO_0097588</text:p>
          </table:table-cell>
          <table:table-cell office:value-type="float" office:value="-0.222792779327717" calcext:value-type="float">
            <text:p>-0.2227927793</text:p>
          </table:table-cell>
          <table:table-cell office:value-type="float" office:value="0.371098213903551" calcext:value-type="float">
            <text:p>0.3710982139</text:p>
          </table:table-cell>
        </table:table-row>
        <table:table-row table:style-name="ro1">
          <table:table-cell office:value-type="string" calcext:value-type="string">
            <text:p>GO_0009399</text:p>
          </table:table-cell>
          <table:table-cell office:value-type="float" office:value="-0.222792779327717" calcext:value-type="float">
            <text:p>-0.2227927793</text:p>
          </table:table-cell>
          <table:table-cell office:value-type="float" office:value="0.371098213903551" calcext:value-type="float">
            <text:p>0.3710982139</text:p>
          </table:table-cell>
        </table:table-row>
        <table:table-row table:style-name="ro1">
          <table:table-cell office:value-type="string" calcext:value-type="string">
            <text:p>GO_0031110</text:p>
          </table:table-cell>
          <table:table-cell office:value-type="float" office:value="-0.303321021221704" calcext:value-type="float">
            <text:p>-0.3033210212</text:p>
          </table:table-cell>
          <table:table-cell office:value-type="float" office:value="-0.263973738813781" calcext:value-type="float">
            <text:p>-0.2639737388</text:p>
          </table:table-cell>
        </table:table-row>
        <table:table-row table:style-name="ro1">
          <table:table-cell office:value-type="string" calcext:value-type="string">
            <text:p>GO_0016037</text:p>
          </table:table-cell>
          <table:table-cell office:value-type="float" office:value="-0.268219407288843" calcext:value-type="float">
            <text:p>-0.2682194073</text:p>
          </table:table-cell>
          <table:table-cell office:value-type="float" office:value="0.0384600929022397" calcext:value-type="float">
            <text:p>0.0384600929</text:p>
          </table:table-cell>
        </table:table-row>
        <table:table-row table:style-name="ro1">
          <table:table-cell office:value-type="string" calcext:value-type="string">
            <text:p>GO_004309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O_0010167</text:p>
          </table:table-cell>
          <table:table-cell office:value-type="float" office:value="-0.265390653916" calcext:value-type="float">
            <text:p>-0.2653906539</text:p>
          </table:table-cell>
          <table:table-cell office:value-type="float" office:value="0.0397965426919875" calcext:value-type="float">
            <text:p>0.0397965427</text:p>
          </table:table-cell>
        </table:table-row>
        <table:table-row table:style-name="ro1">
          <table:table-cell office:value-type="string" calcext:value-type="string">
            <text:p>GO_0008284</text:p>
          </table:table-cell>
          <table:table-cell office:value-type="float" office:value="-0.268927690666248" calcext:value-type="float">
            <text:p>-0.2689276907</text:p>
          </table:table-cell>
          <table:table-cell office:value-type="float" office:value="-0.0114901124817737" calcext:value-type="float">
            <text:p>-0.0114901125</text:p>
          </table:table-cell>
        </table:table-row>
        <table:table-row table:style-name="ro1">
          <table:table-cell office:value-type="string" calcext:value-type="string">
            <text:p>GO_0048598</text:p>
          </table:table-cell>
          <table:table-cell office:value-type="float" office:value="-0.222792779327717" calcext:value-type="float">
            <text:p>-0.2227927793</text:p>
          </table:table-cell>
          <table:table-cell office:value-type="float" office:value="0.371098213903551" calcext:value-type="float">
            <text:p>0.3710982139</text:p>
          </table:table-cell>
        </table:table-row>
        <table:table-row table:style-name="ro1">
          <table:table-cell office:value-type="string" calcext:value-type="string">
            <text:p>GO_0006516</text:p>
          </table:table-cell>
          <table:table-cell office:value-type="float" office:value="-0.267784099991983" calcext:value-type="float">
            <text:p>-0.2677841</text:p>
          </table:table-cell>
          <table:table-cell office:value-type="float" office:value="-0.178729062614236" calcext:value-type="float">
            <text:p>-0.1787290626</text:p>
          </table:table-cell>
        </table:table-row>
        <table:table-row table:style-name="ro1">
          <table:table-cell office:value-type="string" calcext:value-type="string">
            <text:p>GO_0000184</text:p>
          </table:table-cell>
          <table:table-cell office:value-type="float" office:value="-0.266946869484286" calcext:value-type="float">
            <text:p>-0.2669468695</text:p>
          </table:table-cell>
          <table:table-cell office:value-type="float" office:value="-0.0413300611872921" calcext:value-type="float">
            <text:p>-0.0413300612</text:p>
          </table:table-cell>
        </table:table-row>
        <table:table-row table:style-name="ro1">
          <table:table-cell office:value-type="string" calcext:value-type="string">
            <text:p>GO_0030431</text:p>
          </table:table-cell>
          <table:table-cell office:value-type="float" office:value="-0.270177546067965" calcext:value-type="float">
            <text:p>-0.2701775461</text:p>
          </table:table-cell>
          <table:table-cell office:value-type="float" office:value="-0.39725466792046" calcext:value-type="float">
            <text:p>-0.3972546679</text:p>
          </table:table-cell>
        </table:table-row>
        <table:table-row table:style-name="ro1">
          <table:table-cell office:value-type="string" calcext:value-type="string">
            <text:p>GO_0045116</text:p>
          </table:table-cell>
          <table:table-cell office:value-type="float" office:value="-0.280427004485396" calcext:value-type="float">
            <text:p>-0.2804270045</text:p>
          </table:table-cell>
          <table:table-cell office:value-type="float" office:value="-0.116312494726671" calcext:value-type="float">
            <text:p>-0.1163124947</text:p>
          </table:table-cell>
        </table:table-row>
        <table:table-row table:style-name="ro1">
          <table:table-cell office:value-type="string" calcext:value-type="string">
            <text:p>GO_0040001</text:p>
          </table:table-cell>
          <table:table-cell office:value-type="float" office:value="-0.222792779327717" calcext:value-type="float">
            <text:p>-0.2227927793</text:p>
          </table:table-cell>
          <table:table-cell office:value-type="float" office:value="0.371098213903551" calcext:value-type="float">
            <text:p>0.3710982139</text:p>
          </table:table-cell>
        </table:table-row>
        <table:table-row table:style-name="ro1">
          <table:table-cell office:value-type="string" calcext:value-type="string">
            <text:p>GO_0009059</text:p>
          </table:table-cell>
          <table:table-cell office:value-type="float" office:value="-0.31436884627295" calcext:value-type="float">
            <text:p>-0.3143688463</text:p>
          </table:table-cell>
          <table:table-cell office:value-type="float" office:value="-0.219546762444888" calcext:value-type="float">
            <text:p>-0.2195467624</text:p>
          </table:table-cell>
        </table:table-row>
        <table:table-row table:style-name="ro1">
          <table:table-cell office:value-type="string" calcext:value-type="string">
            <text:p>GO_0006695</text:p>
          </table:table-cell>
          <table:table-cell office:value-type="float" office:value="-0.266587376953991" calcext:value-type="float">
            <text:p>-0.266587377</text:p>
          </table:table-cell>
          <table:table-cell office:value-type="float" office:value="-0.0694662599611244" calcext:value-type="float">
            <text:p>-0.06946626</text:p>
          </table:table-cell>
        </table:table-row>
        <table:table-row table:style-name="ro1">
          <table:table-cell office:value-type="string" calcext:value-type="string">
            <text:p>GO_0016568</text:p>
          </table:table-cell>
          <table:table-cell office:value-type="float" office:value="-0.288683027056484" calcext:value-type="float">
            <text:p>-0.2886830271</text:p>
          </table:table-cell>
          <table:table-cell office:value-type="float" office:value="0.0193876927766618" calcext:value-type="float">
            <text:p>0.0193876928</text:p>
          </table:table-cell>
        </table:table-row>
        <table:table-row table:style-name="ro1">
          <table:table-cell office:value-type="string" calcext:value-type="string">
            <text:p>GO_009026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O_0010826</text:p>
          </table:table-cell>
          <table:table-cell office:value-type="float" office:value="-0.282752614467787" calcext:value-type="float">
            <text:p>-0.2827526145</text:p>
          </table:table-cell>
          <table:table-cell office:value-type="float" office:value="-0.30642429478537" calcext:value-type="float">
            <text:p>-0.3064242948</text:p>
          </table:table-cell>
        </table:table-row>
        <table:table-row table:style-name="ro1">
          <table:table-cell office:value-type="string" calcext:value-type="string">
            <text:p>GO_0006576</text:p>
          </table:table-cell>
          <table:table-cell office:value-type="float" office:value="-0.268580812800334" calcext:value-type="float">
            <text:p>-0.2685808128</text:p>
          </table:table-cell>
          <table:table-cell office:value-type="float" office:value="0.0757757257293318" calcext:value-type="float">
            <text:p>0.0757757257</text:p>
          </table:table-cell>
        </table:table-row>
        <table:table-row table:style-name="ro1">
          <table:table-cell office:value-type="string" calcext:value-type="string">
            <text:p>GO_0030198</text:p>
          </table:table-cell>
          <table:table-cell office:value-type="float" office:value="-0.260331005864524" calcext:value-type="float">
            <text:p>-0.2603310059</text:p>
          </table:table-cell>
          <table:table-cell office:value-type="float" office:value="-0.00652847798045645" calcext:value-type="float">
            <text:p>-0.006528478</text:p>
          </table:table-cell>
        </table:table-row>
        <table:table-row table:style-name="ro1">
          <table:table-cell office:value-type="string" calcext:value-type="string">
            <text:p>GO_0010972</text:p>
          </table:table-cell>
          <table:table-cell office:value-type="float" office:value="-0.222792779327717" calcext:value-type="float">
            <text:p>-0.2227927793</text:p>
          </table:table-cell>
          <table:table-cell office:value-type="float" office:value="0.371098213903551" calcext:value-type="float">
            <text:p>0.3710982139</text:p>
          </table:table-cell>
        </table:table-row>
        <table:table-row table:style-name="ro1">
          <table:table-cell office:value-type="string" calcext:value-type="string">
            <text:p>GO_0051694</text:p>
          </table:table-cell>
          <table:table-cell office:value-type="float" office:value="-0.280987303818361" calcext:value-type="float">
            <text:p>-0.2809873038</text:p>
          </table:table-cell>
          <table:table-cell office:value-type="float" office:value="-0.178538659711582" calcext:value-type="float">
            <text:p>-0.1785386597</text:p>
          </table:table-cell>
        </table:table-row>
        <table:table-row table:style-name="ro1">
          <table:table-cell office:value-type="string" calcext:value-type="string">
            <text:p>GO_006056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O_0043410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</table:table-row>
        <table:table-row table:style-name="ro1">
          <table:table-cell office:value-type="string" calcext:value-type="string">
            <text:p>GO_0000724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</table:table-row>
        <table:table-row table:style-name="ro1">
          <table:table-cell office:value-type="string" calcext:value-type="string">
            <text:p>GO_0043044</text:p>
          </table:table-cell>
          <table:table-cell office:value-type="float" office:value="-0.273968223970806" calcext:value-type="float">
            <text:p>-0.273968224</text:p>
          </table:table-cell>
          <table:table-cell office:value-type="float" office:value="-0.13226926764474" calcext:value-type="float">
            <text:p>-0.1322692676</text:p>
          </table:table-cell>
        </table:table-row>
        <table:table-row table:style-name="ro1">
          <table:table-cell office:value-type="string" calcext:value-type="string">
            <text:p>GO_0007169</text:p>
          </table:table-cell>
          <table:table-cell office:value-type="float" office:value="-0.273271535526604" calcext:value-type="float">
            <text:p>-0.2732715355</text:p>
          </table:table-cell>
          <table:table-cell office:value-type="float" office:value="0.162748365909591" calcext:value-type="float">
            <text:p>0.1627483659</text:p>
          </table:table-cell>
        </table:table-row>
        <table:table-row table:style-name="ro1">
          <table:table-cell office:value-type="string" calcext:value-type="string">
            <text:p>GO_0051028</text:p>
          </table:table-cell>
          <table:table-cell office:value-type="float" office:value="-0.31436884627295" calcext:value-type="float">
            <text:p>-0.3143688463</text:p>
          </table:table-cell>
          <table:table-cell office:value-type="float" office:value="-0.219546762444888" calcext:value-type="float">
            <text:p>-0.2195467624</text:p>
          </table:table-cell>
        </table:table-row>
        <table:table-row table:style-name="ro1">
          <table:table-cell office:value-type="string" calcext:value-type="string">
            <text:p>GO_0071230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</table:table-row>
        <table:table-row table:style-name="ro1">
          <table:table-cell office:value-type="string" calcext:value-type="string">
            <text:p>GO_0034477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</table:table-row>
        <table:table-row table:style-name="ro1">
          <table:table-cell office:value-type="string" calcext:value-type="string">
            <text:p>GO_0031412</text:p>
          </table:table-cell>
          <table:table-cell office:value-type="float" office:value="-0.267916334184886" calcext:value-type="float">
            <text:p>-0.2679163342</text:p>
          </table:table-cell>
          <table:table-cell office:value-type="float" office:value="0.0273617304991797" calcext:value-type="float">
            <text:p>0.0273617305</text:p>
          </table:table-cell>
        </table:table-row>
        <table:table-row table:style-name="ro1">
          <table:table-cell office:value-type="string" calcext:value-type="string">
            <text:p>GO_0023052</text:p>
          </table:table-cell>
          <table:table-cell office:value-type="float" office:value="-0.292273196170458" calcext:value-type="float">
            <text:p>-0.2922731962</text:p>
          </table:table-cell>
          <table:table-cell office:value-type="float" office:value="-0.308400715182674" calcext:value-type="float">
            <text:p>-0.3084007152</text:p>
          </table:table-cell>
        </table:table-row>
        <table:table-row table:style-name="ro1">
          <table:table-cell office:value-type="string" calcext:value-type="string">
            <text:p>GO_000662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O_0071229</text:p>
          </table:table-cell>
          <table:table-cell office:value-type="float" office:value="-0.222792779327717" calcext:value-type="float">
            <text:p>-0.2227927793</text:p>
          </table:table-cell>
          <table:table-cell office:value-type="float" office:value="0.371098213903551" calcext:value-type="float">
            <text:p>0.3710982139</text:p>
          </table:table-cell>
        </table:table-row>
        <table:table-row table:style-name="ro1">
          <table:table-cell office:value-type="string" calcext:value-type="string">
            <text:p>GO_0018142</text:p>
          </table:table-cell>
          <table:table-cell office:value-type="float" office:value="-0.274794487077784" calcext:value-type="float">
            <text:p>-0.2747944871</text:p>
          </table:table-cell>
          <table:table-cell office:value-type="float" office:value="-0.0439932131127983" calcext:value-type="float">
            <text:p>-0.0439932131</text:p>
          </table:table-cell>
        </table:table-row>
        <table:table-row table:style-name="ro1">
          <table:table-cell office:value-type="string" calcext:value-type="string">
            <text:p>GO_0030682</text:p>
          </table:table-cell>
          <table:table-cell office:value-type="float" office:value="-0.222792779327717" calcext:value-type="float">
            <text:p>-0.2227927793</text:p>
          </table:table-cell>
          <table:table-cell office:value-type="float" office:value="0.371098213903551" calcext:value-type="float">
            <text:p>0.3710982139</text:p>
          </table:table-cell>
        </table:table-row>
        <table:table-row table:style-name="ro1">
          <table:table-cell office:value-type="string" calcext:value-type="string">
            <text:p>GO_0019685</text:p>
          </table:table-cell>
          <table:table-cell office:value-type="float" office:value="-0.268580812800334" calcext:value-type="float">
            <text:p>-0.2685808128</text:p>
          </table:table-cell>
          <table:table-cell office:value-type="float" office:value="0.0757757257293318" calcext:value-type="float">
            <text:p>0.0757757257</text:p>
          </table:table-cell>
        </table:table-row>
        <table:table-row table:style-name="ro1">
          <table:table-cell office:value-type="string" calcext:value-type="string">
            <text:p>GO_0007130</text:p>
          </table:table-cell>
          <table:table-cell office:value-type="float" office:value="-0.268580812800334" calcext:value-type="float">
            <text:p>-0.2685808128</text:p>
          </table:table-cell>
          <table:table-cell office:value-type="float" office:value="0.0757757257293318" calcext:value-type="float">
            <text:p>0.0757757257</text:p>
          </table:table-cell>
        </table:table-row>
        <table:table-row table:style-name="ro1">
          <table:table-cell office:value-type="string" calcext:value-type="string">
            <text:p>GO_0045947</text:p>
          </table:table-cell>
          <table:table-cell office:value-type="float" office:value="-0.279521451773004" calcext:value-type="float">
            <text:p>-0.2795214518</text:p>
          </table:table-cell>
          <table:table-cell office:value-type="float" office:value="-0.216238917328391" calcext:value-type="float">
            <text:p>-0.2162389173</text:p>
          </table:table-cell>
        </table:table-row>
        <table:table-row table:style-name="ro1">
          <table:table-cell office:value-type="string" calcext:value-type="string">
            <text:p>GO_0045765</text:p>
          </table:table-cell>
          <table:table-cell office:value-type="float" office:value="-0.276346039730805" calcext:value-type="float">
            <text:p>-0.2763460397</text:p>
          </table:table-cell>
          <table:table-cell office:value-type="float" office:value="-0.25837388102142" calcext:value-type="float">
            <text:p>-0.258373881</text:p>
          </table:table-cell>
        </table:table-row>
        <table:table-row table:style-name="ro1">
          <table:table-cell office:value-type="string" calcext:value-type="string">
            <text:p>GO_0008063</text:p>
          </table:table-cell>
          <table:table-cell office:value-type="float" office:value="-0.272842285541041" calcext:value-type="float">
            <text:p>-0.2728422855</text:p>
          </table:table-cell>
          <table:table-cell office:value-type="float" office:value="-0.144967802834391" calcext:value-type="float">
            <text:p>-0.1449678028</text:p>
          </table:table-cell>
        </table:table-row>
        <table:table-row table:style-name="ro1">
          <table:table-cell office:value-type="string" calcext:value-type="string">
            <text:p>GO_0032008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</table:table-row>
        <table:table-row table:style-name="ro1">
          <table:table-cell office:value-type="string" calcext:value-type="string">
            <text:p>GO_0006425</text:p>
          </table:table-cell>
          <table:table-cell office:value-type="float" office:value="-0.273008831758108" calcext:value-type="float">
            <text:p>-0.2730088318</text:p>
          </table:table-cell>
          <table:table-cell office:value-type="float" office:value="-0.129199873766512" calcext:value-type="float">
            <text:p>-0.1291998738</text:p>
          </table:table-cell>
        </table:table-row>
        <table:table-row table:style-name="ro1">
          <table:table-cell office:value-type="string" calcext:value-type="string">
            <text:p>GO_0048024</text:p>
          </table:table-cell>
          <table:table-cell office:value-type="float" office:value="-0.266719611146895" calcext:value-type="float">
            <text:p>-0.2667196111</text:p>
          </table:table-cell>
          <table:table-cell office:value-type="float" office:value="0.136624533152292" calcext:value-type="float">
            <text:p>0.1366245332</text:p>
          </table:table-cell>
        </table:table-row>
        <table:table-row table:style-name="ro1">
          <table:table-cell office:value-type="string" calcext:value-type="string">
            <text:p>GO_000925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O_0042632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</table:table-row>
        <table:table-row table:style-name="ro1">
          <table:table-cell office:value-type="string" calcext:value-type="string">
            <text:p>GO_0046931</text:p>
          </table:table-cell>
          <table:table-cell office:value-type="float" office:value="-0.249595731669251" calcext:value-type="float">
            <text:p>-0.2495957317</text:p>
          </table:table-cell>
          <table:table-cell office:value-type="float" office:value="0.295914169966658" calcext:value-type="float">
            <text:p>0.29591417</text:p>
          </table:table-cell>
        </table:table-row>
        <table:table-row table:style-name="ro1">
          <table:table-cell office:value-type="string" calcext:value-type="string">
            <text:p>GO_0080009</text:p>
          </table:table-cell>
          <table:table-cell office:value-type="float" office:value="-0.266422861427135" calcext:value-type="float">
            <text:p>-0.2664228614</text:p>
          </table:table-cell>
          <table:table-cell office:value-type="float" office:value="0.0225533380765127" calcext:value-type="float">
            <text:p>0.0225533381</text:p>
          </table:table-cell>
        </table:table-row>
        <table:table-row table:style-name="ro1">
          <table:table-cell office:value-type="string" calcext:value-type="string">
            <text:p>GO_0007268</text:p>
          </table:table-cell>
          <table:table-cell office:value-type="float" office:value="-0.31436884627295" calcext:value-type="float">
            <text:p>-0.3143688463</text:p>
          </table:table-cell>
          <table:table-cell office:value-type="float" office:value="-0.219546762444888" calcext:value-type="float">
            <text:p>-0.2195467624</text:p>
          </table:table-cell>
        </table:table-row>
        <table:table-row table:style-name="ro1">
          <table:table-cell office:value-type="string" calcext:value-type="string">
            <text:p>GO_0007172</text:p>
          </table:table-cell>
          <table:table-cell office:value-type="float" office:value="-0.270177546067965" calcext:value-type="float">
            <text:p>-0.2701775461</text:p>
          </table:table-cell>
          <table:table-cell office:value-type="float" office:value="-0.39725466792046" calcext:value-type="float">
            <text:p>-0.3972546679</text:p>
          </table:table-cell>
        </table:table-row>
        <table:table-row table:style-name="ro1">
          <table:table-cell office:value-type="string" calcext:value-type="string">
            <text:p>GO_0071929</text:p>
          </table:table-cell>
          <table:table-cell office:value-type="float" office:value="-0.268382461510978" calcext:value-type="float">
            <text:p>-0.2683824615</text:p>
          </table:table-cell>
          <table:table-cell office:value-type="float" office:value="-0.233360463940792" calcext:value-type="float">
            <text:p>-0.2333604639</text:p>
          </table:table-cell>
        </table:table-row>
        <table:table-row table:style-name="ro1">
          <table:table-cell office:value-type="string" calcext:value-type="string">
            <text:p>GO_0000281</text:p>
          </table:table-cell>
          <table:table-cell office:value-type="float" office:value="-0.222792779327717" calcext:value-type="float">
            <text:p>-0.2227927793</text:p>
          </table:table-cell>
          <table:table-cell office:value-type="float" office:value="0.371098213903551" calcext:value-type="float">
            <text:p>0.3710982139</text:p>
          </table:table-cell>
        </table:table-row>
        <table:table-row table:style-name="ro1">
          <table:table-cell office:value-type="string" calcext:value-type="string">
            <text:p>GO_0032780</text:p>
          </table:table-cell>
          <table:table-cell office:value-type="float" office:value="-0.285540291354812" calcext:value-type="float">
            <text:p>-0.2855402914</text:p>
          </table:table-cell>
          <table:table-cell office:value-type="float" office:value="-0.0821954215896506" calcext:value-type="float">
            <text:p>-0.0821954216</text:p>
          </table:table-cell>
        </table:table-row>
        <table:table-row table:style-name="ro1">
          <table:table-cell office:value-type="string" calcext:value-type="string">
            <text:p>GO_0046797</text:p>
          </table:table-cell>
          <table:table-cell office:value-type="float" office:value="-0.271248178907441" calcext:value-type="float">
            <text:p>-0.2712481789</text:p>
          </table:table-cell>
          <table:table-cell office:value-type="float" office:value="-0.0128036822425904" calcext:value-type="float">
            <text:p>-0.0128036822</text:p>
          </table:table-cell>
        </table:table-row>
        <table:table-row table:style-name="ro1">
          <table:table-cell office:value-type="string" calcext:value-type="string">
            <text:p>GO_0046660</text:p>
          </table:table-cell>
          <table:table-cell office:value-type="float" office:value="-0.270177546067965" calcext:value-type="float">
            <text:p>-0.2701775461</text:p>
          </table:table-cell>
          <table:table-cell office:value-type="float" office:value="-0.39725466792046" calcext:value-type="float">
            <text:p>-0.3972546679</text:p>
          </table:table-cell>
        </table:table-row>
        <table:table-row table:style-name="ro1">
          <table:table-cell office:value-type="string" calcext:value-type="string">
            <text:p>GO_0030494</text:p>
          </table:table-cell>
          <table:table-cell office:value-type="float" office:value="-0.268580812800334" calcext:value-type="float">
            <text:p>-0.2685808128</text:p>
          </table:table-cell>
          <table:table-cell office:value-type="float" office:value="0.0757757257293318" calcext:value-type="float">
            <text:p>0.0757757257</text:p>
          </table:table-cell>
        </table:table-row>
        <table:table-row table:style-name="ro1">
          <table:table-cell office:value-type="string" calcext:value-type="string">
            <text:p>GO_000975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O_0032222</text:p>
          </table:table-cell>
          <table:table-cell office:value-type="float" office:value="-0.270177546067965" calcext:value-type="float">
            <text:p>-0.2701775461</text:p>
          </table:table-cell>
          <table:table-cell office:value-type="float" office:value="-0.39725466792046" calcext:value-type="float">
            <text:p>-0.3972546679</text:p>
          </table:table-cell>
        </table:table-row>
        <table:table-row table:style-name="ro1">
          <table:table-cell office:value-type="string" calcext:value-type="string">
            <text:p>GO_0042073</text:p>
          </table:table-cell>
          <table:table-cell office:value-type="float" office:value="-0.283950601039234" calcext:value-type="float">
            <text:p>-0.283950601</text:p>
          </table:table-cell>
          <table:table-cell office:value-type="float" office:value="-0.250608457306113" calcext:value-type="float">
            <text:p>-0.2506084573</text:p>
          </table:table-cell>
        </table:table-row>
        <table:table-row table:style-name="ro1">
          <table:table-cell office:value-type="string" calcext:value-type="string">
            <text:p>GO_1903818</text:p>
          </table:table-cell>
          <table:table-cell office:value-type="float" office:value="-0.270177546067965" calcext:value-type="float">
            <text:p>-0.2701775461</text:p>
          </table:table-cell>
          <table:table-cell office:value-type="float" office:value="-0.39725466792046" calcext:value-type="float">
            <text:p>-0.3972546679</text:p>
          </table:table-cell>
        </table:table-row>
        <table:table-row table:style-name="ro1">
          <table:table-cell office:value-type="string" calcext:value-type="string">
            <text:p>GO_0046856</text:p>
          </table:table-cell>
          <table:table-cell office:value-type="float" office:value="-0.288683027056484" calcext:value-type="float">
            <text:p>-0.2886830271</text:p>
          </table:table-cell>
          <table:table-cell office:value-type="float" office:value="0.0193876927766618" calcext:value-type="float">
            <text:p>0.0193876928</text:p>
          </table:table-cell>
        </table:table-row>
        <table:table-row table:style-name="ro1">
          <table:table-cell office:value-type="string" calcext:value-type="string">
            <text:p>GO_0015743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</table:table-row>
        <table:table-row table:style-name="ro1">
          <table:table-cell office:value-type="string" calcext:value-type="string">
            <text:p>GO_0051191</text:p>
          </table:table-cell>
          <table:table-cell office:value-type="float" office:value="-0.31436884627295" calcext:value-type="float">
            <text:p>-0.3143688463</text:p>
          </table:table-cell>
          <table:table-cell office:value-type="float" office:value="-0.219546762444888" calcext:value-type="float">
            <text:p>-0.2195467624</text:p>
          </table:table-cell>
        </table:table-row>
        <table:table-row table:style-name="ro1">
          <table:table-cell office:value-type="string" calcext:value-type="string">
            <text:p>GO_001092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O_0001919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</table:table-row>
        <table:table-row table:style-name="ro1">
          <table:table-cell office:value-type="string" calcext:value-type="string">
            <text:p>GO_0046718</text:p>
          </table:table-cell>
          <table:table-cell office:value-type="float" office:value="-0.271393399410566" calcext:value-type="float">
            <text:p>-0.2713933994</text:p>
          </table:table-cell>
          <table:table-cell office:value-type="float" office:value="-0.012951447790298" calcext:value-type="float">
            <text:p>-0.0129514478</text:p>
          </table:table-cell>
        </table:table-row>
        <table:table-row table:style-name="ro1">
          <table:table-cell office:value-type="string" calcext:value-type="string">
            <text:p>GO_003200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O_0070836</text:p>
          </table:table-cell>
          <table:table-cell office:value-type="float" office:value="-0.286793224048369" calcext:value-type="float">
            <text:p>-0.286793224</text:p>
          </table:table-cell>
          <table:table-cell office:value-type="float" office:value="-0.102201044340483" calcext:value-type="float">
            <text:p>-0.1022010443</text:p>
          </table:table-cell>
        </table:table-row>
        <table:table-row table:style-name="ro1">
          <table:table-cell office:value-type="string" calcext:value-type="string">
            <text:p>GO_0019076</text:p>
          </table:table-cell>
          <table:table-cell office:value-type="float" office:value="-0.269631556343586" calcext:value-type="float">
            <text:p>-0.2696315563</text:p>
          </table:table-cell>
          <table:table-cell office:value-type="float" office:value="-0.312957951961605" calcext:value-type="float">
            <text:p>-0.312957952</text:p>
          </table:table-cell>
        </table:table-row>
        <table:table-row table:style-name="ro1">
          <table:table-cell office:value-type="string" calcext:value-type="string">
            <text:p>GO_0001503</text:p>
          </table:table-cell>
          <table:table-cell office:value-type="float" office:value="-0.260331005864524" calcext:value-type="float">
            <text:p>-0.2603310059</text:p>
          </table:table-cell>
          <table:table-cell office:value-type="float" office:value="-0.00652847798045645" calcext:value-type="float">
            <text:p>-0.006528478</text:p>
          </table:table-cell>
        </table:table-row>
        <table:table-row table:style-name="ro1">
          <table:table-cell office:value-type="string" calcext:value-type="string">
            <text:p>GO_0006778</text:p>
          </table:table-cell>
          <table:table-cell office:value-type="float" office:value="-0.31436884627295" calcext:value-type="float">
            <text:p>-0.3143688463</text:p>
          </table:table-cell>
          <table:table-cell office:value-type="float" office:value="-0.219546762444888" calcext:value-type="float">
            <text:p>-0.2195467624</text:p>
          </table:table-cell>
        </table:table-row>
        <table:table-row table:style-name="ro1">
          <table:table-cell office:value-type="string" calcext:value-type="string">
            <text:p>GO_0007050</text:p>
          </table:table-cell>
          <table:table-cell office:value-type="float" office:value="-0.270186796685912" calcext:value-type="float">
            <text:p>-0.2701867967</text:p>
          </table:table-cell>
          <table:table-cell office:value-type="float" office:value="-0.123290172160189" calcext:value-type="float">
            <text:p>-0.1232901722</text:p>
          </table:table-cell>
        </table:table-row>
        <table:table-row table:style-name="ro1">
          <table:table-cell office:value-type="string" calcext:value-type="string">
            <text:p>GO_0043161</text:p>
          </table:table-cell>
          <table:table-cell office:value-type="float" office:value="-0.280343572530559" calcext:value-type="float">
            <text:p>-0.2803435725</text:p>
          </table:table-cell>
          <table:table-cell office:value-type="float" office:value="-0.0575820385692576" calcext:value-type="float">
            <text:p>-0.0575820386</text:p>
          </table:table-cell>
        </table:table-row>
        <table:table-row table:style-name="ro1">
          <table:table-cell office:value-type="string" calcext:value-type="string">
            <text:p>GO_0007016</text:p>
          </table:table-cell>
          <table:table-cell office:value-type="float" office:value="-0.280327828840718" calcext:value-type="float">
            <text:p>-0.2803278288</text:p>
          </table:table-cell>
          <table:table-cell office:value-type="float" office:value="-0.270880589561733" calcext:value-type="float">
            <text:p>-0.2708805896</text:p>
          </table:table-cell>
        </table:table-row>
        <table:table-row table:style-name="ro1">
          <table:table-cell office:value-type="string" calcext:value-type="string">
            <text:p>GO_0050790</text:p>
          </table:table-cell>
          <table:table-cell office:value-type="float" office:value="-0.281051010518967" calcext:value-type="float">
            <text:p>-0.2810510105</text:p>
          </table:table-cell>
          <table:table-cell office:value-type="float" office:value="-0.281481343751239" calcext:value-type="float">
            <text:p>-0.2814813438</text:p>
          </table:table-cell>
        </table:table-row>
        <table:table-row table:style-name="ro1">
          <table:table-cell office:value-type="string" calcext:value-type="string">
            <text:p>GO_0007218</text:p>
          </table:table-cell>
          <table:table-cell office:value-type="float" office:value="-0.286795503263055" calcext:value-type="float">
            <text:p>-0.2867955033</text:p>
          </table:table-cell>
          <table:table-cell office:value-type="float" office:value="-0.15931550332597" calcext:value-type="float">
            <text:p>-0.1593155033</text:p>
          </table:table-cell>
        </table:table-row>
        <table:table-row table:style-name="ro1">
          <table:table-cell office:value-type="string" calcext:value-type="string">
            <text:p>GO_0007128</text:p>
          </table:table-cell>
          <table:table-cell office:value-type="float" office:value="-0.268580812800334" calcext:value-type="float">
            <text:p>-0.2685808128</text:p>
          </table:table-cell>
          <table:table-cell office:value-type="float" office:value="0.0757757257293318" calcext:value-type="float">
            <text:p>0.0757757257</text:p>
          </table:table-cell>
        </table:table-row>
        <table:table-row table:style-name="ro1">
          <table:table-cell office:value-type="string" calcext:value-type="string">
            <text:p>GO_0000012</text:p>
          </table:table-cell>
          <table:table-cell office:value-type="float" office:value="-0.276143670817783" calcext:value-type="float">
            <text:p>-0.2761436708</text:p>
          </table:table-cell>
          <table:table-cell office:value-type="float" office:value="-0.0994823604578771" calcext:value-type="float">
            <text:p>-0.0994823605</text:p>
          </table:table-cell>
        </table:table-row>
        <table:table-row table:style-name="ro1">
          <table:table-cell office:value-type="string" calcext:value-type="string">
            <text:p>GO_0018101</text:p>
          </table:table-cell>
          <table:table-cell office:value-type="float" office:value="-0.266587376953991" calcext:value-type="float">
            <text:p>-0.266587377</text:p>
          </table:table-cell>
          <table:table-cell office:value-type="float" office:value="-0.0694662599611244" calcext:value-type="float">
            <text:p>-0.06946626</text:p>
          </table:table-cell>
        </table:table-row>
        <table:table-row table:style-name="ro1">
          <table:table-cell office:value-type="string" calcext:value-type="string">
            <text:p>GO_0032801</text:p>
          </table:table-cell>
          <table:table-cell office:value-type="float" office:value="-0.269631556343586" calcext:value-type="float">
            <text:p>-0.2696315563</text:p>
          </table:table-cell>
          <table:table-cell office:value-type="float" office:value="-0.312957951961605" calcext:value-type="float">
            <text:p>-0.312957952</text:p>
          </table:table-cell>
        </table:table-row>
        <table:table-row table:style-name="ro1">
          <table:table-cell office:value-type="string" calcext:value-type="string">
            <text:p>GO_0030436</text:p>
          </table:table-cell>
          <table:table-cell office:value-type="float" office:value="-0.222792779327717" calcext:value-type="float">
            <text:p>-0.2227927793</text:p>
          </table:table-cell>
          <table:table-cell office:value-type="float" office:value="0.371098213903551" calcext:value-type="float">
            <text:p>0.3710982139</text:p>
          </table:table-cell>
        </table:table-row>
        <table:table-row table:style-name="ro1">
          <table:table-cell office:value-type="string" calcext:value-type="string">
            <text:p>GO_0042384</text:p>
          </table:table-cell>
          <table:table-cell office:value-type="float" office:value="-0.281758182270997" calcext:value-type="float">
            <text:p>-0.2817581823</text:p>
          </table:table-cell>
          <table:table-cell office:value-type="float" office:value="-0.275987166280838" calcext:value-type="float">
            <text:p>-0.2759871663</text:p>
          </table:table-cell>
        </table:table-row>
        <table:table-row table:style-name="ro1">
          <table:table-cell office:value-type="string" calcext:value-type="string">
            <text:p>GO_0009690</text:p>
          </table:table-cell>
          <table:table-cell office:value-type="float" office:value="-0.270177546067965" calcext:value-type="float">
            <text:p>-0.2701775461</text:p>
          </table:table-cell>
          <table:table-cell office:value-type="float" office:value="-0.39725466792046" calcext:value-type="float">
            <text:p>-0.3972546679</text:p>
          </table:table-cell>
        </table:table-row>
        <table:table-row table:style-name="ro1">
          <table:table-cell office:value-type="string" calcext:value-type="string">
            <text:p>GO_0019054</text:p>
          </table:table-cell>
          <table:table-cell office:value-type="float" office:value="-0.272935627324267" calcext:value-type="float">
            <text:p>-0.2729356273</text:p>
          </table:table-cell>
          <table:table-cell office:value-type="float" office:value="0.000508051128020204" calcext:value-type="float">
            <text:p>0.0005080511</text:p>
          </table:table-cell>
        </table:table-row>
        <table:table-row table:style-name="ro1">
          <table:table-cell office:value-type="string" calcext:value-type="string">
            <text:p>GO_000987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O_0042325</text:p>
          </table:table-cell>
          <table:table-cell office:value-type="float" office:value="-0.292273196170458" calcext:value-type="float">
            <text:p>-0.2922731962</text:p>
          </table:table-cell>
          <table:table-cell office:value-type="float" office:value="-0.308400715182674" calcext:value-type="float">
            <text:p>-0.3084007152</text:p>
          </table:table-cell>
        </table:table-row>
        <table:table-row table:style-name="ro1">
          <table:table-cell office:value-type="string" calcext:value-type="string">
            <text:p>GO_0015706</text:p>
          </table:table-cell>
          <table:table-cell office:value-type="float" office:value="-0.265390653916" calcext:value-type="float">
            <text:p>-0.2653906539</text:p>
          </table:table-cell>
          <table:table-cell office:value-type="float" office:value="0.0397965426919875" calcext:value-type="float">
            <text:p>0.0397965427</text:p>
          </table:table-cell>
        </table:table-row>
        <table:table-row table:style-name="ro1">
          <table:table-cell office:value-type="string" calcext:value-type="string">
            <text:p>GO_0008053</text:p>
          </table:table-cell>
          <table:table-cell office:value-type="float" office:value="-0.270177546067965" calcext:value-type="float">
            <text:p>-0.2701775461</text:p>
          </table:table-cell>
          <table:table-cell office:value-type="float" office:value="-0.39725466792046" calcext:value-type="float">
            <text:p>-0.3972546679</text:p>
          </table:table-cell>
        </table:table-row>
        <table:table-row table:style-name="ro1">
          <table:table-cell office:value-type="string" calcext:value-type="string">
            <text:p>GO_0007040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</table:table-row>
        <table:table-row table:style-name="ro1">
          <table:table-cell office:value-type="string" calcext:value-type="string">
            <text:p>GO_0007267</text:p>
          </table:table-cell>
          <table:table-cell office:value-type="float" office:value="-0.289879750094475" calcext:value-type="float">
            <text:p>-0.2898797501</text:p>
          </table:table-cell>
          <table:table-cell office:value-type="float" office:value="-0.0898751098764502" calcext:value-type="float">
            <text:p>-0.0898751099</text:p>
          </table:table-cell>
        </table:table-row>
        <table:table-row table:style-name="ro1">
          <table:table-cell office:value-type="string" calcext:value-type="string">
            <text:p>GO_0000045</text:p>
          </table:table-cell>
          <table:table-cell office:value-type="float" office:value="-0.276008758209102" calcext:value-type="float">
            <text:p>-0.2760087582</text:p>
          </table:table-cell>
          <table:table-cell office:value-type="float" office:value="0.00644531991781787" calcext:value-type="float">
            <text:p>0.0064453199</text:p>
          </table:table-cell>
        </table:table-row>
        <table:table-row table:style-name="ro1">
          <table:table-cell office:value-type="string" calcext:value-type="string">
            <text:p>GO_000722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O_0020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GO_0033617</text:p>
          </table:table-cell>
          <table:table-cell office:value-type="float" office:value="-0.31436884627295" calcext:value-type="float">
            <text:p>-0.3143688463</text:p>
          </table:table-cell>
          <table:table-cell office:value-type="float" office:value="-0.219546762444888" calcext:value-type="float">
            <text:p>-0.2195467624</text:p>
          </table:table-cell>
        </table:table-row>
      </table:table>
      <table:table table:name="points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deep</text:p>
          </table:table-cell>
          <table:table-cell table:number-columns-repeated="2"/>
          <table:table-cell office:value-type="string" calcext:value-type="string">
            <text:p>neritic</text:p>
          </table:table-cell>
          <table:table-cell/>
        </table:table-row>
        <table:table-row table:style-name="ro1">
          <table:table-cell office:value-type="string" calcext:value-type="string">
            <text:p>dim1</text:p>
          </table:table-cell>
          <table:table-cell office:value-type="string" calcext:value-type="string">
            <text:p>dim2</text:p>
          </table:table-cell>
          <table:table-cell/>
          <table:table-cell office:value-type="string" calcext:value-type="string">
            <text:p>dim1</text:p>
          </table:table-cell>
          <table:table-cell office:value-type="string" calcext:value-type="string">
            <text:p>dim2</text:p>
          </table:table-cell>
        </table:table-row>
        <table:table-row table:style-name="ro1">
          <table:table-cell office:value-type="float" office:value="0.1637768" calcext:value-type="float">
            <text:p>0.1637768</text:p>
          </table:table-cell>
          <table:table-cell office:value-type="float" office:value="0.0022577859" calcext:value-type="float">
            <text:p>0.0022577859</text:p>
          </table:table-cell>
          <table:table-cell/>
          <table:table-cell office:value-type="float" office:value="-0.1577594" calcext:value-type="float">
            <text:p>-0.1577594</text:p>
          </table:table-cell>
          <table:table-cell office:value-type="float" office:value="0.0266650614" calcext:value-type="float">
            <text:p>0.0266650614</text:p>
          </table:table-cell>
        </table:table-row>
        <table:table-row table:style-name="ro1">
          <table:table-cell office:value-type="float" office:value="0.1582527" calcext:value-type="float">
            <text:p>0.1582527</text:p>
          </table:table-cell>
          <table:table-cell office:value-type="float" office:value="-0.0068766957" calcext:value-type="float">
            <text:p>-0.0068766957</text:p>
          </table:table-cell>
          <table:table-cell/>
          <table:table-cell office:value-type="float" office:value="-0.1903004" calcext:value-type="float">
            <text:p>-0.1903004</text:p>
          </table:table-cell>
          <table:table-cell office:value-type="float" office:value="-0.0205753779" calcext:value-type="float">
            <text:p>-0.0205753779</text:p>
          </table:table-cell>
        </table:table-row>
        <table:table-row table:style-name="ro1">
          <table:table-cell office:value-type="float" office:value="0.1581153" calcext:value-type="float">
            <text:p>0.1581153</text:p>
          </table:table-cell>
          <table:table-cell office:value-type="float" office:value="-0.0015281124" calcext:value-type="float">
            <text:p>-0.0015281124</text:p>
          </table:table-cell>
          <table:table-cell/>
          <table:table-cell office:value-type="float" office:value="-0.1623077" calcext:value-type="float">
            <text:p>-0.1623077</text:p>
          </table:table-cell>
          <table:table-cell office:value-type="float" office:value="-0.0381429563" calcext:value-type="float">
            <text:p>-0.0381429563</text:p>
          </table:table-cell>
        </table:table-row>
        <table:table-row table:style-name="ro1">
          <table:table-cell office:value-type="float" office:value="0.1625151" calcext:value-type="float">
            <text:p>0.1625151</text:p>
          </table:table-cell>
          <table:table-cell office:value-type="float" office:value="0.0003865884" calcext:value-type="float">
            <text:p>0.0003865884</text:p>
          </table:table-cell>
          <table:table-cell/>
          <table:table-cell office:value-type="float" office:value="-0.1322923" calcext:value-type="float">
            <text:p>-0.1322923</text:p>
          </table:table-cell>
          <table:table-cell office:value-type="float" office:value="0.0378137065" calcext:value-type="float">
            <text:p>0.0378137065</text:p>
          </table:table-cell>
        </table:table-row>
        <table:table-row table:style-name="ro1">
          <table:table-cell office:value-type="string" calcext:value-type="string">
            <text:p>averages:</text:p>
          </table:table-cell>
          <table:table-cell table:number-columns-repeated="4"/>
        </table:table-row>
        <table:table-row table:style-name="ro1">
          <table:table-cell table:formula="of:=AVERAGE([.A3:.A6])" office:value-type="float" office:value="0.160664975" calcext:value-type="float">
            <text:p>0.160664975</text:p>
          </table:table-cell>
          <table:table-cell table:formula="of:=AVERAGE([.B3:.B6])" office:value-type="float" office:value="-0.00144010845" calcext:value-type="float">
            <text:p>-0.0014401085</text:p>
          </table:table-cell>
          <table:table-cell/>
          <table:table-cell table:formula="of:=AVERAGE([.D3:.D6])" office:value-type="float" office:value="-0.16066495" calcext:value-type="float">
            <text:p>-0.16066495</text:p>
          </table:table-cell>
          <table:table-cell table:formula="of:=AVERAGE([.E3:.E6])" office:value-type="float" office:value="0.001440108425" calcext:value-type="float">
            <text:p>0.0014401084</text:p>
          </table:table-cell>
        </table:table-row>
      </table:table>
      <table:table table:name="neritic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-0.16066495" calcext:value-type="float">
            <text:p>-0.16066495</text:p>
          </table:table-cell>
          <table:table-cell office:value-type="float" office:value="0.001440108425" calcext:value-type="float">
            <text:p>0.001440108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Eucledian distance from species and sites</text:p>
          </table:table-cell>
        </table:table-row>
        <table:table-row table:style-name="ro1">
          <table:table-cell office:value-type="string" calcext:value-type="string">
            <text:p>GO_0015889</text:p>
          </table:table-cell>
          <table:table-cell table:number-columns-repeated="2" office:value-type="string" calcext:value-type="string">
            <text:p>NA</text:p>
          </table:table-cell>
          <table:table-cell table:formula="of:=SQRT( ( [.B$1]-[.B4]  )^2+([.C$1]-[.C4])^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GO_0042173</text:p>
          </table:table-cell>
          <table:table-cell table:number-columns-repeated="2" office:value-type="string" calcext:value-type="string">
            <text:p>NA</text:p>
          </table:table-cell>
          <table:table-cell table:formula="of:=SQRT( ( [.B$1]-[.B5]  )^2+([.C$1]-[.C5])^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GO_0007517</text:p>
          </table:table-cell>
          <table:table-cell table:number-columns-repeated="2" office:value-type="string" calcext:value-type="string">
            <text:p>NA</text:p>
          </table:table-cell>
          <table:table-cell table:formula="of:=SQRT( ( [.B$1]-[.B6]  )^2+([.C$1]-[.C6])^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GO_0043093</text:p>
          </table:table-cell>
          <table:table-cell table:number-columns-repeated="2" office:value-type="string" calcext:value-type="string">
            <text:p>NA</text:p>
          </table:table-cell>
          <table:table-cell table:formula="of:=SQRT( ( [.B$1]-[.B7]  )^2+([.C$1]-[.C7])^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GO_0090266</text:p>
          </table:table-cell>
          <table:table-cell table:number-columns-repeated="2" office:value-type="string" calcext:value-type="string">
            <text:p>NA</text:p>
          </table:table-cell>
          <table:table-cell table:formula="of:=SQRT( ( [.B$1]-[.B8]  )^2+([.C$1]-[.C8])^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GO_0060567</text:p>
          </table:table-cell>
          <table:table-cell table:number-columns-repeated="2" office:value-type="string" calcext:value-type="string">
            <text:p>NA</text:p>
          </table:table-cell>
          <table:table-cell table:formula="of:=SQRT( ( [.B$1]-[.B9]  )^2+([.C$1]-[.C9])^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GO_0006626</text:p>
          </table:table-cell>
          <table:table-cell table:number-columns-repeated="2" office:value-type="string" calcext:value-type="string">
            <text:p>NA</text:p>
          </table:table-cell>
          <table:table-cell table:formula="of:=SQRT( ( [.B$1]-[.B10]  )^2+([.C$1]-[.C10])^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GO_0009250</text:p>
          </table:table-cell>
          <table:table-cell table:number-columns-repeated="2" office:value-type="string" calcext:value-type="string">
            <text:p>NA</text:p>
          </table:table-cell>
          <table:table-cell table:formula="of:=SQRT( ( [.B$1]-[.B11]  )^2+([.C$1]-[.C11])^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GO_0009755</text:p>
          </table:table-cell>
          <table:table-cell table:number-columns-repeated="2" office:value-type="string" calcext:value-type="string">
            <text:p>NA</text:p>
          </table:table-cell>
          <table:table-cell table:formula="of:=SQRT( ( [.B$1]-[.B12]  )^2+([.C$1]-[.C12])^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GO_0010923</text:p>
          </table:table-cell>
          <table:table-cell table:number-columns-repeated="2" office:value-type="string" calcext:value-type="string">
            <text:p>NA</text:p>
          </table:table-cell>
          <table:table-cell table:formula="of:=SQRT( ( [.B$1]-[.B13]  )^2+([.C$1]-[.C13])^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GO_0032006</text:p>
          </table:table-cell>
          <table:table-cell table:number-columns-repeated="2" office:value-type="string" calcext:value-type="string">
            <text:p>NA</text:p>
          </table:table-cell>
          <table:table-cell table:formula="of:=SQRT( ( [.B$1]-[.B14]  )^2+([.C$1]-[.C14])^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GO_0009878</text:p>
          </table:table-cell>
          <table:table-cell table:number-columns-repeated="2" office:value-type="string" calcext:value-type="string">
            <text:p>NA</text:p>
          </table:table-cell>
          <table:table-cell table:formula="of:=SQRT( ( [.B$1]-[.B15]  )^2+([.C$1]-[.C15])^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GO_0007224</text:p>
          </table:table-cell>
          <table:table-cell table:number-columns-repeated="2" office:value-type="string" calcext:value-type="string">
            <text:p>NA</text:p>
          </table:table-cell>
          <table:table-cell table:formula="of:=SQRT( ( [.B$1]-[.B16]  )^2+([.C$1]-[.C16])^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GO_0020012</text:p>
          </table:table-cell>
          <table:table-cell table:number-columns-repeated="2" office:value-type="string" calcext:value-type="string">
            <text:p>NA</text:p>
          </table:table-cell>
          <table:table-cell table:formula="of:=SQRT( ( [.B$1]-[.B17]  )^2+([.C$1]-[.C17])^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GO_0022904</text:p>
          </table:table-cell>
          <table:table-cell office:value-type="float" office:value="-0.151644345186132" calcext:value-type="float">
            <text:p>-0.1516443452</text:p>
          </table:table-cell>
          <table:table-cell office:value-type="float" office:value="0.00187607002035721" calcext:value-type="float">
            <text:p>0.00187607</text:p>
          </table:table-cell>
          <table:table-cell table:formula="of:=SQRT( ( [.B$1]-[.B18]  )^2+([.C$1]-[.C18])^2)" office:value-type="float" office:value="0.00903113357893707" calcext:value-type="float">
            <text:p>0.0090311336</text:p>
          </table:table-cell>
        </table:table-row>
        <table:table-row table:style-name="ro1">
          <table:table-cell office:value-type="string" calcext:value-type="string">
            <text:p>GO_0006886</text:p>
          </table:table-cell>
          <table:table-cell office:value-type="float" office:value="-0.16944108281992" calcext:value-type="float">
            <text:p>-0.1694410828</text:p>
          </table:table-cell>
          <table:table-cell office:value-type="float" office:value="-0.00320179469113506" calcext:value-type="float">
            <text:p>-0.0032017947</text:p>
          </table:table-cell>
          <table:table-cell table:formula="of:=SQRT( ( [.B$1]-[.B19]  )^2+([.C$1]-[.C19])^2)" office:value-type="float" office:value="0.00992813032813639" calcext:value-type="float">
            <text:p>0.0099281303</text:p>
          </table:table-cell>
        </table:table-row>
        <table:table-row table:style-name="ro1">
          <table:table-cell office:value-type="string" calcext:value-type="string">
            <text:p>GO_0046685</text:p>
          </table:table-cell>
          <table:table-cell office:value-type="float" office:value="-0.171780837736106" calcext:value-type="float">
            <text:p>-0.1717808377</text:p>
          </table:table-cell>
          <table:table-cell office:value-type="float" office:value="0.0208208091196461" calcext:value-type="float">
            <text:p>0.0208208091</text:p>
          </table:table-cell>
          <table:table-cell table:formula="of:=SQRT( ( [.B$1]-[.B20]  )^2+([.C$1]-[.C20])^2)" office:value-type="float" office:value="0.022342213846823" calcext:value-type="float">
            <text:p>0.0223422138</text:p>
          </table:table-cell>
        </table:table-row>
        <table:table-row table:style-name="ro1">
          <table:table-cell office:value-type="string" calcext:value-type="string">
            <text:p>GO_0051302</text:p>
          </table:table-cell>
          <table:table-cell office:value-type="float" office:value="-0.175551446541813" calcext:value-type="float">
            <text:p>-0.1755514465</text:p>
          </table:table-cell>
          <table:table-cell office:value-type="float" office:value="-0.0175239156288816" calcext:value-type="float">
            <text:p>-0.0175239156</text:p>
          </table:table-cell>
          <table:table-cell table:formula="of:=SQRT( ( [.B$1]-[.B21]  )^2+([.C$1]-[.C21])^2)" office:value-type="float" office:value="0.0241089607325909" calcext:value-type="float">
            <text:p>0.0241089607</text:p>
          </table:table-cell>
        </table:table-row>
        <table:table-row table:style-name="ro1">
          <table:table-cell office:value-type="string" calcext:value-type="string">
            <text:p>GO_0006904</text:p>
          </table:table-cell>
          <table:table-cell office:value-type="float" office:value="-0.15550624859837" calcext:value-type="float">
            <text:p>-0.1555062486</text:p>
          </table:table-cell>
          <table:table-cell office:value-type="float" office:value="-0.0226919260659153" calcext:value-type="float">
            <text:p>-0.0226919261</text:p>
          </table:table-cell>
          <table:table-cell table:formula="of:=SQRT( ( [.B$1]-[.B22]  )^2+([.C$1]-[.C22])^2)" office:value-type="float" office:value="0.024677262587692" calcext:value-type="float">
            <text:p>0.0246772626</text:p>
          </table:table-cell>
        </table:table-row>
        <table:table-row table:style-name="ro1">
          <table:table-cell office:value-type="string" calcext:value-type="string">
            <text:p>GO_0007283</text:p>
          </table:table-cell>
          <table:table-cell office:value-type="float" office:value="-0.13953671019638" calcext:value-type="float">
            <text:p>-0.1395367102</text:p>
          </table:table-cell>
          <table:table-cell office:value-type="float" office:value="-0.015298728695836" calcext:value-type="float">
            <text:p>-0.0152987287</text:p>
          </table:table-cell>
          <table:table-cell table:formula="of:=SQRT( ( [.B$1]-[.B23]  )^2+([.C$1]-[.C23])^2)" office:value-type="float" office:value="0.0269553554114419" calcext:value-type="float">
            <text:p>0.0269553554</text:p>
          </table:table-cell>
        </table:table-row>
        <table:table-row table:style-name="ro1">
          <table:table-cell office:value-type="string" calcext:value-type="string">
            <text:p>GO_0016070</text:p>
          </table:table-cell>
          <table:table-cell office:value-type="float" office:value="-0.133509114349069" calcext:value-type="float">
            <text:p>-0.1335091143</text:p>
          </table:table-cell>
          <table:table-cell office:value-type="float" office:value="0.0072248566280884" calcext:value-type="float">
            <text:p>0.0072248566</text:p>
          </table:table-cell>
          <table:table-cell table:formula="of:=SQRT( ( [.B$1]-[.B24]  )^2+([.C$1]-[.C24])^2)" office:value-type="float" office:value="0.027765135001896" calcext:value-type="float">
            <text:p>0.027765135</text:p>
          </table:table-cell>
        </table:table-row>
        <table:table-row table:style-name="ro1">
          <table:table-cell office:value-type="string" calcext:value-type="string">
            <text:p>GO_0002143</text:p>
          </table:table-cell>
          <table:table-cell office:value-type="float" office:value="-0.132900485043145" calcext:value-type="float">
            <text:p>-0.132900485</text:p>
          </table:table-cell>
          <table:table-cell office:value-type="float" office:value="0.0040932543376664" calcext:value-type="float">
            <text:p>0.0040932543</text:p>
          </table:table-cell>
          <table:table-cell table:formula="of:=SQRT( ( [.B$1]-[.B25]  )^2+([.C$1]-[.C25])^2)" office:value-type="float" office:value="0.027890942930893" calcext:value-type="float">
            <text:p>0.0278909429</text:p>
          </table:table-cell>
        </table:table-row>
        <table:table-row table:style-name="ro1">
          <table:table-cell office:value-type="string" calcext:value-type="string">
            <text:p>GO_0030245</text:p>
          </table:table-cell>
          <table:table-cell office:value-type="float" office:value="-0.153935577522523" calcext:value-type="float">
            <text:p>-0.1539355775</text:p>
          </table:table-cell>
          <table:table-cell office:value-type="float" office:value="0.0291604236972762" calcext:value-type="float">
            <text:p>0.0291604237</text:p>
          </table:table-cell>
          <table:table-cell table:formula="of:=SQRT( ( [.B$1]-[.B26]  )^2+([.C$1]-[.C26])^2)" office:value-type="float" office:value="0.0285254330858449" calcext:value-type="float">
            <text:p>0.0285254331</text:p>
          </table:table-cell>
        </table:table-row>
        <table:table-row table:style-name="ro1">
          <table:table-cell office:value-type="string" calcext:value-type="string">
            <text:p>GO_0006190</text:p>
          </table:table-cell>
          <table:table-cell office:value-type="float" office:value="-0.191014564248241" calcext:value-type="float">
            <text:p>-0.1910145642</text:p>
          </table:table-cell>
          <table:table-cell office:value-type="float" office:value="-0.00148675434444381" calcext:value-type="float">
            <text:p>-0.0014867543</text:p>
          </table:table-cell>
          <table:table-cell table:formula="of:=SQRT( ( [.B$1]-[.B27]  )^2+([.C$1]-[.C27])^2)" office:value-type="float" office:value="0.0304904183422955" calcext:value-type="float">
            <text:p>0.0304904183</text:p>
          </table:table-cell>
        </table:table-row>
        <table:table-row table:style-name="ro1">
          <table:table-cell office:value-type="string" calcext:value-type="string">
            <text:p>GO_0009966</text:p>
          </table:table-cell>
          <table:table-cell office:value-type="float" office:value="-0.13586717324427" calcext:value-type="float">
            <text:p>-0.1358671732</text:p>
          </table:table-cell>
          <table:table-cell office:value-type="float" office:value="-0.0163739104876696" calcext:value-type="float">
            <text:p>-0.0163739105</text:p>
          </table:table-cell>
          <table:table-cell table:formula="of:=SQRT( ( [.B$1]-[.B28]  )^2+([.C$1]-[.C28])^2)" office:value-type="float" office:value="0.0305330804513395" calcext:value-type="float">
            <text:p>0.0305330805</text:p>
          </table:table-cell>
        </table:table-row>
        <table:table-row table:style-name="ro1">
          <table:table-cell office:value-type="string" calcext:value-type="string">
            <text:p>GO_0043666</text:p>
          </table:table-cell>
          <table:table-cell office:value-type="float" office:value="-0.137131138835528" calcext:value-type="float">
            <text:p>-0.1371311388</text:p>
          </table:table-cell>
          <table:table-cell office:value-type="float" office:value="-0.0198547364433571" calcext:value-type="float">
            <text:p>-0.0198547364</text:p>
          </table:table-cell>
          <table:table-cell table:formula="of:=SQRT( ( [.B$1]-[.B29]  )^2+([.C$1]-[.C29])^2)" office:value-type="float" office:value="0.0317381581994359" calcext:value-type="float">
            <text:p>0.0317381582</text:p>
          </table:table-cell>
        </table:table-row>
        <table:table-row table:style-name="ro1">
          <table:table-cell office:value-type="string" calcext:value-type="string">
            <text:p>GO_0050909</text:p>
          </table:table-cell>
          <table:table-cell office:value-type="float" office:value="-0.137438059318305" calcext:value-type="float">
            <text:p>-0.1374380593</text:p>
          </table:table-cell>
          <table:table-cell office:value-type="float" office:value="-0.0206855815928968" calcext:value-type="float">
            <text:p>-0.0206855816</text:p>
          </table:table-cell>
          <table:table-cell table:formula="of:=SQRT( ( [.B$1]-[.B30]  )^2+([.C$1]-[.C30])^2)" office:value-type="float" office:value="0.0320785693182764" calcext:value-type="float">
            <text:p>0.0320785693</text:p>
          </table:table-cell>
        </table:table-row>
        <table:table-row table:style-name="ro1">
          <table:table-cell office:value-type="string" calcext:value-type="string">
            <text:p>GO_0009312</text:p>
          </table:table-cell>
          <table:table-cell office:value-type="float" office:value="-0.19345546436176" calcext:value-type="float">
            <text:p>-0.1934554644</text:p>
          </table:table-cell>
          <table:table-cell office:value-type="float" office:value="0.00596735340559815" calcext:value-type="float">
            <text:p>0.0059673534</text:p>
          </table:table-cell>
          <table:table-cell table:formula="of:=SQRT( ( [.B$1]-[.B31]  )^2+([.C$1]-[.C31])^2)" office:value-type="float" office:value="0.0331015676248594" calcext:value-type="float">
            <text:p>0.0331015676</text:p>
          </table:table-cell>
        </table:table-row>
        <table:table-row table:style-name="ro1">
          <table:table-cell office:value-type="string" calcext:value-type="string">
            <text:p>GO_0009060</text:p>
          </table:table-cell>
          <table:table-cell office:value-type="float" office:value="-0.127358388491216" calcext:value-type="float">
            <text:p>-0.1273583885</text:p>
          </table:table-cell>
          <table:table-cell office:value-type="float" office:value="-0.0156235652867229" calcext:value-type="float">
            <text:p>-0.0156235653</text:p>
          </table:table-cell>
          <table:table-cell table:formula="of:=SQRT( ( [.B$1]-[.B32]  )^2+([.C$1]-[.C32])^2)" office:value-type="float" office:value="0.037423201360634" calcext:value-type="float">
            <text:p>0.0374232014</text:p>
          </table:table-cell>
        </table:table-row>
        <table:table-row table:style-name="ro1">
          <table:table-cell office:value-type="string" calcext:value-type="string">
            <text:p>GO_0015991</text:p>
          </table:table-cell>
          <table:table-cell office:value-type="float" office:value="-0.137234212369494" calcext:value-type="float">
            <text:p>-0.1372342124</text:p>
          </table:table-cell>
          <table:table-cell office:value-type="float" office:value="0.0333013635141346" calcext:value-type="float">
            <text:p>0.0333013635</text:p>
          </table:table-cell>
          <table:table-cell table:formula="of:=SQRT( ( [.B$1]-[.B33]  )^2+([.C$1]-[.C33])^2)" office:value-type="float" office:value="0.03954919773857" calcext:value-type="float">
            <text:p>0.0395491977</text:p>
          </table:table-cell>
        </table:table-row>
        <table:table-row table:style-name="ro1">
          <table:table-cell office:value-type="string" calcext:value-type="string">
            <text:p>GO_0006000</text:p>
          </table:table-cell>
          <table:table-cell office:value-type="float" office:value="-0.194631452288149" calcext:value-type="float">
            <text:p>-0.1946314523</text:p>
          </table:table-cell>
          <table:table-cell office:value-type="float" office:value="0.0247012437497515" calcext:value-type="float">
            <text:p>0.0247012437</text:p>
          </table:table-cell>
          <table:table-cell table:formula="of:=SQRT( ( [.B$1]-[.B34]  )^2+([.C$1]-[.C34])^2)" office:value-type="float" office:value="0.0411679935664496" calcext:value-type="float">
            <text:p>0.0411679936</text:p>
          </table:table-cell>
        </table:table-row>
        <table:table-row table:style-name="ro1">
          <table:table-cell office:value-type="string" calcext:value-type="string">
            <text:p>GO_0007186</text:p>
          </table:table-cell>
          <table:table-cell office:value-type="float" office:value="-0.155031091260071" calcext:value-type="float">
            <text:p>-0.1550310913</text:p>
          </table:table-cell>
          <table:table-cell office:value-type="float" office:value="-0.0398712057672495" calcext:value-type="float">
            <text:p>-0.0398712058</text:p>
          </table:table-cell>
          <table:table-cell table:formula="of:=SQRT( ( [.B$1]-[.B35]  )^2+([.C$1]-[.C35])^2)" office:value-type="float" office:value="0.0416937050955205" calcext:value-type="float">
            <text:p>0.0416937051</text:p>
          </table:table-cell>
        </table:table-row>
        <table:table-row table:style-name="ro1">
          <table:table-cell office:value-type="string" calcext:value-type="string">
            <text:p>GO_0051260</text:p>
          </table:table-cell>
          <table:table-cell office:value-type="float" office:value="-0.17850599916242" calcext:value-type="float">
            <text:p>-0.1785059992</text:p>
          </table:table-cell>
          <table:table-cell office:value-type="float" office:value="-0.0374355714585209" calcext:value-type="float">
            <text:p>-0.0374355715</text:p>
          </table:table-cell>
          <table:table-cell table:formula="of:=SQRT( ( [.B$1]-[.B36]  )^2+([.C$1]-[.C36])^2)" office:value-type="float" office:value="0.042774075345025" calcext:value-type="float">
            <text:p>0.0427740753</text:p>
          </table:table-cell>
        </table:table-row>
        <table:table-row table:style-name="ro1">
          <table:table-cell office:value-type="string" calcext:value-type="string">
            <text:p>GO_0006084</text:p>
          </table:table-cell>
          <table:table-cell office:value-type="float" office:value="-0.132686288990534" calcext:value-type="float">
            <text:p>-0.132686289</text:p>
          </table:table-cell>
          <table:table-cell office:value-type="float" office:value="-0.0312008984637032" calcext:value-type="float">
            <text:p>-0.0312008985</text:p>
          </table:table-cell>
          <table:table-cell table:formula="of:=SQRT( ( [.B$1]-[.B37]  )^2+([.C$1]-[.C37])^2)" office:value-type="float" office:value="0.0429911712167857" calcext:value-type="float">
            <text:p>0.0429911712</text:p>
          </table:table-cell>
        </table:table-row>
        <table:table-row table:style-name="ro1">
          <table:table-cell office:value-type="string" calcext:value-type="string">
            <text:p>GO_0042246</text:p>
          </table:table-cell>
          <table:table-cell office:value-type="float" office:value="-0.161782573276248" calcext:value-type="float">
            <text:p>-0.1617825733</text:p>
          </table:table-cell>
          <table:table-cell office:value-type="float" office:value="-0.042336321215484" calcext:value-type="float">
            <text:p>-0.0423363212</text:p>
          </table:table-cell>
          <table:table-cell table:formula="of:=SQRT( ( [.B$1]-[.B38]  )^2+([.C$1]-[.C38])^2)" office:value-type="float" office:value="0.0437906939184099" calcext:value-type="float">
            <text:p>0.0437906939</text:p>
          </table:table-cell>
        </table:table-row>
        <table:table-row table:style-name="ro1">
          <table:table-cell office:value-type="string" calcext:value-type="string">
            <text:p>GO_0006511</text:p>
          </table:table-cell>
          <table:table-cell office:value-type="float" office:value="-0.202268904952662" calcext:value-type="float">
            <text:p>-0.202268905</text:p>
          </table:table-cell>
          <table:table-cell office:value-type="float" office:value="-0.0164446682505956" calcext:value-type="float">
            <text:p>-0.0164446683</text:p>
          </table:table-cell>
          <table:table-cell table:formula="of:=SQRT( ( [.B$1]-[.B39]  )^2+([.C$1]-[.C39])^2)" office:value-type="float" office:value="0.0452852548236074" calcext:value-type="float">
            <text:p>0.0452852548</text:p>
          </table:table-cell>
        </table:table-row>
        <table:table-row table:style-name="ro1">
          <table:table-cell office:value-type="string" calcext:value-type="string">
            <text:p>GO_0006820</text:p>
          </table:table-cell>
          <table:table-cell office:value-type="float" office:value="-0.195861822389365" calcext:value-type="float">
            <text:p>-0.1958618224</text:p>
          </table:table-cell>
          <table:table-cell office:value-type="float" office:value="-0.0286232069934685" calcext:value-type="float">
            <text:p>-0.028623207</text:p>
          </table:table-cell>
          <table:table-cell table:formula="of:=SQRT( ( [.B$1]-[.B40]  )^2+([.C$1]-[.C40])^2)" office:value-type="float" office:value="0.0462884732945857" calcext:value-type="float">
            <text:p>0.0462884733</text:p>
          </table:table-cell>
        </table:table-row>
        <table:table-row table:style-name="ro1">
          <table:table-cell office:value-type="string" calcext:value-type="string">
            <text:p>GO_0046488</text:p>
          </table:table-cell>
          <table:table-cell office:value-type="float" office:value="-0.20463115972664" calcext:value-type="float">
            <text:p>-0.2046311597</text:p>
          </table:table-cell>
          <table:table-cell office:value-type="float" office:value="-0.0146823826396095" calcext:value-type="float">
            <text:p>-0.0146823826</text:p>
          </table:table-cell>
          <table:table-cell table:formula="of:=SQRT( ( [.B$1]-[.B41]  )^2+([.C$1]-[.C41])^2)" office:value-type="float" office:value="0.0468290755391915" calcext:value-type="float">
            <text:p>0.0468290755</text:p>
          </table:table-cell>
        </table:table-row>
        <table:table-row table:style-name="ro1">
          <table:table-cell office:value-type="string" calcext:value-type="string">
            <text:p>GO_0071816</text:p>
          </table:table-cell>
          <table:table-cell office:value-type="float" office:value="-0.113827408694145" calcext:value-type="float">
            <text:p>-0.1138274087</text:p>
          </table:table-cell>
          <table:table-cell office:value-type="float" office:value="-0.0140666550849207" calcext:value-type="float">
            <text:p>-0.0140666551</text:p>
          </table:table-cell>
          <table:table-cell table:formula="of:=SQRT( ( [.B$1]-[.B42]  )^2+([.C$1]-[.C42])^2)" office:value-type="float" office:value="0.0493377643406172" calcext:value-type="float">
            <text:p>0.0493377643</text:p>
          </table:table-cell>
        </table:table-row>
        <table:table-row table:style-name="ro1">
          <table:table-cell office:value-type="string" calcext:value-type="string">
            <text:p>GO_0009298</text:p>
          </table:table-cell>
          <table:table-cell office:value-type="float" office:value="-0.161844672441397" calcext:value-type="float">
            <text:p>-0.1618446724</text:p>
          </table:table-cell>
          <table:table-cell office:value-type="float" office:value="-0.048096590434642" calcext:value-type="float">
            <text:p>-0.0480965904</text:p>
          </table:table-cell>
          <table:table-cell table:formula="of:=SQRT( ( [.B$1]-[.B43]  )^2+([.C$1]-[.C43])^2)" office:value-type="float" office:value="0.0495507444843122" calcext:value-type="float">
            <text:p>0.0495507445</text:p>
          </table:table-cell>
        </table:table-row>
        <table:table-row table:style-name="ro1">
          <table:table-cell office:value-type="string" calcext:value-type="string">
            <text:p>GO_0015977</text:p>
          </table:table-cell>
          <table:table-cell office:value-type="float" office:value="-0.206803964811699" calcext:value-type="float">
            <text:p>-0.2068039648</text:p>
          </table:table-cell>
          <table:table-cell office:value-type="float" office:value="0.0247156348594573" calcext:value-type="float">
            <text:p>0.0247156349</text:p>
          </table:table-cell>
          <table:table-cell table:formula="of:=SQRT( ( [.B$1]-[.B44]  )^2+([.C$1]-[.C44])^2)" office:value-type="float" office:value="0.0516774498073899" calcext:value-type="float">
            <text:p>0.0516774498</text:p>
          </table:table-cell>
        </table:table-row>
        <table:table-row table:style-name="ro1">
          <table:table-cell office:value-type="string" calcext:value-type="string">
            <text:p>GO_0007264</text:p>
          </table:table-cell>
          <table:table-cell office:value-type="float" office:value="-0.212457504385053" calcext:value-type="float">
            <text:p>-0.2124575044</text:p>
          </table:table-cell>
          <table:table-cell office:value-type="float" office:value="-0.00946720104713848" calcext:value-type="float">
            <text:p>-0.009467201</text:p>
          </table:table-cell>
          <table:table-cell table:formula="of:=SQRT( ( [.B$1]-[.B45]  )^2+([.C$1]-[.C45])^2)" office:value-type="float" office:value="0.0529286131468573" calcext:value-type="float">
            <text:p>0.0529286131</text:p>
          </table:table-cell>
        </table:table-row>
        <table:table-row table:style-name="ro1">
          <table:table-cell office:value-type="string" calcext:value-type="string">
            <text:p>GO_0015986</text:p>
          </table:table-cell>
          <table:table-cell office:value-type="float" office:value="-0.120241563455358" calcext:value-type="float">
            <text:p>-0.1202415635</text:p>
          </table:table-cell>
          <table:table-cell office:value-type="float" office:value="0.0384033303740449" calcext:value-type="float">
            <text:p>0.0384033304</text:p>
          </table:table-cell>
          <table:table-cell table:formula="of:=SQRT( ( [.B$1]-[.B46]  )^2+([.C$1]-[.C46])^2)" office:value-type="float" office:value="0.0547752677455062" calcext:value-type="float">
            <text:p>0.0547752677</text:p>
          </table:table-cell>
        </table:table-row>
        <table:table-row table:style-name="ro1">
          <table:table-cell office:value-type="string" calcext:value-type="string">
            <text:p>GO_0046034</text:p>
          </table:table-cell>
          <table:table-cell office:value-type="float" office:value="-0.122483255440039" calcext:value-type="float">
            <text:p>-0.1224832554</text:p>
          </table:table-cell>
          <table:table-cell office:value-type="float" office:value="0.0412372709590104" calcext:value-type="float">
            <text:p>0.041237271</text:p>
          </table:table-cell>
          <table:table-cell table:formula="of:=SQRT( ( [.B$1]-[.B47]  )^2+([.C$1]-[.C47])^2)" office:value-type="float" office:value="0.0551512098256112" calcext:value-type="float">
            <text:p>0.0551512098</text:p>
          </table:table-cell>
        </table:table-row>
        <table:table-row table:style-name="ro1">
          <table:table-cell office:value-type="string" calcext:value-type="string">
            <text:p>GO_0006850</text:p>
          </table:table-cell>
          <table:table-cell office:value-type="float" office:value="-0.210732554061103" calcext:value-type="float">
            <text:p>-0.2107325541</text:p>
          </table:table-cell>
          <table:table-cell office:value-type="float" office:value="0.0287677931461592" calcext:value-type="float">
            <text:p>0.0287677931</text:p>
          </table:table-cell>
          <table:table-cell table:formula="of:=SQRT( ( [.B$1]-[.B48]  )^2+([.C$1]-[.C48])^2)" office:value-type="float" office:value="0.0570400502159532" calcext:value-type="float">
            <text:p>0.0570400502</text:p>
          </table:table-cell>
        </table:table-row>
        <table:table-row table:style-name="ro1">
          <table:table-cell office:value-type="string" calcext:value-type="string">
            <text:p>GO_0046938</text:p>
          </table:table-cell>
          <table:table-cell office:value-type="float" office:value="-0.115898836840485" calcext:value-type="float">
            <text:p>-0.1158988368</text:p>
          </table:table-cell>
          <table:table-cell office:value-type="float" office:value="-0.0349386470802801" calcext:value-type="float">
            <text:p>-0.0349386471</text:p>
          </table:table-cell>
          <table:table-cell table:formula="of:=SQRT( ( [.B$1]-[.B49]  )^2+([.C$1]-[.C49])^2)" office:value-type="float" office:value="0.0576837822921092" calcext:value-type="float">
            <text:p>0.0576837823</text:p>
          </table:table-cell>
        </table:table-row>
        <table:table-row table:style-name="ro1">
          <table:table-cell office:value-type="string" calcext:value-type="string">
            <text:p>GO_0034755</text:p>
          </table:table-cell>
          <table:table-cell office:value-type="float" office:value="-0.191060372426228" calcext:value-type="float">
            <text:p>-0.1910603724</text:p>
          </table:table-cell>
          <table:table-cell office:value-type="float" office:value="0.0521830580453705" calcext:value-type="float">
            <text:p>0.052183058</text:p>
          </table:table-cell>
          <table:table-cell table:formula="of:=SQRT( ( [.B$1]-[.B50]  )^2+([.C$1]-[.C50])^2)" office:value-type="float" office:value="0.0591500519073678" calcext:value-type="float">
            <text:p>0.0591500519</text:p>
          </table:table-cell>
        </table:table-row>
        <table:table-row table:style-name="ro1">
          <table:table-cell office:value-type="string" calcext:value-type="string">
            <text:p>GO_0030071</text:p>
          </table:table-cell>
          <table:table-cell office:value-type="float" office:value="-0.108817200969398" calcext:value-type="float">
            <text:p>-0.108817201</text:p>
          </table:table-cell>
          <table:table-cell office:value-type="float" office:value="0.0299904283976485" calcext:value-type="float">
            <text:p>0.0299904284</text:p>
          </table:table-cell>
          <table:table-cell table:formula="of:=SQRT( ( [.B$1]-[.B51]  )^2+([.C$1]-[.C51])^2)" office:value-type="float" office:value="0.0591887645595083" calcext:value-type="float">
            <text:p>0.0591887646</text:p>
          </table:table-cell>
        </table:table-row>
        <table:table-row table:style-name="ro1">
          <table:table-cell office:value-type="string" calcext:value-type="string">
            <text:p>GO_0034968</text:p>
          </table:table-cell>
          <table:table-cell office:value-type="float" office:value="-0.162964239620657" calcext:value-type="float">
            <text:p>-0.1629642396</text:p>
          </table:table-cell>
          <table:table-cell office:value-type="float" office:value="-0.0593514725636537" calcext:value-type="float">
            <text:p>-0.0593514726</text:p>
          </table:table-cell>
          <table:table-cell table:formula="of:=SQRT( ( [.B$1]-[.B52]  )^2+([.C$1]-[.C52])^2)" office:value-type="float" office:value="0.0608350478906666" calcext:value-type="float">
            <text:p>0.0608350479</text:p>
          </table:table-cell>
        </table:table-row>
        <table:table-row table:style-name="ro1">
          <table:table-cell office:value-type="string" calcext:value-type="string">
            <text:p>GO_0006506</text:p>
          </table:table-cell>
          <table:table-cell office:value-type="float" office:value="-0.111612234638718" calcext:value-type="float">
            <text:p>-0.1116122346</text:p>
          </table:table-cell>
          <table:table-cell office:value-type="float" office:value="-0.0358375765067224" calcext:value-type="float">
            <text:p>-0.0358375765</text:p>
          </table:table-cell>
          <table:table-cell table:formula="of:=SQRT( ( [.B$1]-[.B53]  )^2+([.C$1]-[.C53])^2)" office:value-type="float" office:value="0.0616100209234156" calcext:value-type="float">
            <text:p>0.0616100209</text:p>
          </table:table-cell>
        </table:table-row>
        <table:table-row table:style-name="ro1">
          <table:table-cell office:value-type="string" calcext:value-type="string">
            <text:p>GO_0006887</text:p>
          </table:table-cell>
          <table:table-cell office:value-type="float" office:value="-0.116294100307239" calcext:value-type="float">
            <text:p>-0.1162941003</text:p>
          </table:table-cell>
          <table:table-cell office:value-type="float" office:value="-0.0434055647190994" calcext:value-type="float">
            <text:p>-0.0434055647</text:p>
          </table:table-cell>
          <table:table-cell table:formula="of:=SQRT( ( [.B$1]-[.B54]  )^2+([.C$1]-[.C54])^2)" office:value-type="float" office:value="0.0630865017432809" calcext:value-type="float">
            <text:p>0.0630865017</text:p>
          </table:table-cell>
        </table:table-row>
        <table:table-row table:style-name="ro1">
          <table:table-cell office:value-type="string" calcext:value-type="string">
            <text:p>GO_0015693</text:p>
          </table:table-cell>
          <table:table-cell office:value-type="float" office:value="-0.224002925550949" calcext:value-type="float">
            <text:p>-0.2240029256</text:p>
          </table:table-cell>
          <table:table-cell office:value-type="float" office:value="-0.000378891402339007" calcext:value-type="float">
            <text:p>-0.0003788914</text:p>
          </table:table-cell>
          <table:table-cell table:formula="of:=SQRT( ( [.B$1]-[.B55]  )^2+([.C$1]-[.C55])^2)" office:value-type="float" office:value="0.0633640900452652" calcext:value-type="float">
            <text:p>0.06336409</text:p>
          </table:table-cell>
        </table:table-row>
        <table:table-row table:style-name="ro1">
          <table:table-cell office:value-type="string" calcext:value-type="string">
            <text:p>GO_0009247</text:p>
          </table:table-cell>
          <table:table-cell office:value-type="float" office:value="-0.10998786305661" calcext:value-type="float">
            <text:p>-0.1099878631</text:p>
          </table:table-cell>
          <table:table-cell office:value-type="float" office:value="-0.0374916040459157" calcext:value-type="float">
            <text:p>-0.037491604</text:p>
          </table:table-cell>
          <table:table-cell table:formula="of:=SQRT( ( [.B$1]-[.B56]  )^2+([.C$1]-[.C56])^2)" office:value-type="float" office:value="0.0639049714575162" calcext:value-type="float">
            <text:p>0.0639049715</text:p>
          </table:table-cell>
        </table:table-row>
        <table:table-row table:style-name="ro1">
          <table:table-cell office:value-type="string" calcext:value-type="string">
            <text:p>GO_0006260</text:p>
          </table:table-cell>
          <table:table-cell office:value-type="float" office:value="-0.0957643679322174" calcext:value-type="float">
            <text:p>-0.0957643679</text:p>
          </table:table-cell>
          <table:table-cell office:value-type="float" office:value="-0.00732730904998078" calcext:value-type="float">
            <text:p>-0.007327309</text:p>
          </table:table-cell>
          <table:table-cell table:formula="of:=SQRT( ( [.B$1]-[.B57]  )^2+([.C$1]-[.C57])^2)" office:value-type="float" office:value="0.0654900997244437" calcext:value-type="float">
            <text:p>0.0654900997</text:p>
          </table:table-cell>
        </table:table-row>
        <table:table-row table:style-name="ro1">
          <table:table-cell office:value-type="string" calcext:value-type="string">
            <text:p>GO_0048013</text:p>
          </table:table-cell>
          <table:table-cell office:value-type="float" office:value="-0.19027350992052" calcext:value-type="float">
            <text:p>-0.1902735099</text:p>
          </table:table-cell>
          <table:table-cell office:value-type="float" office:value="0.0612789390336855" calcext:value-type="float">
            <text:p>0.061278939</text:p>
          </table:table-cell>
          <table:table-cell table:formula="of:=SQRT( ( [.B$1]-[.B58]  )^2+([.C$1]-[.C58])^2)" office:value-type="float" office:value="0.0667634066624972" calcext:value-type="float">
            <text:p>0.0667634067</text:p>
          </table:table-cell>
        </table:table-row>
        <table:table-row table:style-name="ro1">
          <table:table-cell office:value-type="string" calcext:value-type="string">
            <text:p>GO_0043087</text:p>
          </table:table-cell>
          <table:table-cell office:value-type="float" office:value="-0.207434076967852" calcext:value-type="float">
            <text:p>-0.207434077</text:p>
          </table:table-cell>
          <table:table-cell office:value-type="float" office:value="-0.0470081171931645" calcext:value-type="float">
            <text:p>-0.0470081172</text:p>
          </table:table-cell>
          <table:table-cell table:formula="of:=SQRT( ( [.B$1]-[.B59]  )^2+([.C$1]-[.C59])^2)" office:value-type="float" office:value="0.0673393035521131" calcext:value-type="float">
            <text:p>0.0673393036</text:p>
          </table:table-cell>
        </table:table-row>
        <table:table-row table:style-name="ro1">
          <table:table-cell office:value-type="string" calcext:value-type="string">
            <text:p>GO_0009611</text:p>
          </table:table-cell>
          <table:table-cell office:value-type="float" office:value="-0.221292343374921" calcext:value-type="float">
            <text:p>-0.2212923434</text:p>
          </table:table-cell>
          <table:table-cell office:value-type="float" office:value="-0.0292774499850077" calcext:value-type="float">
            <text:p>-0.02927745</text:p>
          </table:table-cell>
          <table:table-cell table:formula="of:=SQRT( ( [.B$1]-[.B60]  )^2+([.C$1]-[.C60])^2)" office:value-type="float" office:value="0.0679650588325328" calcext:value-type="float">
            <text:p>0.0679650588</text:p>
          </table:table-cell>
        </table:table-row>
        <table:table-row table:style-name="ro1">
          <table:table-cell office:value-type="string" calcext:value-type="string">
            <text:p>GO_0016559</text:p>
          </table:table-cell>
          <table:table-cell office:value-type="float" office:value="-0.15963765247372" calcext:value-type="float">
            <text:p>-0.1596376525</text:p>
          </table:table-cell>
          <table:table-cell office:value-type="float" office:value="-0.0679357579663258" calcext:value-type="float">
            <text:p>-0.067935758</text:p>
          </table:table-cell>
          <table:table-cell table:formula="of:=SQRT( ( [.B$1]-[.B61]  )^2+([.C$1]-[.C61])^2)" office:value-type="float" office:value="0.0693834719349975" calcext:value-type="float">
            <text:p>0.0693834719</text:p>
          </table:table-cell>
        </table:table-row>
        <table:table-row table:style-name="ro1">
          <table:table-cell office:value-type="string" calcext:value-type="string">
            <text:p>GO_0018342</text:p>
          </table:table-cell>
          <table:table-cell office:value-type="float" office:value="-0.196664543693253" calcext:value-type="float">
            <text:p>-0.1966645437</text:p>
          </table:table-cell>
          <table:table-cell office:value-type="float" office:value="0.0613849376226003" calcext:value-type="float">
            <text:p>0.0613849376</text:p>
          </table:table-cell>
          <table:table-cell table:formula="of:=SQRT( ( [.B$1]-[.B62]  )^2+([.C$1]-[.C62])^2)" office:value-type="float" office:value="0.0699239107430983" calcext:value-type="float">
            <text:p>0.0699239107</text:p>
          </table:table-cell>
        </table:table-row>
        <table:table-row table:style-name="ro1">
          <table:table-cell office:value-type="string" calcext:value-type="string">
            <text:p>GO_0007160</text:p>
          </table:table-cell>
          <table:table-cell office:value-type="float" office:value="-0.169772207410186" calcext:value-type="float">
            <text:p>-0.1697722074</text:p>
          </table:table-cell>
          <table:table-cell office:value-type="float" office:value="0.0714691593997114" calcext:value-type="float">
            <text:p>0.0714691594</text:p>
          </table:table-cell>
          <table:table-cell table:formula="of:=SQRT( ( [.B$1]-[.B63]  )^2+([.C$1]-[.C63])^2)" office:value-type="float" office:value="0.0706187660466686" calcext:value-type="float">
            <text:p>0.070618766</text:p>
          </table:table-cell>
        </table:table-row>
        <table:table-row table:style-name="ro1">
          <table:table-cell office:value-type="string" calcext:value-type="string">
            <text:p>GO_0016579</text:p>
          </table:table-cell>
          <table:table-cell office:value-type="float" office:value="-0.221787530606835" calcext:value-type="float">
            <text:p>-0.2217875306</text:p>
          </table:table-cell>
          <table:table-cell office:value-type="float" office:value="-0.0340376506342666" calcext:value-type="float">
            <text:p>-0.0340376506</text:p>
          </table:table-cell>
          <table:table-cell table:formula="of:=SQRT( ( [.B$1]-[.B64]  )^2+([.C$1]-[.C64])^2)" office:value-type="float" office:value="0.0706727758610515" calcext:value-type="float">
            <text:p>0.0706727759</text:p>
          </table:table-cell>
        </table:table-row>
        <table:table-row table:style-name="ro1">
          <table:table-cell office:value-type="string" calcext:value-type="string">
            <text:p>GO_0006809</text:p>
          </table:table-cell>
          <table:table-cell office:value-type="float" office:value="-0.228684990742842" calcext:value-type="float">
            <text:p>-0.2286849907</text:p>
          </table:table-cell>
          <table:table-cell office:value-type="float" office:value="-0.0180539798755909" calcext:value-type="float">
            <text:p>-0.0180539799</text:p>
          </table:table-cell>
          <table:table-cell table:formula="of:=SQRT( ( [.B$1]-[.B65]  )^2+([.C$1]-[.C65])^2)" office:value-type="float" office:value="0.0707583593742048" calcext:value-type="float">
            <text:p>0.0707583594</text:p>
          </table:table-cell>
        </table:table-row>
        <table:table-row table:style-name="ro1">
          <table:table-cell office:value-type="string" calcext:value-type="string">
            <text:p>GO_0006683</text:p>
          </table:table-cell>
          <table:table-cell office:value-type="float" office:value="-0.230163021972688" calcext:value-type="float">
            <text:p>-0.230163022</text:p>
          </table:table-cell>
          <table:table-cell office:value-type="float" office:value="0.0148608201547826" calcext:value-type="float">
            <text:p>0.0148608202</text:p>
          </table:table-cell>
          <table:table-cell table:formula="of:=SQRT( ( [.B$1]-[.B66]  )^2+([.C$1]-[.C66])^2)" office:value-type="float" office:value="0.0707820422936132" calcext:value-type="float">
            <text:p>0.0707820423</text:p>
          </table:table-cell>
        </table:table-row>
        <table:table-row table:style-name="ro1">
          <table:table-cell office:value-type="string" calcext:value-type="string">
            <text:p>GO_0016567</text:p>
          </table:table-cell>
          <table:table-cell office:value-type="float" office:value="-0.207708257888779" calcext:value-type="float">
            <text:p>-0.2077082579</text:p>
          </table:table-cell>
          <table:table-cell office:value-type="float" office:value="-0.0515550049656715" calcext:value-type="float">
            <text:p>-0.051555005</text:p>
          </table:table-cell>
          <table:table-cell table:formula="of:=SQRT( ( [.B$1]-[.B67]  )^2+([.C$1]-[.C67])^2)" office:value-type="float" office:value="0.0708629300862488" calcext:value-type="float">
            <text:p>0.0708629301</text:p>
          </table:table-cell>
        </table:table-row>
        <table:table-row table:style-name="ro1">
          <table:table-cell office:value-type="string" calcext:value-type="string">
            <text:p>GO_0035434</text:p>
          </table:table-cell>
          <table:table-cell office:value-type="float" office:value="-0.171081472669564" calcext:value-type="float">
            <text:p>-0.1710814727</text:p>
          </table:table-cell>
          <table:table-cell office:value-type="float" office:value="-0.069546703415136" calcext:value-type="float">
            <text:p>-0.0695467034</text:p>
          </table:table-cell>
          <table:table-cell table:formula="of:=SQRT( ( [.B$1]-[.B68]  )^2+([.C$1]-[.C68])^2)" office:value-type="float" office:value="0.0717469957541946" calcext:value-type="float">
            <text:p>0.0717469958</text:p>
          </table:table-cell>
        </table:table-row>
        <table:table-row table:style-name="ro1">
          <table:table-cell office:value-type="string" calcext:value-type="string">
            <text:p>GO_0006952</text:p>
          </table:table-cell>
          <table:table-cell office:value-type="float" office:value="-0.231480565832114" calcext:value-type="float">
            <text:p>-0.2314805658</text:p>
          </table:table-cell>
          <table:table-cell office:value-type="float" office:value="-0.0150858855171396" calcext:value-type="float">
            <text:p>-0.0150858855</text:p>
          </table:table-cell>
          <table:table-cell table:formula="of:=SQRT( ( [.B$1]-[.B69]  )^2+([.C$1]-[.C69])^2)" office:value-type="float" office:value="0.0727183602775612" calcext:value-type="float">
            <text:p>0.0727183603</text:p>
          </table:table-cell>
        </table:table-row>
        <table:table-row table:style-name="ro1">
          <table:table-cell office:value-type="string" calcext:value-type="string">
            <text:p>GO_0000226</text:p>
          </table:table-cell>
          <table:table-cell office:value-type="float" office:value="-0.16898193833984" calcext:value-type="float">
            <text:p>-0.1689819383</text:p>
          </table:table-cell>
          <table:table-cell office:value-type="float" office:value="-0.0708663033934807" calcext:value-type="float">
            <text:p>-0.0708663034</text:p>
          </table:table-cell>
          <table:table-cell table:formula="of:=SQRT( ( [.B$1]-[.B70]  )^2+([.C$1]-[.C70])^2)" office:value-type="float" office:value="0.0727831675946352" calcext:value-type="float">
            <text:p>0.0727831676</text:p>
          </table:table-cell>
        </table:table-row>
        <table:table-row table:style-name="ro1">
          <table:table-cell office:value-type="string" calcext:value-type="string">
            <text:p>GO_0044238</text:p>
          </table:table-cell>
          <table:table-cell office:value-type="float" office:value="-0.0978038843962224" calcext:value-type="float">
            <text:p>-0.0978038844</text:p>
          </table:table-cell>
          <table:table-cell office:value-type="float" office:value="0.0397829134126149" calcext:value-type="float">
            <text:p>0.0397829134</text:p>
          </table:table-cell>
          <table:table-cell table:formula="of:=SQRT( ( [.B$1]-[.B71]  )^2+([.C$1]-[.C71])^2)" office:value-type="float" office:value="0.0736320871846011" calcext:value-type="float">
            <text:p>0.0736320872</text:p>
          </table:table-cell>
        </table:table-row>
        <table:table-row table:style-name="ro1">
          <table:table-cell office:value-type="string" calcext:value-type="string">
            <text:p>GO_0006302</text:p>
          </table:table-cell>
          <table:table-cell office:value-type="float" office:value="-0.0995399610361145" calcext:value-type="float">
            <text:p>-0.099539961</text:p>
          </table:table-cell>
          <table:table-cell office:value-type="float" office:value="-0.0410266267566768" calcext:value-type="float">
            <text:p>-0.0410266268</text:p>
          </table:table-cell>
          <table:table-cell table:formula="of:=SQRT( ( [.B$1]-[.B72]  )^2+([.C$1]-[.C72])^2)" office:value-type="float" office:value="0.0744290794839342" calcext:value-type="float">
            <text:p>0.0744290795</text:p>
          </table:table-cell>
        </table:table-row>
        <table:table-row table:style-name="ro1">
          <table:table-cell office:value-type="string" calcext:value-type="string">
            <text:p>GO_0006879</text:p>
          </table:table-cell>
          <table:table-cell office:value-type="float" office:value="-0.0895375845414947" calcext:value-type="float">
            <text:p>-0.0895375845</text:p>
          </table:table-cell>
          <table:table-cell office:value-type="float" office:value="-0.0208924463937283" calcext:value-type="float">
            <text:p>-0.0208924464</text:p>
          </table:table-cell>
          <table:table-cell table:formula="of:=SQRT( ( [.B$1]-[.B73]  )^2+([.C$1]-[.C73])^2)" office:value-type="float" office:value="0.0745509565451663" calcext:value-type="float">
            <text:p>0.0745509565</text:p>
          </table:table-cell>
        </table:table-row>
        <table:table-row table:style-name="ro1">
          <table:table-cell office:value-type="string" calcext:value-type="string">
            <text:p>GO_0006366</text:p>
          </table:table-cell>
          <table:table-cell office:value-type="float" office:value="-0.176236329417743" calcext:value-type="float">
            <text:p>-0.1762363294</text:p>
          </table:table-cell>
          <table:table-cell office:value-type="float" office:value="-0.071490642034865" calcext:value-type="float">
            <text:p>-0.071490642</text:p>
          </table:table-cell>
          <table:table-cell table:formula="of:=SQRT( ( [.B$1]-[.B74]  )^2+([.C$1]-[.C74])^2)" office:value-type="float" office:value="0.0745745413637282" calcext:value-type="float">
            <text:p>0.0745745414</text:p>
          </table:table-cell>
        </table:table-row>
        <table:table-row table:style-name="ro1">
          <table:table-cell office:value-type="string" calcext:value-type="string">
            <text:p>GO_0016255</text:p>
          </table:table-cell>
          <table:table-cell office:value-type="float" office:value="-0.131357746534662" calcext:value-type="float">
            <text:p>-0.1313577465</text:p>
          </table:table-cell>
          <table:table-cell office:value-type="float" office:value="-0.0679278864033501" calcext:value-type="float">
            <text:p>-0.0679278864</text:p>
          </table:table-cell>
          <table:table-cell table:formula="of:=SQRT( ( [.B$1]-[.B75]  )^2+([.C$1]-[.C75])^2)" office:value-type="float" office:value="0.0753049193709463" calcext:value-type="float">
            <text:p>0.0753049194</text:p>
          </table:table-cell>
        </table:table-row>
        <table:table-row table:style-name="ro1">
          <table:table-cell office:value-type="string" calcext:value-type="string">
            <text:p>GO_0022900</text:p>
          </table:table-cell>
          <table:table-cell office:value-type="float" office:value="-0.0882172078490834" calcext:value-type="float">
            <text:p>-0.0882172078</text:p>
          </table:table-cell>
          <table:table-cell office:value-type="float" office:value="0.0223469603537654" calcext:value-type="float">
            <text:p>0.0223469604</text:p>
          </table:table-cell>
          <table:table-cell table:formula="of:=SQRT( ( [.B$1]-[.B76]  )^2+([.C$1]-[.C76])^2)" office:value-type="float" office:value="0.0754040569222706" calcext:value-type="float">
            <text:p>0.0754040569</text:p>
          </table:table-cell>
        </table:table-row>
        <table:table-row table:style-name="ro1">
          <table:table-cell office:value-type="string" calcext:value-type="string">
            <text:p>GO_0050708</text:p>
          </table:table-cell>
          <table:table-cell office:value-type="float" office:value="-0.0870138144316742" calcext:value-type="float">
            <text:p>-0.0870138144</text:p>
          </table:table-cell>
          <table:table-cell office:value-type="float" office:value="-0.0176787267098208" calcext:value-type="float">
            <text:p>-0.0176787267</text:p>
          </table:table-cell>
          <table:table-cell table:formula="of:=SQRT( ( [.B$1]-[.B77]  )^2+([.C$1]-[.C77])^2)" office:value-type="float" office:value="0.0760921784904097" calcext:value-type="float">
            <text:p>0.0760921785</text:p>
          </table:table-cell>
        </table:table-row>
        <table:table-row table:style-name="ro1">
          <table:table-cell office:value-type="string" calcext:value-type="string">
            <text:p>GO_0006888</text:p>
          </table:table-cell>
          <table:table-cell office:value-type="float" office:value="-0.236726320425695" calcext:value-type="float">
            <text:p>-0.2367263204</text:p>
          </table:table-cell>
          <table:table-cell office:value-type="float" office:value="-0.00193678684260943" calcext:value-type="float">
            <text:p>-0.0019367868</text:p>
          </table:table-cell>
          <table:table-cell table:formula="of:=SQRT( ( [.B$1]-[.B78]  )^2+([.C$1]-[.C78])^2)" office:value-type="float" office:value="0.076136295501444" calcext:value-type="float">
            <text:p>0.0761362955</text:p>
          </table:table-cell>
        </table:table-row>
        <table:table-row table:style-name="ro1">
          <table:table-cell office:value-type="string" calcext:value-type="string">
            <text:p>GO_0051056</text:p>
          </table:table-cell>
          <table:table-cell office:value-type="float" office:value="-0.235217666602862" calcext:value-type="float">
            <text:p>-0.2352176666</text:p>
          </table:table-cell>
          <table:table-cell office:value-type="float" office:value="-0.0160523354056759" calcext:value-type="float">
            <text:p>-0.0160523354</text:p>
          </table:table-cell>
          <table:table-cell table:formula="of:=SQRT( ( [.B$1]-[.B79]  )^2+([.C$1]-[.C79])^2)" office:value-type="float" office:value="0.0765773670482083" calcext:value-type="float">
            <text:p>0.076577367</text:p>
          </table:table-cell>
        </table:table-row>
        <table:table-row table:style-name="ro1">
          <table:table-cell office:value-type="string" calcext:value-type="string">
            <text:p>GO_2001256</text:p>
          </table:table-cell>
          <table:table-cell office:value-type="float" office:value="-0.197832202253705" calcext:value-type="float">
            <text:p>-0.1978322023</text:p>
          </table:table-cell>
          <table:table-cell office:value-type="float" office:value="0.0685644817143642" calcext:value-type="float">
            <text:p>0.0685644817</text:p>
          </table:table-cell>
          <table:table-cell table:formula="of:=SQRT( ( [.B$1]-[.B80]  )^2+([.C$1]-[.C80])^2)" office:value-type="float" office:value="0.0767273492933286" calcext:value-type="float">
            <text:p>0.0767273493</text:p>
          </table:table-cell>
        </table:table-row>
        <table:table-row table:style-name="ro1">
          <table:table-cell office:value-type="string" calcext:value-type="string">
            <text:p>GO_0008380</text:p>
          </table:table-cell>
          <table:table-cell office:value-type="float" office:value="-0.221759672892808" calcext:value-type="float">
            <text:p>-0.2217596729</text:p>
          </table:table-cell>
          <table:table-cell office:value-type="float" office:value="-0.0465195043374856" calcext:value-type="float">
            <text:p>-0.0465195043</text:p>
          </table:table-cell>
          <table:table-cell table:formula="of:=SQRT( ( [.B$1]-[.B81]  )^2+([.C$1]-[.C81])^2)" office:value-type="float" office:value="0.0776703908943207" calcext:value-type="float">
            <text:p>0.0776703909</text:p>
          </table:table-cell>
        </table:table-row>
        <table:table-row table:style-name="ro1">
          <table:table-cell office:value-type="string" calcext:value-type="string">
            <text:p>GO_0006891</text:p>
          </table:table-cell>
          <table:table-cell office:value-type="float" office:value="-0.212742100376171" calcext:value-type="float">
            <text:p>-0.2127421004</text:p>
          </table:table-cell>
          <table:table-cell office:value-type="float" office:value="0.0591934322316972" calcext:value-type="float">
            <text:p>0.0591934322</text:p>
          </table:table-cell>
          <table:table-cell table:formula="of:=SQRT( ( [.B$1]-[.B82]  )^2+([.C$1]-[.C82])^2)" office:value-type="float" office:value="0.0777655193644558" calcext:value-type="float">
            <text:p>0.0777655194</text:p>
          </table:table-cell>
        </table:table-row>
        <table:table-row table:style-name="ro1">
          <table:table-cell office:value-type="string" calcext:value-type="string">
            <text:p>GO_0042742</text:p>
          </table:table-cell>
          <table:table-cell office:value-type="float" office:value="-0.107782829052202" calcext:value-type="float">
            <text:p>-0.1077828291</text:p>
          </table:table-cell>
          <table:table-cell office:value-type="float" office:value="0.0589111424930197" calcext:value-type="float">
            <text:p>0.0589111425</text:p>
          </table:table-cell>
          <table:table-cell table:formula="of:=SQRT( ( [.B$1]-[.B83]  )^2+([.C$1]-[.C83])^2)" office:value-type="float" office:value="0.0780989018667037" calcext:value-type="float">
            <text:p>0.0780989019</text:p>
          </table:table-cell>
        </table:table-row>
        <table:table-row table:style-name="ro1">
          <table:table-cell office:value-type="string" calcext:value-type="string">
            <text:p>GO_0044781</text:p>
          </table:table-cell>
          <table:table-cell office:value-type="float" office:value="-0.0825126159532239" calcext:value-type="float">
            <text:p>-0.082512616</text:p>
          </table:table-cell>
          <table:table-cell office:value-type="float" office:value="0.00118385681576836" calcext:value-type="float">
            <text:p>0.0011838568</text:p>
          </table:table-cell>
          <table:table-cell table:formula="of:=SQRT( ( [.B$1]-[.B84]  )^2+([.C$1]-[.C84])^2)" office:value-type="float" office:value="0.0781527541539395" calcext:value-type="float">
            <text:p>0.0781527542</text:p>
          </table:table-cell>
        </table:table-row>
        <table:table-row table:style-name="ro1">
          <table:table-cell office:value-type="string" calcext:value-type="string">
            <text:p>GO_0006367</text:p>
          </table:table-cell>
          <table:table-cell office:value-type="float" office:value="-0.201665834548646" calcext:value-type="float">
            <text:p>-0.2016658345</text:p>
          </table:table-cell>
          <table:table-cell office:value-type="float" office:value="-0.0656333885722492" calcext:value-type="float">
            <text:p>-0.0656333886</text:p>
          </table:table-cell>
          <table:table-cell table:formula="of:=SQRT( ( [.B$1]-[.B85]  )^2+([.C$1]-[.C85])^2)" office:value-type="float" office:value="0.0786125087579031" calcext:value-type="float">
            <text:p>0.0786125088</text:p>
          </table:table-cell>
        </table:table-row>
        <table:table-row table:style-name="ro1">
          <table:table-cell office:value-type="string" calcext:value-type="string">
            <text:p>GO_0046836</text:p>
          </table:table-cell>
          <table:table-cell office:value-type="float" office:value="-0.241507379127493" calcext:value-type="float">
            <text:p>-0.2415073791</text:p>
          </table:table-cell>
          <table:table-cell office:value-type="float" office:value="0.00875419099300689" calcext:value-type="float">
            <text:p>0.008754191</text:p>
          </table:table-cell>
          <table:table-cell table:formula="of:=SQRT( ( [.B$1]-[.B86]  )^2+([.C$1]-[.C86])^2)" office:value-type="float" office:value="0.0811726194664516" calcext:value-type="float">
            <text:p>0.0811726195</text:p>
          </table:table-cell>
        </table:table-row>
        <table:table-row table:style-name="ro1">
          <table:table-cell office:value-type="string" calcext:value-type="string">
            <text:p>GO_0005985</text:p>
          </table:table-cell>
          <table:table-cell office:value-type="float" office:value="-0.0839421227036627" calcext:value-type="float">
            <text:p>-0.0839421227</text:p>
          </table:table-cell>
          <table:table-cell office:value-type="float" office:value="0.031950755687338" calcext:value-type="float">
            <text:p>0.0319507557</text:p>
          </table:table-cell>
          <table:table-cell table:formula="of:=SQRT( ( [.B$1]-[.B87]  )^2+([.C$1]-[.C87])^2)" office:value-type="float" office:value="0.0825668930305023" calcext:value-type="float">
            <text:p>0.082566893</text:p>
          </table:table-cell>
        </table:table-row>
        <table:table-row table:style-name="ro1">
          <table:table-cell office:value-type="string" calcext:value-type="string">
            <text:p>GO_0090063</text:p>
          </table:table-cell>
          <table:table-cell office:value-type="float" office:value="-0.167758964681025" calcext:value-type="float">
            <text:p>-0.1677589647</text:p>
          </table:table-cell>
          <table:table-cell office:value-type="float" office:value="-0.0809109515138678" calcext:value-type="float">
            <text:p>-0.0809109515</text:p>
          </table:table-cell>
          <table:table-cell table:formula="of:=SQRT( ( [.B$1]-[.B88]  )^2+([.C$1]-[.C88])^2)" office:value-type="float" office:value="0.0826560470706747" calcext:value-type="float">
            <text:p>0.0826560471</text:p>
          </table:table-cell>
        </table:table-row>
        <table:table-row table:style-name="ro1">
          <table:table-cell office:value-type="string" calcext:value-type="string">
            <text:p>GO_0016192</text:p>
          </table:table-cell>
          <table:table-cell office:value-type="float" office:value="-0.241404669411029" calcext:value-type="float">
            <text:p>-0.2414046694</text:p>
          </table:table-cell>
          <table:table-cell office:value-type="float" office:value="-0.0163150354115529" calcext:value-type="float">
            <text:p>-0.0163150354</text:p>
          </table:table-cell>
          <table:table-cell table:formula="of:=SQRT( ( [.B$1]-[.B89]  )^2+([.C$1]-[.C89])^2)" office:value-type="float" office:value="0.0826689023952077" calcext:value-type="float">
            <text:p>0.0826689024</text:p>
          </table:table-cell>
        </table:table-row>
        <table:table-row table:style-name="ro1">
          <table:table-cell office:value-type="string" calcext:value-type="string">
            <text:p>GO_0006357</text:p>
          </table:table-cell>
          <table:table-cell office:value-type="float" office:value="-0.128627025278526" calcext:value-type="float">
            <text:p>-0.1286270253</text:p>
          </table:table-cell>
          <table:table-cell office:value-type="float" office:value="-0.0749424689961833" calcext:value-type="float">
            <text:p>-0.074942469</text:p>
          </table:table-cell>
          <table:table-cell table:formula="of:=SQRT( ( [.B$1]-[.B90]  )^2+([.C$1]-[.C90])^2)" office:value-type="float" office:value="0.0828295041272245" calcext:value-type="float">
            <text:p>0.0828295041</text:p>
          </table:table-cell>
        </table:table-row>
        <table:table-row table:style-name="ro1">
          <table:table-cell office:value-type="string" calcext:value-type="string">
            <text:p>GO_0006402</text:p>
          </table:table-cell>
          <table:table-cell office:value-type="float" office:value="-0.091735570308238" calcext:value-type="float">
            <text:p>-0.0917355703</text:p>
          </table:table-cell>
          <table:table-cell office:value-type="float" office:value="0.051032590823743" calcext:value-type="float">
            <text:p>0.0510325908</text:p>
          </table:table-cell>
          <table:table-cell table:formula="of:=SQRT( ( [.B$1]-[.B91]  )^2+([.C$1]-[.C91])^2)" office:value-type="float" office:value="0.0849156858016275" calcext:value-type="float">
            <text:p>0.0849156858</text:p>
          </table:table-cell>
        </table:table-row>
        <table:table-row table:style-name="ro1">
          <table:table-cell office:value-type="string" calcext:value-type="string">
            <text:p>GO_0006950</text:p>
          </table:table-cell>
          <table:table-cell office:value-type="float" office:value="-0.090392292966284" calcext:value-type="float">
            <text:p>-0.090392293</text:p>
          </table:table-cell>
          <table:table-cell office:value-type="float" office:value="-0.0468655079227572" calcext:value-type="float">
            <text:p>-0.0468655079</text:p>
          </table:table-cell>
          <table:table-cell table:formula="of:=SQRT( ( [.B$1]-[.B92]  )^2+([.C$1]-[.C92])^2)" office:value-type="float" office:value="0.0852741396750209" calcext:value-type="float">
            <text:p>0.0852741397</text:p>
          </table:table-cell>
        </table:table-row>
        <table:table-row table:style-name="ro1">
          <table:table-cell office:value-type="string" calcext:value-type="string">
            <text:p>GO_0006928</text:p>
          </table:table-cell>
          <table:table-cell office:value-type="float" office:value="-0.0756376353061647" calcext:value-type="float">
            <text:p>-0.0756376353</text:p>
          </table:table-cell>
          <table:table-cell office:value-type="float" office:value="-0.0112536387028411" calcext:value-type="float">
            <text:p>-0.0112536387</text:p>
          </table:table-cell>
          <table:table-cell table:formula="of:=SQRT( ( [.B$1]-[.B93]  )^2+([.C$1]-[.C93])^2)" office:value-type="float" office:value="0.08596961940238" calcext:value-type="float">
            <text:p>0.0859696194</text:p>
          </table:table-cell>
        </table:table-row>
        <table:table-row table:style-name="ro1">
          <table:table-cell office:value-type="string" calcext:value-type="string">
            <text:p>GO_0006479</text:p>
          </table:table-cell>
          <table:table-cell office:value-type="float" office:value="-0.13375294765867" calcext:value-type="float">
            <text:p>-0.1337529477</text:p>
          </table:table-cell>
          <table:table-cell office:value-type="float" office:value="-0.0809422276822887" calcext:value-type="float">
            <text:p>-0.0809422277</text:p>
          </table:table-cell>
          <table:table-cell table:formula="of:=SQRT( ( [.B$1]-[.B94]  )^2+([.C$1]-[.C94])^2)" office:value-type="float" office:value="0.0866666324055229" calcext:value-type="float">
            <text:p>0.0866666324</text:p>
          </table:table-cell>
        </table:table-row>
        <table:table-row table:style-name="ro1">
          <table:table-cell office:value-type="string" calcext:value-type="string">
            <text:p>GO_0071973</text:p>
          </table:table-cell>
          <table:table-cell office:value-type="float" office:value="-0.075738923094066" calcext:value-type="float">
            <text:p>-0.0757389231</text:p>
          </table:table-cell>
          <table:table-cell office:value-type="float" office:value="0.0210500161427674" calcext:value-type="float">
            <text:p>0.0210500161</text:p>
          </table:table-cell>
          <table:table-cell table:formula="of:=SQRT( ( [.B$1]-[.B95]  )^2+([.C$1]-[.C95])^2)" office:value-type="float" office:value="0.0871606478103896" calcext:value-type="float">
            <text:p>0.0871606478</text:p>
          </table:table-cell>
        </table:table-row>
        <table:table-row table:style-name="ro1">
          <table:table-cell office:value-type="string" calcext:value-type="string">
            <text:p>GO_0009415</text:p>
          </table:table-cell>
          <table:table-cell office:value-type="float" office:value="-0.24286195275296" calcext:value-type="float">
            <text:p>-0.2428619528</text:p>
          </table:table-cell>
          <table:table-cell office:value-type="float" office:value="-0.028391133403219" calcext:value-type="float">
            <text:p>-0.0283911334</text:p>
          </table:table-cell>
          <table:table-cell table:formula="of:=SQRT( ( [.B$1]-[.B96]  )^2+([.C$1]-[.C96])^2)" office:value-type="float" office:value="0.0874428399046131" calcext:value-type="float">
            <text:p>0.0874428399</text:p>
          </table:table-cell>
        </table:table-row>
        <table:table-row table:style-name="ro1">
          <table:table-cell office:value-type="string" calcext:value-type="string">
            <text:p>GO_0006412</text:p>
          </table:table-cell>
          <table:table-cell office:value-type="float" office:value="-0.0894949076454827" calcext:value-type="float">
            <text:p>-0.0894949076</text:p>
          </table:table-cell>
          <table:table-cell office:value-type="float" office:value="0.052582157547785" calcext:value-type="float">
            <text:p>0.0525821575</text:p>
          </table:table-cell>
          <table:table-cell table:formula="of:=SQRT( ( [.B$1]-[.B97]  )^2+([.C$1]-[.C97])^2)" office:value-type="float" office:value="0.0876395123059293" calcext:value-type="float">
            <text:p>0.0876395123</text:p>
          </table:table-cell>
        </table:table-row>
        <table:table-row table:style-name="ro1">
          <table:table-cell office:value-type="string" calcext:value-type="string">
            <text:p>GO_0000041</text:p>
          </table:table-cell>
          <table:table-cell office:value-type="float" office:value="-0.0984652716017535" calcext:value-type="float">
            <text:p>-0.0984652716</text:p>
          </table:table-cell>
          <table:table-cell office:value-type="float" office:value="0.0644709106981004" calcext:value-type="float">
            <text:p>0.0644709107</text:p>
          </table:table-cell>
          <table:table-cell table:formula="of:=SQRT( ( [.B$1]-[.B98]  )^2+([.C$1]-[.C98])^2)" office:value-type="float" office:value="0.0885532722604646" calcext:value-type="float">
            <text:p>0.0885532723</text:p>
          </table:table-cell>
        </table:table-row>
        <table:table-row table:style-name="ro1">
          <table:table-cell office:value-type="string" calcext:value-type="string">
            <text:p>GO_0000122</text:p>
          </table:table-cell>
          <table:table-cell office:value-type="float" office:value="-0.150734748225001" calcext:value-type="float">
            <text:p>-0.1507347482</text:p>
          </table:table-cell>
          <table:table-cell office:value-type="float" office:value="-0.0867632975843771" calcext:value-type="float">
            <text:p>-0.0867632976</text:p>
          </table:table-cell>
          <table:table-cell table:formula="of:=SQRT( ( [.B$1]-[.B99]  )^2+([.C$1]-[.C99])^2)" office:value-type="float" office:value="0.0887606316952916" calcext:value-type="float">
            <text:p>0.0887606317</text:p>
          </table:table-cell>
        </table:table-row>
        <table:table-row table:style-name="ro1">
          <table:table-cell office:value-type="string" calcext:value-type="string">
            <text:p>GO_0035023</text:p>
          </table:table-cell>
          <table:table-cell office:value-type="float" office:value="-0.23168643577102" calcext:value-type="float">
            <text:p>-0.2316864358</text:p>
          </table:table-cell>
          <table:table-cell office:value-type="float" office:value="-0.0544589346965683" calcext:value-type="float">
            <text:p>-0.0544589347</text:p>
          </table:table-cell>
          <table:table-cell table:formula="of:=SQRT( ( [.B$1]-[.B100]  )^2+([.C$1]-[.C100])^2)" office:value-type="float" office:value="0.0903811621026757" calcext:value-type="float">
            <text:p>0.0903811621</text:p>
          </table:table-cell>
        </table:table-row>
        <table:table-row table:style-name="ro1">
          <table:table-cell office:value-type="string" calcext:value-type="string">
            <text:p>GO_0042176</text:p>
          </table:table-cell>
          <table:table-cell office:value-type="float" office:value="-0.249238885115863" calcext:value-type="float">
            <text:p>-0.2492388851</text:p>
          </table:table-cell>
          <table:table-cell office:value-type="float" office:value="-0.0168642915491218" calcext:value-type="float">
            <text:p>-0.0168642915</text:p>
          </table:table-cell>
          <table:table-cell table:formula="of:=SQRT( ( [.B$1]-[.B101]  )^2+([.C$1]-[.C101])^2)" office:value-type="float" office:value="0.090445525264226" calcext:value-type="float">
            <text:p>0.0904455253</text:p>
          </table:table-cell>
        </table:table-row>
        <table:table-row table:style-name="ro1">
          <table:table-cell office:value-type="string" calcext:value-type="string">
            <text:p>GO_0000042</text:p>
          </table:table-cell>
          <table:table-cell office:value-type="float" office:value="-0.210769372114346" calcext:value-type="float">
            <text:p>-0.2107693721</text:p>
          </table:table-cell>
          <table:table-cell office:value-type="float" office:value="0.0772855013543768" calcext:value-type="float">
            <text:p>0.0772855014</text:p>
          </table:table-cell>
          <table:table-cell table:formula="of:=SQRT( ( [.B$1]-[.B102]  )^2+([.C$1]-[.C102])^2)" office:value-type="float" office:value="0.0909009171792239" calcext:value-type="float">
            <text:p>0.0909009172</text:p>
          </table:table-cell>
        </table:table-row>
        <table:table-row table:style-name="ro1">
          <table:table-cell office:value-type="string" calcext:value-type="string">
            <text:p>GO_0032297</text:p>
          </table:table-cell>
          <table:table-cell office:value-type="float" office:value="-0.225434289974707" calcext:value-type="float">
            <text:p>-0.22543429</text:p>
          </table:table-cell>
          <table:table-cell office:value-type="float" office:value="-0.0624651213128884" calcext:value-type="float">
            <text:p>-0.0624651213</text:p>
          </table:table-cell>
          <table:table-cell table:formula="of:=SQRT( ( [.B$1]-[.B103]  )^2+([.C$1]-[.C103])^2)" office:value-type="float" office:value="0.0909887124241874" calcext:value-type="float">
            <text:p>0.0909887124</text:p>
          </table:table-cell>
        </table:table-row>
        <table:table-row table:style-name="ro1">
          <table:table-cell office:value-type="string" calcext:value-type="string">
            <text:p>GO_0006397</text:p>
          </table:table-cell>
          <table:table-cell office:value-type="float" office:value="-0.250697112673635" calcext:value-type="float">
            <text:p>-0.2506971127</text:p>
          </table:table-cell>
          <table:table-cell office:value-type="float" office:value="-0.012044758987716" calcext:value-type="float">
            <text:p>-0.012044759</text:p>
          </table:table-cell>
          <table:table-cell table:formula="of:=SQRT( ( [.B$1]-[.B104]  )^2+([.C$1]-[.C104])^2)" office:value-type="float" office:value="0.0910364320743647" calcext:value-type="float">
            <text:p>0.0910364321</text:p>
          </table:table-cell>
        </table:table-row>
        <table:table-row table:style-name="ro1">
          <table:table-cell office:value-type="string" calcext:value-type="string">
            <text:p>GO_0031204</text:p>
          </table:table-cell>
          <table:table-cell office:value-type="float" office:value="-0.249791895054407" calcext:value-type="float">
            <text:p>-0.2497918951</text:p>
          </table:table-cell>
          <table:table-cell office:value-type="float" office:value="-0.0176532142829424" calcext:value-type="float">
            <text:p>-0.0176532143</text:p>
          </table:table-cell>
          <table:table-cell table:formula="of:=SQRT( ( [.B$1]-[.B105]  )^2+([.C$1]-[.C105])^2)" office:value-type="float" office:value="0.0911491486891727" calcext:value-type="float">
            <text:p>0.0911491487</text:p>
          </table:table-cell>
        </table:table-row>
        <table:table-row table:style-name="ro1">
          <table:table-cell office:value-type="string" calcext:value-type="string">
            <text:p>GO_0006621</text:p>
          </table:table-cell>
          <table:table-cell office:value-type="float" office:value="-0.24934579005871" calcext:value-type="float">
            <text:p>-0.2493457901</text:p>
          </table:table-cell>
          <table:table-cell office:value-type="float" office:value="-0.0207689705294081" calcext:value-type="float">
            <text:p>-0.0207689705</text:p>
          </table:table-cell>
          <table:table-cell table:formula="of:=SQRT( ( [.B$1]-[.B106]  )^2+([.C$1]-[.C106])^2)" office:value-type="float" office:value="0.0914195525121494" calcext:value-type="float">
            <text:p>0.0914195525</text:p>
          </table:table-cell>
        </table:table-row>
        <table:table-row table:style-name="ro1">
          <table:table-cell office:value-type="string" calcext:value-type="string">
            <text:p>GO_0030833</text:p>
          </table:table-cell>
          <table:table-cell office:value-type="float" office:value="-0.252531327237269" calcext:value-type="float">
            <text:p>-0.2525313272</text:p>
          </table:table-cell>
          <table:table-cell office:value-type="float" office:value="0.00356316048768674" calcext:value-type="float">
            <text:p>0.0035631605</text:p>
          </table:table-cell>
          <table:table-cell table:formula="of:=SQRT( ( [.B$1]-[.B107]  )^2+([.C$1]-[.C107])^2)" office:value-type="float" office:value="0.0918909060612697" calcext:value-type="float">
            <text:p>0.0918909061</text:p>
          </table:table-cell>
        </table:table-row>
        <table:table-row table:style-name="ro1">
          <table:table-cell office:value-type="string" calcext:value-type="string">
            <text:p>GO_0006465</text:p>
          </table:table-cell>
          <table:table-cell office:value-type="float" office:value="-0.250117700071765" calcext:value-type="float">
            <text:p>-0.2501177001</text:p>
          </table:table-cell>
          <table:table-cell office:value-type="float" office:value="0.0248939506683131" calcext:value-type="float">
            <text:p>0.0248939507</text:p>
          </table:table-cell>
          <table:table-cell table:formula="of:=SQRT( ( [.B$1]-[.B108]  )^2+([.C$1]-[.C108])^2)" office:value-type="float" office:value="0.0924763602839984" calcext:value-type="float">
            <text:p>0.0924763603</text:p>
          </table:table-cell>
        </table:table-row>
        <table:table-row table:style-name="ro1">
          <table:table-cell office:value-type="string" calcext:value-type="string">
            <text:p>GO_0034314</text:p>
          </table:table-cell>
          <table:table-cell office:value-type="float" office:value="-0.252849311679516" calcext:value-type="float">
            <text:p>-0.2528493117</text:p>
          </table:table-cell>
          <table:table-cell office:value-type="float" office:value="0.010126252219727" calcext:value-type="float">
            <text:p>0.0101262522</text:p>
          </table:table-cell>
          <table:table-cell table:formula="of:=SQRT( ( [.B$1]-[.B109]  )^2+([.C$1]-[.C109])^2)" office:value-type="float" office:value="0.0925926867105739" calcext:value-type="float">
            <text:p>0.0925926867</text:p>
          </table:table-cell>
        </table:table-row>
        <table:table-row table:style-name="ro1">
          <table:table-cell office:value-type="string" calcext:value-type="string">
            <text:p>GO_0000398</text:p>
          </table:table-cell>
          <table:table-cell office:value-type="float" office:value="-0.252427717338333" calcext:value-type="float">
            <text:p>-0.2524277173</text:p>
          </table:table-cell>
          <table:table-cell office:value-type="float" office:value="-0.0112388514702189" calcext:value-type="float">
            <text:p>-0.0112388515</text:p>
          </table:table-cell>
          <table:table-cell table:formula="of:=SQRT( ( [.B$1]-[.B110]  )^2+([.C$1]-[.C110])^2)" office:value-type="float" office:value="0.0926345588515086" calcext:value-type="float">
            <text:p>0.0926345589</text:p>
          </table:table-cell>
        </table:table-row>
        <table:table-row table:style-name="ro1">
          <table:table-cell office:value-type="string" calcext:value-type="string">
            <text:p>GO_0019605</text:p>
          </table:table-cell>
          <table:table-cell office:value-type="float" office:value="-0.236651844252307" calcext:value-type="float">
            <text:p>-0.2366518443</text:p>
          </table:table-cell>
          <table:table-cell office:value-type="float" office:value="0.0546753980267379" calcext:value-type="float">
            <text:p>0.054675398</text:p>
          </table:table-cell>
          <table:table-cell table:formula="of:=SQRT( ( [.B$1]-[.B111]  )^2+([.C$1]-[.C111])^2)" office:value-type="float" office:value="0.0927793304410642" calcext:value-type="float">
            <text:p>0.0927793304</text:p>
          </table:table-cell>
        </table:table-row>
        <table:table-row table:style-name="ro1">
          <table:table-cell office:value-type="string" calcext:value-type="string">
            <text:p>GO_0019385</text:p>
          </table:table-cell>
          <table:table-cell office:value-type="float" office:value="-0.0901113550184727" calcext:value-type="float">
            <text:p>-0.090111355</text:p>
          </table:table-cell>
          <table:table-cell office:value-type="float" office:value="0.0617986573500447" calcext:value-type="float">
            <text:p>0.0617986574</text:p>
          </table:table-cell>
          <table:table-cell table:formula="of:=SQRT( ( [.B$1]-[.B112]  )^2+([.C$1]-[.C112])^2)" office:value-type="float" office:value="0.0928491475090343" calcext:value-type="float">
            <text:p>0.0928491475</text:p>
          </table:table-cell>
        </table:table-row>
        <table:table-row table:style-name="ro1">
          <table:table-cell office:value-type="string" calcext:value-type="string">
            <text:p>GO_0006378</text:p>
          </table:table-cell>
          <table:table-cell office:value-type="float" office:value="-0.248629708545691" calcext:value-type="float">
            <text:p>-0.2486297085</text:p>
          </table:table-cell>
          <table:table-cell office:value-type="float" office:value="0.0311914887936861" calcext:value-type="float">
            <text:p>0.0311914888</text:p>
          </table:table-cell>
          <table:table-cell table:formula="of:=SQRT( ( [.B$1]-[.B113]  )^2+([.C$1]-[.C113])^2)" office:value-type="float" office:value="0.0928598049741866" calcext:value-type="float">
            <text:p>0.092859805</text:p>
          </table:table-cell>
        </table:table-row>
        <table:table-row table:style-name="ro1">
          <table:table-cell office:value-type="string" calcext:value-type="string">
            <text:p>GO_0032012</text:p>
          </table:table-cell>
          <table:table-cell office:value-type="float" office:value="-0.244682949066274" calcext:value-type="float">
            <text:p>-0.2446829491</text:p>
          </table:table-cell>
          <table:table-cell office:value-type="float" office:value="-0.0396273610377138" calcext:value-type="float">
            <text:p>-0.039627361</text:p>
          </table:table-cell>
          <table:table-cell table:formula="of:=SQRT( ( [.B$1]-[.B114]  )^2+([.C$1]-[.C114])^2)" office:value-type="float" office:value="0.0935177053566401" calcext:value-type="float">
            <text:p>0.0935177054</text:p>
          </table:table-cell>
        </table:table-row>
        <table:table-row table:style-name="ro1">
          <table:table-cell office:value-type="string" calcext:value-type="string">
            <text:p>GO_0006457</text:p>
          </table:table-cell>
          <table:table-cell office:value-type="float" office:value="-0.0681163105094783" calcext:value-type="float">
            <text:p>-0.0681163105</text:p>
          </table:table-cell>
          <table:table-cell office:value-type="float" office:value="0.0182076504275984" calcext:value-type="float">
            <text:p>0.0182076504</text:p>
          </table:table-cell>
          <table:table-cell table:formula="of:=SQRT( ( [.B$1]-[.B115]  )^2+([.C$1]-[.C115])^2)" office:value-type="float" office:value="0.0940553089216949" calcext:value-type="float">
            <text:p>0.0940553089</text:p>
          </table:table-cell>
        </table:table-row>
        <table:table-row table:style-name="ro1">
          <table:table-cell office:value-type="string" calcext:value-type="string">
            <text:p>GO_0030244</text:p>
          </table:table-cell>
          <table:table-cell office:value-type="float" office:value="-0.0680779320145778" calcext:value-type="float">
            <text:p>-0.068077932</text:p>
          </table:table-cell>
          <table:table-cell office:value-type="float" office:value="0.0201762000964399" calcext:value-type="float">
            <text:p>0.0201762001</text:p>
          </table:table-cell>
          <table:table-cell table:formula="of:=SQRT( ( [.B$1]-[.B116]  )^2+([.C$1]-[.C116])^2)" office:value-type="float" office:value="0.0944637339435272" calcext:value-type="float">
            <text:p>0.0944637339</text:p>
          </table:table-cell>
        </table:table-row>
        <table:table-row table:style-name="ro1">
          <table:table-cell office:value-type="string" calcext:value-type="string">
            <text:p>GO_0030041</text:p>
          </table:table-cell>
          <table:table-cell office:value-type="float" office:value="-0.253367091656271" calcext:value-type="float">
            <text:p>-0.2533670917</text:p>
          </table:table-cell>
          <table:table-cell office:value-type="float" office:value="0.0208130564559694" calcext:value-type="float">
            <text:p>0.0208130565</text:p>
          </table:table-cell>
          <table:table-cell table:formula="of:=SQRT( ( [.B$1]-[.B117]  )^2+([.C$1]-[.C117])^2)" office:value-type="float" office:value="0.0947047949317772" calcext:value-type="float">
            <text:p>0.0947047949</text:p>
          </table:table-cell>
        </table:table-row>
        <table:table-row table:style-name="ro1">
          <table:table-cell office:value-type="string" calcext:value-type="string">
            <text:p>GO_0006606</text:p>
          </table:table-cell>
          <table:table-cell office:value-type="float" office:value="-0.214495484343579" calcext:value-type="float">
            <text:p>-0.2144954843</text:p>
          </table:table-cell>
          <table:table-cell office:value-type="float" office:value="-0.0771424413220115" calcext:value-type="float">
            <text:p>-0.0771424413</text:p>
          </table:table-cell>
          <table:table-cell table:formula="of:=SQRT( ( [.B$1]-[.B118]  )^2+([.C$1]-[.C118])^2)" office:value-type="float" office:value="0.0952520002543609" calcext:value-type="float">
            <text:p>0.0952520003</text:p>
          </table:table-cell>
        </table:table-row>
        <table:table-row table:style-name="ro1">
          <table:table-cell office:value-type="string" calcext:value-type="string">
            <text:p>GO_0042147</text:p>
          </table:table-cell>
          <table:table-cell office:value-type="float" office:value="-0.241113506021947" calcext:value-type="float">
            <text:p>-0.241113506</text:p>
          </table:table-cell>
          <table:table-cell office:value-type="float" office:value="-0.0498808269020248" calcext:value-type="float">
            <text:p>-0.0498808269</text:p>
          </table:table-cell>
          <table:table-cell table:formula="of:=SQRT( ( [.B$1]-[.B119]  )^2+([.C$1]-[.C119])^2)" office:value-type="float" office:value="0.0954243604582027" calcext:value-type="float">
            <text:p>0.0954243605</text:p>
          </table:table-cell>
        </table:table-row>
        <table:table-row table:style-name="ro1">
          <table:table-cell office:value-type="string" calcext:value-type="string">
            <text:p>GO_0006597</text:p>
          </table:table-cell>
          <table:table-cell office:value-type="float" office:value="-0.0634440334161489" calcext:value-type="float">
            <text:p>-0.0634440334</text:p>
          </table:table-cell>
          <table:table-cell office:value-type="float" office:value="-0.00302071568604266" calcext:value-type="float">
            <text:p>-0.0030207157</text:p>
          </table:table-cell>
          <table:table-cell table:formula="of:=SQRT( ( [.B$1]-[.B120]  )^2+([.C$1]-[.C120])^2)" office:value-type="float" office:value="0.0973232016178763" calcext:value-type="float">
            <text:p>0.0973232016</text:p>
          </table:table-cell>
        </table:table-row>
        <table:table-row table:style-name="ro1">
          <table:table-cell office:value-type="string" calcext:value-type="string">
            <text:p>GO_0016573</text:p>
          </table:table-cell>
          <table:table-cell office:value-type="float" office:value="-0.253875474960614" calcext:value-type="float">
            <text:p>-0.253875475</text:p>
          </table:table-cell>
          <table:table-cell office:value-type="float" office:value="-0.0318720881261786" calcext:value-type="float">
            <text:p>-0.0318720881</text:p>
          </table:table-cell>
          <table:table-cell table:formula="of:=SQRT( ( [.B$1]-[.B121]  )^2+([.C$1]-[.C121])^2)" office:value-type="float" office:value="0.0989843644344783" calcext:value-type="float">
            <text:p>0.0989843644</text:p>
          </table:table-cell>
        </table:table-row>
        <table:table-row table:style-name="ro1">
          <table:table-cell office:value-type="string" calcext:value-type="string">
            <text:p>GO_0030198</text:p>
          </table:table-cell>
          <table:table-cell office:value-type="float" office:value="-0.260331005864524" calcext:value-type="float">
            <text:p>-0.2603310059</text:p>
          </table:table-cell>
          <table:table-cell office:value-type="float" office:value="-0.00652847798045645" calcext:value-type="float">
            <text:p>-0.006528478</text:p>
          </table:table-cell>
          <table:table-cell table:formula="of:=SQRT( ( [.B$1]-[.B122]  )^2+([.C$1]-[.C122])^2)" office:value-type="float" office:value="0.0999841040410507" calcext:value-type="float">
            <text:p>0.099984104</text:p>
          </table:table-cell>
        </table:table-row>
        <table:table-row table:style-name="ro1">
          <table:table-cell office:value-type="string" calcext:value-type="string">
            <text:p>GO_0001503</text:p>
          </table:table-cell>
          <table:table-cell office:value-type="float" office:value="-0.260331005864524" calcext:value-type="float">
            <text:p>-0.2603310059</text:p>
          </table:table-cell>
          <table:table-cell office:value-type="float" office:value="-0.00652847798045645" calcext:value-type="float">
            <text:p>-0.006528478</text:p>
          </table:table-cell>
          <table:table-cell table:formula="of:=SQRT( ( [.B$1]-[.B123]  )^2+([.C$1]-[.C123])^2)" office:value-type="float" office:value="0.0999841040410507" calcext:value-type="float">
            <text:p>0.099984104</text:p>
          </table:table-cell>
        </table:table-row>
        <table:table-row table:style-name="ro1">
          <table:table-cell office:value-type="string" calcext:value-type="string">
            <text:p>GO_0006333</text:p>
          </table:table-cell>
          <table:table-cell office:value-type="float" office:value="-0.259045632084423" calcext:value-type="float">
            <text:p>-0.2590456321</text:p>
          </table:table-cell>
          <table:table-cell office:value-type="float" office:value="0.024527749148683" calcext:value-type="float">
            <text:p>0.0245277491</text:p>
          </table:table-cell>
          <table:table-cell table:formula="of:=SQRT( ( [.B$1]-[.B124]  )^2+([.C$1]-[.C124])^2)" office:value-type="float" office:value="0.101053440127401" calcext:value-type="float">
            <text:p>0.1010534401</text:p>
          </table:table-cell>
        </table:table-row>
        <table:table-row table:style-name="ro1">
          <table:table-cell office:value-type="string" calcext:value-type="string">
            <text:p>GO_0006470</text:p>
          </table:table-cell>
          <table:table-cell office:value-type="float" office:value="-0.0621538488931753" calcext:value-type="float">
            <text:p>-0.0621538489</text:p>
          </table:table-cell>
          <table:table-cell office:value-type="float" office:value="-0.0223747618531836" calcext:value-type="float">
            <text:p>-0.0223747619</text:p>
          </table:table-cell>
          <table:table-cell table:formula="of:=SQRT( ( [.B$1]-[.B125]  )^2+([.C$1]-[.C125])^2)" office:value-type="float" office:value="0.101348828743335" calcext:value-type="float">
            <text:p>0.1013488287</text:p>
          </table:table-cell>
        </table:table-row>
        <table:table-row table:style-name="ro1">
          <table:table-cell office:value-type="string" calcext:value-type="string">
            <text:p>GO_0045905</text:p>
          </table:table-cell>
          <table:table-cell office:value-type="float" office:value="-0.0592659780779471" calcext:value-type="float">
            <text:p>-0.0592659781</text:p>
          </table:table-cell>
          <table:table-cell office:value-type="float" office:value="0.0120196126351221" calcext:value-type="float">
            <text:p>0.0120196126</text:p>
          </table:table-cell>
          <table:table-cell table:formula="of:=SQRT( ( [.B$1]-[.B126]  )^2+([.C$1]-[.C126])^2)" office:value-type="float" office:value="0.101949386541466" calcext:value-type="float">
            <text:p>0.1019493865</text:p>
          </table:table-cell>
        </table:table-row>
        <table:table-row table:style-name="ro1">
          <table:table-cell office:value-type="string" calcext:value-type="string">
            <text:p>GO_0006452</text:p>
          </table:table-cell>
          <table:table-cell office:value-type="float" office:value="-0.0592659780779471" calcext:value-type="float">
            <text:p>-0.0592659781</text:p>
          </table:table-cell>
          <table:table-cell office:value-type="float" office:value="0.0120196126351221" calcext:value-type="float">
            <text:p>0.0120196126</text:p>
          </table:table-cell>
          <table:table-cell table:formula="of:=SQRT( ( [.B$1]-[.B127]  )^2+([.C$1]-[.C127])^2)" office:value-type="float" office:value="0.101949386541466" calcext:value-type="float">
            <text:p>0.1019493865</text:p>
          </table:table-cell>
        </table:table-row>
        <table:table-row table:style-name="ro1">
          <table:table-cell office:value-type="string" calcext:value-type="string">
            <text:p>GO_0045901</text:p>
          </table:table-cell>
          <table:table-cell office:value-type="float" office:value="-0.0592659780779471" calcext:value-type="float">
            <text:p>-0.0592659781</text:p>
          </table:table-cell>
          <table:table-cell office:value-type="float" office:value="0.0120196126351221" calcext:value-type="float">
            <text:p>0.0120196126</text:p>
          </table:table-cell>
          <table:table-cell table:formula="of:=SQRT( ( [.B$1]-[.B128]  )^2+([.C$1]-[.C128])^2)" office:value-type="float" office:value="0.101949386541466" calcext:value-type="float">
            <text:p>0.1019493865</text:p>
          </table:table-cell>
        </table:table-row>
        <table:table-row table:style-name="ro1">
          <table:table-cell office:value-type="string" calcext:value-type="string">
            <text:p>GO_0048193</text:p>
          </table:table-cell>
          <table:table-cell office:value-type="float" office:value="-0.19754574425316" calcext:value-type="float">
            <text:p>-0.1975457443</text:p>
          </table:table-cell>
          <table:table-cell office:value-type="float" office:value="-0.0938893286812041" calcext:value-type="float">
            <text:p>-0.0938893287</text:p>
          </table:table-cell>
          <table:table-cell table:formula="of:=SQRT( ( [.B$1]-[.B129]  )^2+([.C$1]-[.C129])^2)" office:value-type="float" office:value="0.102214942957131" calcext:value-type="float">
            <text:p>0.102214943</text:p>
          </table:table-cell>
        </table:table-row>
        <table:table-row table:style-name="ro1">
          <table:table-cell office:value-type="string" calcext:value-type="string">
            <text:p>GO_0006801</text:p>
          </table:table-cell>
          <table:table-cell office:value-type="float" office:value="-0.0912895721642724" calcext:value-type="float">
            <text:p>-0.0912895722</text:p>
          </table:table-cell>
          <table:table-cell office:value-type="float" office:value="0.0767461862188159" calcext:value-type="float">
            <text:p>0.0767461862</text:p>
          </table:table-cell>
          <table:table-cell table:formula="of:=SQRT( ( [.B$1]-[.B130]  )^2+([.C$1]-[.C130])^2)" office:value-type="float" office:value="0.102391153927174" calcext:value-type="float">
            <text:p>0.1023911539</text:p>
          </table:table-cell>
        </table:table-row>
        <table:table-row table:style-name="ro1">
          <table:table-cell office:value-type="string" calcext:value-type="string">
            <text:p>GO_0043066</text:p>
          </table:table-cell>
          <table:table-cell office:value-type="float" office:value="-0.209751159995796" calcext:value-type="float">
            <text:p>-0.20975116</text:p>
          </table:table-cell>
          <table:table-cell office:value-type="float" office:value="-0.089664959127465" calcext:value-type="float">
            <text:p>-0.0896649591</text:p>
          </table:table-cell>
          <table:table-cell table:formula="of:=SQRT( ( [.B$1]-[.B131]  )^2+([.C$1]-[.C131])^2)" office:value-type="float" office:value="0.103487145798358" calcext:value-type="float">
            <text:p>0.1034871458</text:p>
          </table:table-cell>
        </table:table-row>
        <table:table-row table:style-name="ro1">
          <table:table-cell office:value-type="string" calcext:value-type="string">
            <text:p>GO_0031124</text:p>
          </table:table-cell>
          <table:table-cell office:value-type="float" office:value="-0.16105700502143" calcext:value-type="float">
            <text:p>-0.161057005</text:p>
          </table:table-cell>
          <table:table-cell office:value-type="float" office:value="0.105083741571266" calcext:value-type="float">
            <text:p>0.1050837416</text:p>
          </table:table-cell>
          <table:table-cell table:formula="of:=SQRT( ( [.B$1]-[.B132]  )^2+([.C$1]-[.C132])^2)" office:value-type="float" office:value="0.103644374661134" calcext:value-type="float">
            <text:p>0.1036443747</text:p>
          </table:table-cell>
        </table:table-row>
        <table:table-row table:style-name="ro1">
          <table:table-cell office:value-type="string" calcext:value-type="string">
            <text:p>GO_0018279</text:p>
          </table:table-cell>
          <table:table-cell office:value-type="float" office:value="-0.259294882907022" calcext:value-type="float">
            <text:p>-0.2592948829</text:p>
          </table:table-cell>
          <table:table-cell office:value-type="float" office:value="-0.0325311377425748" calcext:value-type="float">
            <text:p>-0.0325311377</text:p>
          </table:table-cell>
          <table:table-cell table:formula="of:=SQRT( ( [.B$1]-[.B133]  )^2+([.C$1]-[.C133])^2)" office:value-type="float" office:value="0.104316390042129" calcext:value-type="float">
            <text:p>0.10431639</text:p>
          </table:table-cell>
        </table:table-row>
        <table:table-row table:style-name="ro1">
          <table:table-cell office:value-type="string" calcext:value-type="string">
            <text:p>GO_0006413</text:p>
          </table:table-cell>
          <table:table-cell office:value-type="float" office:value="-0.0668462108808031" calcext:value-type="float">
            <text:p>-0.0668462109</text:p>
          </table:table-cell>
          <table:table-cell office:value-type="float" office:value="0.0486167339768" calcext:value-type="float">
            <text:p>0.048616734</text:p>
          </table:table-cell>
          <table:table-cell table:formula="of:=SQRT( ( [.B$1]-[.B134]  )^2+([.C$1]-[.C134])^2)" office:value-type="float" office:value="0.105012331696666" calcext:value-type="float">
            <text:p>0.1050123317</text:p>
          </table:table-cell>
        </table:table-row>
        <table:table-row table:style-name="ro1">
          <table:table-cell office:value-type="string" calcext:value-type="string">
            <text:p>GO_0006030</text:p>
          </table:table-cell>
          <table:table-cell office:value-type="float" office:value="-0.265961336989444" calcext:value-type="float">
            <text:p>-0.265961337</text:p>
          </table:table-cell>
          <table:table-cell office:value-type="float" office:value="0.00190557549374414" calcext:value-type="float">
            <text:p>0.0019055755</text:p>
          </table:table-cell>
          <table:table-cell table:formula="of:=SQRT( ( [.B$1]-[.B135]  )^2+([.C$1]-[.C135])^2)" office:value-type="float" office:value="0.10529741579271" calcext:value-type="float">
            <text:p>0.1052974158</text:p>
          </table:table-cell>
        </table:table-row>
        <table:table-row table:style-name="ro1">
          <table:table-cell office:value-type="string" calcext:value-type="string">
            <text:p>GO_0006024</text:p>
          </table:table-cell>
          <table:table-cell office:value-type="float" office:value="-0.134241809129676" calcext:value-type="float">
            <text:p>-0.1342418091</text:p>
          </table:table-cell>
          <table:table-cell office:value-type="float" office:value="-0.100567460206034" calcext:value-type="float">
            <text:p>-0.1005674602</text:p>
          </table:table-cell>
          <table:table-cell table:formula="of:=SQRT( ( [.B$1]-[.B136]  )^2+([.C$1]-[.C136])^2)" office:value-type="float" office:value="0.105374220905628" calcext:value-type="float">
            <text:p>0.1053742209</text:p>
          </table:table-cell>
        </table:table-row>
        <table:table-row table:style-name="ro1">
          <table:table-cell office:value-type="string" calcext:value-type="string">
            <text:p>GO_0051016</text:p>
          </table:table-cell>
          <table:table-cell office:value-type="float" office:value="-0.261101803966707" calcext:value-type="float">
            <text:p>-0.261101804</text:p>
          </table:table-cell>
          <table:table-cell office:value-type="float" office:value="-0.0311332717422185" calcext:value-type="float">
            <text:p>-0.0311332717</text:p>
          </table:table-cell>
          <table:table-cell table:formula="of:=SQRT( ( [.B$1]-[.B137]  )^2+([.C$1]-[.C137])^2)" office:value-type="float" office:value="0.105586868171415" calcext:value-type="float">
            <text:p>0.1055868682</text:p>
          </table:table-cell>
        </table:table-row>
        <table:table-row table:style-name="ro1">
          <table:table-cell office:value-type="string" calcext:value-type="string">
            <text:p>GO_0045747</text:p>
          </table:table-cell>
          <table:table-cell office:value-type="float" office:value="-0.25915720934068" calcext:value-type="float">
            <text:p>-0.2591572093</text:p>
          </table:table-cell>
          <table:table-cell office:value-type="float" office:value="-0.0401924419387599" calcext:value-type="float">
            <text:p>-0.0401924419</text:p>
          </table:table-cell>
          <table:table-cell table:formula="of:=SQRT( ( [.B$1]-[.B138]  )^2+([.C$1]-[.C138])^2)" office:value-type="float" office:value="0.106929857382411" calcext:value-type="float">
            <text:p>0.1069298574</text:p>
          </table:table-cell>
        </table:table-row>
        <table:table-row table:style-name="ro1">
          <table:table-cell office:value-type="string" calcext:value-type="string">
            <text:p>GO_0007010</text:p>
          </table:table-cell>
          <table:table-cell office:value-type="float" office:value="-0.259544999854045" calcext:value-type="float">
            <text:p>-0.2595449999</text:p>
          </table:table-cell>
          <table:table-cell office:value-type="float" office:value="-0.039418131751452" calcext:value-type="float">
            <text:p>-0.0394181318</text:p>
          </table:table-cell>
          <table:table-cell table:formula="of:=SQRT( ( [.B$1]-[.B139]  )^2+([.C$1]-[.C139])^2)" office:value-type="float" office:value="0.106989065092911" calcext:value-type="float">
            <text:p>0.1069890651</text:p>
          </table:table-cell>
        </table:table-row>
        <table:table-row table:style-name="ro1">
          <table:table-cell office:value-type="string" calcext:value-type="string">
            <text:p>GO_0000079</text:p>
          </table:table-cell>
          <table:table-cell office:value-type="float" office:value="-0.203028043954853" calcext:value-type="float">
            <text:p>-0.203028044</text:p>
          </table:table-cell>
          <table:table-cell office:value-type="float" office:value="-0.0970147496489368" calcext:value-type="float">
            <text:p>-0.0970147496</text:p>
          </table:table-cell>
          <table:table-cell table:formula="of:=SQRT( ( [.B$1]-[.B140]  )^2+([.C$1]-[.C140])^2)" office:value-type="float" office:value="0.107182045174492" calcext:value-type="float">
            <text:p>0.1071820452</text:p>
          </table:table-cell>
        </table:table-row>
        <table:table-row table:style-name="ro1">
          <table:table-cell office:value-type="string" calcext:value-type="string">
            <text:p>GO_0080009</text:p>
          </table:table-cell>
          <table:table-cell office:value-type="float" office:value="-0.266422861427135" calcext:value-type="float">
            <text:p>-0.2664228614</text:p>
          </table:table-cell>
          <table:table-cell office:value-type="float" office:value="0.0225533380765127" calcext:value-type="float">
            <text:p>0.0225533381</text:p>
          </table:table-cell>
          <table:table-cell table:formula="of:=SQRT( ( [.B$1]-[.B141]  )^2+([.C$1]-[.C141])^2)" office:value-type="float" office:value="0.107844815803762" calcext:value-type="float">
            <text:p>0.1078448158</text:p>
          </table:table-cell>
        </table:table-row>
        <table:table-row table:style-name="ro1">
          <table:table-cell office:value-type="string" calcext:value-type="string">
            <text:p>GO_0007076</text:p>
          </table:table-cell>
          <table:table-cell office:value-type="float" office:value="-0.25374125711831" calcext:value-type="float">
            <text:p>-0.2537412571</text:p>
          </table:table-cell>
          <table:table-cell office:value-type="float" office:value="-0.0541525130961697" calcext:value-type="float">
            <text:p>-0.0541525131</text:p>
          </table:table-cell>
          <table:table-cell table:formula="of:=SQRT( ( [.B$1]-[.B142]  )^2+([.C$1]-[.C142])^2)" office:value-type="float" office:value="0.108414660052864" calcext:value-type="float">
            <text:p>0.1084146601</text:p>
          </table:table-cell>
        </table:table-row>
        <table:table-row table:style-name="ro1">
          <table:table-cell office:value-type="string" calcext:value-type="string">
            <text:p>GO_0042981</text:p>
          </table:table-cell>
          <table:table-cell office:value-type="float" office:value="-0.229398654405126" calcext:value-type="float">
            <text:p>-0.2293986544</text:p>
          </table:table-cell>
          <table:table-cell office:value-type="float" office:value="-0.0830267140352884" calcext:value-type="float">
            <text:p>-0.083026714</text:p>
          </table:table-cell>
          <table:table-cell table:formula="of:=SQRT( ( [.B$1]-[.B143]  )^2+([.C$1]-[.C143])^2)" office:value-type="float" office:value="0.10889888070035" calcext:value-type="float">
            <text:p>0.1088988807</text:p>
          </table:table-cell>
        </table:table-row>
        <table:table-row table:style-name="ro1">
          <table:table-cell office:value-type="string" calcext:value-type="string">
            <text:p>GO_0031145</text:p>
          </table:table-cell>
          <table:table-cell office:value-type="float" office:value="-0.12963581604568" calcext:value-type="float">
            <text:p>-0.129635816</text:p>
          </table:table-cell>
          <table:table-cell office:value-type="float" office:value="-0.102996257476935" calcext:value-type="float">
            <text:p>-0.1029962575</text:p>
          </table:table-cell>
          <table:table-cell table:formula="of:=SQRT( ( [.B$1]-[.B144]  )^2+([.C$1]-[.C144])^2)" office:value-type="float" office:value="0.108948435861916" calcext:value-type="float">
            <text:p>0.1089484359</text:p>
          </table:table-cell>
        </table:table-row>
        <table:table-row table:style-name="ro1">
          <table:table-cell office:value-type="string" calcext:value-type="string">
            <text:p>GO_0032955</text:p>
          </table:table-cell>
          <table:table-cell office:value-type="float" office:value="-0.116416346589916" calcext:value-type="float">
            <text:p>-0.1164163466</text:p>
          </table:table-cell>
          <table:table-cell office:value-type="float" office:value="0.101006723362149" calcext:value-type="float">
            <text:p>0.1010067234</text:p>
          </table:table-cell>
          <table:table-cell table:formula="of:=SQRT( ( [.B$1]-[.B145]  )^2+([.C$1]-[.C145])^2)" office:value-type="float" office:value="0.108956182540439" calcext:value-type="float">
            <text:p>0.1089561825</text:p>
          </table:table-cell>
        </table:table-row>
        <table:table-row table:style-name="ro1">
          <table:table-cell office:value-type="string" calcext:value-type="string">
            <text:p>GO_0008284</text:p>
          </table:table-cell>
          <table:table-cell office:value-type="float" office:value="-0.268927690666248" calcext:value-type="float">
            <text:p>-0.2689276907</text:p>
          </table:table-cell>
          <table:table-cell office:value-type="float" office:value="-0.0114901124817737" calcext:value-type="float">
            <text:p>-0.0114901125</text:p>
          </table:table-cell>
          <table:table-cell table:formula="of:=SQRT( ( [.B$1]-[.B146]  )^2+([.C$1]-[.C146])^2)" office:value-type="float" office:value="0.109032158693044" calcext:value-type="float">
            <text:p>0.1090321587</text:p>
          </table:table-cell>
        </table:table-row>
        <table:table-row table:style-name="ro1">
          <table:table-cell office:value-type="string" calcext:value-type="string">
            <text:p>GO_0039694</text:p>
          </table:table-cell>
          <table:table-cell office:value-type="float" office:value="-0.264758747337102" calcext:value-type="float">
            <text:p>-0.2647587473</text:p>
          </table:table-cell>
          <table:table-cell office:value-type="float" office:value="0.0340172934620048" calcext:value-type="float">
            <text:p>0.0340172935</text:p>
          </table:table-cell>
          <table:table-cell table:formula="of:=SQRT( ( [.B$1]-[.B147]  )^2+([.C$1]-[.C147])^2)" office:value-type="float" office:value="0.109072414610629" calcext:value-type="float">
            <text:p>0.1090724146</text:p>
          </table:table-cell>
        </table:table-row>
        <table:table-row table:style-name="ro1">
          <table:table-cell office:value-type="string" calcext:value-type="string">
            <text:p>GO_0006471</text:p>
          </table:table-cell>
          <table:table-cell office:value-type="float" office:value="-0.219120743101333" calcext:value-type="float">
            <text:p>-0.2191207431</text:p>
          </table:table-cell>
          <table:table-cell office:value-type="float" office:value="-0.090716995764135" calcext:value-type="float">
            <text:p>-0.0907169958</text:p>
          </table:table-cell>
          <table:table-cell table:formula="of:=SQRT( ( [.B$1]-[.B148]  )^2+([.C$1]-[.C148])^2)" office:value-type="float" office:value="0.109132999590559" calcext:value-type="float">
            <text:p>0.1091329996</text:p>
          </table:table-cell>
        </table:table-row>
        <table:table-row table:style-name="ro1">
          <table:table-cell office:value-type="string" calcext:value-type="string">
            <text:p>GO_0019079</text:p>
          </table:table-cell>
          <table:table-cell office:value-type="float" office:value="-0.269573314626731" calcext:value-type="float">
            <text:p>-0.2695733146</text:p>
          </table:table-cell>
          <table:table-cell office:value-type="float" office:value="0.0116196858617343" calcext:value-type="float">
            <text:p>0.0116196859</text:p>
          </table:table-cell>
          <table:table-cell table:formula="of:=SQRT( ( [.B$1]-[.B149]  )^2+([.C$1]-[.C149])^2)" office:value-type="float" office:value="0.109383068536495" calcext:value-type="float">
            <text:p>0.1093830685</text:p>
          </table:table-cell>
        </table:table-row>
        <table:table-row table:style-name="ro1">
          <table:table-cell office:value-type="string" calcext:value-type="string">
            <text:p>GO_0015995</text:p>
          </table:table-cell>
          <table:table-cell office:value-type="float" office:value="-0.0684650977935053" calcext:value-type="float">
            <text:p>-0.0684650978</text:p>
          </table:table-cell>
          <table:table-cell office:value-type="float" office:value="0.0611104395086577" calcext:value-type="float">
            <text:p>0.0611104395</text:p>
          </table:table-cell>
          <table:table-cell table:formula="of:=SQRT( ( [.B$1]-[.B150]  )^2+([.C$1]-[.C150])^2)" office:value-type="float" office:value="0.109824228467733" calcext:value-type="float">
            <text:p>0.1098242285</text:p>
          </table:table-cell>
        </table:table-row>
        <table:table-row table:style-name="ro1">
          <table:table-cell office:value-type="string" calcext:value-type="string">
            <text:p>GO_0009235</text:p>
          </table:table-cell>
          <table:table-cell office:value-type="float" office:value="-0.238825840610524" calcext:value-type="float">
            <text:p>-0.2388258406</text:p>
          </table:table-cell>
          <table:table-cell office:value-type="float" office:value="-0.0757381605062084" calcext:value-type="float">
            <text:p>-0.0757381605</text:p>
          </table:table-cell>
          <table:table-cell table:formula="of:=SQRT( ( [.B$1]-[.B151]  )^2+([.C$1]-[.C151])^2)" office:value-type="float" office:value="0.109843570664141" calcext:value-type="float">
            <text:p>0.1098435707</text:p>
          </table:table-cell>
        </table:table-row>
        <table:table-row table:style-name="ro1">
          <table:table-cell office:value-type="string" calcext:value-type="string">
            <text:p>GO_0031412</text:p>
          </table:table-cell>
          <table:table-cell office:value-type="float" office:value="-0.267916334184886" calcext:value-type="float">
            <text:p>-0.2679163342</text:p>
          </table:table-cell>
          <table:table-cell office:value-type="float" office:value="0.0273617304991797" calcext:value-type="float">
            <text:p>0.0273617305</text:p>
          </table:table-cell>
          <table:table-cell table:formula="of:=SQRT( ( [.B$1]-[.B152]  )^2+([.C$1]-[.C152])^2)" office:value-type="float" office:value="0.110339430397889" calcext:value-type="float">
            <text:p>0.1103394304</text:p>
          </table:table-cell>
        </table:table-row>
        <table:table-row table:style-name="ro1">
          <table:table-cell office:value-type="string" calcext:value-type="string">
            <text:p>GO_0019251</text:p>
          </table:table-cell>
          <table:table-cell office:value-type="float" office:value="-0.249413579388536" calcext:value-type="float">
            <text:p>-0.2494135794</text:p>
          </table:table-cell>
          <table:table-cell office:value-type="float" office:value="0.0671909653326282" calcext:value-type="float">
            <text:p>0.0671909653</text:p>
          </table:table-cell>
          <table:table-cell table:formula="of:=SQRT( ( [.B$1]-[.B153]  )^2+([.C$1]-[.C153])^2)" office:value-type="float" office:value="0.110451321415505" calcext:value-type="float">
            <text:p>0.1104513214</text:p>
          </table:table-cell>
        </table:table-row>
        <table:table-row table:style-name="ro1">
          <table:table-cell office:value-type="string" calcext:value-type="string">
            <text:p>GO_0042254</text:p>
          </table:table-cell>
          <table:table-cell office:value-type="float" office:value="-0.0558623659593153" calcext:value-type="float">
            <text:p>-0.055862366</text:p>
          </table:table-cell>
          <table:table-cell office:value-type="float" office:value="0.0364639220683937" calcext:value-type="float">
            <text:p>0.0364639221</text:p>
          </table:table-cell>
          <table:table-cell table:formula="of:=SQRT( ( [.B$1]-[.B154]  )^2+([.C$1]-[.C154])^2)" office:value-type="float" office:value="0.110499996125484" calcext:value-type="float">
            <text:p>0.1104999961</text:p>
          </table:table-cell>
        </table:table-row>
        <table:table-row table:style-name="ro1">
          <table:table-cell office:value-type="string" calcext:value-type="string">
            <text:p>GO_0019069</text:p>
          </table:table-cell>
          <table:table-cell office:value-type="float" office:value="-0.270274936540679" calcext:value-type="float">
            <text:p>-0.2702749365</text:p>
          </table:table-cell>
          <table:table-cell office:value-type="float" office:value="-0.0128238001174102" calcext:value-type="float">
            <text:p>-0.0128238001</text:p>
          </table:table-cell>
          <table:table-cell table:formula="of:=SQRT( ( [.B$1]-[.B155]  )^2+([.C$1]-[.C155])^2)" office:value-type="float" office:value="0.110534194873596" calcext:value-type="float">
            <text:p>0.1105341949</text:p>
          </table:table-cell>
        </table:table-row>
        <table:table-row table:style-name="ro1">
          <table:table-cell office:value-type="string" calcext:value-type="string">
            <text:p>GO_0001510</text:p>
          </table:table-cell>
          <table:table-cell office:value-type="float" office:value="-0.0517238623946468" calcext:value-type="float">
            <text:p>-0.0517238624</text:p>
          </table:table-cell>
          <table:table-cell office:value-type="float" office:value="-0.0175612079169485" calcext:value-type="float">
            <text:p>-0.0175612079</text:p>
          </table:table-cell>
          <table:table-cell table:formula="of:=SQRT( ( [.B$1]-[.B156]  )^2+([.C$1]-[.C156])^2)" office:value-type="float" office:value="0.110585761250552" calcext:value-type="float">
            <text:p>0.1105857613</text:p>
          </table:table-cell>
        </table:table-row>
        <table:table-row table:style-name="ro1">
          <table:table-cell office:value-type="string" calcext:value-type="string">
            <text:p>GO_0009452</text:p>
          </table:table-cell>
          <table:table-cell office:value-type="float" office:value="-0.0517238623946468" calcext:value-type="float">
            <text:p>-0.0517238624</text:p>
          </table:table-cell>
          <table:table-cell office:value-type="float" office:value="-0.0175612079169485" calcext:value-type="float">
            <text:p>-0.0175612079</text:p>
          </table:table-cell>
          <table:table-cell table:formula="of:=SQRT( ( [.B$1]-[.B157]  )^2+([.C$1]-[.C157])^2)" office:value-type="float" office:value="0.110585761250552" calcext:value-type="float">
            <text:p>0.1105857613</text:p>
          </table:table-cell>
        </table:table-row>
        <table:table-row table:style-name="ro1">
          <table:table-cell office:value-type="string" calcext:value-type="string">
            <text:p>GO_0009772</text:p>
          </table:table-cell>
          <table:table-cell office:value-type="float" office:value="-0.269078395218624" calcext:value-type="float">
            <text:p>-0.2690783952</text:p>
          </table:table-cell>
          <table:table-cell office:value-type="float" office:value="0.0233011165788652" calcext:value-type="float">
            <text:p>0.0233011166</text:p>
          </table:table-cell>
          <table:table-cell table:formula="of:=SQRT( ( [.B$1]-[.B158]  )^2+([.C$1]-[.C158])^2)" office:value-type="float" office:value="0.110595564023495" calcext:value-type="float">
            <text:p>0.110595564</text:p>
          </table:table-cell>
        </table:table-row>
        <table:table-row table:style-name="ro1">
          <table:table-cell office:value-type="string" calcext:value-type="string">
            <text:p>GO_0019684</text:p>
          </table:table-cell>
          <table:table-cell office:value-type="float" office:value="-0.268950491236054" calcext:value-type="float">
            <text:p>-0.2689504912</text:p>
          </table:table-cell>
          <table:table-cell office:value-type="float" office:value="0.0247794112371765" calcext:value-type="float">
            <text:p>0.0247794112</text:p>
          </table:table-cell>
          <table:table-cell table:formula="of:=SQRT( ( [.B$1]-[.B159]  )^2+([.C$1]-[.C159])^2)" office:value-type="float" office:value="0.110772205433239" calcext:value-type="float">
            <text:p>0.1107722054</text:p>
          </table:table-cell>
        </table:table-row>
        <table:table-row table:style-name="ro1">
          <table:table-cell office:value-type="string" calcext:value-type="string">
            <text:p>GO_0019048</text:p>
          </table:table-cell>
          <table:table-cell office:value-type="float" office:value="-0.27109644025532" calcext:value-type="float">
            <text:p>-0.2710964403</text:p>
          </table:table-cell>
          <table:table-cell office:value-type="float" office:value="-0.011516583105727" calcext:value-type="float">
            <text:p>-0.0115165831</text:p>
          </table:table-cell>
          <table:table-cell table:formula="of:=SQRT( ( [.B$1]-[.B160]  )^2+([.C$1]-[.C160])^2)" office:value-type="float" office:value="0.111188982797008" calcext:value-type="float">
            <text:p>0.1111889828</text:p>
          </table:table-cell>
        </table:table-row>
        <table:table-row table:style-name="ro1">
          <table:table-cell office:value-type="string" calcext:value-type="string">
            <text:p>GO_0019073</text:p>
          </table:table-cell>
          <table:table-cell office:value-type="float" office:value="-0.271452387466532" calcext:value-type="float">
            <text:p>-0.2714523875</text:p>
          </table:table-cell>
          <table:table-cell office:value-type="float" office:value="-0.0100411969699087" calcext:value-type="float">
            <text:p>-0.010041197</text:p>
          </table:table-cell>
          <table:table-cell table:formula="of:=SQRT( ( [.B$1]-[.B161]  )^2+([.C$1]-[.C161])^2)" office:value-type="float" office:value="0.111380773358654" calcext:value-type="float">
            <text:p>0.1113807734</text:p>
          </table:table-cell>
        </table:table-row>
        <table:table-row table:style-name="ro1">
          <table:table-cell office:value-type="string" calcext:value-type="string">
            <text:p>GO_0046797</text:p>
          </table:table-cell>
          <table:table-cell office:value-type="float" office:value="-0.271248178907441" calcext:value-type="float">
            <text:p>-0.2712481789</text:p>
          </table:table-cell>
          <table:table-cell office:value-type="float" office:value="-0.0128036822425904" calcext:value-type="float">
            <text:p>-0.0128036822</text:p>
          </table:table-cell>
          <table:table-cell table:formula="of:=SQRT( ( [.B$1]-[.B162]  )^2+([.C$1]-[.C162])^2)" office:value-type="float" office:value="0.111496798555733" calcext:value-type="float">
            <text:p>0.1114967986</text:p>
          </table:table-cell>
        </table:table-row>
        <table:table-row table:style-name="ro1">
          <table:table-cell office:value-type="string" calcext:value-type="string">
            <text:p>GO_0010167</text:p>
          </table:table-cell>
          <table:table-cell office:value-type="float" office:value="-0.265390653916" calcext:value-type="float">
            <text:p>-0.2653906539</text:p>
          </table:table-cell>
          <table:table-cell office:value-type="float" office:value="0.0397965426919875" calcext:value-type="float">
            <text:p>0.0397965427</text:p>
          </table:table-cell>
          <table:table-cell table:formula="of:=SQRT( ( [.B$1]-[.B163]  )^2+([.C$1]-[.C163])^2)" office:value-type="float" office:value="0.111528871196562" calcext:value-type="float">
            <text:p>0.1115288712</text:p>
          </table:table-cell>
        </table:table-row>
        <table:table-row table:style-name="ro1">
          <table:table-cell office:value-type="string" calcext:value-type="string">
            <text:p>GO_0015706</text:p>
          </table:table-cell>
          <table:table-cell office:value-type="float" office:value="-0.265390653916" calcext:value-type="float">
            <text:p>-0.2653906539</text:p>
          </table:table-cell>
          <table:table-cell office:value-type="float" office:value="0.0397965426919875" calcext:value-type="float">
            <text:p>0.0397965427</text:p>
          </table:table-cell>
          <table:table-cell table:formula="of:=SQRT( ( [.B$1]-[.B164]  )^2+([.C$1]-[.C164])^2)" office:value-type="float" office:value="0.111528871196562" calcext:value-type="float">
            <text:p>0.1115288712</text:p>
          </table:table-cell>
        </table:table-row>
        <table:table-row table:style-name="ro1">
          <table:table-cell office:value-type="string" calcext:value-type="string">
            <text:p>GO_0046718</text:p>
          </table:table-cell>
          <table:table-cell office:value-type="float" office:value="-0.271393399410566" calcext:value-type="float">
            <text:p>-0.2713933994</text:p>
          </table:table-cell>
          <table:table-cell office:value-type="float" office:value="-0.012951447790298" calcext:value-type="float">
            <text:p>-0.0129514478</text:p>
          </table:table-cell>
          <table:table-cell table:formula="of:=SQRT( ( [.B$1]-[.B165]  )^2+([.C$1]-[.C165])^2)" office:value-type="float" office:value="0.111659779684389" calcext:value-type="float">
            <text:p>0.1116597797</text:p>
          </table:table-cell>
        </table:table-row>
        <table:table-row table:style-name="ro1">
          <table:table-cell office:value-type="string" calcext:value-type="string">
            <text:p>GO_0006338</text:p>
          </table:table-cell>
          <table:table-cell office:value-type="float" office:value="-0.208909481008294" calcext:value-type="float">
            <text:p>-0.208909481</text:p>
          </table:table-cell>
          <table:table-cell office:value-type="float" office:value="-0.0993045520884699" calcext:value-type="float">
            <text:p>-0.0993045521</text:p>
          </table:table-cell>
          <table:table-cell table:formula="of:=SQRT( ( [.B$1]-[.B166]  )^2+([.C$1]-[.C166])^2)" office:value-type="float" office:value="0.111700588155052" calcext:value-type="float">
            <text:p>0.1117005882</text:p>
          </table:table-cell>
        </table:table-row>
        <table:table-row table:style-name="ro1">
          <table:table-cell office:value-type="string" calcext:value-type="string">
            <text:p>GO_0042549</text:p>
          </table:table-cell>
          <table:table-cell office:value-type="float" office:value="-0.266141322790008" calcext:value-type="float">
            <text:p>-0.2661413228</text:p>
          </table:table-cell>
          <table:table-cell office:value-type="float" office:value="0.0387409958592655" calcext:value-type="float">
            <text:p>0.0387409959</text:p>
          </table:table-cell>
          <table:table-cell table:formula="of:=SQRT( ( [.B$1]-[.B167]  )^2+([.C$1]-[.C167])^2)" office:value-type="float" office:value="0.111877707432359" calcext:value-type="float">
            <text:p>0.1118777074</text:p>
          </table:table-cell>
        </table:table-row>
        <table:table-row table:style-name="ro1">
          <table:table-cell office:value-type="string" calcext:value-type="string">
            <text:p>GO_0007018</text:p>
          </table:table-cell>
          <table:table-cell office:value-type="float" office:value="-0.244351454845555" calcext:value-type="float">
            <text:p>-0.2443514548</text:p>
          </table:table-cell>
          <table:table-cell office:value-type="float" office:value="-0.0731139283019426" calcext:value-type="float">
            <text:p>-0.0731139283</text:p>
          </table:table-cell>
          <table:table-cell table:formula="of:=SQRT( ( [.B$1]-[.B168]  )^2+([.C$1]-[.C168])^2)" office:value-type="float" office:value="0.112079148308449" calcext:value-type="float">
            <text:p>0.1120791483</text:p>
          </table:table-cell>
        </table:table-row>
        <table:table-row table:style-name="ro1">
          <table:table-cell office:value-type="string" calcext:value-type="string">
            <text:p>GO_0019054</text:p>
          </table:table-cell>
          <table:table-cell office:value-type="float" office:value="-0.272935627324267" calcext:value-type="float">
            <text:p>-0.2729356273</text:p>
          </table:table-cell>
          <table:table-cell office:value-type="float" office:value="0.000508051128020204" calcext:value-type="float">
            <text:p>0.0005080511</text:p>
          </table:table-cell>
          <table:table-cell table:formula="of:=SQRT( ( [.B$1]-[.B169]  )^2+([.C$1]-[.C169])^2)" office:value-type="float" office:value="0.112274546169889" calcext:value-type="float">
            <text:p>0.1122745462</text:p>
          </table:table-cell>
        </table:table-row>
        <table:table-row table:style-name="ro1">
          <table:table-cell office:value-type="string" calcext:value-type="string">
            <text:p>GO_0008643</text:p>
          </table:table-cell>
          <table:table-cell office:value-type="float" office:value="-0.25664843421429" calcext:value-type="float">
            <text:p>-0.2566484342</text:p>
          </table:table-cell>
          <table:table-cell office:value-type="float" office:value="0.0602651027133319" calcext:value-type="float">
            <text:p>0.0602651027</text:p>
          </table:table-cell>
          <table:table-cell table:formula="of:=SQRT( ( [.B$1]-[.B170]  )^2+([.C$1]-[.C170])^2)" office:value-type="float" office:value="0.112575348966535" calcext:value-type="float">
            <text:p>0.112575349</text:p>
          </table:table-cell>
        </table:table-row>
        <table:table-row table:style-name="ro1">
          <table:table-cell office:value-type="string" calcext:value-type="string">
            <text:p>GO_0032957</text:p>
          </table:table-cell>
          <table:table-cell office:value-type="float" office:value="-0.211056230092124" calcext:value-type="float">
            <text:p>-0.2110562301</text:p>
          </table:table-cell>
          <table:table-cell office:value-type="float" office:value="-0.0997437952922142" calcext:value-type="float">
            <text:p>-0.0997437953</text:p>
          </table:table-cell>
          <table:table-cell table:formula="of:=SQRT( ( [.B$1]-[.B171]  )^2+([.C$1]-[.C171])^2)" office:value-type="float" office:value="0.113037442826602" calcext:value-type="float">
            <text:p>0.1130374428</text:p>
          </table:table-cell>
        </table:table-row>
        <table:table-row table:style-name="ro1">
          <table:table-cell office:value-type="string" calcext:value-type="string">
            <text:p>GO_0016037</text:p>
          </table:table-cell>
          <table:table-cell office:value-type="float" office:value="-0.268219407288843" calcext:value-type="float">
            <text:p>-0.2682194073</text:p>
          </table:table-cell>
          <table:table-cell office:value-type="float" office:value="0.0384600929022397" calcext:value-type="float">
            <text:p>0.0384600929</text:p>
          </table:table-cell>
          <table:table-cell table:formula="of:=SQRT( ( [.B$1]-[.B172]  )^2+([.C$1]-[.C172])^2)" office:value-type="float" office:value="0.113747266047992" calcext:value-type="float">
            <text:p>0.113747266</text:p>
          </table:table-cell>
        </table:table-row>
        <table:table-row table:style-name="ro1">
          <table:table-cell office:value-type="string" calcext:value-type="string">
            <text:p>GO_0009767</text:p>
          </table:table-cell>
          <table:table-cell office:value-type="float" office:value="-0.267559416741322" calcext:value-type="float">
            <text:p>-0.2675594167</text:p>
          </table:table-cell>
          <table:table-cell office:value-type="float" office:value="0.0418407329723991" calcext:value-type="float">
            <text:p>0.041840733</text:p>
          </table:table-cell>
          <table:table-cell table:formula="of:=SQRT( ( [.B$1]-[.B173]  )^2+([.C$1]-[.C173])^2)" office:value-type="float" office:value="0.114274395573687" calcext:value-type="float">
            <text:p>0.1142743956</text:p>
          </table:table-cell>
        </table:table-row>
        <table:table-row table:style-name="ro1">
          <table:table-cell office:value-type="string" calcext:value-type="string">
            <text:p>GO_0000184</text:p>
          </table:table-cell>
          <table:table-cell office:value-type="float" office:value="-0.266946869484286" calcext:value-type="float">
            <text:p>-0.2669468695</text:p>
          </table:table-cell>
          <table:table-cell office:value-type="float" office:value="-0.0413300611872921" calcext:value-type="float">
            <text:p>-0.0413300612</text:p>
          </table:table-cell>
          <table:table-cell table:formula="of:=SQRT( ( [.B$1]-[.B174]  )^2+([.C$1]-[.C174])^2)" office:value-type="float" office:value="0.114564976401728" calcext:value-type="float">
            <text:p>0.1145649764</text:p>
          </table:table-cell>
        </table:table-row>
        <table:table-row table:style-name="ro1">
          <table:table-cell office:value-type="string" calcext:value-type="string">
            <text:p>GO_0006370</text:p>
          </table:table-cell>
          <table:table-cell office:value-type="float" office:value="-0.0463905577027579" calcext:value-type="float">
            <text:p>-0.0463905577</text:p>
          </table:table-cell>
          <table:table-cell office:value-type="float" office:value="-0.014663579323776" calcext:value-type="float">
            <text:p>-0.0146635793</text:p>
          </table:table-cell>
          <table:table-cell table:formula="of:=SQRT( ( [.B$1]-[.B175]  )^2+([.C$1]-[.C175])^2)" office:value-type="float" office:value="0.115403489955954" calcext:value-type="float">
            <text:p>0.11540349</text:p>
          </table:table-cell>
        </table:table-row>
        <table:table-row table:style-name="ro1">
          <table:table-cell office:value-type="string" calcext:value-type="string">
            <text:p>GO_0000045</text:p>
          </table:table-cell>
          <table:table-cell office:value-type="float" office:value="-0.276008758209102" calcext:value-type="float">
            <text:p>-0.2760087582</text:p>
          </table:table-cell>
          <table:table-cell office:value-type="float" office:value="0.00644531991781787" calcext:value-type="float">
            <text:p>0.0064453199</text:p>
          </table:table-cell>
          <table:table-cell table:formula="of:=SQRT( ( [.B$1]-[.B176]  )^2+([.C$1]-[.C176])^2)" office:value-type="float" office:value="0.11545235482339" calcext:value-type="float">
            <text:p>0.1154523548</text:p>
          </table:table-cell>
        </table:table-row>
        <table:table-row table:style-name="ro1">
          <table:table-cell office:value-type="string" calcext:value-type="string">
            <text:p>GO_0031221</text:p>
          </table:table-cell>
          <table:table-cell office:value-type="float" office:value="-0.0513946560895788" calcext:value-type="float">
            <text:p>-0.0513946561</text:p>
          </table:table-cell>
          <table:table-cell office:value-type="float" office:value="-0.0359848191780417" calcext:value-type="float">
            <text:p>-0.0359848192</text:p>
          </table:table-cell>
          <table:table-cell table:formula="of:=SQRT( ( [.B$1]-[.B177]  )^2+([.C$1]-[.C177])^2)" office:value-type="float" office:value="0.115501611838808" calcext:value-type="float">
            <text:p>0.1155016118</text:p>
          </table:table-cell>
        </table:table-row>
        <table:table-row table:style-name="ro1">
          <table:table-cell office:value-type="string" calcext:value-type="string">
            <text:p>GO_0006075</text:p>
          </table:table-cell>
          <table:table-cell office:value-type="float" office:value="-0.237610889266433" calcext:value-type="float">
            <text:p>-0.2376108893</text:p>
          </table:table-cell>
          <table:table-cell office:value-type="float" office:value="0.0900104114089719" calcext:value-type="float">
            <text:p>0.0900104114</text:p>
          </table:table-cell>
          <table:table-cell table:formula="of:=SQRT( ( [.B$1]-[.B178]  )^2+([.C$1]-[.C178])^2)" office:value-type="float" office:value="0.117325939758717" calcext:value-type="float">
            <text:p>0.1173259398</text:p>
          </table:table-cell>
        </table:table-row>
        <table:table-row table:style-name="ro1">
          <table:table-cell office:value-type="string" calcext:value-type="string">
            <text:p>GO_0015979</text:p>
          </table:table-cell>
          <table:table-cell office:value-type="float" office:value="-0.26579610725605" calcext:value-type="float">
            <text:p>-0.2657961073</text:p>
          </table:table-cell>
          <table:table-cell office:value-type="float" office:value="0.0537802142224826" calcext:value-type="float">
            <text:p>0.0537802142</text:p>
          </table:table-cell>
          <table:table-cell table:formula="of:=SQRT( ( [.B$1]-[.B179]  )^2+([.C$1]-[.C179])^2)" office:value-type="float" office:value="0.117439545728379" calcext:value-type="float">
            <text:p>0.1174395457</text:p>
          </table:table-cell>
        </table:table-row>
        <table:table-row table:style-name="ro1">
          <table:table-cell office:value-type="string" calcext:value-type="string">
            <text:p>GO_0018298</text:p>
          </table:table-cell>
          <table:table-cell office:value-type="float" office:value="-0.274267630790847" calcext:value-type="float">
            <text:p>-0.2742676308</text:p>
          </table:table-cell>
          <table:table-cell office:value-type="float" office:value="-0.0286597664486094" calcext:value-type="float">
            <text:p>-0.0286597664</text:p>
          </table:table-cell>
          <table:table-cell table:formula="of:=SQRT( ( [.B$1]-[.B180]  )^2+([.C$1]-[.C180])^2)" office:value-type="float" office:value="0.117522642713113" calcext:value-type="float">
            <text:p>0.1175226427</text:p>
          </table:table-cell>
        </table:table-row>
        <table:table-row table:style-name="ro1">
          <table:table-cell office:value-type="string" calcext:value-type="string">
            <text:p>GO_0006897</text:p>
          </table:table-cell>
          <table:table-cell office:value-type="float" office:value="-0.217112834587848" calcext:value-type="float">
            <text:p>-0.2171128346</text:p>
          </table:table-cell>
          <table:table-cell office:value-type="float" office:value="0.104831938457876" calcext:value-type="float">
            <text:p>0.1048319385</text:p>
          </table:table-cell>
          <table:table-cell table:formula="of:=SQRT( ( [.B$1]-[.B181]  )^2+([.C$1]-[.C181])^2)" office:value-type="float" office:value="0.117797428630638" calcext:value-type="float">
            <text:p>0.1177974286</text:p>
          </table:table-cell>
        </table:table-row>
        <table:table-row table:style-name="ro1">
          <table:table-cell office:value-type="string" calcext:value-type="string">
            <text:p>GO_0006890</text:p>
          </table:table-cell>
          <table:table-cell office:value-type="float" office:value="-0.143305494605467" calcext:value-type="float">
            <text:p>-0.1433054946</text:p>
          </table:table-cell>
          <table:table-cell office:value-type="float" office:value="-0.115537850836343" calcext:value-type="float">
            <text:p>-0.1155378508</text:p>
          </table:table-cell>
          <table:table-cell table:formula="of:=SQRT( ( [.B$1]-[.B182]  )^2+([.C$1]-[.C182])^2)" office:value-type="float" office:value="0.118259010838681" calcext:value-type="float">
            <text:p>0.1182590108</text:p>
          </table:table-cell>
        </table:table-row>
        <table:table-row table:style-name="ro1">
          <table:table-cell office:value-type="string" calcext:value-type="string">
            <text:p>GO_0010207</text:p>
          </table:table-cell>
          <table:table-cell office:value-type="float" office:value="-0.259773720765539" calcext:value-type="float">
            <text:p>-0.2597737208</text:p>
          </table:table-cell>
          <table:table-cell office:value-type="float" office:value="0.0661517988682227" calcext:value-type="float">
            <text:p>0.0661517989</text:p>
          </table:table-cell>
          <table:table-cell table:formula="of:=SQRT( ( [.B$1]-[.B183]  )^2+([.C$1]-[.C183])^2)" office:value-type="float" office:value="0.118364485056438" calcext:value-type="float">
            <text:p>0.1183644851</text:p>
          </table:table-cell>
        </table:table-row>
        <table:table-row table:style-name="ro1">
          <table:table-cell office:value-type="string" calcext:value-type="string">
            <text:p>GO_0006122</text:p>
          </table:table-cell>
          <table:table-cell office:value-type="float" office:value="-0.270641148503465" calcext:value-type="float">
            <text:p>-0.2706411485</text:p>
          </table:table-cell>
          <table:table-cell office:value-type="float" office:value="-0.0423984055682947" calcext:value-type="float">
            <text:p>-0.0423984056</text:p>
          </table:table-cell>
          <table:table-cell table:formula="of:=SQRT( ( [.B$1]-[.B184]  )^2+([.C$1]-[.C184])^2)" office:value-type="float" office:value="0.118391636302628" calcext:value-type="float">
            <text:p>0.1183916363</text:p>
          </table:table-cell>
        </table:table-row>
        <table:table-row table:style-name="ro1">
          <table:table-cell office:value-type="string" calcext:value-type="string">
            <text:p>GO_0015992</text:p>
          </table:table-cell>
          <table:table-cell office:value-type="float" office:value="-0.0444390272261843" calcext:value-type="float">
            <text:p>-0.0444390272</text:p>
          </table:table-cell>
          <table:table-cell office:value-type="float" office:value="0.0254772616909305" calcext:value-type="float">
            <text:p>0.0254772617</text:p>
          </table:table-cell>
          <table:table-cell table:formula="of:=SQRT( ( [.B$1]-[.B185]  )^2+([.C$1]-[.C185])^2)" office:value-type="float" office:value="0.118685508221328" calcext:value-type="float">
            <text:p>0.1186855082</text:p>
          </table:table-cell>
        </table:table-row>
        <table:table-row table:style-name="ro1">
          <table:table-cell office:value-type="string" calcext:value-type="string">
            <text:p>GO_0046907</text:p>
          </table:table-cell>
          <table:table-cell office:value-type="float" office:value="-0.25590169252172" calcext:value-type="float">
            <text:p>-0.2559016925</text:p>
          </table:table-cell>
          <table:table-cell office:value-type="float" office:value="-0.0696528682338874" calcext:value-type="float">
            <text:p>-0.0696528682</text:p>
          </table:table-cell>
          <table:table-cell table:formula="of:=SQRT( ( [.B$1]-[.B186]  )^2+([.C$1]-[.C186])^2)" office:value-type="float" office:value="0.118845481430173" calcext:value-type="float">
            <text:p>0.1188454814</text:p>
          </table:table-cell>
        </table:table-row>
        <table:table-row table:style-name="ro1">
          <table:table-cell office:value-type="string" calcext:value-type="string">
            <text:p>GO_0050821</text:p>
          </table:table-cell>
          <table:table-cell office:value-type="float" office:value="-0.268863273659158" calcext:value-type="float">
            <text:p>-0.2688632737</text:p>
          </table:table-cell>
          <table:table-cell office:value-type="float" office:value="0.051045627261477" calcext:value-type="float">
            <text:p>0.0510456273</text:p>
          </table:table-cell>
          <table:table-cell table:formula="of:=SQRT( ( [.B$1]-[.B187]  )^2+([.C$1]-[.C187])^2)" office:value-type="float" office:value="0.119027663766403" calcext:value-type="float">
            <text:p>0.1190276638</text:p>
          </table:table-cell>
        </table:table-row>
        <table:table-row table:style-name="ro1">
          <table:table-cell office:value-type="string" calcext:value-type="string">
            <text:p>GO_0016485</text:p>
          </table:table-cell>
          <table:table-cell office:value-type="float" office:value="-0.198578709488934" calcext:value-type="float">
            <text:p>-0.1985787095</text:p>
          </table:table-cell>
          <table:table-cell office:value-type="float" office:value="-0.112228441553657" calcext:value-type="float">
            <text:p>-0.1122284416</text:p>
          </table:table-cell>
          <table:table-cell table:formula="of:=SQRT( ( [.B$1]-[.B188]  )^2+([.C$1]-[.C188])^2)" office:value-type="float" office:value="0.119824840550009" calcext:value-type="float">
            <text:p>0.1198248406</text:p>
          </table:table-cell>
        </table:table-row>
        <table:table-row table:style-name="ro1">
          <table:table-cell office:value-type="string" calcext:value-type="string">
            <text:p>GO_0043401</text:p>
          </table:table-cell>
          <table:table-cell office:value-type="float" office:value="-0.258006161317794" calcext:value-type="float">
            <text:p>-0.2580061613</text:p>
          </table:table-cell>
          <table:table-cell office:value-type="float" office:value="-0.068640523752051" calcext:value-type="float">
            <text:p>-0.0686405238</text:p>
          </table:table-cell>
          <table:table-cell table:formula="of:=SQRT( ( [.B$1]-[.B189]  )^2+([.C$1]-[.C189])^2)" office:value-type="float" office:value="0.119944180463875" calcext:value-type="float">
            <text:p>0.1199441805</text:p>
          </table:table-cell>
        </table:table-row>
        <table:table-row table:style-name="ro1">
          <table:table-cell office:value-type="string" calcext:value-type="string">
            <text:p>GO_0007275</text:p>
          </table:table-cell>
          <table:table-cell office:value-type="float" office:value="-0.254141976188367" calcext:value-type="float">
            <text:p>-0.2541419762</text:p>
          </table:table-cell>
          <table:table-cell office:value-type="float" office:value="-0.0738539067407204" calcext:value-type="float">
            <text:p>-0.0738539067</text:p>
          </table:table-cell>
          <table:table-cell table:formula="of:=SQRT( ( [.B$1]-[.B190]  )^2+([.C$1]-[.C190])^2)" office:value-type="float" office:value="0.120029759413224" calcext:value-type="float">
            <text:p>0.1200297594</text:p>
          </table:table-cell>
        </table:table-row>
        <table:table-row table:style-name="ro1">
          <table:table-cell office:value-type="string" calcext:value-type="string">
            <text:p>GO_0015696</text:p>
          </table:table-cell>
          <table:table-cell office:value-type="float" office:value="-0.0778698082707257" calcext:value-type="float">
            <text:p>-0.0778698083</text:p>
          </table:table-cell>
          <table:table-cell office:value-type="float" office:value="0.088833753699786" calcext:value-type="float">
            <text:p>0.0888337537</text:p>
          </table:table-cell>
          <table:table-cell table:formula="of:=SQRT( ( [.B$1]-[.B191]  )^2+([.C$1]-[.C191])^2)" office:value-type="float" office:value="0.120385566943823" calcext:value-type="float">
            <text:p>0.1203855669</text:p>
          </table:table-cell>
        </table:table-row>
        <table:table-row table:style-name="ro1">
          <table:table-cell office:value-type="string" calcext:value-type="string">
            <text:p>GO_0009607</text:p>
          </table:table-cell>
          <table:table-cell office:value-type="float" office:value="-0.0452905350671226" calcext:value-type="float">
            <text:p>-0.0452905351</text:p>
          </table:table-cell>
          <table:table-cell office:value-type="float" office:value="-0.0332105749999566" calcext:value-type="float">
            <text:p>-0.033210575</text:p>
          </table:table-cell>
          <table:table-cell table:formula="of:=SQRT( ( [.B$1]-[.B192]  )^2+([.C$1]-[.C192])^2)" office:value-type="float" office:value="0.12046545348323" calcext:value-type="float">
            <text:p>0.1204654535</text:p>
          </table:table-cell>
        </table:table-row>
        <table:table-row table:style-name="ro1">
          <table:table-cell office:value-type="string" calcext:value-type="string">
            <text:p>GO_0048280</text:p>
          </table:table-cell>
          <table:table-cell office:value-type="float" office:value="-0.0417616082086974" calcext:value-type="float">
            <text:p>-0.0417616082</text:p>
          </table:table-cell>
          <table:table-cell office:value-type="float" office:value="-0.018687242550039" calcext:value-type="float">
            <text:p>-0.0186872426</text:p>
          </table:table-cell>
          <table:table-cell table:formula="of:=SQRT( ( [.B$1]-[.B193]  )^2+([.C$1]-[.C193])^2)" office:value-type="float" office:value="0.120594837975809" calcext:value-type="float">
            <text:p>0.120594838</text:p>
          </table:table-cell>
        </table:table-row>
        <table:table-row table:style-name="ro1">
          <table:table-cell office:value-type="string" calcext:value-type="string">
            <text:p>GO_0048278</text:p>
          </table:table-cell>
          <table:table-cell office:value-type="float" office:value="-0.0701947182901451" calcext:value-type="float">
            <text:p>-0.0701947183</text:p>
          </table:table-cell>
          <table:table-cell office:value-type="float" office:value="-0.0804203697296912" calcext:value-type="float">
            <text:p>-0.0804203697</text:p>
          </table:table-cell>
          <table:table-cell table:formula="of:=SQRT( ( [.B$1]-[.B194]  )^2+([.C$1]-[.C194])^2)" office:value-type="float" office:value="0.122008199352951" calcext:value-type="float">
            <text:p>0.1220081994</text:p>
          </table:table-cell>
        </table:table-row>
        <table:table-row table:style-name="ro1">
          <table:table-cell office:value-type="string" calcext:value-type="string">
            <text:p>GO_0018142</text:p>
          </table:table-cell>
          <table:table-cell office:value-type="float" office:value="-0.274794487077784" calcext:value-type="float">
            <text:p>-0.2747944871</text:p>
          </table:table-cell>
          <table:table-cell office:value-type="float" office:value="-0.0439932131127983" calcext:value-type="float">
            <text:p>-0.0439932131</text:p>
          </table:table-cell>
          <table:table-cell table:formula="of:=SQRT( ( [.B$1]-[.B195]  )^2+([.C$1]-[.C195])^2)" office:value-type="float" office:value="0.122840294445863" calcext:value-type="float">
            <text:p>0.1228402944</text:p>
          </table:table-cell>
        </table:table-row>
        <table:table-row table:style-name="ro1">
          <table:table-cell office:value-type="string" calcext:value-type="string">
            <text:p>GO_0030435</text:p>
          </table:table-cell>
          <table:table-cell office:value-type="float" office:value="-0.0386851078092158" calcext:value-type="float">
            <text:p>-0.0386851078</text:p>
          </table:table-cell>
          <table:table-cell office:value-type="float" office:value="0.0172255299294883" calcext:value-type="float">
            <text:p>0.0172255299</text:p>
          </table:table-cell>
          <table:table-cell table:formula="of:=SQRT( ( [.B$1]-[.B196]  )^2+([.C$1]-[.C196])^2)" office:value-type="float" office:value="0.122996997658329" calcext:value-type="float">
            <text:p>0.1229969977</text:p>
          </table:table-cell>
        </table:table-row>
        <table:table-row table:style-name="ro1">
          <table:table-cell office:value-type="string" calcext:value-type="string">
            <text:p>GO_0006480</text:p>
          </table:table-cell>
          <table:table-cell office:value-type="float" office:value="-0.113133356891943" calcext:value-type="float">
            <text:p>-0.1131333569</text:p>
          </table:table-cell>
          <table:table-cell office:value-type="float" office:value="-0.112132294636776" calcext:value-type="float">
            <text:p>-0.1121322946</text:p>
          </table:table-cell>
          <table:table-cell table:formula="of:=SQRT( ( [.B$1]-[.B197]  )^2+([.C$1]-[.C197])^2)" office:value-type="float" office:value="0.123117598582073" calcext:value-type="float">
            <text:p>0.1231175986</text:p>
          </table:table-cell>
        </table:table-row>
        <table:table-row table:style-name="ro1">
          <table:table-cell office:value-type="string" calcext:value-type="string">
            <text:p>GO_0043631</text:p>
          </table:table-cell>
          <table:table-cell office:value-type="float" office:value="-0.2500216011166" calcext:value-type="float">
            <text:p>-0.2500216011</text:p>
          </table:table-cell>
          <table:table-cell office:value-type="float" office:value="-0.0855492342770124" calcext:value-type="float">
            <text:p>-0.0855492343</text:p>
          </table:table-cell>
          <table:table-cell table:formula="of:=SQRT( ( [.B$1]-[.B198]  )^2+([.C$1]-[.C198])^2)" office:value-type="float" office:value="0.1247066832311" calcext:value-type="float">
            <text:p>0.1247066832</text:p>
          </table:table-cell>
        </table:table-row>
        <table:table-row table:style-name="ro1">
          <table:table-cell office:value-type="string" calcext:value-type="string">
            <text:p>GO_0006730</text:p>
          </table:table-cell>
          <table:table-cell office:value-type="float" office:value="-0.0360662223258307" calcext:value-type="float">
            <text:p>-0.0360662223</text:p>
          </table:table-cell>
          <table:table-cell office:value-type="float" office:value="0.0150563913541689" calcext:value-type="float">
            <text:p>0.0150563914</text:p>
          </table:table-cell>
          <table:table-cell table:formula="of:=SQRT( ( [.B$1]-[.B199]  )^2+([.C$1]-[.C199])^2)" office:value-type="float" office:value="0.125340520578259" calcext:value-type="float">
            <text:p>0.1253405206</text:p>
          </table:table-cell>
        </table:table-row>
        <table:table-row table:style-name="ro1">
          <table:table-cell office:value-type="string" calcext:value-type="string">
            <text:p>GO_0015689</text:p>
          </table:table-cell>
          <table:table-cell office:value-type="float" office:value="-0.0382704396258098" calcext:value-type="float">
            <text:p>-0.0382704396</text:p>
          </table:table-cell>
          <table:table-cell office:value-type="float" office:value="-0.0270279399161973" calcext:value-type="float">
            <text:p>-0.0270279399</text:p>
          </table:table-cell>
          <table:table-cell table:formula="of:=SQRT( ( [.B$1]-[.B200]  )^2+([.C$1]-[.C200])^2)" office:value-type="float" office:value="0.12566163275278" calcext:value-type="float">
            <text:p>0.1256616328</text:p>
          </table:table-cell>
        </table:table-row>
        <table:table-row table:style-name="ro1">
          <table:table-cell office:value-type="string" calcext:value-type="string">
            <text:p>GO_0018189</text:p>
          </table:table-cell>
          <table:table-cell office:value-type="float" office:value="-0.155202866666141" calcext:value-type="float">
            <text:p>-0.1552028667</text:p>
          </table:table-cell>
          <table:table-cell office:value-type="float" office:value="0.128481236579114" calcext:value-type="float">
            <text:p>0.1284812366</text:p>
          </table:table-cell>
          <table:table-cell table:formula="of:=SQRT( ( [.B$1]-[.B201]  )^2+([.C$1]-[.C201])^2)" office:value-type="float" office:value="0.127158494002627" calcext:value-type="float">
            <text:p>0.127158494</text:p>
          </table:table-cell>
        </table:table-row>
        <table:table-row table:style-name="ro1">
          <table:table-cell office:value-type="string" calcext:value-type="string">
            <text:p>GO_0019236</text:p>
          </table:table-cell>
          <table:table-cell office:value-type="float" office:value="-0.266587376953991" calcext:value-type="float">
            <text:p>-0.266587377</text:p>
          </table:table-cell>
          <table:table-cell office:value-type="float" office:value="-0.0694662599611244" calcext:value-type="float">
            <text:p>-0.06946626</text:p>
          </table:table-cell>
          <table:table-cell table:formula="of:=SQRT( ( [.B$1]-[.B202]  )^2+([.C$1]-[.C202])^2)" office:value-type="float" office:value="0.127464793608009" calcext:value-type="float">
            <text:p>0.1274647936</text:p>
          </table:table-cell>
        </table:table-row>
        <table:table-row table:style-name="ro1">
          <table:table-cell office:value-type="string" calcext:value-type="string">
            <text:p>GO_0006695</text:p>
          </table:table-cell>
          <table:table-cell office:value-type="float" office:value="-0.266587376953991" calcext:value-type="float">
            <text:p>-0.266587377</text:p>
          </table:table-cell>
          <table:table-cell office:value-type="float" office:value="-0.0694662599611244" calcext:value-type="float">
            <text:p>-0.06946626</text:p>
          </table:table-cell>
          <table:table-cell table:formula="of:=SQRT( ( [.B$1]-[.B203]  )^2+([.C$1]-[.C203])^2)" office:value-type="float" office:value="0.127464793608009" calcext:value-type="float">
            <text:p>0.1274647936</text:p>
          </table:table-cell>
        </table:table-row>
        <table:table-row table:style-name="ro1">
          <table:table-cell office:value-type="string" calcext:value-type="string">
            <text:p>GO_0018101</text:p>
          </table:table-cell>
          <table:table-cell office:value-type="float" office:value="-0.266587376953991" calcext:value-type="float">
            <text:p>-0.266587377</text:p>
          </table:table-cell>
          <table:table-cell office:value-type="float" office:value="-0.0694662599611244" calcext:value-type="float">
            <text:p>-0.06946626</text:p>
          </table:table-cell>
          <table:table-cell table:formula="of:=SQRT( ( [.B$1]-[.B204]  )^2+([.C$1]-[.C204])^2)" office:value-type="float" office:value="0.127464793608009" calcext:value-type="float">
            <text:p>0.1274647936</text:p>
          </table:table-cell>
        </table:table-row>
        <table:table-row table:style-name="ro1">
          <table:table-cell office:value-type="string" calcext:value-type="string">
            <text:p>GO_0007205</text:p>
          </table:table-cell>
          <table:table-cell office:value-type="float" office:value="-0.197907581213377" calcext:value-type="float">
            <text:p>-0.1979075812</text:p>
          </table:table-cell>
          <table:table-cell office:value-type="float" office:value="-0.122299280753761" calcext:value-type="float">
            <text:p>-0.1222992808</text:p>
          </table:table-cell>
          <table:table-cell table:formula="of:=SQRT( ( [.B$1]-[.B205]  )^2+([.C$1]-[.C205])^2)" office:value-type="float" office:value="0.129222482618268" calcext:value-type="float">
            <text:p>0.1292224826</text:p>
          </table:table-cell>
        </table:table-row>
        <table:table-row table:style-name="ro1">
          <table:table-cell office:value-type="string" calcext:value-type="string">
            <text:p>GO_0016568</text:p>
          </table:table-cell>
          <table:table-cell office:value-type="float" office:value="-0.288683027056484" calcext:value-type="float">
            <text:p>-0.2886830271</text:p>
          </table:table-cell>
          <table:table-cell office:value-type="float" office:value="0.0193876927766618" calcext:value-type="float">
            <text:p>0.0193876928</text:p>
          </table:table-cell>
          <table:table-cell table:formula="of:=SQRT( ( [.B$1]-[.B206]  )^2+([.C$1]-[.C206])^2)" office:value-type="float" office:value="0.129270042304085" calcext:value-type="float">
            <text:p>0.1292700423</text:p>
          </table:table-cell>
        </table:table-row>
        <table:table-row table:style-name="ro1">
          <table:table-cell office:value-type="string" calcext:value-type="string">
            <text:p>GO_0046856</text:p>
          </table:table-cell>
          <table:table-cell office:value-type="float" office:value="-0.288683027056484" calcext:value-type="float">
            <text:p>-0.2886830271</text:p>
          </table:table-cell>
          <table:table-cell office:value-type="float" office:value="0.0193876927766618" calcext:value-type="float">
            <text:p>0.0193876928</text:p>
          </table:table-cell>
          <table:table-cell table:formula="of:=SQRT( ( [.B$1]-[.B207]  )^2+([.C$1]-[.C207])^2)" office:value-type="float" office:value="0.129270042304085" calcext:value-type="float">
            <text:p>0.1292700423</text:p>
          </table:table-cell>
        </table:table-row>
        <table:table-row table:style-name="ro1">
          <table:table-cell office:value-type="string" calcext:value-type="string">
            <text:p>GO_0016032</text:p>
          </table:table-cell>
          <table:table-cell office:value-type="float" office:value="-0.267071490462663" calcext:value-type="float">
            <text:p>-0.2670714905</text:p>
          </table:table-cell>
          <table:table-cell office:value-type="float" office:value="-0.073250894045395" calcext:value-type="float">
            <text:p>-0.073250894</text:p>
          </table:table-cell>
          <table:table-cell table:formula="of:=SQRT( ( [.B$1]-[.B208]  )^2+([.C$1]-[.C208])^2)" office:value-type="float" office:value="0.13000422186708" calcext:value-type="float">
            <text:p>0.1300042219</text:p>
          </table:table-cell>
        </table:table-row>
        <table:table-row table:style-name="ro1">
          <table:table-cell office:value-type="string" calcext:value-type="string">
            <text:p>GO_0007034</text:p>
          </table:table-cell>
          <table:table-cell office:value-type="float" office:value="-0.0312910205342385" calcext:value-type="float">
            <text:p>-0.0312910205</text:p>
          </table:table-cell>
          <table:table-cell office:value-type="float" office:value="-0.0124619790447317" calcext:value-type="float">
            <text:p>-0.012461979</text:p>
          </table:table-cell>
          <table:table-cell table:formula="of:=SQRT( ( [.B$1]-[.B209]  )^2+([.C$1]-[.C209])^2)" office:value-type="float" office:value="0.13011872141021" calcext:value-type="float">
            <text:p>0.1301187214</text:p>
          </table:table-cell>
        </table:table-row>
        <table:table-row table:style-name="ro1">
          <table:table-cell office:value-type="string" calcext:value-type="string">
            <text:p>GO_0006665</text:p>
          </table:table-cell>
          <table:table-cell office:value-type="float" office:value="-0.0317187980619351" calcext:value-type="float">
            <text:p>-0.0317187981</text:p>
          </table:table-cell>
          <table:table-cell office:value-type="float" office:value="0.0239213908414835" calcext:value-type="float">
            <text:p>0.0239213908</text:p>
          </table:table-cell>
          <table:table-cell table:formula="of:=SQRT( ( [.B$1]-[.B210]  )^2+([.C$1]-[.C210])^2)" office:value-type="float" office:value="0.130891245538898" calcext:value-type="float">
            <text:p>0.1308912455</text:p>
          </table:table-cell>
        </table:table-row>
        <table:table-row table:style-name="ro1">
          <table:table-cell office:value-type="string" calcext:value-type="string">
            <text:p>GO_0070193</text:p>
          </table:table-cell>
          <table:table-cell office:value-type="float" office:value="-0.268580812800334" calcext:value-type="float">
            <text:p>-0.2685808128</text:p>
          </table:table-cell>
          <table:table-cell office:value-type="float" office:value="0.0757757257293318" calcext:value-type="float">
            <text:p>0.0757757257</text:p>
          </table:table-cell>
          <table:table-cell table:formula="of:=SQRT( ( [.B$1]-[.B211]  )^2+([.C$1]-[.C211])^2)" office:value-type="float" office:value="0.13104051832909" calcext:value-type="float">
            <text:p>0.1310405183</text:p>
          </table:table-cell>
        </table:table-row>
        <table:table-row table:style-name="ro1">
          <table:table-cell office:value-type="string" calcext:value-type="string">
            <text:p>GO_0006576</text:p>
          </table:table-cell>
          <table:table-cell office:value-type="float" office:value="-0.268580812800334" calcext:value-type="float">
            <text:p>-0.2685808128</text:p>
          </table:table-cell>
          <table:table-cell office:value-type="float" office:value="0.0757757257293318" calcext:value-type="float">
            <text:p>0.0757757257</text:p>
          </table:table-cell>
          <table:table-cell table:formula="of:=SQRT( ( [.B$1]-[.B212]  )^2+([.C$1]-[.C212])^2)" office:value-type="float" office:value="0.13104051832909" calcext:value-type="float">
            <text:p>0.1310405183</text:p>
          </table:table-cell>
        </table:table-row>
        <table:table-row table:style-name="ro1">
          <table:table-cell office:value-type="string" calcext:value-type="string">
            <text:p>GO_0019685</text:p>
          </table:table-cell>
          <table:table-cell office:value-type="float" office:value="-0.268580812800334" calcext:value-type="float">
            <text:p>-0.2685808128</text:p>
          </table:table-cell>
          <table:table-cell office:value-type="float" office:value="0.0757757257293318" calcext:value-type="float">
            <text:p>0.0757757257</text:p>
          </table:table-cell>
          <table:table-cell table:formula="of:=SQRT( ( [.B$1]-[.B213]  )^2+([.C$1]-[.C213])^2)" office:value-type="float" office:value="0.13104051832909" calcext:value-type="float">
            <text:p>0.1310405183</text:p>
          </table:table-cell>
        </table:table-row>
        <table:table-row table:style-name="ro1">
          <table:table-cell office:value-type="string" calcext:value-type="string">
            <text:p>GO_0007130</text:p>
          </table:table-cell>
          <table:table-cell office:value-type="float" office:value="-0.268580812800334" calcext:value-type="float">
            <text:p>-0.2685808128</text:p>
          </table:table-cell>
          <table:table-cell office:value-type="float" office:value="0.0757757257293318" calcext:value-type="float">
            <text:p>0.0757757257</text:p>
          </table:table-cell>
          <table:table-cell table:formula="of:=SQRT( ( [.B$1]-[.B214]  )^2+([.C$1]-[.C214])^2)" office:value-type="float" office:value="0.13104051832909" calcext:value-type="float">
            <text:p>0.1310405183</text:p>
          </table:table-cell>
        </table:table-row>
        <table:table-row table:style-name="ro1">
          <table:table-cell office:value-type="string" calcext:value-type="string">
            <text:p>GO_0030494</text:p>
          </table:table-cell>
          <table:table-cell office:value-type="float" office:value="-0.268580812800334" calcext:value-type="float">
            <text:p>-0.2685808128</text:p>
          </table:table-cell>
          <table:table-cell office:value-type="float" office:value="0.0757757257293318" calcext:value-type="float">
            <text:p>0.0757757257</text:p>
          </table:table-cell>
          <table:table-cell table:formula="of:=SQRT( ( [.B$1]-[.B215]  )^2+([.C$1]-[.C215])^2)" office:value-type="float" office:value="0.13104051832909" calcext:value-type="float">
            <text:p>0.1310405183</text:p>
          </table:table-cell>
        </table:table-row>
        <table:table-row table:style-name="ro1">
          <table:table-cell office:value-type="string" calcext:value-type="string">
            <text:p>GO_0007128</text:p>
          </table:table-cell>
          <table:table-cell office:value-type="float" office:value="-0.268580812800334" calcext:value-type="float">
            <text:p>-0.2685808128</text:p>
          </table:table-cell>
          <table:table-cell office:value-type="float" office:value="0.0757757257293318" calcext:value-type="float">
            <text:p>0.0757757257</text:p>
          </table:table-cell>
          <table:table-cell table:formula="of:=SQRT( ( [.B$1]-[.B216]  )^2+([.C$1]-[.C216])^2)" office:value-type="float" office:value="0.13104051832909" calcext:value-type="float">
            <text:p>0.1310405183</text:p>
          </table:table-cell>
        </table:table-row>
        <table:table-row table:style-name="ro1">
          <table:table-cell office:value-type="string" calcext:value-type="string">
            <text:p>GO_0030150</text:p>
          </table:table-cell>
          <table:table-cell office:value-type="float" office:value="-0.28096148800755" calcext:value-type="float">
            <text:p>-0.280961488</text:p>
          </table:table-cell>
          <table:table-cell office:value-type="float" office:value="-0.0526631727722286" calcext:value-type="float">
            <text:p>-0.0526631728</text:p>
          </table:table-cell>
          <table:table-cell table:formula="of:=SQRT( ( [.B$1]-[.B217]  )^2+([.C$1]-[.C217])^2)" office:value-type="float" office:value="0.131903078405731" calcext:value-type="float">
            <text:p>0.1319030784</text:p>
          </table:table-cell>
        </table:table-row>
        <table:table-row table:style-name="ro1">
          <table:table-cell office:value-type="string" calcext:value-type="string">
            <text:p>GO_0007015</text:p>
          </table:table-cell>
          <table:table-cell office:value-type="float" office:value="-0.258239379690636" calcext:value-type="float">
            <text:p>-0.2582393797</text:p>
          </table:table-cell>
          <table:table-cell office:value-type="float" office:value="-0.0885656110635487" calcext:value-type="float">
            <text:p>-0.0885656111</text:p>
          </table:table-cell>
          <table:table-cell table:formula="of:=SQRT( ( [.B$1]-[.B218]  )^2+([.C$1]-[.C218])^2)" office:value-type="float" office:value="0.132747123773377" calcext:value-type="float">
            <text:p>0.1327471238</text:p>
          </table:table-cell>
        </table:table-row>
        <table:table-row table:style-name="ro1">
          <table:table-cell office:value-type="string" calcext:value-type="string">
            <text:p>GO_0015708</text:p>
          </table:table-cell>
          <table:table-cell office:value-type="float" office:value="-0.267527898470893" calcext:value-type="float">
            <text:p>-0.2675278985</text:p>
          </table:table-cell>
          <table:table-cell office:value-type="float" office:value="0.0804774901811513" calcext:value-type="float">
            <text:p>0.0804774902</text:p>
          </table:table-cell>
          <table:table-cell table:formula="of:=SQRT( ( [.B$1]-[.B219]  )^2+([.C$1]-[.C219])^2)" office:value-type="float" office:value="0.132915753282898" calcext:value-type="float">
            <text:p>0.1329157533</text:p>
          </table:table-cell>
        </table:table-row>
        <table:table-row table:style-name="ro1">
          <table:table-cell office:value-type="string" calcext:value-type="string">
            <text:p>GO_0006659</text:p>
          </table:table-cell>
          <table:table-cell office:value-type="float" office:value="-0.265348036455023" calcext:value-type="float">
            <text:p>-0.2653480365</text:p>
          </table:table-cell>
          <table:table-cell office:value-type="float" office:value="-0.0811785826901086" calcext:value-type="float">
            <text:p>-0.0811785827</text:p>
          </table:table-cell>
          <table:table-cell table:formula="of:=SQRT( ( [.B$1]-[.B220]  )^2+([.C$1]-[.C220])^2)" office:value-type="float" office:value="0.133358152024252" calcext:value-type="float">
            <text:p>0.133358152</text:p>
          </table:table-cell>
        </table:table-row>
        <table:table-row table:style-name="ro1">
          <table:table-cell office:value-type="string" calcext:value-type="string">
            <text:p>GO_0043161</text:p>
          </table:table-cell>
          <table:table-cell office:value-type="float" office:value="-0.280343572530559" calcext:value-type="float">
            <text:p>-0.2803435725</text:p>
          </table:table-cell>
          <table:table-cell office:value-type="float" office:value="-0.0575820385692576" calcext:value-type="float">
            <text:p>-0.0575820386</text:p>
          </table:table-cell>
          <table:table-cell table:formula="of:=SQRT( ( [.B$1]-[.B221]  )^2+([.C$1]-[.C221])^2)" office:value-type="float" office:value="0.133441322410353" calcext:value-type="float">
            <text:p>0.1334413224</text:p>
          </table:table-cell>
        </table:table-row>
        <table:table-row table:style-name="ro1">
          <table:table-cell office:value-type="string" calcext:value-type="string">
            <text:p>GO_0019082</text:p>
          </table:table-cell>
          <table:table-cell office:value-type="float" office:value="-0.271675561222005" calcext:value-type="float">
            <text:p>-0.2716755612</text:p>
          </table:table-cell>
          <table:table-cell office:value-type="float" office:value="-0.0739379778732411" calcext:value-type="float">
            <text:p>-0.0739379779</text:p>
          </table:table-cell>
          <table:table-cell table:formula="of:=SQRT( ( [.B$1]-[.B222]  )^2+([.C$1]-[.C222])^2)" office:value-type="float" office:value="0.13418350009546" calcext:value-type="float">
            <text:p>0.1341835001</text:p>
          </table:table-cell>
        </table:table-row>
        <table:table-row table:style-name="ro1">
          <table:table-cell office:value-type="string" calcext:value-type="string">
            <text:p>GO_0006869</text:p>
          </table:table-cell>
          <table:table-cell office:value-type="float" office:value="-0.256419050994633" calcext:value-type="float">
            <text:p>-0.256419051</text:p>
          </table:table-cell>
          <table:table-cell office:value-type="float" office:value="-0.0953174317510152" calcext:value-type="float">
            <text:p>-0.0953174318</text:p>
          </table:table-cell>
          <table:table-cell table:formula="of:=SQRT( ( [.B$1]-[.B223]  )^2+([.C$1]-[.C223])^2)" office:value-type="float" office:value="0.136128136100527" calcext:value-type="float">
            <text:p>0.1361281361</text:p>
          </table:table-cell>
        </table:table-row>
        <table:table-row table:style-name="ro1">
          <table:table-cell office:value-type="string" calcext:value-type="string">
            <text:p>GO_0006334</text:p>
          </table:table-cell>
          <table:table-cell office:value-type="float" office:value="-0.266476326748079" calcext:value-type="float">
            <text:p>-0.2664763267</text:p>
          </table:table-cell>
          <table:table-cell office:value-type="float" office:value="-0.0852838836139246" calcext:value-type="float">
            <text:p>-0.0852838836</text:p>
          </table:table-cell>
          <table:table-cell table:formula="of:=SQRT( ( [.B$1]-[.B224]  )^2+([.C$1]-[.C224])^2)" office:value-type="float" office:value="0.136810446401185" calcext:value-type="float">
            <text:p>0.1368104464</text:p>
          </table:table-cell>
        </table:table-row>
        <table:table-row table:style-name="ro1">
          <table:table-cell office:value-type="string" calcext:value-type="string">
            <text:p>GO_0009297</text:p>
          </table:table-cell>
          <table:table-cell office:value-type="float" office:value="-0.0565752720142262" calcext:value-type="float">
            <text:p>-0.056575272</text:p>
          </table:table-cell>
          <table:table-cell office:value-type="float" office:value="-0.0877711705643199" calcext:value-type="float">
            <text:p>-0.0877711706</text:p>
          </table:table-cell>
          <table:table-cell table:formula="of:=SQRT( ( [.B$1]-[.B225]  )^2+([.C$1]-[.C225])^2)" office:value-type="float" office:value="0.137088706179949" calcext:value-type="float">
            <text:p>0.1370887062</text:p>
          </table:table-cell>
        </table:table-row>
        <table:table-row table:style-name="ro1">
          <table:table-cell office:value-type="string" calcext:value-type="string">
            <text:p>GO_0006109</text:p>
          </table:table-cell>
          <table:table-cell office:value-type="float" office:value="-0.0268155126346527" calcext:value-type="float">
            <text:p>-0.0268155126</text:p>
          </table:table-cell>
          <table:table-cell office:value-type="float" office:value="0.0369437041902493" calcext:value-type="float">
            <text:p>0.0369437042</text:p>
          </table:table-cell>
          <table:table-cell table:formula="of:=SQRT( ( [.B$1]-[.B226]  )^2+([.C$1]-[.C226])^2)" office:value-type="float" office:value="0.138478074781831" calcext:value-type="float">
            <text:p>0.1384780748</text:p>
          </table:table-cell>
        </table:table-row>
        <table:table-row table:style-name="ro1">
          <table:table-cell office:value-type="string" calcext:value-type="string">
            <text:p>GO_0000002</text:p>
          </table:table-cell>
          <table:table-cell office:value-type="float" office:value="-0.157413556947574" calcext:value-type="float">
            <text:p>-0.1574135569</text:p>
          </table:table-cell>
          <table:table-cell office:value-type="float" office:value="0.139999292510468" calcext:value-type="float">
            <text:p>0.1399992925</text:p>
          </table:table-cell>
          <table:table-cell table:formula="of:=SQRT( ( [.B$1]-[.B227]  )^2+([.C$1]-[.C227])^2)" office:value-type="float" office:value="0.138597326998799" calcext:value-type="float">
            <text:p>0.138597327</text:p>
          </table:table-cell>
        </table:table-row>
        <table:table-row table:style-name="ro1">
          <table:table-cell office:value-type="string" calcext:value-type="string">
            <text:p>GO_0006376</text:p>
          </table:table-cell>
          <table:table-cell office:value-type="float" office:value="-0.258507998674351" calcext:value-type="float">
            <text:p>-0.2585079987</text:p>
          </table:table-cell>
          <table:table-cell office:value-type="float" office:value="-0.097416955007513" calcext:value-type="float">
            <text:p>-0.097416955</text:p>
          </table:table-cell>
          <table:table-cell table:formula="of:=SQRT( ( [.B$1]-[.B228]  )^2+([.C$1]-[.C228])^2)" office:value-type="float" office:value="0.139089831276019" calcext:value-type="float">
            <text:p>0.1390898313</text:p>
          </table:table-cell>
        </table:table-row>
        <table:table-row table:style-name="ro1">
          <table:table-cell office:value-type="string" calcext:value-type="string">
            <text:p>GO_0019217</text:p>
          </table:table-cell>
          <table:table-cell office:value-type="float" office:value="-0.0485792516292248" calcext:value-type="float">
            <text:p>-0.0485792516</text:p>
          </table:table-cell>
          <table:table-cell office:value-type="float" office:value="0.0844491650665924" calcext:value-type="float">
            <text:p>0.0844491651</text:p>
          </table:table-cell>
          <table:table-cell table:formula="of:=SQRT( ( [.B$1]-[.B229]  )^2+([.C$1]-[.C229])^2)" office:value-type="float" office:value="0.139476547361166" calcext:value-type="float">
            <text:p>0.1394765474</text:p>
          </table:table-cell>
        </table:table-row>
        <table:table-row table:style-name="ro1">
          <table:table-cell office:value-type="string" calcext:value-type="string">
            <text:p>GO_1901031</text:p>
          </table:table-cell>
          <table:table-cell office:value-type="float" office:value="-0.241085728307975" calcext:value-type="float">
            <text:p>-0.2410857283</text:p>
          </table:table-cell>
          <table:table-cell office:value-type="float" office:value="-0.112544811099406" calcext:value-type="float">
            <text:p>-0.1125448111</text:p>
          </table:table-cell>
          <table:table-cell table:formula="of:=SQRT( ( [.B$1]-[.B230]  )^2+([.C$1]-[.C230])^2)" office:value-type="float" office:value="0.13949933140573" calcext:value-type="float">
            <text:p>0.1394993314</text:p>
          </table:table-cell>
        </table:table-row>
        <table:table-row table:style-name="ro1">
          <table:table-cell office:value-type="string" calcext:value-type="string">
            <text:p>GO_0009439</text:p>
          </table:table-cell>
          <table:table-cell office:value-type="float" office:value="-0.0542093167703371" calcext:value-type="float">
            <text:p>-0.0542093168</text:p>
          </table:table-cell>
          <table:table-cell office:value-type="float" office:value="0.0917269737126653" calcext:value-type="float">
            <text:p>0.0917269737</text:p>
          </table:table-cell>
          <table:table-cell table:formula="of:=SQRT( ( [.B$1]-[.B231]  )^2+([.C$1]-[.C231])^2)" office:value-type="float" office:value="0.139586961747154" calcext:value-type="float">
            <text:p>0.1395869617</text:p>
          </table:table-cell>
        </table:table-row>
        <table:table-row table:style-name="ro1">
          <table:table-cell office:value-type="string" calcext:value-type="string">
            <text:p>GO_0007031</text:p>
          </table:table-cell>
          <table:table-cell office:value-type="float" office:value="-0.0203110640325064" calcext:value-type="float">
            <text:p>-0.020311064</text:p>
          </table:table-cell>
          <table:table-cell office:value-type="float" office:value="0.00161642556394821" calcext:value-type="float">
            <text:p>0.0016164256</text:p>
          </table:table-cell>
          <table:table-cell table:formula="of:=SQRT( ( [.B$1]-[.B232]  )^2+([.C$1]-[.C232])^2)" office:value-type="float" office:value="0.140353996715126" calcext:value-type="float">
            <text:p>0.1403539967</text:p>
          </table:table-cell>
        </table:table-row>
        <table:table-row table:style-name="ro1">
          <table:table-cell office:value-type="string" calcext:value-type="string">
            <text:p>GO_0006605</text:p>
          </table:table-cell>
          <table:table-cell office:value-type="float" office:value="-0.0252037374975489" calcext:value-type="float">
            <text:p>-0.0252037375</text:p>
          </table:table-cell>
          <table:table-cell office:value-type="float" office:value="0.0395055686975288" calcext:value-type="float">
            <text:p>0.0395055687</text:p>
          </table:table-cell>
          <table:table-cell table:formula="of:=SQRT( ( [.B$1]-[.B233]  )^2+([.C$1]-[.C233])^2)" office:value-type="float" office:value="0.140707922159322" calcext:value-type="float">
            <text:p>0.1407079222</text:p>
          </table:table-cell>
        </table:table-row>
        <table:table-row table:style-name="ro1">
          <table:table-cell office:value-type="string" calcext:value-type="string">
            <text:p>GO_0007017</text:p>
          </table:table-cell>
          <table:table-cell office:value-type="float" office:value="-0.269606079726224" calcext:value-type="float">
            <text:p>-0.2696060797</text:p>
          </table:table-cell>
          <table:table-cell office:value-type="float" office:value="-0.088342756590878" calcext:value-type="float">
            <text:p>-0.0883427566</text:p>
          </table:table-cell>
          <table:table-cell table:formula="of:=SQRT( ( [.B$1]-[.B234]  )^2+([.C$1]-[.C234])^2)" office:value-type="float" office:value="0.141170579783768" calcext:value-type="float">
            <text:p>0.1411705798</text:p>
          </table:table-cell>
        </table:table-row>
        <table:table-row table:style-name="ro1">
          <table:table-cell office:value-type="string" calcext:value-type="string">
            <text:p>GO_0046411</text:p>
          </table:table-cell>
          <table:table-cell office:value-type="float" office:value="-0.260316973986442" calcext:value-type="float">
            <text:p>-0.260316974</text:p>
          </table:table-cell>
          <table:table-cell office:value-type="float" office:value="0.103890890428" calcext:value-type="float">
            <text:p>0.1038908904</text:p>
          </table:table-cell>
          <table:table-cell table:formula="of:=SQRT( ( [.B$1]-[.B235]  )^2+([.C$1]-[.C235])^2)" office:value-type="float" office:value="0.142921966882704" calcext:value-type="float">
            <text:p>0.1429219669</text:p>
          </table:table-cell>
        </table:table-row>
        <table:table-row table:style-name="ro1">
          <table:table-cell office:value-type="string" calcext:value-type="string">
            <text:p>GO_1902209</text:p>
          </table:table-cell>
          <table:table-cell office:value-type="float" office:value="-0.0717976496406273" calcext:value-type="float">
            <text:p>-0.0717976496</text:p>
          </table:table-cell>
          <table:table-cell office:value-type="float" office:value="-0.110875434687024" calcext:value-type="float">
            <text:p>-0.1108754347</text:p>
          </table:table-cell>
          <table:table-cell table:formula="of:=SQRT( ( [.B$1]-[.B236]  )^2+([.C$1]-[.C236])^2)" office:value-type="float" office:value="0.143220732778854" calcext:value-type="float">
            <text:p>0.1432207328</text:p>
          </table:table-cell>
        </table:table-row>
        <table:table-row table:style-name="ro1">
          <table:table-cell office:value-type="string" calcext:value-type="string">
            <text:p>GO_0018149</text:p>
          </table:table-cell>
          <table:table-cell office:value-type="float" office:value="-0.166192152187084" calcext:value-type="float">
            <text:p>-0.1661921522</text:p>
          </table:table-cell>
          <table:table-cell office:value-type="float" office:value="0.145502024652116" calcext:value-type="float">
            <text:p>0.1455020247</text:p>
          </table:table-cell>
          <table:table-cell table:formula="of:=SQRT( ( [.B$1]-[.B237]  )^2+([.C$1]-[.C237])^2)" office:value-type="float" office:value="0.144167907909651" calcext:value-type="float">
            <text:p>0.1441679079</text:p>
          </table:table-cell>
        </table:table-row>
        <table:table-row table:style-name="ro1">
          <table:table-cell office:value-type="string" calcext:value-type="string">
            <text:p>GO_0040007</text:p>
          </table:table-cell>
          <table:table-cell office:value-type="float" office:value="-0.089620987273178" calcext:value-type="float">
            <text:p>-0.0896209873</text:p>
          </table:table-cell>
          <table:table-cell office:value-type="float" office:value="0.127661191156577" calcext:value-type="float">
            <text:p>0.1276611912</text:p>
          </table:table-cell>
          <table:table-cell table:formula="of:=SQRT( ( [.B$1]-[.B238]  )^2+([.C$1]-[.C238])^2)" office:value-type="float" office:value="0.144841314430178" calcext:value-type="float">
            <text:p>0.1448413144</text:p>
          </table:table-cell>
        </table:table-row>
        <table:table-row table:style-name="ro1">
          <table:table-cell office:value-type="string" calcext:value-type="string">
            <text:p>GO_0005978</text:p>
          </table:table-cell>
          <table:table-cell office:value-type="float" office:value="-0.025258317176652" calcext:value-type="float">
            <text:p>-0.0252583172</text:p>
          </table:table-cell>
          <table:table-cell office:value-type="float" office:value="-0.0535059122433434" calcext:value-type="float">
            <text:p>-0.0535059122</text:p>
          </table:table-cell>
          <table:table-cell table:formula="of:=SQRT( ( [.B$1]-[.B239]  )^2+([.C$1]-[.C239])^2)" office:value-type="float" office:value="0.146130152261068" calcext:value-type="float">
            <text:p>0.1461301523</text:p>
          </table:table-cell>
        </table:table-row>
        <table:table-row table:style-name="ro1">
          <table:table-cell office:value-type="string" calcext:value-type="string">
            <text:p>GO_0019058</text:p>
          </table:table-cell>
          <table:table-cell office:value-type="float" office:value="-0.0223489742092966" calcext:value-type="float">
            <text:p>-0.0223489742</text:p>
          </table:table-cell>
          <table:table-cell office:value-type="float" office:value="-0.0485171288082019" calcext:value-type="float">
            <text:p>-0.0485171288</text:p>
          </table:table-cell>
          <table:table-cell table:formula="of:=SQRT( ( [.B$1]-[.B240]  )^2+([.C$1]-[.C240])^2)" office:value-type="float" office:value="0.14706132976044" calcext:value-type="float">
            <text:p>0.1470613298</text:p>
          </table:table-cell>
        </table:table-row>
        <table:table-row table:style-name="ro1">
          <table:table-cell office:value-type="string" calcext:value-type="string">
            <text:p>GO_0006351</text:p>
          </table:table-cell>
          <table:table-cell office:value-type="float" office:value="-0.0212987982988029" calcext:value-type="float">
            <text:p>-0.0212987983</text:p>
          </table:table-cell>
          <table:table-cell office:value-type="float" office:value="0.0540298836483853" calcext:value-type="float">
            <text:p>0.0540298836</text:p>
          </table:table-cell>
          <table:table-cell table:formula="of:=SQRT( ( [.B$1]-[.B241]  )^2+([.C$1]-[.C241])^2)" office:value-type="float" office:value="0.148958412646105" calcext:value-type="float">
            <text:p>0.1489584126</text:p>
          </table:table-cell>
        </table:table-row>
        <table:table-row table:style-name="ro1">
          <table:table-cell office:value-type="string" calcext:value-type="string">
            <text:p>GO_0007219</text:p>
          </table:table-cell>
          <table:table-cell office:value-type="float" office:value="-0.106205451822906" calcext:value-type="float">
            <text:p>-0.1062054518</text:p>
          </table:table-cell>
          <table:table-cell office:value-type="float" office:value="-0.137547201511009" calcext:value-type="float">
            <text:p>-0.1375472015</text:p>
          </table:table-cell>
          <table:table-cell table:formula="of:=SQRT( ( [.B$1]-[.B242]  )^2+([.C$1]-[.C242])^2)" office:value-type="float" office:value="0.149275950055423" calcext:value-type="float">
            <text:p>0.1492759501</text:p>
          </table:table-cell>
        </table:table-row>
        <table:table-row table:style-name="ro1">
          <table:table-cell office:value-type="string" calcext:value-type="string">
            <text:p>GO_0032780</text:p>
          </table:table-cell>
          <table:table-cell office:value-type="float" office:value="-0.285540291354812" calcext:value-type="float">
            <text:p>-0.2855402914</text:p>
          </table:table-cell>
          <table:table-cell office:value-type="float" office:value="-0.0821954215896506" calcext:value-type="float">
            <text:p>-0.0821954216</text:p>
          </table:table-cell>
          <table:table-cell table:formula="of:=SQRT( ( [.B$1]-[.B243]  )^2+([.C$1]-[.C243])^2)" office:value-type="float" office:value="0.150295551362349" calcext:value-type="float">
            <text:p>0.1502955514</text:p>
          </table:table-cell>
        </table:table-row>
        <table:table-row table:style-name="ro1">
          <table:table-cell office:value-type="string" calcext:value-type="string">
            <text:p>GO_0006796</text:p>
          </table:table-cell>
          <table:table-cell office:value-type="float" office:value="-0.010231415339447" calcext:value-type="float">
            <text:p>-0.0102314153</text:p>
          </table:table-cell>
          <table:table-cell office:value-type="float" office:value="0.00223238762488605" calcext:value-type="float">
            <text:p>0.0022323876</text:p>
          </table:table-cell>
          <table:table-cell table:formula="of:=SQRT( ( [.B$1]-[.B244]  )^2+([.C$1]-[.C244])^2)" office:value-type="float" office:value="0.150435620970561" calcext:value-type="float">
            <text:p>0.150435621</text:p>
          </table:table-cell>
        </table:table-row>
        <table:table-row table:style-name="ro1">
          <table:table-cell office:value-type="string" calcext:value-type="string">
            <text:p>GO_0006032</text:p>
          </table:table-cell>
          <table:table-cell office:value-type="float" office:value="-0.00939928655451774" calcext:value-type="float">
            <text:p>-0.0093992866</text:p>
          </table:table-cell>
          <table:table-cell office:value-type="float" office:value="-0.00325470109392499" calcext:value-type="float">
            <text:p>-0.0032547011</text:p>
          </table:table-cell>
          <table:table-cell table:formula="of:=SQRT( ( [.B$1]-[.B245]  )^2+([.C$1]-[.C245])^2)" office:value-type="float" office:value="0.151338501955123" calcext:value-type="float">
            <text:p>0.151338502</text:p>
          </table:table-cell>
        </table:table-row>
        <table:table-row table:style-name="ro1">
          <table:table-cell office:value-type="string" calcext:value-type="string">
            <text:p>GO_0006811</text:p>
          </table:table-cell>
          <table:table-cell office:value-type="float" office:value="-0.0111249558096546" calcext:value-type="float">
            <text:p>-0.0111249558</text:p>
          </table:table-cell>
          <table:table-cell office:value-type="float" office:value="-0.0243622922005587" calcext:value-type="float">
            <text:p>-0.0243622922</text:p>
          </table:table-cell>
          <table:table-cell table:formula="of:=SQRT( ( [.B$1]-[.B246]  )^2+([.C$1]-[.C246])^2)" office:value-type="float" office:value="0.151749707546639" calcext:value-type="float">
            <text:p>0.1517497075</text:p>
          </table:table-cell>
        </table:table-row>
        <table:table-row table:style-name="ro1">
          <table:table-cell office:value-type="string" calcext:value-type="string">
            <text:p>GO_0006368</text:p>
          </table:table-cell>
          <table:table-cell office:value-type="float" office:value="-0.254487954697415" calcext:value-type="float">
            <text:p>-0.2544879547</text:p>
          </table:table-cell>
          <table:table-cell office:value-type="float" office:value="-0.117988547662685" calcext:value-type="float">
            <text:p>-0.1179885477</text:p>
          </table:table-cell>
          <table:table-cell table:formula="of:=SQRT( ( [.B$1]-[.B247]  )^2+([.C$1]-[.C247])^2)" office:value-type="float" office:value="0.151874817219188" calcext:value-type="float">
            <text:p>0.1518748172</text:p>
          </table:table-cell>
        </table:table-row>
        <table:table-row table:style-name="ro1">
          <table:table-cell office:value-type="string" calcext:value-type="string">
            <text:p>GO_0006914</text:p>
          </table:table-cell>
          <table:table-cell office:value-type="float" office:value="-0.131413329235732" calcext:value-type="float">
            <text:p>-0.1314133292</text:p>
          </table:table-cell>
          <table:table-cell office:value-type="float" office:value="-0.147607876856269" calcext:value-type="float">
            <text:p>-0.1476078769</text:p>
          </table:table-cell>
          <table:table-cell table:formula="of:=SQRT( ( [.B$1]-[.B248]  )^2+([.C$1]-[.C248])^2)" office:value-type="float" office:value="0.151891274383165" calcext:value-type="float">
            <text:p>0.1518912744</text:p>
          </table:table-cell>
        </table:table-row>
        <table:table-row table:style-name="ro1">
          <table:table-cell office:value-type="string" calcext:value-type="string">
            <text:p>GO_0042262</text:p>
          </table:table-cell>
          <table:table-cell office:value-type="float" office:value="-0.190882414695164" calcext:value-type="float">
            <text:p>-0.1908824147</text:p>
          </table:table-cell>
          <table:table-cell office:value-type="float" office:value="0.151136084515586" calcext:value-type="float">
            <text:p>0.1511360845</text:p>
          </table:table-cell>
          <table:table-cell table:formula="of:=SQRT( ( [.B$1]-[.B249]  )^2+([.C$1]-[.C249])^2)" office:value-type="float" office:value="0.152715357545719" calcext:value-type="float">
            <text:p>0.1527153575</text:p>
          </table:table-cell>
        </table:table-row>
        <table:table-row table:style-name="ro1">
          <table:table-cell office:value-type="string" calcext:value-type="string">
            <text:p>GO_0000012</text:p>
          </table:table-cell>
          <table:table-cell office:value-type="float" office:value="-0.276143670817783" calcext:value-type="float">
            <text:p>-0.2761436708</text:p>
          </table:table-cell>
          <table:table-cell office:value-type="float" office:value="-0.0994823604578771" calcext:value-type="float">
            <text:p>-0.0994823605</text:p>
          </table:table-cell>
          <table:table-cell table:formula="of:=SQRT( ( [.B$1]-[.B250]  )^2+([.C$1]-[.C250])^2)" office:value-type="float" office:value="0.153364532037648" calcext:value-type="float">
            <text:p>0.153364532</text:p>
          </table:table-cell>
        </table:table-row>
        <table:table-row table:style-name="ro1">
          <table:table-cell office:value-type="string" calcext:value-type="string">
            <text:p>GO_0044341</text:p>
          </table:table-cell>
          <table:table-cell office:value-type="float" office:value="-0.012255679533219" calcext:value-type="float">
            <text:p>-0.0122556795</text:p>
          </table:table-cell>
          <table:table-cell office:value-type="float" office:value="-0.0383081616141224" calcext:value-type="float">
            <text:p>-0.0383081616</text:p>
          </table:table-cell>
          <table:table-cell table:formula="of:=SQRT( ( [.B$1]-[.B251]  )^2+([.C$1]-[.C251])^2)" office:value-type="float" office:value="0.153639957470657" calcext:value-type="float">
            <text:p>0.1536399575</text:p>
          </table:table-cell>
        </table:table-row>
        <table:table-row table:style-name="ro1">
          <table:table-cell office:value-type="string" calcext:value-type="string">
            <text:p>GO_0007094</text:p>
          </table:table-cell>
          <table:table-cell office:value-type="float" office:value="-0.00693117210166084" calcext:value-type="float">
            <text:p>-0.0069311721</text:p>
          </table:table-cell>
          <table:table-cell office:value-type="float" office:value="0.0104521098591082" calcext:value-type="float">
            <text:p>0.0104521099</text:p>
          </table:table-cell>
          <table:table-cell table:formula="of:=SQRT( ( [.B$1]-[.B252]  )^2+([.C$1]-[.C252])^2)" office:value-type="float" office:value="0.153997696855324" calcext:value-type="float">
            <text:p>0.1539976969</text:p>
          </table:table-cell>
        </table:table-row>
        <table:table-row table:style-name="ro1">
          <table:table-cell office:value-type="string" calcext:value-type="string">
            <text:p>GO_0006486</text:p>
          </table:table-cell>
          <table:table-cell office:value-type="float" office:value="-0.00926796603763497" calcext:value-type="float">
            <text:p>-0.009267966</text:p>
          </table:table-cell>
          <table:table-cell office:value-type="float" office:value="-0.034559430878706" calcext:value-type="float">
            <text:p>-0.0345594309</text:p>
          </table:table-cell>
          <table:table-cell table:formula="of:=SQRT( ( [.B$1]-[.B253]  )^2+([.C$1]-[.C253])^2)" office:value-type="float" office:value="0.155618165980003" calcext:value-type="float">
            <text:p>0.155618166</text:p>
          </table:table-cell>
        </table:table-row>
        <table:table-row table:style-name="ro1">
          <table:table-cell office:value-type="string" calcext:value-type="string">
            <text:p>GO_0019538</text:p>
          </table:table-cell>
          <table:table-cell office:value-type="float" office:value="-0.00390716173664824" calcext:value-type="float">
            <text:p>-0.0039071617</text:p>
          </table:table-cell>
          <table:table-cell office:value-type="float" office:value="-0.0016089582098396" calcext:value-type="float">
            <text:p>-0.0016089582</text:p>
          </table:table-cell>
          <table:table-cell table:formula="of:=SQRT( ( [.B$1]-[.B254]  )^2+([.C$1]-[.C254])^2)" office:value-type="float" office:value="0.15678743887366" calcext:value-type="float">
            <text:p>0.1567874389</text:p>
          </table:table-cell>
        </table:table-row>
        <table:table-row table:style-name="ro1">
          <table:table-cell office:value-type="string" calcext:value-type="string">
            <text:p>GO_0007267</text:p>
          </table:table-cell>
          <table:table-cell office:value-type="float" office:value="-0.289879750094475" calcext:value-type="float">
            <text:p>-0.2898797501</text:p>
          </table:table-cell>
          <table:table-cell office:value-type="float" office:value="-0.0898751098764502" calcext:value-type="float">
            <text:p>-0.0898751099</text:p>
          </table:table-cell>
          <table:table-cell table:formula="of:=SQRT( ( [.B$1]-[.B255]  )^2+([.C$1]-[.C255])^2)" office:value-type="float" office:value="0.158224314366967" calcext:value-type="float">
            <text:p>0.1582243144</text:p>
          </table:table-cell>
        </table:table-row>
        <table:table-row table:style-name="ro1">
          <table:table-cell office:value-type="string" calcext:value-type="string">
            <text:p>GO_0043547</text:p>
          </table:table-cell>
          <table:table-cell office:value-type="float" office:value="-0.0154060054414651" calcext:value-type="float">
            <text:p>-0.0154060054</text:p>
          </table:table-cell>
          <table:table-cell office:value-type="float" office:value="-0.0616946734110482" calcext:value-type="float">
            <text:p>-0.0616946734</text:p>
          </table:table-cell>
          <table:table-cell table:formula="of:=SQRT( ( [.B$1]-[.B256]  )^2+([.C$1]-[.C256])^2)" office:value-type="float" office:value="0.158386115716451" calcext:value-type="float">
            <text:p>0.1583861157</text:p>
          </table:table-cell>
        </table:table-row>
        <table:table-row table:style-name="ro1">
          <table:table-cell office:value-type="string" calcext:value-type="string">
            <text:p>GO_0016480</text:p>
          </table:table-cell>
          <table:table-cell office:value-type="float" office:value="-0.232955216026257" calcext:value-type="float">
            <text:p>-0.232955216</text:p>
          </table:table-cell>
          <table:table-cell office:value-type="float" office:value="-0.140131090013192" calcext:value-type="float">
            <text:p>-0.14013109</text:p>
          </table:table-cell>
          <table:table-cell table:formula="of:=SQRT( ( [.B$1]-[.B257]  )^2+([.C$1]-[.C257])^2)" office:value-type="float" office:value="0.158960016322888" calcext:value-type="float">
            <text:p>0.1589600163</text:p>
          </table:table-cell>
        </table:table-row>
        <table:table-row table:style-name="ro1">
          <table:table-cell office:value-type="string" calcext:value-type="string">
            <text:p>GO_0007156</text:p>
          </table:table-cell>
          <table:table-cell office:value-type="float" office:value="-0.00274709741046936" calcext:value-type="float">
            <text:p>-0.0027470974</text:p>
          </table:table-cell>
          <table:table-cell office:value-type="float" office:value="-0.0196945629134977" calcext:value-type="float">
            <text:p>-0.0196945629</text:p>
          </table:table-cell>
          <table:table-cell table:formula="of:=SQRT( ( [.B$1]-[.B258]  )^2+([.C$1]-[.C258])^2)" office:value-type="float" office:value="0.159325837512549" calcext:value-type="float">
            <text:p>0.1593258375</text:p>
          </table:table-cell>
        </table:table-row>
        <table:table-row table:style-name="ro1">
          <table:table-cell office:value-type="string" calcext:value-type="string">
            <text:p>GO_0016570</text:p>
          </table:table-cell>
          <table:table-cell office:value-type="float" office:value="-0.252956163146296" calcext:value-type="float">
            <text:p>-0.2529561631</text:p>
          </table:table-cell>
          <table:table-cell office:value-type="float" office:value="-0.129323513601211" calcext:value-type="float">
            <text:p>-0.1293235136</text:p>
          </table:table-cell>
          <table:table-cell table:formula="of:=SQRT( ( [.B$1]-[.B259]  )^2+([.C$1]-[.C259])^2)" office:value-type="float" office:value="0.160052469113815" calcext:value-type="float">
            <text:p>0.1600524691</text:p>
          </table:table-cell>
        </table:table-row>
        <table:table-row table:style-name="ro1">
          <table:table-cell office:value-type="string" calcext:value-type="string">
            <text:p>GO_0051603</text:p>
          </table:table-cell>
          <table:table-cell office:value-type="float" office:value="-0.000194422760043542" calcext:value-type="float">
            <text:p>-0.0001944228</text:p>
          </table:table-cell>
          <table:table-cell office:value-type="float" office:value="0.000158656303936699" calcext:value-type="float">
            <text:p>0.0001586563</text:p>
          </table:table-cell>
          <table:table-cell table:formula="of:=SQRT( ( [.B$1]-[.B260]  )^2+([.C$1]-[.C260])^2)" office:value-type="float" office:value="0.160475643735142" calcext:value-type="float">
            <text:p>0.1604756437</text:p>
          </table:table-cell>
        </table:table-row>
        <table:table-row table:style-name="ro1">
          <table:table-cell office:value-type="string" calcext:value-type="string">
            <text:p>GO_0006635</text:p>
          </table:table-cell>
          <table:table-cell office:value-type="float" office:value="-0.00230608914757432" calcext:value-type="float">
            <text:p>-0.0023060891</text:p>
          </table:table-cell>
          <table:table-cell office:value-type="float" office:value="-0.0294635220995641" calcext:value-type="float">
            <text:p>-0.0294635221</text:p>
          </table:table-cell>
          <table:table-cell table:formula="of:=SQRT( ( [.B$1]-[.B261]  )^2+([.C$1]-[.C261])^2)" office:value-type="float" office:value="0.161346097535939" calcext:value-type="float">
            <text:p>0.1613460975</text:p>
          </table:table-cell>
        </table:table-row>
        <table:table-row table:style-name="ro1">
          <table:table-cell office:value-type="string" calcext:value-type="string">
            <text:p>GO_0006825</text:p>
          </table:table-cell>
          <table:table-cell office:value-type="float" office:value="-0.278779568459391" calcext:value-type="float">
            <text:p>-0.2787795685</text:p>
          </table:table-cell>
          <table:table-cell office:value-type="float" office:value="-0.10983936616175" calcext:value-type="float">
            <text:p>-0.1098393662</text:p>
          </table:table-cell>
          <table:table-cell table:formula="of:=SQRT( ( [.B$1]-[.B262]  )^2+([.C$1]-[.C262])^2)" office:value-type="float" office:value="0.162278108684168" calcext:value-type="float">
            <text:p>0.1622781087</text:p>
          </table:table-cell>
        </table:table-row>
        <table:table-row table:style-name="ro1">
          <table:table-cell office:value-type="string" calcext:value-type="string">
            <text:p>GO_0000272</text:p>
          </table:table-cell>
          <table:table-cell office:value-type="float" office:value="0.00155706979148165" calcext:value-type="float">
            <text:p>0.0015570698</text:p>
          </table:table-cell>
          <table:table-cell office:value-type="float" office:value="0.00961660509923268" calcext:value-type="float">
            <text:p>0.0096166051</text:p>
          </table:table-cell>
          <table:table-cell table:formula="of:=SQRT( ( [.B$1]-[.B263]  )^2+([.C$1]-[.C263])^2)" office:value-type="float" office:value="0.162427949574855" calcext:value-type="float">
            <text:p>0.1624279496</text:p>
          </table:table-cell>
        </table:table-row>
        <table:table-row table:style-name="ro1">
          <table:table-cell office:value-type="string" calcext:value-type="string">
            <text:p>GO_0070836</text:p>
          </table:table-cell>
          <table:table-cell office:value-type="float" office:value="-0.286793224048369" calcext:value-type="float">
            <text:p>-0.286793224</text:p>
          </table:table-cell>
          <table:table-cell office:value-type="float" office:value="-0.102201044340483" calcext:value-type="float">
            <text:p>-0.1022010443</text:p>
          </table:table-cell>
          <table:table-cell table:formula="of:=SQRT( ( [.B$1]-[.B264]  )^2+([.C$1]-[.C264])^2)" office:value-type="float" office:value="0.163247756679774" calcext:value-type="float">
            <text:p>0.1632477567</text:p>
          </table:table-cell>
        </table:table-row>
        <table:table-row table:style-name="ro1">
          <table:table-cell office:value-type="string" calcext:value-type="string">
            <text:p>GO_0009395</text:p>
          </table:table-cell>
          <table:table-cell office:value-type="float" office:value="-0.090535584168494" calcext:value-type="float">
            <text:p>-0.0905355842</text:p>
          </table:table-cell>
          <table:table-cell office:value-type="float" office:value="-0.146032357390633" calcext:value-type="float">
            <text:p>-0.1460323574</text:p>
          </table:table-cell>
          <table:table-cell table:formula="of:=SQRT( ( [.B$1]-[.B265]  )^2+([.C$1]-[.C265])^2)" office:value-type="float" office:value="0.163298059160764" calcext:value-type="float">
            <text:p>0.1632980592</text:p>
          </table:table-cell>
        </table:table-row>
        <table:table-row table:style-name="ro1">
          <table:table-cell office:value-type="string" calcext:value-type="string">
            <text:p>GO_0046373</text:p>
          </table:table-cell>
          <table:table-cell office:value-type="float" office:value="0.00156263341393187" calcext:value-type="float">
            <text:p>0.0015626334</text:p>
          </table:table-cell>
          <table:table-cell office:value-type="float" office:value="0.0248606978102931" calcext:value-type="float">
            <text:p>0.0248606978</text:p>
          </table:table-cell>
          <table:table-cell table:formula="of:=SQRT( ( [.B$1]-[.B266]  )^2+([.C$1]-[.C266])^2)" office:value-type="float" office:value="0.163909465338274" calcext:value-type="float">
            <text:p>0.1639094653</text:p>
          </table:table-cell>
        </table:table-row>
        <table:table-row table:style-name="ro1">
          <table:table-cell office:value-type="string" calcext:value-type="string">
            <text:p>GO_0000413</text:p>
          </table:table-cell>
          <table:table-cell office:value-type="float" office:value="0.00357935069998451" calcext:value-type="float">
            <text:p>0.0035793507</text:p>
          </table:table-cell>
          <table:table-cell office:value-type="float" office:value="0.00646989603689866" calcext:value-type="float">
            <text:p>0.006469896</text:p>
          </table:table-cell>
          <table:table-cell table:formula="of:=SQRT( ( [.B$1]-[.B267]  )^2+([.C$1]-[.C267])^2)" office:value-type="float" office:value="0.164321298302587" calcext:value-type="float">
            <text:p>0.1643212983</text:p>
          </table:table-cell>
        </table:table-row>
        <table:table-row table:style-name="ro1">
          <table:table-cell office:value-type="string" calcext:value-type="string">
            <text:p>GO_0010024</text:p>
          </table:table-cell>
          <table:table-cell office:value-type="float" office:value="-0.255016999309054" calcext:value-type="float">
            <text:p>-0.2550169993</text:p>
          </table:table-cell>
          <table:table-cell office:value-type="float" office:value="0.135975364567916" calcext:value-type="float">
            <text:p>0.1359753646</text:p>
          </table:table-cell>
          <table:table-cell table:formula="of:=SQRT( ( [.B$1]-[.B268]  )^2+([.C$1]-[.C268])^2)" office:value-type="float" office:value="0.164322987905704" calcext:value-type="float">
            <text:p>0.1643229879</text:p>
          </table:table-cell>
        </table:table-row>
        <table:table-row table:style-name="ro1">
          <table:table-cell office:value-type="string" calcext:value-type="string">
            <text:p>GO_0007050</text:p>
          </table:table-cell>
          <table:table-cell office:value-type="float" office:value="-0.270186796685912" calcext:value-type="float">
            <text:p>-0.2701867967</text:p>
          </table:table-cell>
          <table:table-cell office:value-type="float" office:value="-0.123290172160189" calcext:value-type="float">
            <text:p>-0.1232901722</text:p>
          </table:table-cell>
          <table:table-cell table:formula="of:=SQRT( ( [.B$1]-[.B269]  )^2+([.C$1]-[.C269])^2)" office:value-type="float" office:value="0.165989993060884" calcext:value-type="float">
            <text:p>0.1659899931</text:p>
          </table:table-cell>
        </table:table-row>
        <table:table-row table:style-name="ro1">
          <table:table-cell office:value-type="string" calcext:value-type="string">
            <text:p>GO_0044780</text:p>
          </table:table-cell>
          <table:table-cell office:value-type="float" office:value="0.00261027125375595" calcext:value-type="float">
            <text:p>0.0026102713</text:p>
          </table:table-cell>
          <table:table-cell office:value-type="float" office:value="0.0326413733312975" calcext:value-type="float">
            <text:p>0.0326413733</text:p>
          </table:table-cell>
          <table:table-cell table:formula="of:=SQRT( ( [.B$1]-[.B270]  )^2+([.C$1]-[.C270])^2)" office:value-type="float" office:value="0.166229710964123" calcext:value-type="float">
            <text:p>0.166229711</text:p>
          </table:table-cell>
        </table:table-row>
        <table:table-row table:style-name="ro1">
          <table:table-cell office:value-type="string" calcext:value-type="string">
            <text:p>GO_0006013</text:p>
          </table:table-cell>
          <table:table-cell office:value-type="float" office:value="0.00160984264980997" calcext:value-type="float">
            <text:p>0.0016098426</text:p>
          </table:table-cell>
          <table:table-cell office:value-type="float" office:value="-0.0367486981996781" calcext:value-type="float">
            <text:p>-0.0367486982</text:p>
          </table:table-cell>
          <table:table-cell table:formula="of:=SQRT( ( [.B$1]-[.B271]  )^2+([.C$1]-[.C271])^2)" office:value-type="float" office:value="0.166707808098349" calcext:value-type="float">
            <text:p>0.1667078081</text:p>
          </table:table-cell>
        </table:table-row>
        <table:table-row table:style-name="ro1">
          <table:table-cell office:value-type="string" calcext:value-type="string">
            <text:p>GO_0006556</text:p>
          </table:table-cell>
          <table:table-cell office:value-type="float" office:value="0.0061397375236636" calcext:value-type="float">
            <text:p>0.0061397375</text:p>
          </table:table-cell>
          <table:table-cell office:value-type="float" office:value="0.00319730339499488" calcext:value-type="float">
            <text:p>0.0031973034</text:p>
          </table:table-cell>
          <table:table-cell table:formula="of:=SQRT( ( [.B$1]-[.B272]  )^2+([.C$1]-[.C272])^2)" office:value-type="float" office:value="0.16681394280464" calcext:value-type="float">
            <text:p>0.1668139428</text:p>
          </table:table-cell>
        </table:table-row>
        <table:table-row table:style-name="ro1">
          <table:table-cell office:value-type="string" calcext:value-type="string">
            <text:p>GO_0045116</text:p>
          </table:table-cell>
          <table:table-cell office:value-type="float" office:value="-0.280427004485396" calcext:value-type="float">
            <text:p>-0.2804270045</text:p>
          </table:table-cell>
          <table:table-cell office:value-type="float" office:value="-0.116312494726671" calcext:value-type="float">
            <text:p>-0.1163124947</text:p>
          </table:table-cell>
          <table:table-cell table:formula="of:=SQRT( ( [.B$1]-[.B273]  )^2+([.C$1]-[.C273])^2)" office:value-type="float" office:value="0.167954235563018" calcext:value-type="float">
            <text:p>0.1679542356</text:p>
          </table:table-cell>
        </table:table-row>
        <table:table-row table:style-name="ro1">
          <table:table-cell office:value-type="string" calcext:value-type="string">
            <text:p>GO_0006650</text:p>
          </table:table-cell>
          <table:table-cell office:value-type="float" office:value="-0.176367463643673" calcext:value-type="float">
            <text:p>-0.1763674636</text:p>
          </table:table-cell>
          <table:table-cell office:value-type="float" office:value="-0.167341860219136" calcext:value-type="float">
            <text:p>-0.1673418602</text:p>
          </table:table-cell>
          <table:table-cell table:formula="of:=SQRT( ( [.B$1]-[.B274]  )^2+([.C$1]-[.C274])^2)" office:value-type="float" office:value="0.169510831141021" calcext:value-type="float">
            <text:p>0.1695108311</text:p>
          </table:table-cell>
        </table:table-row>
        <table:table-row table:style-name="ro1">
          <table:table-cell office:value-type="string" calcext:value-type="string">
            <text:p>GO_0090305</text:p>
          </table:table-cell>
          <table:table-cell office:value-type="float" office:value="-0.0358780008541416" calcext:value-type="float">
            <text:p>-0.0358780009</text:p>
          </table:table-cell>
          <table:table-cell office:value-type="float" office:value="-0.113524547827685" calcext:value-type="float">
            <text:p>-0.1135245478</text:p>
          </table:table-cell>
          <table:table-cell table:formula="of:=SQRT( ( [.B$1]-[.B275]  )^2+([.C$1]-[.C275])^2)" office:value-type="float" office:value="0.169672198266036" calcext:value-type="float">
            <text:p>0.1696721983</text:p>
          </table:table-cell>
        </table:table-row>
        <table:table-row table:style-name="ro1">
          <table:table-cell office:value-type="string" calcext:value-type="string">
            <text:p>GO_0009411</text:p>
          </table:table-cell>
          <table:table-cell office:value-type="float" office:value="-0.126651654006758" calcext:value-type="float">
            <text:p>-0.126651654</text:p>
          </table:table-cell>
          <table:table-cell office:value-type="float" office:value="0.168152290045064" calcext:value-type="float">
            <text:p>0.16815229</text:p>
          </table:table-cell>
          <table:table-cell table:formula="of:=SQRT( ( [.B$1]-[.B276]  )^2+([.C$1]-[.C276])^2)" office:value-type="float" office:value="0.170146571534207" calcext:value-type="float">
            <text:p>0.1701465715</text:p>
          </table:table-cell>
        </table:table-row>
        <table:table-row table:style-name="ro1">
          <table:table-cell office:value-type="string" calcext:value-type="string">
            <text:p>GO_0006021</text:p>
          </table:table-cell>
          <table:table-cell office:value-type="float" office:value="0.00967428711215934" calcext:value-type="float">
            <text:p>0.0096742871</text:p>
          </table:table-cell>
          <table:table-cell office:value-type="float" office:value="0.00232819164558141" calcext:value-type="float">
            <text:p>0.0023281916</text:p>
          </table:table-cell>
          <table:table-cell table:formula="of:=SQRT( ( [.B$1]-[.B277]  )^2+([.C$1]-[.C277])^2)" office:value-type="float" office:value="0.170341552158477" calcext:value-type="float">
            <text:p>0.1703415522</text:p>
          </table:table-cell>
        </table:table-row>
        <table:table-row table:style-name="ro1">
          <table:table-cell office:value-type="string" calcext:value-type="string">
            <text:p>GO_0009636</text:p>
          </table:table-cell>
          <table:table-cell office:value-type="float" office:value="-0.0135566899047418" calcext:value-type="float">
            <text:p>-0.0135566899</text:p>
          </table:table-cell>
          <table:table-cell office:value-type="float" office:value="0.0886733985950629" calcext:value-type="float">
            <text:p>0.0886733986</text:p>
          </table:table-cell>
          <table:table-cell table:formula="of:=SQRT( ( [.B$1]-[.B278]  )^2+([.C$1]-[.C278])^2)" office:value-type="float" office:value="0.171027737815094" calcext:value-type="float">
            <text:p>0.1710277378</text:p>
          </table:table-cell>
        </table:table-row>
        <table:table-row table:style-name="ro1">
          <table:table-cell office:value-type="string" calcext:value-type="string">
            <text:p>GO_0048024</text:p>
          </table:table-cell>
          <table:table-cell office:value-type="float" office:value="-0.266719611146895" calcext:value-type="float">
            <text:p>-0.2667196111</text:p>
          </table:table-cell>
          <table:table-cell office:value-type="float" office:value="0.136624533152292" calcext:value-type="float">
            <text:p>0.1366245332</text:p>
          </table:table-cell>
          <table:table-cell table:formula="of:=SQRT( ( [.B$1]-[.B279]  )^2+([.C$1]-[.C279])^2)" office:value-type="float" office:value="0.17182089465438" calcext:value-type="float">
            <text:p>0.1718208947</text:p>
          </table:table-cell>
        </table:table-row>
        <table:table-row table:style-name="ro1">
          <table:table-cell office:value-type="string" calcext:value-type="string">
            <text:p>GO_0006425</text:p>
          </table:table-cell>
          <table:table-cell office:value-type="float" office:value="-0.273008831758108" calcext:value-type="float">
            <text:p>-0.2730088318</text:p>
          </table:table-cell>
          <table:table-cell office:value-type="float" office:value="-0.129199873766512" calcext:value-type="float">
            <text:p>-0.1291998738</text:p>
          </table:table-cell>
          <table:table-cell table:formula="of:=SQRT( ( [.B$1]-[.B280]  )^2+([.C$1]-[.C280])^2)" office:value-type="float" office:value="0.17230192313343" calcext:value-type="float">
            <text:p>0.1723019231</text:p>
          </table:table-cell>
        </table:table-row>
        <table:table-row table:style-name="ro1">
          <table:table-cell office:value-type="string" calcext:value-type="string">
            <text:p>GO_0006414</text:p>
          </table:table-cell>
          <table:table-cell office:value-type="float" office:value="0.00951390044963107" calcext:value-type="float">
            <text:p>0.0095139004</text:p>
          </table:table-cell>
          <table:table-cell office:value-type="float" office:value="0.0290766811748941" calcext:value-type="float">
            <text:p>0.0290766812</text:p>
          </table:table-cell>
          <table:table-cell table:formula="of:=SQRT( ( [.B$1]-[.B281]  )^2+([.C$1]-[.C281])^2)" office:value-type="float" office:value="0.172408298215945" calcext:value-type="float">
            <text:p>0.1724082982</text:p>
          </table:table-cell>
        </table:table-row>
        <table:table-row table:style-name="ro1">
          <table:table-cell office:value-type="string" calcext:value-type="string">
            <text:p>GO_0015012</text:p>
          </table:table-cell>
          <table:table-cell office:value-type="float" office:value="-0.246902810537269" calcext:value-type="float">
            <text:p>-0.2469028105</text:p>
          </table:table-cell>
          <table:table-cell office:value-type="float" office:value="-0.147852596030751" calcext:value-type="float">
            <text:p>-0.147852596</text:p>
          </table:table-cell>
          <table:table-cell table:formula="of:=SQRT( ( [.B$1]-[.B282]  )^2+([.C$1]-[.C282])^2)" office:value-type="float" office:value="0.17241020907637" calcext:value-type="float">
            <text:p>0.1724102091</text:p>
          </table:table-cell>
        </table:table-row>
        <table:table-row table:style-name="ro1">
          <table:table-cell office:value-type="string" calcext:value-type="string">
            <text:p>GO_0006788</text:p>
          </table:table-cell>
          <table:table-cell office:value-type="float" office:value="-0.236981814429545" calcext:value-type="float">
            <text:p>-0.2369818144</text:p>
          </table:table-cell>
          <table:table-cell office:value-type="float" office:value="0.156235359387379" calcext:value-type="float">
            <text:p>0.1562353594</text:p>
          </table:table-cell>
          <table:table-cell table:formula="of:=SQRT( ( [.B$1]-[.B283]  )^2+([.C$1]-[.C283])^2)" office:value-type="float" office:value="0.172585728021941" calcext:value-type="float">
            <text:p>0.172585728</text:p>
          </table:table-cell>
        </table:table-row>
        <table:table-row table:style-name="ro1">
          <table:table-cell office:value-type="string" calcext:value-type="string">
            <text:p>GO_0009186</text:p>
          </table:table-cell>
          <table:table-cell office:value-type="float" office:value="0.0092588182800383" calcext:value-type="float">
            <text:p>0.0092588183</text:p>
          </table:table-cell>
          <table:table-cell office:value-type="float" office:value="0.0331020947409081" calcext:value-type="float">
            <text:p>0.0331020947</text:p>
          </table:table-cell>
          <table:table-cell table:formula="of:=SQRT( ( [.B$1]-[.B284]  )^2+([.C$1]-[.C284])^2)" office:value-type="float" office:value="0.172848397169187" calcext:value-type="float">
            <text:p>0.1728483972</text:p>
          </table:table-cell>
        </table:table-row>
        <table:table-row table:style-name="ro1">
          <table:table-cell office:value-type="string" calcext:value-type="string">
            <text:p>GO_0036065</text:p>
          </table:table-cell>
          <table:table-cell office:value-type="float" office:value="0.00934568933303339" calcext:value-type="float">
            <text:p>0.0093456893</text:p>
          </table:table-cell>
          <table:table-cell office:value-type="float" office:value="-0.0316727666755343" calcext:value-type="float">
            <text:p>-0.0316727667</text:p>
          </table:table-cell>
          <table:table-cell table:formula="of:=SQRT( ( [.B$1]-[.B285]  )^2+([.C$1]-[.C285])^2)" office:value-type="float" office:value="0.173205311650221" calcext:value-type="float">
            <text:p>0.1732053117</text:p>
          </table:table-cell>
        </table:table-row>
        <table:table-row table:style-name="ro1">
          <table:table-cell office:value-type="string" calcext:value-type="string">
            <text:p>GO_0009246</text:p>
          </table:table-cell>
          <table:table-cell office:value-type="float" office:value="0.00934568933303339" calcext:value-type="float">
            <text:p>0.0093456893</text:p>
          </table:table-cell>
          <table:table-cell office:value-type="float" office:value="-0.0316727666755343" calcext:value-type="float">
            <text:p>-0.0316727667</text:p>
          </table:table-cell>
          <table:table-cell table:formula="of:=SQRT( ( [.B$1]-[.B286]  )^2+([.C$1]-[.C286])^2)" office:value-type="float" office:value="0.173205311650221" calcext:value-type="float">
            <text:p>0.1732053117</text:p>
          </table:table-cell>
        </table:table-row>
        <table:table-row table:style-name="ro1">
          <table:table-cell office:value-type="string" calcext:value-type="string">
            <text:p>GO_0006487</text:p>
          </table:table-cell>
          <table:table-cell office:value-type="float" office:value="-0.0648717606898057" calcext:value-type="float">
            <text:p>-0.0648717607</text:p>
          </table:table-cell>
          <table:table-cell office:value-type="float" office:value="-0.143197085943307" calcext:value-type="float">
            <text:p>-0.1431970859</text:p>
          </table:table-cell>
          <table:table-cell table:formula="of:=SQRT( ( [.B$1]-[.B287]  )^2+([.C$1]-[.C287])^2)" office:value-type="float" office:value="0.173482717043958" calcext:value-type="float">
            <text:p>0.173482717</text:p>
          </table:table-cell>
        </table:table-row>
        <table:table-row table:style-name="ro1">
          <table:table-cell office:value-type="string" calcext:value-type="string">
            <text:p>GO_0043065</text:p>
          </table:table-cell>
          <table:table-cell office:value-type="float" office:value="-0.0393509710806809" calcext:value-type="float">
            <text:p>-0.0393509711</text:p>
          </table:table-cell>
          <table:table-cell office:value-type="float" office:value="-0.123208792679373" calcext:value-type="float">
            <text:p>-0.1232087927</text:p>
          </table:table-cell>
          <table:table-cell table:formula="of:=SQRT( ( [.B$1]-[.B288]  )^2+([.C$1]-[.C288])^2)" office:value-type="float" office:value="0.173938006277423" calcext:value-type="float">
            <text:p>0.1739380063</text:p>
          </table:table-cell>
        </table:table-row>
        <table:table-row table:style-name="ro1">
          <table:table-cell office:value-type="string" calcext:value-type="string">
            <text:p>GO_0006488</text:p>
          </table:table-cell>
          <table:table-cell office:value-type="float" office:value="0.0042319440484128" calcext:value-type="float">
            <text:p>0.004231944</text:p>
          </table:table-cell>
          <table:table-cell office:value-type="float" office:value="0.0590594432334823" calcext:value-type="float">
            <text:p>0.0590594432</text:p>
          </table:table-cell>
          <table:table-cell table:formula="of:=SQRT( ( [.B$1]-[.B289]  )^2+([.C$1]-[.C289])^2)" office:value-type="float" office:value="0.174673905923539" calcext:value-type="float">
            <text:p>0.1746739059</text:p>
          </table:table-cell>
        </table:table-row>
        <table:table-row table:style-name="ro1">
          <table:table-cell office:value-type="string" calcext:value-type="string">
            <text:p>GO_0071918</text:p>
          </table:table-cell>
          <table:table-cell office:value-type="float" office:value="-0.0639808669477897" calcext:value-type="float">
            <text:p>-0.0639808669</text:p>
          </table:table-cell>
          <table:table-cell office:value-type="float" office:value="-0.144496959264585" calcext:value-type="float">
            <text:p>-0.1444969593</text:p>
          </table:table-cell>
          <table:table-cell table:formula="of:=SQRT( ( [.B$1]-[.B290]  )^2+([.C$1]-[.C290])^2)" office:value-type="float" office:value="0.175058389234796" calcext:value-type="float">
            <text:p>0.1750583892</text:p>
          </table:table-cell>
        </table:table-row>
        <table:table-row table:style-name="ro1">
          <table:table-cell office:value-type="string" calcext:value-type="string">
            <text:p>GO_0043044</text:p>
          </table:table-cell>
          <table:table-cell office:value-type="float" office:value="-0.273968223970806" calcext:value-type="float">
            <text:p>-0.273968224</text:p>
          </table:table-cell>
          <table:table-cell office:value-type="float" office:value="-0.13226926764474" calcext:value-type="float">
            <text:p>-0.1322692676</text:p>
          </table:table-cell>
          <table:table-cell table:formula="of:=SQRT( ( [.B$1]-[.B291]  )^2+([.C$1]-[.C291])^2)" office:value-type="float" office:value="0.175259319699304" calcext:value-type="float">
            <text:p>0.1752593197</text:p>
          </table:table-cell>
        </table:table-row>
        <table:table-row table:style-name="ro1">
          <table:table-cell office:value-type="string" calcext:value-type="string">
            <text:p>GO_0032968</text:p>
          </table:table-cell>
          <table:table-cell office:value-type="float" office:value="-0.197463610493283" calcext:value-type="float">
            <text:p>-0.1974636105</text:p>
          </table:table-cell>
          <table:table-cell office:value-type="float" office:value="-0.169969676156467" calcext:value-type="float">
            <text:p>-0.1699696762</text:p>
          </table:table-cell>
          <table:table-cell table:formula="of:=SQRT( ( [.B$1]-[.B292]  )^2+([.C$1]-[.C292])^2)" office:value-type="float" office:value="0.175315303565789" calcext:value-type="float">
            <text:p>0.1753153036</text:p>
          </table:table-cell>
        </table:table-row>
        <table:table-row table:style-name="ro1">
          <table:table-cell office:value-type="string" calcext:value-type="string">
            <text:p>GO_0019310</text:p>
          </table:table-cell>
          <table:table-cell office:value-type="float" office:value="0.0118331047081045" calcext:value-type="float">
            <text:p>0.0118331047</text:p>
          </table:table-cell>
          <table:table-cell office:value-type="float" office:value="-0.0385565466346128" calcext:value-type="float">
            <text:p>-0.0385565466</text:p>
          </table:table-cell>
          <table:table-cell table:formula="of:=SQRT( ( [.B$1]-[.B293]  )^2+([.C$1]-[.C293])^2)" office:value-type="float" office:value="0.177074310090532" calcext:value-type="float">
            <text:p>0.1770743101</text:p>
          </table:table-cell>
        </table:table-row>
        <table:table-row table:style-name="ro1">
          <table:table-cell office:value-type="string" calcext:value-type="string">
            <text:p>GO_0009372</text:p>
          </table:table-cell>
          <table:table-cell office:value-type="float" office:value="-0.107278557063409" calcext:value-type="float">
            <text:p>-0.1072785571</text:p>
          </table:table-cell>
          <table:table-cell office:value-type="float" office:value="0.170471174665935" calcext:value-type="float">
            <text:p>0.1704711747</text:p>
          </table:table-cell>
          <table:table-cell table:formula="of:=SQRT( ( [.B$1]-[.B294]  )^2+([.C$1]-[.C294])^2)" office:value-type="float" office:value="0.177261412341568" calcext:value-type="float">
            <text:p>0.1772614123</text:p>
          </table:table-cell>
        </table:table-row>
        <table:table-row table:style-name="ro1">
          <table:table-cell office:value-type="string" calcext:value-type="string">
            <text:p>GO_0006066</text:p>
          </table:table-cell>
          <table:table-cell office:value-type="float" office:value="-0.090002791131117" calcext:value-type="float">
            <text:p>-0.0900027911</text:p>
          </table:table-cell>
          <table:table-cell office:value-type="float" office:value="0.164018992713669" calcext:value-type="float">
            <text:p>0.1640189927</text:p>
          </table:table-cell>
          <table:table-cell table:formula="of:=SQRT( ( [.B$1]-[.B295]  )^2+([.C$1]-[.C295])^2)" office:value-type="float" office:value="0.177271075792301" calcext:value-type="float">
            <text:p>0.1772710758</text:p>
          </table:table-cell>
        </table:table-row>
        <table:table-row table:style-name="ro1">
          <table:table-cell office:value-type="string" calcext:value-type="string">
            <text:p>GO_0007155</text:p>
          </table:table-cell>
          <table:table-cell office:value-type="float" office:value="0.0146546697330569" calcext:value-type="float">
            <text:p>0.0146546697</text:p>
          </table:table-cell>
          <table:table-cell office:value-type="float" office:value="0.0289628841508305" calcext:value-type="float">
            <text:p>0.0289628842</text:p>
          </table:table-cell>
          <table:table-cell table:formula="of:=SQRT( ( [.B$1]-[.B296]  )^2+([.C$1]-[.C296])^2)" office:value-type="float" office:value="0.177466820129843" calcext:value-type="float">
            <text:p>0.1774668201</text:p>
          </table:table-cell>
        </table:table-row>
        <table:table-row table:style-name="ro1">
          <table:table-cell office:value-type="string" calcext:value-type="string">
            <text:p>GO_0045893</text:p>
          </table:table-cell>
          <table:table-cell office:value-type="float" office:value="0.0169451804960357" calcext:value-type="float">
            <text:p>0.0169451805</text:p>
          </table:table-cell>
          <table:table-cell office:value-type="float" office:value="0.022865171502589" calcext:value-type="float">
            <text:p>0.0228651715</text:p>
          </table:table-cell>
          <table:table-cell table:formula="of:=SQRT( ( [.B$1]-[.B297]  )^2+([.C$1]-[.C297])^2)" office:value-type="float" office:value="0.178897713184651" calcext:value-type="float">
            <text:p>0.1788977132</text:p>
          </table:table-cell>
        </table:table-row>
        <table:table-row table:style-name="ro1">
          <table:table-cell office:value-type="string" calcext:value-type="string">
            <text:p>GO_0043248</text:p>
          </table:table-cell>
          <table:table-cell office:value-type="float" office:value="0.0124725293642355" calcext:value-type="float">
            <text:p>0.0124725294</text:p>
          </table:table-cell>
          <table:table-cell office:value-type="float" office:value="-0.0512568998361604" calcext:value-type="float">
            <text:p>-0.0512568998</text:p>
          </table:table-cell>
          <table:table-cell table:formula="of:=SQRT( ( [.B$1]-[.B298]  )^2+([.C$1]-[.C298])^2)" office:value-type="float" office:value="0.180979450325936" calcext:value-type="float">
            <text:p>0.1809794503</text:p>
          </table:table-cell>
        </table:table-row>
        <table:table-row table:style-name="ro1">
          <table:table-cell office:value-type="string" calcext:value-type="string">
            <text:p>GO_0016043</text:p>
          </table:table-cell>
          <table:table-cell office:value-type="float" office:value="-0.277423337812436" calcext:value-type="float">
            <text:p>-0.2774233378</text:p>
          </table:table-cell>
          <table:table-cell office:value-type="float" office:value="-0.137529589562816" calcext:value-type="float">
            <text:p>-0.1375295896</text:p>
          </table:table-cell>
          <table:table-cell table:formula="of:=SQRT( ( [.B$1]-[.B299]  )^2+([.C$1]-[.C299])^2)" office:value-type="float" office:value="0.181507845790159" calcext:value-type="float">
            <text:p>0.1815078458</text:p>
          </table:table-cell>
        </table:table-row>
        <table:table-row table:style-name="ro1">
          <table:table-cell office:value-type="string" calcext:value-type="string">
            <text:p>GO_0006051</text:p>
          </table:table-cell>
          <table:table-cell office:value-type="float" office:value="0.0184593498118359" calcext:value-type="float">
            <text:p>0.0184593498</text:p>
          </table:table-cell>
          <table:table-cell office:value-type="float" office:value="0.0399030328899387" calcext:value-type="float">
            <text:p>0.0399030329</text:p>
          </table:table-cell>
          <table:table-cell table:formula="of:=SQRT( ( [.B$1]-[.B300]  )^2+([.C$1]-[.C300])^2)" office:value-type="float" office:value="0.183207290634069" calcext:value-type="float">
            <text:p>0.1832072906</text:p>
          </table:table-cell>
        </table:table-row>
        <table:table-row table:style-name="ro1">
          <table:table-cell office:value-type="string" calcext:value-type="string">
            <text:p>GO_0042619</text:p>
          </table:table-cell>
          <table:table-cell office:value-type="float" office:value="0.015493172105907" calcext:value-type="float">
            <text:p>0.0154931721</text:p>
          </table:table-cell>
          <table:table-cell office:value-type="float" office:value="-0.0489522905034881" calcext:value-type="float">
            <text:p>-0.0489522905</text:p>
          </table:table-cell>
          <table:table-cell table:formula="of:=SQRT( ( [.B$1]-[.B301]  )^2+([.C$1]-[.C301])^2)" office:value-type="float" office:value="0.1832241191919" calcext:value-type="float">
            <text:p>0.1832241192</text:p>
          </table:table-cell>
        </table:table-row>
        <table:table-row table:style-name="ro1">
          <table:table-cell office:value-type="string" calcext:value-type="string">
            <text:p>GO_0008063</text:p>
          </table:table-cell>
          <table:table-cell office:value-type="float" office:value="-0.272842285541041" calcext:value-type="float">
            <text:p>-0.2728422855</text:p>
          </table:table-cell>
          <table:table-cell office:value-type="float" office:value="-0.144967802834391" calcext:value-type="float">
            <text:p>-0.1449678028</text:p>
          </table:table-cell>
          <table:table-cell table:formula="of:=SQRT( ( [.B$1]-[.B302]  )^2+([.C$1]-[.C302])^2)" office:value-type="float" office:value="0.18444248721058" calcext:value-type="float">
            <text:p>0.1844424872</text:p>
          </table:table-cell>
        </table:table-row>
        <table:table-row table:style-name="ro1">
          <table:table-cell office:value-type="string" calcext:value-type="string">
            <text:p>GO_0006094</text:p>
          </table:table-cell>
          <table:table-cell office:value-type="float" office:value="0.0230993077454646" calcext:value-type="float">
            <text:p>0.0230993077</text:p>
          </table:table-cell>
          <table:table-cell office:value-type="float" office:value="-0.0191744182890482" calcext:value-type="float">
            <text:p>-0.0191744183</text:p>
          </table:table-cell>
          <table:table-cell table:formula="of:=SQRT( ( [.B$1]-[.B303]  )^2+([.C$1]-[.C303])^2)" office:value-type="float" office:value="0.184916903327916" calcext:value-type="float">
            <text:p>0.1849169033</text:p>
          </table:table-cell>
        </table:table-row>
        <table:table-row table:style-name="ro1">
          <table:table-cell office:value-type="string" calcext:value-type="string">
            <text:p>GO_0006228</text:p>
          </table:table-cell>
          <table:table-cell office:value-type="float" office:value="0.024400652639243" calcext:value-type="float">
            <text:p>0.0244006526</text:p>
          </table:table-cell>
          <table:table-cell office:value-type="float" office:value="0.00151323815285502" calcext:value-type="float">
            <text:p>0.0015132382</text:p>
          </table:table-cell>
          <table:table-cell table:formula="of:=SQRT( ( [.B$1]-[.B304]  )^2+([.C$1]-[.C304])^2)" office:value-type="float" office:value="0.185065617088057" calcext:value-type="float">
            <text:p>0.1850656171</text:p>
          </table:table-cell>
        </table:table-row>
        <table:table-row table:style-name="ro1">
          <table:table-cell office:value-type="string" calcext:value-type="string">
            <text:p>GO_0006241</text:p>
          </table:table-cell>
          <table:table-cell office:value-type="float" office:value="0.024400652639243" calcext:value-type="float">
            <text:p>0.0244006526</text:p>
          </table:table-cell>
          <table:table-cell office:value-type="float" office:value="0.00151323815285502" calcext:value-type="float">
            <text:p>0.0015132382</text:p>
          </table:table-cell>
          <table:table-cell table:formula="of:=SQRT( ( [.B$1]-[.B305]  )^2+([.C$1]-[.C305])^2)" office:value-type="float" office:value="0.185065617088057" calcext:value-type="float">
            <text:p>0.1850656171</text:p>
          </table:table-cell>
        </table:table-row>
        <table:table-row table:style-name="ro1">
          <table:table-cell office:value-type="string" calcext:value-type="string">
            <text:p>GO_0006165</text:p>
          </table:table-cell>
          <table:table-cell office:value-type="float" office:value="0.024400652639243" calcext:value-type="float">
            <text:p>0.0244006526</text:p>
          </table:table-cell>
          <table:table-cell office:value-type="float" office:value="0.00151323815285502" calcext:value-type="float">
            <text:p>0.0015132382</text:p>
          </table:table-cell>
          <table:table-cell table:formula="of:=SQRT( ( [.B$1]-[.B306]  )^2+([.C$1]-[.C306])^2)" office:value-type="float" office:value="0.185065617088057" calcext:value-type="float">
            <text:p>0.1850656171</text:p>
          </table:table-cell>
        </table:table-row>
        <table:table-row table:style-name="ro1">
          <table:table-cell office:value-type="string" calcext:value-type="string">
            <text:p>GO_0006183</text:p>
          </table:table-cell>
          <table:table-cell office:value-type="float" office:value="0.024400652639243" calcext:value-type="float">
            <text:p>0.0244006526</text:p>
          </table:table-cell>
          <table:table-cell office:value-type="float" office:value="0.00151323815285502" calcext:value-type="float">
            <text:p>0.0015132382</text:p>
          </table:table-cell>
          <table:table-cell table:formula="of:=SQRT( ( [.B$1]-[.B307]  )^2+([.C$1]-[.C307])^2)" office:value-type="float" office:value="0.185065617088057" calcext:value-type="float">
            <text:p>0.1850656171</text:p>
          </table:table-cell>
        </table:table-row>
        <table:table-row table:style-name="ro1">
          <table:table-cell office:value-type="string" calcext:value-type="string">
            <text:p>GO_0048544</text:p>
          </table:table-cell>
          <table:table-cell office:value-type="float" office:value="-0.055447292573126" calcext:value-type="float">
            <text:p>-0.0554472926</text:p>
          </table:table-cell>
          <table:table-cell office:value-type="float" office:value="0.155979267235606" calcext:value-type="float">
            <text:p>0.1559792672</text:p>
          </table:table-cell>
          <table:table-cell table:formula="of:=SQRT( ( [.B$1]-[.B308]  )^2+([.C$1]-[.C308])^2)" office:value-type="float" office:value="0.186957500625914" calcext:value-type="float">
            <text:p>0.1869575006</text:p>
          </table:table-cell>
        </table:table-row>
        <table:table-row table:style-name="ro1">
          <table:table-cell office:value-type="string" calcext:value-type="string">
            <text:p>GO_0016973</text:p>
          </table:table-cell>
          <table:table-cell office:value-type="float" office:value="-0.055447292573126" calcext:value-type="float">
            <text:p>-0.0554472926</text:p>
          </table:table-cell>
          <table:table-cell office:value-type="float" office:value="0.155979267235606" calcext:value-type="float">
            <text:p>0.1559792672</text:p>
          </table:table-cell>
          <table:table-cell table:formula="of:=SQRT( ( [.B$1]-[.B309]  )^2+([.C$1]-[.C309])^2)" office:value-type="float" office:value="0.186957500625914" calcext:value-type="float">
            <text:p>0.1869575006</text:p>
          </table:table-cell>
        </table:table-row>
        <table:table-row table:style-name="ro1">
          <table:table-cell office:value-type="string" calcext:value-type="string">
            <text:p>GO_0048511</text:p>
          </table:table-cell>
          <table:table-cell office:value-type="float" office:value="-0.142242657683055" calcext:value-type="float">
            <text:p>-0.1422426577</text:p>
          </table:table-cell>
          <table:table-cell office:value-type="float" office:value="0.189449371738342" calcext:value-type="float">
            <text:p>0.1894493717</text:p>
          </table:table-cell>
          <table:table-cell table:formula="of:=SQRT( ( [.B$1]-[.B310]  )^2+([.C$1]-[.C310])^2)" office:value-type="float" office:value="0.188909671393067" calcext:value-type="float">
            <text:p>0.1889096714</text:p>
          </table:table-cell>
        </table:table-row>
        <table:table-row table:style-name="ro1">
          <table:table-cell office:value-type="string" calcext:value-type="string">
            <text:p>GO_0045454</text:p>
          </table:table-cell>
          <table:table-cell office:value-type="float" office:value="0.0281189385044841" calcext:value-type="float">
            <text:p>0.0281189385</text:p>
          </table:table-cell>
          <table:table-cell office:value-type="float" office:value="0.0106085031730637" calcext:value-type="float">
            <text:p>0.0106085032</text:p>
          </table:table-cell>
          <table:table-cell table:formula="of:=SQRT( ( [.B$1]-[.B311]  )^2+([.C$1]-[.C311])^2)" office:value-type="float" office:value="0.189006391482219" calcext:value-type="float">
            <text:p>0.1890063915</text:p>
          </table:table-cell>
        </table:table-row>
        <table:table-row table:style-name="ro1">
          <table:table-cell office:value-type="string" calcext:value-type="string">
            <text:p>GO_0034453</text:p>
          </table:table-cell>
          <table:table-cell office:value-type="float" office:value="-0.166183400295849" calcext:value-type="float">
            <text:p>-0.1661834003</text:p>
          </table:table-cell>
          <table:table-cell office:value-type="float" office:value="-0.18818883779473" calcext:value-type="float">
            <text:p>-0.1881888378</text:p>
          </table:table-cell>
          <table:table-cell table:formula="of:=SQRT( ( [.B$1]-[.B312]  )^2+([.C$1]-[.C312])^2)" office:value-type="float" office:value="0.189709226286106" calcext:value-type="float">
            <text:p>0.1897092263</text:p>
          </table:table-cell>
        </table:table-row>
        <table:table-row table:style-name="ro1">
          <table:table-cell office:value-type="string" calcext:value-type="string">
            <text:p>GO_0034227</text:p>
          </table:table-cell>
          <table:table-cell office:value-type="float" office:value="-0.0465248476342872" calcext:value-type="float">
            <text:p>-0.0465248476</text:p>
          </table:table-cell>
          <table:table-cell office:value-type="float" office:value="-0.151941691754584" calcext:value-type="float">
            <text:p>-0.1519416918</text:p>
          </table:table-cell>
          <table:table-cell table:formula="of:=SQRT( ( [.B$1]-[.B313]  )^2+([.C$1]-[.C313])^2)" office:value-type="float" office:value="0.191190846000496" calcext:value-type="float">
            <text:p>0.191190846</text:p>
          </table:table-cell>
        </table:table-row>
        <table:table-row table:style-name="ro1">
          <table:table-cell office:value-type="string" calcext:value-type="string">
            <text:p>GO_0015740</text:p>
          </table:table-cell>
          <table:table-cell office:value-type="float" office:value="-0.0346996840475494" calcext:value-type="float">
            <text:p>-0.034699684</text:p>
          </table:table-cell>
          <table:table-cell office:value-type="float" office:value="0.145333403936413" calcext:value-type="float">
            <text:p>0.1453334039</text:p>
          </table:table-cell>
          <table:table-cell table:formula="of:=SQRT( ( [.B$1]-[.B314]  )^2+([.C$1]-[.C314])^2)" office:value-type="float" office:value="0.191239453878133" calcext:value-type="float">
            <text:p>0.1912394539</text:p>
          </table:table-cell>
        </table:table-row>
        <table:table-row table:style-name="ro1">
          <table:table-cell office:value-type="string" calcext:value-type="string">
            <text:p>GO_0009405</text:p>
          </table:table-cell>
          <table:table-cell office:value-type="float" office:value="0.0304227565948153" calcext:value-type="float">
            <text:p>0.0304227566</text:p>
          </table:table-cell>
          <table:table-cell office:value-type="float" office:value="0.0155480733353928" calcext:value-type="float">
            <text:p>0.0155480733</text:p>
          </table:table-cell>
          <table:table-cell table:formula="of:=SQRT( ( [.B$1]-[.B315]  )^2+([.C$1]-[.C315])^2)" office:value-type="float" office:value="0.191607792862344" calcext:value-type="float">
            <text:p>0.1916077929</text:p>
          </table:table-cell>
        </table:table-row>
        <table:table-row table:style-name="ro1">
          <table:table-cell office:value-type="string" calcext:value-type="string">
            <text:p>GO_0031554</text:p>
          </table:table-cell>
          <table:table-cell office:value-type="float" office:value="0.0277080367876078" calcext:value-type="float">
            <text:p>0.0277080368</text:p>
          </table:table-cell>
          <table:table-cell office:value-type="float" office:value="0.0365489796290623" calcext:value-type="float">
            <text:p>0.0365489796</text:p>
          </table:table-cell>
          <table:table-cell table:formula="of:=SQRT( ( [.B$1]-[.B316]  )^2+([.C$1]-[.C316])^2)" office:value-type="float" office:value="0.191616844219154" calcext:value-type="float">
            <text:p>0.1916168442</text:p>
          </table:table-cell>
        </table:table-row>
        <table:table-row table:style-name="ro1">
          <table:table-cell office:value-type="string" calcext:value-type="string">
            <text:p>GO_0048870</text:p>
          </table:table-cell>
          <table:table-cell office:value-type="float" office:value="-0.262039945000842" calcext:value-type="float">
            <text:p>-0.262039945</text:p>
          </table:table-cell>
          <table:table-cell office:value-type="float" office:value="-0.161660487710563" calcext:value-type="float">
            <text:p>-0.1616604877</text:p>
          </table:table-cell>
          <table:table-cell table:formula="of:=SQRT( ( [.B$1]-[.B317]  )^2+([.C$1]-[.C317])^2)" office:value-type="float" office:value="0.192038261997959" calcext:value-type="float">
            <text:p>0.192038262</text:p>
          </table:table-cell>
        </table:table-row>
        <table:table-row table:style-name="ro1">
          <table:table-cell office:value-type="string" calcext:value-type="string">
            <text:p>GO_0006523</text:p>
          </table:table-cell>
          <table:table-cell office:value-type="float" office:value="0.0301604794171281" calcext:value-type="float">
            <text:p>0.0301604794</text:p>
          </table:table-cell>
          <table:table-cell office:value-type="float" office:value="0.0280595197687003" calcext:value-type="float">
            <text:p>0.0280595198</text:p>
          </table:table-cell>
          <table:table-cell table:formula="of:=SQRT( ( [.B$1]-[.B318]  )^2+([.C$1]-[.C318])^2)" office:value-type="float" office:value="0.192673136613583" calcext:value-type="float">
            <text:p>0.1926731366</text:p>
          </table:table-cell>
        </table:table-row>
        <table:table-row table:style-name="ro1">
          <table:table-cell office:value-type="string" calcext:value-type="string">
            <text:p>GO_0016055</text:p>
          </table:table-cell>
          <table:table-cell office:value-type="float" office:value="-0.240529123714991" calcext:value-type="float">
            <text:p>-0.2405291237</text:p>
          </table:table-cell>
          <table:table-cell office:value-type="float" office:value="-0.174356285159666" calcext:value-type="float">
            <text:p>-0.1743562852</text:p>
          </table:table-cell>
          <table:table-cell table:formula="of:=SQRT( ( [.B$1]-[.B319]  )^2+([.C$1]-[.C319])^2)" office:value-type="float" office:value="0.193087177825336" calcext:value-type="float">
            <text:p>0.1930871778</text:p>
          </table:table-cell>
        </table:table-row>
        <table:table-row table:style-name="ro1">
          <table:table-cell office:value-type="string" calcext:value-type="string">
            <text:p>GO_0006383</text:p>
          </table:table-cell>
          <table:table-cell office:value-type="float" office:value="-0.0392425091212081" calcext:value-type="float">
            <text:p>-0.0392425091</text:p>
          </table:table-cell>
          <table:table-cell office:value-type="float" office:value="-0.150261056626487" calcext:value-type="float">
            <text:p>-0.1502610566</text:p>
          </table:table-cell>
          <table:table-cell table:formula="of:=SQRT( ( [.B$1]-[.B320]  )^2+([.C$1]-[.C320])^2)" office:value-type="float" office:value="0.194310711559971" calcext:value-type="float">
            <text:p>0.1943107116</text:p>
          </table:table-cell>
        </table:table-row>
        <table:table-row table:style-name="ro1">
          <table:table-cell office:value-type="string" calcext:value-type="string">
            <text:p>GO_0070072</text:p>
          </table:table-cell>
          <table:table-cell office:value-type="float" office:value="-0.0392425091212081" calcext:value-type="float">
            <text:p>-0.0392425091</text:p>
          </table:table-cell>
          <table:table-cell office:value-type="float" office:value="-0.150261056626487" calcext:value-type="float">
            <text:p>-0.1502610566</text:p>
          </table:table-cell>
          <table:table-cell table:formula="of:=SQRT( ( [.B$1]-[.B321]  )^2+([.C$1]-[.C321])^2)" office:value-type="float" office:value="0.194310711559971" calcext:value-type="float">
            <text:p>0.1943107116</text:p>
          </table:table-cell>
        </table:table-row>
        <table:table-row table:style-name="ro1">
          <table:table-cell office:value-type="string" calcext:value-type="string">
            <text:p>GO_0006979</text:p>
          </table:table-cell>
          <table:table-cell office:value-type="float" office:value="0.03436901662565" calcext:value-type="float">
            <text:p>0.0343690166</text:p>
          </table:table-cell>
          <table:table-cell office:value-type="float" office:value="0.0077939370849376" calcext:value-type="float">
            <text:p>0.0077939371</text:p>
          </table:table-cell>
          <table:table-cell table:formula="of:=SQRT( ( [.B$1]-[.B322]  )^2+([.C$1]-[.C322])^2)" office:value-type="float" office:value="0.195137436890964" calcext:value-type="float">
            <text:p>0.1951374369</text:p>
          </table:table-cell>
        </table:table-row>
        <table:table-row table:style-name="ro1">
          <table:table-cell office:value-type="string" calcext:value-type="string">
            <text:p>GO_0006542</text:p>
          </table:table-cell>
          <table:table-cell office:value-type="float" office:value="0.032832578837034" calcext:value-type="float">
            <text:p>0.0328325788</text:p>
          </table:table-cell>
          <table:table-cell office:value-type="float" office:value="0.026873999291623" calcext:value-type="float">
            <text:p>0.0268739993</text:p>
          </table:table-cell>
          <table:table-cell table:formula="of:=SQRT( ( [.B$1]-[.B323]  )^2+([.C$1]-[.C323])^2)" office:value-type="float" office:value="0.195161923721442" calcext:value-type="float">
            <text:p>0.1951619237</text:p>
          </table:table-cell>
        </table:table-row>
        <table:table-row table:style-name="ro1">
          <table:table-cell office:value-type="string" calcext:value-type="string">
            <text:p>GO_0006004</text:p>
          </table:table-cell>
          <table:table-cell office:value-type="float" office:value="0.0354117044458644" calcext:value-type="float">
            <text:p>0.0354117044</text:p>
          </table:table-cell>
          <table:table-cell office:value-type="float" office:value="0.00919913245657999" calcext:value-type="float">
            <text:p>0.0091991325</text:p>
          </table:table-cell>
          <table:table-cell table:formula="of:=SQRT( ( [.B$1]-[.B324]  )^2+([.C$1]-[.C324])^2)" office:value-type="float" office:value="0.196230112043503" calcext:value-type="float">
            <text:p>0.196230112</text:p>
          </table:table-cell>
        </table:table-row>
        <table:table-row table:style-name="ro1">
          <table:table-cell office:value-type="string" calcext:value-type="string">
            <text:p>GO_0007169</text:p>
          </table:table-cell>
          <table:table-cell office:value-type="float" office:value="-0.273271535526604" calcext:value-type="float">
            <text:p>-0.2732715355</text:p>
          </table:table-cell>
          <table:table-cell office:value-type="float" office:value="0.162748365909591" calcext:value-type="float">
            <text:p>0.1627483659</text:p>
          </table:table-cell>
          <table:table-cell table:formula="of:=SQRT( ( [.B$1]-[.B325]  )^2+([.C$1]-[.C325])^2)" office:value-type="float" office:value="0.196724673177198" calcext:value-type="float">
            <text:p>0.1967246732</text:p>
          </table:table-cell>
        </table:table-row>
        <table:table-row table:style-name="ro1">
          <table:table-cell office:value-type="string" calcext:value-type="string">
            <text:p>GO_0033227</text:p>
          </table:table-cell>
          <table:table-cell office:value-type="float" office:value="-0.233315446609063" calcext:value-type="float">
            <text:p>-0.2333154466</text:p>
          </table:table-cell>
          <table:table-cell office:value-type="float" office:value="-0.181461885642068" calcext:value-type="float">
            <text:p>-0.1814618856</text:p>
          </table:table-cell>
          <table:table-cell table:formula="of:=SQRT( ( [.B$1]-[.B326]  )^2+([.C$1]-[.C326])^2)" office:value-type="float" office:value="0.196802525622141" calcext:value-type="float">
            <text:p>0.1968025256</text:p>
          </table:table-cell>
        </table:table-row>
        <table:table-row table:style-name="ro1">
          <table:table-cell office:value-type="string" calcext:value-type="string">
            <text:p>GO_0006808</text:p>
          </table:table-cell>
          <table:table-cell office:value-type="float" office:value="0.0312915905552568" calcext:value-type="float">
            <text:p>0.0312915906</text:p>
          </table:table-cell>
          <table:table-cell office:value-type="float" office:value="0.0536666066706753" calcext:value-type="float">
            <text:p>0.0536666067</text:p>
          </table:table-cell>
          <table:table-cell table:formula="of:=SQRT( ( [.B$1]-[.B327]  )^2+([.C$1]-[.C327])^2)" office:value-type="float" office:value="0.198934463029781" calcext:value-type="float">
            <text:p>0.198934463</text:p>
          </table:table-cell>
        </table:table-row>
        <table:table-row table:style-name="ro1">
          <table:table-cell office:value-type="string" calcext:value-type="string">
            <text:p>GO_0007154</text:p>
          </table:table-cell>
          <table:table-cell office:value-type="float" office:value="0.0393216743240868" calcext:value-type="float">
            <text:p>0.0393216743</text:p>
          </table:table-cell>
          <table:table-cell office:value-type="float" office:value="0.00486668366981044" calcext:value-type="float">
            <text:p>0.0048666837</text:p>
          </table:table-cell>
          <table:table-cell table:formula="of:=SQRT( ( [.B$1]-[.B328]  )^2+([.C$1]-[.C328])^2)" office:value-type="float" office:value="0.200015977677914" calcext:value-type="float">
            <text:p>0.2000159777</text:p>
          </table:table-cell>
        </table:table-row>
        <table:table-row table:style-name="ro1">
          <table:table-cell office:value-type="string" calcext:value-type="string">
            <text:p>GO_0071436</text:p>
          </table:table-cell>
          <table:table-cell office:value-type="float" office:value="0.0274645570139089" calcext:value-type="float">
            <text:p>0.027464557</text:p>
          </table:table-cell>
          <table:table-cell office:value-type="float" office:value="0.069466429318383" calcext:value-type="float">
            <text:p>0.0694664293</text:p>
          </table:table-cell>
          <table:table-cell table:formula="of:=SQRT( ( [.B$1]-[.B329]  )^2+([.C$1]-[.C329])^2)" office:value-type="float" office:value="0.200050722926927" calcext:value-type="float">
            <text:p>0.2000507229</text:p>
          </table:table-cell>
        </table:table-row>
        <table:table-row table:style-name="ro1">
          <table:table-cell office:value-type="string" calcext:value-type="string">
            <text:p>GO_0005991</text:p>
          </table:table-cell>
          <table:table-cell office:value-type="float" office:value="0.0392763496629489" calcext:value-type="float">
            <text:p>0.0392763497</text:p>
          </table:table-cell>
          <table:table-cell office:value-type="float" office:value="-0.00781424240891928" calcext:value-type="float">
            <text:p>-0.0078142424</text:p>
          </table:table-cell>
          <table:table-cell table:formula="of:=SQRT( ( [.B$1]-[.B330]  )^2+([.C$1]-[.C330])^2)" office:value-type="float" office:value="0.200155355462367" calcext:value-type="float">
            <text:p>0.2001553555</text:p>
          </table:table-cell>
        </table:table-row>
        <table:table-row table:style-name="ro1">
          <table:table-cell office:value-type="string" calcext:value-type="string">
            <text:p>GO_0007009</text:p>
          </table:table-cell>
          <table:table-cell office:value-type="float" office:value="-0.253940396135696" calcext:value-type="float">
            <text:p>-0.2539403961</text:p>
          </table:table-cell>
          <table:table-cell office:value-type="float" office:value="-0.176378645822097" calcext:value-type="float">
            <text:p>-0.1763786458</text:p>
          </table:table-cell>
          <table:table-cell table:formula="of:=SQRT( ( [.B$1]-[.B331]  )^2+([.C$1]-[.C331])^2)" office:value-type="float" office:value="0.200797953709201" calcext:value-type="float">
            <text:p>0.2007979537</text:p>
          </table:table-cell>
        </table:table-row>
        <table:table-row table:style-name="ro1">
          <table:table-cell office:value-type="string" calcext:value-type="string">
            <text:p>GO_0016117</text:p>
          </table:table-cell>
          <table:table-cell office:value-type="float" office:value="0.0349866841125915" calcext:value-type="float">
            <text:p>0.0349866841</text:p>
          </table:table-cell>
          <table:table-cell office:value-type="float" office:value="0.050709707201189" calcext:value-type="float">
            <text:p>0.0507097072</text:p>
          </table:table-cell>
          <table:table-cell table:formula="of:=SQRT( ( [.B$1]-[.B332]  )^2+([.C$1]-[.C332])^2)" office:value-type="float" office:value="0.20175989515881" calcext:value-type="float">
            <text:p>0.2017598952</text:p>
          </table:table-cell>
        </table:table-row>
        <table:table-row table:style-name="ro1">
          <table:table-cell office:value-type="string" calcext:value-type="string">
            <text:p>GO_0010508</text:p>
          </table:table-cell>
          <table:table-cell office:value-type="float" office:value="-0.00919630027954495" calcext:value-type="float">
            <text:p>-0.0091963003</text:p>
          </table:table-cell>
          <table:table-cell office:value-type="float" office:value="0.13487412001392" calcext:value-type="float">
            <text:p>0.13487412</text:p>
          </table:table-cell>
          <table:table-cell table:formula="of:=SQRT( ( [.B$1]-[.B333]  )^2+([.C$1]-[.C333])^2)" office:value-type="float" office:value="0.201859820907604" calcext:value-type="float">
            <text:p>0.2018598209</text:p>
          </table:table-cell>
        </table:table-row>
        <table:table-row table:style-name="ro1">
          <table:table-cell office:value-type="string" calcext:value-type="string">
            <text:p>GO_0019988</text:p>
          </table:table-cell>
          <table:table-cell office:value-type="float" office:value="0.0393891796437248" calcext:value-type="float">
            <text:p>0.0393891796</text:p>
          </table:table-cell>
          <table:table-cell office:value-type="float" office:value="-0.0268055664569045" calcext:value-type="float">
            <text:p>-0.0268055665</text:p>
          </table:table-cell>
          <table:table-cell table:formula="of:=SQRT( ( [.B$1]-[.B334]  )^2+([.C$1]-[.C334])^2)" office:value-type="float" office:value="0.202038295719011" calcext:value-type="float">
            <text:p>0.2020382957</text:p>
          </table:table-cell>
        </table:table-row>
        <table:table-row table:style-name="ro1">
          <table:table-cell office:value-type="string" calcext:value-type="string">
            <text:p>GO_0007218</text:p>
          </table:table-cell>
          <table:table-cell office:value-type="float" office:value="-0.286795503263055" calcext:value-type="float">
            <text:p>-0.2867955033</text:p>
          </table:table-cell>
          <table:table-cell office:value-type="float" office:value="-0.15931550332597" calcext:value-type="float">
            <text:p>-0.1593155033</text:p>
          </table:table-cell>
          <table:table-cell table:formula="of:=SQRT( ( [.B$1]-[.B335]  )^2+([.C$1]-[.C335])^2)" office:value-type="float" office:value="0.204331307380619" calcext:value-type="float">
            <text:p>0.2043313074</text:p>
          </table:table-cell>
        </table:table-row>
        <table:table-row table:style-name="ro1">
          <table:table-cell office:value-type="string" calcext:value-type="string">
            <text:p>GO_0007021</text:p>
          </table:table-cell>
          <table:table-cell office:value-type="float" office:value="-0.242991618292739" calcext:value-type="float">
            <text:p>-0.2429916183</text:p>
          </table:table-cell>
          <table:table-cell office:value-type="float" office:value="-0.187769365330346" calcext:value-type="float">
            <text:p>-0.1877693653</text:p>
          </table:table-cell>
          <table:table-cell table:formula="of:=SQRT( ( [.B$1]-[.B336]  )^2+([.C$1]-[.C336])^2)" office:value-type="float" office:value="0.20634414280749" calcext:value-type="float">
            <text:p>0.2063441428</text:p>
          </table:table-cell>
        </table:table-row>
        <table:table-row table:style-name="ro1">
          <table:table-cell office:value-type="string" calcext:value-type="string">
            <text:p>GO_0007623</text:p>
          </table:table-cell>
          <table:table-cell office:value-type="float" office:value="0.0218286367568271" calcext:value-type="float">
            <text:p>0.0218286368</text:p>
          </table:table-cell>
          <table:table-cell office:value-type="float" office:value="0.0988863755164602" calcext:value-type="float">
            <text:p>0.0988863755</text:p>
          </table:table-cell>
          <table:table-cell table:formula="of:=SQRT( ( [.B$1]-[.B337]  )^2+([.C$1]-[.C337])^2)" office:value-type="float" office:value="0.206880845361362" calcext:value-type="float">
            <text:p>0.2068808454</text:p>
          </table:table-cell>
        </table:table-row>
        <table:table-row table:style-name="ro1">
          <table:table-cell office:value-type="string" calcext:value-type="string">
            <text:p>GO_0043085</text:p>
          </table:table-cell>
          <table:table-cell office:value-type="float" office:value="-0.180632549561927" calcext:value-type="float">
            <text:p>-0.1806325496</text:p>
          </table:table-cell>
          <table:table-cell office:value-type="float" office:value="-0.205888606979675" calcext:value-type="float">
            <text:p>-0.205888607</text:p>
          </table:table-cell>
          <table:table-cell table:formula="of:=SQRT( ( [.B$1]-[.B338]  )^2+([.C$1]-[.C338])^2)" office:value-type="float" office:value="0.208288024772473" calcext:value-type="float">
            <text:p>0.2082880248</text:p>
          </table:table-cell>
        </table:table-row>
        <table:table-row table:style-name="ro1">
          <table:table-cell office:value-type="string" calcext:value-type="string">
            <text:p>GO_0042274</text:p>
          </table:table-cell>
          <table:table-cell office:value-type="float" office:value="0.0471103405927203" calcext:value-type="float">
            <text:p>0.0471103406</text:p>
          </table:table-cell>
          <table:table-cell office:value-type="float" office:value="0.0194554573934192" calcext:value-type="float">
            <text:p>0.0194554574</text:p>
          </table:table-cell>
          <table:table-cell table:formula="of:=SQRT( ( [.B$1]-[.B339]  )^2+([.C$1]-[.C339])^2)" office:value-type="float" office:value="0.208554846933231" calcext:value-type="float">
            <text:p>0.2085548469</text:p>
          </table:table-cell>
        </table:table-row>
        <table:table-row table:style-name="ro1">
          <table:table-cell office:value-type="string" calcext:value-type="string">
            <text:p>GO_0000290</text:p>
          </table:table-cell>
          <table:table-cell office:value-type="float" office:value="-0.192002477381055" calcext:value-type="float">
            <text:p>-0.1920024774</text:p>
          </table:table-cell>
          <table:table-cell office:value-type="float" office:value="-0.20566066150269" calcext:value-type="float">
            <text:p>-0.2056606615</text:p>
          </table:table-cell>
          <table:table-cell table:formula="of:=SQRT( ( [.B$1]-[.B340]  )^2+([.C$1]-[.C340])^2)" office:value-type="float" office:value="0.209458276339228" calcext:value-type="float">
            <text:p>0.2094582763</text:p>
          </table:table-cell>
        </table:table-row>
        <table:table-row table:style-name="ro1">
          <table:table-cell office:value-type="string" calcext:value-type="string">
            <text:p>GO_0006516</text:p>
          </table:table-cell>
          <table:table-cell office:value-type="float" office:value="-0.267784099991983" calcext:value-type="float">
            <text:p>-0.2677841</text:p>
          </table:table-cell>
          <table:table-cell office:value-type="float" office:value="-0.178729062614236" calcext:value-type="float">
            <text:p>-0.1787290626</text:p>
          </table:table-cell>
          <table:table-cell table:formula="of:=SQRT( ( [.B$1]-[.B341]  )^2+([.C$1]-[.C341])^2)" office:value-type="float" office:value="0.209607830216265" calcext:value-type="float">
            <text:p>0.2096078302</text:p>
          </table:table-cell>
        </table:table-row>
        <table:table-row table:style-name="ro1">
          <table:table-cell office:value-type="string" calcext:value-type="string">
            <text:p>GO_0035307</text:p>
          </table:table-cell>
          <table:table-cell office:value-type="float" office:value="-0.295256258545367" calcext:value-type="float">
            <text:p>-0.2952562585</text:p>
          </table:table-cell>
          <table:table-cell office:value-type="float" office:value="-0.159514561451382" calcext:value-type="float">
            <text:p>-0.1595145615</text:p>
          </table:table-cell>
          <table:table-cell table:formula="of:=SQRT( ( [.B$1]-[.B342]  )^2+([.C$1]-[.C342])^2)" office:value-type="float" office:value="0.209812359242656" calcext:value-type="float">
            <text:p>0.2098123592</text:p>
          </table:table-cell>
        </table:table-row>
        <table:table-row table:style-name="ro1">
          <table:table-cell office:value-type="string" calcext:value-type="string">
            <text:p>GO_0006352</text:p>
          </table:table-cell>
          <table:table-cell office:value-type="float" office:value="0.0501069887974238" calcext:value-type="float">
            <text:p>0.0501069888</text:p>
          </table:table-cell>
          <table:table-cell office:value-type="float" office:value="0.00713709043531616" calcext:value-type="float">
            <text:p>0.0071370904</text:p>
          </table:table-cell>
          <table:table-cell table:formula="of:=SQRT( ( [.B$1]-[.B343]  )^2+([.C$1]-[.C343])^2)" office:value-type="float" office:value="0.21084891697244" calcext:value-type="float">
            <text:p>0.210848917</text:p>
          </table:table-cell>
        </table:table-row>
        <table:table-row table:style-name="ro1">
          <table:table-cell office:value-type="string" calcext:value-type="string">
            <text:p>GO_0006098</text:p>
          </table:table-cell>
          <table:table-cell office:value-type="float" office:value="0.0507033862378602" calcext:value-type="float">
            <text:p>0.0507033862</text:p>
          </table:table-cell>
          <table:table-cell office:value-type="float" office:value="0.00476273682219742" calcext:value-type="float">
            <text:p>0.0047627368</text:p>
          </table:table-cell>
          <table:table-cell table:formula="of:=SQRT( ( [.B$1]-[.B344]  )^2+([.C$1]-[.C344])^2)" office:value-type="float" office:value="0.21139444984064" calcext:value-type="float">
            <text:p>0.2113944498</text:p>
          </table:table-cell>
        </table:table-row>
        <table:table-row table:style-name="ro1">
          <table:table-cell office:value-type="string" calcext:value-type="string">
            <text:p>GO_0009072</text:p>
          </table:table-cell>
          <table:table-cell office:value-type="float" office:value="0.0498119727115678" calcext:value-type="float">
            <text:p>0.0498119727</text:p>
          </table:table-cell>
          <table:table-cell office:value-type="float" office:value="-0.0234052355930675" calcext:value-type="float">
            <text:p>-0.0234052356</text:p>
          </table:table-cell>
          <table:table-cell table:formula="of:=SQRT( ( [.B$1]-[.B345]  )^2+([.C$1]-[.C345])^2)" office:value-type="float" office:value="0.211938260145514" calcext:value-type="float">
            <text:p>0.2119382601</text:p>
          </table:table-cell>
        </table:table-row>
        <table:table-row table:style-name="ro1">
          <table:table-cell office:value-type="string" calcext:value-type="string">
            <text:p>GO_0051726</text:p>
          </table:table-cell>
          <table:table-cell office:value-type="float" office:value="-0.248895997563002" calcext:value-type="float">
            <text:p>-0.2488959976</text:p>
          </table:table-cell>
          <table:table-cell office:value-type="float" office:value="-0.192388812618358" calcext:value-type="float">
            <text:p>-0.1923888126</text:p>
          </table:table-cell>
          <table:table-cell table:formula="of:=SQRT( ( [.B$1]-[.B346]  )^2+([.C$1]-[.C346])^2)" office:value-type="float" office:value="0.212965650720714" calcext:value-type="float">
            <text:p>0.2129656507</text:p>
          </table:table-cell>
        </table:table-row>
        <table:table-row table:style-name="ro1">
          <table:table-cell office:value-type="string" calcext:value-type="string">
            <text:p>GO_0046677</text:p>
          </table:table-cell>
          <table:table-cell office:value-type="float" office:value="0.0470406968804291" calcext:value-type="float">
            <text:p>0.0470406969</text:p>
          </table:table-cell>
          <table:table-cell office:value-type="float" office:value="-0.0473111549032221" calcext:value-type="float">
            <text:p>-0.0473111549</text:p>
          </table:table-cell>
          <table:table-cell table:formula="of:=SQRT( ( [.B$1]-[.B347]  )^2+([.C$1]-[.C347])^2)" office:value-type="float" office:value="0.21335023183047" calcext:value-type="float">
            <text:p>0.2133502318</text:p>
          </table:table-cell>
        </table:table-row>
        <table:table-row table:style-name="ro1">
          <table:table-cell office:value-type="string" calcext:value-type="string">
            <text:p>GO_0016310</text:p>
          </table:table-cell>
          <table:table-cell office:value-type="float" office:value="0.0521143600267146" calcext:value-type="float">
            <text:p>0.05211436</text:p>
          </table:table-cell>
          <table:table-cell office:value-type="float" office:value="-0.0178273957048951" calcext:value-type="float">
            <text:p>-0.0178273957</text:p>
          </table:table-cell>
          <table:table-cell table:formula="of:=SQRT( ( [.B$1]-[.B348]  )^2+([.C$1]-[.C348])^2)" office:value-type="float" office:value="0.213649880624447" calcext:value-type="float">
            <text:p>0.2136498806</text:p>
          </table:table-cell>
        </table:table-row>
        <table:table-row table:style-name="ro1">
          <table:table-cell office:value-type="string" calcext:value-type="string">
            <text:p>GO_0006096</text:p>
          </table:table-cell>
          <table:table-cell office:value-type="float" office:value="0.0527926935462307" calcext:value-type="float">
            <text:p>0.0527926935</text:p>
          </table:table-cell>
          <table:table-cell office:value-type="float" office:value="-0.010989755586219" calcext:value-type="float">
            <text:p>-0.0109897556</text:p>
          </table:table-cell>
          <table:table-cell table:formula="of:=SQRT( ( [.B$1]-[.B349]  )^2+([.C$1]-[.C349])^2)" office:value-type="float" office:value="0.21381923932997" calcext:value-type="float">
            <text:p>0.2138192393</text:p>
          </table:table-cell>
        </table:table-row>
        <table:table-row table:style-name="ro1">
          <table:table-cell office:value-type="string" calcext:value-type="string">
            <text:p>GO_0006874</text:p>
          </table:table-cell>
          <table:table-cell office:value-type="float" office:value="-0.0319134464068682" calcext:value-type="float">
            <text:p>-0.0319134464</text:p>
          </table:table-cell>
          <table:table-cell office:value-type="float" office:value="-0.170861619556711" calcext:value-type="float">
            <text:p>-0.1708616196</text:p>
          </table:table-cell>
          <table:table-cell table:formula="of:=SQRT( ( [.B$1]-[.B350]  )^2+([.C$1]-[.C350])^2)" office:value-type="float" office:value="0.215092619917504" calcext:value-type="float">
            <text:p>0.2150926199</text:p>
          </table:table-cell>
        </table:table-row>
        <table:table-row table:style-name="ro1">
          <table:table-cell office:value-type="string" calcext:value-type="string">
            <text:p>GO_0051694</text:p>
          </table:table-cell>
          <table:table-cell office:value-type="float" office:value="-0.280987303818361" calcext:value-type="float">
            <text:p>-0.2809873038</text:p>
          </table:table-cell>
          <table:table-cell office:value-type="float" office:value="-0.178538659711582" calcext:value-type="float">
            <text:p>-0.1785386597</text:p>
          </table:table-cell>
          <table:table-cell table:formula="of:=SQRT( ( [.B$1]-[.B351]  )^2+([.C$1]-[.C351])^2)" office:value-type="float" office:value="0.21649440133258" calcext:value-type="float">
            <text:p>0.2164944013</text:p>
          </table:table-cell>
        </table:table-row>
        <table:table-row table:style-name="ro1">
          <table:table-cell office:value-type="string" calcext:value-type="string">
            <text:p>GO_0016226</text:p>
          </table:table-cell>
          <table:table-cell office:value-type="float" office:value="0.0515800115008207" calcext:value-type="float">
            <text:p>0.0515800115</text:p>
          </table:table-cell>
          <table:table-cell office:value-type="float" office:value="0.0454502246162556" calcext:value-type="float">
            <text:p>0.0454502246</text:p>
          </table:table-cell>
          <table:table-cell table:formula="of:=SQRT( ( [.B$1]-[.B352]  )^2+([.C$1]-[.C352])^2)" office:value-type="float" office:value="0.216759807182173" calcext:value-type="float">
            <text:p>0.2167598072</text:p>
          </table:table-cell>
        </table:table-row>
        <table:table-row table:style-name="ro1">
          <table:table-cell office:value-type="string" calcext:value-type="string">
            <text:p>GO_0007608</text:p>
          </table:table-cell>
          <table:table-cell office:value-type="float" office:value="0.0549178240943154" calcext:value-type="float">
            <text:p>0.0549178241</text:p>
          </table:table-cell>
          <table:table-cell office:value-type="float" office:value="-0.0216979783635706" calcext:value-type="float">
            <text:p>-0.0216979784</text:p>
          </table:table-cell>
          <table:table-cell table:formula="of:=SQRT( ( [.B$1]-[.B353]  )^2+([.C$1]-[.C353])^2)" office:value-type="float" office:value="0.216820902005402" calcext:value-type="float">
            <text:p>0.216820902</text:p>
          </table:table-cell>
        </table:table-row>
        <table:table-row table:style-name="ro1">
          <table:table-cell office:value-type="string" calcext:value-type="string">
            <text:p>GO_0008295</text:p>
          </table:table-cell>
          <table:table-cell office:value-type="float" office:value="0.0578177325325739" calcext:value-type="float">
            <text:p>0.0578177325</text:p>
          </table:table-cell>
          <table:table-cell office:value-type="float" office:value="0.00374294968039677" calcext:value-type="float">
            <text:p>0.0037429497</text:p>
          </table:table-cell>
          <table:table-cell table:formula="of:=SQRT( ( [.B$1]-[.B354]  )^2+([.C$1]-[.C354])^2)" office:value-type="float" office:value="0.218494818346974" calcext:value-type="float">
            <text:p>0.2184948183</text:p>
          </table:table-cell>
        </table:table-row>
        <table:table-row table:style-name="ro1">
          <table:table-cell office:value-type="string" calcext:value-type="string">
            <text:p>GO_0042256</text:p>
          </table:table-cell>
          <table:table-cell office:value-type="float" office:value="0.0565595065714217" calcext:value-type="float">
            <text:p>0.0565595066</text:p>
          </table:table-cell>
          <table:table-cell office:value-type="float" office:value="-0.0234664781519818" calcext:value-type="float">
            <text:p>-0.0234664782</text:p>
          </table:table-cell>
          <table:table-cell table:formula="of:=SQRT( ( [.B$1]-[.B355]  )^2+([.C$1]-[.C355])^2)" office:value-type="float" office:value="0.218647667693177" calcext:value-type="float">
            <text:p>0.2186476677</text:p>
          </table:table-cell>
        </table:table-row>
        <table:table-row table:style-name="ro1">
          <table:table-cell office:value-type="string" calcext:value-type="string">
            <text:p>GO_0019295</text:p>
          </table:table-cell>
          <table:table-cell office:value-type="float" office:value="0.0581844252650941" calcext:value-type="float">
            <text:p>0.0581844253</text:p>
          </table:table-cell>
          <table:table-cell office:value-type="float" office:value="0.0268923227636092" calcext:value-type="float">
            <text:p>0.0268923228</text:p>
          </table:table-cell>
          <table:table-cell table:formula="of:=SQRT( ( [.B$1]-[.B356]  )^2+([.C$1]-[.C356])^2)" office:value-type="float" office:value="0.220324452271327" calcext:value-type="float">
            <text:p>0.2203244523</text:p>
          </table:table-cell>
        </table:table-row>
        <table:table-row table:style-name="ro1">
          <table:table-cell office:value-type="string" calcext:value-type="string">
            <text:p>GO_0017148</text:p>
          </table:table-cell>
          <table:table-cell office:value-type="float" office:value="-0.081059047534356" calcext:value-type="float">
            <text:p>-0.0810590475</text:p>
          </table:table-cell>
          <table:table-cell office:value-type="float" office:value="0.20730600956376" calcext:value-type="float">
            <text:p>0.2073060096</text:p>
          </table:table-cell>
          <table:table-cell table:formula="of:=SQRT( ( [.B$1]-[.B357]  )^2+([.C$1]-[.C357])^2)" office:value-type="float" office:value="0.22072124718532" calcext:value-type="float">
            <text:p>0.2207212472</text:p>
          </table:table-cell>
        </table:table-row>
        <table:table-row table:style-name="ro1">
          <table:table-cell office:value-type="string" calcext:value-type="string">
            <text:p>GO_0019646</text:p>
          </table:table-cell>
          <table:table-cell office:value-type="float" office:value="0.0633669723353698" calcext:value-type="float">
            <text:p>0.0633669723</text:p>
          </table:table-cell>
          <table:table-cell office:value-type="float" office:value="-0.00764037240304853" calcext:value-type="float">
            <text:p>-0.0076403724</text:p>
          </table:table-cell>
          <table:table-cell table:formula="of:=SQRT( ( [.B$1]-[.B358]  )^2+([.C$1]-[.C358])^2)" office:value-type="float" office:value="0.224215872224403" calcext:value-type="float">
            <text:p>0.2242158722</text:p>
          </table:table-cell>
        </table:table-row>
        <table:table-row table:style-name="ro1">
          <table:table-cell office:value-type="string" calcext:value-type="string">
            <text:p>GO_0009082</text:p>
          </table:table-cell>
          <table:table-cell office:value-type="float" office:value="0.0629897870383578" calcext:value-type="float">
            <text:p>0.062989787</text:p>
          </table:table-cell>
          <table:table-cell office:value-type="float" office:value="0.0251296009042794" calcext:value-type="float">
            <text:p>0.0251296009</text:p>
          </table:table-cell>
          <table:table-cell table:formula="of:=SQRT( ( [.B$1]-[.B359]  )^2+([.C$1]-[.C359])^2)" office:value-type="float" office:value="0.22490583241353" calcext:value-type="float">
            <text:p>0.2249058324</text:p>
          </table:table-cell>
        </table:table-row>
        <table:table-row table:style-name="ro1">
          <table:table-cell office:value-type="string" calcext:value-type="string">
            <text:p>GO_0009401</text:p>
          </table:table-cell>
          <table:table-cell office:value-type="float" office:value="0.0640289217946857" calcext:value-type="float">
            <text:p>0.0640289218</text:p>
          </table:table-cell>
          <table:table-cell office:value-type="float" office:value="0.0119154585469859" calcext:value-type="float">
            <text:p>0.0119154585</text:p>
          </table:table-cell>
          <table:table-cell table:formula="of:=SQRT( ( [.B$1]-[.B360]  )^2+([.C$1]-[.C360])^2)" office:value-type="float" office:value="0.224937922508111" calcext:value-type="float">
            <text:p>0.2249379225</text:p>
          </table:table-cell>
        </table:table-row>
        <table:table-row table:style-name="ro1">
          <table:table-cell office:value-type="string" calcext:value-type="string">
            <text:p>GO_0019752</text:p>
          </table:table-cell>
          <table:table-cell office:value-type="float" office:value="0.0643031671338538" calcext:value-type="float">
            <text:p>0.0643031671</text:p>
          </table:table-cell>
          <table:table-cell office:value-type="float" office:value="-0.0128721449440564" calcext:value-type="float">
            <text:p>-0.0128721449</text:p>
          </table:table-cell>
          <table:table-cell table:formula="of:=SQRT( ( [.B$1]-[.B361]  )^2+([.C$1]-[.C361])^2)" office:value-type="float" office:value="0.225422923242627" calcext:value-type="float">
            <text:p>0.2254229232</text:p>
          </table:table-cell>
        </table:table-row>
        <table:table-row table:style-name="ro1">
          <table:table-cell office:value-type="string" calcext:value-type="string">
            <text:p>GO_0009432</text:p>
          </table:table-cell>
          <table:table-cell office:value-type="float" office:value="0.0643515283962005" calcext:value-type="float">
            <text:p>0.0643515284</text:p>
          </table:table-cell>
          <table:table-cell office:value-type="float" office:value="0.0169986154996818" calcext:value-type="float">
            <text:p>0.0169986155</text:p>
          </table:table-cell>
          <table:table-cell table:formula="of:=SQRT( ( [.B$1]-[.B362]  )^2+([.C$1]-[.C362])^2)" office:value-type="float" office:value="0.225553724625023" calcext:value-type="float">
            <text:p>0.2255537246</text:p>
          </table:table-cell>
        </table:table-row>
        <table:table-row table:style-name="ro1">
          <table:table-cell office:value-type="string" calcext:value-type="string">
            <text:p>GO_0009847</text:p>
          </table:table-cell>
          <table:table-cell office:value-type="float" office:value="0.0650566388406814" calcext:value-type="float">
            <text:p>0.0650566388</text:p>
          </table:table-cell>
          <table:table-cell office:value-type="float" office:value="-0.00447501906766464" calcext:value-type="float">
            <text:p>-0.0044750191</text:p>
          </table:table-cell>
          <table:table-cell table:formula="of:=SQRT( ( [.B$1]-[.B363]  )^2+([.C$1]-[.C363])^2)" office:value-type="float" office:value="0.225799079719152" calcext:value-type="float">
            <text:p>0.2257990797</text:p>
          </table:table-cell>
        </table:table-row>
        <table:table-row table:style-name="ro1">
          <table:table-cell office:value-type="string" calcext:value-type="string">
            <text:p>GO_0017009</text:p>
          </table:table-cell>
          <table:table-cell office:value-type="float" office:value="-0.231106090119959" calcext:value-type="float">
            <text:p>-0.2311060901</text:p>
          </table:table-cell>
          <table:table-cell office:value-type="float" office:value="0.216237902372845" calcext:value-type="float">
            <text:p>0.2162379024</text:p>
          </table:table-cell>
          <table:table-cell table:formula="of:=SQRT( ( [.B$1]-[.B364]  )^2+([.C$1]-[.C364])^2)" office:value-type="float" office:value="0.226053193974915" calcext:value-type="float">
            <text:p>0.226053194</text:p>
          </table:table-cell>
        </table:table-row>
        <table:table-row table:style-name="ro1">
          <table:table-cell office:value-type="string" calcext:value-type="string">
            <text:p>GO_0042773</text:p>
          </table:table-cell>
          <table:table-cell office:value-type="float" office:value="0.0655811893904713" calcext:value-type="float">
            <text:p>0.0655811894</text:p>
          </table:table-cell>
          <table:table-cell office:value-type="float" office:value="0.00966292063092105" calcext:value-type="float">
            <text:p>0.0096629206</text:p>
          </table:table-cell>
          <table:table-cell table:formula="of:=SQRT( ( [.B$1]-[.B365]  )^2+([.C$1]-[.C365])^2)" office:value-type="float" office:value="0.226395517247286" calcext:value-type="float">
            <text:p>0.2263955172</text:p>
          </table:table-cell>
        </table:table-row>
        <table:table-row table:style-name="ro1">
          <table:table-cell office:value-type="string" calcext:value-type="string">
            <text:p>GO_0006826</text:p>
          </table:table-cell>
          <table:table-cell office:value-type="float" office:value="0.0640898840274712" calcext:value-type="float">
            <text:p>0.064089884</text:p>
          </table:table-cell>
          <table:table-cell office:value-type="float" office:value="-0.02588200146344" calcext:value-type="float">
            <text:p>-0.0258820015</text:p>
          </table:table-cell>
          <table:table-cell table:formula="of:=SQRT( ( [.B$1]-[.B366]  )^2+([.C$1]-[.C366])^2)" office:value-type="float" office:value="0.22640943687813" calcext:value-type="float">
            <text:p>0.2264094369</text:p>
          </table:table-cell>
        </table:table-row>
        <table:table-row table:style-name="ro1">
          <table:table-cell office:value-type="string" calcext:value-type="string">
            <text:p>GO_0006359</text:p>
          </table:table-cell>
          <table:table-cell office:value-type="float" office:value="-0.176412595813054" calcext:value-type="float">
            <text:p>-0.1764125958</text:p>
          </table:table-cell>
          <table:table-cell office:value-type="float" office:value="-0.225552240051243" calcext:value-type="float">
            <text:p>-0.2255522401</text:p>
          </table:table-cell>
          <table:table-cell table:formula="of:=SQRT( ( [.B$1]-[.B367]  )^2+([.C$1]-[.C367])^2)" office:value-type="float" office:value="0.227537941045913" calcext:value-type="float">
            <text:p>0.227537941</text:p>
          </table:table-cell>
        </table:table-row>
        <table:table-row table:style-name="ro1">
          <table:table-cell office:value-type="string" calcext:value-type="string">
            <text:p>GO_0051276</text:p>
          </table:table-cell>
          <table:table-cell office:value-type="float" office:value="0.0672292613676223" calcext:value-type="float">
            <text:p>0.0672292614</text:p>
          </table:table-cell>
          <table:table-cell office:value-type="float" office:value="0.00297180512362449" calcext:value-type="float">
            <text:p>0.0029718051</text:p>
          </table:table-cell>
          <table:table-cell table:formula="of:=SQRT( ( [.B$1]-[.B368]  )^2+([.C$1]-[.C368])^2)" office:value-type="float" office:value="0.227899358642465" calcext:value-type="float">
            <text:p>0.2278993586</text:p>
          </table:table-cell>
        </table:table-row>
        <table:table-row table:style-name="ro1">
          <table:table-cell office:value-type="string" calcext:value-type="string">
            <text:p>GO_0016998</text:p>
          </table:table-cell>
          <table:table-cell office:value-type="float" office:value="0.0677664725789967" calcext:value-type="float">
            <text:p>0.0677664726</text:p>
          </table:table-cell>
          <table:table-cell office:value-type="float" office:value="0.00385500627910117" calcext:value-type="float">
            <text:p>0.0038550063</text:p>
          </table:table-cell>
          <table:table-cell table:formula="of:=SQRT( ( [.B$1]-[.B369]  )^2+([.C$1]-[.C369])^2)" office:value-type="float" office:value="0.228444186954078" calcext:value-type="float">
            <text:p>0.228444187</text:p>
          </table:table-cell>
        </table:table-row>
        <table:table-row table:style-name="ro1">
          <table:table-cell office:value-type="string" calcext:value-type="string">
            <text:p>GO_0051479</text:p>
          </table:table-cell>
          <table:table-cell office:value-type="float" office:value="-0.258331354382903" calcext:value-type="float">
            <text:p>-0.2583313544</text:p>
          </table:table-cell>
          <table:table-cell office:value-type="float" office:value="-0.205166447464457" calcext:value-type="float">
            <text:p>-0.2051664475</text:p>
          </table:table-cell>
          <table:table-cell table:formula="of:=SQRT( ( [.B$1]-[.B370]  )^2+([.C$1]-[.C370])^2)" office:value-type="float" office:value="0.22852788775462" calcext:value-type="float">
            <text:p>0.2285278878</text:p>
          </table:table-cell>
        </table:table-row>
        <table:table-row table:style-name="ro1">
          <table:table-cell office:value-type="string" calcext:value-type="string">
            <text:p>GO_0006353</text:p>
          </table:table-cell>
          <table:table-cell office:value-type="float" office:value="0.0680386466483791" calcext:value-type="float">
            <text:p>0.0680386466</text:p>
          </table:table-cell>
          <table:table-cell office:value-type="float" office:value="0.0186255755172217" calcext:value-type="float">
            <text:p>0.0186255755</text:p>
          </table:table-cell>
          <table:table-cell table:formula="of:=SQRT( ( [.B$1]-[.B371]  )^2+([.C$1]-[.C371])^2)" office:value-type="float" office:value="0.229348371258839" calcext:value-type="float">
            <text:p>0.2293483713</text:p>
          </table:table-cell>
        </table:table-row>
        <table:table-row table:style-name="ro1">
          <table:table-cell office:value-type="string" calcext:value-type="string">
            <text:p>GO_0015996</text:p>
          </table:table-cell>
          <table:table-cell office:value-type="float" office:value="0.0553008883731887" calcext:value-type="float">
            <text:p>0.0553008884</text:p>
          </table:table-cell>
          <table:table-cell office:value-type="float" office:value="-0.0783304977763727" calcext:value-type="float">
            <text:p>-0.0783304978</text:p>
          </table:table-cell>
          <table:table-cell table:formula="of:=SQRT( ( [.B$1]-[.B372]  )^2+([.C$1]-[.C372])^2)" office:value-type="float" office:value="0.230227263715592" calcext:value-type="float">
            <text:p>0.2302272637</text:p>
          </table:table-cell>
        </table:table-row>
        <table:table-row table:style-name="ro1">
          <table:table-cell office:value-type="string" calcext:value-type="string">
            <text:p>GO_0006276</text:p>
          </table:table-cell>
          <table:table-cell office:value-type="float" office:value="0.0634390898848936" calcext:value-type="float">
            <text:p>0.0634390899</text:p>
          </table:table-cell>
          <table:table-cell office:value-type="float" office:value="-0.0533568246171241" calcext:value-type="float">
            <text:p>-0.0533568246</text:p>
          </table:table-cell>
          <table:table-cell table:formula="of:=SQRT( ( [.B$1]-[.B373]  )^2+([.C$1]-[.C373])^2)" office:value-type="float" office:value="0.230706143315589" calcext:value-type="float">
            <text:p>0.2307061433</text:p>
          </table:table-cell>
        </table:table-row>
        <table:table-row table:style-name="ro1">
          <table:table-cell office:value-type="string" calcext:value-type="string">
            <text:p>GO_0009877</text:p>
          </table:table-cell>
          <table:table-cell office:value-type="float" office:value="0.070231605744684" calcext:value-type="float">
            <text:p>0.0702316057</text:p>
          </table:table-cell>
          <table:table-cell office:value-type="float" office:value="0.0169555940750154" calcext:value-type="float">
            <text:p>0.0169555941</text:p>
          </table:table-cell>
          <table:table-cell table:formula="of:=SQRT( ( [.B$1]-[.B374]  )^2+([.C$1]-[.C374])^2)" office:value-type="float" office:value="0.231417263292335" calcext:value-type="float">
            <text:p>0.2314172633</text:p>
          </table:table-cell>
        </table:table-row>
        <table:table-row table:style-name="ro1">
          <table:table-cell office:value-type="string" calcext:value-type="string">
            <text:p>GO_0050920</text:p>
          </table:table-cell>
          <table:table-cell office:value-type="float" office:value="0.0709817767387161" calcext:value-type="float">
            <text:p>0.0709817767</text:p>
          </table:table-cell>
          <table:table-cell office:value-type="float" office:value="0.00647798530853031" calcext:value-type="float">
            <text:p>0.0064779853</text:p>
          </table:table-cell>
          <table:table-cell table:formula="of:=SQRT( ( [.B$1]-[.B375]  )^2+([.C$1]-[.C375])^2)" office:value-type="float" office:value="0.231701502395334" calcext:value-type="float">
            <text:p>0.2317015024</text:p>
          </table:table-cell>
        </table:table-row>
        <table:table-row table:style-name="ro1">
          <table:table-cell office:value-type="string" calcext:value-type="string">
            <text:p>GO_0006817</text:p>
          </table:table-cell>
          <table:table-cell office:value-type="float" office:value="0.0680609102773675" calcext:value-type="float">
            <text:p>0.0680609103</text:p>
          </table:table-cell>
          <table:table-cell office:value-type="float" office:value="-0.0409139138818057" calcext:value-type="float">
            <text:p>-0.0409139139</text:p>
          </table:table-cell>
          <table:table-cell table:formula="of:=SQRT( ( [.B$1]-[.B376]  )^2+([.C$1]-[.C376])^2)" office:value-type="float" office:value="0.232614235087166" calcext:value-type="float">
            <text:p>0.2326142351</text:p>
          </table:table-cell>
        </table:table-row>
        <table:table-row table:style-name="ro1">
          <table:table-cell office:value-type="string" calcext:value-type="string">
            <text:p>GO_0006071</text:p>
          </table:table-cell>
          <table:table-cell office:value-type="float" office:value="0.0730826105942647" calcext:value-type="float">
            <text:p>0.0730826106</text:p>
          </table:table-cell>
          <table:table-cell office:value-type="float" office:value="0.0111684787526497" calcext:value-type="float">
            <text:p>0.0111684788</text:p>
          </table:table-cell>
          <table:table-cell table:formula="of:=SQRT( ( [.B$1]-[.B377]  )^2+([.C$1]-[.C377])^2)" office:value-type="float" office:value="0.233949916163698" calcext:value-type="float">
            <text:p>0.2339499162</text:p>
          </table:table-cell>
        </table:table-row>
        <table:table-row table:style-name="ro1">
          <table:table-cell office:value-type="string" calcext:value-type="string">
            <text:p>GO_0009306</text:p>
          </table:table-cell>
          <table:table-cell office:value-type="float" office:value="0.0741378528202822" calcext:value-type="float">
            <text:p>0.0741378528</text:p>
          </table:table-cell>
          <table:table-cell office:value-type="float" office:value="0.00676410914789916" calcext:value-type="float">
            <text:p>0.0067641091</text:p>
          </table:table-cell>
          <table:table-cell table:formula="of:=SQRT( ( [.B$1]-[.B378]  )^2+([.C$1]-[.C378])^2)" office:value-type="float" office:value="0.234863154189749" calcext:value-type="float">
            <text:p>0.2348631542</text:p>
          </table:table-cell>
        </table:table-row>
        <table:table-row table:style-name="ro1">
          <table:table-cell office:value-type="string" calcext:value-type="string">
            <text:p>GO_0006355</text:p>
          </table:table-cell>
          <table:table-cell office:value-type="float" office:value="0.0744263424532383" calcext:value-type="float">
            <text:p>0.0744263425</text:p>
          </table:table-cell>
          <table:table-cell office:value-type="float" office:value="0.00679132230420621" calcext:value-type="float">
            <text:p>0.0067913223</text:p>
          </table:table-cell>
          <table:table-cell table:formula="of:=SQRT( ( [.B$1]-[.B379]  )^2+([.C$1]-[.C379])^2)" office:value-type="float" office:value="0.235152187481459" calcext:value-type="float">
            <text:p>0.2351521875</text:p>
          </table:table-cell>
        </table:table-row>
        <table:table-row table:style-name="ro1">
          <table:table-cell office:value-type="string" calcext:value-type="string">
            <text:p>GO_0034220</text:p>
          </table:table-cell>
          <table:table-cell office:value-type="float" office:value="0.0751632030461686" calcext:value-type="float">
            <text:p>0.075163203</text:p>
          </table:table-cell>
          <table:table-cell office:value-type="float" office:value="-0.0042995676356619" calcext:value-type="float">
            <text:p>-0.0042995676</text:p>
          </table:table-cell>
          <table:table-cell table:formula="of:=SQRT( ( [.B$1]-[.B380]  )^2+([.C$1]-[.C380])^2)" office:value-type="float" office:value="0.235897989924561" calcext:value-type="float">
            <text:p>0.2358979899</text:p>
          </table:table-cell>
        </table:table-row>
        <table:table-row table:style-name="ro1">
          <table:table-cell office:value-type="string" calcext:value-type="string">
            <text:p>GO_0006858</text:p>
          </table:table-cell>
          <table:table-cell office:value-type="float" office:value="0.0754783956256619" calcext:value-type="float">
            <text:p>0.0754783956</text:p>
          </table:table-cell>
          <table:table-cell office:value-type="float" office:value="0.00231524109109185" calcext:value-type="float">
            <text:p>0.0023152411</text:p>
          </table:table-cell>
          <table:table-cell table:formula="of:=SQRT( ( [.B$1]-[.B381]  )^2+([.C$1]-[.C381])^2)" office:value-type="float" office:value="0.236144967213922" calcext:value-type="float">
            <text:p>0.2361449672</text:p>
          </table:table-cell>
        </table:table-row>
        <table:table-row table:style-name="ro1">
          <table:table-cell office:value-type="string" calcext:value-type="string">
            <text:p>GO_0007423</text:p>
          </table:table-cell>
          <table:table-cell office:value-type="float" office:value="0.0553731963461705" calcext:value-type="float">
            <text:p>0.0553731963</text:p>
          </table:table-cell>
          <table:table-cell office:value-type="float" office:value="-0.0963653404077817" calcext:value-type="float">
            <text:p>-0.0963653404</text:p>
          </table:table-cell>
          <table:table-cell table:formula="of:=SQRT( ( [.B$1]-[.B382]  )^2+([.C$1]-[.C382])^2)" office:value-type="float" office:value="0.237146339836969" calcext:value-type="float">
            <text:p>0.2371463398</text:p>
          </table:table-cell>
        </table:table-row>
        <table:table-row table:style-name="ro1">
          <table:table-cell office:value-type="string" calcext:value-type="string">
            <text:p>GO_0005996</text:p>
          </table:table-cell>
          <table:table-cell office:value-type="float" office:value="0.075337665293357" calcext:value-type="float">
            <text:p>0.0753376653</text:p>
          </table:table-cell>
          <table:table-cell office:value-type="float" office:value="0.033015436651748" calcext:value-type="float">
            <text:p>0.0330154367</text:p>
          </table:table-cell>
          <table:table-cell table:formula="of:=SQRT( ( [.B$1]-[.B383]  )^2+([.C$1]-[.C383])^2)" office:value-type="float" office:value="0.238105513959528" calcext:value-type="float">
            <text:p>0.238105514</text:p>
          </table:table-cell>
        </table:table-row>
        <table:table-row table:style-name="ro1">
          <table:table-cell office:value-type="string" calcext:value-type="string">
            <text:p>GO_0030163</text:p>
          </table:table-cell>
          <table:table-cell office:value-type="float" office:value="0.0772335130219545" calcext:value-type="float">
            <text:p>0.077233513</text:p>
          </table:table-cell>
          <table:table-cell office:value-type="float" office:value="0.0120225440824872" calcext:value-type="float">
            <text:p>0.0120225441</text:p>
          </table:table-cell>
          <table:table-cell table:formula="of:=SQRT( ( [.B$1]-[.B384]  )^2+([.C$1]-[.C384])^2)" office:value-type="float" office:value="0.238133715909052" calcext:value-type="float">
            <text:p>0.2381337159</text:p>
          </table:table-cell>
        </table:table-row>
        <table:table-row table:style-name="ro1">
          <table:table-cell office:value-type="string" calcext:value-type="string">
            <text:p>GO_0006275</text:p>
          </table:table-cell>
          <table:table-cell office:value-type="float" office:value="0.0773860184303213" calcext:value-type="float">
            <text:p>0.0773860184</text:p>
          </table:table-cell>
          <table:table-cell office:value-type="float" office:value="-0.00803821098250686" calcext:value-type="float">
            <text:p>-0.008038211</text:p>
          </table:table-cell>
          <table:table-cell table:formula="of:=SQRT( ( [.B$1]-[.B385]  )^2+([.C$1]-[.C385])^2)" office:value-type="float" office:value="0.238239589718847" calcext:value-type="float">
            <text:p>0.2382395897</text:p>
          </table:table-cell>
        </table:table-row>
        <table:table-row table:style-name="ro1">
          <table:table-cell office:value-type="string" calcext:value-type="string">
            <text:p>GO_0000077</text:p>
          </table:table-cell>
          <table:table-cell office:value-type="float" office:value="0.0684964057606689" calcext:value-type="float">
            <text:p>0.0684964058</text:p>
          </table:table-cell>
          <table:table-cell office:value-type="float" office:value="-0.0650054833975966" calcext:value-type="float">
            <text:p>-0.0650054834</text:p>
          </table:table-cell>
          <table:table-cell table:formula="of:=SQRT( ( [.B$1]-[.B386]  )^2+([.C$1]-[.C386])^2)" office:value-type="float" office:value="0.238599965730767" calcext:value-type="float">
            <text:p>0.2385999657</text:p>
          </table:table-cell>
        </table:table-row>
        <table:table-row table:style-name="ro1">
          <table:table-cell office:value-type="string" calcext:value-type="string">
            <text:p>GO_0009271</text:p>
          </table:table-cell>
          <table:table-cell office:value-type="float" office:value="0.0770352657759923" calcext:value-type="float">
            <text:p>0.0770352658</text:p>
          </table:table-cell>
          <table:table-cell office:value-type="float" office:value="-0.029925841271753" calcext:value-type="float">
            <text:p>-0.0299258413</text:p>
          </table:table-cell>
          <table:table-cell table:formula="of:=SQRT( ( [.B$1]-[.B387]  )^2+([.C$1]-[.C387])^2)" office:value-type="float" office:value="0.239760746120654" calcext:value-type="float">
            <text:p>0.2397607461</text:p>
          </table:table-cell>
        </table:table-row>
        <table:table-row table:style-name="ro1">
          <table:table-cell office:value-type="string" calcext:value-type="string">
            <text:p>GO_0006508</text:p>
          </table:table-cell>
          <table:table-cell office:value-type="float" office:value="0.0790703245436276" calcext:value-type="float">
            <text:p>0.0790703245</text:p>
          </table:table-cell>
          <table:table-cell office:value-type="float" office:value="-0.00669740479388066" calcext:value-type="float">
            <text:p>-0.0066974048</text:p>
          </table:table-cell>
          <table:table-cell table:formula="of:=SQRT( ( [.B$1]-[.B388]  )^2+([.C$1]-[.C388])^2)" office:value-type="float" office:value="0.239873343625122" calcext:value-type="float">
            <text:p>0.2398733436</text:p>
          </table:table-cell>
        </table:table-row>
        <table:table-row table:style-name="ro1">
          <table:table-cell office:value-type="string" calcext:value-type="string">
            <text:p>GO_0051090</text:p>
          </table:table-cell>
          <table:table-cell office:value-type="float" office:value="0.0724970758238147" calcext:value-type="float">
            <text:p>0.0724970758</text:p>
          </table:table-cell>
          <table:table-cell office:value-type="float" office:value="0.0629242964065846" calcext:value-type="float">
            <text:p>0.0629242964</text:p>
          </table:table-cell>
          <table:table-cell table:formula="of:=SQRT( ( [.B$1]-[.B389]  )^2+([.C$1]-[.C389])^2)" office:value-type="float" office:value="0.241132402754213" calcext:value-type="float">
            <text:p>0.2411324028</text:p>
          </table:table-cell>
        </table:table-row>
        <table:table-row table:style-name="ro1">
          <table:table-cell office:value-type="string" calcext:value-type="string">
            <text:p>GO_0070206</text:p>
          </table:table-cell>
          <table:table-cell office:value-type="float" office:value="0.0809984923537014" calcext:value-type="float">
            <text:p>0.0809984924</text:p>
          </table:table-cell>
          <table:table-cell office:value-type="float" office:value="0.0212797635549627" calcext:value-type="float">
            <text:p>0.0212797636</text:p>
          </table:table-cell>
          <table:table-cell table:formula="of:=SQRT( ( [.B$1]-[.B390]  )^2+([.C$1]-[.C390])^2)" office:value-type="float" office:value="0.242476455116608" calcext:value-type="float">
            <text:p>0.2424764551</text:p>
          </table:table-cell>
        </table:table-row>
        <table:table-row table:style-name="ro1">
          <table:table-cell office:value-type="string" calcext:value-type="string">
            <text:p>GO_0007059</text:p>
          </table:table-cell>
          <table:table-cell office:value-type="float" office:value="0.0750021809452111" calcext:value-type="float">
            <text:p>0.0750021809</text:p>
          </table:table-cell>
          <table:table-cell office:value-type="float" office:value="0.0609329306426002" calcext:value-type="float">
            <text:p>0.0609329306</text:p>
          </table:table-cell>
          <table:table-cell table:formula="of:=SQRT( ( [.B$1]-[.B391]  )^2+([.C$1]-[.C391])^2)" office:value-type="float" office:value="0.24306047087785" calcext:value-type="float">
            <text:p>0.2430604709</text:p>
          </table:table-cell>
        </table:table-row>
        <table:table-row table:style-name="ro1">
          <table:table-cell office:value-type="string" calcext:value-type="string">
            <text:p>GO_0098655</text:p>
          </table:table-cell>
          <table:table-cell office:value-type="float" office:value="-0.253677856782035" calcext:value-type="float">
            <text:p>-0.2536778568</text:p>
          </table:table-cell>
          <table:table-cell office:value-type="float" office:value="-0.223124553880406" calcext:value-type="float">
            <text:p>-0.2231245539</text:p>
          </table:table-cell>
          <table:table-cell table:formula="of:=SQRT( ( [.B$1]-[.B392]  )^2+([.C$1]-[.C392])^2)" office:value-type="float" office:value="0.243065193691702" calcext:value-type="float">
            <text:p>0.2430651937</text:p>
          </table:table-cell>
        </table:table-row>
        <table:table-row table:style-name="ro1">
          <table:table-cell office:value-type="string" calcext:value-type="string">
            <text:p>GO_0033198</text:p>
          </table:table-cell>
          <table:table-cell office:value-type="float" office:value="-0.253677856782035" calcext:value-type="float">
            <text:p>-0.2536778568</text:p>
          </table:table-cell>
          <table:table-cell office:value-type="float" office:value="-0.223124553880406" calcext:value-type="float">
            <text:p>-0.2231245539</text:p>
          </table:table-cell>
          <table:table-cell table:formula="of:=SQRT( ( [.B$1]-[.B393]  )^2+([.C$1]-[.C393])^2)" office:value-type="float" office:value="0.243065193691702" calcext:value-type="float">
            <text:p>0.2430651937</text:p>
          </table:table-cell>
        </table:table-row>
        <table:table-row table:style-name="ro1">
          <table:table-cell office:value-type="string" calcext:value-type="string">
            <text:p>GO_0016051</text:p>
          </table:table-cell>
          <table:table-cell office:value-type="float" office:value="0.0816849710364904" calcext:value-type="float">
            <text:p>0.081684971</text:p>
          </table:table-cell>
          <table:table-cell office:value-type="float" office:value="0.0247608266855821" calcext:value-type="float">
            <text:p>0.0247608267</text:p>
          </table:table-cell>
          <table:table-cell table:formula="of:=SQRT( ( [.B$1]-[.B394]  )^2+([.C$1]-[.C394])^2)" office:value-type="float" office:value="0.243469382318563" calcext:value-type="float">
            <text:p>0.2434693823</text:p>
          </table:table-cell>
        </table:table-row>
        <table:table-row table:style-name="ro1">
          <table:table-cell office:value-type="string" calcext:value-type="string">
            <text:p>GO_0001682</text:p>
          </table:table-cell>
          <table:table-cell office:value-type="float" office:value="-0.0127864693935187" calcext:value-type="float">
            <text:p>-0.0127864694</text:p>
          </table:table-cell>
          <table:table-cell office:value-type="float" office:value="-0.192914287945416" calcext:value-type="float">
            <text:p>-0.1929142879</text:p>
          </table:table-cell>
          <table:table-cell table:formula="of:=SQRT( ( [.B$1]-[.B395]  )^2+([.C$1]-[.C395])^2)" office:value-type="float" office:value="0.244216454021817" calcext:value-type="float">
            <text:p>0.244216454</text:p>
          </table:table-cell>
        </table:table-row>
        <table:table-row table:style-name="ro1">
          <table:table-cell office:value-type="string" calcext:value-type="string">
            <text:p>GO_0070588</text:p>
          </table:table-cell>
          <table:table-cell office:value-type="float" office:value="-0.264321014849325" calcext:value-type="float">
            <text:p>-0.2643210148</text:p>
          </table:table-cell>
          <table:table-cell office:value-type="float" office:value="-0.220113676171727" calcext:value-type="float">
            <text:p>-0.2201136762</text:p>
          </table:table-cell>
          <table:table-cell table:formula="of:=SQRT( ( [.B$1]-[.B396]  )^2+([.C$1]-[.C396])^2)" office:value-type="float" office:value="0.244603064676591" calcext:value-type="float">
            <text:p>0.2446030647</text:p>
          </table:table-cell>
        </table:table-row>
        <table:table-row table:style-name="ro1">
          <table:table-cell office:value-type="string" calcext:value-type="string">
            <text:p>GO_0019299</text:p>
          </table:table-cell>
          <table:table-cell office:value-type="float" office:value="0.0847615849070596" calcext:value-type="float">
            <text:p>0.0847615849</text:p>
          </table:table-cell>
          <table:table-cell office:value-type="float" office:value="-0.000201031852722598" calcext:value-type="float">
            <text:p>-0.0002010319</text:p>
          </table:table-cell>
          <table:table-cell table:formula="of:=SQRT( ( [.B$1]-[.B397]  )^2+([.C$1]-[.C397])^2)" office:value-type="float" office:value="0.245432021908098" calcext:value-type="float">
            <text:p>0.2454320219</text:p>
          </table:table-cell>
        </table:table-row>
        <table:table-row table:style-name="ro1">
          <table:table-cell office:value-type="string" calcext:value-type="string">
            <text:p>GO_0007166</text:p>
          </table:table-cell>
          <table:table-cell office:value-type="float" office:value="-0.253681421384249" calcext:value-type="float">
            <text:p>-0.2536814214</text:p>
          </table:table-cell>
          <table:table-cell office:value-type="float" office:value="-0.226032799972111" calcext:value-type="float">
            <text:p>-0.2260328</text:p>
          </table:table-cell>
          <table:table-cell table:formula="of:=SQRT( ( [.B$1]-[.B398]  )^2+([.C$1]-[.C398])^2)" office:value-type="float" office:value="0.245755952122054" calcext:value-type="float">
            <text:p>0.2457559521</text:p>
          </table:table-cell>
        </table:table-row>
        <table:table-row table:style-name="ro1">
          <table:table-cell office:value-type="string" calcext:value-type="string">
            <text:p>GO_0009159</text:p>
          </table:table-cell>
          <table:table-cell office:value-type="float" office:value="0.0852643695290015" calcext:value-type="float">
            <text:p>0.0852643695</text:p>
          </table:table-cell>
          <table:table-cell office:value-type="float" office:value="-0.0202232673229534" calcext:value-type="float">
            <text:p>-0.0202232673</text:p>
          </table:table-cell>
          <table:table-cell table:formula="of:=SQRT( ( [.B$1]-[.B399]  )^2+([.C$1]-[.C399])^2)" office:value-type="float" office:value="0.246881615461327" calcext:value-type="float">
            <text:p>0.2468816155</text:p>
          </table:table-cell>
        </table:table-row>
        <table:table-row table:style-name="ro1">
          <table:table-cell office:value-type="string" calcext:value-type="string">
            <text:p>GO_0000902</text:p>
          </table:table-cell>
          <table:table-cell office:value-type="float" office:value="0.0867059242237185" calcext:value-type="float">
            <text:p>0.0867059242</text:p>
          </table:table-cell>
          <table:table-cell office:value-type="float" office:value="0.0145299636260796" calcext:value-type="float">
            <text:p>0.0145299636</text:p>
          </table:table-cell>
          <table:table-cell table:formula="of:=SQRT( ( [.B$1]-[.B400]  )^2+([.C$1]-[.C400])^2)" office:value-type="float" office:value="0.24771696293026" calcext:value-type="float">
            <text:p>0.2477169629</text:p>
          </table:table-cell>
        </table:table-row>
        <table:table-row table:style-name="ro1">
          <table:table-cell office:value-type="string" calcext:value-type="string">
            <text:p>GO_0007005</text:p>
          </table:table-cell>
          <table:table-cell office:value-type="float" office:value="0.0537377257489173" calcext:value-type="float">
            <text:p>0.0537377257</text:p>
          </table:table-cell>
          <table:table-cell office:value-type="float" office:value="-0.123029388747687" calcext:value-type="float">
            <text:p>-0.1230293887</text:p>
          </table:table-cell>
          <table:table-cell table:formula="of:=SQRT( ( [.B$1]-[.B401]  )^2+([.C$1]-[.C401])^2)" office:value-type="float" office:value="0.247913620228331" calcext:value-type="float">
            <text:p>0.2479136202</text:p>
          </table:table-cell>
        </table:table-row>
        <table:table-row table:style-name="ro1">
          <table:table-cell office:value-type="string" calcext:value-type="string">
            <text:p>GO_0045947</text:p>
          </table:table-cell>
          <table:table-cell office:value-type="float" office:value="-0.279521451773004" calcext:value-type="float">
            <text:p>-0.2795214518</text:p>
          </table:table-cell>
          <table:table-cell office:value-type="float" office:value="-0.216238917328391" calcext:value-type="float">
            <text:p>-0.2162389173</text:p>
          </table:table-cell>
          <table:table-cell table:formula="of:=SQRT( ( [.B$1]-[.B402]  )^2+([.C$1]-[.C402])^2)" office:value-type="float" office:value="0.248014165455648" calcext:value-type="float">
            <text:p>0.2480141655</text:p>
          </table:table-cell>
        </table:table-row>
        <table:table-row table:style-name="ro1">
          <table:table-cell office:value-type="string" calcext:value-type="string">
            <text:p>GO_0015711</text:p>
          </table:table-cell>
          <table:table-cell office:value-type="float" office:value="0.00991003261847487" calcext:value-type="float">
            <text:p>0.0099100326</text:p>
          </table:table-cell>
          <table:table-cell office:value-type="float" office:value="0.181797940346535" calcext:value-type="float">
            <text:p>0.1817979403</text:p>
          </table:table-cell>
          <table:table-cell table:formula="of:=SQRT( ( [.B$1]-[.B403]  )^2+([.C$1]-[.C403])^2)" office:value-type="float" office:value="0.248243372984516" calcext:value-type="float">
            <text:p>0.248243373</text:p>
          </table:table-cell>
        </table:table-row>
        <table:table-row table:style-name="ro1">
          <table:table-cell office:value-type="string" calcext:value-type="string">
            <text:p>GO_0019402</text:p>
          </table:table-cell>
          <table:table-cell office:value-type="float" office:value="0.0832164739428086" calcext:value-type="float">
            <text:p>0.0832164739</text:p>
          </table:table-cell>
          <table:table-cell office:value-type="float" office:value="0.0501065422145505" calcext:value-type="float">
            <text:p>0.0501065422</text:p>
          </table:table-cell>
          <table:table-cell table:formula="of:=SQRT( ( [.B$1]-[.B404]  )^2+([.C$1]-[.C404])^2)" office:value-type="float" office:value="0.248689707712572" calcext:value-type="float">
            <text:p>0.2486897077</text:p>
          </table:table-cell>
        </table:table-row>
        <table:table-row table:style-name="ro1">
          <table:table-cell office:value-type="string" calcext:value-type="string">
            <text:p>GO_0007067</text:p>
          </table:table-cell>
          <table:table-cell office:value-type="float" office:value="0.0764564123158644" calcext:value-type="float">
            <text:p>0.0764564123</text:p>
          </table:table-cell>
          <table:table-cell office:value-type="float" office:value="-0.0735482196903115" calcext:value-type="float">
            <text:p>-0.0735482197</text:p>
          </table:table-cell>
          <table:table-cell table:formula="of:=SQRT( ( [.B$1]-[.B405]  )^2+([.C$1]-[.C405])^2)" office:value-type="float" office:value="0.248696179745611" calcext:value-type="float">
            <text:p>0.2486961797</text:p>
          </table:table-cell>
        </table:table-row>
        <table:table-row table:style-name="ro1">
          <table:table-cell office:value-type="string" calcext:value-type="string">
            <text:p>GO_0042545</text:p>
          </table:table-cell>
          <table:table-cell office:value-type="float" office:value="-0.12641900561023" calcext:value-type="float">
            <text:p>-0.1264190056</text:p>
          </table:table-cell>
          <table:table-cell office:value-type="float" office:value="-0.2454531780478" calcext:value-type="float">
            <text:p>-0.245453178</text:p>
          </table:table-cell>
          <table:table-cell table:formula="of:=SQRT( ( [.B$1]-[.B406]  )^2+([.C$1]-[.C406])^2)" office:value-type="float" office:value="0.249257055291294" calcext:value-type="float">
            <text:p>0.2492570553</text:p>
          </table:table-cell>
        </table:table-row>
        <table:table-row table:style-name="ro1">
          <table:table-cell office:value-type="string" calcext:value-type="string">
            <text:p>GO_0030153</text:p>
          </table:table-cell>
          <table:table-cell office:value-type="float" office:value="0.0901080583836389" calcext:value-type="float">
            <text:p>0.0901080584</text:p>
          </table:table-cell>
          <table:table-cell office:value-type="float" office:value="-0.00447706325007846" calcext:value-type="float">
            <text:p>-0.0044770633</text:p>
          </table:table-cell>
          <table:table-cell table:formula="of:=SQRT( ( [.B$1]-[.B407]  )^2+([.C$1]-[.C407])^2)" office:value-type="float" office:value="0.250842808655965" calcext:value-type="float">
            <text:p>0.2508428087</text:p>
          </table:table-cell>
        </table:table-row>
        <table:table-row table:style-name="ro1">
          <table:table-cell office:value-type="string" calcext:value-type="string">
            <text:p>GO_0006535</text:p>
          </table:table-cell>
          <table:table-cell office:value-type="float" office:value="0.090601861244711" calcext:value-type="float">
            <text:p>0.0906018612</text:p>
          </table:table-cell>
          <table:table-cell office:value-type="float" office:value="0.00472195339518165" calcext:value-type="float">
            <text:p>0.0047219534</text:p>
          </table:table-cell>
          <table:table-cell table:formula="of:=SQRT( ( [.B$1]-[.B408]  )^2+([.C$1]-[.C408])^2)" office:value-type="float" office:value="0.251288242740271" calcext:value-type="float">
            <text:p>0.2512882427</text:p>
          </table:table-cell>
        </table:table-row>
        <table:table-row table:style-name="ro1">
          <table:table-cell office:value-type="string" calcext:value-type="string">
            <text:p>GO_0030328</text:p>
          </table:table-cell>
          <table:table-cell office:value-type="float" office:value="0.0892423172389815" calcext:value-type="float">
            <text:p>0.0892423172</text:p>
          </table:table-cell>
          <table:table-cell office:value-type="float" office:value="0.0340229460642961" calcext:value-type="float">
            <text:p>0.0340229461</text:p>
          </table:table-cell>
          <table:table-cell table:formula="of:=SQRT( ( [.B$1]-[.B409]  )^2+([.C$1]-[.C409])^2)" office:value-type="float" office:value="0.252022386956961" calcext:value-type="float">
            <text:p>0.252022387</text:p>
          </table:table-cell>
        </table:table-row>
        <table:table-row table:style-name="ro1">
          <table:table-cell office:value-type="string" calcext:value-type="string">
            <text:p>GO_0006570</text:p>
          </table:table-cell>
          <table:table-cell office:value-type="float" office:value="0.0900770788290906" calcext:value-type="float">
            <text:p>0.0900770788</text:p>
          </table:table-cell>
          <table:table-cell office:value-type="float" office:value="-0.0277649614429392" calcext:value-type="float">
            <text:p>-0.0277649614</text:p>
          </table:table-cell>
          <table:table-cell table:formula="of:=SQRT( ( [.B$1]-[.B410]  )^2+([.C$1]-[.C410])^2)" office:value-type="float" office:value="0.25243712311647" calcext:value-type="float">
            <text:p>0.2524371231</text:p>
          </table:table-cell>
        </table:table-row>
        <table:table-row table:style-name="ro1">
          <table:table-cell office:value-type="string" calcext:value-type="string">
            <text:p>GO_0006559</text:p>
          </table:table-cell>
          <table:table-cell office:value-type="float" office:value="0.0900770788290906" calcext:value-type="float">
            <text:p>0.0900770788</text:p>
          </table:table-cell>
          <table:table-cell office:value-type="float" office:value="-0.0277649614429392" calcext:value-type="float">
            <text:p>-0.0277649614</text:p>
          </table:table-cell>
          <table:table-cell table:formula="of:=SQRT( ( [.B$1]-[.B411]  )^2+([.C$1]-[.C411])^2)" office:value-type="float" office:value="0.25243712311647" calcext:value-type="float">
            <text:p>0.2524371231</text:p>
          </table:table-cell>
        </table:table-row>
        <table:table-row table:style-name="ro1">
          <table:table-cell office:value-type="string" calcext:value-type="string">
            <text:p>GO_0006031</text:p>
          </table:table-cell>
          <table:table-cell office:value-type="float" office:value="0.0791978139091981" calcext:value-type="float">
            <text:p>0.0791978139</text:p>
          </table:table-cell>
          <table:table-cell office:value-type="float" office:value="0.081720307390808" calcext:value-type="float">
            <text:p>0.0817203074</text:p>
          </table:table-cell>
          <table:table-cell table:formula="of:=SQRT( ( [.B$1]-[.B412]  )^2+([.C$1]-[.C412])^2)" office:value-type="float" office:value="0.252940814927424" calcext:value-type="float">
            <text:p>0.2529408149</text:p>
          </table:table-cell>
        </table:table-row>
        <table:table-row table:style-name="ro1">
          <table:table-cell office:value-type="string" calcext:value-type="string">
            <text:p>GO_0016042</text:p>
          </table:table-cell>
          <table:table-cell office:value-type="float" office:value="0.0905895204449592" calcext:value-type="float">
            <text:p>0.0905895204</text:p>
          </table:table-cell>
          <table:table-cell office:value-type="float" office:value="0.0380888837779848" calcext:value-type="float">
            <text:p>0.0380888838</text:p>
          </table:table-cell>
          <table:table-cell table:formula="of:=SQRT( ( [.B$1]-[.B413]  )^2+([.C$1]-[.C413])^2)" office:value-type="float" office:value="0.253913256159363" calcext:value-type="float">
            <text:p>0.2539132562</text:p>
          </table:table-cell>
        </table:table-row>
        <table:table-row table:style-name="ro1">
          <table:table-cell office:value-type="string" calcext:value-type="string">
            <text:p>GO_0006097</text:p>
          </table:table-cell>
          <table:table-cell office:value-type="float" office:value="0.0932832455595256" calcext:value-type="float">
            <text:p>0.0932832456</text:p>
          </table:table-cell>
          <table:table-cell office:value-type="float" office:value="-0.017477406005728" calcext:value-type="float">
            <text:p>-0.017477406</text:p>
          </table:table-cell>
          <table:table-cell table:formula="of:=SQRT( ( [.B$1]-[.B414]  )^2+([.C$1]-[.C414])^2)" office:value-type="float" office:value="0.254651837574709" calcext:value-type="float">
            <text:p>0.2546518376</text:p>
          </table:table-cell>
        </table:table-row>
        <table:table-row table:style-name="ro1">
          <table:table-cell office:value-type="string" calcext:value-type="string">
            <text:p>GO_0019722</text:p>
          </table:table-cell>
          <table:table-cell office:value-type="float" office:value="-0.196888290581179" calcext:value-type="float">
            <text:p>-0.1968882906</text:p>
          </table:table-cell>
          <table:table-cell office:value-type="float" office:value="-0.25068885921685" calcext:value-type="float">
            <text:p>-0.2506888592</text:p>
          </table:table-cell>
          <table:table-cell table:formula="of:=SQRT( ( [.B$1]-[.B415]  )^2+([.C$1]-[.C415])^2)" office:value-type="float" office:value="0.254717778584466" calcext:value-type="float">
            <text:p>0.2547177786</text:p>
          </table:table-cell>
        </table:table-row>
        <table:table-row table:style-name="ro1">
          <table:table-cell office:value-type="string" calcext:value-type="string">
            <text:p>GO_0000746</text:p>
          </table:table-cell>
          <table:table-cell office:value-type="float" office:value="0.0908659569532168" calcext:value-type="float">
            <text:p>0.090865957</text:p>
          </table:table-cell>
          <table:table-cell office:value-type="float" office:value="-0.0446613695556672" calcext:value-type="float">
            <text:p>-0.0446613696</text:p>
          </table:table-cell>
          <table:table-cell table:formula="of:=SQRT( ( [.B$1]-[.B416]  )^2+([.C$1]-[.C416])^2)" office:value-type="float" office:value="0.255720831033981" calcext:value-type="float">
            <text:p>0.255720831</text:p>
          </table:table-cell>
        </table:table-row>
        <table:table-row table:style-name="ro1">
          <table:table-cell office:value-type="string" calcext:value-type="string">
            <text:p>GO_0006468</text:p>
          </table:table-cell>
          <table:table-cell office:value-type="float" office:value="0.0946233000492543" calcext:value-type="float">
            <text:p>0.0946233</text:p>
          </table:table-cell>
          <table:table-cell office:value-type="float" office:value="-0.0173800020036377" calcext:value-type="float">
            <text:p>-0.017380002</text:p>
          </table:table-cell>
          <table:table-cell table:formula="of:=SQRT( ( [.B$1]-[.B417]  )^2+([.C$1]-[.C417])^2)" office:value-type="float" office:value="0.255981028925498" calcext:value-type="float">
            <text:p>0.2559810289</text:p>
          </table:table-cell>
        </table:table-row>
        <table:table-row table:style-name="ro1">
          <table:table-cell office:value-type="string" calcext:value-type="string">
            <text:p>GO_0015774</text:p>
          </table:table-cell>
          <table:table-cell office:value-type="float" office:value="0.0960132854214567" calcext:value-type="float">
            <text:p>0.0960132854</text:p>
          </table:table-cell>
          <table:table-cell office:value-type="float" office:value="0.00737207508952171" calcext:value-type="float">
            <text:p>0.0073720751</text:p>
          </table:table-cell>
          <table:table-cell table:formula="of:=SQRT( ( [.B$1]-[.B418]  )^2+([.C$1]-[.C418])^2)" office:value-type="float" office:value="0.256746771678987" calcext:value-type="float">
            <text:p>0.2567467717</text:p>
          </table:table-cell>
        </table:table-row>
        <table:table-row table:style-name="ro1">
          <table:table-cell office:value-type="string" calcext:value-type="string">
            <text:p>GO_0030036</text:p>
          </table:table-cell>
          <table:table-cell office:value-type="float" office:value="-0.191900876377645" calcext:value-type="float">
            <text:p>-0.1919008764</text:p>
          </table:table-cell>
          <table:table-cell office:value-type="float" office:value="-0.25340696688877" calcext:value-type="float">
            <text:p>-0.2534069669</text:p>
          </table:table-cell>
          <table:table-cell table:formula="of:=SQRT( ( [.B$1]-[.B419]  )^2+([.C$1]-[.C419])^2)" office:value-type="float" office:value="0.256754191577571" calcext:value-type="float">
            <text:p>0.2567541916</text:p>
          </table:table-cell>
        </table:table-row>
        <table:table-row table:style-name="ro1">
          <table:table-cell office:value-type="string" calcext:value-type="string">
            <text:p>GO_0008272</text:p>
          </table:table-cell>
          <table:table-cell office:value-type="float" office:value="0.0963380032673695" calcext:value-type="float">
            <text:p>0.0963380033</text:p>
          </table:table-cell>
          <table:table-cell office:value-type="float" office:value="-0.00703813195584178" calcext:value-type="float">
            <text:p>-0.007038132</text:p>
          </table:table-cell>
          <table:table-cell table:formula="of:=SQRT( ( [.B$1]-[.B420]  )^2+([.C$1]-[.C420])^2)" office:value-type="float" office:value="0.257142759081614" calcext:value-type="float">
            <text:p>0.2571427591</text:p>
          </table:table-cell>
        </table:table-row>
        <table:table-row table:style-name="ro1">
          <table:table-cell office:value-type="string" calcext:value-type="string">
            <text:p>GO_0000103</text:p>
          </table:table-cell>
          <table:table-cell office:value-type="float" office:value="0.0975262725005114" calcext:value-type="float">
            <text:p>0.0975262725</text:p>
          </table:table-cell>
          <table:table-cell office:value-type="float" office:value="0.00517831669818871" calcext:value-type="float">
            <text:p>0.0051783167</text:p>
          </table:table-cell>
          <table:table-cell table:formula="of:=SQRT( ( [.B$1]-[.B421]  )^2+([.C$1]-[.C421])^2)" office:value-type="float" office:value="0.258218282810111" calcext:value-type="float">
            <text:p>0.2582182828</text:p>
          </table:table-cell>
        </table:table-row>
        <table:table-row table:style-name="ro1">
          <table:table-cell office:value-type="string" calcext:value-type="string">
            <text:p>GO_0006270</text:p>
          </table:table-cell>
          <table:table-cell office:value-type="float" office:value="0.0975502622579302" calcext:value-type="float">
            <text:p>0.0975502623</text:p>
          </table:table-cell>
          <table:table-cell office:value-type="float" office:value="0.00285378876041493" calcext:value-type="float">
            <text:p>0.0028537888</text:p>
          </table:table-cell>
          <table:table-cell table:formula="of:=SQRT( ( [.B$1]-[.B422]  )^2+([.C$1]-[.C422])^2)" office:value-type="float" office:value="0.258219082047587" calcext:value-type="float">
            <text:p>0.258219082</text:p>
          </table:table-cell>
        </table:table-row>
        <table:table-row table:style-name="ro1">
          <table:table-cell office:value-type="string" calcext:value-type="string">
            <text:p>GO_0071929</text:p>
          </table:table-cell>
          <table:table-cell office:value-type="float" office:value="-0.268382461510978" calcext:value-type="float">
            <text:p>-0.2683824615</text:p>
          </table:table-cell>
          <table:table-cell office:value-type="float" office:value="-0.233360463940792" calcext:value-type="float">
            <text:p>-0.2333604639</text:p>
          </table:table-cell>
          <table:table-cell table:formula="of:=SQRT( ( [.B$1]-[.B423]  )^2+([.C$1]-[.C423])^2)" office:value-type="float" office:value="0.258329965488755" calcext:value-type="float">
            <text:p>0.2583299655</text:p>
          </table:table-cell>
        </table:table-row>
        <table:table-row table:style-name="ro1">
          <table:table-cell office:value-type="string" calcext:value-type="string">
            <text:p>GO_0005975</text:p>
          </table:table-cell>
          <table:table-cell office:value-type="float" office:value="0.0976551229140949" calcext:value-type="float">
            <text:p>0.0976551229</text:p>
          </table:table-cell>
          <table:table-cell office:value-type="float" office:value="-0.00377742323700847" calcext:value-type="float">
            <text:p>-0.0037774232</text:p>
          </table:table-cell>
          <table:table-cell table:formula="of:=SQRT( ( [.B$1]-[.B424]  )^2+([.C$1]-[.C424])^2)" office:value-type="float" office:value="0.25837275922006" calcext:value-type="float">
            <text:p>0.2583727592</text:p>
          </table:table-cell>
        </table:table-row>
        <table:table-row table:style-name="ro1">
          <table:table-cell office:value-type="string" calcext:value-type="string">
            <text:p>GO_0009166</text:p>
          </table:table-cell>
          <table:table-cell office:value-type="float" office:value="0.0978984411861321" calcext:value-type="float">
            <text:p>0.0978984412</text:p>
          </table:table-cell>
          <table:table-cell office:value-type="float" office:value="0.008624505749203" calcext:value-type="float">
            <text:p>0.0086245057</text:p>
          </table:table-cell>
          <table:table-cell table:formula="of:=SQRT( ( [.B$1]-[.B425]  )^2+([.C$1]-[.C425])^2)" office:value-type="float" office:value="0.258663184134474" calcext:value-type="float">
            <text:p>0.2586631841</text:p>
          </table:table-cell>
        </table:table-row>
        <table:table-row table:style-name="ro1">
          <table:table-cell office:value-type="string" calcext:value-type="string">
            <text:p>GO_0006810</text:p>
          </table:table-cell>
          <table:table-cell office:value-type="float" office:value="0.0979931158130043" calcext:value-type="float">
            <text:p>0.0979931158</text:p>
          </table:table-cell>
          <table:table-cell office:value-type="float" office:value="0.00365324127023269" calcext:value-type="float">
            <text:p>0.0036532413</text:p>
          </table:table-cell>
          <table:table-cell table:formula="of:=SQRT( ( [.B$1]-[.B426]  )^2+([.C$1]-[.C426])^2)" office:value-type="float" office:value="0.258667533654912" calcext:value-type="float">
            <text:p>0.2586675337</text:p>
          </table:table-cell>
        </table:table-row>
        <table:table-row table:style-name="ro1">
          <table:table-cell office:value-type="string" calcext:value-type="string">
            <text:p>GO_0015031</text:p>
          </table:table-cell>
          <table:table-cell office:value-type="float" office:value="0.098891293735493" calcext:value-type="float">
            <text:p>0.0988912937</text:p>
          </table:table-cell>
          <table:table-cell office:value-type="float" office:value="0.00934261743523194" calcext:value-type="float">
            <text:p>0.0093426174</text:p>
          </table:table-cell>
          <table:table-cell table:formula="of:=SQRT( ( [.B$1]-[.B427]  )^2+([.C$1]-[.C427])^2)" office:value-type="float" office:value="0.259676516671676" calcext:value-type="float">
            <text:p>0.2596765167</text:p>
          </table:table-cell>
        </table:table-row>
        <table:table-row table:style-name="ro1">
          <table:table-cell office:value-type="string" calcext:value-type="string">
            <text:p>GO_0043571</text:p>
          </table:table-cell>
          <table:table-cell office:value-type="float" office:value="0.0405326692382373" calcext:value-type="float">
            <text:p>0.0405326692</text:p>
          </table:table-cell>
          <table:table-cell office:value-type="float" office:value="-0.163840474567223" calcext:value-type="float">
            <text:p>-0.1638404746</text:p>
          </table:table-cell>
          <table:table-cell table:formula="of:=SQRT( ( [.B$1]-[.B428]  )^2+([.C$1]-[.C428])^2)" office:value-type="float" office:value="0.260380784815976" calcext:value-type="float">
            <text:p>0.2603807848</text:p>
          </table:table-cell>
        </table:table-row>
        <table:table-row table:style-name="ro1">
          <table:table-cell office:value-type="string" calcext:value-type="string">
            <text:p>GO_0009103</text:p>
          </table:table-cell>
          <table:table-cell office:value-type="float" office:value="0.0997771464011151" calcext:value-type="float">
            <text:p>0.0997771464</text:p>
          </table:table-cell>
          <table:table-cell office:value-type="float" office:value="0.0149758344270468" calcext:value-type="float">
            <text:p>0.0149758344</text:p>
          </table:table-cell>
          <table:table-cell table:formula="of:=SQRT( ( [.B$1]-[.B429]  )^2+([.C$1]-[.C429])^2)" office:value-type="float" office:value="0.260793599339037" calcext:value-type="float">
            <text:p>0.2607935993</text:p>
          </table:table-cell>
        </table:table-row>
        <table:table-row table:style-name="ro1">
          <table:table-cell office:value-type="string" calcext:value-type="string">
            <text:p>GO_0006629</text:p>
          </table:table-cell>
          <table:table-cell office:value-type="float" office:value="0.100882677313131" calcext:value-type="float">
            <text:p>0.1008826773</text:p>
          </table:table-cell>
          <table:table-cell office:value-type="float" office:value="-0.00731779012486702" calcext:value-type="float">
            <text:p>-0.0073177901</text:p>
          </table:table-cell>
          <table:table-cell table:formula="of:=SQRT( ( [.B$1]-[.B430]  )^2+([.C$1]-[.C430])^2)" office:value-type="float" office:value="0.261694214953518" calcext:value-type="float">
            <text:p>0.261694215</text:p>
          </table:table-cell>
        </table:table-row>
        <table:table-row table:style-name="ro1">
          <table:table-cell office:value-type="string" calcext:value-type="string">
            <text:p>GO_0046439</text:p>
          </table:table-cell>
          <table:table-cell office:value-type="float" office:value="0.100145811099373" calcext:value-type="float">
            <text:p>0.1001458111</text:p>
          </table:table-cell>
          <table:table-cell office:value-type="float" office:value="-0.0214709422066412" calcext:value-type="float">
            <text:p>-0.0214709422</text:p>
          </table:table-cell>
          <table:table-cell table:formula="of:=SQRT( ( [.B$1]-[.B431]  )^2+([.C$1]-[.C431])^2)" office:value-type="float" office:value="0.261815143462482" calcext:value-type="float">
            <text:p>0.2618151435</text:p>
          </table:table-cell>
        </table:table-row>
        <table:table-row table:style-name="ro1">
          <table:table-cell office:value-type="string" calcext:value-type="string">
            <text:p>GO_0051262</text:p>
          </table:table-cell>
          <table:table-cell office:value-type="float" office:value="0.101850828690034" calcext:value-type="float">
            <text:p>0.1018508287</text:p>
          </table:table-cell>
          <table:table-cell office:value-type="float" office:value="0.00685941568857725" calcext:value-type="float">
            <text:p>0.0068594157</text:p>
          </table:table-cell>
          <table:table-cell table:formula="of:=SQRT( ( [.B$1]-[.B432]  )^2+([.C$1]-[.C432])^2)" office:value-type="float" office:value="0.262571710114498" calcext:value-type="float">
            <text:p>0.2625717101</text:p>
          </table:table-cell>
        </table:table-row>
        <table:table-row table:style-name="ro1">
          <table:table-cell office:value-type="string" calcext:value-type="string">
            <text:p>GO_0055114</text:p>
          </table:table-cell>
          <table:table-cell office:value-type="float" office:value="0.101976655841377" calcext:value-type="float">
            <text:p>0.1019766558</text:p>
          </table:table-cell>
          <table:table-cell office:value-type="float" office:value="-0.00830000685897711" calcext:value-type="float">
            <text:p>-0.0083000069</text:p>
          </table:table-cell>
          <table:table-cell table:formula="of:=SQRT( ( [.B$1]-[.B433]  )^2+([.C$1]-[.C433])^2)" office:value-type="float" office:value="0.262822150825767" calcext:value-type="float">
            <text:p>0.2628221508</text:p>
          </table:table-cell>
        </table:table-row>
        <table:table-row table:style-name="ro1">
          <table:table-cell office:value-type="string" calcext:value-type="string">
            <text:p>GO_0017038</text:p>
          </table:table-cell>
          <table:table-cell office:value-type="float" office:value="0.102367571454951" calcext:value-type="float">
            <text:p>0.1023675715</text:p>
          </table:table-cell>
          <table:table-cell office:value-type="float" office:value="0.00745798914375182" calcext:value-type="float">
            <text:p>0.0074579891</text:p>
          </table:table-cell>
          <table:table-cell table:formula="of:=SQRT( ( [.B$1]-[.B434]  )^2+([.C$1]-[.C434])^2)" office:value-type="float" office:value="0.263101353533756" calcext:value-type="float">
            <text:p>0.2631013535</text:p>
          </table:table-cell>
        </table:table-row>
        <table:table-row table:style-name="ro1">
          <table:table-cell office:value-type="string" calcext:value-type="string">
            <text:p>GO_0006221</text:p>
          </table:table-cell>
          <table:table-cell office:value-type="float" office:value="0.10245157233254" calcext:value-type="float">
            <text:p>0.1024515723</text:p>
          </table:table-cell>
          <table:table-cell office:value-type="float" office:value="0.00392693734285421" calcext:value-type="float">
            <text:p>0.0039269373</text:p>
          </table:table-cell>
          <table:table-cell table:formula="of:=SQRT( ( [.B$1]-[.B435]  )^2+([.C$1]-[.C435])^2)" office:value-type="float" office:value="0.263128274122027" calcext:value-type="float">
            <text:p>0.2631282741</text:p>
          </table:table-cell>
        </table:table-row>
        <table:table-row table:style-name="ro1">
          <table:table-cell office:value-type="string" calcext:value-type="string">
            <text:p>GO_0017003</text:p>
          </table:table-cell>
          <table:table-cell office:value-type="float" office:value="0.103649196140692" calcext:value-type="float">
            <text:p>0.1036491961</text:p>
          </table:table-cell>
          <table:table-cell office:value-type="float" office:value="-0.00733105182315898" calcext:value-type="float">
            <text:p>-0.0073310518</text:p>
          </table:table-cell>
          <table:table-cell table:formula="of:=SQRT( ( [.B$1]-[.B436]  )^2+([.C$1]-[.C436])^2)" office:value-type="float" office:value="0.264459639835991" calcext:value-type="float">
            <text:p>0.2644596398</text:p>
          </table:table-cell>
        </table:table-row>
        <table:table-row table:style-name="ro1">
          <table:table-cell office:value-type="string" calcext:value-type="string">
            <text:p>GO_0071555</text:p>
          </table:table-cell>
          <table:table-cell office:value-type="float" office:value="0.104117931928724" calcext:value-type="float">
            <text:p>0.1041179319</text:p>
          </table:table-cell>
          <table:table-cell office:value-type="float" office:value="0.013322842632183" calcext:value-type="float">
            <text:p>0.0133228426</text:p>
          </table:table-cell>
          <table:table-cell table:formula="of:=SQRT( ( [.B$1]-[.B437]  )^2+([.C$1]-[.C437])^2)" office:value-type="float" office:value="0.26504938018173" calcext:value-type="float">
            <text:p>0.2650493802</text:p>
          </table:table-cell>
        </table:table-row>
        <table:table-row table:style-name="ro1">
          <table:table-cell office:value-type="string" calcext:value-type="string">
            <text:p>GO_0000160</text:p>
          </table:table-cell>
          <table:table-cell office:value-type="float" office:value="0.10497120275367" calcext:value-type="float">
            <text:p>0.1049712028</text:p>
          </table:table-cell>
          <table:table-cell office:value-type="float" office:value="-0.00410245197927458" calcext:value-type="float">
            <text:p>-0.004102452</text:p>
          </table:table-cell>
          <table:table-cell table:formula="of:=SQRT( ( [.B$1]-[.B438]  )^2+([.C$1]-[.C438])^2)" office:value-type="float" office:value="0.265693969870613" calcext:value-type="float">
            <text:p>0.2656939699</text:p>
          </table:table-cell>
        </table:table-row>
        <table:table-row table:style-name="ro1">
          <table:table-cell office:value-type="string" calcext:value-type="string">
            <text:p>GO_0009584</text:p>
          </table:table-cell>
          <table:table-cell office:value-type="float" office:value="-0.247362054180551" calcext:value-type="float">
            <text:p>-0.2473620542</text:p>
          </table:table-cell>
          <table:table-cell office:value-type="float" office:value="0.254498627023677" calcext:value-type="float">
            <text:p>0.254498627</text:p>
          </table:table-cell>
          <table:table-cell table:formula="of:=SQRT( ( [.B$1]-[.B439]  )^2+([.C$1]-[.C439])^2)" office:value-type="float" office:value="0.267497666734965" calcext:value-type="float">
            <text:p>0.2674976667</text:p>
          </table:table-cell>
        </table:table-row>
        <table:table-row table:style-name="ro1">
          <table:table-cell office:value-type="string" calcext:value-type="string">
            <text:p>GO_0015948</text:p>
          </table:table-cell>
          <table:table-cell office:value-type="float" office:value="0.106279880390463" calcext:value-type="float">
            <text:p>0.1062798804</text:p>
          </table:table-cell>
          <table:table-cell office:value-type="float" office:value="-0.0183523022025304" calcext:value-type="float">
            <text:p>-0.0183523022</text:p>
          </table:table-cell>
          <table:table-cell table:formula="of:=SQRT( ( [.B$1]-[.B440]  )^2+([.C$1]-[.C440])^2)" office:value-type="float" office:value="0.267677570951774" calcext:value-type="float">
            <text:p>0.267677571</text:p>
          </table:table-cell>
        </table:table-row>
        <table:table-row table:style-name="ro1">
          <table:table-cell office:value-type="string" calcext:value-type="string">
            <text:p>GO_0006520</text:p>
          </table:table-cell>
          <table:table-cell office:value-type="float" office:value="0.106546565516512" calcext:value-type="float">
            <text:p>0.1065465655</text:p>
          </table:table-cell>
          <table:table-cell office:value-type="float" office:value="-0.0168290482736344" calcext:value-type="float">
            <text:p>-0.0168290483</text:p>
          </table:table-cell>
          <table:table-cell table:formula="of:=SQRT( ( [.B$1]-[.B441]  )^2+([.C$1]-[.C441])^2)" office:value-type="float" office:value="0.26783531527995" calcext:value-type="float">
            <text:p>0.2678353153</text:p>
          </table:table-cell>
        </table:table-row>
        <table:table-row table:style-name="ro1">
          <table:table-cell office:value-type="string" calcext:value-type="string">
            <text:p>GO_0006379</text:p>
          </table:table-cell>
          <table:table-cell office:value-type="float" office:value="0.107170964382412" calcext:value-type="float">
            <text:p>0.1071709644</text:p>
          </table:table-cell>
          <table:table-cell office:value-type="float" office:value="-0.00439102151739082" calcext:value-type="float">
            <text:p>-0.0043910215</text:p>
          </table:table-cell>
          <table:table-cell table:formula="of:=SQRT( ( [.B$1]-[.B442]  )^2+([.C$1]-[.C442])^2)" office:value-type="float" office:value="0.267899382435772" calcext:value-type="float">
            <text:p>0.2678993824</text:p>
          </table:table-cell>
        </table:table-row>
        <table:table-row table:style-name="ro1">
          <table:table-cell office:value-type="string" calcext:value-type="string">
            <text:p>GO_0030255</text:p>
          </table:table-cell>
          <table:table-cell office:value-type="float" office:value="0.108264248661565" calcext:value-type="float">
            <text:p>0.1082642487</text:p>
          </table:table-cell>
          <table:table-cell office:value-type="float" office:value="-0.000837025943838255" calcext:value-type="float">
            <text:p>-0.0008370259</text:p>
          </table:table-cell>
          <table:table-cell table:formula="of:=SQRT( ( [.B$1]-[.B443]  )^2+([.C$1]-[.C443])^2)" office:value-type="float" office:value="0.268938839206399" calcext:value-type="float">
            <text:p>0.2689388392</text:p>
          </table:table-cell>
        </table:table-row>
        <table:table-row table:style-name="ro1">
          <table:table-cell office:value-type="string" calcext:value-type="string">
            <text:p>GO_0006935</text:p>
          </table:table-cell>
          <table:table-cell office:value-type="float" office:value="0.108284908128355" calcext:value-type="float">
            <text:p>0.1082849081</text:p>
          </table:table-cell>
          <table:table-cell office:value-type="float" office:value="-0.00753865274848364" calcext:value-type="float">
            <text:p>-0.0075386527</text:p>
          </table:table-cell>
          <table:table-cell table:formula="of:=SQRT( ( [.B$1]-[.B444]  )^2+([.C$1]-[.C444])^2)" office:value-type="float" office:value="0.269099692195054" calcext:value-type="float">
            <text:p>0.2690996922</text:p>
          </table:table-cell>
        </table:table-row>
        <table:table-row table:style-name="ro1">
          <table:table-cell office:value-type="string" calcext:value-type="string">
            <text:p>GO_0002218</text:p>
          </table:table-cell>
          <table:table-cell office:value-type="float" office:value="-0.31436884627295" calcext:value-type="float">
            <text:p>-0.3143688463</text:p>
          </table:table-cell>
          <table:table-cell office:value-type="float" office:value="-0.219546762444888" calcext:value-type="float">
            <text:p>-0.2195467624</text:p>
          </table:table-cell>
          <table:table-cell table:formula="of:=SQRT( ( [.B$1]-[.B445]  )^2+([.C$1]-[.C445])^2)" office:value-type="float" office:value="0.26918410953537" calcext:value-type="float">
            <text:p>0.2691841095</text:p>
          </table:table-cell>
        </table:table-row>
        <table:table-row table:style-name="ro1">
          <table:table-cell office:value-type="string" calcext:value-type="string">
            <text:p>GO_0032481</text:p>
          </table:table-cell>
          <table:table-cell office:value-type="float" office:value="-0.31436884627295" calcext:value-type="float">
            <text:p>-0.3143688463</text:p>
          </table:table-cell>
          <table:table-cell office:value-type="float" office:value="-0.219546762444888" calcext:value-type="float">
            <text:p>-0.2195467624</text:p>
          </table:table-cell>
          <table:table-cell table:formula="of:=SQRT( ( [.B$1]-[.B446]  )^2+([.C$1]-[.C446])^2)" office:value-type="float" office:value="0.26918410953537" calcext:value-type="float">
            <text:p>0.2691841095</text:p>
          </table:table-cell>
        </table:table-row>
        <table:table-row table:style-name="ro1">
          <table:table-cell office:value-type="string" calcext:value-type="string">
            <text:p>GO_0007029</text:p>
          </table:table-cell>
          <table:table-cell office:value-type="float" office:value="-0.31436884627295" calcext:value-type="float">
            <text:p>-0.3143688463</text:p>
          </table:table-cell>
          <table:table-cell office:value-type="float" office:value="-0.219546762444888" calcext:value-type="float">
            <text:p>-0.2195467624</text:p>
          </table:table-cell>
          <table:table-cell table:formula="of:=SQRT( ( [.B$1]-[.B447]  )^2+([.C$1]-[.C447])^2)" office:value-type="float" office:value="0.26918410953537" calcext:value-type="float">
            <text:p>0.2691841095</text:p>
          </table:table-cell>
        </table:table-row>
        <table:table-row table:style-name="ro1">
          <table:table-cell office:value-type="string" calcext:value-type="string">
            <text:p>GO_0009059</text:p>
          </table:table-cell>
          <table:table-cell office:value-type="float" office:value="-0.31436884627295" calcext:value-type="float">
            <text:p>-0.3143688463</text:p>
          </table:table-cell>
          <table:table-cell office:value-type="float" office:value="-0.219546762444888" calcext:value-type="float">
            <text:p>-0.2195467624</text:p>
          </table:table-cell>
          <table:table-cell table:formula="of:=SQRT( ( [.B$1]-[.B448]  )^2+([.C$1]-[.C448])^2)" office:value-type="float" office:value="0.26918410953537" calcext:value-type="float">
            <text:p>0.2691841095</text:p>
          </table:table-cell>
        </table:table-row>
        <table:table-row table:style-name="ro1">
          <table:table-cell office:value-type="string" calcext:value-type="string">
            <text:p>GO_0051028</text:p>
          </table:table-cell>
          <table:table-cell office:value-type="float" office:value="-0.31436884627295" calcext:value-type="float">
            <text:p>-0.3143688463</text:p>
          </table:table-cell>
          <table:table-cell office:value-type="float" office:value="-0.219546762444888" calcext:value-type="float">
            <text:p>-0.2195467624</text:p>
          </table:table-cell>
          <table:table-cell table:formula="of:=SQRT( ( [.B$1]-[.B449]  )^2+([.C$1]-[.C449])^2)" office:value-type="float" office:value="0.26918410953537" calcext:value-type="float">
            <text:p>0.2691841095</text:p>
          </table:table-cell>
        </table:table-row>
        <table:table-row table:style-name="ro1">
          <table:table-cell office:value-type="string" calcext:value-type="string">
            <text:p>GO_0007268</text:p>
          </table:table-cell>
          <table:table-cell office:value-type="float" office:value="-0.31436884627295" calcext:value-type="float">
            <text:p>-0.3143688463</text:p>
          </table:table-cell>
          <table:table-cell office:value-type="float" office:value="-0.219546762444888" calcext:value-type="float">
            <text:p>-0.2195467624</text:p>
          </table:table-cell>
          <table:table-cell table:formula="of:=SQRT( ( [.B$1]-[.B450]  )^2+([.C$1]-[.C450])^2)" office:value-type="float" office:value="0.26918410953537" calcext:value-type="float">
            <text:p>0.2691841095</text:p>
          </table:table-cell>
        </table:table-row>
        <table:table-row table:style-name="ro1">
          <table:table-cell office:value-type="string" calcext:value-type="string">
            <text:p>GO_0051191</text:p>
          </table:table-cell>
          <table:table-cell office:value-type="float" office:value="-0.31436884627295" calcext:value-type="float">
            <text:p>-0.3143688463</text:p>
          </table:table-cell>
          <table:table-cell office:value-type="float" office:value="-0.219546762444888" calcext:value-type="float">
            <text:p>-0.2195467624</text:p>
          </table:table-cell>
          <table:table-cell table:formula="of:=SQRT( ( [.B$1]-[.B451]  )^2+([.C$1]-[.C451])^2)" office:value-type="float" office:value="0.26918410953537" calcext:value-type="float">
            <text:p>0.2691841095</text:p>
          </table:table-cell>
        </table:table-row>
        <table:table-row table:style-name="ro1">
          <table:table-cell office:value-type="string" calcext:value-type="string">
            <text:p>GO_0006778</text:p>
          </table:table-cell>
          <table:table-cell office:value-type="float" office:value="-0.31436884627295" calcext:value-type="float">
            <text:p>-0.3143688463</text:p>
          </table:table-cell>
          <table:table-cell office:value-type="float" office:value="-0.219546762444888" calcext:value-type="float">
            <text:p>-0.2195467624</text:p>
          </table:table-cell>
          <table:table-cell table:formula="of:=SQRT( ( [.B$1]-[.B452]  )^2+([.C$1]-[.C452])^2)" office:value-type="float" office:value="0.26918410953537" calcext:value-type="float">
            <text:p>0.2691841095</text:p>
          </table:table-cell>
        </table:table-row>
        <table:table-row table:style-name="ro1">
          <table:table-cell office:value-type="string" calcext:value-type="string">
            <text:p>GO_0033617</text:p>
          </table:table-cell>
          <table:table-cell office:value-type="float" office:value="-0.31436884627295" calcext:value-type="float">
            <text:p>-0.3143688463</text:p>
          </table:table-cell>
          <table:table-cell office:value-type="float" office:value="-0.219546762444888" calcext:value-type="float">
            <text:p>-0.2195467624</text:p>
          </table:table-cell>
          <table:table-cell table:formula="of:=SQRT( ( [.B$1]-[.B453]  )^2+([.C$1]-[.C453])^2)" office:value-type="float" office:value="0.26918410953537" calcext:value-type="float">
            <text:p>0.2691841095</text:p>
          </table:table-cell>
        </table:table-row>
        <table:table-row table:style-name="ro1">
          <table:table-cell office:value-type="string" calcext:value-type="string">
            <text:p>GO_0006303</text:p>
          </table:table-cell>
          <table:table-cell office:value-type="float" office:value="0.109159016996945" calcext:value-type="float">
            <text:p>0.109159017</text:p>
          </table:table-cell>
          <table:table-cell office:value-type="float" office:value="0.00944563085357341" calcext:value-type="float">
            <text:p>0.0094456309</text:p>
          </table:table-cell>
          <table:table-cell table:formula="of:=SQRT( ( [.B$1]-[.B454]  )^2+([.C$1]-[.C454])^2)" office:value-type="float" office:value="0.269942700503871" calcext:value-type="float">
            <text:p>0.2699427005</text:p>
          </table:table-cell>
        </table:table-row>
        <table:table-row table:style-name="ro1">
          <table:table-cell office:value-type="string" calcext:value-type="string">
            <text:p>GO_0007049</text:p>
          </table:table-cell>
          <table:table-cell office:value-type="float" office:value="0.110360578181232" calcext:value-type="float">
            <text:p>0.1103605782</text:p>
          </table:table-cell>
          <table:table-cell office:value-type="float" office:value="-0.00587982203073688" calcext:value-type="float">
            <text:p>-0.005879822</text:p>
          </table:table-cell>
          <table:table-cell table:formula="of:=SQRT( ( [.B$1]-[.B455]  )^2+([.C$1]-[.C455])^2)" office:value-type="float" office:value="0.271124359488026" calcext:value-type="float">
            <text:p>0.2711243595</text:p>
          </table:table-cell>
        </table:table-row>
        <table:table-row table:style-name="ro1">
          <table:table-cell office:value-type="string" calcext:value-type="string">
            <text:p>GO_0010124</text:p>
          </table:table-cell>
          <table:table-cell office:value-type="float" office:value="0.108248271331627" calcext:value-type="float">
            <text:p>0.1082482713</text:p>
          </table:table-cell>
          <table:table-cell office:value-type="float" office:value="-0.0340064004988769" calcext:value-type="float">
            <text:p>-0.0340064005</text:p>
          </table:table-cell>
          <table:table-cell table:formula="of:=SQRT( ( [.B$1]-[.B456]  )^2+([.C$1]-[.C456])^2)" office:value-type="float" office:value="0.27123933269687" calcext:value-type="float">
            <text:p>0.2712393327</text:p>
          </table:table-cell>
        </table:table-row>
        <table:table-row table:style-name="ro1">
          <table:table-cell office:value-type="string" calcext:value-type="string">
            <text:p>GO_0030416</text:p>
          </table:table-cell>
          <table:table-cell office:value-type="float" office:value="0.110902742274787" calcext:value-type="float">
            <text:p>0.1109027423</text:p>
          </table:table-cell>
          <table:table-cell office:value-type="float" office:value="0.000291165956277731" calcext:value-type="float">
            <text:p>0.000291166</text:p>
          </table:table-cell>
          <table:table-cell table:formula="of:=SQRT( ( [.B$1]-[.B457]  )^2+([.C$1]-[.C457])^2)" office:value-type="float" office:value="0.271570122723855" calcext:value-type="float">
            <text:p>0.2715701227</text:p>
          </table:table-cell>
        </table:table-row>
        <table:table-row table:style-name="ro1">
          <table:table-cell office:value-type="string" calcext:value-type="string">
            <text:p>GO_0006099</text:p>
          </table:table-cell>
          <table:table-cell office:value-type="float" office:value="0.111010323195807" calcext:value-type="float">
            <text:p>0.1110103232</text:p>
          </table:table-cell>
          <table:table-cell office:value-type="float" office:value="0.00171791752968249" calcext:value-type="float">
            <text:p>0.0017179175</text:p>
          </table:table-cell>
          <table:table-cell table:formula="of:=SQRT( ( [.B$1]-[.B458]  )^2+([.C$1]-[.C458])^2)" office:value-type="float" office:value="0.271675415236482" calcext:value-type="float">
            <text:p>0.2716754152</text:p>
          </table:table-cell>
        </table:table-row>
        <table:table-row table:style-name="ro1">
          <table:table-cell office:value-type="string" calcext:value-type="string">
            <text:p>GO_0006401</text:p>
          </table:table-cell>
          <table:table-cell office:value-type="float" office:value="0.111045044306797" calcext:value-type="float">
            <text:p>0.1110450443</text:p>
          </table:table-cell>
          <table:table-cell office:value-type="float" office:value="-0.00807017717878157" calcext:value-type="float">
            <text:p>-0.0080701772</text:p>
          </table:table-cell>
          <table:table-cell table:formula="of:=SQRT( ( [.B$1]-[.B459]  )^2+([.C$1]-[.C459])^2)" office:value-type="float" office:value="0.271876380986773" calcext:value-type="float">
            <text:p>0.271876381</text:p>
          </table:table-cell>
        </table:table-row>
        <table:table-row table:style-name="ro1">
          <table:table-cell office:value-type="string" calcext:value-type="string">
            <text:p>GO_0042710</text:p>
          </table:table-cell>
          <table:table-cell office:value-type="float" office:value="-0.1377525402517" calcext:value-type="float">
            <text:p>-0.1377525403</text:p>
          </table:table-cell>
          <table:table-cell office:value-type="float" office:value="0.272822891299677" calcext:value-type="float">
            <text:p>0.2728228913</text:p>
          </table:table-cell>
          <table:table-cell table:formula="of:=SQRT( ( [.B$1]-[.B460]  )^2+([.C$1]-[.C460])^2)" office:value-type="float" office:value="0.272348294214005" calcext:value-type="float">
            <text:p>0.2723482942</text:p>
          </table:table-cell>
        </table:table-row>
        <table:table-row table:style-name="ro1">
          <table:table-cell office:value-type="string" calcext:value-type="string">
            <text:p>GO_0009165</text:p>
          </table:table-cell>
          <table:table-cell office:value-type="float" office:value="0.112026336715793" calcext:value-type="float">
            <text:p>0.1120263367</text:p>
          </table:table-cell>
          <table:table-cell office:value-type="float" office:value="0.00819889208941548" calcext:value-type="float">
            <text:p>0.0081988921</text:p>
          </table:table-cell>
          <table:table-cell table:formula="of:=SQRT( ( [.B$1]-[.B461]  )^2+([.C$1]-[.C461])^2)" office:value-type="float" office:value="0.272775033695053" calcext:value-type="float">
            <text:p>0.2727750337</text:p>
          </table:table-cell>
        </table:table-row>
        <table:table-row table:style-name="ro1">
          <table:table-cell office:value-type="string" calcext:value-type="string">
            <text:p>GO_0006433</text:p>
          </table:table-cell>
          <table:table-cell office:value-type="float" office:value="0.112876231278589" calcext:value-type="float">
            <text:p>0.1128762313</text:p>
          </table:table-cell>
          <table:table-cell office:value-type="float" office:value="0.000612377222366763" calcext:value-type="float">
            <text:p>0.0006123772</text:p>
          </table:table-cell>
          <table:table-cell table:formula="of:=SQRT( ( [.B$1]-[.B462]  )^2+([.C$1]-[.C462])^2)" office:value-type="float" office:value="0.273542433626357" calcext:value-type="float">
            <text:p>0.2735424336</text:p>
          </table:table-cell>
        </table:table-row>
        <table:table-row table:style-name="ro1">
          <table:table-cell office:value-type="string" calcext:value-type="string">
            <text:p>GO_0019370</text:p>
          </table:table-cell>
          <table:table-cell office:value-type="float" office:value="0.113846782191408" calcext:value-type="float">
            <text:p>0.1138467822</text:p>
          </table:table-cell>
          <table:table-cell office:value-type="float" office:value="-0.00700058664603642" calcext:value-type="float">
            <text:p>-0.0070005866</text:p>
          </table:table-cell>
          <table:table-cell table:formula="of:=SQRT( ( [.B$1]-[.B463]  )^2+([.C$1]-[.C463])^2)" office:value-type="float" office:value="0.274641468908119" calcext:value-type="float">
            <text:p>0.2746414689</text:p>
          </table:table-cell>
        </table:table-row>
        <table:table-row table:style-name="ro1">
          <table:table-cell office:value-type="string" calcext:value-type="string">
            <text:p>GO_0006064</text:p>
          </table:table-cell>
          <table:table-cell office:value-type="float" office:value="0.114064757242517" calcext:value-type="float">
            <text:p>0.1140647572</text:p>
          </table:table-cell>
          <table:table-cell office:value-type="float" office:value="0.000252438978826123" calcext:value-type="float">
            <text:p>0.000252439</text:p>
          </table:table-cell>
          <table:table-cell table:formula="of:=SQRT( ( [.B$1]-[.B464]  )^2+([.C$1]-[.C464])^2)" office:value-type="float" office:value="0.274732274405961" calcext:value-type="float">
            <text:p>0.2747322744</text:p>
          </table:table-cell>
        </table:table-row>
        <table:table-row table:style-name="ro1">
          <table:table-cell office:value-type="string" calcext:value-type="string">
            <text:p>GO_0019915</text:p>
          </table:table-cell>
          <table:table-cell office:value-type="float" office:value="-0.154710027594587" calcext:value-type="float">
            <text:p>-0.1547100276</text:p>
          </table:table-cell>
          <table:table-cell office:value-type="float" office:value="-0.273757862273473" calcext:value-type="float">
            <text:p>-0.2737578623</text:p>
          </table:table-cell>
          <table:table-cell table:formula="of:=SQRT( ( [.B$1]-[.B465]  )^2+([.C$1]-[.C465])^2)" office:value-type="float" office:value="0.275262391505654" calcext:value-type="float">
            <text:p>0.2752623915</text:p>
          </table:table-cell>
        </table:table-row>
        <table:table-row table:style-name="ro1">
          <table:table-cell office:value-type="string" calcext:value-type="string">
            <text:p>GO_0006633</text:p>
          </table:table-cell>
          <table:table-cell office:value-type="float" office:value="0.114841783110631" calcext:value-type="float">
            <text:p>0.1148417831</text:p>
          </table:table-cell>
          <table:table-cell office:value-type="float" office:value="-0.000938472106522965" calcext:value-type="float">
            <text:p>-0.0009384721</text:p>
          </table:table-cell>
          <table:table-cell table:formula="of:=SQRT( ( [.B$1]-[.B466]  )^2+([.C$1]-[.C466])^2)" office:value-type="float" office:value="0.275517000627252" calcext:value-type="float">
            <text:p>0.2755170006</text:p>
          </table:table-cell>
        </table:table-row>
        <table:table-row table:style-name="ro1">
          <table:table-cell office:value-type="string" calcext:value-type="string">
            <text:p>GO_0030001</text:p>
          </table:table-cell>
          <table:table-cell office:value-type="float" office:value="0.114835495953647" calcext:value-type="float">
            <text:p>0.114835496</text:p>
          </table:table-cell>
          <table:table-cell office:value-type="float" office:value="-0.00544050160106337" calcext:value-type="float">
            <text:p>-0.0054405016</text:p>
          </table:table-cell>
          <table:table-cell table:formula="of:=SQRT( ( [.B$1]-[.B467]  )^2+([.C$1]-[.C467])^2)" office:value-type="float" office:value="0.275586354007213" calcext:value-type="float">
            <text:p>0.275586354</text:p>
          </table:table-cell>
        </table:table-row>
        <table:table-row table:style-name="ro1">
          <table:table-cell office:value-type="string" calcext:value-type="string">
            <text:p>GO_0010038</text:p>
          </table:table-cell>
          <table:table-cell office:value-type="float" office:value="0.114886496388033" calcext:value-type="float">
            <text:p>0.1148864964</text:p>
          </table:table-cell>
          <table:table-cell office:value-type="float" office:value="-0.00486525419505847" calcext:value-type="float">
            <text:p>-0.0048652542</text:p>
          </table:table-cell>
          <table:table-cell table:formula="of:=SQRT( ( [.B$1]-[.B468]  )^2+([.C$1]-[.C468])^2)" office:value-type="float" office:value="0.275623578825012" calcext:value-type="float">
            <text:p>0.2756235788</text:p>
          </table:table-cell>
        </table:table-row>
        <table:table-row table:style-name="ro1">
          <table:table-cell office:value-type="string" calcext:value-type="string">
            <text:p>GO_0006614</text:p>
          </table:table-cell>
          <table:table-cell office:value-type="float" office:value="0.11543211348686" calcext:value-type="float">
            <text:p>0.1154321135</text:p>
          </table:table-cell>
          <table:table-cell office:value-type="float" office:value="0.00199924997313603" calcext:value-type="float">
            <text:p>0.00199925</text:p>
          </table:table-cell>
          <table:table-cell table:formula="of:=SQRT( ( [.B$1]-[.B469]  )^2+([.C$1]-[.C469])^2)" office:value-type="float" office:value="0.276097629662658" calcext:value-type="float">
            <text:p>0.2760976297</text:p>
          </table:table-cell>
        </table:table-row>
        <table:table-row table:style-name="ro1">
          <table:table-cell office:value-type="string" calcext:value-type="string">
            <text:p>GO_0015628</text:p>
          </table:table-cell>
          <table:table-cell office:value-type="float" office:value="0.115520148406463" calcext:value-type="float">
            <text:p>0.1155201484</text:p>
          </table:table-cell>
          <table:table-cell office:value-type="float" office:value="-0.00392242647407519" calcext:value-type="float">
            <text:p>-0.0039224265</text:p>
          </table:table-cell>
          <table:table-cell table:formula="of:=SQRT( ( [.B$1]-[.B470]  )^2+([.C$1]-[.C470])^2)" office:value-type="float" office:value="0.276237154203289" calcext:value-type="float">
            <text:p>0.2762371542</text:p>
          </table:table-cell>
        </table:table-row>
        <table:table-row table:style-name="ro1">
          <table:table-cell office:value-type="string" calcext:value-type="string">
            <text:p>GO_0008203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  <table:table-cell table:formula="of:=SQRT( ( [.B$1]-[.B471]  )^2+([.C$1]-[.C471])^2)" office:value-type="float" office:value="0.276514508208753" calcext:value-type="float">
            <text:p>0.2765145082</text:p>
          </table:table-cell>
        </table:table-row>
        <table:table-row table:style-name="ro1">
          <table:table-cell office:value-type="string" calcext:value-type="string">
            <text:p>GO_0006384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  <table:table-cell table:formula="of:=SQRT( ( [.B$1]-[.B472]  )^2+([.C$1]-[.C472])^2)" office:value-type="float" office:value="0.276514508208753" calcext:value-type="float">
            <text:p>0.2765145082</text:p>
          </table:table-cell>
        </table:table-row>
        <table:table-row table:style-name="ro1">
          <table:table-cell office:value-type="string" calcext:value-type="string">
            <text:p>GO_0031144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  <table:table-cell table:formula="of:=SQRT( ( [.B$1]-[.B473]  )^2+([.C$1]-[.C473])^2)" office:value-type="float" office:value="0.276514508208753" calcext:value-type="float">
            <text:p>0.2765145082</text:p>
          </table:table-cell>
        </table:table-row>
        <table:table-row table:style-name="ro1">
          <table:table-cell office:value-type="string" calcext:value-type="string">
            <text:p>GO_0032439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  <table:table-cell table:formula="of:=SQRT( ( [.B$1]-[.B474]  )^2+([.C$1]-[.C474])^2)" office:value-type="float" office:value="0.276514508208753" calcext:value-type="float">
            <text:p>0.2765145082</text:p>
          </table:table-cell>
        </table:table-row>
        <table:table-row table:style-name="ro1">
          <table:table-cell office:value-type="string" calcext:value-type="string">
            <text:p>GO_0019836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  <table:table-cell table:formula="of:=SQRT( ( [.B$1]-[.B475]  )^2+([.C$1]-[.C475])^2)" office:value-type="float" office:value="0.276514508208753" calcext:value-type="float">
            <text:p>0.2765145082</text:p>
          </table:table-cell>
        </table:table-row>
        <table:table-row table:style-name="ro1">
          <table:table-cell office:value-type="string" calcext:value-type="string">
            <text:p>GO_0071630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  <table:table-cell table:formula="of:=SQRT( ( [.B$1]-[.B476]  )^2+([.C$1]-[.C476])^2)" office:value-type="float" office:value="0.276514508208753" calcext:value-type="float">
            <text:p>0.2765145082</text:p>
          </table:table-cell>
        </table:table-row>
        <table:table-row table:style-name="ro1">
          <table:table-cell office:value-type="string" calcext:value-type="string">
            <text:p>GO_0043410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  <table:table-cell table:formula="of:=SQRT( ( [.B$1]-[.B477]  )^2+([.C$1]-[.C477])^2)" office:value-type="float" office:value="0.276514508208753" calcext:value-type="float">
            <text:p>0.2765145082</text:p>
          </table:table-cell>
        </table:table-row>
        <table:table-row table:style-name="ro1">
          <table:table-cell office:value-type="string" calcext:value-type="string">
            <text:p>GO_0000724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  <table:table-cell table:formula="of:=SQRT( ( [.B$1]-[.B478]  )^2+([.C$1]-[.C478])^2)" office:value-type="float" office:value="0.276514508208753" calcext:value-type="float">
            <text:p>0.2765145082</text:p>
          </table:table-cell>
        </table:table-row>
        <table:table-row table:style-name="ro1">
          <table:table-cell office:value-type="string" calcext:value-type="string">
            <text:p>GO_0071230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  <table:table-cell table:formula="of:=SQRT( ( [.B$1]-[.B479]  )^2+([.C$1]-[.C479])^2)" office:value-type="float" office:value="0.276514508208753" calcext:value-type="float">
            <text:p>0.2765145082</text:p>
          </table:table-cell>
        </table:table-row>
        <table:table-row table:style-name="ro1">
          <table:table-cell office:value-type="string" calcext:value-type="string">
            <text:p>GO_0034477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  <table:table-cell table:formula="of:=SQRT( ( [.B$1]-[.B480]  )^2+([.C$1]-[.C480])^2)" office:value-type="float" office:value="0.276514508208753" calcext:value-type="float">
            <text:p>0.2765145082</text:p>
          </table:table-cell>
        </table:table-row>
        <table:table-row table:style-name="ro1">
          <table:table-cell office:value-type="string" calcext:value-type="string">
            <text:p>GO_0032008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  <table:table-cell table:formula="of:=SQRT( ( [.B$1]-[.B481]  )^2+([.C$1]-[.C481])^2)" office:value-type="float" office:value="0.276514508208753" calcext:value-type="float">
            <text:p>0.2765145082</text:p>
          </table:table-cell>
        </table:table-row>
        <table:table-row table:style-name="ro1">
          <table:table-cell office:value-type="string" calcext:value-type="string">
            <text:p>GO_0042632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  <table:table-cell table:formula="of:=SQRT( ( [.B$1]-[.B482]  )^2+([.C$1]-[.C482])^2)" office:value-type="float" office:value="0.276514508208753" calcext:value-type="float">
            <text:p>0.2765145082</text:p>
          </table:table-cell>
        </table:table-row>
        <table:table-row table:style-name="ro1">
          <table:table-cell office:value-type="string" calcext:value-type="string">
            <text:p>GO_0015743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  <table:table-cell table:formula="of:=SQRT( ( [.B$1]-[.B483]  )^2+([.C$1]-[.C483])^2)" office:value-type="float" office:value="0.276514508208753" calcext:value-type="float">
            <text:p>0.2765145082</text:p>
          </table:table-cell>
        </table:table-row>
        <table:table-row table:style-name="ro1">
          <table:table-cell office:value-type="string" calcext:value-type="string">
            <text:p>GO_0001919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  <table:table-cell table:formula="of:=SQRT( ( [.B$1]-[.B484]  )^2+([.C$1]-[.C484])^2)" office:value-type="float" office:value="0.276514508208753" calcext:value-type="float">
            <text:p>0.2765145082</text:p>
          </table:table-cell>
        </table:table-row>
        <table:table-row table:style-name="ro1">
          <table:table-cell office:value-type="string" calcext:value-type="string">
            <text:p>GO_0007040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  <table:table-cell table:formula="of:=SQRT( ( [.B$1]-[.B485]  )^2+([.C$1]-[.C485])^2)" office:value-type="float" office:value="0.276514508208753" calcext:value-type="float">
            <text:p>0.2765145082</text:p>
          </table:table-cell>
        </table:table-row>
        <table:table-row table:style-name="ro1">
          <table:table-cell office:value-type="string" calcext:value-type="string">
            <text:p>GO_0055085</text:p>
          </table:table-cell>
          <table:table-cell office:value-type="float" office:value="0.116010684779558" calcext:value-type="float">
            <text:p>0.1160106848</text:p>
          </table:table-cell>
          <table:table-cell office:value-type="float" office:value="-0.0089487408834441" calcext:value-type="float">
            <text:p>-0.0089487409</text:p>
          </table:table-cell>
          <table:table-cell table:formula="of:=SQRT( ( [.B$1]-[.B486]  )^2+([.C$1]-[.C486])^2)" office:value-type="float" office:value="0.276870610702228" calcext:value-type="float">
            <text:p>0.2768706107</text:p>
          </table:table-cell>
        </table:table-row>
        <table:table-row table:style-name="ro1">
          <table:table-cell office:value-type="string" calcext:value-type="string">
            <text:p>GO_0009403</text:p>
          </table:table-cell>
          <table:table-cell office:value-type="float" office:value="0.116057044489209" calcext:value-type="float">
            <text:p>0.1160570445</text:p>
          </table:table-cell>
          <table:table-cell office:value-type="float" office:value="-0.00849786884387011" calcext:value-type="float">
            <text:p>-0.0084978688</text:p>
          </table:table-cell>
          <table:table-cell table:formula="of:=SQRT( ( [.B$1]-[.B487]  )^2+([.C$1]-[.C487])^2)" office:value-type="float" office:value="0.276900389357405" calcext:value-type="float">
            <text:p>0.2769003894</text:p>
          </table:table-cell>
        </table:table-row>
        <table:table-row table:style-name="ro1">
          <table:table-cell office:value-type="string" calcext:value-type="string">
            <text:p>GO_0007338</text:p>
          </table:table-cell>
          <table:table-cell office:value-type="float" office:value="0.100500854267261" calcext:value-type="float">
            <text:p>0.1005008543</text:p>
          </table:table-cell>
          <table:table-cell office:value-type="float" office:value="-0.0925178430078577" calcext:value-type="float">
            <text:p>-0.092517843</text:p>
          </table:table-cell>
          <table:table-cell table:formula="of:=SQRT( ( [.B$1]-[.B488]  )^2+([.C$1]-[.C488])^2)" office:value-type="float" office:value="0.277553011073605" calcext:value-type="float">
            <text:p>0.2775530111</text:p>
          </table:table-cell>
        </table:table-row>
        <table:table-row table:style-name="ro1">
          <table:table-cell office:value-type="string" calcext:value-type="string">
            <text:p>GO_0006182</text:p>
          </table:table-cell>
          <table:table-cell office:value-type="float" office:value="0.114925173250362" calcext:value-type="float">
            <text:p>0.1149251733</text:p>
          </table:table-cell>
          <table:table-cell office:value-type="float" office:value="-0.0332904681336129" calcext:value-type="float">
            <text:p>-0.0332904681</text:p>
          </table:table-cell>
          <table:table-cell table:formula="of:=SQRT( ( [.B$1]-[.B489]  )^2+([.C$1]-[.C489])^2)" office:value-type="float" office:value="0.277769920944013" calcext:value-type="float">
            <text:p>0.2777699209</text:p>
          </table:table-cell>
        </table:table-row>
        <table:table-row table:style-name="ro1">
          <table:table-cell office:value-type="string" calcext:value-type="string">
            <text:p>GO_0015672</text:p>
          </table:table-cell>
          <table:table-cell office:value-type="float" office:value="0.116399151573343" calcext:value-type="float">
            <text:p>0.1163991516</text:p>
          </table:table-cell>
          <table:table-cell office:value-type="float" office:value="-0.0210797633803334" calcext:value-type="float">
            <text:p>-0.0210797634</text:p>
          </table:table-cell>
          <table:table-cell table:formula="of:=SQRT( ( [.B$1]-[.B490]  )^2+([.C$1]-[.C490])^2)" office:value-type="float" office:value="0.277977806680268" calcext:value-type="float">
            <text:p>0.2779778067</text:p>
          </table:table-cell>
        </table:table-row>
        <table:table-row table:style-name="ro1">
          <table:table-cell office:value-type="string" calcext:value-type="string">
            <text:p>GO_0006450</text:p>
          </table:table-cell>
          <table:table-cell office:value-type="float" office:value="0.117323247002655" calcext:value-type="float">
            <text:p>0.117323247</text:p>
          </table:table-cell>
          <table:table-cell office:value-type="float" office:value="0.00987400874304115" calcext:value-type="float">
            <text:p>0.0098740087</text:p>
          </table:table-cell>
          <table:table-cell table:formula="of:=SQRT( ( [.B$1]-[.B491]  )^2+([.C$1]-[.C491])^2)" office:value-type="float" office:value="0.278116105875517" calcext:value-type="float">
            <text:p>0.2781161059</text:p>
          </table:table-cell>
        </table:table-row>
        <table:table-row table:style-name="ro1">
          <table:table-cell office:value-type="string" calcext:value-type="string">
            <text:p>GO_0019288</text:p>
          </table:table-cell>
          <table:table-cell office:value-type="float" office:value="0.117766393112252" calcext:value-type="float">
            <text:p>0.1177663931</text:p>
          </table:table-cell>
          <table:table-cell office:value-type="float" office:value="0.00488538093338004" calcext:value-type="float">
            <text:p>0.0048853809</text:p>
          </table:table-cell>
          <table:table-cell table:formula="of:=SQRT( ( [.B$1]-[.B492]  )^2+([.C$1]-[.C492])^2)" office:value-type="float" office:value="0.278452657968908" calcext:value-type="float">
            <text:p>0.278452658</text:p>
          </table:table-cell>
        </table:table-row>
        <table:table-row table:style-name="ro1">
          <table:table-cell office:value-type="string" calcext:value-type="string">
            <text:p>GO_0050992</text:p>
          </table:table-cell>
          <table:table-cell office:value-type="float" office:value="0.117766393112252" calcext:value-type="float">
            <text:p>0.1177663931</text:p>
          </table:table-cell>
          <table:table-cell office:value-type="float" office:value="0.00488538093338004" calcext:value-type="float">
            <text:p>0.0048853809</text:p>
          </table:table-cell>
          <table:table-cell table:formula="of:=SQRT( ( [.B$1]-[.B493]  )^2+([.C$1]-[.C493])^2)" office:value-type="float" office:value="0.278452657968908" calcext:value-type="float">
            <text:p>0.278452658</text:p>
          </table:table-cell>
        </table:table-row>
        <table:table-row table:style-name="ro1">
          <table:table-cell office:value-type="string" calcext:value-type="string">
            <text:p>GO_0009396</text:p>
          </table:table-cell>
          <table:table-cell office:value-type="float" office:value="0.117345819753833" calcext:value-type="float">
            <text:p>0.1173458198</text:p>
          </table:table-cell>
          <table:table-cell office:value-type="float" office:value="-0.014962588459871" calcext:value-type="float">
            <text:p>-0.0149625885</text:p>
          </table:table-cell>
          <table:table-cell table:formula="of:=SQRT( ( [.B$1]-[.B494]  )^2+([.C$1]-[.C494])^2)" office:value-type="float" office:value="0.278494230755712" calcext:value-type="float">
            <text:p>0.2784942308</text:p>
          </table:table-cell>
        </table:table-row>
        <table:table-row table:style-name="ro1">
          <table:table-cell office:value-type="string" calcext:value-type="string">
            <text:p>GO_0043043</text:p>
          </table:table-cell>
          <table:table-cell office:value-type="float" office:value="0.118688475946023" calcext:value-type="float">
            <text:p>0.1186884759</text:p>
          </table:table-cell>
          <table:table-cell office:value-type="float" office:value="0.00797946577000809" calcext:value-type="float">
            <text:p>0.0079794658</text:p>
          </table:table-cell>
          <table:table-cell table:formula="of:=SQRT( ( [.B$1]-[.B495]  )^2+([.C$1]-[.C495])^2)" office:value-type="float" office:value="0.279429955055405" calcext:value-type="float">
            <text:p>0.2794299551</text:p>
          </table:table-cell>
        </table:table-row>
        <table:table-row table:style-name="ro1">
          <table:table-cell office:value-type="string" calcext:value-type="string">
            <text:p>GO_0070475</text:p>
          </table:table-cell>
          <table:table-cell office:value-type="float" office:value="0.118705762337495" calcext:value-type="float">
            <text:p>0.1187057623</text:p>
          </table:table-cell>
          <table:table-cell office:value-type="float" office:value="-0.0108918792780139" calcext:value-type="float">
            <text:p>-0.0108918793</text:p>
          </table:table-cell>
          <table:table-cell table:formula="of:=SQRT( ( [.B$1]-[.B496]  )^2+([.C$1]-[.C496])^2)" office:value-type="float" office:value="0.279642759306703" calcext:value-type="float">
            <text:p>0.2796427593</text:p>
          </table:table-cell>
        </table:table-row>
        <table:table-row table:style-name="ro1">
          <table:table-cell office:value-type="string" calcext:value-type="string">
            <text:p>GO_0030261</text:p>
          </table:table-cell>
          <table:table-cell office:value-type="float" office:value="0.114473846350226" calcext:value-type="float">
            <text:p>0.1144738464</text:p>
          </table:table-cell>
          <table:table-cell office:value-type="float" office:value="0.0541116646658472" calcext:value-type="float">
            <text:p>0.0541116647</text:p>
          </table:table-cell>
          <table:table-cell table:formula="of:=SQRT( ( [.B$1]-[.B497]  )^2+([.C$1]-[.C497])^2)" office:value-type="float" office:value="0.28013505688129" calcext:value-type="float">
            <text:p>0.2801350569</text:p>
          </table:table-cell>
        </table:table-row>
        <table:table-row table:style-name="ro1">
          <table:table-cell office:value-type="string" calcext:value-type="string">
            <text:p>GO_0006120</text:p>
          </table:table-cell>
          <table:table-cell office:value-type="float" office:value="0.119725044816803" calcext:value-type="float">
            <text:p>0.1197250448</text:p>
          </table:table-cell>
          <table:table-cell office:value-type="float" office:value="0.00503117242724543" calcext:value-type="float">
            <text:p>0.0050311724</text:p>
          </table:table-cell>
          <table:table-cell table:formula="of:=SQRT( ( [.B$1]-[.B498]  )^2+([.C$1]-[.C498])^2)" office:value-type="float" office:value="0.280412989952383" calcext:value-type="float">
            <text:p>0.28041299</text:p>
          </table:table-cell>
        </table:table-row>
        <table:table-row table:style-name="ro1">
          <table:table-cell office:value-type="string" calcext:value-type="string">
            <text:p>GO_0006631</text:p>
          </table:table-cell>
          <table:table-cell office:value-type="float" office:value="0.11936091244601" calcext:value-type="float">
            <text:p>0.1193609124</text:p>
          </table:table-cell>
          <table:table-cell office:value-type="float" office:value="-0.0134582312680844" calcext:value-type="float">
            <text:p>-0.0134582313</text:p>
          </table:table-cell>
          <table:table-cell table:formula="of:=SQRT( ( [.B$1]-[.B499]  )^2+([.C$1]-[.C499])^2)" office:value-type="float" office:value="0.280421903859599" calcext:value-type="float">
            <text:p>0.2804219039</text:p>
          </table:table-cell>
        </table:table-row>
        <table:table-row table:style-name="ro1">
          <table:table-cell office:value-type="string" calcext:value-type="string">
            <text:p>GO_0042073</text:p>
          </table:table-cell>
          <table:table-cell office:value-type="float" office:value="-0.283950601039234" calcext:value-type="float">
            <text:p>-0.283950601</text:p>
          </table:table-cell>
          <table:table-cell office:value-type="float" office:value="-0.250608457306113" calcext:value-type="float">
            <text:p>-0.2506084573</text:p>
          </table:table-cell>
          <table:table-cell table:formula="of:=SQRT( ( [.B$1]-[.B500]  )^2+([.C$1]-[.C500])^2)" office:value-type="float" office:value="0.280584802224352" calcext:value-type="float">
            <text:p>0.2805848022</text:p>
          </table:table-cell>
        </table:table-row>
        <table:table-row table:style-name="ro1">
          <table:table-cell office:value-type="string" calcext:value-type="string">
            <text:p>GO_0006265</text:p>
          </table:table-cell>
          <table:table-cell office:value-type="float" office:value="0.12034572789733" calcext:value-type="float">
            <text:p>0.1203457279</text:p>
          </table:table-cell>
          <table:table-cell office:value-type="float" office:value="0.00238093281384487" calcext:value-type="float">
            <text:p>0.0023809328</text:p>
          </table:table-cell>
          <table:table-cell table:formula="of:=SQRT( ( [.B$1]-[.B501]  )^2+([.C$1]-[.C501])^2)" office:value-type="float" office:value="0.281012252834014" calcext:value-type="float">
            <text:p>0.2810122528</text:p>
          </table:table-cell>
        </table:table-row>
        <table:table-row table:style-name="ro1">
          <table:table-cell office:value-type="string" calcext:value-type="string">
            <text:p>GO_0008610</text:p>
          </table:table-cell>
          <table:table-cell office:value-type="float" office:value="0.120593913096824" calcext:value-type="float">
            <text:p>0.1205939131</text:p>
          </table:table-cell>
          <table:table-cell office:value-type="float" office:value="0.00500070285596723" calcext:value-type="float">
            <text:p>0.0050007029</text:p>
          </table:table-cell>
          <table:table-cell table:formula="of:=SQRT( ( [.B$1]-[.B502]  )^2+([.C$1]-[.C502])^2)" office:value-type="float" office:value="0.281281399852923" calcext:value-type="float">
            <text:p>0.2812813999</text:p>
          </table:table-cell>
        </table:table-row>
        <table:table-row table:style-name="ro1">
          <table:table-cell office:value-type="string" calcext:value-type="string">
            <text:p>GO_0008299</text:p>
          </table:table-cell>
          <table:table-cell office:value-type="float" office:value="0.120834161341687" calcext:value-type="float">
            <text:p>0.1208341613</text:p>
          </table:table-cell>
          <table:table-cell office:value-type="float" office:value="0.00335034596782722" calcext:value-type="float">
            <text:p>0.003350346</text:p>
          </table:table-cell>
          <table:table-cell table:formula="of:=SQRT( ( [.B$1]-[.B503]  )^2+([.C$1]-[.C503])^2)" office:value-type="float" office:value="0.281505592650714" calcext:value-type="float">
            <text:p>0.2815055927</text:p>
          </table:table-cell>
        </table:table-row>
        <table:table-row table:style-name="ro1">
          <table:table-cell office:value-type="string" calcext:value-type="string">
            <text:p>GO_0009245</text:p>
          </table:table-cell>
          <table:table-cell office:value-type="float" office:value="0.120968854061184" calcext:value-type="float">
            <text:p>0.1209688541</text:p>
          </table:table-cell>
          <table:table-cell office:value-type="float" office:value="0.000773205161373354" calcext:value-type="float">
            <text:p>0.0007732052</text:p>
          </table:table-cell>
          <table:table-cell table:formula="of:=SQRT( ( [.B$1]-[.B504]  )^2+([.C$1]-[.C504])^2)" office:value-type="float" office:value="0.281634593666929" calcext:value-type="float">
            <text:p>0.2816345937</text:p>
          </table:table-cell>
        </table:table-row>
        <table:table-row table:style-name="ro1">
          <table:table-cell office:value-type="string" calcext:value-type="string">
            <text:p>GO_0009228</text:p>
          </table:table-cell>
          <table:table-cell office:value-type="float" office:value="0.121053241815314" calcext:value-type="float">
            <text:p>0.1210532418</text:p>
          </table:table-cell>
          <table:table-cell office:value-type="float" office:value="0.00422228328652734" calcext:value-type="float">
            <text:p>0.0042222833</text:p>
          </table:table-cell>
          <table:table-cell table:formula="of:=SQRT( ( [.B$1]-[.B505]  )^2+([.C$1]-[.C505])^2)" office:value-type="float" office:value="0.281731929494422" calcext:value-type="float">
            <text:p>0.2817319295</text:p>
          </table:table-cell>
        </table:table-row>
        <table:table-row table:style-name="ro1">
          <table:table-cell office:value-type="string" calcext:value-type="string">
            <text:p>GO_0051775</text:p>
          </table:table-cell>
          <table:table-cell office:value-type="float" office:value="0.121391226183819" calcext:value-type="float">
            <text:p>0.1213912262</text:p>
          </table:table-cell>
          <table:table-cell office:value-type="float" office:value="-0.013538934862836" calcext:value-type="float">
            <text:p>-0.0135389349</text:p>
          </table:table-cell>
          <table:table-cell table:formula="of:=SQRT( ( [.B$1]-[.B506]  )^2+([.C$1]-[.C506])^2)" office:value-type="float" office:value="0.282453639136153" calcext:value-type="float">
            <text:p>0.2824536391</text:p>
          </table:table-cell>
        </table:table-row>
        <table:table-row table:style-name="ro1">
          <table:table-cell office:value-type="string" calcext:value-type="string">
            <text:p>GO_0006779</text:p>
          </table:table-cell>
          <table:table-cell office:value-type="float" office:value="0.122021176924406" calcext:value-type="float">
            <text:p>0.1220211769</text:p>
          </table:table-cell>
          <table:table-cell office:value-type="float" office:value="-0.0150587759516332" calcext:value-type="float">
            <text:p>-0.015058776</text:p>
          </table:table-cell>
          <table:table-cell table:formula="of:=SQRT( ( [.B$1]-[.B507]  )^2+([.C$1]-[.C507])^2)" office:value-type="float" office:value="0.283167193617472" calcext:value-type="float">
            <text:p>0.2831671936</text:p>
          </table:table-cell>
        </table:table-row>
        <table:table-row table:style-name="ro1">
          <table:table-cell office:value-type="string" calcext:value-type="string">
            <text:p>GO_0006555</text:p>
          </table:table-cell>
          <table:table-cell office:value-type="float" office:value="0.122831283179875" calcext:value-type="float">
            <text:p>0.1228312832</text:p>
          </table:table-cell>
          <table:table-cell office:value-type="float" office:value="-0.0142984970385299" calcext:value-type="float">
            <text:p>-0.014298497</text:p>
          </table:table-cell>
          <table:table-cell table:formula="of:=SQRT( ( [.B$1]-[.B508]  )^2+([.C$1]-[.C508])^2)" office:value-type="float" office:value="0.283932770086714" calcext:value-type="float">
            <text:p>0.2839327701</text:p>
          </table:table-cell>
        </table:table-row>
        <table:table-row table:style-name="ro1">
          <table:table-cell office:value-type="string" calcext:value-type="string">
            <text:p>GO_0006006</text:p>
          </table:table-cell>
          <table:table-cell office:value-type="float" office:value="0.123336034302455" calcext:value-type="float">
            <text:p>0.1233360343</text:p>
          </table:table-cell>
          <table:table-cell office:value-type="float" office:value="-0.00433722550988675" calcext:value-type="float">
            <text:p>-0.0043372255</text:p>
          </table:table-cell>
          <table:table-cell table:formula="of:=SQRT( ( [.B$1]-[.B509]  )^2+([.C$1]-[.C509])^2)" office:value-type="float" office:value="0.284059741378743" calcext:value-type="float">
            <text:p>0.2840597414</text:p>
          </table:table-cell>
        </table:table-row>
        <table:table-row table:style-name="ro1">
          <table:table-cell office:value-type="string" calcext:value-type="string">
            <text:p>GO_0016560</text:p>
          </table:table-cell>
          <table:table-cell office:value-type="float" office:value="0.0671243953580524" calcext:value-type="float">
            <text:p>0.0671243954</text:p>
          </table:table-cell>
          <table:table-cell office:value-type="float" office:value="-0.168366947214135" calcext:value-type="float">
            <text:p>-0.1683669472</text:p>
          </table:table-cell>
          <table:table-cell table:formula="of:=SQRT( ( [.B$1]-[.B510]  )^2+([.C$1]-[.C510])^2)" office:value-type="float" office:value="0.284116916081184" calcext:value-type="float">
            <text:p>0.2841169161</text:p>
          </table:table-cell>
        </table:table-row>
        <table:table-row table:style-name="ro1">
          <table:table-cell office:value-type="string" calcext:value-type="string">
            <text:p>GO_0045765</text:p>
          </table:table-cell>
          <table:table-cell office:value-type="float" office:value="-0.276346039730805" calcext:value-type="float">
            <text:p>-0.2763460397</text:p>
          </table:table-cell>
          <table:table-cell office:value-type="float" office:value="-0.25837388102142" calcext:value-type="float">
            <text:p>-0.258373881</text:p>
          </table:table-cell>
          <table:table-cell table:formula="of:=SQRT( ( [.B$1]-[.B511]  )^2+([.C$1]-[.C511])^2)" office:value-type="float" office:value="0.284403628024276" calcext:value-type="float">
            <text:p>0.284403628</text:p>
          </table:table-cell>
        </table:table-row>
        <table:table-row table:style-name="ro1">
          <table:table-cell office:value-type="string" calcext:value-type="string">
            <text:p>GO_0017004</text:p>
          </table:table-cell>
          <table:table-cell office:value-type="float" office:value="0.123903792039005" calcext:value-type="float">
            <text:p>0.123903792</text:p>
          </table:table-cell>
          <table:table-cell office:value-type="float" office:value="0.00141271783515711" calcext:value-type="float">
            <text:p>0.0014127178</text:p>
          </table:table-cell>
          <table:table-cell table:formula="of:=SQRT( ( [.B$1]-[.B512]  )^2+([.C$1]-[.C512])^2)" office:value-type="float" office:value="0.284568743357218" calcext:value-type="float">
            <text:p>0.2845687434</text:p>
          </table:table-cell>
        </table:table-row>
        <table:table-row table:style-name="ro1">
          <table:table-cell office:value-type="string" calcext:value-type="string">
            <text:p>GO_0006807</text:p>
          </table:table-cell>
          <table:table-cell office:value-type="float" office:value="0.124136130954883" calcext:value-type="float">
            <text:p>0.124136131</text:p>
          </table:table-cell>
          <table:table-cell office:value-type="float" office:value="0.00137909699016089" calcext:value-type="float">
            <text:p>0.001379097</text:p>
          </table:table-cell>
          <table:table-cell table:formula="of:=SQRT( ( [.B$1]-[.B513]  )^2+([.C$1]-[.C513])^2)" office:value-type="float" office:value="0.284801087489962" calcext:value-type="float">
            <text:p>0.2848010875</text:p>
          </table:table-cell>
        </table:table-row>
        <table:table-row table:style-name="ro1">
          <table:table-cell office:value-type="string" calcext:value-type="string">
            <text:p>GO_0005992</text:p>
          </table:table-cell>
          <table:table-cell office:value-type="float" office:value="0.123848788471771" calcext:value-type="float">
            <text:p>0.1238487885</text:p>
          </table:table-cell>
          <table:table-cell office:value-type="float" office:value="-0.0168821554708167" calcext:value-type="float">
            <text:p>-0.0168821555</text:p>
          </table:table-cell>
          <table:table-cell table:formula="of:=SQRT( ( [.B$1]-[.B514]  )^2+([.C$1]-[.C514])^2)" office:value-type="float" office:value="0.285103091413354" calcext:value-type="float">
            <text:p>0.2851030914</text:p>
          </table:table-cell>
        </table:table-row>
        <table:table-row table:style-name="ro1">
          <table:table-cell office:value-type="string" calcext:value-type="string">
            <text:p>GO_0042128</text:p>
          </table:table-cell>
          <table:table-cell office:value-type="float" office:value="0.125047548156456" calcext:value-type="float">
            <text:p>0.1250475482</text:p>
          </table:table-cell>
          <table:table-cell office:value-type="float" office:value="-0.00138984845523375" calcext:value-type="float">
            <text:p>-0.0013898485</text:p>
          </table:table-cell>
          <table:table-cell table:formula="of:=SQRT( ( [.B$1]-[.B515]  )^2+([.C$1]-[.C515])^2)" office:value-type="float" office:value="0.285726513048311" calcext:value-type="float">
            <text:p>0.285726513</text:p>
          </table:table-cell>
        </table:table-row>
        <table:table-row table:style-name="ro1">
          <table:table-cell office:value-type="string" calcext:value-type="string">
            <text:p>GO_0042819</text:p>
          </table:table-cell>
          <table:table-cell office:value-type="float" office:value="0.124987215885674" calcext:value-type="float">
            <text:p>0.1249872159</text:p>
          </table:table-cell>
          <table:table-cell office:value-type="float" office:value="-0.0148766858705386" calcext:value-type="float">
            <text:p>-0.0148766859</text:p>
          </table:table-cell>
          <table:table-cell table:formula="of:=SQRT( ( [.B$1]-[.B516]  )^2+([.C$1]-[.C516])^2)" office:value-type="float" office:value="0.286117803799868" calcext:value-type="float">
            <text:p>0.2861178038</text:p>
          </table:table-cell>
        </table:table-row>
        <table:table-row table:style-name="ro1">
          <table:table-cell office:value-type="string" calcext:value-type="string">
            <text:p>GO_0042823</text:p>
          </table:table-cell>
          <table:table-cell office:value-type="float" office:value="0.124987215885674" calcext:value-type="float">
            <text:p>0.1249872159</text:p>
          </table:table-cell>
          <table:table-cell office:value-type="float" office:value="-0.0148766858705386" calcext:value-type="float">
            <text:p>-0.0148766859</text:p>
          </table:table-cell>
          <table:table-cell table:formula="of:=SQRT( ( [.B$1]-[.B517]  )^2+([.C$1]-[.C517])^2)" office:value-type="float" office:value="0.286117803799868" calcext:value-type="float">
            <text:p>0.2861178038</text:p>
          </table:table-cell>
        </table:table-row>
        <table:table-row table:style-name="ro1">
          <table:table-cell office:value-type="string" calcext:value-type="string">
            <text:p>GO_0015936</text:p>
          </table:table-cell>
          <table:table-cell office:value-type="float" office:value="0.125522580974999" calcext:value-type="float">
            <text:p>0.125522581</text:p>
          </table:table-cell>
          <table:table-cell office:value-type="float" office:value="-0.0137267507572258" calcext:value-type="float">
            <text:p>-0.0137267508</text:p>
          </table:table-cell>
          <table:table-cell table:formula="of:=SQRT( ( [.B$1]-[.B518]  )^2+([.C$1]-[.C518])^2)" office:value-type="float" office:value="0.286589142332747" calcext:value-type="float">
            <text:p>0.2865891423</text:p>
          </table:table-cell>
        </table:table-row>
        <table:table-row table:style-name="ro1">
          <table:table-cell office:value-type="string" calcext:value-type="string">
            <text:p>GO_0055070</text:p>
          </table:table-cell>
          <table:table-cell office:value-type="float" office:value="0.12690076553212" calcext:value-type="float">
            <text:p>0.1269007655</text:p>
          </table:table-cell>
          <table:table-cell office:value-type="float" office:value="0.00473495316593631" calcext:value-type="float">
            <text:p>0.0047349532</text:p>
          </table:table-cell>
          <table:table-cell table:formula="of:=SQRT( ( [.B$1]-[.B519]  )^2+([.C$1]-[.C519])^2)" office:value-type="float" office:value="0.287584590601386" calcext:value-type="float">
            <text:p>0.2875845906</text:p>
          </table:table-cell>
        </table:table-row>
        <table:table-row table:style-name="ro1">
          <table:table-cell office:value-type="string" calcext:value-type="string">
            <text:p>GO_0015684</text:p>
          </table:table-cell>
          <table:table-cell office:value-type="float" office:value="0.128381345562558" calcext:value-type="float">
            <text:p>0.1283813456</text:p>
          </table:table-cell>
          <table:table-cell office:value-type="float" office:value="-0.00238470854194327" calcext:value-type="float">
            <text:p>-0.0023847085</text:p>
          </table:table-cell>
          <table:table-cell table:formula="of:=SQRT( ( [.B$1]-[.B520]  )^2+([.C$1]-[.C520])^2)" office:value-type="float" office:value="0.289071600478615" calcext:value-type="float">
            <text:p>0.2890716005</text:p>
          </table:table-cell>
        </table:table-row>
        <table:table-row table:style-name="ro1">
          <table:table-cell office:value-type="string" calcext:value-type="string">
            <text:p>GO_0006541</text:p>
          </table:table-cell>
          <table:table-cell office:value-type="float" office:value="0.12882439084501" calcext:value-type="float">
            <text:p>0.1288243908</text:p>
          </table:table-cell>
          <table:table-cell office:value-type="float" office:value="-0.00673570555413296" calcext:value-type="float">
            <text:p>-0.0067357056</text:p>
          </table:table-cell>
          <table:table-cell table:formula="of:=SQRT( ( [.B$1]-[.B521]  )^2+([.C$1]-[.C521])^2)" office:value-type="float" office:value="0.289604769292738" calcext:value-type="float">
            <text:p>0.2896047693</text:p>
          </table:table-cell>
        </table:table-row>
        <table:table-row table:style-name="ro1">
          <table:table-cell office:value-type="string" calcext:value-type="string">
            <text:p>GO_0006171</text:p>
          </table:table-cell>
          <table:table-cell office:value-type="float" office:value="0.130103741762605" calcext:value-type="float">
            <text:p>0.1301037418</text:p>
          </table:table-cell>
          <table:table-cell office:value-type="float" office:value="-0.00268730217158434" calcext:value-type="float">
            <text:p>-0.0026873022</text:p>
          </table:table-cell>
          <table:table-cell table:formula="of:=SQRT( ( [.B$1]-[.B522]  )^2+([.C$1]-[.C522])^2)" office:value-type="float" office:value="0.290797984221985" calcext:value-type="float">
            <text:p>0.2907979842</text:p>
          </table:table-cell>
        </table:table-row>
        <table:table-row table:style-name="ro1">
          <table:table-cell office:value-type="string" calcext:value-type="string">
            <text:p>GO_0006012</text:p>
          </table:table-cell>
          <table:table-cell office:value-type="float" office:value="0.130169153567608" calcext:value-type="float">
            <text:p>0.1301691536</text:p>
          </table:table-cell>
          <table:table-cell office:value-type="float" office:value="-0.0201310943914616" calcext:value-type="float">
            <text:p>-0.0201310944</text:p>
          </table:table-cell>
          <table:table-cell table:formula="of:=SQRT( ( [.B$1]-[.B523]  )^2+([.C$1]-[.C523])^2)" office:value-type="float" office:value="0.291632975825648" calcext:value-type="float">
            <text:p>0.2916329758</text:p>
          </table:table-cell>
        </table:table-row>
        <table:table-row table:style-name="ro1">
          <table:table-cell office:value-type="string" calcext:value-type="string">
            <text:p>GO_0032784</text:p>
          </table:table-cell>
          <table:table-cell office:value-type="float" office:value="0.131115959007166" calcext:value-type="float">
            <text:p>0.131115959</text:p>
          </table:table-cell>
          <table:table-cell office:value-type="float" office:value="0.00460423565253297" calcext:value-type="float">
            <text:p>0.0046042357</text:p>
          </table:table-cell>
          <table:table-cell table:formula="of:=SQRT( ( [.B$1]-[.B524]  )^2+([.C$1]-[.C524])^2)" office:value-type="float" office:value="0.291798064699134" calcext:value-type="float">
            <text:p>0.2917980647</text:p>
          </table:table-cell>
        </table:table-row>
        <table:table-row table:style-name="ro1">
          <table:table-cell office:value-type="string" calcext:value-type="string">
            <text:p>GO_0015700</text:p>
          </table:table-cell>
          <table:table-cell office:value-type="float" office:value="0.131388604391404" calcext:value-type="float">
            <text:p>0.1313886044</text:p>
          </table:table-cell>
          <table:table-cell office:value-type="float" office:value="-0.0147801746862178" calcext:value-type="float">
            <text:p>-0.0147801747</text:p>
          </table:table-cell>
          <table:table-cell table:formula="of:=SQRT( ( [.B$1]-[.B525]  )^2+([.C$1]-[.C525])^2)" office:value-type="float" office:value="0.292503634536155" calcext:value-type="float">
            <text:p>0.2925036345</text:p>
          </table:table-cell>
        </table:table-row>
        <table:table-row table:style-name="ro1">
          <table:table-cell office:value-type="string" calcext:value-type="string">
            <text:p>GO_0006164</text:p>
          </table:table-cell>
          <table:table-cell office:value-type="float" office:value="0.131838519612107" calcext:value-type="float">
            <text:p>0.1318385196</text:p>
          </table:table-cell>
          <table:table-cell office:value-type="float" office:value="-0.000681410365894902" calcext:value-type="float">
            <text:p>-0.0006814104</text:p>
          </table:table-cell>
          <table:table-cell table:formula="of:=SQRT( ( [.B$1]-[.B526]  )^2+([.C$1]-[.C526])^2)" office:value-type="float" office:value="0.29251116316664" calcext:value-type="float">
            <text:p>0.2925111632</text:p>
          </table:table-cell>
        </table:table-row>
        <table:table-row table:style-name="ro1">
          <table:table-cell office:value-type="string" calcext:value-type="string">
            <text:p>GO_0016114</text:p>
          </table:table-cell>
          <table:table-cell office:value-type="float" office:value="0.132431317794917" calcext:value-type="float">
            <text:p>0.1324313178</text:p>
          </table:table-cell>
          <table:table-cell office:value-type="float" office:value="0.00131291790290768" calcext:value-type="float">
            <text:p>0.0013129179</text:p>
          </table:table-cell>
          <table:table-cell table:formula="of:=SQRT( ( [.B$1]-[.B527]  )^2+([.C$1]-[.C527])^2)" office:value-type="float" office:value="0.293096295392382" calcext:value-type="float">
            <text:p>0.2930962954</text:p>
          </table:table-cell>
        </table:table-row>
        <table:table-row table:style-name="ro1">
          <table:table-cell office:value-type="string" calcext:value-type="string">
            <text:p>GO_0006007</text:p>
          </table:table-cell>
          <table:table-cell office:value-type="float" office:value="0.132865609592738" calcext:value-type="float">
            <text:p>0.1328656096</text:p>
          </table:table-cell>
          <table:table-cell office:value-type="float" office:value="-0.0013968087295821" calcext:value-type="float">
            <text:p>-0.0013968087</text:p>
          </table:table-cell>
          <table:table-cell table:formula="of:=SQRT( ( [.B$1]-[.B528]  )^2+([.C$1]-[.C528])^2)" office:value-type="float" office:value="0.293544268405581" calcext:value-type="float">
            <text:p>0.2935442684</text:p>
          </table:table-cell>
        </table:table-row>
        <table:table-row table:style-name="ro1">
          <table:table-cell office:value-type="string" calcext:value-type="string">
            <text:p>GO_0000723</text:p>
          </table:table-cell>
          <table:table-cell office:value-type="float" office:value="0.132292603752205" calcext:value-type="float">
            <text:p>0.1322926038</text:p>
          </table:table-cell>
          <table:table-cell office:value-type="float" office:value="-0.0180611108533382" calcext:value-type="float">
            <text:p>-0.0180611109</text:p>
          </table:table-cell>
          <table:table-cell table:formula="of:=SQRT( ( [.B$1]-[.B529]  )^2+([.C$1]-[.C529])^2)" office:value-type="float" office:value="0.293605902280281" calcext:value-type="float">
            <text:p>0.2936059023</text:p>
          </table:table-cell>
        </table:table-row>
        <table:table-row table:style-name="ro1">
          <table:table-cell office:value-type="string" calcext:value-type="string">
            <text:p>GO_0006836</text:p>
          </table:table-cell>
          <table:table-cell office:value-type="float" office:value="0.131710303287522" calcext:value-type="float">
            <text:p>0.1317103033</text:p>
          </table:table-cell>
          <table:table-cell office:value-type="float" office:value="-0.0261055234146609" calcext:value-type="float">
            <text:p>-0.0261055234</text:p>
          </table:table-cell>
          <table:table-cell table:formula="of:=SQRT( ( [.B$1]-[.B530]  )^2+([.C$1]-[.C530])^2)" office:value-type="float" office:value="0.293669968788756" calcext:value-type="float">
            <text:p>0.2936699688</text:p>
          </table:table-cell>
        </table:table-row>
        <table:table-row table:style-name="ro1">
          <table:table-cell office:value-type="string" calcext:value-type="string">
            <text:p>GO_0000917</text:p>
          </table:table-cell>
          <table:table-cell office:value-type="float" office:value="0.133757034749366" calcext:value-type="float">
            <text:p>0.1337570347</text:p>
          </table:table-cell>
          <table:table-cell office:value-type="float" office:value="0.00689225276356221" calcext:value-type="float">
            <text:p>0.0068922528</text:p>
          </table:table-cell>
          <table:table-cell table:formula="of:=SQRT( ( [.B$1]-[.B531]  )^2+([.C$1]-[.C531])^2)" office:value-type="float" office:value="0.294472462178799" calcext:value-type="float">
            <text:p>0.2944724622</text:p>
          </table:table-cell>
        </table:table-row>
        <table:table-row table:style-name="ro1">
          <table:table-cell office:value-type="string" calcext:value-type="string">
            <text:p>GO_0006546</text:p>
          </table:table-cell>
          <table:table-cell office:value-type="float" office:value="0.133864851942789" calcext:value-type="float">
            <text:p>0.1338648519</text:p>
          </table:table-cell>
          <table:table-cell office:value-type="float" office:value="-0.00656017506985617" calcext:value-type="float">
            <text:p>-0.0065601751</text:p>
          </table:table-cell>
          <table:table-cell table:formula="of:=SQRT( ( [.B$1]-[.B532]  )^2+([.C$1]-[.C532])^2)" office:value-type="float" office:value="0.294638437357478" calcext:value-type="float">
            <text:p>0.2946384374</text:p>
          </table:table-cell>
        </table:table-row>
        <table:table-row table:style-name="ro1">
          <table:table-cell office:value-type="string" calcext:value-type="string">
            <text:p>GO_0000001</text:p>
          </table:table-cell>
          <table:table-cell office:value-type="float" office:value="0.0671967033310343" calcext:value-type="float">
            <text:p>0.0671967033</text:p>
          </table:table-cell>
          <table:table-cell office:value-type="float" office:value="-0.186401789845544" calcext:value-type="float">
            <text:p>-0.1864017898</text:p>
          </table:table-cell>
          <table:table-cell table:formula="of:=SQRT( ( [.B$1]-[.B533]  )^2+([.C$1]-[.C533])^2)" office:value-type="float" office:value="0.295305793720059" calcext:value-type="float">
            <text:p>0.2953057937</text:p>
          </table:table-cell>
        </table:table-row>
        <table:table-row table:style-name="ro1">
          <table:table-cell office:value-type="string" calcext:value-type="string">
            <text:p>GO_0006464</text:p>
          </table:table-cell>
          <table:table-cell office:value-type="float" office:value="0.133632214817016" calcext:value-type="float">
            <text:p>0.1336322148</text:p>
          </table:table-cell>
          <table:table-cell office:value-type="float" office:value="-0.0230873781155976" calcext:value-type="float">
            <text:p>-0.0230873781</text:p>
          </table:table-cell>
          <table:table-cell table:formula="of:=SQRT( ( [.B$1]-[.B534]  )^2+([.C$1]-[.C534])^2)" office:value-type="float" office:value="0.295317488163727" calcext:value-type="float">
            <text:p>0.2953174882</text:p>
          </table:table-cell>
        </table:table-row>
        <table:table-row table:style-name="ro1">
          <table:table-cell office:value-type="string" calcext:value-type="string">
            <text:p>GO_0009098</text:p>
          </table:table-cell>
          <table:table-cell office:value-type="float" office:value="0.135068631121171" calcext:value-type="float">
            <text:p>0.1350686311</text:p>
          </table:table-cell>
          <table:table-cell office:value-type="float" office:value="0.00156924250046188" calcext:value-type="float">
            <text:p>0.0015692425</text:p>
          </table:table-cell>
          <table:table-cell table:formula="of:=SQRT( ( [.B$1]-[.B535]  )^2+([.C$1]-[.C535])^2)" office:value-type="float" office:value="0.295733609314805" calcext:value-type="float">
            <text:p>0.2957336093</text:p>
          </table:table-cell>
        </table:table-row>
        <table:table-row table:style-name="ro1">
          <table:table-cell office:value-type="string" calcext:value-type="string">
            <text:p>GO_0006432</text:p>
          </table:table-cell>
          <table:table-cell office:value-type="float" office:value="0.13531031064518" calcext:value-type="float">
            <text:p>0.1353103106</text:p>
          </table:table-cell>
          <table:table-cell office:value-type="float" office:value="-0.00145553270265981" calcext:value-type="float">
            <text:p>-0.0014555327</text:p>
          </table:table-cell>
          <table:table-cell table:formula="of:=SQRT( ( [.B$1]-[.B536]  )^2+([.C$1]-[.C536])^2)" office:value-type="float" office:value="0.295989424898124" calcext:value-type="float">
            <text:p>0.2959894249</text:p>
          </table:table-cell>
        </table:table-row>
        <table:table-row table:style-name="ro1">
          <table:table-cell office:value-type="string" calcext:value-type="string">
            <text:p>GO_0006364</text:p>
          </table:table-cell>
          <table:table-cell office:value-type="float" office:value="0.135699691651038" calcext:value-type="float">
            <text:p>0.1356996917</text:p>
          </table:table-cell>
          <table:table-cell office:value-type="float" office:value="-0.00632352290151767" calcext:value-type="float">
            <text:p>-0.0063235229</text:p>
          </table:table-cell>
          <table:table-cell table:formula="of:=SQRT( ( [.B$1]-[.B537]  )^2+([.C$1]-[.C537])^2)" office:value-type="float" office:value="0.296466313081811" calcext:value-type="float">
            <text:p>0.2964663131</text:p>
          </table:table-cell>
        </table:table-row>
        <table:table-row table:style-name="ro1">
          <table:table-cell office:value-type="string" calcext:value-type="string">
            <text:p>GO_0006955</text:p>
          </table:table-cell>
          <table:table-cell office:value-type="float" office:value="-0.231897295914231" calcext:value-type="float">
            <text:p>-0.2318972959</text:p>
          </table:table-cell>
          <table:table-cell office:value-type="float" office:value="-0.286658483199974" calcext:value-type="float">
            <text:p>-0.2866584832</text:p>
          </table:table-cell>
          <table:table-cell table:formula="of:=SQRT( ( [.B$1]-[.B538]  )^2+([.C$1]-[.C538])^2)" office:value-type="float" office:value="0.296774064905844" calcext:value-type="float">
            <text:p>0.2967740649</text:p>
          </table:table-cell>
        </table:table-row>
        <table:table-row table:style-name="ro1">
          <table:table-cell office:value-type="string" calcext:value-type="string">
            <text:p>GO_0033539</text:p>
          </table:table-cell>
          <table:table-cell office:value-type="float" office:value="0.135463058910004" calcext:value-type="float">
            <text:p>0.1354630589</text:p>
          </table:table-cell>
          <table:table-cell office:value-type="float" office:value="-0.024333756722399" calcext:value-type="float">
            <text:p>-0.0243337567</text:p>
          </table:table-cell>
          <table:table-cell table:formula="of:=SQRT( ( [.B$1]-[.B539]  )^2+([.C$1]-[.C539])^2)" office:value-type="float" office:value="0.297247522757785" calcext:value-type="float">
            <text:p>0.2972475228</text:p>
          </table:table-cell>
        </table:table-row>
        <table:table-row table:style-name="ro1">
          <table:table-cell office:value-type="string" calcext:value-type="string">
            <text:p>GO_0007016</text:p>
          </table:table-cell>
          <table:table-cell office:value-type="float" office:value="-0.280327828840718" calcext:value-type="float">
            <text:p>-0.2803278288</text:p>
          </table:table-cell>
          <table:table-cell office:value-type="float" office:value="-0.270880589561733" calcext:value-type="float">
            <text:p>-0.2708805896</text:p>
          </table:table-cell>
          <table:table-cell table:formula="of:=SQRT( ( [.B$1]-[.B540]  )^2+([.C$1]-[.C540])^2)" office:value-type="float" office:value="0.297452125768887" calcext:value-type="float">
            <text:p>0.2974521258</text:p>
          </table:table-cell>
        </table:table-row>
        <table:table-row table:style-name="ro1">
          <table:table-cell office:value-type="string" calcext:value-type="string">
            <text:p>GO_1902604</text:p>
          </table:table-cell>
          <table:table-cell office:value-type="float" office:value="0.136880423986673" calcext:value-type="float">
            <text:p>0.136880424</text:p>
          </table:table-cell>
          <table:table-cell office:value-type="float" office:value="-0.00699357315909685" calcext:value-type="float">
            <text:p>-0.0069935732</text:p>
          </table:table-cell>
          <table:table-cell table:formula="of:=SQRT( ( [.B$1]-[.B541]  )^2+([.C$1]-[.C541])^2)" office:value-type="float" office:value="0.297664872912359" calcext:value-type="float">
            <text:p>0.2976648729</text:p>
          </table:table-cell>
        </table:table-row>
        <table:table-row table:style-name="ro1">
          <table:table-cell office:value-type="string" calcext:value-type="string">
            <text:p>GO_0007165</text:p>
          </table:table-cell>
          <table:table-cell office:value-type="float" office:value="0.136562060251503" calcext:value-type="float">
            <text:p>0.1365620603</text:p>
          </table:table-cell>
          <table:table-cell office:value-type="float" office:value="-0.0149064278900286" calcext:value-type="float">
            <text:p>-0.0149064279</text:p>
          </table:table-cell>
          <table:table-cell table:formula="of:=SQRT( ( [.B$1]-[.B542]  )^2+([.C$1]-[.C542])^2)" office:value-type="float" office:value="0.297676174512751" calcext:value-type="float">
            <text:p>0.2976761745</text:p>
          </table:table-cell>
        </table:table-row>
        <table:table-row table:style-name="ro1">
          <table:table-cell office:value-type="string" calcext:value-type="string">
            <text:p>GO_0045892</text:p>
          </table:table-cell>
          <table:table-cell office:value-type="float" office:value="0.138157625341248" calcext:value-type="float">
            <text:p>0.1381576253</text:p>
          </table:table-cell>
          <table:table-cell office:value-type="float" office:value="-0.0130187550326736" calcext:value-type="float">
            <text:p>-0.013018755</text:p>
          </table:table-cell>
          <table:table-cell table:formula="of:=SQRT( ( [.B$1]-[.B543]  )^2+([.C$1]-[.C543])^2)" office:value-type="float" office:value="0.299172174952925" calcext:value-type="float">
            <text:p>0.299172175</text:p>
          </table:table-cell>
        </table:table-row>
        <table:table-row table:style-name="ro1">
          <table:table-cell office:value-type="string" calcext:value-type="string">
            <text:p>GO_0051156</text:p>
          </table:table-cell>
          <table:table-cell office:value-type="float" office:value="0.138600340221745" calcext:value-type="float">
            <text:p>0.1386003402</text:p>
          </table:table-cell>
          <table:table-cell office:value-type="float" office:value="-0.00859749646963832" calcext:value-type="float">
            <text:p>-0.0085974965</text:p>
          </table:table-cell>
          <table:table-cell table:formula="of:=SQRT( ( [.B$1]-[.B544]  )^2+([.C$1]-[.C544])^2)" office:value-type="float" office:value="0.29943357768214" calcext:value-type="float">
            <text:p>0.2994335777</text:p>
          </table:table-cell>
        </table:table-row>
        <table:table-row table:style-name="ro1">
          <table:table-cell office:value-type="string" calcext:value-type="string">
            <text:p>GO_0051205</text:p>
          </table:table-cell>
          <table:table-cell office:value-type="float" office:value="0.138695326239495" calcext:value-type="float">
            <text:p>0.1386953262</text:p>
          </table:table-cell>
          <table:table-cell office:value-type="float" office:value="0.0127557721440101" calcext:value-type="float">
            <text:p>0.0127557721</text:p>
          </table:table-cell>
          <table:table-cell table:formula="of:=SQRT( ( [.B$1]-[.B545]  )^2+([.C$1]-[.C545])^2)" office:value-type="float" office:value="0.299574063022132" calcext:value-type="float">
            <text:p>0.299574063</text:p>
          </table:table-cell>
        </table:table-row>
        <table:table-row table:style-name="ro1">
          <table:table-cell office:value-type="string" calcext:value-type="string">
            <text:p>GO_0008654</text:p>
          </table:table-cell>
          <table:table-cell office:value-type="float" office:value="0.138752001013697" calcext:value-type="float">
            <text:p>0.138752001</text:p>
          </table:table-cell>
          <table:table-cell office:value-type="float" office:value="-0.00902190412091231" calcext:value-type="float">
            <text:p>-0.0090219041</text:p>
          </table:table-cell>
          <table:table-cell table:formula="of:=SQRT( ( [.B$1]-[.B546]  )^2+([.C$1]-[.C546])^2)" office:value-type="float" office:value="0.299599673332348" calcext:value-type="float">
            <text:p>0.2995996733</text:p>
          </table:table-cell>
        </table:table-row>
        <table:table-row table:style-name="ro1">
          <table:table-cell office:value-type="string" calcext:value-type="string">
            <text:p>GO_0008652</text:p>
          </table:table-cell>
          <table:table-cell office:value-type="float" office:value="0.139181231811398" calcext:value-type="float">
            <text:p>0.1391812318</text:p>
          </table:table-cell>
          <table:table-cell office:value-type="float" office:value="-0.00145853356026435" calcext:value-type="float">
            <text:p>-0.0014585336</text:p>
          </table:table-cell>
          <table:table-cell table:formula="of:=SQRT( ( [.B$1]-[.B547]  )^2+([.C$1]-[.C547])^2)" office:value-type="float" office:value="0.299860192210024" calcext:value-type="float">
            <text:p>0.2998601922</text:p>
          </table:table-cell>
        </table:table-row>
        <table:table-row table:style-name="ro1">
          <table:table-cell office:value-type="string" calcext:value-type="string">
            <text:p>GO_0006198</text:p>
          </table:table-cell>
          <table:table-cell office:value-type="float" office:value="0.13748278663297" calcext:value-type="float">
            <text:p>0.1374827866</text:p>
          </table:table-cell>
          <table:table-cell office:value-type="float" office:value="-0.0340892475449405" calcext:value-type="float">
            <text:p>-0.0340892475</text:p>
          </table:table-cell>
          <table:table-cell table:formula="of:=SQRT( ( [.B$1]-[.B548]  )^2+([.C$1]-[.C548])^2)" office:value-type="float" office:value="0.300257236374082" calcext:value-type="float">
            <text:p>0.3002572364</text:p>
          </table:table-cell>
        </table:table-row>
        <table:table-row table:style-name="ro1">
          <table:table-cell office:value-type="string" calcext:value-type="string">
            <text:p>GO_0046080</text:p>
          </table:table-cell>
          <table:table-cell office:value-type="float" office:value="0.140304914135634" calcext:value-type="float">
            <text:p>0.1403049141</text:p>
          </table:table-cell>
          <table:table-cell office:value-type="float" office:value="-0.00820622852705784" calcext:value-type="float">
            <text:p>-0.0082062285</text:p>
          </table:table-cell>
          <table:table-cell table:formula="of:=SQRT( ( [.B$1]-[.B549]  )^2+([.C$1]-[.C549])^2)" office:value-type="float" office:value="0.301124411056983" calcext:value-type="float">
            <text:p>0.3011244111</text:p>
          </table:table-cell>
        </table:table-row>
        <table:table-row table:style-name="ro1">
          <table:table-cell office:value-type="string" calcext:value-type="string">
            <text:p>GO_0031110</text:p>
          </table:table-cell>
          <table:table-cell office:value-type="float" office:value="-0.303321021221704" calcext:value-type="float">
            <text:p>-0.3033210212</text:p>
          </table:table-cell>
          <table:table-cell office:value-type="float" office:value="-0.263973738813781" calcext:value-type="float">
            <text:p>-0.2639737388</text:p>
          </table:table-cell>
          <table:table-cell table:formula="of:=SQRT( ( [.B$1]-[.B550]  )^2+([.C$1]-[.C550])^2)" office:value-type="float" office:value="0.301322526477034" calcext:value-type="float">
            <text:p>0.3013225265</text:p>
          </table:table-cell>
        </table:table-row>
        <table:table-row table:style-name="ro1">
          <table:table-cell office:value-type="string" calcext:value-type="string">
            <text:p>GO_0032259</text:p>
          </table:table-cell>
          <table:table-cell office:value-type="float" office:value="0.140978759141745" calcext:value-type="float">
            <text:p>0.1409787591</text:p>
          </table:table-cell>
          <table:table-cell office:value-type="float" office:value="-0.00837682001685315" calcext:value-type="float">
            <text:p>-0.00837682</text:p>
          </table:table-cell>
          <table:table-cell table:formula="of:=SQRT( ( [.B$1]-[.B551]  )^2+([.C$1]-[.C551])^2)" office:value-type="float" office:value="0.301803411758088" calcext:value-type="float">
            <text:p>0.3018034118</text:p>
          </table:table-cell>
        </table:table-row>
        <table:table-row table:style-name="ro1">
          <table:table-cell office:value-type="string" calcext:value-type="string">
            <text:p>GO_0006878</text:p>
          </table:table-cell>
          <table:table-cell office:value-type="float" office:value="0.140708669704514" calcext:value-type="float">
            <text:p>0.1407086697</text:p>
          </table:table-cell>
          <table:table-cell office:value-type="float" office:value="0.018852833270457" calcext:value-type="float">
            <text:p>0.0188528333</text:p>
          </table:table-cell>
          <table:table-cell table:formula="of:=SQRT( ( [.B$1]-[.B552]  )^2+([.C$1]-[.C552])^2)" office:value-type="float" office:value="0.301876235633653" calcext:value-type="float">
            <text:p>0.3018762356</text:p>
          </table:table-cell>
        </table:table-row>
        <table:table-row table:style-name="ro1">
          <table:table-cell office:value-type="string" calcext:value-type="string">
            <text:p>GO_0006419</text:p>
          </table:table-cell>
          <table:table-cell office:value-type="float" office:value="0.14153404682699" calcext:value-type="float">
            <text:p>0.1415340468</text:p>
          </table:table-cell>
          <table:table-cell office:value-type="float" office:value="-0.00426299499090156" calcext:value-type="float">
            <text:p>-0.004262995</text:p>
          </table:table-cell>
          <table:table-cell table:formula="of:=SQRT( ( [.B$1]-[.B553]  )^2+([.C$1]-[.C553])^2)" office:value-type="float" office:value="0.302252806557378" calcext:value-type="float">
            <text:p>0.3022528066</text:p>
          </table:table-cell>
        </table:table-row>
        <table:table-row table:style-name="ro1">
          <table:table-cell office:value-type="string" calcext:value-type="string">
            <text:p>GO_0042384</text:p>
          </table:table-cell>
          <table:table-cell office:value-type="float" office:value="-0.281758182270997" calcext:value-type="float">
            <text:p>-0.2817581823</text:p>
          </table:table-cell>
          <table:table-cell office:value-type="float" office:value="-0.275987166280838" calcext:value-type="float">
            <text:p>-0.2759871663</text:p>
          </table:table-cell>
          <table:table-cell table:formula="of:=SQRT( ( [.B$1]-[.B554]  )^2+([.C$1]-[.C554])^2)" office:value-type="float" office:value="0.302703590418987" calcext:value-type="float">
            <text:p>0.3027035904</text:p>
          </table:table-cell>
        </table:table-row>
        <table:table-row table:style-name="ro1">
          <table:table-cell office:value-type="string" calcext:value-type="string">
            <text:p>GO_0006526</text:p>
          </table:table-cell>
          <table:table-cell office:value-type="float" office:value="0.142030494112282" calcext:value-type="float">
            <text:p>0.1420304941</text:p>
          </table:table-cell>
          <table:table-cell office:value-type="float" office:value="-0.00378258009724787" calcext:value-type="float">
            <text:p>-0.0037825801</text:p>
          </table:table-cell>
          <table:table-cell table:formula="of:=SQRT( ( [.B$1]-[.B555]  )^2+([.C$1]-[.C555])^2)" office:value-type="float" office:value="0.30274049673232" calcext:value-type="float">
            <text:p>0.3027404967</text:p>
          </table:table-cell>
        </table:table-row>
        <table:table-row table:style-name="ro1">
          <table:table-cell office:value-type="string" calcext:value-type="string">
            <text:p>GO_0071704</text:p>
          </table:table-cell>
          <table:table-cell office:value-type="float" office:value="0.142085903196647" calcext:value-type="float">
            <text:p>0.1420859032</text:p>
          </table:table-cell>
          <table:table-cell office:value-type="float" office:value="-0.00825913605484287" calcext:value-type="float">
            <text:p>-0.0082591361</text:p>
          </table:table-cell>
          <table:table-cell table:formula="of:=SQRT( ( [.B$1]-[.B556]  )^2+([.C$1]-[.C556])^2)" office:value-type="float" office:value="0.302906180945152" calcext:value-type="float">
            <text:p>0.3029061809</text:p>
          </table:table-cell>
        </table:table-row>
        <table:table-row table:style-name="ro1">
          <table:table-cell office:value-type="string" calcext:value-type="string">
            <text:p>GO_0042558</text:p>
          </table:table-cell>
          <table:table-cell office:value-type="float" office:value="0.142642056725089" calcext:value-type="float">
            <text:p>0.1426420567</text:p>
          </table:table-cell>
          <table:table-cell office:value-type="float" office:value="-0.0104526830033946" calcext:value-type="float">
            <text:p>-0.010452683</text:p>
          </table:table-cell>
          <table:table-cell table:formula="of:=SQRT( ( [.B$1]-[.B557]  )^2+([.C$1]-[.C557])^2)" office:value-type="float" office:value="0.303540077776383" calcext:value-type="float">
            <text:p>0.3035400778</text:p>
          </table:table-cell>
        </table:table-row>
        <table:table-row table:style-name="ro1">
          <table:table-cell office:value-type="string" calcext:value-type="string">
            <text:p>GO_0008152</text:p>
          </table:table-cell>
          <table:table-cell office:value-type="float" office:value="0.142796438710345" calcext:value-type="float">
            <text:p>0.1427964387</text:p>
          </table:table-cell>
          <table:table-cell office:value-type="float" office:value="-0.0106438615080494" calcext:value-type="float">
            <text:p>-0.0106438615</text:p>
          </table:table-cell>
          <table:table-cell table:formula="of:=SQRT( ( [.B$1]-[.B558]  )^2+([.C$1]-[.C558])^2)" office:value-type="float" office:value="0.3037018879878" calcext:value-type="float">
            <text:p>0.303701888</text:p>
          </table:table-cell>
        </table:table-row>
        <table:table-row table:style-name="ro1">
          <table:table-cell office:value-type="string" calcext:value-type="string">
            <text:p>GO_0016598</text:p>
          </table:table-cell>
          <table:table-cell office:value-type="float" office:value="0.144573227798526" calcext:value-type="float">
            <text:p>0.1445732278</text:p>
          </table:table-cell>
          <table:table-cell office:value-type="float" office:value="-0.0148844579014036" calcext:value-type="float">
            <text:p>-0.0148844579</text:p>
          </table:table-cell>
          <table:table-cell table:formula="of:=SQRT( ( [.B$1]-[.B559]  )^2+([.C$1]-[.C559])^2)" office:value-type="float" office:value="0.305674396460531" calcext:value-type="float">
            <text:p>0.3056743965</text:p>
          </table:table-cell>
        </table:table-row>
        <table:table-row table:style-name="ro1">
          <table:table-cell office:value-type="string" calcext:value-type="string">
            <text:p>GO_0006814</text:p>
          </table:table-cell>
          <table:table-cell office:value-type="float" office:value="0.145104833021319" calcext:value-type="float">
            <text:p>0.145104833</text:p>
          </table:table-cell>
          <table:table-cell office:value-type="float" office:value="-0.00925719867833324" calcext:value-type="float">
            <text:p>-0.0092571987</text:p>
          </table:table-cell>
          <table:table-cell table:formula="of:=SQRT( ( [.B$1]-[.B560]  )^2+([.C$1]-[.C560])^2)" office:value-type="float" office:value="0.305956847591564" calcext:value-type="float">
            <text:p>0.3059568476</text:p>
          </table:table-cell>
        </table:table-row>
        <table:table-row table:style-name="ro1">
          <table:table-cell office:value-type="string" calcext:value-type="string">
            <text:p>GO_0009116</text:p>
          </table:table-cell>
          <table:table-cell office:value-type="float" office:value="0.145349211161312" calcext:value-type="float">
            <text:p>0.1453492112</text:p>
          </table:table-cell>
          <table:table-cell office:value-type="float" office:value="-0.00729154052202664" calcext:value-type="float">
            <text:p>-0.0072915405</text:p>
          </table:table-cell>
          <table:table-cell table:formula="of:=SQRT( ( [.B$1]-[.B561]  )^2+([.C$1]-[.C561])^2)" office:value-type="float" office:value="0.306138707981522" calcext:value-type="float">
            <text:p>0.306138708</text:p>
          </table:table-cell>
        </table:table-row>
        <table:table-row table:style-name="ro1">
          <table:table-cell office:value-type="string" calcext:value-type="string">
            <text:p>GO_0006827</text:p>
          </table:table-cell>
          <table:table-cell office:value-type="float" office:value="0.145740340315961" calcext:value-type="float">
            <text:p>0.1457403403</text:p>
          </table:table-cell>
          <table:table-cell office:value-type="float" office:value="0.00367989239650264" calcext:value-type="float">
            <text:p>0.0036798924</text:p>
          </table:table-cell>
          <table:table-cell table:formula="of:=SQRT( ( [.B$1]-[.B562]  )^2+([.C$1]-[.C562])^2)" office:value-type="float" office:value="0.306413476475574" calcext:value-type="float">
            <text:p>0.3064134765</text:p>
          </table:table-cell>
        </table:table-row>
        <table:table-row table:style-name="ro1">
          <table:table-cell office:value-type="string" calcext:value-type="string">
            <text:p>GO_0006529</text:p>
          </table:table-cell>
          <table:table-cell office:value-type="float" office:value="0.14530610256716" calcext:value-type="float">
            <text:p>0.1453061026</text:p>
          </table:table-cell>
          <table:table-cell office:value-type="float" office:value="-0.0197524700668116" calcext:value-type="float">
            <text:p>-0.0197524701</text:p>
          </table:table-cell>
          <table:table-cell table:formula="of:=SQRT( ( [.B$1]-[.B563]  )^2+([.C$1]-[.C563])^2)" office:value-type="float" office:value="0.306704108860947" calcext:value-type="float">
            <text:p>0.3067041089</text:p>
          </table:table-cell>
        </table:table-row>
        <table:table-row table:style-name="ro1">
          <table:table-cell office:value-type="string" calcext:value-type="string">
            <text:p>GO_0009435</text:p>
          </table:table-cell>
          <table:table-cell office:value-type="float" office:value="0.14630010421205" calcext:value-type="float">
            <text:p>0.1463001042</text:p>
          </table:table-cell>
          <table:table-cell office:value-type="float" office:value="-0.00417623686894141" calcext:value-type="float">
            <text:p>-0.0041762369</text:p>
          </table:table-cell>
          <table:table-cell table:formula="of:=SQRT( ( [.B$1]-[.B564]  )^2+([.C$1]-[.C564])^2)" office:value-type="float" office:value="0.307016429270271" calcext:value-type="float">
            <text:p>0.3070164293</text:p>
          </table:table-cell>
        </table:table-row>
        <table:table-row table:style-name="ro1">
          <table:table-cell office:value-type="string" calcext:value-type="string">
            <text:p>GO_0009073</text:p>
          </table:table-cell>
          <table:table-cell office:value-type="float" office:value="0.146342877716202" calcext:value-type="float">
            <text:p>0.1463428777</text:p>
          </table:table-cell>
          <table:table-cell office:value-type="float" office:value="-0.00284448972919516" calcext:value-type="float">
            <text:p>-0.0028444897</text:p>
          </table:table-cell>
          <table:table-cell table:formula="of:=SQRT( ( [.B$1]-[.B565]  )^2+([.C$1]-[.C565])^2)" office:value-type="float" office:value="0.307037724164905" calcext:value-type="float">
            <text:p>0.3070377242</text:p>
          </table:table-cell>
        </table:table-row>
        <table:table-row table:style-name="ro1">
          <table:table-cell office:value-type="string" calcext:value-type="string">
            <text:p>GO_0050790</text:p>
          </table:table-cell>
          <table:table-cell office:value-type="float" office:value="-0.281051010518967" calcext:value-type="float">
            <text:p>-0.2810510105</text:p>
          </table:table-cell>
          <table:table-cell office:value-type="float" office:value="-0.281481343751239" calcext:value-type="float">
            <text:p>-0.2814813438</text:p>
          </table:table-cell>
          <table:table-cell table:formula="of:=SQRT( ( [.B$1]-[.B566]  )^2+([.C$1]-[.C566])^2)" office:value-type="float" office:value="0.307469269470606" calcext:value-type="float">
            <text:p>0.3074692695</text:p>
          </table:table-cell>
        </table:table-row>
        <table:table-row table:style-name="ro1">
          <table:table-cell office:value-type="string" calcext:value-type="string">
            <text:p>GO_0052331</text:p>
          </table:table-cell>
          <table:table-cell office:value-type="float" office:value="-0.249595731669251" calcext:value-type="float">
            <text:p>-0.2495957317</text:p>
          </table:table-cell>
          <table:table-cell office:value-type="float" office:value="0.295914169966658" calcext:value-type="float">
            <text:p>0.29591417</text:p>
          </table:table-cell>
          <table:table-cell table:formula="of:=SQRT( ( [.B$1]-[.B567]  )^2+([.C$1]-[.C567])^2)" office:value-type="float" office:value="0.307609585106095" calcext:value-type="float">
            <text:p>0.3076095851</text:p>
          </table:table-cell>
        </table:table-row>
        <table:table-row table:style-name="ro1">
          <table:table-cell office:value-type="string" calcext:value-type="string">
            <text:p>GO_0046931</text:p>
          </table:table-cell>
          <table:table-cell office:value-type="float" office:value="-0.249595731669251" calcext:value-type="float">
            <text:p>-0.2495957317</text:p>
          </table:table-cell>
          <table:table-cell office:value-type="float" office:value="0.295914169966658" calcext:value-type="float">
            <text:p>0.29591417</text:p>
          </table:table-cell>
          <table:table-cell table:formula="of:=SQRT( ( [.B$1]-[.B568]  )^2+([.C$1]-[.C568])^2)" office:value-type="float" office:value="0.307609585106095" calcext:value-type="float">
            <text:p>0.3076095851</text:p>
          </table:table-cell>
        </table:table-row>
        <table:table-row table:style-name="ro1">
          <table:table-cell office:value-type="string" calcext:value-type="string">
            <text:p>GO_0045017</text:p>
          </table:table-cell>
          <table:table-cell office:value-type="float" office:value="0.146085521400808" calcext:value-type="float">
            <text:p>0.1460855214</text:p>
          </table:table-cell>
          <table:table-cell office:value-type="float" office:value="-0.0266560482041035" calcext:value-type="float">
            <text:p>-0.0266560482</text:p>
          </table:table-cell>
          <table:table-cell table:formula="of:=SQRT( ( [.B$1]-[.B569]  )^2+([.C$1]-[.C569])^2)" office:value-type="float" office:value="0.308034487877486" calcext:value-type="float">
            <text:p>0.3080344879</text:p>
          </table:table-cell>
        </table:table-row>
        <table:table-row table:style-name="ro1">
          <table:table-cell office:value-type="string" calcext:value-type="string">
            <text:p>GO_0018193</text:p>
          </table:table-cell>
          <table:table-cell office:value-type="float" office:value="0.14641228466056" calcext:value-type="float">
            <text:p>0.1464122847</text:p>
          </table:table-cell>
          <table:table-cell office:value-type="float" office:value="-0.0243629254915963" calcext:value-type="float">
            <text:p>-0.0243629255</text:p>
          </table:table-cell>
          <table:table-cell table:formula="of:=SQRT( ( [.B$1]-[.B570]  )^2+([.C$1]-[.C570])^2)" office:value-type="float" office:value="0.308159414274621" calcext:value-type="float">
            <text:p>0.3081594143</text:p>
          </table:table-cell>
        </table:table-row>
        <table:table-row table:style-name="ro1">
          <table:table-cell office:value-type="string" calcext:value-type="string">
            <text:p>GO_0006139</text:p>
          </table:table-cell>
          <table:table-cell office:value-type="float" office:value="0.147539113158144" calcext:value-type="float">
            <text:p>0.1475391132</text:p>
          </table:table-cell>
          <table:table-cell office:value-type="float" office:value="-0.00437797946467807" calcext:value-type="float">
            <text:p>-0.0043779795</text:p>
          </table:table-cell>
          <table:table-cell table:formula="of:=SQRT( ( [.B$1]-[.B571]  )^2+([.C$1]-[.C571])^2)" office:value-type="float" office:value="0.308258973419885" calcext:value-type="float">
            <text:p>0.3082589734</text:p>
          </table:table-cell>
        </table:table-row>
        <table:table-row table:style-name="ro1">
          <table:table-cell office:value-type="string" calcext:value-type="string">
            <text:p>GO_0000105</text:p>
          </table:table-cell>
          <table:table-cell office:value-type="float" office:value="0.147969094135593" calcext:value-type="float">
            <text:p>0.1479690941</text:p>
          </table:table-cell>
          <table:table-cell office:value-type="float" office:value="-0.00360584618638813" calcext:value-type="float">
            <text:p>-0.0036058462</text:p>
          </table:table-cell>
          <table:table-cell table:formula="of:=SQRT( ( [.B$1]-[.B572]  )^2+([.C$1]-[.C572])^2)" office:value-type="float" office:value="0.308675290325337" calcext:value-type="float">
            <text:p>0.3086752903</text:p>
          </table:table-cell>
        </table:table-row>
        <table:table-row table:style-name="ro1">
          <table:table-cell office:value-type="string" calcext:value-type="string">
            <text:p>GO_0008645</text:p>
          </table:table-cell>
          <table:table-cell office:value-type="float" office:value="0.148093492866295" calcext:value-type="float">
            <text:p>0.1480934929</text:p>
          </table:table-cell>
          <table:table-cell office:value-type="float" office:value="0.000704126166502595" calcext:value-type="float">
            <text:p>0.0007041262</text:p>
          </table:table-cell>
          <table:table-cell table:formula="of:=SQRT( ( [.B$1]-[.B573]  )^2+([.C$1]-[.C573])^2)" office:value-type="float" office:value="0.308759320039256" calcext:value-type="float">
            <text:p>0.30875932</text:p>
          </table:table-cell>
        </table:table-row>
        <table:table-row table:style-name="ro1">
          <table:table-cell office:value-type="string" calcext:value-type="string">
            <text:p>GO_0009058</text:p>
          </table:table-cell>
          <table:table-cell office:value-type="float" office:value="0.148169492689186" calcext:value-type="float">
            <text:p>0.1481694927</text:p>
          </table:table-cell>
          <table:table-cell office:value-type="float" office:value="-0.00916903987448712" calcext:value-type="float">
            <text:p>-0.0091690399</text:p>
          </table:table-cell>
          <table:table-cell table:formula="of:=SQRT( ( [.B$1]-[.B574]  )^2+([.C$1]-[.C574])^2)" office:value-type="float" office:value="0.309016612852417" calcext:value-type="float">
            <text:p>0.3090166129</text:p>
          </table:table-cell>
        </table:table-row>
        <table:table-row table:style-name="ro1">
          <table:table-cell office:value-type="string" calcext:value-type="string">
            <text:p>GO_0009052</text:p>
          </table:table-cell>
          <table:table-cell office:value-type="float" office:value="0.148360326168171" calcext:value-type="float">
            <text:p>0.1483603262</text:p>
          </table:table-cell>
          <table:table-cell office:value-type="float" office:value="-0.00181251444459208" calcext:value-type="float">
            <text:p>-0.0018125144</text:p>
          </table:table-cell>
          <table:table-cell table:formula="of:=SQRT( ( [.B$1]-[.B575]  )^2+([.C$1]-[.C575])^2)" office:value-type="float" office:value="0.309042393315781" calcext:value-type="float">
            <text:p>0.3090423933</text:p>
          </table:table-cell>
        </table:table-row>
        <table:table-row table:style-name="ro1">
          <table:table-cell office:value-type="string" calcext:value-type="string">
            <text:p>GO_0015937</text:p>
          </table:table-cell>
          <table:table-cell office:value-type="float" office:value="0.14835680758164" calcext:value-type="float">
            <text:p>0.1483568076</text:p>
          </table:table-cell>
          <table:table-cell office:value-type="float" office:value="-0.0057826027226313" calcext:value-type="float">
            <text:p>-0.0057826027</text:p>
          </table:table-cell>
          <table:table-cell table:formula="of:=SQRT( ( [.B$1]-[.B576]  )^2+([.C$1]-[.C576])^2)" office:value-type="float" office:value="0.309106153635232" calcext:value-type="float">
            <text:p>0.3091061536</text:p>
          </table:table-cell>
        </table:table-row>
        <table:table-row table:style-name="ro1">
          <table:table-cell office:value-type="string" calcext:value-type="string">
            <text:p>GO_0009712</text:p>
          </table:table-cell>
          <table:table-cell office:value-type="float" office:value="0.148390424009137" calcext:value-type="float">
            <text:p>0.148390424</text:p>
          </table:table-cell>
          <table:table-cell office:value-type="float" office:value="0.00917212982595909" calcext:value-type="float">
            <text:p>0.0091721298</text:p>
          </table:table-cell>
          <table:table-cell table:formula="of:=SQRT( ( [.B$1]-[.B577]  )^2+([.C$1]-[.C577])^2)" office:value-type="float" office:value="0.309152079661244" calcext:value-type="float">
            <text:p>0.3091520797</text:p>
          </table:table-cell>
        </table:table-row>
        <table:table-row table:style-name="ro1">
          <table:table-cell office:value-type="string" calcext:value-type="string">
            <text:p>GO_0006505</text:p>
          </table:table-cell>
          <table:table-cell office:value-type="float" office:value="0.147858295778949" calcext:value-type="float">
            <text:p>0.1478582958</text:p>
          </table:table-cell>
          <table:table-cell office:value-type="float" office:value="-0.0191152713410596" calcext:value-type="float">
            <text:p>-0.0191152713</text:p>
          </table:table-cell>
          <table:table-cell table:formula="of:=SQRT( ( [.B$1]-[.B578]  )^2+([.C$1]-[.C578])^2)" office:value-type="float" office:value="0.309207239280235" calcext:value-type="float">
            <text:p>0.3092072393</text:p>
          </table:table-cell>
        </table:table-row>
        <table:table-row table:style-name="ro1">
          <table:table-cell office:value-type="string" calcext:value-type="string">
            <text:p>GO_0043039</text:p>
          </table:table-cell>
          <table:table-cell office:value-type="float" office:value="0.148752983121641" calcext:value-type="float">
            <text:p>0.1487529831</text:p>
          </table:table-cell>
          <table:table-cell office:value-type="float" office:value="-0.00545063688852871" calcext:value-type="float">
            <text:p>-0.0054506369</text:p>
          </table:table-cell>
          <table:table-cell table:formula="of:=SQRT( ( [.B$1]-[.B579]  )^2+([.C$1]-[.C579])^2)" office:value-type="float" office:value="0.309494652148053" calcext:value-type="float">
            <text:p>0.3094946521</text:p>
          </table:table-cell>
        </table:table-row>
        <table:table-row table:style-name="ro1">
          <table:table-cell office:value-type="string" calcext:value-type="string">
            <text:p>GO_0005976</text:p>
          </table:table-cell>
          <table:table-cell office:value-type="float" office:value="0.149089286182504" calcext:value-type="float">
            <text:p>0.1490892862</text:p>
          </table:table-cell>
          <table:table-cell office:value-type="float" office:value="0.00370466943508586" calcext:value-type="float">
            <text:p>0.0037046694</text:p>
          </table:table-cell>
          <table:table-cell table:formula="of:=SQRT( ( [.B$1]-[.B580]  )^2+([.C$1]-[.C580])^2)" office:value-type="float" office:value="0.309762513983818" calcext:value-type="float">
            <text:p>0.309762514</text:p>
          </table:table-cell>
        </table:table-row>
        <table:table-row table:style-name="ro1">
          <table:table-cell office:value-type="string" calcext:value-type="string">
            <text:p>GO_0032328</text:p>
          </table:table-cell>
          <table:table-cell office:value-type="float" office:value="0.149148064478157" calcext:value-type="float">
            <text:p>0.1491480645</text:p>
          </table:table-cell>
          <table:table-cell office:value-type="float" office:value="-0.00352975646575009" calcext:value-type="float">
            <text:p>-0.0035297565</text:p>
          </table:table-cell>
          <table:table-cell table:formula="of:=SQRT( ( [.B$1]-[.B581]  )^2+([.C$1]-[.C581])^2)" office:value-type="float" office:value="0.309852873953228" calcext:value-type="float">
            <text:p>0.309852874</text:p>
          </table:table-cell>
        </table:table-row>
        <table:table-row table:style-name="ro1">
          <table:table-cell office:value-type="string" calcext:value-type="string">
            <text:p>GO_0006777</text:p>
          </table:table-cell>
          <table:table-cell office:value-type="float" office:value="0.149443839519384" calcext:value-type="float">
            <text:p>0.1494438395</text:p>
          </table:table-cell>
          <table:table-cell office:value-type="float" office:value="-0.00471105325443985" calcext:value-type="float">
            <text:p>-0.0047110533</text:p>
          </table:table-cell>
          <table:table-cell table:formula="of:=SQRT( ( [.B$1]-[.B582]  )^2+([.C$1]-[.C582])^2)" office:value-type="float" office:value="0.310169789191636" calcext:value-type="float">
            <text:p>0.3101697892</text:p>
          </table:table-cell>
        </table:table-row>
        <table:table-row table:style-name="ro1">
          <table:table-cell office:value-type="string" calcext:value-type="string">
            <text:p>GO_0043683</text:p>
          </table:table-cell>
          <table:table-cell office:value-type="float" office:value="0.14915979941778" calcext:value-type="float">
            <text:p>0.1491597994</text:p>
          </table:table-cell>
          <table:table-cell office:value-type="float" office:value="-0.016823672554415" calcext:value-type="float">
            <text:p>-0.0168236726</text:p>
          </table:table-cell>
          <table:table-cell table:formula="of:=SQRT( ( [.B$1]-[.B583]  )^2+([.C$1]-[.C583])^2)" office:value-type="float" office:value="0.31036259608312" calcext:value-type="float">
            <text:p>0.3103625961</text:p>
          </table:table-cell>
        </table:table-row>
        <table:table-row table:style-name="ro1">
          <table:table-cell office:value-type="string" calcext:value-type="string">
            <text:p>GO_0015940</text:p>
          </table:table-cell>
          <table:table-cell office:value-type="float" office:value="0.14985818787767" calcext:value-type="float">
            <text:p>0.1498581879</text:p>
          </table:table-cell>
          <table:table-cell office:value-type="float" office:value="-0.00719072483101554" calcext:value-type="float">
            <text:p>-0.0071907248</text:p>
          </table:table-cell>
          <table:table-cell table:formula="of:=SQRT( ( [.B$1]-[.B584]  )^2+([.C$1]-[.C584])^2)" office:value-type="float" office:value="0.310643059539542" calcext:value-type="float">
            <text:p>0.3106430595</text:p>
          </table:table-cell>
        </table:table-row>
        <table:table-row table:style-name="ro1">
          <table:table-cell office:value-type="string" calcext:value-type="string">
            <text:p>GO_0015833</text:p>
          </table:table-cell>
          <table:table-cell office:value-type="float" office:value="0.150007985172267" calcext:value-type="float">
            <text:p>0.1500079852</text:p>
          </table:table-cell>
          <table:table-cell office:value-type="float" office:value="-0.00517175978273574" calcext:value-type="float">
            <text:p>-0.0051717598</text:p>
          </table:table-cell>
          <table:table-cell table:formula="of:=SQRT( ( [.B$1]-[.B585]  )^2+([.C$1]-[.C585])^2)" office:value-type="float" office:value="0.310743285445958" calcext:value-type="float">
            <text:p>0.3107432854</text:p>
          </table:table-cell>
        </table:table-row>
        <table:table-row table:style-name="ro1">
          <table:table-cell office:value-type="string" calcext:value-type="string">
            <text:p>GO_0006750</text:p>
          </table:table-cell>
          <table:table-cell office:value-type="float" office:value="0.14982441629031" calcext:value-type="float">
            <text:p>0.1498244163</text:p>
          </table:table-cell>
          <table:table-cell office:value-type="float" office:value="-0.0150852409152897" calcext:value-type="float">
            <text:p>-0.0150852409</text:p>
          </table:table-cell>
          <table:table-cell table:formula="of:=SQRT( ( [.B$1]-[.B586]  )^2+([.C$1]-[.C586])^2)" office:value-type="float" office:value="0.310928824251109" calcext:value-type="float">
            <text:p>0.3109288243</text:p>
          </table:table-cell>
        </table:table-row>
        <table:table-row table:style-name="ro1">
          <table:table-cell office:value-type="string" calcext:value-type="string">
            <text:p>GO_0006415</text:p>
          </table:table-cell>
          <table:table-cell office:value-type="float" office:value="0.150291419360018" calcext:value-type="float">
            <text:p>0.1502914194</text:p>
          </table:table-cell>
          <table:table-cell office:value-type="float" office:value="-0.00308060335643422" calcext:value-type="float">
            <text:p>-0.0030806034</text:p>
          </table:table-cell>
          <table:table-cell table:formula="of:=SQRT( ( [.B$1]-[.B587]  )^2+([.C$1]-[.C587])^2)" office:value-type="float" office:value="0.310989228881926" calcext:value-type="float">
            <text:p>0.3109892289</text:p>
          </table:table-cell>
        </table:table-row>
        <table:table-row table:style-name="ro1">
          <table:table-cell office:value-type="string" calcext:value-type="string">
            <text:p>GO_0006418</text:p>
          </table:table-cell>
          <table:table-cell office:value-type="float" office:value="0.150554623888919" calcext:value-type="float">
            <text:p>0.1505546239</text:p>
          </table:table-cell>
          <table:table-cell office:value-type="float" office:value="-0.00655307068967889" calcext:value-type="float">
            <text:p>-0.0065530707</text:p>
          </table:table-cell>
          <table:table-cell table:formula="of:=SQRT( ( [.B$1]-[.B588]  )^2+([.C$1]-[.C588])^2)" office:value-type="float" office:value="0.311322203005118" calcext:value-type="float">
            <text:p>0.311322203</text:p>
          </table:table-cell>
        </table:table-row>
        <table:table-row table:style-name="ro1">
          <table:table-cell office:value-type="string" calcext:value-type="string">
            <text:p>GO_0006177</text:p>
          </table:table-cell>
          <table:table-cell office:value-type="float" office:value="0.150824565803402" calcext:value-type="float">
            <text:p>0.1508245658</text:p>
          </table:table-cell>
          <table:table-cell office:value-type="float" office:value="-0.00818924306304791" calcext:value-type="float">
            <text:p>-0.0081892431</text:p>
          </table:table-cell>
          <table:table-cell table:formula="of:=SQRT( ( [.B$1]-[.B589]  )^2+([.C$1]-[.C589])^2)" office:value-type="float" office:value="0.311638320598604" calcext:value-type="float">
            <text:p>0.3116383206</text:p>
          </table:table-cell>
        </table:table-row>
        <table:table-row table:style-name="ro1">
          <table:table-cell office:value-type="string" calcext:value-type="string">
            <text:p>GO_0009117</text:p>
          </table:table-cell>
          <table:table-cell office:value-type="float" office:value="0.151138123574813" calcext:value-type="float">
            <text:p>0.1511381236</text:p>
          </table:table-cell>
          <table:table-cell office:value-type="float" office:value="-0.00392539818702865" calcext:value-type="float">
            <text:p>-0.0039253982</text:p>
          </table:table-cell>
          <table:table-cell table:formula="of:=SQRT( ( [.B$1]-[.B590]  )^2+([.C$1]-[.C590])^2)" office:value-type="float" office:value="0.311849234970849" calcext:value-type="float">
            <text:p>0.311849235</text:p>
          </table:table-cell>
        </table:table-row>
        <table:table-row table:style-name="ro1">
          <table:table-cell office:value-type="string" calcext:value-type="string">
            <text:p>GO_0006537</text:p>
          </table:table-cell>
          <table:table-cell office:value-type="float" office:value="0.151286517953516" calcext:value-type="float">
            <text:p>0.151286518</text:p>
          </table:table-cell>
          <table:table-cell office:value-type="float" office:value="-0.00440581485480549" calcext:value-type="float">
            <text:p>-0.0044058149</text:p>
          </table:table-cell>
          <table:table-cell table:formula="of:=SQRT( ( [.B$1]-[.B591]  )^2+([.C$1]-[.C591])^2)" office:value-type="float" office:value="0.312006239003881" calcext:value-type="float">
            <text:p>0.312006239</text:p>
          </table:table-cell>
        </table:table-row>
        <table:table-row table:style-name="ro1">
          <table:table-cell office:value-type="string" calcext:value-type="string">
            <text:p>GO_0030488</text:p>
          </table:table-cell>
          <table:table-cell office:value-type="float" office:value="0.151281714902157" calcext:value-type="float">
            <text:p>0.1512817149</text:p>
          </table:table-cell>
          <table:table-cell office:value-type="float" office:value="-0.0202138987318234" calcext:value-type="float">
            <text:p>-0.0202138987</text:p>
          </table:table-cell>
          <table:table-cell table:formula="of:=SQRT( ( [.B$1]-[.B592]  )^2+([.C$1]-[.C592])^2)" office:value-type="float" office:value="0.312697326131079" calcext:value-type="float">
            <text:p>0.3126973261</text:p>
          </table:table-cell>
        </table:table-row>
        <table:table-row table:style-name="ro1">
          <table:table-cell office:value-type="string" calcext:value-type="string">
            <text:p>GO_0006308</text:p>
          </table:table-cell>
          <table:table-cell office:value-type="float" office:value="0.152486312462167" calcext:value-type="float">
            <text:p>0.1524863125</text:p>
          </table:table-cell>
          <table:table-cell office:value-type="float" office:value="-0.00788466326610507" calcext:value-type="float">
            <text:p>-0.0078846633</text:p>
          </table:table-cell>
          <table:table-cell table:formula="of:=SQRT( ( [.B$1]-[.B593]  )^2+([.C$1]-[.C593])^2)" office:value-type="float" office:value="0.313290064554783" calcext:value-type="float">
            <text:p>0.3132900646</text:p>
          </table:table-cell>
        </table:table-row>
        <table:table-row table:style-name="ro1">
          <table:table-cell office:value-type="string" calcext:value-type="string">
            <text:p>GO_0043419</text:p>
          </table:table-cell>
          <table:table-cell office:value-type="float" office:value="0.152599507711148" calcext:value-type="float">
            <text:p>0.1525995077</text:p>
          </table:table-cell>
          <table:table-cell office:value-type="float" office:value="0.00874975711293926" calcext:value-type="float">
            <text:p>0.0087497571</text:p>
          </table:table-cell>
          <table:table-cell table:formula="of:=SQRT( ( [.B$1]-[.B594]  )^2+([.C$1]-[.C594])^2)" office:value-type="float" office:value="0.313349727028764" calcext:value-type="float">
            <text:p>0.313349727</text:p>
          </table:table-cell>
        </table:table-row>
        <table:table-row table:style-name="ro1">
          <table:table-cell office:value-type="string" calcext:value-type="string">
            <text:p>GO_0008033</text:p>
          </table:table-cell>
          <table:table-cell office:value-type="float" office:value="0.1526874559056" calcext:value-type="float">
            <text:p>0.1526874559</text:p>
          </table:table-cell>
          <table:table-cell office:value-type="float" office:value="-0.00704621877877565" calcext:value-type="float">
            <text:p>-0.0070462188</text:p>
          </table:table-cell>
          <table:table-cell table:formula="of:=SQRT( ( [.B$1]-[.B595]  )^2+([.C$1]-[.C595])^2)" office:value-type="float" office:value="0.313467299787773" calcext:value-type="float">
            <text:p>0.3134672998</text:p>
          </table:table-cell>
        </table:table-row>
        <table:table-row table:style-name="ro1">
          <table:table-cell office:value-type="string" calcext:value-type="string">
            <text:p>GO_0051259</text:p>
          </table:table-cell>
          <table:table-cell office:value-type="float" office:value="0.153011990119055" calcext:value-type="float">
            <text:p>0.1530119901</text:p>
          </table:table-cell>
          <table:table-cell office:value-type="float" office:value="0.0090543829767585" calcext:value-type="float">
            <text:p>0.009054383</text:p>
          </table:table-cell>
          <table:table-cell table:formula="of:=SQRT( ( [.B$1]-[.B596]  )^2+([.C$1]-[.C596])^2)" office:value-type="float" office:value="0.313769341936721" calcext:value-type="float">
            <text:p>0.3137693419</text:p>
          </table:table-cell>
        </table:table-row>
        <table:table-row table:style-name="ro1">
          <table:table-cell office:value-type="string" calcext:value-type="string">
            <text:p>GO_1902208</text:p>
          </table:table-cell>
          <table:table-cell office:value-type="float" office:value="0.151872056714435" calcext:value-type="float">
            <text:p>0.1518720567</text:p>
          </table:table-cell>
          <table:table-cell office:value-type="float" office:value="0.0292828927737488" calcext:value-type="float">
            <text:p>0.0292828928</text:p>
          </table:table-cell>
          <table:table-cell table:formula="of:=SQRT( ( [.B$1]-[.B597]  )^2+([.C$1]-[.C597])^2)" office:value-type="float" office:value="0.313774761901447" calcext:value-type="float">
            <text:p>0.3137747619</text:p>
          </table:table-cell>
        </table:table-row>
        <table:table-row table:style-name="ro1">
          <table:table-cell office:value-type="string" calcext:value-type="string">
            <text:p>GO_0009252</text:p>
          </table:table-cell>
          <table:table-cell office:value-type="float" office:value="0.153110188680133" calcext:value-type="float">
            <text:p>0.1531101887</text:p>
          </table:table-cell>
          <table:table-cell office:value-type="float" office:value="-0.0172405204779106" calcext:value-type="float">
            <text:p>-0.0172405205</text:p>
          </table:table-cell>
          <table:table-cell table:formula="of:=SQRT( ( [.B$1]-[.B598]  )^2+([.C$1]-[.C598])^2)" office:value-type="float" office:value="0.314330723203993" calcext:value-type="float">
            <text:p>0.3143307232</text:p>
          </table:table-cell>
        </table:table-row>
        <table:table-row table:style-name="ro1">
          <table:table-cell office:value-type="string" calcext:value-type="string">
            <text:p>GO_0006760</text:p>
          </table:table-cell>
          <table:table-cell office:value-type="float" office:value="0.154149634019093" calcext:value-type="float">
            <text:p>0.154149634</text:p>
          </table:table-cell>
          <table:table-cell office:value-type="float" office:value="-0.0052955249734703" calcext:value-type="float">
            <text:p>-0.005295525</text:p>
          </table:table-cell>
          <table:table-cell table:formula="of:=SQRT( ( [.B$1]-[.B599]  )^2+([.C$1]-[.C599])^2)" office:value-type="float" office:value="0.314886632089063" calcext:value-type="float">
            <text:p>0.3148866321</text:p>
          </table:table-cell>
        </table:table-row>
        <table:table-row table:style-name="ro1">
          <table:table-cell office:value-type="string" calcext:value-type="string">
            <text:p>GO_0009253</text:p>
          </table:table-cell>
          <table:table-cell office:value-type="float" office:value="0.154457281388838" calcext:value-type="float">
            <text:p>0.1544572814</text:p>
          </table:table-cell>
          <table:table-cell office:value-type="float" office:value="-0.0070957159261961" calcext:value-type="float">
            <text:p>-0.0070957159</text:p>
          </table:table-cell>
          <table:table-cell table:formula="of:=SQRT( ( [.B$1]-[.B600]  )^2+([.C$1]-[.C600])^2)" office:value-type="float" office:value="0.315237816596986" calcext:value-type="float">
            <text:p>0.3152378166</text:p>
          </table:table-cell>
        </table:table-row>
        <table:table-row table:style-name="ro1">
          <table:table-cell office:value-type="string" calcext:value-type="string">
            <text:p>GO_0035444</text:p>
          </table:table-cell>
          <table:table-cell office:value-type="float" office:value="0.154630389330204" calcext:value-type="float">
            <text:p>0.1546303893</text:p>
          </table:table-cell>
          <table:table-cell office:value-type="float" office:value="-0.00367821954163557" calcext:value-type="float">
            <text:p>-0.0036782195</text:p>
          </table:table-cell>
          <table:table-cell table:formula="of:=SQRT( ( [.B$1]-[.B601]  )^2+([.C$1]-[.C601])^2)" office:value-type="float" office:value="0.315336880628515" calcext:value-type="float">
            <text:p>0.3153368806</text:p>
          </table:table-cell>
        </table:table-row>
        <table:table-row table:style-name="ro1">
          <table:table-cell office:value-type="string" calcext:value-type="string">
            <text:p>GO_0009291</text:p>
          </table:table-cell>
          <table:table-cell office:value-type="float" office:value="0.15441626328032" calcext:value-type="float">
            <text:p>0.1544162633</text:p>
          </table:table-cell>
          <table:table-cell office:value-type="float" office:value="-0.0146911433162396" calcext:value-type="float">
            <text:p>-0.0146911433</text:p>
          </table:table-cell>
          <table:table-cell table:formula="of:=SQRT( ( [.B$1]-[.B602]  )^2+([.C$1]-[.C602])^2)" office:value-type="float" office:value="0.315493879885074" calcext:value-type="float">
            <text:p>0.3154938799</text:p>
          </table:table-cell>
        </table:table-row>
        <table:table-row table:style-name="ro1">
          <table:table-cell office:value-type="string" calcext:value-type="string">
            <text:p>GO_0042398</text:p>
          </table:table-cell>
          <table:table-cell office:value-type="float" office:value="0.154719255511388" calcext:value-type="float">
            <text:p>0.1547192555</text:p>
          </table:table-cell>
          <table:table-cell office:value-type="float" office:value="-0.0144394233610016" calcext:value-type="float">
            <text:p>-0.0144394234</text:p>
          </table:table-cell>
          <table:table-cell table:formula="of:=SQRT( ( [.B$1]-[.B603]  )^2+([.C$1]-[.C603])^2)" office:value-type="float" office:value="0.315783718097992" calcext:value-type="float">
            <text:p>0.3157837181</text:p>
          </table:table-cell>
        </table:table-row>
        <table:table-row table:style-name="ro1">
          <table:table-cell office:value-type="string" calcext:value-type="string">
            <text:p>GO_0035429</text:p>
          </table:table-cell>
          <table:table-cell office:value-type="float" office:value="0.155284514281567" calcext:value-type="float">
            <text:p>0.1552845143</text:p>
          </table:table-cell>
          <table:table-cell office:value-type="float" office:value="-0.0125044684534209" calcext:value-type="float">
            <text:p>-0.0125044685</text:p>
          </table:table-cell>
          <table:table-cell table:formula="of:=SQRT( ( [.B$1]-[.B604]  )^2+([.C$1]-[.C604])^2)" office:value-type="float" office:value="0.31625703977007" calcext:value-type="float">
            <text:p>0.3162570398</text:p>
          </table:table-cell>
        </table:table-row>
        <table:table-row table:style-name="ro1">
          <table:table-cell office:value-type="string" calcext:value-type="string">
            <text:p>GO_0044237</text:p>
          </table:table-cell>
          <table:table-cell office:value-type="float" office:value="0.155810050364394" calcext:value-type="float">
            <text:p>0.1558100504</text:p>
          </table:table-cell>
          <table:table-cell office:value-type="float" office:value="-0.0113069920934078" calcext:value-type="float">
            <text:p>-0.0113069921</text:p>
          </table:table-cell>
          <table:table-cell table:formula="of:=SQRT( ( [.B$1]-[.B605]  )^2+([.C$1]-[.C605])^2)" office:value-type="float" office:value="0.316731612611166" calcext:value-type="float">
            <text:p>0.3167316126</text:p>
          </table:table-cell>
        </table:table-row>
        <table:table-row table:style-name="ro1">
          <table:table-cell office:value-type="string" calcext:value-type="string">
            <text:p>GO_0006729</text:p>
          </table:table-cell>
          <table:table-cell office:value-type="float" office:value="0.156272815832353" calcext:value-type="float">
            <text:p>0.1562728158</text:p>
          </table:table-cell>
          <table:table-cell office:value-type="float" office:value="-0.00210489248408867" calcext:value-type="float">
            <text:p>-0.0021048925</text:p>
          </table:table-cell>
          <table:table-cell table:formula="of:=SQRT( ( [.B$1]-[.B606]  )^2+([.C$1]-[.C606])^2)" office:value-type="float" office:value="0.316957590920692" calcext:value-type="float">
            <text:p>0.3169575909</text:p>
          </table:table-cell>
        </table:table-row>
        <table:table-row table:style-name="ro1">
          <table:table-cell office:value-type="string" calcext:value-type="string">
            <text:p>GO_0006396</text:p>
          </table:table-cell>
          <table:table-cell office:value-type="float" office:value="0.156073371687478" calcext:value-type="float">
            <text:p>0.1560733717</text:p>
          </table:table-cell>
          <table:table-cell office:value-type="float" office:value="-0.0124477879794753" calcext:value-type="float">
            <text:p>-0.012447788</text:p>
          </table:table-cell>
          <table:table-cell table:formula="of:=SQRT( ( [.B$1]-[.B607]  )^2+([.C$1]-[.C607])^2)" office:value-type="float" office:value="0.317042643964407" calcext:value-type="float">
            <text:p>0.317042644</text:p>
          </table:table-cell>
        </table:table-row>
        <table:table-row table:style-name="ro1">
          <table:table-cell office:value-type="string" calcext:value-type="string">
            <text:p>GO_0009231</text:p>
          </table:table-cell>
          <table:table-cell office:value-type="float" office:value="0.156472273159726" calcext:value-type="float">
            <text:p>0.1564722732</text:p>
          </table:table-cell>
          <table:table-cell office:value-type="float" office:value="-0.00332148102580599" calcext:value-type="float">
            <text:p>-0.003321481</text:p>
          </table:table-cell>
          <table:table-cell table:formula="of:=SQRT( ( [.B$1]-[.B608]  )^2+([.C$1]-[.C608])^2)" office:value-type="float" office:value="0.317172967081938" calcext:value-type="float">
            <text:p>0.3171729671</text:p>
          </table:table-cell>
        </table:table-row>
        <table:table-row table:style-name="ro1">
          <table:table-cell office:value-type="string" calcext:value-type="string">
            <text:p>GO_0006694</text:p>
          </table:table-cell>
          <table:table-cell office:value-type="float" office:value="0.156474585463071" calcext:value-type="float">
            <text:p>0.1564745855</text:p>
          </table:table-cell>
          <table:table-cell office:value-type="float" office:value="-0.0180989527859112" calcext:value-type="float">
            <text:p>-0.0180989528</text:p>
          </table:table-cell>
          <table:table-cell table:formula="of:=SQRT( ( [.B$1]-[.B609]  )^2+([.C$1]-[.C609])^2)" office:value-type="float" office:value="0.317740869053284" calcext:value-type="float">
            <text:p>0.3177408691</text:p>
          </table:table-cell>
        </table:table-row>
        <table:table-row table:style-name="ro1">
          <table:table-cell office:value-type="string" calcext:value-type="string">
            <text:p>GO_0033014</text:p>
          </table:table-cell>
          <table:table-cell office:value-type="float" office:value="0.157177396679323" calcext:value-type="float">
            <text:p>0.1571773967</text:p>
          </table:table-cell>
          <table:table-cell office:value-type="float" office:value="-0.00574883404834202" calcext:value-type="float">
            <text:p>-0.005748834</text:p>
          </table:table-cell>
          <table:table-cell table:formula="of:=SQRT( ( [.B$1]-[.B610]  )^2+([.C$1]-[.C610])^2)" office:value-type="float" office:value="0.317923635856952" calcext:value-type="float">
            <text:p>0.3179236359</text:p>
          </table:table-cell>
        </table:table-row>
        <table:table-row table:style-name="ro1">
          <table:table-cell office:value-type="string" calcext:value-type="string">
            <text:p>GO_0006481</text:p>
          </table:table-cell>
          <table:table-cell office:value-type="float" office:value="0.157256501730233" calcext:value-type="float">
            <text:p>0.1572565017</text:p>
          </table:table-cell>
          <table:table-cell office:value-type="float" office:value="-0.0162981680260939" calcext:value-type="float">
            <text:p>-0.016298168</text:p>
          </table:table-cell>
          <table:table-cell table:formula="of:=SQRT( ( [.B$1]-[.B611]  )^2+([.C$1]-[.C611])^2)" office:value-type="float" office:value="0.318415916564663" calcext:value-type="float">
            <text:p>0.3184159166</text:p>
          </table:table-cell>
        </table:table-row>
        <table:table-row table:style-name="ro1">
          <table:table-cell office:value-type="string" calcext:value-type="string">
            <text:p>GO_0046999</text:p>
          </table:table-cell>
          <table:table-cell office:value-type="float" office:value="0.155412849466447" calcext:value-type="float">
            <text:p>0.1554128495</text:p>
          </table:table-cell>
          <table:table-cell office:value-type="float" office:value="-0.0426209029538588" calcext:value-type="float">
            <text:p>-0.042620903</text:p>
          </table:table-cell>
          <table:table-cell table:formula="of:=SQRT( ( [.B$1]-[.B612]  )^2+([.C$1]-[.C612])^2)" office:value-type="float" office:value="0.319134059666591" calcext:value-type="float">
            <text:p>0.3191340597</text:p>
          </table:table-cell>
        </table:table-row>
        <table:table-row table:style-name="ro1">
          <table:table-cell office:value-type="string" calcext:value-type="string">
            <text:p>GO_0006461</text:p>
          </table:table-cell>
          <table:table-cell office:value-type="float" office:value="0.15839224608857" calcext:value-type="float">
            <text:p>0.1583922461</text:p>
          </table:table-cell>
          <table:table-cell office:value-type="float" office:value="-0.0102188257040675" calcext:value-type="float">
            <text:p>-0.0102188257</text:p>
          </table:table-cell>
          <table:table-cell table:formula="of:=SQRT( ( [.B$1]-[.B613]  )^2+([.C$1]-[.C613])^2)" office:value-type="float" office:value="0.319270144424633" calcext:value-type="float">
            <text:p>0.3192701444</text:p>
          </table:table-cell>
        </table:table-row>
        <table:table-row table:style-name="ro1">
          <table:table-cell office:value-type="string" calcext:value-type="string">
            <text:p>GO_0006571</text:p>
          </table:table-cell>
          <table:table-cell office:value-type="float" office:value="0.158692842627531" calcext:value-type="float">
            <text:p>0.1586928426</text:p>
          </table:table-cell>
          <table:table-cell office:value-type="float" office:value="-0.00227040310184135" calcext:value-type="float">
            <text:p>-0.0022704031</text:p>
          </table:table-cell>
          <table:table-cell table:formula="of:=SQRT( ( [.B$1]-[.B614]  )^2+([.C$1]-[.C614])^2)" office:value-type="float" office:value="0.319379347497173" calcext:value-type="float">
            <text:p>0.3193793475</text:p>
          </table:table-cell>
        </table:table-row>
        <table:table-row table:style-name="ro1">
          <table:table-cell office:value-type="string" calcext:value-type="string">
            <text:p>GO_0006281</text:p>
          </table:table-cell>
          <table:table-cell office:value-type="float" office:value="0.158873250542455" calcext:value-type="float">
            <text:p>0.1588732505</text:p>
          </table:table-cell>
          <table:table-cell office:value-type="float" office:value="-0.0106918206420891" calcext:value-type="float">
            <text:p>-0.0106918206</text:p>
          </table:table-cell>
          <table:table-cell table:formula="of:=SQRT( ( [.B$1]-[.B615]  )^2+([.C$1]-[.C615])^2)" office:value-type="float" office:value="0.319768424502481" calcext:value-type="float">
            <text:p>0.3197684245</text:p>
          </table:table-cell>
        </table:table-row>
        <table:table-row table:style-name="ro1">
          <table:table-cell office:value-type="string" calcext:value-type="string">
            <text:p>GO_0006547</text:p>
          </table:table-cell>
          <table:table-cell office:value-type="float" office:value="-0.14366220254334" calcext:value-type="float">
            <text:p>-0.1436622025</text:p>
          </table:table-cell>
          <table:table-cell office:value-type="float" office:value="-0.318184838642367" calcext:value-type="float">
            <text:p>-0.3181848386</text:p>
          </table:table-cell>
          <table:table-cell table:formula="of:=SQRT( ( [.B$1]-[.B616]  )^2+([.C$1]-[.C616])^2)" office:value-type="float" office:value="0.320076866094524" calcext:value-type="float">
            <text:p>0.3200768661</text:p>
          </table:table-cell>
        </table:table-row>
        <table:table-row table:style-name="ro1">
          <table:table-cell office:value-type="string" calcext:value-type="string">
            <text:p>GO_0006744</text:p>
          </table:table-cell>
          <table:table-cell office:value-type="float" office:value="0.159875648133544" calcext:value-type="float">
            <text:p>0.1598756481</text:p>
          </table:table-cell>
          <table:table-cell office:value-type="float" office:value="-0.0124645043207273" calcext:value-type="float">
            <text:p>-0.0124645043</text:p>
          </table:table-cell>
          <table:table-cell table:formula="of:=SQRT( ( [.B$1]-[.B617]  )^2+([.C$1]-[.C617])^2)" office:value-type="float" office:value="0.320842037936768" calcext:value-type="float">
            <text:p>0.3208420379</text:p>
          </table:table-cell>
        </table:table-row>
        <table:table-row table:style-name="ro1">
          <table:table-cell office:value-type="string" calcext:value-type="string">
            <text:p>GO_0001558</text:p>
          </table:table-cell>
          <table:table-cell office:value-type="float" office:value="0.160188685793227" calcext:value-type="float">
            <text:p>0.1601886858</text:p>
          </table:table-cell>
          <table:table-cell office:value-type="float" office:value="-0.0107655702545556" calcext:value-type="float">
            <text:p>-0.0107655703</text:p>
          </table:table-cell>
          <table:table-cell table:formula="of:=SQRT( ( [.B$1]-[.B618]  )^2+([.C$1]-[.C618])^2)" office:value-type="float" office:value="0.321085711600129" calcext:value-type="float">
            <text:p>0.3210857116</text:p>
          </table:table-cell>
        </table:table-row>
        <table:table-row table:style-name="ro1">
          <table:table-cell office:value-type="string" calcext:value-type="string">
            <text:p>GO_0006438</text:p>
          </table:table-cell>
          <table:table-cell office:value-type="float" office:value="0.160299384277739" calcext:value-type="float">
            <text:p>0.1602993843</text:p>
          </table:table-cell>
          <table:table-cell office:value-type="float" office:value="-0.00771629515790022" calcext:value-type="float">
            <text:p>-0.0077162952</text:p>
          </table:table-cell>
          <table:table-cell table:formula="of:=SQRT( ( [.B$1]-[.B619]  )^2+([.C$1]-[.C619])^2)" office:value-type="float" office:value="0.321094913701424" calcext:value-type="float">
            <text:p>0.3210949137</text:p>
          </table:table-cell>
        </table:table-row>
        <table:table-row table:style-name="ro1">
          <table:table-cell office:value-type="string" calcext:value-type="string">
            <text:p>GO_0019551</text:p>
          </table:table-cell>
          <table:table-cell office:value-type="float" office:value="0.160300893631966" calcext:value-type="float">
            <text:p>0.1603008936</text:p>
          </table:table-cell>
          <table:table-cell office:value-type="float" office:value="-0.00843563869694828" calcext:value-type="float">
            <text:p>-0.0084356387</text:p>
          </table:table-cell>
          <table:table-cell table:formula="of:=SQRT( ( [.B$1]-[.B620]  )^2+([.C$1]-[.C620])^2)" office:value-type="float" office:value="0.321117740337709" calcext:value-type="float">
            <text:p>0.3211177403</text:p>
          </table:table-cell>
        </table:table-row>
        <table:table-row table:style-name="ro1">
          <table:table-cell office:value-type="string" calcext:value-type="string">
            <text:p>GO_0006725</text:p>
          </table:table-cell>
          <table:table-cell office:value-type="float" office:value="0.160427883574926" calcext:value-type="float">
            <text:p>0.1604278836</text:p>
          </table:table-cell>
          <table:table-cell office:value-type="float" office:value="-0.00528745438074573" calcext:value-type="float">
            <text:p>-0.0052874544</text:p>
          </table:table-cell>
          <table:table-cell table:formula="of:=SQRT( ( [.B$1]-[.B621]  )^2+([.C$1]-[.C621])^2)" office:value-type="float" office:value="0.321163304059602" calcext:value-type="float">
            <text:p>0.3211633041</text:p>
          </table:table-cell>
        </table:table-row>
        <table:table-row table:style-name="ro1">
          <table:table-cell office:value-type="string" calcext:value-type="string">
            <text:p>GO_0006783</text:p>
          </table:table-cell>
          <table:table-cell office:value-type="float" office:value="0.160615637150731" calcext:value-type="float">
            <text:p>0.1606156372</text:p>
          </table:table-cell>
          <table:table-cell office:value-type="float" office:value="-0.00901899896057235" calcext:value-type="float">
            <text:p>-0.009018999</text:p>
          </table:table-cell>
          <table:table-cell table:formula="of:=SQRT( ( [.B$1]-[.B622]  )^2+([.C$1]-[.C622])^2)" office:value-type="float" office:value="0.321450787224454" calcext:value-type="float">
            <text:p>0.3214507872</text:p>
          </table:table-cell>
        </table:table-row>
        <table:table-row table:style-name="ro1">
          <table:table-cell office:value-type="string" calcext:value-type="string">
            <text:p>GO_0046417</text:p>
          </table:table-cell>
          <table:table-cell office:value-type="float" office:value="0.160776655663286" calcext:value-type="float">
            <text:p>0.1607766557</text:p>
          </table:table-cell>
          <table:table-cell office:value-type="float" office:value="-0.00972841838329718" calcext:value-type="float">
            <text:p>-0.0097284184</text:p>
          </table:table-cell>
          <table:table-cell table:formula="of:=SQRT( ( [.B$1]-[.B623]  )^2+([.C$1]-[.C623])^2)" office:value-type="float" office:value="0.321635573036409" calcext:value-type="float">
            <text:p>0.321635573</text:p>
          </table:table-cell>
        </table:table-row>
        <table:table-row table:style-name="ro1">
          <table:table-cell office:value-type="string" calcext:value-type="string">
            <text:p>GO_0006207</text:p>
          </table:table-cell>
          <table:table-cell office:value-type="float" office:value="0.16100457089459" calcext:value-type="float">
            <text:p>0.1610045709</text:p>
          </table:table-cell>
          <table:table-cell office:value-type="float" office:value="-0.00748332881763257" calcext:value-type="float">
            <text:p>-0.0074833288</text:p>
          </table:table-cell>
          <table:table-cell table:formula="of:=SQRT( ( [.B$1]-[.B624]  )^2+([.C$1]-[.C624])^2)" office:value-type="float" office:value="0.321793269669796" calcext:value-type="float">
            <text:p>0.3217932697</text:p>
          </table:table-cell>
        </table:table-row>
        <table:table-row table:style-name="ro1">
          <table:table-cell office:value-type="string" calcext:value-type="string">
            <text:p>GO_0015878</text:p>
          </table:table-cell>
          <table:table-cell office:value-type="float" office:value="0.161261868542244" calcext:value-type="float">
            <text:p>0.1612618685</text:p>
          </table:table-cell>
          <table:table-cell office:value-type="float" office:value="-0.00493708944636256" calcext:value-type="float">
            <text:p>-0.0049370894</text:p>
          </table:table-cell>
          <table:table-cell table:formula="of:=SQRT( ( [.B$1]-[.B625]  )^2+([.C$1]-[.C625])^2)" office:value-type="float" office:value="0.321989976784094" calcext:value-type="float">
            <text:p>0.3219899768</text:p>
          </table:table-cell>
        </table:table-row>
        <table:table-row table:style-name="ro1">
          <table:table-cell office:value-type="string" calcext:value-type="string">
            <text:p>GO_0046168</text:p>
          </table:table-cell>
          <table:table-cell office:value-type="float" office:value="0.160987550661131" calcext:value-type="float">
            <text:p>0.1609875507</text:p>
          </table:table-cell>
          <table:table-cell office:value-type="float" office:value="-0.0147915914729797" calcext:value-type="float">
            <text:p>-0.0147915915</text:p>
          </table:table-cell>
          <table:table-cell table:formula="of:=SQRT( ( [.B$1]-[.B626]  )^2+([.C$1]-[.C626])^2)" office:value-type="float" office:value="0.322061794168661" calcext:value-type="float">
            <text:p>0.3220617942</text:p>
          </table:table-cell>
        </table:table-row>
        <table:table-row table:style-name="ro1">
          <table:table-cell office:value-type="string" calcext:value-type="string">
            <text:p>GO_0009089</text:p>
          </table:table-cell>
          <table:table-cell office:value-type="float" office:value="0.161406911482629" calcext:value-type="float">
            <text:p>0.1614069115</text:p>
          </table:table-cell>
          <table:table-cell office:value-type="float" office:value="-0.00896294922929524" calcext:value-type="float">
            <text:p>-0.0089629492</text:p>
          </table:table-cell>
          <table:table-cell table:formula="of:=SQRT( ( [.B$1]-[.B627]  )^2+([.C$1]-[.C627])^2)" office:value-type="float" office:value="0.322239829269202" calcext:value-type="float">
            <text:p>0.3222398293</text:p>
          </table:table-cell>
        </table:table-row>
        <table:table-row table:style-name="ro1">
          <table:table-cell office:value-type="string" calcext:value-type="string">
            <text:p>GO_0015803</text:p>
          </table:table-cell>
          <table:table-cell office:value-type="float" office:value="0.15765415693438" calcext:value-type="float">
            <text:p>0.1576541569</text:p>
          </table:table-cell>
          <table:table-cell office:value-type="float" office:value="-0.049074190351818" calcext:value-type="float">
            <text:p>-0.0490741904</text:p>
          </table:table-cell>
          <table:table-cell table:formula="of:=SQRT( ( [.B$1]-[.B628]  )^2+([.C$1]-[.C628])^2)" office:value-type="float" office:value="0.322302262201826" calcext:value-type="float">
            <text:p>0.3223022622</text:p>
          </table:table-cell>
        </table:table-row>
        <table:table-row table:style-name="ro1">
          <table:table-cell office:value-type="string" calcext:value-type="string">
            <text:p>GO_0016052</text:p>
          </table:table-cell>
          <table:table-cell office:value-type="float" office:value="0.16151583823556" calcext:value-type="float">
            <text:p>0.1615158382</text:p>
          </table:table-cell>
          <table:table-cell office:value-type="float" office:value="-0.0102560703247983" calcext:value-type="float">
            <text:p>-0.0102560703</text:p>
          </table:table-cell>
          <table:table-cell table:formula="of:=SQRT( ( [.B$1]-[.B629]  )^2+([.C$1]-[.C629])^2)" office:value-type="float" office:value="0.322393022420514" calcext:value-type="float">
            <text:p>0.3223930224</text:p>
          </table:table-cell>
        </table:table-row>
        <table:table-row table:style-name="ro1">
          <table:table-cell office:value-type="string" calcext:value-type="string">
            <text:p>GO_0009394</text:p>
          </table:table-cell>
          <table:table-cell office:value-type="float" office:value="0.162112676370462" calcext:value-type="float">
            <text:p>0.1621126764</text:p>
          </table:table-cell>
          <table:table-cell office:value-type="float" office:value="0.000763920008942375" calcext:value-type="float">
            <text:p>0.00076392</text:p>
          </table:table-cell>
          <table:table-cell table:formula="of:=SQRT( ( [.B$1]-[.B630]  )^2+([.C$1]-[.C630])^2)" office:value-type="float" office:value="0.322778334644882" calcext:value-type="float">
            <text:p>0.3227783346</text:p>
          </table:table-cell>
        </table:table-row>
        <table:table-row table:style-name="ro1">
          <table:table-cell office:value-type="string" calcext:value-type="string">
            <text:p>GO_0006231</text:p>
          </table:table-cell>
          <table:table-cell office:value-type="float" office:value="0.161945853694303" calcext:value-type="float">
            <text:p>0.1619458537</text:p>
          </table:table-cell>
          <table:table-cell office:value-type="float" office:value="-0.00983742741891841" calcext:value-type="float">
            <text:p>-0.0098374274</text:p>
          </table:table-cell>
          <table:table-cell table:formula="of:=SQRT( ( [.B$1]-[.B631]  )^2+([.C$1]-[.C631])^2)" office:value-type="float" office:value="0.322807858446778" calcext:value-type="float">
            <text:p>0.3228078584</text:p>
          </table:table-cell>
        </table:table-row>
        <table:table-row table:style-name="ro1">
          <table:table-cell office:value-type="string" calcext:value-type="string">
            <text:p>GO_0071705</text:p>
          </table:table-cell>
          <table:table-cell office:value-type="float" office:value="0.161673848976175" calcext:value-type="float">
            <text:p>0.161673849</text:p>
          </table:table-cell>
          <table:table-cell office:value-type="float" office:value="-0.0206758001416052" calcext:value-type="float">
            <text:p>-0.0206758001</text:p>
          </table:table-cell>
          <table:table-cell table:formula="of:=SQRT( ( [.B$1]-[.B632]  )^2+([.C$1]-[.C632])^2)" office:value-type="float" office:value="0.323096602794163" calcext:value-type="float">
            <text:p>0.3230966028</text:p>
          </table:table-cell>
        </table:table-row>
        <table:table-row table:style-name="ro1">
          <table:table-cell office:value-type="string" calcext:value-type="string">
            <text:p>GO_0008615</text:p>
          </table:table-cell>
          <table:table-cell office:value-type="float" office:value="0.162244690236593" calcext:value-type="float">
            <text:p>0.1622446902</text:p>
          </table:table-cell>
          <table:table-cell office:value-type="float" office:value="-0.0119617531378903" calcext:value-type="float">
            <text:p>-0.0119617531</text:p>
          </table:table-cell>
          <table:table-cell table:formula="of:=SQRT( ( [.B$1]-[.B633]  )^2+([.C$1]-[.C633])^2)" office:value-type="float" office:value="0.323187632268125" calcext:value-type="float">
            <text:p>0.3231876323</text:p>
          </table:table-cell>
        </table:table-row>
        <table:table-row table:style-name="ro1">
          <table:table-cell office:value-type="string" calcext:value-type="string">
            <text:p>GO_0008612</text:p>
          </table:table-cell>
          <table:table-cell office:value-type="float" office:value="0.162533208946909" calcext:value-type="float">
            <text:p>0.1625332089</text:p>
          </table:table-cell>
          <table:table-cell office:value-type="float" office:value="-0.00613025900253686" calcext:value-type="float">
            <text:p>-0.006130259</text:p>
          </table:table-cell>
          <table:table-cell table:formula="of:=SQRT( ( [.B$1]-[.B634]  )^2+([.C$1]-[.C634])^2)" office:value-type="float" office:value="0.323286808282768" calcext:value-type="float">
            <text:p>0.3232868083</text:p>
          </table:table-cell>
        </table:table-row>
        <table:table-row table:style-name="ro1">
          <table:table-cell office:value-type="string" calcext:value-type="string">
            <text:p>GO_0051304</text:p>
          </table:table-cell>
          <table:table-cell office:value-type="float" office:value="0.162805754372141" calcext:value-type="float">
            <text:p>0.1628057544</text:p>
          </table:table-cell>
          <table:table-cell office:value-type="float" office:value="-0.00743077296169422" calcext:value-type="float">
            <text:p>-0.007430773</text:p>
          </table:table-cell>
          <table:table-cell table:formula="of:=SQRT( ( [.B$1]-[.B635]  )^2+([.C$1]-[.C635])^2)" office:value-type="float" office:value="0.323592319321065" calcext:value-type="float">
            <text:p>0.3235923193</text:p>
          </table:table-cell>
        </table:table-row>
        <table:table-row table:style-name="ro1">
          <table:table-cell office:value-type="string" calcext:value-type="string">
            <text:p>GO_0006821</text:p>
          </table:table-cell>
          <table:table-cell office:value-type="float" office:value="0.162396049698248" calcext:value-type="float">
            <text:p>0.1623960497</text:p>
          </table:table-cell>
          <table:table-cell office:value-type="float" office:value="-0.0174460467681236" calcext:value-type="float">
            <text:p>-0.0174460468</text:p>
          </table:table-cell>
          <table:table-cell table:formula="of:=SQRT( ( [.B$1]-[.B636]  )^2+([.C$1]-[.C636])^2)" office:value-type="float" office:value="0.323612571424551" calcext:value-type="float">
            <text:p>0.3236125714</text:p>
          </table:table-cell>
        </table:table-row>
        <table:table-row table:style-name="ro1">
          <table:table-cell office:value-type="string" calcext:value-type="string">
            <text:p>GO_0009451</text:p>
          </table:table-cell>
          <table:table-cell office:value-type="float" office:value="0.162987176438529" calcext:value-type="float">
            <text:p>0.1629871764</text:p>
          </table:table-cell>
          <table:table-cell office:value-type="float" office:value="-0.00797562371298629" calcext:value-type="float">
            <text:p>-0.0079756237</text:p>
          </table:table-cell>
          <table:table-cell table:formula="of:=SQRT( ( [.B$1]-[.B637]  )^2+([.C$1]-[.C637])^2)" office:value-type="float" office:value="0.323789059357903" calcext:value-type="float">
            <text:p>0.3237890594</text:p>
          </table:table-cell>
        </table:table-row>
        <table:table-row table:style-name="ro1">
          <table:table-cell office:value-type="string" calcext:value-type="string">
            <text:p>GO_0006813</text:p>
          </table:table-cell>
          <table:table-cell office:value-type="float" office:value="0.162714741330934" calcext:value-type="float">
            <text:p>0.1627147413</text:p>
          </table:table-cell>
          <table:table-cell office:value-type="float" office:value="-0.0157984564604279" calcext:value-type="float">
            <text:p>-0.0157984565</text:p>
          </table:table-cell>
          <table:table-cell table:formula="of:=SQRT( ( [.B$1]-[.B638]  )^2+([.C$1]-[.C638])^2)" office:value-type="float" office:value="0.323838837826162" calcext:value-type="float">
            <text:p>0.3238388378</text:p>
          </table:table-cell>
        </table:table-row>
        <table:table-row table:style-name="ro1">
          <table:table-cell office:value-type="string" calcext:value-type="string">
            <text:p>GO_0019882</text:p>
          </table:table-cell>
          <table:table-cell office:value-type="float" office:value="-0.242894993583867" calcext:value-type="float">
            <text:p>-0.2428949936</text:p>
          </table:table-cell>
          <table:table-cell office:value-type="float" office:value="0.314710180950881" calcext:value-type="float">
            <text:p>0.314710181</text:p>
          </table:table-cell>
          <table:table-cell table:formula="of:=SQRT( ( [.B$1]-[.B639]  )^2+([.C$1]-[.C639])^2)" office:value-type="float" office:value="0.323882568855095" calcext:value-type="float">
            <text:p>0.3238825689</text:p>
          </table:table-cell>
        </table:table-row>
        <table:table-row table:style-name="ro1">
          <table:table-cell office:value-type="string" calcext:value-type="string">
            <text:p>GO_0015813</text:p>
          </table:table-cell>
          <table:table-cell office:value-type="float" office:value="0.162932965517725" calcext:value-type="float">
            <text:p>0.1629329655</text:p>
          </table:table-cell>
          <table:table-cell office:value-type="float" office:value="-0.0148799264082194" calcext:value-type="float">
            <text:p>-0.0148799264</text:p>
          </table:table-cell>
          <table:table-cell table:formula="of:=SQRT( ( [.B$1]-[.B640]  )^2+([.C$1]-[.C640])^2)" office:value-type="float" office:value="0.324009188857931" calcext:value-type="float">
            <text:p>0.3240091889</text:p>
          </table:table-cell>
        </table:table-row>
        <table:table-row table:style-name="ro1">
          <table:table-cell office:value-type="string" calcext:value-type="string">
            <text:p>GO_0019634</text:p>
          </table:table-cell>
          <table:table-cell office:value-type="float" office:value="0.163598493099386" calcext:value-type="float">
            <text:p>0.1635984931</text:p>
          </table:table-cell>
          <table:table-cell office:value-type="float" office:value="0.000202219805500397" calcext:value-type="float">
            <text:p>0.0002022198</text:p>
          </table:table-cell>
          <table:table-cell table:formula="of:=SQRT( ( [.B$1]-[.B641]  )^2+([.C$1]-[.C641])^2)" office:value-type="float" office:value="0.324265805935351" calcext:value-type="float">
            <text:p>0.3242658059</text:p>
          </table:table-cell>
        </table:table-row>
        <table:table-row table:style-name="ro1">
          <table:table-cell office:value-type="string" calcext:value-type="string">
            <text:p>GO_0006426</text:p>
          </table:table-cell>
          <table:table-cell office:value-type="float" office:value="0.16375445405656" calcext:value-type="float">
            <text:p>0.1637544541</text:p>
          </table:table-cell>
          <table:table-cell office:value-type="float" office:value="-0.0123736410939239" calcext:value-type="float">
            <text:p>-0.0123736411</text:p>
          </table:table-cell>
          <table:table-cell table:formula="of:=SQRT( ( [.B$1]-[.B642]  )^2+([.C$1]-[.C642])^2)" office:value-type="float" office:value="0.324713364991626" calcext:value-type="float">
            <text:p>0.324713365</text:p>
          </table:table-cell>
        </table:table-row>
        <table:table-row table:style-name="ro1">
          <table:table-cell office:value-type="string" calcext:value-type="string">
            <text:p>GO_0006189</text:p>
          </table:table-cell>
          <table:table-cell office:value-type="float" office:value="0.163956228643561" calcext:value-type="float">
            <text:p>0.1639562286</text:p>
          </table:table-cell>
          <table:table-cell office:value-type="float" office:value="-0.00671398369529208" calcext:value-type="float">
            <text:p>-0.0067139837</text:p>
          </table:table-cell>
          <table:table-cell table:formula="of:=SQRT( ( [.B$1]-[.B643]  )^2+([.C$1]-[.C643])^2)" office:value-type="float" office:value="0.324723572969751" calcext:value-type="float">
            <text:p>0.324723573</text:p>
          </table:table-cell>
        </table:table-row>
        <table:table-row table:style-name="ro1">
          <table:table-cell office:value-type="string" calcext:value-type="string">
            <text:p>GO_0006835</text:p>
          </table:table-cell>
          <table:table-cell office:value-type="float" office:value="0.163784382940619" calcext:value-type="float">
            <text:p>0.1637843829</text:p>
          </table:table-cell>
          <table:table-cell office:value-type="float" office:value="-0.0154790682714943" calcext:value-type="float">
            <text:p>-0.0154790683</text:p>
          </table:table-cell>
          <table:table-cell table:formula="of:=SQRT( ( [.B$1]-[.B644]  )^2+([.C$1]-[.C644])^2)" office:value-type="float" office:value="0.324890178653803" calcext:value-type="float">
            <text:p>0.3248901787</text:p>
          </table:table-cell>
        </table:table-row>
        <table:table-row table:style-name="ro1">
          <table:table-cell office:value-type="string" calcext:value-type="string">
            <text:p>GO_0045151</text:p>
          </table:table-cell>
          <table:table-cell office:value-type="float" office:value="0.162260897443484" calcext:value-type="float">
            <text:p>0.1622608974</text:p>
          </table:table-cell>
          <table:table-cell office:value-type="float" office:value="-0.0382940568479856" calcext:value-type="float">
            <text:p>-0.0382940568</text:p>
          </table:table-cell>
          <table:table-cell table:formula="of:=SQRT( ( [.B$1]-[.B645]  )^2+([.C$1]-[.C645])^2)" office:value-type="float" office:value="0.325361194424033" calcext:value-type="float">
            <text:p>0.3253611944</text:p>
          </table:table-cell>
        </table:table-row>
        <table:table-row table:style-name="ro1">
          <table:table-cell office:value-type="string" calcext:value-type="string">
            <text:p>GO_0006545</text:p>
          </table:table-cell>
          <table:table-cell office:value-type="float" office:value="0.164872672259503" calcext:value-type="float">
            <text:p>0.1648726723</text:p>
          </table:table-cell>
          <table:table-cell office:value-type="float" office:value="-0.00520288038634995" calcext:value-type="float">
            <text:p>-0.0052028804</text:p>
          </table:table-cell>
          <table:table-cell table:formula="of:=SQRT( ( [.B$1]-[.B646]  )^2+([.C$1]-[.C646])^2)" office:value-type="float" office:value="0.325605394314527" calcext:value-type="float">
            <text:p>0.3256053943</text:p>
          </table:table-cell>
        </table:table-row>
        <table:table-row table:style-name="ro1">
          <table:table-cell office:value-type="string" calcext:value-type="string">
            <text:p>GO_0006525</text:p>
          </table:table-cell>
          <table:table-cell office:value-type="float" office:value="0.165023315243116" calcext:value-type="float">
            <text:p>0.1650233152</text:p>
          </table:table-cell>
          <table:table-cell office:value-type="float" office:value="-0.00621813498334085" calcext:value-type="float">
            <text:p>-0.006218135</text:p>
          </table:table-cell>
          <table:table-cell table:formula="of:=SQRT( ( [.B$1]-[.B647]  )^2+([.C$1]-[.C647])^2)" office:value-type="float" office:value="0.325778290880733" calcext:value-type="float">
            <text:p>0.3257782909</text:p>
          </table:table-cell>
        </table:table-row>
        <table:table-row table:style-name="ro1">
          <table:table-cell office:value-type="string" calcext:value-type="string">
            <text:p>GO_0001522</text:p>
          </table:table-cell>
          <table:table-cell office:value-type="float" office:value="0.165088044067968" calcext:value-type="float">
            <text:p>0.1650880441</text:p>
          </table:table-cell>
          <table:table-cell office:value-type="float" office:value="-0.0097577814649121" calcext:value-type="float">
            <text:p>-0.0097577815</text:p>
          </table:table-cell>
          <table:table-cell table:formula="of:=SQRT( ( [.B$1]-[.B648]  )^2+([.C$1]-[.C648])^2)" office:value-type="float" office:value="0.325945403223043" calcext:value-type="float">
            <text:p>0.3259454032</text:p>
          </table:table-cell>
        </table:table-row>
        <table:table-row table:style-name="ro1">
          <table:table-cell office:value-type="string" calcext:value-type="string">
            <text:p>GO_0006741</text:p>
          </table:table-cell>
          <table:table-cell office:value-type="float" office:value="0.165271708724643" calcext:value-type="float">
            <text:p>0.1652717087</text:p>
          </table:table-cell>
          <table:table-cell office:value-type="float" office:value="-0.0112896738666477" calcext:value-type="float">
            <text:p>-0.0112896739</text:p>
          </table:table-cell>
          <table:table-cell table:formula="of:=SQRT( ( [.B$1]-[.B649]  )^2+([.C$1]-[.C649])^2)" office:value-type="float" office:value="0.326185151191432" calcext:value-type="float">
            <text:p>0.3261851512</text:p>
          </table:table-cell>
        </table:table-row>
        <table:table-row table:style-name="ro1">
          <table:table-cell office:value-type="string" calcext:value-type="string">
            <text:p>GO_0006568</text:p>
          </table:table-cell>
          <table:table-cell office:value-type="float" office:value="0.165357580648477" calcext:value-type="float">
            <text:p>0.1653575806</text:p>
          </table:table-cell>
          <table:table-cell office:value-type="float" office:value="-0.0105079525049517" calcext:value-type="float">
            <text:p>-0.0105079525</text:p>
          </table:table-cell>
          <table:table-cell table:formula="of:=SQRT( ( [.B$1]-[.B650]  )^2+([.C$1]-[.C650])^2)" office:value-type="float" office:value="0.326241393220454" calcext:value-type="float">
            <text:p>0.3262413932</text:p>
          </table:table-cell>
        </table:table-row>
        <table:table-row table:style-name="ro1">
          <table:table-cell office:value-type="string" calcext:value-type="string">
            <text:p>GO_0006812</text:p>
          </table:table-cell>
          <table:table-cell office:value-type="float" office:value="0.165211045806333" calcext:value-type="float">
            <text:p>0.1652110458</text:p>
          </table:table-cell>
          <table:table-cell office:value-type="float" office:value="-0.0150184184422949" calcext:value-type="float">
            <text:p>-0.0150184184</text:p>
          </table:table-cell>
          <table:table-cell table:formula="of:=SQRT( ( [.B$1]-[.B651]  )^2+([.C$1]-[.C651])^2)" office:value-type="float" office:value="0.326291354083142" calcext:value-type="float">
            <text:p>0.3262913541</text:p>
          </table:table-cell>
        </table:table-row>
        <table:table-row table:style-name="ro1">
          <table:table-cell office:value-type="string" calcext:value-type="string">
            <text:p>GO_0010498</text:p>
          </table:table-cell>
          <table:table-cell office:value-type="float" office:value="0.166140035145318" calcext:value-type="float">
            <text:p>0.1661400351</text:p>
          </table:table-cell>
          <table:table-cell office:value-type="float" office:value="-0.00746448111336098" calcext:value-type="float">
            <text:p>-0.0074644811</text:p>
          </table:table-cell>
          <table:table-cell table:formula="of:=SQRT( ( [.B$1]-[.B652]  )^2+([.C$1]-[.C652])^2)" office:value-type="float" office:value="0.326926276139863" calcext:value-type="float">
            <text:p>0.3269262761</text:p>
          </table:table-cell>
        </table:table-row>
        <table:table-row table:style-name="ro1">
          <table:table-cell office:value-type="string" calcext:value-type="string">
            <text:p>GO_0019941</text:p>
          </table:table-cell>
          <table:table-cell office:value-type="float" office:value="0.166140035145318" calcext:value-type="float">
            <text:p>0.1661400351</text:p>
          </table:table-cell>
          <table:table-cell office:value-type="float" office:value="-0.00746448111336098" calcext:value-type="float">
            <text:p>-0.0074644811</text:p>
          </table:table-cell>
          <table:table-cell table:formula="of:=SQRT( ( [.B$1]-[.B653]  )^2+([.C$1]-[.C653])^2)" office:value-type="float" office:value="0.326926276139863" calcext:value-type="float">
            <text:p>0.3269262761</text:p>
          </table:table-cell>
        </table:table-row>
        <table:table-row table:style-name="ro1">
          <table:table-cell office:value-type="string" calcext:value-type="string">
            <text:p>GO_0045490</text:p>
          </table:table-cell>
          <table:table-cell office:value-type="float" office:value="0.165511603683723" calcext:value-type="float">
            <text:p>0.1655116037</text:p>
          </table:table-cell>
          <table:table-cell office:value-type="float" office:value="-0.0210150788716326" calcext:value-type="float">
            <text:p>-0.0210150789</text:p>
          </table:table-cell>
          <table:table-cell table:formula="of:=SQRT( ( [.B$1]-[.B654]  )^2+([.C$1]-[.C654])^2)" office:value-type="float" office:value="0.326948588633622" calcext:value-type="float">
            <text:p>0.3269485886</text:p>
          </table:table-cell>
        </table:table-row>
        <table:table-row table:style-name="ro1">
          <table:table-cell office:value-type="string" calcext:value-type="string">
            <text:p>GO_0046653</text:p>
          </table:table-cell>
          <table:table-cell office:value-type="float" office:value="0.166945443220214" calcext:value-type="float">
            <text:p>0.1669454432</text:p>
          </table:table-cell>
          <table:table-cell office:value-type="float" office:value="-0.00280525095471722" calcext:value-type="float">
            <text:p>-0.002805251</text:p>
          </table:table-cell>
          <table:table-cell table:formula="of:=SQRT( ( [.B$1]-[.B655]  )^2+([.C$1]-[.C655])^2)" office:value-type="float" office:value="0.327637898940532" calcext:value-type="float">
            <text:p>0.3276378989</text:p>
          </table:table-cell>
        </table:table-row>
        <table:table-row table:style-name="ro1">
          <table:table-cell office:value-type="string" calcext:value-type="string">
            <text:p>GO_0019441</text:p>
          </table:table-cell>
          <table:table-cell office:value-type="float" office:value="0.167438262197009" calcext:value-type="float">
            <text:p>0.1674382622</text:p>
          </table:table-cell>
          <table:table-cell office:value-type="float" office:value="-0.0113398203923612" calcext:value-type="float">
            <text:p>-0.0113398204</text:p>
          </table:table-cell>
          <table:table-cell table:formula="of:=SQRT( ( [.B$1]-[.B656]  )^2+([.C$1]-[.C656])^2)" office:value-type="float" office:value="0.32835201298998" calcext:value-type="float">
            <text:p>0.328352013</text:p>
          </table:table-cell>
        </table:table-row>
        <table:table-row table:style-name="ro1">
          <table:table-cell office:value-type="string" calcext:value-type="string">
            <text:p>GO_0019281</text:p>
          </table:table-cell>
          <table:table-cell office:value-type="float" office:value="0.168267213271574" calcext:value-type="float">
            <text:p>0.1682672133</text:p>
          </table:table-cell>
          <table:table-cell office:value-type="float" office:value="-0.0109780206095375" calcext:value-type="float">
            <text:p>-0.0109780206</text:p>
          </table:table-cell>
          <table:table-cell table:formula="of:=SQRT( ( [.B$1]-[.B657]  )^2+([.C$1]-[.C657])^2)" office:value-type="float" office:value="0.329166489733138" calcext:value-type="float">
            <text:p>0.3291664897</text:p>
          </table:table-cell>
        </table:table-row>
        <table:table-row table:style-name="ro1">
          <table:table-cell office:value-type="string" calcext:value-type="string">
            <text:p>GO_0009972</text:p>
          </table:table-cell>
          <table:table-cell office:value-type="float" office:value="0.168525092361843" calcext:value-type="float">
            <text:p>0.1685250924</text:p>
          </table:table-cell>
          <table:table-cell office:value-type="float" office:value="-0.0248890466444355" calcext:value-type="float">
            <text:p>-0.0248890466</text:p>
          </table:table-cell>
          <table:table-cell table:formula="of:=SQRT( ( [.B$1]-[.B658]  )^2+([.C$1]-[.C658])^2)" office:value-type="float" office:value="0.330241288146807" calcext:value-type="float">
            <text:p>0.3302412881</text:p>
          </table:table-cell>
        </table:table-row>
        <table:table-row table:style-name="ro1">
          <table:table-cell office:value-type="string" calcext:value-type="string">
            <text:p>GO_0046854</text:p>
          </table:table-cell>
          <table:table-cell office:value-type="float" office:value="0.16969562775946" calcext:value-type="float">
            <text:p>0.1696956278</text:p>
          </table:table-cell>
          <table:table-cell office:value-type="float" office:value="-0.011616347802925" calcext:value-type="float">
            <text:p>-0.0116163478</text:p>
          </table:table-cell>
          <table:table-cell table:formula="of:=SQRT( ( [.B$1]-[.B659]  )^2+([.C$1]-[.C659])^2)" office:value-type="float" office:value="0.330618484641733" calcext:value-type="float">
            <text:p>0.3306184846</text:p>
          </table:table-cell>
        </table:table-row>
        <table:table-row table:style-name="ro1">
          <table:table-cell office:value-type="string" calcext:value-type="string">
            <text:p>GO_0032324</text:p>
          </table:table-cell>
          <table:table-cell office:value-type="float" office:value="0.169561125110286" calcext:value-type="float">
            <text:p>0.1695611251</text:p>
          </table:table-cell>
          <table:table-cell office:value-type="float" office:value="-0.0170038166165512" calcext:value-type="float">
            <text:p>-0.0170038166</text:p>
          </table:table-cell>
          <table:table-cell table:formula="of:=SQRT( ( [.B$1]-[.B660]  )^2+([.C$1]-[.C660])^2)" office:value-type="float" office:value="0.330740742959924" calcext:value-type="float">
            <text:p>0.330740743</text:p>
          </table:table-cell>
        </table:table-row>
        <table:table-row table:style-name="ro1">
          <table:table-cell office:value-type="string" calcext:value-type="string">
            <text:p>GO_0015969</text:p>
          </table:table-cell>
          <table:table-cell office:value-type="float" office:value="0.170062570329922" calcext:value-type="float">
            <text:p>0.1700625703</text:p>
          </table:table-cell>
          <table:table-cell office:value-type="float" office:value="-0.00934795861597369" calcext:value-type="float">
            <text:p>-0.0093479586</text:p>
          </table:table-cell>
          <table:table-cell table:formula="of:=SQRT( ( [.B$1]-[.B661]  )^2+([.C$1]-[.C661])^2)" office:value-type="float" office:value="0.33090342260856" calcext:value-type="float">
            <text:p>0.3309034226</text:p>
          </table:table-cell>
        </table:table-row>
        <table:table-row table:style-name="ro1">
          <table:table-cell office:value-type="string" calcext:value-type="string">
            <text:p>GO_0003333</text:p>
          </table:table-cell>
          <table:table-cell office:value-type="float" office:value="0.169212284293388" calcext:value-type="float">
            <text:p>0.1692122843</text:p>
          </table:table-cell>
          <table:table-cell office:value-type="float" office:value="-0.0254792088261063" calcext:value-type="float">
            <text:p>-0.0254792088</text:p>
          </table:table-cell>
          <table:table-cell table:formula="of:=SQRT( ( [.B$1]-[.B662]  )^2+([.C$1]-[.C662])^2)" office:value-type="float" office:value="0.330973774408669" calcext:value-type="float">
            <text:p>0.3309737744</text:p>
          </table:table-cell>
        </table:table-row>
        <table:table-row table:style-name="ro1">
          <table:table-cell office:value-type="string" calcext:value-type="string">
            <text:p>GO_0019475</text:p>
          </table:table-cell>
          <table:table-cell office:value-type="float" office:value="0.170071640645742" calcext:value-type="float">
            <text:p>0.1700716406</text:p>
          </table:table-cell>
          <table:table-cell office:value-type="float" office:value="-0.0142131027495586" calcext:value-type="float">
            <text:p>-0.0142131027</text:p>
          </table:table-cell>
          <table:table-cell table:formula="of:=SQRT( ( [.B$1]-[.B663]  )^2+([.C$1]-[.C663])^2)" office:value-type="float" office:value="0.331106803632973" calcext:value-type="float">
            <text:p>0.3311068036</text:p>
          </table:table-cell>
        </table:table-row>
        <table:table-row table:style-name="ro1">
          <table:table-cell office:value-type="string" calcext:value-type="string">
            <text:p>GO_0010826</text:p>
          </table:table-cell>
          <table:table-cell office:value-type="float" office:value="-0.282752614467787" calcext:value-type="float">
            <text:p>-0.2827526145</text:p>
          </table:table-cell>
          <table:table-cell office:value-type="float" office:value="-0.30642429478537" calcext:value-type="float">
            <text:p>-0.3064242948</text:p>
          </table:table-cell>
          <table:table-cell table:formula="of:=SQRT( ( [.B$1]-[.B664]  )^2+([.C$1]-[.C664])^2)" office:value-type="float" office:value="0.331188599712122" calcext:value-type="float">
            <text:p>0.3311885997</text:p>
          </table:table-cell>
        </table:table-row>
        <table:table-row table:style-name="ro1">
          <table:table-cell office:value-type="string" calcext:value-type="string">
            <text:p>GO_0019478</text:p>
          </table:table-cell>
          <table:table-cell office:value-type="float" office:value="0.170447840329107" calcext:value-type="float">
            <text:p>0.1704478403</text:p>
          </table:table-cell>
          <table:table-cell office:value-type="float" office:value="-0.0153866127288138" calcext:value-type="float">
            <text:p>-0.0153866127</text:p>
          </table:table-cell>
          <table:table-cell table:formula="of:=SQRT( ( [.B$1]-[.B665]  )^2+([.C$1]-[.C665])^2)" office:value-type="float" office:value="0.331540070676706" calcext:value-type="float">
            <text:p>0.3315400707</text:p>
          </table:table-cell>
        </table:table-row>
        <table:table-row table:style-name="ro1">
          <table:table-cell office:value-type="string" calcext:value-type="string">
            <text:p>GO_0006106</text:p>
          </table:table-cell>
          <table:table-cell office:value-type="float" office:value="0.17033038134382" calcext:value-type="float">
            <text:p>0.1703303813</text:p>
          </table:table-cell>
          <table:table-cell office:value-type="float" office:value="-0.0216503335067343" calcext:value-type="float">
            <text:p>-0.0216503335</text:p>
          </table:table-cell>
          <table:table-cell table:formula="of:=SQRT( ( [.B$1]-[.B666]  )^2+([.C$1]-[.C666])^2)" office:value-type="float" office:value="0.331799755696125" calcext:value-type="float">
            <text:p>0.3317997557</text:p>
          </table:table-cell>
        </table:table-row>
        <table:table-row table:style-name="ro1">
          <table:table-cell office:value-type="string" calcext:value-type="string">
            <text:p>GO_0006493</text:p>
          </table:table-cell>
          <table:table-cell office:value-type="float" office:value="0.171154803111626" calcext:value-type="float">
            <text:p>0.1711548031</text:p>
          </table:table-cell>
          <table:table-cell office:value-type="float" office:value="-0.014391983373815" calcext:value-type="float">
            <text:p>-0.0143919834</text:p>
          </table:table-cell>
          <table:table-cell table:formula="of:=SQRT( ( [.B$1]-[.B667]  )^2+([.C$1]-[.C667])^2)" office:value-type="float" office:value="0.332197236120029" calcext:value-type="float">
            <text:p>0.3321972361</text:p>
          </table:table-cell>
        </table:table-row>
        <table:table-row table:style-name="ro1">
          <table:table-cell office:value-type="string" calcext:value-type="string">
            <text:p>GO_0030259</text:p>
          </table:table-cell>
          <table:table-cell office:value-type="float" office:value="0.171458045579446" calcext:value-type="float">
            <text:p>0.1714580456</text:p>
          </table:table-cell>
          <table:table-cell office:value-type="float" office:value="-0.0139268178001871" calcext:value-type="float">
            <text:p>-0.0139268178</text:p>
          </table:table-cell>
          <table:table-cell table:formula="of:=SQRT( ( [.B$1]-[.B668]  )^2+([.C$1]-[.C668])^2)" office:value-type="float" office:value="0.332478309990705" calcext:value-type="float">
            <text:p>0.33247831</text:p>
          </table:table-cell>
        </table:table-row>
        <table:table-row table:style-name="ro1">
          <table:table-cell office:value-type="string" calcext:value-type="string">
            <text:p>GO_0006784</text:p>
          </table:table-cell>
          <table:table-cell office:value-type="float" office:value="0.171590874453518" calcext:value-type="float">
            <text:p>0.1715908745</text:p>
          </table:table-cell>
          <table:table-cell office:value-type="float" office:value="-0.0121031332331157" calcext:value-type="float">
            <text:p>-0.0121031332</text:p>
          </table:table-cell>
          <table:table-cell table:formula="of:=SQRT( ( [.B$1]-[.B669]  )^2+([.C$1]-[.C669])^2)" office:value-type="float" office:value="0.332531731234625" calcext:value-type="float">
            <text:p>0.3325317312</text:p>
          </table:table-cell>
        </table:table-row>
        <table:table-row table:style-name="ro1">
          <table:table-cell office:value-type="string" calcext:value-type="string">
            <text:p>GO_0019076</text:p>
          </table:table-cell>
          <table:table-cell office:value-type="float" office:value="-0.269631556343586" calcext:value-type="float">
            <text:p>-0.2696315563</text:p>
          </table:table-cell>
          <table:table-cell office:value-type="float" office:value="-0.312957951961605" calcext:value-type="float">
            <text:p>-0.312957952</text:p>
          </table:table-cell>
          <table:table-cell table:formula="of:=SQRT( ( [.B$1]-[.B670]  )^2+([.C$1]-[.C670])^2)" office:value-type="float" office:value="0.332745941632497" calcext:value-type="float">
            <text:p>0.3327459416</text:p>
          </table:table-cell>
        </table:table-row>
        <table:table-row table:style-name="ro1">
          <table:table-cell office:value-type="string" calcext:value-type="string">
            <text:p>GO_0032801</text:p>
          </table:table-cell>
          <table:table-cell office:value-type="float" office:value="-0.269631556343586" calcext:value-type="float">
            <text:p>-0.2696315563</text:p>
          </table:table-cell>
          <table:table-cell office:value-type="float" office:value="-0.312957951961605" calcext:value-type="float">
            <text:p>-0.312957952</text:p>
          </table:table-cell>
          <table:table-cell table:formula="of:=SQRT( ( [.B$1]-[.B671]  )^2+([.C$1]-[.C671])^2)" office:value-type="float" office:value="0.332745941632497" calcext:value-type="float">
            <text:p>0.3327459416</text:p>
          </table:table-cell>
        </table:table-row>
        <table:table-row table:style-name="ro1">
          <table:table-cell office:value-type="string" calcext:value-type="string">
            <text:p>GO_0009113</text:p>
          </table:table-cell>
          <table:table-cell office:value-type="float" office:value="0.171918122656816" calcext:value-type="float">
            <text:p>0.1719181227</text:p>
          </table:table-cell>
          <table:table-cell office:value-type="float" office:value="-0.0100068130200774" calcext:value-type="float">
            <text:p>-0.010006813</text:p>
          </table:table-cell>
          <table:table-cell table:formula="of:=SQRT( ( [.B$1]-[.B672]  )^2+([.C$1]-[.C672])^2)" office:value-type="float" office:value="0.332780005752177" calcext:value-type="float">
            <text:p>0.3327800058</text:p>
          </table:table-cell>
        </table:table-row>
        <table:table-row table:style-name="ro1">
          <table:table-cell office:value-type="string" calcext:value-type="string">
            <text:p>GO_0042158</text:p>
          </table:table-cell>
          <table:table-cell office:value-type="float" office:value="0.172322423472887" calcext:value-type="float">
            <text:p>0.1723224235</text:p>
          </table:table-cell>
          <table:table-cell office:value-type="float" office:value="-0.00808602871901073" calcext:value-type="float">
            <text:p>-0.0080860287</text:p>
          </table:table-cell>
          <table:table-cell table:formula="of:=SQRT( ( [.B$1]-[.B673]  )^2+([.C$1]-[.C673])^2)" office:value-type="float" office:value="0.333123607961457" calcext:value-type="float">
            <text:p>0.333123608</text:p>
          </table:table-cell>
        </table:table-row>
        <table:table-row table:style-name="ro1">
          <table:table-cell office:value-type="string" calcext:value-type="string">
            <text:p>GO_0009249</text:p>
          </table:table-cell>
          <table:table-cell office:value-type="float" office:value="0.172322423472887" calcext:value-type="float">
            <text:p>0.1723224235</text:p>
          </table:table-cell>
          <table:table-cell office:value-type="float" office:value="-0.00808602871901073" calcext:value-type="float">
            <text:p>-0.0080860287</text:p>
          </table:table-cell>
          <table:table-cell table:formula="of:=SQRT( ( [.B$1]-[.B674]  )^2+([.C$1]-[.C674])^2)" office:value-type="float" office:value="0.333123607961457" calcext:value-type="float">
            <text:p>0.333123608</text:p>
          </table:table-cell>
        </table:table-row>
        <table:table-row table:style-name="ro1">
          <table:table-cell office:value-type="string" calcext:value-type="string">
            <text:p>GO_0045227</text:p>
          </table:table-cell>
          <table:table-cell office:value-type="float" office:value="0.172048190076624" calcext:value-type="float">
            <text:p>0.1720481901</text:p>
          </table:table-cell>
          <table:table-cell office:value-type="float" office:value="-0.0228190057317614" calcext:value-type="float">
            <text:p>-0.0228190057</text:p>
          </table:table-cell>
          <table:table-cell table:formula="of:=SQRT( ( [.B$1]-[.B675]  )^2+([.C$1]-[.C675])^2)" office:value-type="float" office:value="0.333596370183067" calcext:value-type="float">
            <text:p>0.3335963702</text:p>
          </table:table-cell>
        </table:table-row>
        <table:table-row table:style-name="ro1">
          <table:table-cell office:value-type="string" calcext:value-type="string">
            <text:p>GO_0008616</text:p>
          </table:table-cell>
          <table:table-cell office:value-type="float" office:value="0.173225549946968" calcext:value-type="float">
            <text:p>0.1732255499</text:p>
          </table:table-cell>
          <table:table-cell office:value-type="float" office:value="-0.0120697139916923" calcext:value-type="float">
            <text:p>-0.012069714</text:p>
          </table:table-cell>
          <table:table-cell table:formula="of:=SQRT( ( [.B$1]-[.B676]  )^2+([.C$1]-[.C676])^2)" office:value-type="float" office:value="0.334163704277659" calcext:value-type="float">
            <text:p>0.3341637043</text:p>
          </table:table-cell>
        </table:table-row>
        <table:table-row table:style-name="ro1">
          <table:table-cell office:value-type="string" calcext:value-type="string">
            <text:p>GO_0009056</text:p>
          </table:table-cell>
          <table:table-cell office:value-type="float" office:value="0.173947034806814" calcext:value-type="float">
            <text:p>0.1739470348</text:p>
          </table:table-cell>
          <table:table-cell office:value-type="float" office:value="-0.00454756388975547" calcext:value-type="float">
            <text:p>-0.0045475639</text:p>
          </table:table-cell>
          <table:table-cell table:formula="of:=SQRT( ( [.B$1]-[.B677]  )^2+([.C$1]-[.C677])^2)" office:value-type="float" office:value="0.334665553345582" calcext:value-type="float">
            <text:p>0.3346655533</text:p>
          </table:table-cell>
        </table:table-row>
        <table:table-row table:style-name="ro1">
          <table:table-cell office:value-type="string" calcext:value-type="string">
            <text:p>GO_0009094</text:p>
          </table:table-cell>
          <table:table-cell office:value-type="float" office:value="0.17399831870087" calcext:value-type="float">
            <text:p>0.1739983187</text:p>
          </table:table-cell>
          <table:table-cell office:value-type="float" office:value="-0.00843800901776427" calcext:value-type="float">
            <text:p>-0.008438009</text:p>
          </table:table-cell>
          <table:table-cell table:formula="of:=SQRT( ( [.B$1]-[.B678]  )^2+([.C$1]-[.C678])^2)" office:value-type="float" office:value="0.334809021117657" calcext:value-type="float">
            <text:p>0.3348090211</text:p>
          </table:table-cell>
        </table:table-row>
        <table:table-row table:style-name="ro1">
          <table:table-cell office:value-type="string" calcext:value-type="string">
            <text:p>GO_0006527</text:p>
          </table:table-cell>
          <table:table-cell office:value-type="float" office:value="0.174103951131417" calcext:value-type="float">
            <text:p>0.1741039511</text:p>
          </table:table-cell>
          <table:table-cell office:value-type="float" office:value="-0.0116214653499736" calcext:value-type="float">
            <text:p>-0.0116214653</text:p>
          </table:table-cell>
          <table:table-cell table:formula="of:=SQRT( ( [.B$1]-[.B679]  )^2+([.C$1]-[.C679])^2)" office:value-type="float" office:value="0.335023613905372" calcext:value-type="float">
            <text:p>0.3350236139</text:p>
          </table:table-cell>
        </table:table-row>
        <table:table-row table:style-name="ro1">
          <table:table-cell office:value-type="string" calcext:value-type="string">
            <text:p>GO_0019645</text:p>
          </table:table-cell>
          <table:table-cell office:value-type="float" office:value="0.173943539680772" calcext:value-type="float">
            <text:p>0.1739435397</text:p>
          </table:table-cell>
          <table:table-cell office:value-type="float" office:value="-0.0250164425645005" calcext:value-type="float">
            <text:p>-0.0250164426</text:p>
          </table:table-cell>
          <table:table-cell table:formula="of:=SQRT( ( [.B$1]-[.B680]  )^2+([.C$1]-[.C680])^2)" office:value-type="float" office:value="0.335652782584485" calcext:value-type="float">
            <text:p>0.3356527826</text:p>
          </table:table-cell>
        </table:table-row>
        <table:table-row table:style-name="ro1">
          <table:table-cell office:value-type="string" calcext:value-type="string">
            <text:p>GO_0051289</text:p>
          </table:table-cell>
          <table:table-cell office:value-type="float" office:value="-0.292273196170458" calcext:value-type="float">
            <text:p>-0.2922731962</text:p>
          </table:table-cell>
          <table:table-cell office:value-type="float" office:value="-0.308400715182674" calcext:value-type="float">
            <text:p>-0.3084007152</text:p>
          </table:table-cell>
          <table:table-cell table:formula="of:=SQRT( ( [.B$1]-[.B681]  )^2+([.C$1]-[.C681])^2)" office:value-type="float" office:value="0.336633430357036" calcext:value-type="float">
            <text:p>0.3366334304</text:p>
          </table:table-cell>
        </table:table-row>
        <table:table-row table:style-name="ro1">
          <table:table-cell office:value-type="string" calcext:value-type="string">
            <text:p>GO_0048478</text:p>
          </table:table-cell>
          <table:table-cell office:value-type="float" office:value="-0.292273196170458" calcext:value-type="float">
            <text:p>-0.2922731962</text:p>
          </table:table-cell>
          <table:table-cell office:value-type="float" office:value="-0.308400715182674" calcext:value-type="float">
            <text:p>-0.3084007152</text:p>
          </table:table-cell>
          <table:table-cell table:formula="of:=SQRT( ( [.B$1]-[.B682]  )^2+([.C$1]-[.C682])^2)" office:value-type="float" office:value="0.336633430357036" calcext:value-type="float">
            <text:p>0.3366334304</text:p>
          </table:table-cell>
        </table:table-row>
        <table:table-row table:style-name="ro1">
          <table:table-cell office:value-type="string" calcext:value-type="string">
            <text:p>GO_0030154</text:p>
          </table:table-cell>
          <table:table-cell office:value-type="float" office:value="-0.292273196170458" calcext:value-type="float">
            <text:p>-0.2922731962</text:p>
          </table:table-cell>
          <table:table-cell office:value-type="float" office:value="-0.308400715182674" calcext:value-type="float">
            <text:p>-0.3084007152</text:p>
          </table:table-cell>
          <table:table-cell table:formula="of:=SQRT( ( [.B$1]-[.B683]  )^2+([.C$1]-[.C683])^2)" office:value-type="float" office:value="0.336633430357036" calcext:value-type="float">
            <text:p>0.3366334304</text:p>
          </table:table-cell>
        </table:table-row>
        <table:table-row table:style-name="ro1">
          <table:table-cell office:value-type="string" calcext:value-type="string">
            <text:p>GO_0006974</text:p>
          </table:table-cell>
          <table:table-cell office:value-type="float" office:value="-0.292273196170458" calcext:value-type="float">
            <text:p>-0.2922731962</text:p>
          </table:table-cell>
          <table:table-cell office:value-type="float" office:value="-0.308400715182674" calcext:value-type="float">
            <text:p>-0.3084007152</text:p>
          </table:table-cell>
          <table:table-cell table:formula="of:=SQRT( ( [.B$1]-[.B684]  )^2+([.C$1]-[.C684])^2)" office:value-type="float" office:value="0.336633430357036" calcext:value-type="float">
            <text:p>0.3366334304</text:p>
          </table:table-cell>
        </table:table-row>
        <table:table-row table:style-name="ro1">
          <table:table-cell office:value-type="string" calcext:value-type="string">
            <text:p>GO_0023052</text:p>
          </table:table-cell>
          <table:table-cell office:value-type="float" office:value="-0.292273196170458" calcext:value-type="float">
            <text:p>-0.2922731962</text:p>
          </table:table-cell>
          <table:table-cell office:value-type="float" office:value="-0.308400715182674" calcext:value-type="float">
            <text:p>-0.3084007152</text:p>
          </table:table-cell>
          <table:table-cell table:formula="of:=SQRT( ( [.B$1]-[.B685]  )^2+([.C$1]-[.C685])^2)" office:value-type="float" office:value="0.336633430357036" calcext:value-type="float">
            <text:p>0.3366334304</text:p>
          </table:table-cell>
        </table:table-row>
        <table:table-row table:style-name="ro1">
          <table:table-cell office:value-type="string" calcext:value-type="string">
            <text:p>GO_0042325</text:p>
          </table:table-cell>
          <table:table-cell office:value-type="float" office:value="-0.292273196170458" calcext:value-type="float">
            <text:p>-0.2922731962</text:p>
          </table:table-cell>
          <table:table-cell office:value-type="float" office:value="-0.308400715182674" calcext:value-type="float">
            <text:p>-0.3084007152</text:p>
          </table:table-cell>
          <table:table-cell table:formula="of:=SQRT( ( [.B$1]-[.B686]  )^2+([.C$1]-[.C686])^2)" office:value-type="float" office:value="0.336633430357036" calcext:value-type="float">
            <text:p>0.3366334304</text:p>
          </table:table-cell>
        </table:table-row>
        <table:table-row table:style-name="ro1">
          <table:table-cell office:value-type="string" calcext:value-type="string">
            <text:p>GO_0017013</text:p>
          </table:table-cell>
          <table:table-cell office:value-type="float" office:value="0.175802365287657" calcext:value-type="float">
            <text:p>0.1758023653</text:p>
          </table:table-cell>
          <table:table-cell office:value-type="float" office:value="-0.0155594599657786" calcext:value-type="float">
            <text:p>-0.01555946</text:p>
          </table:table-cell>
          <table:table-cell table:formula="of:=SQRT( ( [.B$1]-[.B687]  )^2+([.C$1]-[.C687])^2)" office:value-type="float" office:value="0.336896481997596" calcext:value-type="float">
            <text:p>0.336896482</text:p>
          </table:table-cell>
        </table:table-row>
        <table:table-row table:style-name="ro1">
          <table:table-cell office:value-type="string" calcext:value-type="string">
            <text:p>GO_0042157</text:p>
          </table:table-cell>
          <table:table-cell office:value-type="float" office:value="0.176346335520022" calcext:value-type="float">
            <text:p>0.1763463355</text:p>
          </table:table-cell>
          <table:table-cell office:value-type="float" office:value="-0.0115198729799974" calcext:value-type="float">
            <text:p>-0.011519873</text:p>
          </table:table-cell>
          <table:table-cell table:formula="of:=SQRT( ( [.B$1]-[.B688]  )^2+([.C$1]-[.C688])^2)" office:value-type="float" office:value="0.337260385586383" calcext:value-type="float">
            <text:p>0.3372603856</text:p>
          </table:table-cell>
        </table:table-row>
        <table:table-row table:style-name="ro1">
          <table:table-cell office:value-type="string" calcext:value-type="string">
            <text:p>GO_0015727</text:p>
          </table:table-cell>
          <table:table-cell office:value-type="float" office:value="0.176711252354456" calcext:value-type="float">
            <text:p>0.1767112524</text:p>
          </table:table-cell>
          <table:table-cell office:value-type="float" office:value="-0.00933429816463234" calcext:value-type="float">
            <text:p>-0.0093342982</text:p>
          </table:table-cell>
          <table:table-cell table:formula="of:=SQRT( ( [.B$1]-[.B689]  )^2+([.C$1]-[.C689])^2)" office:value-type="float" office:value="0.337548203598351" calcext:value-type="float">
            <text:p>0.3375482036</text:p>
          </table:table-cell>
        </table:table-row>
        <table:table-row table:style-name="ro1">
          <table:table-cell office:value-type="string" calcext:value-type="string">
            <text:p>GO_0009229</text:p>
          </table:table-cell>
          <table:table-cell office:value-type="float" office:value="0.175987485020498" calcext:value-type="float">
            <text:p>0.175987485</text:p>
          </table:table-cell>
          <table:table-cell office:value-type="float" office:value="-0.02428014414527" calcext:value-type="float">
            <text:p>-0.0242801441</text:p>
          </table:table-cell>
          <table:table-cell table:formula="of:=SQRT( ( [.B$1]-[.B690]  )^2+([.C$1]-[.C690])^2)" office:value-type="float" office:value="0.337633519363095" calcext:value-type="float">
            <text:p>0.3376335194</text:p>
          </table:table-cell>
        </table:table-row>
        <table:table-row table:style-name="ro1">
          <table:table-cell office:value-type="string" calcext:value-type="string">
            <text:p>GO_0006749</text:p>
          </table:table-cell>
          <table:table-cell office:value-type="float" office:value="0.176980774345424" calcext:value-type="float">
            <text:p>0.1769807743</text:p>
          </table:table-cell>
          <table:table-cell office:value-type="float" office:value="-0.0153480128676971" calcext:value-type="float">
            <text:p>-0.0153480129</text:p>
          </table:table-cell>
          <table:table-cell table:formula="of:=SQRT( ( [.B$1]-[.B691]  )^2+([.C$1]-[.C691])^2)" office:value-type="float" office:value="0.338062828754189" calcext:value-type="float">
            <text:p>0.3380628288</text:p>
          </table:table-cell>
        </table:table-row>
        <table:table-row table:style-name="ro1">
          <table:table-cell office:value-type="string" calcext:value-type="string">
            <text:p>GO_0006420</text:p>
          </table:table-cell>
          <table:table-cell office:value-type="float" office:value="0.177143246254657" calcext:value-type="float">
            <text:p>0.1771432463</text:p>
          </table:table-cell>
          <table:table-cell office:value-type="float" office:value="-0.0120229845016766" calcext:value-type="float">
            <text:p>-0.0120229845</text:p>
          </table:table-cell>
          <table:table-cell table:formula="of:=SQRT( ( [.B$1]-[.B692]  )^2+([.C$1]-[.C692])^2)" office:value-type="float" office:value="0.338076370555496" calcext:value-type="float">
            <text:p>0.3380763706</text:p>
          </table:table-cell>
        </table:table-row>
        <table:table-row table:style-name="ro1">
          <table:table-cell office:value-type="string" calcext:value-type="string">
            <text:p>GO_0006188</text:p>
          </table:table-cell>
          <table:table-cell office:value-type="float" office:value="0.177129463586717" calcext:value-type="float">
            <text:p>0.1771294636</text:p>
          </table:table-cell>
          <table:table-cell office:value-type="float" office:value="-0.013472513535272" calcext:value-type="float">
            <text:p>-0.0134725135</text:p>
          </table:table-cell>
          <table:table-cell table:formula="of:=SQRT( ( [.B$1]-[.B693]  )^2+([.C$1]-[.C693])^2)" office:value-type="float" office:value="0.338123427381369" calcext:value-type="float">
            <text:p>0.3381234274</text:p>
          </table:table-cell>
        </table:table-row>
        <table:table-row table:style-name="ro1">
          <table:table-cell office:value-type="string" calcext:value-type="string">
            <text:p>GO_0009086</text:p>
          </table:table-cell>
          <table:table-cell office:value-type="float" office:value="0.177356582936815" calcext:value-type="float">
            <text:p>0.1773565829</text:p>
          </table:table-cell>
          <table:table-cell office:value-type="float" office:value="-0.0114352218563847" calcext:value-type="float">
            <text:p>-0.0114352219</text:p>
          </table:table-cell>
          <table:table-cell table:formula="of:=SQRT( ( [.B$1]-[.B694]  )^2+([.C$1]-[.C694])^2)" office:value-type="float" office:value="0.338266656439574" calcext:value-type="float">
            <text:p>0.3382666564</text:p>
          </table:table-cell>
        </table:table-row>
        <table:table-row table:style-name="ro1">
          <table:table-cell office:value-type="string" calcext:value-type="string">
            <text:p>GO_0006213</text:p>
          </table:table-cell>
          <table:table-cell office:value-type="float" office:value="0.177547582636036" calcext:value-type="float">
            <text:p>0.1775475826</text:p>
          </table:table-cell>
          <table:table-cell office:value-type="float" office:value="-0.0108481708953405" calcext:value-type="float">
            <text:p>-0.0108481709</text:p>
          </table:table-cell>
          <table:table-cell table:formula="of:=SQRT( ( [.B$1]-[.B695]  )^2+([.C$1]-[.C695])^2)" office:value-type="float" office:value="0.338435694099686" calcext:value-type="float">
            <text:p>0.3384356941</text:p>
          </table:table-cell>
        </table:table-row>
        <table:table-row table:style-name="ro1">
          <table:table-cell office:value-type="string" calcext:value-type="string">
            <text:p>GO_0015886</text:p>
          </table:table-cell>
          <table:table-cell office:value-type="float" office:value="0.177647211585812" calcext:value-type="float">
            <text:p>0.1776472116</text:p>
          </table:table-cell>
          <table:table-cell office:value-type="float" office:value="-0.0144552466404766" calcext:value-type="float">
            <text:p>-0.0144552466</text:p>
          </table:table-cell>
          <table:table-cell table:formula="of:=SQRT( ( [.B$1]-[.B696]  )^2+([.C$1]-[.C696])^2)" office:value-type="float" office:value="0.338685371679265" calcext:value-type="float">
            <text:p>0.3386853717</text:p>
          </table:table-cell>
        </table:table-row>
        <table:table-row table:style-name="ro1">
          <table:table-cell office:value-type="string" calcext:value-type="string">
            <text:p>GO_0001514</text:p>
          </table:table-cell>
          <table:table-cell office:value-type="float" office:value="0.176169923742301" calcext:value-type="float">
            <text:p>0.1761699237</text:p>
          </table:table-cell>
          <table:table-cell office:value-type="float" office:value="-0.0408449100968723" calcext:value-type="float">
            <text:p>-0.0408449101</text:p>
          </table:table-cell>
          <table:table-cell table:formula="of:=SQRT( ( [.B$1]-[.B697]  )^2+([.C$1]-[.C697])^2)" office:value-type="float" office:value="0.339478651700496" calcext:value-type="float">
            <text:p>0.3394786517</text:p>
          </table:table-cell>
        </table:table-row>
        <table:table-row table:style-name="ro1">
          <table:table-cell office:value-type="string" calcext:value-type="string">
            <text:p>GO_0006282</text:p>
          </table:table-cell>
          <table:table-cell office:value-type="float" office:value="0.179061516007414" calcext:value-type="float">
            <text:p>0.179061516</text:p>
          </table:table-cell>
          <table:table-cell office:value-type="float" office:value="-0.0113662993243844" calcext:value-type="float">
            <text:p>-0.0113662993</text:p>
          </table:table-cell>
          <table:table-cell table:formula="of:=SQRT( ( [.B$1]-[.B698]  )^2+([.C$1]-[.C698])^2)" office:value-type="float" office:value="0.339967756978997" calcext:value-type="float">
            <text:p>0.339967757</text:p>
          </table:table-cell>
        </table:table-row>
        <table:table-row table:style-name="ro1">
          <table:table-cell office:value-type="string" calcext:value-type="string">
            <text:p>GO_0009308</text:p>
          </table:table-cell>
          <table:table-cell office:value-type="float" office:value="0.178865938845366" calcext:value-type="float">
            <text:p>0.1788659388</text:p>
          </table:table-cell>
          <table:table-cell office:value-type="float" office:value="-0.0177892970543322" calcext:value-type="float">
            <text:p>-0.0177892971</text:p>
          </table:table-cell>
          <table:table-cell table:formula="of:=SQRT( ( [.B$1]-[.B699]  )^2+([.C$1]-[.C699])^2)" office:value-type="float" office:value="0.34007498366568" calcext:value-type="float">
            <text:p>0.3400749837</text:p>
          </table:table-cell>
        </table:table-row>
        <table:table-row table:style-name="ro1">
          <table:table-cell office:value-type="string" calcext:value-type="string">
            <text:p>GO_0000256</text:p>
          </table:table-cell>
          <table:table-cell office:value-type="float" office:value="0.179685324143998" calcext:value-type="float">
            <text:p>0.1796853241</text:p>
          </table:table-cell>
          <table:table-cell office:value-type="float" office:value="-0.00953240535286699" calcext:value-type="float">
            <text:p>-0.0095324054</text:p>
          </table:table-cell>
          <table:table-cell table:formula="of:=SQRT( ( [.B$1]-[.B700]  )^2+([.C$1]-[.C700])^2)" office:value-type="float" office:value="0.340527099022236" calcext:value-type="float">
            <text:p>0.340527099</text:p>
          </table:table-cell>
        </table:table-row>
        <table:table-row table:style-name="ro1">
          <table:table-cell office:value-type="string" calcext:value-type="string">
            <text:p>GO_0017000</text:p>
          </table:table-cell>
          <table:table-cell office:value-type="float" office:value="0.179680001340467" calcext:value-type="float">
            <text:p>0.1796800013</text:p>
          </table:table-cell>
          <table:table-cell office:value-type="float" office:value="-0.0156239182738529" calcext:value-type="float">
            <text:p>-0.0156239183</text:p>
          </table:table-cell>
          <table:table-cell table:formula="of:=SQRT( ( [.B$1]-[.B701]  )^2+([.C$1]-[.C701])^2)" office:value-type="float" office:value="0.340772456208133" calcext:value-type="float">
            <text:p>0.3407724562</text:p>
          </table:table-cell>
        </table:table-row>
        <table:table-row table:style-name="ro1">
          <table:table-cell office:value-type="string" calcext:value-type="string">
            <text:p>GO_0008360</text:p>
          </table:table-cell>
          <table:table-cell office:value-type="float" office:value="0.180086119739612" calcext:value-type="float">
            <text:p>0.1800861197</text:p>
          </table:table-cell>
          <table:table-cell office:value-type="float" office:value="-0.00664353815120921" calcext:value-type="float">
            <text:p>-0.0066435382</text:p>
          </table:table-cell>
          <table:table-cell table:formula="of:=SQRT( ( [.B$1]-[.B702]  )^2+([.C$1]-[.C702])^2)" office:value-type="float" office:value="0.34084694053293" calcext:value-type="float">
            <text:p>0.3408469405</text:p>
          </table:table-cell>
        </table:table-row>
        <table:table-row table:style-name="ro1">
          <table:table-cell office:value-type="string" calcext:value-type="string">
            <text:p>GO_0051301</text:p>
          </table:table-cell>
          <table:table-cell office:value-type="float" office:value="0.180196920430979" calcext:value-type="float">
            <text:p>0.1801969204</text:p>
          </table:table-cell>
          <table:table-cell office:value-type="float" office:value="-0.0138049908230386" calcext:value-type="float">
            <text:p>-0.0138049908</text:p>
          </table:table-cell>
          <table:table-cell table:formula="of:=SQRT( ( [.B$1]-[.B703]  )^2+([.C$1]-[.C703])^2)" office:value-type="float" office:value="0.341202619809385" calcext:value-type="float">
            <text:p>0.3412026198</text:p>
          </table:table-cell>
        </table:table-row>
        <table:table-row table:style-name="ro1">
          <table:table-cell office:value-type="string" calcext:value-type="string">
            <text:p>GO_0009446</text:p>
          </table:table-cell>
          <table:table-cell office:value-type="float" office:value="0.18029695693995" calcext:value-type="float">
            <text:p>0.1802969569</text:p>
          </table:table-cell>
          <table:table-cell office:value-type="float" office:value="-0.0171363506065427" calcext:value-type="float">
            <text:p>-0.0171363506</text:p>
          </table:table-cell>
          <table:table-cell table:formula="of:=SQRT( ( [.B$1]-[.B704]  )^2+([.C$1]-[.C704])^2)" office:value-type="float" office:value="0.341467577984027" calcext:value-type="float">
            <text:p>0.341467578</text:p>
          </table:table-cell>
        </table:table-row>
        <table:table-row table:style-name="ro1">
          <table:table-cell office:value-type="string" calcext:value-type="string">
            <text:p>GO_0006400</text:p>
          </table:table-cell>
          <table:table-cell office:value-type="float" office:value="0.180901197677971" calcext:value-type="float">
            <text:p>0.1809011977</text:p>
          </table:table-cell>
          <table:table-cell office:value-type="float" office:value="-0.0107684618933384" calcext:value-type="float">
            <text:p>-0.0107684619</text:p>
          </table:table-cell>
          <table:table-cell table:formula="of:=SQRT( ( [.B$1]-[.B705]  )^2+([.C$1]-[.C705])^2)" office:value-type="float" office:value="0.341784262991711" calcext:value-type="float">
            <text:p>0.341784263</text:p>
          </table:table-cell>
        </table:table-row>
        <table:table-row table:style-name="ro1">
          <table:table-cell office:value-type="string" calcext:value-type="string">
            <text:p>GO_0006865</text:p>
          </table:table-cell>
          <table:table-cell office:value-type="float" office:value="0.180792191552951" calcext:value-type="float">
            <text:p>0.1807921916</text:p>
          </table:table-cell>
          <table:table-cell office:value-type="float" office:value="-0.0138709385561688" calcext:value-type="float">
            <text:p>-0.0138709386</text:p>
          </table:table-cell>
          <table:table-cell table:formula="of:=SQRT( ( [.B$1]-[.B706]  )^2+([.C$1]-[.C706])^2)" office:value-type="float" office:value="0.341800245285418" calcext:value-type="float">
            <text:p>0.3418002453</text:p>
          </table:table-cell>
        </table:table-row>
        <table:table-row table:style-name="ro1">
          <table:table-cell office:value-type="string" calcext:value-type="string">
            <text:p>GO_0002949</text:p>
          </table:table-cell>
          <table:table-cell office:value-type="float" office:value="0.181107150989628" calcext:value-type="float">
            <text:p>0.181107151</text:p>
          </table:table-cell>
          <table:table-cell office:value-type="float" office:value="-0.0133579699288976" calcext:value-type="float">
            <text:p>-0.0133579699</text:p>
          </table:table-cell>
          <table:table-cell table:formula="of:=SQRT( ( [.B$1]-[.B707]  )^2+([.C$1]-[.C707])^2)" office:value-type="float" office:value="0.342092315227677" calcext:value-type="float">
            <text:p>0.3420923152</text:p>
          </table:table-cell>
        </table:table-row>
        <table:table-row table:style-name="ro1">
          <table:table-cell office:value-type="string" calcext:value-type="string">
            <text:p>GO_0019354</text:p>
          </table:table-cell>
          <table:table-cell office:value-type="float" office:value="0.180919178325856" calcext:value-type="float">
            <text:p>0.1809191783</text:p>
          </table:table-cell>
          <table:table-cell office:value-type="float" office:value="-0.0173535707000538" calcext:value-type="float">
            <text:p>-0.0173535707</text:p>
          </table:table-cell>
          <table:table-cell table:formula="of:=SQRT( ( [.B$1]-[.B708]  )^2+([.C$1]-[.C708])^2)" office:value-type="float" office:value="0.342100744078686" calcext:value-type="float">
            <text:p>0.3421007441</text:p>
          </table:table-cell>
        </table:table-row>
        <table:table-row table:style-name="ro1">
          <table:table-cell office:value-type="string" calcext:value-type="string">
            <text:p>GO_0031388</text:p>
          </table:table-cell>
          <table:table-cell office:value-type="float" office:value="0.181575777132279" calcext:value-type="float">
            <text:p>0.1815757771</text:p>
          </table:table-cell>
          <table:table-cell office:value-type="float" office:value="-0.0182934332774489" calcext:value-type="float">
            <text:p>-0.0182934333</text:p>
          </table:table-cell>
          <table:table-cell table:formula="of:=SQRT( ( [.B$1]-[.B709]  )^2+([.C$1]-[.C709])^2)" office:value-type="float" office:value="0.342809171371119" calcext:value-type="float">
            <text:p>0.3428091714</text:p>
          </table:table-cell>
        </table:table-row>
        <table:table-row table:style-name="ro1">
          <table:table-cell office:value-type="string" calcext:value-type="string">
            <text:p>GO_0019439</text:p>
          </table:table-cell>
          <table:table-cell office:value-type="float" office:value="0.183056292887688" calcext:value-type="float">
            <text:p>0.1830562929</text:p>
          </table:table-cell>
          <table:table-cell office:value-type="float" office:value="-0.0179267572437424" calcext:value-type="float">
            <text:p>-0.0179267572</text:p>
          </table:table-cell>
          <table:table-cell table:formula="of:=SQRT( ( [.B$1]-[.B710]  )^2+([.C$1]-[.C710])^2)" office:value-type="float" office:value="0.344266420520631" calcext:value-type="float">
            <text:p>0.3442664205</text:p>
          </table:table-cell>
        </table:table-row>
        <table:table-row table:style-name="ro1">
          <table:table-cell office:value-type="string" calcext:value-type="string">
            <text:p>GO_0006298</text:p>
          </table:table-cell>
          <table:table-cell office:value-type="float" office:value="0.18402925037177" calcext:value-type="float">
            <text:p>0.1840292504</text:p>
          </table:table-cell>
          <table:table-cell office:value-type="float" office:value="-0.0144117451669637" calcext:value-type="float">
            <text:p>-0.0144117452</text:p>
          </table:table-cell>
          <table:table-cell table:formula="of:=SQRT( ( [.B$1]-[.B711]  )^2+([.C$1]-[.C711])^2)" office:value-type="float" office:value="0.345058506680005" calcext:value-type="float">
            <text:p>0.3450585067</text:p>
          </table:table-cell>
        </table:table-row>
        <table:table-row table:style-name="ro1">
          <table:table-cell office:value-type="string" calcext:value-type="string">
            <text:p>GO_0015703</text:p>
          </table:table-cell>
          <table:table-cell office:value-type="float" office:value="0.184220691538546" calcext:value-type="float">
            <text:p>0.1842206915</text:p>
          </table:table-cell>
          <table:table-cell office:value-type="float" office:value="-0.0188472602667513" calcext:value-type="float">
            <text:p>-0.0188472603</text:p>
          </table:table-cell>
          <table:table-cell table:formula="of:=SQRT( ( [.B$1]-[.B712]  )^2+([.C$1]-[.C712])^2)" office:value-type="float" office:value="0.345481812933604" calcext:value-type="float">
            <text:p>0.3454818129</text:p>
          </table:table-cell>
        </table:table-row>
        <table:table-row table:style-name="ro1">
          <table:table-cell office:value-type="string" calcext:value-type="string">
            <text:p>GO_0034194</text:p>
          </table:table-cell>
          <table:table-cell office:value-type="float" office:value="0.185222902322774" calcext:value-type="float">
            <text:p>0.1852229023</text:p>
          </table:table-cell>
          <table:table-cell office:value-type="float" office:value="0.00908388801424109" calcext:value-type="float">
            <text:p>0.009083888</text:p>
          </table:table-cell>
          <table:table-cell table:formula="of:=SQRT( ( [.B$1]-[.B713]  )^2+([.C$1]-[.C713])^2)" office:value-type="float" office:value="0.345972301999553" calcext:value-type="float">
            <text:p>0.345972302</text:p>
          </table:table-cell>
        </table:table-row>
        <table:table-row table:style-name="ro1">
          <table:table-cell office:value-type="string" calcext:value-type="string">
            <text:p>GO_0009267</text:p>
          </table:table-cell>
          <table:table-cell office:value-type="float" office:value="0.185129892453346" calcext:value-type="float">
            <text:p>0.1851298925</text:p>
          </table:table-cell>
          <table:table-cell office:value-type="float" office:value="-0.0175939616141836" calcext:value-type="float">
            <text:p>-0.0175939616</text:p>
          </table:table-cell>
          <table:table-cell table:formula="of:=SQRT( ( [.B$1]-[.B714]  )^2+([.C$1]-[.C714])^2)" office:value-type="float" office:value="0.346318305738508" calcext:value-type="float">
            <text:p>0.3463183057</text:p>
          </table:table-cell>
        </table:table-row>
        <table:table-row table:style-name="ro1">
          <table:table-cell office:value-type="string" calcext:value-type="string">
            <text:p>GO_0019068</text:p>
          </table:table-cell>
          <table:table-cell office:value-type="float" office:value="0.185307968053355" calcext:value-type="float">
            <text:p>0.1853079681</text:p>
          </table:table-cell>
          <table:table-cell office:value-type="float" office:value="-0.0153473584008762" calcext:value-type="float">
            <text:p>-0.0153473584</text:p>
          </table:table-cell>
          <table:table-cell table:formula="of:=SQRT( ( [.B$1]-[.B715]  )^2+([.C$1]-[.C715])^2)" office:value-type="float" office:value="0.346379963434352" calcext:value-type="float">
            <text:p>0.3463799634</text:p>
          </table:table-cell>
        </table:table-row>
        <table:table-row table:style-name="ro1">
          <table:table-cell office:value-type="string" calcext:value-type="string">
            <text:p>GO_0019627</text:p>
          </table:table-cell>
          <table:table-cell office:value-type="float" office:value="0.187602158565621" calcext:value-type="float">
            <text:p>0.1876021586</text:p>
          </table:table-cell>
          <table:table-cell office:value-type="float" office:value="-0.020061175824085" calcext:value-type="float">
            <text:p>-0.0200611758</text:p>
          </table:table-cell>
          <table:table-cell table:formula="of:=SQRT( ( [.B$1]-[.B716]  )^2+([.C$1]-[.C716])^2)" office:value-type="float" office:value="0.348930199514198" calcext:value-type="float">
            <text:p>0.3489301995</text:p>
          </table:table-cell>
        </table:table-row>
        <table:table-row table:style-name="ro1">
          <table:table-cell office:value-type="string" calcext:value-type="string">
            <text:p>GO_0019491</text:p>
          </table:table-cell>
          <table:table-cell office:value-type="float" office:value="0.188247179282563" calcext:value-type="float">
            <text:p>0.1882471793</text:p>
          </table:table-cell>
          <table:table-cell office:value-type="float" office:value="-0.00822113017065851" calcext:value-type="float">
            <text:p>-0.0082211302</text:p>
          </table:table-cell>
          <table:table-cell table:formula="of:=SQRT( ( [.B$1]-[.B717]  )^2+([.C$1]-[.C717])^2)" office:value-type="float" office:value="0.349045861587978" calcext:value-type="float">
            <text:p>0.3490458616</text:p>
          </table:table-cell>
        </table:table-row>
        <table:table-row table:style-name="ro1">
          <table:table-cell office:value-type="string" calcext:value-type="string">
            <text:p>GO_0006885</text:p>
          </table:table-cell>
          <table:table-cell office:value-type="float" office:value="0.188369532495245" calcext:value-type="float">
            <text:p>0.1883695325</text:p>
          </table:table-cell>
          <table:table-cell office:value-type="float" office:value="-0.0120330693536578" calcext:value-type="float">
            <text:p>-0.0120330694</text:p>
          </table:table-cell>
          <table:table-cell table:formula="of:=SQRT( ( [.B$1]-[.B718]  )^2+([.C$1]-[.C718])^2)" office:value-type="float" office:value="0.349294426652042" calcext:value-type="float">
            <text:p>0.3492944267</text:p>
          </table:table-cell>
        </table:table-row>
        <table:table-row table:style-name="ro1">
          <table:table-cell office:value-type="string" calcext:value-type="string">
            <text:p>GO_0006310</text:p>
          </table:table-cell>
          <table:table-cell office:value-type="float" office:value="0.188286707180169" calcext:value-type="float">
            <text:p>0.1882867072</text:p>
          </table:table-cell>
          <table:table-cell office:value-type="float" office:value="-0.0178970932184343" calcext:value-type="float">
            <text:p>-0.0178970932</text:p>
          </table:table-cell>
          <table:table-cell table:formula="of:=SQRT( ( [.B$1]-[.B719]  )^2+([.C$1]-[.C719])^2)" office:value-type="float" office:value="0.349487033259011" calcext:value-type="float">
            <text:p>0.3494870333</text:p>
          </table:table-cell>
        </table:table-row>
        <table:table-row table:style-name="ro1">
          <table:table-cell office:value-type="string" calcext:value-type="string">
            <text:p>GO_0006388</text:p>
          </table:table-cell>
          <table:table-cell office:value-type="float" office:value="0.18889765828882" calcext:value-type="float">
            <text:p>0.1888976583</text:p>
          </table:table-cell>
          <table:table-cell office:value-type="float" office:value="-0.0162126162991794" calcext:value-type="float">
            <text:p>-0.0162126163</text:p>
          </table:table-cell>
          <table:table-cell table:formula="of:=SQRT( ( [.B$1]-[.B720]  )^2+([.C$1]-[.C720])^2)" office:value-type="float" office:value="0.350008051055787" calcext:value-type="float">
            <text:p>0.3500080511</text:p>
          </table:table-cell>
        </table:table-row>
        <table:table-row table:style-name="ro1">
          <table:table-cell office:value-type="string" calcext:value-type="string">
            <text:p>GO_0006306</text:p>
          </table:table-cell>
          <table:table-cell office:value-type="float" office:value="0.189529799150863" calcext:value-type="float">
            <text:p>0.1895297992</text:p>
          </table:table-cell>
          <table:table-cell office:value-type="float" office:value="-0.0126228504922529" calcext:value-type="float">
            <text:p>-0.0126228505</text:p>
          </table:table-cell>
          <table:table-cell table:formula="of:=SQRT( ( [.B$1]-[.B721]  )^2+([.C$1]-[.C721])^2)" office:value-type="float" office:value="0.350477002307347" calcext:value-type="float">
            <text:p>0.3504770023</text:p>
          </table:table-cell>
        </table:table-row>
        <table:table-row table:style-name="ro1">
          <table:table-cell office:value-type="string" calcext:value-type="string">
            <text:p>GO_0000271</text:p>
          </table:table-cell>
          <table:table-cell office:value-type="float" office:value="0.189863723112581" calcext:value-type="float">
            <text:p>0.1898637231</text:p>
          </table:table-cell>
          <table:table-cell office:value-type="float" office:value="-0.0132434072767033" calcext:value-type="float">
            <text:p>-0.0132434073</text:p>
          </table:table-cell>
          <table:table-cell table:formula="of:=SQRT( ( [.B$1]-[.B722]  )^2+([.C$1]-[.C722])^2)" office:value-type="float" office:value="0.350836081820882" calcext:value-type="float">
            <text:p>0.3508360818</text:p>
          </table:table-cell>
        </table:table-row>
        <table:table-row table:style-name="ro1">
          <table:table-cell office:value-type="string" calcext:value-type="string">
            <text:p>GO_0006269</text:p>
          </table:table-cell>
          <table:table-cell office:value-type="float" office:value="0.188670694373465" calcext:value-type="float">
            <text:p>0.1886706944</text:p>
          </table:table-cell>
          <table:table-cell office:value-type="float" office:value="-0.0343049067071221" calcext:value-type="float">
            <text:p>-0.0343049067</text:p>
          </table:table-cell>
          <table:table-cell table:formula="of:=SQRT( ( [.B$1]-[.B723]  )^2+([.C$1]-[.C723])^2)" office:value-type="float" office:value="0.351159648218043" calcext:value-type="float">
            <text:p>0.3511596482</text:p>
          </table:table-cell>
        </table:table-row>
        <table:table-row table:style-name="ro1">
          <table:table-cell office:value-type="string" calcext:value-type="string">
            <text:p>GO_0006423</text:p>
          </table:table-cell>
          <table:table-cell office:value-type="float" office:value="0.190411087985458" calcext:value-type="float">
            <text:p>0.190411088</text:p>
          </table:table-cell>
          <table:table-cell office:value-type="float" office:value="-0.012271071266369" calcext:value-type="float">
            <text:p>-0.0122710713</text:p>
          </table:table-cell>
          <table:table-cell table:formula="of:=SQRT( ( [.B$1]-[.B724]  )^2+([.C$1]-[.C724])^2)" office:value-type="float" office:value="0.351343679174816" calcext:value-type="float">
            <text:p>0.3513436792</text:p>
          </table:table-cell>
        </table:table-row>
        <table:table-row table:style-name="ro1">
          <table:table-cell office:value-type="string" calcext:value-type="string">
            <text:p>GO_0061024</text:p>
          </table:table-cell>
          <table:table-cell office:value-type="float" office:value="0.190164545956854" calcext:value-type="float">
            <text:p>0.190164546</text:p>
          </table:table-cell>
          <table:table-cell office:value-type="float" office:value="-0.0207476032691689" calcext:value-type="float">
            <text:p>-0.0207476033</text:p>
          </table:table-cell>
          <table:table-cell table:formula="of:=SQRT( ( [.B$1]-[.B725]  )^2+([.C$1]-[.C725])^2)" office:value-type="float" office:value="0.351530410894369" calcext:value-type="float">
            <text:p>0.3515304109</text:p>
          </table:table-cell>
        </table:table-row>
        <table:table-row table:style-name="ro1">
          <table:table-cell office:value-type="string" calcext:value-type="string">
            <text:p>GO_0010033</text:p>
          </table:table-cell>
          <table:table-cell office:value-type="float" office:value="0.190164545956854" calcext:value-type="float">
            <text:p>0.190164546</text:p>
          </table:table-cell>
          <table:table-cell office:value-type="float" office:value="-0.0207476032691689" calcext:value-type="float">
            <text:p>-0.0207476033</text:p>
          </table:table-cell>
          <table:table-cell table:formula="of:=SQRT( ( [.B$1]-[.B726]  )^2+([.C$1]-[.C726])^2)" office:value-type="float" office:value="0.351530410894369" calcext:value-type="float">
            <text:p>0.3515304109</text:p>
          </table:table-cell>
        </table:table-row>
        <table:table-row table:style-name="ro1">
          <table:table-cell office:value-type="string" calcext:value-type="string">
            <text:p>GO_0006289</text:p>
          </table:table-cell>
          <table:table-cell office:value-type="float" office:value="0.191070022029232" calcext:value-type="float">
            <text:p>0.191070022</text:p>
          </table:table-cell>
          <table:table-cell office:value-type="float" office:value="-0.0152570401251244" calcext:value-type="float">
            <text:p>-0.0152570401</text:p>
          </table:table-cell>
          <table:table-cell table:formula="of:=SQRT( ( [.B$1]-[.B727]  )^2+([.C$1]-[.C727])^2)" office:value-type="float" office:value="0.352131062699827" calcext:value-type="float">
            <text:p>0.3521310627</text:p>
          </table:table-cell>
        </table:table-row>
        <table:table-row table:style-name="ro1">
          <table:table-cell office:value-type="string" calcext:value-type="string">
            <text:p>GO_0035556</text:p>
          </table:table-cell>
          <table:table-cell office:value-type="float" office:value="0.191222508035912" calcext:value-type="float">
            <text:p>0.191222508</text:p>
          </table:table-cell>
          <table:table-cell office:value-type="float" office:value="-0.0202577354990809" calcext:value-type="float">
            <text:p>-0.0202577355</text:p>
          </table:table-cell>
          <table:table-cell table:formula="of:=SQRT( ( [.B$1]-[.B728]  )^2+([.C$1]-[.C728])^2)" office:value-type="float" office:value="0.352555782187627" calcext:value-type="float">
            <text:p>0.3525557822</text:p>
          </table:table-cell>
        </table:table-row>
        <table:table-row table:style-name="ro1">
          <table:table-cell office:value-type="string" calcext:value-type="string">
            <text:p>GO_0017187</text:p>
          </table:table-cell>
          <table:table-cell office:value-type="float" office:value="0.191906573734226" calcext:value-type="float">
            <text:p>0.1919065737</text:p>
          </table:table-cell>
          <table:table-cell office:value-type="float" office:value="-0.00782223120425798" calcext:value-type="float">
            <text:p>-0.0078222312</text:p>
          </table:table-cell>
          <table:table-cell table:formula="of:=SQRT( ( [.B$1]-[.B729]  )^2+([.C$1]-[.C729])^2)" office:value-type="float" office:value="0.352693167333423" calcext:value-type="float">
            <text:p>0.3526931673</text:p>
          </table:table-cell>
        </table:table-row>
        <table:table-row table:style-name="ro1">
          <table:table-cell office:value-type="string" calcext:value-type="string">
            <text:p>GO_0009236</text:p>
          </table:table-cell>
          <table:table-cell office:value-type="float" office:value="0.191685897213364" calcext:value-type="float">
            <text:p>0.1916858972</text:p>
          </table:table-cell>
          <table:table-cell office:value-type="float" office:value="-0.0184008200274183" calcext:value-type="float">
            <text:p>-0.01840082</text:p>
          </table:table-cell>
          <table:table-cell table:formula="of:=SQRT( ( [.B$1]-[.B730]  )^2+([.C$1]-[.C730])^2)" office:value-type="float" office:value="0.352909027900717" calcext:value-type="float">
            <text:p>0.3529090279</text:p>
          </table:table-cell>
        </table:table-row>
        <table:table-row table:style-name="ro1">
          <table:table-cell office:value-type="string" calcext:value-type="string">
            <text:p>GO_0043165</text:p>
          </table:table-cell>
          <table:table-cell office:value-type="float" office:value="0.191762320814978" calcext:value-type="float">
            <text:p>0.1917623208</text:p>
          </table:table-cell>
          <table:table-cell office:value-type="float" office:value="-0.0202442823646059" calcext:value-type="float">
            <text:p>-0.0202442824</text:p>
          </table:table-cell>
          <table:table-cell table:formula="of:=SQRT( ( [.B$1]-[.B731]  )^2+([.C$1]-[.C731])^2)" office:value-type="float" office:value="0.353093746784066" calcext:value-type="float">
            <text:p>0.3530937468</text:p>
          </table:table-cell>
        </table:table-row>
        <table:table-row table:style-name="ro1">
          <table:table-cell office:value-type="string" calcext:value-type="string">
            <text:p>GO_0009254</text:p>
          </table:table-cell>
          <table:table-cell office:value-type="float" office:value="0.192027443582222" calcext:value-type="float">
            <text:p>0.1920274436</text:p>
          </table:table-cell>
          <table:table-cell office:value-type="float" office:value="-0.0181669488342641" calcext:value-type="float">
            <text:p>-0.0181669488</text:p>
          </table:table-cell>
          <table:table-cell table:formula="of:=SQRT( ( [.B$1]-[.B732]  )^2+([.C$1]-[.C732])^2)" office:value-type="float" office:value="0.353236975959659" calcext:value-type="float">
            <text:p>0.353236976</text:p>
          </table:table-cell>
        </table:table-row>
        <table:table-row table:style-name="ro1">
          <table:table-cell office:value-type="string" calcext:value-type="string">
            <text:p>GO_0042916</text:p>
          </table:table-cell>
          <table:table-cell office:value-type="float" office:value="0.190537154643155" calcext:value-type="float">
            <text:p>0.1905371546</text:p>
          </table:table-cell>
          <table:table-cell office:value-type="float" office:value="-0.0392697572658256" calcext:value-type="float">
            <text:p>-0.0392697573</text:p>
          </table:table-cell>
          <table:table-cell table:formula="of:=SQRT( ( [.B$1]-[.B733]  )^2+([.C$1]-[.C733])^2)" office:value-type="float" office:value="0.35355368965738" calcext:value-type="float">
            <text:p>0.3535536897</text:p>
          </table:table-cell>
        </table:table-row>
        <table:table-row table:style-name="ro1">
          <table:table-cell office:value-type="string" calcext:value-type="string">
            <text:p>GO_0019700</text:p>
          </table:table-cell>
          <table:table-cell office:value-type="float" office:value="0.190537154643155" calcext:value-type="float">
            <text:p>0.1905371546</text:p>
          </table:table-cell>
          <table:table-cell office:value-type="float" office:value="-0.0392697572658256" calcext:value-type="float">
            <text:p>-0.0392697573</text:p>
          </table:table-cell>
          <table:table-cell table:formula="of:=SQRT( ( [.B$1]-[.B734]  )^2+([.C$1]-[.C734])^2)" office:value-type="float" office:value="0.35355368965738" calcext:value-type="float">
            <text:p>0.3535536897</text:p>
          </table:table-cell>
        </table:table-row>
        <table:table-row table:style-name="ro1">
          <table:table-cell office:value-type="string" calcext:value-type="string">
            <text:p>GO_0016311</text:p>
          </table:table-cell>
          <table:table-cell office:value-type="float" office:value="0.192914709562322" calcext:value-type="float">
            <text:p>0.1929147096</text:p>
          </table:table-cell>
          <table:table-cell office:value-type="float" office:value="-0.0158229141668639" calcext:value-type="float">
            <text:p>-0.0158229142</text:p>
          </table:table-cell>
          <table:table-cell table:formula="of:=SQRT( ( [.B$1]-[.B735]  )^2+([.C$1]-[.C735])^2)" office:value-type="float" office:value="0.354000829949895" calcext:value-type="float">
            <text:p>0.3540008299</text:p>
          </table:table-cell>
        </table:table-row>
        <table:table-row table:style-name="ro1">
          <table:table-cell office:value-type="string" calcext:value-type="string">
            <text:p>GO_0009294</text:p>
          </table:table-cell>
          <table:table-cell office:value-type="float" office:value="0.192834306492313" calcext:value-type="float">
            <text:p>0.1928343065</text:p>
          </table:table-cell>
          <table:table-cell office:value-type="float" office:value="-0.0194778051333231" calcext:value-type="float">
            <text:p>-0.0194778051</text:p>
          </table:table-cell>
          <table:table-cell table:formula="of:=SQRT( ( [.B$1]-[.B736]  )^2+([.C$1]-[.C736])^2)" office:value-type="float" office:value="0.35411761245136" calcext:value-type="float">
            <text:p>0.3541176125</text:p>
          </table:table-cell>
        </table:table-row>
        <table:table-row table:style-name="ro1">
          <table:table-cell office:value-type="string" calcext:value-type="string">
            <text:p>GO_0006672</text:p>
          </table:table-cell>
          <table:table-cell office:value-type="float" office:value="0.192561444824171" calcext:value-type="float">
            <text:p>0.1925614448</text:p>
          </table:table-cell>
          <table:table-cell office:value-type="float" office:value="-0.0244474682402472" calcext:value-type="float">
            <text:p>-0.0244474682</text:p>
          </table:table-cell>
          <table:table-cell table:formula="of:=SQRT( ( [.B$1]-[.B737]  )^2+([.C$1]-[.C737])^2)" office:value-type="float" office:value="0.354173760499109" calcext:value-type="float">
            <text:p>0.3541737605</text:p>
          </table:table-cell>
        </table:table-row>
        <table:table-row table:style-name="ro1">
          <table:table-cell office:value-type="string" calcext:value-type="string">
            <text:p>GO_0006304</text:p>
          </table:table-cell>
          <table:table-cell office:value-type="float" office:value="0.193535575763931" calcext:value-type="float">
            <text:p>0.1935355758</text:p>
          </table:table-cell>
          <table:table-cell office:value-type="float" office:value="-0.0129467845024103" calcext:value-type="float">
            <text:p>-0.0129467845</text:p>
          </table:table-cell>
          <table:table-cell table:formula="of:=SQRT( ( [.B$1]-[.B738]  )^2+([.C$1]-[.C738])^2)" office:value-type="float" office:value="0.354492588271673" calcext:value-type="float">
            <text:p>0.3544925883</text:p>
          </table:table-cell>
        </table:table-row>
        <table:table-row table:style-name="ro1">
          <table:table-cell office:value-type="string" calcext:value-type="string">
            <text:p>GO_0009307</text:p>
          </table:table-cell>
          <table:table-cell office:value-type="float" office:value="0.193647372610221" calcext:value-type="float">
            <text:p>0.1936473726</text:p>
          </table:table-cell>
          <table:table-cell office:value-type="float" office:value="-0.0130910362704643" calcext:value-type="float">
            <text:p>-0.0130910363</text:p>
          </table:table-cell>
          <table:table-cell table:formula="of:=SQRT( ( [.B$1]-[.B739]  )^2+([.C$1]-[.C739])^2)" office:value-type="float" office:value="0.354610174867572" calcext:value-type="float">
            <text:p>0.3546101749</text:p>
          </table:table-cell>
        </table:table-row>
        <table:table-row table:style-name="ro1">
          <table:table-cell office:value-type="string" calcext:value-type="string">
            <text:p>GO_0009190</text:p>
          </table:table-cell>
          <table:table-cell office:value-type="float" office:value="0.193809361640768" calcext:value-type="float">
            <text:p>0.1938093616</text:p>
          </table:table-cell>
          <table:table-cell office:value-type="float" office:value="-0.0199724689767037" calcext:value-type="float">
            <text:p>-0.019972469</text:p>
          </table:table-cell>
          <table:table-cell table:formula="of:=SQRT( ( [.B$1]-[.B740]  )^2+([.C$1]-[.C740])^2)" office:value-type="float" office:value="0.355120452922921" calcext:value-type="float">
            <text:p>0.3551204529</text:p>
          </table:table-cell>
        </table:table-row>
        <table:table-row table:style-name="ro1">
          <table:table-cell office:value-type="string" calcext:value-type="string">
            <text:p>GO_0009264</text:p>
          </table:table-cell>
          <table:table-cell office:value-type="float" office:value="0.194267978938117" calcext:value-type="float">
            <text:p>0.1942679789</text:p>
          </table:table-cell>
          <table:table-cell office:value-type="float" office:value="-0.0154767272991309" calcext:value-type="float">
            <text:p>-0.0154767273</text:p>
          </table:table-cell>
          <table:table-cell table:formula="of:=SQRT( ( [.B$1]-[.B741]  )^2+([.C$1]-[.C741])^2)" office:value-type="float" office:value="0.355335845891612" calcext:value-type="float">
            <text:p>0.3553358459</text:p>
          </table:table-cell>
        </table:table-row>
        <table:table-row table:style-name="ro1">
          <table:table-cell office:value-type="string" calcext:value-type="string">
            <text:p>GO_0031167</text:p>
          </table:table-cell>
          <table:table-cell office:value-type="float" office:value="0.19401218630468" calcext:value-type="float">
            <text:p>0.1940121863</text:p>
          </table:table-cell>
          <table:table-cell office:value-type="float" office:value="-0.020500244869495" calcext:value-type="float">
            <text:p>-0.0205002449</text:p>
          </table:table-cell>
          <table:table-cell table:formula="of:=SQRT( ( [.B$1]-[.B742]  )^2+([.C$1]-[.C742])^2)" office:value-type="float" office:value="0.355355104254851" calcext:value-type="float">
            <text:p>0.3553551043</text:p>
          </table:table-cell>
        </table:table-row>
        <table:table-row table:style-name="ro1">
          <table:table-cell office:value-type="string" calcext:value-type="string">
            <text:p>GO_0008218</text:p>
          </table:table-cell>
          <table:table-cell office:value-type="float" office:value="0.194695781225683" calcext:value-type="float">
            <text:p>0.1946957812</text:p>
          </table:table-cell>
          <table:table-cell office:value-type="float" office:value="-0.00793542332597394" calcext:value-type="float">
            <text:p>-0.0079354233</text:p>
          </table:table-cell>
          <table:table-cell table:formula="of:=SQRT( ( [.B$1]-[.B743]  )^2+([.C$1]-[.C743])^2)" office:value-type="float" office:value="0.355484387692154" calcext:value-type="float">
            <text:p>0.3554843877</text:p>
          </table:table-cell>
        </table:table-row>
        <table:table-row table:style-name="ro1">
          <table:table-cell office:value-type="string" calcext:value-type="string">
            <text:p>GO_0006040</text:p>
          </table:table-cell>
          <table:table-cell office:value-type="float" office:value="0.194648149030551" calcext:value-type="float">
            <text:p>0.194648149</text:p>
          </table:table-cell>
          <table:table-cell office:value-type="float" office:value="-0.0183816294260221" calcext:value-type="float">
            <text:p>-0.0183816294</text:p>
          </table:table-cell>
          <table:table-cell table:formula="of:=SQRT( ( [.B$1]-[.B744]  )^2+([.C$1]-[.C744])^2)" office:value-type="float" office:value="0.355865563990292" calcext:value-type="float">
            <text:p>0.355865564</text:p>
          </table:table-cell>
        </table:table-row>
        <table:table-row table:style-name="ro1">
          <table:table-cell office:value-type="string" calcext:value-type="string">
            <text:p>GO_0006855</text:p>
          </table:table-cell>
          <table:table-cell office:value-type="float" office:value="0.195621431158542" calcext:value-type="float">
            <text:p>0.1956214312</text:p>
          </table:table-cell>
          <table:table-cell office:value-type="float" office:value="-0.0197557643107803" calcext:value-type="float">
            <text:p>-0.0197557643</text:p>
          </table:table-cell>
          <table:table-cell table:formula="of:=SQRT( ( [.B$1]-[.B745]  )^2+([.C$1]-[.C745])^2)" office:value-type="float" office:value="0.356916307304782" calcext:value-type="float">
            <text:p>0.3569163073</text:p>
          </table:table-cell>
        </table:table-row>
        <table:table-row table:style-name="ro1">
          <table:table-cell office:value-type="string" calcext:value-type="string">
            <text:p>GO_0006259</text:p>
          </table:table-cell>
          <table:table-cell office:value-type="float" office:value="0.196008944779598" calcext:value-type="float">
            <text:p>0.1960089448</text:p>
          </table:table-cell>
          <table:table-cell office:value-type="float" office:value="-0.0144315683237964" calcext:value-type="float">
            <text:p>-0.0144315683</text:p>
          </table:table-cell>
          <table:table-cell table:formula="of:=SQRT( ( [.B$1]-[.B746]  )^2+([.C$1]-[.C746])^2)" office:value-type="float" office:value="0.357026858009402" calcext:value-type="float">
            <text:p>0.357026858</text:p>
          </table:table-cell>
        </table:table-row>
        <table:table-row table:style-name="ro1">
          <table:table-cell office:value-type="string" calcext:value-type="string">
            <text:p>GO_0046688</text:p>
          </table:table-cell>
          <table:table-cell office:value-type="float" office:value="0.196841625406585" calcext:value-type="float">
            <text:p>0.1968416254</text:p>
          </table:table-cell>
          <table:table-cell office:value-type="float" office:value="-0.0141796413337368" calcext:value-type="float">
            <text:p>-0.0141796413</text:p>
          </table:table-cell>
          <table:table-cell table:formula="of:=SQRT( ( [.B$1]-[.B747]  )^2+([.C$1]-[.C747])^2)" office:value-type="float" office:value="0.357847632437983" calcext:value-type="float">
            <text:p>0.3578476324</text:p>
          </table:table-cell>
        </table:table-row>
        <table:table-row table:style-name="ro1">
          <table:table-cell office:value-type="string" calcext:value-type="string">
            <text:p>GO_0043461</text:p>
          </table:table-cell>
          <table:table-cell office:value-type="float" office:value="0.196246470786725" calcext:value-type="float">
            <text:p>0.1962464708</text:p>
          </table:table-cell>
          <table:table-cell office:value-type="float" office:value="-0.0350061887576249" calcext:value-type="float">
            <text:p>-0.0350061888</text:p>
          </table:table-cell>
          <table:table-cell table:formula="of:=SQRT( ( [.B$1]-[.B748]  )^2+([.C$1]-[.C748])^2)" office:value-type="float" office:value="0.358767466287459" calcext:value-type="float">
            <text:p>0.3587674663</text:p>
          </table:table-cell>
        </table:table-row>
        <table:table-row table:style-name="ro1">
          <table:table-cell office:value-type="string" calcext:value-type="string">
            <text:p>GO_0006313</text:p>
          </table:table-cell>
          <table:table-cell office:value-type="float" office:value="0.19933149080168" calcext:value-type="float">
            <text:p>0.1993314908</text:p>
          </table:table-cell>
          <table:table-cell office:value-type="float" office:value="-0.0179761300288619" calcext:value-type="float">
            <text:p>-0.01797613</text:p>
          </table:table-cell>
          <table:table-cell table:formula="of:=SQRT( ( [.B$1]-[.B749]  )^2+([.C$1]-[.C749])^2)" office:value-type="float" office:value="0.360519663410437" calcext:value-type="float">
            <text:p>0.3605196634</text:p>
          </table:table-cell>
        </table:table-row>
        <table:table-row table:style-name="ro1">
          <table:table-cell office:value-type="string" calcext:value-type="string">
            <text:p>GO_0032775</text:p>
          </table:table-cell>
          <table:table-cell office:value-type="float" office:value="0.200699713180743" calcext:value-type="float">
            <text:p>0.2006997132</text:p>
          </table:table-cell>
          <table:table-cell office:value-type="float" office:value="-0.0119519492514416" calcext:value-type="float">
            <text:p>-0.0119519493</text:p>
          </table:table-cell>
          <table:table-cell table:formula="of:=SQRT( ( [.B$1]-[.B750]  )^2+([.C$1]-[.C750])^2)" office:value-type="float" office:value="0.361612730700318" calcext:value-type="float">
            <text:p>0.3616127307</text:p>
          </table:table-cell>
        </table:table-row>
        <table:table-row table:style-name="ro1">
          <table:table-cell office:value-type="string" calcext:value-type="string">
            <text:p>GO_0030908</text:p>
          </table:table-cell>
          <table:table-cell office:value-type="float" office:value="0.20146415009662" calcext:value-type="float">
            <text:p>0.2014641501</text:p>
          </table:table-cell>
          <table:table-cell office:value-type="float" office:value="0.000781904272203836" calcext:value-type="float">
            <text:p>0.0007819043</text:p>
          </table:table-cell>
          <table:table-cell table:formula="of:=SQRT( ( [.B$1]-[.B751]  )^2+([.C$1]-[.C751])^2)" office:value-type="float" office:value="0.362129698270516" calcext:value-type="float">
            <text:p>0.3621296983</text:p>
          </table:table-cell>
        </table:table-row>
        <table:table-row table:style-name="ro1">
          <table:table-cell office:value-type="string" calcext:value-type="string">
            <text:p>GO_0006284</text:p>
          </table:table-cell>
          <table:table-cell office:value-type="float" office:value="0.201181768635663" calcext:value-type="float">
            <text:p>0.2011817686</text:p>
          </table:table-cell>
          <table:table-cell office:value-type="float" office:value="-0.016419518739639" calcext:value-type="float">
            <text:p>-0.0164195187</text:p>
          </table:table-cell>
          <table:table-cell table:formula="of:=SQRT( ( [.B$1]-[.B752]  )^2+([.C$1]-[.C752])^2)" office:value-type="float" office:value="0.362287198324556" calcext:value-type="float">
            <text:p>0.3622871983</text:p>
          </table:table-cell>
        </table:table-row>
        <table:table-row table:style-name="ro1">
          <table:table-cell office:value-type="string" calcext:value-type="string">
            <text:p>GO_0051188</text:p>
          </table:table-cell>
          <table:table-cell office:value-type="float" office:value="0.201677185360749" calcext:value-type="float">
            <text:p>0.2016771854</text:p>
          </table:table-cell>
          <table:table-cell office:value-type="float" office:value="-0.0148300205723389" calcext:value-type="float">
            <text:p>-0.0148300206</text:p>
          </table:table-cell>
          <table:table-cell table:formula="of:=SQRT( ( [.B$1]-[.B753]  )^2+([.C$1]-[.C753])^2)" office:value-type="float" office:value="0.362707237528254" calcext:value-type="float">
            <text:p>0.3627072375</text:p>
          </table:table-cell>
        </table:table-row>
        <table:table-row table:style-name="ro1">
          <table:table-cell office:value-type="string" calcext:value-type="string">
            <text:p>GO_0015716</text:p>
          </table:table-cell>
          <table:table-cell office:value-type="float" office:value="0.1975383418153" calcext:value-type="float">
            <text:p>0.1975383418</text:p>
          </table:table-cell>
          <table:table-cell office:value-type="float" office:value="-0.0568459241429163" calcext:value-type="float">
            <text:p>-0.0568459241</text:p>
          </table:table-cell>
          <table:table-cell table:formula="of:=SQRT( ( [.B$1]-[.B754]  )^2+([.C$1]-[.C754])^2)" office:value-type="float" office:value="0.362914397427031" calcext:value-type="float">
            <text:p>0.3629143974</text:p>
          </table:table-cell>
        </table:table-row>
        <table:table-row table:style-name="ro1">
          <table:table-cell office:value-type="string" calcext:value-type="string">
            <text:p>GO_0045040</text:p>
          </table:table-cell>
          <table:table-cell office:value-type="float" office:value="0.198952296639769" calcext:value-type="float">
            <text:p>0.1989522966</text:p>
          </table:table-cell>
          <table:table-cell office:value-type="float" office:value="-0.0569037270838235" calcext:value-type="float">
            <text:p>-0.0569037271</text:p>
          </table:table-cell>
          <table:table-cell table:formula="of:=SQRT( ( [.B$1]-[.B755]  )^2+([.C$1]-[.C755])^2)" office:value-type="float" office:value="0.36431932040814" calcext:value-type="float">
            <text:p>0.3643193204</text:p>
          </table:table-cell>
        </table:table-row>
        <table:table-row table:style-name="ro1">
          <table:table-cell office:value-type="string" calcext:value-type="string">
            <text:p>GO_0071805</text:p>
          </table:table-cell>
          <table:table-cell office:value-type="float" office:value="0.202835669141313" calcext:value-type="float">
            <text:p>0.2028356691</text:p>
          </table:table-cell>
          <table:table-cell office:value-type="float" office:value="-0.0288349502933403" calcext:value-type="float">
            <text:p>-0.0288349503</text:p>
          </table:table-cell>
          <table:table-cell table:formula="of:=SQRT( ( [.B$1]-[.B756]  )^2+([.C$1]-[.C756])^2)" office:value-type="float" office:value="0.364759207281347" calcext:value-type="float">
            <text:p>0.3647592073</text:p>
          </table:table-cell>
        </table:table-row>
        <table:table-row table:style-name="ro1">
          <table:table-cell office:value-type="string" calcext:value-type="string">
            <text:p>GO_0042919</text:p>
          </table:table-cell>
          <table:table-cell office:value-type="float" office:value="0.203710027491842" calcext:value-type="float">
            <text:p>0.2037100275</text:p>
          </table:table-cell>
          <table:table-cell office:value-type="float" office:value="-0.0299871904695281" calcext:value-type="float">
            <text:p>-0.0299871905</text:p>
          </table:table-cell>
          <table:table-cell table:formula="of:=SQRT( ( [.B$1]-[.B757]  )^2+([.C$1]-[.C757])^2)" office:value-type="float" office:value="0.365727766703577" calcext:value-type="float">
            <text:p>0.3657277667</text:p>
          </table:table-cell>
        </table:table-row>
        <table:table-row table:style-name="ro1">
          <table:table-cell office:value-type="string" calcext:value-type="string">
            <text:p>GO_0015074</text:p>
          </table:table-cell>
          <table:table-cell office:value-type="float" office:value="0.207035294637011" calcext:value-type="float">
            <text:p>0.2070352946</text:p>
          </table:table-cell>
          <table:table-cell office:value-type="float" office:value="-0.0206971675911864" calcext:value-type="float">
            <text:p>-0.0206971676</text:p>
          </table:table-cell>
          <table:table-cell table:formula="of:=SQRT( ( [.B$1]-[.B758]  )^2+([.C$1]-[.C758])^2)" office:value-type="float" office:value="0.368366025707495" calcext:value-type="float">
            <text:p>0.3683660257</text:p>
          </table:table-cell>
        </table:table-row>
        <table:table-row table:style-name="ro1">
          <table:table-cell office:value-type="string" calcext:value-type="string">
            <text:p>GO_0034258</text:p>
          </table:table-cell>
          <table:table-cell office:value-type="float" office:value="0.207753859605976" calcext:value-type="float">
            <text:p>0.2077538596</text:p>
          </table:table-cell>
          <table:table-cell office:value-type="float" office:value="-0.0200056850302768" calcext:value-type="float">
            <text:p>-0.020005685</text:p>
          </table:table-cell>
          <table:table-cell table:formula="of:=SQRT( ( [.B$1]-[.B759]  )^2+([.C$1]-[.C759])^2)" office:value-type="float" office:value="0.369042465481157" calcext:value-type="float">
            <text:p>0.3690424655</text:p>
          </table:table-cell>
        </table:table-row>
        <table:table-row table:style-name="ro1">
          <table:table-cell office:value-type="string" calcext:value-type="string">
            <text:p>GO_0019363</text:p>
          </table:table-cell>
          <table:table-cell office:value-type="float" office:value="0.210517147156371" calcext:value-type="float">
            <text:p>0.2105171472</text:p>
          </table:table-cell>
          <table:table-cell office:value-type="float" office:value="-0.016322801649025" calcext:value-type="float">
            <text:p>-0.0163228016</text:p>
          </table:table-cell>
          <table:table-cell table:formula="of:=SQRT( ( [.B$1]-[.B760]  )^2+([.C$1]-[.C760])^2)" office:value-type="float" office:value="0.371606875910147" calcext:value-type="float">
            <text:p>0.3716068759</text:p>
          </table:table-cell>
        </table:table-row>
        <table:table-row table:style-name="ro1">
          <table:table-cell office:value-type="string" calcext:value-type="string">
            <text:p>GO_0006742</text:p>
          </table:table-cell>
          <table:table-cell office:value-type="float" office:value="0.210517147156371" calcext:value-type="float">
            <text:p>0.2105171472</text:p>
          </table:table-cell>
          <table:table-cell office:value-type="float" office:value="-0.016322801649025" calcext:value-type="float">
            <text:p>-0.0163228016</text:p>
          </table:table-cell>
          <table:table-cell table:formula="of:=SQRT( ( [.B$1]-[.B761]  )^2+([.C$1]-[.C761])^2)" office:value-type="float" office:value="0.371606875910147" calcext:value-type="float">
            <text:p>0.3716068759</text:p>
          </table:table-cell>
        </table:table-row>
        <table:table-row table:style-name="ro1">
          <table:table-cell office:value-type="string" calcext:value-type="string">
            <text:p>GO_0010468</text:p>
          </table:table-cell>
          <table:table-cell office:value-type="float" office:value="0.211293984392382" calcext:value-type="float">
            <text:p>0.2112939844</text:p>
          </table:table-cell>
          <table:table-cell office:value-type="float" office:value="-0.00390748542984075" calcext:value-type="float">
            <text:p>-0.0039074854</text:p>
          </table:table-cell>
          <table:table-cell table:formula="of:=SQRT( ( [.B$1]-[.B762]  )^2+([.C$1]-[.C762])^2)" office:value-type="float" office:value="0.371997373155178" calcext:value-type="float">
            <text:p>0.3719973732</text:p>
          </table:table-cell>
        </table:table-row>
        <table:table-row table:style-name="ro1">
          <table:table-cell office:value-type="string" calcext:value-type="string">
            <text:p>GO_0019670</text:p>
          </table:table-cell>
          <table:table-cell office:value-type="float" office:value="0.210146968502781" calcext:value-type="float">
            <text:p>0.2101469685</text:p>
          </table:table-cell>
          <table:table-cell office:value-type="float" office:value="-0.0288870041930902" calcext:value-type="float">
            <text:p>-0.0288870042</text:p>
          </table:table-cell>
          <table:table-cell table:formula="of:=SQRT( ( [.B$1]-[.B763]  )^2+([.C$1]-[.C763])^2)" office:value-type="float" office:value="0.372050013658733" calcext:value-type="float">
            <text:p>0.3720500137</text:p>
          </table:table-cell>
        </table:table-row>
        <table:table-row table:style-name="ro1">
          <table:table-cell office:value-type="string" calcext:value-type="string">
            <text:p>GO_0045493</text:p>
          </table:table-cell>
          <table:table-cell office:value-type="float" office:value="0.210066230032292" calcext:value-type="float">
            <text:p>0.21006623</text:p>
          </table:table-cell>
          <table:table-cell office:value-type="float" office:value="-0.0314524958544216" calcext:value-type="float">
            <text:p>-0.0314524959</text:p>
          </table:table-cell>
          <table:table-cell table:formula="of:=SQRT( ( [.B$1]-[.B764]  )^2+([.C$1]-[.C764])^2)" office:value-type="float" office:value="0.372187494771679" calcext:value-type="float">
            <text:p>0.3721874948</text:p>
          </table:table-cell>
        </table:table-row>
        <table:table-row table:style-name="ro1">
          <table:table-cell office:value-type="string" calcext:value-type="string">
            <text:p>GO_0043934</text:p>
          </table:table-cell>
          <table:table-cell office:value-type="float" office:value="-0.222792779327717" calcext:value-type="float">
            <text:p>-0.2227927793</text:p>
          </table:table-cell>
          <table:table-cell office:value-type="float" office:value="0.371098213903551" calcext:value-type="float">
            <text:p>0.3710982139</text:p>
          </table:table-cell>
          <table:table-cell table:formula="of:=SQRT( ( [.B$1]-[.B765]  )^2+([.C$1]-[.C765])^2)" office:value-type="float" office:value="0.374842609801721" calcext:value-type="float">
            <text:p>0.3748426098</text:p>
          </table:table-cell>
        </table:table-row>
        <table:table-row table:style-name="ro1">
          <table:table-cell office:value-type="string" calcext:value-type="string">
            <text:p>GO_0050832</text:p>
          </table:table-cell>
          <table:table-cell office:value-type="float" office:value="-0.222792779327717" calcext:value-type="float">
            <text:p>-0.2227927793</text:p>
          </table:table-cell>
          <table:table-cell office:value-type="float" office:value="0.371098213903551" calcext:value-type="float">
            <text:p>0.3710982139</text:p>
          </table:table-cell>
          <table:table-cell table:formula="of:=SQRT( ( [.B$1]-[.B766]  )^2+([.C$1]-[.C766])^2)" office:value-type="float" office:value="0.374842609801721" calcext:value-type="float">
            <text:p>0.3748426098</text:p>
          </table:table-cell>
        </table:table-row>
        <table:table-row table:style-name="ro1">
          <table:table-cell office:value-type="string" calcext:value-type="string">
            <text:p>GO_0030336</text:p>
          </table:table-cell>
          <table:table-cell office:value-type="float" office:value="-0.222792779327717" calcext:value-type="float">
            <text:p>-0.2227927793</text:p>
          </table:table-cell>
          <table:table-cell office:value-type="float" office:value="0.371098213903551" calcext:value-type="float">
            <text:p>0.3710982139</text:p>
          </table:table-cell>
          <table:table-cell table:formula="of:=SQRT( ( [.B$1]-[.B767]  )^2+([.C$1]-[.C767])^2)" office:value-type="float" office:value="0.374842609801721" calcext:value-type="float">
            <text:p>0.3748426098</text:p>
          </table:table-cell>
        </table:table-row>
        <table:table-row table:style-name="ro1">
          <table:table-cell office:value-type="string" calcext:value-type="string">
            <text:p>GO_0097588</text:p>
          </table:table-cell>
          <table:table-cell office:value-type="float" office:value="-0.222792779327717" calcext:value-type="float">
            <text:p>-0.2227927793</text:p>
          </table:table-cell>
          <table:table-cell office:value-type="float" office:value="0.371098213903551" calcext:value-type="float">
            <text:p>0.3710982139</text:p>
          </table:table-cell>
          <table:table-cell table:formula="of:=SQRT( ( [.B$1]-[.B768]  )^2+([.C$1]-[.C768])^2)" office:value-type="float" office:value="0.374842609801721" calcext:value-type="float">
            <text:p>0.3748426098</text:p>
          </table:table-cell>
        </table:table-row>
        <table:table-row table:style-name="ro1">
          <table:table-cell office:value-type="string" calcext:value-type="string">
            <text:p>GO_0009399</text:p>
          </table:table-cell>
          <table:table-cell office:value-type="float" office:value="-0.222792779327717" calcext:value-type="float">
            <text:p>-0.2227927793</text:p>
          </table:table-cell>
          <table:table-cell office:value-type="float" office:value="0.371098213903551" calcext:value-type="float">
            <text:p>0.3710982139</text:p>
          </table:table-cell>
          <table:table-cell table:formula="of:=SQRT( ( [.B$1]-[.B769]  )^2+([.C$1]-[.C769])^2)" office:value-type="float" office:value="0.374842609801721" calcext:value-type="float">
            <text:p>0.3748426098</text:p>
          </table:table-cell>
        </table:table-row>
        <table:table-row table:style-name="ro1">
          <table:table-cell office:value-type="string" calcext:value-type="string">
            <text:p>GO_0048598</text:p>
          </table:table-cell>
          <table:table-cell office:value-type="float" office:value="-0.222792779327717" calcext:value-type="float">
            <text:p>-0.2227927793</text:p>
          </table:table-cell>
          <table:table-cell office:value-type="float" office:value="0.371098213903551" calcext:value-type="float">
            <text:p>0.3710982139</text:p>
          </table:table-cell>
          <table:table-cell table:formula="of:=SQRT( ( [.B$1]-[.B770]  )^2+([.C$1]-[.C770])^2)" office:value-type="float" office:value="0.374842609801721" calcext:value-type="float">
            <text:p>0.3748426098</text:p>
          </table:table-cell>
        </table:table-row>
        <table:table-row table:style-name="ro1">
          <table:table-cell office:value-type="string" calcext:value-type="string">
            <text:p>GO_0040001</text:p>
          </table:table-cell>
          <table:table-cell office:value-type="float" office:value="-0.222792779327717" calcext:value-type="float">
            <text:p>-0.2227927793</text:p>
          </table:table-cell>
          <table:table-cell office:value-type="float" office:value="0.371098213903551" calcext:value-type="float">
            <text:p>0.3710982139</text:p>
          </table:table-cell>
          <table:table-cell table:formula="of:=SQRT( ( [.B$1]-[.B771]  )^2+([.C$1]-[.C771])^2)" office:value-type="float" office:value="0.374842609801721" calcext:value-type="float">
            <text:p>0.3748426098</text:p>
          </table:table-cell>
        </table:table-row>
        <table:table-row table:style-name="ro1">
          <table:table-cell office:value-type="string" calcext:value-type="string">
            <text:p>GO_0010972</text:p>
          </table:table-cell>
          <table:table-cell office:value-type="float" office:value="-0.222792779327717" calcext:value-type="float">
            <text:p>-0.2227927793</text:p>
          </table:table-cell>
          <table:table-cell office:value-type="float" office:value="0.371098213903551" calcext:value-type="float">
            <text:p>0.3710982139</text:p>
          </table:table-cell>
          <table:table-cell table:formula="of:=SQRT( ( [.B$1]-[.B772]  )^2+([.C$1]-[.C772])^2)" office:value-type="float" office:value="0.374842609801721" calcext:value-type="float">
            <text:p>0.3748426098</text:p>
          </table:table-cell>
        </table:table-row>
        <table:table-row table:style-name="ro1">
          <table:table-cell office:value-type="string" calcext:value-type="string">
            <text:p>GO_0071229</text:p>
          </table:table-cell>
          <table:table-cell office:value-type="float" office:value="-0.222792779327717" calcext:value-type="float">
            <text:p>-0.2227927793</text:p>
          </table:table-cell>
          <table:table-cell office:value-type="float" office:value="0.371098213903551" calcext:value-type="float">
            <text:p>0.3710982139</text:p>
          </table:table-cell>
          <table:table-cell table:formula="of:=SQRT( ( [.B$1]-[.B773]  )^2+([.C$1]-[.C773])^2)" office:value-type="float" office:value="0.374842609801721" calcext:value-type="float">
            <text:p>0.3748426098</text:p>
          </table:table-cell>
        </table:table-row>
        <table:table-row table:style-name="ro1">
          <table:table-cell office:value-type="string" calcext:value-type="string">
            <text:p>GO_0030682</text:p>
          </table:table-cell>
          <table:table-cell office:value-type="float" office:value="-0.222792779327717" calcext:value-type="float">
            <text:p>-0.2227927793</text:p>
          </table:table-cell>
          <table:table-cell office:value-type="float" office:value="0.371098213903551" calcext:value-type="float">
            <text:p>0.3710982139</text:p>
          </table:table-cell>
          <table:table-cell table:formula="of:=SQRT( ( [.B$1]-[.B774]  )^2+([.C$1]-[.C774])^2)" office:value-type="float" office:value="0.374842609801721" calcext:value-type="float">
            <text:p>0.3748426098</text:p>
          </table:table-cell>
        </table:table-row>
        <table:table-row table:style-name="ro1">
          <table:table-cell office:value-type="string" calcext:value-type="string">
            <text:p>GO_0000281</text:p>
          </table:table-cell>
          <table:table-cell office:value-type="float" office:value="-0.222792779327717" calcext:value-type="float">
            <text:p>-0.2227927793</text:p>
          </table:table-cell>
          <table:table-cell office:value-type="float" office:value="0.371098213903551" calcext:value-type="float">
            <text:p>0.3710982139</text:p>
          </table:table-cell>
          <table:table-cell table:formula="of:=SQRT( ( [.B$1]-[.B775]  )^2+([.C$1]-[.C775])^2)" office:value-type="float" office:value="0.374842609801721" calcext:value-type="float">
            <text:p>0.3748426098</text:p>
          </table:table-cell>
        </table:table-row>
        <table:table-row table:style-name="ro1">
          <table:table-cell office:value-type="string" calcext:value-type="string">
            <text:p>GO_0030436</text:p>
          </table:table-cell>
          <table:table-cell office:value-type="float" office:value="-0.222792779327717" calcext:value-type="float">
            <text:p>-0.2227927793</text:p>
          </table:table-cell>
          <table:table-cell office:value-type="float" office:value="0.371098213903551" calcext:value-type="float">
            <text:p>0.3710982139</text:p>
          </table:table-cell>
          <table:table-cell table:formula="of:=SQRT( ( [.B$1]-[.B776]  )^2+([.C$1]-[.C776])^2)" office:value-type="float" office:value="0.374842609801721" calcext:value-type="float">
            <text:p>0.3748426098</text:p>
          </table:table-cell>
        </table:table-row>
        <table:table-row table:style-name="ro1">
          <table:table-cell office:value-type="string" calcext:value-type="string">
            <text:p>GO_0034229</text:p>
          </table:table-cell>
          <table:table-cell office:value-type="float" office:value="0.214140782894221" calcext:value-type="float">
            <text:p>0.2141407829</text:p>
          </table:table-cell>
          <table:table-cell office:value-type="float" office:value="-0.0183392471707578" calcext:value-type="float">
            <text:p>-0.0183392472</text:p>
          </table:table-cell>
          <table:table-cell table:formula="of:=SQRT( ( [.B$1]-[.B777]  )^2+([.C$1]-[.C777])^2)" office:value-type="float" office:value="0.375327270949178" calcext:value-type="float">
            <text:p>0.3753272709</text:p>
          </table:table-cell>
        </table:table-row>
        <table:table-row table:style-name="ro1">
          <table:table-cell office:value-type="string" calcext:value-type="string">
            <text:p>GO_0016125</text:p>
          </table:table-cell>
          <table:table-cell office:value-type="float" office:value="0.218240511442151" calcext:value-type="float">
            <text:p>0.2182405114</text:p>
          </table:table-cell>
          <table:table-cell office:value-type="float" office:value="-0.00109907638424601" calcext:value-type="float">
            <text:p>-0.0010990764</text:p>
          </table:table-cell>
          <table:table-cell table:formula="of:=SQRT( ( [.B$1]-[.B778]  )^2+([.C$1]-[.C778])^2)" office:value-type="float" office:value="0.378913969352127" calcext:value-type="float">
            <text:p>0.3789139694</text:p>
          </table:table-cell>
        </table:table-row>
        <table:table-row table:style-name="ro1">
          <table:table-cell office:value-type="string" calcext:value-type="string">
            <text:p>GO_0015694</text:p>
          </table:table-cell>
          <table:table-cell office:value-type="float" office:value="0.218640103471321" calcext:value-type="float">
            <text:p>0.2186401035</text:p>
          </table:table-cell>
          <table:table-cell office:value-type="float" office:value="-0.0244389201386341" calcext:value-type="float">
            <text:p>-0.0244389201</text:p>
          </table:table-cell>
          <table:table-cell table:formula="of:=SQRT( ( [.B$1]-[.B779]  )^2+([.C$1]-[.C779])^2)" office:value-type="float" office:value="0.380186858936864" calcext:value-type="float">
            <text:p>0.3801868589</text:p>
          </table:table-cell>
        </table:table-row>
        <table:table-row table:style-name="ro1">
          <table:table-cell office:value-type="string" calcext:value-type="string">
            <text:p>GO_0061136</text:p>
          </table:table-cell>
          <table:table-cell office:value-type="float" office:value="0.218630991132746" calcext:value-type="float">
            <text:p>0.2186309911</text:p>
          </table:table-cell>
          <table:table-cell office:value-type="float" office:value="-0.0361823926053837" calcext:value-type="float">
            <text:p>-0.0361823926</text:p>
          </table:table-cell>
          <table:table-cell table:formula="of:=SQRT( ( [.B$1]-[.B780]  )^2+([.C$1]-[.C780])^2)" office:value-type="float" office:value="0.381157268779643" calcext:value-type="float">
            <text:p>0.3811572688</text:p>
          </table:table-cell>
        </table:table-row>
        <table:table-row table:style-name="ro1">
          <table:table-cell office:value-type="string" calcext:value-type="string">
            <text:p>GO_0006323</text:p>
          </table:table-cell>
          <table:table-cell office:value-type="float" office:value="0.228404880752423" calcext:value-type="float">
            <text:p>0.2284048808</text:p>
          </table:table-cell>
          <table:table-cell office:value-type="float" office:value="-0.0144251722385213" calcext:value-type="float">
            <text:p>-0.0144251722</text:p>
          </table:table-cell>
          <table:table-cell table:formula="of:=SQRT( ( [.B$1]-[.B781]  )^2+([.C$1]-[.C781])^2)" office:value-type="float" office:value="0.389393169344624" calcext:value-type="float">
            <text:p>0.3893931693</text:p>
          </table:table-cell>
        </table:table-row>
        <table:table-row table:style-name="ro1">
          <table:table-cell office:value-type="string" calcext:value-type="string">
            <text:p>GO_0002128</text:p>
          </table:table-cell>
          <table:table-cell office:value-type="float" office:value="0.229768638383588" calcext:value-type="float">
            <text:p>0.2297686384</text:p>
          </table:table-cell>
          <table:table-cell office:value-type="float" office:value="-0.0176438409408245" calcext:value-type="float">
            <text:p>-0.0176438409</text:p>
          </table:table-cell>
          <table:table-cell table:formula="of:=SQRT( ( [.B$1]-[.B782]  )^2+([.C$1]-[.C782])^2)" office:value-type="float" office:value="0.390899711002045" calcext:value-type="float">
            <text:p>0.390899711</text:p>
          </table:table-cell>
        </table:table-row>
        <table:table-row table:style-name="ro1">
          <table:table-cell office:value-type="string" calcext:value-type="string">
            <text:p>GO_0019748</text:p>
          </table:table-cell>
          <table:table-cell office:value-type="float" office:value="0.234414119977892" calcext:value-type="float">
            <text:p>0.23441412</text:p>
          </table:table-cell>
          <table:table-cell office:value-type="float" office:value="-0.0256271154191373" calcext:value-type="float">
            <text:p>-0.0256271154</text:p>
          </table:table-cell>
          <table:table-cell table:formula="of:=SQRT( ( [.B$1]-[.B783]  )^2+([.C$1]-[.C783])^2)" office:value-type="float" office:value="0.39600518448781" calcext:value-type="float">
            <text:p>0.3960051845</text:p>
          </table:table-cell>
        </table:table-row>
        <table:table-row table:style-name="ro1">
          <table:table-cell office:value-type="string" calcext:value-type="string">
            <text:p>GO_0000921</text:p>
          </table:table-cell>
          <table:table-cell office:value-type="float" office:value="0.235666904111588" calcext:value-type="float">
            <text:p>0.2356669041</text:p>
          </table:table-cell>
          <table:table-cell office:value-type="float" office:value="-0.0268708229138585" calcext:value-type="float">
            <text:p>-0.0268708229</text:p>
          </table:table-cell>
          <table:table-cell table:formula="of:=SQRT( ( [.B$1]-[.B784]  )^2+([.C$1]-[.C784])^2)" office:value-type="float" office:value="0.39734172624682" calcext:value-type="float">
            <text:p>0.3973417262</text:p>
          </table:table-cell>
        </table:table-row>
        <table:table-row table:style-name="ro1">
          <table:table-cell office:value-type="string" calcext:value-type="string">
            <text:p>GO_0006011</text:p>
          </table:table-cell>
          <table:table-cell office:value-type="float" office:value="0.235666904111588" calcext:value-type="float">
            <text:p>0.2356669041</text:p>
          </table:table-cell>
          <table:table-cell office:value-type="float" office:value="-0.0268708229138585" calcext:value-type="float">
            <text:p>-0.0268708229</text:p>
          </table:table-cell>
          <table:table-cell table:formula="of:=SQRT( ( [.B$1]-[.B785]  )^2+([.C$1]-[.C785])^2)" office:value-type="float" office:value="0.39734172624682" calcext:value-type="float">
            <text:p>0.3973417262</text:p>
          </table:table-cell>
        </table:table-row>
        <table:table-row table:style-name="ro1">
          <table:table-cell office:value-type="string" calcext:value-type="string">
            <text:p>GO_0071107</text:p>
          </table:table-cell>
          <table:table-cell office:value-type="float" office:value="0.239139874338128" calcext:value-type="float">
            <text:p>0.2391398743</text:p>
          </table:table-cell>
          <table:table-cell office:value-type="float" office:value="-0.0171865780621703" calcext:value-type="float">
            <text:p>-0.0171865781</text:p>
          </table:table-cell>
          <table:table-cell table:formula="of:=SQRT( ( [.B$1]-[.B786]  )^2+([.C$1]-[.C786])^2)" office:value-type="float" office:value="0.400238492668475" calcext:value-type="float">
            <text:p>0.4002384927</text:p>
          </table:table-cell>
        </table:table-row>
        <table:table-row table:style-name="ro1">
          <table:table-cell office:value-type="string" calcext:value-type="string">
            <text:p>GO_0009404</text:p>
          </table:table-cell>
          <table:table-cell office:value-type="float" office:value="0.239139874338128" calcext:value-type="float">
            <text:p>0.2391398743</text:p>
          </table:table-cell>
          <table:table-cell office:value-type="float" office:value="-0.0171865780621703" calcext:value-type="float">
            <text:p>-0.0171865781</text:p>
          </table:table-cell>
          <table:table-cell table:formula="of:=SQRT( ( [.B$1]-[.B787]  )^2+([.C$1]-[.C787])^2)" office:value-type="float" office:value="0.400238492668475" calcext:value-type="float">
            <text:p>0.4002384927</text:p>
          </table:table-cell>
        </table:table-row>
        <table:table-row table:style-name="ro1">
          <table:table-cell office:value-type="string" calcext:value-type="string">
            <text:p>GO_0019290</text:p>
          </table:table-cell>
          <table:table-cell office:value-type="float" office:value="0.240135755696258" calcext:value-type="float">
            <text:p>0.2401357557</text:p>
          </table:table-cell>
          <table:table-cell office:value-type="float" office:value="-0.00772236544211516" calcext:value-type="float">
            <text:p>-0.0077223654</text:p>
          </table:table-cell>
          <table:table-cell table:formula="of:=SQRT( ( [.B$1]-[.B788]  )^2+([.C$1]-[.C788])^2)" office:value-type="float" office:value="0.40090542103342" calcext:value-type="float">
            <text:p>0.400905421</text:p>
          </table:table-cell>
        </table:table-row>
        <table:table-row table:style-name="ro1">
          <table:table-cell office:value-type="string" calcext:value-type="string">
            <text:p>GO_0009758</text:p>
          </table:table-cell>
          <table:table-cell office:value-type="float" office:value="0.240297531080307" calcext:value-type="float">
            <text:p>0.2402975311</text:p>
          </table:table-cell>
          <table:table-cell office:value-type="float" office:value="-0.0139584964449409" calcext:value-type="float">
            <text:p>-0.0139584964</text:p>
          </table:table-cell>
          <table:table-cell table:formula="of:=SQRT( ( [.B$1]-[.B789]  )^2+([.C$1]-[.C789])^2)" office:value-type="float" office:value="0.401258056948413" calcext:value-type="float">
            <text:p>0.4012580569</text:p>
          </table:table-cell>
        </table:table-row>
        <table:table-row table:style-name="ro1">
          <table:table-cell office:value-type="string" calcext:value-type="string">
            <text:p>GO_0051782</text:p>
          </table:table-cell>
          <table:table-cell office:value-type="float" office:value="0.23921218231111" calcext:value-type="float">
            <text:p>0.2392121823</text:p>
          </table:table-cell>
          <table:table-cell office:value-type="float" office:value="-0.0352214206935793" calcext:value-type="float">
            <text:p>-0.0352214207</text:p>
          </table:table-cell>
          <table:table-cell table:formula="of:=SQRT( ( [.B$1]-[.B790]  )^2+([.C$1]-[.C790])^2)" office:value-type="float" office:value="0.401554216342787" calcext:value-type="float">
            <text:p>0.4015542163</text:p>
          </table:table-cell>
        </table:table-row>
        <table:table-row table:style-name="ro1">
          <table:table-cell office:value-type="string" calcext:value-type="string">
            <text:p>GO_0046782</text:p>
          </table:table-cell>
          <table:table-cell office:value-type="float" office:value="0.240794571092342" calcext:value-type="float">
            <text:p>0.2407945711</text:p>
          </table:table-cell>
          <table:table-cell office:value-type="float" office:value="-0.0189634839293199" calcext:value-type="float">
            <text:p>-0.0189634839</text:p>
          </table:table-cell>
          <table:table-cell table:formula="of:=SQRT( ( [.B$1]-[.B791]  )^2+([.C$1]-[.C791])^2)" office:value-type="float" office:value="0.401977678057692" calcext:value-type="float">
            <text:p>0.4019776781</text:p>
          </table:table-cell>
        </table:table-row>
        <table:table-row table:style-name="ro1">
          <table:table-cell office:value-type="string" calcext:value-type="string">
            <text:p>GO_0046413</text:p>
          </table:table-cell>
          <table:table-cell office:value-type="float" office:value="0.241307236008111" calcext:value-type="float">
            <text:p>0.241307236</text:p>
          </table:table-cell>
          <table:table-cell office:value-type="float" office:value="-0.0166135735653805" calcext:value-type="float">
            <text:p>-0.0166135736</text:p>
          </table:table-cell>
          <table:table-cell table:formula="of:=SQRT( ( [.B$1]-[.B792]  )^2+([.C$1]-[.C792])^2)" office:value-type="float" office:value="0.402377402145733" calcext:value-type="float">
            <text:p>0.4023774021</text:p>
          </table:table-cell>
        </table:table-row>
        <table:table-row table:style-name="ro1">
          <table:table-cell office:value-type="string" calcext:value-type="string">
            <text:p>GO_0015888</text:p>
          </table:table-cell>
          <table:table-cell office:value-type="float" office:value="0.2392483362976" calcext:value-type="float">
            <text:p>0.2392483363</text:p>
          </table:table-cell>
          <table:table-cell office:value-type="float" office:value="-0.0442388420092838" calcext:value-type="float">
            <text:p>-0.044238842</text:p>
          </table:table-cell>
          <table:table-cell table:formula="of:=SQRT( ( [.B$1]-[.B793]  )^2+([.C$1]-[.C793])^2)" office:value-type="float" office:value="0.402513606068322" calcext:value-type="float">
            <text:p>0.4025136061</text:p>
          </table:table-cell>
        </table:table-row>
        <table:table-row table:style-name="ro1">
          <table:table-cell office:value-type="string" calcext:value-type="string">
            <text:p>GO_0009733</text:p>
          </table:table-cell>
          <table:table-cell office:value-type="float" office:value="0.24169768086413" calcext:value-type="float">
            <text:p>0.2416976809</text:p>
          </table:table-cell>
          <table:table-cell office:value-type="float" office:value="-0.0193743889162764" calcext:value-type="float">
            <text:p>-0.0193743889</text:p>
          </table:table-cell>
          <table:table-cell table:formula="of:=SQRT( ( [.B$1]-[.B794]  )^2+([.C$1]-[.C794])^2)" office:value-type="float" office:value="0.402900645340106" calcext:value-type="float">
            <text:p>0.4029006453</text:p>
          </table:table-cell>
        </table:table-row>
        <table:table-row table:style-name="ro1">
          <table:table-cell office:value-type="string" calcext:value-type="string">
            <text:p>GO_0042546</text:p>
          </table:table-cell>
          <table:table-cell office:value-type="float" office:value="0.242063746344345" calcext:value-type="float">
            <text:p>0.2420637463</text:p>
          </table:table-cell>
          <table:table-cell office:value-type="float" office:value="-0.0146255666339587" calcext:value-type="float">
            <text:p>-0.0146255666</text:p>
          </table:table-cell>
          <table:table-cell table:formula="of:=SQRT( ( [.B$1]-[.B795]  )^2+([.C$1]-[.C795])^2)" office:value-type="float" office:value="0.403049015349642" calcext:value-type="float">
            <text:p>0.4030490153</text:p>
          </table:table-cell>
        </table:table-row>
        <table:table-row table:style-name="ro1">
          <table:table-cell office:value-type="string" calcext:value-type="string">
            <text:p>GO_0034508</text:p>
          </table:table-cell>
          <table:table-cell office:value-type="float" office:value="0.238064022843132" calcext:value-type="float">
            <text:p>0.2380640228</text:p>
          </table:table-cell>
          <table:table-cell office:value-type="float" office:value="-0.0578749900986571" calcext:value-type="float">
            <text:p>-0.0578749901</text:p>
          </table:table-cell>
          <table:table-cell table:formula="of:=SQRT( ( [.B$1]-[.B796]  )^2+([.C$1]-[.C796])^2)" office:value-type="float" office:value="0.40311670108966" calcext:value-type="float">
            <text:p>0.4031167011</text:p>
          </table:table-cell>
        </table:table-row>
        <table:table-row table:style-name="ro1">
          <table:table-cell office:value-type="string" calcext:value-type="string">
            <text:p>GO_0051382</text:p>
          </table:table-cell>
          <table:table-cell office:value-type="float" office:value="0.238064022843132" calcext:value-type="float">
            <text:p>0.2380640228</text:p>
          </table:table-cell>
          <table:table-cell office:value-type="float" office:value="-0.0578749900986571" calcext:value-type="float">
            <text:p>-0.0578749901</text:p>
          </table:table-cell>
          <table:table-cell table:formula="of:=SQRT( ( [.B$1]-[.B797]  )^2+([.C$1]-[.C797])^2)" office:value-type="float" office:value="0.40311670108966" calcext:value-type="float">
            <text:p>0.4031167011</text:p>
          </table:table-cell>
        </table:table-row>
        <table:table-row table:style-name="ro1">
          <table:table-cell office:value-type="string" calcext:value-type="string">
            <text:p>GO_0019083</text:p>
          </table:table-cell>
          <table:table-cell office:value-type="float" office:value="0.242612844564667" calcext:value-type="float">
            <text:p>0.2426128446</text:p>
          </table:table-cell>
          <table:table-cell office:value-type="float" office:value="-0.0075023332104821" calcext:value-type="float">
            <text:p>-0.0075023332</text:p>
          </table:table-cell>
          <table:table-cell table:formula="of:=SQRT( ( [.B$1]-[.B798]  )^2+([.C$1]-[.C798])^2)" office:value-type="float" office:value="0.403376929002324" calcext:value-type="float">
            <text:p>0.403376929</text:p>
          </table:table-cell>
        </table:table-row>
        <table:table-row table:style-name="ro1">
          <table:table-cell office:value-type="string" calcext:value-type="string">
            <text:p>GO_0035435</text:p>
          </table:table-cell>
          <table:table-cell office:value-type="float" office:value="0.243940686375507" calcext:value-type="float">
            <text:p>0.2439406864</text:p>
          </table:table-cell>
          <table:table-cell office:value-type="float" office:value="0.00511661694959139" calcext:value-type="float">
            <text:p>0.0051166169</text:p>
          </table:table-cell>
          <table:table-cell table:formula="of:=SQRT( ( [.B$1]-[.B799]  )^2+([.C$1]-[.C799])^2)" office:value-type="float" office:value="0.404622339598001" calcext:value-type="float">
            <text:p>0.4046223396</text:p>
          </table:table-cell>
        </table:table-row>
        <table:table-row table:style-name="ro1">
          <table:table-cell office:value-type="string" calcext:value-type="string">
            <text:p>GO_0010833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  <table:table-cell table:formula="of:=SQRT( ( [.B$1]-[.B800]  )^2+([.C$1]-[.C800])^2)" office:value-type="float" office:value="0.40502251947035" calcext:value-type="float">
            <text:p>0.4050225195</text:p>
          </table:table-cell>
        </table:table-row>
        <table:table-row table:style-name="ro1">
          <table:table-cell office:value-type="string" calcext:value-type="string">
            <text:p>GO_0045132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  <table:table-cell table:formula="of:=SQRT( ( [.B$1]-[.B801]  )^2+([.C$1]-[.C801])^2)" office:value-type="float" office:value="0.40502251947035" calcext:value-type="float">
            <text:p>0.4050225195</text:p>
          </table:table-cell>
        </table:table-row>
        <table:table-row table:style-name="ro1">
          <table:table-cell office:value-type="string" calcext:value-type="string">
            <text:p>GO_0005993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  <table:table-cell table:formula="of:=SQRT( ( [.B$1]-[.B802]  )^2+([.C$1]-[.C802])^2)" office:value-type="float" office:value="0.40502251947035" calcext:value-type="float">
            <text:p>0.4050225195</text:p>
          </table:table-cell>
        </table:table-row>
        <table:table-row table:style-name="ro1">
          <table:table-cell office:value-type="string" calcext:value-type="string">
            <text:p>GO_0016106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  <table:table-cell table:formula="of:=SQRT( ( [.B$1]-[.B803]  )^2+([.C$1]-[.C803])^2)" office:value-type="float" office:value="0.40502251947035" calcext:value-type="float">
            <text:p>0.4050225195</text:p>
          </table:table-cell>
        </table:table-row>
        <table:table-row table:style-name="ro1">
          <table:table-cell office:value-type="string" calcext:value-type="string">
            <text:p>GO_0002098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  <table:table-cell table:formula="of:=SQRT( ( [.B$1]-[.B804]  )^2+([.C$1]-[.C804])^2)" office:value-type="float" office:value="0.40502251947035" calcext:value-type="float">
            <text:p>0.4050225195</text:p>
          </table:table-cell>
        </table:table-row>
        <table:table-row table:style-name="ro1">
          <table:table-cell office:value-type="string" calcext:value-type="string">
            <text:p>GO_0008608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  <table:table-cell table:formula="of:=SQRT( ( [.B$1]-[.B805]  )^2+([.C$1]-[.C805])^2)" office:value-type="float" office:value="0.40502251947035" calcext:value-type="float">
            <text:p>0.4050225195</text:p>
          </table:table-cell>
        </table:table-row>
        <table:table-row table:style-name="ro1">
          <table:table-cell office:value-type="string" calcext:value-type="string">
            <text:p>GO_0006824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  <table:table-cell table:formula="of:=SQRT( ( [.B$1]-[.B806]  )^2+([.C$1]-[.C806])^2)" office:value-type="float" office:value="0.40502251947035" calcext:value-type="float">
            <text:p>0.4050225195</text:p>
          </table:table-cell>
        </table:table-row>
        <table:table-row table:style-name="ro1">
          <table:table-cell office:value-type="string" calcext:value-type="string">
            <text:p>GO_0000390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  <table:table-cell table:formula="of:=SQRT( ( [.B$1]-[.B807]  )^2+([.C$1]-[.C807])^2)" office:value-type="float" office:value="0.40502251947035" calcext:value-type="float">
            <text:p>0.4050225195</text:p>
          </table:table-cell>
        </table:table-row>
        <table:table-row table:style-name="ro1">
          <table:table-cell office:value-type="string" calcext:value-type="string">
            <text:p>GO_0032065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  <table:table-cell table:formula="of:=SQRT( ( [.B$1]-[.B808]  )^2+([.C$1]-[.C808])^2)" office:value-type="float" office:value="0.40502251947035" calcext:value-type="float">
            <text:p>0.4050225195</text:p>
          </table:table-cell>
        </table:table-row>
        <table:table-row table:style-name="ro1">
          <table:table-cell office:value-type="string" calcext:value-type="string">
            <text:p>GO_0051321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  <table:table-cell table:formula="of:=SQRT( ( [.B$1]-[.B809]  )^2+([.C$1]-[.C809])^2)" office:value-type="float" office:value="0.40502251947035" calcext:value-type="float">
            <text:p>0.4050225195</text:p>
          </table:table-cell>
        </table:table-row>
        <table:table-row table:style-name="ro1">
          <table:table-cell office:value-type="string" calcext:value-type="string">
            <text:p>GO_0009820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  <table:table-cell table:formula="of:=SQRT( ( [.B$1]-[.B810]  )^2+([.C$1]-[.C810])^2)" office:value-type="float" office:value="0.40502251947035" calcext:value-type="float">
            <text:p>0.4050225195</text:p>
          </table:table-cell>
        </table:table-row>
        <table:table-row table:style-name="ro1">
          <table:table-cell office:value-type="string" calcext:value-type="string">
            <text:p>GO_0031047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  <table:table-cell table:formula="of:=SQRT( ( [.B$1]-[.B811]  )^2+([.C$1]-[.C811])^2)" office:value-type="float" office:value="0.40502251947035" calcext:value-type="float">
            <text:p>0.4050225195</text:p>
          </table:table-cell>
        </table:table-row>
        <table:table-row table:style-name="ro1">
          <table:table-cell office:value-type="string" calcext:value-type="string">
            <text:p>GO_0044179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  <table:table-cell table:formula="of:=SQRT( ( [.B$1]-[.B812]  )^2+([.C$1]-[.C812])^2)" office:value-type="float" office:value="0.40502251947035" calcext:value-type="float">
            <text:p>0.4050225195</text:p>
          </table:table-cell>
        </table:table-row>
        <table:table-row table:style-name="ro1">
          <table:table-cell office:value-type="string" calcext:value-type="string">
            <text:p>GO_0006953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  <table:table-cell table:formula="of:=SQRT( ( [.B$1]-[.B813]  )^2+([.C$1]-[.C813])^2)" office:value-type="float" office:value="0.40502251947035" calcext:value-type="float">
            <text:p>0.4050225195</text:p>
          </table:table-cell>
        </table:table-row>
        <table:table-row table:style-name="ro1">
          <table:table-cell office:value-type="string" calcext:value-type="string">
            <text:p>GO_0071766</text:p>
          </table:table-cell>
          <table:table-cell office:value-type="float" office:value="0.244604607280928" calcext:value-type="float">
            <text:p>0.2446046073</text:p>
          </table:table-cell>
          <table:table-cell office:value-type="float" office:value="0.0114260920296281" calcext:value-type="float">
            <text:p>0.011426092</text:p>
          </table:table-cell>
          <table:table-cell table:formula="of:=SQRT( ( [.B$1]-[.B814]  )^2+([.C$1]-[.C814])^2)" office:value-type="float" office:value="0.405392567676359" calcext:value-type="float">
            <text:p>0.4053925677</text:p>
          </table:table-cell>
        </table:table-row>
        <table:table-row table:style-name="ro1">
          <table:table-cell office:value-type="string" calcext:value-type="string">
            <text:p>GO_0019064</text:p>
          </table:table-cell>
          <table:table-cell office:value-type="float" office:value="0.244604607280928" calcext:value-type="float">
            <text:p>0.2446046073</text:p>
          </table:table-cell>
          <table:table-cell office:value-type="float" office:value="0.0114260920296281" calcext:value-type="float">
            <text:p>0.011426092</text:p>
          </table:table-cell>
          <table:table-cell table:formula="of:=SQRT( ( [.B$1]-[.B815]  )^2+([.C$1]-[.C815])^2)" office:value-type="float" office:value="0.405392567676359" calcext:value-type="float">
            <text:p>0.4053925677</text:p>
          </table:table-cell>
        </table:table-row>
        <table:table-row table:style-name="ro1">
          <table:table-cell office:value-type="string" calcext:value-type="string">
            <text:p>GO_0030418</text:p>
          </table:table-cell>
          <table:table-cell office:value-type="float" office:value="0.244604607280928" calcext:value-type="float">
            <text:p>0.2446046073</text:p>
          </table:table-cell>
          <table:table-cell office:value-type="float" office:value="0.0114260920296281" calcext:value-type="float">
            <text:p>0.011426092</text:p>
          </table:table-cell>
          <table:table-cell table:formula="of:=SQRT( ( [.B$1]-[.B816]  )^2+([.C$1]-[.C816])^2)" office:value-type="float" office:value="0.405392567676359" calcext:value-type="float">
            <text:p>0.4053925677</text:p>
          </table:table-cell>
        </table:table-row>
        <table:table-row table:style-name="ro1">
          <table:table-cell office:value-type="string" calcext:value-type="string">
            <text:p>GO_0009890</text:p>
          </table:table-cell>
          <table:table-cell office:value-type="float" office:value="-0.270177546067965" calcext:value-type="float">
            <text:p>-0.2701775461</text:p>
          </table:table-cell>
          <table:table-cell office:value-type="float" office:value="-0.39725466792046" calcext:value-type="float">
            <text:p>-0.3972546679</text:p>
          </table:table-cell>
          <table:table-cell table:formula="of:=SQRT( ( [.B$1]-[.B817]  )^2+([.C$1]-[.C817])^2)" office:value-type="float" office:value="0.413461646809836" calcext:value-type="float">
            <text:p>0.4134616468</text:p>
          </table:table-cell>
        </table:table-row>
        <table:table-row table:style-name="ro1">
          <table:table-cell office:value-type="string" calcext:value-type="string">
            <text:p>GO_0007099</text:p>
          </table:table-cell>
          <table:table-cell office:value-type="float" office:value="-0.270177546067965" calcext:value-type="float">
            <text:p>-0.2701775461</text:p>
          </table:table-cell>
          <table:table-cell office:value-type="float" office:value="-0.39725466792046" calcext:value-type="float">
            <text:p>-0.3972546679</text:p>
          </table:table-cell>
          <table:table-cell table:formula="of:=SQRT( ( [.B$1]-[.B818]  )^2+([.C$1]-[.C818])^2)" office:value-type="float" office:value="0.413461646809836" calcext:value-type="float">
            <text:p>0.4134616468</text:p>
          </table:table-cell>
        </table:table-row>
        <table:table-row table:style-name="ro1">
          <table:table-cell office:value-type="string" calcext:value-type="string">
            <text:p>GO_0031175</text:p>
          </table:table-cell>
          <table:table-cell office:value-type="float" office:value="-0.270177546067965" calcext:value-type="float">
            <text:p>-0.2701775461</text:p>
          </table:table-cell>
          <table:table-cell office:value-type="float" office:value="-0.39725466792046" calcext:value-type="float">
            <text:p>-0.3972546679</text:p>
          </table:table-cell>
          <table:table-cell table:formula="of:=SQRT( ( [.B$1]-[.B819]  )^2+([.C$1]-[.C819])^2)" office:value-type="float" office:value="0.413461646809836" calcext:value-type="float">
            <text:p>0.4134616468</text:p>
          </table:table-cell>
        </table:table-row>
        <table:table-row table:style-name="ro1">
          <table:table-cell office:value-type="string" calcext:value-type="string">
            <text:p>GO_0051297</text:p>
          </table:table-cell>
          <table:table-cell office:value-type="float" office:value="-0.270177546067965" calcext:value-type="float">
            <text:p>-0.2701775461</text:p>
          </table:table-cell>
          <table:table-cell office:value-type="float" office:value="-0.39725466792046" calcext:value-type="float">
            <text:p>-0.3972546679</text:p>
          </table:table-cell>
          <table:table-cell table:formula="of:=SQRT( ( [.B$1]-[.B820]  )^2+([.C$1]-[.C820])^2)" office:value-type="float" office:value="0.413461646809836" calcext:value-type="float">
            <text:p>0.4134616468</text:p>
          </table:table-cell>
        </table:table-row>
        <table:table-row table:style-name="ro1">
          <table:table-cell office:value-type="string" calcext:value-type="string">
            <text:p>GO_0030431</text:p>
          </table:table-cell>
          <table:table-cell office:value-type="float" office:value="-0.270177546067965" calcext:value-type="float">
            <text:p>-0.2701775461</text:p>
          </table:table-cell>
          <table:table-cell office:value-type="float" office:value="-0.39725466792046" calcext:value-type="float">
            <text:p>-0.3972546679</text:p>
          </table:table-cell>
          <table:table-cell table:formula="of:=SQRT( ( [.B$1]-[.B821]  )^2+([.C$1]-[.C821])^2)" office:value-type="float" office:value="0.413461646809836" calcext:value-type="float">
            <text:p>0.4134616468</text:p>
          </table:table-cell>
        </table:table-row>
        <table:table-row table:style-name="ro1">
          <table:table-cell office:value-type="string" calcext:value-type="string">
            <text:p>GO_0007172</text:p>
          </table:table-cell>
          <table:table-cell office:value-type="float" office:value="-0.270177546067965" calcext:value-type="float">
            <text:p>-0.2701775461</text:p>
          </table:table-cell>
          <table:table-cell office:value-type="float" office:value="-0.39725466792046" calcext:value-type="float">
            <text:p>-0.3972546679</text:p>
          </table:table-cell>
          <table:table-cell table:formula="of:=SQRT( ( [.B$1]-[.B822]  )^2+([.C$1]-[.C822])^2)" office:value-type="float" office:value="0.413461646809836" calcext:value-type="float">
            <text:p>0.4134616468</text:p>
          </table:table-cell>
        </table:table-row>
        <table:table-row table:style-name="ro1">
          <table:table-cell office:value-type="string" calcext:value-type="string">
            <text:p>GO_0046660</text:p>
          </table:table-cell>
          <table:table-cell office:value-type="float" office:value="-0.270177546067965" calcext:value-type="float">
            <text:p>-0.2701775461</text:p>
          </table:table-cell>
          <table:table-cell office:value-type="float" office:value="-0.39725466792046" calcext:value-type="float">
            <text:p>-0.3972546679</text:p>
          </table:table-cell>
          <table:table-cell table:formula="of:=SQRT( ( [.B$1]-[.B823]  )^2+([.C$1]-[.C823])^2)" office:value-type="float" office:value="0.413461646809836" calcext:value-type="float">
            <text:p>0.4134616468</text:p>
          </table:table-cell>
        </table:table-row>
        <table:table-row table:style-name="ro1">
          <table:table-cell office:value-type="string" calcext:value-type="string">
            <text:p>GO_0032222</text:p>
          </table:table-cell>
          <table:table-cell office:value-type="float" office:value="-0.270177546067965" calcext:value-type="float">
            <text:p>-0.2701775461</text:p>
          </table:table-cell>
          <table:table-cell office:value-type="float" office:value="-0.39725466792046" calcext:value-type="float">
            <text:p>-0.3972546679</text:p>
          </table:table-cell>
          <table:table-cell table:formula="of:=SQRT( ( [.B$1]-[.B824]  )^2+([.C$1]-[.C824])^2)" office:value-type="float" office:value="0.413461646809836" calcext:value-type="float">
            <text:p>0.4134616468</text:p>
          </table:table-cell>
        </table:table-row>
        <table:table-row table:style-name="ro1">
          <table:table-cell office:value-type="string" calcext:value-type="string">
            <text:p>GO_1903818</text:p>
          </table:table-cell>
          <table:table-cell office:value-type="float" office:value="-0.270177546067965" calcext:value-type="float">
            <text:p>-0.2701775461</text:p>
          </table:table-cell>
          <table:table-cell office:value-type="float" office:value="-0.39725466792046" calcext:value-type="float">
            <text:p>-0.3972546679</text:p>
          </table:table-cell>
          <table:table-cell table:formula="of:=SQRT( ( [.B$1]-[.B825]  )^2+([.C$1]-[.C825])^2)" office:value-type="float" office:value="0.413461646809836" calcext:value-type="float">
            <text:p>0.4134616468</text:p>
          </table:table-cell>
        </table:table-row>
        <table:table-row table:style-name="ro1">
          <table:table-cell office:value-type="string" calcext:value-type="string">
            <text:p>GO_0009690</text:p>
          </table:table-cell>
          <table:table-cell office:value-type="float" office:value="-0.270177546067965" calcext:value-type="float">
            <text:p>-0.2701775461</text:p>
          </table:table-cell>
          <table:table-cell office:value-type="float" office:value="-0.39725466792046" calcext:value-type="float">
            <text:p>-0.3972546679</text:p>
          </table:table-cell>
          <table:table-cell table:formula="of:=SQRT( ( [.B$1]-[.B826]  )^2+([.C$1]-[.C826])^2)" office:value-type="float" office:value="0.413461646809836" calcext:value-type="float">
            <text:p>0.4134616468</text:p>
          </table:table-cell>
        </table:table-row>
        <table:table-row table:style-name="ro1">
          <table:table-cell office:value-type="string" calcext:value-type="string">
            <text:p>GO_0008053</text:p>
          </table:table-cell>
          <table:table-cell office:value-type="float" office:value="-0.270177546067965" calcext:value-type="float">
            <text:p>-0.2701775461</text:p>
          </table:table-cell>
          <table:table-cell office:value-type="float" office:value="-0.39725466792046" calcext:value-type="float">
            <text:p>-0.3972546679</text:p>
          </table:table-cell>
          <table:table-cell table:formula="of:=SQRT( ( [.B$1]-[.B827]  )^2+([.C$1]-[.C827])^2)" office:value-type="float" office:value="0.413461646809836" calcext:value-type="float">
            <text:p>0.4134616468</text:p>
          </table:table-cell>
        </table:table-row>
      </table:table>
      <table:table table:name="neritic tables" table:style-name="ta1"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erm</text:p>
          </table:table-cell>
          <table:table-cell office:value-type="string" calcext:value-type="string">
            <text:p>distance between site and species average</text:p>
          </table:table-cell>
        </table:table-row>
        <table:table-row table:style-name="ro1">
          <table:table-cell office:value-type="string" calcext:value-type="string">
            <text:p>GO:*respiratory electron transport chain* [GO_0022904]</text:p>
          </table:table-cell>
          <table:table-cell office:value-type="float" office:value="0.00903113357893707" calcext:value-type="float">
            <text:p>0.0090311336</text:p>
          </table:table-cell>
        </table:table-row>
        <table:table-row table:style-name="ro1">
          <table:table-cell office:value-type="string" calcext:value-type="string">
            <text:p>GO:*intracellular protein transport* [GO_0006886]</text:p>
          </table:table-cell>
          <table:table-cell office:value-type="float" office:value="0.00992813032813639" calcext:value-type="float">
            <text:p>0.0099281303</text:p>
          </table:table-cell>
        </table:table-row>
        <table:table-row table:style-name="ro1">
          <table:table-cell office:value-type="string" calcext:value-type="string">
            <text:p>GO:*response to arsenic-containing substance* [GO_0046685]</text:p>
          </table:table-cell>
          <table:table-cell office:value-type="float" office:value="0.022342213846823" calcext:value-type="float">
            <text:p>0.0223422138</text:p>
          </table:table-cell>
        </table:table-row>
        <table:table-row table:style-name="ro1">
          <table:table-cell office:value-type="string" calcext:value-type="string">
            <text:p>GO:*regulation of cell division* [GO_0051302]</text:p>
          </table:table-cell>
          <table:table-cell office:value-type="float" office:value="0.0241089607325909" calcext:value-type="float">
            <text:p>0.0241089607</text:p>
          </table:table-cell>
        </table:table-row>
        <table:table-row table:style-name="ro1">
          <table:table-cell office:value-type="string" calcext:value-type="string">
            <text:p>GO:*vesicle docking involved in exocytosis* [GO_0006904]</text:p>
          </table:table-cell>
          <table:table-cell office:value-type="float" office:value="0.024677262587692" calcext:value-type="float">
            <text:p>0.0246772626</text:p>
          </table:table-cell>
        </table:table-row>
        <table:table-row table:style-name="ro1">
          <table:table-cell office:value-type="string" calcext:value-type="string">
            <text:p>GO:*spermatogenesis* [GO_0007283]</text:p>
          </table:table-cell>
          <table:table-cell office:value-type="float" office:value="0.0269553554114419" calcext:value-type="float">
            <text:p>0.0269553554</text:p>
          </table:table-cell>
        </table:table-row>
        <table:table-row table:style-name="ro1">
          <table:table-cell office:value-type="string" calcext:value-type="string">
            <text:p>GO:*RNA metabolic process* [GO_0016070]</text:p>
          </table:table-cell>
          <table:table-cell office:value-type="float" office:value="0.027765135001896" calcext:value-type="float">
            <text:p>0.027765135</text:p>
          </table:table-cell>
        </table:table-row>
        <table:table-row table:style-name="ro1">
          <table:table-cell office:value-type="string" calcext:value-type="string">
            <text:p>GO:*tRNA wobble position uridine thiolation* [GO_0002143]</text:p>
          </table:table-cell>
          <table:table-cell office:value-type="float" office:value="0.027890942930893" calcext:value-type="float">
            <text:p>0.0278909429</text:p>
          </table:table-cell>
        </table:table-row>
        <table:table-row table:style-name="ro1">
          <table:table-cell office:value-type="string" calcext:value-type="string">
            <text:p>GO:*cellulose catabolic process* [GO_0030245]</text:p>
          </table:table-cell>
          <table:table-cell office:value-type="float" office:value="0.0285254330858449" calcext:value-type="float">
            <text:p>0.0285254331</text:p>
          </table:table-cell>
        </table:table-row>
        <table:table-row table:style-name="ro1">
          <table:table-cell office:value-type="string" calcext:value-type="string">
            <text:p>GO:*inosine salvage* [GO_0006190]</text:p>
          </table:table-cell>
          <table:table-cell office:value-type="float" office:value="0.0304904183422955" calcext:value-type="float">
            <text:p>0.0304904183</text:p>
          </table:table-cell>
        </table:table-row>
      </table:table>
      <table:table table:name="dee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0.160664975" calcext:value-type="float">
            <text:p>0.160664975</text:p>
          </table:table-cell>
          <table:table-cell office:value-type="float" office:value="-0.00144010845" calcext:value-type="float">
            <text:p>-0.00144010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Eucledian distance from species and sites</text:p>
          </table:table-cell>
        </table:table-row>
        <table:table-row table:style-name="ro1">
          <table:table-cell office:value-type="string" calcext:value-type="string">
            <text:p>GO_0015889</text:p>
          </table:table-cell>
          <table:table-cell table:number-columns-repeated="2" office:value-type="string" calcext:value-type="string">
            <text:p>NA</text:p>
          </table:table-cell>
          <table:table-cell table:formula="of:=SQRT( ( [.B$1]-[.B4]  )^2+([.C$1]-[.C4])^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GO_0042173</text:p>
          </table:table-cell>
          <table:table-cell table:number-columns-repeated="2" office:value-type="string" calcext:value-type="string">
            <text:p>NA</text:p>
          </table:table-cell>
          <table:table-cell table:formula="of:=SQRT( ( [.B$1]-[.B5]  )^2+([.C$1]-[.C5])^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GO_0007517</text:p>
          </table:table-cell>
          <table:table-cell table:number-columns-repeated="2" office:value-type="string" calcext:value-type="string">
            <text:p>NA</text:p>
          </table:table-cell>
          <table:table-cell table:formula="of:=SQRT( ( [.B$1]-[.B6]  )^2+([.C$1]-[.C6])^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GO_0043093</text:p>
          </table:table-cell>
          <table:table-cell table:number-columns-repeated="2" office:value-type="string" calcext:value-type="string">
            <text:p>NA</text:p>
          </table:table-cell>
          <table:table-cell table:formula="of:=SQRT( ( [.B$1]-[.B7]  )^2+([.C$1]-[.C7])^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GO_0090266</text:p>
          </table:table-cell>
          <table:table-cell table:number-columns-repeated="2" office:value-type="string" calcext:value-type="string">
            <text:p>NA</text:p>
          </table:table-cell>
          <table:table-cell table:formula="of:=SQRT( ( [.B$1]-[.B8]  )^2+([.C$1]-[.C8])^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GO_0060567</text:p>
          </table:table-cell>
          <table:table-cell table:number-columns-repeated="2" office:value-type="string" calcext:value-type="string">
            <text:p>NA</text:p>
          </table:table-cell>
          <table:table-cell table:formula="of:=SQRT( ( [.B$1]-[.B9]  )^2+([.C$1]-[.C9])^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GO_0006626</text:p>
          </table:table-cell>
          <table:table-cell table:number-columns-repeated="2" office:value-type="string" calcext:value-type="string">
            <text:p>NA</text:p>
          </table:table-cell>
          <table:table-cell table:formula="of:=SQRT( ( [.B$1]-[.B10]  )^2+([.C$1]-[.C10])^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GO_0009250</text:p>
          </table:table-cell>
          <table:table-cell table:number-columns-repeated="2" office:value-type="string" calcext:value-type="string">
            <text:p>NA</text:p>
          </table:table-cell>
          <table:table-cell table:formula="of:=SQRT( ( [.B$1]-[.B11]  )^2+([.C$1]-[.C11])^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GO_0009755</text:p>
          </table:table-cell>
          <table:table-cell table:number-columns-repeated="2" office:value-type="string" calcext:value-type="string">
            <text:p>NA</text:p>
          </table:table-cell>
          <table:table-cell table:formula="of:=SQRT( ( [.B$1]-[.B12]  )^2+([.C$1]-[.C12])^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GO_0010923</text:p>
          </table:table-cell>
          <table:table-cell table:number-columns-repeated="2" office:value-type="string" calcext:value-type="string">
            <text:p>NA</text:p>
          </table:table-cell>
          <table:table-cell table:formula="of:=SQRT( ( [.B$1]-[.B13]  )^2+([.C$1]-[.C13])^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GO_0032006</text:p>
          </table:table-cell>
          <table:table-cell table:number-columns-repeated="2" office:value-type="string" calcext:value-type="string">
            <text:p>NA</text:p>
          </table:table-cell>
          <table:table-cell table:formula="of:=SQRT( ( [.B$1]-[.B14]  )^2+([.C$1]-[.C14])^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GO_0009878</text:p>
          </table:table-cell>
          <table:table-cell table:number-columns-repeated="2" office:value-type="string" calcext:value-type="string">
            <text:p>NA</text:p>
          </table:table-cell>
          <table:table-cell table:formula="of:=SQRT( ( [.B$1]-[.B15]  )^2+([.C$1]-[.C15])^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GO_0007224</text:p>
          </table:table-cell>
          <table:table-cell table:number-columns-repeated="2" office:value-type="string" calcext:value-type="string">
            <text:p>NA</text:p>
          </table:table-cell>
          <table:table-cell table:formula="of:=SQRT( ( [.B$1]-[.B16]  )^2+([.C$1]-[.C16])^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GO_0020012</text:p>
          </table:table-cell>
          <table:table-cell table:number-columns-repeated="2" office:value-type="string" calcext:value-type="string">
            <text:p>NA</text:p>
          </table:table-cell>
          <table:table-cell table:formula="of:=SQRT( ( [.B$1]-[.B17]  )^2+([.C$1]-[.C17])^2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GO_0006571</text:p>
          </table:table-cell>
          <table:table-cell office:value-type="float" office:value="0.158692842627531" calcext:value-type="float">
            <text:p>0.1586928426</text:p>
          </table:table-cell>
          <table:table-cell office:value-type="float" office:value="-0.00227040310184135" calcext:value-type="float">
            <text:p>-0.0022704031</text:p>
          </table:table-cell>
          <table:table-cell table:formula="of:=SQRT( ( [.B$1]-[.B18]  )^2+([.C$1]-[.C18])^2)" office:value-type="float" office:value="0.00213978861185317" calcext:value-type="float">
            <text:p>0.0021397886</text:p>
          </table:table-cell>
        </table:table-row>
        <table:table-row table:style-name="ro1">
          <table:table-cell office:value-type="string" calcext:value-type="string">
            <text:p>GO_0009394</text:p>
          </table:table-cell>
          <table:table-cell office:value-type="float" office:value="0.162112676370462" calcext:value-type="float">
            <text:p>0.1621126764</text:p>
          </table:table-cell>
          <table:table-cell office:value-type="float" office:value="0.000763920008942375" calcext:value-type="float">
            <text:p>0.00076392</text:p>
          </table:table-cell>
          <table:table-cell table:formula="of:=SQRT( ( [.B$1]-[.B19]  )^2+([.C$1]-[.C19])^2)" office:value-type="float" office:value="0.00263696429741957" calcext:value-type="float">
            <text:p>0.0026369643</text:p>
          </table:table-cell>
        </table:table-row>
        <table:table-row table:style-name="ro1">
          <table:table-cell office:value-type="string" calcext:value-type="string">
            <text:p>GO_0019634</text:p>
          </table:table-cell>
          <table:table-cell office:value-type="float" office:value="0.163598493099386" calcext:value-type="float">
            <text:p>0.1635984931</text:p>
          </table:table-cell>
          <table:table-cell office:value-type="float" office:value="0.000202219805500397" calcext:value-type="float">
            <text:p>0.0002022198</text:p>
          </table:table-cell>
          <table:table-cell table:formula="of:=SQRT( ( [.B$1]-[.B20]  )^2+([.C$1]-[.C20])^2)" office:value-type="float" office:value="0.00336195933024782" calcext:value-type="float">
            <text:p>0.0033619593</text:p>
          </table:table-cell>
        </table:table-row>
        <table:table-row table:style-name="ro1">
          <table:table-cell office:value-type="string" calcext:value-type="string">
            <text:p>GO_0015878</text:p>
          </table:table-cell>
          <table:table-cell office:value-type="float" office:value="0.161261868542244" calcext:value-type="float">
            <text:p>0.1612618685</text:p>
          </table:table-cell>
          <table:table-cell office:value-type="float" office:value="-0.00493708944636256" calcext:value-type="float">
            <text:p>-0.0049370894</text:p>
          </table:table-cell>
          <table:table-cell table:formula="of:=SQRT( ( [.B$1]-[.B21]  )^2+([.C$1]-[.C21])^2)" office:value-type="float" office:value="0.00354755662247884" calcext:value-type="float">
            <text:p>0.0035475566</text:p>
          </table:table-cell>
        </table:table-row>
        <table:table-row table:style-name="ro1">
          <table:table-cell office:value-type="string" calcext:value-type="string">
            <text:p>GO_0006725</text:p>
          </table:table-cell>
          <table:table-cell office:value-type="float" office:value="0.160427883574926" calcext:value-type="float">
            <text:p>0.1604278836</text:p>
          </table:table-cell>
          <table:table-cell office:value-type="float" office:value="-0.00528745438074573" calcext:value-type="float">
            <text:p>-0.0052874544</text:p>
          </table:table-cell>
          <table:table-cell table:formula="of:=SQRT( ( [.B$1]-[.B22]  )^2+([.C$1]-[.C22])^2)" office:value-type="float" office:value="0.00385464434866167" calcext:value-type="float">
            <text:p>0.0038546443</text:p>
          </table:table-cell>
        </table:table-row>
        <table:table-row table:style-name="ro1">
          <table:table-cell office:value-type="string" calcext:value-type="string">
            <text:p>GO_0006729</text:p>
          </table:table-cell>
          <table:table-cell office:value-type="float" office:value="0.156272815832353" calcext:value-type="float">
            <text:p>0.1562728158</text:p>
          </table:table-cell>
          <table:table-cell office:value-type="float" office:value="-0.00210489248408867" calcext:value-type="float">
            <text:p>-0.0021048925</text:p>
          </table:table-cell>
          <table:table-cell table:formula="of:=SQRT( ( [.B$1]-[.B23]  )^2+([.C$1]-[.C23])^2)" office:value-type="float" office:value="0.00444218414363077" calcext:value-type="float">
            <text:p>0.0044421841</text:p>
          </table:table-cell>
        </table:table-row>
        <table:table-row table:style-name="ro1">
          <table:table-cell office:value-type="string" calcext:value-type="string">
            <text:p>GO_0009231</text:p>
          </table:table-cell>
          <table:table-cell office:value-type="float" office:value="0.156472273159726" calcext:value-type="float">
            <text:p>0.1564722732</text:p>
          </table:table-cell>
          <table:table-cell office:value-type="float" office:value="-0.00332148102580599" calcext:value-type="float">
            <text:p>-0.003321481</text:p>
          </table:table-cell>
          <table:table-cell table:formula="of:=SQRT( ( [.B$1]-[.B24]  )^2+([.C$1]-[.C24])^2)" office:value-type="float" office:value="0.00459546640619118" calcext:value-type="float">
            <text:p>0.0045954664</text:p>
          </table:table-cell>
        </table:table-row>
        <table:table-row table:style-name="ro1">
          <table:table-cell office:value-type="string" calcext:value-type="string">
            <text:p>GO_0008612</text:p>
          </table:table-cell>
          <table:table-cell office:value-type="float" office:value="0.162533208946909" calcext:value-type="float">
            <text:p>0.1625332089</text:p>
          </table:table-cell>
          <table:table-cell office:value-type="float" office:value="-0.00613025900253686" calcext:value-type="float">
            <text:p>-0.006130259</text:p>
          </table:table-cell>
          <table:table-cell table:formula="of:=SQRT( ( [.B$1]-[.B25]  )^2+([.C$1]-[.C25])^2)" office:value-type="float" office:value="0.00504854536335419" calcext:value-type="float">
            <text:p>0.0050485454</text:p>
          </table:table-cell>
        </table:table-row>
        <table:table-row table:style-name="ro1">
          <table:table-cell office:value-type="string" calcext:value-type="string">
            <text:p>GO_0033014</text:p>
          </table:table-cell>
          <table:table-cell office:value-type="float" office:value="0.157177396679323" calcext:value-type="float">
            <text:p>0.1571773967</text:p>
          </table:table-cell>
          <table:table-cell office:value-type="float" office:value="-0.00574883404834202" calcext:value-type="float">
            <text:p>-0.005748834</text:p>
          </table:table-cell>
          <table:table-cell table:formula="of:=SQRT( ( [.B$1]-[.B26]  )^2+([.C$1]-[.C26])^2)" office:value-type="float" office:value="0.00554331298274451" calcext:value-type="float">
            <text:p>0.005543313</text:p>
          </table:table-cell>
        </table:table-row>
        <table:table-row table:style-name="ro1">
          <table:table-cell office:value-type="string" calcext:value-type="string">
            <text:p>GO_0006545</text:p>
          </table:table-cell>
          <table:table-cell office:value-type="float" office:value="0.164872672259503" calcext:value-type="float">
            <text:p>0.1648726723</text:p>
          </table:table-cell>
          <table:table-cell office:value-type="float" office:value="-0.00520288038634995" calcext:value-type="float">
            <text:p>-0.0052028804</text:p>
          </table:table-cell>
          <table:table-cell table:formula="of:=SQRT( ( [.B$1]-[.B27]  )^2+([.C$1]-[.C27])^2)" office:value-type="float" office:value="0.00564474701582028" calcext:value-type="float">
            <text:p>0.005644747</text:p>
          </table:table-cell>
        </table:table-row>
        <table:table-row table:style-name="ro1">
          <table:table-cell office:value-type="string" calcext:value-type="string">
            <text:p>GO_0006207</text:p>
          </table:table-cell>
          <table:table-cell office:value-type="float" office:value="0.16100457089459" calcext:value-type="float">
            <text:p>0.1610045709</text:p>
          </table:table-cell>
          <table:table-cell office:value-type="float" office:value="-0.00748332881763257" calcext:value-type="float">
            <text:p>-0.0074833288</text:p>
          </table:table-cell>
          <table:table-cell table:formula="of:=SQRT( ( [.B$1]-[.B28]  )^2+([.C$1]-[.C28])^2)" office:value-type="float" office:value="0.00605275456163485" calcext:value-type="float">
            <text:p>0.0060527546</text:p>
          </table:table-cell>
        </table:table-row>
        <table:table-row table:style-name="ro1">
          <table:table-cell office:value-type="string" calcext:value-type="string">
            <text:p>GO_0006189</text:p>
          </table:table-cell>
          <table:table-cell office:value-type="float" office:value="0.163956228643561" calcext:value-type="float">
            <text:p>0.1639562286</text:p>
          </table:table-cell>
          <table:table-cell office:value-type="float" office:value="-0.00671398369529208" calcext:value-type="float">
            <text:p>-0.0067139837</text:p>
          </table:table-cell>
          <table:table-cell table:formula="of:=SQRT( ( [.B$1]-[.B29]  )^2+([.C$1]-[.C29])^2)" office:value-type="float" office:value="0.00621659960502189" calcext:value-type="float">
            <text:p>0.0062165996</text:p>
          </table:table-cell>
        </table:table-row>
        <table:table-row table:style-name="ro1">
          <table:table-cell office:value-type="string" calcext:value-type="string">
            <text:p>GO_0006438</text:p>
          </table:table-cell>
          <table:table-cell office:value-type="float" office:value="0.160299384277739" calcext:value-type="float">
            <text:p>0.1602993843</text:p>
          </table:table-cell>
          <table:table-cell office:value-type="float" office:value="-0.00771629515790022" calcext:value-type="float">
            <text:p>-0.0077162952</text:p>
          </table:table-cell>
          <table:table-cell table:formula="of:=SQRT( ( [.B$1]-[.B30]  )^2+([.C$1]-[.C30])^2)" office:value-type="float" office:value="0.00628682560348438" calcext:value-type="float">
            <text:p>0.0062868256</text:p>
          </table:table-cell>
        </table:table-row>
        <table:table-row table:style-name="ro1">
          <table:table-cell office:value-type="string" calcext:value-type="string">
            <text:p>GO_0051304</text:p>
          </table:table-cell>
          <table:table-cell office:value-type="float" office:value="0.162805754372141" calcext:value-type="float">
            <text:p>0.1628057544</text:p>
          </table:table-cell>
          <table:table-cell office:value-type="float" office:value="-0.00743077296169422" calcext:value-type="float">
            <text:p>-0.007430773</text:p>
          </table:table-cell>
          <table:table-cell table:formula="of:=SQRT( ( [.B$1]-[.B31]  )^2+([.C$1]-[.C31])^2)" office:value-type="float" office:value="0.00636168197977996" calcext:value-type="float">
            <text:p>0.006361682</text:p>
          </table:table-cell>
        </table:table-row>
        <table:table-row table:style-name="ro1">
          <table:table-cell office:value-type="string" calcext:value-type="string">
            <text:p>GO_0046653</text:p>
          </table:table-cell>
          <table:table-cell office:value-type="float" office:value="0.166945443220214" calcext:value-type="float">
            <text:p>0.1669454432</text:p>
          </table:table-cell>
          <table:table-cell office:value-type="float" office:value="-0.00280525095471722" calcext:value-type="float">
            <text:p>-0.002805251</text:p>
          </table:table-cell>
          <table:table-cell table:formula="of:=SQRT( ( [.B$1]-[.B32]  )^2+([.C$1]-[.C32])^2)" office:value-type="float" office:value="0.0064271218382184" calcext:value-type="float">
            <text:p>0.0064271218</text:p>
          </table:table-cell>
        </table:table-row>
        <table:table-row table:style-name="ro1">
          <table:table-cell office:value-type="string" calcext:value-type="string">
            <text:p>GO_0035444</text:p>
          </table:table-cell>
          <table:table-cell office:value-type="float" office:value="0.154630389330204" calcext:value-type="float">
            <text:p>0.1546303893</text:p>
          </table:table-cell>
          <table:table-cell office:value-type="float" office:value="-0.00367821954163557" calcext:value-type="float">
            <text:p>-0.0036782195</text:p>
          </table:table-cell>
          <table:table-cell table:formula="of:=SQRT( ( [.B$1]-[.B33]  )^2+([.C$1]-[.C33])^2)" office:value-type="float" office:value="0.00643625399317096" calcext:value-type="float">
            <text:p>0.006436254</text:p>
          </table:table-cell>
        </table:table-row>
        <table:table-row table:style-name="ro1">
          <table:table-cell office:value-type="string" calcext:value-type="string">
            <text:p>GO_0006525</text:p>
          </table:table-cell>
          <table:table-cell office:value-type="float" office:value="0.165023315243116" calcext:value-type="float">
            <text:p>0.1650233152</text:p>
          </table:table-cell>
          <table:table-cell office:value-type="float" office:value="-0.00621813498334085" calcext:value-type="float">
            <text:p>-0.006218135</text:p>
          </table:table-cell>
          <table:table-cell table:formula="of:=SQRT( ( [.B$1]-[.B34]  )^2+([.C$1]-[.C34])^2)" office:value-type="float" office:value="0.00646719933418429" calcext:value-type="float">
            <text:p>0.0064671993</text:p>
          </table:table-cell>
        </table:table-row>
        <table:table-row table:style-name="ro1">
          <table:table-cell office:value-type="string" calcext:value-type="string">
            <text:p>GO_0009451</text:p>
          </table:table-cell>
          <table:table-cell office:value-type="float" office:value="0.162987176438529" calcext:value-type="float">
            <text:p>0.1629871764</text:p>
          </table:table-cell>
          <table:table-cell office:value-type="float" office:value="-0.00797562371298629" calcext:value-type="float">
            <text:p>-0.0079756237</text:p>
          </table:table-cell>
          <table:table-cell table:formula="of:=SQRT( ( [.B$1]-[.B35]  )^2+([.C$1]-[.C35])^2)" office:value-type="float" office:value="0.00693581857273047" calcext:value-type="float">
            <text:p>0.0069358186</text:p>
          </table:table-cell>
        </table:table-row>
        <table:table-row table:style-name="ro1">
          <table:table-cell office:value-type="string" calcext:value-type="string">
            <text:p>GO_0019551</text:p>
          </table:table-cell>
          <table:table-cell office:value-type="float" office:value="0.160300893631966" calcext:value-type="float">
            <text:p>0.1603008936</text:p>
          </table:table-cell>
          <table:table-cell office:value-type="float" office:value="-0.00843563869694828" calcext:value-type="float">
            <text:p>-0.0084356387</text:p>
          </table:table-cell>
          <table:table-cell table:formula="of:=SQRT( ( [.B$1]-[.B36]  )^2+([.C$1]-[.C36])^2)" office:value-type="float" office:value="0.00700499812123585" calcext:value-type="float">
            <text:p>0.0070049981</text:p>
          </table:table-cell>
        </table:table-row>
        <table:table-row table:style-name="ro1">
          <table:table-cell office:value-type="string" calcext:value-type="string">
            <text:p>GO_0009089</text:p>
          </table:table-cell>
          <table:table-cell office:value-type="float" office:value="0.161406911482629" calcext:value-type="float">
            <text:p>0.1614069115</text:p>
          </table:table-cell>
          <table:table-cell office:value-type="float" office:value="-0.00896294922929524" calcext:value-type="float">
            <text:p>-0.0089629492</text:p>
          </table:table-cell>
          <table:table-cell table:formula="of:=SQRT( ( [.B$1]-[.B37]  )^2+([.C$1]-[.C37])^2)" office:value-type="float" office:value="0.00755933880275804" calcext:value-type="float">
            <text:p>0.0075593388</text:p>
          </table:table-cell>
        </table:table-row>
        <table:table-row table:style-name="ro1">
          <table:table-cell office:value-type="string" calcext:value-type="string">
            <text:p>GO_0006760</text:p>
          </table:table-cell>
          <table:table-cell office:value-type="float" office:value="0.154149634019093" calcext:value-type="float">
            <text:p>0.154149634</text:p>
          </table:table-cell>
          <table:table-cell office:value-type="float" office:value="-0.0052955249734703" calcext:value-type="float">
            <text:p>-0.005295525</text:p>
          </table:table-cell>
          <table:table-cell table:formula="of:=SQRT( ( [.B$1]-[.B38]  )^2+([.C$1]-[.C38])^2)" office:value-type="float" office:value="0.00757059473667252" calcext:value-type="float">
            <text:p>0.0075705947</text:p>
          </table:table-cell>
        </table:table-row>
        <table:table-row table:style-name="ro1">
          <table:table-cell office:value-type="string" calcext:value-type="string">
            <text:p>GO_0006783</text:p>
          </table:table-cell>
          <table:table-cell office:value-type="float" office:value="0.160615637150731" calcext:value-type="float">
            <text:p>0.1606156372</text:p>
          </table:table-cell>
          <table:table-cell office:value-type="float" office:value="-0.00901899896057235" calcext:value-type="float">
            <text:p>-0.009018999</text:p>
          </table:table-cell>
          <table:table-cell table:formula="of:=SQRT( ( [.B$1]-[.B39]  )^2+([.C$1]-[.C39])^2)" office:value-type="float" office:value="0.00757905110120087" calcext:value-type="float">
            <text:p>0.0075790511</text:p>
          </table:table-cell>
        </table:table-row>
        <table:table-row table:style-name="ro1">
          <table:table-cell office:value-type="string" calcext:value-type="string">
            <text:p>GO_0010498</text:p>
          </table:table-cell>
          <table:table-cell office:value-type="float" office:value="0.166140035145318" calcext:value-type="float">
            <text:p>0.1661400351</text:p>
          </table:table-cell>
          <table:table-cell office:value-type="float" office:value="-0.00746448111336098" calcext:value-type="float">
            <text:p>-0.0074644811</text:p>
          </table:table-cell>
          <table:table-cell table:formula="of:=SQRT( ( [.B$1]-[.B40]  )^2+([.C$1]-[.C40])^2)" office:value-type="float" office:value="0.00814059884663903" calcext:value-type="float">
            <text:p>0.0081405988</text:p>
          </table:table-cell>
        </table:table-row>
        <table:table-row table:style-name="ro1">
          <table:table-cell office:value-type="string" calcext:value-type="string">
            <text:p>GO_0019941</text:p>
          </table:table-cell>
          <table:table-cell office:value-type="float" office:value="0.166140035145318" calcext:value-type="float">
            <text:p>0.1661400351</text:p>
          </table:table-cell>
          <table:table-cell office:value-type="float" office:value="-0.00746448111336098" calcext:value-type="float">
            <text:p>-0.0074644811</text:p>
          </table:table-cell>
          <table:table-cell table:formula="of:=SQRT( ( [.B$1]-[.B41]  )^2+([.C$1]-[.C41])^2)" office:value-type="float" office:value="0.00814059884663903" calcext:value-type="float">
            <text:p>0.0081405988</text:p>
          </table:table-cell>
        </table:table-row>
        <table:table-row table:style-name="ro1">
          <table:table-cell office:value-type="string" calcext:value-type="string">
            <text:p>GO_0046417</text:p>
          </table:table-cell>
          <table:table-cell office:value-type="float" office:value="0.160776655663286" calcext:value-type="float">
            <text:p>0.1607766557</text:p>
          </table:table-cell>
          <table:table-cell office:value-type="float" office:value="-0.00972841838329718" calcext:value-type="float">
            <text:p>-0.0097284184</text:p>
          </table:table-cell>
          <table:table-cell table:formula="of:=SQRT( ( [.B$1]-[.B42]  )^2+([.C$1]-[.C42])^2)" office:value-type="float" office:value="0.0082890623185584" calcext:value-type="float">
            <text:p>0.0082890623</text:p>
          </table:table-cell>
        </table:table-row>
        <table:table-row table:style-name="ro1">
          <table:table-cell office:value-type="string" calcext:value-type="string">
            <text:p>GO_0009253</text:p>
          </table:table-cell>
          <table:table-cell office:value-type="float" office:value="0.154457281388838" calcext:value-type="float">
            <text:p>0.1544572814</text:p>
          </table:table-cell>
          <table:table-cell office:value-type="float" office:value="-0.0070957159261961" calcext:value-type="float">
            <text:p>-0.0070957159</text:p>
          </table:table-cell>
          <table:table-cell table:formula="of:=SQRT( ( [.B$1]-[.B43]  )^2+([.C$1]-[.C43])^2)" office:value-type="float" office:value="0.00839769944061267" calcext:value-type="float">
            <text:p>0.0083976994</text:p>
          </table:table-cell>
        </table:table-row>
        <table:table-row table:style-name="ro1">
          <table:table-cell office:value-type="string" calcext:value-type="string">
            <text:p>GO_0006231</text:p>
          </table:table-cell>
          <table:table-cell office:value-type="float" office:value="0.161945853694303" calcext:value-type="float">
            <text:p>0.1619458537</text:p>
          </table:table-cell>
          <table:table-cell office:value-type="float" office:value="-0.00983742741891841" calcext:value-type="float">
            <text:p>-0.0098374274</text:p>
          </table:table-cell>
          <table:table-cell table:formula="of:=SQRT( ( [.B$1]-[.B44]  )^2+([.C$1]-[.C44])^2)" office:value-type="float" office:value="0.00849444619120496" calcext:value-type="float">
            <text:p>0.0084944462</text:p>
          </table:table-cell>
        </table:table-row>
        <table:table-row table:style-name="ro1">
          <table:table-cell office:value-type="string" calcext:value-type="string">
            <text:p>GO_0016052</text:p>
          </table:table-cell>
          <table:table-cell office:value-type="float" office:value="0.16151583823556" calcext:value-type="float">
            <text:p>0.1615158382</text:p>
          </table:table-cell>
          <table:table-cell office:value-type="float" office:value="-0.0102560703247983" calcext:value-type="float">
            <text:p>-0.0102560703</text:p>
          </table:table-cell>
          <table:table-cell table:formula="of:=SQRT( ( [.B$1]-[.B45]  )^2+([.C$1]-[.C45])^2)" office:value-type="float" office:value="0.00885692678210252" calcext:value-type="float">
            <text:p>0.0088569268</text:p>
          </table:table-cell>
        </table:table-row>
        <table:table-row table:style-name="ro1">
          <table:table-cell office:value-type="string" calcext:value-type="string">
            <text:p>GO_0006461</text:p>
          </table:table-cell>
          <table:table-cell office:value-type="float" office:value="0.15839224608857" calcext:value-type="float">
            <text:p>0.1583922461</text:p>
          </table:table-cell>
          <table:table-cell office:value-type="float" office:value="-0.0102188257040675" calcext:value-type="float">
            <text:p>-0.0102188257</text:p>
          </table:table-cell>
          <table:table-cell table:formula="of:=SQRT( ( [.B$1]-[.B46]  )^2+([.C$1]-[.C46])^2)" office:value-type="float" office:value="0.00906814056638472" calcext:value-type="float">
            <text:p>0.0090681406</text:p>
          </table:table-cell>
        </table:table-row>
        <table:table-row table:style-name="ro1">
          <table:table-cell office:value-type="string" calcext:value-type="string">
            <text:p>GO_0001558</text:p>
          </table:table-cell>
          <table:table-cell office:value-type="float" office:value="0.160188685793227" calcext:value-type="float">
            <text:p>0.1601886858</text:p>
          </table:table-cell>
          <table:table-cell office:value-type="float" office:value="-0.0107655702545556" calcext:value-type="float">
            <text:p>-0.0107655703</text:p>
          </table:table-cell>
          <table:table-cell table:formula="of:=SQRT( ( [.B$1]-[.B47]  )^2+([.C$1]-[.C47])^2)" office:value-type="float" office:value="0.0093376168949424" calcext:value-type="float">
            <text:p>0.0093376169</text:p>
          </table:table-cell>
        </table:table-row>
        <table:table-row table:style-name="ro1">
          <table:table-cell office:value-type="string" calcext:value-type="string">
            <text:p>GO_0001522</text:p>
          </table:table-cell>
          <table:table-cell office:value-type="float" office:value="0.165088044067968" calcext:value-type="float">
            <text:p>0.1650880441</text:p>
          </table:table-cell>
          <table:table-cell office:value-type="float" office:value="-0.0097577814649121" calcext:value-type="float">
            <text:p>-0.0097577815</text:p>
          </table:table-cell>
          <table:table-cell table:formula="of:=SQRT( ( [.B$1]-[.B48]  )^2+([.C$1]-[.C48])^2)" office:value-type="float" office:value="0.00942057452404111" calcext:value-type="float">
            <text:p>0.0094205745</text:p>
          </table:table-cell>
        </table:table-row>
        <table:table-row table:style-name="ro1">
          <table:table-cell office:value-type="string" calcext:value-type="string">
            <text:p>GO_0006281</text:p>
          </table:table-cell>
          <table:table-cell office:value-type="float" office:value="0.158873250542455" calcext:value-type="float">
            <text:p>0.1588732505</text:p>
          </table:table-cell>
          <table:table-cell office:value-type="float" office:value="-0.0106918206420891" calcext:value-type="float">
            <text:p>-0.0106918206</text:p>
          </table:table-cell>
          <table:table-cell table:formula="of:=SQRT( ( [.B$1]-[.B49]  )^2+([.C$1]-[.C49])^2)" office:value-type="float" office:value="0.00942361156972288" calcext:value-type="float">
            <text:p>0.0094236116</text:p>
          </table:table-cell>
        </table:table-row>
        <table:table-row table:style-name="ro1">
          <table:table-cell office:value-type="string" calcext:value-type="string">
            <text:p>GO_0008033</text:p>
          </table:table-cell>
          <table:table-cell office:value-type="float" office:value="0.1526874559056" calcext:value-type="float">
            <text:p>0.1526874559</text:p>
          </table:table-cell>
          <table:table-cell office:value-type="float" office:value="-0.00704621877877565" calcext:value-type="float">
            <text:p>-0.0070462188</text:p>
          </table:table-cell>
          <table:table-cell table:formula="of:=SQRT( ( [.B$1]-[.B50]  )^2+([.C$1]-[.C50])^2)" office:value-type="float" office:value="0.00975034788712286" calcext:value-type="float">
            <text:p>0.0097503479</text:p>
          </table:table-cell>
        </table:table-row>
        <table:table-row table:style-name="ro1">
          <table:table-cell office:value-type="string" calcext:value-type="string">
            <text:p>GO_0006537</text:p>
          </table:table-cell>
          <table:table-cell office:value-type="float" office:value="0.151286517953516" calcext:value-type="float">
            <text:p>0.151286518</text:p>
          </table:table-cell>
          <table:table-cell office:value-type="float" office:value="-0.00440581485480549" calcext:value-type="float">
            <text:p>-0.0044058149</text:p>
          </table:table-cell>
          <table:table-cell table:formula="of:=SQRT( ( [.B$1]-[.B51]  )^2+([.C$1]-[.C51])^2)" office:value-type="float" office:value="0.00983620206442756" calcext:value-type="float">
            <text:p>0.0098362021</text:p>
          </table:table-cell>
        </table:table-row>
        <table:table-row table:style-name="ro1">
          <table:table-cell office:value-type="string" calcext:value-type="string">
            <text:p>GO_0009117</text:p>
          </table:table-cell>
          <table:table-cell office:value-type="float" office:value="0.151138123574813" calcext:value-type="float">
            <text:p>0.1511381236</text:p>
          </table:table-cell>
          <table:table-cell office:value-type="float" office:value="-0.00392539818702865" calcext:value-type="float">
            <text:p>-0.0039253982</text:p>
          </table:table-cell>
          <table:table-cell table:formula="of:=SQRT( ( [.B$1]-[.B52]  )^2+([.C$1]-[.C52])^2)" office:value-type="float" office:value="0.00984568754097788" calcext:value-type="float">
            <text:p>0.0098456875</text:p>
          </table:table-cell>
        </table:table-row>
        <table:table-row table:style-name="ro1">
          <table:table-cell office:value-type="string" calcext:value-type="string">
            <text:p>GO_0006568</text:p>
          </table:table-cell>
          <table:table-cell office:value-type="float" office:value="0.165357580648477" calcext:value-type="float">
            <text:p>0.1653575806</text:p>
          </table:table-cell>
          <table:table-cell office:value-type="float" office:value="-0.0105079525049517" calcext:value-type="float">
            <text:p>-0.0105079525</text:p>
          </table:table-cell>
          <table:table-cell table:formula="of:=SQRT( ( [.B$1]-[.B53]  )^2+([.C$1]-[.C53])^2)" office:value-type="float" office:value="0.0102101098709584" calcext:value-type="float">
            <text:p>0.0102101099</text:p>
          </table:table-cell>
        </table:table-row>
        <table:table-row table:style-name="ro1">
          <table:table-cell office:value-type="string" calcext:value-type="string">
            <text:p>GO_0006308</text:p>
          </table:table-cell>
          <table:table-cell office:value-type="float" office:value="0.152486312462167" calcext:value-type="float">
            <text:p>0.1524863125</text:p>
          </table:table-cell>
          <table:table-cell office:value-type="float" office:value="-0.00788466326610507" calcext:value-type="float">
            <text:p>-0.0078846633</text:p>
          </table:table-cell>
          <table:table-cell table:formula="of:=SQRT( ( [.B$1]-[.B54]  )^2+([.C$1]-[.C54])^2)" office:value-type="float" office:value="0.0104126273190552" calcext:value-type="float">
            <text:p>0.0104126273</text:p>
          </table:table-cell>
        </table:table-row>
        <table:table-row table:style-name="ro1">
          <table:table-cell office:value-type="string" calcext:value-type="string">
            <text:p>GO_0006415</text:p>
          </table:table-cell>
          <table:table-cell office:value-type="float" office:value="0.150291419360018" calcext:value-type="float">
            <text:p>0.1502914194</text:p>
          </table:table-cell>
          <table:table-cell office:value-type="float" office:value="-0.00308060335643422" calcext:value-type="float">
            <text:p>-0.0030806034</text:p>
          </table:table-cell>
          <table:table-cell table:formula="of:=SQRT( ( [.B$1]-[.B55]  )^2+([.C$1]-[.C55])^2)" office:value-type="float" office:value="0.0105024701929517" calcext:value-type="float">
            <text:p>0.0105024702</text:p>
          </table:table-cell>
        </table:table-row>
        <table:table-row table:style-name="ro1">
          <table:table-cell office:value-type="string" calcext:value-type="string">
            <text:p>GO_0008615</text:p>
          </table:table-cell>
          <table:table-cell office:value-type="float" office:value="0.162244690236593" calcext:value-type="float">
            <text:p>0.1622446902</text:p>
          </table:table-cell>
          <table:table-cell office:value-type="float" office:value="-0.0119617531378903" calcext:value-type="float">
            <text:p>-0.0119617531</text:p>
          </table:table-cell>
          <table:table-cell table:formula="of:=SQRT( ( [.B$1]-[.B56]  )^2+([.C$1]-[.C56])^2)" office:value-type="float" office:value="0.0106395726966328" calcext:value-type="float">
            <text:p>0.0106395727</text:p>
          </table:table-cell>
        </table:table-row>
        <table:table-row table:style-name="ro1">
          <table:table-cell office:value-type="string" calcext:value-type="string">
            <text:p>GO_0006741</text:p>
          </table:table-cell>
          <table:table-cell office:value-type="float" office:value="0.165271708724643" calcext:value-type="float">
            <text:p>0.1652717087</text:p>
          </table:table-cell>
          <table:table-cell office:value-type="float" office:value="-0.0112896738666477" calcext:value-type="float">
            <text:p>-0.0112896739</text:p>
          </table:table-cell>
          <table:table-cell table:formula="of:=SQRT( ( [.B$1]-[.B57]  )^2+([.C$1]-[.C57])^2)" office:value-type="float" office:value="0.0108736348341567" calcext:value-type="float">
            <text:p>0.0108736348</text:p>
          </table:table-cell>
        </table:table-row>
        <table:table-row table:style-name="ro1">
          <table:table-cell office:value-type="string" calcext:value-type="string">
            <text:p>GO_0044237</text:p>
          </table:table-cell>
          <table:table-cell office:value-type="float" office:value="0.155810050364394" calcext:value-type="float">
            <text:p>0.1558100504</text:p>
          </table:table-cell>
          <table:table-cell office:value-type="float" office:value="-0.0113069920934078" calcext:value-type="float">
            <text:p>-0.0113069921</text:p>
          </table:table-cell>
          <table:table-cell table:formula="of:=SQRT( ( [.B$1]-[.B58]  )^2+([.C$1]-[.C58])^2)" office:value-type="float" office:value="0.0109966215743728" calcext:value-type="float">
            <text:p>0.0109966216</text:p>
          </table:table-cell>
        </table:table-row>
        <table:table-row table:style-name="ro1">
          <table:table-cell office:value-type="string" calcext:value-type="string">
            <text:p>GO_0006744</text:p>
          </table:table-cell>
          <table:table-cell office:value-type="float" office:value="0.159875648133544" calcext:value-type="float">
            <text:p>0.1598756481</text:p>
          </table:table-cell>
          <table:table-cell office:value-type="float" office:value="-0.0124645043207273" calcext:value-type="float">
            <text:p>-0.0124645043</text:p>
          </table:table-cell>
          <table:table-cell table:formula="of:=SQRT( ( [.B$1]-[.B59]  )^2+([.C$1]-[.C59])^2)" office:value-type="float" office:value="0.0110526169397396" calcext:value-type="float">
            <text:p>0.0110526169</text:p>
          </table:table-cell>
        </table:table-row>
        <table:table-row table:style-name="ro1">
          <table:table-cell office:value-type="string" calcext:value-type="string">
            <text:p>GO_0015833</text:p>
          </table:table-cell>
          <table:table-cell office:value-type="float" office:value="0.150007985172267" calcext:value-type="float">
            <text:p>0.1500079852</text:p>
          </table:table-cell>
          <table:table-cell office:value-type="float" office:value="-0.00517175978273574" calcext:value-type="float">
            <text:p>-0.0051717598</text:p>
          </table:table-cell>
          <table:table-cell table:formula="of:=SQRT( ( [.B$1]-[.B60]  )^2+([.C$1]-[.C60])^2)" office:value-type="float" office:value="0.0112914416199842" calcext:value-type="float">
            <text:p>0.0112914416</text:p>
          </table:table-cell>
        </table:table-row>
        <table:table-row table:style-name="ro1">
          <table:table-cell office:value-type="string" calcext:value-type="string">
            <text:p>GO_0006418</text:p>
          </table:table-cell>
          <table:table-cell office:value-type="float" office:value="0.150554623888919" calcext:value-type="float">
            <text:p>0.1505546239</text:p>
          </table:table-cell>
          <table:table-cell office:value-type="float" office:value="-0.00655307068967889" calcext:value-type="float">
            <text:p>-0.0065530707</text:p>
          </table:table-cell>
          <table:table-cell table:formula="of:=SQRT( ( [.B$1]-[.B61]  )^2+([.C$1]-[.C61])^2)" office:value-type="float" office:value="0.0113296770674948" calcext:value-type="float">
            <text:p>0.0113296771</text:p>
          </table:table-cell>
        </table:table-row>
        <table:table-row table:style-name="ro1">
          <table:table-cell office:value-type="string" calcext:value-type="string">
            <text:p>GO_0006426</text:p>
          </table:table-cell>
          <table:table-cell office:value-type="float" office:value="0.16375445405656" calcext:value-type="float">
            <text:p>0.1637544541</text:p>
          </table:table-cell>
          <table:table-cell office:value-type="float" office:value="-0.0123736410939239" calcext:value-type="float">
            <text:p>-0.0123736411</text:p>
          </table:table-cell>
          <table:table-cell table:formula="of:=SQRT( ( [.B$1]-[.B62]  )^2+([.C$1]-[.C62])^2)" office:value-type="float" office:value="0.0113616467519754" calcext:value-type="float">
            <text:p>0.0113616468</text:p>
          </table:table-cell>
        </table:table-row>
        <table:table-row table:style-name="ro1">
          <table:table-cell office:value-type="string" calcext:value-type="string">
            <text:p>GO_0006777</text:p>
          </table:table-cell>
          <table:table-cell office:value-type="float" office:value="0.149443839519384" calcext:value-type="float">
            <text:p>0.1494438395</text:p>
          </table:table-cell>
          <table:table-cell office:value-type="float" office:value="-0.00471105325443985" calcext:value-type="float">
            <text:p>-0.0047110533</text:p>
          </table:table-cell>
          <table:table-cell table:formula="of:=SQRT( ( [.B$1]-[.B63]  )^2+([.C$1]-[.C63])^2)" office:value-type="float" office:value="0.0116881547469235" calcext:value-type="float">
            <text:p>0.0116881547</text:p>
          </table:table-cell>
        </table:table-row>
        <table:table-row table:style-name="ro1">
          <table:table-cell office:value-type="string" calcext:value-type="string">
            <text:p>GO_0032328</text:p>
          </table:table-cell>
          <table:table-cell office:value-type="float" office:value="0.149148064478157" calcext:value-type="float">
            <text:p>0.1491480645</text:p>
          </table:table-cell>
          <table:table-cell office:value-type="float" office:value="-0.00352975646575009" calcext:value-type="float">
            <text:p>-0.0035297565</text:p>
          </table:table-cell>
          <table:table-cell table:formula="of:=SQRT( ( [.B$1]-[.B64]  )^2+([.C$1]-[.C64])^2)" office:value-type="float" office:value="0.0117049500980511" calcext:value-type="float">
            <text:p>0.0117049501</text:p>
          </table:table-cell>
        </table:table-row>
        <table:table-row table:style-name="ro1">
          <table:table-cell office:value-type="string" calcext:value-type="string">
            <text:p>GO_0006396</text:p>
          </table:table-cell>
          <table:table-cell office:value-type="float" office:value="0.156073371687478" calcext:value-type="float">
            <text:p>0.1560733717</text:p>
          </table:table-cell>
          <table:table-cell office:value-type="float" office:value="-0.0124477879794753" calcext:value-type="float">
            <text:p>-0.012447788</text:p>
          </table:table-cell>
          <table:table-cell table:formula="of:=SQRT( ( [.B$1]-[.B65]  )^2+([.C$1]-[.C65])^2)" office:value-type="float" office:value="0.0119269371425858" calcext:value-type="float">
            <text:p>0.0119269371</text:p>
          </table:table-cell>
        </table:table-row>
        <table:table-row table:style-name="ro1">
          <table:table-cell office:value-type="string" calcext:value-type="string">
            <text:p>GO_0006177</text:p>
          </table:table-cell>
          <table:table-cell office:value-type="float" office:value="0.150824565803402" calcext:value-type="float">
            <text:p>0.1508245658</text:p>
          </table:table-cell>
          <table:table-cell office:value-type="float" office:value="-0.00818924306304791" calcext:value-type="float">
            <text:p>-0.0081892431</text:p>
          </table:table-cell>
          <table:table-cell table:formula="of:=SQRT( ( [.B$1]-[.B66]  )^2+([.C$1]-[.C66])^2)" office:value-type="float" office:value="0.0119324964354292" calcext:value-type="float">
            <text:p>0.0119324964</text:p>
          </table:table-cell>
        </table:table-row>
        <table:table-row table:style-name="ro1">
          <table:table-cell office:value-type="string" calcext:value-type="string">
            <text:p>GO_0019441</text:p>
          </table:table-cell>
          <table:table-cell office:value-type="float" office:value="0.167438262197009" calcext:value-type="float">
            <text:p>0.1674382622</text:p>
          </table:table-cell>
          <table:table-cell office:value-type="float" office:value="-0.0113398203923612" calcext:value-type="float">
            <text:p>-0.0113398204</text:p>
          </table:table-cell>
          <table:table-cell table:formula="of:=SQRT( ( [.B$1]-[.B67]  )^2+([.C$1]-[.C67])^2)" office:value-type="float" office:value="0.0119950704872833" calcext:value-type="float">
            <text:p>0.0119950705</text:p>
          </table:table-cell>
        </table:table-row>
        <table:table-row table:style-name="ro1">
          <table:table-cell office:value-type="string" calcext:value-type="string">
            <text:p>GO_0019281</text:p>
          </table:table-cell>
          <table:table-cell office:value-type="float" office:value="0.168267213271574" calcext:value-type="float">
            <text:p>0.1682672133</text:p>
          </table:table-cell>
          <table:table-cell office:value-type="float" office:value="-0.0109780206095375" calcext:value-type="float">
            <text:p>-0.0109780206</text:p>
          </table:table-cell>
          <table:table-cell table:formula="of:=SQRT( ( [.B$1]-[.B68]  )^2+([.C$1]-[.C68])^2)" office:value-type="float" office:value="0.0121969584364643" calcext:value-type="float">
            <text:p>0.0121969584</text:p>
          </table:table-cell>
        </table:table-row>
        <table:table-row table:style-name="ro1">
          <table:table-cell office:value-type="string" calcext:value-type="string">
            <text:p>GO_0015940</text:p>
          </table:table-cell>
          <table:table-cell office:value-type="float" office:value="0.14985818787767" calcext:value-type="float">
            <text:p>0.1498581879</text:p>
          </table:table-cell>
          <table:table-cell office:value-type="float" office:value="-0.00719072483101554" calcext:value-type="float">
            <text:p>-0.0071907248</text:p>
          </table:table-cell>
          <table:table-cell table:formula="of:=SQRT( ( [.B$1]-[.B69]  )^2+([.C$1]-[.C69])^2)" office:value-type="float" office:value="0.0122415781935566" calcext:value-type="float">
            <text:p>0.0122415782</text:p>
          </table:table-cell>
        </table:table-row>
        <table:table-row table:style-name="ro1">
          <table:table-cell office:value-type="string" calcext:value-type="string">
            <text:p>GO_0015969</text:p>
          </table:table-cell>
          <table:table-cell office:value-type="float" office:value="0.170062570329922" calcext:value-type="float">
            <text:p>0.1700625703</text:p>
          </table:table-cell>
          <table:table-cell office:value-type="float" office:value="-0.00934795861597369" calcext:value-type="float">
            <text:p>-0.0093479586</text:p>
          </table:table-cell>
          <table:table-cell table:formula="of:=SQRT( ( [.B$1]-[.B70]  )^2+([.C$1]-[.C70])^2)" office:value-type="float" office:value="0.0122820557005927" calcext:value-type="float">
            <text:p>0.0122820557</text:p>
          </table:table-cell>
        </table:table-row>
        <table:table-row table:style-name="ro1">
          <table:table-cell office:value-type="string" calcext:value-type="string">
            <text:p>GO_0035429</text:p>
          </table:table-cell>
          <table:table-cell office:value-type="float" office:value="0.155284514281567" calcext:value-type="float">
            <text:p>0.1552845143</text:p>
          </table:table-cell>
          <table:table-cell office:value-type="float" office:value="-0.0125044684534209" calcext:value-type="float">
            <text:p>-0.0125044685</text:p>
          </table:table-cell>
          <table:table-cell table:formula="of:=SQRT( ( [.B$1]-[.B71]  )^2+([.C$1]-[.C71])^2)" office:value-type="float" office:value="0.0123032280247056" calcext:value-type="float">
            <text:p>0.012303228</text:p>
          </table:table-cell>
        </table:table-row>
        <table:table-row table:style-name="ro1">
          <table:table-cell office:value-type="string" calcext:value-type="string">
            <text:p>GO_0009052</text:p>
          </table:table-cell>
          <table:table-cell office:value-type="float" office:value="0.148360326168171" calcext:value-type="float">
            <text:p>0.1483603262</text:p>
          </table:table-cell>
          <table:table-cell office:value-type="float" office:value="-0.00181251444459208" calcext:value-type="float">
            <text:p>-0.0018125144</text:p>
          </table:table-cell>
          <table:table-cell table:formula="of:=SQRT( ( [.B$1]-[.B72]  )^2+([.C$1]-[.C72])^2)" office:value-type="float" office:value="0.0123102830633352" calcext:value-type="float">
            <text:p>0.0123102831</text:p>
          </table:table-cell>
        </table:table-row>
        <table:table-row table:style-name="ro1">
          <table:table-cell office:value-type="string" calcext:value-type="string">
            <text:p>GO_0043039</text:p>
          </table:table-cell>
          <table:table-cell office:value-type="float" office:value="0.148752983121641" calcext:value-type="float">
            <text:p>0.1487529831</text:p>
          </table:table-cell>
          <table:table-cell office:value-type="float" office:value="-0.00545063688852871" calcext:value-type="float">
            <text:p>-0.0054506369</text:p>
          </table:table-cell>
          <table:table-cell table:formula="of:=SQRT( ( [.B$1]-[.B73]  )^2+([.C$1]-[.C73])^2)" office:value-type="float" office:value="0.0125690050865746" calcext:value-type="float">
            <text:p>0.0125690051</text:p>
          </table:table-cell>
        </table:table-row>
        <table:table-row table:style-name="ro1">
          <table:table-cell office:value-type="string" calcext:value-type="string">
            <text:p>GO_0005976</text:p>
          </table:table-cell>
          <table:table-cell office:value-type="float" office:value="0.149089286182504" calcext:value-type="float">
            <text:p>0.1490892862</text:p>
          </table:table-cell>
          <table:table-cell office:value-type="float" office:value="0.00370466943508586" calcext:value-type="float">
            <text:p>0.0037046694</text:p>
          </table:table-cell>
          <table:table-cell table:formula="of:=SQRT( ( [.B$1]-[.B74]  )^2+([.C$1]-[.C74])^2)" office:value-type="float" office:value="0.0126674903231212" calcext:value-type="float">
            <text:p>0.0126674903</text:p>
          </table:table-cell>
        </table:table-row>
        <table:table-row table:style-name="ro1">
          <table:table-cell office:value-type="string" calcext:value-type="string">
            <text:p>GO_0008645</text:p>
          </table:table-cell>
          <table:table-cell office:value-type="float" office:value="0.148093492866295" calcext:value-type="float">
            <text:p>0.1480934929</text:p>
          </table:table-cell>
          <table:table-cell office:value-type="float" office:value="0.000704126166502595" calcext:value-type="float">
            <text:p>0.0007041262</text:p>
          </table:table-cell>
          <table:table-cell table:formula="of:=SQRT( ( [.B$1]-[.B75]  )^2+([.C$1]-[.C75])^2)" office:value-type="float" office:value="0.0127530351339856" calcext:value-type="float">
            <text:p>0.0127530351</text:p>
          </table:table-cell>
        </table:table-row>
        <table:table-row table:style-name="ro1">
          <table:table-cell office:value-type="string" calcext:value-type="string">
            <text:p>GO_0000105</text:p>
          </table:table-cell>
          <table:table-cell office:value-type="float" office:value="0.147969094135593" calcext:value-type="float">
            <text:p>0.1479690941</text:p>
          </table:table-cell>
          <table:table-cell office:value-type="float" office:value="-0.00360584618638813" calcext:value-type="float">
            <text:p>-0.0036058462</text:p>
          </table:table-cell>
          <table:table-cell table:formula="of:=SQRT( ( [.B$1]-[.B76]  )^2+([.C$1]-[.C76])^2)" office:value-type="float" office:value="0.0128792783519121" calcext:value-type="float">
            <text:p>0.0128792784</text:p>
          </table:table-cell>
        </table:table-row>
        <table:table-row table:style-name="ro1">
          <table:table-cell office:value-type="string" calcext:value-type="string">
            <text:p>GO_0051259</text:p>
          </table:table-cell>
          <table:table-cell office:value-type="float" office:value="0.153011990119055" calcext:value-type="float">
            <text:p>0.1530119901</text:p>
          </table:table-cell>
          <table:table-cell office:value-type="float" office:value="0.0090543829767585" calcext:value-type="float">
            <text:p>0.009054383</text:p>
          </table:table-cell>
          <table:table-cell table:formula="of:=SQRT( ( [.B$1]-[.B77]  )^2+([.C$1]-[.C77])^2)" office:value-type="float" office:value="0.012988553726042" calcext:value-type="float">
            <text:p>0.0129885537</text:p>
          </table:table-cell>
        </table:table-row>
        <table:table-row table:style-name="ro1">
          <table:table-cell office:value-type="string" calcext:value-type="string">
            <text:p>GO_0043419</text:p>
          </table:table-cell>
          <table:table-cell office:value-type="float" office:value="0.152599507711148" calcext:value-type="float">
            <text:p>0.1525995077</text:p>
          </table:table-cell>
          <table:table-cell office:value-type="float" office:value="0.00874975711293926" calcext:value-type="float">
            <text:p>0.0087497571</text:p>
          </table:table-cell>
          <table:table-cell table:formula="of:=SQRT( ( [.B$1]-[.B78]  )^2+([.C$1]-[.C78])^2)" office:value-type="float" office:value="0.0129955808942239" calcext:value-type="float">
            <text:p>0.0129955809</text:p>
          </table:table-cell>
        </table:table-row>
        <table:table-row table:style-name="ro1">
          <table:table-cell office:value-type="string" calcext:value-type="string">
            <text:p>GO_0015937</text:p>
          </table:table-cell>
          <table:table-cell office:value-type="float" office:value="0.14835680758164" calcext:value-type="float">
            <text:p>0.1483568076</text:p>
          </table:table-cell>
          <table:table-cell office:value-type="float" office:value="-0.0057826027226313" calcext:value-type="float">
            <text:p>-0.0057826027</text:p>
          </table:table-cell>
          <table:table-cell table:formula="of:=SQRT( ( [.B$1]-[.B79]  )^2+([.C$1]-[.C79])^2)" office:value-type="float" office:value="0.0130517524381293" calcext:value-type="float">
            <text:p>0.0130517524</text:p>
          </table:table-cell>
        </table:table-row>
        <table:table-row table:style-name="ro1">
          <table:table-cell office:value-type="string" calcext:value-type="string">
            <text:p>GO_0046168</text:p>
          </table:table-cell>
          <table:table-cell office:value-type="float" office:value="0.160987550661131" calcext:value-type="float">
            <text:p>0.1609875507</text:p>
          </table:table-cell>
          <table:table-cell office:value-type="float" office:value="-0.0147915914729797" calcext:value-type="float">
            <text:p>-0.0147915915</text:p>
          </table:table-cell>
          <table:table-cell table:formula="of:=SQRT( ( [.B$1]-[.B80]  )^2+([.C$1]-[.C80])^2)" office:value-type="float" office:value="0.013355379214761" calcext:value-type="float">
            <text:p>0.0133553792</text:p>
          </table:table-cell>
        </table:table-row>
        <table:table-row table:style-name="ro1">
          <table:table-cell office:value-type="string" calcext:value-type="string">
            <text:p>GO_0042158</text:p>
          </table:table-cell>
          <table:table-cell office:value-type="float" office:value="0.172322423472887" calcext:value-type="float">
            <text:p>0.1723224235</text:p>
          </table:table-cell>
          <table:table-cell office:value-type="float" office:value="-0.00808602871901073" calcext:value-type="float">
            <text:p>-0.0080860287</text:p>
          </table:table-cell>
          <table:table-cell table:formula="of:=SQRT( ( [.B$1]-[.B81]  )^2+([.C$1]-[.C81])^2)" office:value-type="float" office:value="0.0134188062479516" calcext:value-type="float">
            <text:p>0.0134188062</text:p>
          </table:table-cell>
        </table:table-row>
        <table:table-row table:style-name="ro1">
          <table:table-cell office:value-type="string" calcext:value-type="string">
            <text:p>GO_0009249</text:p>
          </table:table-cell>
          <table:table-cell office:value-type="float" office:value="0.172322423472887" calcext:value-type="float">
            <text:p>0.1723224235</text:p>
          </table:table-cell>
          <table:table-cell office:value-type="float" office:value="-0.00808602871901073" calcext:value-type="float">
            <text:p>-0.0080860287</text:p>
          </table:table-cell>
          <table:table-cell table:formula="of:=SQRT( ( [.B$1]-[.B82]  )^2+([.C$1]-[.C82])^2)" office:value-type="float" office:value="0.0134188062479516" calcext:value-type="float">
            <text:p>0.0134188062</text:p>
          </table:table-cell>
        </table:table-row>
        <table:table-row table:style-name="ro1">
          <table:table-cell office:value-type="string" calcext:value-type="string">
            <text:p>GO_0006139</text:p>
          </table:table-cell>
          <table:table-cell office:value-type="float" office:value="0.147539113158144" calcext:value-type="float">
            <text:p>0.1475391132</text:p>
          </table:table-cell>
          <table:table-cell office:value-type="float" office:value="-0.00437797946467807" calcext:value-type="float">
            <text:p>-0.0043779795</text:p>
          </table:table-cell>
          <table:table-cell table:formula="of:=SQRT( ( [.B$1]-[.B83]  )^2+([.C$1]-[.C83])^2)" office:value-type="float" office:value="0.0134506258289485" calcext:value-type="float">
            <text:p>0.0134506258</text:p>
          </table:table-cell>
        </table:table-row>
        <table:table-row table:style-name="ro1">
          <table:table-cell office:value-type="string" calcext:value-type="string">
            <text:p>GO_0046854</text:p>
          </table:table-cell>
          <table:table-cell office:value-type="float" office:value="0.16969562775946" calcext:value-type="float">
            <text:p>0.1696956278</text:p>
          </table:table-cell>
          <table:table-cell office:value-type="float" office:value="-0.011616347802925" calcext:value-type="float">
            <text:p>-0.0116163478</text:p>
          </table:table-cell>
          <table:table-cell table:formula="of:=SQRT( ( [.B$1]-[.B84]  )^2+([.C$1]-[.C84])^2)" office:value-type="float" office:value="0.0136054598095751" calcext:value-type="float">
            <text:p>0.0136054598</text:p>
          </table:table-cell>
        </table:table-row>
        <table:table-row table:style-name="ro1">
          <table:table-cell office:value-type="string" calcext:value-type="string">
            <text:p>GO_0015813</text:p>
          </table:table-cell>
          <table:table-cell office:value-type="float" office:value="0.162932965517725" calcext:value-type="float">
            <text:p>0.1629329655</text:p>
          </table:table-cell>
          <table:table-cell office:value-type="float" office:value="-0.0148799264082194" calcext:value-type="float">
            <text:p>-0.0148799264</text:p>
          </table:table-cell>
          <table:table-cell table:formula="of:=SQRT( ( [.B$1]-[.B85]  )^2+([.C$1]-[.C85])^2)" office:value-type="float" office:value="0.0136298381405858" calcext:value-type="float">
            <text:p>0.0136298381</text:p>
          </table:table-cell>
        </table:table-row>
        <table:table-row table:style-name="ro1">
          <table:table-cell office:value-type="string" calcext:value-type="string">
            <text:p>GO_0009056</text:p>
          </table:table-cell>
          <table:table-cell office:value-type="float" office:value="0.173947034806814" calcext:value-type="float">
            <text:p>0.1739470348</text:p>
          </table:table-cell>
          <table:table-cell office:value-type="float" office:value="-0.00454756388975547" calcext:value-type="float">
            <text:p>-0.0045475639</text:p>
          </table:table-cell>
          <table:table-cell table:formula="of:=SQRT( ( [.B$1]-[.B86]  )^2+([.C$1]-[.C86])^2)" office:value-type="float" office:value="0.0136407254947034" calcext:value-type="float">
            <text:p>0.0136407255</text:p>
          </table:table-cell>
        </table:table-row>
        <table:table-row table:style-name="ro1">
          <table:table-cell office:value-type="string" calcext:value-type="string">
            <text:p>GO_0009113</text:p>
          </table:table-cell>
          <table:table-cell office:value-type="float" office:value="0.171918122656816" calcext:value-type="float">
            <text:p>0.1719181227</text:p>
          </table:table-cell>
          <table:table-cell office:value-type="float" office:value="-0.0100068130200774" calcext:value-type="float">
            <text:p>-0.010006813</text:p>
          </table:table-cell>
          <table:table-cell table:formula="of:=SQRT( ( [.B$1]-[.B87]  )^2+([.C$1]-[.C87])^2)" office:value-type="float" office:value="0.0141429049129622" calcext:value-type="float">
            <text:p>0.0141429049</text:p>
          </table:table-cell>
        </table:table-row>
        <table:table-row table:style-name="ro1">
          <table:table-cell office:value-type="string" calcext:value-type="string">
            <text:p>GO_0042398</text:p>
          </table:table-cell>
          <table:table-cell office:value-type="float" office:value="0.154719255511388" calcext:value-type="float">
            <text:p>0.1547192555</text:p>
          </table:table-cell>
          <table:table-cell office:value-type="float" office:value="-0.0144394233610016" calcext:value-type="float">
            <text:p>-0.0144394234</text:p>
          </table:table-cell>
          <table:table-cell table:formula="of:=SQRT( ( [.B$1]-[.B88]  )^2+([.C$1]-[.C88])^2)" office:value-type="float" office:value="0.0142945363126143" calcext:value-type="float">
            <text:p>0.0142945363</text:p>
          </table:table-cell>
        </table:table-row>
        <table:table-row table:style-name="ro1">
          <table:table-cell office:value-type="string" calcext:value-type="string">
            <text:p>GO_0006812</text:p>
          </table:table-cell>
          <table:table-cell office:value-type="float" office:value="0.165211045806333" calcext:value-type="float">
            <text:p>0.1652110458</text:p>
          </table:table-cell>
          <table:table-cell office:value-type="float" office:value="-0.0150184184422949" calcext:value-type="float">
            <text:p>-0.0150184184</text:p>
          </table:table-cell>
          <table:table-cell table:formula="of:=SQRT( ( [.B$1]-[.B89]  )^2+([.C$1]-[.C89])^2)" office:value-type="float" office:value="0.0143191222504401" calcext:value-type="float">
            <text:p>0.0143191223</text:p>
          </table:table-cell>
        </table:table-row>
        <table:table-row table:style-name="ro1">
          <table:table-cell office:value-type="string" calcext:value-type="string">
            <text:p>GO_0006835</text:p>
          </table:table-cell>
          <table:table-cell office:value-type="float" office:value="0.163784382940619" calcext:value-type="float">
            <text:p>0.1637843829</text:p>
          </table:table-cell>
          <table:table-cell office:value-type="float" office:value="-0.0154790682714943" calcext:value-type="float">
            <text:p>-0.0154790683</text:p>
          </table:table-cell>
          <table:table-cell table:formula="of:=SQRT( ( [.B$1]-[.B90]  )^2+([.C$1]-[.C90])^2)" office:value-type="float" office:value="0.0143813455131823" calcext:value-type="float">
            <text:p>0.0143813455</text:p>
          </table:table-cell>
        </table:table-row>
        <table:table-row table:style-name="ro1">
          <table:table-cell office:value-type="string" calcext:value-type="string">
            <text:p>GO_0009073</text:p>
          </table:table-cell>
          <table:table-cell office:value-type="float" office:value="0.146342877716202" calcext:value-type="float">
            <text:p>0.1463428777</text:p>
          </table:table-cell>
          <table:table-cell office:value-type="float" office:value="-0.00284448972919516" calcext:value-type="float">
            <text:p>-0.0028444897</text:p>
          </table:table-cell>
          <table:table-cell table:formula="of:=SQRT( ( [.B$1]-[.B91]  )^2+([.C$1]-[.C91])^2)" office:value-type="float" office:value="0.0143907872398951" calcext:value-type="float">
            <text:p>0.0143907872</text:p>
          </table:table-cell>
        </table:table-row>
        <table:table-row table:style-name="ro1">
          <table:table-cell office:value-type="string" calcext:value-type="string">
            <text:p>GO_0006813</text:p>
          </table:table-cell>
          <table:table-cell office:value-type="float" office:value="0.162714741330934" calcext:value-type="float">
            <text:p>0.1627147413</text:p>
          </table:table-cell>
          <table:table-cell office:value-type="float" office:value="-0.0157984564604279" calcext:value-type="float">
            <text:p>-0.0157984565</text:p>
          </table:table-cell>
          <table:table-cell table:formula="of:=SQRT( ( [.B$1]-[.B92]  )^2+([.C$1]-[.C92])^2)" office:value-type="float" office:value="0.0145039201459464" calcext:value-type="float">
            <text:p>0.0145039201</text:p>
          </table:table-cell>
        </table:table-row>
        <table:table-row table:style-name="ro1">
          <table:table-cell office:value-type="string" calcext:value-type="string">
            <text:p>GO_0009435</text:p>
          </table:table-cell>
          <table:table-cell office:value-type="float" office:value="0.14630010421205" calcext:value-type="float">
            <text:p>0.1463001042</text:p>
          </table:table-cell>
          <table:table-cell office:value-type="float" office:value="-0.00417623686894141" calcext:value-type="float">
            <text:p>-0.0041762369</text:p>
          </table:table-cell>
          <table:table-cell table:formula="of:=SQRT( ( [.B$1]-[.B93]  )^2+([.C$1]-[.C93])^2)" office:value-type="float" office:value="0.014623129332651" calcext:value-type="float">
            <text:p>0.0146231293</text:p>
          </table:table-cell>
        </table:table-row>
        <table:table-row table:style-name="ro1">
          <table:table-cell office:value-type="string" calcext:value-type="string">
            <text:p>GO_0009291</text:p>
          </table:table-cell>
          <table:table-cell office:value-type="float" office:value="0.15441626328032" calcext:value-type="float">
            <text:p>0.1544162633</text:p>
          </table:table-cell>
          <table:table-cell office:value-type="float" office:value="-0.0146911433162396" calcext:value-type="float">
            <text:p>-0.0146911433</text:p>
          </table:table-cell>
          <table:table-cell table:formula="of:=SQRT( ( [.B$1]-[.B94]  )^2+([.C$1]-[.C94])^2)" office:value-type="float" office:value="0.0146504717733581" calcext:value-type="float">
            <text:p>0.0146504718</text:p>
          </table:table-cell>
        </table:table-row>
        <table:table-row table:style-name="ro1">
          <table:table-cell office:value-type="string" calcext:value-type="string">
            <text:p>GO_0009058</text:p>
          </table:table-cell>
          <table:table-cell office:value-type="float" office:value="0.148169492689186" calcext:value-type="float">
            <text:p>0.1481694927</text:p>
          </table:table-cell>
          <table:table-cell office:value-type="float" office:value="-0.00916903987448712" calcext:value-type="float">
            <text:p>-0.0091690399</text:p>
          </table:table-cell>
          <table:table-cell table:formula="of:=SQRT( ( [.B$1]-[.B95]  )^2+([.C$1]-[.C95])^2)" office:value-type="float" office:value="0.0146926328186711" calcext:value-type="float">
            <text:p>0.0146926328</text:p>
          </table:table-cell>
        </table:table-row>
        <table:table-row table:style-name="ro1">
          <table:table-cell office:value-type="string" calcext:value-type="string">
            <text:p>GO_0009094</text:p>
          </table:table-cell>
          <table:table-cell office:value-type="float" office:value="0.17399831870087" calcext:value-type="float">
            <text:p>0.1739983187</text:p>
          </table:table-cell>
          <table:table-cell office:value-type="float" office:value="-0.00843800901776427" calcext:value-type="float">
            <text:p>-0.008438009</text:p>
          </table:table-cell>
          <table:table-cell table:formula="of:=SQRT( ( [.B$1]-[.B96]  )^2+([.C$1]-[.C96])^2)" office:value-type="float" office:value="0.0150581760715515" calcext:value-type="float">
            <text:p>0.0150581761</text:p>
          </table:table-cell>
        </table:table-row>
        <table:table-row table:style-name="ro1">
          <table:table-cell office:value-type="string" calcext:value-type="string">
            <text:p>GO_0006481</text:p>
          </table:table-cell>
          <table:table-cell office:value-type="float" office:value="0.157256501730233" calcext:value-type="float">
            <text:p>0.1572565017</text:p>
          </table:table-cell>
          <table:table-cell office:value-type="float" office:value="-0.0162981680260939" calcext:value-type="float">
            <text:p>-0.016298168</text:p>
          </table:table-cell>
          <table:table-cell table:formula="of:=SQRT( ( [.B$1]-[.B97]  )^2+([.C$1]-[.C97])^2)" office:value-type="float" office:value="0.0152440028994182" calcext:value-type="float">
            <text:p>0.0152440029</text:p>
          </table:table-cell>
        </table:table-row>
        <table:table-row table:style-name="ro1">
          <table:table-cell office:value-type="string" calcext:value-type="string">
            <text:p>GO_0006784</text:p>
          </table:table-cell>
          <table:table-cell office:value-type="float" office:value="0.171590874453518" calcext:value-type="float">
            <text:p>0.1715908745</text:p>
          </table:table-cell>
          <table:table-cell office:value-type="float" office:value="-0.0121031332331157" calcext:value-type="float">
            <text:p>-0.0121031332</text:p>
          </table:table-cell>
          <table:table-cell table:formula="of:=SQRT( ( [.B$1]-[.B98]  )^2+([.C$1]-[.C98])^2)" office:value-type="float" office:value="0.0152668063586896" calcext:value-type="float">
            <text:p>0.0152668064</text:p>
          </table:table-cell>
        </table:table-row>
        <table:table-row table:style-name="ro1">
          <table:table-cell office:value-type="string" calcext:value-type="string">
            <text:p>GO_0006827</text:p>
          </table:table-cell>
          <table:table-cell office:value-type="float" office:value="0.145740340315961" calcext:value-type="float">
            <text:p>0.1457403403</text:p>
          </table:table-cell>
          <table:table-cell office:value-type="float" office:value="0.00367989239650264" calcext:value-type="float">
            <text:p>0.0036798924</text:p>
          </table:table-cell>
          <table:table-cell table:formula="of:=SQRT( ( [.B$1]-[.B99]  )^2+([.C$1]-[.C99])^2)" office:value-type="float" office:value="0.0157784387415298" calcext:value-type="float">
            <text:p>0.0157784387</text:p>
          </table:table-cell>
        </table:table-row>
        <table:table-row table:style-name="ro1">
          <table:table-cell office:value-type="string" calcext:value-type="string">
            <text:p>GO_0019475</text:p>
          </table:table-cell>
          <table:table-cell office:value-type="float" office:value="0.170071640645742" calcext:value-type="float">
            <text:p>0.1700716406</text:p>
          </table:table-cell>
          <table:table-cell office:value-type="float" office:value="-0.0142131027495586" calcext:value-type="float">
            <text:p>-0.0142131027</text:p>
          </table:table-cell>
          <table:table-cell table:formula="of:=SQRT( ( [.B$1]-[.B100]  )^2+([.C$1]-[.C100])^2)" office:value-type="float" office:value="0.0158629991473031" calcext:value-type="float">
            <text:p>0.0158629991</text:p>
          </table:table-cell>
        </table:table-row>
        <table:table-row table:style-name="ro1">
          <table:table-cell office:value-type="string" calcext:value-type="string">
            <text:p>GO_0006821</text:p>
          </table:table-cell>
          <table:table-cell office:value-type="float" office:value="0.162396049698248" calcext:value-type="float">
            <text:p>0.1623960497</text:p>
          </table:table-cell>
          <table:table-cell office:value-type="float" office:value="-0.0174460467681236" calcext:value-type="float">
            <text:p>-0.0174460468</text:p>
          </table:table-cell>
          <table:table-cell table:formula="of:=SQRT( ( [.B$1]-[.B101]  )^2+([.C$1]-[.C101])^2)" office:value-type="float" office:value="0.0160992757928576" calcext:value-type="float">
            <text:p>0.0160992758</text:p>
          </table:table-cell>
        </table:table-row>
        <table:table-row table:style-name="ro1">
          <table:table-cell office:value-type="string" calcext:value-type="string">
            <text:p>GO_0009712</text:p>
          </table:table-cell>
          <table:table-cell office:value-type="float" office:value="0.148390424009137" calcext:value-type="float">
            <text:p>0.148390424</text:p>
          </table:table-cell>
          <table:table-cell office:value-type="float" office:value="0.00917212982595909" calcext:value-type="float">
            <text:p>0.0091721298</text:p>
          </table:table-cell>
          <table:table-cell table:formula="of:=SQRT( ( [.B$1]-[.B102]  )^2+([.C$1]-[.C102])^2)" office:value-type="float" office:value="0.0162260347359737" calcext:value-type="float">
            <text:p>0.0162260347</text:p>
          </table:table-cell>
        </table:table-row>
        <table:table-row table:style-name="ro1">
          <table:table-cell office:value-type="string" calcext:value-type="string">
            <text:p>GO_0009116</text:p>
          </table:table-cell>
          <table:table-cell office:value-type="float" office:value="0.145349211161312" calcext:value-type="float">
            <text:p>0.1453492112</text:p>
          </table:table-cell>
          <table:table-cell office:value-type="float" office:value="-0.00729154052202664" calcext:value-type="float">
            <text:p>-0.0072915405</text:p>
          </table:table-cell>
          <table:table-cell table:formula="of:=SQRT( ( [.B$1]-[.B103]  )^2+([.C$1]-[.C103])^2)" office:value-type="float" office:value="0.0163954835017454" calcext:value-type="float">
            <text:p>0.0163954835</text:p>
          </table:table-cell>
        </table:table-row>
        <table:table-row table:style-name="ro1">
          <table:table-cell office:value-type="string" calcext:value-type="string">
            <text:p>GO_0008616</text:p>
          </table:table-cell>
          <table:table-cell office:value-type="float" office:value="0.173225549946968" calcext:value-type="float">
            <text:p>0.1732255499</text:p>
          </table:table-cell>
          <table:table-cell office:value-type="float" office:value="-0.0120697139916923" calcext:value-type="float">
            <text:p>-0.012069714</text:p>
          </table:table-cell>
          <table:table-cell table:formula="of:=SQRT( ( [.B$1]-[.B104]  )^2+([.C$1]-[.C104])^2)" office:value-type="float" office:value="0.0164546819164144" calcext:value-type="float">
            <text:p>0.0164546819</text:p>
          </table:table-cell>
        </table:table-row>
        <table:table-row table:style-name="ro1">
          <table:table-cell office:value-type="string" calcext:value-type="string">
            <text:p>GO_0030259</text:p>
          </table:table-cell>
          <table:table-cell office:value-type="float" office:value="0.171458045579446" calcext:value-type="float">
            <text:p>0.1714580456</text:p>
          </table:table-cell>
          <table:table-cell office:value-type="float" office:value="-0.0139268178001871" calcext:value-type="float">
            <text:p>-0.0139268178</text:p>
          </table:table-cell>
          <table:table-cell table:formula="of:=SQRT( ( [.B$1]-[.B105]  )^2+([.C$1]-[.C105])^2)" office:value-type="float" office:value="0.0165047957554449" calcext:value-type="float">
            <text:p>0.0165047958</text:p>
          </table:table-cell>
        </table:table-row>
        <table:table-row table:style-name="ro1">
          <table:table-cell office:value-type="string" calcext:value-type="string">
            <text:p>GO_0006493</text:p>
          </table:table-cell>
          <table:table-cell office:value-type="float" office:value="0.171154803111626" calcext:value-type="float">
            <text:p>0.1711548031</text:p>
          </table:table-cell>
          <table:table-cell office:value-type="float" office:value="-0.014391983373815" calcext:value-type="float">
            <text:p>-0.0143919834</text:p>
          </table:table-cell>
          <table:table-cell table:formula="of:=SQRT( ( [.B$1]-[.B106]  )^2+([.C$1]-[.C106])^2)" office:value-type="float" office:value="0.0166669600663591" calcext:value-type="float">
            <text:p>0.0166669601</text:p>
          </table:table-cell>
        </table:table-row>
        <table:table-row table:style-name="ro1">
          <table:table-cell office:value-type="string" calcext:value-type="string">
            <text:p>GO_0006527</text:p>
          </table:table-cell>
          <table:table-cell office:value-type="float" office:value="0.174103951131417" calcext:value-type="float">
            <text:p>0.1741039511</text:p>
          </table:table-cell>
          <table:table-cell office:value-type="float" office:value="-0.0116214653499736" calcext:value-type="float">
            <text:p>-0.0116214653</text:p>
          </table:table-cell>
          <table:table-cell table:formula="of:=SQRT( ( [.B$1]-[.B107]  )^2+([.C$1]-[.C107])^2)" office:value-type="float" office:value="0.0168601929937186" calcext:value-type="float">
            <text:p>0.016860193</text:p>
          </table:table-cell>
        </table:table-row>
        <table:table-row table:style-name="ro1">
          <table:table-cell office:value-type="string" calcext:value-type="string">
            <text:p>GO_0019478</text:p>
          </table:table-cell>
          <table:table-cell office:value-type="float" office:value="0.170447840329107" calcext:value-type="float">
            <text:p>0.1704478403</text:p>
          </table:table-cell>
          <table:table-cell office:value-type="float" office:value="-0.0153866127288138" calcext:value-type="float">
            <text:p>-0.0153866127</text:p>
          </table:table-cell>
          <table:table-cell table:formula="of:=SQRT( ( [.B$1]-[.B108]  )^2+([.C$1]-[.C108])^2)" office:value-type="float" office:value="0.017035534498407" calcext:value-type="float">
            <text:p>0.0170355345</text:p>
          </table:table-cell>
        </table:table-row>
        <table:table-row table:style-name="ro1">
          <table:table-cell office:value-type="string" calcext:value-type="string">
            <text:p>GO_0006694</text:p>
          </table:table-cell>
          <table:table-cell office:value-type="float" office:value="0.156474585463071" calcext:value-type="float">
            <text:p>0.1564745855</text:p>
          </table:table-cell>
          <table:table-cell office:value-type="float" office:value="-0.0180989527859112" calcext:value-type="float">
            <text:p>-0.0180989528</text:p>
          </table:table-cell>
          <table:table-cell table:formula="of:=SQRT( ( [.B$1]-[.B109]  )^2+([.C$1]-[.C109])^2)" office:value-type="float" office:value="0.017177789702966" calcext:value-type="float">
            <text:p>0.0171777897</text:p>
          </table:table-cell>
        </table:table-row>
        <table:table-row table:style-name="ro1">
          <table:table-cell office:value-type="string" calcext:value-type="string">
            <text:p>GO_0006814</text:p>
          </table:table-cell>
          <table:table-cell office:value-type="float" office:value="0.145104833021319" calcext:value-type="float">
            <text:p>0.145104833</text:p>
          </table:table-cell>
          <table:table-cell office:value-type="float" office:value="-0.00925719867833324" calcext:value-type="float">
            <text:p>-0.0092571987</text:p>
          </table:table-cell>
          <table:table-cell table:formula="of:=SQRT( ( [.B$1]-[.B110]  )^2+([.C$1]-[.C110])^2)" office:value-type="float" office:value="0.0174133545887808" calcext:value-type="float">
            <text:p>0.0174133546</text:p>
          </table:table-cell>
        </table:table-row>
        <table:table-row table:style-name="ro1">
          <table:table-cell office:value-type="string" calcext:value-type="string">
            <text:p>GO_0006750</text:p>
          </table:table-cell>
          <table:table-cell office:value-type="float" office:value="0.14982441629031" calcext:value-type="float">
            <text:p>0.1498244163</text:p>
          </table:table-cell>
          <table:table-cell office:value-type="float" office:value="-0.0150852409152897" calcext:value-type="float">
            <text:p>-0.0150852409</text:p>
          </table:table-cell>
          <table:table-cell table:formula="of:=SQRT( ( [.B$1]-[.B111]  )^2+([.C$1]-[.C111])^2)" office:value-type="float" office:value="0.0174272015290332" calcext:value-type="float">
            <text:p>0.0174272015</text:p>
          </table:table-cell>
        </table:table-row>
        <table:table-row table:style-name="ro1">
          <table:table-cell office:value-type="string" calcext:value-type="string">
            <text:p>GO_0009252</text:p>
          </table:table-cell>
          <table:table-cell office:value-type="float" office:value="0.153110188680133" calcext:value-type="float">
            <text:p>0.1531101887</text:p>
          </table:table-cell>
          <table:table-cell office:value-type="float" office:value="-0.0172405204779106" calcext:value-type="float">
            <text:p>-0.0172405205</text:p>
          </table:table-cell>
          <table:table-cell table:formula="of:=SQRT( ( [.B$1]-[.B112]  )^2+([.C$1]-[.C112])^2)" office:value-type="float" office:value="0.0175136465817542" calcext:value-type="float">
            <text:p>0.0175136466</text:p>
          </table:table-cell>
        </table:table-row>
        <table:table-row table:style-name="ro1">
          <table:table-cell office:value-type="string" calcext:value-type="string">
            <text:p>GO_0015727</text:p>
          </table:table-cell>
          <table:table-cell office:value-type="float" office:value="0.176711252354456" calcext:value-type="float">
            <text:p>0.1767112524</text:p>
          </table:table-cell>
          <table:table-cell office:value-type="float" office:value="-0.00933429816463234" calcext:value-type="float">
            <text:p>-0.0093342982</text:p>
          </table:table-cell>
          <table:table-cell table:formula="of:=SQRT( ( [.B$1]-[.B113]  )^2+([.C$1]-[.C113])^2)" office:value-type="float" office:value="0.0178829876750708" calcext:value-type="float">
            <text:p>0.0178829877</text:p>
          </table:table-cell>
        </table:table-row>
        <table:table-row table:style-name="ro1">
          <table:table-cell office:value-type="string" calcext:value-type="string">
            <text:p>GO_0032324</text:p>
          </table:table-cell>
          <table:table-cell office:value-type="float" office:value="0.169561125110286" calcext:value-type="float">
            <text:p>0.1695611251</text:p>
          </table:table-cell>
          <table:table-cell office:value-type="float" office:value="-0.0170038166165512" calcext:value-type="float">
            <text:p>-0.0170038166</text:p>
          </table:table-cell>
          <table:table-cell table:formula="of:=SQRT( ( [.B$1]-[.B114]  )^2+([.C$1]-[.C114])^2)" office:value-type="float" office:value="0.0179268094952313" calcext:value-type="float">
            <text:p>0.0179268095</text:p>
          </table:table-cell>
        </table:table-row>
        <table:table-row table:style-name="ro1">
          <table:table-cell office:value-type="string" calcext:value-type="string">
            <text:p>GO_0042157</text:p>
          </table:table-cell>
          <table:table-cell office:value-type="float" office:value="0.176346335520022" calcext:value-type="float">
            <text:p>0.1763463355</text:p>
          </table:table-cell>
          <table:table-cell office:value-type="float" office:value="-0.0115198729799974" calcext:value-type="float">
            <text:p>-0.011519873</text:p>
          </table:table-cell>
          <table:table-cell table:formula="of:=SQRT( ( [.B$1]-[.B115]  )^2+([.C$1]-[.C115])^2)" office:value-type="float" office:value="0.0186415321456982" calcext:value-type="float">
            <text:p>0.0186415321</text:p>
          </table:table-cell>
        </table:table-row>
        <table:table-row table:style-name="ro1">
          <table:table-cell office:value-type="string" calcext:value-type="string">
            <text:p>GO_0006526</text:p>
          </table:table-cell>
          <table:table-cell office:value-type="float" office:value="0.142030494112282" calcext:value-type="float">
            <text:p>0.1420304941</text:p>
          </table:table-cell>
          <table:table-cell office:value-type="float" office:value="-0.00378258009724787" calcext:value-type="float">
            <text:p>-0.0037825801</text:p>
          </table:table-cell>
          <table:table-cell table:formula="of:=SQRT( ( [.B$1]-[.B116]  )^2+([.C$1]-[.C116])^2)" office:value-type="float" office:value="0.0187811355187296" calcext:value-type="float">
            <text:p>0.0187811355</text:p>
          </table:table-cell>
        </table:table-row>
        <table:table-row table:style-name="ro1">
          <table:table-cell office:value-type="string" calcext:value-type="string">
            <text:p>GO_0043683</text:p>
          </table:table-cell>
          <table:table-cell office:value-type="float" office:value="0.14915979941778" calcext:value-type="float">
            <text:p>0.1491597994</text:p>
          </table:table-cell>
          <table:table-cell office:value-type="float" office:value="-0.016823672554415" calcext:value-type="float">
            <text:p>-0.0168236726</text:p>
          </table:table-cell>
          <table:table-cell table:formula="of:=SQRT( ( [.B$1]-[.B117]  )^2+([.C$1]-[.C117])^2)" office:value-type="float" office:value="0.0192099742251872" calcext:value-type="float">
            <text:p>0.0192099742</text:p>
          </table:table-cell>
        </table:table-row>
        <table:table-row table:style-name="ro1">
          <table:table-cell office:value-type="string" calcext:value-type="string">
            <text:p>GO_0071705</text:p>
          </table:table-cell>
          <table:table-cell office:value-type="float" office:value="0.161673848976175" calcext:value-type="float">
            <text:p>0.161673849</text:p>
          </table:table-cell>
          <table:table-cell office:value-type="float" office:value="-0.0206758001416052" calcext:value-type="float">
            <text:p>-0.0206758001</text:p>
          </table:table-cell>
          <table:table-cell table:formula="of:=SQRT( ( [.B$1]-[.B118]  )^2+([.C$1]-[.C118])^2)" office:value-type="float" office:value="0.0192621302444536" calcext:value-type="float">
            <text:p>0.0192621302</text:p>
          </table:table-cell>
        </table:table-row>
        <table:table-row table:style-name="ro1">
          <table:table-cell office:value-type="string" calcext:value-type="string">
            <text:p>GO_0006213</text:p>
          </table:table-cell>
          <table:table-cell office:value-type="float" office:value="0.177547582636036" calcext:value-type="float">
            <text:p>0.1775475826</text:p>
          </table:table-cell>
          <table:table-cell office:value-type="float" office:value="-0.0108481708953405" calcext:value-type="float">
            <text:p>-0.0108481709</text:p>
          </table:table-cell>
          <table:table-cell table:formula="of:=SQRT( ( [.B$1]-[.B119]  )^2+([.C$1]-[.C119])^2)" office:value-type="float" office:value="0.0193270297657909" calcext:value-type="float">
            <text:p>0.0193270298</text:p>
          </table:table-cell>
        </table:table-row>
        <table:table-row table:style-name="ro1">
          <table:table-cell office:value-type="string" calcext:value-type="string">
            <text:p>GO_0006419</text:p>
          </table:table-cell>
          <table:table-cell office:value-type="float" office:value="0.14153404682699" calcext:value-type="float">
            <text:p>0.1415340468</text:p>
          </table:table-cell>
          <table:table-cell office:value-type="float" office:value="-0.00426299499090156" calcext:value-type="float">
            <text:p>-0.004262995</text:p>
          </table:table-cell>
          <table:table-cell table:formula="of:=SQRT( ( [.B$1]-[.B120]  )^2+([.C$1]-[.C120])^2)" office:value-type="float" office:value="0.0193380738747082" calcext:value-type="float">
            <text:p>0.0193380739</text:p>
          </table:table-cell>
        </table:table-row>
        <table:table-row table:style-name="ro1">
          <table:table-cell office:value-type="string" calcext:value-type="string">
            <text:p>GO_0009086</text:p>
          </table:table-cell>
          <table:table-cell office:value-type="float" office:value="0.177356582936815" calcext:value-type="float">
            <text:p>0.1773565829</text:p>
          </table:table-cell>
          <table:table-cell office:value-type="float" office:value="-0.0114352218563847" calcext:value-type="float">
            <text:p>-0.0114352219</text:p>
          </table:table-cell>
          <table:table-cell table:formula="of:=SQRT( ( [.B$1]-[.B121]  )^2+([.C$1]-[.C121])^2)" office:value-type="float" office:value="0.0194553865940217" calcext:value-type="float">
            <text:p>0.0194553866</text:p>
          </table:table-cell>
        </table:table-row>
        <table:table-row table:style-name="ro1">
          <table:table-cell office:value-type="string" calcext:value-type="string">
            <text:p>GO_0006420</text:p>
          </table:table-cell>
          <table:table-cell office:value-type="float" office:value="0.177143246254657" calcext:value-type="float">
            <text:p>0.1771432463</text:p>
          </table:table-cell>
          <table:table-cell office:value-type="float" office:value="-0.0120229845016766" calcext:value-type="float">
            <text:p>-0.0120229845</text:p>
          </table:table-cell>
          <table:table-cell table:formula="of:=SQRT( ( [.B$1]-[.B122]  )^2+([.C$1]-[.C122])^2)" office:value-type="float" office:value="0.0195839395696373" calcext:value-type="float">
            <text:p>0.0195839396</text:p>
          </table:table-cell>
        </table:table-row>
        <table:table-row table:style-name="ro1">
          <table:table-cell office:value-type="string" calcext:value-type="string">
            <text:p>GO_0071704</text:p>
          </table:table-cell>
          <table:table-cell office:value-type="float" office:value="0.142085903196647" calcext:value-type="float">
            <text:p>0.1420859032</text:p>
          </table:table-cell>
          <table:table-cell office:value-type="float" office:value="-0.00825913605484287" calcext:value-type="float">
            <text:p>-0.0082591361</text:p>
          </table:table-cell>
          <table:table-cell table:formula="of:=SQRT( ( [.B$1]-[.B123]  )^2+([.C$1]-[.C123])^2)" office:value-type="float" office:value="0.0197909334431137" calcext:value-type="float">
            <text:p>0.0197909334</text:p>
          </table:table-cell>
        </table:table-row>
        <table:table-row table:style-name="ro1">
          <table:table-cell office:value-type="string" calcext:value-type="string">
            <text:p>GO_0008152</text:p>
          </table:table-cell>
          <table:table-cell office:value-type="float" office:value="0.142796438710345" calcext:value-type="float">
            <text:p>0.1427964387</text:p>
          </table:table-cell>
          <table:table-cell office:value-type="float" office:value="-0.0106438615080494" calcext:value-type="float">
            <text:p>-0.0106438615</text:p>
          </table:table-cell>
          <table:table-cell table:formula="of:=SQRT( ( [.B$1]-[.B124]  )^2+([.C$1]-[.C124])^2)" office:value-type="float" office:value="0.0200995935154985" calcext:value-type="float">
            <text:p>0.0200995935</text:p>
          </table:table-cell>
        </table:table-row>
        <table:table-row table:style-name="ro1">
          <table:table-cell office:value-type="string" calcext:value-type="string">
            <text:p>GO_0008360</text:p>
          </table:table-cell>
          <table:table-cell office:value-type="float" office:value="0.180086119739612" calcext:value-type="float">
            <text:p>0.1800861197</text:p>
          </table:table-cell>
          <table:table-cell office:value-type="float" office:value="-0.00664353815120921" calcext:value-type="float">
            <text:p>-0.0066435382</text:p>
          </table:table-cell>
          <table:table-cell table:formula="of:=SQRT( ( [.B$1]-[.B125]  )^2+([.C$1]-[.C125])^2)" office:value-type="float" office:value="0.0201061319913201" calcext:value-type="float">
            <text:p>0.020106132</text:p>
          </table:table-cell>
        </table:table-row>
        <table:table-row table:style-name="ro1">
          <table:table-cell office:value-type="string" calcext:value-type="string">
            <text:p>GO_0042558</text:p>
          </table:table-cell>
          <table:table-cell office:value-type="float" office:value="0.142642056725089" calcext:value-type="float">
            <text:p>0.1426420567</text:p>
          </table:table-cell>
          <table:table-cell office:value-type="float" office:value="-0.0104526830033946" calcext:value-type="float">
            <text:p>-0.010452683</text:p>
          </table:table-cell>
          <table:table-cell table:formula="of:=SQRT( ( [.B$1]-[.B126]  )^2+([.C$1]-[.C126])^2)" office:value-type="float" office:value="0.0201507340616816" calcext:value-type="float">
            <text:p>0.0201507341</text:p>
          </table:table-cell>
        </table:table-row>
        <table:table-row table:style-name="ro1">
          <table:table-cell office:value-type="string" calcext:value-type="string">
            <text:p>GO_0045490</text:p>
          </table:table-cell>
          <table:table-cell office:value-type="float" office:value="0.165511603683723" calcext:value-type="float">
            <text:p>0.1655116037</text:p>
          </table:table-cell>
          <table:table-cell office:value-type="float" office:value="-0.0210150788716326" calcext:value-type="float">
            <text:p>-0.0210150789</text:p>
          </table:table-cell>
          <table:table-cell table:formula="of:=SQRT( ( [.B$1]-[.B127]  )^2+([.C$1]-[.C127])^2)" office:value-type="float" office:value="0.0201660426610101" calcext:value-type="float">
            <text:p>0.0201660427</text:p>
          </table:table-cell>
        </table:table-row>
        <table:table-row table:style-name="ro1">
          <table:table-cell office:value-type="string" calcext:value-type="string">
            <text:p>GO_0006188</text:p>
          </table:table-cell>
          <table:table-cell office:value-type="float" office:value="0.177129463586717" calcext:value-type="float">
            <text:p>0.1771294636</text:p>
          </table:table-cell>
          <table:table-cell office:value-type="float" office:value="-0.013472513535272" calcext:value-type="float">
            <text:p>-0.0134725135</text:p>
          </table:table-cell>
          <table:table-cell table:formula="of:=SQRT( ( [.B$1]-[.B128]  )^2+([.C$1]-[.C128])^2)" office:value-type="float" office:value="0.0203926005344638" calcext:value-type="float">
            <text:p>0.0203926005</text:p>
          </table:table-cell>
        </table:table-row>
        <table:table-row table:style-name="ro1">
          <table:table-cell office:value-type="string" calcext:value-type="string">
            <text:p>GO_0000256</text:p>
          </table:table-cell>
          <table:table-cell office:value-type="float" office:value="0.179685324143998" calcext:value-type="float">
            <text:p>0.1796853241</text:p>
          </table:table-cell>
          <table:table-cell office:value-type="float" office:value="-0.00953240535286699" calcext:value-type="float">
            <text:p>-0.0095324054</text:p>
          </table:table-cell>
          <table:table-cell table:formula="of:=SQRT( ( [.B$1]-[.B129]  )^2+([.C$1]-[.C129])^2)" office:value-type="float" office:value="0.0206702431220278" calcext:value-type="float">
            <text:p>0.0206702431</text:p>
          </table:table-cell>
        </table:table-row>
        <table:table-row table:style-name="ro1">
          <table:table-cell office:value-type="string" calcext:value-type="string">
            <text:p>GO_0017013</text:p>
          </table:table-cell>
          <table:table-cell office:value-type="float" office:value="0.175802365287657" calcext:value-type="float">
            <text:p>0.1758023653</text:p>
          </table:table-cell>
          <table:table-cell office:value-type="float" office:value="-0.0155594599657786" calcext:value-type="float">
            <text:p>-0.01555946</text:p>
          </table:table-cell>
          <table:table-cell table:formula="of:=SQRT( ( [.B$1]-[.B130]  )^2+([.C$1]-[.C130])^2)" office:value-type="float" office:value="0.0207001611575121" calcext:value-type="float">
            <text:p>0.0207001612</text:p>
          </table:table-cell>
        </table:table-row>
        <table:table-row table:style-name="ro1">
          <table:table-cell office:value-type="string" calcext:value-type="string">
            <text:p>GO_0032259</text:p>
          </table:table-cell>
          <table:table-cell office:value-type="float" office:value="0.140978759141745" calcext:value-type="float">
            <text:p>0.1409787591</text:p>
          </table:table-cell>
          <table:table-cell office:value-type="float" office:value="-0.00837682001685315" calcext:value-type="float">
            <text:p>-0.00837682</text:p>
          </table:table-cell>
          <table:table-cell table:formula="of:=SQRT( ( [.B$1]-[.B131]  )^2+([.C$1]-[.C131])^2)" office:value-type="float" office:value="0.0208725911707082" calcext:value-type="float">
            <text:p>0.0208725912</text:p>
          </table:table-cell>
        </table:table-row>
        <table:table-row table:style-name="ro1">
          <table:table-cell office:value-type="string" calcext:value-type="string">
            <text:p>GO_0006282</text:p>
          </table:table-cell>
          <table:table-cell office:value-type="float" office:value="0.179061516007414" calcext:value-type="float">
            <text:p>0.179061516</text:p>
          </table:table-cell>
          <table:table-cell office:value-type="float" office:value="-0.0113662993243844" calcext:value-type="float">
            <text:p>-0.0113662993</text:p>
          </table:table-cell>
          <table:table-cell table:formula="of:=SQRT( ( [.B$1]-[.B132]  )^2+([.C$1]-[.C132])^2)" office:value-type="float" office:value="0.0209036357199454" calcext:value-type="float">
            <text:p>0.0209036357</text:p>
          </table:table-cell>
        </table:table-row>
        <table:table-row table:style-name="ro1">
          <table:table-cell office:value-type="string" calcext:value-type="string">
            <text:p>GO_0016598</text:p>
          </table:table-cell>
          <table:table-cell office:value-type="float" office:value="0.144573227798526" calcext:value-type="float">
            <text:p>0.1445732278</text:p>
          </table:table-cell>
          <table:table-cell office:value-type="float" office:value="-0.0148844579014036" calcext:value-type="float">
            <text:p>-0.0148844579</text:p>
          </table:table-cell>
          <table:table-cell table:formula="of:=SQRT( ( [.B$1]-[.B133]  )^2+([.C$1]-[.C133])^2)" office:value-type="float" office:value="0.0209689022165587" calcext:value-type="float">
            <text:p>0.0209689022</text:p>
          </table:table-cell>
        </table:table-row>
        <table:table-row table:style-name="ro1">
          <table:table-cell office:value-type="string" calcext:value-type="string">
            <text:p>GO_0030488</text:p>
          </table:table-cell>
          <table:table-cell office:value-type="float" office:value="0.151281714902157" calcext:value-type="float">
            <text:p>0.1512817149</text:p>
          </table:table-cell>
          <table:table-cell office:value-type="float" office:value="-0.0202138987318234" calcext:value-type="float">
            <text:p>-0.0202138987</text:p>
          </table:table-cell>
          <table:table-cell table:formula="of:=SQRT( ( [.B$1]-[.B134]  )^2+([.C$1]-[.C134])^2)" office:value-type="float" office:value="0.0209881102438895" calcext:value-type="float">
            <text:p>0.0209881102</text:p>
          </table:table-cell>
        </table:table-row>
        <table:table-row table:style-name="ro1">
          <table:table-cell office:value-type="string" calcext:value-type="string">
            <text:p>GO_0015886</text:p>
          </table:table-cell>
          <table:table-cell office:value-type="float" office:value="0.177647211585812" calcext:value-type="float">
            <text:p>0.1776472116</text:p>
          </table:table-cell>
          <table:table-cell office:value-type="float" office:value="-0.0144552466404766" calcext:value-type="float">
            <text:p>-0.0144552466</text:p>
          </table:table-cell>
          <table:table-cell table:formula="of:=SQRT( ( [.B$1]-[.B135]  )^2+([.C$1]-[.C135])^2)" office:value-type="float" office:value="0.0213960319118685" calcext:value-type="float">
            <text:p>0.0213960319</text:p>
          </table:table-cell>
        </table:table-row>
        <table:table-row table:style-name="ro1">
          <table:table-cell office:value-type="string" calcext:value-type="string">
            <text:p>GO_0006749</text:p>
          </table:table-cell>
          <table:table-cell office:value-type="float" office:value="0.176980774345424" calcext:value-type="float">
            <text:p>0.1769807743</text:p>
          </table:table-cell>
          <table:table-cell office:value-type="float" office:value="-0.0153480128676971" calcext:value-type="float">
            <text:p>-0.0153480129</text:p>
          </table:table-cell>
          <table:table-cell table:formula="of:=SQRT( ( [.B$1]-[.B136]  )^2+([.C$1]-[.C136])^2)" office:value-type="float" office:value="0.0214391024432446" calcext:value-type="float">
            <text:p>0.0214391024</text:p>
          </table:table-cell>
        </table:table-row>
        <table:table-row table:style-name="ro1">
          <table:table-cell office:value-type="string" calcext:value-type="string">
            <text:p>GO_0046080</text:p>
          </table:table-cell>
          <table:table-cell office:value-type="float" office:value="0.140304914135634" calcext:value-type="float">
            <text:p>0.1403049141</text:p>
          </table:table-cell>
          <table:table-cell office:value-type="float" office:value="-0.00820622852705784" calcext:value-type="float">
            <text:p>-0.0082062285</text:p>
          </table:table-cell>
          <table:table-cell table:formula="of:=SQRT( ( [.B$1]-[.B137]  )^2+([.C$1]-[.C137])^2)" office:value-type="float" office:value="0.021454893597915" calcext:value-type="float">
            <text:p>0.0214548936</text:p>
          </table:table-cell>
        </table:table-row>
        <table:table-row table:style-name="ro1">
          <table:table-cell office:value-type="string" calcext:value-type="string">
            <text:p>GO_0008652</text:p>
          </table:table-cell>
          <table:table-cell office:value-type="float" office:value="0.139181231811398" calcext:value-type="float">
            <text:p>0.1391812318</text:p>
          </table:table-cell>
          <table:table-cell office:value-type="float" office:value="-0.00145853356026435" calcext:value-type="float">
            <text:p>-0.0014585336</text:p>
          </table:table-cell>
          <table:table-cell table:formula="of:=SQRT( ( [.B$1]-[.B138]  )^2+([.C$1]-[.C138])^2)" office:value-type="float" office:value="0.0214837510895674" calcext:value-type="float">
            <text:p>0.0214837511</text:p>
          </table:table-cell>
        </table:table-row>
        <table:table-row table:style-name="ro1">
          <table:table-cell office:value-type="string" calcext:value-type="string">
            <text:p>GO_0006505</text:p>
          </table:table-cell>
          <table:table-cell office:value-type="float" office:value="0.147858295778949" calcext:value-type="float">
            <text:p>0.1478582958</text:p>
          </table:table-cell>
          <table:table-cell office:value-type="float" office:value="-0.0191152713410596" calcext:value-type="float">
            <text:p>-0.0191152713</text:p>
          </table:table-cell>
          <table:table-cell table:formula="of:=SQRT( ( [.B$1]-[.B139]  )^2+([.C$1]-[.C139])^2)" office:value-type="float" office:value="0.0218271027829254" calcext:value-type="float">
            <text:p>0.0218271028</text:p>
          </table:table-cell>
        </table:table-row>
        <table:table-row table:style-name="ro1">
          <table:table-cell office:value-type="string" calcext:value-type="string">
            <text:p>GO_0006400</text:p>
          </table:table-cell>
          <table:table-cell office:value-type="float" office:value="0.180901197677971" calcext:value-type="float">
            <text:p>0.1809011977</text:p>
          </table:table-cell>
          <table:table-cell office:value-type="float" office:value="-0.0107684618933384" calcext:value-type="float">
            <text:p>-0.0107684619</text:p>
          </table:table-cell>
          <table:table-cell table:formula="of:=SQRT( ( [.B$1]-[.B140]  )^2+([.C$1]-[.C140])^2)" office:value-type="float" office:value="0.0222827935016297" calcext:value-type="float">
            <text:p>0.0222827935</text:p>
          </table:table-cell>
        </table:table-row>
        <table:table-row table:style-name="ro1">
          <table:table-cell office:value-type="string" calcext:value-type="string">
            <text:p>GO_0006106</text:p>
          </table:table-cell>
          <table:table-cell office:value-type="float" office:value="0.17033038134382" calcext:value-type="float">
            <text:p>0.1703303813</text:p>
          </table:table-cell>
          <table:table-cell office:value-type="float" office:value="-0.0216503335067343" calcext:value-type="float">
            <text:p>-0.0216503335</text:p>
          </table:table-cell>
          <table:table-cell table:formula="of:=SQRT( ( [.B$1]-[.B141]  )^2+([.C$1]-[.C141])^2)" office:value-type="float" office:value="0.0224025283536258" calcext:value-type="float">
            <text:p>0.0224025284</text:p>
          </table:table-cell>
        </table:table-row>
        <table:table-row table:style-name="ro1">
          <table:table-cell office:value-type="string" calcext:value-type="string">
            <text:p>GO_0051301</text:p>
          </table:table-cell>
          <table:table-cell office:value-type="float" office:value="0.180196920430979" calcext:value-type="float">
            <text:p>0.1801969204</text:p>
          </table:table-cell>
          <table:table-cell office:value-type="float" office:value="-0.0138049908230386" calcext:value-type="float">
            <text:p>-0.0138049908</text:p>
          </table:table-cell>
          <table:table-cell table:formula="of:=SQRT( ( [.B$1]-[.B142]  )^2+([.C$1]-[.C142])^2)" office:value-type="float" office:value="0.0231168165718773" calcext:value-type="float">
            <text:p>0.0231168166</text:p>
          </table:table-cell>
        </table:table-row>
        <table:table-row table:style-name="ro1">
          <table:table-cell office:value-type="string" calcext:value-type="string">
            <text:p>GO_0008654</text:p>
          </table:table-cell>
          <table:table-cell office:value-type="float" office:value="0.138752001013697" calcext:value-type="float">
            <text:p>0.138752001</text:p>
          </table:table-cell>
          <table:table-cell office:value-type="float" office:value="-0.00902190412091231" calcext:value-type="float">
            <text:p>-0.0090219041</text:p>
          </table:table-cell>
          <table:table-cell table:formula="of:=SQRT( ( [.B$1]-[.B143]  )^2+([.C$1]-[.C143])^2)" office:value-type="float" office:value="0.0231875409330066" calcext:value-type="float">
            <text:p>0.0231875409</text:p>
          </table:table-cell>
        </table:table-row>
        <table:table-row table:style-name="ro1">
          <table:table-cell office:value-type="string" calcext:value-type="string">
            <text:p>GO_0051156</text:p>
          </table:table-cell>
          <table:table-cell office:value-type="float" office:value="0.138600340221745" calcext:value-type="float">
            <text:p>0.1386003402</text:p>
          </table:table-cell>
          <table:table-cell office:value-type="float" office:value="-0.00859749646963832" calcext:value-type="float">
            <text:p>-0.0085974965</text:p>
          </table:table-cell>
          <table:table-cell table:formula="of:=SQRT( ( [.B$1]-[.B144]  )^2+([.C$1]-[.C144])^2)" office:value-type="float" office:value="0.0231964719550504" calcext:value-type="float">
            <text:p>0.023196472</text:p>
          </table:table-cell>
        </table:table-row>
        <table:table-row table:style-name="ro1">
          <table:table-cell office:value-type="string" calcext:value-type="string">
            <text:p>GO_0006865</text:p>
          </table:table-cell>
          <table:table-cell office:value-type="float" office:value="0.180792191552951" calcext:value-type="float">
            <text:p>0.1807921916</text:p>
          </table:table-cell>
          <table:table-cell office:value-type="float" office:value="-0.0138709385561688" calcext:value-type="float">
            <text:p>-0.0138709386</text:p>
          </table:table-cell>
          <table:table-cell table:formula="of:=SQRT( ( [.B$1]-[.B145]  )^2+([.C$1]-[.C145])^2)" office:value-type="float" office:value="0.0236565082651227" calcext:value-type="float">
            <text:p>0.0236565083</text:p>
          </table:table-cell>
        </table:table-row>
        <table:table-row table:style-name="ro1">
          <table:table-cell office:value-type="string" calcext:value-type="string">
            <text:p>GO_0002949</text:p>
          </table:table-cell>
          <table:table-cell office:value-type="float" office:value="0.181107150989628" calcext:value-type="float">
            <text:p>0.181107151</text:p>
          </table:table-cell>
          <table:table-cell office:value-type="float" office:value="-0.0133579699288976" calcext:value-type="float">
            <text:p>-0.0133579699</text:p>
          </table:table-cell>
          <table:table-cell table:formula="of:=SQRT( ( [.B$1]-[.B146]  )^2+([.C$1]-[.C146])^2)" office:value-type="float" office:value="0.023662586110168" calcext:value-type="float">
            <text:p>0.0236625861</text:p>
          </table:table-cell>
        </table:table-row>
        <table:table-row table:style-name="ro1">
          <table:table-cell office:value-type="string" calcext:value-type="string">
            <text:p>GO_0017000</text:p>
          </table:table-cell>
          <table:table-cell office:value-type="float" office:value="0.179680001340467" calcext:value-type="float">
            <text:p>0.1796800013</text:p>
          </table:table-cell>
          <table:table-cell office:value-type="float" office:value="-0.0156239182738529" calcext:value-type="float">
            <text:p>-0.0156239183</text:p>
          </table:table-cell>
          <table:table-cell table:formula="of:=SQRT( ( [.B$1]-[.B147]  )^2+([.C$1]-[.C147])^2)" office:value-type="float" office:value="0.0237223879035792" calcext:value-type="float">
            <text:p>0.0237223879</text:p>
          </table:table-cell>
        </table:table-row>
        <table:table-row table:style-name="ro1">
          <table:table-cell office:value-type="string" calcext:value-type="string">
            <text:p>GO_0006529</text:p>
          </table:table-cell>
          <table:table-cell office:value-type="float" office:value="0.14530610256716" calcext:value-type="float">
            <text:p>0.1453061026</text:p>
          </table:table-cell>
          <table:table-cell office:value-type="float" office:value="-0.0197524700668116" calcext:value-type="float">
            <text:p>-0.0197524701</text:p>
          </table:table-cell>
          <table:table-cell table:formula="of:=SQRT( ( [.B$1]-[.B148]  )^2+([.C$1]-[.C148])^2)" office:value-type="float" office:value="0.0239005763611074" calcext:value-type="float">
            <text:p>0.0239005764</text:p>
          </table:table-cell>
        </table:table-row>
        <table:table-row table:style-name="ro1">
          <table:table-cell office:value-type="string" calcext:value-type="string">
            <text:p>GO_0045227</text:p>
          </table:table-cell>
          <table:table-cell office:value-type="float" office:value="0.172048190076624" calcext:value-type="float">
            <text:p>0.1720481901</text:p>
          </table:table-cell>
          <table:table-cell office:value-type="float" office:value="-0.0228190057317614" calcext:value-type="float">
            <text:p>-0.0228190057</text:p>
          </table:table-cell>
          <table:table-cell table:formula="of:=SQRT( ( [.B$1]-[.B149]  )^2+([.C$1]-[.C149])^2)" office:value-type="float" office:value="0.0242205457094754" calcext:value-type="float">
            <text:p>0.0242205457</text:p>
          </table:table-cell>
        </table:table-row>
        <table:table-row table:style-name="ro1">
          <table:table-cell office:value-type="string" calcext:value-type="string">
            <text:p>GO_1902604</text:p>
          </table:table-cell>
          <table:table-cell office:value-type="float" office:value="0.136880423986673" calcext:value-type="float">
            <text:p>0.136880424</text:p>
          </table:table-cell>
          <table:table-cell office:value-type="float" office:value="-0.00699357315909685" calcext:value-type="float">
            <text:p>-0.0069935732</text:p>
          </table:table-cell>
          <table:table-cell table:formula="of:=SQRT( ( [.B$1]-[.B150]  )^2+([.C$1]-[.C150])^2)" office:value-type="float" office:value="0.0244242878541164" calcext:value-type="float">
            <text:p>0.0244242879</text:p>
          </table:table-cell>
        </table:table-row>
        <table:table-row table:style-name="ro1">
          <table:table-cell office:value-type="string" calcext:value-type="string">
            <text:p>GO_0009308</text:p>
          </table:table-cell>
          <table:table-cell office:value-type="float" office:value="0.178865938845366" calcext:value-type="float">
            <text:p>0.1788659388</text:p>
          </table:table-cell>
          <table:table-cell office:value-type="float" office:value="-0.0177892970543322" calcext:value-type="float">
            <text:p>-0.0177892971</text:p>
          </table:table-cell>
          <table:table-cell table:formula="of:=SQRT( ( [.B$1]-[.B151]  )^2+([.C$1]-[.C151])^2)" office:value-type="float" office:value="0.0244657117803743" calcext:value-type="float">
            <text:p>0.0244657118</text:p>
          </table:table-cell>
        </table:table-row>
        <table:table-row table:style-name="ro1">
          <table:table-cell office:value-type="string" calcext:value-type="string">
            <text:p>GO_0009972</text:p>
          </table:table-cell>
          <table:table-cell office:value-type="float" office:value="0.168525092361843" calcext:value-type="float">
            <text:p>0.1685250924</text:p>
          </table:table-cell>
          <table:table-cell office:value-type="float" office:value="-0.0248890466444355" calcext:value-type="float">
            <text:p>-0.0248890466</text:p>
          </table:table-cell>
          <table:table-cell table:formula="of:=SQRT( ( [.B$1]-[.B152]  )^2+([.C$1]-[.C152])^2)" office:value-type="float" office:value="0.0247312382906397" calcext:value-type="float">
            <text:p>0.0247312383</text:p>
          </table:table-cell>
        </table:table-row>
        <table:table-row table:style-name="ro1">
          <table:table-cell office:value-type="string" calcext:value-type="string">
            <text:p>GO_0009446</text:p>
          </table:table-cell>
          <table:table-cell office:value-type="float" office:value="0.18029695693995" calcext:value-type="float">
            <text:p>0.1802969569</text:p>
          </table:table-cell>
          <table:table-cell office:value-type="float" office:value="-0.0171363506065427" calcext:value-type="float">
            <text:p>-0.0171363506</text:p>
          </table:table-cell>
          <table:table-cell table:formula="of:=SQRT( ( [.B$1]-[.B153]  )^2+([.C$1]-[.C153])^2)" office:value-type="float" office:value="0.0251353681637519" calcext:value-type="float">
            <text:p>0.0251353682</text:p>
          </table:table-cell>
        </table:table-row>
        <table:table-row table:style-name="ro1">
          <table:table-cell office:value-type="string" calcext:value-type="string">
            <text:p>GO_0045892</text:p>
          </table:table-cell>
          <table:table-cell office:value-type="float" office:value="0.138157625341248" calcext:value-type="float">
            <text:p>0.1381576253</text:p>
          </table:table-cell>
          <table:table-cell office:value-type="float" office:value="-0.0130187550326736" calcext:value-type="float">
            <text:p>-0.013018755</text:p>
          </table:table-cell>
          <table:table-cell table:formula="of:=SQRT( ( [.B$1]-[.B154]  )^2+([.C$1]-[.C154])^2)" office:value-type="float" office:value="0.0253109827021351" calcext:value-type="float">
            <text:p>0.0253109827</text:p>
          </table:table-cell>
        </table:table-row>
        <table:table-row table:style-name="ro1">
          <table:table-cell office:value-type="string" calcext:value-type="string">
            <text:p>GO_0006432</text:p>
          </table:table-cell>
          <table:table-cell office:value-type="float" office:value="0.13531031064518" calcext:value-type="float">
            <text:p>0.1353103106</text:p>
          </table:table-cell>
          <table:table-cell office:value-type="float" office:value="-0.00145553270265981" calcext:value-type="float">
            <text:p>-0.0014555327</text:p>
          </table:table-cell>
          <table:table-cell table:formula="of:=SQRT( ( [.B$1]-[.B155]  )^2+([.C$1]-[.C155])^2)" office:value-type="float" office:value="0.0253546690464133" calcext:value-type="float">
            <text:p>0.025354669</text:p>
          </table:table-cell>
        </table:table-row>
        <table:table-row table:style-name="ro1">
          <table:table-cell office:value-type="string" calcext:value-type="string">
            <text:p>GO_0006364</text:p>
          </table:table-cell>
          <table:table-cell office:value-type="float" office:value="0.135699691651038" calcext:value-type="float">
            <text:p>0.1356996917</text:p>
          </table:table-cell>
          <table:table-cell office:value-type="float" office:value="-0.00632352290151767" calcext:value-type="float">
            <text:p>-0.0063235229</text:p>
          </table:table-cell>
          <table:table-cell table:formula="of:=SQRT( ( [.B$1]-[.B156]  )^2+([.C$1]-[.C156])^2)" office:value-type="float" office:value="0.0254384179814557" calcext:value-type="float">
            <text:p>0.025438418</text:p>
          </table:table-cell>
        </table:table-row>
        <table:table-row table:style-name="ro1">
          <table:table-cell office:value-type="string" calcext:value-type="string">
            <text:p>GO_0003333</text:p>
          </table:table-cell>
          <table:table-cell office:value-type="float" office:value="0.169212284293388" calcext:value-type="float">
            <text:p>0.1692122843</text:p>
          </table:table-cell>
          <table:table-cell office:value-type="float" office:value="-0.0254792088261063" calcext:value-type="float">
            <text:p>-0.0254792088</text:p>
          </table:table-cell>
          <table:table-cell table:formula="of:=SQRT( ( [.B$1]-[.B157]  )^2+([.C$1]-[.C157])^2)" office:value-type="float" office:value="0.0255134247612772" calcext:value-type="float">
            <text:p>0.0255134248</text:p>
          </table:table-cell>
        </table:table-row>
        <table:table-row table:style-name="ro1">
          <table:table-cell office:value-type="string" calcext:value-type="string">
            <text:p>GO_0019354</text:p>
          </table:table-cell>
          <table:table-cell office:value-type="float" office:value="0.180919178325856" calcext:value-type="float">
            <text:p>0.1809191783</text:p>
          </table:table-cell>
          <table:table-cell office:value-type="float" office:value="-0.0173535707000538" calcext:value-type="float">
            <text:p>-0.0173535707</text:p>
          </table:table-cell>
          <table:table-cell table:formula="of:=SQRT( ( [.B$1]-[.B158]  )^2+([.C$1]-[.C158])^2)" office:value-type="float" office:value="0.025757931460989" calcext:value-type="float">
            <text:p>0.0257579315</text:p>
          </table:table-cell>
        </table:table-row>
        <table:table-row table:style-name="ro1">
          <table:table-cell office:value-type="string" calcext:value-type="string">
            <text:p>GO_0009098</text:p>
          </table:table-cell>
          <table:table-cell office:value-type="float" office:value="0.135068631121171" calcext:value-type="float">
            <text:p>0.1350686311</text:p>
          </table:table-cell>
          <table:table-cell office:value-type="float" office:value="0.00156924250046188" calcext:value-type="float">
            <text:p>0.0015692425</text:p>
          </table:table-cell>
          <table:table-cell table:formula="of:=SQRT( ( [.B$1]-[.B159]  )^2+([.C$1]-[.C159])^2)" office:value-type="float" office:value="0.0257726407864291" calcext:value-type="float">
            <text:p>0.0257726408</text:p>
          </table:table-cell>
        </table:table-row>
        <table:table-row table:style-name="ro1">
          <table:table-cell office:value-type="string" calcext:value-type="string">
            <text:p>GO_0051205</text:p>
          </table:table-cell>
          <table:table-cell office:value-type="float" office:value="0.138695326239495" calcext:value-type="float">
            <text:p>0.1386953262</text:p>
          </table:table-cell>
          <table:table-cell office:value-type="float" office:value="0.0127557721440101" calcext:value-type="float">
            <text:p>0.0127557721</text:p>
          </table:table-cell>
          <table:table-cell table:formula="of:=SQRT( ( [.B$1]-[.B160]  )^2+([.C$1]-[.C160])^2)" office:value-type="float" office:value="0.0261569970084364" calcext:value-type="float">
            <text:p>0.026156997</text:p>
          </table:table-cell>
        </table:table-row>
        <table:table-row table:style-name="ro1">
          <table:table-cell office:value-type="string" calcext:value-type="string">
            <text:p>GO_0034194</text:p>
          </table:table-cell>
          <table:table-cell office:value-type="float" office:value="0.185222902322774" calcext:value-type="float">
            <text:p>0.1852229023</text:p>
          </table:table-cell>
          <table:table-cell office:value-type="float" office:value="0.00908388801424109" calcext:value-type="float">
            <text:p>0.009083888</text:p>
          </table:table-cell>
          <table:table-cell table:formula="of:=SQRT( ( [.B$1]-[.B161]  )^2+([.C$1]-[.C161])^2)" office:value-type="float" office:value="0.0267179021625952" calcext:value-type="float">
            <text:p>0.0267179022</text:p>
          </table:table-cell>
        </table:table-row>
        <table:table-row table:style-name="ro1">
          <table:table-cell office:value-type="string" calcext:value-type="string">
            <text:p>GO_0006298</text:p>
          </table:table-cell>
          <table:table-cell office:value-type="float" office:value="0.18402925037177" calcext:value-type="float">
            <text:p>0.1840292504</text:p>
          </table:table-cell>
          <table:table-cell office:value-type="float" office:value="-0.0144117451669637" calcext:value-type="float">
            <text:p>-0.0144117452</text:p>
          </table:table-cell>
          <table:table-cell table:formula="of:=SQRT( ( [.B$1]-[.B162]  )^2+([.C$1]-[.C162])^2)" office:value-type="float" office:value="0.0267236360318872" calcext:value-type="float">
            <text:p>0.026723636</text:p>
          </table:table-cell>
        </table:table-row>
        <table:table-row table:style-name="ro1">
          <table:table-cell office:value-type="string" calcext:value-type="string">
            <text:p>GO_0031388</text:p>
          </table:table-cell>
          <table:table-cell office:value-type="float" office:value="0.181575777132279" calcext:value-type="float">
            <text:p>0.1815757771</text:p>
          </table:table-cell>
          <table:table-cell office:value-type="float" office:value="-0.0182934332774489" calcext:value-type="float">
            <text:p>-0.0182934333</text:p>
          </table:table-cell>
          <table:table-cell table:formula="of:=SQRT( ( [.B$1]-[.B163]  )^2+([.C$1]-[.C163])^2)" office:value-type="float" office:value="0.0268569581962446" calcext:value-type="float">
            <text:p>0.0268569582</text:p>
          </table:table-cell>
        </table:table-row>
        <table:table-row table:style-name="ro1">
          <table:table-cell office:value-type="string" calcext:value-type="string">
            <text:p>GO_0018193</text:p>
          </table:table-cell>
          <table:table-cell office:value-type="float" office:value="0.14641228466056" calcext:value-type="float">
            <text:p>0.1464122847</text:p>
          </table:table-cell>
          <table:table-cell office:value-type="float" office:value="-0.0243629254915963" calcext:value-type="float">
            <text:p>-0.0243629255</text:p>
          </table:table-cell>
          <table:table-cell table:formula="of:=SQRT( ( [.B$1]-[.B164]  )^2+([.C$1]-[.C164])^2)" office:value-type="float" office:value="0.0269924938276267" calcext:value-type="float">
            <text:p>0.0269924938</text:p>
          </table:table-cell>
        </table:table-row>
        <table:table-row table:style-name="ro1">
          <table:table-cell office:value-type="string" calcext:value-type="string">
            <text:p>GO_0019645</text:p>
          </table:table-cell>
          <table:table-cell office:value-type="float" office:value="0.173943539680772" calcext:value-type="float">
            <text:p>0.1739435397</text:p>
          </table:table-cell>
          <table:table-cell office:value-type="float" office:value="-0.0250164425645005" calcext:value-type="float">
            <text:p>-0.0250164426</text:p>
          </table:table-cell>
          <table:table-cell table:formula="of:=SQRT( ( [.B$1]-[.B165]  )^2+([.C$1]-[.C165])^2)" office:value-type="float" office:value="0.0270585256483055" calcext:value-type="float">
            <text:p>0.0270585256</text:p>
          </table:table-cell>
        </table:table-row>
        <table:table-row table:style-name="ro1">
          <table:table-cell office:value-type="string" calcext:value-type="string">
            <text:p>GO_0006546</text:p>
          </table:table-cell>
          <table:table-cell office:value-type="float" office:value="0.133864851942789" calcext:value-type="float">
            <text:p>0.1338648519</text:p>
          </table:table-cell>
          <table:table-cell office:value-type="float" office:value="-0.00656017506985617" calcext:value-type="float">
            <text:p>-0.0065601751</text:p>
          </table:table-cell>
          <table:table-cell table:formula="of:=SQRT( ( [.B$1]-[.B166]  )^2+([.C$1]-[.C166])^2)" office:value-type="float" office:value="0.0272848250511785" calcext:value-type="float">
            <text:p>0.0272848251</text:p>
          </table:table-cell>
        </table:table-row>
        <table:table-row table:style-name="ro1">
          <table:table-cell office:value-type="string" calcext:value-type="string">
            <text:p>GO_0009229</text:p>
          </table:table-cell>
          <table:table-cell office:value-type="float" office:value="0.175987485020498" calcext:value-type="float">
            <text:p>0.175987485</text:p>
          </table:table-cell>
          <table:table-cell office:value-type="float" office:value="-0.02428014414527" calcext:value-type="float">
            <text:p>-0.0242801441</text:p>
          </table:table-cell>
          <table:table-cell table:formula="of:=SQRT( ( [.B$1]-[.B167]  )^2+([.C$1]-[.C167])^2)" office:value-type="float" office:value="0.0275035732931099" calcext:value-type="float">
            <text:p>0.0275035733</text:p>
          </table:table-cell>
        </table:table-row>
        <table:table-row table:style-name="ro1">
          <table:table-cell office:value-type="string" calcext:value-type="string">
            <text:p>GO_0007165</text:p>
          </table:table-cell>
          <table:table-cell office:value-type="float" office:value="0.136562060251503" calcext:value-type="float">
            <text:p>0.1365620603</text:p>
          </table:table-cell>
          <table:table-cell office:value-type="float" office:value="-0.0149064278900286" calcext:value-type="float">
            <text:p>-0.0149064279</text:p>
          </table:table-cell>
          <table:table-cell table:formula="of:=SQRT( ( [.B$1]-[.B168]  )^2+([.C$1]-[.C168])^2)" office:value-type="float" office:value="0.027609640682816" calcext:value-type="float">
            <text:p>0.0276096407</text:p>
          </table:table-cell>
        </table:table-row>
        <table:table-row table:style-name="ro1">
          <table:table-cell office:value-type="string" calcext:value-type="string">
            <text:p>GO_0006007</text:p>
          </table:table-cell>
          <table:table-cell office:value-type="float" office:value="0.132865609592738" calcext:value-type="float">
            <text:p>0.1328656096</text:p>
          </table:table-cell>
          <table:table-cell office:value-type="float" office:value="-0.0013968087295821" calcext:value-type="float">
            <text:p>-0.0013968087</text:p>
          </table:table-cell>
          <table:table-cell table:formula="of:=SQRT( ( [.B$1]-[.B169]  )^2+([.C$1]-[.C169])^2)" office:value-type="float" office:value="0.027799399128619" calcext:value-type="float">
            <text:p>0.0277993991</text:p>
          </table:table-cell>
        </table:table-row>
        <table:table-row table:style-name="ro1">
          <table:table-cell office:value-type="string" calcext:value-type="string">
            <text:p>GO_0019439</text:p>
          </table:table-cell>
          <table:table-cell office:value-type="float" office:value="0.183056292887688" calcext:value-type="float">
            <text:p>0.1830562929</text:p>
          </table:table-cell>
          <table:table-cell office:value-type="float" office:value="-0.0179267572437424" calcext:value-type="float">
            <text:p>-0.0179267572</text:p>
          </table:table-cell>
          <table:table-cell table:formula="of:=SQRT( ( [.B$1]-[.B170]  )^2+([.C$1]-[.C170])^2)" office:value-type="float" office:value="0.0278061271160819" calcext:value-type="float">
            <text:p>0.0278061271</text:p>
          </table:table-cell>
        </table:table-row>
        <table:table-row table:style-name="ro1">
          <table:table-cell office:value-type="string" calcext:value-type="string">
            <text:p>GO_0000917</text:p>
          </table:table-cell>
          <table:table-cell office:value-type="float" office:value="0.133757034749366" calcext:value-type="float">
            <text:p>0.1337570347</text:p>
          </table:table-cell>
          <table:table-cell office:value-type="float" office:value="0.00689225276356221" calcext:value-type="float">
            <text:p>0.0068922528</text:p>
          </table:table-cell>
          <table:table-cell table:formula="of:=SQRT( ( [.B$1]-[.B171]  )^2+([.C$1]-[.C171])^2)" office:value-type="float" office:value="0.0281685195195801" calcext:value-type="float">
            <text:p>0.0281685195</text:p>
          </table:table-cell>
        </table:table-row>
        <table:table-row table:style-name="ro1">
          <table:table-cell office:value-type="string" calcext:value-type="string">
            <text:p>GO_0019068</text:p>
          </table:table-cell>
          <table:table-cell office:value-type="float" office:value="0.185307968053355" calcext:value-type="float">
            <text:p>0.1853079681</text:p>
          </table:table-cell>
          <table:table-cell office:value-type="float" office:value="-0.0153473584008762" calcext:value-type="float">
            <text:p>-0.0153473584</text:p>
          </table:table-cell>
          <table:table-cell table:formula="of:=SQRT( ( [.B$1]-[.B172]  )^2+([.C$1]-[.C172])^2)" office:value-type="float" office:value="0.0282964433776376" calcext:value-type="float">
            <text:p>0.0282964434</text:p>
          </table:table-cell>
        </table:table-row>
        <table:table-row table:style-name="ro1">
          <table:table-cell office:value-type="string" calcext:value-type="string">
            <text:p>GO_0016114</text:p>
          </table:table-cell>
          <table:table-cell office:value-type="float" office:value="0.132431317794917" calcext:value-type="float">
            <text:p>0.1324313178</text:p>
          </table:table-cell>
          <table:table-cell office:value-type="float" office:value="0.00131291790290768" calcext:value-type="float">
            <text:p>0.0013129179</text:p>
          </table:table-cell>
          <table:table-cell table:formula="of:=SQRT( ( [.B$1]-[.B173]  )^2+([.C$1]-[.C173])^2)" office:value-type="float" office:value="0.0283675616377922" calcext:value-type="float">
            <text:p>0.0283675616</text:p>
          </table:table-cell>
        </table:table-row>
        <table:table-row table:style-name="ro1">
          <table:table-cell office:value-type="string" calcext:value-type="string">
            <text:p>GO_0019491</text:p>
          </table:table-cell>
          <table:table-cell office:value-type="float" office:value="0.188247179282563" calcext:value-type="float">
            <text:p>0.1882471793</text:p>
          </table:table-cell>
          <table:table-cell office:value-type="float" office:value="-0.00822113017065851" calcext:value-type="float">
            <text:p>-0.0082211302</text:p>
          </table:table-cell>
          <table:table-cell table:formula="of:=SQRT( ( [.B$1]-[.B174]  )^2+([.C$1]-[.C174])^2)" office:value-type="float" office:value="0.0284035252858" calcext:value-type="float">
            <text:p>0.0284035253</text:p>
          </table:table-cell>
        </table:table-row>
        <table:table-row table:style-name="ro1">
          <table:table-cell office:value-type="string" calcext:value-type="string">
            <text:p>GO_0006878</text:p>
          </table:table-cell>
          <table:table-cell office:value-type="float" office:value="0.140708669704514" calcext:value-type="float">
            <text:p>0.1407086697</text:p>
          </table:table-cell>
          <table:table-cell office:value-type="float" office:value="0.018852833270457" calcext:value-type="float">
            <text:p>0.0188528333</text:p>
          </table:table-cell>
          <table:table-cell table:formula="of:=SQRT( ( [.B$1]-[.B175]  )^2+([.C$1]-[.C175])^2)" office:value-type="float" office:value="0.0284615109352351" calcext:value-type="float">
            <text:p>0.0284615109</text:p>
          </table:table-cell>
        </table:table-row>
        <table:table-row table:style-name="ro1">
          <table:table-cell office:value-type="string" calcext:value-type="string">
            <text:p>GO_0006164</text:p>
          </table:table-cell>
          <table:table-cell office:value-type="float" office:value="0.131838519612107" calcext:value-type="float">
            <text:p>0.1318385196</text:p>
          </table:table-cell>
          <table:table-cell office:value-type="float" office:value="-0.000681410365894902" calcext:value-type="float">
            <text:p>-0.0006814104</text:p>
          </table:table-cell>
          <table:table-cell table:formula="of:=SQRT( ( [.B$1]-[.B176]  )^2+([.C$1]-[.C176])^2)" office:value-type="float" office:value="0.0288364379390556" calcext:value-type="float">
            <text:p>0.0288364379</text:p>
          </table:table-cell>
        </table:table-row>
        <table:table-row table:style-name="ro1">
          <table:table-cell office:value-type="string" calcext:value-type="string">
            <text:p>GO_0045017</text:p>
          </table:table-cell>
          <table:table-cell office:value-type="float" office:value="0.146085521400808" calcext:value-type="float">
            <text:p>0.1460855214</text:p>
          </table:table-cell>
          <table:table-cell office:value-type="float" office:value="-0.0266560482041035" calcext:value-type="float">
            <text:p>-0.0266560482</text:p>
          </table:table-cell>
          <table:table-cell table:formula="of:=SQRT( ( [.B$1]-[.B177]  )^2+([.C$1]-[.C177])^2)" office:value-type="float" office:value="0.0291273768975781" calcext:value-type="float">
            <text:p>0.0291273769</text:p>
          </table:table-cell>
        </table:table-row>
        <table:table-row table:style-name="ro1">
          <table:table-cell office:value-type="string" calcext:value-type="string">
            <text:p>GO_0015703</text:p>
          </table:table-cell>
          <table:table-cell office:value-type="float" office:value="0.184220691538546" calcext:value-type="float">
            <text:p>0.1842206915</text:p>
          </table:table-cell>
          <table:table-cell office:value-type="float" office:value="-0.0188472602667513" calcext:value-type="float">
            <text:p>-0.0188472603</text:p>
          </table:table-cell>
          <table:table-cell table:formula="of:=SQRT( ( [.B$1]-[.B178]  )^2+([.C$1]-[.C178])^2)" office:value-type="float" office:value="0.0292896008169411" calcext:value-type="float">
            <text:p>0.0292896008</text:p>
          </table:table-cell>
        </table:table-row>
        <table:table-row table:style-name="ro1">
          <table:table-cell office:value-type="string" calcext:value-type="string">
            <text:p>GO_0009267</text:p>
          </table:table-cell>
          <table:table-cell office:value-type="float" office:value="0.185129892453346" calcext:value-type="float">
            <text:p>0.1851298925</text:p>
          </table:table-cell>
          <table:table-cell office:value-type="float" office:value="-0.0175939616141836" calcext:value-type="float">
            <text:p>-0.0175939616</text:p>
          </table:table-cell>
          <table:table-cell table:formula="of:=SQRT( ( [.B$1]-[.B179]  )^2+([.C$1]-[.C179])^2)" office:value-type="float" office:value="0.0293168749707236" calcext:value-type="float">
            <text:p>0.029316875</text:p>
          </table:table-cell>
        </table:table-row>
        <table:table-row table:style-name="ro1">
          <table:table-cell office:value-type="string" calcext:value-type="string">
            <text:p>GO_0006885</text:p>
          </table:table-cell>
          <table:table-cell office:value-type="float" office:value="0.188369532495245" calcext:value-type="float">
            <text:p>0.1883695325</text:p>
          </table:table-cell>
          <table:table-cell office:value-type="float" office:value="-0.0120330693536578" calcext:value-type="float">
            <text:p>-0.0120330694</text:p>
          </table:table-cell>
          <table:table-cell table:formula="of:=SQRT( ( [.B$1]-[.B180]  )^2+([.C$1]-[.C180])^2)" office:value-type="float" office:value="0.0296606359795902" calcext:value-type="float">
            <text:p>0.029660636</text:p>
          </table:table-cell>
        </table:table-row>
        <table:table-row table:style-name="ro1">
          <table:table-cell office:value-type="string" calcext:value-type="string">
            <text:p>GO_0032784</text:p>
          </table:table-cell>
          <table:table-cell office:value-type="float" office:value="0.131115959007166" calcext:value-type="float">
            <text:p>0.131115959</text:p>
          </table:table-cell>
          <table:table-cell office:value-type="float" office:value="0.00460423565253297" calcext:value-type="float">
            <text:p>0.0046042357</text:p>
          </table:table-cell>
          <table:table-cell table:formula="of:=SQRT( ( [.B$1]-[.B181]  )^2+([.C$1]-[.C181])^2)" office:value-type="float" office:value="0.0301608760113923" calcext:value-type="float">
            <text:p>0.030160876</text:p>
          </table:table-cell>
        </table:table-row>
        <table:table-row table:style-name="ro1">
          <table:table-cell office:value-type="string" calcext:value-type="string">
            <text:p>GO_0006171</text:p>
          </table:table-cell>
          <table:table-cell office:value-type="float" office:value="0.130103741762605" calcext:value-type="float">
            <text:p>0.1301037418</text:p>
          </table:table-cell>
          <table:table-cell office:value-type="float" office:value="-0.00268730217158434" calcext:value-type="float">
            <text:p>-0.0026873022</text:p>
          </table:table-cell>
          <table:table-cell table:formula="of:=SQRT( ( [.B$1]-[.B182]  )^2+([.C$1]-[.C182])^2)" office:value-type="float" office:value="0.0305866714300464" calcext:value-type="float">
            <text:p>0.0305866714</text:p>
          </table:table-cell>
        </table:table-row>
        <table:table-row table:style-name="ro1">
          <table:table-cell office:value-type="string" calcext:value-type="string">
            <text:p>GO_0006306</text:p>
          </table:table-cell>
          <table:table-cell office:value-type="float" office:value="0.189529799150863" calcext:value-type="float">
            <text:p>0.1895297992</text:p>
          </table:table-cell>
          <table:table-cell office:value-type="float" office:value="-0.0126228504922529" calcext:value-type="float">
            <text:p>-0.0126228505</text:p>
          </table:table-cell>
          <table:table-cell table:formula="of:=SQRT( ( [.B$1]-[.B183]  )^2+([.C$1]-[.C183])^2)" office:value-type="float" office:value="0.0309553192980434" calcext:value-type="float">
            <text:p>0.0309553193</text:p>
          </table:table-cell>
        </table:table-row>
        <table:table-row table:style-name="ro1">
          <table:table-cell office:value-type="string" calcext:value-type="string">
            <text:p>GO_0000271</text:p>
          </table:table-cell>
          <table:table-cell office:value-type="float" office:value="0.189863723112581" calcext:value-type="float">
            <text:p>0.1898637231</text:p>
          </table:table-cell>
          <table:table-cell office:value-type="float" office:value="-0.0132434072767033" calcext:value-type="float">
            <text:p>-0.0132434073</text:p>
          </table:table-cell>
          <table:table-cell table:formula="of:=SQRT( ( [.B$1]-[.B184]  )^2+([.C$1]-[.C184])^2)" office:value-type="float" office:value="0.0314942019193122" calcext:value-type="float">
            <text:p>0.0314942019</text:p>
          </table:table-cell>
        </table:table-row>
        <table:table-row table:style-name="ro1">
          <table:table-cell office:value-type="string" calcext:value-type="string">
            <text:p>GO_0006423</text:p>
          </table:table-cell>
          <table:table-cell office:value-type="float" office:value="0.190411087985458" calcext:value-type="float">
            <text:p>0.190411088</text:p>
          </table:table-cell>
          <table:table-cell office:value-type="float" office:value="-0.012271071266369" calcext:value-type="float">
            <text:p>-0.0122710713</text:p>
          </table:table-cell>
          <table:table-cell table:formula="of:=SQRT( ( [.B$1]-[.B185]  )^2+([.C$1]-[.C185])^2)" office:value-type="float" office:value="0.0316566105777799" calcext:value-type="float">
            <text:p>0.0316566106</text:p>
          </table:table-cell>
        </table:table-row>
        <table:table-row table:style-name="ro1">
          <table:table-cell office:value-type="string" calcext:value-type="string">
            <text:p>GO_0006388</text:p>
          </table:table-cell>
          <table:table-cell office:value-type="float" office:value="0.18889765828882" calcext:value-type="float">
            <text:p>0.1888976583</text:p>
          </table:table-cell>
          <table:table-cell office:value-type="float" office:value="-0.0162126162991794" calcext:value-type="float">
            <text:p>-0.0162126163</text:p>
          </table:table-cell>
          <table:table-cell table:formula="of:=SQRT( ( [.B$1]-[.B186]  )^2+([.C$1]-[.C186])^2)" office:value-type="float" office:value="0.0318639513218446" calcext:value-type="float">
            <text:p>0.0318639513</text:p>
          </table:table-cell>
        </table:table-row>
        <table:table-row table:style-name="ro1">
          <table:table-cell office:value-type="string" calcext:value-type="string">
            <text:p>GO_0017187</text:p>
          </table:table-cell>
          <table:table-cell office:value-type="float" office:value="0.191906573734226" calcext:value-type="float">
            <text:p>0.1919065737</text:p>
          </table:table-cell>
          <table:table-cell office:value-type="float" office:value="-0.00782223120425798" calcext:value-type="float">
            <text:p>-0.0078222312</text:p>
          </table:table-cell>
          <table:table-cell table:formula="of:=SQRT( ( [.B$1]-[.B187]  )^2+([.C$1]-[.C187])^2)" office:value-type="float" office:value="0.0318868151799582" calcext:value-type="float">
            <text:p>0.0318868152</text:p>
          </table:table-cell>
        </table:table-row>
        <table:table-row table:style-name="ro1">
          <table:table-cell office:value-type="string" calcext:value-type="string">
            <text:p>GO_1902208</text:p>
          </table:table-cell>
          <table:table-cell office:value-type="float" office:value="0.151872056714435" calcext:value-type="float">
            <text:p>0.1518720567</text:p>
          </table:table-cell>
          <table:table-cell office:value-type="float" office:value="0.0292828927737488" calcext:value-type="float">
            <text:p>0.0292828928</text:p>
          </table:table-cell>
          <table:table-cell table:formula="of:=SQRT( ( [.B$1]-[.B188]  )^2+([.C$1]-[.C188])^2)" office:value-type="float" office:value="0.0319565050681562" calcext:value-type="float">
            <text:p>0.0319565051</text:p>
          </table:table-cell>
        </table:table-row>
        <table:table-row table:style-name="ro1">
          <table:table-cell office:value-type="string" calcext:value-type="string">
            <text:p>GO_0006310</text:p>
          </table:table-cell>
          <table:table-cell office:value-type="float" office:value="0.188286707180169" calcext:value-type="float">
            <text:p>0.1882867072</text:p>
          </table:table-cell>
          <table:table-cell office:value-type="float" office:value="-0.0178970932184343" calcext:value-type="float">
            <text:p>-0.0178970932</text:p>
          </table:table-cell>
          <table:table-cell table:formula="of:=SQRT( ( [.B$1]-[.B189]  )^2+([.C$1]-[.C189])^2)" office:value-type="float" office:value="0.0321526427576562" calcext:value-type="float">
            <text:p>0.0321526428</text:p>
          </table:table-cell>
        </table:table-row>
        <table:table-row table:style-name="ro1">
          <table:table-cell office:value-type="string" calcext:value-type="string">
            <text:p>GO_0015700</text:p>
          </table:table-cell>
          <table:table-cell office:value-type="float" office:value="0.131388604391404" calcext:value-type="float">
            <text:p>0.1313886044</text:p>
          </table:table-cell>
          <table:table-cell office:value-type="float" office:value="-0.0147801746862178" calcext:value-type="float">
            <text:p>-0.0147801747</text:p>
          </table:table-cell>
          <table:table-cell table:formula="of:=SQRT( ( [.B$1]-[.B190]  )^2+([.C$1]-[.C190])^2)" office:value-type="float" office:value="0.032172398779055" calcext:value-type="float">
            <text:p>0.0321723988</text:p>
          </table:table-cell>
        </table:table-row>
        <table:table-row table:style-name="ro1">
          <table:table-cell office:value-type="string" calcext:value-type="string">
            <text:p>GO_0006541</text:p>
          </table:table-cell>
          <table:table-cell office:value-type="float" office:value="0.12882439084501" calcext:value-type="float">
            <text:p>0.1288243908</text:p>
          </table:table-cell>
          <table:table-cell office:value-type="float" office:value="-0.00673570555413296" calcext:value-type="float">
            <text:p>-0.0067357056</text:p>
          </table:table-cell>
          <table:table-cell table:formula="of:=SQRT( ( [.B$1]-[.B191]  )^2+([.C$1]-[.C191])^2)" office:value-type="float" office:value="0.0322779514222991" calcext:value-type="float">
            <text:p>0.0322779514</text:p>
          </table:table-cell>
        </table:table-row>
        <table:table-row table:style-name="ro1">
          <table:table-cell office:value-type="string" calcext:value-type="string">
            <text:p>GO_0015684</text:p>
          </table:table-cell>
          <table:table-cell office:value-type="float" office:value="0.128381345562558" calcext:value-type="float">
            <text:p>0.1283813456</text:p>
          </table:table-cell>
          <table:table-cell office:value-type="float" office:value="-0.00238470854194327" calcext:value-type="float">
            <text:p>-0.0023847085</text:p>
          </table:table-cell>
          <table:table-cell table:formula="of:=SQRT( ( [.B$1]-[.B192]  )^2+([.C$1]-[.C192])^2)" office:value-type="float" office:value="0.0322974457037669" calcext:value-type="float">
            <text:p>0.0322974457</text:p>
          </table:table-cell>
        </table:table-row>
        <table:table-row table:style-name="ro1">
          <table:table-cell office:value-type="string" calcext:value-type="string">
            <text:p>GO_0019627</text:p>
          </table:table-cell>
          <table:table-cell office:value-type="float" office:value="0.187602158565621" calcext:value-type="float">
            <text:p>0.1876021586</text:p>
          </table:table-cell>
          <table:table-cell office:value-type="float" office:value="-0.020061175824085" calcext:value-type="float">
            <text:p>-0.0200611758</text:p>
          </table:table-cell>
          <table:table-cell table:formula="of:=SQRT( ( [.B$1]-[.B193]  )^2+([.C$1]-[.C193])^2)" office:value-type="float" office:value="0.0327468473077665" calcext:value-type="float">
            <text:p>0.0327468473</text:p>
          </table:table-cell>
        </table:table-row>
        <table:table-row table:style-name="ro1">
          <table:table-cell office:value-type="string" calcext:value-type="string">
            <text:p>GO_0000723</text:p>
          </table:table-cell>
          <table:table-cell office:value-type="float" office:value="0.132292603752205" calcext:value-type="float">
            <text:p>0.1322926038</text:p>
          </table:table-cell>
          <table:table-cell office:value-type="float" office:value="-0.0180611108533382" calcext:value-type="float">
            <text:p>-0.0180611109</text:p>
          </table:table-cell>
          <table:table-cell table:formula="of:=SQRT( ( [.B$1]-[.B194]  )^2+([.C$1]-[.C194])^2)" office:value-type="float" office:value="0.0328823534911125" calcext:value-type="float">
            <text:p>0.0328823535</text:p>
          </table:table-cell>
        </table:table-row>
        <table:table-row table:style-name="ro1">
          <table:table-cell office:value-type="string" calcext:value-type="string">
            <text:p>GO_0006289</text:p>
          </table:table-cell>
          <table:table-cell office:value-type="float" office:value="0.191070022029232" calcext:value-type="float">
            <text:p>0.191070022</text:p>
          </table:table-cell>
          <table:table-cell office:value-type="float" office:value="-0.0152570401251244" calcext:value-type="float">
            <text:p>-0.0152570401</text:p>
          </table:table-cell>
          <table:table-cell table:formula="of:=SQRT( ( [.B$1]-[.B195]  )^2+([.C$1]-[.C195])^2)" office:value-type="float" office:value="0.0333972227253235" calcext:value-type="float">
            <text:p>0.0333972227</text:p>
          </table:table-cell>
        </table:table-row>
        <table:table-row table:style-name="ro1">
          <table:table-cell office:value-type="string" calcext:value-type="string">
            <text:p>GO_0033539</text:p>
          </table:table-cell>
          <table:table-cell office:value-type="float" office:value="0.135463058910004" calcext:value-type="float">
            <text:p>0.1354630589</text:p>
          </table:table-cell>
          <table:table-cell office:value-type="float" office:value="-0.024333756722399" calcext:value-type="float">
            <text:p>-0.0243337567</text:p>
          </table:table-cell>
          <table:table-cell table:formula="of:=SQRT( ( [.B$1]-[.B196]  )^2+([.C$1]-[.C196])^2)" office:value-type="float" office:value="0.0340478443638876" calcext:value-type="float">
            <text:p>0.0340478444</text:p>
          </table:table-cell>
        </table:table-row>
        <table:table-row table:style-name="ro1">
          <table:table-cell office:value-type="string" calcext:value-type="string">
            <text:p>GO_0055070</text:p>
          </table:table-cell>
          <table:table-cell office:value-type="float" office:value="0.12690076553212" calcext:value-type="float">
            <text:p>0.1269007655</text:p>
          </table:table-cell>
          <table:table-cell office:value-type="float" office:value="0.00473495316593631" calcext:value-type="float">
            <text:p>0.0047349532</text:p>
          </table:table-cell>
          <table:table-cell table:formula="of:=SQRT( ( [.B$1]-[.B197]  )^2+([.C$1]-[.C197])^2)" office:value-type="float" office:value="0.0343242367278791" calcext:value-type="float">
            <text:p>0.0343242367</text:p>
          </table:table-cell>
        </table:table-row>
        <table:table-row table:style-name="ro1">
          <table:table-cell office:value-type="string" calcext:value-type="string">
            <text:p>GO_0006464</text:p>
          </table:table-cell>
          <table:table-cell office:value-type="float" office:value="0.133632214817016" calcext:value-type="float">
            <text:p>0.1336322148</text:p>
          </table:table-cell>
          <table:table-cell office:value-type="float" office:value="-0.0230873781155976" calcext:value-type="float">
            <text:p>-0.0230873781</text:p>
          </table:table-cell>
          <table:table-cell table:formula="of:=SQRT( ( [.B$1]-[.B198]  )^2+([.C$1]-[.C198])^2)" office:value-type="float" office:value="0.0346319853182838" calcext:value-type="float">
            <text:p>0.0346319853</text:p>
          </table:table-cell>
        </table:table-row>
        <table:table-row table:style-name="ro1">
          <table:table-cell office:value-type="string" calcext:value-type="string">
            <text:p>GO_0008218</text:p>
          </table:table-cell>
          <table:table-cell office:value-type="float" office:value="0.194695781225683" calcext:value-type="float">
            <text:p>0.1946957812</text:p>
          </table:table-cell>
          <table:table-cell office:value-type="float" office:value="-0.00793542332597394" calcext:value-type="float">
            <text:p>-0.0079354233</text:p>
          </table:table-cell>
          <table:table-cell table:formula="of:=SQRT( ( [.B$1]-[.B199]  )^2+([.C$1]-[.C199])^2)" office:value-type="float" office:value="0.0346451279072258" calcext:value-type="float">
            <text:p>0.0346451279</text:p>
          </table:table-cell>
        </table:table-row>
        <table:table-row table:style-name="ro1">
          <table:table-cell office:value-type="string" calcext:value-type="string">
            <text:p>GO_0006304</text:p>
          </table:table-cell>
          <table:table-cell office:value-type="float" office:value="0.193535575763931" calcext:value-type="float">
            <text:p>0.1935355758</text:p>
          </table:table-cell>
          <table:table-cell office:value-type="float" office:value="-0.0129467845024103" calcext:value-type="float">
            <text:p>-0.0129467845</text:p>
          </table:table-cell>
          <table:table-cell table:formula="of:=SQRT( ( [.B$1]-[.B200]  )^2+([.C$1]-[.C200])^2)" office:value-type="float" office:value="0.034826426580355" calcext:value-type="float">
            <text:p>0.0348264266</text:p>
          </table:table-cell>
        </table:table-row>
        <table:table-row table:style-name="ro1">
          <table:table-cell office:value-type="string" calcext:value-type="string">
            <text:p>GO_0009307</text:p>
          </table:table-cell>
          <table:table-cell office:value-type="float" office:value="0.193647372610221" calcext:value-type="float">
            <text:p>0.1936473726</text:p>
          </table:table-cell>
          <table:table-cell office:value-type="float" office:value="-0.0130910362704643" calcext:value-type="float">
            <text:p>-0.0130910363</text:p>
          </table:table-cell>
          <table:table-cell table:formula="of:=SQRT( ( [.B$1]-[.B201]  )^2+([.C$1]-[.C201])^2)" office:value-type="float" office:value="0.0349797465856513" calcext:value-type="float">
            <text:p>0.0349797466</text:p>
          </table:table-cell>
        </table:table-row>
        <table:table-row table:style-name="ro1">
          <table:table-cell office:value-type="string" calcext:value-type="string">
            <text:p>GO_0061024</text:p>
          </table:table-cell>
          <table:table-cell office:value-type="float" office:value="0.190164545956854" calcext:value-type="float">
            <text:p>0.190164546</text:p>
          </table:table-cell>
          <table:table-cell office:value-type="float" office:value="-0.0207476032691689" calcext:value-type="float">
            <text:p>-0.0207476033</text:p>
          </table:table-cell>
          <table:table-cell table:formula="of:=SQRT( ( [.B$1]-[.B202]  )^2+([.C$1]-[.C202])^2)" office:value-type="float" office:value="0.0352562624625853" calcext:value-type="float">
            <text:p>0.0352562625</text:p>
          </table:table-cell>
        </table:table-row>
        <table:table-row table:style-name="ro1">
          <table:table-cell office:value-type="string" calcext:value-type="string">
            <text:p>GO_0010033</text:p>
          </table:table-cell>
          <table:table-cell office:value-type="float" office:value="0.190164545956854" calcext:value-type="float">
            <text:p>0.190164546</text:p>
          </table:table-cell>
          <table:table-cell office:value-type="float" office:value="-0.0207476032691689" calcext:value-type="float">
            <text:p>-0.0207476033</text:p>
          </table:table-cell>
          <table:table-cell table:formula="of:=SQRT( ( [.B$1]-[.B203]  )^2+([.C$1]-[.C203])^2)" office:value-type="float" office:value="0.0352562624625853" calcext:value-type="float">
            <text:p>0.0352562625</text:p>
          </table:table-cell>
        </table:table-row>
        <table:table-row table:style-name="ro1">
          <table:table-cell office:value-type="string" calcext:value-type="string">
            <text:p>GO_0016311</text:p>
          </table:table-cell>
          <table:table-cell office:value-type="float" office:value="0.192914709562322" calcext:value-type="float">
            <text:p>0.1929147096</text:p>
          </table:table-cell>
          <table:table-cell office:value-type="float" office:value="-0.0158229141668639" calcext:value-type="float">
            <text:p>-0.0158229142</text:p>
          </table:table-cell>
          <table:table-cell table:formula="of:=SQRT( ( [.B$1]-[.B204]  )^2+([.C$1]-[.C204])^2)" office:value-type="float" office:value="0.0353116196120948" calcext:value-type="float">
            <text:p>0.0353116196</text:p>
          </table:table-cell>
        </table:table-row>
        <table:table-row table:style-name="ro1">
          <table:table-cell office:value-type="string" calcext:value-type="string">
            <text:p>GO_0009236</text:p>
          </table:table-cell>
          <table:table-cell office:value-type="float" office:value="0.191685897213364" calcext:value-type="float">
            <text:p>0.1916858972</text:p>
          </table:table-cell>
          <table:table-cell office:value-type="float" office:value="-0.0184008200274183" calcext:value-type="float">
            <text:p>-0.01840082</text:p>
          </table:table-cell>
          <table:table-cell table:formula="of:=SQRT( ( [.B$1]-[.B205]  )^2+([.C$1]-[.C205])^2)" office:value-type="float" office:value="0.0353548207770871" calcext:value-type="float">
            <text:p>0.0353548208</text:p>
          </table:table-cell>
        </table:table-row>
        <table:table-row table:style-name="ro1">
          <table:table-cell office:value-type="string" calcext:value-type="string">
            <text:p>GO_0009254</text:p>
          </table:table-cell>
          <table:table-cell office:value-type="float" office:value="0.192027443582222" calcext:value-type="float">
            <text:p>0.1920274436</text:p>
          </table:table-cell>
          <table:table-cell office:value-type="float" office:value="-0.0181669488342641" calcext:value-type="float">
            <text:p>-0.0181669488</text:p>
          </table:table-cell>
          <table:table-cell table:formula="of:=SQRT( ( [.B$1]-[.B206]  )^2+([.C$1]-[.C206])^2)" office:value-type="float" office:value="0.0355442206949528" calcext:value-type="float">
            <text:p>0.0355442207</text:p>
          </table:table-cell>
        </table:table-row>
        <table:table-row table:style-name="ro1">
          <table:table-cell office:value-type="string" calcext:value-type="string">
            <text:p>GO_0042128</text:p>
          </table:table-cell>
          <table:table-cell office:value-type="float" office:value="0.125047548156456" calcext:value-type="float">
            <text:p>0.1250475482</text:p>
          </table:table-cell>
          <table:table-cell office:value-type="float" office:value="-0.00138984845523375" calcext:value-type="float">
            <text:p>-0.0013898485</text:p>
          </table:table-cell>
          <table:table-cell table:formula="of:=SQRT( ( [.B$1]-[.B207]  )^2+([.C$1]-[.C207])^2)" office:value-type="float" office:value="0.0356174623046376" calcext:value-type="float">
            <text:p>0.0356174623</text:p>
          </table:table-cell>
        </table:table-row>
        <table:table-row table:style-name="ro1">
          <table:table-cell office:value-type="string" calcext:value-type="string">
            <text:p>GO_0006012</text:p>
          </table:table-cell>
          <table:table-cell office:value-type="float" office:value="0.130169153567608" calcext:value-type="float">
            <text:p>0.1301691536</text:p>
          </table:table-cell>
          <table:table-cell office:value-type="float" office:value="-0.0201310943914616" calcext:value-type="float">
            <text:p>-0.0201310944</text:p>
          </table:table-cell>
          <table:table-cell table:formula="of:=SQRT( ( [.B$1]-[.B208]  )^2+([.C$1]-[.C208])^2)" office:value-type="float" office:value="0.0357679756248555" calcext:value-type="float">
            <text:p>0.0357679756</text:p>
          </table:table-cell>
        </table:table-row>
        <table:table-row table:style-name="ro1">
          <table:table-cell office:value-type="string" calcext:value-type="string">
            <text:p>GO_0035556</text:p>
          </table:table-cell>
          <table:table-cell office:value-type="float" office:value="0.191222508035912" calcext:value-type="float">
            <text:p>0.191222508</text:p>
          </table:table-cell>
          <table:table-cell office:value-type="float" office:value="-0.0202577354990809" calcext:value-type="float">
            <text:p>-0.0202577355</text:p>
          </table:table-cell>
          <table:table-cell table:formula="of:=SQRT( ( [.B$1]-[.B209]  )^2+([.C$1]-[.C209])^2)" office:value-type="float" office:value="0.0358868487471268" calcext:value-type="float">
            <text:p>0.0358868487</text:p>
          </table:table-cell>
        </table:table-row>
        <table:table-row table:style-name="ro1">
          <table:table-cell office:value-type="string" calcext:value-type="string">
            <text:p>GO_0043165</text:p>
          </table:table-cell>
          <table:table-cell office:value-type="float" office:value="0.191762320814978" calcext:value-type="float">
            <text:p>0.1917623208</text:p>
          </table:table-cell>
          <table:table-cell office:value-type="float" office:value="-0.0202442823646059" calcext:value-type="float">
            <text:p>-0.0202442824</text:p>
          </table:table-cell>
          <table:table-cell table:formula="of:=SQRT( ( [.B$1]-[.B210]  )^2+([.C$1]-[.C210])^2)" office:value-type="float" office:value="0.0363406366667822" calcext:value-type="float">
            <text:p>0.0363406367</text:p>
          </table:table-cell>
        </table:table-row>
        <table:table-row table:style-name="ro1">
          <table:table-cell office:value-type="string" calcext:value-type="string">
            <text:p>GO_0009264</text:p>
          </table:table-cell>
          <table:table-cell office:value-type="float" office:value="0.194267978938117" calcext:value-type="float">
            <text:p>0.1942679789</text:p>
          </table:table-cell>
          <table:table-cell office:value-type="float" office:value="-0.0154767272991309" calcext:value-type="float">
            <text:p>-0.0154767273</text:p>
          </table:table-cell>
          <table:table-cell table:formula="of:=SQRT( ( [.B$1]-[.B211]  )^2+([.C$1]-[.C211])^2)" office:value-type="float" office:value="0.0364168716720819" calcext:value-type="float">
            <text:p>0.0364168717</text:p>
          </table:table-cell>
        </table:table-row>
        <table:table-row table:style-name="ro1">
          <table:table-cell office:value-type="string" calcext:value-type="string">
            <text:p>GO_0006807</text:p>
          </table:table-cell>
          <table:table-cell office:value-type="float" office:value="0.124136130954883" calcext:value-type="float">
            <text:p>0.124136131</text:p>
          </table:table-cell>
          <table:table-cell office:value-type="float" office:value="0.00137909699016089" calcext:value-type="float">
            <text:p>0.001379097</text:p>
          </table:table-cell>
          <table:table-cell table:formula="of:=SQRT( ( [.B$1]-[.B212]  )^2+([.C$1]-[.C212])^2)" office:value-type="float" office:value="0.0366374721642516" calcext:value-type="float">
            <text:p>0.0366374722</text:p>
          </table:table-cell>
        </table:table-row>
        <table:table-row table:style-name="ro1">
          <table:table-cell office:value-type="string" calcext:value-type="string">
            <text:p>GO_0017004</text:p>
          </table:table-cell>
          <table:table-cell office:value-type="float" office:value="0.123903792039005" calcext:value-type="float">
            <text:p>0.123903792</text:p>
          </table:table-cell>
          <table:table-cell office:value-type="float" office:value="0.00141271783515711" calcext:value-type="float">
            <text:p>0.0014127178</text:p>
          </table:table-cell>
          <table:table-cell table:formula="of:=SQRT( ( [.B$1]-[.B213]  )^2+([.C$1]-[.C213])^2)" office:value-type="float" office:value="0.0368717126060756" calcext:value-type="float">
            <text:p>0.0368717126</text:p>
          </table:table-cell>
        </table:table-row>
        <table:table-row table:style-name="ro1">
          <table:table-cell office:value-type="string" calcext:value-type="string">
            <text:p>GO_0009294</text:p>
          </table:table-cell>
          <table:table-cell office:value-type="float" office:value="0.192834306492313" calcext:value-type="float">
            <text:p>0.1928343065</text:p>
          </table:table-cell>
          <table:table-cell office:value-type="float" office:value="-0.0194778051333231" calcext:value-type="float">
            <text:p>-0.0194778051</text:p>
          </table:table-cell>
          <table:table-cell table:formula="of:=SQRT( ( [.B$1]-[.B214]  )^2+([.C$1]-[.C214])^2)" office:value-type="float" office:value="0.0368812200218741" calcext:value-type="float">
            <text:p>0.03688122</text:p>
          </table:table-cell>
        </table:table-row>
        <table:table-row table:style-name="ro1">
          <table:table-cell office:value-type="string" calcext:value-type="string">
            <text:p>GO_0045151</text:p>
          </table:table-cell>
          <table:table-cell office:value-type="float" office:value="0.162260897443484" calcext:value-type="float">
            <text:p>0.1622608974</text:p>
          </table:table-cell>
          <table:table-cell office:value-type="float" office:value="-0.0382940568479856" calcext:value-type="float">
            <text:p>-0.0382940568</text:p>
          </table:table-cell>
          <table:table-cell table:formula="of:=SQRT( ( [.B$1]-[.B215]  )^2+([.C$1]-[.C215])^2)" office:value-type="float" office:value="0.0368884871059657" calcext:value-type="float">
            <text:p>0.0368884871</text:p>
          </table:table-cell>
        </table:table-row>
        <table:table-row table:style-name="ro1">
          <table:table-cell office:value-type="string" calcext:value-type="string">
            <text:p>GO_0015936</text:p>
          </table:table-cell>
          <table:table-cell office:value-type="float" office:value="0.125522580974999" calcext:value-type="float">
            <text:p>0.125522581</text:p>
          </table:table-cell>
          <table:table-cell office:value-type="float" office:value="-0.0137267507572258" calcext:value-type="float">
            <text:p>-0.0137267508</text:p>
          </table:table-cell>
          <table:table-cell table:formula="of:=SQRT( ( [.B$1]-[.B216]  )^2+([.C$1]-[.C216])^2)" office:value-type="float" office:value="0.0372283418512581" calcext:value-type="float">
            <text:p>0.0372283419</text:p>
          </table:table-cell>
        </table:table-row>
        <table:table-row table:style-name="ro1">
          <table:table-cell office:value-type="string" calcext:value-type="string">
            <text:p>GO_0006006</text:p>
          </table:table-cell>
          <table:table-cell office:value-type="float" office:value="0.123336034302455" calcext:value-type="float">
            <text:p>0.1233360343</text:p>
          </table:table-cell>
          <table:table-cell office:value-type="float" office:value="-0.00433722550988675" calcext:value-type="float">
            <text:p>-0.0043372255</text:p>
          </table:table-cell>
          <table:table-cell table:formula="of:=SQRT( ( [.B$1]-[.B217]  )^2+([.C$1]-[.C217])^2)" office:value-type="float" office:value="0.0374411952381266" calcext:value-type="float">
            <text:p>0.0374411952</text:p>
          </table:table-cell>
        </table:table-row>
        <table:table-row table:style-name="ro1">
          <table:table-cell office:value-type="string" calcext:value-type="string">
            <text:p>GO_0006259</text:p>
          </table:table-cell>
          <table:table-cell office:value-type="float" office:value="0.196008944779598" calcext:value-type="float">
            <text:p>0.1960089448</text:p>
          </table:table-cell>
          <table:table-cell office:value-type="float" office:value="-0.0144315683237964" calcext:value-type="float">
            <text:p>-0.0144315683</text:p>
          </table:table-cell>
          <table:table-cell table:formula="of:=SQRT( ( [.B$1]-[.B218]  )^2+([.C$1]-[.C218])^2)" office:value-type="float" office:value="0.037655998585001" calcext:value-type="float">
            <text:p>0.0376559986</text:p>
          </table:table-cell>
        </table:table-row>
        <table:table-row table:style-name="ro1">
          <table:table-cell office:value-type="string" calcext:value-type="string">
            <text:p>GO_0006040</text:p>
          </table:table-cell>
          <table:table-cell office:value-type="float" office:value="0.194648149030551" calcext:value-type="float">
            <text:p>0.194648149</text:p>
          </table:table-cell>
          <table:table-cell office:value-type="float" office:value="-0.0183816294260221" calcext:value-type="float">
            <text:p>-0.0183816294</text:p>
          </table:table-cell>
          <table:table-cell table:formula="of:=SQRT( ( [.B$1]-[.B219]  )^2+([.C$1]-[.C219])^2)" office:value-type="float" office:value="0.0379719798031616" calcext:value-type="float">
            <text:p>0.0379719798</text:p>
          </table:table-cell>
        </table:table-row>
        <table:table-row table:style-name="ro1">
          <table:table-cell office:value-type="string" calcext:value-type="string">
            <text:p>GO_0009190</text:p>
          </table:table-cell>
          <table:table-cell office:value-type="float" office:value="0.193809361640768" calcext:value-type="float">
            <text:p>0.1938093616</text:p>
          </table:table-cell>
          <table:table-cell office:value-type="float" office:value="-0.0199724689767037" calcext:value-type="float">
            <text:p>-0.019972469</text:p>
          </table:table-cell>
          <table:table-cell table:formula="of:=SQRT( ( [.B$1]-[.B220]  )^2+([.C$1]-[.C220])^2)" office:value-type="float" office:value="0.0379736586660338" calcext:value-type="float">
            <text:p>0.0379736587</text:p>
          </table:table-cell>
        </table:table-row>
        <table:table-row table:style-name="ro1">
          <table:table-cell office:value-type="string" calcext:value-type="string">
            <text:p>GO_0006836</text:p>
          </table:table-cell>
          <table:table-cell office:value-type="float" office:value="0.131710303287522" calcext:value-type="float">
            <text:p>0.1317103033</text:p>
          </table:table-cell>
          <table:table-cell office:value-type="float" office:value="-0.0261055234146609" calcext:value-type="float">
            <text:p>-0.0261055234</text:p>
          </table:table-cell>
          <table:table-cell table:formula="of:=SQRT( ( [.B$1]-[.B221]  )^2+([.C$1]-[.C221])^2)" office:value-type="float" office:value="0.0380362420509215" calcext:value-type="float">
            <text:p>0.0380362421</text:p>
          </table:table-cell>
        </table:table-row>
        <table:table-row table:style-name="ro1">
          <table:table-cell office:value-type="string" calcext:value-type="string">
            <text:p>GO_0042819</text:p>
          </table:table-cell>
          <table:table-cell office:value-type="float" office:value="0.124987215885674" calcext:value-type="float">
            <text:p>0.1249872159</text:p>
          </table:table-cell>
          <table:table-cell office:value-type="float" office:value="-0.0148766858705386" calcext:value-type="float">
            <text:p>-0.0148766859</text:p>
          </table:table-cell>
          <table:table-cell table:formula="of:=SQRT( ( [.B$1]-[.B222]  )^2+([.C$1]-[.C222])^2)" office:value-type="float" office:value="0.0381240620631905" calcext:value-type="float">
            <text:p>0.0381240621</text:p>
          </table:table-cell>
        </table:table-row>
        <table:table-row table:style-name="ro1">
          <table:table-cell office:value-type="string" calcext:value-type="string">
            <text:p>GO_0042823</text:p>
          </table:table-cell>
          <table:table-cell office:value-type="float" office:value="0.124987215885674" calcext:value-type="float">
            <text:p>0.1249872159</text:p>
          </table:table-cell>
          <table:table-cell office:value-type="float" office:value="-0.0148766858705386" calcext:value-type="float">
            <text:p>-0.0148766859</text:p>
          </table:table-cell>
          <table:table-cell table:formula="of:=SQRT( ( [.B$1]-[.B223]  )^2+([.C$1]-[.C223])^2)" office:value-type="float" office:value="0.0381240620631905" calcext:value-type="float">
            <text:p>0.0381240621</text:p>
          </table:table-cell>
        </table:table-row>
        <table:table-row table:style-name="ro1">
          <table:table-cell office:value-type="string" calcext:value-type="string">
            <text:p>GO_0046688</text:p>
          </table:table-cell>
          <table:table-cell office:value-type="float" office:value="0.196841625406585" calcext:value-type="float">
            <text:p>0.1968416254</text:p>
          </table:table-cell>
          <table:table-cell office:value-type="float" office:value="-0.0141796413337368" calcext:value-type="float">
            <text:p>-0.0141796413</text:p>
          </table:table-cell>
          <table:table-cell table:formula="of:=SQRT( ( [.B$1]-[.B224]  )^2+([.C$1]-[.C224])^2)" office:value-type="float" office:value="0.0383542140153605" calcext:value-type="float">
            <text:p>0.038354214</text:p>
          </table:table-cell>
        </table:table-row>
        <table:table-row table:style-name="ro1">
          <table:table-cell office:value-type="string" calcext:value-type="string">
            <text:p>GO_0031167</text:p>
          </table:table-cell>
          <table:table-cell office:value-type="float" office:value="0.19401218630468" calcext:value-type="float">
            <text:p>0.1940121863</text:p>
          </table:table-cell>
          <table:table-cell office:value-type="float" office:value="-0.020500244869495" calcext:value-type="float">
            <text:p>-0.0205002449</text:p>
          </table:table-cell>
          <table:table-cell table:formula="of:=SQRT( ( [.B$1]-[.B225]  )^2+([.C$1]-[.C225])^2)" office:value-type="float" office:value="0.038409963578852" calcext:value-type="float">
            <text:p>0.0384099636</text:p>
          </table:table-cell>
        </table:table-row>
        <table:table-row table:style-name="ro1">
          <table:table-cell office:value-type="string" calcext:value-type="string">
            <text:p>GO_0006672</text:p>
          </table:table-cell>
          <table:table-cell office:value-type="float" office:value="0.192561444824171" calcext:value-type="float">
            <text:p>0.1925614448</text:p>
          </table:table-cell>
          <table:table-cell office:value-type="float" office:value="-0.0244474682402472" calcext:value-type="float">
            <text:p>-0.0244474682</text:p>
          </table:table-cell>
          <table:table-cell table:formula="of:=SQRT( ( [.B$1]-[.B226]  )^2+([.C$1]-[.C226])^2)" office:value-type="float" office:value="0.0393284043887129" calcext:value-type="float">
            <text:p>0.0393284044</text:p>
          </table:table-cell>
        </table:table-row>
        <table:table-row table:style-name="ro1">
          <table:table-cell office:value-type="string" calcext:value-type="string">
            <text:p>GO_0006855</text:p>
          </table:table-cell>
          <table:table-cell office:value-type="float" office:value="0.195621431158542" calcext:value-type="float">
            <text:p>0.1956214312</text:p>
          </table:table-cell>
          <table:table-cell office:value-type="float" office:value="-0.0197557643107803" calcext:value-type="float">
            <text:p>-0.0197557643</text:p>
          </table:table-cell>
          <table:table-cell table:formula="of:=SQRT( ( [.B$1]-[.B227]  )^2+([.C$1]-[.C227])^2)" office:value-type="float" office:value="0.0394641239200189" calcext:value-type="float">
            <text:p>0.0394641239</text:p>
          </table:table-cell>
        </table:table-row>
        <table:table-row table:style-name="ro1">
          <table:table-cell office:value-type="string" calcext:value-type="string">
            <text:p>GO_0009245</text:p>
          </table:table-cell>
          <table:table-cell office:value-type="float" office:value="0.120968854061184" calcext:value-type="float">
            <text:p>0.1209688541</text:p>
          </table:table-cell>
          <table:table-cell office:value-type="float" office:value="0.000773205161373354" calcext:value-type="float">
            <text:p>0.0007732052</text:p>
          </table:table-cell>
          <table:table-cell table:formula="of:=SQRT( ( [.B$1]-[.B228]  )^2+([.C$1]-[.C228])^2)" office:value-type="float" office:value="0.0397577762800109" calcext:value-type="float">
            <text:p>0.0397577763</text:p>
          </table:table-cell>
        </table:table-row>
        <table:table-row table:style-name="ro1">
          <table:table-cell office:value-type="string" calcext:value-type="string">
            <text:p>GO_0005992</text:p>
          </table:table-cell>
          <table:table-cell office:value-type="float" office:value="0.123848788471771" calcext:value-type="float">
            <text:p>0.1238487885</text:p>
          </table:table-cell>
          <table:table-cell office:value-type="float" office:value="-0.0168821554708167" calcext:value-type="float">
            <text:p>-0.0168821555</text:p>
          </table:table-cell>
          <table:table-cell table:formula="of:=SQRT( ( [.B$1]-[.B229]  )^2+([.C$1]-[.C229])^2)" office:value-type="float" office:value="0.0399235319914767" calcext:value-type="float">
            <text:p>0.039923532</text:p>
          </table:table-cell>
        </table:table-row>
        <table:table-row table:style-name="ro1">
          <table:table-cell office:value-type="string" calcext:value-type="string">
            <text:p>GO_0006555</text:p>
          </table:table-cell>
          <table:table-cell office:value-type="float" office:value="0.122831283179875" calcext:value-type="float">
            <text:p>0.1228312832</text:p>
          </table:table-cell>
          <table:table-cell office:value-type="float" office:value="-0.0142984970385299" calcext:value-type="float">
            <text:p>-0.014298497</text:p>
          </table:table-cell>
          <table:table-cell table:formula="of:=SQRT( ( [.B$1]-[.B230]  )^2+([.C$1]-[.C230])^2)" office:value-type="float" office:value="0.0399590589708245" calcext:value-type="float">
            <text:p>0.039959059</text:p>
          </table:table-cell>
        </table:table-row>
        <table:table-row table:style-name="ro1">
          <table:table-cell office:value-type="string" calcext:value-type="string">
            <text:p>GO_0009228</text:p>
          </table:table-cell>
          <table:table-cell office:value-type="float" office:value="0.121053241815314" calcext:value-type="float">
            <text:p>0.1210532418</text:p>
          </table:table-cell>
          <table:table-cell office:value-type="float" office:value="0.00422228328652734" calcext:value-type="float">
            <text:p>0.0042222833</text:p>
          </table:table-cell>
          <table:table-cell table:formula="of:=SQRT( ( [.B$1]-[.B231]  )^2+([.C$1]-[.C231])^2)" office:value-type="float" office:value="0.0400143984844536" calcext:value-type="float">
            <text:p>0.0400143985</text:p>
          </table:table-cell>
        </table:table-row>
        <table:table-row table:style-name="ro1">
          <table:table-cell office:value-type="string" calcext:value-type="string">
            <text:p>GO_0006198</text:p>
          </table:table-cell>
          <table:table-cell office:value-type="float" office:value="0.13748278663297" calcext:value-type="float">
            <text:p>0.1374827866</text:p>
          </table:table-cell>
          <table:table-cell office:value-type="float" office:value="-0.0340892475449405" calcext:value-type="float">
            <text:p>-0.0340892475</text:p>
          </table:table-cell>
          <table:table-cell table:formula="of:=SQRT( ( [.B$1]-[.B232]  )^2+([.C$1]-[.C232])^2)" office:value-type="float" office:value="0.0400422294724611" calcext:value-type="float">
            <text:p>0.0400422295</text:p>
          </table:table-cell>
        </table:table-row>
        <table:table-row table:style-name="ro1">
          <table:table-cell office:value-type="string" calcext:value-type="string">
            <text:p>GO_0008299</text:p>
          </table:table-cell>
          <table:table-cell office:value-type="float" office:value="0.120834161341687" calcext:value-type="float">
            <text:p>0.1208341613</text:p>
          </table:table-cell>
          <table:table-cell office:value-type="float" office:value="0.00335034596782722" calcext:value-type="float">
            <text:p>0.003350346</text:p>
          </table:table-cell>
          <table:table-cell table:formula="of:=SQRT( ( [.B$1]-[.B233]  )^2+([.C$1]-[.C233])^2)" office:value-type="float" office:value="0.0401178535095353" calcext:value-type="float">
            <text:p>0.0401178535</text:p>
          </table:table-cell>
        </table:table-row>
        <table:table-row table:style-name="ro1">
          <table:table-cell office:value-type="string" calcext:value-type="string">
            <text:p>GO_0006265</text:p>
          </table:table-cell>
          <table:table-cell office:value-type="float" office:value="0.12034572789733" calcext:value-type="float">
            <text:p>0.1203457279</text:p>
          </table:table-cell>
          <table:table-cell office:value-type="float" office:value="0.00238093281384487" calcext:value-type="float">
            <text:p>0.0023809328</text:p>
          </table:table-cell>
          <table:table-cell table:formula="of:=SQRT( ( [.B$1]-[.B234]  )^2+([.C$1]-[.C234])^2)" office:value-type="float" office:value="0.040499901768599" calcext:value-type="float">
            <text:p>0.0404999018</text:p>
          </table:table-cell>
        </table:table-row>
        <table:table-row table:style-name="ro1">
          <table:table-cell office:value-type="string" calcext:value-type="string">
            <text:p>GO_0008610</text:p>
          </table:table-cell>
          <table:table-cell office:value-type="float" office:value="0.120593913096824" calcext:value-type="float">
            <text:p>0.1205939131</text:p>
          </table:table-cell>
          <table:table-cell office:value-type="float" office:value="0.00500070285596723" calcext:value-type="float">
            <text:p>0.0050007029</text:p>
          </table:table-cell>
          <table:table-cell table:formula="of:=SQRT( ( [.B$1]-[.B235]  )^2+([.C$1]-[.C235])^2)" office:value-type="float" office:value="0.0405853921051311" calcext:value-type="float">
            <text:p>0.0405853921</text:p>
          </table:table-cell>
        </table:table-row>
        <table:table-row table:style-name="ro1">
          <table:table-cell office:value-type="string" calcext:value-type="string">
            <text:p>GO_0030908</text:p>
          </table:table-cell>
          <table:table-cell office:value-type="float" office:value="0.20146415009662" calcext:value-type="float">
            <text:p>0.2014641501</text:p>
          </table:table-cell>
          <table:table-cell office:value-type="float" office:value="0.000781904272203836" calcext:value-type="float">
            <text:p>0.0007819043</text:p>
          </table:table-cell>
          <table:table-cell table:formula="of:=SQRT( ( [.B$1]-[.B236]  )^2+([.C$1]-[.C236])^2)" office:value-type="float" office:value="0.040859638142087" calcext:value-type="float">
            <text:p>0.0408596381</text:p>
          </table:table-cell>
        </table:table-row>
        <table:table-row table:style-name="ro1">
          <table:table-cell office:value-type="string" calcext:value-type="string">
            <text:p>GO_0006779</text:p>
          </table:table-cell>
          <table:table-cell office:value-type="float" office:value="0.122021176924406" calcext:value-type="float">
            <text:p>0.1220211769</text:p>
          </table:table-cell>
          <table:table-cell office:value-type="float" office:value="-0.0150587759516332" calcext:value-type="float">
            <text:p>-0.015058776</text:p>
          </table:table-cell>
          <table:table-cell table:formula="of:=SQRT( ( [.B$1]-[.B237]  )^2+([.C$1]-[.C237])^2)" office:value-type="float" office:value="0.0409732990400739" calcext:value-type="float">
            <text:p>0.040973299</text:p>
          </table:table-cell>
        </table:table-row>
        <table:table-row table:style-name="ro1">
          <table:table-cell office:value-type="string" calcext:value-type="string">
            <text:p>GO_0051775</text:p>
          </table:table-cell>
          <table:table-cell office:value-type="float" office:value="0.121391226183819" calcext:value-type="float">
            <text:p>0.1213912262</text:p>
          </table:table-cell>
          <table:table-cell office:value-type="float" office:value="-0.013538934862836" calcext:value-type="float">
            <text:p>-0.0135389349</text:p>
          </table:table-cell>
          <table:table-cell table:formula="of:=SQRT( ( [.B$1]-[.B238]  )^2+([.C$1]-[.C238])^2)" office:value-type="float" office:value="0.0410951207157786" calcext:value-type="float">
            <text:p>0.0410951207</text:p>
          </table:table-cell>
        </table:table-row>
        <table:table-row table:style-name="ro1">
          <table:table-cell office:value-type="string" calcext:value-type="string">
            <text:p>GO_0032775</text:p>
          </table:table-cell>
          <table:table-cell office:value-type="float" office:value="0.200699713180743" calcext:value-type="float">
            <text:p>0.2006997132</text:p>
          </table:table-cell>
          <table:table-cell office:value-type="float" office:value="-0.0119519492514416" calcext:value-type="float">
            <text:p>-0.0119519493</text:p>
          </table:table-cell>
          <table:table-cell table:formula="of:=SQRT( ( [.B$1]-[.B239]  )^2+([.C$1]-[.C239])^2)" office:value-type="float" office:value="0.0413917752486589" calcext:value-type="float">
            <text:p>0.0413917752</text:p>
          </table:table-cell>
        </table:table-row>
        <table:table-row table:style-name="ro1">
          <table:table-cell office:value-type="string" calcext:value-type="string">
            <text:p>GO_0006120</text:p>
          </table:table-cell>
          <table:table-cell office:value-type="float" office:value="0.119725044816803" calcext:value-type="float">
            <text:p>0.1197250448</text:p>
          </table:table-cell>
          <table:table-cell office:value-type="float" office:value="0.00503117242724543" calcext:value-type="float">
            <text:p>0.0050311724</text:p>
          </table:table-cell>
          <table:table-cell table:formula="of:=SQRT( ( [.B$1]-[.B240]  )^2+([.C$1]-[.C240])^2)" office:value-type="float" office:value="0.041448225047609" calcext:value-type="float">
            <text:p>0.041448225</text:p>
          </table:table-cell>
        </table:table-row>
        <table:table-row table:style-name="ro1">
          <table:table-cell office:value-type="string" calcext:value-type="string">
            <text:p>GO_0046999</text:p>
          </table:table-cell>
          <table:table-cell office:value-type="float" office:value="0.155412849466447" calcext:value-type="float">
            <text:p>0.1554128495</text:p>
          </table:table-cell>
          <table:table-cell office:value-type="float" office:value="-0.0426209029538588" calcext:value-type="float">
            <text:p>-0.042620903</text:p>
          </table:table-cell>
          <table:table-cell table:formula="of:=SQRT( ( [.B$1]-[.B241]  )^2+([.C$1]-[.C241])^2)" office:value-type="float" office:value="0.0415143668937543" calcext:value-type="float">
            <text:p>0.0415143669</text:p>
          </table:table-cell>
        </table:table-row>
        <table:table-row table:style-name="ro1">
          <table:table-cell office:value-type="string" calcext:value-type="string">
            <text:p>GO_0006313</text:p>
          </table:table-cell>
          <table:table-cell office:value-type="float" office:value="0.19933149080168" calcext:value-type="float">
            <text:p>0.1993314908</text:p>
          </table:table-cell>
          <table:table-cell office:value-type="float" office:value="-0.0179761300288619" calcext:value-type="float">
            <text:p>-0.01797613</text:p>
          </table:table-cell>
          <table:table-cell table:formula="of:=SQRT( ( [.B$1]-[.B242]  )^2+([.C$1]-[.C242])^2)" office:value-type="float" office:value="0.0420540063953264" calcext:value-type="float">
            <text:p>0.0420540064</text:p>
          </table:table-cell>
        </table:table-row>
        <table:table-row table:style-name="ro1">
          <table:table-cell office:value-type="string" calcext:value-type="string">
            <text:p>GO_0001514</text:p>
          </table:table-cell>
          <table:table-cell office:value-type="float" office:value="0.176169923742301" calcext:value-type="float">
            <text:p>0.1761699237</text:p>
          </table:table-cell>
          <table:table-cell office:value-type="float" office:value="-0.0408449100968723" calcext:value-type="float">
            <text:p>-0.0408449101</text:p>
          </table:table-cell>
          <table:table-cell table:formula="of:=SQRT( ( [.B$1]-[.B243]  )^2+([.C$1]-[.C243])^2)" office:value-type="float" office:value="0.0423455054088475" calcext:value-type="float">
            <text:p>0.0423455054</text:p>
          </table:table-cell>
        </table:table-row>
        <table:table-row table:style-name="ro1">
          <table:table-cell office:value-type="string" calcext:value-type="string">
            <text:p>GO_0070475</text:p>
          </table:table-cell>
          <table:table-cell office:value-type="float" office:value="0.118705762337495" calcext:value-type="float">
            <text:p>0.1187057623</text:p>
          </table:table-cell>
          <table:table-cell office:value-type="float" office:value="-0.0108918792780139" calcext:value-type="float">
            <text:p>-0.0108918793</text:p>
          </table:table-cell>
          <table:table-cell table:formula="of:=SQRT( ( [.B$1]-[.B244]  )^2+([.C$1]-[.C244])^2)" office:value-type="float" office:value="0.0430105975201765" calcext:value-type="float">
            <text:p>0.0430105975</text:p>
          </table:table-cell>
        </table:table-row>
        <table:table-row table:style-name="ro1">
          <table:table-cell office:value-type="string" calcext:value-type="string">
            <text:p>GO_0006631</text:p>
          </table:table-cell>
          <table:table-cell office:value-type="float" office:value="0.11936091244601" calcext:value-type="float">
            <text:p>0.1193609124</text:p>
          </table:table-cell>
          <table:table-cell office:value-type="float" office:value="-0.0134582312680844" calcext:value-type="float">
            <text:p>-0.0134582313</text:p>
          </table:table-cell>
          <table:table-cell table:formula="of:=SQRT( ( [.B$1]-[.B245]  )^2+([.C$1]-[.C245])^2)" office:value-type="float" office:value="0.0430169833848735" calcext:value-type="float">
            <text:p>0.0430169834</text:p>
          </table:table-cell>
        </table:table-row>
        <table:table-row table:style-name="ro1">
          <table:table-cell office:value-type="string" calcext:value-type="string">
            <text:p>GO_0043043</text:p>
          </table:table-cell>
          <table:table-cell office:value-type="float" office:value="0.118688475946023" calcext:value-type="float">
            <text:p>0.1186884759</text:p>
          </table:table-cell>
          <table:table-cell office:value-type="float" office:value="0.00797946577000809" calcext:value-type="float">
            <text:p>0.0079794658</text:p>
          </table:table-cell>
          <table:table-cell table:formula="of:=SQRT( ( [.B$1]-[.B246]  )^2+([.C$1]-[.C246])^2)" office:value-type="float" office:value="0.0430204004085826" calcext:value-type="float">
            <text:p>0.0430204004</text:p>
          </table:table-cell>
        </table:table-row>
        <table:table-row table:style-name="ro1">
          <table:table-cell office:value-type="string" calcext:value-type="string">
            <text:p>GO_0051188</text:p>
          </table:table-cell>
          <table:table-cell office:value-type="float" office:value="0.201677185360749" calcext:value-type="float">
            <text:p>0.2016771854</text:p>
          </table:table-cell>
          <table:table-cell office:value-type="float" office:value="-0.0148300205723389" calcext:value-type="float">
            <text:p>-0.0148300206</text:p>
          </table:table-cell>
          <table:table-cell table:formula="of:=SQRT( ( [.B$1]-[.B247]  )^2+([.C$1]-[.C247])^2)" office:value-type="float" office:value="0.04314268356649" calcext:value-type="float">
            <text:p>0.0431426836</text:p>
          </table:table-cell>
        </table:table-row>
        <table:table-row table:style-name="ro1">
          <table:table-cell office:value-type="string" calcext:value-type="string">
            <text:p>GO_0006269</text:p>
          </table:table-cell>
          <table:table-cell office:value-type="float" office:value="0.188670694373465" calcext:value-type="float">
            <text:p>0.1886706944</text:p>
          </table:table-cell>
          <table:table-cell office:value-type="float" office:value="-0.0343049067071221" calcext:value-type="float">
            <text:p>-0.0343049067</text:p>
          </table:table-cell>
          <table:table-cell table:formula="of:=SQRT( ( [.B$1]-[.B248]  )^2+([.C$1]-[.C248])^2)" office:value-type="float" office:value="0.0431788754150292" calcext:value-type="float">
            <text:p>0.0431788754</text:p>
          </table:table-cell>
        </table:table-row>
        <table:table-row table:style-name="ro1">
          <table:table-cell office:value-type="string" calcext:value-type="string">
            <text:p>GO_0006284</text:p>
          </table:table-cell>
          <table:table-cell office:value-type="float" office:value="0.201181768635663" calcext:value-type="float">
            <text:p>0.2011817686</text:p>
          </table:table-cell>
          <table:table-cell office:value-type="float" office:value="-0.016419518739639" calcext:value-type="float">
            <text:p>-0.0164195187</text:p>
          </table:table-cell>
          <table:table-cell table:formula="of:=SQRT( ( [.B$1]-[.B249]  )^2+([.C$1]-[.C249])^2)" office:value-type="float" office:value="0.0431971445716062" calcext:value-type="float">
            <text:p>0.0431971446</text:p>
          </table:table-cell>
        </table:table-row>
        <table:table-row table:style-name="ro1">
          <table:table-cell office:value-type="string" calcext:value-type="string">
            <text:p>GO_0019288</text:p>
          </table:table-cell>
          <table:table-cell office:value-type="float" office:value="0.117766393112252" calcext:value-type="float">
            <text:p>0.1177663931</text:p>
          </table:table-cell>
          <table:table-cell office:value-type="float" office:value="0.00488538093338004" calcext:value-type="float">
            <text:p>0.0048853809</text:p>
          </table:table-cell>
          <table:table-cell table:formula="of:=SQRT( ( [.B$1]-[.B250]  )^2+([.C$1]-[.C250])^2)" office:value-type="float" office:value="0.0433624277908776" calcext:value-type="float">
            <text:p>0.0433624278</text:p>
          </table:table-cell>
        </table:table-row>
        <table:table-row table:style-name="ro1">
          <table:table-cell office:value-type="string" calcext:value-type="string">
            <text:p>GO_0050992</text:p>
          </table:table-cell>
          <table:table-cell office:value-type="float" office:value="0.117766393112252" calcext:value-type="float">
            <text:p>0.1177663931</text:p>
          </table:table-cell>
          <table:table-cell office:value-type="float" office:value="0.00488538093338004" calcext:value-type="float">
            <text:p>0.0048853809</text:p>
          </table:table-cell>
          <table:table-cell table:formula="of:=SQRT( ( [.B$1]-[.B251]  )^2+([.C$1]-[.C251])^2)" office:value-type="float" office:value="0.0433624277908776" calcext:value-type="float">
            <text:p>0.0433624278</text:p>
          </table:table-cell>
        </table:table-row>
        <table:table-row table:style-name="ro1">
          <table:table-cell office:value-type="string" calcext:value-type="string">
            <text:p>GO_0006450</text:p>
          </table:table-cell>
          <table:table-cell office:value-type="float" office:value="0.117323247002655" calcext:value-type="float">
            <text:p>0.117323247</text:p>
          </table:table-cell>
          <table:table-cell office:value-type="float" office:value="0.00987400874304115" calcext:value-type="float">
            <text:p>0.0098740087</text:p>
          </table:table-cell>
          <table:table-cell table:formula="of:=SQRT( ( [.B$1]-[.B252]  )^2+([.C$1]-[.C252])^2)" office:value-type="float" office:value="0.0447941361525558" calcext:value-type="float">
            <text:p>0.0447941362</text:p>
          </table:table-cell>
        </table:table-row>
        <table:table-row table:style-name="ro1">
          <table:table-cell office:value-type="string" calcext:value-type="string">
            <text:p>GO_0009403</text:p>
          </table:table-cell>
          <table:table-cell office:value-type="float" office:value="0.116057044489209" calcext:value-type="float">
            <text:p>0.1160570445</text:p>
          </table:table-cell>
          <table:table-cell office:value-type="float" office:value="-0.00849786884387011" calcext:value-type="float">
            <text:p>-0.0084978688</text:p>
          </table:table-cell>
          <table:table-cell table:formula="of:=SQRT( ( [.B$1]-[.B253]  )^2+([.C$1]-[.C253])^2)" office:value-type="float" office:value="0.045162810433285" calcext:value-type="float">
            <text:p>0.0451628104</text:p>
          </table:table-cell>
        </table:table-row>
        <table:table-row table:style-name="ro1">
          <table:table-cell office:value-type="string" calcext:value-type="string">
            <text:p>GO_0015628</text:p>
          </table:table-cell>
          <table:table-cell office:value-type="float" office:value="0.115520148406463" calcext:value-type="float">
            <text:p>0.1155201484</text:p>
          </table:table-cell>
          <table:table-cell office:value-type="float" office:value="-0.00392242647407519" calcext:value-type="float">
            <text:p>-0.0039224265</text:p>
          </table:table-cell>
          <table:table-cell table:formula="of:=SQRT( ( [.B$1]-[.B254]  )^2+([.C$1]-[.C254])^2)" office:value-type="float" office:value="0.0452130210330296" calcext:value-type="float">
            <text:p>0.045213021</text:p>
          </table:table-cell>
        </table:table-row>
        <table:table-row table:style-name="ro1">
          <table:table-cell office:value-type="string" calcext:value-type="string">
            <text:p>GO_0055085</text:p>
          </table:table-cell>
          <table:table-cell office:value-type="float" office:value="0.116010684779558" calcext:value-type="float">
            <text:p>0.1160106848</text:p>
          </table:table-cell>
          <table:table-cell office:value-type="float" office:value="-0.0089487408834441" calcext:value-type="float">
            <text:p>-0.0089487409</text:p>
          </table:table-cell>
          <table:table-cell table:formula="of:=SQRT( ( [.B$1]-[.B255]  )^2+([.C$1]-[.C255])^2)" office:value-type="float" office:value="0.0452811792703329" calcext:value-type="float">
            <text:p>0.0452811793</text:p>
          </table:table-cell>
        </table:table-row>
        <table:table-row table:style-name="ro1">
          <table:table-cell office:value-type="string" calcext:value-type="string">
            <text:p>GO_0006614</text:p>
          </table:table-cell>
          <table:table-cell office:value-type="float" office:value="0.11543211348686" calcext:value-type="float">
            <text:p>0.1154321135</text:p>
          </table:table-cell>
          <table:table-cell office:value-type="float" office:value="0.00199924997313603" calcext:value-type="float">
            <text:p>0.00199925</text:p>
          </table:table-cell>
          <table:table-cell table:formula="of:=SQRT( ( [.B$1]-[.B256]  )^2+([.C$1]-[.C256])^2)" office:value-type="float" office:value="0.045363431825973" calcext:value-type="float">
            <text:p>0.0453634318</text:p>
          </table:table-cell>
        </table:table-row>
        <table:table-row table:style-name="ro1">
          <table:table-cell office:value-type="string" calcext:value-type="string">
            <text:p>GO_0009396</text:p>
          </table:table-cell>
          <table:table-cell office:value-type="float" office:value="0.117345819753833" calcext:value-type="float">
            <text:p>0.1173458198</text:p>
          </table:table-cell>
          <table:table-cell office:value-type="float" office:value="-0.014962588459871" calcext:value-type="float">
            <text:p>-0.0149625885</text:p>
          </table:table-cell>
          <table:table-cell table:formula="of:=SQRT( ( [.B$1]-[.B257]  )^2+([.C$1]-[.C257])^2)" office:value-type="float" office:value="0.0453806861655801" calcext:value-type="float">
            <text:p>0.0453806862</text:p>
          </table:table-cell>
        </table:table-row>
        <table:table-row table:style-name="ro1">
          <table:table-cell office:value-type="string" calcext:value-type="string">
            <text:p>GO_0006633</text:p>
          </table:table-cell>
          <table:table-cell office:value-type="float" office:value="0.114841783110631" calcext:value-type="float">
            <text:p>0.1148417831</text:p>
          </table:table-cell>
          <table:table-cell office:value-type="float" office:value="-0.000938472106522965" calcext:value-type="float">
            <text:p>-0.0009384721</text:p>
          </table:table-cell>
          <table:table-cell table:formula="of:=SQRT( ( [.B$1]-[.B258]  )^2+([.C$1]-[.C258])^2)" office:value-type="float" office:value="0.0458259375676159" calcext:value-type="float">
            <text:p>0.0458259376</text:p>
          </table:table-cell>
        </table:table-row>
        <table:table-row table:style-name="ro1">
          <table:table-cell office:value-type="string" calcext:value-type="string">
            <text:p>GO_0010038</text:p>
          </table:table-cell>
          <table:table-cell office:value-type="float" office:value="0.114886496388033" calcext:value-type="float">
            <text:p>0.1148864964</text:p>
          </table:table-cell>
          <table:table-cell office:value-type="float" office:value="-0.00486525419505847" calcext:value-type="float">
            <text:p>-0.0048652542</text:p>
          </table:table-cell>
          <table:table-cell table:formula="of:=SQRT( ( [.B$1]-[.B259]  )^2+([.C$1]-[.C259])^2)" office:value-type="float" office:value="0.0459064344880019" calcext:value-type="float">
            <text:p>0.0459064345</text:p>
          </table:table-cell>
        </table:table-row>
        <table:table-row table:style-name="ro1">
          <table:table-cell office:value-type="string" calcext:value-type="string">
            <text:p>GO_0030001</text:p>
          </table:table-cell>
          <table:table-cell office:value-type="float" office:value="0.114835495953647" calcext:value-type="float">
            <text:p>0.114835496</text:p>
          </table:table-cell>
          <table:table-cell office:value-type="float" office:value="-0.00544050160106337" calcext:value-type="float">
            <text:p>-0.0054405016</text:p>
          </table:table-cell>
          <table:table-cell table:formula="of:=SQRT( ( [.B$1]-[.B260]  )^2+([.C$1]-[.C260])^2)" office:value-type="float" office:value="0.0460037421849917" calcext:value-type="float">
            <text:p>0.0460037422</text:p>
          </table:table-cell>
        </table:table-row>
        <table:table-row table:style-name="ro1">
          <table:table-cell office:value-type="string" calcext:value-type="string">
            <text:p>GO_0006064</text:p>
          </table:table-cell>
          <table:table-cell office:value-type="float" office:value="0.114064757242517" calcext:value-type="float">
            <text:p>0.1140647572</text:p>
          </table:table-cell>
          <table:table-cell office:value-type="float" office:value="0.000252438978826123" calcext:value-type="float">
            <text:p>0.000252439</text:p>
          </table:table-cell>
          <table:table-cell table:formula="of:=SQRT( ( [.B$1]-[.B261]  )^2+([.C$1]-[.C261])^2)" office:value-type="float" office:value="0.0466309447882375" calcext:value-type="float">
            <text:p>0.0466309448</text:p>
          </table:table-cell>
        </table:table-row>
        <table:table-row table:style-name="ro1">
          <table:table-cell office:value-type="string" calcext:value-type="string">
            <text:p>GO_0019370</text:p>
          </table:table-cell>
          <table:table-cell office:value-type="float" office:value="0.113846782191408" calcext:value-type="float">
            <text:p>0.1138467822</text:p>
          </table:table-cell>
          <table:table-cell office:value-type="float" office:value="-0.00700058664603642" calcext:value-type="float">
            <text:p>-0.0070005866</text:p>
          </table:table-cell>
          <table:table-cell table:formula="of:=SQRT( ( [.B$1]-[.B262]  )^2+([.C$1]-[.C262])^2)" office:value-type="float" office:value="0.0471472384730123" calcext:value-type="float">
            <text:p>0.0471472385</text:p>
          </table:table-cell>
        </table:table-row>
        <table:table-row table:style-name="ro1">
          <table:table-cell office:value-type="string" calcext:value-type="string">
            <text:p>GO_0015803</text:p>
          </table:table-cell>
          <table:table-cell office:value-type="float" office:value="0.15765415693438" calcext:value-type="float">
            <text:p>0.1576541569</text:p>
          </table:table-cell>
          <table:table-cell office:value-type="float" office:value="-0.049074190351818" calcext:value-type="float">
            <text:p>-0.0490741904</text:p>
          </table:table-cell>
          <table:table-cell table:formula="of:=SQRT( ( [.B$1]-[.B263]  )^2+([.C$1]-[.C263])^2)" office:value-type="float" office:value="0.0477291397791053" calcext:value-type="float">
            <text:p>0.0477291398</text:p>
          </table:table-cell>
        </table:table-row>
        <table:table-row table:style-name="ro1">
          <table:table-cell office:value-type="string" calcext:value-type="string">
            <text:p>GO_0006433</text:p>
          </table:table-cell>
          <table:table-cell office:value-type="float" office:value="0.112876231278589" calcext:value-type="float">
            <text:p>0.1128762313</text:p>
          </table:table-cell>
          <table:table-cell office:value-type="float" office:value="0.000612377222366763" calcext:value-type="float">
            <text:p>0.0006123772</text:p>
          </table:table-cell>
          <table:table-cell table:formula="of:=SQRT( ( [.B$1]-[.B264]  )^2+([.C$1]-[.C264])^2)" office:value-type="float" office:value="0.0478327996661911" calcext:value-type="float">
            <text:p>0.0478327997</text:p>
          </table:table-cell>
        </table:table-row>
        <table:table-row table:style-name="ro1">
          <table:table-cell office:value-type="string" calcext:value-type="string">
            <text:p>GO_0042916</text:p>
          </table:table-cell>
          <table:table-cell office:value-type="float" office:value="0.190537154643155" calcext:value-type="float">
            <text:p>0.1905371546</text:p>
          </table:table-cell>
          <table:table-cell office:value-type="float" office:value="-0.0392697572658256" calcext:value-type="float">
            <text:p>-0.0392697573</text:p>
          </table:table-cell>
          <table:table-cell table:formula="of:=SQRT( ( [.B$1]-[.B265]  )^2+([.C$1]-[.C265])^2)" office:value-type="float" office:value="0.0482019651690844" calcext:value-type="float">
            <text:p>0.0482019652</text:p>
          </table:table-cell>
        </table:table-row>
        <table:table-row table:style-name="ro1">
          <table:table-cell office:value-type="string" calcext:value-type="string">
            <text:p>GO_0019700</text:p>
          </table:table-cell>
          <table:table-cell office:value-type="float" office:value="0.190537154643155" calcext:value-type="float">
            <text:p>0.1905371546</text:p>
          </table:table-cell>
          <table:table-cell office:value-type="float" office:value="-0.0392697572658256" calcext:value-type="float">
            <text:p>-0.0392697573</text:p>
          </table:table-cell>
          <table:table-cell table:formula="of:=SQRT( ( [.B$1]-[.B266]  )^2+([.C$1]-[.C266])^2)" office:value-type="float" office:value="0.0482019651690844" calcext:value-type="float">
            <text:p>0.0482019652</text:p>
          </table:table-cell>
        </table:table-row>
        <table:table-row table:style-name="ro1">
          <table:table-cell office:value-type="string" calcext:value-type="string">
            <text:p>GO_0015672</text:p>
          </table:table-cell>
          <table:table-cell office:value-type="float" office:value="0.116399151573343" calcext:value-type="float">
            <text:p>0.1163991516</text:p>
          </table:table-cell>
          <table:table-cell office:value-type="float" office:value="-0.0210797633803334" calcext:value-type="float">
            <text:p>-0.0210797634</text:p>
          </table:table-cell>
          <table:table-cell table:formula="of:=SQRT( ( [.B$1]-[.B267]  )^2+([.C$1]-[.C267])^2)" office:value-type="float" office:value="0.0484270499764599" calcext:value-type="float">
            <text:p>0.04842705</text:p>
          </table:table-cell>
        </table:table-row>
        <table:table-row table:style-name="ro1">
          <table:table-cell office:value-type="string" calcext:value-type="string">
            <text:p>GO_0043461</text:p>
          </table:table-cell>
          <table:table-cell office:value-type="float" office:value="0.196246470786725" calcext:value-type="float">
            <text:p>0.1962464708</text:p>
          </table:table-cell>
          <table:table-cell office:value-type="float" office:value="-0.0350061887576249" calcext:value-type="float">
            <text:p>-0.0350061888</text:p>
          </table:table-cell>
          <table:table-cell table:formula="of:=SQRT( ( [.B$1]-[.B268]  )^2+([.C$1]-[.C268])^2)" office:value-type="float" office:value="0.0489154841500997" calcext:value-type="float">
            <text:p>0.0489154842</text:p>
          </table:table-cell>
        </table:table-row>
        <table:table-row table:style-name="ro1">
          <table:table-cell office:value-type="string" calcext:value-type="string">
            <text:p>GO_0009165</text:p>
          </table:table-cell>
          <table:table-cell office:value-type="float" office:value="0.112026336715793" calcext:value-type="float">
            <text:p>0.1120263367</text:p>
          </table:table-cell>
          <table:table-cell office:value-type="float" office:value="0.00819889208941548" calcext:value-type="float">
            <text:p>0.0081988921</text:p>
          </table:table-cell>
          <table:table-cell table:formula="of:=SQRT( ( [.B$1]-[.B269]  )^2+([.C$1]-[.C269])^2)" office:value-type="float" office:value="0.0495845486572256" calcext:value-type="float">
            <text:p>0.0495845487</text:p>
          </table:table-cell>
        </table:table-row>
        <table:table-row table:style-name="ro1">
          <table:table-cell office:value-type="string" calcext:value-type="string">
            <text:p>GO_0006099</text:p>
          </table:table-cell>
          <table:table-cell office:value-type="float" office:value="0.111010323195807" calcext:value-type="float">
            <text:p>0.1110103232</text:p>
          </table:table-cell>
          <table:table-cell office:value-type="float" office:value="0.00171791752968249" calcext:value-type="float">
            <text:p>0.0017179175</text:p>
          </table:table-cell>
          <table:table-cell table:formula="of:=SQRT( ( [.B$1]-[.B270]  )^2+([.C$1]-[.C270])^2)" office:value-type="float" office:value="0.0497549753681378" calcext:value-type="float">
            <text:p>0.0497549754</text:p>
          </table:table-cell>
        </table:table-row>
        <table:table-row table:style-name="ro1">
          <table:table-cell office:value-type="string" calcext:value-type="string">
            <text:p>GO_0030416</text:p>
          </table:table-cell>
          <table:table-cell office:value-type="float" office:value="0.110902742274787" calcext:value-type="float">
            <text:p>0.1109027423</text:p>
          </table:table-cell>
          <table:table-cell office:value-type="float" office:value="0.000291165956277731" calcext:value-type="float">
            <text:p>0.000291166</text:p>
          </table:table-cell>
          <table:table-cell table:formula="of:=SQRT( ( [.B$1]-[.B271]  )^2+([.C$1]-[.C271])^2)" office:value-type="float" office:value="0.0497923399416827" calcext:value-type="float">
            <text:p>0.0497923399</text:p>
          </table:table-cell>
        </table:table-row>
        <table:table-row table:style-name="ro1">
          <table:table-cell office:value-type="string" calcext:value-type="string">
            <text:p>GO_0006401</text:p>
          </table:table-cell>
          <table:table-cell office:value-type="float" office:value="0.111045044306797" calcext:value-type="float">
            <text:p>0.1110450443</text:p>
          </table:table-cell>
          <table:table-cell office:value-type="float" office:value="-0.00807017717878157" calcext:value-type="float">
            <text:p>-0.0080701772</text:p>
          </table:table-cell>
          <table:table-cell table:formula="of:=SQRT( ( [.B$1]-[.B272]  )^2+([.C$1]-[.C272])^2)" office:value-type="float" office:value="0.0500609162256009" calcext:value-type="float">
            <text:p>0.0500609162</text:p>
          </table:table-cell>
        </table:table-row>
        <table:table-row table:style-name="ro1">
          <table:table-cell office:value-type="string" calcext:value-type="string">
            <text:p>GO_0015074</text:p>
          </table:table-cell>
          <table:table-cell office:value-type="float" office:value="0.207035294637011" calcext:value-type="float">
            <text:p>0.2070352946</text:p>
          </table:table-cell>
          <table:table-cell office:value-type="float" office:value="-0.0206971675911864" calcext:value-type="float">
            <text:p>-0.0206971676</text:p>
          </table:table-cell>
          <table:table-cell table:formula="of:=SQRT( ( [.B$1]-[.B273]  )^2+([.C$1]-[.C273])^2)" office:value-type="float" office:value="0.0502099678351393" calcext:value-type="float">
            <text:p>0.0502099678</text:p>
          </table:table-cell>
        </table:table-row>
        <table:table-row table:style-name="ro1">
          <table:table-cell office:value-type="string" calcext:value-type="string">
            <text:p>GO_0071805</text:p>
          </table:table-cell>
          <table:table-cell office:value-type="float" office:value="0.202835669141313" calcext:value-type="float">
            <text:p>0.2028356691</text:p>
          </table:table-cell>
          <table:table-cell office:value-type="float" office:value="-0.0288349502933403" calcext:value-type="float">
            <text:p>-0.0288349503</text:p>
          </table:table-cell>
          <table:table-cell table:formula="of:=SQRT( ( [.B$1]-[.B274]  )^2+([.C$1]-[.C274])^2)" office:value-type="float" office:value="0.0502876207826718" calcext:value-type="float">
            <text:p>0.0502876208</text:p>
          </table:table-cell>
        </table:table-row>
        <table:table-row table:style-name="ro1">
          <table:table-cell office:value-type="string" calcext:value-type="string">
            <text:p>GO_0007049</text:p>
          </table:table-cell>
          <table:table-cell office:value-type="float" office:value="0.110360578181232" calcext:value-type="float">
            <text:p>0.1103605782</text:p>
          </table:table-cell>
          <table:table-cell office:value-type="float" office:value="-0.00587982203073688" calcext:value-type="float">
            <text:p>-0.005879822</text:p>
          </table:table-cell>
          <table:table-cell table:formula="of:=SQRT( ( [.B$1]-[.B275]  )^2+([.C$1]-[.C275])^2)" office:value-type="float" office:value="0.0504999346136117" calcext:value-type="float">
            <text:p>0.0504999346</text:p>
          </table:table-cell>
        </table:table-row>
        <table:table-row table:style-name="ro1">
          <table:table-cell office:value-type="string" calcext:value-type="string">
            <text:p>GO_0034258</text:p>
          </table:table-cell>
          <table:table-cell office:value-type="float" office:value="0.207753859605976" calcext:value-type="float">
            <text:p>0.2077538596</text:p>
          </table:table-cell>
          <table:table-cell office:value-type="float" office:value="-0.0200056850302768" calcext:value-type="float">
            <text:p>-0.020005685</text:p>
          </table:table-cell>
          <table:table-cell table:formula="of:=SQRT( ( [.B$1]-[.B276]  )^2+([.C$1]-[.C276])^2)" office:value-type="float" office:value="0.0506166344909759" calcext:value-type="float">
            <text:p>0.0506166345</text:p>
          </table:table-cell>
        </table:table-row>
        <table:table-row table:style-name="ro1">
          <table:table-cell office:value-type="string" calcext:value-type="string">
            <text:p>GO_0010468</text:p>
          </table:table-cell>
          <table:table-cell office:value-type="float" office:value="0.211293984392382" calcext:value-type="float">
            <text:p>0.2112939844</text:p>
          </table:table-cell>
          <table:table-cell office:value-type="float" office:value="-0.00390748542984075" calcext:value-type="float">
            <text:p>-0.0039074854</text:p>
          </table:table-cell>
          <table:table-cell table:formula="of:=SQRT( ( [.B$1]-[.B277]  )^2+([.C$1]-[.C277])^2)" office:value-type="float" office:value="0.0506890968672214" calcext:value-type="float">
            <text:p>0.0506890969</text:p>
          </table:table-cell>
        </table:table-row>
        <table:table-row table:style-name="ro1">
          <table:table-cell office:value-type="string" calcext:value-type="string">
            <text:p>GO_0042919</text:p>
          </table:table-cell>
          <table:table-cell office:value-type="float" office:value="0.203710027491842" calcext:value-type="float">
            <text:p>0.2037100275</text:p>
          </table:table-cell>
          <table:table-cell office:value-type="float" office:value="-0.0299871904695281" calcext:value-type="float">
            <text:p>-0.0299871905</text:p>
          </table:table-cell>
          <table:table-cell table:formula="of:=SQRT( ( [.B$1]-[.B278]  )^2+([.C$1]-[.C278])^2)" office:value-type="float" office:value="0.0516508706204949" calcext:value-type="float">
            <text:p>0.0516508706</text:p>
          </table:table-cell>
        </table:table-row>
        <table:table-row table:style-name="ro1">
          <table:table-cell office:value-type="string" calcext:value-type="string">
            <text:p>GO_0019363</text:p>
          </table:table-cell>
          <table:table-cell office:value-type="float" office:value="0.210517147156371" calcext:value-type="float">
            <text:p>0.2105171472</text:p>
          </table:table-cell>
          <table:table-cell office:value-type="float" office:value="-0.016322801649025" calcext:value-type="float">
            <text:p>-0.0163228016</text:p>
          </table:table-cell>
          <table:table-cell table:formula="of:=SQRT( ( [.B$1]-[.B279]  )^2+([.C$1]-[.C279])^2)" office:value-type="float" office:value="0.0520262782213446" calcext:value-type="float">
            <text:p>0.0520262782</text:p>
          </table:table-cell>
        </table:table-row>
        <table:table-row table:style-name="ro1">
          <table:table-cell office:value-type="string" calcext:value-type="string">
            <text:p>GO_0006742</text:p>
          </table:table-cell>
          <table:table-cell office:value-type="float" office:value="0.210517147156371" calcext:value-type="float">
            <text:p>0.2105171472</text:p>
          </table:table-cell>
          <table:table-cell office:value-type="float" office:value="-0.016322801649025" calcext:value-type="float">
            <text:p>-0.0163228016</text:p>
          </table:table-cell>
          <table:table-cell table:formula="of:=SQRT( ( [.B$1]-[.B280]  )^2+([.C$1]-[.C280])^2)" office:value-type="float" office:value="0.0520262782213446" calcext:value-type="float">
            <text:p>0.0520262782</text:p>
          </table:table-cell>
        </table:table-row>
        <table:table-row table:style-name="ro1">
          <table:table-cell office:value-type="string" calcext:value-type="string">
            <text:p>GO_0030255</text:p>
          </table:table-cell>
          <table:table-cell office:value-type="float" office:value="0.108264248661565" calcext:value-type="float">
            <text:p>0.1082642487</text:p>
          </table:table-cell>
          <table:table-cell office:value-type="float" office:value="-0.000837025943838255" calcext:value-type="float">
            <text:p>-0.0008370259</text:p>
          </table:table-cell>
          <table:table-cell table:formula="of:=SQRT( ( [.B$1]-[.B281]  )^2+([.C$1]-[.C281])^2)" office:value-type="float" office:value="0.0524041966764571" calcext:value-type="float">
            <text:p>0.0524041967</text:p>
          </table:table-cell>
        </table:table-row>
        <table:table-row table:style-name="ro1">
          <table:table-cell office:value-type="string" calcext:value-type="string">
            <text:p>GO_0006303</text:p>
          </table:table-cell>
          <table:table-cell office:value-type="float" office:value="0.109159016996945" calcext:value-type="float">
            <text:p>0.109159017</text:p>
          </table:table-cell>
          <table:table-cell office:value-type="float" office:value="0.00944563085357341" calcext:value-type="float">
            <text:p>0.0094456309</text:p>
          </table:table-cell>
          <table:table-cell table:formula="of:=SQRT( ( [.B$1]-[.B282]  )^2+([.C$1]-[.C282])^2)" office:value-type="float" office:value="0.0526437368544239" calcext:value-type="float">
            <text:p>0.0526437369</text:p>
          </table:table-cell>
        </table:table-row>
        <table:table-row table:style-name="ro1">
          <table:table-cell office:value-type="string" calcext:value-type="string">
            <text:p>GO_0006935</text:p>
          </table:table-cell>
          <table:table-cell office:value-type="float" office:value="0.108284908128355" calcext:value-type="float">
            <text:p>0.1082849081</text:p>
          </table:table-cell>
          <table:table-cell office:value-type="float" office:value="-0.00753865274848364" calcext:value-type="float">
            <text:p>-0.0075386527</text:p>
          </table:table-cell>
          <table:table-cell table:formula="of:=SQRT( ( [.B$1]-[.B283]  )^2+([.C$1]-[.C283])^2)" office:value-type="float" office:value="0.0527338946792153" calcext:value-type="float">
            <text:p>0.0527338947</text:p>
          </table:table-cell>
        </table:table-row>
        <table:table-row table:style-name="ro1">
          <table:table-cell office:value-type="string" calcext:value-type="string">
            <text:p>GO_0006379</text:p>
          </table:table-cell>
          <table:table-cell office:value-type="float" office:value="0.107170964382412" calcext:value-type="float">
            <text:p>0.1071709644</text:p>
          </table:table-cell>
          <table:table-cell office:value-type="float" office:value="-0.00439102151739082" calcext:value-type="float">
            <text:p>-0.0043910215</text:p>
          </table:table-cell>
          <table:table-cell table:formula="of:=SQRT( ( [.B$1]-[.B284]  )^2+([.C$1]-[.C284])^2)" office:value-type="float" office:value="0.053575340035187" calcext:value-type="float">
            <text:p>0.05357534</text:p>
          </table:table-cell>
        </table:table-row>
        <table:table-row table:style-name="ro1">
          <table:table-cell office:value-type="string" calcext:value-type="string">
            <text:p>GO_0006182</text:p>
          </table:table-cell>
          <table:table-cell office:value-type="float" office:value="0.114925173250362" calcext:value-type="float">
            <text:p>0.1149251733</text:p>
          </table:table-cell>
          <table:table-cell office:value-type="float" office:value="-0.0332904681336129" calcext:value-type="float">
            <text:p>-0.0332904681</text:p>
          </table:table-cell>
          <table:table-cell table:formula="of:=SQRT( ( [.B$1]-[.B285]  )^2+([.C$1]-[.C285])^2)" office:value-type="float" office:value="0.0557366564845049" calcext:value-type="float">
            <text:p>0.0557366565</text:p>
          </table:table-cell>
        </table:table-row>
        <table:table-row table:style-name="ro1">
          <table:table-cell office:value-type="string" calcext:value-type="string">
            <text:p>GO_0000160</text:p>
          </table:table-cell>
          <table:table-cell office:value-type="float" office:value="0.10497120275367" calcext:value-type="float">
            <text:p>0.1049712028</text:p>
          </table:table-cell>
          <table:table-cell office:value-type="float" office:value="-0.00410245197927458" calcext:value-type="float">
            <text:p>-0.004102452</text:p>
          </table:table-cell>
          <table:table-cell table:formula="of:=SQRT( ( [.B$1]-[.B286]  )^2+([.C$1]-[.C286])^2)" office:value-type="float" office:value="0.0557573702759908" calcext:value-type="float">
            <text:p>0.0557573703</text:p>
          </table:table-cell>
        </table:table-row>
        <table:table-row table:style-name="ro1">
          <table:table-cell office:value-type="string" calcext:value-type="string">
            <text:p>GO_0034229</text:p>
          </table:table-cell>
          <table:table-cell office:value-type="float" office:value="0.214140782894221" calcext:value-type="float">
            <text:p>0.2141407829</text:p>
          </table:table-cell>
          <table:table-cell office:value-type="float" office:value="-0.0183392471707578" calcext:value-type="float">
            <text:p>-0.0183392472</text:p>
          </table:table-cell>
          <table:table-cell table:formula="of:=SQRT( ( [.B$1]-[.B287]  )^2+([.C$1]-[.C287])^2)" office:value-type="float" office:value="0.0560824653474065" calcext:value-type="float">
            <text:p>0.0560824653</text:p>
          </table:table-cell>
        </table:table-row>
        <table:table-row table:style-name="ro1">
          <table:table-cell office:value-type="string" calcext:value-type="string">
            <text:p>GO_0006520</text:p>
          </table:table-cell>
          <table:table-cell office:value-type="float" office:value="0.106546565516512" calcext:value-type="float">
            <text:p>0.1065465655</text:p>
          </table:table-cell>
          <table:table-cell office:value-type="float" office:value="-0.0168290482736344" calcext:value-type="float">
            <text:p>-0.0168290483</text:p>
          </table:table-cell>
          <table:table-cell table:formula="of:=SQRT( ( [.B$1]-[.B288]  )^2+([.C$1]-[.C288])^2)" office:value-type="float" office:value="0.056263857972218" calcext:value-type="float">
            <text:p>0.056263858</text:p>
          </table:table-cell>
        </table:table-row>
        <table:table-row table:style-name="ro1">
          <table:table-cell office:value-type="string" calcext:value-type="string">
            <text:p>GO_0019670</text:p>
          </table:table-cell>
          <table:table-cell office:value-type="float" office:value="0.210146968502781" calcext:value-type="float">
            <text:p>0.2101469685</text:p>
          </table:table-cell>
          <table:table-cell office:value-type="float" office:value="-0.0288870041930902" calcext:value-type="float">
            <text:p>-0.0288870042</text:p>
          </table:table-cell>
          <table:table-cell table:formula="of:=SQRT( ( [.B$1]-[.B289]  )^2+([.C$1]-[.C289])^2)" office:value-type="float" office:value="0.0565844481014115" calcext:value-type="float">
            <text:p>0.0565844481</text:p>
          </table:table-cell>
        </table:table-row>
        <table:table-row table:style-name="ro1">
          <table:table-cell office:value-type="string" calcext:value-type="string">
            <text:p>GO_0015948</text:p>
          </table:table-cell>
          <table:table-cell office:value-type="float" office:value="0.106279880390463" calcext:value-type="float">
            <text:p>0.1062798804</text:p>
          </table:table-cell>
          <table:table-cell office:value-type="float" office:value="-0.0183523022025304" calcext:value-type="float">
            <text:p>-0.0183523022</text:p>
          </table:table-cell>
          <table:table-cell table:formula="of:=SQRT( ( [.B$1]-[.B290]  )^2+([.C$1]-[.C290])^2)" office:value-type="float" office:value="0.0569540236788536" calcext:value-type="float">
            <text:p>0.0569540237</text:p>
          </table:table-cell>
        </table:table-row>
        <table:table-row table:style-name="ro1">
          <table:table-cell office:value-type="string" calcext:value-type="string">
            <text:p>GO_0017003</text:p>
          </table:table-cell>
          <table:table-cell office:value-type="float" office:value="0.103649196140692" calcext:value-type="float">
            <text:p>0.1036491961</text:p>
          </table:table-cell>
          <table:table-cell office:value-type="float" office:value="-0.00733105182315898" calcext:value-type="float">
            <text:p>-0.0073310518</text:p>
          </table:table-cell>
          <table:table-cell table:formula="of:=SQRT( ( [.B$1]-[.B291]  )^2+([.C$1]-[.C291])^2)" office:value-type="float" office:value="0.0573193008746554" calcext:value-type="float">
            <text:p>0.0573193009</text:p>
          </table:table-cell>
        </table:table-row>
        <table:table-row table:style-name="ro1">
          <table:table-cell office:value-type="string" calcext:value-type="string">
            <text:p>GO_0016125</text:p>
          </table:table-cell>
          <table:table-cell office:value-type="float" office:value="0.218240511442151" calcext:value-type="float">
            <text:p>0.2182405114</text:p>
          </table:table-cell>
          <table:table-cell office:value-type="float" office:value="-0.00109907638424601" calcext:value-type="float">
            <text:p>-0.0010990764</text:p>
          </table:table-cell>
          <table:table-cell table:formula="of:=SQRT( ( [.B$1]-[.B292]  )^2+([.C$1]-[.C292])^2)" office:value-type="float" office:value="0.0575765464357783" calcext:value-type="float">
            <text:p>0.0575765464</text:p>
          </table:table-cell>
        </table:table-row>
        <table:table-row table:style-name="ro1">
          <table:table-cell office:value-type="string" calcext:value-type="string">
            <text:p>GO_0045493</text:p>
          </table:table-cell>
          <table:table-cell office:value-type="float" office:value="0.210066230032292" calcext:value-type="float">
            <text:p>0.21006623</text:p>
          </table:table-cell>
          <table:table-cell office:value-type="float" office:value="-0.0314524958544216" calcext:value-type="float">
            <text:p>-0.0314524959</text:p>
          </table:table-cell>
          <table:table-cell table:formula="of:=SQRT( ( [.B$1]-[.B293]  )^2+([.C$1]-[.C293])^2)" office:value-type="float" office:value="0.0578033510834679" calcext:value-type="float">
            <text:p>0.0578033511</text:p>
          </table:table-cell>
        </table:table-row>
        <table:table-row table:style-name="ro1">
          <table:table-cell office:value-type="string" calcext:value-type="string">
            <text:p>GO_0071555</text:p>
          </table:table-cell>
          <table:table-cell office:value-type="float" office:value="0.104117931928724" calcext:value-type="float">
            <text:p>0.1041179319</text:p>
          </table:table-cell>
          <table:table-cell office:value-type="float" office:value="0.013322842632183" calcext:value-type="float">
            <text:p>0.0133228426</text:p>
          </table:table-cell>
          <table:table-cell table:formula="of:=SQRT( ( [.B$1]-[.B294]  )^2+([.C$1]-[.C294])^2)" office:value-type="float" office:value="0.0584423887667134" calcext:value-type="float">
            <text:p>0.0584423888</text:p>
          </table:table-cell>
        </table:table-row>
        <table:table-row table:style-name="ro1">
          <table:table-cell office:value-type="string" calcext:value-type="string">
            <text:p>GO_0006221</text:p>
          </table:table-cell>
          <table:table-cell office:value-type="float" office:value="0.10245157233254" calcext:value-type="float">
            <text:p>0.1024515723</text:p>
          </table:table-cell>
          <table:table-cell office:value-type="float" office:value="0.00392693734285421" calcext:value-type="float">
            <text:p>0.0039269373</text:p>
          </table:table-cell>
          <table:table-cell table:formula="of:=SQRT( ( [.B$1]-[.B295]  )^2+([.C$1]-[.C295])^2)" office:value-type="float" office:value="0.0584602893481244" calcext:value-type="float">
            <text:p>0.0584602893</text:p>
          </table:table-cell>
        </table:table-row>
        <table:table-row table:style-name="ro1">
          <table:table-cell office:value-type="string" calcext:value-type="string">
            <text:p>GO_0017038</text:p>
          </table:table-cell>
          <table:table-cell office:value-type="float" office:value="0.102367571454951" calcext:value-type="float">
            <text:p>0.1023675715</text:p>
          </table:table-cell>
          <table:table-cell office:value-type="float" office:value="0.00745798914375182" calcext:value-type="float">
            <text:p>0.0074579891</text:p>
          </table:table-cell>
          <table:table-cell table:formula="of:=SQRT( ( [.B$1]-[.B296]  )^2+([.C$1]-[.C296])^2)" office:value-type="float" office:value="0.0589725648151937" calcext:value-type="float">
            <text:p>0.0589725648</text:p>
          </table:table-cell>
        </table:table-row>
        <table:table-row table:style-name="ro1">
          <table:table-cell office:value-type="string" calcext:value-type="string">
            <text:p>GO_0055114</text:p>
          </table:table-cell>
          <table:table-cell office:value-type="float" office:value="0.101976655841377" calcext:value-type="float">
            <text:p>0.1019766558</text:p>
          </table:table-cell>
          <table:table-cell office:value-type="float" office:value="-0.00830000685897711" calcext:value-type="float">
            <text:p>-0.0083000069</text:p>
          </table:table-cell>
          <table:table-cell table:formula="of:=SQRT( ( [.B$1]-[.B297]  )^2+([.C$1]-[.C297])^2)" office:value-type="float" office:value="0.0590878753370425" calcext:value-type="float">
            <text:p>0.0590878753</text:p>
          </table:table-cell>
        </table:table-row>
        <table:table-row table:style-name="ro1">
          <table:table-cell office:value-type="string" calcext:value-type="string">
            <text:p>GO_0051262</text:p>
          </table:table-cell>
          <table:table-cell office:value-type="float" office:value="0.101850828690034" calcext:value-type="float">
            <text:p>0.1018508287</text:p>
          </table:table-cell>
          <table:table-cell office:value-type="float" office:value="0.00685941568857725" calcext:value-type="float">
            <text:p>0.0068594157</text:p>
          </table:table-cell>
          <table:table-cell table:formula="of:=SQRT( ( [.B$1]-[.B298]  )^2+([.C$1]-[.C298])^2)" office:value-type="float" office:value="0.0593968509863689" calcext:value-type="float">
            <text:p>0.059396851</text:p>
          </table:table-cell>
        </table:table-row>
        <table:table-row table:style-name="ro1">
          <table:table-cell office:value-type="string" calcext:value-type="string">
            <text:p>GO_0006629</text:p>
          </table:table-cell>
          <table:table-cell office:value-type="float" office:value="0.100882677313131" calcext:value-type="float">
            <text:p>0.1008826773</text:p>
          </table:table-cell>
          <table:table-cell office:value-type="float" office:value="-0.00731779012486702" calcext:value-type="float">
            <text:p>-0.0073177901</text:p>
          </table:table-cell>
          <table:table-cell table:formula="of:=SQRT( ( [.B$1]-[.B299]  )^2+([.C$1]-[.C299])^2)" office:value-type="float" office:value="0.0600705440177837" calcext:value-type="float">
            <text:p>0.060070544</text:p>
          </table:table-cell>
        </table:table-row>
        <table:table-row table:style-name="ro1">
          <table:table-cell office:value-type="string" calcext:value-type="string">
            <text:p>GO_0010124</text:p>
          </table:table-cell>
          <table:table-cell office:value-type="float" office:value="0.108248271331627" calcext:value-type="float">
            <text:p>0.1082482713</text:p>
          </table:table-cell>
          <table:table-cell office:value-type="float" office:value="-0.0340064004988769" calcext:value-type="float">
            <text:p>-0.0340064005</text:p>
          </table:table-cell>
          <table:table-cell table:formula="of:=SQRT( ( [.B$1]-[.B300]  )^2+([.C$1]-[.C300])^2)" office:value-type="float" office:value="0.0617095956984874" calcext:value-type="float">
            <text:p>0.0617095957</text:p>
          </table:table-cell>
        </table:table-row>
        <table:table-row table:style-name="ro1">
          <table:table-cell office:value-type="string" calcext:value-type="string">
            <text:p>GO_0015694</text:p>
          </table:table-cell>
          <table:table-cell office:value-type="float" office:value="0.218640103471321" calcext:value-type="float">
            <text:p>0.2186401035</text:p>
          </table:table-cell>
          <table:table-cell office:value-type="float" office:value="-0.0244389201386341" calcext:value-type="float">
            <text:p>-0.0244389201</text:p>
          </table:table-cell>
          <table:table-cell table:formula="of:=SQRT( ( [.B$1]-[.B301]  )^2+([.C$1]-[.C301])^2)" office:value-type="float" office:value="0.0623703524148728" calcext:value-type="float">
            <text:p>0.0623703524</text:p>
          </table:table-cell>
        </table:table-row>
        <table:table-row table:style-name="ro1">
          <table:table-cell office:value-type="string" calcext:value-type="string">
            <text:p>GO_0015031</text:p>
          </table:table-cell>
          <table:table-cell office:value-type="float" office:value="0.098891293735493" calcext:value-type="float">
            <text:p>0.0988912937</text:p>
          </table:table-cell>
          <table:table-cell office:value-type="float" office:value="0.00934261743523194" calcext:value-type="float">
            <text:p>0.0093426174</text:p>
          </table:table-cell>
          <table:table-cell table:formula="of:=SQRT( ( [.B$1]-[.B302]  )^2+([.C$1]-[.C302])^2)" office:value-type="float" office:value="0.0627076939018248" calcext:value-type="float">
            <text:p>0.0627076939</text:p>
          </table:table-cell>
        </table:table-row>
        <table:table-row table:style-name="ro1">
          <table:table-cell office:value-type="string" calcext:value-type="string">
            <text:p>GO_0006810</text:p>
          </table:table-cell>
          <table:table-cell office:value-type="float" office:value="0.0979931158130043" calcext:value-type="float">
            <text:p>0.0979931158</text:p>
          </table:table-cell>
          <table:table-cell office:value-type="float" office:value="0.00365324127023269" calcext:value-type="float">
            <text:p>0.0036532413</text:p>
          </table:table-cell>
          <table:table-cell table:formula="of:=SQRT( ( [.B$1]-[.B303]  )^2+([.C$1]-[.C303])^2)" office:value-type="float" office:value="0.0628784871424815" calcext:value-type="float">
            <text:p>0.0628784871</text:p>
          </table:table-cell>
        </table:table-row>
        <table:table-row table:style-name="ro1">
          <table:table-cell office:value-type="string" calcext:value-type="string">
            <text:p>GO_0005975</text:p>
          </table:table-cell>
          <table:table-cell office:value-type="float" office:value="0.0976551229140949" calcext:value-type="float">
            <text:p>0.0976551229</text:p>
          </table:table-cell>
          <table:table-cell office:value-type="float" office:value="-0.00377742323700847" calcext:value-type="float">
            <text:p>-0.0037774232</text:p>
          </table:table-cell>
          <table:table-cell table:formula="of:=SQRT( ( [.B$1]-[.B304]  )^2+([.C$1]-[.C304])^2)" office:value-type="float" office:value="0.0630531878678724" calcext:value-type="float">
            <text:p>0.0630531879</text:p>
          </table:table-cell>
        </table:table-row>
        <table:table-row table:style-name="ro1">
          <table:table-cell office:value-type="string" calcext:value-type="string">
            <text:p>GO_0009103</text:p>
          </table:table-cell>
          <table:table-cell office:value-type="float" office:value="0.0997771464011151" calcext:value-type="float">
            <text:p>0.0997771464</text:p>
          </table:table-cell>
          <table:table-cell office:value-type="float" office:value="0.0149758344270468" calcext:value-type="float">
            <text:p>0.0149758344</text:p>
          </table:table-cell>
          <table:table-cell table:formula="of:=SQRT( ( [.B$1]-[.B305]  )^2+([.C$1]-[.C305])^2)" office:value-type="float" office:value="0.0630619604201269" calcext:value-type="float">
            <text:p>0.0630619604</text:p>
          </table:table-cell>
        </table:table-row>
        <table:table-row table:style-name="ro1">
          <table:table-cell office:value-type="string" calcext:value-type="string">
            <text:p>GO_0006270</text:p>
          </table:table-cell>
          <table:table-cell office:value-type="float" office:value="0.0975502622579302" calcext:value-type="float">
            <text:p>0.0975502623</text:p>
          </table:table-cell>
          <table:table-cell office:value-type="float" office:value="0.00285378876041493" calcext:value-type="float">
            <text:p>0.0028537888</text:p>
          </table:table-cell>
          <table:table-cell table:formula="of:=SQRT( ( [.B$1]-[.B306]  )^2+([.C$1]-[.C306])^2)" office:value-type="float" office:value="0.0632606079465539" calcext:value-type="float">
            <text:p>0.0632606079</text:p>
          </table:table-cell>
        </table:table-row>
        <table:table-row table:style-name="ro1">
          <table:table-cell office:value-type="string" calcext:value-type="string">
            <text:p>GO_0000103</text:p>
          </table:table-cell>
          <table:table-cell office:value-type="float" office:value="0.0975262725005114" calcext:value-type="float">
            <text:p>0.0975262725</text:p>
          </table:table-cell>
          <table:table-cell office:value-type="float" office:value="0.00517831669818871" calcext:value-type="float">
            <text:p>0.0051783167</text:p>
          </table:table-cell>
          <table:table-cell table:formula="of:=SQRT( ( [.B$1]-[.B307]  )^2+([.C$1]-[.C307])^2)" office:value-type="float" office:value="0.0634846383368536" calcext:value-type="float">
            <text:p>0.0634846383</text:p>
          </table:table-cell>
        </table:table-row>
        <table:table-row table:style-name="ro1">
          <table:table-cell office:value-type="string" calcext:value-type="string">
            <text:p>GO_0009166</text:p>
          </table:table-cell>
          <table:table-cell office:value-type="float" office:value="0.0978984411861321" calcext:value-type="float">
            <text:p>0.0978984412</text:p>
          </table:table-cell>
          <table:table-cell office:value-type="float" office:value="0.008624505749203" calcext:value-type="float">
            <text:p>0.0086245057</text:p>
          </table:table-cell>
          <table:table-cell table:formula="of:=SQRT( ( [.B$1]-[.B308]  )^2+([.C$1]-[.C308])^2)" office:value-type="float" office:value="0.0635683429545416" calcext:value-type="float">
            <text:p>0.063568343</text:p>
          </table:table-cell>
        </table:table-row>
        <table:table-row table:style-name="ro1">
          <table:table-cell office:value-type="string" calcext:value-type="string">
            <text:p>GO_0046439</text:p>
          </table:table-cell>
          <table:table-cell office:value-type="float" office:value="0.100145811099373" calcext:value-type="float">
            <text:p>0.1001458111</text:p>
          </table:table-cell>
          <table:table-cell office:value-type="float" office:value="-0.0214709422066412" calcext:value-type="float">
            <text:p>-0.0214709422</text:p>
          </table:table-cell>
          <table:table-cell table:formula="of:=SQRT( ( [.B$1]-[.B309]  )^2+([.C$1]-[.C309])^2)" office:value-type="float" office:value="0.0637479685967886" calcext:value-type="float">
            <text:p>0.0637479686</text:p>
          </table:table-cell>
        </table:table-row>
        <table:table-row table:style-name="ro1">
          <table:table-cell office:value-type="string" calcext:value-type="string">
            <text:p>GO_0008272</text:p>
          </table:table-cell>
          <table:table-cell office:value-type="float" office:value="0.0963380032673695" calcext:value-type="float">
            <text:p>0.0963380033</text:p>
          </table:table-cell>
          <table:table-cell office:value-type="float" office:value="-0.00703813195584178" calcext:value-type="float">
            <text:p>-0.007038132</text:p>
          </table:table-cell>
          <table:table-cell table:formula="of:=SQRT( ( [.B$1]-[.B310]  )^2+([.C$1]-[.C310])^2)" office:value-type="float" office:value="0.0645700949314975" calcext:value-type="float">
            <text:p>0.0645700949</text:p>
          </table:table-cell>
        </table:table-row>
        <table:table-row table:style-name="ro1">
          <table:table-cell office:value-type="string" calcext:value-type="string">
            <text:p>GO_0015774</text:p>
          </table:table-cell>
          <table:table-cell office:value-type="float" office:value="0.0960132854214567" calcext:value-type="float">
            <text:p>0.0960132854</text:p>
          </table:table-cell>
          <table:table-cell office:value-type="float" office:value="0.00737207508952171" calcext:value-type="float">
            <text:p>0.0073720751</text:p>
          </table:table-cell>
          <table:table-cell table:formula="of:=SQRT( ( [.B$1]-[.B311]  )^2+([.C$1]-[.C311])^2)" office:value-type="float" office:value="0.0652494869259103" calcext:value-type="float">
            <text:p>0.0652494869</text:p>
          </table:table-cell>
        </table:table-row>
        <table:table-row table:style-name="ro1">
          <table:table-cell office:value-type="string" calcext:value-type="string">
            <text:p>GO_0015716</text:p>
          </table:table-cell>
          <table:table-cell office:value-type="float" office:value="0.1975383418153" calcext:value-type="float">
            <text:p>0.1975383418</text:p>
          </table:table-cell>
          <table:table-cell office:value-type="float" office:value="-0.0568459241429163" calcext:value-type="float">
            <text:p>-0.0568459241</text:p>
          </table:table-cell>
          <table:table-cell table:formula="of:=SQRT( ( [.B$1]-[.B312]  )^2+([.C$1]-[.C312])^2)" office:value-type="float" office:value="0.0665541102629513" calcext:value-type="float">
            <text:p>0.0665541103</text:p>
          </table:table-cell>
        </table:table-row>
        <table:table-row table:style-name="ro1">
          <table:table-cell office:value-type="string" calcext:value-type="string">
            <text:p>GO_0045040</text:p>
          </table:table-cell>
          <table:table-cell office:value-type="float" office:value="0.198952296639769" calcext:value-type="float">
            <text:p>0.1989522966</text:p>
          </table:table-cell>
          <table:table-cell office:value-type="float" office:value="-0.0569037270838235" calcext:value-type="float">
            <text:p>-0.0569037271</text:p>
          </table:table-cell>
          <table:table-cell table:formula="of:=SQRT( ( [.B$1]-[.B313]  )^2+([.C$1]-[.C313])^2)" office:value-type="float" office:value="0.0673953410133471" calcext:value-type="float">
            <text:p>0.067395341</text:p>
          </table:table-cell>
        </table:table-row>
        <table:table-row table:style-name="ro1">
          <table:table-cell office:value-type="string" calcext:value-type="string">
            <text:p>GO_0061136</text:p>
          </table:table-cell>
          <table:table-cell office:value-type="float" office:value="0.218630991132746" calcext:value-type="float">
            <text:p>0.2186309911</text:p>
          </table:table-cell>
          <table:table-cell office:value-type="float" office:value="-0.0361823926053837" calcext:value-type="float">
            <text:p>-0.0361823926</text:p>
          </table:table-cell>
          <table:table-cell table:formula="of:=SQRT( ( [.B$1]-[.B314]  )^2+([.C$1]-[.C314])^2)" office:value-type="float" office:value="0.0675802140765712" calcext:value-type="float">
            <text:p>0.0675802141</text:p>
          </table:table-cell>
        </table:table-row>
        <table:table-row table:style-name="ro1">
          <table:table-cell office:value-type="string" calcext:value-type="string">
            <text:p>GO_0006468</text:p>
          </table:table-cell>
          <table:table-cell office:value-type="float" office:value="0.0946233000492543" calcext:value-type="float">
            <text:p>0.0946233</text:p>
          </table:table-cell>
          <table:table-cell office:value-type="float" office:value="-0.0173800020036377" calcext:value-type="float">
            <text:p>-0.017380002</text:p>
          </table:table-cell>
          <table:table-cell table:formula="of:=SQRT( ( [.B$1]-[.B315]  )^2+([.C$1]-[.C315])^2)" office:value-type="float" office:value="0.067938082375066" calcext:value-type="float">
            <text:p>0.0679380824</text:p>
          </table:table-cell>
        </table:table-row>
        <table:table-row table:style-name="ro1">
          <table:table-cell office:value-type="string" calcext:value-type="string">
            <text:p>GO_0006323</text:p>
          </table:table-cell>
          <table:table-cell office:value-type="float" office:value="0.228404880752423" calcext:value-type="float">
            <text:p>0.2284048808</text:p>
          </table:table-cell>
          <table:table-cell office:value-type="float" office:value="-0.0144251722385213" calcext:value-type="float">
            <text:p>-0.0144251722</text:p>
          </table:table-cell>
          <table:table-cell table:formula="of:=SQRT( ( [.B$1]-[.B316]  )^2+([.C$1]-[.C316])^2)" office:value-type="float" office:value="0.0689732318580123" calcext:value-type="float">
            <text:p>0.0689732319</text:p>
          </table:table-cell>
        </table:table-row>
        <table:table-row table:style-name="ro1">
          <table:table-cell office:value-type="string" calcext:value-type="string">
            <text:p>GO_0006097</text:p>
          </table:table-cell>
          <table:table-cell office:value-type="float" office:value="0.0932832455595256" calcext:value-type="float">
            <text:p>0.0932832456</text:p>
          </table:table-cell>
          <table:table-cell office:value-type="float" office:value="-0.017477406005728" calcext:value-type="float">
            <text:p>-0.017477406</text:p>
          </table:table-cell>
          <table:table-cell table:formula="of:=SQRT( ( [.B$1]-[.B317]  )^2+([.C$1]-[.C317])^2)" office:value-type="float" office:value="0.0692639327159544" calcext:value-type="float">
            <text:p>0.0692639327</text:p>
          </table:table-cell>
        </table:table-row>
        <table:table-row table:style-name="ro1">
          <table:table-cell office:value-type="string" calcext:value-type="string">
            <text:p>GO_0006535</text:p>
          </table:table-cell>
          <table:table-cell office:value-type="float" office:value="0.090601861244711" calcext:value-type="float">
            <text:p>0.0906018612</text:p>
          </table:table-cell>
          <table:table-cell office:value-type="float" office:value="0.00472195339518165" calcext:value-type="float">
            <text:p>0.0047219534</text:p>
          </table:table-cell>
          <table:table-cell table:formula="of:=SQRT( ( [.B$1]-[.B318]  )^2+([.C$1]-[.C318])^2)" office:value-type="float" office:value="0.070333568907531" calcext:value-type="float">
            <text:p>0.0703335689</text:p>
          </table:table-cell>
        </table:table-row>
        <table:table-row table:style-name="ro1">
          <table:table-cell office:value-type="string" calcext:value-type="string">
            <text:p>GO_0030153</text:p>
          </table:table-cell>
          <table:table-cell office:value-type="float" office:value="0.0901080583836389" calcext:value-type="float">
            <text:p>0.0901080584</text:p>
          </table:table-cell>
          <table:table-cell office:value-type="float" office:value="-0.00447706325007846" calcext:value-type="float">
            <text:p>-0.0044770633</text:p>
          </table:table-cell>
          <table:table-cell table:formula="of:=SQRT( ( [.B$1]-[.B319]  )^2+([.C$1]-[.C319])^2)" office:value-type="float" office:value="0.070622245623216" calcext:value-type="float">
            <text:p>0.0706222456</text:p>
          </table:table-cell>
        </table:table-row>
        <table:table-row table:style-name="ro1">
          <table:table-cell office:value-type="string" calcext:value-type="string">
            <text:p>GO_0002128</text:p>
          </table:table-cell>
          <table:table-cell office:value-type="float" office:value="0.229768638383588" calcext:value-type="float">
            <text:p>0.2297686384</text:p>
          </table:table-cell>
          <table:table-cell office:value-type="float" office:value="-0.0176438409408245" calcext:value-type="float">
            <text:p>-0.0176438409</text:p>
          </table:table-cell>
          <table:table-cell table:formula="of:=SQRT( ( [.B$1]-[.B320]  )^2+([.C$1]-[.C320])^2)" office:value-type="float" office:value="0.070978005323244" calcext:value-type="float">
            <text:p>0.0709780053</text:p>
          </table:table-cell>
        </table:table-row>
        <table:table-row table:style-name="ro1">
          <table:table-cell office:value-type="string" calcext:value-type="string">
            <text:p>GO_0030261</text:p>
          </table:table-cell>
          <table:table-cell office:value-type="float" office:value="0.114473846350226" calcext:value-type="float">
            <text:p>0.1144738464</text:p>
          </table:table-cell>
          <table:table-cell office:value-type="float" office:value="0.0541116646658472" calcext:value-type="float">
            <text:p>0.0541116647</text:p>
          </table:table-cell>
          <table:table-cell table:formula="of:=SQRT( ( [.B$1]-[.B321]  )^2+([.C$1]-[.C321])^2)" office:value-type="float" office:value="0.0722469366980672" calcext:value-type="float">
            <text:p>0.0722469367</text:p>
          </table:table-cell>
        </table:table-row>
        <table:table-row table:style-name="ro1">
          <table:table-cell office:value-type="string" calcext:value-type="string">
            <text:p>GO_0006570</text:p>
          </table:table-cell>
          <table:table-cell office:value-type="float" office:value="0.0900770788290906" calcext:value-type="float">
            <text:p>0.0900770788</text:p>
          </table:table-cell>
          <table:table-cell office:value-type="float" office:value="-0.0277649614429392" calcext:value-type="float">
            <text:p>-0.0277649614</text:p>
          </table:table-cell>
          <table:table-cell table:formula="of:=SQRT( ( [.B$1]-[.B322]  )^2+([.C$1]-[.C322])^2)" office:value-type="float" office:value="0.075336903114841" calcext:value-type="float">
            <text:p>0.0753369031</text:p>
          </table:table-cell>
        </table:table-row>
        <table:table-row table:style-name="ro1">
          <table:table-cell office:value-type="string" calcext:value-type="string">
            <text:p>GO_0006559</text:p>
          </table:table-cell>
          <table:table-cell office:value-type="float" office:value="0.0900770788290906" calcext:value-type="float">
            <text:p>0.0900770788</text:p>
          </table:table-cell>
          <table:table-cell office:value-type="float" office:value="-0.0277649614429392" calcext:value-type="float">
            <text:p>-0.0277649614</text:p>
          </table:table-cell>
          <table:table-cell table:formula="of:=SQRT( ( [.B$1]-[.B323]  )^2+([.C$1]-[.C323])^2)" office:value-type="float" office:value="0.075336903114841" calcext:value-type="float">
            <text:p>0.0753369031</text:p>
          </table:table-cell>
        </table:table-row>
        <table:table-row table:style-name="ro1">
          <table:table-cell office:value-type="string" calcext:value-type="string">
            <text:p>GO_0000902</text:p>
          </table:table-cell>
          <table:table-cell office:value-type="float" office:value="0.0867059242237185" calcext:value-type="float">
            <text:p>0.0867059242</text:p>
          </table:table-cell>
          <table:table-cell office:value-type="float" office:value="0.0145299636260796" calcext:value-type="float">
            <text:p>0.0145299636</text:p>
          </table:table-cell>
          <table:table-cell table:formula="of:=SQRT( ( [.B$1]-[.B324]  )^2+([.C$1]-[.C324])^2)" office:value-type="float" office:value="0.0756636266236542" calcext:value-type="float">
            <text:p>0.0756636266</text:p>
          </table:table-cell>
        </table:table-row>
        <table:table-row table:style-name="ro1">
          <table:table-cell office:value-type="string" calcext:value-type="string">
            <text:p>GO_0019299</text:p>
          </table:table-cell>
          <table:table-cell office:value-type="float" office:value="0.0847615849070596" calcext:value-type="float">
            <text:p>0.0847615849</text:p>
          </table:table-cell>
          <table:table-cell office:value-type="float" office:value="-0.000201031852722598" calcext:value-type="float">
            <text:p>-0.0002010319</text:p>
          </table:table-cell>
          <table:table-cell table:formula="of:=SQRT( ( [.B$1]-[.B325]  )^2+([.C$1]-[.C325])^2)" office:value-type="float" office:value="0.0759135030045051" calcext:value-type="float">
            <text:p>0.075913503</text:p>
          </table:table-cell>
        </table:table-row>
        <table:table-row table:style-name="ro1">
          <table:table-cell office:value-type="string" calcext:value-type="string">
            <text:p>GO_0019748</text:p>
          </table:table-cell>
          <table:table-cell office:value-type="float" office:value="0.234414119977892" calcext:value-type="float">
            <text:p>0.23441412</text:p>
          </table:table-cell>
          <table:table-cell office:value-type="float" office:value="-0.0256271154191373" calcext:value-type="float">
            <text:p>-0.0256271154</text:p>
          </table:table-cell>
          <table:table-cell table:formula="of:=SQRT( ( [.B$1]-[.B326]  )^2+([.C$1]-[.C326])^2)" office:value-type="float" office:value="0.077614094667755" calcext:value-type="float">
            <text:p>0.0776140947</text:p>
          </table:table-cell>
        </table:table-row>
        <table:table-row table:style-name="ro1">
          <table:table-cell office:value-type="string" calcext:value-type="string">
            <text:p>GO_0009159</text:p>
          </table:table-cell>
          <table:table-cell office:value-type="float" office:value="0.0852643695290015" calcext:value-type="float">
            <text:p>0.0852643695</text:p>
          </table:table-cell>
          <table:table-cell office:value-type="float" office:value="-0.0202232673229534" calcext:value-type="float">
            <text:p>-0.0202232673</text:p>
          </table:table-cell>
          <table:table-cell table:formula="of:=SQRT( ( [.B$1]-[.B327]  )^2+([.C$1]-[.C327])^2)" office:value-type="float" office:value="0.077704944261223" calcext:value-type="float">
            <text:p>0.0777049443</text:p>
          </table:table-cell>
        </table:table-row>
        <table:table-row table:style-name="ro1">
          <table:table-cell office:value-type="string" calcext:value-type="string">
            <text:p>GO_0000921</text:p>
          </table:table-cell>
          <table:table-cell office:value-type="float" office:value="0.235666904111588" calcext:value-type="float">
            <text:p>0.2356669041</text:p>
          </table:table-cell>
          <table:table-cell office:value-type="float" office:value="-0.0268708229138585" calcext:value-type="float">
            <text:p>-0.0268708229</text:p>
          </table:table-cell>
          <table:table-cell table:formula="of:=SQRT( ( [.B$1]-[.B328]  )^2+([.C$1]-[.C328])^2)" office:value-type="float" office:value="0.0791960264697793" calcext:value-type="float">
            <text:p>0.0791960265</text:p>
          </table:table-cell>
        </table:table-row>
        <table:table-row table:style-name="ro1">
          <table:table-cell office:value-type="string" calcext:value-type="string">
            <text:p>GO_0006011</text:p>
          </table:table-cell>
          <table:table-cell office:value-type="float" office:value="0.235666904111588" calcext:value-type="float">
            <text:p>0.2356669041</text:p>
          </table:table-cell>
          <table:table-cell office:value-type="float" office:value="-0.0268708229138585" calcext:value-type="float">
            <text:p>-0.0268708229</text:p>
          </table:table-cell>
          <table:table-cell table:formula="of:=SQRT( ( [.B$1]-[.B329]  )^2+([.C$1]-[.C329])^2)" office:value-type="float" office:value="0.0791960264697793" calcext:value-type="float">
            <text:p>0.0791960265</text:p>
          </table:table-cell>
        </table:table-row>
        <table:table-row table:style-name="ro1">
          <table:table-cell office:value-type="string" calcext:value-type="string">
            <text:p>GO_0019290</text:p>
          </table:table-cell>
          <table:table-cell office:value-type="float" office:value="0.240135755696258" calcext:value-type="float">
            <text:p>0.2401357557</text:p>
          </table:table-cell>
          <table:table-cell office:value-type="float" office:value="-0.00772236544211516" calcext:value-type="float">
            <text:p>-0.0077223654</text:p>
          </table:table-cell>
          <table:table-cell table:formula="of:=SQRT( ( [.B$1]-[.B330]  )^2+([.C$1]-[.C330])^2)" office:value-type="float" office:value="0.0797187038115129" calcext:value-type="float">
            <text:p>0.0797187038</text:p>
          </table:table-cell>
        </table:table-row>
        <table:table-row table:style-name="ro1">
          <table:table-cell office:value-type="string" calcext:value-type="string">
            <text:p>GO_0030328</text:p>
          </table:table-cell>
          <table:table-cell office:value-type="float" office:value="0.0892423172389815" calcext:value-type="float">
            <text:p>0.0892423172</text:p>
          </table:table-cell>
          <table:table-cell office:value-type="float" office:value="0.0340229460642961" calcext:value-type="float">
            <text:p>0.0340229461</text:p>
          </table:table-cell>
          <table:table-cell table:formula="of:=SQRT( ( [.B$1]-[.B331]  )^2+([.C$1]-[.C331])^2)" office:value-type="float" office:value="0.0797422364693361" calcext:value-type="float">
            <text:p>0.0797422365</text:p>
          </table:table-cell>
        </table:table-row>
        <table:table-row table:style-name="ro1">
          <table:table-cell office:value-type="string" calcext:value-type="string">
            <text:p>GO_0071107</text:p>
          </table:table-cell>
          <table:table-cell office:value-type="float" office:value="0.239139874338128" calcext:value-type="float">
            <text:p>0.2391398743</text:p>
          </table:table-cell>
          <table:table-cell office:value-type="float" office:value="-0.0171865780621703" calcext:value-type="float">
            <text:p>-0.0171865781</text:p>
          </table:table-cell>
          <table:table-cell table:formula="of:=SQRT( ( [.B$1]-[.B332]  )^2+([.C$1]-[.C332])^2)" office:value-type="float" office:value="0.0800391225050371" calcext:value-type="float">
            <text:p>0.0800391225</text:p>
          </table:table-cell>
        </table:table-row>
        <table:table-row table:style-name="ro1">
          <table:table-cell office:value-type="string" calcext:value-type="string">
            <text:p>GO_0009404</text:p>
          </table:table-cell>
          <table:table-cell office:value-type="float" office:value="0.239139874338128" calcext:value-type="float">
            <text:p>0.2391398743</text:p>
          </table:table-cell>
          <table:table-cell office:value-type="float" office:value="-0.0171865780621703" calcext:value-type="float">
            <text:p>-0.0171865781</text:p>
          </table:table-cell>
          <table:table-cell table:formula="of:=SQRT( ( [.B$1]-[.B333]  )^2+([.C$1]-[.C333])^2)" office:value-type="float" office:value="0.0800391225050371" calcext:value-type="float">
            <text:p>0.0800391225</text:p>
          </table:table-cell>
        </table:table-row>
        <table:table-row table:style-name="ro1">
          <table:table-cell office:value-type="string" calcext:value-type="string">
            <text:p>GO_0016042</text:p>
          </table:table-cell>
          <table:table-cell office:value-type="float" office:value="0.0905895204449592" calcext:value-type="float">
            <text:p>0.0905895204</text:p>
          </table:table-cell>
          <table:table-cell office:value-type="float" office:value="0.0380888837779848" calcext:value-type="float">
            <text:p>0.0380888838</text:p>
          </table:table-cell>
          <table:table-cell table:formula="of:=SQRT( ( [.B$1]-[.B334]  )^2+([.C$1]-[.C334])^2)" office:value-type="float" office:value="0.0804556434170759" calcext:value-type="float">
            <text:p>0.0804556434</text:p>
          </table:table-cell>
        </table:table-row>
        <table:table-row table:style-name="ro1">
          <table:table-cell office:value-type="string" calcext:value-type="string">
            <text:p>GO_0009758</text:p>
          </table:table-cell>
          <table:table-cell office:value-type="float" office:value="0.240297531080307" calcext:value-type="float">
            <text:p>0.2402975311</text:p>
          </table:table-cell>
          <table:table-cell office:value-type="float" office:value="-0.0139584964449409" calcext:value-type="float">
            <text:p>-0.0139584964</text:p>
          </table:table-cell>
          <table:table-cell table:formula="of:=SQRT( ( [.B$1]-[.B335]  )^2+([.C$1]-[.C335])^2)" office:value-type="float" office:value="0.0806105081603827" calcext:value-type="float">
            <text:p>0.0806105082</text:p>
          </table:table-cell>
        </table:table-row>
        <table:table-row table:style-name="ro1">
          <table:table-cell office:value-type="string" calcext:value-type="string">
            <text:p>GO_0006508</text:p>
          </table:table-cell>
          <table:table-cell office:value-type="float" office:value="0.0790703245436276" calcext:value-type="float">
            <text:p>0.0790703245</text:p>
          </table:table-cell>
          <table:table-cell office:value-type="float" office:value="-0.00669740479388066" calcext:value-type="float">
            <text:p>-0.0066974048</text:p>
          </table:table-cell>
          <table:table-cell table:formula="of:=SQRT( ( [.B$1]-[.B336]  )^2+([.C$1]-[.C336])^2)" office:value-type="float" office:value="0.0817638437693885" calcext:value-type="float">
            <text:p>0.0817638438</text:p>
          </table:table-cell>
        </table:table-row>
        <table:table-row table:style-name="ro1">
          <table:table-cell office:value-type="string" calcext:value-type="string">
            <text:p>GO_0046782</text:p>
          </table:table-cell>
          <table:table-cell office:value-type="float" office:value="0.240794571092342" calcext:value-type="float">
            <text:p>0.2407945711</text:p>
          </table:table-cell>
          <table:table-cell office:value-type="float" office:value="-0.0189634839293199" calcext:value-type="float">
            <text:p>-0.0189634839</text:p>
          </table:table-cell>
          <table:table-cell table:formula="of:=SQRT( ( [.B$1]-[.B337]  )^2+([.C$1]-[.C337])^2)" office:value-type="float" office:value="0.0820232946065391" calcext:value-type="float">
            <text:p>0.0820232946</text:p>
          </table:table-cell>
        </table:table-row>
        <table:table-row table:style-name="ro1">
          <table:table-cell office:value-type="string" calcext:value-type="string">
            <text:p>GO_0046413</text:p>
          </table:table-cell>
          <table:table-cell office:value-type="float" office:value="0.241307236008111" calcext:value-type="float">
            <text:p>0.241307236</text:p>
          </table:table-cell>
          <table:table-cell office:value-type="float" office:value="-0.0166135735653805" calcext:value-type="float">
            <text:p>-0.0166135736</text:p>
          </table:table-cell>
          <table:table-cell table:formula="of:=SQRT( ( [.B$1]-[.B338]  )^2+([.C$1]-[.C338])^2)" office:value-type="float" office:value="0.0820573476546005" calcext:value-type="float">
            <text:p>0.0820573477</text:p>
          </table:table-cell>
        </table:table-row>
        <table:table-row table:style-name="ro1">
          <table:table-cell office:value-type="string" calcext:value-type="string">
            <text:p>GO_0000746</text:p>
          </table:table-cell>
          <table:table-cell office:value-type="float" office:value="0.0908659569532168" calcext:value-type="float">
            <text:p>0.090865957</text:p>
          </table:table-cell>
          <table:table-cell office:value-type="float" office:value="-0.0446613695556672" calcext:value-type="float">
            <text:p>-0.0446613696</text:p>
          </table:table-cell>
          <table:table-cell table:formula="of:=SQRT( ( [.B$1]-[.B339]  )^2+([.C$1]-[.C339])^2)" office:value-type="float" office:value="0.0820973832217533" calcext:value-type="float">
            <text:p>0.0820973832</text:p>
          </table:table-cell>
        </table:table-row>
        <table:table-row table:style-name="ro1">
          <table:table-cell office:value-type="string" calcext:value-type="string">
            <text:p>GO_0019083</text:p>
          </table:table-cell>
          <table:table-cell office:value-type="float" office:value="0.242612844564667" calcext:value-type="float">
            <text:p>0.2426128446</text:p>
          </table:table-cell>
          <table:table-cell office:value-type="float" office:value="-0.0075023332104821" calcext:value-type="float">
            <text:p>-0.0075023332</text:p>
          </table:table-cell>
          <table:table-cell table:formula="of:=SQRT( ( [.B$1]-[.B340]  )^2+([.C$1]-[.C340])^2)" office:value-type="float" office:value="0.0821717950104188" calcext:value-type="float">
            <text:p>0.082171795</text:p>
          </table:table-cell>
        </table:table-row>
        <table:table-row table:style-name="ro1">
          <table:table-cell office:value-type="string" calcext:value-type="string">
            <text:p>GO_0042546</text:p>
          </table:table-cell>
          <table:table-cell office:value-type="float" office:value="0.242063746344345" calcext:value-type="float">
            <text:p>0.2420637463</text:p>
          </table:table-cell>
          <table:table-cell office:value-type="float" office:value="-0.0146255666339587" calcext:value-type="float">
            <text:p>-0.0146255666</text:p>
          </table:table-cell>
          <table:table-cell table:formula="of:=SQRT( ( [.B$1]-[.B341]  )^2+([.C$1]-[.C341])^2)" office:value-type="float" office:value="0.0824597858588651" calcext:value-type="float">
            <text:p>0.0824597859</text:p>
          </table:table-cell>
        </table:table-row>
        <table:table-row table:style-name="ro1">
          <table:table-cell office:value-type="string" calcext:value-type="string">
            <text:p>GO_0070206</text:p>
          </table:table-cell>
          <table:table-cell office:value-type="float" office:value="0.0809984923537014" calcext:value-type="float">
            <text:p>0.0809984924</text:p>
          </table:table-cell>
          <table:table-cell office:value-type="float" office:value="0.0212797635549627" calcext:value-type="float">
            <text:p>0.0212797636</text:p>
          </table:table-cell>
          <table:table-cell table:formula="of:=SQRT( ( [.B$1]-[.B342]  )^2+([.C$1]-[.C342])^2)" office:value-type="float" office:value="0.0828428695854682" calcext:value-type="float">
            <text:p>0.0828428696</text:p>
          </table:table-cell>
        </table:table-row>
        <table:table-row table:style-name="ro1">
          <table:table-cell office:value-type="string" calcext:value-type="string">
            <text:p>GO_0009733</text:p>
          </table:table-cell>
          <table:table-cell office:value-type="float" office:value="0.24169768086413" calcext:value-type="float">
            <text:p>0.2416976809</text:p>
          </table:table-cell>
          <table:table-cell office:value-type="float" office:value="-0.0193743889162764" calcext:value-type="float">
            <text:p>-0.0193743889</text:p>
          </table:table-cell>
          <table:table-cell table:formula="of:=SQRT( ( [.B$1]-[.B343]  )^2+([.C$1]-[.C343])^2)" office:value-type="float" office:value="0.0829936011720523" calcext:value-type="float">
            <text:p>0.0829936012</text:p>
          </table:table-cell>
        </table:table-row>
        <table:table-row table:style-name="ro1">
          <table:table-cell office:value-type="string" calcext:value-type="string">
            <text:p>GO_0016051</text:p>
          </table:table-cell>
          <table:table-cell office:value-type="float" office:value="0.0816849710364904" calcext:value-type="float">
            <text:p>0.081684971</text:p>
          </table:table-cell>
          <table:table-cell office:value-type="float" office:value="0.0247608266855821" calcext:value-type="float">
            <text:p>0.0247608267</text:p>
          </table:table-cell>
          <table:table-cell table:formula="of:=SQRT( ( [.B$1]-[.B344]  )^2+([.C$1]-[.C344])^2)" office:value-type="float" office:value="0.0832125593168181" calcext:value-type="float">
            <text:p>0.0832125593</text:p>
          </table:table-cell>
        </table:table-row>
        <table:table-row table:style-name="ro1">
          <table:table-cell office:value-type="string" calcext:value-type="string">
            <text:p>GO_0035435</text:p>
          </table:table-cell>
          <table:table-cell office:value-type="float" office:value="0.243940686375507" calcext:value-type="float">
            <text:p>0.2439406864</text:p>
          </table:table-cell>
          <table:table-cell office:value-type="float" office:value="0.00511661694959139" calcext:value-type="float">
            <text:p>0.0051166169</text:p>
          </table:table-cell>
          <table:table-cell table:formula="of:=SQRT( ( [.B$1]-[.B345]  )^2+([.C$1]-[.C345])^2)" office:value-type="float" office:value="0.0835334349411204" calcext:value-type="float">
            <text:p>0.0835334349</text:p>
          </table:table-cell>
        </table:table-row>
        <table:table-row table:style-name="ro1">
          <table:table-cell office:value-type="string" calcext:value-type="string">
            <text:p>GO_0006275</text:p>
          </table:table-cell>
          <table:table-cell office:value-type="float" office:value="0.0773860184303213" calcext:value-type="float">
            <text:p>0.0773860184</text:p>
          </table:table-cell>
          <table:table-cell office:value-type="float" office:value="-0.00803821098250686" calcext:value-type="float">
            <text:p>-0.008038211</text:p>
          </table:table-cell>
          <table:table-cell table:formula="of:=SQRT( ( [.B$1]-[.B346]  )^2+([.C$1]-[.C346])^2)" office:value-type="float" office:value="0.0835399279647996" calcext:value-type="float">
            <text:p>0.083539928</text:p>
          </table:table-cell>
        </table:table-row>
        <table:table-row table:style-name="ro1">
          <table:table-cell office:value-type="string" calcext:value-type="string">
            <text:p>GO_0030163</text:p>
          </table:table-cell>
          <table:table-cell office:value-type="float" office:value="0.0772335130219545" calcext:value-type="float">
            <text:p>0.077233513</text:p>
          </table:table-cell>
          <table:table-cell office:value-type="float" office:value="0.0120225440824872" calcext:value-type="float">
            <text:p>0.0120225441</text:p>
          </table:table-cell>
          <table:table-cell table:formula="of:=SQRT( ( [.B$1]-[.B347]  )^2+([.C$1]-[.C347])^2)" office:value-type="float" office:value="0.0845106612268803" calcext:value-type="float">
            <text:p>0.0845106612</text:p>
          </table:table-cell>
        </table:table-row>
        <table:table-row table:style-name="ro1">
          <table:table-cell office:value-type="string" calcext:value-type="string">
            <text:p>GO_0071766</text:p>
          </table:table-cell>
          <table:table-cell office:value-type="float" office:value="0.244604607280928" calcext:value-type="float">
            <text:p>0.2446046073</text:p>
          </table:table-cell>
          <table:table-cell office:value-type="float" office:value="0.0114260920296281" calcext:value-type="float">
            <text:p>0.011426092</text:p>
          </table:table-cell>
          <table:table-cell table:formula="of:=SQRT( ( [.B$1]-[.B348]  )^2+([.C$1]-[.C348])^2)" office:value-type="float" office:value="0.0849199681007912" calcext:value-type="float">
            <text:p>0.0849199681</text:p>
          </table:table-cell>
        </table:table-row>
        <table:table-row table:style-name="ro1">
          <table:table-cell office:value-type="string" calcext:value-type="string">
            <text:p>GO_0019064</text:p>
          </table:table-cell>
          <table:table-cell office:value-type="float" office:value="0.244604607280928" calcext:value-type="float">
            <text:p>0.2446046073</text:p>
          </table:table-cell>
          <table:table-cell office:value-type="float" office:value="0.0114260920296281" calcext:value-type="float">
            <text:p>0.011426092</text:p>
          </table:table-cell>
          <table:table-cell table:formula="of:=SQRT( ( [.B$1]-[.B349]  )^2+([.C$1]-[.C349])^2)" office:value-type="float" office:value="0.0849199681007912" calcext:value-type="float">
            <text:p>0.0849199681</text:p>
          </table:table-cell>
        </table:table-row>
        <table:table-row table:style-name="ro1">
          <table:table-cell office:value-type="string" calcext:value-type="string">
            <text:p>GO_0030418</text:p>
          </table:table-cell>
          <table:table-cell office:value-type="float" office:value="0.244604607280928" calcext:value-type="float">
            <text:p>0.2446046073</text:p>
          </table:table-cell>
          <table:table-cell office:value-type="float" office:value="0.0114260920296281" calcext:value-type="float">
            <text:p>0.011426092</text:p>
          </table:table-cell>
          <table:table-cell table:formula="of:=SQRT( ( [.B$1]-[.B350]  )^2+([.C$1]-[.C350])^2)" office:value-type="float" office:value="0.0849199681007912" calcext:value-type="float">
            <text:p>0.0849199681</text:p>
          </table:table-cell>
        </table:table-row>
        <table:table-row table:style-name="ro1">
          <table:table-cell office:value-type="string" calcext:value-type="string">
            <text:p>GO_0006858</text:p>
          </table:table-cell>
          <table:table-cell office:value-type="float" office:value="0.0754783956256619" calcext:value-type="float">
            <text:p>0.0754783956</text:p>
          </table:table-cell>
          <table:table-cell office:value-type="float" office:value="0.00231524109109185" calcext:value-type="float">
            <text:p>0.0023152411</text:p>
          </table:table-cell>
          <table:table-cell table:formula="of:=SQRT( ( [.B$1]-[.B351]  )^2+([.C$1]-[.C351])^2)" office:value-type="float" office:value="0.0852693142676554" calcext:value-type="float">
            <text:p>0.0852693143</text:p>
          </table:table-cell>
        </table:table-row>
        <table:table-row table:style-name="ro1">
          <table:table-cell office:value-type="string" calcext:value-type="string">
            <text:p>GO_0051782</text:p>
          </table:table-cell>
          <table:table-cell office:value-type="float" office:value="0.23921218231111" calcext:value-type="float">
            <text:p>0.2392121823</text:p>
          </table:table-cell>
          <table:table-cell office:value-type="float" office:value="-0.0352214206935793" calcext:value-type="float">
            <text:p>-0.0352214207</text:p>
          </table:table-cell>
          <table:table-cell table:formula="of:=SQRT( ( [.B$1]-[.B352]  )^2+([.C$1]-[.C352])^2)" office:value-type="float" office:value="0.0855034550955264" calcext:value-type="float">
            <text:p>0.0855034551</text:p>
          </table:table-cell>
        </table:table-row>
        <table:table-row table:style-name="ro1">
          <table:table-cell office:value-type="string" calcext:value-type="string">
            <text:p>GO_0034220</text:p>
          </table:table-cell>
          <table:table-cell office:value-type="float" office:value="0.0751632030461686" calcext:value-type="float">
            <text:p>0.075163203</text:p>
          </table:table-cell>
          <table:table-cell office:value-type="float" office:value="-0.0042995676356619" calcext:value-type="float">
            <text:p>-0.0042995676</text:p>
          </table:table-cell>
          <table:table-cell table:formula="of:=SQRT( ( [.B$1]-[.B353]  )^2+([.C$1]-[.C353])^2)" office:value-type="float" office:value="0.0855495734301431" calcext:value-type="float">
            <text:p>0.0855495734</text:p>
          </table:table-cell>
        </table:table-row>
        <table:table-row table:style-name="ro1">
          <table:table-cell office:value-type="string" calcext:value-type="string">
            <text:p>GO_0006355</text:p>
          </table:table-cell>
          <table:table-cell office:value-type="float" office:value="0.0744263424532383" calcext:value-type="float">
            <text:p>0.0744263425</text:p>
          </table:table-cell>
          <table:table-cell office:value-type="float" office:value="0.00679132230420621" calcext:value-type="float">
            <text:p>0.0067913223</text:p>
          </table:table-cell>
          <table:table-cell table:formula="of:=SQRT( ( [.B$1]-[.B354]  )^2+([.C$1]-[.C354])^2)" office:value-type="float" office:value="0.0866305846442045" calcext:value-type="float">
            <text:p>0.0866305846</text:p>
          </table:table-cell>
        </table:table-row>
        <table:table-row table:style-name="ro1">
          <table:table-cell office:value-type="string" calcext:value-type="string">
            <text:p>GO_0009306</text:p>
          </table:table-cell>
          <table:table-cell office:value-type="float" office:value="0.0741378528202822" calcext:value-type="float">
            <text:p>0.0741378528</text:p>
          </table:table-cell>
          <table:table-cell office:value-type="float" office:value="0.00676410914789916" calcext:value-type="float">
            <text:p>0.0067641091</text:p>
          </table:table-cell>
          <table:table-cell table:formula="of:=SQRT( ( [.B$1]-[.B355]  )^2+([.C$1]-[.C355])^2)" office:value-type="float" office:value="0.0869152003915166" calcext:value-type="float">
            <text:p>0.0869152004</text:p>
          </table:table-cell>
        </table:table-row>
        <table:table-row table:style-name="ro1">
          <table:table-cell office:value-type="string" calcext:value-type="string">
            <text:p>GO_0009271</text:p>
          </table:table-cell>
          <table:table-cell office:value-type="float" office:value="0.0770352657759923" calcext:value-type="float">
            <text:p>0.0770352658</text:p>
          </table:table-cell>
          <table:table-cell office:value-type="float" office:value="-0.029925841271753" calcext:value-type="float">
            <text:p>-0.0299258413</text:p>
          </table:table-cell>
          <table:table-cell table:formula="of:=SQRT( ( [.B$1]-[.B356]  )^2+([.C$1]-[.C356])^2)" office:value-type="float" office:value="0.0883479781278801" calcext:value-type="float">
            <text:p>0.0883479781</text:p>
          </table:table-cell>
        </table:table-row>
        <table:table-row table:style-name="ro1">
          <table:table-cell office:value-type="string" calcext:value-type="string">
            <text:p>GO_0006071</text:p>
          </table:table-cell>
          <table:table-cell office:value-type="float" office:value="0.0730826105942647" calcext:value-type="float">
            <text:p>0.0730826106</text:p>
          </table:table-cell>
          <table:table-cell office:value-type="float" office:value="0.0111684787526497" calcext:value-type="float">
            <text:p>0.0111684788</text:p>
          </table:table-cell>
          <table:table-cell table:formula="of:=SQRT( ( [.B$1]-[.B357]  )^2+([.C$1]-[.C357])^2)" office:value-type="float" office:value="0.0884852927109688" calcext:value-type="float">
            <text:p>0.0884852927</text:p>
          </table:table-cell>
        </table:table-row>
        <table:table-row table:style-name="ro1">
          <table:table-cell office:value-type="string" calcext:value-type="string">
            <text:p>GO_0015888</text:p>
          </table:table-cell>
          <table:table-cell office:value-type="float" office:value="0.2392483362976" calcext:value-type="float">
            <text:p>0.2392483363</text:p>
          </table:table-cell>
          <table:table-cell office:value-type="float" office:value="-0.0442388420092838" calcext:value-type="float">
            <text:p>-0.044238842</text:p>
          </table:table-cell>
          <table:table-cell table:formula="of:=SQRT( ( [.B$1]-[.B358]  )^2+([.C$1]-[.C358])^2)" office:value-type="float" office:value="0.0894822678920673" calcext:value-type="float">
            <text:p>0.0894822679</text:p>
          </table:table-cell>
        </table:table-row>
        <table:table-row table:style-name="ro1">
          <table:table-cell office:value-type="string" calcext:value-type="string">
            <text:p>GO_0050920</text:p>
          </table:table-cell>
          <table:table-cell office:value-type="float" office:value="0.0709817767387161" calcext:value-type="float">
            <text:p>0.0709817767</text:p>
          </table:table-cell>
          <table:table-cell office:value-type="float" office:value="0.00647798530853031" calcext:value-type="float">
            <text:p>0.0064779853</text:p>
          </table:table-cell>
          <table:table-cell table:formula="of:=SQRT( ( [.B$1]-[.B359]  )^2+([.C$1]-[.C359])^2)" office:value-type="float" office:value="0.0900320623952469" calcext:value-type="float">
            <text:p>0.0900320624</text:p>
          </table:table-cell>
        </table:table-row>
        <table:table-row table:style-name="ro1">
          <table:table-cell office:value-type="string" calcext:value-type="string">
            <text:p>GO_0005996</text:p>
          </table:table-cell>
          <table:table-cell office:value-type="float" office:value="0.075337665293357" calcext:value-type="float">
            <text:p>0.0753376653</text:p>
          </table:table-cell>
          <table:table-cell office:value-type="float" office:value="0.033015436651748" calcext:value-type="float">
            <text:p>0.0330154367</text:p>
          </table:table-cell>
          <table:table-cell table:formula="of:=SQRT( ( [.B$1]-[.B360]  )^2+([.C$1]-[.C360])^2)" office:value-type="float" office:value="0.0920213799615718" calcext:value-type="float">
            <text:p>0.09202138</text:p>
          </table:table-cell>
        </table:table-row>
        <table:table-row table:style-name="ro1">
          <table:table-cell office:value-type="string" calcext:value-type="string">
            <text:p>GO_0009877</text:p>
          </table:table-cell>
          <table:table-cell office:value-type="float" office:value="0.070231605744684" calcext:value-type="float">
            <text:p>0.0702316057</text:p>
          </table:table-cell>
          <table:table-cell office:value-type="float" office:value="0.0169555940750154" calcext:value-type="float">
            <text:p>0.0169555941</text:p>
          </table:table-cell>
          <table:table-cell table:formula="of:=SQRT( ( [.B$1]-[.B361]  )^2+([.C$1]-[.C361])^2)" office:value-type="float" office:value="0.0922854059223731" calcext:value-type="float">
            <text:p>0.0922854059</text:p>
          </table:table-cell>
        </table:table-row>
        <table:table-row table:style-name="ro1">
          <table:table-cell office:value-type="string" calcext:value-type="string">
            <text:p>GO_0019402</text:p>
          </table:table-cell>
          <table:table-cell office:value-type="float" office:value="0.0832164739428086" calcext:value-type="float">
            <text:p>0.0832164739</text:p>
          </table:table-cell>
          <table:table-cell office:value-type="float" office:value="0.0501065422145505" calcext:value-type="float">
            <text:p>0.0501065422</text:p>
          </table:table-cell>
          <table:table-cell table:formula="of:=SQRT( ( [.B$1]-[.B362]  )^2+([.C$1]-[.C362])^2)" office:value-type="float" office:value="0.0930340126552595" calcext:value-type="float">
            <text:p>0.0930340127</text:p>
          </table:table-cell>
        </table:table-row>
        <table:table-row table:style-name="ro1">
          <table:table-cell office:value-type="string" calcext:value-type="string">
            <text:p>GO_0016998</text:p>
          </table:table-cell>
          <table:table-cell office:value-type="float" office:value="0.0677664725789967" calcext:value-type="float">
            <text:p>0.0677664726</text:p>
          </table:table-cell>
          <table:table-cell office:value-type="float" office:value="0.00385500627910117" calcext:value-type="float">
            <text:p>0.0038550063</text:p>
          </table:table-cell>
          <table:table-cell table:formula="of:=SQRT( ( [.B$1]-[.B363]  )^2+([.C$1]-[.C363])^2)" office:value-type="float" office:value="0.0930492879718029" calcext:value-type="float">
            <text:p>0.093049288</text:p>
          </table:table-cell>
        </table:table-row>
        <table:table-row table:style-name="ro1">
          <table:table-cell office:value-type="string" calcext:value-type="string">
            <text:p>GO_0051276</text:p>
          </table:table-cell>
          <table:table-cell office:value-type="float" office:value="0.0672292613676223" calcext:value-type="float">
            <text:p>0.0672292614</text:p>
          </table:table-cell>
          <table:table-cell office:value-type="float" office:value="0.00297180512362449" calcext:value-type="float">
            <text:p>0.0029718051</text:p>
          </table:table-cell>
          <table:table-cell table:formula="of:=SQRT( ( [.B$1]-[.B364]  )^2+([.C$1]-[.C364])^2)" office:value-type="float" office:value="0.0935398180636077" calcext:value-type="float">
            <text:p>0.0935398181</text:p>
          </table:table-cell>
        </table:table-row>
        <table:table-row table:style-name="ro1">
          <table:table-cell office:value-type="string" calcext:value-type="string">
            <text:p>GO_0006353</text:p>
          </table:table-cell>
          <table:table-cell office:value-type="float" office:value="0.0680386466483791" calcext:value-type="float">
            <text:p>0.0680386466</text:p>
          </table:table-cell>
          <table:table-cell office:value-type="float" office:value="0.0186255755172217" calcext:value-type="float">
            <text:p>0.0186255755</text:p>
          </table:table-cell>
          <table:table-cell table:formula="of:=SQRT( ( [.B$1]-[.B365]  )^2+([.C$1]-[.C365])^2)" office:value-type="float" office:value="0.0947748298704604" calcext:value-type="float">
            <text:p>0.0947748299</text:p>
          </table:table-cell>
        </table:table-row>
        <table:table-row table:style-name="ro1">
          <table:table-cell office:value-type="string" calcext:value-type="string">
            <text:p>GO_0009847</text:p>
          </table:table-cell>
          <table:table-cell office:value-type="float" office:value="0.0650566388406814" calcext:value-type="float">
            <text:p>0.0650566388</text:p>
          </table:table-cell>
          <table:table-cell office:value-type="float" office:value="-0.00447501906766464" calcext:value-type="float">
            <text:p>-0.0044750191</text:p>
          </table:table-cell>
          <table:table-cell table:formula="of:=SQRT( ( [.B$1]-[.B366]  )^2+([.C$1]-[.C366])^2)" office:value-type="float" office:value="0.0956564928565253" calcext:value-type="float">
            <text:p>0.0956564929</text:p>
          </table:table-cell>
        </table:table-row>
        <table:table-row table:style-name="ro1">
          <table:table-cell office:value-type="string" calcext:value-type="string">
            <text:p>GO_0042773</text:p>
          </table:table-cell>
          <table:table-cell office:value-type="float" office:value="0.0655811893904713" calcext:value-type="float">
            <text:p>0.0655811894</text:p>
          </table:table-cell>
          <table:table-cell office:value-type="float" office:value="0.00966292063092105" calcext:value-type="float">
            <text:p>0.0096629206</text:p>
          </table:table-cell>
          <table:table-cell table:formula="of:=SQRT( ( [.B$1]-[.B367]  )^2+([.C$1]-[.C367])^2)" office:value-type="float" office:value="0.0957298466551085" calcext:value-type="float">
            <text:p>0.0957298467</text:p>
          </table:table-cell>
        </table:table-row>
        <table:table-row table:style-name="ro1">
          <table:table-cell office:value-type="string" calcext:value-type="string">
            <text:p>GO_0034508</text:p>
          </table:table-cell>
          <table:table-cell office:value-type="float" office:value="0.238064022843132" calcext:value-type="float">
            <text:p>0.2380640228</text:p>
          </table:table-cell>
          <table:table-cell office:value-type="float" office:value="-0.0578749900986571" calcext:value-type="float">
            <text:p>-0.0578749901</text:p>
          </table:table-cell>
          <table:table-cell table:formula="of:=SQRT( ( [.B$1]-[.B368]  )^2+([.C$1]-[.C368])^2)" office:value-type="float" office:value="0.0957888744777877" calcext:value-type="float">
            <text:p>0.0957888745</text:p>
          </table:table-cell>
        </table:table-row>
        <table:table-row table:style-name="ro1">
          <table:table-cell office:value-type="string" calcext:value-type="string">
            <text:p>GO_0051382</text:p>
          </table:table-cell>
          <table:table-cell office:value-type="float" office:value="0.238064022843132" calcext:value-type="float">
            <text:p>0.2380640228</text:p>
          </table:table-cell>
          <table:table-cell office:value-type="float" office:value="-0.0578749900986571" calcext:value-type="float">
            <text:p>-0.0578749901</text:p>
          </table:table-cell>
          <table:table-cell table:formula="of:=SQRT( ( [.B$1]-[.B369]  )^2+([.C$1]-[.C369])^2)" office:value-type="float" office:value="0.0957888744777877" calcext:value-type="float">
            <text:p>0.0957888745</text:p>
          </table:table-cell>
        </table:table-row>
        <table:table-row table:style-name="ro1">
          <table:table-cell office:value-type="string" calcext:value-type="string">
            <text:p>GO_0019752</text:p>
          </table:table-cell>
          <table:table-cell office:value-type="float" office:value="0.0643031671338538" calcext:value-type="float">
            <text:p>0.0643031671</text:p>
          </table:table-cell>
          <table:table-cell office:value-type="float" office:value="-0.0128721449440564" calcext:value-type="float">
            <text:p>-0.0128721449</text:p>
          </table:table-cell>
          <table:table-cell table:formula="of:=SQRT( ( [.B$1]-[.B370]  )^2+([.C$1]-[.C370])^2)" office:value-type="float" office:value="0.0970375673315933" calcext:value-type="float">
            <text:p>0.0970375673</text:p>
          </table:table-cell>
        </table:table-row>
        <table:table-row table:style-name="ro1">
          <table:table-cell office:value-type="string" calcext:value-type="string">
            <text:p>GO_0019646</text:p>
          </table:table-cell>
          <table:table-cell office:value-type="float" office:value="0.0633669723353698" calcext:value-type="float">
            <text:p>0.0633669723</text:p>
          </table:table-cell>
          <table:table-cell office:value-type="float" office:value="-0.00764037240304853" calcext:value-type="float">
            <text:p>-0.0076403724</text:p>
          </table:table-cell>
          <table:table-cell table:formula="of:=SQRT( ( [.B$1]-[.B371]  )^2+([.C$1]-[.C371])^2)" office:value-type="float" office:value="0.0974953567900229" calcext:value-type="float">
            <text:p>0.0974953568</text:p>
          </table:table-cell>
        </table:table-row>
        <table:table-row table:style-name="ro1">
          <table:table-cell office:value-type="string" calcext:value-type="string">
            <text:p>GO_0009401</text:p>
          </table:table-cell>
          <table:table-cell office:value-type="float" office:value="0.0640289217946857" calcext:value-type="float">
            <text:p>0.0640289218</text:p>
          </table:table-cell>
          <table:table-cell office:value-type="float" office:value="0.0119154585469859" calcext:value-type="float">
            <text:p>0.0119154585</text:p>
          </table:table-cell>
          <table:table-cell table:formula="of:=SQRT( ( [.B$1]-[.B372]  )^2+([.C$1]-[.C372])^2)" office:value-type="float" office:value="0.0975545895840442" calcext:value-type="float">
            <text:p>0.0975545896</text:p>
          </table:table-cell>
        </table:table-row>
        <table:table-row table:style-name="ro1">
          <table:table-cell office:value-type="string" calcext:value-type="string">
            <text:p>GO_0009432</text:p>
          </table:table-cell>
          <table:table-cell office:value-type="float" office:value="0.0643515283962005" calcext:value-type="float">
            <text:p>0.0643515284</text:p>
          </table:table-cell>
          <table:table-cell office:value-type="float" office:value="0.0169986154996818" calcext:value-type="float">
            <text:p>0.0169986155</text:p>
          </table:table-cell>
          <table:table-cell table:formula="of:=SQRT( ( [.B$1]-[.B373]  )^2+([.C$1]-[.C373])^2)" office:value-type="float" office:value="0.0980625644045448" calcext:value-type="float">
            <text:p>0.0980625644</text:p>
          </table:table-cell>
        </table:table-row>
        <table:table-row table:style-name="ro1">
          <table:table-cell office:value-type="string" calcext:value-type="string">
            <text:p>GO_0006826</text:p>
          </table:table-cell>
          <table:table-cell office:value-type="float" office:value="0.0640898840274712" calcext:value-type="float">
            <text:p>0.064089884</text:p>
          </table:table-cell>
          <table:table-cell office:value-type="float" office:value="-0.02588200146344" calcext:value-type="float">
            <text:p>-0.0258820015</text:p>
          </table:table-cell>
          <table:table-cell table:formula="of:=SQRT( ( [.B$1]-[.B374]  )^2+([.C$1]-[.C374])^2)" office:value-type="float" office:value="0.0996200498415488" calcext:value-type="float">
            <text:p>0.0996200498</text:p>
          </table:table-cell>
        </table:table-row>
        <table:table-row table:style-name="ro1">
          <table:table-cell office:value-type="string" calcext:value-type="string">
            <text:p>GO_0006817</text:p>
          </table:table-cell>
          <table:table-cell office:value-type="float" office:value="0.0680609102773675" calcext:value-type="float">
            <text:p>0.0680609103</text:p>
          </table:table-cell>
          <table:table-cell office:value-type="float" office:value="-0.0409139138818057" calcext:value-type="float">
            <text:p>-0.0409139139</text:p>
          </table:table-cell>
          <table:table-cell table:formula="of:=SQRT( ( [.B$1]-[.B375]  )^2+([.C$1]-[.C375])^2)" office:value-type="float" office:value="0.100666251139205" calcext:value-type="float">
            <text:p>0.1006662511</text:p>
          </table:table-cell>
        </table:table-row>
        <table:table-row table:style-name="ro1">
          <table:table-cell office:value-type="string" calcext:value-type="string">
            <text:p>GO_0009082</text:p>
          </table:table-cell>
          <table:table-cell office:value-type="float" office:value="0.0629897870383578" calcext:value-type="float">
            <text:p>0.062989787</text:p>
          </table:table-cell>
          <table:table-cell office:value-type="float" office:value="0.0251296009042794" calcext:value-type="float">
            <text:p>0.0251296009</text:p>
          </table:table-cell>
          <table:table-cell table:formula="of:=SQRT( ( [.B$1]-[.B376]  )^2+([.C$1]-[.C376])^2)" office:value-type="float" office:value="0.101224462451094" calcext:value-type="float">
            <text:p>0.1012244625</text:p>
          </table:table-cell>
        </table:table-row>
        <table:table-row table:style-name="ro1">
          <table:table-cell office:value-type="string" calcext:value-type="string">
            <text:p>GO_0008295</text:p>
          </table:table-cell>
          <table:table-cell office:value-type="float" office:value="0.0578177325325739" calcext:value-type="float">
            <text:p>0.0578177325</text:p>
          </table:table-cell>
          <table:table-cell office:value-type="float" office:value="0.00374294968039677" calcext:value-type="float">
            <text:p>0.0037429497</text:p>
          </table:table-cell>
          <table:table-cell table:formula="of:=SQRT( ( [.B$1]-[.B377]  )^2+([.C$1]-[.C377])^2)" office:value-type="float" office:value="0.102977761554311" calcext:value-type="float">
            <text:p>0.1029777616</text:p>
          </table:table-cell>
        </table:table-row>
        <table:table-row table:style-name="ro1">
          <table:table-cell office:value-type="string" calcext:value-type="string">
            <text:p>GO_0007059</text:p>
          </table:table-cell>
          <table:table-cell office:value-type="float" office:value="0.0750021809452111" calcext:value-type="float">
            <text:p>0.0750021809</text:p>
          </table:table-cell>
          <table:table-cell office:value-type="float" office:value="0.0609329306426002" calcext:value-type="float">
            <text:p>0.0609329306</text:p>
          </table:table-cell>
          <table:table-cell table:formula="of:=SQRT( ( [.B$1]-[.B378]  )^2+([.C$1]-[.C378])^2)" office:value-type="float" office:value="0.10596466529424" calcext:value-type="float">
            <text:p>0.1059646653</text:p>
          </table:table-cell>
        </table:table-row>
        <table:table-row table:style-name="ro1">
          <table:table-cell office:value-type="string" calcext:value-type="string">
            <text:p>GO_0019295</text:p>
          </table:table-cell>
          <table:table-cell office:value-type="float" office:value="0.0581844252650941" calcext:value-type="float">
            <text:p>0.0581844253</text:p>
          </table:table-cell>
          <table:table-cell office:value-type="float" office:value="0.0268923227636092" calcext:value-type="float">
            <text:p>0.0268923228</text:p>
          </table:table-cell>
          <table:table-cell table:formula="of:=SQRT( ( [.B$1]-[.B379]  )^2+([.C$1]-[.C379])^2)" office:value-type="float" office:value="0.106324925264222" calcext:value-type="float">
            <text:p>0.1063249253</text:p>
          </table:table-cell>
        </table:table-row>
        <table:table-row table:style-name="ro1">
          <table:table-cell office:value-type="string" calcext:value-type="string">
            <text:p>GO_0042256</text:p>
          </table:table-cell>
          <table:table-cell office:value-type="float" office:value="0.0565595065714217" calcext:value-type="float">
            <text:p>0.0565595066</text:p>
          </table:table-cell>
          <table:table-cell office:value-type="float" office:value="-0.0234664781519818" calcext:value-type="float">
            <text:p>-0.0234664782</text:p>
          </table:table-cell>
          <table:table-cell table:formula="of:=SQRT( ( [.B$1]-[.B380]  )^2+([.C$1]-[.C380])^2)" office:value-type="float" office:value="0.106410100643605" calcext:value-type="float">
            <text:p>0.1064101006</text:p>
          </table:table-cell>
        </table:table-row>
        <table:table-row table:style-name="ro1">
          <table:table-cell office:value-type="string" calcext:value-type="string">
            <text:p>GO_0007608</text:p>
          </table:table-cell>
          <table:table-cell office:value-type="float" office:value="0.0549178240943154" calcext:value-type="float">
            <text:p>0.0549178241</text:p>
          </table:table-cell>
          <table:table-cell office:value-type="float" office:value="-0.0216979783635706" calcext:value-type="float">
            <text:p>-0.0216979784</text:p>
          </table:table-cell>
          <table:table-cell table:formula="of:=SQRT( ( [.B$1]-[.B381]  )^2+([.C$1]-[.C381])^2)" office:value-type="float" office:value="0.107670057203035" calcext:value-type="float">
            <text:p>0.1076700572</text:p>
          </table:table-cell>
        </table:table-row>
        <table:table-row table:style-name="ro1">
          <table:table-cell office:value-type="string" calcext:value-type="string">
            <text:p>GO_0006096</text:p>
          </table:table-cell>
          <table:table-cell office:value-type="float" office:value="0.0527926935462307" calcext:value-type="float">
            <text:p>0.0527926935</text:p>
          </table:table-cell>
          <table:table-cell office:value-type="float" office:value="-0.010989755586219" calcext:value-type="float">
            <text:p>-0.0109897556</text:p>
          </table:table-cell>
          <table:table-cell table:formula="of:=SQRT( ( [.B$1]-[.B382]  )^2+([.C$1]-[.C382])^2)" office:value-type="float" office:value="0.108294158967451" calcext:value-type="float">
            <text:p>0.108294159</text:p>
          </table:table-cell>
        </table:table-row>
        <table:table-row table:style-name="ro1">
          <table:table-cell office:value-type="string" calcext:value-type="string">
            <text:p>GO_0007338</text:p>
          </table:table-cell>
          <table:table-cell office:value-type="float" office:value="0.100500854267261" calcext:value-type="float">
            <text:p>0.1005008543</text:p>
          </table:table-cell>
          <table:table-cell office:value-type="float" office:value="-0.0925178430078577" calcext:value-type="float">
            <text:p>-0.092517843</text:p>
          </table:table-cell>
          <table:table-cell table:formula="of:=SQRT( ( [.B$1]-[.B383]  )^2+([.C$1]-[.C383])^2)" office:value-type="float" office:value="0.109155280017666" calcext:value-type="float">
            <text:p>0.10915528</text:p>
          </table:table-cell>
        </table:table-row>
        <table:table-row table:style-name="ro1">
          <table:table-cell office:value-type="string" calcext:value-type="string">
            <text:p>GO_0051090</text:p>
          </table:table-cell>
          <table:table-cell office:value-type="float" office:value="0.0724970758238147" calcext:value-type="float">
            <text:p>0.0724970758</text:p>
          </table:table-cell>
          <table:table-cell office:value-type="float" office:value="0.0629242964065846" calcext:value-type="float">
            <text:p>0.0629242964</text:p>
          </table:table-cell>
          <table:table-cell table:formula="of:=SQRT( ( [.B$1]-[.B384]  )^2+([.C$1]-[.C384])^2)" office:value-type="float" office:value="0.109162058691124" calcext:value-type="float">
            <text:p>0.1091620587</text:p>
          </table:table-cell>
        </table:table-row>
        <table:table-row table:style-name="ro1">
          <table:table-cell office:value-type="string" calcext:value-type="string">
            <text:p>GO_0010833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  <table:table-cell table:formula="of:=SQRT( ( [.B$1]-[.B385]  )^2+([.C$1]-[.C385])^2)" office:value-type="float" office:value="0.109470227131346" calcext:value-type="float">
            <text:p>0.1094702271</text:p>
          </table:table-cell>
        </table:table-row>
        <table:table-row table:style-name="ro1">
          <table:table-cell office:value-type="string" calcext:value-type="string">
            <text:p>GO_0045132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  <table:table-cell table:formula="of:=SQRT( ( [.B$1]-[.B386]  )^2+([.C$1]-[.C386])^2)" office:value-type="float" office:value="0.109470227131346" calcext:value-type="float">
            <text:p>0.1094702271</text:p>
          </table:table-cell>
        </table:table-row>
        <table:table-row table:style-name="ro1">
          <table:table-cell office:value-type="string" calcext:value-type="string">
            <text:p>GO_0005993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  <table:table-cell table:formula="of:=SQRT( ( [.B$1]-[.B387]  )^2+([.C$1]-[.C387])^2)" office:value-type="float" office:value="0.109470227131346" calcext:value-type="float">
            <text:p>0.1094702271</text:p>
          </table:table-cell>
        </table:table-row>
        <table:table-row table:style-name="ro1">
          <table:table-cell office:value-type="string" calcext:value-type="string">
            <text:p>GO_0016106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  <table:table-cell table:formula="of:=SQRT( ( [.B$1]-[.B388]  )^2+([.C$1]-[.C388])^2)" office:value-type="float" office:value="0.109470227131346" calcext:value-type="float">
            <text:p>0.1094702271</text:p>
          </table:table-cell>
        </table:table-row>
        <table:table-row table:style-name="ro1">
          <table:table-cell office:value-type="string" calcext:value-type="string">
            <text:p>GO_0002098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  <table:table-cell table:formula="of:=SQRT( ( [.B$1]-[.B389]  )^2+([.C$1]-[.C389])^2)" office:value-type="float" office:value="0.109470227131346" calcext:value-type="float">
            <text:p>0.1094702271</text:p>
          </table:table-cell>
        </table:table-row>
        <table:table-row table:style-name="ro1">
          <table:table-cell office:value-type="string" calcext:value-type="string">
            <text:p>GO_0008608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  <table:table-cell table:formula="of:=SQRT( ( [.B$1]-[.B390]  )^2+([.C$1]-[.C390])^2)" office:value-type="float" office:value="0.109470227131346" calcext:value-type="float">
            <text:p>0.1094702271</text:p>
          </table:table-cell>
        </table:table-row>
        <table:table-row table:style-name="ro1">
          <table:table-cell office:value-type="string" calcext:value-type="string">
            <text:p>GO_0006824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  <table:table-cell table:formula="of:=SQRT( ( [.B$1]-[.B391]  )^2+([.C$1]-[.C391])^2)" office:value-type="float" office:value="0.109470227131346" calcext:value-type="float">
            <text:p>0.1094702271</text:p>
          </table:table-cell>
        </table:table-row>
        <table:table-row table:style-name="ro1">
          <table:table-cell office:value-type="string" calcext:value-type="string">
            <text:p>GO_0000390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  <table:table-cell table:formula="of:=SQRT( ( [.B$1]-[.B392]  )^2+([.C$1]-[.C392])^2)" office:value-type="float" office:value="0.109470227131346" calcext:value-type="float">
            <text:p>0.1094702271</text:p>
          </table:table-cell>
        </table:table-row>
        <table:table-row table:style-name="ro1">
          <table:table-cell office:value-type="string" calcext:value-type="string">
            <text:p>GO_0032065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  <table:table-cell table:formula="of:=SQRT( ( [.B$1]-[.B393]  )^2+([.C$1]-[.C393])^2)" office:value-type="float" office:value="0.109470227131346" calcext:value-type="float">
            <text:p>0.1094702271</text:p>
          </table:table-cell>
        </table:table-row>
        <table:table-row table:style-name="ro1">
          <table:table-cell office:value-type="string" calcext:value-type="string">
            <text:p>GO_0051321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  <table:table-cell table:formula="of:=SQRT( ( [.B$1]-[.B394]  )^2+([.C$1]-[.C394])^2)" office:value-type="float" office:value="0.109470227131346" calcext:value-type="float">
            <text:p>0.1094702271</text:p>
          </table:table-cell>
        </table:table-row>
        <table:table-row table:style-name="ro1">
          <table:table-cell office:value-type="string" calcext:value-type="string">
            <text:p>GO_0009820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  <table:table-cell table:formula="of:=SQRT( ( [.B$1]-[.B395]  )^2+([.C$1]-[.C395])^2)" office:value-type="float" office:value="0.109470227131346" calcext:value-type="float">
            <text:p>0.1094702271</text:p>
          </table:table-cell>
        </table:table-row>
        <table:table-row table:style-name="ro1">
          <table:table-cell office:value-type="string" calcext:value-type="string">
            <text:p>GO_0031047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  <table:table-cell table:formula="of:=SQRT( ( [.B$1]-[.B396]  )^2+([.C$1]-[.C396])^2)" office:value-type="float" office:value="0.109470227131346" calcext:value-type="float">
            <text:p>0.1094702271</text:p>
          </table:table-cell>
        </table:table-row>
        <table:table-row table:style-name="ro1">
          <table:table-cell office:value-type="string" calcext:value-type="string">
            <text:p>GO_0044179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  <table:table-cell table:formula="of:=SQRT( ( [.B$1]-[.B397]  )^2+([.C$1]-[.C397])^2)" office:value-type="float" office:value="0.109470227131346" calcext:value-type="float">
            <text:p>0.1094702271</text:p>
          </table:table-cell>
        </table:table-row>
        <table:table-row table:style-name="ro1">
          <table:table-cell office:value-type="string" calcext:value-type="string">
            <text:p>GO_0006953</text:p>
          </table:table-cell>
          <table:table-cell office:value-type="float" office:value="0.235883828030534" calcext:value-type="float">
            <text:p>0.235883828</text:p>
          </table:table-cell>
          <table:table-cell office:value-type="float" office:value="-0.0809753508080856" calcext:value-type="float">
            <text:p>-0.0809753508</text:p>
          </table:table-cell>
          <table:table-cell table:formula="of:=SQRT( ( [.B$1]-[.B398]  )^2+([.C$1]-[.C398])^2)" office:value-type="float" office:value="0.109470227131346" calcext:value-type="float">
            <text:p>0.1094702271</text:p>
          </table:table-cell>
        </table:table-row>
        <table:table-row table:style-name="ro1">
          <table:table-cell office:value-type="string" calcext:value-type="string">
            <text:p>GO_0016310</text:p>
          </table:table-cell>
          <table:table-cell office:value-type="float" office:value="0.0521143600267146" calcext:value-type="float">
            <text:p>0.05211436</text:p>
          </table:table-cell>
          <table:table-cell office:value-type="float" office:value="-0.0178273957048951" calcext:value-type="float">
            <text:p>-0.0178273957</text:p>
          </table:table-cell>
          <table:table-cell table:formula="of:=SQRT( ( [.B$1]-[.B399]  )^2+([.C$1]-[.C399])^2)" office:value-type="float" office:value="0.109780595710958" calcext:value-type="float">
            <text:p>0.1097805957</text:p>
          </table:table-cell>
        </table:table-row>
        <table:table-row table:style-name="ro1">
          <table:table-cell office:value-type="string" calcext:value-type="string">
            <text:p>GO_0006098</text:p>
          </table:table-cell>
          <table:table-cell office:value-type="float" office:value="0.0507033862378602" calcext:value-type="float">
            <text:p>0.0507033862</text:p>
          </table:table-cell>
          <table:table-cell office:value-type="float" office:value="0.00476273682219742" calcext:value-type="float">
            <text:p>0.0047627368</text:p>
          </table:table-cell>
          <table:table-cell table:formula="of:=SQRT( ( [.B$1]-[.B400]  )^2+([.C$1]-[.C400])^2)" office:value-type="float" office:value="0.11013639858178" calcext:value-type="float">
            <text:p>0.1101363986</text:p>
          </table:table-cell>
        </table:table-row>
        <table:table-row table:style-name="ro1">
          <table:table-cell office:value-type="string" calcext:value-type="string">
            <text:p>GO_0006276</text:p>
          </table:table-cell>
          <table:table-cell office:value-type="float" office:value="0.0634390898848936" calcext:value-type="float">
            <text:p>0.0634390899</text:p>
          </table:table-cell>
          <table:table-cell office:value-type="float" office:value="-0.0533568246171241" calcext:value-type="float">
            <text:p>-0.0533568246</text:p>
          </table:table-cell>
          <table:table-cell table:formula="of:=SQRT( ( [.B$1]-[.B401]  )^2+([.C$1]-[.C401])^2)" office:value-type="float" office:value="0.110218955511262" calcext:value-type="float">
            <text:p>0.1102189555</text:p>
          </table:table-cell>
        </table:table-row>
        <table:table-row table:style-name="ro1">
          <table:table-cell office:value-type="string" calcext:value-type="string">
            <text:p>GO_0007067</text:p>
          </table:table-cell>
          <table:table-cell office:value-type="float" office:value="0.0764564123158644" calcext:value-type="float">
            <text:p>0.0764564123</text:p>
          </table:table-cell>
          <table:table-cell office:value-type="float" office:value="-0.0735482196903115" calcext:value-type="float">
            <text:p>-0.0735482197</text:p>
          </table:table-cell>
          <table:table-cell table:formula="of:=SQRT( ( [.B$1]-[.B402]  )^2+([.C$1]-[.C402])^2)" office:value-type="float" office:value="0.110863256924795" calcext:value-type="float">
            <text:p>0.1108632569</text:p>
          </table:table-cell>
        </table:table-row>
        <table:table-row table:style-name="ro1">
          <table:table-cell office:value-type="string" calcext:value-type="string">
            <text:p>GO_0006352</text:p>
          </table:table-cell>
          <table:table-cell office:value-type="float" office:value="0.0501069887974238" calcext:value-type="float">
            <text:p>0.0501069888</text:p>
          </table:table-cell>
          <table:table-cell office:value-type="float" office:value="0.00713709043531616" calcext:value-type="float">
            <text:p>0.0071370904</text:p>
          </table:table-cell>
          <table:table-cell table:formula="of:=SQRT( ( [.B$1]-[.B403]  )^2+([.C$1]-[.C403])^2)" office:value-type="float" office:value="0.110890200892086" calcext:value-type="float">
            <text:p>0.1108902009</text:p>
          </table:table-cell>
        </table:table-row>
        <table:table-row table:style-name="ro1">
          <table:table-cell office:value-type="string" calcext:value-type="string">
            <text:p>GO_0000077</text:p>
          </table:table-cell>
          <table:table-cell office:value-type="float" office:value="0.0684964057606689" calcext:value-type="float">
            <text:p>0.0684964058</text:p>
          </table:table-cell>
          <table:table-cell office:value-type="float" office:value="-0.0650054833975966" calcext:value-type="float">
            <text:p>-0.0650054834</text:p>
          </table:table-cell>
          <table:table-cell table:formula="of:=SQRT( ( [.B$1]-[.B404]  )^2+([.C$1]-[.C404])^2)" office:value-type="float" office:value="0.111962502865262" calcext:value-type="float">
            <text:p>0.1119625029</text:p>
          </table:table-cell>
        </table:table-row>
        <table:table-row table:style-name="ro1">
          <table:table-cell office:value-type="string" calcext:value-type="string">
            <text:p>GO_0009072</text:p>
          </table:table-cell>
          <table:table-cell office:value-type="float" office:value="0.0498119727115678" calcext:value-type="float">
            <text:p>0.0498119727</text:p>
          </table:table-cell>
          <table:table-cell office:value-type="float" office:value="-0.0234052355930675" calcext:value-type="float">
            <text:p>-0.0234052356</text:p>
          </table:table-cell>
          <table:table-cell table:formula="of:=SQRT( ( [.B$1]-[.B405]  )^2+([.C$1]-[.C405])^2)" office:value-type="float" office:value="0.113008207342521" calcext:value-type="float">
            <text:p>0.1130082073</text:p>
          </table:table-cell>
        </table:table-row>
        <table:table-row table:style-name="ro1">
          <table:table-cell office:value-type="string" calcext:value-type="string">
            <text:p>GO_0042274</text:p>
          </table:table-cell>
          <table:table-cell office:value-type="float" office:value="0.0471103405927203" calcext:value-type="float">
            <text:p>0.0471103406</text:p>
          </table:table-cell>
          <table:table-cell office:value-type="float" office:value="0.0194554573934192" calcext:value-type="float">
            <text:p>0.0194554574</text:p>
          </table:table-cell>
          <table:table-cell table:formula="of:=SQRT( ( [.B$1]-[.B406]  )^2+([.C$1]-[.C406])^2)" office:value-type="float" office:value="0.115461160860644" calcext:value-type="float">
            <text:p>0.1154611609</text:p>
          </table:table-cell>
        </table:table-row>
        <table:table-row table:style-name="ro1">
          <table:table-cell office:value-type="string" calcext:value-type="string">
            <text:p>GO_0006031</text:p>
          </table:table-cell>
          <table:table-cell office:value-type="float" office:value="0.0791978139091981" calcext:value-type="float">
            <text:p>0.0791978139</text:p>
          </table:table-cell>
          <table:table-cell office:value-type="float" office:value="0.081720307390808" calcext:value-type="float">
            <text:p>0.0817203074</text:p>
          </table:table-cell>
          <table:table-cell table:formula="of:=SQRT( ( [.B$1]-[.B407]  )^2+([.C$1]-[.C407])^2)" office:value-type="float" office:value="0.116415433250969" calcext:value-type="float">
            <text:p>0.1164154333</text:p>
          </table:table-cell>
        </table:table-row>
        <table:table-row table:style-name="ro1">
          <table:table-cell office:value-type="string" calcext:value-type="string">
            <text:p>GO_0016226</text:p>
          </table:table-cell>
          <table:table-cell office:value-type="float" office:value="0.0515800115008207" calcext:value-type="float">
            <text:p>0.0515800115</text:p>
          </table:table-cell>
          <table:table-cell office:value-type="float" office:value="0.0454502246162556" calcext:value-type="float">
            <text:p>0.0454502246</text:p>
          </table:table-cell>
          <table:table-cell table:formula="of:=SQRT( ( [.B$1]-[.B408]  )^2+([.C$1]-[.C408])^2)" office:value-type="float" office:value="0.118735978526652" calcext:value-type="float">
            <text:p>0.1187359785</text:p>
          </table:table-cell>
        </table:table-row>
        <table:table-row table:style-name="ro1">
          <table:table-cell office:value-type="string" calcext:value-type="string">
            <text:p>GO_0007154</text:p>
          </table:table-cell>
          <table:table-cell office:value-type="float" office:value="0.0393216743240868" calcext:value-type="float">
            <text:p>0.0393216743</text:p>
          </table:table-cell>
          <table:table-cell office:value-type="float" office:value="0.00486668366981044" calcext:value-type="float">
            <text:p>0.0048666837</text:p>
          </table:table-cell>
          <table:table-cell table:formula="of:=SQRT( ( [.B$1]-[.B409]  )^2+([.C$1]-[.C409])^2)" office:value-type="float" office:value="0.12150708722444" calcext:value-type="float">
            <text:p>0.1215070872</text:p>
          </table:table-cell>
        </table:table-row>
        <table:table-row table:style-name="ro1">
          <table:table-cell office:value-type="string" calcext:value-type="string">
            <text:p>GO_0005991</text:p>
          </table:table-cell>
          <table:table-cell office:value-type="float" office:value="0.0392763496629489" calcext:value-type="float">
            <text:p>0.0392763497</text:p>
          </table:table-cell>
          <table:table-cell office:value-type="float" office:value="-0.00781424240891928" calcext:value-type="float">
            <text:p>-0.0078142424</text:p>
          </table:table-cell>
          <table:table-cell table:formula="of:=SQRT( ( [.B$1]-[.B410]  )^2+([.C$1]-[.C410])^2)" office:value-type="float" office:value="0.121555863474146" calcext:value-type="float">
            <text:p>0.1215558635</text:p>
          </table:table-cell>
        </table:table-row>
        <table:table-row table:style-name="ro1">
          <table:table-cell office:value-type="string" calcext:value-type="string">
            <text:p>GO_0046677</text:p>
          </table:table-cell>
          <table:table-cell office:value-type="float" office:value="0.0470406968804291" calcext:value-type="float">
            <text:p>0.0470406969</text:p>
          </table:table-cell>
          <table:table-cell office:value-type="float" office:value="-0.0473111549032221" calcext:value-type="float">
            <text:p>-0.0473111549</text:p>
          </table:table-cell>
          <table:table-cell table:formula="of:=SQRT( ( [.B$1]-[.B411]  )^2+([.C$1]-[.C411])^2)" office:value-type="float" office:value="0.122534197189631" calcext:value-type="float">
            <text:p>0.1225341972</text:p>
          </table:table-cell>
        </table:table-row>
        <table:table-row table:style-name="ro1">
          <table:table-cell office:value-type="string" calcext:value-type="string">
            <text:p>GO_0019988</text:p>
          </table:table-cell>
          <table:table-cell office:value-type="float" office:value="0.0393891796437248" calcext:value-type="float">
            <text:p>0.0393891796</text:p>
          </table:table-cell>
          <table:table-cell office:value-type="float" office:value="-0.0268055664569045" calcext:value-type="float">
            <text:p>-0.0268055665</text:p>
          </table:table-cell>
          <table:table-cell table:formula="of:=SQRT( ( [.B$1]-[.B412]  )^2+([.C$1]-[.C412])^2)" office:value-type="float" office:value="0.123900060529433" calcext:value-type="float">
            <text:p>0.1239000605</text:p>
          </table:table-cell>
        </table:table-row>
        <table:table-row table:style-name="ro1">
          <table:table-cell office:value-type="string" calcext:value-type="string">
            <text:p>GO_0006004</text:p>
          </table:table-cell>
          <table:table-cell office:value-type="float" office:value="0.0354117044458644" calcext:value-type="float">
            <text:p>0.0354117044</text:p>
          </table:table-cell>
          <table:table-cell office:value-type="float" office:value="0.00919913245657999" calcext:value-type="float">
            <text:p>0.0091991325</text:p>
          </table:table-cell>
          <table:table-cell table:formula="of:=SQRT( ( [.B$1]-[.B413]  )^2+([.C$1]-[.C413])^2)" office:value-type="float" office:value="0.125704316678369" calcext:value-type="float">
            <text:p>0.1257043167</text:p>
          </table:table-cell>
        </table:table-row>
        <table:table-row table:style-name="ro1">
          <table:table-cell office:value-type="string" calcext:value-type="string">
            <text:p>GO_0006979</text:p>
          </table:table-cell>
          <table:table-cell office:value-type="float" office:value="0.03436901662565" calcext:value-type="float">
            <text:p>0.0343690166</text:p>
          </table:table-cell>
          <table:table-cell office:value-type="float" office:value="0.0077939370849376" calcext:value-type="float">
            <text:p>0.0077939371</text:p>
          </table:table-cell>
          <table:table-cell table:formula="of:=SQRT( ( [.B$1]-[.B414]  )^2+([.C$1]-[.C414])^2)" office:value-type="float" office:value="0.126633079006383" calcext:value-type="float">
            <text:p>0.126633079</text:p>
          </table:table-cell>
        </table:table-row>
        <table:table-row table:style-name="ro1">
          <table:table-cell office:value-type="string" calcext:value-type="string">
            <text:p>GO_0015996</text:p>
          </table:table-cell>
          <table:table-cell office:value-type="float" office:value="0.0553008883731887" calcext:value-type="float">
            <text:p>0.0553008884</text:p>
          </table:table-cell>
          <table:table-cell office:value-type="float" office:value="-0.0783304977763727" calcext:value-type="float">
            <text:p>-0.0783304978</text:p>
          </table:table-cell>
          <table:table-cell table:formula="of:=SQRT( ( [.B$1]-[.B415]  )^2+([.C$1]-[.C415])^2)" office:value-type="float" office:value="0.130436661723088" calcext:value-type="float">
            <text:p>0.1304366617</text:p>
          </table:table-cell>
        </table:table-row>
        <table:table-row table:style-name="ro1">
          <table:table-cell office:value-type="string" calcext:value-type="string">
            <text:p>GO_0006542</text:p>
          </table:table-cell>
          <table:table-cell office:value-type="float" office:value="0.032832578837034" calcext:value-type="float">
            <text:p>0.0328325788</text:p>
          </table:table-cell>
          <table:table-cell office:value-type="float" office:value="0.026873999291623" calcext:value-type="float">
            <text:p>0.0268739993</text:p>
          </table:table-cell>
          <table:table-cell table:formula="of:=SQRT( ( [.B$1]-[.B416]  )^2+([.C$1]-[.C416])^2)" office:value-type="float" office:value="0.130930554898273" calcext:value-type="float">
            <text:p>0.1309305549</text:p>
          </table:table-cell>
        </table:table-row>
        <table:table-row table:style-name="ro1">
          <table:table-cell office:value-type="string" calcext:value-type="string">
            <text:p>GO_0009405</text:p>
          </table:table-cell>
          <table:table-cell office:value-type="float" office:value="0.0304227565948153" calcext:value-type="float">
            <text:p>0.0304227566</text:p>
          </table:table-cell>
          <table:table-cell office:value-type="float" office:value="0.0155480733353928" calcext:value-type="float">
            <text:p>0.0155480733</text:p>
          </table:table-cell>
          <table:table-cell table:formula="of:=SQRT( ( [.B$1]-[.B417]  )^2+([.C$1]-[.C417])^2)" office:value-type="float" office:value="0.131345474895321" calcext:value-type="float">
            <text:p>0.1313454749</text:p>
          </table:table-cell>
        </table:table-row>
        <table:table-row table:style-name="ro1">
          <table:table-cell office:value-type="string" calcext:value-type="string">
            <text:p>GO_0045454</text:p>
          </table:table-cell>
          <table:table-cell office:value-type="float" office:value="0.0281189385044841" calcext:value-type="float">
            <text:p>0.0281189385</text:p>
          </table:table-cell>
          <table:table-cell office:value-type="float" office:value="0.0106085031730637" calcext:value-type="float">
            <text:p>0.0106085032</text:p>
          </table:table-cell>
          <table:table-cell table:formula="of:=SQRT( ( [.B$1]-[.B418]  )^2+([.C$1]-[.C418])^2)" office:value-type="float" office:value="0.133092527336113" calcext:value-type="float">
            <text:p>0.1330925273</text:p>
          </table:table-cell>
        </table:table-row>
        <table:table-row table:style-name="ro1">
          <table:table-cell office:value-type="string" calcext:value-type="string">
            <text:p>GO_0006523</text:p>
          </table:table-cell>
          <table:table-cell office:value-type="float" office:value="0.0301604794171281" calcext:value-type="float">
            <text:p>0.0301604794</text:p>
          </table:table-cell>
          <table:table-cell office:value-type="float" office:value="0.0280595197687003" calcext:value-type="float">
            <text:p>0.0280595198</text:p>
          </table:table-cell>
          <table:table-cell table:formula="of:=SQRT( ( [.B$1]-[.B419]  )^2+([.C$1]-[.C419])^2)" office:value-type="float" office:value="0.133797053152831" calcext:value-type="float">
            <text:p>0.1337970532</text:p>
          </table:table-cell>
        </table:table-row>
        <table:table-row table:style-name="ro1">
          <table:table-cell office:value-type="string" calcext:value-type="string">
            <text:p>GO_0016117</text:p>
          </table:table-cell>
          <table:table-cell office:value-type="float" office:value="0.0349866841125915" calcext:value-type="float">
            <text:p>0.0349866841</text:p>
          </table:table-cell>
          <table:table-cell office:value-type="float" office:value="0.050709707201189" calcext:value-type="float">
            <text:p>0.0507097072</text:p>
          </table:table-cell>
          <table:table-cell table:formula="of:=SQRT( ( [.B$1]-[.B420]  )^2+([.C$1]-[.C420])^2)" office:value-type="float" office:value="0.136068497723878" calcext:value-type="float">
            <text:p>0.1360684977</text:p>
          </table:table-cell>
        </table:table-row>
        <table:table-row table:style-name="ro1">
          <table:table-cell office:value-type="string" calcext:value-type="string">
            <text:p>GO_0006228</text:p>
          </table:table-cell>
          <table:table-cell office:value-type="float" office:value="0.024400652639243" calcext:value-type="float">
            <text:p>0.0244006526</text:p>
          </table:table-cell>
          <table:table-cell office:value-type="float" office:value="0.00151323815285502" calcext:value-type="float">
            <text:p>0.0015132382</text:p>
          </table:table-cell>
          <table:table-cell table:formula="of:=SQRT( ( [.B$1]-[.B421]  )^2+([.C$1]-[.C421])^2)" office:value-type="float" office:value="0.136296323518255" calcext:value-type="float">
            <text:p>0.1362963235</text:p>
          </table:table-cell>
        </table:table-row>
        <table:table-row table:style-name="ro1">
          <table:table-cell office:value-type="string" calcext:value-type="string">
            <text:p>GO_0006241</text:p>
          </table:table-cell>
          <table:table-cell office:value-type="float" office:value="0.024400652639243" calcext:value-type="float">
            <text:p>0.0244006526</text:p>
          </table:table-cell>
          <table:table-cell office:value-type="float" office:value="0.00151323815285502" calcext:value-type="float">
            <text:p>0.0015132382</text:p>
          </table:table-cell>
          <table:table-cell table:formula="of:=SQRT( ( [.B$1]-[.B422]  )^2+([.C$1]-[.C422])^2)" office:value-type="float" office:value="0.136296323518255" calcext:value-type="float">
            <text:p>0.1362963235</text:p>
          </table:table-cell>
        </table:table-row>
        <table:table-row table:style-name="ro1">
          <table:table-cell office:value-type="string" calcext:value-type="string">
            <text:p>GO_0006165</text:p>
          </table:table-cell>
          <table:table-cell office:value-type="float" office:value="0.024400652639243" calcext:value-type="float">
            <text:p>0.0244006526</text:p>
          </table:table-cell>
          <table:table-cell office:value-type="float" office:value="0.00151323815285502" calcext:value-type="float">
            <text:p>0.0015132382</text:p>
          </table:table-cell>
          <table:table-cell table:formula="of:=SQRT( ( [.B$1]-[.B423]  )^2+([.C$1]-[.C423])^2)" office:value-type="float" office:value="0.136296323518255" calcext:value-type="float">
            <text:p>0.1362963235</text:p>
          </table:table-cell>
        </table:table-row>
        <table:table-row table:style-name="ro1">
          <table:table-cell office:value-type="string" calcext:value-type="string">
            <text:p>GO_0006183</text:p>
          </table:table-cell>
          <table:table-cell office:value-type="float" office:value="0.024400652639243" calcext:value-type="float">
            <text:p>0.0244006526</text:p>
          </table:table-cell>
          <table:table-cell office:value-type="float" office:value="0.00151323815285502" calcext:value-type="float">
            <text:p>0.0015132382</text:p>
          </table:table-cell>
          <table:table-cell table:formula="of:=SQRT( ( [.B$1]-[.B424]  )^2+([.C$1]-[.C424])^2)" office:value-type="float" office:value="0.136296323518255" calcext:value-type="float">
            <text:p>0.1362963235</text:p>
          </table:table-cell>
        </table:table-row>
        <table:table-row table:style-name="ro1">
          <table:table-cell office:value-type="string" calcext:value-type="string">
            <text:p>GO_0031554</text:p>
          </table:table-cell>
          <table:table-cell office:value-type="float" office:value="0.0277080367876078" calcext:value-type="float">
            <text:p>0.0277080368</text:p>
          </table:table-cell>
          <table:table-cell office:value-type="float" office:value="0.0365489796290623" calcext:value-type="float">
            <text:p>0.0365489796</text:p>
          </table:table-cell>
          <table:table-cell table:formula="of:=SQRT( ( [.B$1]-[.B425]  )^2+([.C$1]-[.C425])^2)" office:value-type="float" office:value="0.138277685227562" calcext:value-type="float">
            <text:p>0.1382776852</text:p>
          </table:table-cell>
        </table:table-row>
        <table:table-row table:style-name="ro1">
          <table:table-cell office:value-type="string" calcext:value-type="string">
            <text:p>GO_0006094</text:p>
          </table:table-cell>
          <table:table-cell office:value-type="float" office:value="0.0230993077454646" calcext:value-type="float">
            <text:p>0.0230993077</text:p>
          </table:table-cell>
          <table:table-cell office:value-type="float" office:value="-0.0191744182890482" calcext:value-type="float">
            <text:p>-0.0191744183</text:p>
          </table:table-cell>
          <table:table-cell table:formula="of:=SQRT( ( [.B$1]-[.B426]  )^2+([.C$1]-[.C426])^2)" office:value-type="float" office:value="0.138704068262805" calcext:value-type="float">
            <text:p>0.1387040683</text:p>
          </table:table-cell>
        </table:table-row>
        <table:table-row table:style-name="ro1">
          <table:table-cell office:value-type="string" calcext:value-type="string">
            <text:p>GO_0006808</text:p>
          </table:table-cell>
          <table:table-cell office:value-type="float" office:value="0.0312915905552568" calcext:value-type="float">
            <text:p>0.0312915906</text:p>
          </table:table-cell>
          <table:table-cell office:value-type="float" office:value="0.0536666066706753" calcext:value-type="float">
            <text:p>0.0536666067</text:p>
          </table:table-cell>
          <table:table-cell table:formula="of:=SQRT( ( [.B$1]-[.B427]  )^2+([.C$1]-[.C427])^2)" office:value-type="float" office:value="0.140620847153182" calcext:value-type="float">
            <text:p>0.1406208472</text:p>
          </table:table-cell>
        </table:table-row>
        <table:table-row table:style-name="ro1">
          <table:table-cell office:value-type="string" calcext:value-type="string">
            <text:p>GO_0007423</text:p>
          </table:table-cell>
          <table:table-cell office:value-type="float" office:value="0.0553731963461705" calcext:value-type="float">
            <text:p>0.0553731963</text:p>
          </table:table-cell>
          <table:table-cell office:value-type="float" office:value="-0.0963653404077817" calcext:value-type="float">
            <text:p>-0.0963653404</text:p>
          </table:table-cell>
          <table:table-cell table:formula="of:=SQRT( ( [.B$1]-[.B428]  )^2+([.C$1]-[.C428])^2)" office:value-type="float" office:value="0.141764446580677" calcext:value-type="float">
            <text:p>0.1417644466</text:p>
          </table:table-cell>
        </table:table-row>
        <table:table-row table:style-name="ro1">
          <table:table-cell office:value-type="string" calcext:value-type="string">
            <text:p>GO_0045893</text:p>
          </table:table-cell>
          <table:table-cell office:value-type="float" office:value="0.0169451804960357" calcext:value-type="float">
            <text:p>0.0169451805</text:p>
          </table:table-cell>
          <table:table-cell office:value-type="float" office:value="0.022865171502589" calcext:value-type="float">
            <text:p>0.0228651715</text:p>
          </table:table-cell>
          <table:table-cell table:formula="of:=SQRT( ( [.B$1]-[.B429]  )^2+([.C$1]-[.C429])^2)" office:value-type="float" office:value="0.145760508937899" calcext:value-type="float">
            <text:p>0.1457605089</text:p>
          </table:table-cell>
        </table:table-row>
        <table:table-row table:style-name="ro1">
          <table:table-cell office:value-type="string" calcext:value-type="string">
            <text:p>GO_0006051</text:p>
          </table:table-cell>
          <table:table-cell office:value-type="float" office:value="0.0184593498118359" calcext:value-type="float">
            <text:p>0.0184593498</text:p>
          </table:table-cell>
          <table:table-cell office:value-type="float" office:value="0.0399030328899387" calcext:value-type="float">
            <text:p>0.0399030329</text:p>
          </table:table-cell>
          <table:table-cell table:formula="of:=SQRT( ( [.B$1]-[.B430]  )^2+([.C$1]-[.C430])^2)" office:value-type="float" office:value="0.148093535210051" calcext:value-type="float">
            <text:p>0.1480935352</text:p>
          </table:table-cell>
        </table:table-row>
        <table:table-row table:style-name="ro1">
          <table:table-cell office:value-type="string" calcext:value-type="string">
            <text:p>GO_0007155</text:p>
          </table:table-cell>
          <table:table-cell office:value-type="float" office:value="0.0146546697330569" calcext:value-type="float">
            <text:p>0.0146546697</text:p>
          </table:table-cell>
          <table:table-cell office:value-type="float" office:value="0.0289628841508305" calcext:value-type="float">
            <text:p>0.0289628842</text:p>
          </table:table-cell>
          <table:table-cell table:formula="of:=SQRT( ( [.B$1]-[.B431]  )^2+([.C$1]-[.C431])^2)" office:value-type="float" office:value="0.149142050419163" calcext:value-type="float">
            <text:p>0.1491420504</text:p>
          </table:table-cell>
        </table:table-row>
        <table:table-row table:style-name="ro1">
          <table:table-cell office:value-type="string" calcext:value-type="string">
            <text:p>GO_0071436</text:p>
          </table:table-cell>
          <table:table-cell office:value-type="float" office:value="0.0274645570139089" calcext:value-type="float">
            <text:p>0.027464557</text:p>
          </table:table-cell>
          <table:table-cell office:value-type="float" office:value="0.069466429318383" calcext:value-type="float">
            <text:p>0.0694664293</text:p>
          </table:table-cell>
          <table:table-cell table:formula="of:=SQRT( ( [.B$1]-[.B432]  )^2+([.C$1]-[.C432])^2)" office:value-type="float" office:value="0.150897609159219" calcext:value-type="float">
            <text:p>0.1508976092</text:p>
          </table:table-cell>
        </table:table-row>
        <table:table-row table:style-name="ro1">
          <table:table-cell office:value-type="string" calcext:value-type="string">
            <text:p>GO_0006021</text:p>
          </table:table-cell>
          <table:table-cell office:value-type="float" office:value="0.00967428711215934" calcext:value-type="float">
            <text:p>0.0096742871</text:p>
          </table:table-cell>
          <table:table-cell office:value-type="float" office:value="0.00232819164558141" calcext:value-type="float">
            <text:p>0.0023281916</text:p>
          </table:table-cell>
          <table:table-cell table:formula="of:=SQRT( ( [.B$1]-[.B433]  )^2+([.C$1]-[.C433])^2)" office:value-type="float" office:value="0.151037703618844" calcext:value-type="float">
            <text:p>0.1510377036</text:p>
          </table:table-cell>
        </table:table-row>
        <table:table-row table:style-name="ro1">
          <table:table-cell office:value-type="string" calcext:value-type="string">
            <text:p>GO_0042619</text:p>
          </table:table-cell>
          <table:table-cell office:value-type="float" office:value="0.015493172105907" calcext:value-type="float">
            <text:p>0.0154931721</text:p>
          </table:table-cell>
          <table:table-cell office:value-type="float" office:value="-0.0489522905034881" calcext:value-type="float">
            <text:p>-0.0489522905</text:p>
          </table:table-cell>
          <table:table-cell table:formula="of:=SQRT( ( [.B$1]-[.B434]  )^2+([.C$1]-[.C434])^2)" office:value-type="float" office:value="0.152749009158833" calcext:value-type="float">
            <text:p>0.1527490092</text:p>
          </table:table-cell>
        </table:table-row>
        <table:table-row table:style-name="ro1">
          <table:table-cell office:value-type="string" calcext:value-type="string">
            <text:p>GO_0019310</text:p>
          </table:table-cell>
          <table:table-cell office:value-type="float" office:value="0.0118331047081045" calcext:value-type="float">
            <text:p>0.0118331047</text:p>
          </table:table-cell>
          <table:table-cell office:value-type="float" office:value="-0.0385565466346128" calcext:value-type="float">
            <text:p>-0.0385565466</text:p>
          </table:table-cell>
          <table:table-cell table:formula="of:=SQRT( ( [.B$1]-[.B435]  )^2+([.C$1]-[.C435])^2)" office:value-type="float" office:value="0.153390206982375" calcext:value-type="float">
            <text:p>0.153390207</text:p>
          </table:table-cell>
        </table:table-row>
        <table:table-row table:style-name="ro1">
          <table:table-cell office:value-type="string" calcext:value-type="string">
            <text:p>GO_0006414</text:p>
          </table:table-cell>
          <table:table-cell office:value-type="float" office:value="0.00951390044963107" calcext:value-type="float">
            <text:p>0.0095139004</text:p>
          </table:table-cell>
          <table:table-cell office:value-type="float" office:value="0.0290766811748941" calcext:value-type="float">
            <text:p>0.0290766812</text:p>
          </table:table-cell>
          <table:table-cell table:formula="of:=SQRT( ( [.B$1]-[.B436]  )^2+([.C$1]-[.C436])^2)" office:value-type="float" office:value="0.15420091370268" calcext:value-type="float">
            <text:p>0.1542009137</text:p>
          </table:table-cell>
        </table:table-row>
        <table:table-row table:style-name="ro1">
          <table:table-cell office:value-type="string" calcext:value-type="string">
            <text:p>GO_0036065</text:p>
          </table:table-cell>
          <table:table-cell office:value-type="float" office:value="0.00934568933303339" calcext:value-type="float">
            <text:p>0.0093456893</text:p>
          </table:table-cell>
          <table:table-cell office:value-type="float" office:value="-0.0316727666755343" calcext:value-type="float">
            <text:p>-0.0316727667</text:p>
          </table:table-cell>
          <table:table-cell table:formula="of:=SQRT( ( [.B$1]-[.B437]  )^2+([.C$1]-[.C437])^2)" office:value-type="float" office:value="0.154309882503173" calcext:value-type="float">
            <text:p>0.1543098825</text:p>
          </table:table-cell>
        </table:table-row>
        <table:table-row table:style-name="ro1">
          <table:table-cell office:value-type="string" calcext:value-type="string">
            <text:p>GO_0009246</text:p>
          </table:table-cell>
          <table:table-cell office:value-type="float" office:value="0.00934568933303339" calcext:value-type="float">
            <text:p>0.0093456893</text:p>
          </table:table-cell>
          <table:table-cell office:value-type="float" office:value="-0.0316727666755343" calcext:value-type="float">
            <text:p>-0.0316727667</text:p>
          </table:table-cell>
          <table:table-cell table:formula="of:=SQRT( ( [.B$1]-[.B438]  )^2+([.C$1]-[.C438])^2)" office:value-type="float" office:value="0.154309882503173" calcext:value-type="float">
            <text:p>0.1543098825</text:p>
          </table:table-cell>
        </table:table-row>
        <table:table-row table:style-name="ro1">
          <table:table-cell office:value-type="string" calcext:value-type="string">
            <text:p>GO_0006556</text:p>
          </table:table-cell>
          <table:table-cell office:value-type="float" office:value="0.0061397375236636" calcext:value-type="float">
            <text:p>0.0061397375</text:p>
          </table:table-cell>
          <table:table-cell office:value-type="float" office:value="0.00319730339499488" calcext:value-type="float">
            <text:p>0.0031973034</text:p>
          </table:table-cell>
          <table:table-cell table:formula="of:=SQRT( ( [.B$1]-[.B439]  )^2+([.C$1]-[.C439])^2)" office:value-type="float" office:value="0.154594807822702" calcext:value-type="float">
            <text:p>0.1545948078</text:p>
          </table:table-cell>
        </table:table-row>
        <table:table-row table:style-name="ro1">
          <table:table-cell office:value-type="string" calcext:value-type="string">
            <text:p>GO_0009186</text:p>
          </table:table-cell>
          <table:table-cell office:value-type="float" office:value="0.0092588182800383" calcext:value-type="float">
            <text:p>0.0092588183</text:p>
          </table:table-cell>
          <table:table-cell office:value-type="float" office:value="0.0331020947409081" calcext:value-type="float">
            <text:p>0.0331020947</text:p>
          </table:table-cell>
          <table:table-cell table:formula="of:=SQRT( ( [.B$1]-[.B440]  )^2+([.C$1]-[.C440])^2)" office:value-type="float" office:value="0.155296452290423" calcext:value-type="float">
            <text:p>0.1552964523</text:p>
          </table:table-cell>
        </table:table-row>
        <table:table-row table:style-name="ro1">
          <table:table-cell office:value-type="string" calcext:value-type="string">
            <text:p>GO_0043248</text:p>
          </table:table-cell>
          <table:table-cell office:value-type="float" office:value="0.0124725293642355" calcext:value-type="float">
            <text:p>0.0124725294</text:p>
          </table:table-cell>
          <table:table-cell office:value-type="float" office:value="-0.0512568998361604" calcext:value-type="float">
            <text:p>-0.0512568998</text:p>
          </table:table-cell>
          <table:table-cell table:formula="of:=SQRT( ( [.B$1]-[.B441]  )^2+([.C$1]-[.C441])^2)" office:value-type="float" office:value="0.156341656788974" calcext:value-type="float">
            <text:p>0.1563416568</text:p>
          </table:table-cell>
        </table:table-row>
        <table:table-row table:style-name="ro1">
          <table:table-cell office:value-type="string" calcext:value-type="string">
            <text:p>GO_0000413</text:p>
          </table:table-cell>
          <table:table-cell office:value-type="float" office:value="0.00357935069998451" calcext:value-type="float">
            <text:p>0.0035793507</text:p>
          </table:table-cell>
          <table:table-cell office:value-type="float" office:value="0.00646989603689866" calcext:value-type="float">
            <text:p>0.006469896</text:p>
          </table:table-cell>
          <table:table-cell table:formula="of:=SQRT( ( [.B$1]-[.B442]  )^2+([.C$1]-[.C442])^2)" office:value-type="float" office:value="0.157284651294106" calcext:value-type="float">
            <text:p>0.1572846513</text:p>
          </table:table-cell>
        </table:table-row>
        <table:table-row table:style-name="ro1">
          <table:table-cell office:value-type="string" calcext:value-type="string">
            <text:p>GO_0000272</text:p>
          </table:table-cell>
          <table:table-cell office:value-type="float" office:value="0.00155706979148165" calcext:value-type="float">
            <text:p>0.0015570698</text:p>
          </table:table-cell>
          <table:table-cell office:value-type="float" office:value="0.00961660509923268" calcext:value-type="float">
            <text:p>0.0096166051</text:p>
          </table:table-cell>
          <table:table-cell table:formula="of:=SQRT( ( [.B$1]-[.B443]  )^2+([.C$1]-[.C443])^2)" office:value-type="float" office:value="0.159491618633559" calcext:value-type="float">
            <text:p>0.1594916186</text:p>
          </table:table-cell>
        </table:table-row>
        <table:table-row table:style-name="ro1">
          <table:table-cell office:value-type="string" calcext:value-type="string">
            <text:p>GO_0051603</text:p>
          </table:table-cell>
          <table:table-cell office:value-type="float" office:value="-0.000194422760043542" calcext:value-type="float">
            <text:p>-0.0001944228</text:p>
          </table:table-cell>
          <table:table-cell office:value-type="float" office:value="0.000158656303936699" calcext:value-type="float">
            <text:p>0.0001586563</text:p>
          </table:table-cell>
          <table:table-cell table:formula="of:=SQRT( ( [.B$1]-[.B444]  )^2+([.C$1]-[.C444])^2)" office:value-type="float" office:value="0.160867342541805" calcext:value-type="float">
            <text:p>0.1608673425</text:p>
          </table:table-cell>
        </table:table-row>
        <table:table-row table:style-name="ro1">
          <table:table-cell office:value-type="string" calcext:value-type="string">
            <text:p>GO_0046373</text:p>
          </table:table-cell>
          <table:table-cell office:value-type="float" office:value="0.00156263341393187" calcext:value-type="float">
            <text:p>0.0015626334</text:p>
          </table:table-cell>
          <table:table-cell office:value-type="float" office:value="0.0248606978102931" calcext:value-type="float">
            <text:p>0.0248606978</text:p>
          </table:table-cell>
          <table:table-cell table:formula="of:=SQRT( ( [.B$1]-[.B445]  )^2+([.C$1]-[.C445])^2)" office:value-type="float" office:value="0.161261549999097" calcext:value-type="float">
            <text:p>0.16126155</text:p>
          </table:table-cell>
        </table:table-row>
        <table:table-row table:style-name="ro1">
          <table:table-cell office:value-type="string" calcext:value-type="string">
            <text:p>GO_0044780</text:p>
          </table:table-cell>
          <table:table-cell office:value-type="float" office:value="0.00261027125375595" calcext:value-type="float">
            <text:p>0.0026102713</text:p>
          </table:table-cell>
          <table:table-cell office:value-type="float" office:value="0.0326413733312975" calcext:value-type="float">
            <text:p>0.0326413733</text:p>
          </table:table-cell>
          <table:table-cell table:formula="of:=SQRT( ( [.B$1]-[.B446]  )^2+([.C$1]-[.C446])^2)" office:value-type="float" office:value="0.161687466356307" calcext:value-type="float">
            <text:p>0.1616874664</text:p>
          </table:table-cell>
        </table:table-row>
        <table:table-row table:style-name="ro1">
          <table:table-cell office:value-type="string" calcext:value-type="string">
            <text:p>GO_0007005</text:p>
          </table:table-cell>
          <table:table-cell office:value-type="float" office:value="0.0537377257489173" calcext:value-type="float">
            <text:p>0.0537377257</text:p>
          </table:table-cell>
          <table:table-cell office:value-type="float" office:value="-0.123029388747687" calcext:value-type="float">
            <text:p>-0.1230293887</text:p>
          </table:table-cell>
          <table:table-cell table:formula="of:=SQRT( ( [.B$1]-[.B447]  )^2+([.C$1]-[.C447])^2)" office:value-type="float" office:value="0.161917848663181" calcext:value-type="float">
            <text:p>0.1619178487</text:p>
          </table:table-cell>
        </table:table-row>
        <table:table-row table:style-name="ro1">
          <table:table-cell office:value-type="string" calcext:value-type="string">
            <text:p>GO_0006013</text:p>
          </table:table-cell>
          <table:table-cell office:value-type="float" office:value="0.00160984264980997" calcext:value-type="float">
            <text:p>0.0016098426</text:p>
          </table:table-cell>
          <table:table-cell office:value-type="float" office:value="-0.0367486981996781" calcext:value-type="float">
            <text:p>-0.0367486982</text:p>
          </table:table-cell>
          <table:table-cell table:formula="of:=SQRT( ( [.B$1]-[.B448]  )^2+([.C$1]-[.C448])^2)" office:value-type="float" office:value="0.162927074597955" calcext:value-type="float">
            <text:p>0.1629270746</text:p>
          </table:table-cell>
        </table:table-row>
        <table:table-row table:style-name="ro1">
          <table:table-cell office:value-type="string" calcext:value-type="string">
            <text:p>GO_0007156</text:p>
          </table:table-cell>
          <table:table-cell office:value-type="float" office:value="-0.00274709741046936" calcext:value-type="float">
            <text:p>-0.0027470974</text:p>
          </table:table-cell>
          <table:table-cell office:value-type="float" office:value="-0.0196945629134977" calcext:value-type="float">
            <text:p>-0.0196945629</text:p>
          </table:table-cell>
          <table:table-cell table:formula="of:=SQRT( ( [.B$1]-[.B449]  )^2+([.C$1]-[.C449])^2)" office:value-type="float" office:value="0.164428496670268" calcext:value-type="float">
            <text:p>0.1644284967</text:p>
          </table:table-cell>
        </table:table-row>
        <table:table-row table:style-name="ro1">
          <table:table-cell office:value-type="string" calcext:value-type="string">
            <text:p>GO_0019538</text:p>
          </table:table-cell>
          <table:table-cell office:value-type="float" office:value="-0.00390716173664824" calcext:value-type="float">
            <text:p>-0.0039071617</text:p>
          </table:table-cell>
          <table:table-cell office:value-type="float" office:value="-0.0016089582098396" calcext:value-type="float">
            <text:p>-0.0016089582</text:p>
          </table:table-cell>
          <table:table-cell table:formula="of:=SQRT( ( [.B$1]-[.B450]  )^2+([.C$1]-[.C450])^2)" office:value-type="float" office:value="0.16457222335591" calcext:value-type="float">
            <text:p>0.1645722234</text:p>
          </table:table-cell>
        </table:table-row>
        <table:table-row table:style-name="ro1">
          <table:table-cell office:value-type="string" calcext:value-type="string">
            <text:p>GO_0006635</text:p>
          </table:table-cell>
          <table:table-cell office:value-type="float" office:value="-0.00230608914757432" calcext:value-type="float">
            <text:p>-0.0023060891</text:p>
          </table:table-cell>
          <table:table-cell office:value-type="float" office:value="-0.0294635220995641" calcext:value-type="float">
            <text:p>-0.0294635221</text:p>
          </table:table-cell>
          <table:table-cell table:formula="of:=SQRT( ( [.B$1]-[.B451]  )^2+([.C$1]-[.C451])^2)" office:value-type="float" office:value="0.165362872078249" calcext:value-type="float">
            <text:p>0.1653628721</text:p>
          </table:table-cell>
        </table:table-row>
        <table:table-row table:style-name="ro1">
          <table:table-cell office:value-type="string" calcext:value-type="string">
            <text:p>GO_0006488</text:p>
          </table:table-cell>
          <table:table-cell office:value-type="float" office:value="0.0042319440484128" calcext:value-type="float">
            <text:p>0.004231944</text:p>
          </table:table-cell>
          <table:table-cell office:value-type="float" office:value="0.0590594432334823" calcext:value-type="float">
            <text:p>0.0590594432</text:p>
          </table:table-cell>
          <table:table-cell table:formula="of:=SQRT( ( [.B$1]-[.B452]  )^2+([.C$1]-[.C452])^2)" office:value-type="float" office:value="0.167724443438047" calcext:value-type="float">
            <text:p>0.1677244434</text:p>
          </table:table-cell>
        </table:table-row>
        <table:table-row table:style-name="ro1">
          <table:table-cell office:value-type="string" calcext:value-type="string">
            <text:p>GO_0007094</text:p>
          </table:table-cell>
          <table:table-cell office:value-type="float" office:value="-0.00693117210166084" calcext:value-type="float">
            <text:p>-0.0069311721</text:p>
          </table:table-cell>
          <table:table-cell office:value-type="float" office:value="0.0104521098591082" calcext:value-type="float">
            <text:p>0.0104521099</text:p>
          </table:table-cell>
          <table:table-cell table:formula="of:=SQRT( ( [.B$1]-[.B453]  )^2+([.C$1]-[.C453])^2)" office:value-type="float" office:value="0.168017538904821" calcext:value-type="float">
            <text:p>0.1680175389</text:p>
          </table:table-cell>
        </table:table-row>
        <table:table-row table:style-name="ro1">
          <table:table-cell office:value-type="string" calcext:value-type="string">
            <text:p>GO_0006032</text:p>
          </table:table-cell>
          <table:table-cell office:value-type="float" office:value="-0.00939928655451774" calcext:value-type="float">
            <text:p>-0.0093992866</text:p>
          </table:table-cell>
          <table:table-cell office:value-type="float" office:value="-0.00325470109392499" calcext:value-type="float">
            <text:p>-0.0032547011</text:p>
          </table:table-cell>
          <table:table-cell table:formula="of:=SQRT( ( [.B$1]-[.B454]  )^2+([.C$1]-[.C454])^2)" office:value-type="float" office:value="0.170073942167949" calcext:value-type="float">
            <text:p>0.1700739422</text:p>
          </table:table-cell>
        </table:table-row>
        <table:table-row table:style-name="ro1">
          <table:table-cell office:value-type="string" calcext:value-type="string">
            <text:p>GO_0006796</text:p>
          </table:table-cell>
          <table:table-cell office:value-type="float" office:value="-0.010231415339447" calcext:value-type="float">
            <text:p>-0.0102314153</text:p>
          </table:table-cell>
          <table:table-cell office:value-type="float" office:value="0.00223238762488605" calcext:value-type="float">
            <text:p>0.0022323876</text:p>
          </table:table-cell>
          <table:table-cell table:formula="of:=SQRT( ( [.B$1]-[.B455]  )^2+([.C$1]-[.C455])^2)" office:value-type="float" office:value="0.170935846031406" calcext:value-type="float">
            <text:p>0.170935846</text:p>
          </table:table-cell>
        </table:table-row>
        <table:table-row table:style-name="ro1">
          <table:table-cell office:value-type="string" calcext:value-type="string">
            <text:p>GO_0007623</text:p>
          </table:table-cell>
          <table:table-cell office:value-type="float" office:value="0.0218286367568271" calcext:value-type="float">
            <text:p>0.0218286368</text:p>
          </table:table-cell>
          <table:table-cell office:value-type="float" office:value="0.0988863755164602" calcext:value-type="float">
            <text:p>0.0988863755</text:p>
          </table:table-cell>
          <table:table-cell table:formula="of:=SQRT( ( [.B$1]-[.B456]  )^2+([.C$1]-[.C456])^2)" office:value-type="float" office:value="0.171291950195697" calcext:value-type="float">
            <text:p>0.1712919502</text:p>
          </table:table-cell>
        </table:table-row>
        <table:table-row table:style-name="ro1">
          <table:table-cell office:value-type="string" calcext:value-type="string">
            <text:p>GO_0006486</text:p>
          </table:table-cell>
          <table:table-cell office:value-type="float" office:value="-0.00926796603763497" calcext:value-type="float">
            <text:p>-0.009267966</text:p>
          </table:table-cell>
          <table:table-cell office:value-type="float" office:value="-0.034559430878706" calcext:value-type="float">
            <text:p>-0.0345594309</text:p>
          </table:table-cell>
          <table:table-cell table:formula="of:=SQRT( ( [.B$1]-[.B457]  )^2+([.C$1]-[.C457])^2)" office:value-type="float" office:value="0.173130280332" calcext:value-type="float">
            <text:p>0.1731302803</text:p>
          </table:table-cell>
        </table:table-row>
        <table:table-row table:style-name="ro1">
          <table:table-cell office:value-type="string" calcext:value-type="string">
            <text:p>GO_0006811</text:p>
          </table:table-cell>
          <table:table-cell office:value-type="float" office:value="-0.0111249558096546" calcext:value-type="float">
            <text:p>-0.0111249558</text:p>
          </table:table-cell>
          <table:table-cell office:value-type="float" office:value="-0.0243622922005587" calcext:value-type="float">
            <text:p>-0.0243622922</text:p>
          </table:table-cell>
          <table:table-cell table:formula="of:=SQRT( ( [.B$1]-[.B458]  )^2+([.C$1]-[.C458])^2)" office:value-type="float" office:value="0.173312454357672" calcext:value-type="float">
            <text:p>0.1733124544</text:p>
          </table:table-cell>
        </table:table-row>
        <table:table-row table:style-name="ro1">
          <table:table-cell office:value-type="string" calcext:value-type="string">
            <text:p>GO_0044341</text:p>
          </table:table-cell>
          <table:table-cell office:value-type="float" office:value="-0.012255679533219" calcext:value-type="float">
            <text:p>-0.0122556795</text:p>
          </table:table-cell>
          <table:table-cell office:value-type="float" office:value="-0.0383081616141224" calcext:value-type="float">
            <text:p>-0.0383081616</text:p>
          </table:table-cell>
          <table:table-cell table:formula="of:=SQRT( ( [.B$1]-[.B459]  )^2+([.C$1]-[.C459])^2)" office:value-type="float" office:value="0.176807256944701" calcext:value-type="float">
            <text:p>0.1768072569</text:p>
          </table:table-cell>
        </table:table-row>
        <table:table-row table:style-name="ro1">
          <table:table-cell office:value-type="string" calcext:value-type="string">
            <text:p>GO_0007031</text:p>
          </table:table-cell>
          <table:table-cell office:value-type="float" office:value="-0.0203110640325064" calcext:value-type="float">
            <text:p>-0.020311064</text:p>
          </table:table-cell>
          <table:table-cell office:value-type="float" office:value="0.00161642556394821" calcext:value-type="float">
            <text:p>0.0016164256</text:p>
          </table:table-cell>
          <table:table-cell table:formula="of:=SQRT( ( [.B$1]-[.B460]  )^2+([.C$1]-[.C460])^2)" office:value-type="float" office:value="0.181001848344357" calcext:value-type="float">
            <text:p>0.1810018483</text:p>
          </table:table-cell>
        </table:table-row>
        <table:table-row table:style-name="ro1">
          <table:table-cell office:value-type="string" calcext:value-type="string">
            <text:p>GO_0043547</text:p>
          </table:table-cell>
          <table:table-cell office:value-type="float" office:value="-0.0154060054414651" calcext:value-type="float">
            <text:p>-0.0154060054</text:p>
          </table:table-cell>
          <table:table-cell office:value-type="float" office:value="-0.0616946734110482" calcext:value-type="float">
            <text:p>-0.0616946734</text:p>
          </table:table-cell>
          <table:table-cell table:formula="of:=SQRT( ( [.B$1]-[.B461]  )^2+([.C$1]-[.C461])^2)" office:value-type="float" office:value="0.186095681713101" calcext:value-type="float">
            <text:p>0.1860956817</text:p>
          </table:table-cell>
        </table:table-row>
        <table:table-row table:style-name="ro1">
          <table:table-cell office:value-type="string" calcext:value-type="string">
            <text:p>GO_0019058</text:p>
          </table:table-cell>
          <table:table-cell office:value-type="float" office:value="-0.0223489742092966" calcext:value-type="float">
            <text:p>-0.0223489742</text:p>
          </table:table-cell>
          <table:table-cell office:value-type="float" office:value="-0.0485171288082019" calcext:value-type="float">
            <text:p>-0.0485171288</text:p>
          </table:table-cell>
          <table:table-cell table:formula="of:=SQRT( ( [.B$1]-[.B462]  )^2+([.C$1]-[.C462])^2)" office:value-type="float" office:value="0.188971827135659" calcext:value-type="float">
            <text:p>0.1889718271</text:p>
          </table:table-cell>
        </table:table-row>
        <table:table-row table:style-name="ro1">
          <table:table-cell office:value-type="string" calcext:value-type="string">
            <text:p>GO_0006351</text:p>
          </table:table-cell>
          <table:table-cell office:value-type="float" office:value="-0.0212987982988029" calcext:value-type="float">
            <text:p>-0.0212987983</text:p>
          </table:table-cell>
          <table:table-cell office:value-type="float" office:value="0.0540298836483853" calcext:value-type="float">
            <text:p>0.0540298836</text:p>
          </table:table-cell>
          <table:table-cell table:formula="of:=SQRT( ( [.B$1]-[.B463]  )^2+([.C$1]-[.C463])^2)" office:value-type="float" office:value="0.190230740987184" calcext:value-type="float">
            <text:p>0.190230741</text:p>
          </table:table-cell>
        </table:table-row>
        <table:table-row table:style-name="ro1">
          <table:table-cell office:value-type="string" calcext:value-type="string">
            <text:p>GO_0006605</text:p>
          </table:table-cell>
          <table:table-cell office:value-type="float" office:value="-0.0252037374975489" calcext:value-type="float">
            <text:p>-0.0252037375</text:p>
          </table:table-cell>
          <table:table-cell office:value-type="float" office:value="0.0395055686975288" calcext:value-type="float">
            <text:p>0.0395055687</text:p>
          </table:table-cell>
          <table:table-cell table:formula="of:=SQRT( ( [.B$1]-[.B464]  )^2+([.C$1]-[.C464])^2)" office:value-type="float" office:value="0.190325318238447" calcext:value-type="float">
            <text:p>0.1903253182</text:p>
          </table:table-cell>
        </table:table-row>
        <table:table-row table:style-name="ro1">
          <table:table-cell office:value-type="string" calcext:value-type="string">
            <text:p>GO_0016560</text:p>
          </table:table-cell>
          <table:table-cell office:value-type="float" office:value="0.0671243953580524" calcext:value-type="float">
            <text:p>0.0671243954</text:p>
          </table:table-cell>
          <table:table-cell office:value-type="float" office:value="-0.168366947214135" calcext:value-type="float">
            <text:p>-0.1683669472</text:p>
          </table:table-cell>
          <table:table-cell table:formula="of:=SQRT( ( [.B$1]-[.B465]  )^2+([.C$1]-[.C465])^2)" office:value-type="float" office:value="0.191348920925986" calcext:value-type="float">
            <text:p>0.1913489209</text:p>
          </table:table-cell>
        </table:table-row>
        <table:table-row table:style-name="ro1">
          <table:table-cell office:value-type="string" calcext:value-type="string">
            <text:p>GO_0006109</text:p>
          </table:table-cell>
          <table:table-cell office:value-type="float" office:value="-0.0268155126346527" calcext:value-type="float">
            <text:p>-0.0268155126</text:p>
          </table:table-cell>
          <table:table-cell office:value-type="float" office:value="0.0369437041902493" calcext:value-type="float">
            <text:p>0.0369437042</text:p>
          </table:table-cell>
          <table:table-cell table:formula="of:=SQRT( ( [.B$1]-[.B466]  )^2+([.C$1]-[.C466])^2)" office:value-type="float" office:value="0.19136940799545" calcext:value-type="float">
            <text:p>0.191369408</text:p>
          </table:table-cell>
        </table:table-row>
        <table:table-row table:style-name="ro1">
          <table:table-cell office:value-type="string" calcext:value-type="string">
            <text:p>GO_0007034</text:p>
          </table:table-cell>
          <table:table-cell office:value-type="float" office:value="-0.0312910205342385" calcext:value-type="float">
            <text:p>-0.0312910205</text:p>
          </table:table-cell>
          <table:table-cell office:value-type="float" office:value="-0.0124619790447317" calcext:value-type="float">
            <text:p>-0.012461979</text:p>
          </table:table-cell>
          <table:table-cell table:formula="of:=SQRT( ( [.B$1]-[.B467]  )^2+([.C$1]-[.C467])^2)" office:value-type="float" office:value="0.192272166090018" calcext:value-type="float">
            <text:p>0.1922721661</text:p>
          </table:table-cell>
        </table:table-row>
        <table:table-row table:style-name="ro1">
          <table:table-cell office:value-type="string" calcext:value-type="string">
            <text:p>GO_0005978</text:p>
          </table:table-cell>
          <table:table-cell office:value-type="float" office:value="-0.025258317176652" calcext:value-type="float">
            <text:p>-0.0252583172</text:p>
          </table:table-cell>
          <table:table-cell office:value-type="float" office:value="-0.0535059122433434" calcext:value-type="float">
            <text:p>-0.0535059122</text:p>
          </table:table-cell>
          <table:table-cell table:formula="of:=SQRT( ( [.B$1]-[.B468]  )^2+([.C$1]-[.C468])^2)" office:value-type="float" office:value="0.193075939719199" calcext:value-type="float">
            <text:p>0.1930759397</text:p>
          </table:table-cell>
        </table:table-row>
        <table:table-row table:style-name="ro1">
          <table:table-cell office:value-type="string" calcext:value-type="string">
            <text:p>GO_0006665</text:p>
          </table:table-cell>
          <table:table-cell office:value-type="float" office:value="-0.0317187980619351" calcext:value-type="float">
            <text:p>-0.0317187981</text:p>
          </table:table-cell>
          <table:table-cell office:value-type="float" office:value="0.0239213908414835" calcext:value-type="float">
            <text:p>0.0239213908</text:p>
          </table:table-cell>
          <table:table-cell table:formula="of:=SQRT( ( [.B$1]-[.B469]  )^2+([.C$1]-[.C469])^2)" office:value-type="float" office:value="0.194048246021081" calcext:value-type="float">
            <text:p>0.194048246</text:p>
          </table:table-cell>
        </table:table-row>
        <table:table-row table:style-name="ro1">
          <table:table-cell office:value-type="string" calcext:value-type="string">
            <text:p>GO_0009636</text:p>
          </table:table-cell>
          <table:table-cell office:value-type="float" office:value="-0.0135566899047418" calcext:value-type="float">
            <text:p>-0.0135566899</text:p>
          </table:table-cell>
          <table:table-cell office:value-type="float" office:value="0.0886733985950629" calcext:value-type="float">
            <text:p>0.0886733986</text:p>
          </table:table-cell>
          <table:table-cell table:formula="of:=SQRT( ( [.B$1]-[.B470]  )^2+([.C$1]-[.C470])^2)" office:value-type="float" office:value="0.196146967027637" calcext:value-type="float">
            <text:p>0.196146967</text:p>
          </table:table-cell>
        </table:table-row>
        <table:table-row table:style-name="ro1">
          <table:table-cell office:value-type="string" calcext:value-type="string">
            <text:p>GO_0006730</text:p>
          </table:table-cell>
          <table:table-cell office:value-type="float" office:value="-0.0360662223258307" calcext:value-type="float">
            <text:p>-0.0360662223</text:p>
          </table:table-cell>
          <table:table-cell office:value-type="float" office:value="0.0150563913541689" calcext:value-type="float">
            <text:p>0.0150563914</text:p>
          </table:table-cell>
          <table:table-cell table:formula="of:=SQRT( ( [.B$1]-[.B471]  )^2+([.C$1]-[.C471])^2)" office:value-type="float" office:value="0.197421626239487" calcext:value-type="float">
            <text:p>0.1974216262</text:p>
          </table:table-cell>
        </table:table-row>
        <table:table-row table:style-name="ro1">
          <table:table-cell office:value-type="string" calcext:value-type="string">
            <text:p>GO_0030435</text:p>
          </table:table-cell>
          <table:table-cell office:value-type="float" office:value="-0.0386851078092158" calcext:value-type="float">
            <text:p>-0.0386851078</text:p>
          </table:table-cell>
          <table:table-cell office:value-type="float" office:value="0.0172255299294883" calcext:value-type="float">
            <text:p>0.0172255299</text:p>
          </table:table-cell>
          <table:table-cell table:formula="of:=SQRT( ( [.B$1]-[.B472]  )^2+([.C$1]-[.C472])^2)" office:value-type="float" office:value="0.200222030686323" calcext:value-type="float">
            <text:p>0.2002220307</text:p>
          </table:table-cell>
        </table:table-row>
        <table:table-row table:style-name="ro1">
          <table:table-cell office:value-type="string" calcext:value-type="string">
            <text:p>GO_0015689</text:p>
          </table:table-cell>
          <table:table-cell office:value-type="float" office:value="-0.0382704396258098" calcext:value-type="float">
            <text:p>-0.0382704396</text:p>
          </table:table-cell>
          <table:table-cell office:value-type="float" office:value="-0.0270279399161973" calcext:value-type="float">
            <text:p>-0.0270279399</text:p>
          </table:table-cell>
          <table:table-cell table:formula="of:=SQRT( ( [.B$1]-[.B473]  )^2+([.C$1]-[.C473])^2)" office:value-type="float" office:value="0.200574266324186" calcext:value-type="float">
            <text:p>0.2005742663</text:p>
          </table:table-cell>
        </table:table-row>
        <table:table-row table:style-name="ro1">
          <table:table-cell office:value-type="string" calcext:value-type="string">
            <text:p>GO_0043571</text:p>
          </table:table-cell>
          <table:table-cell office:value-type="float" office:value="0.0405326692382373" calcext:value-type="float">
            <text:p>0.0405326692</text:p>
          </table:table-cell>
          <table:table-cell office:value-type="float" office:value="-0.163840474567223" calcext:value-type="float">
            <text:p>-0.1638404746</text:p>
          </table:table-cell>
          <table:table-cell table:formula="of:=SQRT( ( [.B$1]-[.B474]  )^2+([.C$1]-[.C474])^2)" office:value-type="float" office:value="0.202004083628638" calcext:value-type="float">
            <text:p>0.2020040836</text:p>
          </table:table-cell>
        </table:table-row>
        <table:table-row table:style-name="ro1">
          <table:table-cell office:value-type="string" calcext:value-type="string">
            <text:p>GO_0048280</text:p>
          </table:table-cell>
          <table:table-cell office:value-type="float" office:value="-0.0417616082086974" calcext:value-type="float">
            <text:p>-0.0417616082</text:p>
          </table:table-cell>
          <table:table-cell office:value-type="float" office:value="-0.018687242550039" calcext:value-type="float">
            <text:p>-0.0186872426</text:p>
          </table:table-cell>
          <table:table-cell table:formula="of:=SQRT( ( [.B$1]-[.B475]  )^2+([.C$1]-[.C475])^2)" office:value-type="float" office:value="0.203159999075144" calcext:value-type="float">
            <text:p>0.2031599991</text:p>
          </table:table-cell>
        </table:table-row>
        <table:table-row table:style-name="ro1">
          <table:table-cell office:value-type="string" calcext:value-type="string">
            <text:p>GO_0015992</text:p>
          </table:table-cell>
          <table:table-cell office:value-type="float" office:value="-0.0444390272261843" calcext:value-type="float">
            <text:p>-0.0444390272</text:p>
          </table:table-cell>
          <table:table-cell office:value-type="float" office:value="0.0254772616909305" calcext:value-type="float">
            <text:p>0.0254772617</text:p>
          </table:table-cell>
          <table:table-cell table:formula="of:=SQRT( ( [.B$1]-[.B476]  )^2+([.C$1]-[.C476])^2)" office:value-type="float" office:value="0.206862748083125" calcext:value-type="float">
            <text:p>0.2068627481</text:p>
          </table:table-cell>
        </table:table-row>
        <table:table-row table:style-name="ro1">
          <table:table-cell office:value-type="string" calcext:value-type="string">
            <text:p>GO_0000001</text:p>
          </table:table-cell>
          <table:table-cell office:value-type="float" office:value="0.0671967033310343" calcext:value-type="float">
            <text:p>0.0671967033</text:p>
          </table:table-cell>
          <table:table-cell office:value-type="float" office:value="-0.186401789845544" calcext:value-type="float">
            <text:p>-0.1864017898</text:p>
          </table:table-cell>
          <table:table-cell table:formula="of:=SQRT( ( [.B$1]-[.B477]  )^2+([.C$1]-[.C477])^2)" office:value-type="float" office:value="0.207236920922528" calcext:value-type="float">
            <text:p>0.2072369209</text:p>
          </table:table-cell>
        </table:table-row>
        <table:table-row table:style-name="ro1">
          <table:table-cell office:value-type="string" calcext:value-type="string">
            <text:p>GO_0006370</text:p>
          </table:table-cell>
          <table:table-cell office:value-type="float" office:value="-0.0463905577027579" calcext:value-type="float">
            <text:p>-0.0463905577</text:p>
          </table:table-cell>
          <table:table-cell office:value-type="float" office:value="-0.014663579323776" calcext:value-type="float">
            <text:p>-0.0146635793</text:p>
          </table:table-cell>
          <table:table-cell table:formula="of:=SQRT( ( [.B$1]-[.B478]  )^2+([.C$1]-[.C478])^2)" office:value-type="float" office:value="0.207477357330318" calcext:value-type="float">
            <text:p>0.2074773573</text:p>
          </table:table-cell>
        </table:table-row>
        <table:table-row table:style-name="ro1">
          <table:table-cell office:value-type="string" calcext:value-type="string">
            <text:p>GO_0009607</text:p>
          </table:table-cell>
          <table:table-cell office:value-type="float" office:value="-0.0452905350671226" calcext:value-type="float">
            <text:p>-0.0452905351</text:p>
          </table:table-cell>
          <table:table-cell office:value-type="float" office:value="-0.0332105749999566" calcext:value-type="float">
            <text:p>-0.033210575</text:p>
          </table:table-cell>
          <table:table-cell table:formula="of:=SQRT( ( [.B$1]-[.B479]  )^2+([.C$1]-[.C479])^2)" office:value-type="float" office:value="0.208391541747285" calcext:value-type="float">
            <text:p>0.2083915417</text:p>
          </table:table-cell>
        </table:table-row>
        <table:table-row table:style-name="ro1">
          <table:table-cell office:value-type="string" calcext:value-type="string">
            <text:p>GO_0001510</text:p>
          </table:table-cell>
          <table:table-cell office:value-type="float" office:value="-0.0517238623946468" calcext:value-type="float">
            <text:p>-0.0517238624</text:p>
          </table:table-cell>
          <table:table-cell office:value-type="float" office:value="-0.0175612079169485" calcext:value-type="float">
            <text:p>-0.0175612079</text:p>
          </table:table-cell>
          <table:table-cell table:formula="of:=SQRT( ( [.B$1]-[.B480]  )^2+([.C$1]-[.C480])^2)" office:value-type="float" office:value="0.212999784267198" calcext:value-type="float">
            <text:p>0.2129997843</text:p>
          </table:table-cell>
        </table:table-row>
        <table:table-row table:style-name="ro1">
          <table:table-cell office:value-type="string" calcext:value-type="string">
            <text:p>GO_0009452</text:p>
          </table:table-cell>
          <table:table-cell office:value-type="float" office:value="-0.0517238623946468" calcext:value-type="float">
            <text:p>-0.0517238624</text:p>
          </table:table-cell>
          <table:table-cell office:value-type="float" office:value="-0.0175612079169485" calcext:value-type="float">
            <text:p>-0.0175612079</text:p>
          </table:table-cell>
          <table:table-cell table:formula="of:=SQRT( ( [.B$1]-[.B481]  )^2+([.C$1]-[.C481])^2)" office:value-type="float" office:value="0.212999784267198" calcext:value-type="float">
            <text:p>0.2129997843</text:p>
          </table:table-cell>
        </table:table-row>
        <table:table-row table:style-name="ro1">
          <table:table-cell office:value-type="string" calcext:value-type="string">
            <text:p>GO_0031221</text:p>
          </table:table-cell>
          <table:table-cell office:value-type="float" office:value="-0.0513946560895788" calcext:value-type="float">
            <text:p>-0.0513946561</text:p>
          </table:table-cell>
          <table:table-cell office:value-type="float" office:value="-0.0359848191780417" calcext:value-type="float">
            <text:p>-0.0359848192</text:p>
          </table:table-cell>
          <table:table-cell table:formula="of:=SQRT( ( [.B$1]-[.B482]  )^2+([.C$1]-[.C482])^2)" office:value-type="float" office:value="0.214854890977916" calcext:value-type="float">
            <text:p>0.214854891</text:p>
          </table:table-cell>
        </table:table-row>
        <table:table-row table:style-name="ro1">
          <table:table-cell office:value-type="string" calcext:value-type="string">
            <text:p>GO_0010508</text:p>
          </table:table-cell>
          <table:table-cell office:value-type="float" office:value="-0.00919630027954495" calcext:value-type="float">
            <text:p>-0.0091963003</text:p>
          </table:table-cell>
          <table:table-cell office:value-type="float" office:value="0.13487412001392" calcext:value-type="float">
            <text:p>0.13487412</text:p>
          </table:table-cell>
          <table:table-cell table:formula="of:=SQRT( ( [.B$1]-[.B483]  )^2+([.C$1]-[.C483])^2)" office:value-type="float" office:value="0.217794448325266" calcext:value-type="float">
            <text:p>0.2177944483</text:p>
          </table:table-cell>
        </table:table-row>
        <table:table-row table:style-name="ro1">
          <table:table-cell office:value-type="string" calcext:value-type="string">
            <text:p>GO_0042254</text:p>
          </table:table-cell>
          <table:table-cell office:value-type="float" office:value="-0.0558623659593153" calcext:value-type="float">
            <text:p>-0.055862366</text:p>
          </table:table-cell>
          <table:table-cell office:value-type="float" office:value="0.0364639220683937" calcext:value-type="float">
            <text:p>0.0364639221</text:p>
          </table:table-cell>
          <table:table-cell table:formula="of:=SQRT( ( [.B$1]-[.B484]  )^2+([.C$1]-[.C484])^2)" office:value-type="float" office:value="0.219819937477133" calcext:value-type="float">
            <text:p>0.2198199375</text:p>
          </table:table-cell>
        </table:table-row>
        <table:table-row table:style-name="ro1">
          <table:table-cell office:value-type="string" calcext:value-type="string">
            <text:p>GO_0045905</text:p>
          </table:table-cell>
          <table:table-cell office:value-type="float" office:value="-0.0592659780779471" calcext:value-type="float">
            <text:p>-0.0592659781</text:p>
          </table:table-cell>
          <table:table-cell office:value-type="float" office:value="0.0120196126351221" calcext:value-type="float">
            <text:p>0.0120196126</text:p>
          </table:table-cell>
          <table:table-cell table:formula="of:=SQRT( ( [.B$1]-[.B485]  )^2+([.C$1]-[.C485])^2)" office:value-type="float" office:value="0.220342433982797" calcext:value-type="float">
            <text:p>0.220342434</text:p>
          </table:table-cell>
        </table:table-row>
        <table:table-row table:style-name="ro1">
          <table:table-cell office:value-type="string" calcext:value-type="string">
            <text:p>GO_0006452</text:p>
          </table:table-cell>
          <table:table-cell office:value-type="float" office:value="-0.0592659780779471" calcext:value-type="float">
            <text:p>-0.0592659781</text:p>
          </table:table-cell>
          <table:table-cell office:value-type="float" office:value="0.0120196126351221" calcext:value-type="float">
            <text:p>0.0120196126</text:p>
          </table:table-cell>
          <table:table-cell table:formula="of:=SQRT( ( [.B$1]-[.B486]  )^2+([.C$1]-[.C486])^2)" office:value-type="float" office:value="0.220342433982797" calcext:value-type="float">
            <text:p>0.220342434</text:p>
          </table:table-cell>
        </table:table-row>
        <table:table-row table:style-name="ro1">
          <table:table-cell office:value-type="string" calcext:value-type="string">
            <text:p>GO_0045901</text:p>
          </table:table-cell>
          <table:table-cell office:value-type="float" office:value="-0.0592659780779471" calcext:value-type="float">
            <text:p>-0.0592659781</text:p>
          </table:table-cell>
          <table:table-cell office:value-type="float" office:value="0.0120196126351221" calcext:value-type="float">
            <text:p>0.0120196126</text:p>
          </table:table-cell>
          <table:table-cell table:formula="of:=SQRT( ( [.B$1]-[.B487]  )^2+([.C$1]-[.C487])^2)" office:value-type="float" office:value="0.220342433982797" calcext:value-type="float">
            <text:p>0.220342434</text:p>
          </table:table-cell>
        </table:table-row>
        <table:table-row table:style-name="ro1">
          <table:table-cell office:value-type="string" calcext:value-type="string">
            <text:p>GO_0006470</text:p>
          </table:table-cell>
          <table:table-cell office:value-type="float" office:value="-0.0621538488931753" calcext:value-type="float">
            <text:p>-0.0621538489</text:p>
          </table:table-cell>
          <table:table-cell office:value-type="float" office:value="-0.0223747618531836" calcext:value-type="float">
            <text:p>-0.0223747619</text:p>
          </table:table-cell>
          <table:table-cell table:formula="of:=SQRT( ( [.B$1]-[.B488]  )^2+([.C$1]-[.C488])^2)" office:value-type="float" office:value="0.223800107225732" calcext:value-type="float">
            <text:p>0.2238001072</text:p>
          </table:table-cell>
        </table:table-row>
        <table:table-row table:style-name="ro1">
          <table:table-cell office:value-type="string" calcext:value-type="string">
            <text:p>GO_0006597</text:p>
          </table:table-cell>
          <table:table-cell office:value-type="float" office:value="-0.0634440334161489" calcext:value-type="float">
            <text:p>-0.0634440334</text:p>
          </table:table-cell>
          <table:table-cell office:value-type="float" office:value="-0.00302071568604266" calcext:value-type="float">
            <text:p>-0.0030207157</text:p>
          </table:table-cell>
          <table:table-cell table:formula="of:=SQRT( ( [.B$1]-[.B489]  )^2+([.C$1]-[.C489])^2)" office:value-type="float" office:value="0.224114582239764" calcext:value-type="float">
            <text:p>0.2241145822</text:p>
          </table:table-cell>
        </table:table-row>
        <table:table-row table:style-name="ro1">
          <table:table-cell office:value-type="string" calcext:value-type="string">
            <text:p>GO_0019217</text:p>
          </table:table-cell>
          <table:table-cell office:value-type="float" office:value="-0.0485792516292248" calcext:value-type="float">
            <text:p>-0.0485792516</text:p>
          </table:table-cell>
          <table:table-cell office:value-type="float" office:value="0.0844491650665924" calcext:value-type="float">
            <text:p>0.0844491651</text:p>
          </table:table-cell>
          <table:table-cell table:formula="of:=SQRT( ( [.B$1]-[.B490]  )^2+([.C$1]-[.C490])^2)" office:value-type="float" office:value="0.226186015666023" calcext:value-type="float">
            <text:p>0.2261860157</text:p>
          </table:table-cell>
        </table:table-row>
        <table:table-row table:style-name="ro1">
          <table:table-cell office:value-type="string" calcext:value-type="string">
            <text:p>GO_0090305</text:p>
          </table:table-cell>
          <table:table-cell office:value-type="float" office:value="-0.0358780008541416" calcext:value-type="float">
            <text:p>-0.0358780009</text:p>
          </table:table-cell>
          <table:table-cell office:value-type="float" office:value="-0.113524547827685" calcext:value-type="float">
            <text:p>-0.1135245478</text:p>
          </table:table-cell>
          <table:table-cell table:formula="of:=SQRT( ( [.B$1]-[.B491]  )^2+([.C$1]-[.C491])^2)" office:value-type="float" office:value="0.226256630639218" calcext:value-type="float">
            <text:p>0.2262566306</text:p>
          </table:table-cell>
        </table:table-row>
        <table:table-row table:style-name="ro1">
          <table:table-cell office:value-type="string" calcext:value-type="string">
            <text:p>GO_0006457</text:p>
          </table:table-cell>
          <table:table-cell office:value-type="float" office:value="-0.0681163105094783" calcext:value-type="float">
            <text:p>-0.0681163105</text:p>
          </table:table-cell>
          <table:table-cell office:value-type="float" office:value="0.0182076504275984" calcext:value-type="float">
            <text:p>0.0182076504</text:p>
          </table:table-cell>
          <table:table-cell table:formula="of:=SQRT( ( [.B$1]-[.B492]  )^2+([.C$1]-[.C492])^2)" office:value-type="float" office:value="0.229623411324459" calcext:value-type="float">
            <text:p>0.2296234113</text:p>
          </table:table-cell>
        </table:table-row>
        <table:table-row table:style-name="ro1">
          <table:table-cell office:value-type="string" calcext:value-type="string">
            <text:p>GO_0030244</text:p>
          </table:table-cell>
          <table:table-cell office:value-type="float" office:value="-0.0680779320145778" calcext:value-type="float">
            <text:p>-0.068077932</text:p>
          </table:table-cell>
          <table:table-cell office:value-type="float" office:value="0.0201762000964399" calcext:value-type="float">
            <text:p>0.0201762001</text:p>
          </table:table-cell>
          <table:table-cell table:formula="of:=SQRT( ( [.B$1]-[.B493]  )^2+([.C$1]-[.C493])^2)" office:value-type="float" office:value="0.229762012318518" calcext:value-type="float">
            <text:p>0.2297620123</text:p>
          </table:table-cell>
        </table:table-row>
        <table:table-row table:style-name="ro1">
          <table:table-cell office:value-type="string" calcext:value-type="string">
            <text:p>GO_0006413</text:p>
          </table:table-cell>
          <table:table-cell office:value-type="float" office:value="-0.0668462108808031" calcext:value-type="float">
            <text:p>-0.0668462109</text:p>
          </table:table-cell>
          <table:table-cell office:value-type="float" office:value="0.0486167339768" calcext:value-type="float">
            <text:p>0.048616734</text:p>
          </table:table-cell>
          <table:table-cell table:formula="of:=SQRT( ( [.B$1]-[.B494]  )^2+([.C$1]-[.C494])^2)" office:value-type="float" office:value="0.232952843242212" calcext:value-type="float">
            <text:p>0.2329528432</text:p>
          </table:table-cell>
        </table:table-row>
        <table:table-row table:style-name="ro1">
          <table:table-cell office:value-type="string" calcext:value-type="string">
            <text:p>GO_0009297</text:p>
          </table:table-cell>
          <table:table-cell office:value-type="float" office:value="-0.0565752720142262" calcext:value-type="float">
            <text:p>-0.056575272</text:p>
          </table:table-cell>
          <table:table-cell office:value-type="float" office:value="-0.0877711705643199" calcext:value-type="float">
            <text:p>-0.0877711706</text:p>
          </table:table-cell>
          <table:table-cell table:formula="of:=SQRT( ( [.B$1]-[.B495]  )^2+([.C$1]-[.C495])^2)" office:value-type="float" office:value="0.233765645911859" calcext:value-type="float">
            <text:p>0.2337656459</text:p>
          </table:table-cell>
        </table:table-row>
        <table:table-row table:style-name="ro1">
          <table:table-cell office:value-type="string" calcext:value-type="string">
            <text:p>GO_0043065</text:p>
          </table:table-cell>
          <table:table-cell office:value-type="float" office:value="-0.0393509710806809" calcext:value-type="float">
            <text:p>-0.0393509711</text:p>
          </table:table-cell>
          <table:table-cell office:value-type="float" office:value="-0.123208792679373" calcext:value-type="float">
            <text:p>-0.1232087927</text:p>
          </table:table-cell>
          <table:table-cell table:formula="of:=SQRT( ( [.B$1]-[.B496]  )^2+([.C$1]-[.C496])^2)" office:value-type="float" office:value="0.234166588448272" calcext:value-type="float">
            <text:p>0.2341665884</text:p>
          </table:table-cell>
        </table:table-row>
        <table:table-row table:style-name="ro1">
          <table:table-cell office:value-type="string" calcext:value-type="string">
            <text:p>GO_0009439</text:p>
          </table:table-cell>
          <table:table-cell office:value-type="float" office:value="-0.0542093167703371" calcext:value-type="float">
            <text:p>-0.0542093168</text:p>
          </table:table-cell>
          <table:table-cell office:value-type="float" office:value="0.0917269737126653" calcext:value-type="float">
            <text:p>0.0917269737</text:p>
          </table:table-cell>
          <table:table-cell table:formula="of:=SQRT( ( [.B$1]-[.B497]  )^2+([.C$1]-[.C497])^2)" office:value-type="float" office:value="0.234203045374113" calcext:value-type="float">
            <text:p>0.2342030454</text:p>
          </table:table-cell>
        </table:table-row>
        <table:table-row table:style-name="ro1">
          <table:table-cell office:value-type="string" calcext:value-type="string">
            <text:p>GO_0006928</text:p>
          </table:table-cell>
          <table:table-cell office:value-type="float" office:value="-0.0756376353061647" calcext:value-type="float">
            <text:p>-0.0756376353</text:p>
          </table:table-cell>
          <table:table-cell office:value-type="float" office:value="-0.0112536387028411" calcext:value-type="float">
            <text:p>-0.0112536387</text:p>
          </table:table-cell>
          <table:table-cell table:formula="of:=SQRT( ( [.B$1]-[.B498]  )^2+([.C$1]-[.C498])^2)" office:value-type="float" office:value="0.236506298041998" calcext:value-type="float">
            <text:p>0.236506298</text:p>
          </table:table-cell>
        </table:table-row>
        <table:table-row table:style-name="ro1">
          <table:table-cell office:value-type="string" calcext:value-type="string">
            <text:p>GO_0015711</text:p>
          </table:table-cell>
          <table:table-cell office:value-type="float" office:value="0.00991003261847487" calcext:value-type="float">
            <text:p>0.0099100326</text:p>
          </table:table-cell>
          <table:table-cell office:value-type="float" office:value="0.181797940346535" calcext:value-type="float">
            <text:p>0.1817979403</text:p>
          </table:table-cell>
          <table:table-cell table:formula="of:=SQRT( ( [.B$1]-[.B499]  )^2+([.C$1]-[.C499])^2)" office:value-type="float" office:value="0.237283027583555" calcext:value-type="float">
            <text:p>0.2372830276</text:p>
          </table:table-cell>
        </table:table-row>
        <table:table-row table:style-name="ro1">
          <table:table-cell office:value-type="string" calcext:value-type="string">
            <text:p>GO_0071973</text:p>
          </table:table-cell>
          <table:table-cell office:value-type="float" office:value="-0.075738923094066" calcext:value-type="float">
            <text:p>-0.0757389231</text:p>
          </table:table-cell>
          <table:table-cell office:value-type="float" office:value="0.0210500161427674" calcext:value-type="float">
            <text:p>0.0210500161</text:p>
          </table:table-cell>
          <table:table-cell table:formula="of:=SQRT( ( [.B$1]-[.B500]  )^2+([.C$1]-[.C500])^2)" office:value-type="float" office:value="0.237471279817724" calcext:value-type="float">
            <text:p>0.2374712798</text:p>
          </table:table-cell>
        </table:table-row>
        <table:table-row table:style-name="ro1">
          <table:table-cell office:value-type="string" calcext:value-type="string">
            <text:p>GO_0015995</text:p>
          </table:table-cell>
          <table:table-cell office:value-type="float" office:value="-0.0684650977935053" calcext:value-type="float">
            <text:p>-0.0684650978</text:p>
          </table:table-cell>
          <table:table-cell office:value-type="float" office:value="0.0611104395086577" calcext:value-type="float">
            <text:p>0.0611104395</text:p>
          </table:table-cell>
          <table:table-cell table:formula="of:=SQRT( ( [.B$1]-[.B501]  )^2+([.C$1]-[.C501])^2)" office:value-type="float" office:value="0.237514549677036" calcext:value-type="float">
            <text:p>0.2375145497</text:p>
          </table:table-cell>
        </table:table-row>
        <table:table-row table:style-name="ro1">
          <table:table-cell office:value-type="string" calcext:value-type="string">
            <text:p>GO_0044781</text:p>
          </table:table-cell>
          <table:table-cell office:value-type="float" office:value="-0.0825126159532239" calcext:value-type="float">
            <text:p>-0.082512616</text:p>
          </table:table-cell>
          <table:table-cell office:value-type="float" office:value="0.00118385681576836" calcext:value-type="float">
            <text:p>0.0011838568</text:p>
          </table:table-cell>
          <table:table-cell table:formula="of:=SQRT( ( [.B$1]-[.B502]  )^2+([.C$1]-[.C502])^2)" office:value-type="float" office:value="0.243191747260324" calcext:value-type="float">
            <text:p>0.2431917473</text:p>
          </table:table-cell>
        </table:table-row>
        <table:table-row table:style-name="ro1">
          <table:table-cell office:value-type="string" calcext:value-type="string">
            <text:p>GO_0048278</text:p>
          </table:table-cell>
          <table:table-cell office:value-type="float" office:value="-0.0701947182901451" calcext:value-type="float">
            <text:p>-0.0701947183</text:p>
          </table:table-cell>
          <table:table-cell office:value-type="float" office:value="-0.0804203697296912" calcext:value-type="float">
            <text:p>-0.0804203697</text:p>
          </table:table-cell>
          <table:table-cell table:formula="of:=SQRT( ( [.B$1]-[.B503]  )^2+([.C$1]-[.C503])^2)" office:value-type="float" office:value="0.243996064840866" calcext:value-type="float">
            <text:p>0.2439960648</text:p>
          </table:table-cell>
        </table:table-row>
        <table:table-row table:style-name="ro1">
          <table:table-cell office:value-type="string" calcext:value-type="string">
            <text:p>GO_0015740</text:p>
          </table:table-cell>
          <table:table-cell office:value-type="float" office:value="-0.0346996840475494" calcext:value-type="float">
            <text:p>-0.034699684</text:p>
          </table:table-cell>
          <table:table-cell office:value-type="float" office:value="0.145333403936413" calcext:value-type="float">
            <text:p>0.1453334039</text:p>
          </table:table-cell>
          <table:table-cell table:formula="of:=SQRT( ( [.B$1]-[.B504]  )^2+([.C$1]-[.C504])^2)" office:value-type="float" office:value="0.244355916529577" calcext:value-type="float">
            <text:p>0.2443559165</text:p>
          </table:table-cell>
        </table:table-row>
        <table:table-row table:style-name="ro1">
          <table:table-cell office:value-type="string" calcext:value-type="string">
            <text:p>GO_0005985</text:p>
          </table:table-cell>
          <table:table-cell office:value-type="float" office:value="-0.0839421227036627" calcext:value-type="float">
            <text:p>-0.0839421227</text:p>
          </table:table-cell>
          <table:table-cell office:value-type="float" office:value="0.031950755687338" calcext:value-type="float">
            <text:p>0.0319507557</text:p>
          </table:table-cell>
          <table:table-cell table:formula="of:=SQRT( ( [.B$1]-[.B505]  )^2+([.C$1]-[.C505])^2)" office:value-type="float" office:value="0.246875640869745" calcext:value-type="float">
            <text:p>0.2468756409</text:p>
          </table:table-cell>
        </table:table-row>
        <table:table-row table:style-name="ro1">
          <table:table-cell office:value-type="string" calcext:value-type="string">
            <text:p>GO_0050708</text:p>
          </table:table-cell>
          <table:table-cell office:value-type="float" office:value="-0.0870138144316742" calcext:value-type="float">
            <text:p>-0.0870138144</text:p>
          </table:table-cell>
          <table:table-cell office:value-type="float" office:value="-0.0176787267098208" calcext:value-type="float">
            <text:p>-0.0176787267</text:p>
          </table:table-cell>
          <table:table-cell table:formula="of:=SQRT( ( [.B$1]-[.B506]  )^2+([.C$1]-[.C506])^2)" office:value-type="float" office:value="0.248210546627914" calcext:value-type="float">
            <text:p>0.2482105466</text:p>
          </table:table-cell>
        </table:table-row>
        <table:table-row table:style-name="ro1">
          <table:table-cell office:value-type="string" calcext:value-type="string">
            <text:p>GO_0006383</text:p>
          </table:table-cell>
          <table:table-cell office:value-type="float" office:value="-0.0392425091212081" calcext:value-type="float">
            <text:p>-0.0392425091</text:p>
          </table:table-cell>
          <table:table-cell office:value-type="float" office:value="-0.150261056626487" calcext:value-type="float">
            <text:p>-0.1502610566</text:p>
          </table:table-cell>
          <table:table-cell table:formula="of:=SQRT( ( [.B$1]-[.B507]  )^2+([.C$1]-[.C507])^2)" office:value-type="float" office:value="0.249220137275902" calcext:value-type="float">
            <text:p>0.2492201373</text:p>
          </table:table-cell>
        </table:table-row>
        <table:table-row table:style-name="ro1">
          <table:table-cell office:value-type="string" calcext:value-type="string">
            <text:p>GO_0070072</text:p>
          </table:table-cell>
          <table:table-cell office:value-type="float" office:value="-0.0392425091212081" calcext:value-type="float">
            <text:p>-0.0392425091</text:p>
          </table:table-cell>
          <table:table-cell office:value-type="float" office:value="-0.150261056626487" calcext:value-type="float">
            <text:p>-0.1502610566</text:p>
          </table:table-cell>
          <table:table-cell table:formula="of:=SQRT( ( [.B$1]-[.B508]  )^2+([.C$1]-[.C508])^2)" office:value-type="float" office:value="0.249220137275902" calcext:value-type="float">
            <text:p>0.2492201373</text:p>
          </table:table-cell>
        </table:table-row>
        <table:table-row table:style-name="ro1">
          <table:table-cell office:value-type="string" calcext:value-type="string">
            <text:p>GO_0022900</text:p>
          </table:table-cell>
          <table:table-cell office:value-type="float" office:value="-0.0882172078490834" calcext:value-type="float">
            <text:p>-0.0882172078</text:p>
          </table:table-cell>
          <table:table-cell office:value-type="float" office:value="0.0223469603537654" calcext:value-type="float">
            <text:p>0.0223469604</text:p>
          </table:table-cell>
          <table:table-cell table:formula="of:=SQRT( ( [.B$1]-[.B509]  )^2+([.C$1]-[.C509])^2)" office:value-type="float" office:value="0.25001633063062" calcext:value-type="float">
            <text:p>0.2500163306</text:p>
          </table:table-cell>
        </table:table-row>
        <table:table-row table:style-name="ro1">
          <table:table-cell office:value-type="string" calcext:value-type="string">
            <text:p>GO_0006879</text:p>
          </table:table-cell>
          <table:table-cell office:value-type="float" office:value="-0.0895375845414947" calcext:value-type="float">
            <text:p>-0.0895375845</text:p>
          </table:table-cell>
          <table:table-cell office:value-type="float" office:value="-0.0208924463937283" calcext:value-type="float">
            <text:p>-0.0208924464</text:p>
          </table:table-cell>
          <table:table-cell table:formula="of:=SQRT( ( [.B$1]-[.B510]  )^2+([.C$1]-[.C510])^2)" office:value-type="float" office:value="0.250957594530614" calcext:value-type="float">
            <text:p>0.2509575945</text:p>
          </table:table-cell>
        </table:table-row>
        <table:table-row table:style-name="ro1">
          <table:table-cell office:value-type="string" calcext:value-type="string">
            <text:p>GO_0015696</text:p>
          </table:table-cell>
          <table:table-cell office:value-type="float" office:value="-0.0778698082707257" calcext:value-type="float">
            <text:p>-0.0778698083</text:p>
          </table:table-cell>
          <table:table-cell office:value-type="float" office:value="0.088833753699786" calcext:value-type="float">
            <text:p>0.0888337537</text:p>
          </table:table-cell>
          <table:table-cell table:formula="of:=SQRT( ( [.B$1]-[.B511]  )^2+([.C$1]-[.C511])^2)" office:value-type="float" office:value="0.255045511659097" calcext:value-type="float">
            <text:p>0.2550455117</text:p>
          </table:table-cell>
        </table:table-row>
        <table:table-row table:style-name="ro1">
          <table:table-cell office:value-type="string" calcext:value-type="string">
            <text:p>GO_0006950</text:p>
          </table:table-cell>
          <table:table-cell office:value-type="float" office:value="-0.090392292966284" calcext:value-type="float">
            <text:p>-0.090392293</text:p>
          </table:table-cell>
          <table:table-cell office:value-type="float" office:value="-0.0468655079227572" calcext:value-type="float">
            <text:p>-0.0468655079</text:p>
          </table:table-cell>
          <table:table-cell table:formula="of:=SQRT( ( [.B$1]-[.B512]  )^2+([.C$1]-[.C512])^2)" office:value-type="float" office:value="0.25513372712355" calcext:value-type="float">
            <text:p>0.2551337271</text:p>
          </table:table-cell>
        </table:table-row>
        <table:table-row table:style-name="ro1">
          <table:table-cell office:value-type="string" calcext:value-type="string">
            <text:p>GO_0006412</text:p>
          </table:table-cell>
          <table:table-cell office:value-type="float" office:value="-0.0894949076454827" calcext:value-type="float">
            <text:p>-0.0894949076</text:p>
          </table:table-cell>
          <table:table-cell office:value-type="float" office:value="0.052582157547785" calcext:value-type="float">
            <text:p>0.0525821575</text:p>
          </table:table-cell>
          <table:table-cell table:formula="of:=SQRT( ( [.B$1]-[.B513]  )^2+([.C$1]-[.C513])^2)" office:value-type="float" office:value="0.255926497472882" calcext:value-type="float">
            <text:p>0.2559264975</text:p>
          </table:table-cell>
        </table:table-row>
        <table:table-row table:style-name="ro1">
          <table:table-cell office:value-type="string" calcext:value-type="string">
            <text:p>GO_0034227</text:p>
          </table:table-cell>
          <table:table-cell office:value-type="float" office:value="-0.0465248476342872" calcext:value-type="float">
            <text:p>-0.0465248476</text:p>
          </table:table-cell>
          <table:table-cell office:value-type="float" office:value="-0.151941691754584" calcext:value-type="float">
            <text:p>-0.1519416918</text:p>
          </table:table-cell>
          <table:table-cell table:formula="of:=SQRT( ( [.B$1]-[.B514]  )^2+([.C$1]-[.C514])^2)" office:value-type="float" office:value="0.256082699885045" calcext:value-type="float">
            <text:p>0.2560826999</text:p>
          </table:table-cell>
        </table:table-row>
        <table:table-row table:style-name="ro1">
          <table:table-cell office:value-type="string" calcext:value-type="string">
            <text:p>GO_0006874</text:p>
          </table:table-cell>
          <table:table-cell office:value-type="float" office:value="-0.0319134464068682" calcext:value-type="float">
            <text:p>-0.0319134464</text:p>
          </table:table-cell>
          <table:table-cell office:value-type="float" office:value="-0.170861619556711" calcext:value-type="float">
            <text:p>-0.1708616196</text:p>
          </table:table-cell>
          <table:table-cell table:formula="of:=SQRT( ( [.B$1]-[.B515]  )^2+([.C$1]-[.C515])^2)" office:value-type="float" office:value="0.256495802728315" calcext:value-type="float">
            <text:p>0.2564958027</text:p>
          </table:table-cell>
        </table:table-row>
        <table:table-row table:style-name="ro1">
          <table:table-cell office:value-type="string" calcext:value-type="string">
            <text:p>GO_0006260</text:p>
          </table:table-cell>
          <table:table-cell office:value-type="float" office:value="-0.0957643679322174" calcext:value-type="float">
            <text:p>-0.0957643679</text:p>
          </table:table-cell>
          <table:table-cell office:value-type="float" office:value="-0.00732730904998078" calcext:value-type="float">
            <text:p>-0.007327309</text:p>
          </table:table-cell>
          <table:table-cell table:formula="of:=SQRT( ( [.B$1]-[.B516]  )^2+([.C$1]-[.C516])^2)" office:value-type="float" office:value="0.256496914304155" calcext:value-type="float">
            <text:p>0.2564969143</text:p>
          </table:table-cell>
        </table:table-row>
        <table:table-row table:style-name="ro1">
          <table:table-cell office:value-type="string" calcext:value-type="string">
            <text:p>GO_1902209</text:p>
          </table:table-cell>
          <table:table-cell office:value-type="float" office:value="-0.0717976496406273" calcext:value-type="float">
            <text:p>-0.0717976496</text:p>
          </table:table-cell>
          <table:table-cell office:value-type="float" office:value="-0.110875434687024" calcext:value-type="float">
            <text:p>-0.1108754347</text:p>
          </table:table-cell>
          <table:table-cell table:formula="of:=SQRT( ( [.B$1]-[.B517]  )^2+([.C$1]-[.C517])^2)" office:value-type="float" office:value="0.256933770616891" calcext:value-type="float">
            <text:p>0.2569337706</text:p>
          </table:table-cell>
        </table:table-row>
        <table:table-row table:style-name="ro1">
          <table:table-cell office:value-type="string" calcext:value-type="string">
            <text:p>GO_0006402</text:p>
          </table:table-cell>
          <table:table-cell office:value-type="float" office:value="-0.091735570308238" calcext:value-type="float">
            <text:p>-0.0917355703</text:p>
          </table:table-cell>
          <table:table-cell office:value-type="float" office:value="0.051032590823743" calcext:value-type="float">
            <text:p>0.0510325908</text:p>
          </table:table-cell>
          <table:table-cell table:formula="of:=SQRT( ( [.B$1]-[.B518]  )^2+([.C$1]-[.C518])^2)" office:value-type="float" office:value="0.257797244828118" calcext:value-type="float">
            <text:p>0.2577972448</text:p>
          </table:table-cell>
        </table:table-row>
        <table:table-row table:style-name="ro1">
          <table:table-cell office:value-type="string" calcext:value-type="string">
            <text:p>GO_0001682</text:p>
          </table:table-cell>
          <table:table-cell office:value-type="float" office:value="-0.0127864693935187" calcext:value-type="float">
            <text:p>-0.0127864694</text:p>
          </table:table-cell>
          <table:table-cell office:value-type="float" office:value="-0.192914287945416" calcext:value-type="float">
            <text:p>-0.1929142879</text:p>
          </table:table-cell>
          <table:table-cell table:formula="of:=SQRT( ( [.B$1]-[.B519]  )^2+([.C$1]-[.C519])^2)" office:value-type="float" office:value="0.25835588821554" calcext:value-type="float">
            <text:p>0.2583558882</text:p>
          </table:table-cell>
        </table:table-row>
        <table:table-row table:style-name="ro1">
          <table:table-cell office:value-type="string" calcext:value-type="string">
            <text:p>GO_0019385</text:p>
          </table:table-cell>
          <table:table-cell office:value-type="float" office:value="-0.0901113550184727" calcext:value-type="float">
            <text:p>-0.090111355</text:p>
          </table:table-cell>
          <table:table-cell office:value-type="float" office:value="0.0617986573500447" calcext:value-type="float">
            <text:p>0.0617986574</text:p>
          </table:table-cell>
          <table:table-cell table:formula="of:=SQRT( ( [.B$1]-[.B520]  )^2+([.C$1]-[.C520])^2)" office:value-type="float" office:value="0.258626969199747" calcext:value-type="float">
            <text:p>0.2586269692</text:p>
          </table:table-cell>
        </table:table-row>
        <table:table-row table:style-name="ro1">
          <table:table-cell office:value-type="string" calcext:value-type="string">
            <text:p>GO_0044238</text:p>
          </table:table-cell>
          <table:table-cell office:value-type="float" office:value="-0.0978038843962224" calcext:value-type="float">
            <text:p>-0.0978038844</text:p>
          </table:table-cell>
          <table:table-cell office:value-type="float" office:value="0.0397829134126149" calcext:value-type="float">
            <text:p>0.0397829134</text:p>
          </table:table-cell>
          <table:table-cell table:formula="of:=SQRT( ( [.B$1]-[.B521]  )^2+([.C$1]-[.C521])^2)" office:value-type="float" office:value="0.261735532186728" calcext:value-type="float">
            <text:p>0.2617355322</text:p>
          </table:table-cell>
        </table:table-row>
        <table:table-row table:style-name="ro1">
          <table:table-cell office:value-type="string" calcext:value-type="string">
            <text:p>GO_0006302</text:p>
          </table:table-cell>
          <table:table-cell office:value-type="float" office:value="-0.0995399610361145" calcext:value-type="float">
            <text:p>-0.099539961</text:p>
          </table:table-cell>
          <table:table-cell office:value-type="float" office:value="-0.0410266267566768" calcext:value-type="float">
            <text:p>-0.0410266268</text:p>
          </table:table-cell>
          <table:table-cell table:formula="of:=SQRT( ( [.B$1]-[.B522]  )^2+([.C$1]-[.C522])^2)" office:value-type="float" office:value="0.263198976383274" calcext:value-type="float">
            <text:p>0.2631989764</text:p>
          </table:table-cell>
        </table:table-row>
        <table:table-row table:style-name="ro1">
          <table:table-cell office:value-type="string" calcext:value-type="string">
            <text:p>GO_0006801</text:p>
          </table:table-cell>
          <table:table-cell office:value-type="float" office:value="-0.0912895721642724" calcext:value-type="float">
            <text:p>-0.0912895722</text:p>
          </table:table-cell>
          <table:table-cell office:value-type="float" office:value="0.0767461862188159" calcext:value-type="float">
            <text:p>0.0767461862</text:p>
          </table:table-cell>
          <table:table-cell table:formula="of:=SQRT( ( [.B$1]-[.B523]  )^2+([.C$1]-[.C523])^2)" office:value-type="float" office:value="0.263807108529684" calcext:value-type="float">
            <text:p>0.2638071085</text:p>
          </table:table-cell>
        </table:table-row>
        <table:table-row table:style-name="ro1">
          <table:table-cell office:value-type="string" calcext:value-type="string">
            <text:p>GO_0071918</text:p>
          </table:table-cell>
          <table:table-cell office:value-type="float" office:value="-0.0639808669477897" calcext:value-type="float">
            <text:p>-0.0639808669</text:p>
          </table:table-cell>
          <table:table-cell office:value-type="float" office:value="-0.144496959264585" calcext:value-type="float">
            <text:p>-0.1444969593</text:p>
          </table:table-cell>
          <table:table-cell table:formula="of:=SQRT( ( [.B$1]-[.B524]  )^2+([.C$1]-[.C524])^2)" office:value-type="float" office:value="0.266328775894415" calcext:value-type="float">
            <text:p>0.2663287759</text:p>
          </table:table-cell>
        </table:table-row>
        <table:table-row table:style-name="ro1">
          <table:table-cell office:value-type="string" calcext:value-type="string">
            <text:p>GO_0006487</text:p>
          </table:table-cell>
          <table:table-cell office:value-type="float" office:value="-0.0648717606898057" calcext:value-type="float">
            <text:p>-0.0648717607</text:p>
          </table:table-cell>
          <table:table-cell office:value-type="float" office:value="-0.143197085943307" calcext:value-type="float">
            <text:p>-0.1431970859</text:p>
          </table:table-cell>
          <table:table-cell table:formula="of:=SQRT( ( [.B$1]-[.B525]  )^2+([.C$1]-[.C525])^2)" office:value-type="float" office:value="0.266386673491095" calcext:value-type="float">
            <text:p>0.2663866735</text:p>
          </table:table-cell>
        </table:table-row>
        <table:table-row table:style-name="ro1">
          <table:table-cell office:value-type="string" calcext:value-type="string">
            <text:p>GO_0048544</text:p>
          </table:table-cell>
          <table:table-cell office:value-type="float" office:value="-0.055447292573126" calcext:value-type="float">
            <text:p>-0.0554472926</text:p>
          </table:table-cell>
          <table:table-cell office:value-type="float" office:value="0.155979267235606" calcext:value-type="float">
            <text:p>0.1559792672</text:p>
          </table:table-cell>
          <table:table-cell table:formula="of:=SQRT( ( [.B$1]-[.B526]  )^2+([.C$1]-[.C526])^2)" office:value-type="float" office:value="0.267367485003028" calcext:value-type="float">
            <text:p>0.267367485</text:p>
          </table:table-cell>
        </table:table-row>
        <table:table-row table:style-name="ro1">
          <table:table-cell office:value-type="string" calcext:value-type="string">
            <text:p>GO_0016973</text:p>
          </table:table-cell>
          <table:table-cell office:value-type="float" office:value="-0.055447292573126" calcext:value-type="float">
            <text:p>-0.0554472926</text:p>
          </table:table-cell>
          <table:table-cell office:value-type="float" office:value="0.155979267235606" calcext:value-type="float">
            <text:p>0.1559792672</text:p>
          </table:table-cell>
          <table:table-cell table:formula="of:=SQRT( ( [.B$1]-[.B527]  )^2+([.C$1]-[.C527])^2)" office:value-type="float" office:value="0.267367485003028" calcext:value-type="float">
            <text:p>0.267367485</text:p>
          </table:table-cell>
        </table:table-row>
        <table:table-row table:style-name="ro1">
          <table:table-cell office:value-type="string" calcext:value-type="string">
            <text:p>GO_0000041</text:p>
          </table:table-cell>
          <table:table-cell office:value-type="float" office:value="-0.0984652716017535" calcext:value-type="float">
            <text:p>-0.0984652716</text:p>
          </table:table-cell>
          <table:table-cell office:value-type="float" office:value="0.0644709106981004" calcext:value-type="float">
            <text:p>0.0644709107</text:p>
          </table:table-cell>
          <table:table-cell table:formula="of:=SQRT( ( [.B$1]-[.B528]  )^2+([.C$1]-[.C528])^2)" office:value-type="float" office:value="0.2673812767361" calcext:value-type="float">
            <text:p>0.2673812767</text:p>
          </table:table-cell>
        </table:table-row>
        <table:table-row table:style-name="ro1">
          <table:table-cell office:value-type="string" calcext:value-type="string">
            <text:p>GO_0030071</text:p>
          </table:table-cell>
          <table:table-cell office:value-type="float" office:value="-0.108817200969398" calcext:value-type="float">
            <text:p>-0.108817201</text:p>
          </table:table-cell>
          <table:table-cell office:value-type="float" office:value="0.0299904283976485" calcext:value-type="float">
            <text:p>0.0299904284</text:p>
          </table:table-cell>
          <table:table-cell table:formula="of:=SQRT( ( [.B$1]-[.B529]  )^2+([.C$1]-[.C529])^2)" office:value-type="float" office:value="0.271308904777807" calcext:value-type="float">
            <text:p>0.2713089048</text:p>
          </table:table-cell>
        </table:table-row>
        <table:table-row table:style-name="ro1">
          <table:table-cell office:value-type="string" calcext:value-type="string">
            <text:p>GO_0009247</text:p>
          </table:table-cell>
          <table:table-cell office:value-type="float" office:value="-0.10998786305661" calcext:value-type="float">
            <text:p>-0.1099878631</text:p>
          </table:table-cell>
          <table:table-cell office:value-type="float" office:value="-0.0374916040459157" calcext:value-type="float">
            <text:p>-0.037491604</text:p>
          </table:table-cell>
          <table:table-cell table:formula="of:=SQRT( ( [.B$1]-[.B530]  )^2+([.C$1]-[.C530])^2)" office:value-type="float" office:value="0.27304334652725" calcext:value-type="float">
            <text:p>0.2730433465</text:p>
          </table:table-cell>
        </table:table-row>
        <table:table-row table:style-name="ro1">
          <table:table-cell office:value-type="string" calcext:value-type="string">
            <text:p>GO_0006506</text:p>
          </table:table-cell>
          <table:table-cell office:value-type="float" office:value="-0.111612234638718" calcext:value-type="float">
            <text:p>-0.1116122346</text:p>
          </table:table-cell>
          <table:table-cell office:value-type="float" office:value="-0.0358375765067224" calcext:value-type="float">
            <text:p>-0.0358375765</text:p>
          </table:table-cell>
          <table:table-cell table:formula="of:=SQRT( ( [.B$1]-[.B531]  )^2+([.C$1]-[.C531])^2)" office:value-type="float" office:value="0.274441368414748" calcext:value-type="float">
            <text:p>0.2744413684</text:p>
          </table:table-cell>
        </table:table-row>
        <table:table-row table:style-name="ro1">
          <table:table-cell office:value-type="string" calcext:value-type="string">
            <text:p>GO_0071816</text:p>
          </table:table-cell>
          <table:table-cell office:value-type="float" office:value="-0.113827408694145" calcext:value-type="float">
            <text:p>-0.1138274087</text:p>
          </table:table-cell>
          <table:table-cell office:value-type="float" office:value="-0.0140666550849207" calcext:value-type="float">
            <text:p>-0.0140666551</text:p>
          </table:table-cell>
          <table:table-cell table:formula="of:=SQRT( ( [.B$1]-[.B532]  )^2+([.C$1]-[.C532])^2)" office:value-type="float" office:value="0.274782638436306" calcext:value-type="float">
            <text:p>0.2747826384</text:p>
          </table:table-cell>
        </table:table-row>
        <table:table-row table:style-name="ro1">
          <table:table-cell office:value-type="string" calcext:value-type="string">
            <text:p>GO_0042742</text:p>
          </table:table-cell>
          <table:table-cell office:value-type="float" office:value="-0.107782829052202" calcext:value-type="float">
            <text:p>-0.1077828291</text:p>
          </table:table-cell>
          <table:table-cell office:value-type="float" office:value="0.0589111424930197" calcext:value-type="float">
            <text:p>0.0589111425</text:p>
          </table:table-cell>
          <table:table-cell table:formula="of:=SQRT( ( [.B$1]-[.B533]  )^2+([.C$1]-[.C533])^2)" office:value-type="float" office:value="0.275148136448054" calcext:value-type="float">
            <text:p>0.2751481364</text:p>
          </table:table-cell>
        </table:table-row>
        <table:table-row table:style-name="ro1">
          <table:table-cell office:value-type="string" calcext:value-type="string">
            <text:p>GO_0046938</text:p>
          </table:table-cell>
          <table:table-cell office:value-type="float" office:value="-0.115898836840485" calcext:value-type="float">
            <text:p>-0.1158988368</text:p>
          </table:table-cell>
          <table:table-cell office:value-type="float" office:value="-0.0349386470802801" calcext:value-type="float">
            <text:p>-0.0349386471</text:p>
          </table:table-cell>
          <table:table-cell table:formula="of:=SQRT( ( [.B$1]-[.B534]  )^2+([.C$1]-[.C534])^2)" office:value-type="float" office:value="0.278585164913898" calcext:value-type="float">
            <text:p>0.2785851649</text:p>
          </table:table-cell>
        </table:table-row>
        <table:table-row table:style-name="ro1">
          <table:table-cell office:value-type="string" calcext:value-type="string">
            <text:p>GO_0006887</text:p>
          </table:table-cell>
          <table:table-cell office:value-type="float" office:value="-0.116294100307239" calcext:value-type="float">
            <text:p>-0.1162941003</text:p>
          </table:table-cell>
          <table:table-cell office:value-type="float" office:value="-0.0434055647190994" calcext:value-type="float">
            <text:p>-0.0434055647</text:p>
          </table:table-cell>
          <table:table-cell table:formula="of:=SQRT( ( [.B$1]-[.B535]  )^2+([.C$1]-[.C535])^2)" office:value-type="float" office:value="0.280120382897986" calcext:value-type="float">
            <text:p>0.2801203829</text:p>
          </table:table-cell>
        </table:table-row>
        <table:table-row table:style-name="ro1">
          <table:table-cell office:value-type="string" calcext:value-type="string">
            <text:p>GO_0040007</text:p>
          </table:table-cell>
          <table:table-cell office:value-type="float" office:value="-0.089620987273178" calcext:value-type="float">
            <text:p>-0.0896209873</text:p>
          </table:table-cell>
          <table:table-cell office:value-type="float" office:value="0.127661191156577" calcext:value-type="float">
            <text:p>0.1276611912</text:p>
          </table:table-cell>
          <table:table-cell table:formula="of:=SQRT( ( [.B$1]-[.B536]  )^2+([.C$1]-[.C536])^2)" office:value-type="float" office:value="0.281620681895201" calcext:value-type="float">
            <text:p>0.2816206819</text:p>
          </table:table-cell>
        </table:table-row>
        <table:table-row table:style-name="ro1">
          <table:table-cell office:value-type="string" calcext:value-type="string">
            <text:p>GO_0015986</text:p>
          </table:table-cell>
          <table:table-cell office:value-type="float" office:value="-0.120241563455358" calcext:value-type="float">
            <text:p>-0.1202415635</text:p>
          </table:table-cell>
          <table:table-cell office:value-type="float" office:value="0.0384033303740449" calcext:value-type="float">
            <text:p>0.0384033304</text:p>
          </table:table-cell>
          <table:table-cell table:formula="of:=SQRT( ( [.B$1]-[.B537]  )^2+([.C$1]-[.C537])^2)" office:value-type="float" office:value="0.283718139998656" calcext:value-type="float">
            <text:p>0.28371814</text:p>
          </table:table-cell>
        </table:table-row>
        <table:table-row table:style-name="ro1">
          <table:table-cell office:value-type="string" calcext:value-type="string">
            <text:p>GO_0046034</text:p>
          </table:table-cell>
          <table:table-cell office:value-type="float" office:value="-0.122483255440039" calcext:value-type="float">
            <text:p>-0.1224832554</text:p>
          </table:table-cell>
          <table:table-cell office:value-type="float" office:value="0.0412372709590104" calcext:value-type="float">
            <text:p>0.041237271</text:p>
          </table:table-cell>
          <table:table-cell table:formula="of:=SQRT( ( [.B$1]-[.B538]  )^2+([.C$1]-[.C538])^2)" office:value-type="float" office:value="0.286346431991995" calcext:value-type="float">
            <text:p>0.286346432</text:p>
          </table:table-cell>
        </table:table-row>
        <table:table-row table:style-name="ro1">
          <table:table-cell office:value-type="string" calcext:value-type="string">
            <text:p>GO_0009060</text:p>
          </table:table-cell>
          <table:table-cell office:value-type="float" office:value="-0.127358388491216" calcext:value-type="float">
            <text:p>-0.1273583885</text:p>
          </table:table-cell>
          <table:table-cell office:value-type="float" office:value="-0.0156235652867229" calcext:value-type="float">
            <text:p>-0.0156235653</text:p>
          </table:table-cell>
          <table:table-cell table:formula="of:=SQRT( ( [.B$1]-[.B539]  )^2+([.C$1]-[.C539])^2)" office:value-type="float" office:value="0.288372377950164" calcext:value-type="float">
            <text:p>0.288372378</text:p>
          </table:table-cell>
        </table:table-row>
        <table:table-row table:style-name="ro1">
          <table:table-cell office:value-type="string" calcext:value-type="string">
            <text:p>GO_0009395</text:p>
          </table:table-cell>
          <table:table-cell office:value-type="float" office:value="-0.090535584168494" calcext:value-type="float">
            <text:p>-0.0905355842</text:p>
          </table:table-cell>
          <table:table-cell office:value-type="float" office:value="-0.146032357390633" calcext:value-type="float">
            <text:p>-0.1460323574</text:p>
          </table:table-cell>
          <table:table-cell table:formula="of:=SQRT( ( [.B$1]-[.B540]  )^2+([.C$1]-[.C540])^2)" office:value-type="float" office:value="0.289842438887534" calcext:value-type="float">
            <text:p>0.2898424389</text:p>
          </table:table-cell>
        </table:table-row>
        <table:table-row table:style-name="ro1">
          <table:table-cell office:value-type="string" calcext:value-type="string">
            <text:p>GO_0002143</text:p>
          </table:table-cell>
          <table:table-cell office:value-type="float" office:value="-0.132900485043145" calcext:value-type="float">
            <text:p>-0.132900485</text:p>
          </table:table-cell>
          <table:table-cell office:value-type="float" office:value="0.0040932543376664" calcext:value-type="float">
            <text:p>0.0040932543</text:p>
          </table:table-cell>
          <table:table-cell table:formula="of:=SQRT( ( [.B$1]-[.B541]  )^2+([.C$1]-[.C541])^2)" office:value-type="float" office:value="0.29361760409431" calcext:value-type="float">
            <text:p>0.2936176041</text:p>
          </table:table-cell>
        </table:table-row>
        <table:table-row table:style-name="ro1">
          <table:table-cell office:value-type="string" calcext:value-type="string">
            <text:p>GO_0016070</text:p>
          </table:table-cell>
          <table:table-cell office:value-type="float" office:value="-0.133509114349069" calcext:value-type="float">
            <text:p>-0.1335091143</text:p>
          </table:table-cell>
          <table:table-cell office:value-type="float" office:value="0.0072248566280884" calcext:value-type="float">
            <text:p>0.0072248566</text:p>
          </table:table-cell>
          <table:table-cell table:formula="of:=SQRT( ( [.B$1]-[.B542]  )^2+([.C$1]-[.C542])^2)" office:value-type="float" office:value="0.294301675945208" calcext:value-type="float">
            <text:p>0.2943016759</text:p>
          </table:table-cell>
        </table:table-row>
        <table:table-row table:style-name="ro1">
          <table:table-cell office:value-type="string" calcext:value-type="string">
            <text:p>GO_0006084</text:p>
          </table:table-cell>
          <table:table-cell office:value-type="float" office:value="-0.132686288990534" calcext:value-type="float">
            <text:p>-0.132686289</text:p>
          </table:table-cell>
          <table:table-cell office:value-type="float" office:value="-0.0312008984637032" calcext:value-type="float">
            <text:p>-0.0312008985</text:p>
          </table:table-cell>
          <table:table-cell table:formula="of:=SQRT( ( [.B$1]-[.B543]  )^2+([.C$1]-[.C543])^2)" office:value-type="float" office:value="0.294857030960911" calcext:value-type="float">
            <text:p>0.294857031</text:p>
          </table:table-cell>
        </table:table-row>
        <table:table-row table:style-name="ro1">
          <table:table-cell office:value-type="string" calcext:value-type="string">
            <text:p>GO_0006480</text:p>
          </table:table-cell>
          <table:table-cell office:value-type="float" office:value="-0.113133356891943" calcext:value-type="float">
            <text:p>-0.1131333569</text:p>
          </table:table-cell>
          <table:table-cell office:value-type="float" office:value="-0.112132294636776" calcext:value-type="float">
            <text:p>-0.1121322946</text:p>
          </table:table-cell>
          <table:table-cell table:formula="of:=SQRT( ( [.B$1]-[.B544]  )^2+([.C$1]-[.C544])^2)" office:value-type="float" office:value="0.295327422752474" calcext:value-type="float">
            <text:p>0.2953274228</text:p>
          </table:table-cell>
        </table:table-row>
        <table:table-row table:style-name="ro1">
          <table:table-cell office:value-type="string" calcext:value-type="string">
            <text:p>GO_0032955</text:p>
          </table:table-cell>
          <table:table-cell office:value-type="float" office:value="-0.116416346589916" calcext:value-type="float">
            <text:p>-0.1164163466</text:p>
          </table:table-cell>
          <table:table-cell office:value-type="float" office:value="0.101006723362149" calcext:value-type="float">
            <text:p>0.1010067234</text:p>
          </table:table-cell>
          <table:table-cell table:formula="of:=SQRT( ( [.B$1]-[.B545]  )^2+([.C$1]-[.C545])^2)" office:value-type="float" office:value="0.295413967378594" calcext:value-type="float">
            <text:p>0.2954139674</text:p>
          </table:table-cell>
        </table:table-row>
        <table:table-row table:style-name="ro1">
          <table:table-cell office:value-type="string" calcext:value-type="string">
            <text:p>GO_0009966</text:p>
          </table:table-cell>
          <table:table-cell office:value-type="float" office:value="-0.13586717324427" calcext:value-type="float">
            <text:p>-0.1358671732</text:p>
          </table:table-cell>
          <table:table-cell office:value-type="float" office:value="-0.0163739104876696" calcext:value-type="float">
            <text:p>-0.0163739105</text:p>
          </table:table-cell>
          <table:table-cell table:formula="of:=SQRT( ( [.B$1]-[.B546]  )^2+([.C$1]-[.C546])^2)" office:value-type="float" office:value="0.296907954399443" calcext:value-type="float">
            <text:p>0.2969079544</text:p>
          </table:table-cell>
        </table:table-row>
        <table:table-row table:style-name="ro1">
          <table:table-cell office:value-type="string" calcext:value-type="string">
            <text:p>GO_0043666</text:p>
          </table:table-cell>
          <table:table-cell office:value-type="float" office:value="-0.137131138835528" calcext:value-type="float">
            <text:p>-0.1371311388</text:p>
          </table:table-cell>
          <table:table-cell office:value-type="float" office:value="-0.0198547364433571" calcext:value-type="float">
            <text:p>-0.0198547364</text:p>
          </table:table-cell>
          <table:table-cell table:formula="of:=SQRT( ( [.B$1]-[.B547]  )^2+([.C$1]-[.C547])^2)" office:value-type="float" office:value="0.298364917407654" calcext:value-type="float">
            <text:p>0.2983649174</text:p>
          </table:table-cell>
        </table:table-row>
        <table:table-row table:style-name="ro1">
          <table:table-cell office:value-type="string" calcext:value-type="string">
            <text:p>GO_0006357</text:p>
          </table:table-cell>
          <table:table-cell office:value-type="float" office:value="-0.128627025278526" calcext:value-type="float">
            <text:p>-0.1286270253</text:p>
          </table:table-cell>
          <table:table-cell office:value-type="float" office:value="-0.0749424689961833" calcext:value-type="float">
            <text:p>-0.074942469</text:p>
          </table:table-cell>
          <table:table-cell table:formula="of:=SQRT( ( [.B$1]-[.B548]  )^2+([.C$1]-[.C548])^2)" office:value-type="float" office:value="0.298483598261298" calcext:value-type="float">
            <text:p>0.2984835983</text:p>
          </table:table-cell>
        </table:table-row>
        <table:table-row table:style-name="ro1">
          <table:table-cell office:value-type="string" calcext:value-type="string">
            <text:p>GO_0050909</text:p>
          </table:table-cell>
          <table:table-cell office:value-type="float" office:value="-0.137438059318305" calcext:value-type="float">
            <text:p>-0.1374380593</text:p>
          </table:table-cell>
          <table:table-cell office:value-type="float" office:value="-0.0206855815928968" calcext:value-type="float">
            <text:p>-0.0206855816</text:p>
          </table:table-cell>
          <table:table-cell table:formula="of:=SQRT( ( [.B$1]-[.B549]  )^2+([.C$1]-[.C549])^2)" office:value-type="float" office:value="0.298723630311153" calcext:value-type="float">
            <text:p>0.2987236303</text:p>
          </table:table-cell>
        </table:table-row>
        <table:table-row table:style-name="ro1">
          <table:table-cell office:value-type="string" calcext:value-type="string">
            <text:p>GO_0016255</text:p>
          </table:table-cell>
          <table:table-cell office:value-type="float" office:value="-0.131357746534662" calcext:value-type="float">
            <text:p>-0.1313577465</text:p>
          </table:table-cell>
          <table:table-cell office:value-type="float" office:value="-0.0679278864033501" calcext:value-type="float">
            <text:p>-0.0679278864</text:p>
          </table:table-cell>
          <table:table-cell table:formula="of:=SQRT( ( [.B$1]-[.B550]  )^2+([.C$1]-[.C550])^2)" office:value-type="float" office:value="0.29949606760304" calcext:value-type="float">
            <text:p>0.2994960676</text:p>
          </table:table-cell>
        </table:table-row>
        <table:table-row table:style-name="ro1">
          <table:table-cell office:value-type="string" calcext:value-type="string">
            <text:p>GO_0007219</text:p>
          </table:table-cell>
          <table:table-cell office:value-type="float" office:value="-0.106205451822906" calcext:value-type="float">
            <text:p>-0.1062054518</text:p>
          </table:table-cell>
          <table:table-cell office:value-type="float" office:value="-0.137547201511009" calcext:value-type="float">
            <text:p>-0.1375472015</text:p>
          </table:table-cell>
          <table:table-cell table:formula="of:=SQRT( ( [.B$1]-[.B551]  )^2+([.C$1]-[.C551])^2)" office:value-type="float" office:value="0.299574640939713" calcext:value-type="float">
            <text:p>0.2995746409</text:p>
          </table:table-cell>
        </table:table-row>
        <table:table-row table:style-name="ro1">
          <table:table-cell office:value-type="string" calcext:value-type="string">
            <text:p>GO_0015991</text:p>
          </table:table-cell>
          <table:table-cell office:value-type="float" office:value="-0.137234212369494" calcext:value-type="float">
            <text:p>-0.1372342124</text:p>
          </table:table-cell>
          <table:table-cell office:value-type="float" office:value="0.0333013635141346" calcext:value-type="float">
            <text:p>0.0333013635</text:p>
          </table:table-cell>
          <table:table-cell table:formula="of:=SQRT( ( [.B$1]-[.B552]  )^2+([.C$1]-[.C552])^2)" office:value-type="float" office:value="0.299918148349912" calcext:value-type="float">
            <text:p>0.2999181483</text:p>
          </table:table-cell>
        </table:table-row>
        <table:table-row table:style-name="ro1">
          <table:table-cell office:value-type="string" calcext:value-type="string">
            <text:p>GO_0006066</text:p>
          </table:table-cell>
          <table:table-cell office:value-type="float" office:value="-0.090002791131117" calcext:value-type="float">
            <text:p>-0.0900027911</text:p>
          </table:table-cell>
          <table:table-cell office:value-type="float" office:value="0.164018992713669" calcext:value-type="float">
            <text:p>0.1640189927</text:p>
          </table:table-cell>
          <table:table-cell table:formula="of:=SQRT( ( [.B$1]-[.B553]  )^2+([.C$1]-[.C553])^2)" office:value-type="float" office:value="0.300351532599808" calcext:value-type="float">
            <text:p>0.3003515326</text:p>
          </table:table-cell>
        </table:table-row>
        <table:table-row table:style-name="ro1">
          <table:table-cell office:value-type="string" calcext:value-type="string">
            <text:p>GO_0007283</text:p>
          </table:table-cell>
          <table:table-cell office:value-type="float" office:value="-0.13953671019638" calcext:value-type="float">
            <text:p>-0.1395367102</text:p>
          </table:table-cell>
          <table:table-cell office:value-type="float" office:value="-0.015298728695836" calcext:value-type="float">
            <text:p>-0.0152987287</text:p>
          </table:table-cell>
          <table:table-cell table:formula="of:=SQRT( ( [.B$1]-[.B554]  )^2+([.C$1]-[.C554])^2)" office:value-type="float" office:value="0.300521402149439" calcext:value-type="float">
            <text:p>0.3005214021</text:p>
          </table:table-cell>
        </table:table-row>
        <table:table-row table:style-name="ro1">
          <table:table-cell office:value-type="string" calcext:value-type="string">
            <text:p>GO_0006479</text:p>
          </table:table-cell>
          <table:table-cell office:value-type="float" office:value="-0.13375294765867" calcext:value-type="float">
            <text:p>-0.1337529477</text:p>
          </table:table-cell>
          <table:table-cell office:value-type="float" office:value="-0.0809422276822887" calcext:value-type="float">
            <text:p>-0.0809422277</text:p>
          </table:table-cell>
          <table:table-cell table:formula="of:=SQRT( ( [.B$1]-[.B555]  )^2+([.C$1]-[.C555])^2)" office:value-type="float" office:value="0.304963112761317" calcext:value-type="float">
            <text:p>0.3049631128</text:p>
          </table:table-cell>
        </table:table-row>
        <table:table-row table:style-name="ro1">
          <table:table-cell office:value-type="string" calcext:value-type="string">
            <text:p>GO_0031145</text:p>
          </table:table-cell>
          <table:table-cell office:value-type="float" office:value="-0.12963581604568" calcext:value-type="float">
            <text:p>-0.129635816</text:p>
          </table:table-cell>
          <table:table-cell office:value-type="float" office:value="-0.102996257476935" calcext:value-type="float">
            <text:p>-0.1029962575</text:p>
          </table:table-cell>
          <table:table-cell table:formula="of:=SQRT( ( [.B$1]-[.B556]  )^2+([.C$1]-[.C556])^2)" office:value-type="float" office:value="0.307551947948519" calcext:value-type="float">
            <text:p>0.3075519479</text:p>
          </table:table-cell>
        </table:table-row>
        <table:table-row table:style-name="ro1">
          <table:table-cell office:value-type="string" calcext:value-type="string">
            <text:p>GO_0006024</text:p>
          </table:table-cell>
          <table:table-cell office:value-type="float" office:value="-0.134241809129676" calcext:value-type="float">
            <text:p>-0.1342418091</text:p>
          </table:table-cell>
          <table:table-cell office:value-type="float" office:value="-0.100567460206034" calcext:value-type="float">
            <text:p>-0.1005674602</text:p>
          </table:table-cell>
          <table:table-cell table:formula="of:=SQRT( ( [.B$1]-[.B557]  )^2+([.C$1]-[.C557])^2)" office:value-type="float" office:value="0.311120946244177" calcext:value-type="float">
            <text:p>0.3111209462</text:p>
          </table:table-cell>
        </table:table-row>
        <table:table-row table:style-name="ro1">
          <table:table-cell office:value-type="string" calcext:value-type="string">
            <text:p>GO_0022904</text:p>
          </table:table-cell>
          <table:table-cell office:value-type="float" office:value="-0.151644345186132" calcext:value-type="float">
            <text:p>-0.1516443452</text:p>
          </table:table-cell>
          <table:table-cell office:value-type="float" office:value="0.00187607002035721" calcext:value-type="float">
            <text:p>0.00187607</text:p>
          </table:table-cell>
          <table:table-cell table:formula="of:=SQRT( ( [.B$1]-[.B558]  )^2+([.C$1]-[.C558])^2)" office:value-type="float" office:value="0.31232692569609" calcext:value-type="float">
            <text:p>0.3123269257</text:p>
          </table:table-cell>
        </table:table-row>
        <table:table-row table:style-name="ro1">
          <table:table-cell office:value-type="string" calcext:value-type="string">
            <text:p>GO_0030245</text:p>
          </table:table-cell>
          <table:table-cell office:value-type="float" office:value="-0.153935577522523" calcext:value-type="float">
            <text:p>-0.1539355775</text:p>
          </table:table-cell>
          <table:table-cell office:value-type="float" office:value="0.0291604236972762" calcext:value-type="float">
            <text:p>0.0291604237</text:p>
          </table:table-cell>
          <table:table-cell table:formula="of:=SQRT( ( [.B$1]-[.B559]  )^2+([.C$1]-[.C559])^2)" office:value-type="float" office:value="0.316085273644903" calcext:value-type="float">
            <text:p>0.3160852736</text:p>
          </table:table-cell>
        </table:table-row>
        <table:table-row table:style-name="ro1">
          <table:table-cell office:value-type="string" calcext:value-type="string">
            <text:p>GO_0006904</text:p>
          </table:table-cell>
          <table:table-cell office:value-type="float" office:value="-0.15550624859837" calcext:value-type="float">
            <text:p>-0.1555062486</text:p>
          </table:table-cell>
          <table:table-cell office:value-type="float" office:value="-0.0226919260659153" calcext:value-type="float">
            <text:p>-0.0226919261</text:p>
          </table:table-cell>
          <table:table-cell table:formula="of:=SQRT( ( [.B$1]-[.B560]  )^2+([.C$1]-[.C560])^2)" office:value-type="float" office:value="0.316884651543224" calcext:value-type="float">
            <text:p>0.3168846515</text:p>
          </table:table-cell>
        </table:table-row>
        <table:table-row table:style-name="ro1">
          <table:table-cell office:value-type="string" calcext:value-type="string">
            <text:p>GO_0007186</text:p>
          </table:table-cell>
          <table:table-cell office:value-type="float" office:value="-0.155031091260071" calcext:value-type="float">
            <text:p>-0.1550310913</text:p>
          </table:table-cell>
          <table:table-cell office:value-type="float" office:value="-0.0398712057672495" calcext:value-type="float">
            <text:p>-0.0398712058</text:p>
          </table:table-cell>
          <table:table-cell table:formula="of:=SQRT( ( [.B$1]-[.B561]  )^2+([.C$1]-[.C561])^2)" office:value-type="float" office:value="0.31802665846292" calcext:value-type="float">
            <text:p>0.3180266585</text:p>
          </table:table-cell>
        </table:table-row>
        <table:table-row table:style-name="ro1">
          <table:table-cell office:value-type="string" calcext:value-type="string">
            <text:p>GO_0009372</text:p>
          </table:table-cell>
          <table:table-cell office:value-type="float" office:value="-0.107278557063409" calcext:value-type="float">
            <text:p>-0.1072785571</text:p>
          </table:table-cell>
          <table:table-cell office:value-type="float" office:value="0.170471174665935" calcext:value-type="float">
            <text:p>0.1704711747</text:p>
          </table:table-cell>
          <table:table-cell table:formula="of:=SQRT( ( [.B$1]-[.B562]  )^2+([.C$1]-[.C562])^2)" office:value-type="float" office:value="0.318350790225472" calcext:value-type="float">
            <text:p>0.3183507902</text:p>
          </table:table-cell>
        </table:table-row>
        <table:table-row table:style-name="ro1">
          <table:table-cell office:value-type="string" calcext:value-type="string">
            <text:p>GO_0017148</text:p>
          </table:table-cell>
          <table:table-cell office:value-type="float" office:value="-0.081059047534356" calcext:value-type="float">
            <text:p>-0.0810590475</text:p>
          </table:table-cell>
          <table:table-cell office:value-type="float" office:value="0.20730600956376" calcext:value-type="float">
            <text:p>0.2073060096</text:p>
          </table:table-cell>
          <table:table-cell table:formula="of:=SQRT( ( [.B$1]-[.B563]  )^2+([.C$1]-[.C563])^2)" office:value-type="float" office:value="0.3193829125924" calcext:value-type="float">
            <text:p>0.3193829126</text:p>
          </table:table-cell>
        </table:table-row>
        <table:table-row table:style-name="ro1">
          <table:table-cell office:value-type="string" calcext:value-type="string">
            <text:p>GO_0000122</text:p>
          </table:table-cell>
          <table:table-cell office:value-type="float" office:value="-0.150734748225001" calcext:value-type="float">
            <text:p>-0.1507347482</text:p>
          </table:table-cell>
          <table:table-cell office:value-type="float" office:value="-0.0867632975843771" calcext:value-type="float">
            <text:p>-0.0867632976</text:p>
          </table:table-cell>
          <table:table-cell table:formula="of:=SQRT( ( [.B$1]-[.B564]  )^2+([.C$1]-[.C564])^2)" office:value-type="float" office:value="0.322877429109977" calcext:value-type="float">
            <text:p>0.3228774291</text:p>
          </table:table-cell>
        </table:table-row>
        <table:table-row table:style-name="ro1">
          <table:table-cell office:value-type="string" calcext:value-type="string">
            <text:p>GO_0006890</text:p>
          </table:table-cell>
          <table:table-cell office:value-type="float" office:value="-0.143305494605467" calcext:value-type="float">
            <text:p>-0.1433054946</text:p>
          </table:table-cell>
          <table:table-cell office:value-type="float" office:value="-0.115537850836343" calcext:value-type="float">
            <text:p>-0.1155378508</text:p>
          </table:table-cell>
          <table:table-cell table:formula="of:=SQRT( ( [.B$1]-[.B565]  )^2+([.C$1]-[.C565])^2)" office:value-type="float" office:value="0.3246788277819" calcext:value-type="float">
            <text:p>0.3246788278</text:p>
          </table:table-cell>
        </table:table-row>
        <table:table-row table:style-name="ro1">
          <table:table-cell office:value-type="string" calcext:value-type="string">
            <text:p>GO_0042246</text:p>
          </table:table-cell>
          <table:table-cell office:value-type="float" office:value="-0.161782573276248" calcext:value-type="float">
            <text:p>-0.1617825733</text:p>
          </table:table-cell>
          <table:table-cell office:value-type="float" office:value="-0.042336321215484" calcext:value-type="float">
            <text:p>-0.0423363212</text:p>
          </table:table-cell>
          <table:table-cell table:formula="of:=SQRT( ( [.B$1]-[.B566]  )^2+([.C$1]-[.C566])^2)" office:value-type="float" office:value="0.325030647182574" calcext:value-type="float">
            <text:p>0.3250306472</text:p>
          </table:table-cell>
        </table:table-row>
        <table:table-row table:style-name="ro1">
          <table:table-cell office:value-type="string" calcext:value-type="string">
            <text:p>GO_0009298</text:p>
          </table:table-cell>
          <table:table-cell office:value-type="float" office:value="-0.161844672441397" calcext:value-type="float">
            <text:p>-0.1618446724</text:p>
          </table:table-cell>
          <table:table-cell office:value-type="float" office:value="-0.048096590434642" calcext:value-type="float">
            <text:p>-0.0480965904</text:p>
          </table:table-cell>
          <table:table-cell table:formula="of:=SQRT( ( [.B$1]-[.B567]  )^2+([.C$1]-[.C567])^2)" office:value-type="float" office:value="0.325866997414524" calcext:value-type="float">
            <text:p>0.3258669974</text:p>
          </table:table-cell>
        </table:table-row>
        <table:table-row table:style-name="ro1">
          <table:table-cell office:value-type="string" calcext:value-type="string">
            <text:p>GO_0006914</text:p>
          </table:table-cell>
          <table:table-cell office:value-type="float" office:value="-0.131413329235732" calcext:value-type="float">
            <text:p>-0.1314133292</text:p>
          </table:table-cell>
          <table:table-cell office:value-type="float" office:value="-0.147607876856269" calcext:value-type="float">
            <text:p>-0.1476078769</text:p>
          </table:table-cell>
          <table:table-cell table:formula="of:=SQRT( ( [.B$1]-[.B568]  )^2+([.C$1]-[.C568])^2)" office:value-type="float" office:value="0.326611010723903" calcext:value-type="float">
            <text:p>0.3266110107</text:p>
          </table:table-cell>
        </table:table-row>
        <table:table-row table:style-name="ro1">
          <table:table-cell office:value-type="string" calcext:value-type="string">
            <text:p>GO_0016559</text:p>
          </table:table-cell>
          <table:table-cell office:value-type="float" office:value="-0.15963765247372" calcext:value-type="float">
            <text:p>-0.1596376525</text:p>
          </table:table-cell>
          <table:table-cell office:value-type="float" office:value="-0.0679357579663258" calcext:value-type="float">
            <text:p>-0.067935758</text:p>
          </table:table-cell>
          <table:table-cell table:formula="of:=SQRT( ( [.B$1]-[.B569]  )^2+([.C$1]-[.C569])^2)" office:value-type="float" office:value="0.327132151539965" calcext:value-type="float">
            <text:p>0.3271321515</text:p>
          </table:table-cell>
        </table:table-row>
        <table:table-row table:style-name="ro1">
          <table:table-cell office:value-type="string" calcext:value-type="string">
            <text:p>GO_0034968</text:p>
          </table:table-cell>
          <table:table-cell office:value-type="float" office:value="-0.162964239620657" calcext:value-type="float">
            <text:p>-0.1629642396</text:p>
          </table:table-cell>
          <table:table-cell office:value-type="float" office:value="-0.0593514725636537" calcext:value-type="float">
            <text:p>-0.0593514726</text:p>
          </table:table-cell>
          <table:table-cell table:formula="of:=SQRT( ( [.B$1]-[.B570]  )^2+([.C$1]-[.C570])^2)" office:value-type="float" office:value="0.328769820162203" calcext:value-type="float">
            <text:p>0.3287698202</text:p>
          </table:table-cell>
        </table:table-row>
        <table:table-row table:style-name="ro1">
          <table:table-cell office:value-type="string" calcext:value-type="string">
            <text:p>GO_0006886</text:p>
          </table:table-cell>
          <table:table-cell office:value-type="float" office:value="-0.16944108281992" calcext:value-type="float">
            <text:p>-0.1694410828</text:p>
          </table:table-cell>
          <table:table-cell office:value-type="float" office:value="-0.00320179469113506" calcext:value-type="float">
            <text:p>-0.0032017947</text:p>
          </table:table-cell>
          <table:table-cell table:formula="of:=SQRT( ( [.B$1]-[.B571]  )^2+([.C$1]-[.C571])^2)" office:value-type="float" office:value="0.330110758606593" calcext:value-type="float">
            <text:p>0.3301107586</text:p>
          </table:table-cell>
        </table:table-row>
        <table:table-row table:style-name="ro1">
          <table:table-cell office:value-type="string" calcext:value-type="string">
            <text:p>GO_0046685</text:p>
          </table:table-cell>
          <table:table-cell office:value-type="float" office:value="-0.171780837736106" calcext:value-type="float">
            <text:p>-0.1717808377</text:p>
          </table:table-cell>
          <table:table-cell office:value-type="float" office:value="0.0208208091196461" calcext:value-type="float">
            <text:p>0.0208208091</text:p>
          </table:table-cell>
          <table:table-cell table:formula="of:=SQRT( ( [.B$1]-[.B572]  )^2+([.C$1]-[.C572])^2)" office:value-type="float" office:value="0.333190286258187" calcext:value-type="float">
            <text:p>0.3331902863</text:p>
          </table:table-cell>
        </table:table-row>
        <table:table-row table:style-name="ro1">
          <table:table-cell office:value-type="string" calcext:value-type="string">
            <text:p>GO_0009411</text:p>
          </table:table-cell>
          <table:table-cell office:value-type="float" office:value="-0.126651654006758" calcext:value-type="float">
            <text:p>-0.126651654</text:p>
          </table:table-cell>
          <table:table-cell office:value-type="float" office:value="0.168152290045064" calcext:value-type="float">
            <text:p>0.16815229</text:p>
          </table:table-cell>
          <table:table-cell table:formula="of:=SQRT( ( [.B$1]-[.B573]  )^2+([.C$1]-[.C573])^2)" office:value-type="float" office:value="0.333635170404913" calcext:value-type="float">
            <text:p>0.3336351704</text:p>
          </table:table-cell>
        </table:table-row>
        <table:table-row table:style-name="ro1">
          <table:table-cell office:value-type="string" calcext:value-type="string">
            <text:p>GO_0051302</text:p>
          </table:table-cell>
          <table:table-cell office:value-type="float" office:value="-0.175551446541813" calcext:value-type="float">
            <text:p>-0.1755514465</text:p>
          </table:table-cell>
          <table:table-cell office:value-type="float" office:value="-0.0175239156288816" calcext:value-type="float">
            <text:p>-0.0175239156</text:p>
          </table:table-cell>
          <table:table-cell table:formula="of:=SQRT( ( [.B$1]-[.B574]  )^2+([.C$1]-[.C574])^2)" office:value-type="float" office:value="0.336600907556337" calcext:value-type="float">
            <text:p>0.3366009076</text:p>
          </table:table-cell>
        </table:table-row>
        <table:table-row table:style-name="ro1">
          <table:table-cell office:value-type="string" calcext:value-type="string">
            <text:p>GO_0000226</text:p>
          </table:table-cell>
          <table:table-cell office:value-type="float" office:value="-0.16898193833984" calcext:value-type="float">
            <text:p>-0.1689819383</text:p>
          </table:table-cell>
          <table:table-cell office:value-type="float" office:value="-0.0708663033934807" calcext:value-type="float">
            <text:p>-0.0708663034</text:p>
          </table:table-cell>
          <table:table-cell table:formula="of:=SQRT( ( [.B$1]-[.B575]  )^2+([.C$1]-[.C575])^2)" office:value-type="float" office:value="0.336878441012206" calcext:value-type="float">
            <text:p>0.336878441</text:p>
          </table:table-cell>
        </table:table-row>
        <table:table-row table:style-name="ro1">
          <table:table-cell office:value-type="string" calcext:value-type="string">
            <text:p>GO_0090063</text:p>
          </table:table-cell>
          <table:table-cell office:value-type="float" office:value="-0.167758964681025" calcext:value-type="float">
            <text:p>-0.1677589647</text:p>
          </table:table-cell>
          <table:table-cell office:value-type="float" office:value="-0.0809109515138678" calcext:value-type="float">
            <text:p>-0.0809109515</text:p>
          </table:table-cell>
          <table:table-cell table:formula="of:=SQRT( ( [.B$1]-[.B576]  )^2+([.C$1]-[.C576])^2)" office:value-type="float" office:value="0.337902203385665" calcext:value-type="float">
            <text:p>0.3379022034</text:p>
          </table:table-cell>
        </table:table-row>
        <table:table-row table:style-name="ro1">
          <table:table-cell office:value-type="string" calcext:value-type="string">
            <text:p>GO_0007160</text:p>
          </table:table-cell>
          <table:table-cell office:value-type="float" office:value="-0.169772207410186" calcext:value-type="float">
            <text:p>-0.1697722074</text:p>
          </table:table-cell>
          <table:table-cell office:value-type="float" office:value="0.0714691593997114" calcext:value-type="float">
            <text:p>0.0714691594</text:p>
          </table:table-cell>
          <table:table-cell table:formula="of:=SQRT( ( [.B$1]-[.B577]  )^2+([.C$1]-[.C577])^2)" office:value-type="float" office:value="0.338385125053634" calcext:value-type="float">
            <text:p>0.3383851251</text:p>
          </table:table-cell>
        </table:table-row>
        <table:table-row table:style-name="ro1">
          <table:table-cell office:value-type="string" calcext:value-type="string">
            <text:p>GO_0035434</text:p>
          </table:table-cell>
          <table:table-cell office:value-type="float" office:value="-0.171081472669564" calcext:value-type="float">
            <text:p>-0.1710814727</text:p>
          </table:table-cell>
          <table:table-cell office:value-type="float" office:value="-0.069546703415136" calcext:value-type="float">
            <text:p>-0.0695467034</text:p>
          </table:table-cell>
          <table:table-cell table:formula="of:=SQRT( ( [.B$1]-[.B578]  )^2+([.C$1]-[.C578])^2)" office:value-type="float" office:value="0.338665341921963" calcext:value-type="float">
            <text:p>0.3386653419</text:p>
          </table:table-cell>
        </table:table-row>
        <table:table-row table:style-name="ro1">
          <table:table-cell office:value-type="string" calcext:value-type="string">
            <text:p>GO_0031124</text:p>
          </table:table-cell>
          <table:table-cell office:value-type="float" office:value="-0.16105700502143" calcext:value-type="float">
            <text:p>-0.161057005</text:p>
          </table:table-cell>
          <table:table-cell office:value-type="float" office:value="0.105083741571266" calcext:value-type="float">
            <text:p>0.1050837416</text:p>
          </table:table-cell>
          <table:table-cell table:formula="of:=SQRT( ( [.B$1]-[.B579]  )^2+([.C$1]-[.C579])^2)" office:value-type="float" office:value="0.338898750443643" calcext:value-type="float">
            <text:p>0.3388987504</text:p>
          </table:table-cell>
        </table:table-row>
        <table:table-row table:style-name="ro1">
          <table:table-cell office:value-type="string" calcext:value-type="string">
            <text:p>GO_0051260</text:p>
          </table:table-cell>
          <table:table-cell office:value-type="float" office:value="-0.17850599916242" calcext:value-type="float">
            <text:p>-0.1785059992</text:p>
          </table:table-cell>
          <table:table-cell office:value-type="float" office:value="-0.0374355714585209" calcext:value-type="float">
            <text:p>-0.0374355715</text:p>
          </table:table-cell>
          <table:table-cell table:formula="of:=SQRT( ( [.B$1]-[.B580]  )^2+([.C$1]-[.C580])^2)" office:value-type="float" office:value="0.341075685253996" calcext:value-type="float">
            <text:p>0.3410756853</text:p>
          </table:table-cell>
        </table:table-row>
        <table:table-row table:style-name="ro1">
          <table:table-cell office:value-type="string" calcext:value-type="string">
            <text:p>GO_0018189</text:p>
          </table:table-cell>
          <table:table-cell office:value-type="float" office:value="-0.155202866666141" calcext:value-type="float">
            <text:p>-0.1552028667</text:p>
          </table:table-cell>
          <table:table-cell office:value-type="float" office:value="0.128481236579114" calcext:value-type="float">
            <text:p>0.1284812366</text:p>
          </table:table-cell>
          <table:table-cell table:formula="of:=SQRT( ( [.B$1]-[.B581]  )^2+([.C$1]-[.C581])^2)" office:value-type="float" office:value="0.341543627217667" calcext:value-type="float">
            <text:p>0.3415436272</text:p>
          </table:table-cell>
        </table:table-row>
        <table:table-row table:style-name="ro1">
          <table:table-cell office:value-type="string" calcext:value-type="string">
            <text:p>GO_0006366</text:p>
          </table:table-cell>
          <table:table-cell office:value-type="float" office:value="-0.176236329417743" calcext:value-type="float">
            <text:p>-0.1762363294</text:p>
          </table:table-cell>
          <table:table-cell office:value-type="float" office:value="-0.071490642034865" calcext:value-type="float">
            <text:p>-0.071490642</text:p>
          </table:table-cell>
          <table:table-cell table:formula="of:=SQRT( ( [.B$1]-[.B582]  )^2+([.C$1]-[.C582])^2)" office:value-type="float" office:value="0.344106910965039" calcext:value-type="float">
            <text:p>0.344106911</text:p>
          </table:table-cell>
        </table:table-row>
        <table:table-row table:style-name="ro1">
          <table:table-cell office:value-type="string" calcext:value-type="string">
            <text:p>GO_0000002</text:p>
          </table:table-cell>
          <table:table-cell office:value-type="float" office:value="-0.157413556947574" calcext:value-type="float">
            <text:p>-0.1574135569</text:p>
          </table:table-cell>
          <table:table-cell office:value-type="float" office:value="0.139999292510468" calcext:value-type="float">
            <text:p>0.1399992925</text:p>
          </table:table-cell>
          <table:table-cell table:formula="of:=SQRT( ( [.B$1]-[.B583]  )^2+([.C$1]-[.C583])^2)" office:value-type="float" office:value="0.348107823281781" calcext:value-type="float">
            <text:p>0.3481078233</text:p>
          </table:table-cell>
        </table:table-row>
        <table:table-row table:style-name="ro1">
          <table:table-cell office:value-type="string" calcext:value-type="string">
            <text:p>GO_0006190</text:p>
          </table:table-cell>
          <table:table-cell office:value-type="float" office:value="-0.191014564248241" calcext:value-type="float">
            <text:p>-0.1910145642</text:p>
          </table:table-cell>
          <table:table-cell office:value-type="float" office:value="-0.00148675434444381" calcext:value-type="float">
            <text:p>-0.0014867543</text:p>
          </table:table-cell>
          <table:table-cell table:formula="of:=SQRT( ( [.B$1]-[.B584]  )^2+([.C$1]-[.C584])^2)" office:value-type="float" office:value="0.351679542341738" calcext:value-type="float">
            <text:p>0.3516795423</text:p>
          </table:table-cell>
        </table:table-row>
        <table:table-row table:style-name="ro1">
          <table:table-cell office:value-type="string" calcext:value-type="string">
            <text:p>GO_0009312</text:p>
          </table:table-cell>
          <table:table-cell office:value-type="float" office:value="-0.19345546436176" calcext:value-type="float">
            <text:p>-0.1934554644</text:p>
          </table:table-cell>
          <table:table-cell office:value-type="float" office:value="0.00596735340559815" calcext:value-type="float">
            <text:p>0.0059673534</text:p>
          </table:table-cell>
          <table:table-cell table:formula="of:=SQRT( ( [.B$1]-[.B585]  )^2+([.C$1]-[.C585])^2)" office:value-type="float" office:value="0.354197905223772" calcext:value-type="float">
            <text:p>0.3541979052</text:p>
          </table:table-cell>
        </table:table-row>
        <table:table-row table:style-name="ro1">
          <table:table-cell office:value-type="string" calcext:value-type="string">
            <text:p>GO_0034755</text:p>
          </table:table-cell>
          <table:table-cell office:value-type="float" office:value="-0.191060372426228" calcext:value-type="float">
            <text:p>-0.1910603724</text:p>
          </table:table-cell>
          <table:table-cell office:value-type="float" office:value="0.0521830580453705" calcext:value-type="float">
            <text:p>0.052183058</text:p>
          </table:table-cell>
          <table:table-cell table:formula="of:=SQRT( ( [.B$1]-[.B586]  )^2+([.C$1]-[.C586])^2)" office:value-type="float" office:value="0.355789493952662" calcext:value-type="float">
            <text:p>0.355789494</text:p>
          </table:table-cell>
        </table:table-row>
        <table:table-row table:style-name="ro1">
          <table:table-cell office:value-type="string" calcext:value-type="string">
            <text:p>GO_0006000</text:p>
          </table:table-cell>
          <table:table-cell office:value-type="float" office:value="-0.194631452288149" calcext:value-type="float">
            <text:p>-0.1946314523</text:p>
          </table:table-cell>
          <table:table-cell office:value-type="float" office:value="0.0247012437497515" calcext:value-type="float">
            <text:p>0.0247012437</text:p>
          </table:table-cell>
          <table:table-cell table:formula="of:=SQRT( ( [.B$1]-[.B587]  )^2+([.C$1]-[.C587])^2)" office:value-type="float" office:value="0.356256819637961" calcext:value-type="float">
            <text:p>0.3562568196</text:p>
          </table:table-cell>
        </table:table-row>
        <table:table-row table:style-name="ro1">
          <table:table-cell office:value-type="string" calcext:value-type="string">
            <text:p>GO_0048013</text:p>
          </table:table-cell>
          <table:table-cell office:value-type="float" office:value="-0.19027350992052" calcext:value-type="float">
            <text:p>-0.1902735099</text:p>
          </table:table-cell>
          <table:table-cell office:value-type="float" office:value="0.0612789390336855" calcext:value-type="float">
            <text:p>0.061278939</text:p>
          </table:table-cell>
          <table:table-cell table:formula="of:=SQRT( ( [.B$1]-[.B588]  )^2+([.C$1]-[.C588])^2)" office:value-type="float" office:value="0.356498946864603" calcext:value-type="float">
            <text:p>0.3564989469</text:p>
          </table:table-cell>
        </table:table-row>
        <table:table-row table:style-name="ro1">
          <table:table-cell office:value-type="string" calcext:value-type="string">
            <text:p>GO_0006820</text:p>
          </table:table-cell>
          <table:table-cell office:value-type="float" office:value="-0.195861822389365" calcext:value-type="float">
            <text:p>-0.1958618224</text:p>
          </table:table-cell>
          <table:table-cell office:value-type="float" office:value="-0.0286232069934685" calcext:value-type="float">
            <text:p>-0.028623207</text:p>
          </table:table-cell>
          <table:table-cell table:formula="of:=SQRT( ( [.B$1]-[.B589]  )^2+([.C$1]-[.C589])^2)" office:value-type="float" office:value="0.357561572464298" calcext:value-type="float">
            <text:p>0.3575615725</text:p>
          </table:table-cell>
        </table:table-row>
        <table:table-row table:style-name="ro1">
          <table:table-cell office:value-type="string" calcext:value-type="string">
            <text:p>GO_0048511</text:p>
          </table:table-cell>
          <table:table-cell office:value-type="float" office:value="-0.142242657683055" calcext:value-type="float">
            <text:p>-0.1422426577</text:p>
          </table:table-cell>
          <table:table-cell office:value-type="float" office:value="0.189449371738342" calcext:value-type="float">
            <text:p>0.1894493717</text:p>
          </table:table-cell>
          <table:table-cell table:formula="of:=SQRT( ( [.B$1]-[.B590]  )^2+([.C$1]-[.C590])^2)" office:value-type="float" office:value="0.358038863231672" calcext:value-type="float">
            <text:p>0.3580388632</text:p>
          </table:table-cell>
        </table:table-row>
        <table:table-row table:style-name="ro1">
          <table:table-cell office:value-type="string" calcext:value-type="string">
            <text:p>GO_0018149</text:p>
          </table:table-cell>
          <table:table-cell office:value-type="float" office:value="-0.166192152187084" calcext:value-type="float">
            <text:p>-0.1661921522</text:p>
          </table:table-cell>
          <table:table-cell office:value-type="float" office:value="0.145502024652116" calcext:value-type="float">
            <text:p>0.1455020247</text:p>
          </table:table-cell>
          <table:table-cell table:formula="of:=SQRT( ( [.B$1]-[.B591]  )^2+([.C$1]-[.C591])^2)" office:value-type="float" office:value="0.358367928355194" calcext:value-type="float">
            <text:p>0.3583679284</text:p>
          </table:table-cell>
        </table:table-row>
        <table:table-row table:style-name="ro1">
          <table:table-cell office:value-type="string" calcext:value-type="string">
            <text:p>GO_0018342</text:p>
          </table:table-cell>
          <table:table-cell office:value-type="float" office:value="-0.196664543693253" calcext:value-type="float">
            <text:p>-0.1966645437</text:p>
          </table:table-cell>
          <table:table-cell office:value-type="float" office:value="0.0613849376226003" calcext:value-type="float">
            <text:p>0.0613849376</text:p>
          </table:table-cell>
          <table:table-cell table:formula="of:=SQRT( ( [.B$1]-[.B592]  )^2+([.C$1]-[.C592])^2)" office:value-type="float" office:value="0.362810379321728" calcext:value-type="float">
            <text:p>0.3628103793</text:p>
          </table:table-cell>
        </table:table-row>
        <table:table-row table:style-name="ro1">
          <table:table-cell office:value-type="string" calcext:value-type="string">
            <text:p>GO_0006511</text:p>
          </table:table-cell>
          <table:table-cell office:value-type="float" office:value="-0.202268904952662" calcext:value-type="float">
            <text:p>-0.202268905</text:p>
          </table:table-cell>
          <table:table-cell office:value-type="float" office:value="-0.0164446682505956" calcext:value-type="float">
            <text:p>-0.0164446683</text:p>
          </table:table-cell>
          <table:table-cell table:formula="of:=SQRT( ( [.B$1]-[.B593]  )^2+([.C$1]-[.C593])^2)" office:value-type="float" office:value="0.363243909835117" calcext:value-type="float">
            <text:p>0.3632439098</text:p>
          </table:table-cell>
        </table:table-row>
        <table:table-row table:style-name="ro1">
          <table:table-cell office:value-type="string" calcext:value-type="string">
            <text:p>GO_2001256</text:p>
          </table:table-cell>
          <table:table-cell office:value-type="float" office:value="-0.197832202253705" calcext:value-type="float">
            <text:p>-0.1978322023</text:p>
          </table:table-cell>
          <table:table-cell office:value-type="float" office:value="0.0685644817143642" calcext:value-type="float">
            <text:p>0.0685644817</text:p>
          </table:table-cell>
          <table:table-cell table:formula="of:=SQRT( ( [.B$1]-[.B594]  )^2+([.C$1]-[.C594])^2)" office:value-type="float" office:value="0.365268214799693" calcext:value-type="float">
            <text:p>0.3652682148</text:p>
          </table:table-cell>
        </table:table-row>
        <table:table-row table:style-name="ro1">
          <table:table-cell office:value-type="string" calcext:value-type="string">
            <text:p>GO_0046488</text:p>
          </table:table-cell>
          <table:table-cell office:value-type="float" office:value="-0.20463115972664" calcext:value-type="float">
            <text:p>-0.2046311597</text:p>
          </table:table-cell>
          <table:table-cell office:value-type="float" office:value="-0.0146823826396095" calcext:value-type="float">
            <text:p>-0.0146823826</text:p>
          </table:table-cell>
          <table:table-cell table:formula="of:=SQRT( ( [.B$1]-[.B595]  )^2+([.C$1]-[.C595])^2)" office:value-type="float" office:value="0.365536077387631" calcext:value-type="float">
            <text:p>0.3655360774</text:p>
          </table:table-cell>
        </table:table-row>
        <table:table-row table:style-name="ro1">
          <table:table-cell office:value-type="string" calcext:value-type="string">
            <text:p>GO_0006367</text:p>
          </table:table-cell>
          <table:table-cell office:value-type="float" office:value="-0.201665834548646" calcext:value-type="float">
            <text:p>-0.2016658345</text:p>
          </table:table-cell>
          <table:table-cell office:value-type="float" office:value="-0.0656333885722492" calcext:value-type="float">
            <text:p>-0.0656333886</text:p>
          </table:table-cell>
          <table:table-cell table:formula="of:=SQRT( ( [.B$1]-[.B596]  )^2+([.C$1]-[.C596])^2)" office:value-type="float" office:value="0.36797335876532" calcext:value-type="float">
            <text:p>0.3679733588</text:p>
          </table:table-cell>
        </table:table-row>
        <table:table-row table:style-name="ro1">
          <table:table-cell office:value-type="string" calcext:value-type="string">
            <text:p>GO_0015977</text:p>
          </table:table-cell>
          <table:table-cell office:value-type="float" office:value="-0.206803964811699" calcext:value-type="float">
            <text:p>-0.2068039648</text:p>
          </table:table-cell>
          <table:table-cell office:value-type="float" office:value="0.0247156348594573" calcext:value-type="float">
            <text:p>0.0247156349</text:p>
          </table:table-cell>
          <table:table-cell table:formula="of:=SQRT( ( [.B$1]-[.B597]  )^2+([.C$1]-[.C597])^2)" office:value-type="float" office:value="0.36839862192251" calcext:value-type="float">
            <text:p>0.3683986219</text:p>
          </table:table-cell>
        </table:table-row>
        <table:table-row table:style-name="ro1">
          <table:table-cell office:value-type="string" calcext:value-type="string">
            <text:p>GO_0048193</text:p>
          </table:table-cell>
          <table:table-cell office:value-type="float" office:value="-0.19754574425316" calcext:value-type="float">
            <text:p>-0.1975457443</text:p>
          </table:table-cell>
          <table:table-cell office:value-type="float" office:value="-0.0938893286812041" calcext:value-type="float">
            <text:p>-0.0938893287</text:p>
          </table:table-cell>
          <table:table-cell table:formula="of:=SQRT( ( [.B$1]-[.B598]  )^2+([.C$1]-[.C598])^2)" office:value-type="float" office:value="0.369948344649931" calcext:value-type="float">
            <text:p>0.3699483446</text:p>
          </table:table-cell>
        </table:table-row>
        <table:table-row table:style-name="ro1">
          <table:table-cell office:value-type="string" calcext:value-type="string">
            <text:p>GO_0043087</text:p>
          </table:table-cell>
          <table:table-cell office:value-type="float" office:value="-0.207434076967852" calcext:value-type="float">
            <text:p>-0.207434077</text:p>
          </table:table-cell>
          <table:table-cell office:value-type="float" office:value="-0.0470081171931645" calcext:value-type="float">
            <text:p>-0.0470081172</text:p>
          </table:table-cell>
          <table:table-cell table:formula="of:=SQRT( ( [.B$1]-[.B599]  )^2+([.C$1]-[.C599])^2)" office:value-type="float" office:value="0.370908823675642" calcext:value-type="float">
            <text:p>0.3709088237</text:p>
          </table:table-cell>
        </table:table-row>
        <table:table-row table:style-name="ro1">
          <table:table-cell office:value-type="string" calcext:value-type="string">
            <text:p>GO_0016567</text:p>
          </table:table-cell>
          <table:table-cell office:value-type="float" office:value="-0.207708257888779" calcext:value-type="float">
            <text:p>-0.2077082579</text:p>
          </table:table-cell>
          <table:table-cell office:value-type="float" office:value="-0.0515550049656715" calcext:value-type="float">
            <text:p>-0.051555005</text:p>
          </table:table-cell>
          <table:table-cell table:formula="of:=SQRT( ( [.B$1]-[.B600]  )^2+([.C$1]-[.C600])^2)" office:value-type="float" office:value="0.371766514847299" calcext:value-type="float">
            <text:p>0.3717665148</text:p>
          </table:table-cell>
        </table:table-row>
        <table:table-row table:style-name="ro1">
          <table:table-cell office:value-type="string" calcext:value-type="string">
            <text:p>GO_0006850</text:p>
          </table:table-cell>
          <table:table-cell office:value-type="float" office:value="-0.210732554061103" calcext:value-type="float">
            <text:p>-0.2107325541</text:p>
          </table:table-cell>
          <table:table-cell office:value-type="float" office:value="0.0287677931461592" calcext:value-type="float">
            <text:p>0.0287677931</text:p>
          </table:table-cell>
          <table:table-cell table:formula="of:=SQRT( ( [.B$1]-[.B601]  )^2+([.C$1]-[.C601])^2)" office:value-type="float" office:value="0.37262399535126" calcext:value-type="float">
            <text:p>0.3726239954</text:p>
          </table:table-cell>
        </table:table-row>
        <table:table-row table:style-name="ro1">
          <table:table-cell office:value-type="string" calcext:value-type="string">
            <text:p>GO_0007264</text:p>
          </table:table-cell>
          <table:table-cell office:value-type="float" office:value="-0.212457504385053" calcext:value-type="float">
            <text:p>-0.2124575044</text:p>
          </table:table-cell>
          <table:table-cell office:value-type="float" office:value="-0.00946720104713848" calcext:value-type="float">
            <text:p>-0.009467201</text:p>
          </table:table-cell>
          <table:table-cell table:formula="of:=SQRT( ( [.B$1]-[.B602]  )^2+([.C$1]-[.C602])^2)" office:value-type="float" office:value="0.373208813987575" calcext:value-type="float">
            <text:p>0.373208814</text:p>
          </table:table-cell>
        </table:table-row>
        <table:table-row table:style-name="ro1">
          <table:table-cell office:value-type="string" calcext:value-type="string">
            <text:p>GO_0006650</text:p>
          </table:table-cell>
          <table:table-cell office:value-type="float" office:value="-0.176367463643673" calcext:value-type="float">
            <text:p>-0.1763674636</text:p>
          </table:table-cell>
          <table:table-cell office:value-type="float" office:value="-0.167341860219136" calcext:value-type="float">
            <text:p>-0.1673418602</text:p>
          </table:table-cell>
          <table:table-cell table:formula="of:=SQRT( ( [.B$1]-[.B603]  )^2+([.C$1]-[.C603])^2)" office:value-type="float" office:value="0.375651774836975" calcext:value-type="float">
            <text:p>0.3756517748</text:p>
          </table:table-cell>
        </table:table-row>
        <table:table-row table:style-name="ro1">
          <table:table-cell office:value-type="string" calcext:value-type="string">
            <text:p>GO_0016485</text:p>
          </table:table-cell>
          <table:table-cell office:value-type="float" office:value="-0.198578709488934" calcext:value-type="float">
            <text:p>-0.1985787095</text:p>
          </table:table-cell>
          <table:table-cell office:value-type="float" office:value="-0.112228441553657" calcext:value-type="float">
            <text:p>-0.1122284416</text:p>
          </table:table-cell>
          <table:table-cell table:formula="of:=SQRT( ( [.B$1]-[.B604]  )^2+([.C$1]-[.C604])^2)" office:value-type="float" office:value="0.375938930675012" calcext:value-type="float">
            <text:p>0.3759389307</text:p>
          </table:table-cell>
        </table:table-row>
        <table:table-row table:style-name="ro1">
          <table:table-cell office:value-type="string" calcext:value-type="string">
            <text:p>GO_0000079</text:p>
          </table:table-cell>
          <table:table-cell office:value-type="float" office:value="-0.203028043954853" calcext:value-type="float">
            <text:p>-0.203028044</text:p>
          </table:table-cell>
          <table:table-cell office:value-type="float" office:value="-0.0970147496489368" calcext:value-type="float">
            <text:p>-0.0970147496</text:p>
          </table:table-cell>
          <table:table-cell table:formula="of:=SQRT( ( [.B$1]-[.B605]  )^2+([.C$1]-[.C605])^2)" office:value-type="float" office:value="0.376041386122326" calcext:value-type="float">
            <text:p>0.3760413861</text:p>
          </table:table-cell>
        </table:table-row>
        <table:table-row table:style-name="ro1">
          <table:table-cell office:value-type="string" calcext:value-type="string">
            <text:p>GO_0034453</text:p>
          </table:table-cell>
          <table:table-cell office:value-type="float" office:value="-0.166183400295849" calcext:value-type="float">
            <text:p>-0.1661834003</text:p>
          </table:table-cell>
          <table:table-cell office:value-type="float" office:value="-0.18818883779473" calcext:value-type="float">
            <text:p>-0.1881888378</text:p>
          </table:table-cell>
          <table:table-cell table:formula="of:=SQRT( ( [.B$1]-[.B606]  )^2+([.C$1]-[.C606])^2)" office:value-type="float" office:value="0.376437177156305" calcext:value-type="float">
            <text:p>0.3764371772</text:p>
          </table:table-cell>
        </table:table-row>
        <table:table-row table:style-name="ro1">
          <table:table-cell office:value-type="string" calcext:value-type="string">
            <text:p>GO_0042545</text:p>
          </table:table-cell>
          <table:table-cell office:value-type="float" office:value="-0.12641900561023" calcext:value-type="float">
            <text:p>-0.1264190056</text:p>
          </table:table-cell>
          <table:table-cell office:value-type="float" office:value="-0.2454531780478" calcext:value-type="float">
            <text:p>-0.245453178</text:p>
          </table:table-cell>
          <table:table-cell table:formula="of:=SQRT( ( [.B$1]-[.B607]  )^2+([.C$1]-[.C607])^2)" office:value-type="float" office:value="0.376775251386759" calcext:value-type="float">
            <text:p>0.3767752514</text:p>
          </table:table-cell>
        </table:table-row>
        <table:table-row table:style-name="ro1">
          <table:table-cell office:value-type="string" calcext:value-type="string">
            <text:p>GO_0006891</text:p>
          </table:table-cell>
          <table:table-cell office:value-type="float" office:value="-0.212742100376171" calcext:value-type="float">
            <text:p>-0.2127421004</text:p>
          </table:table-cell>
          <table:table-cell office:value-type="float" office:value="0.0591934322316972" calcext:value-type="float">
            <text:p>0.0591934322</text:p>
          </table:table-cell>
          <table:table-cell table:formula="of:=SQRT( ( [.B$1]-[.B608]  )^2+([.C$1]-[.C608])^2)" office:value-type="float" office:value="0.378297859095957" calcext:value-type="float">
            <text:p>0.3782978591</text:p>
          </table:table-cell>
        </table:table-row>
        <table:table-row table:style-name="ro1">
          <table:table-cell office:value-type="string" calcext:value-type="string">
            <text:p>GO_0007205</text:p>
          </table:table-cell>
          <table:table-cell office:value-type="float" office:value="-0.197907581213377" calcext:value-type="float">
            <text:p>-0.1979075812</text:p>
          </table:table-cell>
          <table:table-cell office:value-type="float" office:value="-0.122299280753761" calcext:value-type="float">
            <text:p>-0.1222992808</text:p>
          </table:table-cell>
          <table:table-cell table:formula="of:=SQRT( ( [.B$1]-[.B609]  )^2+([.C$1]-[.C609])^2)" office:value-type="float" office:value="0.378392940736671" calcext:value-type="float">
            <text:p>0.3783929407</text:p>
          </table:table-cell>
        </table:table-row>
        <table:table-row table:style-name="ro1">
          <table:table-cell office:value-type="string" calcext:value-type="string">
            <text:p>GO_0000042</text:p>
          </table:table-cell>
          <table:table-cell office:value-type="float" office:value="-0.210769372114346" calcext:value-type="float">
            <text:p>-0.2107693721</text:p>
          </table:table-cell>
          <table:table-cell office:value-type="float" office:value="0.0772855013543768" calcext:value-type="float">
            <text:p>0.0772855014</text:p>
          </table:table-cell>
          <table:table-cell table:formula="of:=SQRT( ( [.B$1]-[.B610]  )^2+([.C$1]-[.C610])^2)" office:value-type="float" office:value="0.379685654002533" calcext:value-type="float">
            <text:p>0.379685654</text:p>
          </table:table-cell>
        </table:table-row>
        <table:table-row table:style-name="ro1">
          <table:table-cell office:value-type="string" calcext:value-type="string">
            <text:p>GO_0043066</text:p>
          </table:table-cell>
          <table:table-cell office:value-type="float" office:value="-0.209751159995796" calcext:value-type="float">
            <text:p>-0.20975116</text:p>
          </table:table-cell>
          <table:table-cell office:value-type="float" office:value="-0.089664959127465" calcext:value-type="float">
            <text:p>-0.0896649591</text:p>
          </table:table-cell>
          <table:table-cell table:formula="of:=SQRT( ( [.B$1]-[.B611]  )^2+([.C$1]-[.C611])^2)" office:value-type="float" office:value="0.380777805737526" calcext:value-type="float">
            <text:p>0.3807778057</text:p>
          </table:table-cell>
        </table:table-row>
        <table:table-row table:style-name="ro1">
          <table:table-cell office:value-type="string" calcext:value-type="string">
            <text:p>GO_0006338</text:p>
          </table:table-cell>
          <table:table-cell office:value-type="float" office:value="-0.208909481008294" calcext:value-type="float">
            <text:p>-0.208909481</text:p>
          </table:table-cell>
          <table:table-cell office:value-type="float" office:value="-0.0993045520884699" calcext:value-type="float">
            <text:p>-0.0993045521</text:p>
          </table:table-cell>
          <table:table-cell table:formula="of:=SQRT( ( [.B$1]-[.B612]  )^2+([.C$1]-[.C612])^2)" office:value-type="float" office:value="0.382312343330023" calcext:value-type="float">
            <text:p>0.3823123433</text:p>
          </table:table-cell>
        </table:table-row>
        <table:table-row table:style-name="ro1">
          <table:table-cell office:value-type="string" calcext:value-type="string">
            <text:p>GO_0006606</text:p>
          </table:table-cell>
          <table:table-cell office:value-type="float" office:value="-0.214495484343579" calcext:value-type="float">
            <text:p>-0.2144954843</text:p>
          </table:table-cell>
          <table:table-cell office:value-type="float" office:value="-0.0771424413220115" calcext:value-type="float">
            <text:p>-0.0771424413</text:p>
          </table:table-cell>
          <table:table-cell table:formula="of:=SQRT( ( [.B$1]-[.B613]  )^2+([.C$1]-[.C613])^2)" office:value-type="float" office:value="0.382722109966422" calcext:value-type="float">
            <text:p>0.38272211</text:p>
          </table:table-cell>
        </table:table-row>
        <table:table-row table:style-name="ro1">
          <table:table-cell office:value-type="string" calcext:value-type="string">
            <text:p>GO_0009611</text:p>
          </table:table-cell>
          <table:table-cell office:value-type="float" office:value="-0.221292343374921" calcext:value-type="float">
            <text:p>-0.2212923434</text:p>
          </table:table-cell>
          <table:table-cell office:value-type="float" office:value="-0.0292774499850077" calcext:value-type="float">
            <text:p>-0.02927745</text:p>
          </table:table-cell>
          <table:table-cell table:formula="of:=SQRT( ( [.B$1]-[.B614]  )^2+([.C$1]-[.C614])^2)" office:value-type="float" office:value="0.382970378285185" calcext:value-type="float">
            <text:p>0.3829703783</text:p>
          </table:table-cell>
        </table:table-row>
        <table:table-row table:style-name="ro1">
          <table:table-cell office:value-type="string" calcext:value-type="string">
            <text:p>GO_0042262</text:p>
          </table:table-cell>
          <table:table-cell office:value-type="float" office:value="-0.190882414695164" calcext:value-type="float">
            <text:p>-0.1908824147</text:p>
          </table:table-cell>
          <table:table-cell office:value-type="float" office:value="0.151136084515586" calcext:value-type="float">
            <text:p>0.1511360845</text:p>
          </table:table-cell>
          <table:table-cell table:formula="of:=SQRT( ( [.B$1]-[.B615]  )^2+([.C$1]-[.C615])^2)" office:value-type="float" office:value="0.383229776845896" calcext:value-type="float">
            <text:p>0.3832297768</text:p>
          </table:table-cell>
        </table:table-row>
        <table:table-row table:style-name="ro1">
          <table:table-cell office:value-type="string" calcext:value-type="string">
            <text:p>GO_0016579</text:p>
          </table:table-cell>
          <table:table-cell office:value-type="float" office:value="-0.221787530606835" calcext:value-type="float">
            <text:p>-0.2217875306</text:p>
          </table:table-cell>
          <table:table-cell office:value-type="float" office:value="-0.0340376506342666" calcext:value-type="float">
            <text:p>-0.0340376506</text:p>
          </table:table-cell>
          <table:table-cell table:formula="of:=SQRT( ( [.B$1]-[.B616]  )^2+([.C$1]-[.C616])^2)" office:value-type="float" office:value="0.383839183514921" calcext:value-type="float">
            <text:p>0.3838391835</text:p>
          </table:table-cell>
        </table:table-row>
        <table:table-row table:style-name="ro1">
          <table:table-cell office:value-type="string" calcext:value-type="string">
            <text:p>GO_0032957</text:p>
          </table:table-cell>
          <table:table-cell office:value-type="float" office:value="-0.211056230092124" calcext:value-type="float">
            <text:p>-0.2110562301</text:p>
          </table:table-cell>
          <table:table-cell office:value-type="float" office:value="-0.0997437952922142" calcext:value-type="float">
            <text:p>-0.0997437953</text:p>
          </table:table-cell>
          <table:table-cell table:formula="of:=SQRT( ( [.B$1]-[.B617]  )^2+([.C$1]-[.C617])^2)" office:value-type="float" office:value="0.384500024917962" calcext:value-type="float">
            <text:p>0.3845000249</text:p>
          </table:table-cell>
        </table:table-row>
        <table:table-row table:style-name="ro1">
          <table:table-cell office:value-type="string" calcext:value-type="string">
            <text:p>GO_0015693</text:p>
          </table:table-cell>
          <table:table-cell office:value-type="float" office:value="-0.224002925550949" calcext:value-type="float">
            <text:p>-0.2240029256</text:p>
          </table:table-cell>
          <table:table-cell office:value-type="float" office:value="-0.000378891402339007" calcext:value-type="float">
            <text:p>-0.0003788914</text:p>
          </table:table-cell>
          <table:table-cell table:formula="of:=SQRT( ( [.B$1]-[.B618]  )^2+([.C$1]-[.C618])^2)" office:value-type="float" office:value="0.384669364384398" calcext:value-type="float">
            <text:p>0.3846693644</text:p>
          </table:table-cell>
        </table:table-row>
        <table:table-row table:style-name="ro1">
          <table:table-cell office:value-type="string" calcext:value-type="string">
            <text:p>GO_0008380</text:p>
          </table:table-cell>
          <table:table-cell office:value-type="float" office:value="-0.221759672892808" calcext:value-type="float">
            <text:p>-0.2217596729</text:p>
          </table:table-cell>
          <table:table-cell office:value-type="float" office:value="-0.0465195043374856" calcext:value-type="float">
            <text:p>-0.0465195043</text:p>
          </table:table-cell>
          <table:table-cell table:formula="of:=SQRT( ( [.B$1]-[.B619]  )^2+([.C$1]-[.C619])^2)" office:value-type="float" office:value="0.385072412994645" calcext:value-type="float">
            <text:p>0.385072413</text:p>
          </table:table-cell>
        </table:table-row>
        <table:table-row table:style-name="ro1">
          <table:table-cell office:value-type="string" calcext:value-type="string">
            <text:p>GO_0006809</text:p>
          </table:table-cell>
          <table:table-cell office:value-type="float" office:value="-0.228684990742842" calcext:value-type="float">
            <text:p>-0.2286849907</text:p>
          </table:table-cell>
          <table:table-cell office:value-type="float" office:value="-0.0180539798755909" calcext:value-type="float">
            <text:p>-0.0180539799</text:p>
          </table:table-cell>
          <table:table-cell table:formula="of:=SQRT( ( [.B$1]-[.B620]  )^2+([.C$1]-[.C620])^2)" office:value-type="float" office:value="0.389704268064514" calcext:value-type="float">
            <text:p>0.3897042681</text:p>
          </table:table-cell>
        </table:table-row>
        <table:table-row table:style-name="ro1">
          <table:table-cell office:value-type="string" calcext:value-type="string">
            <text:p>GO_0006471</text:p>
          </table:table-cell>
          <table:table-cell office:value-type="float" office:value="-0.219120743101333" calcext:value-type="float">
            <text:p>-0.2191207431</text:p>
          </table:table-cell>
          <table:table-cell office:value-type="float" office:value="-0.090716995764135" calcext:value-type="float">
            <text:p>-0.0907169958</text:p>
          </table:table-cell>
          <table:table-cell table:formula="of:=SQRT( ( [.B$1]-[.B621]  )^2+([.C$1]-[.C621])^2)" office:value-type="float" office:value="0.390137865737544" calcext:value-type="float">
            <text:p>0.3901378657</text:p>
          </table:table-cell>
        </table:table-row>
        <table:table-row table:style-name="ro1">
          <table:table-cell office:value-type="string" calcext:value-type="string">
            <text:p>GO_0032297</text:p>
          </table:table-cell>
          <table:table-cell office:value-type="float" office:value="-0.225434289974707" calcext:value-type="float">
            <text:p>-0.22543429</text:p>
          </table:table-cell>
          <table:table-cell office:value-type="float" office:value="-0.0624651213128884" calcext:value-type="float">
            <text:p>-0.0624651213</text:p>
          </table:table-cell>
          <table:table-cell table:formula="of:=SQRT( ( [.B$1]-[.B622]  )^2+([.C$1]-[.C622])^2)" office:value-type="float" office:value="0.390892177727983" calcext:value-type="float">
            <text:p>0.3908921777</text:p>
          </table:table-cell>
        </table:table-row>
        <table:table-row table:style-name="ro1">
          <table:table-cell office:value-type="string" calcext:value-type="string">
            <text:p>GO_0006683</text:p>
          </table:table-cell>
          <table:table-cell office:value-type="float" office:value="-0.230163021972688" calcext:value-type="float">
            <text:p>-0.230163022</text:p>
          </table:table-cell>
          <table:table-cell office:value-type="float" office:value="0.0148608201547826" calcext:value-type="float">
            <text:p>0.0148608202</text:p>
          </table:table-cell>
          <table:table-cell table:formula="of:=SQRT( ( [.B$1]-[.B623]  )^2+([.C$1]-[.C623])^2)" office:value-type="float" office:value="0.39116779454738" calcext:value-type="float">
            <text:p>0.3911677945</text:p>
          </table:table-cell>
        </table:table-row>
        <table:table-row table:style-name="ro1">
          <table:table-cell office:value-type="string" calcext:value-type="string">
            <text:p>GO_0006952</text:p>
          </table:table-cell>
          <table:table-cell office:value-type="float" office:value="-0.231480565832114" calcext:value-type="float">
            <text:p>-0.2314805658</text:p>
          </table:table-cell>
          <table:table-cell office:value-type="float" office:value="-0.0150858855171396" calcext:value-type="float">
            <text:p>-0.0150858855</text:p>
          </table:table-cell>
          <table:table-cell table:formula="of:=SQRT( ( [.B$1]-[.B624]  )^2+([.C$1]-[.C624])^2)" office:value-type="float" office:value="0.392382890078399" calcext:value-type="float">
            <text:p>0.3923828901</text:p>
          </table:table-cell>
        </table:table-row>
        <table:table-row table:style-name="ro1">
          <table:table-cell office:value-type="string" calcext:value-type="string">
            <text:p>GO_0006897</text:p>
          </table:table-cell>
          <table:table-cell office:value-type="float" office:value="-0.217112834587848" calcext:value-type="float">
            <text:p>-0.2171128346</text:p>
          </table:table-cell>
          <table:table-cell office:value-type="float" office:value="0.104831938457876" calcext:value-type="float">
            <text:p>0.1048319385</text:p>
          </table:table-cell>
          <table:table-cell table:formula="of:=SQRT( ( [.B$1]-[.B625]  )^2+([.C$1]-[.C625])^2)" office:value-type="float" office:value="0.392440850792807" calcext:value-type="float">
            <text:p>0.3924408508</text:p>
          </table:table-cell>
        </table:table-row>
        <table:table-row table:style-name="ro1">
          <table:table-cell office:value-type="string" calcext:value-type="string">
            <text:p>GO_0032968</text:p>
          </table:table-cell>
          <table:table-cell office:value-type="float" office:value="-0.197463610493283" calcext:value-type="float">
            <text:p>-0.1974636105</text:p>
          </table:table-cell>
          <table:table-cell office:value-type="float" office:value="-0.169969676156467" calcext:value-type="float">
            <text:p>-0.1699696762</text:p>
          </table:table-cell>
          <table:table-cell table:formula="of:=SQRT( ( [.B$1]-[.B626]  )^2+([.C$1]-[.C626])^2)" office:value-type="float" office:value="0.395800832412905" calcext:value-type="float">
            <text:p>0.3958008324</text:p>
          </table:table-cell>
        </table:table-row>
        <table:table-row table:style-name="ro1">
          <table:table-cell office:value-type="string" calcext:value-type="string">
            <text:p>GO_0035023</text:p>
          </table:table-cell>
          <table:table-cell office:value-type="float" office:value="-0.23168643577102" calcext:value-type="float">
            <text:p>-0.2316864358</text:p>
          </table:table-cell>
          <table:table-cell office:value-type="float" office:value="-0.0544589346965683" calcext:value-type="float">
            <text:p>-0.0544589347</text:p>
          </table:table-cell>
          <table:table-cell table:formula="of:=SQRT( ( [.B$1]-[.B627]  )^2+([.C$1]-[.C627])^2)" office:value-type="float" office:value="0.39591744779761" calcext:value-type="float">
            <text:p>0.3959174478</text:p>
          </table:table-cell>
        </table:table-row>
        <table:table-row table:style-name="ro1">
          <table:table-cell office:value-type="string" calcext:value-type="string">
            <text:p>GO_0051056</text:p>
          </table:table-cell>
          <table:table-cell office:value-type="float" office:value="-0.235217666602862" calcext:value-type="float">
            <text:p>-0.2352176666</text:p>
          </table:table-cell>
          <table:table-cell office:value-type="float" office:value="-0.0160523354056759" calcext:value-type="float">
            <text:p>-0.0160523354</text:p>
          </table:table-cell>
          <table:table-cell table:formula="of:=SQRT( ( [.B$1]-[.B628]  )^2+([.C$1]-[.C628])^2)" office:value-type="float" office:value="0.396152222130666" calcext:value-type="float">
            <text:p>0.3961522221</text:p>
          </table:table-cell>
        </table:table-row>
        <table:table-row table:style-name="ro1">
          <table:table-cell office:value-type="string" calcext:value-type="string">
            <text:p>GO_0006888</text:p>
          </table:table-cell>
          <table:table-cell office:value-type="float" office:value="-0.236726320425695" calcext:value-type="float">
            <text:p>-0.2367263204</text:p>
          </table:table-cell>
          <table:table-cell office:value-type="float" office:value="-0.00193678684260943" calcext:value-type="float">
            <text:p>-0.0019367868</text:p>
          </table:table-cell>
          <table:table-cell table:formula="of:=SQRT( ( [.B$1]-[.B629]  )^2+([.C$1]-[.C629])^2)" office:value-type="float" office:value="0.39739160581162" calcext:value-type="float">
            <text:p>0.3973916058</text:p>
          </table:table-cell>
        </table:table-row>
        <table:table-row table:style-name="ro1">
          <table:table-cell office:value-type="string" calcext:value-type="string">
            <text:p>GO_0043085</text:p>
          </table:table-cell>
          <table:table-cell office:value-type="float" office:value="-0.180632549561927" calcext:value-type="float">
            <text:p>-0.1806325496</text:p>
          </table:table-cell>
          <table:table-cell office:value-type="float" office:value="-0.205888606979675" calcext:value-type="float">
            <text:p>-0.205888607</text:p>
          </table:table-cell>
          <table:table-cell table:formula="of:=SQRT( ( [.B$1]-[.B630]  )^2+([.C$1]-[.C630])^2)" office:value-type="float" office:value="0.397848198215271" calcext:value-type="float">
            <text:p>0.3978481982</text:p>
          </table:table-cell>
        </table:table-row>
        <table:table-row table:style-name="ro1">
          <table:table-cell office:value-type="string" calcext:value-type="string">
            <text:p>GO_0042981</text:p>
          </table:table-cell>
          <table:table-cell office:value-type="float" office:value="-0.229398654405126" calcext:value-type="float">
            <text:p>-0.2293986544</text:p>
          </table:table-cell>
          <table:table-cell office:value-type="float" office:value="-0.0830267140352884" calcext:value-type="float">
            <text:p>-0.083026714</text:p>
          </table:table-cell>
          <table:table-cell table:formula="of:=SQRT( ( [.B$1]-[.B631]  )^2+([.C$1]-[.C631])^2)" office:value-type="float" office:value="0.398504716654181" calcext:value-type="float">
            <text:p>0.3985047167</text:p>
          </table:table-cell>
        </table:table-row>
        <table:table-row table:style-name="ro1">
          <table:table-cell office:value-type="string" calcext:value-type="string">
            <text:p>GO_0019605</text:p>
          </table:table-cell>
          <table:table-cell office:value-type="float" office:value="-0.236651844252307" calcext:value-type="float">
            <text:p>-0.2366518443</text:p>
          </table:table-cell>
          <table:table-cell office:value-type="float" office:value="0.0546753980267379" calcext:value-type="float">
            <text:p>0.054675398</text:p>
          </table:table-cell>
          <table:table-cell table:formula="of:=SQRT( ( [.B$1]-[.B632]  )^2+([.C$1]-[.C632])^2)" office:value-type="float" office:value="0.401260021591874" calcext:value-type="float">
            <text:p>0.4012600216</text:p>
          </table:table-cell>
        </table:table-row>
        <table:table-row table:style-name="ro1">
          <table:table-cell office:value-type="string" calcext:value-type="string">
            <text:p>GO_0046836</text:p>
          </table:table-cell>
          <table:table-cell office:value-type="float" office:value="-0.241507379127493" calcext:value-type="float">
            <text:p>-0.2415073791</text:p>
          </table:table-cell>
          <table:table-cell office:value-type="float" office:value="0.00875419099300689" calcext:value-type="float">
            <text:p>0.008754191</text:p>
          </table:table-cell>
          <table:table-cell table:formula="of:=SQRT( ( [.B$1]-[.B633]  )^2+([.C$1]-[.C633])^2)" office:value-type="float" office:value="0.402301536369902" calcext:value-type="float">
            <text:p>0.4023015364</text:p>
          </table:table-cell>
        </table:table-row>
        <table:table-row table:style-name="ro1">
          <table:table-cell office:value-type="string" calcext:value-type="string">
            <text:p>GO_0016192</text:p>
          </table:table-cell>
          <table:table-cell office:value-type="float" office:value="-0.241404669411029" calcext:value-type="float">
            <text:p>-0.2414046694</text:p>
          </table:table-cell>
          <table:table-cell office:value-type="float" office:value="-0.0163150354115529" calcext:value-type="float">
            <text:p>-0.0163150354</text:p>
          </table:table-cell>
          <table:table-cell table:formula="of:=SQRT( ( [.B$1]-[.B634]  )^2+([.C$1]-[.C634])^2)" office:value-type="float" office:value="0.402344705953642" calcext:value-type="float">
            <text:p>0.402344706</text:p>
          </table:table-cell>
        </table:table-row>
        <table:table-row table:style-name="ro1">
          <table:table-cell office:value-type="string" calcext:value-type="string">
            <text:p>GO_0009415</text:p>
          </table:table-cell>
          <table:table-cell office:value-type="float" office:value="-0.24286195275296" calcext:value-type="float">
            <text:p>-0.2428619528</text:p>
          </table:table-cell>
          <table:table-cell office:value-type="float" office:value="-0.028391133403219" calcext:value-type="float">
            <text:p>-0.0283911334</text:p>
          </table:table-cell>
          <table:table-cell table:formula="of:=SQRT( ( [.B$1]-[.B635]  )^2+([.C$1]-[.C635])^2)" office:value-type="float" office:value="0.40442593780292" calcext:value-type="float">
            <text:p>0.4044259378</text:p>
          </table:table-cell>
        </table:table-row>
        <table:table-row table:style-name="ro1">
          <table:table-cell office:value-type="string" calcext:value-type="string">
            <text:p>GO_0042147</text:p>
          </table:table-cell>
          <table:table-cell office:value-type="float" office:value="-0.241113506021947" calcext:value-type="float">
            <text:p>-0.241113506</text:p>
          </table:table-cell>
          <table:table-cell office:value-type="float" office:value="-0.0498808269020248" calcext:value-type="float">
            <text:p>-0.0498808269</text:p>
          </table:table-cell>
          <table:table-cell table:formula="of:=SQRT( ( [.B$1]-[.B636]  )^2+([.C$1]-[.C636])^2)" office:value-type="float" office:value="0.404688091023755" calcext:value-type="float">
            <text:p>0.404688091</text:p>
          </table:table-cell>
        </table:table-row>
        <table:table-row table:style-name="ro1">
          <table:table-cell office:value-type="string" calcext:value-type="string">
            <text:p>GO_0006359</text:p>
          </table:table-cell>
          <table:table-cell office:value-type="float" office:value="-0.176412595813054" calcext:value-type="float">
            <text:p>-0.1764125958</text:p>
          </table:table-cell>
          <table:table-cell office:value-type="float" office:value="-0.225552240051243" calcext:value-type="float">
            <text:p>-0.2255522401</text:p>
          </table:table-cell>
          <table:table-cell table:formula="of:=SQRT( ( [.B$1]-[.B637]  )^2+([.C$1]-[.C637])^2)" office:value-type="float" office:value="0.4047808496904" calcext:value-type="float">
            <text:p>0.4047808497</text:p>
          </table:table-cell>
        </table:table-row>
        <table:table-row table:style-name="ro1">
          <table:table-cell office:value-type="string" calcext:value-type="string">
            <text:p>GO_0042710</text:p>
          </table:table-cell>
          <table:table-cell office:value-type="float" office:value="-0.1377525402517" calcext:value-type="float">
            <text:p>-0.1377525403</text:p>
          </table:table-cell>
          <table:table-cell office:value-type="float" office:value="0.272822891299677" calcext:value-type="float">
            <text:p>0.2728228913</text:p>
          </table:table-cell>
          <table:table-cell table:formula="of:=SQRT( ( [.B$1]-[.B638]  )^2+([.C$1]-[.C638])^2)" office:value-type="float" office:value="0.405306311868801" calcext:value-type="float">
            <text:p>0.4053063119</text:p>
          </table:table-cell>
        </table:table-row>
        <table:table-row table:style-name="ro1">
          <table:table-cell office:value-type="string" calcext:value-type="string">
            <text:p>GO_0009235</text:p>
          </table:table-cell>
          <table:table-cell office:value-type="float" office:value="-0.238825840610524" calcext:value-type="float">
            <text:p>-0.2388258406</text:p>
          </table:table-cell>
          <table:table-cell office:value-type="float" office:value="-0.0757381605062084" calcext:value-type="float">
            <text:p>-0.0757381605</text:p>
          </table:table-cell>
          <table:table-cell table:formula="of:=SQRT( ( [.B$1]-[.B639]  )^2+([.C$1]-[.C639])^2)" office:value-type="float" office:value="0.406341127990398" calcext:value-type="float">
            <text:p>0.406341128</text:p>
          </table:table-cell>
        </table:table-row>
        <table:table-row table:style-name="ro1">
          <table:table-cell office:value-type="string" calcext:value-type="string">
            <text:p>GO_0032012</text:p>
          </table:table-cell>
          <table:table-cell office:value-type="float" office:value="-0.244682949066274" calcext:value-type="float">
            <text:p>-0.2446829491</text:p>
          </table:table-cell>
          <table:table-cell office:value-type="float" office:value="-0.0396273610377138" calcext:value-type="float">
            <text:p>-0.039627361</text:p>
          </table:table-cell>
          <table:table-cell table:formula="of:=SQRT( ( [.B$1]-[.B640]  )^2+([.C$1]-[.C640])^2)" office:value-type="float" office:value="0.407142733946015" calcext:value-type="float">
            <text:p>0.4071427339</text:p>
          </table:table-cell>
        </table:table-row>
        <table:table-row table:style-name="ro1">
          <table:table-cell office:value-type="string" calcext:value-type="string">
            <text:p>GO_0000290</text:p>
          </table:table-cell>
          <table:table-cell office:value-type="float" office:value="-0.192002477381055" calcext:value-type="float">
            <text:p>-0.1920024774</text:p>
          </table:table-cell>
          <table:table-cell office:value-type="float" office:value="-0.20566066150269" calcext:value-type="float">
            <text:p>-0.2056606615</text:p>
          </table:table-cell>
          <table:table-cell table:formula="of:=SQRT( ( [.B$1]-[.B641]  )^2+([.C$1]-[.C641])^2)" office:value-type="float" office:value="0.407529589426449" calcext:value-type="float">
            <text:p>0.4075295894</text:p>
          </table:table-cell>
        </table:table-row>
        <table:table-row table:style-name="ro1">
          <table:table-cell office:value-type="string" calcext:value-type="string">
            <text:p>GO_0006075</text:p>
          </table:table-cell>
          <table:table-cell office:value-type="float" office:value="-0.237610889266433" calcext:value-type="float">
            <text:p>-0.2376108893</text:p>
          </table:table-cell>
          <table:table-cell office:value-type="float" office:value="0.0900104114089719" calcext:value-type="float">
            <text:p>0.0900104114</text:p>
          </table:table-cell>
          <table:table-cell table:formula="of:=SQRT( ( [.B$1]-[.B642]  )^2+([.C$1]-[.C642])^2)" office:value-type="float" office:value="0.408640259445457" calcext:value-type="float">
            <text:p>0.4086402594</text:p>
          </table:table-cell>
        </table:table-row>
        <table:table-row table:style-name="ro1">
          <table:table-cell office:value-type="string" calcext:value-type="string">
            <text:p>GO_0042176</text:p>
          </table:table-cell>
          <table:table-cell office:value-type="float" office:value="-0.249238885115863" calcext:value-type="float">
            <text:p>-0.2492388851</text:p>
          </table:table-cell>
          <table:table-cell office:value-type="float" office:value="-0.0168642915491218" calcext:value-type="float">
            <text:p>-0.0168642915</text:p>
          </table:table-cell>
          <table:table-cell table:formula="of:=SQRT( ( [.B$1]-[.B643]  )^2+([.C$1]-[.C643])^2)" office:value-type="float" office:value="0.410193954078019" calcext:value-type="float">
            <text:p>0.4101939541</text:p>
          </table:table-cell>
        </table:table-row>
        <table:table-row table:style-name="ro1">
          <table:table-cell office:value-type="string" calcext:value-type="string">
            <text:p>GO_0006621</text:p>
          </table:table-cell>
          <table:table-cell office:value-type="float" office:value="-0.24934579005871" calcext:value-type="float">
            <text:p>-0.2493457901</text:p>
          </table:table-cell>
          <table:table-cell office:value-type="float" office:value="-0.0207689705294081" calcext:value-type="float">
            <text:p>-0.0207689705</text:p>
          </table:table-cell>
          <table:table-cell table:formula="of:=SQRT( ( [.B$1]-[.B644]  )^2+([.C$1]-[.C644])^2)" office:value-type="float" office:value="0.41046611598683" calcext:value-type="float">
            <text:p>0.410466116</text:p>
          </table:table-cell>
        </table:table-row>
        <table:table-row table:style-name="ro1">
          <table:table-cell office:value-type="string" calcext:value-type="string">
            <text:p>GO_0006378</text:p>
          </table:table-cell>
          <table:table-cell office:value-type="float" office:value="-0.248629708545691" calcext:value-type="float">
            <text:p>-0.2486297085</text:p>
          </table:table-cell>
          <table:table-cell office:value-type="float" office:value="0.0311914887936861" calcext:value-type="float">
            <text:p>0.0311914888</text:p>
          </table:table-cell>
          <table:table-cell table:formula="of:=SQRT( ( [.B$1]-[.B645]  )^2+([.C$1]-[.C645])^2)" office:value-type="float" office:value="0.410593423129793" calcext:value-type="float">
            <text:p>0.4105934231</text:p>
          </table:table-cell>
        </table:table-row>
        <table:table-row table:style-name="ro1">
          <table:table-cell office:value-type="string" calcext:value-type="string">
            <text:p>GO_0031204</text:p>
          </table:table-cell>
          <table:table-cell office:value-type="float" office:value="-0.249791895054407" calcext:value-type="float">
            <text:p>-0.2497918951</text:p>
          </table:table-cell>
          <table:table-cell office:value-type="float" office:value="-0.0176532142829424" calcext:value-type="float">
            <text:p>-0.0176532143</text:p>
          </table:table-cell>
          <table:table-cell table:formula="of:=SQRT( ( [.B$1]-[.B646]  )^2+([.C$1]-[.C646])^2)" office:value-type="float" office:value="0.410776955263572" calcext:value-type="float">
            <text:p>0.4107769553</text:p>
          </table:table-cell>
        </table:table-row>
        <table:table-row table:style-name="ro1">
          <table:table-cell office:value-type="string" calcext:value-type="string">
            <text:p>GO_0007018</text:p>
          </table:table-cell>
          <table:table-cell office:value-type="float" office:value="-0.244351454845555" calcext:value-type="float">
            <text:p>-0.2443514548</text:p>
          </table:table-cell>
          <table:table-cell office:value-type="float" office:value="-0.0731139283019426" calcext:value-type="float">
            <text:p>-0.0731139283</text:p>
          </table:table-cell>
          <table:table-cell table:formula="of:=SQRT( ( [.B$1]-[.B647]  )^2+([.C$1]-[.C647])^2)" office:value-type="float" office:value="0.411309427191996" calcext:value-type="float">
            <text:p>0.4113094272</text:p>
          </table:table-cell>
        </table:table-row>
        <table:table-row table:style-name="ro1">
          <table:table-cell office:value-type="string" calcext:value-type="string">
            <text:p>GO_0006397</text:p>
          </table:table-cell>
          <table:table-cell office:value-type="float" office:value="-0.250697112673635" calcext:value-type="float">
            <text:p>-0.2506971127</text:p>
          </table:table-cell>
          <table:table-cell office:value-type="float" office:value="-0.012044758987716" calcext:value-type="float">
            <text:p>-0.012044759</text:p>
          </table:table-cell>
          <table:table-cell table:formula="of:=SQRT( ( [.B$1]-[.B648]  )^2+([.C$1]-[.C648])^2)" office:value-type="float" office:value="0.411498755512381" calcext:value-type="float">
            <text:p>0.4114987555</text:p>
          </table:table-cell>
        </table:table-row>
        <table:table-row table:style-name="ro1">
          <table:table-cell office:value-type="string" calcext:value-type="string">
            <text:p>GO_0006465</text:p>
          </table:table-cell>
          <table:table-cell office:value-type="float" office:value="-0.250117700071765" calcext:value-type="float">
            <text:p>-0.2501177001</text:p>
          </table:table-cell>
          <table:table-cell office:value-type="float" office:value="0.0248939506683131" calcext:value-type="float">
            <text:p>0.0248939507</text:p>
          </table:table-cell>
          <table:table-cell table:formula="of:=SQRT( ( [.B$1]-[.B649]  )^2+([.C$1]-[.C649])^2)" office:value-type="float" office:value="0.411625908816199" calcext:value-type="float">
            <text:p>0.4116259088</text:p>
          </table:table-cell>
        </table:table-row>
        <table:table-row table:style-name="ro1">
          <table:table-cell office:value-type="string" calcext:value-type="string">
            <text:p>GO_0000398</text:p>
          </table:table-cell>
          <table:table-cell office:value-type="float" office:value="-0.252427717338333" calcext:value-type="float">
            <text:p>-0.2524277173</text:p>
          </table:table-cell>
          <table:table-cell office:value-type="float" office:value="-0.0112388514702189" calcext:value-type="float">
            <text:p>-0.0112388515</text:p>
          </table:table-cell>
          <table:table-cell table:formula="of:=SQRT( ( [.B$1]-[.B650]  )^2+([.C$1]-[.C650])^2)" office:value-type="float" office:value="0.413208891274267" calcext:value-type="float">
            <text:p>0.4132088913</text:p>
          </table:table-cell>
        </table:table-row>
        <table:table-row table:style-name="ro1">
          <table:table-cell office:value-type="string" calcext:value-type="string">
            <text:p>GO_0030833</text:p>
          </table:table-cell>
          <table:table-cell office:value-type="float" office:value="-0.252531327237269" calcext:value-type="float">
            <text:p>-0.2525313272</text:p>
          </table:table-cell>
          <table:table-cell office:value-type="float" office:value="0.00356316048768674" calcext:value-type="float">
            <text:p>0.0035631605</text:p>
          </table:table-cell>
          <table:table-cell table:formula="of:=SQRT( ( [.B$1]-[.B651]  )^2+([.C$1]-[.C651])^2)" office:value-type="float" office:value="0.413226592661478" calcext:value-type="float">
            <text:p>0.4132265927</text:p>
          </table:table-cell>
        </table:table-row>
        <table:table-row table:style-name="ro1">
          <table:table-cell office:value-type="string" calcext:value-type="string">
            <text:p>GO_0034314</text:p>
          </table:table-cell>
          <table:table-cell office:value-type="float" office:value="-0.252849311679516" calcext:value-type="float">
            <text:p>-0.2528493117</text:p>
          </table:table-cell>
          <table:table-cell office:value-type="float" office:value="0.010126252219727" calcext:value-type="float">
            <text:p>0.0101262522</text:p>
          </table:table-cell>
          <table:table-cell table:formula="of:=SQRT( ( [.B$1]-[.B652]  )^2+([.C$1]-[.C652])^2)" office:value-type="float" office:value="0.41367601572633" calcext:value-type="float">
            <text:p>0.4136760157</text:p>
          </table:table-cell>
        </table:table-row>
        <table:table-row table:style-name="ro1">
          <table:table-cell office:value-type="string" calcext:value-type="string">
            <text:p>GO_0030041</text:p>
          </table:table-cell>
          <table:table-cell office:value-type="float" office:value="-0.253367091656271" calcext:value-type="float">
            <text:p>-0.2533670917</text:p>
          </table:table-cell>
          <table:table-cell office:value-type="float" office:value="0.0208130564559694" calcext:value-type="float">
            <text:p>0.0208130565</text:p>
          </table:table-cell>
          <table:table-cell table:formula="of:=SQRT( ( [.B$1]-[.B653]  )^2+([.C$1]-[.C653])^2)" office:value-type="float" office:value="0.414629660743169" calcext:value-type="float">
            <text:p>0.4146296607</text:p>
          </table:table-cell>
        </table:table-row>
        <table:table-row table:style-name="ro1">
          <table:table-cell office:value-type="string" calcext:value-type="string">
            <text:p>GO_0016573</text:p>
          </table:table-cell>
          <table:table-cell office:value-type="float" office:value="-0.253875474960614" calcext:value-type="float">
            <text:p>-0.253875475</text:p>
          </table:table-cell>
          <table:table-cell office:value-type="float" office:value="-0.0318720881261786" calcext:value-type="float">
            <text:p>-0.0318720881</text:p>
          </table:table-cell>
          <table:table-cell table:formula="of:=SQRT( ( [.B$1]-[.B654]  )^2+([.C$1]-[.C654])^2)" office:value-type="float" office:value="0.415655975586253" calcext:value-type="float">
            <text:p>0.4156559756</text:p>
          </table:table-cell>
        </table:table-row>
        <table:table-row table:style-name="ro1">
          <table:table-cell office:value-type="string" calcext:value-type="string">
            <text:p>GO_0019251</text:p>
          </table:table-cell>
          <table:table-cell office:value-type="float" office:value="-0.249413579388536" calcext:value-type="float">
            <text:p>-0.2494135794</text:p>
          </table:table-cell>
          <table:table-cell office:value-type="float" office:value="0.0671909653326282" calcext:value-type="float">
            <text:p>0.0671909653</text:p>
          </table:table-cell>
          <table:table-cell table:formula="of:=SQRT( ( [.B$1]-[.B655]  )^2+([.C$1]-[.C655])^2)" office:value-type="float" office:value="0.415781968173162" calcext:value-type="float">
            <text:p>0.4157819682</text:p>
          </table:table-cell>
        </table:table-row>
        <table:table-row table:style-name="ro1">
          <table:table-cell office:value-type="string" calcext:value-type="string">
            <text:p>GO_0019915</text:p>
          </table:table-cell>
          <table:table-cell office:value-type="float" office:value="-0.154710027594587" calcext:value-type="float">
            <text:p>-0.1547100276</text:p>
          </table:table-cell>
          <table:table-cell office:value-type="float" office:value="-0.273757862273473" calcext:value-type="float">
            <text:p>-0.2737578623</text:p>
          </table:table-cell>
          <table:table-cell table:formula="of:=SQRT( ( [.B$1]-[.B656]  )^2+([.C$1]-[.C656])^2)" office:value-type="float" office:value="0.41667535481355" calcext:value-type="float">
            <text:p>0.4166753548</text:p>
          </table:table-cell>
        </table:table-row>
        <table:table-row table:style-name="ro1">
          <table:table-cell office:value-type="string" calcext:value-type="string">
            <text:p>GO_1901031</text:p>
          </table:table-cell>
          <table:table-cell office:value-type="float" office:value="-0.241085728307975" calcext:value-type="float">
            <text:p>-0.2410857283</text:p>
          </table:table-cell>
          <table:table-cell office:value-type="float" office:value="-0.112544811099406" calcext:value-type="float">
            <text:p>-0.1125448111</text:p>
          </table:table-cell>
          <table:table-cell table:formula="of:=SQRT( ( [.B$1]-[.B657]  )^2+([.C$1]-[.C657])^2)" office:value-type="float" office:value="0.416830760092469" calcext:value-type="float">
            <text:p>0.4168307601</text:p>
          </table:table-cell>
        </table:table-row>
        <table:table-row table:style-name="ro1">
          <table:table-cell office:value-type="string" calcext:value-type="string">
            <text:p>GO_0016480</text:p>
          </table:table-cell>
          <table:table-cell office:value-type="float" office:value="-0.232955216026257" calcext:value-type="float">
            <text:p>-0.232955216</text:p>
          </table:table-cell>
          <table:table-cell office:value-type="float" office:value="-0.140131090013192" calcext:value-type="float">
            <text:p>-0.14013109</text:p>
          </table:table-cell>
          <table:table-cell table:formula="of:=SQRT( ( [.B$1]-[.B658]  )^2+([.C$1]-[.C658])^2)" office:value-type="float" office:value="0.41733924228439" calcext:value-type="float">
            <text:p>0.4173392423</text:p>
          </table:table-cell>
        </table:table-row>
        <table:table-row table:style-name="ro1">
          <table:table-cell office:value-type="string" calcext:value-type="string">
            <text:p>GO_0007076</text:p>
          </table:table-cell>
          <table:table-cell office:value-type="float" office:value="-0.25374125711831" calcext:value-type="float">
            <text:p>-0.2537412571</text:p>
          </table:table-cell>
          <table:table-cell office:value-type="float" office:value="-0.0541525130961697" calcext:value-type="float">
            <text:p>-0.0541525131</text:p>
          </table:table-cell>
          <table:table-cell table:formula="of:=SQRT( ( [.B$1]-[.B659]  )^2+([.C$1]-[.C659])^2)" office:value-type="float" office:value="0.417745284619798" calcext:value-type="float">
            <text:p>0.4177452846</text:p>
          </table:table-cell>
        </table:table-row>
        <table:table-row table:style-name="ro1">
          <table:table-cell office:value-type="string" calcext:value-type="string">
            <text:p>GO_0043631</text:p>
          </table:table-cell>
          <table:table-cell office:value-type="float" office:value="-0.2500216011166" calcext:value-type="float">
            <text:p>-0.2500216011</text:p>
          </table:table-cell>
          <table:table-cell office:value-type="float" office:value="-0.0855492342770124" calcext:value-type="float">
            <text:p>-0.0855492343</text:p>
          </table:table-cell>
          <table:table-cell table:formula="of:=SQRT( ( [.B$1]-[.B660]  )^2+([.C$1]-[.C660])^2)" office:value-type="float" office:value="0.419210935985406" calcext:value-type="float">
            <text:p>0.419210936</text:p>
          </table:table-cell>
        </table:table-row>
        <table:table-row table:style-name="ro1">
          <table:table-cell office:value-type="string" calcext:value-type="string">
            <text:p>GO_0006333</text:p>
          </table:table-cell>
          <table:table-cell office:value-type="float" office:value="-0.259045632084423" calcext:value-type="float">
            <text:p>-0.2590456321</text:p>
          </table:table-cell>
          <table:table-cell office:value-type="float" office:value="0.024527749148683" calcext:value-type="float">
            <text:p>0.0245277491</text:p>
          </table:table-cell>
          <table:table-cell table:formula="of:=SQRT( ( [.B$1]-[.B661]  )^2+([.C$1]-[.C661])^2)" office:value-type="float" office:value="0.4205131666517" calcext:value-type="float">
            <text:p>0.4205131667</text:p>
          </table:table-cell>
        </table:table-row>
        <table:table-row table:style-name="ro1">
          <table:table-cell office:value-type="string" calcext:value-type="string">
            <text:p>GO_0030198</text:p>
          </table:table-cell>
          <table:table-cell office:value-type="float" office:value="-0.260331005864524" calcext:value-type="float">
            <text:p>-0.2603310059</text:p>
          </table:table-cell>
          <table:table-cell office:value-type="float" office:value="-0.00652847798045645" calcext:value-type="float">
            <text:p>-0.006528478</text:p>
          </table:table-cell>
          <table:table-cell table:formula="of:=SQRT( ( [.B$1]-[.B662]  )^2+([.C$1]-[.C662])^2)" office:value-type="float" office:value="0.421026730040459" calcext:value-type="float">
            <text:p>0.42102673</text:p>
          </table:table-cell>
        </table:table-row>
        <table:table-row table:style-name="ro1">
          <table:table-cell office:value-type="string" calcext:value-type="string">
            <text:p>GO_0001503</text:p>
          </table:table-cell>
          <table:table-cell office:value-type="float" office:value="-0.260331005864524" calcext:value-type="float">
            <text:p>-0.2603310059</text:p>
          </table:table-cell>
          <table:table-cell office:value-type="float" office:value="-0.00652847798045645" calcext:value-type="float">
            <text:p>-0.006528478</text:p>
          </table:table-cell>
          <table:table-cell table:formula="of:=SQRT( ( [.B$1]-[.B663]  )^2+([.C$1]-[.C663])^2)" office:value-type="float" office:value="0.421026730040459" calcext:value-type="float">
            <text:p>0.42102673</text:p>
          </table:table-cell>
        </table:table-row>
        <table:table-row table:style-name="ro1">
          <table:table-cell office:value-type="string" calcext:value-type="string">
            <text:p>GO_0007275</text:p>
          </table:table-cell>
          <table:table-cell office:value-type="float" office:value="-0.254141976188367" calcext:value-type="float">
            <text:p>-0.2541419762</text:p>
          </table:table-cell>
          <table:table-cell office:value-type="float" office:value="-0.0738539067407204" calcext:value-type="float">
            <text:p>-0.0738539067</text:p>
          </table:table-cell>
          <table:table-cell table:formula="of:=SQRT( ( [.B$1]-[.B664]  )^2+([.C$1]-[.C664])^2)" office:value-type="float" office:value="0.42108023574739" calcext:value-type="float">
            <text:p>0.4210802357</text:p>
          </table:table-cell>
        </table:table-row>
        <table:table-row table:style-name="ro1">
          <table:table-cell office:value-type="string" calcext:value-type="string">
            <text:p>GO_0018279</text:p>
          </table:table-cell>
          <table:table-cell office:value-type="float" office:value="-0.259294882907022" calcext:value-type="float">
            <text:p>-0.2592948829</text:p>
          </table:table-cell>
          <table:table-cell office:value-type="float" office:value="-0.0325311377425748" calcext:value-type="float">
            <text:p>-0.0325311377</text:p>
          </table:table-cell>
          <table:table-cell table:formula="of:=SQRT( ( [.B$1]-[.B665]  )^2+([.C$1]-[.C665])^2)" office:value-type="float" office:value="0.421109171540775" calcext:value-type="float">
            <text:p>0.4211091715</text:p>
          </table:table-cell>
        </table:table-row>
        <table:table-row table:style-name="ro1">
          <table:table-cell office:value-type="string" calcext:value-type="string">
            <text:p>GO_0045747</text:p>
          </table:table-cell>
          <table:table-cell office:value-type="float" office:value="-0.25915720934068" calcext:value-type="float">
            <text:p>-0.2591572093</text:p>
          </table:table-cell>
          <table:table-cell office:value-type="float" office:value="-0.0401924419387599" calcext:value-type="float">
            <text:p>-0.0401924419</text:p>
          </table:table-cell>
          <table:table-cell table:formula="of:=SQRT( ( [.B$1]-[.B666]  )^2+([.C$1]-[.C666])^2)" office:value-type="float" office:value="0.421606937579784" calcext:value-type="float">
            <text:p>0.4216069376</text:p>
          </table:table-cell>
        </table:table-row>
        <table:table-row table:style-name="ro1">
          <table:table-cell office:value-type="string" calcext:value-type="string">
            <text:p>GO_0008643</text:p>
          </table:table-cell>
          <table:table-cell office:value-type="float" office:value="-0.25664843421429" calcext:value-type="float">
            <text:p>-0.2566484342</text:p>
          </table:table-cell>
          <table:table-cell office:value-type="float" office:value="0.0602651027133319" calcext:value-type="float">
            <text:p>0.0602651027</text:p>
          </table:table-cell>
          <table:table-cell table:formula="of:=SQRT( ( [.B$1]-[.B667]  )^2+([.C$1]-[.C667])^2)" office:value-type="float" office:value="0.421850701782947" calcext:value-type="float">
            <text:p>0.4218507018</text:p>
          </table:table-cell>
        </table:table-row>
        <table:table-row table:style-name="ro1">
          <table:table-cell office:value-type="string" calcext:value-type="string">
            <text:p>GO_0007010</text:p>
          </table:table-cell>
          <table:table-cell office:value-type="float" office:value="-0.259544999854045" calcext:value-type="float">
            <text:p>-0.2595449999</text:p>
          </table:table-cell>
          <table:table-cell office:value-type="float" office:value="-0.039418131751452" calcext:value-type="float">
            <text:p>-0.0394181318</text:p>
          </table:table-cell>
          <table:table-cell table:formula="of:=SQRT( ( [.B$1]-[.B668]  )^2+([.C$1]-[.C668])^2)" office:value-type="float" office:value="0.421922686307246" calcext:value-type="float">
            <text:p>0.4219226863</text:p>
          </table:table-cell>
        </table:table-row>
        <table:table-row table:style-name="ro1">
          <table:table-cell office:value-type="string" calcext:value-type="string">
            <text:p>GO_0046907</text:p>
          </table:table-cell>
          <table:table-cell office:value-type="float" office:value="-0.25590169252172" calcext:value-type="float">
            <text:p>-0.2559016925</text:p>
          </table:table-cell>
          <table:table-cell office:value-type="float" office:value="-0.0696528682338874" calcext:value-type="float">
            <text:p>-0.0696528682</text:p>
          </table:table-cell>
          <table:table-cell table:formula="of:=SQRT( ( [.B$1]-[.B669]  )^2+([.C$1]-[.C669])^2)" office:value-type="float" office:value="0.422114639745515" calcext:value-type="float">
            <text:p>0.4221146397</text:p>
          </table:table-cell>
        </table:table-row>
        <table:table-row table:style-name="ro1">
          <table:table-cell office:value-type="string" calcext:value-type="string">
            <text:p>GO_0051016</text:p>
          </table:table-cell>
          <table:table-cell office:value-type="float" office:value="-0.261101803966707" calcext:value-type="float">
            <text:p>-0.261101804</text:p>
          </table:table-cell>
          <table:table-cell office:value-type="float" office:value="-0.0311332717422185" calcext:value-type="float">
            <text:p>-0.0311332717</text:p>
          </table:table-cell>
          <table:table-cell table:formula="of:=SQRT( ( [.B$1]-[.B670]  )^2+([.C$1]-[.C670])^2)" office:value-type="float" office:value="0.422810713897188" calcext:value-type="float">
            <text:p>0.4228107139</text:p>
          </table:table-cell>
        </table:table-row>
        <table:table-row table:style-name="ro1">
          <table:table-cell office:value-type="string" calcext:value-type="string">
            <text:p>GO_0043401</text:p>
          </table:table-cell>
          <table:table-cell office:value-type="float" office:value="-0.258006161317794" calcext:value-type="float">
            <text:p>-0.2580061613</text:p>
          </table:table-cell>
          <table:table-cell office:value-type="float" office:value="-0.068640523752051" calcext:value-type="float">
            <text:p>-0.0686405238</text:p>
          </table:table-cell>
          <table:table-cell table:formula="of:=SQRT( ( [.B$1]-[.B671]  )^2+([.C$1]-[.C671])^2)" office:value-type="float" office:value="0.424029970877532" calcext:value-type="float">
            <text:p>0.4240299709</text:p>
          </table:table-cell>
        </table:table-row>
        <table:table-row table:style-name="ro1">
          <table:table-cell office:value-type="string" calcext:value-type="string">
            <text:p>GO_0010207</text:p>
          </table:table-cell>
          <table:table-cell office:value-type="float" office:value="-0.259773720765539" calcext:value-type="float">
            <text:p>-0.2597737208</text:p>
          </table:table-cell>
          <table:table-cell office:value-type="float" office:value="0.0661517988682227" calcext:value-type="float">
            <text:p>0.0661517989</text:p>
          </table:table-cell>
          <table:table-cell table:formula="of:=SQRT( ( [.B$1]-[.B672]  )^2+([.C$1]-[.C672])^2)" office:value-type="float" office:value="0.425837249230199" calcext:value-type="float">
            <text:p>0.4258372492</text:p>
          </table:table-cell>
        </table:table-row>
        <table:table-row table:style-name="ro1">
          <table:table-cell office:value-type="string" calcext:value-type="string">
            <text:p>GO_0006030</text:p>
          </table:table-cell>
          <table:table-cell office:value-type="float" office:value="-0.265961336989444" calcext:value-type="float">
            <text:p>-0.265961337</text:p>
          </table:table-cell>
          <table:table-cell office:value-type="float" office:value="0.00190557549374414" calcext:value-type="float">
            <text:p>0.0019055755</text:p>
          </table:table-cell>
          <table:table-cell table:formula="of:=SQRT( ( [.B$1]-[.B673]  )^2+([.C$1]-[.C673])^2)" office:value-type="float" office:value="0.426639430529769" calcext:value-type="float">
            <text:p>0.4266394305</text:p>
          </table:table-cell>
        </table:table-row>
        <table:table-row table:style-name="ro1">
          <table:table-cell office:value-type="string" calcext:value-type="string">
            <text:p>GO_0039694</text:p>
          </table:table-cell>
          <table:table-cell office:value-type="float" office:value="-0.264758747337102" calcext:value-type="float">
            <text:p>-0.2647587473</text:p>
          </table:table-cell>
          <table:table-cell office:value-type="float" office:value="0.0340172934620048" calcext:value-type="float">
            <text:p>0.0340172935</text:p>
          </table:table-cell>
          <table:table-cell table:formula="of:=SQRT( ( [.B$1]-[.B674]  )^2+([.C$1]-[.C674])^2)" office:value-type="float" office:value="0.426898782942169" calcext:value-type="float">
            <text:p>0.4268987829</text:p>
          </table:table-cell>
        </table:table-row>
        <table:table-row table:style-name="ro1">
          <table:table-cell office:value-type="string" calcext:value-type="string">
            <text:p>GO_0006869</text:p>
          </table:table-cell>
          <table:table-cell office:value-type="float" office:value="-0.256419050994633" calcext:value-type="float">
            <text:p>-0.256419051</text:p>
          </table:table-cell>
          <table:table-cell office:value-type="float" office:value="-0.0953174317510152" calcext:value-type="float">
            <text:p>-0.0953174318</text:p>
          </table:table-cell>
          <table:table-cell table:formula="of:=SQRT( ( [.B$1]-[.B675]  )^2+([.C$1]-[.C675])^2)" office:value-type="float" office:value="0.427518463425915" calcext:value-type="float">
            <text:p>0.4275184634</text:p>
          </table:table-cell>
        </table:table-row>
        <table:table-row table:style-name="ro1">
          <table:table-cell office:value-type="string" calcext:value-type="string">
            <text:p>GO_0080009</text:p>
          </table:table-cell>
          <table:table-cell office:value-type="float" office:value="-0.266422861427135" calcext:value-type="float">
            <text:p>-0.2664228614</text:p>
          </table:table-cell>
          <table:table-cell office:value-type="float" office:value="0.0225533380765127" calcext:value-type="float">
            <text:p>0.0225533381</text:p>
          </table:table-cell>
          <table:table-cell table:formula="of:=SQRT( ( [.B$1]-[.B676]  )^2+([.C$1]-[.C676])^2)" office:value-type="float" office:value="0.427761271622656" calcext:value-type="float">
            <text:p>0.4277612716</text:p>
          </table:table-cell>
        </table:table-row>
        <table:table-row table:style-name="ro1">
          <table:table-cell office:value-type="string" calcext:value-type="string">
            <text:p>GO_0006788</text:p>
          </table:table-cell>
          <table:table-cell office:value-type="float" office:value="-0.236981814429545" calcext:value-type="float">
            <text:p>-0.2369818144</text:p>
          </table:table-cell>
          <table:table-cell office:value-type="float" office:value="0.156235359387379" calcext:value-type="float">
            <text:p>0.1562353594</text:p>
          </table:table-cell>
          <table:table-cell table:formula="of:=SQRT( ( [.B$1]-[.B677]  )^2+([.C$1]-[.C677])^2)" office:value-type="float" office:value="0.427766901830145" calcext:value-type="float">
            <text:p>0.4277669018</text:p>
          </table:table-cell>
        </table:table-row>
        <table:table-row table:style-name="ro1">
          <table:table-cell office:value-type="string" calcext:value-type="string">
            <text:p>GO_0007015</text:p>
          </table:table-cell>
          <table:table-cell office:value-type="float" office:value="-0.258239379690636" calcext:value-type="float">
            <text:p>-0.2582393797</text:p>
          </table:table-cell>
          <table:table-cell office:value-type="float" office:value="-0.0885656110635487" calcext:value-type="float">
            <text:p>-0.0885656111</text:p>
          </table:table-cell>
          <table:table-cell table:formula="of:=SQRT( ( [.B$1]-[.B678]  )^2+([.C$1]-[.C678])^2)" office:value-type="float" office:value="0.427868801835845" calcext:value-type="float">
            <text:p>0.4278688018</text:p>
          </table:table-cell>
        </table:table-row>
        <table:table-row table:style-name="ro1">
          <table:table-cell office:value-type="string" calcext:value-type="string">
            <text:p>GO_0010167</text:p>
          </table:table-cell>
          <table:table-cell office:value-type="float" office:value="-0.265390653916" calcext:value-type="float">
            <text:p>-0.2653906539</text:p>
          </table:table-cell>
          <table:table-cell office:value-type="float" office:value="0.0397965426919875" calcext:value-type="float">
            <text:p>0.0397965427</text:p>
          </table:table-cell>
          <table:table-cell table:formula="of:=SQRT( ( [.B$1]-[.B679]  )^2+([.C$1]-[.C679])^2)" office:value-type="float" office:value="0.42804656327135" calcext:value-type="float">
            <text:p>0.4280465633</text:p>
          </table:table-cell>
        </table:table-row>
        <table:table-row table:style-name="ro1">
          <table:table-cell office:value-type="string" calcext:value-type="string">
            <text:p>GO_0015706</text:p>
          </table:table-cell>
          <table:table-cell office:value-type="float" office:value="-0.265390653916" calcext:value-type="float">
            <text:p>-0.2653906539</text:p>
          </table:table-cell>
          <table:table-cell office:value-type="float" office:value="0.0397965426919875" calcext:value-type="float">
            <text:p>0.0397965427</text:p>
          </table:table-cell>
          <table:table-cell table:formula="of:=SQRT( ( [.B$1]-[.B680]  )^2+([.C$1]-[.C680])^2)" office:value-type="float" office:value="0.42804656327135" calcext:value-type="float">
            <text:p>0.4280465633</text:p>
          </table:table-cell>
        </table:table-row>
        <table:table-row table:style-name="ro1">
          <table:table-cell office:value-type="string" calcext:value-type="string">
            <text:p>GO_0042549</text:p>
          </table:table-cell>
          <table:table-cell office:value-type="float" office:value="-0.266141322790008" calcext:value-type="float">
            <text:p>-0.2661413228</text:p>
          </table:table-cell>
          <table:table-cell office:value-type="float" office:value="0.0387409958592655" calcext:value-type="float">
            <text:p>0.0387409959</text:p>
          </table:table-cell>
          <table:table-cell table:formula="of:=SQRT( ( [.B$1]-[.B681]  )^2+([.C$1]-[.C681])^2)" office:value-type="float" office:value="0.428693523366898" calcext:value-type="float">
            <text:p>0.4286935234</text:p>
          </table:table-cell>
        </table:table-row>
        <table:table-row table:style-name="ro1">
          <table:table-cell office:value-type="string" calcext:value-type="string">
            <text:p>GO_0000184</text:p>
          </table:table-cell>
          <table:table-cell office:value-type="float" office:value="-0.266946869484286" calcext:value-type="float">
            <text:p>-0.2669468695</text:p>
          </table:table-cell>
          <table:table-cell office:value-type="float" office:value="-0.0413300611872921" calcext:value-type="float">
            <text:p>-0.0413300612</text:p>
          </table:table-cell>
          <table:table-cell table:formula="of:=SQRT( ( [.B$1]-[.B682]  )^2+([.C$1]-[.C682])^2)" office:value-type="float" office:value="0.429468389841018" calcext:value-type="float">
            <text:p>0.4294683898</text:p>
          </table:table-cell>
        </table:table-row>
        <table:table-row table:style-name="ro1">
          <table:table-cell office:value-type="string" calcext:value-type="string">
            <text:p>GO_0031412</text:p>
          </table:table-cell>
          <table:table-cell office:value-type="float" office:value="-0.267916334184886" calcext:value-type="float">
            <text:p>-0.2679163342</text:p>
          </table:table-cell>
          <table:table-cell office:value-type="float" office:value="0.0273617304991797" calcext:value-type="float">
            <text:p>0.0273617305</text:p>
          </table:table-cell>
          <table:table-cell table:formula="of:=SQRT( ( [.B$1]-[.B683]  )^2+([.C$1]-[.C683])^2)" office:value-type="float" office:value="0.429548000239188" calcext:value-type="float">
            <text:p>0.4295480002</text:p>
          </table:table-cell>
        </table:table-row>
        <table:table-row table:style-name="ro1">
          <table:table-cell office:value-type="string" calcext:value-type="string">
            <text:p>GO_0008284</text:p>
          </table:table-cell>
          <table:table-cell office:value-type="float" office:value="-0.268927690666248" calcext:value-type="float">
            <text:p>-0.2689276907</text:p>
          </table:table-cell>
          <table:table-cell office:value-type="float" office:value="-0.0114901124817737" calcext:value-type="float">
            <text:p>-0.0114901125</text:p>
          </table:table-cell>
          <table:table-cell table:formula="of:=SQRT( ( [.B$1]-[.B684]  )^2+([.C$1]-[.C684])^2)" office:value-type="float" office:value="0.429710205807672" calcext:value-type="float">
            <text:p>0.4297102058</text:p>
          </table:table-cell>
        </table:table-row>
        <table:table-row table:style-name="ro1">
          <table:table-cell office:value-type="string" calcext:value-type="string">
            <text:p>GO_0006376</text:p>
          </table:table-cell>
          <table:table-cell office:value-type="float" office:value="-0.258507998674351" calcext:value-type="float">
            <text:p>-0.2585079987</text:p>
          </table:table-cell>
          <table:table-cell office:value-type="float" office:value="-0.097416955007513" calcext:value-type="float">
            <text:p>-0.097416955</text:p>
          </table:table-cell>
          <table:table-cell table:formula="of:=SQRT( ( [.B$1]-[.B685]  )^2+([.C$1]-[.C685])^2)" office:value-type="float" office:value="0.430020391300369" calcext:value-type="float">
            <text:p>0.4300203913</text:p>
          </table:table-cell>
        </table:table-row>
        <table:table-row table:style-name="ro1">
          <table:table-cell office:value-type="string" calcext:value-type="string">
            <text:p>GO_0015979</text:p>
          </table:table-cell>
          <table:table-cell office:value-type="float" office:value="-0.26579610725605" calcext:value-type="float">
            <text:p>-0.2657961073</text:p>
          </table:table-cell>
          <table:table-cell office:value-type="float" office:value="0.0537802142224826" calcext:value-type="float">
            <text:p>0.0537802142</text:p>
          </table:table-cell>
          <table:table-cell table:formula="of:=SQRT( ( [.B$1]-[.B686]  )^2+([.C$1]-[.C686])^2)" office:value-type="float" office:value="0.430021323558559" calcext:value-type="float">
            <text:p>0.4300213236</text:p>
          </table:table-cell>
        </table:table-row>
        <table:table-row table:style-name="ro1">
          <table:table-cell office:value-type="string" calcext:value-type="string">
            <text:p>GO_0009767</text:p>
          </table:table-cell>
          <table:table-cell office:value-type="float" office:value="-0.267559416741322" calcext:value-type="float">
            <text:p>-0.2675594167</text:p>
          </table:table-cell>
          <table:table-cell office:value-type="float" office:value="0.0418407329723991" calcext:value-type="float">
            <text:p>0.041840733</text:p>
          </table:table-cell>
          <table:table-cell table:formula="of:=SQRT( ( [.B$1]-[.B687]  )^2+([.C$1]-[.C687])^2)" office:value-type="float" office:value="0.430406041914442" calcext:value-type="float">
            <text:p>0.4304060419</text:p>
          </table:table-cell>
        </table:table-row>
        <table:table-row table:style-name="ro1">
          <table:table-cell office:value-type="string" calcext:value-type="string">
            <text:p>GO_0019684</text:p>
          </table:table-cell>
          <table:table-cell office:value-type="float" office:value="-0.268950491236054" calcext:value-type="float">
            <text:p>-0.2689504912</text:p>
          </table:table-cell>
          <table:table-cell office:value-type="float" office:value="0.0247794112371765" calcext:value-type="float">
            <text:p>0.0247794112</text:p>
          </table:table-cell>
          <table:table-cell table:formula="of:=SQRT( ( [.B$1]-[.B688]  )^2+([.C$1]-[.C688])^2)" office:value-type="float" office:value="0.43041481392007" calcext:value-type="float">
            <text:p>0.4304148139</text:p>
          </table:table-cell>
        </table:table-row>
        <table:table-row table:style-name="ro1">
          <table:table-cell office:value-type="string" calcext:value-type="string">
            <text:p>GO_0019079</text:p>
          </table:table-cell>
          <table:table-cell office:value-type="float" office:value="-0.269573314626731" calcext:value-type="float">
            <text:p>-0.2695733146</text:p>
          </table:table-cell>
          <table:table-cell office:value-type="float" office:value="0.0116196858617343" calcext:value-type="float">
            <text:p>0.0116196859</text:p>
          </table:table-cell>
          <table:table-cell table:formula="of:=SQRT( ( [.B$1]-[.B689]  )^2+([.C$1]-[.C689])^2)" office:value-type="float" office:value="0.430436457666401" calcext:value-type="float">
            <text:p>0.4304364577</text:p>
          </table:table-cell>
        </table:table-row>
        <table:table-row table:style-name="ro1">
          <table:table-cell office:value-type="string" calcext:value-type="string">
            <text:p>GO_0009772</text:p>
          </table:table-cell>
          <table:table-cell office:value-type="float" office:value="-0.269078395218624" calcext:value-type="float">
            <text:p>-0.2690783952</text:p>
          </table:table-cell>
          <table:table-cell office:value-type="float" office:value="0.0233011165788652" calcext:value-type="float">
            <text:p>0.0233011166</text:p>
          </table:table-cell>
          <table:table-cell table:formula="of:=SQRT( ( [.B$1]-[.B690]  )^2+([.C$1]-[.C690])^2)" office:value-type="float" office:value="0.430454983085096" calcext:value-type="float">
            <text:p>0.4304549831</text:p>
          </table:table-cell>
        </table:table-row>
        <table:table-row table:style-name="ro1">
          <table:table-cell office:value-type="string" calcext:value-type="string">
            <text:p>GO_0016037</text:p>
          </table:table-cell>
          <table:table-cell office:value-type="float" office:value="-0.268219407288843" calcext:value-type="float">
            <text:p>-0.2682194073</text:p>
          </table:table-cell>
          <table:table-cell office:value-type="float" office:value="0.0384600929022397" calcext:value-type="float">
            <text:p>0.0384600929</text:p>
          </table:table-cell>
          <table:table-cell table:formula="of:=SQRT( ( [.B$1]-[.B691]  )^2+([.C$1]-[.C691])^2)" office:value-type="float" office:value="0.43073639205346" calcext:value-type="float">
            <text:p>0.4307363921</text:p>
          </table:table-cell>
        </table:table-row>
        <table:table-row table:style-name="ro1">
          <table:table-cell office:value-type="string" calcext:value-type="string">
            <text:p>GO_0019069</text:p>
          </table:table-cell>
          <table:table-cell office:value-type="float" office:value="-0.270274936540679" calcext:value-type="float">
            <text:p>-0.2702749365</text:p>
          </table:table-cell>
          <table:table-cell office:value-type="float" office:value="-0.0128238001174102" calcext:value-type="float">
            <text:p>-0.0128238001</text:p>
          </table:table-cell>
          <table:table-cell table:formula="of:=SQRT( ( [.B$1]-[.B692]  )^2+([.C$1]-[.C692])^2)" office:value-type="float" office:value="0.431090240894719" calcext:value-type="float">
            <text:p>0.4310902409</text:p>
          </table:table-cell>
        </table:table-row>
        <table:table-row table:style-name="ro1">
          <table:table-cell office:value-type="string" calcext:value-type="string">
            <text:p>GO_0006368</text:p>
          </table:table-cell>
          <table:table-cell office:value-type="float" office:value="-0.254487954697415" calcext:value-type="float">
            <text:p>-0.2544879547</text:p>
          </table:table-cell>
          <table:table-cell office:value-type="float" office:value="-0.117988547662685" calcext:value-type="float">
            <text:p>-0.1179885477</text:p>
          </table:table-cell>
          <table:table-cell table:formula="of:=SQRT( ( [.B$1]-[.B693]  )^2+([.C$1]-[.C693])^2)" office:value-type="float" office:value="0.431202381393308" calcext:value-type="float">
            <text:p>0.4312023814</text:p>
          </table:table-cell>
        </table:table-row>
        <table:table-row table:style-name="ro1">
          <table:table-cell office:value-type="string" calcext:value-type="string">
            <text:p>GO_0019048</text:p>
          </table:table-cell>
          <table:table-cell office:value-type="float" office:value="-0.27109644025532" calcext:value-type="float">
            <text:p>-0.2710964403</text:p>
          </table:table-cell>
          <table:table-cell office:value-type="float" office:value="-0.011516583105727" calcext:value-type="float">
            <text:p>-0.0115165831</text:p>
          </table:table-cell>
          <table:table-cell table:formula="of:=SQRT( ( [.B$1]-[.B694]  )^2+([.C$1]-[.C694])^2)" office:value-type="float" office:value="0.431878981943744" calcext:value-type="float">
            <text:p>0.4318789819</text:p>
          </table:table-cell>
        </table:table-row>
        <table:table-row table:style-name="ro1">
          <table:table-cell office:value-type="string" calcext:value-type="string">
            <text:p>GO_0046797</text:p>
          </table:table-cell>
          <table:table-cell office:value-type="float" office:value="-0.271248178907441" calcext:value-type="float">
            <text:p>-0.2712481789</text:p>
          </table:table-cell>
          <table:table-cell office:value-type="float" office:value="-0.0128036822425904" calcext:value-type="float">
            <text:p>-0.0128036822</text:p>
          </table:table-cell>
          <table:table-cell table:formula="of:=SQRT( ( [.B$1]-[.B695]  )^2+([.C$1]-[.C695])^2)" office:value-type="float" office:value="0.43206261505436" calcext:value-type="float">
            <text:p>0.4320626151</text:p>
          </table:table-cell>
        </table:table-row>
        <table:table-row table:style-name="ro1">
          <table:table-cell office:value-type="string" calcext:value-type="string">
            <text:p>GO_0019073</text:p>
          </table:table-cell>
          <table:table-cell office:value-type="float" office:value="-0.271452387466532" calcext:value-type="float">
            <text:p>-0.2714523875</text:p>
          </table:table-cell>
          <table:table-cell office:value-type="float" office:value="-0.0100411969699087" calcext:value-type="float">
            <text:p>-0.010041197</text:p>
          </table:table-cell>
          <table:table-cell table:formula="of:=SQRT( ( [.B$1]-[.B696]  )^2+([.C$1]-[.C696])^2)" office:value-type="float" office:value="0.432202954257325" calcext:value-type="float">
            <text:p>0.4322029543</text:p>
          </table:table-cell>
        </table:table-row>
        <table:table-row table:style-name="ro1">
          <table:table-cell office:value-type="string" calcext:value-type="string">
            <text:p>GO_0046718</text:p>
          </table:table-cell>
          <table:table-cell office:value-type="float" office:value="-0.271393399410566" calcext:value-type="float">
            <text:p>-0.2713933994</text:p>
          </table:table-cell>
          <table:table-cell office:value-type="float" office:value="-0.012951447790298" calcext:value-type="float">
            <text:p>-0.0129514478</text:p>
          </table:table-cell>
          <table:table-cell table:formula="of:=SQRT( ( [.B$1]-[.B697]  )^2+([.C$1]-[.C697])^2)" office:value-type="float" office:value="0.432211695621148" calcext:value-type="float">
            <text:p>0.4322116956</text:p>
          </table:table-cell>
        </table:table-row>
        <table:table-row table:style-name="ro1">
          <table:table-cell office:value-type="string" calcext:value-type="string">
            <text:p>GO_0019236</text:p>
          </table:table-cell>
          <table:table-cell office:value-type="float" office:value="-0.266587376953991" calcext:value-type="float">
            <text:p>-0.266587377</text:p>
          </table:table-cell>
          <table:table-cell office:value-type="float" office:value="-0.0694662599611244" calcext:value-type="float">
            <text:p>-0.06946626</text:p>
          </table:table-cell>
          <table:table-cell table:formula="of:=SQRT( ( [.B$1]-[.B698]  )^2+([.C$1]-[.C698])^2)" office:value-type="float" office:value="0.432633944044652" calcext:value-type="float">
            <text:p>0.432633944</text:p>
          </table:table-cell>
        </table:table-row>
        <table:table-row table:style-name="ro1">
          <table:table-cell office:value-type="string" calcext:value-type="string">
            <text:p>GO_0006695</text:p>
          </table:table-cell>
          <table:table-cell office:value-type="float" office:value="-0.266587376953991" calcext:value-type="float">
            <text:p>-0.266587377</text:p>
          </table:table-cell>
          <table:table-cell office:value-type="float" office:value="-0.0694662599611244" calcext:value-type="float">
            <text:p>-0.06946626</text:p>
          </table:table-cell>
          <table:table-cell table:formula="of:=SQRT( ( [.B$1]-[.B699]  )^2+([.C$1]-[.C699])^2)" office:value-type="float" office:value="0.432633944044652" calcext:value-type="float">
            <text:p>0.432633944</text:p>
          </table:table-cell>
        </table:table-row>
        <table:table-row table:style-name="ro1">
          <table:table-cell office:value-type="string" calcext:value-type="string">
            <text:p>GO_0018101</text:p>
          </table:table-cell>
          <table:table-cell office:value-type="float" office:value="-0.266587376953991" calcext:value-type="float">
            <text:p>-0.266587377</text:p>
          </table:table-cell>
          <table:table-cell office:value-type="float" office:value="-0.0694662599611244" calcext:value-type="float">
            <text:p>-0.06946626</text:p>
          </table:table-cell>
          <table:table-cell table:formula="of:=SQRT( ( [.B$1]-[.B700]  )^2+([.C$1]-[.C700])^2)" office:value-type="float" office:value="0.432633944044652" calcext:value-type="float">
            <text:p>0.432633944</text:p>
          </table:table-cell>
        </table:table-row>
        <table:table-row table:style-name="ro1">
          <table:table-cell office:value-type="string" calcext:value-type="string">
            <text:p>GO_0050821</text:p>
          </table:table-cell>
          <table:table-cell office:value-type="float" office:value="-0.268863273659158" calcext:value-type="float">
            <text:p>-0.2688632737</text:p>
          </table:table-cell>
          <table:table-cell office:value-type="float" office:value="0.051045627261477" calcext:value-type="float">
            <text:p>0.0510456273</text:p>
          </table:table-cell>
          <table:table-cell table:formula="of:=SQRT( ( [.B$1]-[.B701]  )^2+([.C$1]-[.C701])^2)" office:value-type="float" office:value="0.432723085644132" calcext:value-type="float">
            <text:p>0.4327230856</text:p>
          </table:table-cell>
        </table:table-row>
        <table:table-row table:style-name="ro1">
          <table:table-cell office:value-type="string" calcext:value-type="string">
            <text:p>GO_0016570</text:p>
          </table:table-cell>
          <table:table-cell office:value-type="float" office:value="-0.252956163146296" calcext:value-type="float">
            <text:p>-0.2529561631</text:p>
          </table:table-cell>
          <table:table-cell office:value-type="float" office:value="-0.129323513601211" calcext:value-type="float">
            <text:p>-0.1293235136</text:p>
          </table:table-cell>
          <table:table-cell table:formula="of:=SQRT( ( [.B$1]-[.B702]  )^2+([.C$1]-[.C702])^2)" office:value-type="float" office:value="0.432939500663206" calcext:value-type="float">
            <text:p>0.4329395007</text:p>
          </table:table-cell>
        </table:table-row>
        <table:table-row table:style-name="ro1">
          <table:table-cell office:value-type="string" calcext:value-type="string">
            <text:p>GO_0015012</text:p>
          </table:table-cell>
          <table:table-cell office:value-type="float" office:value="-0.246902810537269" calcext:value-type="float">
            <text:p>-0.2469028105</text:p>
          </table:table-cell>
          <table:table-cell office:value-type="float" office:value="-0.147852596030751" calcext:value-type="float">
            <text:p>-0.147852596</text:p>
          </table:table-cell>
          <table:table-cell table:formula="of:=SQRT( ( [.B$1]-[.B703]  )^2+([.C$1]-[.C703])^2)" office:value-type="float" office:value="0.433068258277303" calcext:value-type="float">
            <text:p>0.4330682583</text:p>
          </table:table-cell>
        </table:table-row>
        <table:table-row table:style-name="ro1">
          <table:table-cell office:value-type="string" calcext:value-type="string">
            <text:p>GO_0033227</text:p>
          </table:table-cell>
          <table:table-cell office:value-type="float" office:value="-0.233315446609063" calcext:value-type="float">
            <text:p>-0.2333154466</text:p>
          </table:table-cell>
          <table:table-cell office:value-type="float" office:value="-0.181461885642068" calcext:value-type="float">
            <text:p>-0.1814618856</text:p>
          </table:table-cell>
          <table:table-cell table:formula="of:=SQRT( ( [.B$1]-[.B704]  )^2+([.C$1]-[.C704])^2)" office:value-type="float" office:value="0.433160954928587" calcext:value-type="float">
            <text:p>0.4331609549</text:p>
          </table:table-cell>
        </table:table-row>
        <table:table-row table:style-name="ro1">
          <table:table-cell office:value-type="string" calcext:value-type="string">
            <text:p>GO_0006122</text:p>
          </table:table-cell>
          <table:table-cell office:value-type="float" office:value="-0.270641148503465" calcext:value-type="float">
            <text:p>-0.2706411485</text:p>
          </table:table-cell>
          <table:table-cell office:value-type="float" office:value="-0.0423984055682947" calcext:value-type="float">
            <text:p>-0.0423984056</text:p>
          </table:table-cell>
          <table:table-cell table:formula="of:=SQRT( ( [.B$1]-[.B705]  )^2+([.C$1]-[.C705])^2)" office:value-type="float" office:value="0.433246528288937" calcext:value-type="float">
            <text:p>0.4332465283</text:p>
          </table:table-cell>
        </table:table-row>
        <table:table-row table:style-name="ro1">
          <table:table-cell office:value-type="string" calcext:value-type="string">
            <text:p>GO_0030036</text:p>
          </table:table-cell>
          <table:table-cell office:value-type="float" office:value="-0.191900876377645" calcext:value-type="float">
            <text:p>-0.1919008764</text:p>
          </table:table-cell>
          <table:table-cell office:value-type="float" office:value="-0.25340696688877" calcext:value-type="float">
            <text:p>-0.2534069669</text:p>
          </table:table-cell>
          <table:table-cell table:formula="of:=SQRT( ( [.B$1]-[.B706]  )^2+([.C$1]-[.C706])^2)" office:value-type="float" office:value="0.433347409487061" calcext:value-type="float">
            <text:p>0.4333474095</text:p>
          </table:table-cell>
        </table:table-row>
        <table:table-row table:style-name="ro1">
          <table:table-cell office:value-type="string" calcext:value-type="string">
            <text:p>GO_0006659</text:p>
          </table:table-cell>
          <table:table-cell office:value-type="float" office:value="-0.265348036455023" calcext:value-type="float">
            <text:p>-0.2653480365</text:p>
          </table:table-cell>
          <table:table-cell office:value-type="float" office:value="-0.0811785826901086" calcext:value-type="float">
            <text:p>-0.0811785827</text:p>
          </table:table-cell>
          <table:table-cell table:formula="of:=SQRT( ( [.B$1]-[.B707]  )^2+([.C$1]-[.C707])^2)" office:value-type="float" office:value="0.433411248357859" calcext:value-type="float">
            <text:p>0.4334112484</text:p>
          </table:table-cell>
        </table:table-row>
        <table:table-row table:style-name="ro1">
          <table:table-cell office:value-type="string" calcext:value-type="string">
            <text:p>GO_0019054</text:p>
          </table:table-cell>
          <table:table-cell office:value-type="float" office:value="-0.272935627324267" calcext:value-type="float">
            <text:p>-0.2729356273</text:p>
          </table:table-cell>
          <table:table-cell office:value-type="float" office:value="0.000508051128020204" calcext:value-type="float">
            <text:p>0.0005080511</text:p>
          </table:table-cell>
          <table:table-cell table:formula="of:=SQRT( ( [.B$1]-[.B708]  )^2+([.C$1]-[.C708])^2)" office:value-type="float" office:value="0.433604978824862" calcext:value-type="float">
            <text:p>0.4336049788</text:p>
          </table:table-cell>
        </table:table-row>
        <table:table-row table:style-name="ro1">
          <table:table-cell office:value-type="string" calcext:value-type="string">
            <text:p>GO_0016032</text:p>
          </table:table-cell>
          <table:table-cell office:value-type="float" office:value="-0.267071490462663" calcext:value-type="float">
            <text:p>-0.2670714905</text:p>
          </table:table-cell>
          <table:table-cell office:value-type="float" office:value="-0.073250894045395" calcext:value-type="float">
            <text:p>-0.073250894</text:p>
          </table:table-cell>
          <table:table-cell table:formula="of:=SQRT( ( [.B$1]-[.B709]  )^2+([.C$1]-[.C709])^2)" office:value-type="float" office:value="0.43372257586425" calcext:value-type="float">
            <text:p>0.4337225759</text:p>
          </table:table-cell>
        </table:table-row>
        <table:table-row table:style-name="ro1">
          <table:table-cell office:value-type="string" calcext:value-type="string">
            <text:p>GO_0046411</text:p>
          </table:table-cell>
          <table:table-cell office:value-type="float" office:value="-0.260316973986442" calcext:value-type="float">
            <text:p>-0.260316974</text:p>
          </table:table-cell>
          <table:table-cell office:value-type="float" office:value="0.103890890428" calcext:value-type="float">
            <text:p>0.1038908904</text:p>
          </table:table-cell>
          <table:table-cell table:formula="of:=SQRT( ( [.B$1]-[.B710]  )^2+([.C$1]-[.C710])^2)" office:value-type="float" office:value="0.433959008083783" calcext:value-type="float">
            <text:p>0.4339590081</text:p>
          </table:table-cell>
        </table:table-row>
        <table:table-row table:style-name="ro1">
          <table:table-cell office:value-type="string" calcext:value-type="string">
            <text:p>GO_0006334</text:p>
          </table:table-cell>
          <table:table-cell office:value-type="float" office:value="-0.266476326748079" calcext:value-type="float">
            <text:p>-0.2664763267</text:p>
          </table:table-cell>
          <table:table-cell office:value-type="float" office:value="-0.0852838836139246" calcext:value-type="float">
            <text:p>-0.0852838836</text:p>
          </table:table-cell>
          <table:table-cell table:formula="of:=SQRT( ( [.B$1]-[.B711]  )^2+([.C$1]-[.C711])^2)" office:value-type="float" office:value="0.435292396318592" calcext:value-type="float">
            <text:p>0.4352923963</text:p>
          </table:table-cell>
        </table:table-row>
        <table:table-row table:style-name="ro1">
          <table:table-cell office:value-type="string" calcext:value-type="string">
            <text:p>GO_0018298</text:p>
          </table:table-cell>
          <table:table-cell office:value-type="float" office:value="-0.274267630790847" calcext:value-type="float">
            <text:p>-0.2742676308</text:p>
          </table:table-cell>
          <table:table-cell office:value-type="float" office:value="-0.0286597664486094" calcext:value-type="float">
            <text:p>-0.0286597664</text:p>
          </table:table-cell>
          <table:table-cell table:formula="of:=SQRT( ( [.B$1]-[.B712]  )^2+([.C$1]-[.C712])^2)" office:value-type="float" office:value="0.435783525803325" calcext:value-type="float">
            <text:p>0.4357835258</text:p>
          </table:table-cell>
        </table:table-row>
        <table:table-row table:style-name="ro1">
          <table:table-cell office:value-type="string" calcext:value-type="string">
            <text:p>GO_0019722</text:p>
          </table:table-cell>
          <table:table-cell office:value-type="float" office:value="-0.196888290581179" calcext:value-type="float">
            <text:p>-0.1968882906</text:p>
          </table:table-cell>
          <table:table-cell office:value-type="float" office:value="-0.25068885921685" calcext:value-type="float">
            <text:p>-0.2506888592</text:p>
          </table:table-cell>
          <table:table-cell table:formula="of:=SQRT( ( [.B$1]-[.B713]  )^2+([.C$1]-[.C713])^2)" office:value-type="float" office:value="0.435854651789562" calcext:value-type="float">
            <text:p>0.4358546518</text:p>
          </table:table-cell>
        </table:table-row>
        <table:table-row table:style-name="ro1">
          <table:table-cell office:value-type="string" calcext:value-type="string">
            <text:p>GO_0015708</text:p>
          </table:table-cell>
          <table:table-cell office:value-type="float" office:value="-0.267527898470893" calcext:value-type="float">
            <text:p>-0.2675278985</text:p>
          </table:table-cell>
          <table:table-cell office:value-type="float" office:value="0.0804774901811513" calcext:value-type="float">
            <text:p>0.0804774902</text:p>
          </table:table-cell>
          <table:table-cell table:formula="of:=SQRT( ( [.B$1]-[.B714]  )^2+([.C$1]-[.C714])^2)" office:value-type="float" office:value="0.435958289124951" calcext:value-type="float">
            <text:p>0.4359582891</text:p>
          </table:table-cell>
        </table:table-row>
        <table:table-row table:style-name="ro1">
          <table:table-cell office:value-type="string" calcext:value-type="string">
            <text:p>GO_0070193</text:p>
          </table:table-cell>
          <table:table-cell office:value-type="float" office:value="-0.268580812800334" calcext:value-type="float">
            <text:p>-0.2685808128</text:p>
          </table:table-cell>
          <table:table-cell office:value-type="float" office:value="0.0757757257293318" calcext:value-type="float">
            <text:p>0.0757757257</text:p>
          </table:table-cell>
          <table:table-cell table:formula="of:=SQRT( ( [.B$1]-[.B715]  )^2+([.C$1]-[.C715])^2)" office:value-type="float" office:value="0.436135565383448" calcext:value-type="float">
            <text:p>0.4361355654</text:p>
          </table:table-cell>
        </table:table-row>
        <table:table-row table:style-name="ro1">
          <table:table-cell office:value-type="string" calcext:value-type="string">
            <text:p>GO_0006576</text:p>
          </table:table-cell>
          <table:table-cell office:value-type="float" office:value="-0.268580812800334" calcext:value-type="float">
            <text:p>-0.2685808128</text:p>
          </table:table-cell>
          <table:table-cell office:value-type="float" office:value="0.0757757257293318" calcext:value-type="float">
            <text:p>0.0757757257</text:p>
          </table:table-cell>
          <table:table-cell table:formula="of:=SQRT( ( [.B$1]-[.B716]  )^2+([.C$1]-[.C716])^2)" office:value-type="float" office:value="0.436135565383448" calcext:value-type="float">
            <text:p>0.4361355654</text:p>
          </table:table-cell>
        </table:table-row>
        <table:table-row table:style-name="ro1">
          <table:table-cell office:value-type="string" calcext:value-type="string">
            <text:p>GO_0019685</text:p>
          </table:table-cell>
          <table:table-cell office:value-type="float" office:value="-0.268580812800334" calcext:value-type="float">
            <text:p>-0.2685808128</text:p>
          </table:table-cell>
          <table:table-cell office:value-type="float" office:value="0.0757757257293318" calcext:value-type="float">
            <text:p>0.0757757257</text:p>
          </table:table-cell>
          <table:table-cell table:formula="of:=SQRT( ( [.B$1]-[.B717]  )^2+([.C$1]-[.C717])^2)" office:value-type="float" office:value="0.436135565383448" calcext:value-type="float">
            <text:p>0.4361355654</text:p>
          </table:table-cell>
        </table:table-row>
        <table:table-row table:style-name="ro1">
          <table:table-cell office:value-type="string" calcext:value-type="string">
            <text:p>GO_0007130</text:p>
          </table:table-cell>
          <table:table-cell office:value-type="float" office:value="-0.268580812800334" calcext:value-type="float">
            <text:p>-0.2685808128</text:p>
          </table:table-cell>
          <table:table-cell office:value-type="float" office:value="0.0757757257293318" calcext:value-type="float">
            <text:p>0.0757757257</text:p>
          </table:table-cell>
          <table:table-cell table:formula="of:=SQRT( ( [.B$1]-[.B718]  )^2+([.C$1]-[.C718])^2)" office:value-type="float" office:value="0.436135565383448" calcext:value-type="float">
            <text:p>0.4361355654</text:p>
          </table:table-cell>
        </table:table-row>
        <table:table-row table:style-name="ro1">
          <table:table-cell office:value-type="string" calcext:value-type="string">
            <text:p>GO_0030494</text:p>
          </table:table-cell>
          <table:table-cell office:value-type="float" office:value="-0.268580812800334" calcext:value-type="float">
            <text:p>-0.2685808128</text:p>
          </table:table-cell>
          <table:table-cell office:value-type="float" office:value="0.0757757257293318" calcext:value-type="float">
            <text:p>0.0757757257</text:p>
          </table:table-cell>
          <table:table-cell table:formula="of:=SQRT( ( [.B$1]-[.B719]  )^2+([.C$1]-[.C719])^2)" office:value-type="float" office:value="0.436135565383448" calcext:value-type="float">
            <text:p>0.4361355654</text:p>
          </table:table-cell>
        </table:table-row>
        <table:table-row table:style-name="ro1">
          <table:table-cell office:value-type="string" calcext:value-type="string">
            <text:p>GO_0007128</text:p>
          </table:table-cell>
          <table:table-cell office:value-type="float" office:value="-0.268580812800334" calcext:value-type="float">
            <text:p>-0.2685808128</text:p>
          </table:table-cell>
          <table:table-cell office:value-type="float" office:value="0.0757757257293318" calcext:value-type="float">
            <text:p>0.0757757257</text:p>
          </table:table-cell>
          <table:table-cell table:formula="of:=SQRT( ( [.B$1]-[.B720]  )^2+([.C$1]-[.C720])^2)" office:value-type="float" office:value="0.436135565383448" calcext:value-type="float">
            <text:p>0.4361355654</text:p>
          </table:table-cell>
        </table:table-row>
        <table:table-row table:style-name="ro1">
          <table:table-cell office:value-type="string" calcext:value-type="string">
            <text:p>GO_0000045</text:p>
          </table:table-cell>
          <table:table-cell office:value-type="float" office:value="-0.276008758209102" calcext:value-type="float">
            <text:p>-0.2760087582</text:p>
          </table:table-cell>
          <table:table-cell office:value-type="float" office:value="0.00644531991781787" calcext:value-type="float">
            <text:p>0.0064453199</text:p>
          </table:table-cell>
          <table:table-cell table:formula="of:=SQRT( ( [.B$1]-[.B721]  )^2+([.C$1]-[.C721])^2)" office:value-type="float" office:value="0.436744924704705" calcext:value-type="float">
            <text:p>0.4367449247</text:p>
          </table:table-cell>
        </table:table-row>
        <table:table-row table:style-name="ro1">
          <table:table-cell office:value-type="string" calcext:value-type="string">
            <text:p>GO_0016055</text:p>
          </table:table-cell>
          <table:table-cell office:value-type="float" office:value="-0.240529123714991" calcext:value-type="float">
            <text:p>-0.2405291237</text:p>
          </table:table-cell>
          <table:table-cell office:value-type="float" office:value="-0.174356285159666" calcext:value-type="float">
            <text:p>-0.1743562852</text:p>
          </table:table-cell>
          <table:table-cell table:formula="of:=SQRT( ( [.B$1]-[.B722]  )^2+([.C$1]-[.C722])^2)" office:value-type="float" office:value="0.436871501716034" calcext:value-type="float">
            <text:p>0.4368715017</text:p>
          </table:table-cell>
        </table:table-row>
        <table:table-row table:style-name="ro1">
          <table:table-cell office:value-type="string" calcext:value-type="string">
            <text:p>GO_0018142</text:p>
          </table:table-cell>
          <table:table-cell office:value-type="float" office:value="-0.274794487077784" calcext:value-type="float">
            <text:p>-0.2747944871</text:p>
          </table:table-cell>
          <table:table-cell office:value-type="float" office:value="-0.0439932131127983" calcext:value-type="float">
            <text:p>-0.0439932131</text:p>
          </table:table-cell>
          <table:table-cell table:formula="of:=SQRT( ( [.B$1]-[.B723]  )^2+([.C$1]-[.C723])^2)" office:value-type="float" office:value="0.437533667081193" calcext:value-type="float">
            <text:p>0.4375336671</text:p>
          </table:table-cell>
        </table:table-row>
        <table:table-row table:style-name="ro1">
          <table:table-cell office:value-type="string" calcext:value-type="string">
            <text:p>GO_0010024</text:p>
          </table:table-cell>
          <table:table-cell office:value-type="float" office:value="-0.255016999309054" calcext:value-type="float">
            <text:p>-0.2550169993</text:p>
          </table:table-cell>
          <table:table-cell office:value-type="float" office:value="0.135975364567916" calcext:value-type="float">
            <text:p>0.1359753646</text:p>
          </table:table-cell>
          <table:table-cell table:formula="of:=SQRT( ( [.B$1]-[.B724]  )^2+([.C$1]-[.C724])^2)" office:value-type="float" office:value="0.437806482352889" calcext:value-type="float">
            <text:p>0.4378064824</text:p>
          </table:table-cell>
        </table:table-row>
        <table:table-row table:style-name="ro1">
          <table:table-cell office:value-type="string" calcext:value-type="string">
            <text:p>GO_0019082</text:p>
          </table:table-cell>
          <table:table-cell office:value-type="float" office:value="-0.271675561222005" calcext:value-type="float">
            <text:p>-0.2716755612</text:p>
          </table:table-cell>
          <table:table-cell office:value-type="float" office:value="-0.0739379778732411" calcext:value-type="float">
            <text:p>-0.0739379779</text:p>
          </table:table-cell>
          <table:table-cell table:formula="of:=SQRT( ( [.B$1]-[.B725]  )^2+([.C$1]-[.C725])^2)" office:value-type="float" office:value="0.438376870206036" calcext:value-type="float">
            <text:p>0.4383768702</text:p>
          </table:table-cell>
        </table:table-row>
        <table:table-row table:style-name="ro1">
          <table:table-cell office:value-type="string" calcext:value-type="string">
            <text:p>GO_0007017</text:p>
          </table:table-cell>
          <table:table-cell office:value-type="float" office:value="-0.269606079726224" calcext:value-type="float">
            <text:p>-0.2696060797</text:p>
          </table:table-cell>
          <table:table-cell office:value-type="float" office:value="-0.088342756590878" calcext:value-type="float">
            <text:p>-0.0883427566</text:p>
          </table:table-cell>
          <table:table-cell table:formula="of:=SQRT( ( [.B$1]-[.B726]  )^2+([.C$1]-[.C726])^2)" office:value-type="float" office:value="0.438959281470519" calcext:value-type="float">
            <text:p>0.4389592815</text:p>
          </table:table-cell>
        </table:table-row>
        <table:table-row table:style-name="ro1">
          <table:table-cell office:value-type="string" calcext:value-type="string">
            <text:p>GO_0006547</text:p>
          </table:table-cell>
          <table:table-cell office:value-type="float" office:value="-0.14366220254334" calcext:value-type="float">
            <text:p>-0.1436622025</text:p>
          </table:table-cell>
          <table:table-cell office:value-type="float" office:value="-0.318184838642367" calcext:value-type="float">
            <text:p>-0.3181848386</text:p>
          </table:table-cell>
          <table:table-cell table:formula="of:=SQRT( ( [.B$1]-[.B727]  )^2+([.C$1]-[.C727])^2)" office:value-type="float" office:value="0.439251926684597" calcext:value-type="float">
            <text:p>0.4392519267</text:p>
          </table:table-cell>
        </table:table-row>
        <table:table-row table:style-name="ro1">
          <table:table-cell office:value-type="string" calcext:value-type="string">
            <text:p>GO_0043161</text:p>
          </table:table-cell>
          <table:table-cell office:value-type="float" office:value="-0.280343572530559" calcext:value-type="float">
            <text:p>-0.2803435725</text:p>
          </table:table-cell>
          <table:table-cell office:value-type="float" office:value="-0.0575820385692576" calcext:value-type="float">
            <text:p>-0.0575820386</text:p>
          </table:table-cell>
          <table:table-cell table:formula="of:=SQRT( ( [.B$1]-[.B728]  )^2+([.C$1]-[.C728])^2)" office:value-type="float" office:value="0.444567717353081" calcext:value-type="float">
            <text:p>0.4445677174</text:p>
          </table:table-cell>
        </table:table-row>
        <table:table-row table:style-name="ro1">
          <table:table-cell office:value-type="string" calcext:value-type="string">
            <text:p>GO_0007021</text:p>
          </table:table-cell>
          <table:table-cell office:value-type="float" office:value="-0.242991618292739" calcext:value-type="float">
            <text:p>-0.2429916183</text:p>
          </table:table-cell>
          <table:table-cell office:value-type="float" office:value="-0.187769365330346" calcext:value-type="float">
            <text:p>-0.1877693653</text:p>
          </table:table-cell>
          <table:table-cell table:formula="of:=SQRT( ( [.B$1]-[.B729]  )^2+([.C$1]-[.C729])^2)" office:value-type="float" office:value="0.444586591428803" calcext:value-type="float">
            <text:p>0.4445865914</text:p>
          </table:table-cell>
        </table:table-row>
        <table:table-row table:style-name="ro1">
          <table:table-cell office:value-type="string" calcext:value-type="string">
            <text:p>GO_0030150</text:p>
          </table:table-cell>
          <table:table-cell office:value-type="float" office:value="-0.28096148800755" calcext:value-type="float">
            <text:p>-0.280961488</text:p>
          </table:table-cell>
          <table:table-cell office:value-type="float" office:value="-0.0526631727722286" calcext:value-type="float">
            <text:p>-0.0526631728</text:p>
          </table:table-cell>
          <table:table-cell table:formula="of:=SQRT( ( [.B$1]-[.B730]  )^2+([.C$1]-[.C730])^2)" office:value-type="float" office:value="0.444587151351811" calcext:value-type="float">
            <text:p>0.4445871514</text:p>
          </table:table-cell>
        </table:table-row>
        <table:table-row table:style-name="ro1">
          <table:table-cell office:value-type="string" calcext:value-type="string">
            <text:p>GO_0000012</text:p>
          </table:table-cell>
          <table:table-cell office:value-type="float" office:value="-0.276143670817783" calcext:value-type="float">
            <text:p>-0.2761436708</text:p>
          </table:table-cell>
          <table:table-cell office:value-type="float" office:value="-0.0994823604578771" calcext:value-type="float">
            <text:p>-0.0994823605</text:p>
          </table:table-cell>
          <table:table-cell table:formula="of:=SQRT( ( [.B$1]-[.B731]  )^2+([.C$1]-[.C731])^2)" office:value-type="float" office:value="0.447676307436457" calcext:value-type="float">
            <text:p>0.4476763074</text:p>
          </table:table-cell>
        </table:table-row>
        <table:table-row table:style-name="ro1">
          <table:table-cell office:value-type="string" calcext:value-type="string">
            <text:p>GO_0007050</text:p>
          </table:table-cell>
          <table:table-cell office:value-type="float" office:value="-0.270186796685912" calcext:value-type="float">
            <text:p>-0.2701867967</text:p>
          </table:table-cell>
          <table:table-cell office:value-type="float" office:value="-0.123290172160189" calcext:value-type="float">
            <text:p>-0.1232901722</text:p>
          </table:table-cell>
          <table:table-cell table:formula="of:=SQRT( ( [.B$1]-[.B732]  )^2+([.C$1]-[.C732])^2)" office:value-type="float" office:value="0.447750697588587" calcext:value-type="float">
            <text:p>0.4477506976</text:p>
          </table:table-cell>
        </table:table-row>
        <table:table-row table:style-name="ro1">
          <table:table-cell office:value-type="string" calcext:value-type="string">
            <text:p>GO_0017009</text:p>
          </table:table-cell>
          <table:table-cell office:value-type="float" office:value="-0.231106090119959" calcext:value-type="float">
            <text:p>-0.2311060901</text:p>
          </table:table-cell>
          <table:table-cell office:value-type="float" office:value="0.216237902372845" calcext:value-type="float">
            <text:p>0.2162379024</text:p>
          </table:table-cell>
          <table:table-cell table:formula="of:=SQRT( ( [.B$1]-[.B733]  )^2+([.C$1]-[.C733])^2)" office:value-type="float" office:value="0.448183315018551" calcext:value-type="float">
            <text:p>0.448183315</text:p>
          </table:table-cell>
        </table:table-row>
        <table:table-row table:style-name="ro1">
          <table:table-cell office:value-type="string" calcext:value-type="string">
            <text:p>GO_0048024</text:p>
          </table:table-cell>
          <table:table-cell office:value-type="float" office:value="-0.266719611146895" calcext:value-type="float">
            <text:p>-0.2667196111</text:p>
          </table:table-cell>
          <table:table-cell office:value-type="float" office:value="0.136624533152292" calcext:value-type="float">
            <text:p>0.1366245332</text:p>
          </table:table-cell>
          <table:table-cell table:formula="of:=SQRT( ( [.B$1]-[.B734]  )^2+([.C$1]-[.C734])^2)" office:value-type="float" office:value="0.44913186230407" calcext:value-type="float">
            <text:p>0.4491318623</text:p>
          </table:table-cell>
        </table:table-row>
        <table:table-row table:style-name="ro1">
          <table:table-cell office:value-type="string" calcext:value-type="string">
            <text:p>GO_0016568</text:p>
          </table:table-cell>
          <table:table-cell office:value-type="float" office:value="-0.288683027056484" calcext:value-type="float">
            <text:p>-0.2886830271</text:p>
          </table:table-cell>
          <table:table-cell office:value-type="float" office:value="0.0193876927766618" calcext:value-type="float">
            <text:p>0.0193876928</text:p>
          </table:table-cell>
          <table:table-cell table:formula="of:=SQRT( ( [.B$1]-[.B735]  )^2+([.C$1]-[.C735])^2)" office:value-type="float" office:value="0.449830439450346" calcext:value-type="float">
            <text:p>0.4498304395</text:p>
          </table:table-cell>
        </table:table-row>
        <table:table-row table:style-name="ro1">
          <table:table-cell office:value-type="string" calcext:value-type="string">
            <text:p>GO_0046856</text:p>
          </table:table-cell>
          <table:table-cell office:value-type="float" office:value="-0.288683027056484" calcext:value-type="float">
            <text:p>-0.2886830271</text:p>
          </table:table-cell>
          <table:table-cell office:value-type="float" office:value="0.0193876927766618" calcext:value-type="float">
            <text:p>0.0193876928</text:p>
          </table:table-cell>
          <table:table-cell table:formula="of:=SQRT( ( [.B$1]-[.B736]  )^2+([.C$1]-[.C736])^2)" office:value-type="float" office:value="0.449830439450346" calcext:value-type="float">
            <text:p>0.4498304395</text:p>
          </table:table-cell>
        </table:table-row>
        <table:table-row table:style-name="ro1">
          <table:table-cell office:value-type="string" calcext:value-type="string">
            <text:p>GO_0007009</text:p>
          </table:table-cell>
          <table:table-cell office:value-type="float" office:value="-0.253940396135696" calcext:value-type="float">
            <text:p>-0.2539403961</text:p>
          </table:table-cell>
          <table:table-cell office:value-type="float" office:value="-0.176378645822097" calcext:value-type="float">
            <text:p>-0.1763786458</text:p>
          </table:table-cell>
          <table:table-cell table:formula="of:=SQRT( ( [.B$1]-[.B737]  )^2+([.C$1]-[.C737])^2)" office:value-type="float" office:value="0.450001228478831" calcext:value-type="float">
            <text:p>0.4500012285</text:p>
          </table:table-cell>
        </table:table-row>
        <table:table-row table:style-name="ro1">
          <table:table-cell office:value-type="string" calcext:value-type="string">
            <text:p>GO_0051726</text:p>
          </table:table-cell>
          <table:table-cell office:value-type="float" office:value="-0.248895997563002" calcext:value-type="float">
            <text:p>-0.2488959976</text:p>
          </table:table-cell>
          <table:table-cell office:value-type="float" office:value="-0.192388812618358" calcext:value-type="float">
            <text:p>-0.1923888126</text:p>
          </table:table-cell>
          <table:table-cell table:formula="of:=SQRT( ( [.B$1]-[.B738]  )^2+([.C$1]-[.C738])^2)" office:value-type="float" office:value="0.451886709110068" calcext:value-type="float">
            <text:p>0.4518867091</text:p>
          </table:table-cell>
        </table:table-row>
        <table:table-row table:style-name="ro1">
          <table:table-cell office:value-type="string" calcext:value-type="string">
            <text:p>GO_0048870</text:p>
          </table:table-cell>
          <table:table-cell office:value-type="float" office:value="-0.262039945000842" calcext:value-type="float">
            <text:p>-0.262039945</text:p>
          </table:table-cell>
          <table:table-cell office:value-type="float" office:value="-0.161660487710563" calcext:value-type="float">
            <text:p>-0.1616604877</text:p>
          </table:table-cell>
          <table:table-cell table:formula="of:=SQRT( ( [.B$1]-[.B739]  )^2+([.C$1]-[.C739])^2)" office:value-type="float" office:value="0.452050903464772" calcext:value-type="float">
            <text:p>0.4520509035</text:p>
          </table:table-cell>
        </table:table-row>
        <table:table-row table:style-name="ro1">
          <table:table-cell office:value-type="string" calcext:value-type="string">
            <text:p>GO_0006425</text:p>
          </table:table-cell>
          <table:table-cell office:value-type="float" office:value="-0.273008831758108" calcext:value-type="float">
            <text:p>-0.2730088318</text:p>
          </table:table-cell>
          <table:table-cell office:value-type="float" office:value="-0.129199873766512" calcext:value-type="float">
            <text:p>-0.1291998738</text:p>
          </table:table-cell>
          <table:table-cell table:formula="of:=SQRT( ( [.B$1]-[.B740]  )^2+([.C$1]-[.C740])^2)" office:value-type="float" office:value="0.452101236784195" calcext:value-type="float">
            <text:p>0.4521012368</text:p>
          </table:table-cell>
        </table:table-row>
        <table:table-row table:style-name="ro1">
          <table:table-cell office:value-type="string" calcext:value-type="string">
            <text:p>GO_0006825</text:p>
          </table:table-cell>
          <table:table-cell office:value-type="float" office:value="-0.278779568459391" calcext:value-type="float">
            <text:p>-0.2787795685</text:p>
          </table:table-cell>
          <table:table-cell office:value-type="float" office:value="-0.10983936616175" calcext:value-type="float">
            <text:p>-0.1098393662</text:p>
          </table:table-cell>
          <table:table-cell table:formula="of:=SQRT( ( [.B$1]-[.B741]  )^2+([.C$1]-[.C741])^2)" office:value-type="float" office:value="0.45261673173745" calcext:value-type="float">
            <text:p>0.4526167317</text:p>
          </table:table-cell>
        </table:table-row>
        <table:table-row table:style-name="ro1">
          <table:table-cell office:value-type="string" calcext:value-type="string">
            <text:p>GO_0032780</text:p>
          </table:table-cell>
          <table:table-cell office:value-type="float" office:value="-0.285540291354812" calcext:value-type="float">
            <text:p>-0.2855402914</text:p>
          </table:table-cell>
          <table:table-cell office:value-type="float" office:value="-0.0821954215896506" calcext:value-type="float">
            <text:p>-0.0821954216</text:p>
          </table:table-cell>
          <table:table-cell table:formula="of:=SQRT( ( [.B$1]-[.B742]  )^2+([.C$1]-[.C742])^2)" office:value-type="float" office:value="0.453454033307734" calcext:value-type="float">
            <text:p>0.4534540333</text:p>
          </table:table-cell>
        </table:table-row>
        <table:table-row table:style-name="ro1">
          <table:table-cell office:value-type="string" calcext:value-type="string">
            <text:p>GO_0043044</text:p>
          </table:table-cell>
          <table:table-cell office:value-type="float" office:value="-0.273968223970806" calcext:value-type="float">
            <text:p>-0.273968224</text:p>
          </table:table-cell>
          <table:table-cell office:value-type="float" office:value="-0.13226926764474" calcext:value-type="float">
            <text:p>-0.1322692676</text:p>
          </table:table-cell>
          <table:table-cell table:formula="of:=SQRT( ( [.B$1]-[.B743]  )^2+([.C$1]-[.C743])^2)" office:value-type="float" office:value="0.453896779613161" calcext:value-type="float">
            <text:p>0.4538967796</text:p>
          </table:table-cell>
        </table:table-row>
        <table:table-row table:style-name="ro1">
          <table:table-cell office:value-type="string" calcext:value-type="string">
            <text:p>GO_0045116</text:p>
          </table:table-cell>
          <table:table-cell office:value-type="float" office:value="-0.280427004485396" calcext:value-type="float">
            <text:p>-0.2804270045</text:p>
          </table:table-cell>
          <table:table-cell office:value-type="float" office:value="-0.116312494726671" calcext:value-type="float">
            <text:p>-0.1163124947</text:p>
          </table:table-cell>
          <table:table-cell table:formula="of:=SQRT( ( [.B$1]-[.B744]  )^2+([.C$1]-[.C744])^2)" office:value-type="float" office:value="0.455804562828458" calcext:value-type="float">
            <text:p>0.4558045628</text:p>
          </table:table-cell>
        </table:table-row>
        <table:table-row table:style-name="ro1">
          <table:table-cell office:value-type="string" calcext:value-type="string">
            <text:p>GO_0008063</text:p>
          </table:table-cell>
          <table:table-cell office:value-type="float" office:value="-0.272842285541041" calcext:value-type="float">
            <text:p>-0.2728422855</text:p>
          </table:table-cell>
          <table:table-cell office:value-type="float" office:value="-0.144967802834391" calcext:value-type="float">
            <text:p>-0.1449678028</text:p>
          </table:table-cell>
          <table:table-cell table:formula="of:=SQRT( ( [.B$1]-[.B745]  )^2+([.C$1]-[.C745])^2)" office:value-type="float" office:value="0.45664947607229" calcext:value-type="float">
            <text:p>0.4566494761</text:p>
          </table:table-cell>
        </table:table-row>
        <table:table-row table:style-name="ro1">
          <table:table-cell office:value-type="string" calcext:value-type="string">
            <text:p>GO_0070836</text:p>
          </table:table-cell>
          <table:table-cell office:value-type="float" office:value="-0.286793224048369" calcext:value-type="float">
            <text:p>-0.286793224</text:p>
          </table:table-cell>
          <table:table-cell office:value-type="float" office:value="-0.102201044340483" calcext:value-type="float">
            <text:p>-0.1022010443</text:p>
          </table:table-cell>
          <table:table-cell table:formula="of:=SQRT( ( [.B$1]-[.B746]  )^2+([.C$1]-[.C746])^2)" office:value-type="float" office:value="0.458662845777959" calcext:value-type="float">
            <text:p>0.4586628458</text:p>
          </table:table-cell>
        </table:table-row>
        <table:table-row table:style-name="ro1">
          <table:table-cell office:value-type="string" calcext:value-type="string">
            <text:p>GO_0016043</text:p>
          </table:table-cell>
          <table:table-cell office:value-type="float" office:value="-0.277423337812436" calcext:value-type="float">
            <text:p>-0.2774233378</text:p>
          </table:table-cell>
          <table:table-cell office:value-type="float" office:value="-0.137529589562816" calcext:value-type="float">
            <text:p>-0.1375295896</text:p>
          </table:table-cell>
          <table:table-cell table:formula="of:=SQRT( ( [.B$1]-[.B747]  )^2+([.C$1]-[.C747])^2)" office:value-type="float" office:value="0.458739268749038" calcext:value-type="float">
            <text:p>0.4587392687</text:p>
          </table:table-cell>
        </table:table-row>
        <table:table-row table:style-name="ro1">
          <table:table-cell office:value-type="string" calcext:value-type="string">
            <text:p>GO_0007267</text:p>
          </table:table-cell>
          <table:table-cell office:value-type="float" office:value="-0.289879750094475" calcext:value-type="float">
            <text:p>-0.2898797501</text:p>
          </table:table-cell>
          <table:table-cell office:value-type="float" office:value="-0.0898751098764502" calcext:value-type="float">
            <text:p>-0.0898751099</text:p>
          </table:table-cell>
          <table:table-cell table:formula="of:=SQRT( ( [.B$1]-[.B748]  )^2+([.C$1]-[.C748])^2)" office:value-type="float" office:value="0.459141915738209" calcext:value-type="float">
            <text:p>0.4591419157</text:p>
          </table:table-cell>
        </table:table-row>
        <table:table-row table:style-name="ro1">
          <table:table-cell office:value-type="string" calcext:value-type="string">
            <text:p>GO_0006516</text:p>
          </table:table-cell>
          <table:table-cell office:value-type="float" office:value="-0.267784099991983" calcext:value-type="float">
            <text:p>-0.2677841</text:p>
          </table:table-cell>
          <table:table-cell office:value-type="float" office:value="-0.178729062614236" calcext:value-type="float">
            <text:p>-0.1787290626</text:p>
          </table:table-cell>
          <table:table-cell table:formula="of:=SQRT( ( [.B$1]-[.B749]  )^2+([.C$1]-[.C749])^2)" office:value-type="float" office:value="0.463680906583541" calcext:value-type="float">
            <text:p>0.4636809066</text:p>
          </table:table-cell>
        </table:table-row>
        <table:table-row table:style-name="ro1">
          <table:table-cell office:value-type="string" calcext:value-type="string">
            <text:p>GO_0007169</text:p>
          </table:table-cell>
          <table:table-cell office:value-type="float" office:value="-0.273271535526604" calcext:value-type="float">
            <text:p>-0.2732715355</text:p>
          </table:table-cell>
          <table:table-cell office:value-type="float" office:value="0.162748365909591" calcext:value-type="float">
            <text:p>0.1627483659</text:p>
          </table:table-cell>
          <table:table-cell table:formula="of:=SQRT( ( [.B$1]-[.B750]  )^2+([.C$1]-[.C750])^2)" office:value-type="float" office:value="0.463959858479735" calcext:value-type="float">
            <text:p>0.4639598585</text:p>
          </table:table-cell>
        </table:table-row>
        <table:table-row table:style-name="ro1">
          <table:table-cell office:value-type="string" calcext:value-type="string">
            <text:p>GO_0051479</text:p>
          </table:table-cell>
          <table:table-cell office:value-type="float" office:value="-0.258331354382903" calcext:value-type="float">
            <text:p>-0.2583313544</text:p>
          </table:table-cell>
          <table:table-cell office:value-type="float" office:value="-0.205166447464457" calcext:value-type="float">
            <text:p>-0.2051664475</text:p>
          </table:table-cell>
          <table:table-cell table:formula="of:=SQRT( ( [.B$1]-[.B751]  )^2+([.C$1]-[.C751])^2)" office:value-type="float" office:value="0.465899501228086" calcext:value-type="float">
            <text:p>0.4658995012</text:p>
          </table:table-cell>
        </table:table-row>
        <table:table-row table:style-name="ro1">
          <table:table-cell office:value-type="string" calcext:value-type="string">
            <text:p>GO_0098655</text:p>
          </table:table-cell>
          <table:table-cell office:value-type="float" office:value="-0.253677856782035" calcext:value-type="float">
            <text:p>-0.2536778568</text:p>
          </table:table-cell>
          <table:table-cell office:value-type="float" office:value="-0.223124553880406" calcext:value-type="float">
            <text:p>-0.2231245539</text:p>
          </table:table-cell>
          <table:table-cell table:formula="of:=SQRT( ( [.B$1]-[.B752]  )^2+([.C$1]-[.C752])^2)" office:value-type="float" office:value="0.469919116013535" calcext:value-type="float">
            <text:p>0.469919116</text:p>
          </table:table-cell>
        </table:table-row>
        <table:table-row table:style-name="ro1">
          <table:table-cell office:value-type="string" calcext:value-type="string">
            <text:p>GO_0033198</text:p>
          </table:table-cell>
          <table:table-cell office:value-type="float" office:value="-0.253677856782035" calcext:value-type="float">
            <text:p>-0.2536778568</text:p>
          </table:table-cell>
          <table:table-cell office:value-type="float" office:value="-0.223124553880406" calcext:value-type="float">
            <text:p>-0.2231245539</text:p>
          </table:table-cell>
          <table:table-cell table:formula="of:=SQRT( ( [.B$1]-[.B753]  )^2+([.C$1]-[.C753])^2)" office:value-type="float" office:value="0.469919116013535" calcext:value-type="float">
            <text:p>0.469919116</text:p>
          </table:table-cell>
        </table:table-row>
        <table:table-row table:style-name="ro1">
          <table:table-cell office:value-type="string" calcext:value-type="string">
            <text:p>GO_0007166</text:p>
          </table:table-cell>
          <table:table-cell office:value-type="float" office:value="-0.253681421384249" calcext:value-type="float">
            <text:p>-0.2536814214</text:p>
          </table:table-cell>
          <table:table-cell office:value-type="float" office:value="-0.226032799972111" calcext:value-type="float">
            <text:p>-0.2260328</text:p>
          </table:table-cell>
          <table:table-cell table:formula="of:=SQRT( ( [.B$1]-[.B754]  )^2+([.C$1]-[.C754])^2)" office:value-type="float" office:value="0.47130119168294" calcext:value-type="float">
            <text:p>0.4713011917</text:p>
          </table:table-cell>
        </table:table-row>
        <table:table-row table:style-name="ro1">
          <table:table-cell office:value-type="string" calcext:value-type="string">
            <text:p>GO_0007218</text:p>
          </table:table-cell>
          <table:table-cell office:value-type="float" office:value="-0.286795503263055" calcext:value-type="float">
            <text:p>-0.2867955033</text:p>
          </table:table-cell>
          <table:table-cell office:value-type="float" office:value="-0.15931550332597" calcext:value-type="float">
            <text:p>-0.1593155033</text:p>
          </table:table-cell>
          <table:table-cell table:formula="of:=SQRT( ( [.B$1]-[.B755]  )^2+([.C$1]-[.C755])^2)" office:value-type="float" office:value="0.474495015689992" calcext:value-type="float">
            <text:p>0.4744950157</text:p>
          </table:table-cell>
        </table:table-row>
        <table:table-row table:style-name="ro1">
          <table:table-cell office:value-type="string" calcext:value-type="string">
            <text:p>GO_0051694</text:p>
          </table:table-cell>
          <table:table-cell office:value-type="float" office:value="-0.280987303818361" calcext:value-type="float">
            <text:p>-0.2809873038</text:p>
          </table:table-cell>
          <table:table-cell office:value-type="float" office:value="-0.178538659711582" calcext:value-type="float">
            <text:p>-0.1785386597</text:p>
          </table:table-cell>
          <table:table-cell table:formula="of:=SQRT( ( [.B$1]-[.B756]  )^2+([.C$1]-[.C756])^2)" office:value-type="float" office:value="0.475836770588825" calcext:value-type="float">
            <text:p>0.4758367706</text:p>
          </table:table-cell>
        </table:table-row>
        <table:table-row table:style-name="ro1">
          <table:table-cell office:value-type="string" calcext:value-type="string">
            <text:p>GO_0070588</text:p>
          </table:table-cell>
          <table:table-cell office:value-type="float" office:value="-0.264321014849325" calcext:value-type="float">
            <text:p>-0.2643210148</text:p>
          </table:table-cell>
          <table:table-cell office:value-type="float" office:value="-0.220113676171727" calcext:value-type="float">
            <text:p>-0.2201136762</text:p>
          </table:table-cell>
          <table:table-cell table:formula="of:=SQRT( ( [.B$1]-[.B757]  )^2+([.C$1]-[.C757])^2)" office:value-type="float" office:value="0.477944788431006" calcext:value-type="float">
            <text:p>0.4779447884</text:p>
          </table:table-cell>
        </table:table-row>
        <table:table-row table:style-name="ro1">
          <table:table-cell office:value-type="string" calcext:value-type="string">
            <text:p>GO_0009584</text:p>
          </table:table-cell>
          <table:table-cell office:value-type="float" office:value="-0.247362054180551" calcext:value-type="float">
            <text:p>-0.2473620542</text:p>
          </table:table-cell>
          <table:table-cell office:value-type="float" office:value="0.254498627023677" calcext:value-type="float">
            <text:p>0.254498627</text:p>
          </table:table-cell>
          <table:table-cell table:formula="of:=SQRT( ( [.B$1]-[.B758]  )^2+([.C$1]-[.C758])^2)" office:value-type="float" office:value="0.481654121603637" calcext:value-type="float">
            <text:p>0.4816541216</text:p>
          </table:table-cell>
        </table:table-row>
        <table:table-row table:style-name="ro1">
          <table:table-cell office:value-type="string" calcext:value-type="string">
            <text:p>GO_0035307</text:p>
          </table:table-cell>
          <table:table-cell office:value-type="float" office:value="-0.295256258545367" calcext:value-type="float">
            <text:p>-0.2952562585</text:p>
          </table:table-cell>
          <table:table-cell office:value-type="float" office:value="-0.159514561451382" calcext:value-type="float">
            <text:p>-0.1595145615</text:p>
          </table:table-cell>
          <table:table-cell table:formula="of:=SQRT( ( [.B$1]-[.B759]  )^2+([.C$1]-[.C759])^2)" office:value-type="float" office:value="0.482547100176983" calcext:value-type="float">
            <text:p>0.4825471002</text:p>
          </table:table-cell>
        </table:table-row>
        <table:table-row table:style-name="ro1">
          <table:table-cell office:value-type="string" calcext:value-type="string">
            <text:p>GO_0006955</text:p>
          </table:table-cell>
          <table:table-cell office:value-type="float" office:value="-0.231897295914231" calcext:value-type="float">
            <text:p>-0.2318972959</text:p>
          </table:table-cell>
          <table:table-cell office:value-type="float" office:value="-0.286658483199974" calcext:value-type="float">
            <text:p>-0.2866584832</text:p>
          </table:table-cell>
          <table:table-cell table:formula="of:=SQRT( ( [.B$1]-[.B760]  )^2+([.C$1]-[.C760])^2)" office:value-type="float" office:value="0.485236702899064" calcext:value-type="float">
            <text:p>0.4852367029</text:p>
          </table:table-cell>
        </table:table-row>
        <table:table-row table:style-name="ro1">
          <table:table-cell office:value-type="string" calcext:value-type="string">
            <text:p>GO_0071929</text:p>
          </table:table-cell>
          <table:table-cell office:value-type="float" office:value="-0.268382461510978" calcext:value-type="float">
            <text:p>-0.2683824615</text:p>
          </table:table-cell>
          <table:table-cell office:value-type="float" office:value="-0.233360463940792" calcext:value-type="float">
            <text:p>-0.2333604639</text:p>
          </table:table-cell>
          <table:table-cell table:formula="of:=SQRT( ( [.B$1]-[.B761]  )^2+([.C$1]-[.C761])^2)" office:value-type="float" office:value="0.487717904190134" calcext:value-type="float">
            <text:p>0.4877179042</text:p>
          </table:table-cell>
        </table:table-row>
        <table:table-row table:style-name="ro1">
          <table:table-cell office:value-type="string" calcext:value-type="string">
            <text:p>GO_0045947</text:p>
          </table:table-cell>
          <table:table-cell office:value-type="float" office:value="-0.279521451773004" calcext:value-type="float">
            <text:p>-0.2795214518</text:p>
          </table:table-cell>
          <table:table-cell office:value-type="float" office:value="-0.216238917328391" calcext:value-type="float">
            <text:p>-0.2162389173</text:p>
          </table:table-cell>
          <table:table-cell table:formula="of:=SQRT( ( [.B$1]-[.B762]  )^2+([.C$1]-[.C762])^2)" office:value-type="float" office:value="0.489798549008427" calcext:value-type="float">
            <text:p>0.489798549</text:p>
          </table:table-cell>
        </table:table-row>
        <table:table-row table:style-name="ro1">
          <table:table-cell office:value-type="string" calcext:value-type="string">
            <text:p>GO_0008203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  <table:table-cell table:formula="of:=SQRT( ( [.B$1]-[.B763]  )^2+([.C$1]-[.C763])^2)" office:value-type="float" office:value="0.496956814063189" calcext:value-type="float">
            <text:p>0.4969568141</text:p>
          </table:table-cell>
        </table:table-row>
        <table:table-row table:style-name="ro1">
          <table:table-cell office:value-type="string" calcext:value-type="string">
            <text:p>GO_0006384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  <table:table-cell table:formula="of:=SQRT( ( [.B$1]-[.B764]  )^2+([.C$1]-[.C764])^2)" office:value-type="float" office:value="0.496956814063189" calcext:value-type="float">
            <text:p>0.4969568141</text:p>
          </table:table-cell>
        </table:table-row>
        <table:table-row table:style-name="ro1">
          <table:table-cell office:value-type="string" calcext:value-type="string">
            <text:p>GO_0031144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  <table:table-cell table:formula="of:=SQRT( ( [.B$1]-[.B765]  )^2+([.C$1]-[.C765])^2)" office:value-type="float" office:value="0.496956814063189" calcext:value-type="float">
            <text:p>0.4969568141</text:p>
          </table:table-cell>
        </table:table-row>
        <table:table-row table:style-name="ro1">
          <table:table-cell office:value-type="string" calcext:value-type="string">
            <text:p>GO_0032439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  <table:table-cell table:formula="of:=SQRT( ( [.B$1]-[.B766]  )^2+([.C$1]-[.C766])^2)" office:value-type="float" office:value="0.496956814063189" calcext:value-type="float">
            <text:p>0.4969568141</text:p>
          </table:table-cell>
        </table:table-row>
        <table:table-row table:style-name="ro1">
          <table:table-cell office:value-type="string" calcext:value-type="string">
            <text:p>GO_0019836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  <table:table-cell table:formula="of:=SQRT( ( [.B$1]-[.B767]  )^2+([.C$1]-[.C767])^2)" office:value-type="float" office:value="0.496956814063189" calcext:value-type="float">
            <text:p>0.4969568141</text:p>
          </table:table-cell>
        </table:table-row>
        <table:table-row table:style-name="ro1">
          <table:table-cell office:value-type="string" calcext:value-type="string">
            <text:p>GO_0071630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  <table:table-cell table:formula="of:=SQRT( ( [.B$1]-[.B768]  )^2+([.C$1]-[.C768])^2)" office:value-type="float" office:value="0.496956814063189" calcext:value-type="float">
            <text:p>0.4969568141</text:p>
          </table:table-cell>
        </table:table-row>
        <table:table-row table:style-name="ro1">
          <table:table-cell office:value-type="string" calcext:value-type="string">
            <text:p>GO_0043410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  <table:table-cell table:formula="of:=SQRT( ( [.B$1]-[.B769]  )^2+([.C$1]-[.C769])^2)" office:value-type="float" office:value="0.496956814063189" calcext:value-type="float">
            <text:p>0.4969568141</text:p>
          </table:table-cell>
        </table:table-row>
        <table:table-row table:style-name="ro1">
          <table:table-cell office:value-type="string" calcext:value-type="string">
            <text:p>GO_0000724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  <table:table-cell table:formula="of:=SQRT( ( [.B$1]-[.B770]  )^2+([.C$1]-[.C770])^2)" office:value-type="float" office:value="0.496956814063189" calcext:value-type="float">
            <text:p>0.4969568141</text:p>
          </table:table-cell>
        </table:table-row>
        <table:table-row table:style-name="ro1">
          <table:table-cell office:value-type="string" calcext:value-type="string">
            <text:p>GO_0071230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  <table:table-cell table:formula="of:=SQRT( ( [.B$1]-[.B771]  )^2+([.C$1]-[.C771])^2)" office:value-type="float" office:value="0.496956814063189" calcext:value-type="float">
            <text:p>0.4969568141</text:p>
          </table:table-cell>
        </table:table-row>
        <table:table-row table:style-name="ro1">
          <table:table-cell office:value-type="string" calcext:value-type="string">
            <text:p>GO_0034477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  <table:table-cell table:formula="of:=SQRT( ( [.B$1]-[.B772]  )^2+([.C$1]-[.C772])^2)" office:value-type="float" office:value="0.496956814063189" calcext:value-type="float">
            <text:p>0.4969568141</text:p>
          </table:table-cell>
        </table:table-row>
        <table:table-row table:style-name="ro1">
          <table:table-cell office:value-type="string" calcext:value-type="string">
            <text:p>GO_0032008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  <table:table-cell table:formula="of:=SQRT( ( [.B$1]-[.B773]  )^2+([.C$1]-[.C773])^2)" office:value-type="float" office:value="0.496956814063189" calcext:value-type="float">
            <text:p>0.4969568141</text:p>
          </table:table-cell>
        </table:table-row>
        <table:table-row table:style-name="ro1">
          <table:table-cell office:value-type="string" calcext:value-type="string">
            <text:p>GO_0042632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  <table:table-cell table:formula="of:=SQRT( ( [.B$1]-[.B774]  )^2+([.C$1]-[.C774])^2)" office:value-type="float" office:value="0.496956814063189" calcext:value-type="float">
            <text:p>0.4969568141</text:p>
          </table:table-cell>
        </table:table-row>
        <table:table-row table:style-name="ro1">
          <table:table-cell office:value-type="string" calcext:value-type="string">
            <text:p>GO_0015743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  <table:table-cell table:formula="of:=SQRT( ( [.B$1]-[.B775]  )^2+([.C$1]-[.C775])^2)" office:value-type="float" office:value="0.496956814063189" calcext:value-type="float">
            <text:p>0.4969568141</text:p>
          </table:table-cell>
        </table:table-row>
        <table:table-row table:style-name="ro1">
          <table:table-cell office:value-type="string" calcext:value-type="string">
            <text:p>GO_0001919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  <table:table-cell table:formula="of:=SQRT( ( [.B$1]-[.B776]  )^2+([.C$1]-[.C776])^2)" office:value-type="float" office:value="0.496956814063189" calcext:value-type="float">
            <text:p>0.4969568141</text:p>
          </table:table-cell>
        </table:table-row>
        <table:table-row table:style-name="ro1">
          <table:table-cell office:value-type="string" calcext:value-type="string">
            <text:p>GO_0007040</text:p>
          </table:table-cell>
          <table:table-cell office:value-type="float" office:value="-0.262997207840018" calcext:value-type="float">
            <text:p>-0.2629972078</text:p>
          </table:table-cell>
          <table:table-cell office:value-type="float" office:value="0.258322147998211" calcext:value-type="float">
            <text:p>0.258322148</text:p>
          </table:table-cell>
          <table:table-cell table:formula="of:=SQRT( ( [.B$1]-[.B777]  )^2+([.C$1]-[.C777])^2)" office:value-type="float" office:value="0.496956814063189" calcext:value-type="float">
            <text:p>0.4969568141</text:p>
          </table:table-cell>
        </table:table-row>
        <table:table-row table:style-name="ro1">
          <table:table-cell office:value-type="string" calcext:value-type="string">
            <text:p>GO_0052331</text:p>
          </table:table-cell>
          <table:table-cell office:value-type="float" office:value="-0.249595731669251" calcext:value-type="float">
            <text:p>-0.2495957317</text:p>
          </table:table-cell>
          <table:table-cell office:value-type="float" office:value="0.295914169966658" calcext:value-type="float">
            <text:p>0.29591417</text:p>
          </table:table-cell>
          <table:table-cell table:formula="of:=SQRT( ( [.B$1]-[.B778]  )^2+([.C$1]-[.C778])^2)" office:value-type="float" office:value="0.506688675943567" calcext:value-type="float">
            <text:p>0.5066886759</text:p>
          </table:table-cell>
        </table:table-row>
        <table:table-row table:style-name="ro1">
          <table:table-cell office:value-type="string" calcext:value-type="string">
            <text:p>GO_0046931</text:p>
          </table:table-cell>
          <table:table-cell office:value-type="float" office:value="-0.249595731669251" calcext:value-type="float">
            <text:p>-0.2495957317</text:p>
          </table:table-cell>
          <table:table-cell office:value-type="float" office:value="0.295914169966658" calcext:value-type="float">
            <text:p>0.29591417</text:p>
          </table:table-cell>
          <table:table-cell table:formula="of:=SQRT( ( [.B$1]-[.B779]  )^2+([.C$1]-[.C779])^2)" office:value-type="float" office:value="0.506688675943567" calcext:value-type="float">
            <text:p>0.5066886759</text:p>
          </table:table-cell>
        </table:table-row>
        <table:table-row table:style-name="ro1">
          <table:table-cell office:value-type="string" calcext:value-type="string">
            <text:p>GO_0045765</text:p>
          </table:table-cell>
          <table:table-cell office:value-type="float" office:value="-0.276346039730805" calcext:value-type="float">
            <text:p>-0.2763460397</text:p>
          </table:table-cell>
          <table:table-cell office:value-type="float" office:value="-0.25837388102142" calcext:value-type="float">
            <text:p>-0.258373881</text:p>
          </table:table-cell>
          <table:table-cell table:formula="of:=SQRT( ( [.B$1]-[.B780]  )^2+([.C$1]-[.C780])^2)" office:value-type="float" office:value="0.506945352561625" calcext:value-type="float">
            <text:p>0.5069453526</text:p>
          </table:table-cell>
        </table:table-row>
        <table:table-row table:style-name="ro1">
          <table:table-cell office:value-type="string" calcext:value-type="string">
            <text:p>GO_0042073</text:p>
          </table:table-cell>
          <table:table-cell office:value-type="float" office:value="-0.283950601039234" calcext:value-type="float">
            <text:p>-0.283950601</text:p>
          </table:table-cell>
          <table:table-cell office:value-type="float" office:value="-0.250608457306113" calcext:value-type="float">
            <text:p>-0.2506084573</text:p>
          </table:table-cell>
          <table:table-cell table:formula="of:=SQRT( ( [.B$1]-[.B781]  )^2+([.C$1]-[.C781])^2)" office:value-type="float" office:value="0.509674284743091" calcext:value-type="float">
            <text:p>0.5096742847</text:p>
          </table:table-cell>
        </table:table-row>
        <table:table-row table:style-name="ro1">
          <table:table-cell office:value-type="string" calcext:value-type="string">
            <text:p>GO_0019882</text:p>
          </table:table-cell>
          <table:table-cell office:value-type="float" office:value="-0.242894993583867" calcext:value-type="float">
            <text:p>-0.2428949936</text:p>
          </table:table-cell>
          <table:table-cell office:value-type="float" office:value="0.314710180950881" calcext:value-type="float">
            <text:p>0.314710181</text:p>
          </table:table-cell>
          <table:table-cell table:formula="of:=SQRT( ( [.B$1]-[.B782]  )^2+([.C$1]-[.C782])^2)" office:value-type="float" office:value="0.512651590977413" calcext:value-type="float">
            <text:p>0.512651591</text:p>
          </table:table-cell>
        </table:table-row>
        <table:table-row table:style-name="ro1">
          <table:table-cell office:value-type="string" calcext:value-type="string">
            <text:p>GO_0007016</text:p>
          </table:table-cell>
          <table:table-cell office:value-type="float" office:value="-0.280327828840718" calcext:value-type="float">
            <text:p>-0.2803278288</text:p>
          </table:table-cell>
          <table:table-cell office:value-type="float" office:value="-0.270880589561733" calcext:value-type="float">
            <text:p>-0.2708805896</text:p>
          </table:table-cell>
          <table:table-cell table:formula="of:=SQRT( ( [.B$1]-[.B783]  )^2+([.C$1]-[.C783])^2)" office:value-type="float" office:value="0.51679089185184" calcext:value-type="float">
            <text:p>0.5167908919</text:p>
          </table:table-cell>
        </table:table-row>
        <table:table-row table:style-name="ro1">
          <table:table-cell office:value-type="string" calcext:value-type="string">
            <text:p>GO_0042384</text:p>
          </table:table-cell>
          <table:table-cell office:value-type="float" office:value="-0.281758182270997" calcext:value-type="float">
            <text:p>-0.2817581823</text:p>
          </table:table-cell>
          <table:table-cell office:value-type="float" office:value="-0.275987166280838" calcext:value-type="float">
            <text:p>-0.2759871663</text:p>
          </table:table-cell>
          <table:table-cell table:formula="of:=SQRT( ( [.B$1]-[.B784]  )^2+([.C$1]-[.C784])^2)" office:value-type="float" office:value="0.520686409514601" calcext:value-type="float">
            <text:p>0.5206864095</text:p>
          </table:table-cell>
        </table:table-row>
        <table:table-row table:style-name="ro1">
          <table:table-cell office:value-type="string" calcext:value-type="string">
            <text:p>GO_0002218</text:p>
          </table:table-cell>
          <table:table-cell office:value-type="float" office:value="-0.31436884627295" calcext:value-type="float">
            <text:p>-0.3143688463</text:p>
          </table:table-cell>
          <table:table-cell office:value-type="float" office:value="-0.219546762444888" calcext:value-type="float">
            <text:p>-0.2195467624</text:p>
          </table:table-cell>
          <table:table-cell table:formula="of:=SQRT( ( [.B$1]-[.B785]  )^2+([.C$1]-[.C785])^2)" office:value-type="float" office:value="0.522711817228219" calcext:value-type="float">
            <text:p>0.5227118172</text:p>
          </table:table-cell>
        </table:table-row>
        <table:table-row table:style-name="ro1">
          <table:table-cell office:value-type="string" calcext:value-type="string">
            <text:p>GO_0032481</text:p>
          </table:table-cell>
          <table:table-cell office:value-type="float" office:value="-0.31436884627295" calcext:value-type="float">
            <text:p>-0.3143688463</text:p>
          </table:table-cell>
          <table:table-cell office:value-type="float" office:value="-0.219546762444888" calcext:value-type="float">
            <text:p>-0.2195467624</text:p>
          </table:table-cell>
          <table:table-cell table:formula="of:=SQRT( ( [.B$1]-[.B786]  )^2+([.C$1]-[.C786])^2)" office:value-type="float" office:value="0.522711817228219" calcext:value-type="float">
            <text:p>0.5227118172</text:p>
          </table:table-cell>
        </table:table-row>
        <table:table-row table:style-name="ro1">
          <table:table-cell office:value-type="string" calcext:value-type="string">
            <text:p>GO_0007029</text:p>
          </table:table-cell>
          <table:table-cell office:value-type="float" office:value="-0.31436884627295" calcext:value-type="float">
            <text:p>-0.3143688463</text:p>
          </table:table-cell>
          <table:table-cell office:value-type="float" office:value="-0.219546762444888" calcext:value-type="float">
            <text:p>-0.2195467624</text:p>
          </table:table-cell>
          <table:table-cell table:formula="of:=SQRT( ( [.B$1]-[.B787]  )^2+([.C$1]-[.C787])^2)" office:value-type="float" office:value="0.522711817228219" calcext:value-type="float">
            <text:p>0.5227118172</text:p>
          </table:table-cell>
        </table:table-row>
        <table:table-row table:style-name="ro1">
          <table:table-cell office:value-type="string" calcext:value-type="string">
            <text:p>GO_0009059</text:p>
          </table:table-cell>
          <table:table-cell office:value-type="float" office:value="-0.31436884627295" calcext:value-type="float">
            <text:p>-0.3143688463</text:p>
          </table:table-cell>
          <table:table-cell office:value-type="float" office:value="-0.219546762444888" calcext:value-type="float">
            <text:p>-0.2195467624</text:p>
          </table:table-cell>
          <table:table-cell table:formula="of:=SQRT( ( [.B$1]-[.B788]  )^2+([.C$1]-[.C788])^2)" office:value-type="float" office:value="0.522711817228219" calcext:value-type="float">
            <text:p>0.5227118172</text:p>
          </table:table-cell>
        </table:table-row>
        <table:table-row table:style-name="ro1">
          <table:table-cell office:value-type="string" calcext:value-type="string">
            <text:p>GO_0051028</text:p>
          </table:table-cell>
          <table:table-cell office:value-type="float" office:value="-0.31436884627295" calcext:value-type="float">
            <text:p>-0.3143688463</text:p>
          </table:table-cell>
          <table:table-cell office:value-type="float" office:value="-0.219546762444888" calcext:value-type="float">
            <text:p>-0.2195467624</text:p>
          </table:table-cell>
          <table:table-cell table:formula="of:=SQRT( ( [.B$1]-[.B789]  )^2+([.C$1]-[.C789])^2)" office:value-type="float" office:value="0.522711817228219" calcext:value-type="float">
            <text:p>0.5227118172</text:p>
          </table:table-cell>
        </table:table-row>
        <table:table-row table:style-name="ro1">
          <table:table-cell office:value-type="string" calcext:value-type="string">
            <text:p>GO_0007268</text:p>
          </table:table-cell>
          <table:table-cell office:value-type="float" office:value="-0.31436884627295" calcext:value-type="float">
            <text:p>-0.3143688463</text:p>
          </table:table-cell>
          <table:table-cell office:value-type="float" office:value="-0.219546762444888" calcext:value-type="float">
            <text:p>-0.2195467624</text:p>
          </table:table-cell>
          <table:table-cell table:formula="of:=SQRT( ( [.B$1]-[.B790]  )^2+([.C$1]-[.C790])^2)" office:value-type="float" office:value="0.522711817228219" calcext:value-type="float">
            <text:p>0.5227118172</text:p>
          </table:table-cell>
        </table:table-row>
        <table:table-row table:style-name="ro1">
          <table:table-cell office:value-type="string" calcext:value-type="string">
            <text:p>GO_0051191</text:p>
          </table:table-cell>
          <table:table-cell office:value-type="float" office:value="-0.31436884627295" calcext:value-type="float">
            <text:p>-0.3143688463</text:p>
          </table:table-cell>
          <table:table-cell office:value-type="float" office:value="-0.219546762444888" calcext:value-type="float">
            <text:p>-0.2195467624</text:p>
          </table:table-cell>
          <table:table-cell table:formula="of:=SQRT( ( [.B$1]-[.B791]  )^2+([.C$1]-[.C791])^2)" office:value-type="float" office:value="0.522711817228219" calcext:value-type="float">
            <text:p>0.5227118172</text:p>
          </table:table-cell>
        </table:table-row>
        <table:table-row table:style-name="ro1">
          <table:table-cell office:value-type="string" calcext:value-type="string">
            <text:p>GO_0006778</text:p>
          </table:table-cell>
          <table:table-cell office:value-type="float" office:value="-0.31436884627295" calcext:value-type="float">
            <text:p>-0.3143688463</text:p>
          </table:table-cell>
          <table:table-cell office:value-type="float" office:value="-0.219546762444888" calcext:value-type="float">
            <text:p>-0.2195467624</text:p>
          </table:table-cell>
          <table:table-cell table:formula="of:=SQRT( ( [.B$1]-[.B792]  )^2+([.C$1]-[.C792])^2)" office:value-type="float" office:value="0.522711817228219" calcext:value-type="float">
            <text:p>0.5227118172</text:p>
          </table:table-cell>
        </table:table-row>
        <table:table-row table:style-name="ro1">
          <table:table-cell office:value-type="string" calcext:value-type="string">
            <text:p>GO_0033617</text:p>
          </table:table-cell>
          <table:table-cell office:value-type="float" office:value="-0.31436884627295" calcext:value-type="float">
            <text:p>-0.3143688463</text:p>
          </table:table-cell>
          <table:table-cell office:value-type="float" office:value="-0.219546762444888" calcext:value-type="float">
            <text:p>-0.2195467624</text:p>
          </table:table-cell>
          <table:table-cell table:formula="of:=SQRT( ( [.B$1]-[.B793]  )^2+([.C$1]-[.C793])^2)" office:value-type="float" office:value="0.522711817228219" calcext:value-type="float">
            <text:p>0.5227118172</text:p>
          </table:table-cell>
        </table:table-row>
        <table:table-row table:style-name="ro1">
          <table:table-cell office:value-type="string" calcext:value-type="string">
            <text:p>GO_0050790</text:p>
          </table:table-cell>
          <table:table-cell office:value-type="float" office:value="-0.281051010518967" calcext:value-type="float">
            <text:p>-0.2810510105</text:p>
          </table:table-cell>
          <table:table-cell office:value-type="float" office:value="-0.281481343751239" calcext:value-type="float">
            <text:p>-0.2814813438</text:p>
          </table:table-cell>
          <table:table-cell table:formula="of:=SQRT( ( [.B$1]-[.B794]  )^2+([.C$1]-[.C794])^2)" office:value-type="float" office:value="0.523006792816342" calcext:value-type="float">
            <text:p>0.5230067928</text:p>
          </table:table-cell>
        </table:table-row>
        <table:table-row table:style-name="ro1">
          <table:table-cell office:value-type="string" calcext:value-type="string">
            <text:p>GO_0019076</text:p>
          </table:table-cell>
          <table:table-cell office:value-type="float" office:value="-0.269631556343586" calcext:value-type="float">
            <text:p>-0.2696315563</text:p>
          </table:table-cell>
          <table:table-cell office:value-type="float" office:value="-0.312957951961605" calcext:value-type="float">
            <text:p>-0.312957952</text:p>
          </table:table-cell>
          <table:table-cell table:formula="of:=SQRT( ( [.B$1]-[.B795]  )^2+([.C$1]-[.C795])^2)" office:value-type="float" office:value="0.531223560953807" calcext:value-type="float">
            <text:p>0.531223561</text:p>
          </table:table-cell>
        </table:table-row>
        <table:table-row table:style-name="ro1">
          <table:table-cell office:value-type="string" calcext:value-type="string">
            <text:p>GO_0032801</text:p>
          </table:table-cell>
          <table:table-cell office:value-type="float" office:value="-0.269631556343586" calcext:value-type="float">
            <text:p>-0.2696315563</text:p>
          </table:table-cell>
          <table:table-cell office:value-type="float" office:value="-0.312957951961605" calcext:value-type="float">
            <text:p>-0.312957952</text:p>
          </table:table-cell>
          <table:table-cell table:formula="of:=SQRT( ( [.B$1]-[.B796]  )^2+([.C$1]-[.C796])^2)" office:value-type="float" office:value="0.531223560953807" calcext:value-type="float">
            <text:p>0.531223561</text:p>
          </table:table-cell>
        </table:table-row>
        <table:table-row table:style-name="ro1">
          <table:table-cell office:value-type="string" calcext:value-type="string">
            <text:p>GO_0031110</text:p>
          </table:table-cell>
          <table:table-cell office:value-type="float" office:value="-0.303321021221704" calcext:value-type="float">
            <text:p>-0.3033210212</text:p>
          </table:table-cell>
          <table:table-cell office:value-type="float" office:value="-0.263973738813781" calcext:value-type="float">
            <text:p>-0.2639737388</text:p>
          </table:table-cell>
          <table:table-cell table:formula="of:=SQRT( ( [.B$1]-[.B797]  )^2+([.C$1]-[.C797])^2)" office:value-type="float" office:value="0.533110599933854" calcext:value-type="float">
            <text:p>0.5331105999</text:p>
          </table:table-cell>
        </table:table-row>
        <table:table-row table:style-name="ro1">
          <table:table-cell office:value-type="string" calcext:value-type="string">
            <text:p>GO_0043934</text:p>
          </table:table-cell>
          <table:table-cell office:value-type="float" office:value="-0.222792779327717" calcext:value-type="float">
            <text:p>-0.2227927793</text:p>
          </table:table-cell>
          <table:table-cell office:value-type="float" office:value="0.371098213903551" calcext:value-type="float">
            <text:p>0.3710982139</text:p>
          </table:table-cell>
          <table:table-cell table:formula="of:=SQRT( ( [.B$1]-[.B798]  )^2+([.C$1]-[.C798])^2)" office:value-type="float" office:value="0.534625711106428" calcext:value-type="float">
            <text:p>0.5346257111</text:p>
          </table:table-cell>
        </table:table-row>
        <table:table-row table:style-name="ro1">
          <table:table-cell office:value-type="string" calcext:value-type="string">
            <text:p>GO_0050832</text:p>
          </table:table-cell>
          <table:table-cell office:value-type="float" office:value="-0.222792779327717" calcext:value-type="float">
            <text:p>-0.2227927793</text:p>
          </table:table-cell>
          <table:table-cell office:value-type="float" office:value="0.371098213903551" calcext:value-type="float">
            <text:p>0.3710982139</text:p>
          </table:table-cell>
          <table:table-cell table:formula="of:=SQRT( ( [.B$1]-[.B799]  )^2+([.C$1]-[.C799])^2)" office:value-type="float" office:value="0.534625711106428" calcext:value-type="float">
            <text:p>0.5346257111</text:p>
          </table:table-cell>
        </table:table-row>
        <table:table-row table:style-name="ro1">
          <table:table-cell office:value-type="string" calcext:value-type="string">
            <text:p>GO_0030336</text:p>
          </table:table-cell>
          <table:table-cell office:value-type="float" office:value="-0.222792779327717" calcext:value-type="float">
            <text:p>-0.2227927793</text:p>
          </table:table-cell>
          <table:table-cell office:value-type="float" office:value="0.371098213903551" calcext:value-type="float">
            <text:p>0.3710982139</text:p>
          </table:table-cell>
          <table:table-cell table:formula="of:=SQRT( ( [.B$1]-[.B800]  )^2+([.C$1]-[.C800])^2)" office:value-type="float" office:value="0.534625711106428" calcext:value-type="float">
            <text:p>0.5346257111</text:p>
          </table:table-cell>
        </table:table-row>
        <table:table-row table:style-name="ro1">
          <table:table-cell office:value-type="string" calcext:value-type="string">
            <text:p>GO_0097588</text:p>
          </table:table-cell>
          <table:table-cell office:value-type="float" office:value="-0.222792779327717" calcext:value-type="float">
            <text:p>-0.2227927793</text:p>
          </table:table-cell>
          <table:table-cell office:value-type="float" office:value="0.371098213903551" calcext:value-type="float">
            <text:p>0.3710982139</text:p>
          </table:table-cell>
          <table:table-cell table:formula="of:=SQRT( ( [.B$1]-[.B801]  )^2+([.C$1]-[.C801])^2)" office:value-type="float" office:value="0.534625711106428" calcext:value-type="float">
            <text:p>0.5346257111</text:p>
          </table:table-cell>
        </table:table-row>
        <table:table-row table:style-name="ro1">
          <table:table-cell office:value-type="string" calcext:value-type="string">
            <text:p>GO_0009399</text:p>
          </table:table-cell>
          <table:table-cell office:value-type="float" office:value="-0.222792779327717" calcext:value-type="float">
            <text:p>-0.2227927793</text:p>
          </table:table-cell>
          <table:table-cell office:value-type="float" office:value="0.371098213903551" calcext:value-type="float">
            <text:p>0.3710982139</text:p>
          </table:table-cell>
          <table:table-cell table:formula="of:=SQRT( ( [.B$1]-[.B802]  )^2+([.C$1]-[.C802])^2)" office:value-type="float" office:value="0.534625711106428" calcext:value-type="float">
            <text:p>0.5346257111</text:p>
          </table:table-cell>
        </table:table-row>
        <table:table-row table:style-name="ro1">
          <table:table-cell office:value-type="string" calcext:value-type="string">
            <text:p>GO_0048598</text:p>
          </table:table-cell>
          <table:table-cell office:value-type="float" office:value="-0.222792779327717" calcext:value-type="float">
            <text:p>-0.2227927793</text:p>
          </table:table-cell>
          <table:table-cell office:value-type="float" office:value="0.371098213903551" calcext:value-type="float">
            <text:p>0.3710982139</text:p>
          </table:table-cell>
          <table:table-cell table:formula="of:=SQRT( ( [.B$1]-[.B803]  )^2+([.C$1]-[.C803])^2)" office:value-type="float" office:value="0.534625711106428" calcext:value-type="float">
            <text:p>0.5346257111</text:p>
          </table:table-cell>
        </table:table-row>
        <table:table-row table:style-name="ro1">
          <table:table-cell office:value-type="string" calcext:value-type="string">
            <text:p>GO_0040001</text:p>
          </table:table-cell>
          <table:table-cell office:value-type="float" office:value="-0.222792779327717" calcext:value-type="float">
            <text:p>-0.2227927793</text:p>
          </table:table-cell>
          <table:table-cell office:value-type="float" office:value="0.371098213903551" calcext:value-type="float">
            <text:p>0.3710982139</text:p>
          </table:table-cell>
          <table:table-cell table:formula="of:=SQRT( ( [.B$1]-[.B804]  )^2+([.C$1]-[.C804])^2)" office:value-type="float" office:value="0.534625711106428" calcext:value-type="float">
            <text:p>0.5346257111</text:p>
          </table:table-cell>
        </table:table-row>
        <table:table-row table:style-name="ro1">
          <table:table-cell office:value-type="string" calcext:value-type="string">
            <text:p>GO_0010972</text:p>
          </table:table-cell>
          <table:table-cell office:value-type="float" office:value="-0.222792779327717" calcext:value-type="float">
            <text:p>-0.2227927793</text:p>
          </table:table-cell>
          <table:table-cell office:value-type="float" office:value="0.371098213903551" calcext:value-type="float">
            <text:p>0.3710982139</text:p>
          </table:table-cell>
          <table:table-cell table:formula="of:=SQRT( ( [.B$1]-[.B805]  )^2+([.C$1]-[.C805])^2)" office:value-type="float" office:value="0.534625711106428" calcext:value-type="float">
            <text:p>0.5346257111</text:p>
          </table:table-cell>
        </table:table-row>
        <table:table-row table:style-name="ro1">
          <table:table-cell office:value-type="string" calcext:value-type="string">
            <text:p>GO_0071229</text:p>
          </table:table-cell>
          <table:table-cell office:value-type="float" office:value="-0.222792779327717" calcext:value-type="float">
            <text:p>-0.2227927793</text:p>
          </table:table-cell>
          <table:table-cell office:value-type="float" office:value="0.371098213903551" calcext:value-type="float">
            <text:p>0.3710982139</text:p>
          </table:table-cell>
          <table:table-cell table:formula="of:=SQRT( ( [.B$1]-[.B806]  )^2+([.C$1]-[.C806])^2)" office:value-type="float" office:value="0.534625711106428" calcext:value-type="float">
            <text:p>0.5346257111</text:p>
          </table:table-cell>
        </table:table-row>
        <table:table-row table:style-name="ro1">
          <table:table-cell office:value-type="string" calcext:value-type="string">
            <text:p>GO_0030682</text:p>
          </table:table-cell>
          <table:table-cell office:value-type="float" office:value="-0.222792779327717" calcext:value-type="float">
            <text:p>-0.2227927793</text:p>
          </table:table-cell>
          <table:table-cell office:value-type="float" office:value="0.371098213903551" calcext:value-type="float">
            <text:p>0.3710982139</text:p>
          </table:table-cell>
          <table:table-cell table:formula="of:=SQRT( ( [.B$1]-[.B807]  )^2+([.C$1]-[.C807])^2)" office:value-type="float" office:value="0.534625711106428" calcext:value-type="float">
            <text:p>0.5346257111</text:p>
          </table:table-cell>
        </table:table-row>
        <table:table-row table:style-name="ro1">
          <table:table-cell office:value-type="string" calcext:value-type="string">
            <text:p>GO_0000281</text:p>
          </table:table-cell>
          <table:table-cell office:value-type="float" office:value="-0.222792779327717" calcext:value-type="float">
            <text:p>-0.2227927793</text:p>
          </table:table-cell>
          <table:table-cell office:value-type="float" office:value="0.371098213903551" calcext:value-type="float">
            <text:p>0.3710982139</text:p>
          </table:table-cell>
          <table:table-cell table:formula="of:=SQRT( ( [.B$1]-[.B808]  )^2+([.C$1]-[.C808])^2)" office:value-type="float" office:value="0.534625711106428" calcext:value-type="float">
            <text:p>0.5346257111</text:p>
          </table:table-cell>
        </table:table-row>
        <table:table-row table:style-name="ro1">
          <table:table-cell office:value-type="string" calcext:value-type="string">
            <text:p>GO_0030436</text:p>
          </table:table-cell>
          <table:table-cell office:value-type="float" office:value="-0.222792779327717" calcext:value-type="float">
            <text:p>-0.2227927793</text:p>
          </table:table-cell>
          <table:table-cell office:value-type="float" office:value="0.371098213903551" calcext:value-type="float">
            <text:p>0.3710982139</text:p>
          </table:table-cell>
          <table:table-cell table:formula="of:=SQRT( ( [.B$1]-[.B809]  )^2+([.C$1]-[.C809])^2)" office:value-type="float" office:value="0.534625711106428" calcext:value-type="float">
            <text:p>0.5346257111</text:p>
          </table:table-cell>
        </table:table-row>
        <table:table-row table:style-name="ro1">
          <table:table-cell office:value-type="string" calcext:value-type="string">
            <text:p>GO_0010826</text:p>
          </table:table-cell>
          <table:table-cell office:value-type="float" office:value="-0.282752614467787" calcext:value-type="float">
            <text:p>-0.2827526145</text:p>
          </table:table-cell>
          <table:table-cell office:value-type="float" office:value="-0.30642429478537" calcext:value-type="float">
            <text:p>-0.3064242948</text:p>
          </table:table-cell>
          <table:table-cell table:formula="of:=SQRT( ( [.B$1]-[.B810]  )^2+([.C$1]-[.C810])^2)" office:value-type="float" office:value="0.538177027161203" calcext:value-type="float">
            <text:p>0.5381770272</text:p>
          </table:table-cell>
        </table:table-row>
        <table:table-row table:style-name="ro1">
          <table:table-cell office:value-type="string" calcext:value-type="string">
            <text:p>GO_0051289</text:p>
          </table:table-cell>
          <table:table-cell office:value-type="float" office:value="-0.292273196170458" calcext:value-type="float">
            <text:p>-0.2922731962</text:p>
          </table:table-cell>
          <table:table-cell office:value-type="float" office:value="-0.308400715182674" calcext:value-type="float">
            <text:p>-0.3084007152</text:p>
          </table:table-cell>
          <table:table-cell table:formula="of:=SQRT( ( [.B$1]-[.B811]  )^2+([.C$1]-[.C811])^2)" office:value-type="float" office:value="0.547154275309012" calcext:value-type="float">
            <text:p>0.5471542753</text:p>
          </table:table-cell>
        </table:table-row>
        <table:table-row table:style-name="ro1">
          <table:table-cell office:value-type="string" calcext:value-type="string">
            <text:p>GO_0048478</text:p>
          </table:table-cell>
          <table:table-cell office:value-type="float" office:value="-0.292273196170458" calcext:value-type="float">
            <text:p>-0.2922731962</text:p>
          </table:table-cell>
          <table:table-cell office:value-type="float" office:value="-0.308400715182674" calcext:value-type="float">
            <text:p>-0.3084007152</text:p>
          </table:table-cell>
          <table:table-cell table:formula="of:=SQRT( ( [.B$1]-[.B812]  )^2+([.C$1]-[.C812])^2)" office:value-type="float" office:value="0.547154275309012" calcext:value-type="float">
            <text:p>0.5471542753</text:p>
          </table:table-cell>
        </table:table-row>
        <table:table-row table:style-name="ro1">
          <table:table-cell office:value-type="string" calcext:value-type="string">
            <text:p>GO_0030154</text:p>
          </table:table-cell>
          <table:table-cell office:value-type="float" office:value="-0.292273196170458" calcext:value-type="float">
            <text:p>-0.2922731962</text:p>
          </table:table-cell>
          <table:table-cell office:value-type="float" office:value="-0.308400715182674" calcext:value-type="float">
            <text:p>-0.3084007152</text:p>
          </table:table-cell>
          <table:table-cell table:formula="of:=SQRT( ( [.B$1]-[.B813]  )^2+([.C$1]-[.C813])^2)" office:value-type="float" office:value="0.547154275309012" calcext:value-type="float">
            <text:p>0.5471542753</text:p>
          </table:table-cell>
        </table:table-row>
        <table:table-row table:style-name="ro1">
          <table:table-cell office:value-type="string" calcext:value-type="string">
            <text:p>GO_0006974</text:p>
          </table:table-cell>
          <table:table-cell office:value-type="float" office:value="-0.292273196170458" calcext:value-type="float">
            <text:p>-0.2922731962</text:p>
          </table:table-cell>
          <table:table-cell office:value-type="float" office:value="-0.308400715182674" calcext:value-type="float">
            <text:p>-0.3084007152</text:p>
          </table:table-cell>
          <table:table-cell table:formula="of:=SQRT( ( [.B$1]-[.B814]  )^2+([.C$1]-[.C814])^2)" office:value-type="float" office:value="0.547154275309012" calcext:value-type="float">
            <text:p>0.5471542753</text:p>
          </table:table-cell>
        </table:table-row>
        <table:table-row table:style-name="ro1">
          <table:table-cell office:value-type="string" calcext:value-type="string">
            <text:p>GO_0023052</text:p>
          </table:table-cell>
          <table:table-cell office:value-type="float" office:value="-0.292273196170458" calcext:value-type="float">
            <text:p>-0.2922731962</text:p>
          </table:table-cell>
          <table:table-cell office:value-type="float" office:value="-0.308400715182674" calcext:value-type="float">
            <text:p>-0.3084007152</text:p>
          </table:table-cell>
          <table:table-cell table:formula="of:=SQRT( ( [.B$1]-[.B815]  )^2+([.C$1]-[.C815])^2)" office:value-type="float" office:value="0.547154275309012" calcext:value-type="float">
            <text:p>0.5471542753</text:p>
          </table:table-cell>
        </table:table-row>
        <table:table-row table:style-name="ro1">
          <table:table-cell office:value-type="string" calcext:value-type="string">
            <text:p>GO_0042325</text:p>
          </table:table-cell>
          <table:table-cell office:value-type="float" office:value="-0.292273196170458" calcext:value-type="float">
            <text:p>-0.2922731962</text:p>
          </table:table-cell>
          <table:table-cell office:value-type="float" office:value="-0.308400715182674" calcext:value-type="float">
            <text:p>-0.3084007152</text:p>
          </table:table-cell>
          <table:table-cell table:formula="of:=SQRT( ( [.B$1]-[.B816]  )^2+([.C$1]-[.C816])^2)" office:value-type="float" office:value="0.547154275309012" calcext:value-type="float">
            <text:p>0.5471542753</text:p>
          </table:table-cell>
        </table:table-row>
        <table:table-row table:style-name="ro1">
          <table:table-cell office:value-type="string" calcext:value-type="string">
            <text:p>GO_0009890</text:p>
          </table:table-cell>
          <table:table-cell office:value-type="float" office:value="-0.270177546067965" calcext:value-type="float">
            <text:p>-0.2701775461</text:p>
          </table:table-cell>
          <table:table-cell office:value-type="float" office:value="-0.39725466792046" calcext:value-type="float">
            <text:p>-0.3972546679</text:p>
          </table:table-cell>
          <table:table-cell table:formula="of:=SQRT( ( [.B$1]-[.B817]  )^2+([.C$1]-[.C817])^2)" office:value-type="float" office:value="0.585059350364554" calcext:value-type="float">
            <text:p>0.5850593504</text:p>
          </table:table-cell>
        </table:table-row>
        <table:table-row table:style-name="ro1">
          <table:table-cell office:value-type="string" calcext:value-type="string">
            <text:p>GO_0007099</text:p>
          </table:table-cell>
          <table:table-cell office:value-type="float" office:value="-0.270177546067965" calcext:value-type="float">
            <text:p>-0.2701775461</text:p>
          </table:table-cell>
          <table:table-cell office:value-type="float" office:value="-0.39725466792046" calcext:value-type="float">
            <text:p>-0.3972546679</text:p>
          </table:table-cell>
          <table:table-cell table:formula="of:=SQRT( ( [.B$1]-[.B818]  )^2+([.C$1]-[.C818])^2)" office:value-type="float" office:value="0.585059350364554" calcext:value-type="float">
            <text:p>0.5850593504</text:p>
          </table:table-cell>
        </table:table-row>
        <table:table-row table:style-name="ro1">
          <table:table-cell office:value-type="string" calcext:value-type="string">
            <text:p>GO_0031175</text:p>
          </table:table-cell>
          <table:table-cell office:value-type="float" office:value="-0.270177546067965" calcext:value-type="float">
            <text:p>-0.2701775461</text:p>
          </table:table-cell>
          <table:table-cell office:value-type="float" office:value="-0.39725466792046" calcext:value-type="float">
            <text:p>-0.3972546679</text:p>
          </table:table-cell>
          <table:table-cell table:formula="of:=SQRT( ( [.B$1]-[.B819]  )^2+([.C$1]-[.C819])^2)" office:value-type="float" office:value="0.585059350364554" calcext:value-type="float">
            <text:p>0.5850593504</text:p>
          </table:table-cell>
        </table:table-row>
        <table:table-row table:style-name="ro1">
          <table:table-cell office:value-type="string" calcext:value-type="string">
            <text:p>GO_0051297</text:p>
          </table:table-cell>
          <table:table-cell office:value-type="float" office:value="-0.270177546067965" calcext:value-type="float">
            <text:p>-0.2701775461</text:p>
          </table:table-cell>
          <table:table-cell office:value-type="float" office:value="-0.39725466792046" calcext:value-type="float">
            <text:p>-0.3972546679</text:p>
          </table:table-cell>
          <table:table-cell table:formula="of:=SQRT( ( [.B$1]-[.B820]  )^2+([.C$1]-[.C820])^2)" office:value-type="float" office:value="0.585059350364554" calcext:value-type="float">
            <text:p>0.5850593504</text:p>
          </table:table-cell>
        </table:table-row>
        <table:table-row table:style-name="ro1">
          <table:table-cell office:value-type="string" calcext:value-type="string">
            <text:p>GO_0030431</text:p>
          </table:table-cell>
          <table:table-cell office:value-type="float" office:value="-0.270177546067965" calcext:value-type="float">
            <text:p>-0.2701775461</text:p>
          </table:table-cell>
          <table:table-cell office:value-type="float" office:value="-0.39725466792046" calcext:value-type="float">
            <text:p>-0.3972546679</text:p>
          </table:table-cell>
          <table:table-cell table:formula="of:=SQRT( ( [.B$1]-[.B821]  )^2+([.C$1]-[.C821])^2)" office:value-type="float" office:value="0.585059350364554" calcext:value-type="float">
            <text:p>0.5850593504</text:p>
          </table:table-cell>
        </table:table-row>
        <table:table-row table:style-name="ro1">
          <table:table-cell office:value-type="string" calcext:value-type="string">
            <text:p>GO_0007172</text:p>
          </table:table-cell>
          <table:table-cell office:value-type="float" office:value="-0.270177546067965" calcext:value-type="float">
            <text:p>-0.2701775461</text:p>
          </table:table-cell>
          <table:table-cell office:value-type="float" office:value="-0.39725466792046" calcext:value-type="float">
            <text:p>-0.3972546679</text:p>
          </table:table-cell>
          <table:table-cell table:formula="of:=SQRT( ( [.B$1]-[.B822]  )^2+([.C$1]-[.C822])^2)" office:value-type="float" office:value="0.585059350364554" calcext:value-type="float">
            <text:p>0.5850593504</text:p>
          </table:table-cell>
        </table:table-row>
        <table:table-row table:style-name="ro1">
          <table:table-cell office:value-type="string" calcext:value-type="string">
            <text:p>GO_0046660</text:p>
          </table:table-cell>
          <table:table-cell office:value-type="float" office:value="-0.270177546067965" calcext:value-type="float">
            <text:p>-0.2701775461</text:p>
          </table:table-cell>
          <table:table-cell office:value-type="float" office:value="-0.39725466792046" calcext:value-type="float">
            <text:p>-0.3972546679</text:p>
          </table:table-cell>
          <table:table-cell table:formula="of:=SQRT( ( [.B$1]-[.B823]  )^2+([.C$1]-[.C823])^2)" office:value-type="float" office:value="0.585059350364554" calcext:value-type="float">
            <text:p>0.5850593504</text:p>
          </table:table-cell>
        </table:table-row>
        <table:table-row table:style-name="ro1">
          <table:table-cell office:value-type="string" calcext:value-type="string">
            <text:p>GO_0032222</text:p>
          </table:table-cell>
          <table:table-cell office:value-type="float" office:value="-0.270177546067965" calcext:value-type="float">
            <text:p>-0.2701775461</text:p>
          </table:table-cell>
          <table:table-cell office:value-type="float" office:value="-0.39725466792046" calcext:value-type="float">
            <text:p>-0.3972546679</text:p>
          </table:table-cell>
          <table:table-cell table:formula="of:=SQRT( ( [.B$1]-[.B824]  )^2+([.C$1]-[.C824])^2)" office:value-type="float" office:value="0.585059350364554" calcext:value-type="float">
            <text:p>0.5850593504</text:p>
          </table:table-cell>
        </table:table-row>
        <table:table-row table:style-name="ro1">
          <table:table-cell office:value-type="string" calcext:value-type="string">
            <text:p>GO_1903818</text:p>
          </table:table-cell>
          <table:table-cell office:value-type="float" office:value="-0.270177546067965" calcext:value-type="float">
            <text:p>-0.2701775461</text:p>
          </table:table-cell>
          <table:table-cell office:value-type="float" office:value="-0.39725466792046" calcext:value-type="float">
            <text:p>-0.3972546679</text:p>
          </table:table-cell>
          <table:table-cell table:formula="of:=SQRT( ( [.B$1]-[.B825]  )^2+([.C$1]-[.C825])^2)" office:value-type="float" office:value="0.585059350364554" calcext:value-type="float">
            <text:p>0.5850593504</text:p>
          </table:table-cell>
        </table:table-row>
        <table:table-row table:style-name="ro1">
          <table:table-cell office:value-type="string" calcext:value-type="string">
            <text:p>GO_0009690</text:p>
          </table:table-cell>
          <table:table-cell office:value-type="float" office:value="-0.270177546067965" calcext:value-type="float">
            <text:p>-0.2701775461</text:p>
          </table:table-cell>
          <table:table-cell office:value-type="float" office:value="-0.39725466792046" calcext:value-type="float">
            <text:p>-0.3972546679</text:p>
          </table:table-cell>
          <table:table-cell table:formula="of:=SQRT( ( [.B$1]-[.B826]  )^2+([.C$1]-[.C826])^2)" office:value-type="float" office:value="0.585059350364554" calcext:value-type="float">
            <text:p>0.5850593504</text:p>
          </table:table-cell>
        </table:table-row>
        <table:table-row table:style-name="ro1">
          <table:table-cell office:value-type="string" calcext:value-type="string">
            <text:p>GO_0008053</text:p>
          </table:table-cell>
          <table:table-cell office:value-type="float" office:value="-0.270177546067965" calcext:value-type="float">
            <text:p>-0.2701775461</text:p>
          </table:table-cell>
          <table:table-cell office:value-type="float" office:value="-0.39725466792046" calcext:value-type="float">
            <text:p>-0.3972546679</text:p>
          </table:table-cell>
          <table:table-cell table:formula="of:=SQRT( ( [.B$1]-[.B827]  )^2+([.C$1]-[.C827])^2)" office:value-type="float" office:value="0.585059350364554" calcext:value-type="float">
            <text:p>0.5850593504</text:p>
          </table:table-cell>
        </table:table-row>
      </table:table>
      <table:table table:name="deep table" table:style-name="ta1"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erm</text:p>
          </table:table-cell>
          <table:table-cell office:value-type="string" calcext:value-type="string">
            <text:p>distance between GO site and ENVO species average</text:p>
          </table:table-cell>
        </table:table-row>
        <table:table-row table:style-name="ro1">
          <table:table-cell office:value-type="string" calcext:value-type="string">
            <text:p>GO:*tyrosine biosynthetic process* [GO_0006571]</text:p>
          </table:table-cell>
          <table:table-cell office:value-type="float" office:value="0.00213978861185317" calcext:value-type="float">
            <text:p>0.0021397886</text:p>
          </table:table-cell>
        </table:table-row>
        <table:table-row table:style-name="ro1">
          <table:table-cell office:value-type="string" calcext:value-type="string">
            <text:p>GO:*2'-deoxyribonucleotide metabolic process* [GO_0009394]</text:p>
          </table:table-cell>
          <table:table-cell office:value-type="float" office:value="0.00263696429741957" calcext:value-type="float">
            <text:p>0.0026369643</text:p>
          </table:table-cell>
        </table:table-row>
        <table:table-row table:style-name="ro1">
          <table:table-cell office:value-type="string" calcext:value-type="string">
            <text:p>GO:*organic phosphonate metabolic process* [GO_0019634]</text:p>
          </table:table-cell>
          <table:table-cell office:value-type="float" office:value="0.00336195933024782" calcext:value-type="float">
            <text:p>0.0033619593</text:p>
          </table:table-cell>
        </table:table-row>
        <table:table-row table:style-name="ro1">
          <table:table-cell office:value-type="string" calcext:value-type="string">
            <text:p>GO:*biotin transport* [GO_0015878]</text:p>
          </table:table-cell>
          <table:table-cell office:value-type="float" office:value="0.00354755662247884" calcext:value-type="float">
            <text:p>0.0035475566</text:p>
          </table:table-cell>
        </table:table-row>
        <table:table-row table:style-name="ro1">
          <table:table-cell office:value-type="string" calcext:value-type="string">
            <text:p>GO:*cellular aromatic compound metabolic process* [GO_0006725]</text:p>
          </table:table-cell>
          <table:table-cell office:value-type="float" office:value="0.00385464434866167" calcext:value-type="float">
            <text:p>0.0038546443</text:p>
          </table:table-cell>
        </table:table-row>
        <table:table-row table:style-name="ro1">
          <table:table-cell office:value-type="string" calcext:value-type="string">
            <text:p>GO:*tetrahydrobiopterin biosynthetic process* [GO_0006729]</text:p>
          </table:table-cell>
          <table:table-cell office:value-type="float" office:value="0.00444218414363077" calcext:value-type="float">
            <text:p>0.0044421841</text:p>
          </table:table-cell>
        </table:table-row>
        <table:table-row table:style-name="ro1">
          <table:table-cell office:value-type="string" calcext:value-type="string">
            <text:p>GO:*riboflavin biosynthetic process* [GO_0009231]</text:p>
          </table:table-cell>
          <table:table-cell office:value-type="float" office:value="0.00459546640619118" calcext:value-type="float">
            <text:p>0.0045954664</text:p>
          </table:table-cell>
        </table:table-row>
        <table:table-row table:style-name="ro1">
          <table:table-cell office:value-type="string" calcext:value-type="string">
            <text:p>GO:*peptidyl-lysine modification to peptidyl-hypusine* [GO_0008612]</text:p>
          </table:table-cell>
          <table:table-cell office:value-type="float" office:value="0.00504854536335419" calcext:value-type="float">
            <text:p>0.0050485454</text:p>
          </table:table-cell>
        </table:table-row>
        <table:table-row table:style-name="ro1">
          <table:table-cell office:value-type="string" calcext:value-type="string">
            <text:p>GO:*tetrapyrrole biosynthetic process* [GO_0033014]</text:p>
          </table:table-cell>
          <table:table-cell office:value-type="float" office:value="0.00554331298274451" calcext:value-type="float">
            <text:p>0.005543313</text:p>
          </table:table-cell>
        </table:table-row>
        <table:table-row table:style-name="ro1">
          <table:table-cell office:value-type="string" calcext:value-type="string">
            <text:p>GO:*glycine biosynthetic process* [GO_0006545]</text:p>
          </table:table-cell>
          <table:table-cell office:value-type="float" office:value="0.00564474701582028" calcext:value-type="float">
            <text:p>0.005644747</text:p>
          </table:table-cell>
        </table:table-row>
      </table:table>
      <table:named-expressions/>
      <table:database-ranges>
        <table:database-range table:name="__Anonymous_Sheet_DB__2" table:target-range-address="neritic.A3:neritic.D827">
          <table:sort>
            <table:sort-by table:field-number="3" table:data-type="automatic"/>
          </table:sort>
        </table:database-range>
        <table:database-range table:name="__Anonymous_Sheet_DB__4" table:target-range-address="deep.A3:deep.D827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1">00/00/0000</text:date>, <text:time style:data-style-name="N2" text:time-value="08:38:55.3060498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1T10:31:36.917399444</dc:date>
    <meta:editing-duration>PT1H52M27S</meta:editing-duration>
    <meta:editing-cycles>9</meta:editing-cycles>
    <meta:generator>LibreOffice/5.1.6.2$Linux_X86_64 LibreOffice_project/10m0$Build-2</meta:generator>
    <meta:document-statistic meta:table-count="6" meta:cell-count="9150" meta:object-count="0"/>
  </office:meta>
</office:document-meta>
</file>